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Open Sans" svg:font-family="Open Sans"/>
  </office:font-face-decls>
  <office:automatic-styles>
    <style:style style:name="P1" style:family="paragraph" style:parent-style-name="Heading_20_2" style:master-page-name="Standard">
      <style:paragraph-properties fo:break-before="auto" fo:line-height="115%" style:writing-mode="lr-tb"/>
    </style:style>
    <style:style style:name="T1_1" style:family="text">
      <style:text-properties style:font-name="Open Sans" style:font-name-asian="Open Sans" style:font-name-complex="Open Sans" style:text-underline-style="solid" style:text-underline-color="font-color"/>
    </style:style>
    <style:style style:name="T1_2" style:family="text">
      <style:text-properties style:font-name="Open Sans" style:font-name-asian="Open Sans" style:font-name-complex="Open Sans" style:text-underline-style="solid" style:text-underline-color="font-color"/>
    </style:style>
    <style:style style:name="T1_3" style:family="text">
      <style:text-properties style:font-name="Open Sans" style:font-name-asian="Open Sans" style:font-name-complex="Open Sans" style:text-underline-style="solid" style:text-underline-color="font-color"/>
    </style:style>
    <style:style style:name="T1_4" style:family="text">
      <style:text-properties style:font-name="Open Sans" style:font-name-asian="Open Sans" style:font-name-complex="Open Sans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Open Sans" style:font-name-asian="Open Sans" style:font-name-complex="Open Sans"/>
    </style:style>
    <style:style style:name="T3_2" style:family="text">
      <style:text-properties style:font-name="Open Sans" style:font-name-asian="Open Sans" style:font-name-complex="Open Sans"/>
    </style:style>
    <style:style style:name="T3_3" style:family="text">
      <style:text-properties style:font-name="Open Sans" style:font-name-asian="Open Sans" style:font-name-complex="Open Sans"/>
    </style:style>
    <style:style style:name="T3_4" style:family="text">
      <style:text-properties style:font-name="Open Sans" style:font-name-asian="Open Sans" style:font-name-complex="Open Sans"/>
    </style:style>
    <style:style style:name="T3_5" style:family="text">
      <style:text-properties style:font-name="Open Sans" style:font-name-asian="Open Sans" style:font-name-complex="Open Sans"/>
    </style:style>
    <style:style style:name="T3_6" style:family="text">
      <style:text-properties style:font-name="Open Sans" style:font-name-asian="Open Sans" style:font-name-complex="Open Sans"/>
    </style:style>
    <style:style style:name="T3_7" style:family="text">
      <style:text-properties style:font-name="Open Sans" style:font-name-asian="Open Sans" style:font-name-complex="Open Sans"/>
    </style:style>
    <style:style style:name="T3_8" style:family="text">
      <style:text-properties style:font-name="Open Sans" style:font-name-asian="Open Sans" style:font-name-complex="Open Sans"/>
    </style:style>
    <style:style style:name="T3_9" style:family="text">
      <style:text-properties style:font-name="Open Sans" style:font-name-asian="Open Sans" style:font-name-complex="Open Sans"/>
    </style:style>
    <style:style style:name="T3_10" style:family="text">
      <style:text-properties style:font-name="Open Sans" style:font-name-asian="Open Sans" style:font-name-complex="Open Sans"/>
    </style:style>
    <style:style style:name="T3_11" style:family="text">
      <style:text-properties style:font-name="Open Sans" style:font-name-asian="Open Sans" style:font-name-complex="Open Sans"/>
    </style:style>
    <style:style style:name="T3_12" style:family="text">
      <style:text-properties style:font-name="Open Sans" style:font-name-asian="Open Sans" style:font-name-complex="Open Sans"/>
    </style:style>
    <style:style style:name="T3_13" style:family="text">
      <style:text-properties style:font-name="Open Sans" style:font-name-asian="Open Sans" style:font-name-complex="Open Sans"/>
    </style:style>
    <style:style style:name="T3_14" style:family="text">
      <style:text-properties style:font-name="Open Sans" style:font-name-asian="Open Sans" style:font-name-complex="Open Sans"/>
    </style:style>
    <style:style style:name="T3_15" style:family="text">
      <style:text-properties style:font-name="Open Sans" style:font-name-asian="Open Sans" style:font-name-complex="Open Sans"/>
    </style:style>
    <style:style style:name="T3_16" style:family="text">
      <style:text-properties style:font-name="Open Sans" style:font-name-asian="Open Sans" style:font-name-complex="Open Sans"/>
    </style:style>
    <style:style style:name="T3_17" style:family="text">
      <style:text-properties style:font-name="Open Sans" style:font-name-asian="Open Sans" style:font-name-complex="Open Sans"/>
    </style:style>
    <style:style style:name="T3_18" style:family="text">
      <style:text-properties style:font-name="Open Sans" style:font-name-asian="Open Sans" style:font-name-complex="Open Sans"/>
    </style:style>
    <style:style style:name="T3_19" style:family="text">
      <style:text-properties style:font-name="Open Sans" style:font-name-asian="Open Sans" style:font-name-complex="Open Sans"/>
    </style:style>
    <style:style style:name="T3_20" style:family="text">
      <style:text-properties style:font-name="Open Sans" style:font-name-asian="Open Sans" style:font-name-complex="Open Sans"/>
    </style:style>
    <style:style style:name="T3_21" style:family="text">
      <style:text-properties style:font-name="Open Sans" style:font-name-asian="Open Sans" style:font-name-complex="Open Sans"/>
    </style:style>
    <style:style style:name="T3_22" style:family="text">
      <style:text-properties style:font-name="Open Sans" style:font-name-asian="Open Sans" style:font-name-complex="Open Sans"/>
    </style:style>
    <style:style style:name="T3_23" style:family="text">
      <style:text-properties style:font-name="Open Sans" style:font-name-asian="Open Sans" style:font-name-complex="Open Sans"/>
    </style:style>
    <style:style style:name="T3_24" style:family="text">
      <style:text-properties style:font-name="Open Sans" style:font-name-asian="Open Sans" style:font-name-complex="Open Sans"/>
    </style:style>
    <style:style style:name="T3_25" style:family="text">
      <style:text-properties style:font-name="Open Sans" style:font-name-asian="Open Sans" style:font-name-complex="Open Sans"/>
    </style:style>
    <style:style style:name="T3_26" style:family="text">
      <style:text-properties style:font-name="Open Sans" style:font-name-asian="Open Sans" style:font-name-complex="Open Sans"/>
    </style:style>
    <style:style style:name="T3_27" style:family="text">
      <style:text-properties style:font-name="Open Sans" style:font-name-asian="Open Sans" style:font-name-complex="Open Sans"/>
    </style:style>
    <style:style style:name="T3_28" style:family="text">
      <style:text-properties style:font-name="Open Sans" style:font-name-asian="Open Sans" style:font-name-complex="Open Sans"/>
    </style:style>
    <style:style style:name="T3_29" style:family="text">
      <style:text-properties style:font-name="Open Sans" style:font-name-asian="Open Sans" style:font-name-complex="Open Sans"/>
    </style:style>
    <style:style style:name="T3_30" style:family="text">
      <style:text-properties style:font-name="Open Sans" style:font-name-asian="Open Sans" style:font-name-complex="Open Sans"/>
    </style:style>
    <style:style style:name="T3_31" style:family="text">
      <style:text-properties style:font-name="Open Sans" style:font-name-asian="Open Sans" style:font-name-complex="Open Sans"/>
    </style:style>
    <style:style style:name="T3_32" style:family="text">
      <style:text-properties style:font-name="Open Sans" style:font-name-asian="Open Sans" style:font-name-complex="Open Sans"/>
    </style:style>
    <style:style style:name="T3_33" style:family="text">
      <style:text-properties style:font-name="Open Sans" style:font-name-asian="Open Sans" style:font-name-complex="Open Sans"/>
    </style:style>
    <style:style style:name="T3_34" style:family="text">
      <style:text-properties style:font-name="Open Sans" style:font-name-asian="Open Sans" style:font-name-complex="Open Sans"/>
    </style:style>
    <style:style style:name="T3_35" style:family="text">
      <style:text-properties style:font-name="Open Sans" style:font-name-asian="Open Sans" style:font-name-complex="Open Sans"/>
    </style:style>
    <style:style style:name="T3_36" style:family="text">
      <style:text-properties style:font-name="Open Sans" style:font-name-asian="Open Sans" style:font-name-complex="Open Sans"/>
    </style:style>
    <style:style style:name="T3_37" style:family="text">
      <style:text-properties style:font-name="Open Sans" style:font-name-asian="Open Sans" style:font-name-complex="Open Sans"/>
    </style:style>
    <style:style style:name="T3_38" style:family="text">
      <style:text-properties style:font-name="Open Sans" style:font-name-asian="Open Sans" style:font-name-complex="Open Sans"/>
    </style:style>
    <style:style style:name="T3_39" style:family="text">
      <style:text-properties style:font-name="Open Sans" style:font-name-asian="Open Sans" style:font-name-complex="Open Sans"/>
    </style:style>
    <style:style style:name="T3_40" style:family="text">
      <style:text-properties style:font-name="Open Sans" style:font-name-asian="Open Sans" style:font-name-complex="Open Sans"/>
    </style:style>
    <style:style style:name="T3_41" style:family="text">
      <style:text-properties style:font-name="Open Sans" style:font-name-asian="Open Sans" style:font-name-complex="Open Sans"/>
    </style:style>
    <style:style style:name="T3_42" style:family="text">
      <style:text-properties style:font-name="Open Sans" style:font-name-asian="Open Sans" style:font-name-complex="Open Sans"/>
    </style:style>
    <style:style style:name="T3_43" style:family="text">
      <style:text-properties style:font-name="Open Sans" style:font-name-asian="Open Sans" style:font-name-complex="Open Sans"/>
    </style:style>
    <style:style style:name="T3_44" style:family="text">
      <style:text-properties style:font-name="Open Sans" style:font-name-asian="Open Sans" style:font-name-complex="Open Sans"/>
    </style:style>
    <style:style style:name="T3_45" style:family="text">
      <style:text-properties style:font-name="Open Sans" style:font-name-asian="Open Sans" style:font-name-complex="Open Sans"/>
    </style:style>
    <style:style style:name="T3_46" style:family="text">
      <style:text-properties style:font-name="Open Sans" style:font-name-asian="Open Sans" style:font-name-complex="Open Sans"/>
    </style:style>
    <style:style style:name="T3_47" style:family="text">
      <style:text-properties style:font-name="Open Sans" style:font-name-asian="Open Sans" style:font-name-complex="Open Sans"/>
    </style:style>
    <style:style style:name="T3_48" style:family="text">
      <style:text-properties style:font-name="Open Sans" style:font-name-asian="Open Sans" style:font-name-complex="Open Sans"/>
    </style:style>
    <style:style style:name="T3_49" style:family="text">
      <style:text-properties style:font-name="Open Sans" style:font-name-asian="Open Sans" style:font-name-complex="Open Sans"/>
    </style:style>
    <style:style style:name="T3_50" style:family="text">
      <style:text-properties style:font-name="Open Sans" style:font-name-asian="Open Sans" style:font-name-complex="Open Sans"/>
    </style:style>
    <style:style style:name="T3_51" style:family="text">
      <style:text-properties style:font-name="Open Sans" style:font-name-asian="Open Sans" style:font-name-complex="Open Sans"/>
    </style:style>
    <style:style style:name="T3_52" style:family="text">
      <style:text-properties style:font-name="Open Sans" style:font-name-asian="Open Sans" style:font-name-complex="Open Sans"/>
    </style:style>
    <style:style style:name="T3_53" style:family="text">
      <style:text-properties style:font-name="Open Sans" style:font-name-asian="Open Sans" style:font-name-complex="Open Sans"/>
    </style:style>
    <style:style style:name="T3_54" style:family="text">
      <style:text-properties style:font-name="Open Sans" style:font-name-asian="Open Sans" style:font-name-complex="Open Sans"/>
    </style:style>
    <style:style style:name="T3_55" style:family="text">
      <style:text-properties style:font-name="Open Sans" style:font-name-asian="Open Sans" style:font-name-complex="Open Sans"/>
    </style:style>
    <style:style style:name="T3_56" style:family="text">
      <style:text-properties style:font-name="Open Sans" style:font-name-asian="Open Sans" style:font-name-complex="Open Sans"/>
    </style:style>
    <style:style style:name="T3_57" style:family="text">
      <style:text-properties style:font-name="Open Sans" style:font-name-asian="Open Sans" style:font-name-complex="Open Sans"/>
    </style:style>
    <style:style style:name="T3_58" style:family="text">
      <style:text-properties style:font-name="Open Sans" style:font-name-asian="Open Sans" style:font-name-complex="Open Sans"/>
    </style:style>
    <style:style style:name="T3_59" style:family="text">
      <style:text-properties style:font-name="Open Sans" style:font-name-asian="Open Sans" style:font-name-complex="Open Sans"/>
    </style:style>
    <style:style style:name="T3_60" style:family="text">
      <style:text-properties style:font-name="Open Sans" style:font-name-asian="Open Sans" style:font-name-complex="Open Sans"/>
    </style:style>
    <style:style style:name="T3_61" style:family="text">
      <style:text-properties style:font-name="Open Sans" style:font-name-asian="Open Sans" style:font-name-complex="Open Sans"/>
    </style:style>
    <style:style style:name="T3_62" style:family="text">
      <style:text-properties style:font-name="Open Sans" style:font-name-asian="Open Sans" style:font-name-complex="Open Sans"/>
    </style:style>
    <style:style style:name="T3_63" style:family="text">
      <style:text-properties style:font-name="Open Sans" style:font-name-asian="Open Sans" style:font-name-complex="Open Sans"/>
    </style:style>
    <style:style style:name="T3_64" style:family="text">
      <style:text-properties style:font-name="Open Sans" style:font-name-asian="Open Sans" style:font-name-complex="Open Sans"/>
    </style:style>
    <style:style style:name="T3_65" style:family="text">
      <style:text-properties style:font-name="Open Sans" style:font-name-asian="Open Sans" style:font-name-complex="Open Sans"/>
    </style:style>
    <style:style style:name="T3_66" style:family="text">
      <style:text-properties style:font-name="Open Sans" style:font-name-asian="Open Sans" style:font-name-complex="Open Sans"/>
    </style:style>
    <style:style style:name="T3_67" style:family="text">
      <style:text-properties style:font-name="Open Sans" style:font-name-asian="Open Sans" style:font-name-complex="Open Sans"/>
    </style:style>
    <style:style style:name="T3_68" style:family="text">
      <style:text-properties style:font-name="Open Sans" style:font-name-asian="Open Sans" style:font-name-complex="Open Sans"/>
    </style:style>
    <style:style style:name="T3_69" style:family="text">
      <style:text-properties style:font-name="Open Sans" style:font-name-asian="Open Sans" style:font-name-complex="Open Sans"/>
    </style:style>
    <style:style style:name="T3_70" style:family="text">
      <style:text-properties style:font-name="Open Sans" style:font-name-asian="Open Sans" style:font-name-complex="Open Sans"/>
    </style:style>
    <style:style style:name="T3_71" style:family="text">
      <style:text-properties style:font-name="Open Sans" style:font-name-asian="Open Sans" style:font-name-complex="Open Sans"/>
    </style:style>
    <style:style style:name="T3_72" style:family="text">
      <style:text-properties style:font-name="Open Sans" style:font-name-asian="Open Sans" style:font-name-complex="Open Sans"/>
    </style:style>
    <style:style style:name="T3_73" style:family="text">
      <style:text-properties style:font-name="Open Sans" style:font-name-asian="Open Sans" style:font-name-complex="Open Sans"/>
    </style:style>
    <style:style style:name="T3_74" style:family="text">
      <style:text-properties style:font-name="Open Sans" style:font-name-asian="Open Sans" style:font-name-complex="Open Sans"/>
    </style:style>
    <style:style style:name="T3_75" style:family="text">
      <style:text-properties style:font-name="Open Sans" style:font-name-asian="Open Sans" style:font-name-complex="Open Sans"/>
    </style:style>
    <style:style style:name="T3_76" style:family="text">
      <style:text-properties style:font-name="Open Sans" style:font-name-asian="Open Sans" style:font-name-complex="Open Sans"/>
    </style:style>
    <style:style style:name="T3_77" style:family="text">
      <style:text-properties style:font-name="Open Sans" style:font-name-asian="Open Sans" style:font-name-complex="Open Sans"/>
    </style:style>
    <style:style style:name="T3_78" style:family="text">
      <style:text-properties style:font-name="Open Sans" style:font-name-asian="Open Sans" style:font-name-complex="Open Sans"/>
    </style:style>
    <style:style style:name="T3_79" style:family="text">
      <style:text-properties style:font-name="Open Sans" style:font-name-asian="Open Sans" style:font-name-complex="Open Sans"/>
    </style:style>
    <style:style style:name="T3_80" style:family="text">
      <style:text-properties style:font-name="Open Sans" style:font-name-asian="Open Sans" style:font-name-complex="Open Sans"/>
    </style:style>
    <style:style style:name="T3_81" style:family="text">
      <style:text-properties style:font-name="Open Sans" style:font-name-asian="Open Sans" style:font-name-complex="Open Sans"/>
    </style:style>
    <style:style style:name="T3_82" style:family="text">
      <style:text-properties style:font-name="Open Sans" style:font-name-asian="Open Sans" style:font-name-complex="Open Sans"/>
    </style:style>
    <style:style style:name="T3_83" style:family="text">
      <style:text-properties style:font-name="Open Sans" style:font-name-asian="Open Sans" style:font-name-complex="Open Sans"/>
    </style:style>
    <style:style style:name="T3_84" style:family="text">
      <style:text-properties style:font-name="Open Sans" style:font-name-asian="Open Sans" style:font-name-complex="Open Sans"/>
    </style:style>
    <style:style style:name="T3_85" style:family="text">
      <style:text-properties style:font-name="Open Sans" style:font-name-asian="Open Sans" style:font-name-complex="Open Sans"/>
    </style:style>
    <style:style style:name="T3_86" style:family="text">
      <style:text-properties style:font-name="Open Sans" style:font-name-asian="Open Sans" style:font-name-complex="Open Sans"/>
    </style:style>
    <style:style style:name="T3_87" style:family="text">
      <style:text-properties style:font-name="Open Sans" style:font-name-asian="Open Sans" style:font-name-complex="Open Sans"/>
    </style:style>
    <style:style style:name="T3_88" style:family="text">
      <style:text-properties style:font-name="Open Sans" style:font-name-asian="Open Sans" style:font-name-complex="Open Sans"/>
    </style:style>
    <style:style style:name="T3_89" style:family="text">
      <style:text-properties style:font-name="Open Sans" style:font-name-asian="Open Sans" style:font-name-complex="Open Sans"/>
    </style:style>
    <style:style style:name="T3_90" style:family="text">
      <style:text-properties style:font-name="Open Sans" style:font-name-asian="Open Sans" style:font-name-complex="Open Sans"/>
    </style:style>
    <style:style style:name="T3_91" style:family="text">
      <style:text-properties style:font-name="Open Sans" style:font-name-asian="Open Sans" style:font-name-complex="Open Sans"/>
    </style:style>
    <style:style style:name="T3_92" style:family="text">
      <style:text-properties style:font-name="Open Sans" style:font-name-asian="Open Sans" style:font-name-complex="Open Sans"/>
    </style:style>
    <style:style style:name="T3_93" style:family="text">
      <style:text-properties style:font-name="Open Sans" style:font-name-asian="Open Sans" style:font-name-complex="Open Sans"/>
    </style:style>
    <style:style style:name="T3_94" style:family="text">
      <style:text-properties style:font-name="Open Sans" style:font-name-asian="Open Sans" style:font-name-complex="Open Sans"/>
    </style:style>
    <style:style style:name="T3_95" style:family="text">
      <style:text-properties style:font-name="Open Sans" style:font-name-asian="Open Sans" style:font-name-complex="Open Sans"/>
    </style:style>
    <style:style style:name="T3_96" style:family="text">
      <style:text-properties style:font-name="Open Sans" style:font-name-asian="Open Sans" style:font-name-complex="Open Sans"/>
    </style:style>
    <style:style style:name="P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Open Sans" style:font-name-asian="Open Sans" style:font-name-complex="Open Sans"/>
    </style:style>
    <style:style style:name="T5_2" style:family="text">
      <style:text-properties style:font-name="Open Sans" style:font-name-asian="Open Sans" style:font-name-complex="Open Sans"/>
    </style:style>
    <style:style style:name="T5_3" style:family="text">
      <style:text-properties style:font-name="Open Sans" style:font-name-asian="Open Sans" style:font-name-complex="Open Sans"/>
    </style:style>
    <style:style style:name="T5_4" style:family="text">
      <style:text-properties style:font-name="Open Sans" style:font-name-asian="Open Sans" style:font-name-complex="Open Sans"/>
    </style:style>
    <style:style style:name="T5_5" style:family="text">
      <style:text-properties style:font-name="Open Sans" style:font-name-asian="Open Sans" style:font-name-complex="Open Sans"/>
    </style:style>
    <style:style style:name="T5_6" style:family="text">
      <style:text-properties style:font-name="Open Sans" style:font-name-asian="Open Sans" style:font-name-complex="Open Sans"/>
    </style:style>
    <style:style style:name="T5_7" style:family="text">
      <style:text-properties style:font-name="Open Sans" style:font-name-asian="Open Sans" style:font-name-complex="Open Sans"/>
    </style:style>
    <style:style style:name="T5_8" style:family="text">
      <style:text-properties style:font-name="Open Sans" style:font-name-asian="Open Sans" style:font-name-complex="Open Sans"/>
    </style:style>
    <style:style style:name="T5_9" style:family="text">
      <style:text-properties style:font-name="Open Sans" style:font-name-asian="Open Sans" style:font-name-complex="Open Sans"/>
    </style:style>
    <style:style style:name="T5_10" style:family="text">
      <style:text-properties style:font-name="Open Sans" style:font-name-asian="Open Sans" style:font-name-complex="Open Sans"/>
    </style:style>
    <style:style style:name="T5_11" style:family="text">
      <style:text-properties style:font-name="Open Sans" style:font-name-asian="Open Sans" style:font-name-complex="Open Sans"/>
    </style:style>
    <style:style style:name="T5_12" style:family="text">
      <style:text-properties style:font-name="Open Sans" style:font-name-asian="Open Sans" style:font-name-complex="Open Sans"/>
    </style:style>
    <style:style style:name="T5_13" style:family="text">
      <style:text-properties style:font-name="Open Sans" style:font-name-asian="Open Sans" style:font-name-complex="Open Sans"/>
    </style:style>
    <style:style style:name="T5_14" style:family="text">
      <style:text-properties style:font-name="Open Sans" style:font-name-asian="Open Sans" style:font-name-complex="Open Sans"/>
    </style:style>
    <style:style style:name="T5_15" style:family="text">
      <style:text-properties style:font-name="Open Sans" style:font-name-asian="Open Sans" style:font-name-complex="Open Sans"/>
    </style:style>
    <style:style style:name="T5_16" style:family="text">
      <style:text-properties style:font-name="Open Sans" style:font-name-asian="Open Sans" style:font-name-complex="Open Sans"/>
    </style:style>
    <style:style style:name="T5_17" style:family="text">
      <style:text-properties style:font-name="Open Sans" style:font-name-asian="Open Sans" style:font-name-complex="Open Sans"/>
    </style:style>
    <style:style style:name="T5_18" style:family="text">
      <style:text-properties style:font-name="Open Sans" style:font-name-asian="Open Sans" style:font-name-complex="Open Sans"/>
    </style:style>
    <style:style style:name="T5_19" style:family="text">
      <style:text-properties style:font-name="Open Sans" style:font-name-asian="Open Sans" style:font-name-complex="Open Sans"/>
    </style:style>
    <style:style style:name="T5_20" style:family="text">
      <style:text-properties style:font-name="Open Sans" style:font-name-asian="Open Sans" style:font-name-complex="Open Sans"/>
    </style:style>
    <style:style style:name="T5_21" style:family="text">
      <style:text-properties style:font-name="Open Sans" style:font-name-asian="Open Sans" style:font-name-complex="Open Sans"/>
    </style:style>
    <style:style style:name="T5_22" style:family="text">
      <style:text-properties style:font-name="Open Sans" style:font-name-asian="Open Sans" style:font-name-complex="Open Sans"/>
    </style:style>
    <style:style style:name="T5_23" style:family="text">
      <style:text-properties style:font-name="Open Sans" style:font-name-asian="Open Sans" style:font-name-complex="Open Sans"/>
    </style:style>
    <style:style style:name="T5_24" style:family="text">
      <style:text-properties style:font-name="Open Sans" style:font-name-asian="Open Sans" style:font-name-complex="Open Sans"/>
    </style:style>
    <style:style style:name="T5_25" style:family="text"/>
    <style:style style:name="T5_2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27" style:family="text"/>
    <style:style style:name="T5_28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29" style:family="text"/>
    <style:style style:name="T5_30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31" style:family="text"/>
    <style:style style:name="T5_3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33" style:family="text"/>
    <style:style style:name="T5_34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35" style:family="text"/>
    <style:style style:name="T5_3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37" style:family="text"/>
    <style:style style:name="T5_38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39" style:family="text"/>
    <style:style style:name="T5_40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41" style:family="text"/>
    <style:style style:name="T5_4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43" style:family="text"/>
    <style:style style:name="T5_44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45" style:family="text"/>
    <style:style style:name="T5_4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47" style:family="text"/>
    <style:style style:name="T5_48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49" style:family="text"/>
    <style:style style:name="T5_50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51" style:family="text"/>
    <style:style style:name="T5_5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53" style:family="text"/>
    <style:style style:name="T5_54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55" style:family="text"/>
    <style:style style:name="T5_5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57" style:family="text"/>
    <style:style style:name="T5_58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59" style:family="text"/>
    <style:style style:name="T5_60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61" style:family="text"/>
    <style:style style:name="T5_6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63" style:family="text"/>
    <style:style style:name="T5_64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65" style:family="text"/>
    <style:style style:name="T5_6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67" style:family="text"/>
    <style:style style:name="T5_68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69" style:family="text"/>
    <style:style style:name="T5_70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71" style:family="text"/>
    <style:style style:name="T5_7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73" style:family="text"/>
    <style:style style:name="T5_74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75" style:family="text"/>
    <style:style style:name="T5_7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77" style:family="text"/>
    <style:style style:name="T5_78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79" style:family="text"/>
    <style:style style:name="T5_80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81" style:family="text"/>
    <style:style style:name="T5_8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83" style:family="text"/>
    <style:style style:name="T5_84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_85" style:family="text">
      <style:text-properties style:font-name="Open Sans" style:font-name-asian="Open Sans" style:font-name-complex="Open Sans"/>
    </style:style>
    <style:style style:name="T5_86" style:family="text">
      <style:text-properties style:font-name="Open Sans" style:font-name-asian="Open Sans" style:font-name-complex="Open Sans"/>
    </style:style>
    <style:style style:name="T5_87" style:family="text">
      <style:text-properties style:font-name="Open Sans" style:font-name-asian="Open Sans" style:font-name-complex="Open Sans"/>
    </style:style>
    <style:style style:name="T5_88" style:family="text">
      <style:text-properties style:font-name="Open Sans" style:font-name-asian="Open Sans" style:font-name-complex="Open Sans"/>
    </style:style>
    <style:style style:name="T5_89" style:family="text">
      <style:text-properties style:font-name="Open Sans" style:font-name-asian="Open Sans" style:font-name-complex="Open Sans"/>
    </style:style>
    <style:style style:name="T5_90" style:family="text">
      <style:text-properties style:font-name="Open Sans" style:font-name-asian="Open Sans" style:font-name-complex="Open Sans"/>
    </style:style>
    <style:style style:name="T5_91" style:family="text">
      <style:text-properties style:font-name="Open Sans" style:font-name-asian="Open Sans" style:font-name-complex="Open Sans"/>
    </style:style>
    <style:style style:name="T5_92" style:family="text">
      <style:text-properties style:font-name="Open Sans" style:font-name-asian="Open Sans" style:font-name-complex="Open Sans"/>
    </style:style>
    <style:style style:name="T5_93" style:family="text">
      <style:text-properties style:font-name="Open Sans" style:font-name-asian="Open Sans" style:font-name-complex="Open Sans"/>
    </style:style>
    <style:style style:name="T5_94" style:family="text">
      <style:text-properties style:font-name="Open Sans" style:font-name-asian="Open Sans" style:font-name-complex="Open Sans"/>
    </style:style>
    <style:style style:name="T5_95" style:family="text">
      <style:text-properties style:font-name="Open Sans" style:font-name-asian="Open Sans" style:font-name-complex="Open Sans"/>
    </style:style>
    <style:style style:name="T5_96" style:family="text">
      <style:text-properties style:font-name="Open Sans" style:font-name-asian="Open Sans" style:font-name-complex="Open Sans"/>
    </style:style>
    <style:style style:name="T5_97" style:family="text">
      <style:text-properties style:font-name="Open Sans" style:font-name-asian="Open Sans" style:font-name-complex="Open Sans"/>
    </style:style>
    <style:style style:name="T5_98" style:family="text">
      <style:text-properties style:font-name="Open Sans" style:font-name-asian="Open Sans" style:font-name-complex="Open Sans"/>
    </style:style>
    <style:style style:name="T5_99" style:family="text">
      <style:text-properties style:font-name="Open Sans" style:font-name-asian="Open Sans" style:font-name-complex="Open Sans"/>
    </style:style>
    <style:style style:name="T5_100" style:family="text">
      <style:text-properties style:font-name="Open Sans" style:font-name-asian="Open Sans" style:font-name-complex="Open Sans"/>
    </style:style>
    <style:style style:name="T5_101" style:family="text">
      <style:text-properties style:font-name="Open Sans" style:font-name-asian="Open Sans" style:font-name-complex="Open Sans"/>
    </style:style>
    <style:style style:name="T5_102" style:family="text">
      <style:text-properties style:font-name="Open Sans" style:font-name-asian="Open Sans" style:font-name-complex="Open Sans"/>
    </style:style>
    <style:style style:name="T5_103" style:family="text">
      <style:text-properties style:font-name="Open Sans" style:font-name-asian="Open Sans" style:font-name-complex="Open Sans"/>
    </style:style>
    <style:style style:name="T5_104" style:family="text">
      <style:text-properties style:font-name="Open Sans" style:font-name-asian="Open Sans" style:font-name-complex="Open Sans"/>
    </style:style>
    <style:style style:name="T5_105" style:family="text">
      <style:text-properties style:font-name="Open Sans" style:font-name-asian="Open Sans" style:font-name-complex="Open Sans"/>
    </style:style>
    <style:style style:name="T5_106" style:family="text">
      <style:text-properties style:font-name="Open Sans" style:font-name-asian="Open Sans" style:font-name-complex="Open Sans"/>
    </style:style>
    <style:style style:name="T5_107" style:family="text">
      <style:text-properties style:font-name="Open Sans" style:font-name-asian="Open Sans" style:font-name-complex="Open Sans"/>
    </style:style>
    <style:style style:name="T5_108" style:family="text">
      <style:text-properties style:font-name="Open Sans" style:font-name-asian="Open Sans" style:font-name-complex="Open Sans"/>
    </style:style>
    <style:style style:name="T5_109" style:family="text">
      <style:text-properties style:font-name="Open Sans" style:font-name-asian="Open Sans" style:font-name-complex="Open Sans"/>
    </style:style>
    <style:style style:name="T5_110" style:family="text">
      <style:text-properties style:font-name="Open Sans" style:font-name-asian="Open Sans" style:font-name-complex="Open Sans"/>
    </style:style>
    <style:style style:name="T5_111" style:family="text">
      <style:text-properties style:font-name="Open Sans" style:font-name-asian="Open Sans" style:font-name-complex="Open Sans"/>
    </style:style>
    <style:style style:name="P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Open Sans" style:font-name-asian="Open Sans" style:font-name-complex="Open Sans"/>
    </style:style>
    <style:style style:name="T7_2" style:family="text">
      <style:text-properties style:font-name="Open Sans" style:font-name-asian="Open Sans" style:font-name-complex="Open Sans"/>
    </style:style>
    <style:style style:name="T7_3" style:family="text">
      <style:text-properties style:font-name="Open Sans" style:font-name-asian="Open Sans" style:font-name-complex="Open Sans"/>
    </style:style>
    <style:style style:name="T7_4" style:family="text">
      <style:text-properties style:font-name="Open Sans" style:font-name-asian="Open Sans" style:font-name-complex="Open Sans"/>
    </style:style>
    <style:style style:name="T7_5" style:family="text">
      <style:text-properties style:font-name="Open Sans" style:font-name-asian="Open Sans" style:font-name-complex="Open Sans"/>
    </style:style>
    <style:style style:name="T7_6" style:family="text">
      <style:text-properties style:font-name="Open Sans" style:font-name-asian="Open Sans" style:font-name-complex="Open Sans"/>
    </style:style>
    <style:style style:name="T7_7" style:family="text">
      <style:text-properties style:font-name="Open Sans" style:font-name-asian="Open Sans" style:font-name-complex="Open Sans"/>
    </style:style>
    <style:style style:name="P8" style:family="paragraph" style:parent-style-name="Standard">
      <style:paragraph-properties fo:break-before="auto" fo:line-height="115%" style:writing-mode="lr-tb"/>
      <style:text-properties style:font-name="Open Sans" fo:font-size="10pt" style:font-name-asian="Open Sans" style:font-size-asian="10pt" style:font-name-complex="Open Sans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5" style:family="text">
      <style:text-properties fo:background-color="#00ff00" style:font-name="Open Sans" fo:font-size="10pt" style:font-name-asian="Open Sans" style:font-size-asian="10pt" style:font-name-complex="Open Sans" style:font-size-complex="10pt"/>
    </style:style>
    <style:style style:name="T9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9_1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5" style:family="text">
      <style:text-properties fo:background-color="#00ffff" style:font-name="Open Sans" fo:font-size="10pt" style:font-name-asian="Open Sans" style:font-size-asian="10pt" style:font-name-complex="Open Sans" style:font-size-complex="10pt"/>
    </style:style>
    <style:style style:name="T10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1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0_2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5" style:family="text">
      <style:text-properties fo:background-color="#f9cb9c" style:font-name="Open Sans" fo:font-size="10pt" style:font-name-asian="Open Sans" style:font-size-asian="10pt" style:font-name-complex="Open Sans" style:font-size-complex="10pt"/>
    </style:style>
    <style:style style:name="T11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9" style:family="text">
      <style:text-properties fo:background-color="#ff0000" style:font-name="Open Sans" fo:font-size="10pt" style:font-name-asian="Open Sans" style:font-size-asian="10pt" style:font-name-complex="Open Sans" style:font-size-complex="10pt"/>
    </style:style>
    <style:style style:name="T11_1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1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2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3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1_3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5" style:family="text">
      <style:text-properties fo:background-color="#ffff00" style:font-name="Open Sans" fo:font-size="10pt" style:font-name-asian="Open Sans" style:font-size-asian="10pt" style:font-name-complex="Open Sans" style:font-size-complex="10pt"/>
    </style:style>
    <style:style style:name="T12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9" style:family="text">
      <style:text-properties fo:font-style="italic" style:font-style-asian="italic" style:font-style-complex="italic" style:font-name="Open Sans" fo:font-size="10pt" style:font-name-asian="Open Sans" style:font-size-asian="10pt" style:font-name-complex="Open Sans" style:font-size-complex="10pt"/>
    </style:style>
    <style:style style:name="T12_1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1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2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2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2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2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2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2_2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5" style:family="text">
      <style:text-properties fo:background-color="#d5a6bd" style:font-name="Open Sans" fo:font-size="10pt" style:font-name-asian="Open Sans" style:font-size-asian="10pt" style:font-name-complex="Open Sans" style:font-size-complex="10pt"/>
    </style:style>
    <style:style style:name="T13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1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2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2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2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2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2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3_2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1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4_2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15" style:family="paragraph" style:parent-style-name="Standard">
      <style:paragraph-properties fo:break-before="auto" fo:line-height="115%" style:writing-mode="lr-tb"/>
      <style:text-properties style:font-name="Open Sans" fo:font-size="10pt" style:font-name-asian="Open Sans" style:font-size-asian="10pt" style:font-name-complex="Open Sans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text-line-through-style="solid" style:font-name="Open Sans" fo:font-size="10pt" style:font-name-asian="Open Sans" style:font-size-asian="10pt" style:font-name-complex="Open Sans" style:font-size-complex="10pt"/>
    </style:style>
    <style:style style:name="T16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1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2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3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49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0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6_5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style:font-name="Open Sans" fo:font-size="10pt" style:font-name-asian="Open Sans" style:font-size-asian="10pt" style:font-name-complex="Open Sans" style:font-size-complex="10pt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>
      <style:text-properties style:font-name="Open Sans" fo:font-size="10pt" style:font-name-asian="Open Sans" style:font-size-asian="10pt" style:font-name-complex="Open Sans" style:font-size-complex="10pt" fo:font-weight="bold" style:font-weight-asian="bold" style:font-weight-complex="bold" style:text-underline-style="solid" style:text-underline-color="font-color"/>
    </style:style>
    <style:style style:name="T18_2" style:family="text">
      <style:text-properties style:font-name="Open Sans" fo:font-size="10pt" style:font-name-asian="Open Sans" style:font-size-asian="10pt" style:font-name-complex="Open Sans" style:font-size-complex="10pt" fo:font-weight="bold" style:font-weight-asian="bold" style:font-weight-complex="bold" style:text-underline-style="solid" style:text-underline-color="font-color"/>
    </style:style>
    <style:style style:name="T18_3" style:family="text">
      <style:text-properties style:font-name="Open Sans" fo:font-size="10pt" style:font-name-asian="Open Sans" style:font-size-asian="10pt" style:font-name-complex="Open Sans" style:font-size-complex="10pt" fo:font-weight="bold" style:font-weight-asian="bold" style:font-weight-complex="bold" style:text-underline-style="solid" style:text-underline-color="font-color"/>
    </style:style>
    <style:style style:name="T18_4" style:family="text">
      <style:text-properties style:font-name="Open Sans" fo:font-size="10pt" style:font-name-asian="Open Sans" style:font-size-asian="10pt" style:font-name-complex="Open Sans" style:font-size-complex="10pt" fo:font-weight="bold" style:font-weight-asian="bold" style:font-weight-complex="bold" style:text-underline-style="solid" style:text-underline-color="font-color"/>
    </style:style>
    <style:style style:name="T18_5" style:family="text">
      <style:text-properties style:font-name="Open Sans" fo:font-size="10pt" style:font-name-asian="Open Sans" style:font-size-asian="10pt" style:font-name-complex="Open Sans" style:font-size-complex="10pt" fo:font-weight="bold" style:font-weight-asian="bold" style:font-weight-complex="bold" style:text-underline-style="solid" style:text-underline-color="font-color"/>
    </style:style>
    <style:style style:name="T18_6" style:family="text">
      <style:text-properties style:font-name="Open Sans" fo:font-size="10pt" style:font-name-asian="Open Sans" style:font-size-asian="10pt" style:font-name-complex="Open Sans" style:font-size-complex="10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1.27cm" fo:line-height="115%" fo:margin-left="1.27cm" style:writing-mode="lr-tb"/>
    </style:style>
    <style:style style:name="T19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9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9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9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19_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20" style:family="paragraph" style:parent-style-name="Standard">
      <style:paragraph-properties fo:break-before="auto" fo:text-indent="1.27cm" fo:line-height="115%" fo:margin-left="2.54cm" style:writing-mode="lr-tb"/>
    </style:style>
    <style:style style:name="T20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0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0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0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0_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0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21" style:family="paragraph" style:parent-style-name="Standard">
      <style:paragraph-properties fo:break-before="auto" fo:text-indent="1.27cm" fo:line-height="115%" fo:margin-left="2.54cm" style:writing-mode="lr-tb"/>
    </style:style>
    <style:style style:name="T21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1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1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1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1_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1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1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1_8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22" style:family="paragraph" style:parent-style-name="Standard">
      <style:paragraph-properties fo:break-before="auto" fo:text-indent="0cm" fo:line-height="115%" fo:margin-left="6.35cm" style:writing-mode="lr-tb"/>
    </style:style>
    <style:style style:name="T22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2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2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2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23" style:family="paragraph" style:parent-style-name="Standard">
      <style:paragraph-properties fo:break-before="auto" fo:text-indent="0cm" fo:line-height="115%" fo:margin-left="7.62cm" style:writing-mode="lr-tb"/>
    </style:style>
    <style:style style:name="T23_1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3_2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3_3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3_4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3_5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3_6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T23_7" style:family="text">
      <style:text-properties style:font-name="Open Sans" fo:font-size="10pt" style:font-name-asian="Open Sans" style:font-size-asian="10pt" style:font-name-complex="Open Sans" style:font-size-complex="10pt"/>
    </style:style>
    <style:style style:name="P24" style:family="paragraph" style:parent-style-name="Standard">
      <style:paragraph-properties fo:break-before="auto" fo:text-indent="0cm" fo:line-height="115%" fo:margin-left="0cm" style:writing-mode="lr-tb"/>
      <style:text-properties style:font-name="Open Sans" fo:font-size="10pt" style:font-name-asian="Open Sans" style:font-size-asian="10pt" style:font-name-complex="Open Sans" style:font-size-complex="10pt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>
      <style:text-properties style:font-name="Open Sans" style:font-name-asian="Open Sans" style:font-name-complex="Open Sans"/>
    </style:style>
    <style:style style:name="T25_2" style:family="text">
      <style:text-properties style:font-name="Open Sans" style:font-name-asian="Open Sans" style:font-name-complex="Open Sans"/>
    </style:style>
    <style:style style:name="T25_3" style:family="text">
      <style:text-properties style:font-name="Open Sans" style:font-name-asian="Open Sans" style:font-name-complex="Open Sans"/>
    </style:style>
    <style:style style:name="T25_4" style:family="text">
      <style:text-properties style:font-name="Open Sans" style:font-name-asian="Open Sans" style:font-name-complex="Open Sans"/>
    </style:style>
    <style:style style:name="T25_5" style:family="text">
      <style:text-properties style:font-name="Open Sans" style:font-name-asian="Open Sans" style:font-name-complex="Open Sans"/>
    </style:style>
    <style:style style:name="T25_6" style:family="text">
      <style:text-properties style:font-name="Open Sans" style:font-name-asian="Open Sans" style:font-name-complex="Open Sans"/>
    </style:style>
    <style:style style:name="T25_7" style:family="text">
      <style:text-properties style:font-name="Open Sans" style:font-name-asian="Open Sans" style:font-name-complex="Open Sans"/>
    </style:style>
    <style:style style:name="T25_8" style:family="text">
      <style:text-properties style:font-name="Open Sans" style:font-name-asian="Open Sans" style:font-name-complex="Open Sans"/>
    </style:style>
    <style:style style:name="T25_9" style:family="text">
      <style:text-properties style:font-name="Open Sans" style:font-name-asian="Open Sans" style:font-name-complex="Open Sans"/>
    </style:style>
    <style:style style:name="T25_10" style:family="text">
      <style:text-properties style:font-name="Open Sans" style:font-name-asian="Open Sans" style:font-name-complex="Open Sans"/>
    </style:style>
    <style:style style:name="T25_11" style:family="text">
      <style:text-properties style:font-name="Open Sans" style:font-name-asian="Open Sans" style:font-name-complex="Open Sans"/>
    </style:style>
    <style:style style:name="T25_12" style:family="text">
      <style:text-properties style:font-name="Open Sans" style:font-name-asian="Open Sans" style:font-name-complex="Open Sans"/>
    </style:style>
    <style:style style:name="T25_13" style:family="text">
      <style:text-properties style:font-name="Open Sans" style:font-name-asian="Open Sans" style:font-name-complex="Open Sans"/>
    </style:style>
    <style:style style:name="T25_14" style:family="text">
      <style:text-properties style:font-name="Open Sans" style:font-name-asian="Open Sans" style:font-name-complex="Open Sans"/>
    </style:style>
    <style:style style:name="T25_15" style:family="text">
      <style:text-properties style:font-name="Open Sans" style:font-name-asian="Open Sans" style:font-name-complex="Open Sans"/>
    </style:style>
    <style:style style:name="T25_16" style:family="text">
      <style:text-properties style:font-name="Open Sans" style:font-name-asian="Open Sans" style:font-name-complex="Open Sans"/>
    </style:style>
    <style:style style:name="T25_17" style:family="text">
      <style:text-properties style:font-name="Open Sans" style:font-name-asian="Open Sans" style:font-name-complex="Open Sans"/>
    </style:style>
    <style:style style:name="T25_18" style:family="text">
      <style:text-properties style:font-name="Open Sans" style:font-name-asian="Open Sans" style:font-name-complex="Open Sans"/>
    </style:style>
    <style:style style:name="T25_19" style:family="text">
      <style:text-properties style:font-name="Open Sans" style:font-name-asian="Open Sans" style:font-name-complex="Open Sans"/>
    </style:style>
    <style:style style:name="T25_20" style:family="text">
      <style:text-properties style:font-name="Open Sans" style:font-name-asian="Open Sans" style:font-name-complex="Open Sans"/>
    </style:style>
    <style:style style:name="T25_21" style:family="text">
      <style:text-properties style:font-name="Open Sans" style:font-name-asian="Open Sans" style:font-name-complex="Open Sans"/>
    </style:style>
    <style:style style:name="T25_22" style:family="text">
      <style:text-properties style:font-name="Open Sans" style:font-name-asian="Open Sans" style:font-name-complex="Open Sans"/>
    </style:style>
    <style:style style:name="T25_23" style:family="text">
      <style:text-properties style:font-name="Open Sans" style:font-name-asian="Open Sans" style:font-name-complex="Open Sans"/>
    </style:style>
    <style:style style:name="T25_24" style:family="text">
      <style:text-properties style:font-name="Open Sans" style:font-name-asian="Open Sans" style:font-name-complex="Open Sans"/>
    </style:style>
    <style:style style:name="T25_25" style:family="text">
      <style:text-properties style:font-name="Open Sans" style:font-name-asian="Open Sans" style:font-name-complex="Open Sans"/>
    </style:style>
    <style:style style:name="T25_26" style:family="text">
      <style:text-properties style:font-name="Open Sans" style:font-name-asian="Open Sans" style:font-name-complex="Open Sans"/>
    </style:style>
    <style:style style:name="T25_27" style:family="text">
      <style:text-properties style:font-name="Open Sans" style:font-name-asian="Open Sans" style:font-name-complex="Open Sans"/>
    </style:style>
    <style:style style:name="T25_28" style:family="text">
      <style:text-properties style:font-name="Open Sans" style:font-name-asian="Open Sans" style:font-name-complex="Open Sans"/>
    </style:style>
    <style:style style:name="T25_29" style:family="text">
      <style:text-properties style:font-name="Open Sans" style:font-name-asian="Open Sans" style:font-name-complex="Open Sans"/>
    </style:style>
    <style:style style:name="T25_30" style:family="text">
      <style:text-properties style:font-name="Open Sans" style:font-name-asian="Open Sans" style:font-name-complex="Open Sans"/>
    </style:style>
    <style:style style:name="T25_31" style:family="text">
      <style:text-properties style:font-name="Open Sans" style:font-name-asian="Open Sans" style:font-name-complex="Open Sans"/>
    </style:style>
    <style:style style:name="T25_32" style:family="text">
      <style:text-properties style:font-name="Open Sans" style:font-name-asian="Open Sans" style:font-name-complex="Open Sans"/>
    </style:style>
    <style:style style:name="T25_33" style:family="text">
      <style:text-properties style:font-name="Open Sans" style:font-name-asian="Open Sans" style:font-name-complex="Open Sans"/>
    </style:style>
    <style:style style:name="T25_34" style:family="text">
      <style:text-properties style:font-name="Open Sans" style:font-name-asian="Open Sans" style:font-name-complex="Open Sans"/>
    </style:style>
    <style:style style:name="T25_35" style:family="text">
      <style:text-properties style:font-name="Open Sans" style:font-name-asian="Open Sans" style:font-name-complex="Open Sans"/>
    </style:style>
    <style:style style:name="T25_36" style:family="text">
      <style:text-properties style:font-name="Open Sans" style:font-name-asian="Open Sans" style:font-name-complex="Open Sans"/>
    </style:style>
    <style:style style:name="T25_37" style:family="text">
      <style:text-properties style:font-name="Open Sans" style:font-name-asian="Open Sans" style:font-name-complex="Open Sans"/>
    </style:style>
    <style:style style:name="T25_38" style:family="text">
      <style:text-properties style:font-name="Open Sans" style:font-name-asian="Open Sans" style:font-name-complex="Open Sans"/>
    </style:style>
    <style:style style:name="T25_39" style:family="text">
      <style:text-properties style:font-name="Open Sans" style:font-name-asian="Open Sans" style:font-name-complex="Open Sans"/>
    </style:style>
    <style:style style:name="T25_40" style:family="text">
      <style:text-properties style:font-name="Open Sans" style:font-name-asian="Open Sans" style:font-name-complex="Open Sans"/>
    </style:style>
    <style:style style:name="T25_41" style:family="text">
      <style:text-properties style:font-name="Open Sans" style:font-name-asian="Open Sans" style:font-name-complex="Open Sans"/>
    </style:style>
    <style:style style:name="T25_42" style:family="text">
      <style:text-properties style:font-name="Open Sans" style:font-name-asian="Open Sans" style:font-name-complex="Open Sans"/>
    </style:style>
    <style:style style:name="T25_43" style:family="text">
      <style:text-properties style:font-name="Open Sans" style:font-name-asian="Open Sans" style:font-name-complex="Open Sans"/>
    </style:style>
    <style:style style:name="T25_44" style:family="text">
      <style:text-properties style:font-name="Open Sans" style:font-name-asian="Open Sans" style:font-name-complex="Open Sans"/>
    </style:style>
    <style:style style:name="T25_45" style:family="text">
      <style:text-properties style:font-name="Open Sans" style:font-name-asian="Open Sans" style:font-name-complex="Open Sans"/>
    </style:style>
    <style:style style:name="T25_46" style:family="text">
      <style:text-properties style:font-name="Open Sans" style:font-name-asian="Open Sans" style:font-name-complex="Open Sans"/>
    </style:style>
    <style:style style:name="T25_47" style:family="text">
      <style:text-properties style:font-name="Open Sans" style:font-name-asian="Open Sans" style:font-name-complex="Open Sans"/>
    </style:style>
    <style:style style:name="T25_48" style:family="text">
      <style:text-properties style:font-name="Open Sans" style:font-name-asian="Open Sans" style:font-name-complex="Open Sans"/>
    </style:style>
    <style:style style:name="T25_49" style:family="text">
      <style:text-properties style:font-name="Open Sans" style:font-name-asian="Open Sans" style:font-name-complex="Open Sans"/>
    </style:style>
    <style:style style:name="T25_50" style:family="text">
      <style:text-properties style:font-name="Open Sans" style:font-name-asian="Open Sans" style:font-name-complex="Open Sans"/>
    </style:style>
    <style:style style:name="T25_51" style:family="text">
      <style:text-properties style:font-name="Open Sans" style:font-name-asian="Open Sans" style:font-name-complex="Open Sans"/>
    </style:style>
    <style:style style:name="T25_52" style:family="text">
      <style:text-properties style:font-name="Open Sans" style:font-name-asian="Open Sans" style:font-name-complex="Open Sans"/>
    </style:style>
    <style:style style:name="T25_53" style:family="text">
      <style:text-properties style:font-name="Open Sans" style:font-name-asian="Open Sans" style:font-name-complex="Open Sans"/>
    </style:style>
    <style:style style:name="T25_54" style:family="text">
      <style:text-properties style:font-name="Open Sans" style:font-name-asian="Open Sans" style:font-name-complex="Open Sans"/>
    </style:style>
    <style:style style:name="T25_55" style:family="text">
      <style:text-properties style:font-name="Open Sans" style:font-name-asian="Open Sans" style:font-name-complex="Open Sans"/>
    </style:style>
    <style:style style:name="T25_56" style:family="text">
      <style:text-properties style:font-name="Open Sans" style:font-name-asian="Open Sans" style:font-name-complex="Open Sans"/>
    </style:style>
    <style:style style:name="T25_57" style:family="text">
      <style:text-properties style:font-name="Open Sans" style:font-name-asian="Open Sans" style:font-name-complex="Open Sans"/>
    </style:style>
    <style:style style:name="T25_58" style:family="text">
      <style:text-properties style:font-name="Open Sans" style:font-name-asian="Open Sans" style:font-name-complex="Open Sans"/>
    </style:style>
    <style:style style:name="T25_59" style:family="text">
      <style:text-properties style:font-name="Open Sans" style:font-name-asian="Open Sans" style:font-name-complex="Open Sans"/>
    </style:style>
    <style:style style:name="T25_60" style:family="text">
      <style:text-properties style:font-name="Open Sans" style:font-name-asian="Open Sans" style:font-name-complex="Open Sans"/>
    </style:style>
    <style:style style:name="T25_61" style:family="text">
      <style:text-properties style:font-name="Open Sans" style:font-name-asian="Open Sans" style:font-name-complex="Open Sans"/>
    </style:style>
    <style:style style:name="T25_62" style:family="text">
      <style:text-properties style:font-name="Open Sans" style:font-name-asian="Open Sans" style:font-name-complex="Open Sans"/>
    </style:style>
    <style:style style:name="T25_63" style:family="text">
      <style:text-properties style:font-name="Open Sans" style:font-name-asian="Open Sans" style:font-name-complex="Open Sans"/>
    </style:style>
    <style:style style:name="T25_64" style:family="text">
      <style:text-properties style:font-name="Open Sans" style:font-name-asian="Open Sans" style:font-name-complex="Open Sans"/>
    </style:style>
    <style:style style:name="T25_65" style:family="text">
      <style:text-properties style:font-name="Open Sans" style:font-name-asian="Open Sans" style:font-name-complex="Open Sans"/>
    </style:style>
    <style:style style:name="T25_66" style:family="text">
      <style:text-properties style:font-name="Open Sans" style:font-name-asian="Open Sans" style:font-name-complex="Open Sans"/>
    </style:style>
    <style:style style:name="T25_67" style:family="text">
      <style:text-properties style:font-name="Open Sans" style:font-name-asian="Open Sans" style:font-name-complex="Open Sans"/>
    </style:style>
    <style:style style:name="T25_68" style:family="text">
      <style:text-properties style:font-name="Open Sans" style:font-name-asian="Open Sans" style:font-name-complex="Open Sans"/>
    </style:style>
    <style:style style:name="T25_69" style:family="text">
      <style:text-properties style:font-name="Open Sans" style:font-name-asian="Open Sans" style:font-name-complex="Open Sans"/>
    </style:style>
    <style:style style:name="T25_70" style:family="text">
      <style:text-properties style:font-name="Open Sans" style:font-name-asian="Open Sans" style:font-name-complex="Open Sans"/>
    </style:style>
    <style:style style:name="T25_71" style:family="text">
      <style:text-properties style:font-name="Open Sans" style:font-name-asian="Open Sans" style:font-name-complex="Open Sans"/>
    </style:style>
    <style:style style:name="T25_72" style:family="text">
      <style:text-properties style:font-name="Open Sans" style:font-name-asian="Open Sans" style:font-name-complex="Open Sans"/>
    </style:style>
    <style:style style:name="T25_73" style:family="text">
      <style:text-properties style:font-name="Open Sans" style:font-name-asian="Open Sans" style:font-name-complex="Open Sans"/>
    </style:style>
    <style:style style:name="T25_74" style:family="text">
      <style:text-properties style:font-name="Open Sans" style:font-name-asian="Open Sans" style:font-name-complex="Open Sans"/>
    </style:style>
    <style:style style:name="T25_75" style:family="text">
      <style:text-properties style:font-name="Open Sans" style:font-name-asian="Open Sans" style:font-name-complex="Open Sans"/>
    </style:style>
    <style:style style:name="T25_76" style:family="text">
      <style:text-properties style:font-name="Open Sans" style:font-name-asian="Open Sans" style:font-name-complex="Open Sans"/>
    </style:style>
    <style:style style:name="T25_77" style:family="text">
      <style:text-properties style:font-name="Open Sans" style:font-name-asian="Open Sans" style:font-name-complex="Open Sans"/>
    </style:style>
    <style:style style:name="T25_78" style:family="text">
      <style:text-properties style:font-name="Open Sans" style:font-name-asian="Open Sans" style:font-name-complex="Open Sans"/>
    </style:style>
    <style:style style:name="T25_79" style:family="text">
      <style:text-properties style:font-name="Open Sans" style:font-name-asian="Open Sans" style:font-name-complex="Open Sans"/>
    </style:style>
    <style:style style:name="T25_80" style:family="text">
      <style:text-properties style:font-name="Open Sans" style:font-name-asian="Open Sans" style:font-name-complex="Open Sans"/>
    </style:style>
    <style:style style:name="T25_81" style:family="text">
      <style:text-properties style:font-name="Open Sans" style:font-name-asian="Open Sans" style:font-name-complex="Open Sans"/>
    </style:style>
    <style:style style:name="T25_82" style:family="text">
      <style:text-properties style:font-name="Open Sans" style:font-name-asian="Open Sans" style:font-name-complex="Open Sans"/>
    </style:style>
    <style:style style:name="T25_83" style:family="text">
      <style:text-properties style:font-name="Open Sans" style:font-name-asian="Open Sans" style:font-name-complex="Open Sans"/>
    </style:style>
    <style:style style:name="T25_84" style:family="text">
      <style:text-properties style:font-name="Open Sans" style:font-name-asian="Open Sans" style:font-name-complex="Open Sans"/>
    </style:style>
    <style:style style:name="T25_85" style:family="text">
      <style:text-properties style:font-name="Open Sans" style:font-name-asian="Open Sans" style:font-name-complex="Open Sans"/>
    </style:style>
    <style:style style:name="T25_86" style:family="text">
      <style:text-properties style:font-name="Open Sans" style:font-name-asian="Open Sans" style:font-name-complex="Open Sans"/>
    </style:style>
    <style:style style:name="T25_87" style:family="text">
      <style:text-properties style:font-name="Open Sans" style:font-name-asian="Open Sans" style:font-name-complex="Open Sans"/>
    </style:style>
    <style:style style:name="T25_88" style:family="text">
      <style:text-properties style:font-name="Open Sans" style:font-name-asian="Open Sans" style:font-name-complex="Open Sans"/>
    </style:style>
    <style:style style:name="T25_89" style:family="text">
      <style:text-properties style:font-name="Open Sans" style:font-name-asian="Open Sans" style:font-name-complex="Open Sans"/>
    </style:style>
    <style:style style:name="T25_90" style:family="text">
      <style:text-properties style:font-name="Open Sans" style:font-name-asian="Open Sans" style:font-name-complex="Open Sans"/>
    </style:style>
    <style:style style:name="T25_91" style:family="text">
      <style:text-properties style:font-name="Open Sans" style:font-name-asian="Open Sans" style:font-name-complex="Open Sans"/>
    </style:style>
    <style:style style:name="T25_92" style:family="text">
      <style:text-properties style:font-name="Open Sans" style:font-name-asian="Open Sans" style:font-name-complex="Open Sans"/>
    </style:style>
    <style:style style:name="T25_93" style:family="text">
      <style:text-properties style:font-name="Open Sans" style:font-name-asian="Open Sans" style:font-name-complex="Open Sans"/>
    </style:style>
    <style:style style:name="T25_94" style:family="text">
      <style:text-properties style:font-name="Open Sans" style:font-name-asian="Open Sans" style:font-name-complex="Open Sans"/>
    </style:style>
    <style:style style:name="T25_95" style:family="text">
      <style:text-properties style:font-name="Open Sans" style:font-name-asian="Open Sans" style:font-name-complex="Open Sans"/>
    </style:style>
    <style:style style:name="T25_96" style:family="text">
      <style:text-properties style:font-name="Open Sans" style:font-name-asian="Open Sans" style:font-name-complex="Open Sans"/>
    </style:style>
    <style:style style:name="T25_97" style:family="text">
      <style:text-properties style:font-name="Open Sans" style:font-name-asian="Open Sans" style:font-name-complex="Open Sans"/>
    </style:style>
    <style:style style:name="T25_98" style:family="text">
      <style:text-properties style:font-name="Open Sans" style:font-name-asian="Open Sans" style:font-name-complex="Open Sans"/>
    </style:style>
    <style:style style:name="T25_99" style:family="text">
      <style:text-properties style:font-name="Open Sans" style:font-name-asian="Open Sans" style:font-name-complex="Open Sans"/>
    </style:style>
    <style:style style:name="T25_100" style:family="text">
      <style:text-properties style:font-name="Open Sans" style:font-name-asian="Open Sans" style:font-name-complex="Open Sans"/>
    </style:style>
    <style:style style:name="T25_101" style:family="text">
      <style:text-properties style:font-name="Open Sans" style:font-name-asian="Open Sans" style:font-name-complex="Open Sans"/>
    </style:style>
    <style:style style:name="T25_102" style:family="text">
      <style:text-properties style:font-name="Open Sans" style:font-name-asian="Open Sans" style:font-name-complex="Open Sans"/>
    </style:style>
    <style:style style:name="T25_103" style:family="text">
      <style:text-properties style:font-name="Open Sans" style:font-name-asian="Open Sans" style:font-name-complex="Open Sans"/>
    </style:style>
    <style:style style:name="T25_104" style:family="text">
      <style:text-properties style:font-name="Open Sans" style:font-name-asian="Open Sans" style:font-name-complex="Open Sans"/>
    </style:style>
    <style:style style:name="T25_105" style:family="text">
      <style:text-properties style:font-name="Open Sans" style:font-name-asian="Open Sans" style:font-name-complex="Open Sans"/>
    </style:style>
    <style:style style:name="T25_106" style:family="text">
      <style:text-properties style:font-name="Open Sans" style:font-name-asian="Open Sans" style:font-name-complex="Open Sans"/>
    </style:style>
    <style:style style:name="T25_107" style:family="text">
      <style:text-properties style:font-name="Open Sans" style:font-name-asian="Open Sans" style:font-name-complex="Open Sans"/>
    </style:style>
    <style:style style:name="T25_108" style:family="text">
      <style:text-properties style:font-name="Open Sans" style:font-name-asian="Open Sans" style:font-name-complex="Open Sans"/>
    </style:style>
    <style:style style:name="T25_109" style:family="text">
      <style:text-properties style:font-name="Open Sans" style:font-name-asian="Open Sans" style:font-name-complex="Open Sans"/>
    </style:style>
    <style:style style:name="T25_110" style:family="text">
      <style:text-properties style:font-name="Open Sans" style:font-name-asian="Open Sans" style:font-name-complex="Open Sans"/>
    </style:style>
    <style:style style:name="T25_111" style:family="text">
      <style:text-properties style:font-name="Open Sans" style:font-name-asian="Open Sans" style:font-name-complex="Open Sans"/>
    </style:style>
    <style:style style:name="T25_112" style:family="text">
      <style:text-properties style:font-name="Open Sans" style:font-name-asian="Open Sans" style:font-name-complex="Open Sans"/>
    </style:style>
    <style:style style:name="T25_113" style:family="text">
      <style:text-properties style:font-name="Open Sans" style:font-name-asian="Open Sans" style:font-name-complex="Open Sans"/>
    </style:style>
    <style:style style:name="T25_114" style:family="text">
      <style:text-properties style:font-name="Open Sans" style:font-name-asian="Open Sans" style:font-name-complex="Open Sans"/>
    </style:style>
    <style:style style:name="T25_115" style:family="text">
      <style:text-properties style:font-name="Open Sans" style:font-name-asian="Open Sans" style:font-name-complex="Open Sans"/>
    </style:style>
    <style:style style:name="T25_116" style:family="text">
      <style:text-properties style:font-name="Open Sans" style:font-name-asian="Open Sans" style:font-name-complex="Open Sans"/>
    </style:style>
    <style:style style:name="T25_117" style:family="text">
      <style:text-properties style:font-name="Open Sans" style:font-name-asian="Open Sans" style:font-name-complex="Open Sans"/>
    </style:style>
    <style:style style:name="T25_118" style:family="text">
      <style:text-properties style:font-name="Open Sans" style:font-name-asian="Open Sans" style:font-name-complex="Open Sans"/>
    </style:style>
    <style:style style:name="T25_119" style:family="text">
      <style:text-properties style:font-name="Open Sans" style:font-name-asian="Open Sans" style:font-name-complex="Open Sans"/>
    </style:style>
    <style:style style:name="T25_120" style:family="text">
      <style:text-properties style:font-name="Open Sans" style:font-name-asian="Open Sans" style:font-name-complex="Open Sans"/>
    </style:style>
    <style:style style:name="T25_121" style:family="text">
      <style:text-properties style:font-name="Open Sans" style:font-name-asian="Open Sans" style:font-name-complex="Open Sans"/>
    </style:style>
    <style:style style:name="T25_122" style:family="text">
      <style:text-properties style:font-name="Open Sans" style:font-name-asian="Open Sans" style:font-name-complex="Open Sans"/>
    </style:style>
    <style:style style:name="T25_123" style:family="text">
      <style:text-properties style:font-name="Open Sans" style:font-name-asian="Open Sans" style:font-name-complex="Open Sans"/>
    </style:style>
    <style:style style:name="T25_124" style:family="text">
      <style:text-properties style:font-name="Open Sans" style:font-name-asian="Open Sans" style:font-name-complex="Open Sans"/>
    </style:style>
    <style:style style:name="P26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T27_1" style:family="text">
      <style:text-properties style:font-name="Open Sans" style:font-name-asian="Open Sans" style:font-name-complex="Open Sans"/>
    </style:style>
    <style:style style:name="T27_2" style:family="text">
      <style:text-properties style:font-name="Open Sans" style:font-name-asian="Open Sans" style:font-name-complex="Open Sans"/>
    </style:style>
    <style:style style:name="T27_3" style:family="text">
      <style:text-properties style:font-name="Open Sans" style:font-name-asian="Open Sans" style:font-name-complex="Open Sans"/>
    </style:style>
    <style:style style:name="T27_4" style:family="text">
      <style:text-properties style:font-name="Open Sans" style:font-name-asian="Open Sans" style:font-name-complex="Open Sans"/>
    </style:style>
    <style:style style:name="T27_5" style:family="text">
      <style:text-properties style:font-name="Open Sans" style:font-name-asian="Open Sans" style:font-name-complex="Open Sans"/>
    </style:style>
    <style:style style:name="T27_6" style:family="text">
      <style:text-properties style:font-name="Open Sans" style:font-name-asian="Open Sans" style:font-name-complex="Open Sans"/>
    </style:style>
    <style:style style:name="T27_7" style:family="text">
      <style:text-properties style:font-name="Open Sans" style:font-name-asian="Open Sans" style:font-name-complex="Open Sans"/>
    </style:style>
    <style:style style:name="T27_8" style:family="text">
      <style:text-properties style:font-name="Open Sans" style:font-name-asian="Open Sans" style:font-name-complex="Open Sans"/>
    </style:style>
    <style:style style:name="T27_9" style:family="text">
      <style:text-properties style:font-name="Open Sans" style:font-name-asian="Open Sans" style:font-name-complex="Open Sans"/>
    </style:style>
    <style:style style:name="T27_10" style:family="text">
      <style:text-properties style:font-name="Open Sans" style:font-name-asian="Open Sans" style:font-name-complex="Open Sans"/>
    </style:style>
    <style:style style:name="T27_11" style:family="text">
      <style:text-properties style:font-name="Open Sans" style:font-name-asian="Open Sans" style:font-name-complex="Open Sans"/>
    </style:style>
    <style:style style:name="T27_12" style:family="text">
      <style:text-properties style:font-name="Open Sans" style:font-name-asian="Open Sans" style:font-name-complex="Open Sans"/>
    </style:style>
    <style:style style:name="T27_13" style:family="text">
      <style:text-properties style:font-name="Open Sans" style:font-name-asian="Open Sans" style:font-name-complex="Open Sans"/>
    </style:style>
    <style:style style:name="T27_14" style:family="text">
      <style:text-properties style:font-name="Open Sans" style:font-name-asian="Open Sans" style:font-name-complex="Open Sans"/>
    </style:style>
    <style:style style:name="T27_15" style:family="text">
      <style:text-properties style:font-name="Open Sans" style:font-name-asian="Open Sans" style:font-name-complex="Open Sans"/>
    </style:style>
    <style:style style:name="T27_16" style:family="text">
      <style:text-properties style:font-name="Open Sans" style:font-name-asian="Open Sans" style:font-name-complex="Open Sans"/>
    </style:style>
    <style:style style:name="T27_17" style:family="text">
      <style:text-properties style:font-name="Open Sans" style:font-name-asian="Open Sans" style:font-name-complex="Open Sans"/>
    </style:style>
    <style:style style:name="T27_18" style:family="text">
      <style:text-properties style:font-name="Open Sans" style:font-name-asian="Open Sans" style:font-name-complex="Open Sans"/>
    </style:style>
    <style:style style:name="T27_19" style:family="text">
      <style:text-properties style:font-name="Open Sans" style:font-name-asian="Open Sans" style:font-name-complex="Open Sans"/>
    </style:style>
    <style:style style:name="T27_20" style:family="text">
      <style:text-properties style:font-name="Open Sans" style:font-name-asian="Open Sans" style:font-name-complex="Open Sans"/>
    </style:style>
    <style:style style:name="T27_21" style:family="text">
      <style:text-properties style:font-name="Open Sans" style:font-name-asian="Open Sans" style:font-name-complex="Open Sans"/>
    </style:style>
    <style:style style:name="P28" style:family="paragraph" style:parent-style-name="Standard">
      <style:paragraph-properties fo:break-before="auto" fo:text-indent="0cm" fo:line-height="115%" fo:margin-left="0cm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T29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6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7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8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9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10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_1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Open Sans" style:font-name-asian="Open Sans" style:font-name-complex="Open Sans"/>
    </style:style>
    <style:style style:name="T31_2" style:family="text">
      <style:text-properties style:font-name="Open Sans" style:font-name-asian="Open Sans" style:font-name-complex="Open Sans"/>
    </style:style>
    <style:style style:name="T31_3" style:family="text">
      <style:text-properties style:font-name="Open Sans" style:font-name-asian="Open Sans" style:font-name-complex="Open Sans"/>
    </style:style>
    <style:style style:name="T31_4" style:family="text">
      <style:text-properties style:font-name="Open Sans" style:font-name-asian="Open Sans" style:font-name-complex="Open Sans"/>
    </style:style>
    <style:style style:name="T31_5" style:family="text">
      <style:text-properties style:font-name="Open Sans" style:font-name-asian="Open Sans" style:font-name-complex="Open Sans"/>
    </style:style>
    <style:style style:name="T31_6" style:family="text">
      <style:text-properties style:font-name="Open Sans" style:font-name-asian="Open Sans" style:font-name-complex="Open Sans"/>
    </style:style>
    <style:style style:name="T31_7" style:family="text">
      <style:text-properties style:font-name="Open Sans" style:font-name-asian="Open Sans" style:font-name-complex="Open Sans"/>
    </style:style>
    <style:style style:name="T31_8" style:family="text">
      <style:text-properties style:font-name="Open Sans" style:font-name-asian="Open Sans" style:font-name-complex="Open Sans"/>
    </style:style>
    <style:style style:name="T31_9" style:family="text">
      <style:text-properties style:font-name="Open Sans" style:font-name-asian="Open Sans" style:font-name-complex="Open Sans"/>
    </style:style>
    <style:style style:name="T31_10" style:family="text">
      <style:text-properties style:font-name="Open Sans" style:font-name-asian="Open Sans" style:font-name-complex="Open Sans"/>
    </style:style>
    <style:style style:name="T31_11" style:family="text">
      <style:text-properties style:font-name="Open Sans" style:font-name-asian="Open Sans" style:font-name-complex="Open Sans"/>
    </style:style>
    <style:style style:name="T31_12" style:family="text">
      <style:text-properties style:font-name="Open Sans" style:font-name-asian="Open Sans" style:font-name-complex="Open Sans"/>
    </style:style>
    <style:style style:name="T31_13" style:family="text">
      <style:text-properties style:font-name="Open Sans" style:font-name-asian="Open Sans" style:font-name-complex="Open Sans"/>
    </style:style>
    <style:style style:name="T31_14" style:family="text">
      <style:text-properties style:font-name="Open Sans" style:font-name-asian="Open Sans" style:font-name-complex="Open Sans"/>
    </style:style>
    <style:style style:name="T31_15" style:family="text">
      <style:text-properties style:font-name="Open Sans" style:font-name-asian="Open Sans" style:font-name-complex="Open Sans"/>
    </style:style>
    <style:style style:name="T31_16" style:family="text">
      <style:text-properties style:font-name="Open Sans" style:font-name-asian="Open Sans" style:font-name-complex="Open Sans"/>
    </style:style>
    <style:style style:name="T31_17" style:family="text">
      <style:text-properties style:font-name="Open Sans" style:font-name-asian="Open Sans" style:font-name-complex="Open Sans"/>
    </style:style>
    <style:style style:name="T31_18" style:family="text">
      <style:text-properties style:font-name="Open Sans" style:font-name-asian="Open Sans" style:font-name-complex="Open Sans"/>
    </style:style>
    <style:style style:name="T31_19" style:family="text">
      <style:text-properties style:font-name="Open Sans" style:font-name-asian="Open Sans" style:font-name-complex="Open Sans"/>
    </style:style>
    <style:style style:name="T31_20" style:family="text">
      <style:text-properties style:font-name="Open Sans" style:font-name-asian="Open Sans" style:font-name-complex="Open Sans"/>
    </style:style>
    <style:style style:name="T31_21" style:family="text">
      <style:text-properties style:font-name="Open Sans" style:font-name-asian="Open Sans" style:font-name-complex="Open Sans"/>
    </style:style>
    <style:style style:name="T31_22" style:family="text">
      <style:text-properties style:font-name="Open Sans" style:font-name-asian="Open Sans" style:font-name-complex="Open Sans"/>
    </style:style>
    <style:style style:name="T31_23" style:family="text">
      <style:text-properties style:font-name="Open Sans" style:font-name-asian="Open Sans" style:font-name-complex="Open Sans"/>
    </style:style>
    <style:style style:name="T31_24" style:family="text">
      <style:text-properties style:font-name="Open Sans" style:font-name-asian="Open Sans" style:font-name-complex="Open Sans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Open Sans" style:font-name-asian="Open Sans" style:font-name-complex="Open Sans"/>
    </style:style>
    <style:style style:name="T32_2" style:family="text">
      <style:text-properties style:font-name="Open Sans" style:font-name-asian="Open Sans" style:font-name-complex="Open Sans"/>
    </style:style>
    <style:style style:name="T32_3" style:family="text">
      <style:text-properties style:font-name="Open Sans" style:font-name-asian="Open Sans" style:font-name-complex="Open Sans"/>
    </style:style>
    <style:style style:name="T32_4" style:family="text">
      <style:text-properties style:font-name="Open Sans" style:font-name-asian="Open Sans" style:font-name-complex="Open Sans"/>
    </style:style>
    <style:style style:name="T32_5" style:family="text">
      <style:text-properties style:font-name="Open Sans" style:font-name-asian="Open Sans" style:font-name-complex="Open Sans"/>
    </style:style>
    <style:style style:name="T32_6" style:family="text">
      <style:text-properties style:font-name="Open Sans" style:font-name-asian="Open Sans" style:font-name-complex="Open Sans"/>
    </style:style>
    <style:style style:name="T32_7" style:family="text">
      <style:text-properties style:font-name="Open Sans" style:font-name-asian="Open Sans" style:font-name-complex="Open Sans"/>
    </style:style>
    <style:style style:name="T32_8" style:family="text">
      <style:text-properties style:font-name="Open Sans" style:font-name-asian="Open Sans" style:font-name-complex="Open Sans"/>
    </style:style>
    <style:style style:name="T32_9" style:family="text">
      <style:text-properties style:font-name="Open Sans" style:font-name-asian="Open Sans" style:font-name-complex="Open Sans"/>
    </style:style>
    <style:style style:name="T32_10" style:family="text">
      <style:text-properties style:font-name="Open Sans" style:font-name-asian="Open Sans" style:font-name-complex="Open Sans"/>
    </style:style>
    <style:style style:name="T32_11" style:family="text">
      <style:text-properties style:font-name="Open Sans" style:font-name-asian="Open Sans" style:font-name-complex="Open Sans"/>
    </style:style>
    <style:style style:name="T32_12" style:family="text">
      <style:text-properties style:font-name="Open Sans" style:font-name-asian="Open Sans" style:font-name-complex="Open Sans"/>
    </style:style>
    <style:style style:name="T32_13" style:family="text">
      <style:text-properties style:font-name="Open Sans" style:font-name-asian="Open Sans" style:font-name-complex="Open Sans"/>
    </style:style>
    <style:style style:name="T32_14" style:family="text">
      <style:text-properties style:font-name="Open Sans" style:font-name-asian="Open Sans" style:font-name-complex="Open Sans"/>
    </style:style>
    <style:style style:name="T32_15" style:family="text">
      <style:text-properties style:font-name="Open Sans" style:font-name-asian="Open Sans" style:font-name-complex="Open Sans"/>
    </style:style>
    <style:style style:name="T32_16" style:family="text">
      <style:text-properties style:font-name="Open Sans" style:font-name-asian="Open Sans" style:font-name-complex="Open Sans"/>
    </style:style>
    <style:style style:name="T32_17" style:family="text">
      <style:text-properties style:font-name="Open Sans" style:font-name-asian="Open Sans" style:font-name-complex="Open Sans"/>
    </style:style>
    <style:style style:name="T32_18" style:family="text">
      <style:text-properties style:font-name="Open Sans" style:font-name-asian="Open Sans" style:font-name-complex="Open Sans"/>
    </style:style>
    <style:style style:name="T32_19" style:family="text">
      <style:text-properties style:font-name="Open Sans" style:font-name-asian="Open Sans" style:font-name-complex="Open Sans"/>
    </style:style>
    <style:style style:name="T32_20" style:family="text">
      <style:text-properties style:font-name="Open Sans" style:font-name-asian="Open Sans" style:font-name-complex="Open Sans"/>
    </style:style>
    <style:style style:name="T32_21" style:family="text">
      <style:text-properties style:font-name="Open Sans" style:font-name-asian="Open Sans" style:font-name-complex="Open Sans"/>
    </style:style>
    <style:style style:name="T32_22" style:family="text">
      <style:text-properties style:font-name="Open Sans" style:font-name-asian="Open Sans" style:font-name-complex="Open Sans"/>
    </style:style>
    <style:style style:name="T32_23" style:family="text">
      <style:text-properties style:font-name="Open Sans" style:font-name-asian="Open Sans" style:font-name-complex="Open Sans"/>
    </style:style>
    <style:style style:name="T32_24" style:family="text">
      <style:text-properties style:font-name="Open Sans" style:font-name-asian="Open Sans" style:font-name-complex="Open Sans"/>
    </style:style>
    <style:style style:name="T32_25" style:family="text">
      <style:text-properties style:font-name="Open Sans" style:font-name-asian="Open Sans" style:font-name-complex="Open Sans"/>
    </style:style>
    <style:style style:name="T32_26" style:family="text">
      <style:text-properties style:font-name="Open Sans" style:font-name-asian="Open Sans" style:font-name-complex="Open Sans"/>
    </style:style>
    <style:style style:name="T32_27" style:family="text">
      <style:text-properties style:font-name="Open Sans" style:font-name-asian="Open Sans" style:font-name-complex="Open Sans"/>
    </style:style>
    <style:style style:name="T32_28" style:family="text">
      <style:text-properties style:font-name="Open Sans" style:font-name-asian="Open Sans" style:font-name-complex="Open Sans"/>
    </style:style>
    <style:style style:name="T32_29" style:family="text">
      <style:text-properties style:font-name="Open Sans" style:font-name-asian="Open Sans" style:font-name-complex="Open Sans"/>
    </style:style>
    <style:style style:name="T32_30" style:family="text">
      <style:text-properties style:font-name="Open Sans" style:font-name-asian="Open Sans" style:font-name-complex="Open Sans"/>
    </style:style>
    <style:style style:name="T32_31" style:family="text">
      <style:text-properties style:font-name="Open Sans" style:font-name-asian="Open Sans" style:font-name-complex="Open Sans"/>
    </style:style>
    <style:style style:name="T32_32" style:family="text">
      <style:text-properties style:font-name="Open Sans" style:font-name-asian="Open Sans" style:font-name-complex="Open Sans"/>
    </style:style>
    <style:style style:name="P33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6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7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8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9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10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1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1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4_1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Open Sans" style:font-name-asian="Open Sans" style:font-name-complex="Open Sans"/>
    </style:style>
    <style:style style:name="T36_2" style:family="text">
      <style:text-properties style:font-name="Open Sans" style:font-name-asian="Open Sans" style:font-name-complex="Open Sans"/>
    </style:style>
    <style:style style:name="T36_3" style:family="text">
      <style:text-properties style:font-name="Open Sans" style:font-name-asian="Open Sans" style:font-name-complex="Open Sans"/>
    </style:style>
    <style:style style:name="T36_4" style:family="text">
      <style:text-properties style:font-name="Open Sans" style:font-name-asian="Open Sans" style:font-name-complex="Open Sans"/>
    </style:style>
    <style:style style:name="T36_5" style:family="text">
      <style:text-properties style:font-name="Open Sans" style:font-name-asian="Open Sans" style:font-name-complex="Open Sans"/>
    </style:style>
    <style:style style:name="T36_6" style:family="text">
      <style:text-properties style:font-name="Open Sans" style:font-name-asian="Open Sans" style:font-name-complex="Open Sans"/>
    </style:style>
    <style:style style:name="T36_7" style:family="text">
      <style:text-properties style:font-name="Open Sans" style:font-name-asian="Open Sans" style:font-name-complex="Open Sans"/>
    </style:style>
    <style:style style:name="T36_8" style:family="text">
      <style:text-properties style:font-name="Open Sans" style:font-name-asian="Open Sans" style:font-name-complex="Open Sans"/>
    </style:style>
    <style:style style:name="T36_9" style:family="text">
      <style:text-properties style:font-name="Open Sans" style:font-name-asian="Open Sans" style:font-name-complex="Open Sans"/>
    </style:style>
    <style:style style:name="T36_10" style:family="text">
      <style:text-properties style:font-name="Open Sans" style:font-name-asian="Open Sans" style:font-name-complex="Open Sans"/>
    </style:style>
    <style:style style:name="T36_11" style:family="text">
      <style:text-properties style:font-name="Open Sans" style:font-name-asian="Open Sans" style:font-name-complex="Open Sans"/>
    </style:style>
    <style:style style:name="T36_12" style:family="text">
      <style:text-properties style:font-name="Open Sans" style:font-name-asian="Open Sans" style:font-name-complex="Open Sans"/>
    </style:style>
    <style:style style:name="T36_13" style:family="text">
      <style:text-properties style:font-name="Open Sans" style:font-name-asian="Open Sans" style:font-name-complex="Open Sans"/>
    </style:style>
    <style:style style:name="T36_14" style:family="text">
      <style:text-properties style:font-name="Open Sans" style:font-name-asian="Open Sans" style:font-name-complex="Open Sans"/>
    </style:style>
    <style:style style:name="T36_15" style:family="text">
      <style:text-properties style:font-name="Open Sans" style:font-name-asian="Open Sans" style:font-name-complex="Open Sans"/>
    </style:style>
    <style:style style:name="T36_16" style:family="text">
      <style:text-properties style:font-name="Open Sans" style:font-name-asian="Open Sans" style:font-name-complex="Open Sans"/>
    </style:style>
    <style:style style:name="T36_17" style:family="text">
      <style:text-properties style:font-name="Open Sans" style:font-name-asian="Open Sans" style:font-name-complex="Open Sans"/>
    </style:style>
    <style:style style:name="T36_18" style:family="text">
      <style:text-properties style:font-name="Open Sans" style:font-name-asian="Open Sans" style:font-name-complex="Open Sans"/>
    </style:style>
    <style:style style:name="P3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Open Sans" style:font-name-asian="Open Sans" style:font-name-complex="Open Sans"/>
    </style:style>
    <style:style style:name="T38_2" style:family="text">
      <style:text-properties style:font-name="Open Sans" style:font-name-asian="Open Sans" style:font-name-complex="Open Sans"/>
    </style:style>
    <style:style style:name="T38_3" style:family="text">
      <style:text-properties style:font-name="Open Sans" style:font-name-asian="Open Sans" style:font-name-complex="Open Sans"/>
    </style:style>
    <style:style style:name="T38_4" style:family="text">
      <style:text-properties style:font-name="Open Sans" style:font-name-asian="Open Sans" style:font-name-complex="Open Sans"/>
    </style:style>
    <style:style style:name="T38_5" style:family="text">
      <style:text-properties style:font-name="Open Sans" style:font-name-asian="Open Sans" style:font-name-complex="Open Sans"/>
    </style:style>
    <style:style style:name="T38_6" style:family="text">
      <style:text-properties style:font-name="Open Sans" style:font-name-asian="Open Sans" style:font-name-complex="Open Sans"/>
    </style:style>
    <style:style style:name="T38_7" style:family="text">
      <style:text-properties style:font-name="Open Sans" style:font-name-asian="Open Sans" style:font-name-complex="Open Sans"/>
    </style:style>
    <style:style style:name="T38_8" style:family="text">
      <style:text-properties style:font-name="Open Sans" style:font-name-asian="Open Sans" style:font-name-complex="Open Sans"/>
    </style:style>
    <style:style style:name="T38_9" style:family="text">
      <style:text-properties style:font-name="Open Sans" style:font-name-asian="Open Sans" style:font-name-complex="Open Sans"/>
    </style:style>
    <style:style style:name="T38_10" style:family="text">
      <style:text-properties style:font-name="Open Sans" style:font-name-asian="Open Sans" style:font-name-complex="Open Sans"/>
    </style:style>
    <style:style style:name="T38_11" style:family="text">
      <style:text-properties style:font-name="Open Sans" style:font-name-asian="Open Sans" style:font-name-complex="Open Sans"/>
    </style:style>
    <style:style style:name="T38_12" style:family="text">
      <style:text-properties style:font-name="Open Sans" style:font-name-asian="Open Sans" style:font-name-complex="Open Sans"/>
    </style:style>
    <style:style style:name="T38_13" style:family="text">
      <style:text-properties style:font-name="Open Sans" style:font-name-asian="Open Sans" style:font-name-complex="Open Sans"/>
    </style:style>
    <style:style style:name="T38_14" style:family="text">
      <style:text-properties style:font-name="Open Sans" style:font-name-asian="Open Sans" style:font-name-complex="Open Sans"/>
    </style:style>
    <style:style style:name="T38_15" style:family="text">
      <style:text-properties style:font-name="Open Sans" style:font-name-asian="Open Sans" style:font-name-complex="Open Sans"/>
    </style:style>
    <style:style style:name="T38_16" style:family="text">
      <style:text-properties style:font-name="Open Sans" style:font-name-asian="Open Sans" style:font-name-complex="Open Sans"/>
    </style:style>
    <style:style style:name="T38_17" style:family="text">
      <style:text-properties style:font-name="Open Sans" style:font-name-asian="Open Sans" style:font-name-complex="Open Sans"/>
    </style:style>
    <style:style style:name="T38_18" style:family="text">
      <style:text-properties style:font-name="Open Sans" style:font-name-asian="Open Sans" style:font-name-complex="Open Sans"/>
    </style:style>
    <style:style style:name="T38_19" style:family="text">
      <style:text-properties style:font-name="Open Sans" style:font-name-asian="Open Sans" style:font-name-complex="Open Sans"/>
    </style:style>
    <style:style style:name="T38_20" style:family="text">
      <style:text-properties style:font-name="Open Sans" style:font-name-asian="Open Sans" style:font-name-complex="Open Sans"/>
    </style:style>
    <style:style style:name="T38_21" style:family="text">
      <style:text-properties style:font-name="Open Sans" style:font-name-asian="Open Sans" style:font-name-complex="Open Sans"/>
    </style:style>
    <style:style style:name="T38_22" style:family="text">
      <style:text-properties style:font-name="Open Sans" style:font-name-asian="Open Sans" style:font-name-complex="Open Sans"/>
    </style:style>
    <style:style style:name="T38_23" style:family="text">
      <style:text-properties style:font-name="Open Sans" style:font-name-asian="Open Sans" style:font-name-complex="Open Sans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Open Sans" style:font-name-asian="Open Sans" style:font-name-complex="Open Sans"/>
    </style:style>
    <style:style style:name="T39_2" style:family="text">
      <style:text-properties style:font-name="Open Sans" style:font-name-asian="Open Sans" style:font-name-complex="Open Sans"/>
    </style:style>
    <style:style style:name="T39_3" style:family="text">
      <style:text-properties style:font-name="Open Sans" style:font-name-asian="Open Sans" style:font-name-complex="Open Sans"/>
    </style:style>
    <style:style style:name="T39_4" style:family="text">
      <style:text-properties style:font-name="Open Sans" style:font-name-asian="Open Sans" style:font-name-complex="Open Sans"/>
    </style:style>
    <style:style style:name="T39_5" style:family="text">
      <style:text-properties style:font-name="Open Sans" style:font-name-asian="Open Sans" style:font-name-complex="Open Sans"/>
    </style:style>
    <style:style style:name="T39_6" style:family="text">
      <style:text-properties style:font-name="Open Sans" style:font-name-asian="Open Sans" style:font-name-complex="Open Sans"/>
    </style:style>
    <style:style style:name="T39_7" style:family="text">
      <style:text-properties style:font-name="Open Sans" style:font-name-asian="Open Sans" style:font-name-complex="Open Sans"/>
    </style:style>
    <style:style style:name="T39_8" style:family="text">
      <style:text-properties style:font-name="Open Sans" style:font-name-asian="Open Sans" style:font-name-complex="Open Sans"/>
    </style:style>
    <style:style style:name="T39_9" style:family="text">
      <style:text-properties style:font-name="Open Sans" style:font-name-asian="Open Sans" style:font-name-complex="Open Sans"/>
    </style:style>
    <style:style style:name="T39_10" style:family="text">
      <style:text-properties style:font-name="Open Sans" style:font-name-asian="Open Sans" style:font-name-complex="Open Sans"/>
    </style:style>
    <style:style style:name="T39_11" style:family="text">
      <style:text-properties style:font-name="Open Sans" style:font-name-asian="Open Sans" style:font-name-complex="Open Sans"/>
    </style:style>
    <style:style style:name="T39_12" style:family="text">
      <style:text-properties style:font-name="Open Sans" style:font-name-asian="Open Sans" style:font-name-complex="Open Sans"/>
    </style:style>
    <style:style style:name="T39_13" style:family="text">
      <style:text-properties style:font-name="Open Sans" style:font-name-asian="Open Sans" style:font-name-complex="Open Sans"/>
    </style:style>
    <style:style style:name="T39_14" style:family="text">
      <style:text-properties style:font-name="Open Sans" style:font-name-asian="Open Sans" style:font-name-complex="Open Sans"/>
    </style:style>
    <style:style style:name="T39_15" style:family="text">
      <style:text-properties style:font-name="Open Sans" style:font-name-asian="Open Sans" style:font-name-complex="Open Sans"/>
    </style:style>
    <style:style style:name="T39_16" style:family="text">
      <style:text-properties style:font-name="Open Sans" style:font-name-asian="Open Sans" style:font-name-complex="Open Sans"/>
    </style:style>
    <style:style style:name="T39_17" style:family="text">
      <style:text-properties style:font-name="Open Sans" style:font-name-asian="Open Sans" style:font-name-complex="Open Sans"/>
    </style:style>
    <style:style style:name="T39_18" style:family="text">
      <style:text-properties style:font-name="Open Sans" style:font-name-asian="Open Sans" style:font-name-complex="Open Sans"/>
    </style:style>
    <style:style style:name="T39_19" style:family="text">
      <style:text-properties style:font-name="Open Sans" style:font-name-asian="Open Sans" style:font-name-complex="Open Sans"/>
    </style:style>
    <style:style style:name="T39_20" style:family="text">
      <style:text-properties style:font-name="Open Sans" style:font-name-asian="Open Sans" style:font-name-complex="Open Sans"/>
    </style:style>
    <style:style style:name="T39_21" style:family="text">
      <style:text-properties style:font-name="Open Sans" style:font-name-asian="Open Sans" style:font-name-complex="Open Sans"/>
    </style:style>
    <style:style style:name="T39_22" style:family="text">
      <style:text-properties style:font-name="Open Sans" style:font-name-asian="Open Sans" style:font-name-complex="Open Sans"/>
    </style:style>
    <style:style style:name="T39_23" style:family="text">
      <style:text-properties style:font-name="Open Sans" style:font-name-asian="Open Sans" style:font-name-complex="Open Sans"/>
    </style:style>
    <style:style style:name="P4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Open Sans" style:font-name-asian="Open Sans" style:font-name-complex="Open Sans"/>
    </style:style>
    <style:style style:name="T41_2" style:family="text">
      <style:text-properties style:font-name="Open Sans" style:font-name-asian="Open Sans" style:font-name-complex="Open Sans"/>
    </style:style>
    <style:style style:name="T41_3" style:family="text">
      <style:text-properties style:font-name="Open Sans" style:font-name-asian="Open Sans" style:font-name-complex="Open Sans"/>
    </style:style>
    <style:style style:name="T41_4" style:family="text">
      <style:text-properties style:font-name="Open Sans" style:font-name-asian="Open Sans" style:font-name-complex="Open Sans"/>
    </style:style>
    <style:style style:name="T41_5" style:family="text">
      <style:text-properties style:font-name="Open Sans" style:font-name-asian="Open Sans" style:font-name-complex="Open Sans"/>
    </style:style>
    <style:style style:name="T41_6" style:family="text">
      <style:text-properties style:font-name="Open Sans" style:font-name-asian="Open Sans" style:font-name-complex="Open Sans"/>
    </style:style>
    <style:style style:name="T41_7" style:family="text">
      <style:text-properties style:font-name="Open Sans" style:font-name-asian="Open Sans" style:font-name-complex="Open Sans"/>
    </style:style>
    <style:style style:name="T41_8" style:family="text">
      <style:text-properties style:font-name="Open Sans" style:font-name-asian="Open Sans" style:font-name-complex="Open Sans"/>
    </style:style>
    <style:style style:name="T41_9" style:family="text">
      <style:text-properties style:font-name="Open Sans" style:font-name-asian="Open Sans" style:font-name-complex="Open Sans"/>
    </style:style>
    <style:style style:name="T41_10" style:family="text">
      <style:text-properties style:font-name="Open Sans" style:font-name-asian="Open Sans" style:font-name-complex="Open Sans"/>
    </style:style>
    <style:style style:name="T41_11" style:family="text">
      <style:text-properties style:font-name="Open Sans" style:font-name-asian="Open Sans" style:font-name-complex="Open Sans"/>
    </style:style>
    <style:style style:name="T41_12" style:family="text">
      <style:text-properties style:font-name="Open Sans" style:font-name-asian="Open Sans" style:font-name-complex="Open Sans"/>
    </style:style>
    <style:style style:name="T41_13" style:family="text">
      <style:text-properties style:font-name="Open Sans" style:font-name-asian="Open Sans" style:font-name-complex="Open Sans"/>
    </style:style>
    <style:style style:name="T41_14" style:family="text">
      <style:text-properties style:font-name="Open Sans" style:font-name-asian="Open Sans" style:font-name-complex="Open Sans"/>
    </style:style>
    <style:style style:name="T41_15" style:family="text">
      <style:text-properties style:font-name="Open Sans" style:font-name-asian="Open Sans" style:font-name-complex="Open Sans"/>
    </style:style>
    <style:style style:name="T41_16" style:family="text">
      <style:text-properties style:font-name="Open Sans" style:font-name-asian="Open Sans" style:font-name-complex="Open Sans"/>
    </style:style>
    <style:style style:name="T41_17" style:family="text">
      <style:text-properties style:font-name="Open Sans" style:font-name-asian="Open Sans" style:font-name-complex="Open Sans"/>
    </style:style>
    <style:style style:name="T41_18" style:family="text">
      <style:text-properties style:font-name="Open Sans" style:font-name-asian="Open Sans" style:font-name-complex="Open Sans"/>
    </style:style>
    <style:style style:name="T41_19" style:family="text">
      <style:text-properties style:font-name="Open Sans" style:font-name-asian="Open Sans" style:font-name-complex="Open Sans"/>
    </style:style>
    <style:style style:name="T41_20" style:family="text">
      <style:text-properties style:font-name="Open Sans" style:font-name-asian="Open Sans" style:font-name-complex="Open Sans"/>
    </style:style>
    <style:style style:name="T41_21" style:family="text">
      <style:text-properties style:font-name="Open Sans" style:font-name-asian="Open Sans" style:font-name-complex="Open Sans"/>
    </style:style>
    <style:style style:name="T41_22" style:family="text">
      <style:text-properties style:font-name="Open Sans" style:font-name-asian="Open Sans" style:font-name-complex="Open Sans"/>
    </style:style>
    <style:style style:name="T41_23" style:family="text">
      <style:text-properties style:font-name="Open Sans" style:font-name-asian="Open Sans" style:font-name-complex="Open Sans"/>
    </style:style>
    <style:style style:name="T41_24" style:family="text">
      <style:text-properties style:font-name="Open Sans" style:font-name-asian="Open Sans" style:font-name-complex="Open Sans"/>
    </style:style>
    <style:style style:name="T41_25" style:family="text">
      <style:text-properties style:font-name="Open Sans" style:font-name-asian="Open Sans" style:font-name-complex="Open Sans"/>
    </style:style>
    <style:style style:name="T41_26" style:family="text">
      <style:text-properties style:font-name="Open Sans" style:font-name-asian="Open Sans" style:font-name-complex="Open Sans"/>
    </style:style>
    <style:style style:name="T41_27" style:family="text">
      <style:text-properties style:font-name="Open Sans" style:font-name-asian="Open Sans" style:font-name-complex="Open Sans"/>
    </style:style>
    <style:style style:name="T41_28" style:family="text">
      <style:text-properties style:font-name="Open Sans" style:font-name-asian="Open Sans" style:font-name-complex="Open Sans"/>
    </style:style>
    <style:style style:name="T41_29" style:family="text">
      <style:text-properties style:font-name="Open Sans" style:font-name-asian="Open Sans" style:font-name-complex="Open Sans"/>
    </style:style>
    <style:style style:name="T41_30" style:family="text">
      <style:text-properties style:font-name="Open Sans" style:font-name-asian="Open Sans" style:font-name-complex="Open Sans"/>
    </style:style>
    <style:style style:name="T41_31" style:family="text">
      <style:text-properties style:font-name="Open Sans" style:font-name-asian="Open Sans" style:font-name-complex="Open Sans"/>
    </style:style>
    <style:style style:name="T41_32" style:family="text">
      <style:text-properties style:font-name="Open Sans" style:font-name-asian="Open Sans" style:font-name-complex="Open Sans"/>
    </style:style>
    <style:style style:name="T41_33" style:family="text">
      <style:text-properties style:font-name="Open Sans" style:font-name-asian="Open Sans" style:font-name-complex="Open Sans"/>
    </style:style>
    <style:style style:name="T41_34" style:family="text">
      <style:text-properties style:font-name="Open Sans" style:font-name-asian="Open Sans" style:font-name-complex="Open Sans"/>
    </style:style>
    <style:style style:name="T41_35" style:family="text">
      <style:text-properties style:font-name="Open Sans" style:font-name-asian="Open Sans" style:font-name-complex="Open Sans"/>
    </style:style>
    <style:style style:name="T41_36" style:family="text">
      <style:text-properties style:font-name="Open Sans" style:font-name-asian="Open Sans" style:font-name-complex="Open Sans"/>
    </style:style>
    <style:style style:name="T41_37" style:family="text">
      <style:text-properties style:font-name="Open Sans" style:font-name-asian="Open Sans" style:font-name-complex="Open Sans"/>
    </style:style>
    <style:style style:name="T41_38" style:family="text">
      <style:text-properties style:font-name="Open Sans" style:font-name-asian="Open Sans" style:font-name-complex="Open Sans"/>
    </style:style>
    <style:style style:name="T41_39" style:family="text">
      <style:text-properties style:font-name="Open Sans" style:font-name-asian="Open Sans" style:font-name-complex="Open Sans"/>
    </style:style>
    <style:style style:name="T41_40" style:family="text">
      <style:text-properties style:font-name="Open Sans" style:font-name-asian="Open Sans" style:font-name-complex="Open Sans"/>
    </style:style>
    <style:style style:name="T41_41" style:family="text">
      <style:text-properties style:font-name="Open Sans" style:font-name-asian="Open Sans" style:font-name-complex="Open Sans"/>
    </style:style>
    <style:style style:name="T41_42" style:family="text">
      <style:text-properties style:font-name="Open Sans" style:font-name-asian="Open Sans" style:font-name-complex="Open Sans"/>
    </style:style>
    <style:style style:name="T41_43" style:family="text">
      <style:text-properties style:font-name="Open Sans" style:font-name-asian="Open Sans" style:font-name-complex="Open Sans"/>
    </style:style>
    <style:style style:name="T41_44" style:family="text">
      <style:text-properties style:font-name="Open Sans" style:font-name-asian="Open Sans" style:font-name-complex="Open Sans"/>
    </style:style>
    <style:style style:name="P4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Open Sans" style:font-name-asian="Open Sans" style:font-name-complex="Open Sans"/>
    </style:style>
    <style:style style:name="T43_2" style:family="text">
      <style:text-properties style:font-name="Open Sans" style:font-name-asian="Open Sans" style:font-name-complex="Open Sans"/>
    </style:style>
    <style:style style:name="T43_3" style:family="text">
      <style:text-properties style:font-name="Open Sans" style:font-name-asian="Open Sans" style:font-name-complex="Open Sans"/>
    </style:style>
    <style:style style:name="T43_4" style:family="text">
      <style:text-properties style:font-name="Open Sans" style:font-name-asian="Open Sans" style:font-name-complex="Open Sans"/>
    </style:style>
    <style:style style:name="T43_5" style:family="text">
      <style:text-properties style:font-name="Open Sans" style:font-name-asian="Open Sans" style:font-name-complex="Open Sans"/>
    </style:style>
    <style:style style:name="T43_6" style:family="text">
      <style:text-properties style:font-name="Open Sans" style:font-name-asian="Open Sans" style:font-name-complex="Open Sans"/>
    </style:style>
    <style:style style:name="T43_7" style:family="text">
      <style:text-properties style:font-name="Open Sans" style:font-name-asian="Open Sans" style:font-name-complex="Open Sans"/>
    </style:style>
    <style:style style:name="T43_8" style:family="text">
      <style:text-properties style:font-name="Open Sans" style:font-name-asian="Open Sans" style:font-name-complex="Open Sans"/>
    </style:style>
    <style:style style:name="T43_9" style:family="text">
      <style:text-properties style:font-name="Open Sans" style:font-name-asian="Open Sans" style:font-name-complex="Open Sans"/>
    </style:style>
    <style:style style:name="T43_10" style:family="text">
      <style:text-properties style:font-name="Open Sans" style:font-name-asian="Open Sans" style:font-name-complex="Open Sans"/>
    </style:style>
    <style:style style:name="T43_11" style:family="text">
      <style:text-properties style:font-name="Open Sans" style:font-name-asian="Open Sans" style:font-name-complex="Open Sans"/>
    </style:style>
    <style:style style:name="T43_12" style:family="text">
      <style:text-properties style:font-name="Open Sans" style:font-name-asian="Open Sans" style:font-name-complex="Open Sans"/>
    </style:style>
    <style:style style:name="T43_13" style:family="text">
      <style:text-properties style:font-name="Open Sans" style:font-name-asian="Open Sans" style:font-name-complex="Open Sans"/>
    </style:style>
    <style:style style:name="T43_14" style:family="text">
      <style:text-properties style:font-name="Open Sans" style:font-name-asian="Open Sans" style:font-name-complex="Open Sans"/>
    </style:style>
    <style:style style:name="T43_15" style:family="text">
      <style:text-properties style:font-name="Open Sans" style:font-name-asian="Open Sans" style:font-name-complex="Open Sans"/>
    </style:style>
    <style:style style:name="T43_16" style:family="text">
      <style:text-properties style:font-name="Open Sans" style:font-name-asian="Open Sans" style:font-name-complex="Open Sans"/>
    </style:style>
    <style:style style:name="T43_17" style:family="text">
      <style:text-properties style:font-name="Open Sans" style:font-name-asian="Open Sans" style:font-name-complex="Open Sans"/>
    </style:style>
    <style:style style:name="T43_18" style:family="text">
      <style:text-properties style:font-name="Open Sans" style:font-name-asian="Open Sans" style:font-name-complex="Open Sans"/>
    </style:style>
    <style:style style:name="T43_19" style:family="text">
      <style:text-properties style:font-name="Open Sans" style:font-name-asian="Open Sans" style:font-name-complex="Open Sans"/>
    </style:style>
    <style:style style:name="T43_20" style:family="text">
      <style:text-properties style:font-name="Open Sans" style:font-name-asian="Open Sans" style:font-name-complex="Open Sans"/>
    </style:style>
    <style:style style:name="T43_21" style:family="text">
      <style:text-properties style:font-name="Open Sans" style:font-name-asian="Open Sans" style:font-name-complex="Open Sans"/>
    </style:style>
    <style:style style:name="T43_22" style:family="text">
      <style:text-properties style:font-name="Open Sans" style:font-name-asian="Open Sans" style:font-name-complex="Open Sans"/>
    </style:style>
    <style:style style:name="T43_23" style:family="text">
      <style:text-properties style:font-name="Open Sans" style:font-name-asian="Open Sans" style:font-name-complex="Open Sans"/>
    </style:style>
    <style:style style:name="T43_24" style:family="text">
      <style:text-properties style:font-name="Open Sans" style:font-name-asian="Open Sans" style:font-name-complex="Open Sans"/>
    </style:style>
    <style:style style:name="T43_25" style:family="text">
      <style:text-properties style:font-name="Open Sans" style:font-name-asian="Open Sans" style:font-name-complex="Open Sans"/>
    </style:style>
    <style:style style:name="T43_26" style:family="text">
      <style:text-properties style:font-name="Open Sans" style:font-name-asian="Open Sans" style:font-name-complex="Open Sans"/>
    </style:style>
    <style:style style:name="T43_27" style:family="text">
      <style:text-properties style:font-name="Open Sans" style:font-name-asian="Open Sans" style:font-name-complex="Open Sans"/>
    </style:style>
    <style:style style:name="T43_28" style:family="text">
      <style:text-properties style:font-name="Open Sans" style:font-name-asian="Open Sans" style:font-name-complex="Open Sans"/>
    </style:style>
    <style:style style:name="T43_29" style:family="text">
      <style:text-properties style:font-name="Open Sans" style:font-name-asian="Open Sans" style:font-name-complex="Open Sans"/>
    </style:style>
    <style:style style:name="T43_30" style:family="text">
      <style:text-properties style:font-name="Open Sans" style:font-name-asian="Open Sans" style:font-name-complex="Open Sans"/>
    </style:style>
    <style:style style:name="T43_31" style:family="text">
      <style:text-properties style:font-name="Open Sans" style:font-name-asian="Open Sans" style:font-name-complex="Open Sans"/>
    </style:style>
    <style:style style:name="T43_32" style:family="text">
      <style:text-properties style:font-name="Open Sans" style:font-name-asian="Open Sans" style:font-name-complex="Open Sans"/>
    </style:style>
    <style:style style:name="T43_33" style:family="text">
      <style:text-properties style:font-name="Open Sans" style:font-name-asian="Open Sans" style:font-name-complex="Open Sans"/>
    </style:style>
    <style:style style:name="T43_34" style:family="text">
      <style:text-properties style:font-name="Open Sans" style:font-name-asian="Open Sans" style:font-name-complex="Open Sans"/>
    </style:style>
    <style:style style:name="T43_35" style:family="text">
      <style:text-properties style:font-name="Open Sans" style:font-name-asian="Open Sans" style:font-name-complex="Open Sans"/>
    </style:style>
    <style:style style:name="T43_36" style:family="text">
      <style:text-properties style:font-name="Open Sans" style:font-name-asian="Open Sans" style:font-name-complex="Open Sans"/>
    </style:style>
    <style:style style:name="T43_37" style:family="text">
      <style:text-properties style:font-name="Open Sans" style:font-name-asian="Open Sans" style:font-name-complex="Open Sans"/>
    </style:style>
    <style:style style:name="T43_38" style:family="text">
      <style:text-properties style:font-name="Open Sans" style:font-name-asian="Open Sans" style:font-name-complex="Open Sans"/>
    </style:style>
    <style:style style:name="T43_39" style:family="text">
      <style:text-properties style:font-name="Open Sans" style:font-name-asian="Open Sans" style:font-name-complex="Open Sans"/>
    </style:style>
    <style:style style:name="T43_40" style:family="text">
      <style:text-properties style:font-name="Open Sans" style:font-name-asian="Open Sans" style:font-name-complex="Open Sans"/>
    </style:style>
    <style:style style:name="T43_41" style:family="text">
      <style:text-properties style:font-name="Open Sans" style:font-name-asian="Open Sans" style:font-name-complex="Open Sans"/>
    </style:style>
    <style:style style:name="T43_42" style:family="text">
      <style:text-properties style:font-name="Open Sans" style:font-name-asian="Open Sans" style:font-name-complex="Open Sans"/>
    </style:style>
    <style:style style:name="T43_43" style:family="text">
      <style:text-properties style:font-name="Open Sans" style:font-name-asian="Open Sans" style:font-name-complex="Open Sans"/>
    </style:style>
    <style:style style:name="T43_44" style:family="text">
      <style:text-properties style:font-name="Open Sans" style:font-name-asian="Open Sans" style:font-name-complex="Open Sans"/>
    </style:style>
    <style:style style:name="T43_45" style:family="text">
      <style:text-properties style:font-name="Open Sans" style:font-name-asian="Open Sans" style:font-name-complex="Open Sans"/>
    </style:style>
    <style:style style:name="T43_46" style:family="text">
      <style:text-properties style:font-name="Open Sans" style:font-name-asian="Open Sans" style:font-name-complex="Open Sans"/>
    </style:style>
    <style:style style:name="T43_47" style:family="text">
      <style:text-properties style:font-name="Open Sans" style:font-name-asian="Open Sans" style:font-name-complex="Open Sans"/>
    </style:style>
    <style:style style:name="T43_48" style:family="text">
      <style:text-properties style:font-name="Open Sans" style:font-name-asian="Open Sans" style:font-name-complex="Open Sans"/>
    </style:style>
    <style:style style:name="T43_49" style:family="text">
      <style:text-properties style:font-name="Open Sans" style:font-name-asian="Open Sans" style:font-name-complex="Open Sans"/>
    </style:style>
    <style:style style:name="T43_50" style:family="text">
      <style:text-properties style:font-name="Open Sans" style:font-name-asian="Open Sans" style:font-name-complex="Open Sans"/>
    </style:style>
    <style:style style:name="T43_51" style:family="text">
      <style:text-properties style:font-name="Open Sans" style:font-name-asian="Open Sans" style:font-name-complex="Open Sans"/>
    </style:style>
    <style:style style:name="T43_52" style:family="text">
      <style:text-properties style:font-name="Open Sans" style:font-name-asian="Open Sans" style:font-name-complex="Open Sans"/>
    </style:style>
    <style:style style:name="T43_53" style:family="text">
      <style:text-properties style:font-name="Open Sans" style:font-name-asian="Open Sans" style:font-name-complex="Open Sans"/>
    </style:style>
    <style:style style:name="T43_54" style:family="text">
      <style:text-properties style:font-name="Open Sans" style:font-name-asian="Open Sans" style:font-name-complex="Open Sans"/>
    </style:style>
    <style:style style:name="P4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Open Sans" style:font-name-asian="Open Sans" style:font-name-complex="Open Sans"/>
    </style:style>
    <style:style style:name="T45_2" style:family="text">
      <style:text-properties style:font-name="Open Sans" style:font-name-asian="Open Sans" style:font-name-complex="Open Sans"/>
    </style:style>
    <style:style style:name="T45_3" style:family="text">
      <style:text-properties style:font-name="Open Sans" style:font-name-asian="Open Sans" style:font-name-complex="Open Sans"/>
    </style:style>
    <style:style style:name="T45_4" style:family="text">
      <style:text-properties style:font-name="Open Sans" style:font-name-asian="Open Sans" style:font-name-complex="Open Sans"/>
    </style:style>
    <style:style style:name="T45_5" style:family="text">
      <style:text-properties style:font-name="Open Sans" style:font-name-asian="Open Sans" style:font-name-complex="Open Sans"/>
    </style:style>
    <style:style style:name="T45_6" style:family="text">
      <style:text-properties style:font-name="Open Sans" style:font-name-asian="Open Sans" style:font-name-complex="Open Sans"/>
    </style:style>
    <style:style style:name="T45_7" style:family="text">
      <style:text-properties style:font-name="Open Sans" style:font-name-asian="Open Sans" style:font-name-complex="Open Sans"/>
    </style:style>
    <style:style style:name="T45_8" style:family="text">
      <style:text-properties style:font-name="Open Sans" style:font-name-asian="Open Sans" style:font-name-complex="Open Sans"/>
    </style:style>
    <style:style style:name="T45_9" style:family="text">
      <style:text-properties style:font-name="Open Sans" style:font-name-asian="Open Sans" style:font-name-complex="Open Sans"/>
    </style:style>
    <style:style style:name="T45_10" style:family="text">
      <style:text-properties style:font-name="Open Sans" style:font-name-asian="Open Sans" style:font-name-complex="Open Sans"/>
    </style:style>
    <style:style style:name="T45_11" style:family="text">
      <style:text-properties style:font-name="Open Sans" style:font-name-asian="Open Sans" style:font-name-complex="Open Sans"/>
    </style:style>
    <style:style style:name="T45_12" style:family="text">
      <style:text-properties style:font-name="Open Sans" style:font-name-asian="Open Sans" style:font-name-complex="Open Sans"/>
    </style:style>
    <style:style style:name="T45_13" style:family="text">
      <style:text-properties style:font-name="Open Sans" style:font-name-asian="Open Sans" style:font-name-complex="Open Sans"/>
    </style:style>
    <style:style style:name="T45_14" style:family="text">
      <style:text-properties style:font-name="Open Sans" style:font-name-asian="Open Sans" style:font-name-complex="Open Sans"/>
    </style:style>
    <style:style style:name="T45_15" style:family="text">
      <style:text-properties style:font-name="Open Sans" style:font-name-asian="Open Sans" style:font-name-complex="Open Sans"/>
    </style:style>
    <style:style style:name="T45_16" style:family="text">
      <style:text-properties style:font-name="Open Sans" style:font-name-asian="Open Sans" style:font-name-complex="Open Sans"/>
    </style:style>
    <style:style style:name="T45_17" style:family="text">
      <style:text-properties style:font-name="Open Sans" style:font-name-asian="Open Sans" style:font-name-complex="Open Sans"/>
    </style:style>
    <style:style style:name="T45_18" style:family="text">
      <style:text-properties style:font-name="Open Sans" style:font-name-asian="Open Sans" style:font-name-complex="Open Sans"/>
    </style:style>
    <style:style style:name="T45_19" style:family="text">
      <style:text-properties style:font-name="Open Sans" style:font-name-asian="Open Sans" style:font-name-complex="Open Sans"/>
    </style:style>
    <style:style style:name="T45_20" style:family="text">
      <style:text-properties style:font-name="Open Sans" style:font-name-asian="Open Sans" style:font-name-complex="Open Sans"/>
    </style:style>
    <style:style style:name="T45_21" style:family="text">
      <style:text-properties style:font-name="Open Sans" style:font-name-asian="Open Sans" style:font-name-complex="Open Sans"/>
    </style:style>
    <style:style style:name="T45_22" style:family="text">
      <style:text-properties style:font-name="Open Sans" style:font-name-asian="Open Sans" style:font-name-complex="Open Sans"/>
    </style:style>
    <style:style style:name="T45_23" style:family="text">
      <style:text-properties style:font-name="Open Sans" style:font-name-asian="Open Sans" style:font-name-complex="Open Sans"/>
    </style:style>
    <style:style style:name="T45_24" style:family="text">
      <style:text-properties style:font-name="Open Sans" style:font-name-asian="Open Sans" style:font-name-complex="Open Sans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Open Sans" style:font-name-asian="Open Sans" style:font-name-complex="Open Sans"/>
    </style:style>
    <style:style style:name="T46_2" style:family="text">
      <style:text-properties style:font-name="Open Sans" style:font-name-asian="Open Sans" style:font-name-complex="Open Sans"/>
    </style:style>
    <style:style style:name="T46_3" style:family="text">
      <style:text-properties style:font-name="Open Sans" style:font-name-asian="Open Sans" style:font-name-complex="Open Sans"/>
    </style:style>
    <style:style style:name="T46_4" style:family="text">
      <style:text-properties style:font-name="Open Sans" style:font-name-asian="Open Sans" style:font-name-complex="Open Sans"/>
    </style:style>
    <style:style style:name="T46_5" style:family="text">
      <style:text-properties style:font-name="Open Sans" style:font-name-asian="Open Sans" style:font-name-complex="Open Sans"/>
    </style:style>
    <style:style style:name="T46_6" style:family="text">
      <style:text-properties style:font-name="Open Sans" style:font-name-asian="Open Sans" style:font-name-complex="Open Sans"/>
    </style:style>
    <style:style style:name="T46_7" style:family="text">
      <style:text-properties style:font-name="Open Sans" style:font-name-asian="Open Sans" style:font-name-complex="Open Sans"/>
    </style:style>
    <style:style style:name="T46_8" style:family="text">
      <style:text-properties style:font-name="Open Sans" style:font-name-asian="Open Sans" style:font-name-complex="Open Sans"/>
    </style:style>
    <style:style style:name="T46_9" style:family="text">
      <style:text-properties style:font-name="Open Sans" style:font-name-asian="Open Sans" style:font-name-complex="Open Sans"/>
    </style:style>
    <style:style style:name="T46_10" style:family="text">
      <style:text-properties style:font-name="Open Sans" style:font-name-asian="Open Sans" style:font-name-complex="Open Sans"/>
    </style:style>
    <style:style style:name="T46_11" style:family="text">
      <style:text-properties style:font-name="Open Sans" style:font-name-asian="Open Sans" style:font-name-complex="Open Sans"/>
    </style:style>
    <style:style style:name="T46_12" style:family="text">
      <style:text-properties style:font-name="Open Sans" style:font-name-asian="Open Sans" style:font-name-complex="Open Sans"/>
    </style:style>
    <style:style style:name="P4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Open Sans" style:font-name-asian="Open Sans" style:font-name-complex="Open Sans"/>
    </style:style>
    <style:style style:name="T48_2" style:family="text">
      <style:text-properties style:font-name="Open Sans" style:font-name-asian="Open Sans" style:font-name-complex="Open Sans"/>
    </style:style>
    <style:style style:name="T48_3" style:family="text">
      <style:text-properties style:font-name="Open Sans" style:font-name-asian="Open Sans" style:font-name-complex="Open Sans"/>
    </style:style>
    <style:style style:name="T48_4" style:family="text">
      <style:text-properties style:font-name="Open Sans" style:font-name-asian="Open Sans" style:font-name-complex="Open Sans"/>
    </style:style>
    <style:style style:name="T48_5" style:family="text">
      <style:text-properties style:font-name="Open Sans" style:font-name-asian="Open Sans" style:font-name-complex="Open Sans"/>
    </style:style>
    <style:style style:name="T48_6" style:family="text">
      <style:text-properties style:font-name="Open Sans" style:font-name-asian="Open Sans" style:font-name-complex="Open Sans"/>
    </style:style>
    <style:style style:name="T48_7" style:family="text">
      <style:text-properties style:font-name="Open Sans" style:font-name-asian="Open Sans" style:font-name-complex="Open Sans"/>
    </style:style>
    <style:style style:name="T48_8" style:family="text">
      <style:text-properties style:font-name="Open Sans" style:font-name-asian="Open Sans" style:font-name-complex="Open Sans"/>
    </style:style>
    <style:style style:name="T48_9" style:family="text">
      <style:text-properties style:font-name="Open Sans" style:font-name-asian="Open Sans" style:font-name-complex="Open Sans"/>
    </style:style>
    <style:style style:name="T48_10" style:family="text">
      <style:text-properties style:font-name="Open Sans" style:font-name-asian="Open Sans" style:font-name-complex="Open Sans"/>
    </style:style>
    <style:style style:name="T48_11" style:family="text">
      <style:text-properties style:font-name="Open Sans" style:font-name-asian="Open Sans" style:font-name-complex="Open Sans"/>
    </style:style>
    <style:style style:name="T48_12" style:family="text">
      <style:text-properties style:font-name="Open Sans" style:font-name-asian="Open Sans" style:font-name-complex="Open Sans"/>
    </style:style>
    <style:style style:name="T48_13" style:family="text">
      <style:text-properties style:font-name="Open Sans" style:font-name-asian="Open Sans" style:font-name-complex="Open Sans"/>
    </style:style>
    <style:style style:name="T48_14" style:family="text">
      <style:text-properties style:font-name="Open Sans" style:font-name-asian="Open Sans" style:font-name-complex="Open Sans"/>
    </style:style>
    <style:style style:name="T48_15" style:family="text">
      <style:text-properties style:font-name="Open Sans" style:font-name-asian="Open Sans" style:font-name-complex="Open Sans"/>
    </style:style>
    <style:style style:name="T48_16" style:family="text">
      <style:text-properties style:font-name="Open Sans" style:font-name-asian="Open Sans" style:font-name-complex="Open Sans"/>
    </style:style>
    <style:style style:name="P49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Open Sans" style:font-name-asian="Open Sans" style:font-name-complex="Open Sans"/>
    </style:style>
    <style:style style:name="T50_2" style:family="text">
      <style:text-properties style:font-name="Open Sans" style:font-name-asian="Open Sans" style:font-name-complex="Open Sans"/>
    </style:style>
    <style:style style:name="T50_3" style:family="text">
      <style:text-properties style:font-name="Open Sans" style:font-name-asian="Open Sans" style:font-name-complex="Open Sans"/>
    </style:style>
    <style:style style:name="T50_4" style:family="text">
      <style:text-properties style:font-name="Open Sans" style:font-name-asian="Open Sans" style:font-name-complex="Open Sans"/>
    </style:style>
    <style:style style:name="T50_5" style:family="text">
      <style:text-properties style:font-name="Open Sans" style:font-name-asian="Open Sans" style:font-name-complex="Open Sans"/>
    </style:style>
    <style:style style:name="T50_6" style:family="text">
      <style:text-properties style:font-name="Open Sans" style:font-name-asian="Open Sans" style:font-name-complex="Open Sans"/>
    </style:style>
    <style:style style:name="T50_7" style:family="text">
      <style:text-properties style:font-name="Open Sans" style:font-name-asian="Open Sans" style:font-name-complex="Open Sans"/>
    </style:style>
    <style:style style:name="T50_8" style:family="text">
      <style:text-properties style:font-name="Open Sans" style:font-name-asian="Open Sans" style:font-name-complex="Open Sans"/>
    </style:style>
    <style:style style:name="T50_9" style:family="text">
      <style:text-properties style:font-name="Open Sans" style:font-name-asian="Open Sans" style:font-name-complex="Open Sans"/>
    </style:style>
    <style:style style:name="T50_10" style:family="text">
      <style:text-properties style:font-name="Open Sans" style:font-name-asian="Open Sans" style:font-name-complex="Open Sans"/>
    </style:style>
    <style:style style:name="T50_11" style:family="text">
      <style:text-properties style:font-name="Open Sans" style:font-name-asian="Open Sans" style:font-name-complex="Open Sans"/>
    </style:style>
    <style:style style:name="T50_12" style:family="text">
      <style:text-properties style:font-name="Open Sans" style:font-name-asian="Open Sans" style:font-name-complex="Open Sans"/>
    </style:style>
    <style:style style:name="T50_13" style:family="text">
      <style:text-properties style:font-name="Open Sans" style:font-name-asian="Open Sans" style:font-name-complex="Open Sans"/>
    </style:style>
    <style:style style:name="T50_14" style:family="text">
      <style:text-properties style:font-name="Open Sans" style:font-name-asian="Open Sans" style:font-name-complex="Open Sans"/>
    </style:style>
    <style:style style:name="T50_15" style:family="text">
      <style:text-properties style:font-name="Open Sans" style:font-name-asian="Open Sans" style:font-name-complex="Open Sans"/>
    </style:style>
    <style:style style:name="T50_16" style:family="text">
      <style:text-properties style:font-name="Open Sans" style:font-name-asian="Open Sans" style:font-name-complex="Open Sans"/>
    </style:style>
    <style:style style:name="T50_17" style:family="text">
      <style:text-properties style:font-name="Open Sans" style:font-name-asian="Open Sans" style:font-name-complex="Open Sans"/>
    </style:style>
    <style:style style:name="P51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Open Sans" style:font-name-asian="Open Sans" style:font-name-complex="Open Sans"/>
    </style:style>
    <style:style style:name="T52_2" style:family="text">
      <style:text-properties style:font-name="Open Sans" style:font-name-asian="Open Sans" style:font-name-complex="Open Sans"/>
    </style:style>
    <style:style style:name="T52_3" style:family="text">
      <style:text-properties style:font-name="Open Sans" style:font-name-asian="Open Sans" style:font-name-complex="Open Sans"/>
    </style:style>
    <style:style style:name="T52_4" style:family="text">
      <style:text-properties style:font-name="Open Sans" style:font-name-asian="Open Sans" style:font-name-complex="Open Sans"/>
    </style:style>
    <style:style style:name="T52_5" style:family="text">
      <style:text-properties style:font-name="Open Sans" style:font-name-asian="Open Sans" style:font-name-complex="Open Sans"/>
    </style:style>
    <style:style style:name="T52_6" style:family="text">
      <style:text-properties style:font-name="Open Sans" style:font-name-asian="Open Sans" style:font-name-complex="Open Sans"/>
    </style:style>
    <style:style style:name="T52_7" style:family="text">
      <style:text-properties style:font-name="Open Sans" style:font-name-asian="Open Sans" style:font-name-complex="Open Sans"/>
    </style:style>
    <style:style style:name="T52_8" style:family="text">
      <style:text-properties style:font-name="Open Sans" style:font-name-asian="Open Sans" style:font-name-complex="Open Sans"/>
    </style:style>
    <style:style style:name="T52_9" style:family="text">
      <style:text-properties style:font-name="Open Sans" style:font-name-asian="Open Sans" style:font-name-complex="Open Sans"/>
    </style:style>
    <style:style style:name="T52_10" style:family="text">
      <style:text-properties style:font-name="Open Sans" style:font-name-asian="Open Sans" style:font-name-complex="Open Sans"/>
    </style:style>
    <style:style style:name="T52_11" style:family="text">
      <style:text-properties style:font-name="Open Sans" style:font-name-asian="Open Sans" style:font-name-complex="Open Sans"/>
    </style:style>
    <style:style style:name="T52_12" style:family="text">
      <style:text-properties style:font-name="Open Sans" style:font-name-asian="Open Sans" style:font-name-complex="Open Sans"/>
    </style:style>
    <style:style style:name="T52_13" style:family="text">
      <style:text-properties style:font-name="Open Sans" style:font-name-asian="Open Sans" style:font-name-complex="Open Sans"/>
    </style:style>
    <style:style style:name="T52_14" style:family="text">
      <style:text-properties style:font-name="Open Sans" style:font-name-asian="Open Sans" style:font-name-complex="Open Sans"/>
    </style:style>
    <style:style style:name="T52_15" style:family="text">
      <style:text-properties style:font-name="Open Sans" style:font-name-asian="Open Sans" style:font-name-complex="Open Sans"/>
    </style:style>
    <style:style style:name="T52_16" style:family="text">
      <style:text-properties style:font-name="Open Sans" style:font-name-asian="Open Sans" style:font-name-complex="Open Sans"/>
    </style:style>
    <style:style style:name="T52_17" style:family="text">
      <style:text-properties style:font-name="Open Sans" style:font-name-asian="Open Sans" style:font-name-complex="Open Sans"/>
    </style:style>
    <style:style style:name="P53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Open Sans" style:font-name-asian="Open Sans" style:font-name-complex="Open Sans"/>
    </style:style>
    <style:style style:name="T54_2" style:family="text">
      <style:text-properties style:font-name="Open Sans" style:font-name-asian="Open Sans" style:font-name-complex="Open Sans"/>
    </style:style>
    <style:style style:name="T54_3" style:family="text">
      <style:text-properties style:font-name="Open Sans" style:font-name-asian="Open Sans" style:font-name-complex="Open Sans"/>
    </style:style>
    <style:style style:name="T54_4" style:family="text">
      <style:text-properties style:font-name="Open Sans" style:font-name-asian="Open Sans" style:font-name-complex="Open Sans"/>
    </style:style>
    <style:style style:name="T54_5" style:family="text">
      <style:text-properties style:font-name="Open Sans" style:font-name-asian="Open Sans" style:font-name-complex="Open Sans"/>
    </style:style>
    <style:style style:name="T54_6" style:family="text">
      <style:text-properties style:font-name="Open Sans" style:font-name-asian="Open Sans" style:font-name-complex="Open Sans"/>
    </style:style>
    <style:style style:name="T54_7" style:family="text">
      <style:text-properties style:font-name="Open Sans" style:font-name-asian="Open Sans" style:font-name-complex="Open Sans"/>
    </style:style>
    <style:style style:name="T54_8" style:family="text">
      <style:text-properties style:font-name="Open Sans" style:font-name-asian="Open Sans" style:font-name-complex="Open Sans"/>
    </style:style>
    <style:style style:name="T54_9" style:family="text">
      <style:text-properties style:font-name="Open Sans" style:font-name-asian="Open Sans" style:font-name-complex="Open Sans"/>
    </style:style>
    <style:style style:name="T54_10" style:family="text">
      <style:text-properties style:font-name="Open Sans" style:font-name-asian="Open Sans" style:font-name-complex="Open Sans"/>
    </style:style>
    <style:style style:name="T54_11" style:family="text">
      <style:text-properties style:font-name="Open Sans" style:font-name-asian="Open Sans" style:font-name-complex="Open Sans"/>
    </style:style>
    <style:style style:name="T54_12" style:family="text">
      <style:text-properties style:font-name="Open Sans" style:font-name-asian="Open Sans" style:font-name-complex="Open Sans"/>
    </style:style>
    <style:style style:name="T54_13" style:family="text">
      <style:text-properties style:font-name="Open Sans" style:font-name-asian="Open Sans" style:font-name-complex="Open Sans"/>
    </style:style>
    <style:style style:name="T54_14" style:family="text">
      <style:text-properties style:font-name="Open Sans" style:font-name-asian="Open Sans" style:font-name-complex="Open Sans"/>
    </style:style>
    <style:style style:name="T54_15" style:family="text">
      <style:text-properties style:font-name="Open Sans" style:font-name-asian="Open Sans" style:font-name-complex="Open Sans"/>
    </style:style>
    <style:style style:name="T54_16" style:family="text">
      <style:text-properties style:font-name="Open Sans" style:font-name-asian="Open Sans" style:font-name-complex="Open Sans"/>
    </style:style>
    <style:style style:name="T54_17" style:family="text">
      <style:text-properties style:font-name="Open Sans" style:font-name-asian="Open Sans" style:font-name-complex="Open Sans"/>
    </style:style>
    <style:style style:name="T54_18" style:family="text">
      <style:text-properties style:font-name="Open Sans" style:font-name-asian="Open Sans" style:font-name-complex="Open Sans"/>
    </style:style>
    <style:style style:name="T54_19" style:family="text">
      <style:text-properties style:font-name="Open Sans" style:font-name-asian="Open Sans" style:font-name-complex="Open Sans"/>
    </style:style>
    <style:style style:name="T54_20" style:family="text">
      <style:text-properties style:font-name="Open Sans" style:font-name-asian="Open Sans" style:font-name-complex="Open Sans"/>
    </style:style>
    <style:style style:name="T54_21" style:family="text">
      <style:text-properties style:font-name="Open Sans" style:font-name-asian="Open Sans" style:font-name-complex="Open Sans"/>
    </style:style>
    <style:style style:name="T54_22" style:family="text">
      <style:text-properties style:font-name="Open Sans" style:font-name-asian="Open Sans" style:font-name-complex="Open Sans"/>
    </style:style>
    <style:style style:name="T54_23" style:family="text">
      <style:text-properties style:font-name="Open Sans" style:font-name-asian="Open Sans" style:font-name-complex="Open Sans"/>
    </style:style>
    <style:style style:name="T54_24" style:family="text">
      <style:text-properties style:font-name="Open Sans" style:font-name-asian="Open Sans" style:font-name-complex="Open Sans"/>
    </style:style>
    <style:style style:name="T54_25" style:family="text">
      <style:text-properties style:font-name="Open Sans" style:font-name-asian="Open Sans" style:font-name-complex="Open Sans"/>
    </style:style>
    <style:style style:name="T54_26" style:family="text">
      <style:text-properties style:font-name="Open Sans" style:font-name-asian="Open Sans" style:font-name-complex="Open Sans"/>
    </style:style>
    <style:style style:name="T54_27" style:family="text">
      <style:text-properties style:font-name="Open Sans" style:font-name-asian="Open Sans" style:font-name-complex="Open Sans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6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7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8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9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10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1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1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1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1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9_1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Open Sans" style:font-name-asian="Open Sans" style:font-name-complex="Open Sans"/>
    </style:style>
    <style:style style:name="T61_2" style:family="text">
      <style:text-properties style:font-name="Open Sans" style:font-name-asian="Open Sans" style:font-name-complex="Open Sans"/>
    </style:style>
    <style:style style:name="T61_3" style:family="text">
      <style:text-properties style:font-name="Open Sans" style:font-name-asian="Open Sans" style:font-name-complex="Open Sans"/>
    </style:style>
    <style:style style:name="T61_4" style:family="text">
      <style:text-properties style:font-name="Open Sans" style:font-name-asian="Open Sans" style:font-name-complex="Open Sans"/>
    </style:style>
    <style:style style:name="T61_5" style:family="text">
      <style:text-properties style:font-name="Open Sans" style:font-name-asian="Open Sans" style:font-name-complex="Open Sans"/>
    </style:style>
    <style:style style:name="T61_6" style:family="text">
      <style:text-properties style:font-name="Open Sans" style:font-name-asian="Open Sans" style:font-name-complex="Open Sans"/>
    </style:style>
    <style:style style:name="T61_7" style:family="text">
      <style:text-properties style:text-line-through-style="solid" style:font-name="Open Sans" style:font-name-asian="Open Sans" style:font-name-complex="Open Sans"/>
    </style:style>
    <style:style style:name="T61_8" style:family="text">
      <style:text-properties style:text-line-through-style="solid" style:font-name="Open Sans" style:font-name-asian="Open Sans" style:font-name-complex="Open Sans"/>
    </style:style>
    <style:style style:name="T61_9" style:family="text">
      <style:text-properties style:text-line-through-style="solid" style:font-name="Open Sans" style:font-name-asian="Open Sans" style:font-name-complex="Open Sans"/>
    </style:style>
    <style:style style:name="T61_10" style:family="text">
      <style:text-properties style:text-line-through-style="solid" style:font-name="Open Sans" style:font-name-asian="Open Sans" style:font-name-complex="Open Sans"/>
    </style:style>
    <style:style style:name="T61_11" style:family="text">
      <style:text-properties style:text-line-through-style="solid" style:font-name="Open Sans" style:font-name-asian="Open Sans" style:font-name-complex="Open Sans"/>
    </style:style>
    <style:style style:name="T61_12" style:family="text">
      <style:text-properties style:text-line-through-style="solid" style:font-name="Open Sans" style:font-name-asian="Open Sans" style:font-name-complex="Open Sans"/>
    </style:style>
    <style:style style:name="T61_13" style:family="text">
      <style:text-properties style:text-line-through-style="solid" style:font-name="Open Sans" style:font-name-asian="Open Sans" style:font-name-complex="Open Sans"/>
    </style:style>
    <style:style style:name="T61_14" style:family="text">
      <style:text-properties style:text-line-through-style="solid" style:font-name="Open Sans" style:font-name-asian="Open Sans" style:font-name-complex="Open Sans"/>
    </style:style>
    <style:style style:name="T61_15" style:family="text">
      <style:text-properties style:text-line-through-style="solid" style:font-name="Open Sans" style:font-name-asian="Open Sans" style:font-name-complex="Open Sans"/>
    </style:style>
    <style:style style:name="T61_16" style:family="text">
      <style:text-properties style:text-line-through-style="solid" style:font-name="Open Sans" style:font-name-asian="Open Sans" style:font-name-complex="Open Sans"/>
    </style:style>
    <style:style style:name="T61_17" style:family="text">
      <style:text-properties style:text-line-through-style="solid" style:font-name="Open Sans" style:font-name-asian="Open Sans" style:font-name-complex="Open Sans"/>
    </style:style>
    <style:style style:name="T61_18" style:family="text">
      <style:text-properties style:text-line-through-style="solid" style:font-name="Open Sans" style:font-name-asian="Open Sans" style:font-name-complex="Open Sans"/>
    </style:style>
    <style:style style:name="T61_19" style:family="text">
      <style:text-properties style:text-line-through-style="solid" style:font-name="Open Sans" style:font-name-asian="Open Sans" style:font-name-complex="Open Sans"/>
    </style:style>
    <style:style style:name="T61_20" style:family="text">
      <style:text-properties style:text-line-through-style="solid" style:font-name="Open Sans" style:font-name-asian="Open Sans" style:font-name-complex="Open Sans"/>
    </style:style>
    <style:style style:name="T61_21" style:family="text">
      <style:text-properties style:text-line-through-style="solid" style:font-name="Open Sans" style:font-name-asian="Open Sans" style:font-name-complex="Open Sans"/>
    </style:style>
    <style:style style:name="P6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Open Sans" style:font-name-asian="Open Sans" style:font-name-complex="Open Sans"/>
    </style:style>
    <style:style style:name="T63_2" style:family="text">
      <style:text-properties style:font-name="Open Sans" style:font-name-asian="Open Sans" style:font-name-complex="Open Sans"/>
    </style:style>
    <style:style style:name="T63_3" style:family="text">
      <style:text-properties style:font-name="Open Sans" style:font-name-asian="Open Sans" style:font-name-complex="Open Sans"/>
    </style:style>
    <style:style style:name="T63_4" style:family="text">
      <style:text-properties style:font-name="Open Sans" style:font-name-asian="Open Sans" style:font-name-complex="Open Sans"/>
    </style:style>
    <style:style style:name="T63_5" style:family="text">
      <style:text-properties style:font-name="Open Sans" style:font-name-asian="Open Sans" style:font-name-complex="Open Sans"/>
    </style:style>
    <style:style style:name="T63_6" style:family="text">
      <style:text-properties style:font-name="Open Sans" style:font-name-asian="Open Sans" style:font-name-complex="Open Sans"/>
    </style:style>
    <style:style style:name="T63_7" style:family="text">
      <style:text-properties style:font-name="Open Sans" style:font-name-asian="Open Sans" style:font-name-complex="Open Sans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Open Sans" style:font-name-asian="Open Sans" style:font-name-complex="Open Sans"/>
    </style:style>
    <style:style style:name="T64_2" style:family="text">
      <style:text-properties style:font-name="Open Sans" style:font-name-asian="Open Sans" style:font-name-complex="Open Sans"/>
    </style:style>
    <style:style style:name="T64_3" style:family="text">
      <style:text-properties style:font-name="Open Sans" style:font-name-asian="Open Sans" style:font-name-complex="Open Sans"/>
    </style:style>
    <style:style style:name="T64_4" style:family="text">
      <style:text-properties style:font-name="Open Sans" style:font-name-asian="Open Sans" style:font-name-complex="Open Sans"/>
    </style:style>
    <style:style style:name="T64_5" style:family="text">
      <style:text-properties style:font-name="Open Sans" style:font-name-asian="Open Sans" style:font-name-complex="Open Sans"/>
    </style:style>
    <style:style style:name="T64_6" style:family="text">
      <style:text-properties style:font-name="Open Sans" style:font-name-asian="Open Sans" style:font-name-complex="Open Sans"/>
    </style:style>
    <style:style style:name="T64_7" style:family="text">
      <style:text-properties style:font-name="Open Sans" style:font-name-asian="Open Sans" style:font-name-complex="Open Sans"/>
    </style:style>
    <style:style style:name="T64_8" style:family="text">
      <style:text-properties style:font-name="Open Sans" style:font-name-asian="Open Sans" style:font-name-complex="Open Sans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Open Sans" style:font-name-asian="Open Sans" style:font-name-complex="Open Sans"/>
    </style:style>
    <style:style style:name="T65_2" style:family="text">
      <style:text-properties style:font-name="Open Sans" style:font-name-asian="Open Sans" style:font-name-complex="Open Sans"/>
    </style:style>
    <style:style style:name="T65_3" style:family="text">
      <style:text-properties style:font-name="Open Sans" style:font-name-asian="Open Sans" style:font-name-complex="Open Sans"/>
    </style:style>
    <style:style style:name="T65_4" style:family="text">
      <style:text-properties style:font-name="Open Sans" style:font-name-asian="Open Sans" style:font-name-complex="Open Sans"/>
    </style:style>
    <style:style style:name="T65_5" style:family="text">
      <style:text-properties style:font-name="Open Sans" style:font-name-asian="Open Sans" style:font-name-complex="Open Sans"/>
    </style:style>
    <style:style style:name="T65_6" style:family="text">
      <style:text-properties style:font-name="Open Sans" style:font-name-asian="Open Sans" style:font-name-complex="Open Sans"/>
    </style:style>
    <style:style style:name="T65_7" style:family="text">
      <style:text-properties style:font-name="Open Sans" style:font-name-asian="Open Sans" style:font-name-complex="Open Sans"/>
    </style:style>
    <style:style style:name="T65_8" style:family="text">
      <style:text-properties style:font-name="Open Sans" style:font-name-asian="Open Sans" style:font-name-complex="Open Sans"/>
    </style:style>
    <style:style style:name="P6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Open Sans" style:font-name-asian="Open Sans" style:font-name-complex="Open Sans"/>
    </style:style>
    <style:style style:name="T67_2" style:family="text">
      <style:text-properties style:font-name="Open Sans" style:font-name-asian="Open Sans" style:font-name-complex="Open Sans"/>
    </style:style>
    <style:style style:name="T67_3" style:family="text">
      <style:text-properties style:font-name="Open Sans" style:font-name-asian="Open Sans" style:font-name-complex="Open Sans"/>
    </style:style>
    <style:style style:name="T67_4" style:family="text">
      <style:text-properties style:font-name="Open Sans" style:font-name-asian="Open Sans" style:font-name-complex="Open Sans"/>
    </style:style>
    <style:style style:name="T67_5" style:family="text">
      <style:text-properties style:font-name="Open Sans" style:font-name-asian="Open Sans" style:font-name-complex="Open Sans"/>
    </style:style>
    <style:style style:name="T67_6" style:family="text">
      <style:text-properties style:font-name="Open Sans" style:font-name-asian="Open Sans" style:font-name-complex="Open Sans"/>
    </style:style>
    <style:style style:name="T67_7" style:family="text">
      <style:text-properties style:font-name="Open Sans" style:font-name-asian="Open Sans" style:font-name-complex="Open Sans"/>
    </style:style>
    <style:style style:name="T67_8" style:family="text">
      <style:text-properties style:font-name="Open Sans" style:font-name-asian="Open Sans" style:font-name-complex="Open Sans"/>
    </style:style>
    <style:style style:name="T67_9" style:family="text">
      <style:text-properties style:font-name="Open Sans" style:font-name-asian="Open Sans" style:font-name-complex="Open Sans"/>
    </style:style>
    <style:style style:name="T67_10" style:family="text">
      <style:text-properties style:font-name="Open Sans" style:font-name-asian="Open Sans" style:font-name-complex="Open Sans"/>
    </style:style>
    <style:style style:name="T67_11" style:family="text">
      <style:text-properties style:font-name="Open Sans" style:font-name-asian="Open Sans" style:font-name-complex="Open Sans"/>
    </style:style>
    <style:style style:name="T67_12" style:family="text">
      <style:text-properties style:font-name="Open Sans" style:font-name-asian="Open Sans" style:font-name-complex="Open Sans"/>
    </style:style>
    <style:style style:name="T67_13" style:family="text">
      <style:text-properties style:font-name="Open Sans" style:font-name-asian="Open Sans" style:font-name-complex="Open Sans"/>
    </style:style>
    <style:style style:name="T67_14" style:family="text">
      <style:text-properties style:font-name="Open Sans" style:font-name-asian="Open Sans" style:font-name-complex="Open Sans"/>
    </style:style>
    <style:style style:name="T67_15" style:family="text">
      <style:text-properties style:font-name="Open Sans" style:font-name-asian="Open Sans" style:font-name-complex="Open Sans"/>
    </style:style>
    <style:style style:name="T67_16" style:family="text">
      <style:text-properties style:font-name="Open Sans" style:font-name-asian="Open Sans" style:font-name-complex="Open Sans"/>
    </style:style>
    <style:style style:name="T67_17" style:family="text">
      <style:text-properties style:font-name="Open Sans" style:font-name-asian="Open Sans" style:font-name-complex="Open Sans"/>
    </style:style>
    <style:style style:name="T67_18" style:family="text">
      <style:text-properties style:font-name="Open Sans" style:font-name-asian="Open Sans" style:font-name-complex="Open Sans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Open Sans" style:font-name-asian="Open Sans" style:font-name-complex="Open Sans"/>
    </style:style>
    <style:style style:name="T68_2" style:family="text">
      <style:text-properties style:font-name="Open Sans" style:font-name-asian="Open Sans" style:font-name-complex="Open Sans"/>
    </style:style>
    <style:style style:name="T68_3" style:family="text">
      <style:text-properties style:font-name="Open Sans" style:font-name-asian="Open Sans" style:font-name-complex="Open Sans"/>
    </style:style>
    <style:style style:name="T68_4" style:family="text">
      <style:text-properties style:font-name="Open Sans" style:font-name-asian="Open Sans" style:font-name-complex="Open Sans"/>
    </style:style>
    <style:style style:name="T68_5" style:family="text">
      <style:text-properties style:font-name="Open Sans" style:font-name-asian="Open Sans" style:font-name-complex="Open Sans"/>
    </style:style>
    <style:style style:name="T68_6" style:family="text">
      <style:text-properties style:font-name="Open Sans" style:font-name-asian="Open Sans" style:font-name-complex="Open Sans"/>
    </style:style>
    <style:style style:name="T68_7" style:family="text">
      <style:text-properties style:font-name="Open Sans" style:font-name-asian="Open Sans" style:font-name-complex="Open Sans"/>
    </style:style>
    <style:style style:name="T68_8" style:family="text">
      <style:text-properties style:font-name="Open Sans" style:font-name-asian="Open Sans" style:font-name-complex="Open Sans"/>
    </style:style>
    <style:style style:name="T68_9" style:family="text">
      <style:text-properties style:font-name="Open Sans" style:font-name-asian="Open Sans" style:font-name-complex="Open Sans"/>
    </style:style>
    <style:style style:name="T68_10" style:family="text">
      <style:text-properties style:font-name="Open Sans" style:font-name-asian="Open Sans" style:font-name-complex="Open Sans"/>
    </style:style>
    <style:style style:name="T68_11" style:family="text">
      <style:text-properties style:font-name="Open Sans" style:font-name-asian="Open Sans" style:font-name-complex="Open Sans"/>
    </style:style>
    <style:style style:name="T68_12" style:family="text">
      <style:text-properties style:font-name="Open Sans" style:font-name-asian="Open Sans" style:font-name-complex="Open Sans"/>
    </style:style>
    <style:style style:name="T68_13" style:family="text">
      <style:text-properties style:font-name="Open Sans" style:font-name-asian="Open Sans" style:font-name-complex="Open Sans"/>
    </style:style>
    <style:style style:name="T68_14" style:family="text">
      <style:text-properties style:font-name="Open Sans" style:font-name-asian="Open Sans" style:font-name-complex="Open Sans"/>
    </style:style>
    <style:style style:name="T68_15" style:family="text">
      <style:text-properties style:font-name="Open Sans" style:font-name-asian="Open Sans" style:font-name-complex="Open Sans"/>
    </style:style>
    <style:style style:name="T68_16" style:family="text">
      <style:text-properties style:font-name="Open Sans" style:font-name-asian="Open Sans" style:font-name-complex="Open Sans"/>
    </style:style>
    <style:style style:name="T68_17" style:family="text">
      <style:text-properties style:font-name="Open Sans" style:font-name-asian="Open Sans" style:font-name-complex="Open Sans"/>
    </style:style>
    <style:style style:name="T68_18" style:family="text">
      <style:text-properties style:font-name="Open Sans" style:font-name-asian="Open Sans" style:font-name-complex="Open Sans"/>
    </style:style>
    <style:style style:name="T68_19" style:family="text">
      <style:text-properties style:font-name="Open Sans" style:font-name-asian="Open Sans" style:font-name-complex="Open Sans"/>
    </style:style>
    <style:style style:name="T68_20" style:family="text">
      <style:text-properties style:font-name="Open Sans" style:font-name-asian="Open Sans" style:font-name-complex="Open Sans"/>
    </style:style>
    <style:style style:name="T68_21" style:family="text">
      <style:text-properties style:font-name="Open Sans" style:font-name-asian="Open Sans" style:font-name-complex="Open Sans"/>
    </style:style>
    <style:style style:name="T68_22" style:family="text">
      <style:text-properties style:font-name="Open Sans" style:font-name-asian="Open Sans" style:font-name-complex="Open Sans"/>
    </style:style>
    <style:style style:name="T68_23" style:family="text">
      <style:text-properties style:font-name="Open Sans" style:font-name-asian="Open Sans" style:font-name-complex="Open Sans"/>
    </style:style>
    <style:style style:name="T68_24" style:family="text">
      <style:text-properties style:font-name="Open Sans" style:font-name-asian="Open Sans" style:font-name-complex="Open Sans"/>
    </style:style>
    <style:style style:name="T68_25" style:family="text">
      <style:text-properties style:font-name="Open Sans" style:font-name-asian="Open Sans" style:font-name-complex="Open Sans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Open Sans" style:font-name-asian="Open Sans" style:font-name-complex="Open Sans"/>
    </style:style>
    <style:style style:name="T69_2" style:family="text">
      <style:text-properties style:font-name="Open Sans" style:font-name-asian="Open Sans" style:font-name-complex="Open Sans"/>
    </style:style>
    <style:style style:name="T69_3" style:family="text">
      <style:text-properties style:font-name="Open Sans" style:font-name-asian="Open Sans" style:font-name-complex="Open Sans"/>
    </style:style>
    <style:style style:name="T69_4" style:family="text">
      <style:text-properties style:font-name="Open Sans" style:font-name-asian="Open Sans" style:font-name-complex="Open Sans"/>
    </style:style>
    <style:style style:name="T69_5" style:family="text">
      <style:text-properties style:font-name="Open Sans" style:font-name-asian="Open Sans" style:font-name-complex="Open Sans"/>
    </style:style>
    <style:style style:name="T69_6" style:family="text">
      <style:text-properties style:font-name="Open Sans" style:font-name-asian="Open Sans" style:font-name-complex="Open Sans"/>
    </style:style>
    <style:style style:name="T69_7" style:family="text">
      <style:text-properties style:font-name="Open Sans" style:font-name-asian="Open Sans" style:font-name-complex="Open Sans"/>
    </style:style>
    <style:style style:name="T69_8" style:family="text">
      <style:text-properties style:font-name="Open Sans" style:font-name-asian="Open Sans" style:font-name-complex="Open Sans"/>
    </style:style>
    <style:style style:name="T69_9" style:family="text">
      <style:text-properties style:font-name="Open Sans" style:font-name-asian="Open Sans" style:font-name-complex="Open Sans"/>
    </style:style>
    <style:style style:name="T69_10" style:family="text">
      <style:text-properties style:font-name="Open Sans" style:font-name-asian="Open Sans" style:font-name-complex="Open Sans"/>
    </style:style>
    <style:style style:name="T69_11" style:family="text">
      <style:text-properties style:font-name="Open Sans" style:font-name-asian="Open Sans" style:font-name-complex="Open Sans"/>
    </style:style>
    <style:style style:name="T69_12" style:family="text">
      <style:text-properties style:font-name="Open Sans" style:font-name-asian="Open Sans" style:font-name-complex="Open Sans"/>
    </style:style>
    <style:style style:name="T69_13" style:family="text">
      <style:text-properties style:font-name="Open Sans" style:font-name-asian="Open Sans" style:font-name-complex="Open Sans"/>
    </style:style>
    <style:style style:name="T69_14" style:family="text">
      <style:text-properties style:font-name="Open Sans" style:font-name-asian="Open Sans" style:font-name-complex="Open Sans"/>
    </style:style>
    <style:style style:name="T69_15" style:family="text">
      <style:text-properties style:font-name="Open Sans" style:font-name-asian="Open Sans" style:font-name-complex="Open Sans"/>
    </style:style>
    <style:style style:name="T69_16" style:family="text">
      <style:text-properties style:font-name="Open Sans" style:font-name-asian="Open Sans" style:font-name-complex="Open Sans"/>
    </style:style>
    <style:style style:name="T69_17" style:family="text">
      <style:text-properties style:font-name="Open Sans" style:font-name-asian="Open Sans" style:font-name-complex="Open Sans"/>
    </style:style>
    <style:style style:name="T69_18" style:family="text">
      <style:text-properties style:font-name="Open Sans" style:font-name-asian="Open Sans" style:font-name-complex="Open Sans"/>
    </style:style>
    <style:style style:name="T69_19" style:family="text">
      <style:text-properties style:font-name="Open Sans" style:font-name-asian="Open Sans" style:font-name-complex="Open Sans"/>
    </style:style>
    <style:style style:name="T69_20" style:family="text">
      <style:text-properties style:font-name="Open Sans" style:font-name-asian="Open Sans" style:font-name-complex="Open Sans"/>
    </style:style>
    <style:style style:name="T69_21" style:family="text">
      <style:text-properties style:font-name="Open Sans" style:font-name-asian="Open Sans" style:font-name-complex="Open Sans"/>
    </style:style>
    <style:style style:name="T69_22" style:family="text">
      <style:text-properties style:font-name="Open Sans" style:font-name-asian="Open Sans" style:font-name-complex="Open Sans"/>
    </style:style>
    <style:style style:name="T69_23" style:family="text">
      <style:text-properties style:font-name="Open Sans" style:font-name-asian="Open Sans" style:font-name-complex="Open Sans"/>
    </style:style>
    <style:style style:name="T69_24" style:family="text">
      <style:text-properties style:font-name="Open Sans" style:font-name-asian="Open Sans" style:font-name-complex="Open Sans"/>
    </style:style>
    <style:style style:name="T69_25" style:family="text">
      <style:text-properties style:font-name="Open Sans" style:font-name-asian="Open Sans" style:font-name-complex="Open Sans"/>
    </style:style>
    <style:style style:name="T69_26" style:family="text">
      <style:text-properties style:font-name="Open Sans" style:font-name-asian="Open Sans" style:font-name-complex="Open Sans"/>
    </style:style>
    <style:style style:name="T69_27" style:family="text">
      <style:text-properties style:font-name="Open Sans" style:font-name-asian="Open Sans" style:font-name-complex="Open Sans"/>
    </style:style>
    <style:style style:name="T69_28" style:family="text">
      <style:text-properties style:font-name="Open Sans" style:font-name-asian="Open Sans" style:font-name-complex="Open Sans"/>
    </style:style>
    <style:style style:name="T69_29" style:family="text">
      <style:text-properties style:font-name="Open Sans" style:font-name-asian="Open Sans" style:font-name-complex="Open Sans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Open Sans" style:font-name-asian="Open Sans" style:font-name-complex="Open Sans"/>
    </style:style>
    <style:style style:name="T70_2" style:family="text">
      <style:text-properties style:font-name="Open Sans" style:font-name-asian="Open Sans" style:font-name-complex="Open Sans"/>
    </style:style>
    <style:style style:name="T70_3" style:family="text">
      <style:text-properties style:font-name="Open Sans" style:font-name-asian="Open Sans" style:font-name-complex="Open Sans"/>
    </style:style>
    <style:style style:name="T70_4" style:family="text">
      <style:text-properties style:font-name="Open Sans" style:font-name-asian="Open Sans" style:font-name-complex="Open Sans"/>
    </style:style>
    <style:style style:name="T70_5" style:family="text">
      <style:text-properties style:font-name="Open Sans" style:font-name-asian="Open Sans" style:font-name-complex="Open Sans"/>
    </style:style>
    <style:style style:name="T70_6" style:family="text">
      <style:text-properties style:font-name="Open Sans" style:font-name-asian="Open Sans" style:font-name-complex="Open Sans"/>
    </style:style>
    <style:style style:name="T70_7" style:family="text">
      <style:text-properties style:font-name="Open Sans" style:font-name-asian="Open Sans" style:font-name-complex="Open Sans"/>
    </style:style>
    <style:style style:name="T70_8" style:family="text">
      <style:text-properties style:font-name="Open Sans" style:font-name-asian="Open Sans" style:font-name-complex="Open Sans"/>
    </style:style>
    <style:style style:name="T70_9" style:family="text">
      <style:text-properties style:font-name="Open Sans" style:font-name-asian="Open Sans" style:font-name-complex="Open Sans"/>
    </style:style>
    <style:style style:name="T70_10" style:family="text">
      <style:text-properties style:font-name="Open Sans" style:font-name-asian="Open Sans" style:font-name-complex="Open Sans"/>
    </style:style>
    <style:style style:name="T70_11" style:family="text">
      <style:text-properties style:font-name="Open Sans" style:font-name-asian="Open Sans" style:font-name-complex="Open Sans"/>
    </style:style>
    <style:style style:name="T70_12" style:family="text">
      <style:text-properties style:font-name="Open Sans" style:font-name-asian="Open Sans" style:font-name-complex="Open Sans"/>
    </style:style>
    <style:style style:name="T70_13" style:family="text">
      <style:text-properties style:font-name="Open Sans" style:font-name-asian="Open Sans" style:font-name-complex="Open Sans"/>
    </style:style>
    <style:style style:name="T70_14" style:family="text">
      <style:text-properties style:font-name="Open Sans" style:font-name-asian="Open Sans" style:font-name-complex="Open Sans"/>
    </style:style>
    <style:style style:name="T70_15" style:family="text">
      <style:text-properties style:font-name="Open Sans" style:font-name-asian="Open Sans" style:font-name-complex="Open Sans"/>
    </style:style>
    <style:style style:name="T70_16" style:family="text">
      <style:text-properties style:font-name="Open Sans" style:font-name-asian="Open Sans" style:font-name-complex="Open Sans"/>
    </style:style>
    <style:style style:name="T70_17" style:family="text">
      <style:text-properties style:font-name="Open Sans" style:font-name-asian="Open Sans" style:font-name-complex="Open Sans"/>
    </style:style>
    <style:style style:name="T70_18" style:family="text">
      <style:text-properties style:font-name="Open Sans" style:font-name-asian="Open Sans" style:font-name-complex="Open Sans"/>
    </style:style>
    <style:style style:name="T70_19" style:family="text">
      <style:text-properties style:font-name="Open Sans" style:font-name-asian="Open Sans" style:font-name-complex="Open Sans"/>
    </style:style>
    <style:style style:name="T70_20" style:family="text">
      <style:text-properties style:font-name="Open Sans" style:font-name-asian="Open Sans" style:font-name-complex="Open Sans"/>
    </style:style>
    <style:style style:name="T70_21" style:family="text">
      <style:text-properties style:font-name="Open Sans" style:font-name-asian="Open Sans" style:font-name-complex="Open Sans"/>
    </style:style>
    <style:style style:name="T70_22" style:family="text">
      <style:text-properties style:font-name="Open Sans" style:font-name-asian="Open Sans" style:font-name-complex="Open Sans"/>
    </style:style>
    <style:style style:name="T70_23" style:family="text">
      <style:text-properties style:font-name="Open Sans" style:font-name-asian="Open Sans" style:font-name-complex="Open Sans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Open Sans" style:font-name-asian="Open Sans" style:font-name-complex="Open Sans"/>
    </style:style>
    <style:style style:name="T71_2" style:family="text">
      <style:text-properties style:font-name="Open Sans" style:font-name-asian="Open Sans" style:font-name-complex="Open Sans"/>
    </style:style>
    <style:style style:name="T71_3" style:family="text">
      <style:text-properties style:font-name="Open Sans" style:font-name-asian="Open Sans" style:font-name-complex="Open Sans"/>
    </style:style>
    <style:style style:name="T71_4" style:family="text">
      <style:text-properties style:font-name="Open Sans" style:font-name-asian="Open Sans" style:font-name-complex="Open Sans"/>
    </style:style>
    <style:style style:name="T71_5" style:family="text">
      <style:text-properties style:font-name="Open Sans" style:font-name-asian="Open Sans" style:font-name-complex="Open Sans"/>
    </style:style>
    <style:style style:name="T71_6" style:family="text">
      <style:text-properties style:font-name="Open Sans" style:font-name-asian="Open Sans" style:font-name-complex="Open Sans"/>
    </style:style>
    <style:style style:name="T71_7" style:family="text">
      <style:text-properties style:font-name="Open Sans" style:font-name-asian="Open Sans" style:font-name-complex="Open Sans"/>
    </style:style>
    <style:style style:name="T71_8" style:family="text">
      <style:text-properties style:font-name="Open Sans" style:font-name-asian="Open Sans" style:font-name-complex="Open Sans"/>
    </style:style>
    <style:style style:name="T71_9" style:family="text">
      <style:text-properties style:font-name="Open Sans" style:font-name-asian="Open Sans" style:font-name-complex="Open Sans"/>
    </style:style>
    <style:style style:name="T71_10" style:family="text">
      <style:text-properties style:font-name="Open Sans" style:font-name-asian="Open Sans" style:font-name-complex="Open Sans"/>
    </style:style>
    <style:style style:name="T71_11" style:family="text">
      <style:text-properties style:font-name="Open Sans" style:font-name-asian="Open Sans" style:font-name-complex="Open Sans"/>
    </style:style>
    <style:style style:name="T71_12" style:family="text">
      <style:text-properties style:font-name="Open Sans" style:font-name-asian="Open Sans" style:font-name-complex="Open Sans"/>
    </style:style>
    <style:style style:name="T71_13" style:family="text">
      <style:text-properties style:font-name="Open Sans" style:font-name-asian="Open Sans" style:font-name-complex="Open Sans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Open Sans" style:font-name-asian="Open Sans" style:font-name-complex="Open Sans"/>
    </style:style>
    <style:style style:name="T72_2" style:family="text">
      <style:text-properties fo:background-color="#f1c232" style:font-name="Open Sans" style:font-name-asian="Open Sans" style:font-name-complex="Open Sans"/>
    </style:style>
    <style:style style:name="T72_3" style:family="text">
      <style:text-properties fo:background-color="#f1c232" style:font-name="Open Sans" style:font-name-asian="Open Sans" style:font-name-complex="Open Sans"/>
    </style:style>
    <style:style style:name="T72_4" style:family="text">
      <style:text-properties fo:background-color="#f1c232" style:font-name="Open Sans" style:font-name-asian="Open Sans" style:font-name-complex="Open Sans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Open Sans" style:font-name-asian="Open Sans" style:font-name-complex="Open Sans"/>
    </style:style>
    <style:style style:name="T73_2" style:family="text">
      <style:text-properties fo:background-color="#f1c232" style:font-name="Open Sans" style:font-name-asian="Open Sans" style:font-name-complex="Open Sans"/>
    </style:style>
    <style:style style:name="T73_3" style:family="text">
      <style:text-properties fo:background-color="#f1c232" style:font-name="Open Sans" style:font-name-asian="Open Sans" style:font-name-complex="Open Sans"/>
    </style:style>
    <style:style style:name="T73_4" style:family="text">
      <style:text-properties fo:background-color="#f1c232" style:font-name="Open Sans" style:font-name-asian="Open Sans" style:font-name-complex="Open Sans"/>
    </style:style>
    <style:style style:name="T73_5" style:family="text">
      <style:text-properties fo:background-color="#f1c232" style:font-name="Open Sans" style:font-name-asian="Open Sans" style:font-name-complex="Open Sans"/>
    </style:style>
    <style:style style:name="T73_6" style:family="text">
      <style:text-properties fo:background-color="#f1c232" style:font-name="Open Sans" style:font-name-asian="Open Sans" style:font-name-complex="Open Sans"/>
    </style:style>
    <style:style style:name="T73_7" style:family="text">
      <style:text-properties fo:background-color="#f1c232" style:font-name="Open Sans" style:font-name-asian="Open Sans" style:font-name-complex="Open Sans"/>
    </style:style>
    <style:style style:name="T73_8" style:family="text">
      <style:text-properties fo:background-color="#f1c232" style:font-name="Open Sans" style:font-name-asian="Open Sans" style:font-name-complex="Open Sans"/>
    </style:style>
    <style:style style:name="T73_9" style:family="text">
      <style:text-properties fo:background-color="#f1c232" style:font-name="Open Sans" style:font-name-asian="Open Sans" style:font-name-complex="Open Sans"/>
    </style:style>
    <style:style style:name="T73_10" style:family="text">
      <style:text-properties style:text-line-through-style="solid" style:font-name="Open Sans" style:font-name-asian="Open Sans" style:font-name-complex="Open Sans"/>
    </style:style>
    <style:style style:name="T73_11" style:family="text">
      <style:text-properties style:text-line-through-style="solid" style:font-name="Open Sans" style:font-name-asian="Open Sans" style:font-name-complex="Open Sans"/>
    </style:style>
    <style:style style:name="T73_12" style:family="text">
      <style:text-properties style:text-line-through-style="solid" style:font-name="Open Sans" style:font-name-asian="Open Sans" style:font-name-complex="Open Sans"/>
    </style:style>
    <style:style style:name="T73_13" style:family="text">
      <style:text-properties style:text-line-through-style="solid" style:font-name="Open Sans" style:font-name-asian="Open Sans" style:font-name-complex="Open Sans"/>
    </style:style>
    <style:style style:name="T73_14" style:family="text">
      <style:text-properties style:text-line-through-style="solid" style:font-name="Open Sans" style:font-name-asian="Open Sans" style:font-name-complex="Open Sans"/>
    </style:style>
    <style:style style:name="T73_15" style:family="text">
      <style:text-properties style:text-line-through-style="solid" style:font-name="Open Sans" style:font-name-asian="Open Sans" style:font-name-complex="Open Sans"/>
    </style:style>
    <style:style style:name="T73_16" style:family="text">
      <style:text-properties style:text-line-through-style="solid" style:font-name="Open Sans" style:font-name-asian="Open Sans" style:font-name-complex="Open Sans"/>
    </style:style>
    <style:style style:name="T73_17" style:family="text">
      <style:text-properties style:text-line-through-style="solid" style:font-name="Open Sans" style:font-name-asian="Open Sans" style:font-name-complex="Open Sans"/>
    </style:style>
    <style:style style:name="T73_18" style:family="text">
      <style:text-properties style:text-line-through-style="solid" style:font-name="Open Sans" style:font-name-asian="Open Sans" style:font-name-complex="Open Sans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Open Sans" style:font-name-asian="Open Sans" style:font-name-complex="Open Sans"/>
    </style:style>
    <style:style style:name="T74_2" style:family="text">
      <style:text-properties style:font-name="Open Sans" style:font-name-asian="Open Sans" style:font-name-complex="Open Sans"/>
    </style:style>
    <style:style style:name="T74_3" style:family="text">
      <style:text-properties style:font-name="Open Sans" style:font-name-asian="Open Sans" style:font-name-complex="Open Sans"/>
    </style:style>
    <style:style style:name="T74_4" style:family="text">
      <style:text-properties style:font-name="Open Sans" style:font-name-asian="Open Sans" style:font-name-complex="Open Sans"/>
    </style:style>
    <style:style style:name="T74_5" style:family="text">
      <style:text-properties style:font-name="Open Sans" style:font-name-asian="Open Sans" style:font-name-complex="Open Sans"/>
    </style:style>
    <style:style style:name="T74_6" style:family="text">
      <style:text-properties style:font-name="Open Sans" style:font-name-asian="Open Sans" style:font-name-complex="Open Sans"/>
    </style:style>
    <style:style style:name="T74_7" style:family="text">
      <style:text-properties style:font-name="Open Sans" style:font-name-asian="Open Sans" style:font-name-complex="Open Sans"/>
    </style:style>
    <style:style style:name="T74_8" style:family="text">
      <style:text-properties style:font-name="Open Sans" style:font-name-asian="Open Sans" style:font-name-complex="Open Sans"/>
    </style:style>
    <style:style style:name="T74_9" style:family="text">
      <style:text-properties style:font-name="Open Sans" style:font-name-asian="Open Sans" style:font-name-complex="Open Sans"/>
    </style:style>
    <style:style style:name="T74_10" style:family="text">
      <style:text-properties style:font-name="Open Sans" style:font-name-asian="Open Sans" style:font-name-complex="Open Sans"/>
    </style:style>
    <style:style style:name="T74_11" style:family="text">
      <style:text-properties style:font-name="Open Sans" style:font-name-asian="Open Sans" style:font-name-complex="Open Sans"/>
    </style:style>
    <style:style style:name="T74_12" style:family="text">
      <style:text-properties style:font-name="Open Sans" style:font-name-asian="Open Sans" style:font-name-complex="Open Sans"/>
    </style:style>
    <style:style style:name="T74_13" style:family="text">
      <style:text-properties style:font-name="Open Sans" style:font-name-asian="Open Sans" style:font-name-complex="Open Sans"/>
    </style:style>
    <style:style style:name="T74_14" style:family="text">
      <style:text-properties style:font-name="Open Sans" style:font-name-asian="Open Sans" style:font-name-complex="Open Sans"/>
    </style:style>
    <style:style style:name="T74_15" style:family="text">
      <style:text-properties style:font-name="Open Sans" style:font-name-asian="Open Sans" style:font-name-complex="Open Sans"/>
    </style:style>
    <style:style style:name="T74_16" style:family="text">
      <style:text-properties style:font-name="Open Sans" style:font-name-asian="Open Sans" style:font-name-complex="Open Sans"/>
    </style:style>
    <style:style style:name="T74_17" style:family="text">
      <style:text-properties style:font-name="Open Sans" style:font-name-asian="Open Sans" style:font-name-complex="Open Sans"/>
    </style:style>
    <style:style style:name="T74_18" style:family="text">
      <style:text-properties style:font-name="Open Sans" style:font-name-asian="Open Sans" style:font-name-complex="Open Sans"/>
    </style:style>
    <style:style style:name="T74_19" style:family="text">
      <style:text-properties style:font-name="Open Sans" style:font-name-asian="Open Sans" style:font-name-complex="Open Sans"/>
    </style:style>
    <style:style style:name="T74_20" style:family="text">
      <style:text-properties style:font-name="Open Sans" style:font-name-asian="Open Sans" style:font-name-complex="Open Sans"/>
    </style:style>
    <style:style style:name="T74_21" style:family="text">
      <style:text-properties style:font-name="Open Sans" style:font-name-asian="Open Sans" style:font-name-complex="Open Sans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Open Sans" style:font-name-asian="Open Sans" style:font-name-complex="Open Sans"/>
    </style:style>
    <style:style style:name="T75_2" style:family="text">
      <style:text-properties fo:background-color="#f1c232" style:font-name="Open Sans" style:font-name-asian="Open Sans" style:font-name-complex="Open Sans"/>
    </style:style>
    <style:style style:name="T75_3" style:family="text">
      <style:text-properties fo:background-color="#f1c232" style:font-name="Open Sans" style:font-name-asian="Open Sans" style:font-name-complex="Open Sans"/>
    </style:style>
    <style:style style:name="T75_4" style:family="text">
      <style:text-properties fo:background-color="#f1c232" style:font-name="Open Sans" style:font-name-asian="Open Sans" style:font-name-complex="Open Sans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Open Sans" style:font-name-asian="Open Sans" style:font-name-complex="Open Sans"/>
    </style:style>
    <style:style style:name="T76_2" style:family="text">
      <style:text-properties fo:background-color="#f1c232" style:font-name="Open Sans" style:font-name-asian="Open Sans" style:font-name-complex="Open Sans"/>
    </style:style>
    <style:style style:name="T76_3" style:family="text">
      <style:text-properties fo:background-color="#f1c232" style:font-name="Open Sans" style:font-name-asian="Open Sans" style:font-name-complex="Open Sans"/>
    </style:style>
    <style:style style:name="T76_4" style:family="text">
      <style:text-properties style:font-name="Open Sans" style:font-name-asian="Open Sans" style:font-name-complex="Open Sans"/>
    </style:style>
    <style:style style:name="T76_5" style:family="text">
      <style:text-properties style:font-name="Open Sans" style:font-name-asian="Open Sans" style:font-name-complex="Open Sans"/>
    </style:style>
    <style:style style:name="T76_6" style:family="text">
      <style:text-properties style:font-name="Open Sans" style:font-name-asian="Open Sans" style:font-name-complex="Open Sans"/>
    </style:style>
    <style:style style:name="T76_7" style:family="text">
      <style:text-properties style:font-name="Open Sans" style:font-name-asian="Open Sans" style:font-name-complex="Open Sans"/>
    </style:style>
    <style:style style:name="T76_8" style:family="text">
      <style:text-properties style:font-name="Open Sans" style:font-name-asian="Open Sans" style:font-name-complex="Open Sans"/>
    </style:style>
    <style:style style:name="T76_9" style:family="text">
      <style:text-properties style:font-name="Open Sans" style:font-name-asian="Open Sans" style:font-name-complex="Open Sans"/>
    </style:style>
    <style:style style:name="T76_10" style:family="text">
      <style:text-properties style:font-name="Open Sans" style:font-name-asian="Open Sans" style:font-name-complex="Open Sans"/>
    </style:style>
    <style:style style:name="T76_11" style:family="text">
      <style:text-properties fo:background-color="#f1c232" style:font-name="Open Sans" style:font-name-asian="Open Sans" style:font-name-complex="Open Sans"/>
    </style:style>
    <style:style style:name="T76_12" style:family="text">
      <style:text-properties fo:background-color="#f1c232" style:font-name="Open Sans" style:font-name-asian="Open Sans" style:font-name-complex="Open Sans"/>
    </style:style>
    <style:style style:name="T76_13" style:family="text">
      <style:text-properties style:font-name="Open Sans" style:font-name-asian="Open Sans" style:font-name-complex="Open Sans"/>
    </style:style>
    <style:style style:name="T76_14" style:family="text">
      <style:text-properties style:font-name="Open Sans" style:font-name-asian="Open Sans" style:font-name-complex="Open Sans"/>
    </style:style>
    <style:style style:name="T76_15" style:family="text">
      <style:text-properties style:font-name="Open Sans" style:font-name-asian="Open Sans" style:font-name-complex="Open Sans"/>
    </style:style>
    <style:style style:name="T76_16" style:family="text">
      <style:text-properties style:font-name="Open Sans" style:font-name-asian="Open Sans" style:font-name-complex="Open Sans"/>
    </style:style>
    <style:style style:name="T76_17" style:family="text">
      <style:text-properties style:font-name="Open Sans" style:font-name-asian="Open Sans" style:font-name-complex="Open Sans"/>
    </style:style>
    <style:style style:name="T76_18" style:family="text">
      <style:text-properties fo:background-color="#ff0000" style:font-name="Open Sans" style:font-name-asian="Open Sans" style:font-name-complex="Open Sans"/>
    </style:style>
    <style:style style:name="T76_19" style:family="text">
      <style:text-properties fo:background-color="#ff0000" style:font-name="Open Sans" style:font-name-asian="Open Sans" style:font-name-complex="Open Sans"/>
    </style:style>
    <style:style style:name="T76_20" style:family="text">
      <style:text-properties style:font-name="Open Sans" style:font-name-asian="Open Sans" style:font-name-complex="Open Sans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Open Sans" style:font-name-asian="Open Sans" style:font-name-complex="Open Sans"/>
    </style:style>
    <style:style style:name="T77_2" style:family="text">
      <style:text-properties fo:background-color="#f1c232" style:font-name="Open Sans" style:font-name-asian="Open Sans" style:font-name-complex="Open Sans"/>
    </style:style>
    <style:style style:name="T77_3" style:family="text">
      <style:text-properties fo:background-color="#f1c232" style:font-name="Open Sans" style:font-name-asian="Open Sans" style:font-name-complex="Open Sans"/>
    </style:style>
    <style:style style:name="T77_4" style:family="text">
      <style:text-properties fo:background-color="#f1c232" style:font-name="Open Sans" style:font-name-asian="Open Sans" style:font-name-complex="Open Sans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Open Sans" style:font-name-asian="Open Sans" style:font-name-complex="Open Sans"/>
    </style:style>
    <style:style style:name="T78_2" style:family="text">
      <style:text-properties fo:background-color="#f1c232" style:font-name="Open Sans" style:font-name-asian="Open Sans" style:font-name-complex="Open Sans"/>
    </style:style>
    <style:style style:name="T78_3" style:family="text">
      <style:text-properties fo:background-color="#f1c232" style:font-name="Open Sans" style:font-name-asian="Open Sans" style:font-name-complex="Open Sans"/>
    </style:style>
    <style:style style:name="T78_4" style:family="text">
      <style:text-properties fo:background-color="#f1c232" style:font-name="Open Sans" style:font-name-asian="Open Sans" style:font-name-complex="Open Sans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Open Sans" style:font-name-asian="Open Sans" style:font-name-complex="Open Sans"/>
    </style:style>
    <style:style style:name="T79_2" style:family="text">
      <style:text-properties fo:background-color="#f1c232" style:font-name="Open Sans" style:font-name-asian="Open Sans" style:font-name-complex="Open Sans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Open Sans" style:font-name-asian="Open Sans" style:font-name-complex="Open Sans"/>
    </style:style>
    <style:style style:name="T80_2" style:family="text">
      <style:text-properties style:text-line-through-style="solid" style:font-name="Open Sans" style:font-name-asian="Open Sans" style:font-name-complex="Open Sans"/>
    </style:style>
    <style:style style:name="T80_3" style:family="text">
      <style:text-properties style:text-line-through-style="solid" style:font-name="Open Sans" style:font-name-asian="Open Sans" style:font-name-complex="Open Sans"/>
    </style:style>
    <style:style style:name="T80_4" style:family="text">
      <style:text-properties style:text-line-through-style="solid" style:font-name="Open Sans" style:font-name-asian="Open Sans" style:font-name-complex="Open Sans"/>
    </style:style>
    <style:style style:name="T80_5" style:family="text">
      <style:text-properties style:text-line-through-style="solid" style:font-name="Open Sans" style:font-name-asian="Open Sans" style:font-name-complex="Open Sans"/>
    </style:style>
    <style:style style:name="T80_6" style:family="text">
      <style:text-properties style:text-line-through-style="solid" style:font-name="Open Sans" style:font-name-asian="Open Sans" style:font-name-complex="Open Sans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text-line-through-style="solid" style:font-name="Open Sans" style:font-name-asian="Open Sans" style:font-name-complex="Open Sans"/>
    </style:style>
    <style:style style:name="T81_2" style:family="text">
      <style:text-properties fo:background-color="#f1c232" style:font-name="Open Sans" style:font-name-asian="Open Sans" style:font-name-complex="Open Sans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1c232" style:font-name="Open Sans" style:font-name-asian="Open Sans" style:font-name-complex="Open Sans"/>
    </style:style>
    <style:style style:name="T82_2" style:family="text">
      <style:text-properties fo:background-color="#f1c232" style:font-name="Open Sans" style:font-name-asian="Open Sans" style:font-name-complex="Open Sans"/>
    </style:style>
    <style:style style:name="T82_3" style:family="text">
      <style:text-properties fo:background-color="#f1c232" style:font-name="Open Sans" style:font-name-asian="Open Sans" style:font-name-complex="Open Sans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1c232" style:font-name="Open Sans" style:font-name-asian="Open Sans" style:font-name-complex="Open Sans"/>
    </style:style>
    <style:style style:name="T83_2" style:family="text">
      <style:text-properties fo:background-color="#f1c232" style:font-name="Open Sans" style:font-name-asian="Open Sans" style:font-name-complex="Open Sans"/>
    </style:style>
    <style:style style:name="T83_3" style:family="text">
      <style:text-properties fo:background-color="#f1c232" style:font-name="Open Sans" style:font-name-asian="Open Sans" style:font-name-complex="Open Sans"/>
    </style:style>
    <style:style style:name="T83_4" style:family="text">
      <style:text-properties fo:background-color="#f1c232" style:font-name="Open Sans" style:font-name-asian="Open Sans" style:font-name-complex="Open Sans"/>
    </style:style>
    <style:style style:name="P8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Open Sans" style:font-name-asian="Open Sans" style:font-name-complex="Open Sans"/>
    </style:style>
    <style:style style:name="T85_2" style:family="text">
      <style:text-properties style:font-name="Open Sans" style:font-name-asian="Open Sans" style:font-name-complex="Open Sans"/>
    </style:style>
    <style:style style:name="T85_3" style:family="text">
      <style:text-properties style:text-line-through-style="solid" style:font-name="Open Sans" style:font-name-asian="Open Sans" style:font-name-complex="Open Sans"/>
    </style:style>
    <style:style style:name="T85_4" style:family="text">
      <style:text-properties style:text-line-through-style="solid" style:font-name="Open Sans" style:font-name-asian="Open Sans" style:font-name-complex="Open Sans"/>
    </style:style>
    <style:style style:name="T85_5" style:family="text">
      <style:text-properties style:text-line-through-style="solid" style:font-name="Open Sans" style:font-name-asian="Open Sans" style:font-name-complex="Open Sans"/>
    </style:style>
    <style:style style:name="T85_6" style:family="text">
      <style:text-properties style:text-line-through-style="solid" style:font-name="Open Sans" style:font-name-asian="Open Sans" style:font-name-complex="Open Sans"/>
    </style:style>
    <style:style style:name="T85_7" style:family="text">
      <style:text-properties style:text-line-through-style="solid" style:font-name="Open Sans" style:font-name-asian="Open Sans" style:font-name-complex="Open Sans"/>
    </style:style>
    <style:style style:name="T85_8" style:family="text">
      <style:text-properties style:text-line-through-style="solid" style:font-name="Open Sans" style:font-name-asian="Open Sans" style:font-name-complex="Open Sans"/>
    </style:style>
    <style:style style:name="T85_9" style:family="text">
      <style:text-properties style:text-line-through-style="solid" style:font-name="Open Sans" style:font-name-asian="Open Sans" style:font-name-complex="Open Sans"/>
    </style:style>
    <style:style style:name="T85_10" style:family="text">
      <style:text-properties style:text-line-through-style="solid" style:font-name="Open Sans" style:font-name-asian="Open Sans" style:font-name-complex="Open Sans"/>
    </style:style>
    <style:style style:name="T85_11" style:family="text">
      <style:text-properties style:text-line-through-style="solid" style:font-name="Open Sans" style:font-name-asian="Open Sans" style:font-name-complex="Open Sans"/>
    </style:style>
    <style:style style:name="T85_12" style:family="text">
      <style:text-properties style:text-line-through-style="solid" style:font-name="Open Sans" style:font-name-asian="Open Sans" style:font-name-complex="Open Sans"/>
    </style:style>
    <style:style style:name="T85_13" style:family="text">
      <style:text-properties style:text-line-through-style="solid" style:font-name="Open Sans" style:font-name-asian="Open Sans" style:font-name-complex="Open Sans"/>
    </style:style>
    <style:style style:name="T85_14" style:family="text">
      <style:text-properties style:text-line-through-style="solid" style:font-name="Open Sans" style:font-name-asian="Open Sans" style:font-name-complex="Open Sans"/>
    </style:style>
    <style:style style:name="T85_15" style:family="text">
      <style:text-properties style:text-line-through-style="solid" style:font-name="Open Sans" style:font-name-asian="Open Sans" style:font-name-complex="Open Sans"/>
    </style:style>
    <style:style style:name="T85_16" style:family="text">
      <style:text-properties style:text-line-through-style="solid" style:font-name="Open Sans" style:font-name-asian="Open Sans" style:font-name-complex="Open Sans"/>
    </style:style>
    <style:style style:name="T85_17" style:family="text">
      <style:text-properties style:text-line-through-style="solid" style:font-name="Open Sans" style:font-name-asian="Open Sans" style:font-name-complex="Open Sans"/>
    </style:style>
    <style:style style:name="T85_18" style:family="text">
      <style:text-properties style:text-line-through-style="solid" style:font-name="Open Sans" style:font-name-asian="Open Sans" style:font-name-complex="Open Sans"/>
    </style:style>
    <style:style style:name="T85_19" style:family="text">
      <style:text-properties style:text-line-through-style="solid" style:font-name="Open Sans" style:font-name-asian="Open Sans" style:font-name-complex="Open Sans"/>
    </style:style>
    <style:style style:name="T85_20" style:family="text">
      <style:text-properties style:text-line-through-style="solid" style:font-name="Open Sans" style:font-name-asian="Open Sans" style:font-name-complex="Open Sans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Open Sans" style:font-name-asian="Open Sans" style:font-name-complex="Open Sans"/>
    </style:style>
    <style:style style:name="T86_2" style:family="text">
      <style:text-properties style:font-name="Open Sans" style:font-name-asian="Open Sans" style:font-name-complex="Open Sans"/>
    </style:style>
    <style:style style:name="T86_3" style:family="text">
      <style:text-properties style:font-name="Open Sans" style:font-name-asian="Open Sans" style:font-name-complex="Open Sans"/>
    </style:style>
    <style:style style:name="T86_4" style:family="text">
      <style:text-properties style:font-name="Open Sans" style:font-name-asian="Open Sans" style:font-name-complex="Open Sans"/>
    </style:style>
    <style:style style:name="T86_5" style:family="text">
      <style:text-properties style:font-name="Open Sans" style:font-name-asian="Open Sans" style:font-name-complex="Open Sans"/>
    </style:style>
    <style:style style:name="T86_6" style:family="text">
      <style:text-properties style:font-name="Open Sans" style:font-name-asian="Open Sans" style:font-name-complex="Open Sans"/>
    </style:style>
    <style:style style:name="T86_7" style:family="text">
      <style:text-properties style:font-name="Open Sans" style:font-name-asian="Open Sans" style:font-name-complex="Open Sans"/>
    </style:style>
    <style:style style:name="T86_8" style:family="text">
      <style:text-properties style:font-name="Open Sans" style:font-name-asian="Open Sans" style:font-name-complex="Open Sans"/>
    </style:style>
    <style:style style:name="T86_9" style:family="text">
      <style:text-properties style:font-name="Open Sans" style:font-name-asian="Open Sans" style:font-name-complex="Open Sans"/>
    </style:style>
    <style:style style:name="T86_10" style:family="text">
      <style:text-properties style:font-name="Open Sans" style:font-name-asian="Open Sans" style:font-name-complex="Open Sans"/>
    </style:style>
    <style:style style:name="T86_11" style:family="text">
      <style:text-properties style:font-name="Open Sans" style:font-name-asian="Open Sans" style:font-name-complex="Open Sans"/>
    </style:style>
    <style:style style:name="T86_12" style:family="text">
      <style:text-properties style:font-name="Open Sans" style:font-name-asian="Open Sans" style:font-name-complex="Open Sans"/>
    </style:style>
    <style:style style:name="T86_13" style:family="text">
      <style:text-properties style:font-name="Open Sans" style:font-name-asian="Open Sans" style:font-name-complex="Open Sans"/>
    </style:style>
    <style:style style:name="T86_14" style:family="text">
      <style:text-properties style:font-name="Open Sans" style:font-name-asian="Open Sans" style:font-name-complex="Open Sans"/>
    </style:style>
    <style:style style:name="T86_15" style:family="text">
      <style:text-properties style:font-name="Open Sans" style:font-name-asian="Open Sans" style:font-name-complex="Open Sans"/>
    </style:style>
    <style:style style:name="T86_16" style:family="text">
      <style:text-properties style:font-name="Open Sans" style:font-name-asian="Open Sans" style:font-name-complex="Open Sans"/>
    </style:style>
    <style:style style:name="T86_17" style:family="text">
      <style:text-properties style:font-name="Open Sans" style:font-name-asian="Open Sans" style:font-name-complex="Open Sans"/>
    </style:style>
    <style:style style:name="T86_18" style:family="text">
      <style:text-properties style:font-name="Open Sans" style:font-name-asian="Open Sans" style:font-name-complex="Open Sans"/>
    </style:style>
    <style:style style:name="T86_19" style:family="text">
      <style:text-properties style:font-name="Open Sans" style:font-name-asian="Open Sans" style:font-name-complex="Open Sans"/>
    </style:style>
    <style:style style:name="T86_20" style:family="text">
      <style:text-properties style:font-name="Open Sans" style:font-name-asian="Open Sans" style:font-name-complex="Open Sans"/>
    </style:style>
    <style:style style:name="P8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Open Sans" style:font-name-asian="Open Sans" style:font-name-complex="Open Sans"/>
    </style:style>
    <style:style style:name="T88_2" style:family="text">
      <style:text-properties style:font-name="Open Sans" style:font-name-asian="Open Sans" style:font-name-complex="Open Sans"/>
    </style:style>
    <style:style style:name="T88_3" style:family="text">
      <style:text-properties style:font-name="Open Sans" style:font-name-asian="Open Sans" style:font-name-complex="Open Sans"/>
    </style:style>
    <style:style style:name="T88_4" style:family="text">
      <style:text-properties style:font-name="Open Sans" style:font-name-asian="Open Sans" style:font-name-complex="Open Sans"/>
    </style:style>
    <style:style style:name="T88_5" style:family="text">
      <style:text-properties style:font-name="Open Sans" style:font-name-asian="Open Sans" style:font-name-complex="Open Sans"/>
    </style:style>
    <style:style style:name="T88_6" style:family="text">
      <style:text-properties style:font-name="Open Sans" style:font-name-asian="Open Sans" style:font-name-complex="Open Sans"/>
    </style:style>
    <style:style style:name="T88_7" style:family="text">
      <style:text-properties style:font-name="Open Sans" style:font-name-asian="Open Sans" style:font-name-complex="Open Sans"/>
    </style:style>
    <style:style style:name="T88_8" style:family="text">
      <style:text-properties style:font-name="Open Sans" style:font-name-asian="Open Sans" style:font-name-complex="Open Sans"/>
    </style:style>
    <style:style style:name="T88_9" style:family="text">
      <style:text-properties style:font-name="Open Sans" style:font-name-asian="Open Sans" style:font-name-complex="Open Sans"/>
    </style:style>
    <style:style style:name="P89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Open Sans" style:font-name-asian="Open Sans" style:font-name-complex="Open Sans"/>
    </style:style>
    <style:style style:name="T90_2" style:family="text">
      <style:text-properties style:font-name="Open Sans" style:font-name-asian="Open Sans" style:font-name-complex="Open Sans"/>
    </style:style>
    <style:style style:name="T90_3" style:family="text">
      <style:text-properties style:font-name="Open Sans" style:font-name-asian="Open Sans" style:font-name-complex="Open Sans"/>
    </style:style>
    <style:style style:name="T90_4" style:family="text">
      <style:text-properties style:font-name="Open Sans" style:font-name-asian="Open Sans" style:font-name-complex="Open Sans"/>
    </style:style>
    <style:style style:name="T90_5" style:family="text">
      <style:text-properties style:font-name="Open Sans" style:font-name-asian="Open Sans" style:font-name-complex="Open Sans"/>
    </style:style>
    <style:style style:name="T90_6" style:family="text">
      <style:text-properties style:font-name="Open Sans" style:font-name-asian="Open Sans" style:font-name-complex="Open Sans"/>
    </style:style>
    <style:style style:name="T90_7" style:family="text">
      <style:text-properties style:font-name="Open Sans" style:font-name-asian="Open Sans" style:font-name-complex="Open Sans"/>
    </style:style>
    <style:style style:name="T90_8" style:family="text">
      <style:text-properties style:font-name="Open Sans" style:font-name-asian="Open Sans" style:font-name-complex="Open Sans"/>
    </style:style>
    <style:style style:name="T90_9" style:family="text">
      <style:text-properties style:font-name="Open Sans" style:font-name-asian="Open Sans" style:font-name-complex="Open Sans"/>
    </style:style>
    <style:style style:name="T90_10" style:family="text">
      <style:text-properties style:font-name="Open Sans" style:font-name-asian="Open Sans" style:font-name-complex="Open Sans"/>
    </style:style>
    <style:style style:name="T90_11" style:family="text">
      <style:text-properties style:font-name="Open Sans" style:font-name-asian="Open Sans" style:font-name-complex="Open Sans"/>
    </style:style>
    <style:style style:name="T90_12" style:family="text">
      <style:text-properties style:font-name="Open Sans" style:font-name-asian="Open Sans" style:font-name-complex="Open Sans"/>
    </style:style>
    <style:style style:name="T90_13" style:family="text">
      <style:text-properties style:font-name="Open Sans" style:font-name-asian="Open Sans" style:font-name-complex="Open Sans"/>
    </style:style>
    <style:style style:name="T90_14" style:family="text">
      <style:text-properties style:font-name="Open Sans" style:font-name-asian="Open Sans" style:font-name-complex="Open Sans"/>
    </style:style>
    <style:style style:name="T90_15" style:family="text">
      <style:text-properties style:font-name="Open Sans" style:font-name-asian="Open Sans" style:font-name-complex="Open Sans"/>
    </style:style>
    <style:style style:name="T90_16" style:family="text">
      <style:text-properties style:font-name="Open Sans" style:font-name-asian="Open Sans" style:font-name-complex="Open Sans"/>
    </style:style>
    <style:style style:name="T90_17" style:family="text">
      <style:text-properties style:font-name="Open Sans" style:font-name-asian="Open Sans" style:font-name-complex="Open Sans"/>
    </style:style>
    <style:style style:name="T90_18" style:family="text">
      <style:text-properties style:font-name="Open Sans" style:font-name-asian="Open Sans" style:font-name-complex="Open Sans"/>
    </style:style>
    <style:style style:name="T90_19" style:family="text">
      <style:text-properties style:font-name="Open Sans" style:font-name-asian="Open Sans" style:font-name-complex="Open Sans"/>
    </style:style>
    <style:style style:name="T90_20" style:family="text">
      <style:text-properties style:font-name="Open Sans" style:font-name-asian="Open Sans" style:font-name-complex="Open Sans"/>
    </style:style>
    <style:style style:name="T90_21" style:family="text">
      <style:text-properties style:font-name="Open Sans" style:font-name-asian="Open Sans" style:font-name-complex="Open Sans"/>
    </style:style>
    <style:style style:name="T90_22" style:family="text">
      <style:text-properties style:font-name="Open Sans" style:font-name-asian="Open Sans" style:font-name-complex="Open Sans"/>
    </style:style>
    <style:style style:name="T90_23" style:family="text">
      <style:text-properties style:font-name="Open Sans" style:font-name-asian="Open Sans" style:font-name-complex="Open Sans"/>
    </style:style>
    <style:style style:name="T90_24" style:family="text">
      <style:text-properties style:font-name="Open Sans" style:font-name-asian="Open Sans" style:font-name-complex="Open Sans"/>
    </style:style>
    <style:style style:name="T90_25" style:family="text">
      <style:text-properties style:font-name="Open Sans" style:font-name-asian="Open Sans" style:font-name-complex="Open Sans"/>
    </style:style>
    <style:style style:name="T90_26" style:family="text">
      <style:text-properties style:font-name="Open Sans" style:font-name-asian="Open Sans" style:font-name-complex="Open Sans"/>
    </style:style>
    <style:style style:name="T90_27" style:family="text">
      <style:text-properties style:font-name="Open Sans" style:font-name-asian="Open Sans" style:font-name-complex="Open Sans"/>
    </style:style>
    <style:style style:name="T90_28" style:family="text">
      <style:text-properties style:font-name="Open Sans" style:font-name-asian="Open Sans" style:font-name-complex="Open Sans"/>
    </style:style>
    <style:style style:name="T90_29" style:family="text">
      <style:text-properties style:font-name="Open Sans" style:font-name-asian="Open Sans" style:font-name-complex="Open Sans"/>
    </style:style>
    <style:style style:name="T90_30" style:family="text">
      <style:text-properties style:font-name="Open Sans" style:font-name-asian="Open Sans" style:font-name-complex="Open Sans"/>
    </style:style>
    <style:style style:name="T90_31" style:family="text">
      <style:text-properties style:font-name="Open Sans" style:font-name-asian="Open Sans" style:font-name-complex="Open Sans"/>
    </style:style>
    <style:style style:name="T90_32" style:family="text">
      <style:text-properties style:font-name="Open Sans" style:font-name-asian="Open Sans" style:font-name-complex="Open Sans"/>
    </style:style>
    <style:style style:name="T90_33" style:family="text">
      <style:text-properties style:font-name="Open Sans" style:font-name-asian="Open Sans" style:font-name-complex="Open Sans"/>
    </style:style>
    <style:style style:name="T90_34" style:family="text">
      <style:text-properties style:font-name="Open Sans" style:font-name-asian="Open Sans" style:font-name-complex="Open Sans"/>
    </style:style>
    <style:style style:name="T90_35" style:family="text">
      <style:text-properties style:font-name="Open Sans" style:font-name-asian="Open Sans" style:font-name-complex="Open Sans"/>
    </style:style>
    <style:style style:name="T90_36" style:family="text">
      <style:text-properties style:font-name="Open Sans" style:font-name-asian="Open Sans" style:font-name-complex="Open Sans"/>
    </style:style>
    <style:style style:name="T90_37" style:family="text">
      <style:text-properties style:font-name="Open Sans" style:font-name-asian="Open Sans" style:font-name-complex="Open Sans"/>
    </style:style>
    <style:style style:name="T90_38" style:family="text">
      <style:text-properties style:font-name="Open Sans" style:font-name-asian="Open Sans" style:font-name-complex="Open Sans"/>
    </style:style>
    <style:style style:name="T90_39" style:family="text">
      <style:text-properties style:font-name="Open Sans" style:font-name-asian="Open Sans" style:font-name-complex="Open Sans"/>
    </style:style>
    <style:style style:name="T90_40" style:family="text">
      <style:text-properties style:font-name="Open Sans" style:font-name-asian="Open Sans" style:font-name-complex="Open Sans"/>
    </style:style>
    <style:style style:name="T90_41" style:family="text">
      <style:text-properties style:font-name="Open Sans" style:font-name-asian="Open Sans" style:font-name-complex="Open Sans"/>
    </style:style>
    <style:style style:name="T90_42" style:family="text">
      <style:text-properties style:font-name="Open Sans" style:font-name-asian="Open Sans" style:font-name-complex="Open Sans"/>
    </style:style>
    <style:style style:name="T90_43" style:family="text">
      <style:text-properties style:font-name="Open Sans" style:font-name-asian="Open Sans" style:font-name-complex="Open Sans"/>
    </style:style>
    <style:style style:name="T90_44" style:family="text">
      <style:text-properties style:font-name="Open Sans" style:font-name-asian="Open Sans" style:font-name-complex="Open Sans"/>
    </style:style>
    <style:style style:name="T90_45" style:family="text">
      <style:text-properties style:font-name="Open Sans" style:font-name-asian="Open Sans" style:font-name-complex="Open Sans"/>
    </style:style>
    <style:style style:name="T90_46" style:family="text">
      <style:text-properties style:font-name="Open Sans" style:font-name-asian="Open Sans" style:font-name-complex="Open Sans"/>
    </style:style>
    <style:style style:name="T90_47" style:family="text">
      <style:text-properties style:font-name="Open Sans" style:font-name-asian="Open Sans" style:font-name-complex="Open Sans"/>
    </style:style>
    <style:style style:name="T90_48" style:family="text">
      <style:text-properties style:font-name="Open Sans" style:font-name-asian="Open Sans" style:font-name-complex="Open Sans"/>
    </style:style>
    <style:style style:name="T90_49" style:family="text">
      <style:text-properties style:font-name="Open Sans" style:font-name-asian="Open Sans" style:font-name-complex="Open Sans"/>
    </style:style>
    <style:style style:name="T90_50" style:family="text">
      <style:text-properties style:font-name="Open Sans" style:font-name-asian="Open Sans" style:font-name-complex="Open Sans"/>
    </style:style>
    <style:style style:name="T90_51" style:family="text">
      <style:text-properties style:font-name="Open Sans" style:font-name-asian="Open Sans" style:font-name-complex="Open Sans"/>
    </style:style>
    <style:style style:name="T90_52" style:family="text">
      <style:text-properties style:font-name="Open Sans" style:font-name-asian="Open Sans" style:font-name-complex="Open Sans"/>
    </style:style>
    <style:style style:name="T90_53" style:family="text">
      <style:text-properties style:font-name="Open Sans" style:font-name-asian="Open Sans" style:font-name-complex="Open Sans"/>
    </style:style>
    <style:style style:name="T90_54" style:family="text">
      <style:text-properties style:font-name="Open Sans" style:font-name-asian="Open Sans" style:font-name-complex="Open Sans"/>
    </style:style>
    <style:style style:name="T90_55" style:family="text">
      <style:text-properties style:font-name="Open Sans" style:font-name-asian="Open Sans" style:font-name-complex="Open Sans"/>
    </style:style>
    <style:style style:name="T90_56" style:family="text">
      <style:text-properties style:font-name="Open Sans" style:font-name-asian="Open Sans" style:font-name-complex="Open Sans"/>
    </style:style>
    <style:style style:name="T90_57" style:family="text">
      <style:text-properties style:font-name="Open Sans" style:font-name-asian="Open Sans" style:font-name-complex="Open Sans"/>
    </style:style>
    <style:style style:name="T90_58" style:family="text">
      <style:text-properties style:font-name="Open Sans" style:font-name-asian="Open Sans" style:font-name-complex="Open Sans"/>
    </style:style>
    <style:style style:name="T90_59" style:family="text">
      <style:text-properties style:font-name="Open Sans" style:font-name-asian="Open Sans" style:font-name-complex="Open Sans"/>
    </style:style>
    <style:style style:name="T90_60" style:family="text">
      <style:text-properties style:font-name="Open Sans" style:font-name-asian="Open Sans" style:font-name-complex="Open Sans"/>
    </style:style>
    <style:style style:name="T90_61" style:family="text">
      <style:text-properties style:font-name="Open Sans" style:font-name-asian="Open Sans" style:font-name-complex="Open Sans"/>
    </style:style>
    <style:style style:name="T90_62" style:family="text">
      <style:text-properties style:font-name="Open Sans" style:font-name-asian="Open Sans" style:font-name-complex="Open Sans"/>
    </style:style>
    <style:style style:name="T90_63" style:family="text">
      <style:text-properties style:font-name="Open Sans" style:font-name-asian="Open Sans" style:font-name-complex="Open Sans"/>
    </style:style>
    <style:style style:name="T90_64" style:family="text">
      <style:text-properties style:font-name="Open Sans" style:font-name-asian="Open Sans" style:font-name-complex="Open Sans"/>
    </style:style>
    <style:style style:name="T90_65" style:family="text">
      <style:text-properties style:font-name="Open Sans" style:font-name-asian="Open Sans" style:font-name-complex="Open Sans"/>
    </style:style>
    <style:style style:name="T90_66" style:family="text">
      <style:text-properties style:font-name="Open Sans" style:font-name-asian="Open Sans" style:font-name-complex="Open Sans"/>
    </style:style>
    <style:style style:name="T90_67" style:family="text">
      <style:text-properties fo:background-color="#ff0000" style:font-name="Open Sans" style:font-name-asian="Open Sans" style:font-name-complex="Open Sans"/>
    </style:style>
    <style:style style:name="T90_68" style:family="text">
      <style:text-properties fo:background-color="#ff0000" style:font-name="Open Sans" style:font-name-asian="Open Sans" style:font-name-complex="Open Sans"/>
    </style:style>
    <style:style style:name="T90_69" style:family="text">
      <style:text-properties fo:background-color="#ff0000" style:font-name="Open Sans" style:font-name-asian="Open Sans" style:font-name-complex="Open Sans"/>
    </style:style>
    <style:style style:name="T90_70" style:family="text">
      <style:text-properties fo:background-color="#ff0000" style:font-name="Open Sans" style:font-name-asian="Open Sans" style:font-name-complex="Open Sans"/>
    </style:style>
    <style:style style:name="T90_71" style:family="text">
      <style:text-properties fo:background-color="#ff0000" style:font-name="Open Sans" style:font-name-asian="Open Sans" style:font-name-complex="Open Sans"/>
    </style:style>
    <style:style style:name="T90_72" style:family="text">
      <style:text-properties fo:background-color="#ff0000" style:font-name="Open Sans" style:font-name-asian="Open Sans" style:font-name-complex="Open Sans"/>
    </style:style>
    <style:style style:name="T90_73" style:family="text">
      <style:text-properties fo:background-color="#ff0000" style:font-name="Open Sans" style:font-name-asian="Open Sans" style:font-name-complex="Open Sans"/>
    </style:style>
    <style:style style:name="T90_74" style:family="text">
      <style:text-properties fo:background-color="#ff0000" style:font-name="Open Sans" style:font-name-asian="Open Sans" style:font-name-complex="Open Sans"/>
    </style:style>
    <style:style style:name="T90_75" style:family="text">
      <style:text-properties fo:background-color="#ff0000" style:font-name="Open Sans" style:font-name-asian="Open Sans" style:font-name-complex="Open Sans"/>
    </style:style>
    <style:style style:name="T90_76" style:family="text">
      <style:text-properties fo:background-color="#ff0000" style:font-name="Open Sans" style:font-name-asian="Open Sans" style:font-name-complex="Open Sans"/>
    </style:style>
    <style:style style:name="T90_77" style:family="text">
      <style:text-properties fo:background-color="#ff0000" style:font-name="Open Sans" style:font-name-asian="Open Sans" style:font-name-complex="Open Sans"/>
    </style:style>
    <style:style style:name="T90_78" style:family="text">
      <style:text-properties fo:background-color="#ff0000" style:font-name="Open Sans" style:font-name-asian="Open Sans" style:font-name-complex="Open Sans"/>
    </style:style>
    <style:style style:name="T90_79" style:family="text">
      <style:text-properties fo:background-color="#ff0000" style:font-name="Open Sans" style:font-name-asian="Open Sans" style:font-name-complex="Open Sans"/>
    </style:style>
    <style:style style:name="P91" style:family="paragraph" style:parent-style-name="Standard">
      <style:paragraph-properties fo:break-before="auto" fo:text-indent="1.27cm" fo:line-height="115%" style:writing-mode="lr-tb"/>
      <style:text-properties style:font-name="Open Sans" style:font-name-asian="Open Sans" style:font-name-complex="Open Sans"/>
    </style:style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T92_1" style:family="text">
      <style:text-properties style:font-name="Open Sans" style:font-name-asian="Open Sans" style:font-name-complex="Open Sans"/>
    </style:style>
    <style:style style:name="T92_2" style:family="text">
      <style:text-properties style:font-name="Open Sans" style:font-name-asian="Open Sans" style:font-name-complex="Open Sans"/>
    </style:style>
    <style:style style:name="T92_3" style:family="text">
      <style:text-properties style:font-name="Open Sans" style:font-name-asian="Open Sans" style:font-name-complex="Open Sans"/>
    </style:style>
    <style:style style:name="T92_4" style:family="text">
      <style:text-properties style:font-name="Open Sans" style:font-name-asian="Open Sans" style:font-name-complex="Open Sans"/>
    </style:style>
    <style:style style:name="T92_5" style:family="text">
      <style:text-properties style:font-name="Open Sans" style:font-name-asian="Open Sans" style:font-name-complex="Open Sans"/>
    </style:style>
    <style:style style:name="T92_6" style:family="text">
      <style:text-properties style:font-name="Open Sans" style:font-name-asian="Open Sans" style:font-name-complex="Open Sans"/>
    </style:style>
    <style:style style:name="T92_7" style:family="text">
      <style:text-properties style:font-name="Open Sans" style:font-name-asian="Open Sans" style:font-name-complex="Open Sans"/>
    </style:style>
    <style:style style:name="T92_8" style:family="text">
      <style:text-properties style:text-line-through-style="solid" style:font-name="Open Sans" style:font-name-asian="Open Sans" style:font-name-complex="Open Sans"/>
    </style:style>
    <style:style style:name="T92_9" style:family="text">
      <style:text-properties style:text-line-through-style="solid" style:font-name="Open Sans" style:font-name-asian="Open Sans" style:font-name-complex="Open Sans"/>
    </style:style>
    <style:style style:name="T92_10" style:family="text">
      <style:text-properties style:text-line-through-style="solid" style:font-name="Open Sans" style:font-name-asian="Open Sans" style:font-name-complex="Open Sans"/>
    </style:style>
    <style:style style:name="T92_11" style:family="text">
      <style:text-properties style:text-line-through-style="solid" style:font-name="Open Sans" style:font-name-asian="Open Sans" style:font-name-complex="Open Sans"/>
    </style:style>
    <style:style style:name="T92_12" style:family="text">
      <style:text-properties style:text-line-through-style="solid" style:font-name="Open Sans" style:font-name-asian="Open Sans" style:font-name-complex="Open Sans"/>
    </style:style>
    <style:style style:name="T92_13" style:family="text">
      <style:text-properties style:text-line-through-style="solid" style:font-name="Open Sans" style:font-name-asian="Open Sans" style:font-name-complex="Open Sans"/>
    </style:style>
    <style:style style:name="T92_14" style:family="text">
      <style:text-properties style:text-line-through-style="solid" style:font-name="Open Sans" style:font-name-asian="Open Sans" style:font-name-complex="Open Sans"/>
    </style:style>
    <style:style style:name="T92_15" style:family="text">
      <style:text-properties style:text-line-through-style="solid" style:font-name="Open Sans" style:font-name-asian="Open Sans" style:font-name-complex="Open Sans"/>
    </style:style>
    <style:style style:name="T92_16" style:family="text">
      <style:text-properties style:text-line-through-style="solid" style:font-name="Open Sans" style:font-name-asian="Open Sans" style:font-name-complex="Open Sans"/>
    </style:style>
    <style:style style:name="P93" style:family="paragraph" style:parent-style-name="Standard">
      <style:paragraph-properties fo:break-before="auto" fo:text-indent="0cm" fo:line-height="115%" fo:margin-left="0cm" style:writing-mode="lr-tb"/>
    </style:style>
    <style:style style:name="T93_1" style:family="text">
      <style:text-properties style:font-name="Open Sans" style:font-name-asian="Open Sans" style:font-name-complex="Open Sans"/>
    </style:style>
    <style:style style:name="T93_2" style:family="text">
      <style:text-properties style:font-name="Open Sans" style:font-name-asian="Open Sans" style:font-name-complex="Open Sans"/>
    </style:style>
    <style:style style:name="T93_3" style:family="text">
      <style:text-properties style:font-name="Open Sans" style:font-name-asian="Open Sans" style:font-name-complex="Open Sans"/>
    </style:style>
    <style:style style:name="T93_4" style:family="text">
      <style:text-properties style:font-name="Open Sans" style:font-name-asian="Open Sans" style:font-name-complex="Open Sans"/>
    </style:style>
    <style:style style:name="T93_5" style:family="text">
      <style:text-properties style:font-name="Open Sans" style:font-name-asian="Open Sans" style:font-name-complex="Open Sans"/>
    </style:style>
    <style:style style:name="T93_6" style:family="text">
      <style:text-properties style:font-name="Open Sans" style:font-name-asian="Open Sans" style:font-name-complex="Open Sans"/>
    </style:style>
    <style:style style:name="T93_7" style:family="text">
      <style:text-properties style:font-name="Open Sans" style:font-name-asian="Open Sans" style:font-name-complex="Open Sans"/>
    </style:style>
    <style:style style:name="T93_8" style:family="text">
      <style:text-properties style:font-name="Open Sans" style:font-name-asian="Open Sans" style:font-name-complex="Open Sans"/>
    </style:style>
    <style:style style:name="T93_9" style:family="text">
      <style:text-properties style:font-name="Open Sans" style:font-name-asian="Open Sans" style:font-name-complex="Open Sans"/>
    </style:style>
    <style:style style:name="T93_10" style:family="text">
      <style:text-properties style:font-name="Open Sans" style:font-name-asian="Open Sans" style:font-name-complex="Open Sans"/>
    </style:style>
    <style:style style:name="T93_11" style:family="text">
      <style:text-properties style:font-name="Open Sans" style:font-name-asian="Open Sans" style:font-name-complex="Open Sans"/>
    </style:style>
    <style:style style:name="T93_12" style:family="text">
      <style:text-properties style:font-name="Open Sans" style:font-name-asian="Open Sans" style:font-name-complex="Open Sans"/>
    </style:style>
    <style:style style:name="T93_13" style:family="text">
      <style:text-properties style:font-name="Open Sans" style:font-name-asian="Open Sans" style:font-name-complex="Open Sans"/>
    </style:style>
    <style:style style:name="T93_14" style:family="text">
      <style:text-properties style:font-name="Open Sans" style:font-name-asian="Open Sans" style:font-name-complex="Open Sans"/>
    </style:style>
    <style:style style:name="T93_15" style:family="text">
      <style:text-properties style:font-name="Open Sans" style:font-name-asian="Open Sans" style:font-name-complex="Open Sans"/>
    </style:style>
    <style:style style:name="T93_16" style:family="text">
      <style:text-properties style:font-name="Open Sans" style:font-name-asian="Open Sans" style:font-name-complex="Open Sans"/>
    </style:style>
    <style:style style:name="T93_17" style:family="text">
      <style:text-properties style:font-name="Open Sans" style:font-name-asian="Open Sans" style:font-name-complex="Open Sans"/>
    </style:style>
    <style:style style:name="T93_18" style:family="text">
      <style:text-properties style:font-name="Open Sans" style:font-name-asian="Open Sans" style:font-name-complex="Open Sans"/>
    </style:style>
    <style:style style:name="T93_19" style:family="text">
      <style:text-properties style:font-name="Open Sans" style:font-name-asian="Open Sans" style:font-name-complex="Open Sans"/>
    </style:style>
    <style:style style:name="T93_20" style:family="text">
      <style:text-properties style:font-name="Open Sans" style:font-name-asian="Open Sans" style:font-name-complex="Open Sans"/>
    </style:style>
    <style:style style:name="T93_21" style:family="text">
      <style:text-properties style:font-name="Open Sans" style:font-name-asian="Open Sans" style:font-name-complex="Open Sans"/>
    </style:style>
    <style:style style:name="T93_22" style:family="text">
      <style:text-properties style:font-name="Open Sans" style:font-name-asian="Open Sans" style:font-name-complex="Open Sans"/>
    </style:style>
    <style:style style:name="T93_23" style:family="text">
      <style:text-properties style:font-name="Open Sans" style:font-name-asian="Open Sans" style:font-name-complex="Open Sans"/>
    </style:style>
    <style:style style:name="P9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Open Sans" style:font-name-asian="Open Sans" style:font-name-complex="Open Sans"/>
    </style:style>
    <style:style style:name="T95_2" style:family="text">
      <style:text-properties style:font-name="Open Sans" style:font-name-asian="Open Sans" style:font-name-complex="Open Sans"/>
    </style:style>
    <style:style style:name="T95_3" style:family="text">
      <style:text-properties style:text-line-through-style="solid" style:font-name="Open Sans" style:font-name-asian="Open Sans" style:font-name-complex="Open Sans"/>
    </style:style>
    <style:style style:name="T95_4" style:family="text">
      <style:text-properties style:text-line-through-style="solid" style:font-name="Open Sans" style:font-name-asian="Open Sans" style:font-name-complex="Open Sans"/>
    </style:style>
    <style:style style:name="T95_5" style:family="text">
      <style:text-properties style:text-line-through-style="solid" style:font-name="Open Sans" style:font-name-asian="Open Sans" style:font-name-complex="Open Sans"/>
    </style:style>
    <style:style style:name="T95_6" style:family="text">
      <style:text-properties style:text-line-through-style="solid" style:font-name="Open Sans" style:font-name-asian="Open Sans" style:font-name-complex="Open Sans"/>
    </style:style>
    <style:style style:name="T95_7" style:family="text">
      <style:text-properties style:text-line-through-style="solid" style:font-name="Open Sans" style:font-name-asian="Open Sans" style:font-name-complex="Open Sans"/>
    </style:style>
    <style:style style:name="T95_8" style:family="text">
      <style:text-properties style:font-name="Open Sans" style:font-name-asian="Open Sans" style:font-name-complex="Open Sans"/>
    </style:style>
    <style:style style:name="T95_9" style:family="text">
      <style:text-properties style:font-name="Open Sans" style:font-name-asian="Open Sans" style:font-name-complex="Open Sans"/>
    </style:style>
    <style:style style:name="T95_10" style:family="text">
      <style:text-properties style:font-name="Open Sans" style:font-name-asian="Open Sans" style:font-name-complex="Open Sans"/>
    </style:style>
    <style:style style:name="T95_11" style:family="text">
      <style:text-properties style:font-name="Open Sans" style:font-name-asian="Open Sans" style:font-name-complex="Open Sans"/>
    </style:style>
    <style:style style:name="T95_12" style:family="text">
      <style:text-properties style:font-name="Open Sans" style:font-name-asian="Open Sans" style:font-name-complex="Open Sans"/>
    </style:style>
    <style:style style:name="T95_13" style:family="text">
      <style:text-properties style:font-name="Open Sans" style:font-name-asian="Open Sans" style:font-name-complex="Open Sans"/>
    </style:style>
    <style:style style:name="T95_14" style:family="text">
      <style:text-properties style:font-name="Open Sans" style:font-name-asian="Open Sans" style:font-name-complex="Open Sans"/>
    </style:style>
    <style:style style:name="T95_15" style:family="text">
      <style:text-properties style:font-name="Open Sans" style:font-name-asian="Open Sans" style:font-name-complex="Open Sans"/>
    </style:style>
    <style:style style:name="T95_16" style:family="text">
      <style:text-properties style:font-name="Open Sans" style:font-name-asian="Open Sans" style:font-name-complex="Open Sans"/>
    </style:style>
    <style:style style:name="T95_17" style:family="text">
      <style:text-properties style:font-name="Open Sans" style:font-name-asian="Open Sans" style:font-name-complex="Open Sans"/>
    </style:style>
    <style:style style:name="T95_18" style:family="text">
      <style:text-properties style:font-name="Open Sans" style:font-name-asian="Open Sans" style:font-name-complex="Open Sans"/>
    </style:style>
    <style:style style:name="T95_19" style:family="text">
      <style:text-properties style:font-name="Open Sans" style:font-name-asian="Open Sans" style:font-name-complex="Open Sans"/>
    </style:style>
    <style:style style:name="T95_20" style:family="text">
      <style:text-properties style:font-name="Open Sans" style:font-name-asian="Open Sans" style:font-name-complex="Open Sans"/>
    </style:style>
    <style:style style:name="T95_21" style:family="text">
      <style:text-properties style:font-name="Open Sans" style:font-name-asian="Open Sans" style:font-name-complex="Open Sans"/>
    </style:style>
    <style:style style:name="T95_22" style:family="text">
      <style:text-properties style:font-name="Open Sans" style:font-name-asian="Open Sans" style:font-name-complex="Open Sans"/>
    </style:style>
    <style:style style:name="P9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97" style:family="paragraph" style:parent-style-name="Standard">
      <style:paragraph-properties fo:break-before="auto" fo:text-indent="0cm" fo:line-height="115%" fo:margin-left="0cm" style:writing-mode="lr-tb"/>
    </style:style>
    <style:style style:name="T97_1" style:family="text">
      <style:text-properties style:font-name="Open Sans" style:font-name-asian="Open Sans" style:font-name-complex="Open Sans"/>
    </style:style>
    <style:style style:name="T97_2" style:family="text">
      <style:text-properties style:font-name="Open Sans" style:font-name-asian="Open Sans" style:font-name-complex="Open Sans"/>
    </style:style>
    <style:style style:name="T97_3" style:family="text">
      <style:text-properties style:font-name="Open Sans" style:font-name-asian="Open Sans" style:font-name-complex="Open Sans"/>
    </style:style>
    <style:style style:name="T97_4" style:family="text">
      <style:text-properties style:font-name="Open Sans" style:font-name-asian="Open Sans" style:font-name-complex="Open Sans"/>
    </style:style>
    <style:style style:name="T97_5" style:family="text">
      <style:text-properties style:font-name="Open Sans" style:font-name-asian="Open Sans" style:font-name-complex="Open Sans"/>
    </style:style>
    <style:style style:name="T97_6" style:family="text">
      <style:text-properties style:font-name="Open Sans" style:font-name-asian="Open Sans" style:font-name-complex="Open Sans"/>
    </style:style>
    <style:style style:name="T97_7" style:family="text">
      <style:text-properties style:font-name="Open Sans" style:font-name-asian="Open Sans" style:font-name-complex="Open Sans"/>
    </style:style>
    <style:style style:name="T97_8" style:family="text">
      <style:text-properties style:font-name="Open Sans" style:font-name-asian="Open Sans" style:font-name-complex="Open Sans"/>
    </style:style>
    <style:style style:name="T97_9" style:family="text">
      <style:text-properties style:font-name="Open Sans" style:font-name-asian="Open Sans" style:font-name-complex="Open Sans"/>
    </style:style>
    <style:style style:name="T97_10" style:family="text">
      <style:text-properties style:font-name="Open Sans" style:font-name-asian="Open Sans" style:font-name-complex="Open Sans"/>
    </style:style>
    <style:style style:name="T97_11" style:family="text">
      <style:text-properties style:font-name="Open Sans" style:font-name-asian="Open Sans" style:font-name-complex="Open Sans"/>
    </style:style>
    <style:style style:name="T97_12" style:family="text">
      <style:text-properties style:font-name="Open Sans" style:font-name-asian="Open Sans" style:font-name-complex="Open Sans"/>
    </style:style>
    <style:style style:name="T97_13" style:family="text">
      <style:text-properties style:font-name="Open Sans" style:font-name-asian="Open Sans" style:font-name-complex="Open Sans"/>
    </style:style>
    <style:style style:name="T97_14" style:family="text">
      <style:text-properties style:font-name="Open Sans" style:font-name-asian="Open Sans" style:font-name-complex="Open Sans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Open Sans" style:font-name-asian="Open Sans" style:font-name-complex="Open Sans"/>
    </style:style>
    <style:style style:name="T98_2" style:family="text">
      <style:text-properties style:font-name="Open Sans" style:font-name-asian="Open Sans" style:font-name-complex="Open Sans"/>
    </style:style>
    <style:style style:name="T98_3" style:family="text">
      <style:text-properties style:font-name="Open Sans" style:font-name-asian="Open Sans" style:font-name-complex="Open Sans"/>
    </style:style>
    <style:style style:name="T98_4" style:family="text">
      <style:text-properties style:font-name="Open Sans" style:font-name-asian="Open Sans" style:font-name-complex="Open Sans"/>
    </style:style>
    <style:style style:name="T98_5" style:family="text">
      <style:text-properties style:font-name="Open Sans" style:font-name-asian="Open Sans" style:font-name-complex="Open Sans"/>
    </style:style>
    <style:style style:name="T98_6" style:family="text">
      <style:text-properties style:font-name="Open Sans" style:font-name-asian="Open Sans" style:font-name-complex="Open Sans"/>
    </style:style>
    <style:style style:name="T98_7" style:family="text">
      <style:text-properties style:font-name="Open Sans" style:font-name-asian="Open Sans" style:font-name-complex="Open Sans"/>
    </style:style>
    <style:style style:name="T98_8" style:family="text">
      <style:text-properties style:font-name="Open Sans" style:font-name-asian="Open Sans" style:font-name-complex="Open Sans"/>
    </style:style>
    <style:style style:name="T98_9" style:family="text">
      <style:text-properties style:font-name="Open Sans" style:font-name-asian="Open Sans" style:font-name-complex="Open Sans"/>
    </style:style>
    <style:style style:name="T98_10" style:family="text">
      <style:text-properties style:font-name="Open Sans" style:font-name-asian="Open Sans" style:font-name-complex="Open Sans"/>
    </style:style>
    <style:style style:name="T98_11" style:family="text">
      <style:text-properties style:font-name="Open Sans" style:font-name-asian="Open Sans" style:font-name-complex="Open Sans"/>
    </style:style>
    <style:style style:name="T98_12" style:family="text">
      <style:text-properties style:font-name="Open Sans" style:font-name-asian="Open Sans" style:font-name-complex="Open Sans"/>
    </style:style>
    <style:style style:name="T98_13" style:family="text">
      <style:text-properties style:font-name="Open Sans" style:font-name-asian="Open Sans" style:font-name-complex="Open Sans"/>
    </style:style>
    <style:style style:name="T98_14" style:family="text">
      <style:text-properties style:font-name="Open Sans" style:font-name-asian="Open Sans" style:font-name-complex="Open Sans"/>
    </style:style>
    <style:style style:name="T98_15" style:family="text">
      <style:text-properties style:font-name="Open Sans" style:font-name-asian="Open Sans" style:font-name-complex="Open Sans"/>
    </style:style>
    <style:style style:name="T98_16" style:family="text">
      <style:text-properties style:font-name="Open Sans" style:font-name-asian="Open Sans" style:font-name-complex="Open Sans"/>
    </style:style>
    <style:style style:name="T98_17" style:family="text">
      <style:text-properties style:font-name="Open Sans" style:font-name-asian="Open Sans" style:font-name-complex="Open Sans"/>
    </style:style>
    <style:style style:name="P99" style:family="paragraph" style:parent-style-name="Standard">
      <style:paragraph-properties fo:break-before="auto" fo:text-indent="0cm" fo:line-height="115%" fo:margin-left="0cm" style:writing-mode="lr-tb"/>
    </style:style>
    <style:style style:name="T99_1" style:family="text">
      <style:text-properties style:font-name="Open Sans" style:font-name-asian="Open Sans" style:font-name-complex="Open Sans"/>
    </style:style>
    <style:style style:name="T99_2" style:family="text">
      <style:text-properties style:font-name="Open Sans" style:font-name-asian="Open Sans" style:font-name-complex="Open Sans"/>
    </style:style>
    <style:style style:name="T99_3" style:family="text">
      <style:text-properties style:font-name="Open Sans" style:font-name-asian="Open Sans" style:font-name-complex="Open Sans"/>
    </style:style>
    <style:style style:name="T99_4" style:family="text">
      <style:text-properties style:font-name="Open Sans" style:font-name-asian="Open Sans" style:font-name-complex="Open Sans"/>
    </style:style>
    <style:style style:name="T99_5" style:family="text">
      <style:text-properties style:font-name="Open Sans" style:font-name-asian="Open Sans" style:font-name-complex="Open Sans"/>
    </style:style>
    <style:style style:name="T99_6" style:family="text">
      <style:text-properties style:font-name="Open Sans" style:font-name-asian="Open Sans" style:font-name-complex="Open Sans"/>
    </style:style>
    <style:style style:name="T99_7" style:family="text">
      <style:text-properties style:font-name="Open Sans" style:font-name-asian="Open Sans" style:font-name-complex="Open Sans"/>
    </style:style>
    <style:style style:name="T99_8" style:family="text">
      <style:text-properties style:font-name="Open Sans" style:font-name-asian="Open Sans" style:font-name-complex="Open Sans"/>
    </style:style>
    <style:style style:name="T99_9" style:family="text">
      <style:text-properties style:font-name="Open Sans" style:font-name-asian="Open Sans" style:font-name-complex="Open Sans"/>
    </style:style>
    <style:style style:name="P100" style:family="paragraph" style:parent-style-name="Standard">
      <style:paragraph-properties fo:break-before="auto" fo:text-indent="1.27cm" fo:line-height="115%" fo:margin-left="1.27cm" style:writing-mode="lr-tb"/>
    </style:style>
    <style:style style:name="T100_1" style:family="text">
      <style:text-properties style:font-name="Open Sans" style:font-name-asian="Open Sans" style:font-name-complex="Open Sans"/>
    </style:style>
    <style:style style:name="T100_2" style:family="text">
      <style:text-properties style:font-name="Open Sans" style:font-name-asian="Open Sans" style:font-name-complex="Open Sans"/>
    </style:style>
    <style:style style:name="T100_3" style:family="text">
      <style:text-properties style:font-name="Open Sans" style:font-name-asian="Open Sans" style:font-name-complex="Open Sans"/>
    </style:style>
    <style:style style:name="T100_4" style:family="text">
      <style:text-properties style:font-name="Open Sans" style:font-name-asian="Open Sans" style:font-name-complex="Open Sans"/>
    </style:style>
    <style:style style:name="T100_5" style:family="text">
      <style:text-properties style:font-name="Open Sans" style:font-name-asian="Open Sans" style:font-name-complex="Open Sans"/>
    </style:style>
    <style:style style:name="T100_6" style:family="text">
      <style:text-properties style:font-name="Open Sans" style:font-name-asian="Open Sans" style:font-name-complex="Open Sans"/>
    </style:style>
    <style:style style:name="T100_7" style:family="text">
      <style:text-properties style:font-name="Open Sans" style:font-name-asian="Open Sans" style:font-name-complex="Open Sans"/>
    </style:style>
    <style:style style:name="T100_8" style:family="text">
      <style:text-properties style:font-name="Open Sans" style:font-name-asian="Open Sans" style:font-name-complex="Open Sans"/>
    </style:style>
    <style:style style:name="T100_9" style:family="text">
      <style:text-properties style:font-name="Open Sans" style:font-name-asian="Open Sans" style:font-name-complex="Open Sans"/>
    </style:style>
    <style:style style:name="T100_10" style:family="text">
      <style:text-properties style:font-name="Open Sans" style:font-name-asian="Open Sans" style:font-name-complex="Open Sans"/>
    </style:style>
    <style:style style:name="T100_11" style:family="text">
      <style:text-properties style:font-name="Open Sans" style:font-name-asian="Open Sans" style:font-name-complex="Open Sans"/>
    </style:style>
    <style:style style:name="T100_12" style:family="text">
      <style:text-properties style:font-name="Open Sans" style:font-name-asian="Open Sans" style:font-name-complex="Open Sans"/>
    </style:style>
    <style:style style:name="T100_13" style:family="text">
      <style:text-properties style:font-name="Open Sans" style:font-name-asian="Open Sans" style:font-name-complex="Open Sans"/>
    </style:style>
    <style:style style:name="T100_14" style:family="text">
      <style:text-properties style:font-name="Open Sans" style:font-name-asian="Open Sans" style:font-name-complex="Open Sans"/>
    </style:style>
    <style:style style:name="T100_15" style:family="text">
      <style:text-properties style:font-name="Open Sans" style:font-name-asian="Open Sans" style:font-name-complex="Open Sans"/>
    </style:style>
    <style:style style:name="P101" style:family="paragraph" style:parent-style-name="Standard">
      <style:paragraph-properties fo:break-before="auto" fo:text-indent="1.27cm" fo:line-height="115%" style:writing-mode="lr-tb"/>
    </style:style>
    <style:style style:name="T101_1" style:family="text">
      <style:text-properties style:text-line-through-style="solid" style:font-name="Open Sans" style:font-name-asian="Open Sans" style:font-name-complex="Open Sans"/>
    </style:style>
    <style:style style:name="T101_2" style:family="text">
      <style:text-properties style:text-line-through-style="solid" style:font-name="Open Sans" style:font-name-asian="Open Sans" style:font-name-complex="Open Sans"/>
    </style:style>
    <style:style style:name="T101_3" style:family="text">
      <style:text-properties style:text-line-through-style="solid" style:font-name="Open Sans" style:font-name-asian="Open Sans" style:font-name-complex="Open Sans"/>
    </style:style>
    <style:style style:name="T101_4" style:family="text">
      <style:text-properties style:text-line-through-style="solid" style:font-name="Open Sans" style:font-name-asian="Open Sans" style:font-name-complex="Open Sans"/>
    </style:style>
    <style:style style:name="T101_5" style:family="text">
      <style:text-properties style:text-line-through-style="solid" style:font-name="Open Sans" style:font-name-asian="Open Sans" style:font-name-complex="Open Sans"/>
    </style:style>
    <style:style style:name="T101_6" style:family="text">
      <style:text-properties style:text-line-through-style="solid" style:font-name="Open Sans" style:font-name-asian="Open Sans" style:font-name-complex="Open Sans"/>
    </style:style>
    <style:style style:name="T101_7" style:family="text">
      <style:text-properties style:text-line-through-style="solid" style:font-name="Open Sans" style:font-name-asian="Open Sans" style:font-name-complex="Open Sans"/>
    </style:style>
    <style:style style:name="T101_8" style:family="text">
      <style:text-properties style:text-line-through-style="solid" style:font-name="Open Sans" style:font-name-asian="Open Sans" style:font-name-complex="Open Sans"/>
    </style:style>
    <style:style style:name="T101_9" style:family="text">
      <style:text-properties style:text-line-through-style="solid" style:font-name="Open Sans" style:font-name-asian="Open Sans" style:font-name-complex="Open Sans"/>
    </style:style>
    <style:style style:name="T101_10" style:family="text">
      <style:text-properties style:text-line-through-style="solid" style:font-name="Open Sans" style:font-name-asian="Open Sans" style:font-name-complex="Open Sans"/>
    </style:style>
    <style:style style:name="T101_11" style:family="text">
      <style:text-properties style:text-line-through-style="solid" style:font-name="Open Sans" style:font-name-asian="Open Sans" style:font-name-complex="Open Sans"/>
    </style:style>
    <style:style style:name="T101_12" style:family="text">
      <style:text-properties style:text-line-through-style="solid" style:font-name="Open Sans" style:font-name-asian="Open Sans" style:font-name-complex="Open Sans"/>
    </style:style>
    <style:style style:name="T101_13" style:family="text">
      <style:text-properties style:text-line-through-style="solid" style:font-name="Open Sans" style:font-name-asian="Open Sans" style:font-name-complex="Open Sans"/>
    </style:style>
    <style:style style:name="T101_14" style:family="text">
      <style:text-properties style:text-line-through-style="solid" style:font-name="Open Sans" style:font-name-asian="Open Sans" style:font-name-complex="Open Sans"/>
    </style:style>
    <style:style style:name="T101_15" style:family="text">
      <style:text-properties style:text-line-through-style="solid" style:font-name="Open Sans" style:font-name-asian="Open Sans" style:font-name-complex="Open Sans"/>
    </style:style>
    <style:style style:name="T101_16" style:family="text">
      <style:text-properties style:text-line-through-style="solid" style:font-name="Open Sans" style:font-name-asian="Open Sans" style:font-name-complex="Open Sans"/>
    </style:style>
    <style:style style:name="T101_17" style:family="text">
      <style:text-properties style:text-line-through-style="solid" style:font-name="Open Sans" style:font-name-asian="Open Sans" style:font-name-complex="Open Sans"/>
    </style:style>
    <style:style style:name="T101_18" style:family="text">
      <style:text-properties style:text-line-through-style="solid" style:font-name="Open Sans" style:font-name-asian="Open Sans" style:font-name-complex="Open Sans"/>
    </style:style>
    <style:style style:name="T101_19" style:family="text">
      <style:text-properties style:text-line-through-style="solid" style:font-name="Open Sans" style:font-name-asian="Open Sans" style:font-name-complex="Open Sans"/>
    </style:style>
    <style:style style:name="P102" style:family="paragraph" style:parent-style-name="Standard">
      <style:paragraph-properties fo:break-before="auto" fo:text-indent="0cm" fo:line-height="115%" fo:margin-left="1.27cm" style:writing-mode="lr-tb"/>
    </style:style>
    <style:style style:name="T102_1" style:family="text">
      <style:text-properties style:font-name="Open Sans" style:font-name-asian="Open Sans" style:font-name-complex="Open Sans"/>
    </style:style>
    <style:style style:name="T102_2" style:family="text">
      <style:text-properties style:font-name="Open Sans" style:font-name-asian="Open Sans" style:font-name-complex="Open Sans"/>
    </style:style>
    <style:style style:name="T102_3" style:family="text">
      <style:text-properties style:font-name="Open Sans" style:font-name-asian="Open Sans" style:font-name-complex="Open Sans"/>
    </style:style>
    <style:style style:name="T102_4" style:family="text">
      <style:text-properties style:font-name="Open Sans" style:font-name-asian="Open Sans" style:font-name-complex="Open Sans"/>
    </style:style>
    <style:style style:name="T102_5" style:family="text">
      <style:text-properties style:font-name="Open Sans" style:font-name-asian="Open Sans" style:font-name-complex="Open Sans"/>
    </style:style>
    <style:style style:name="T102_6" style:family="text">
      <style:text-properties style:font-name="Open Sans" style:font-name-asian="Open Sans" style:font-name-complex="Open Sans"/>
    </style:style>
    <style:style style:name="T102_7" style:family="text">
      <style:text-properties style:font-name="Open Sans" style:font-name-asian="Open Sans" style:font-name-complex="Open Sans"/>
    </style:style>
    <style:style style:name="T102_8" style:family="text">
      <style:text-properties style:font-name="Open Sans" style:font-name-asian="Open Sans" style:font-name-complex="Open Sans"/>
    </style:style>
    <style:style style:name="T102_9" style:family="text">
      <style:text-properties style:font-name="Open Sans" style:font-name-asian="Open Sans" style:font-name-complex="Open Sans"/>
    </style:style>
    <style:style style:name="T102_10" style:family="text">
      <style:text-properties style:font-name="Open Sans" style:font-name-asian="Open Sans" style:font-name-complex="Open Sans"/>
    </style:style>
    <style:style style:name="T102_11" style:family="text">
      <style:text-properties style:font-name="Open Sans" style:font-name-asian="Open Sans" style:font-name-complex="Open Sans"/>
    </style:style>
    <style:style style:name="T102_12" style:family="text">
      <style:text-properties style:font-name="Open Sans" style:font-name-asian="Open Sans" style:font-name-complex="Open Sans"/>
    </style:style>
    <style:style style:name="T102_13" style:family="text">
      <style:text-properties style:font-name="Open Sans" style:font-name-asian="Open Sans" style:font-name-complex="Open Sans"/>
    </style:style>
    <style:style style:name="T102_14" style:family="text">
      <style:text-properties style:font-name="Open Sans" style:font-name-asian="Open Sans" style:font-name-complex="Open Sans"/>
    </style:style>
    <style:style style:name="T102_15" style:family="text">
      <style:text-properties style:font-name="Open Sans" style:font-name-asian="Open Sans" style:font-name-complex="Open Sans"/>
    </style:style>
    <style:style style:name="T102_16" style:family="text">
      <style:text-properties style:font-name="Open Sans" style:font-name-asian="Open Sans" style:font-name-complex="Open Sans"/>
    </style:style>
    <style:style style:name="T102_17" style:family="text">
      <style:text-properties style:font-name="Open Sans" style:font-name-asian="Open Sans" style:font-name-complex="Open Sans"/>
    </style:style>
    <style:style style:name="T102_18" style:family="text">
      <style:text-properties style:font-name="Open Sans" style:font-name-asian="Open Sans" style:font-name-complex="Open Sans"/>
    </style:style>
    <style:style style:name="T102_19" style:family="text">
      <style:text-properties style:font-name="Open Sans" style:font-name-asian="Open Sans" style:font-name-complex="Open Sans"/>
    </style:style>
    <style:style style:name="T102_20" style:family="text">
      <style:text-properties style:font-name="Open Sans" style:font-name-asian="Open Sans" style:font-name-complex="Open Sans"/>
    </style:style>
    <style:style style:name="T102_21" style:family="text">
      <style:text-properties style:font-name="Open Sans" style:font-name-asian="Open Sans" style:font-name-complex="Open Sans"/>
    </style:style>
    <style:style style:name="T102_22" style:family="text">
      <style:text-properties style:font-name="Open Sans" style:font-name-asian="Open Sans" style:font-name-complex="Open Sans"/>
    </style:style>
    <style:style style:name="T102_23" style:family="text">
      <style:text-properties style:font-name="Open Sans" style:font-name-asian="Open Sans" style:font-name-complex="Open Sans"/>
    </style:style>
    <style:style style:name="T102_24" style:family="text">
      <style:text-properties style:font-name="Open Sans" style:font-name-asian="Open Sans" style:font-name-complex="Open Sans"/>
    </style:style>
    <style:style style:name="T102_25" style:family="text">
      <style:text-properties style:font-name="Open Sans" style:font-name-asian="Open Sans" style:font-name-complex="Open Sans"/>
    </style:style>
    <style:style style:name="T102_26" style:family="text">
      <style:text-properties style:font-name="Open Sans" style:font-name-asian="Open Sans" style:font-name-complex="Open Sans"/>
    </style:style>
    <style:style style:name="T102_27" style:family="text">
      <style:text-properties style:font-name="Open Sans" style:font-name-asian="Open Sans" style:font-name-complex="Open Sans"/>
    </style:style>
    <style:style style:name="T102_28" style:family="text">
      <style:text-properties style:font-name="Open Sans" style:font-name-asian="Open Sans" style:font-name-complex="Open Sans"/>
    </style:style>
    <style:style style:name="T102_29" style:family="text">
      <style:text-properties style:font-name="Open Sans" style:font-name-asian="Open Sans" style:font-name-complex="Open Sans"/>
    </style:style>
    <style:style style:name="T102_30" style:family="text">
      <style:text-properties style:font-name="Open Sans" style:font-name-asian="Open Sans" style:font-name-complex="Open Sans"/>
    </style:style>
    <style:style style:name="T102_31" style:family="text">
      <style:text-properties style:font-name="Open Sans" style:font-name-asian="Open Sans" style:font-name-complex="Open Sans"/>
    </style:style>
    <style:style style:name="T102_32" style:family="text">
      <style:text-properties style:font-name="Open Sans" style:font-name-asian="Open Sans" style:font-name-complex="Open Sans"/>
    </style:style>
    <style:style style:name="T102_33" style:family="text">
      <style:text-properties style:font-name="Open Sans" style:font-name-asian="Open Sans" style:font-name-complex="Open Sans"/>
    </style:style>
    <style:style style:name="T102_34" style:family="text">
      <style:text-properties style:font-name="Open Sans" style:font-name-asian="Open Sans" style:font-name-complex="Open Sans"/>
    </style:style>
    <style:style style:name="T102_35" style:family="text">
      <style:text-properties style:font-name="Open Sans" style:font-name-asian="Open Sans" style:font-name-complex="Open Sans"/>
    </style:style>
    <style:style style:name="T102_36" style:family="text">
      <style:text-properties style:font-name="Open Sans" style:font-name-asian="Open Sans" style:font-name-complex="Open Sans"/>
    </style:style>
    <style:style style:name="T102_37" style:family="text">
      <style:text-properties style:font-name="Open Sans" style:font-name-asian="Open Sans" style:font-name-complex="Open Sans"/>
    </style:style>
    <style:style style:name="T102_38" style:family="text">
      <style:text-properties style:font-name="Open Sans" style:font-name-asian="Open Sans" style:font-name-complex="Open Sans"/>
    </style:style>
    <style:style style:name="T102_39" style:family="text">
      <style:text-properties style:font-name="Open Sans" style:font-name-asian="Open Sans" style:font-name-complex="Open Sans"/>
    </style:style>
    <style:style style:name="T102_40" style:family="text">
      <style:text-properties style:font-name="Open Sans" style:font-name-asian="Open Sans" style:font-name-complex="Open Sans"/>
    </style:style>
    <style:style style:name="T102_41" style:family="text">
      <style:text-properties style:font-name="Open Sans" style:font-name-asian="Open Sans" style:font-name-complex="Open Sans"/>
    </style:style>
    <style:style style:name="T102_42" style:family="text">
      <style:text-properties style:font-name="Open Sans" style:font-name-asian="Open Sans" style:font-name-complex="Open Sans"/>
    </style:style>
    <style:style style:name="T102_43" style:family="text">
      <style:text-properties fo:background-color="#00ffff" style:text-line-through-style="solid" style:font-name="Open Sans" style:font-name-asian="Open Sans" style:font-name-complex="Open Sans"/>
    </style:style>
    <style:style style:name="T102_44" style:family="text">
      <style:text-properties fo:background-color="#00ffff" style:text-line-through-style="solid" style:font-name="Open Sans" style:font-name-asian="Open Sans" style:font-name-complex="Open Sans"/>
    </style:style>
    <style:style style:name="T102_45" style:family="text">
      <style:text-properties style:font-name="Open Sans" style:font-name-asian="Open Sans" style:font-name-complex="Open Sans"/>
    </style:style>
    <style:style style:name="T102_46" style:family="text">
      <style:text-properties style:font-name="Open Sans" style:font-name-asian="Open Sans" style:font-name-complex="Open Sans"/>
    </style:style>
    <style:style style:name="T102_47" style:family="text">
      <style:text-properties style:font-name="Open Sans" style:font-name-asian="Open Sans" style:font-name-complex="Open Sans"/>
    </style:style>
    <style:style style:name="T102_48" style:family="text">
      <style:text-properties style:font-name="Open Sans" style:font-name-asian="Open Sans" style:font-name-complex="Open Sans"/>
    </style:style>
    <style:style style:name="T102_49" style:family="text">
      <style:text-properties style:font-name="Open Sans" style:font-name-asian="Open Sans" style:font-name-complex="Open Sans"/>
    </style:style>
    <style:style style:name="P103" style:family="paragraph" style:parent-style-name="Standard">
      <style:paragraph-properties fo:break-before="auto" fo:text-indent="0cm" fo:line-height="115%" fo:margin-left="1.27cm" style:writing-mode="lr-tb"/>
      <style:text-properties style:font-name="Open Sans" style:font-name-asian="Open Sans" style:font-name-complex="Open Sans"/>
    </style:style>
    <style:style style:name="P104" style:family="paragraph" style:parent-style-name="Standard">
      <style:paragraph-properties fo:break-before="auto" fo:text-indent="0cm" fo:line-height="115%" fo:margin-left="0cm" style:writing-mode="lr-tb"/>
    </style:style>
    <style:style style:name="T104_1" style:family="text">
      <style:text-properties style:font-name="Open Sans" style:font-name-asian="Open Sans" style:font-name-complex="Open Sans"/>
    </style:style>
    <style:style style:name="T104_2" style:family="text">
      <style:text-properties style:font-name="Open Sans" style:font-name-asian="Open Sans" style:font-name-complex="Open Sans"/>
    </style:style>
    <style:style style:name="T104_3" style:family="text">
      <style:text-properties style:font-name="Open Sans" style:font-name-asian="Open Sans" style:font-name-complex="Open Sans"/>
    </style:style>
    <style:style style:name="T104_4" style:family="text">
      <style:text-properties style:font-name="Open Sans" style:font-name-asian="Open Sans" style:font-name-complex="Open Sans"/>
    </style:style>
    <style:style style:name="T104_5" style:family="text">
      <style:text-properties style:font-name="Open Sans" style:font-name-asian="Open Sans" style:font-name-complex="Open Sans"/>
    </style:style>
    <style:style style:name="T104_6" style:family="text">
      <style:text-properties style:font-name="Open Sans" style:font-name-asian="Open Sans" style:font-name-complex="Open Sans"/>
    </style:style>
    <style:style style:name="T104_7" style:family="text">
      <style:text-properties style:font-name="Open Sans" style:font-name-asian="Open Sans" style:font-name-complex="Open Sans"/>
    </style:style>
    <style:style style:name="T104_8" style:family="text">
      <style:text-properties style:font-name="Open Sans" style:font-name-asian="Open Sans" style:font-name-complex="Open Sans"/>
    </style:style>
    <style:style style:name="T104_9" style:family="text">
      <style:text-properties style:font-name="Open Sans" style:font-name-asian="Open Sans" style:font-name-complex="Open Sans"/>
    </style:style>
    <style:style style:name="T104_10" style:family="text">
      <style:text-properties style:font-name="Open Sans" style:font-name-asian="Open Sans" style:font-name-complex="Open Sans"/>
    </style:style>
    <style:style style:name="T104_11" style:family="text">
      <style:text-properties style:font-name="Open Sans" style:font-name-asian="Open Sans" style:font-name-complex="Open Sans"/>
    </style:style>
    <style:style style:name="T104_12" style:family="text">
      <style:text-properties style:font-name="Open Sans" style:font-name-asian="Open Sans" style:font-name-complex="Open Sans"/>
    </style:style>
    <style:style style:name="T104_13" style:family="text">
      <style:text-properties style:font-name="Open Sans" style:font-name-asian="Open Sans" style:font-name-complex="Open Sans"/>
    </style:style>
    <style:style style:name="T104_14" style:family="text">
      <style:text-properties style:font-name="Open Sans" style:font-name-asian="Open Sans" style:font-name-complex="Open Sans"/>
    </style:style>
    <style:style style:name="T104_15" style:family="text">
      <style:text-properties style:font-name="Open Sans" style:font-name-asian="Open Sans" style:font-name-complex="Open Sans"/>
    </style:style>
    <style:style style:name="T104_16" style:family="text">
      <style:text-properties style:font-name="Open Sans" style:font-name-asian="Open Sans" style:font-name-complex="Open Sans"/>
    </style:style>
    <style:style style:name="T104_17" style:family="text">
      <style:text-properties style:font-name="Open Sans" style:font-name-asian="Open Sans" style:font-name-complex="Open Sans"/>
    </style:style>
    <style:style style:name="T104_18" style:family="text">
      <style:text-properties style:font-name="Open Sans" style:font-name-asian="Open Sans" style:font-name-complex="Open Sans"/>
    </style:style>
    <style:style style:name="T104_19" style:family="text">
      <style:text-properties style:font-name="Open Sans" style:font-name-asian="Open Sans" style:font-name-complex="Open Sans"/>
    </style:style>
    <style:style style:name="T104_20" style:family="text">
      <style:text-properties style:font-name="Open Sans" style:font-name-asian="Open Sans" style:font-name-complex="Open Sans"/>
    </style:style>
    <style:style style:name="T104_21" style:family="text">
      <style:text-properties style:font-name="Open Sans" style:font-name-asian="Open Sans" style:font-name-complex="Open Sans"/>
    </style:style>
    <style:style style:name="T104_22" style:family="text">
      <style:text-properties style:font-name="Open Sans" style:font-name-asian="Open Sans" style:font-name-complex="Open Sans"/>
    </style:style>
    <style:style style:name="T104_23" style:family="text">
      <style:text-properties style:font-name="Open Sans" style:font-name-asian="Open Sans" style:font-name-complex="Open Sans"/>
    </style:style>
    <style:style style:name="T104_24" style:family="text">
      <style:text-properties style:font-name="Open Sans" style:font-name-asian="Open Sans" style:font-name-complex="Open Sans"/>
    </style:style>
    <style:style style:name="T104_25" style:family="text">
      <style:text-properties style:font-name="Open Sans" style:font-name-asian="Open Sans" style:font-name-complex="Open Sans"/>
    </style:style>
    <style:style style:name="T104_26" style:family="text">
      <style:text-properties style:font-name="Open Sans" style:font-name-asian="Open Sans" style:font-name-complex="Open Sans"/>
    </style:style>
    <style:style style:name="T104_27" style:family="text">
      <style:text-properties fo:background-color="#ff0000" style:font-name="Open Sans" style:font-name-asian="Open Sans" style:font-name-complex="Open Sans"/>
    </style:style>
    <style:style style:name="T104_28" style:family="text">
      <style:text-properties fo:background-color="#ff0000" style:font-name="Open Sans" style:font-name-asian="Open Sans" style:font-name-complex="Open Sans"/>
    </style:style>
    <style:style style:name="T104_29" style:family="text">
      <style:text-properties fo:background-color="#ff0000" style:font-name="Open Sans" style:font-name-asian="Open Sans" style:font-name-complex="Open Sans"/>
    </style:style>
    <style:style style:name="T104_30" style:family="text">
      <style:text-properties fo:background-color="#ff0000" style:font-name="Open Sans" style:font-name-asian="Open Sans" style:font-name-complex="Open Sans"/>
    </style:style>
    <style:style style:name="T104_31" style:family="text">
      <style:text-properties fo:background-color="#ff0000" style:font-name="Open Sans" style:font-name-asian="Open Sans" style:font-name-complex="Open Sans"/>
    </style:style>
    <style:style style:name="T104_32" style:family="text">
      <style:text-properties fo:background-color="#ff0000" style:font-name="Open Sans" style:font-name-asian="Open Sans" style:font-name-complex="Open Sans"/>
    </style:style>
    <style:style style:name="T104_33" style:family="text">
      <style:text-properties fo:background-color="#ff0000" style:font-name="Open Sans" style:font-name-asian="Open Sans" style:font-name-complex="Open Sans"/>
    </style:style>
    <style:style style:name="T104_34" style:family="text">
      <style:text-properties fo:background-color="#ff0000" style:font-name="Open Sans" style:font-name-asian="Open Sans" style:font-name-complex="Open Sans"/>
    </style:style>
    <style:style style:name="T104_35" style:family="text">
      <style:text-properties fo:background-color="#ff0000" style:font-name="Open Sans" style:font-name-asian="Open Sans" style:font-name-complex="Open Sans"/>
    </style:style>
    <style:style style:name="T104_36" style:family="text">
      <style:text-properties fo:background-color="#ff0000" style:font-name="Open Sans" style:font-name-asian="Open Sans" style:font-name-complex="Open Sans"/>
    </style:style>
    <style:style style:name="T104_37" style:family="text">
      <style:text-properties fo:background-color="#ff0000" style:font-name="Open Sans" style:font-name-asian="Open Sans" style:font-name-complex="Open Sans"/>
    </style:style>
    <style:style style:name="T104_38" style:family="text">
      <style:text-properties fo:background-color="#ff0000" style:font-name="Open Sans" style:font-name-asian="Open Sans" style:font-name-complex="Open Sans"/>
    </style:style>
    <style:style style:name="T104_39" style:family="text">
      <style:text-properties fo:background-color="#ff0000" style:font-name="Open Sans" style:font-name-asian="Open Sans" style:font-name-complex="Open Sans"/>
    </style:style>
    <style:style style:name="T104_40" style:family="text">
      <style:text-properties fo:background-color="#ff0000" style:font-name="Open Sans" style:font-name-asian="Open Sans" style:font-name-complex="Open Sans"/>
    </style:style>
    <style:style style:name="T104_41" style:family="text">
      <style:text-properties fo:background-color="#ff0000" style:font-name="Open Sans" style:font-name-asian="Open Sans" style:font-name-complex="Open Sans"/>
    </style:style>
    <style:style style:name="T104_42" style:family="text">
      <style:text-properties fo:background-color="#ff0000" style:font-name="Open Sans" style:font-name-asian="Open Sans" style:font-name-complex="Open Sans"/>
    </style:style>
    <style:style style:name="T104_43" style:family="text">
      <style:text-properties fo:background-color="#ff0000" style:font-name="Open Sans" style:font-name-asian="Open Sans" style:font-name-complex="Open Sans"/>
    </style:style>
    <style:style style:name="T104_44" style:family="text">
      <style:text-properties fo:background-color="#ff0000" style:font-name="Open Sans" style:font-name-asian="Open Sans" style:font-name-complex="Open Sans"/>
    </style:style>
    <style:style style:name="T104_45" style:family="text">
      <style:text-properties fo:background-color="#ff0000" style:font-name="Open Sans" style:font-name-asian="Open Sans" style:font-name-complex="Open Sans"/>
    </style:style>
    <style:style style:name="T104_46" style:family="text">
      <style:text-properties fo:background-color="#ff0000" style:font-name="Open Sans" style:font-name-asian="Open Sans" style:font-name-complex="Open Sans"/>
    </style:style>
    <style:style style:name="T104_47" style:family="text">
      <style:text-properties fo:background-color="#ff0000" style:font-name="Open Sans" style:font-name-asian="Open Sans" style:font-name-complex="Open Sans"/>
    </style:style>
    <style:style style:name="T104_48" style:family="text">
      <style:text-properties fo:background-color="#ff0000" style:font-name="Open Sans" style:font-name-asian="Open Sans" style:font-name-complex="Open Sans"/>
    </style:style>
    <style:style style:name="P10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06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06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06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06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06_6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06_7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Open Sans" style:font-name-asian="Open Sans" style:font-name-complex="Open Sans"/>
    </style:style>
    <style:style style:name="T108_2" style:family="text">
      <style:text-properties style:font-name="Open Sans" style:font-name-asian="Open Sans" style:font-name-complex="Open Sans"/>
    </style:style>
    <style:style style:name="T108_3" style:family="text">
      <style:text-properties style:font-name="Open Sans" style:font-name-asian="Open Sans" style:font-name-complex="Open Sans"/>
    </style:style>
    <style:style style:name="T108_4" style:family="text">
      <style:text-properties style:font-name="Open Sans" style:font-name-asian="Open Sans" style:font-name-complex="Open Sans"/>
    </style:style>
    <style:style style:name="T108_5" style:family="text">
      <style:text-properties style:font-name="Open Sans" style:font-name-asian="Open Sans" style:font-name-complex="Open Sans"/>
    </style:style>
    <style:style style:name="T108_6" style:family="text">
      <style:text-properties style:font-name="Open Sans" style:font-name-asian="Open Sans" style:font-name-complex="Open Sans"/>
    </style:style>
    <style:style style:name="T108_7" style:family="text">
      <style:text-properties style:font-name="Open Sans" style:font-name-asian="Open Sans" style:font-name-complex="Open Sans"/>
    </style:style>
    <style:style style:name="T108_8" style:family="text">
      <style:text-properties style:font-name="Open Sans" style:font-name-asian="Open Sans" style:font-name-complex="Open Sans"/>
    </style:style>
    <style:style style:name="T108_9" style:family="text">
      <style:text-properties style:font-name="Open Sans" style:font-name-asian="Open Sans" style:font-name-complex="Open Sans"/>
    </style:style>
    <style:style style:name="T108_10" style:family="text">
      <style:text-properties style:font-name="Open Sans" style:font-name-asian="Open Sans" style:font-name-complex="Open Sans"/>
    </style:style>
    <style:style style:name="T108_11" style:family="text">
      <style:text-properties style:font-name="Open Sans" style:font-name-asian="Open Sans" style:font-name-complex="Open Sans"/>
    </style:style>
    <style:style style:name="T108_12" style:family="text">
      <style:text-properties style:font-name="Open Sans" style:font-name-asian="Open Sans" style:font-name-complex="Open Sans"/>
    </style:style>
    <style:style style:name="T108_13" style:family="text">
      <style:text-properties style:font-name="Open Sans" style:font-name-asian="Open Sans" style:font-name-complex="Open Sans"/>
    </style:style>
    <style:style style:name="T108_14" style:family="text">
      <style:text-properties style:font-name="Open Sans" style:font-name-asian="Open Sans" style:font-name-complex="Open Sans"/>
    </style:style>
    <style:style style:name="T108_15" style:family="text">
      <style:text-properties style:font-name="Open Sans" style:font-name-asian="Open Sans" style:font-name-complex="Open Sans"/>
    </style:style>
    <style:style style:name="T108_16" style:family="text">
      <style:text-properties style:font-name="Open Sans" style:font-name-asian="Open Sans" style:font-name-complex="Open Sans"/>
    </style:style>
    <style:style style:name="T108_17" style:family="text">
      <style:text-properties style:font-name="Open Sans" style:font-name-asian="Open Sans" style:font-name-complex="Open Sans"/>
    </style:style>
    <style:style style:name="T108_18" style:family="text">
      <style:text-properties style:font-name="Open Sans" style:font-name-asian="Open Sans" style:font-name-complex="Open Sans"/>
    </style:style>
    <style:style style:name="P109" style:family="paragraph" style:parent-style-name="Standard">
      <style:paragraph-properties fo:break-before="auto" fo:text-indent="1.27cm" fo:line-height="115%" fo:margin-left="1.27cm" style:writing-mode="lr-tb"/>
    </style:style>
    <style:style style:name="T109_1" style:family="text">
      <style:text-properties style:font-name="Open Sans" style:font-name-asian="Open Sans" style:font-name-complex="Open Sans"/>
    </style:style>
    <style:style style:name="T109_2" style:family="text">
      <style:text-properties style:font-name="Open Sans" style:font-name-asian="Open Sans" style:font-name-complex="Open Sans"/>
    </style:style>
    <style:style style:name="T109_3" style:family="text">
      <style:text-properties style:font-name="Open Sans" style:font-name-asian="Open Sans" style:font-name-complex="Open Sans"/>
    </style:style>
    <style:style style:name="T109_4" style:family="text">
      <style:text-properties style:font-name="Open Sans" style:font-name-asian="Open Sans" style:font-name-complex="Open Sans"/>
    </style:style>
    <style:style style:name="T109_5" style:family="text">
      <style:text-properties style:font-name="Open Sans" style:font-name-asian="Open Sans" style:font-name-complex="Open Sans"/>
    </style:style>
    <style:style style:name="T109_6" style:family="text">
      <style:text-properties style:font-name="Open Sans" style:font-name-asian="Open Sans" style:font-name-complex="Open Sans"/>
    </style:style>
    <style:style style:name="T109_7" style:family="text">
      <style:text-properties style:font-name="Open Sans" style:font-name-asian="Open Sans" style:font-name-complex="Open Sans"/>
    </style:style>
    <style:style style:name="T109_8" style:family="text">
      <style:text-properties style:font-name="Open Sans" style:font-name-asian="Open Sans" style:font-name-complex="Open Sans"/>
    </style:style>
    <style:style style:name="T109_9" style:family="text">
      <style:text-properties style:font-name="Open Sans" style:font-name-asian="Open Sans" style:font-name-complex="Open Sans"/>
    </style:style>
    <style:style style:name="T109_10" style:family="text">
      <style:text-properties style:font-name="Open Sans" style:font-name-asian="Open Sans" style:font-name-complex="Open Sans"/>
    </style:style>
    <style:style style:name="T109_11" style:family="text">
      <style:text-properties style:font-name="Open Sans" style:font-name-asian="Open Sans" style:font-name-complex="Open Sans"/>
    </style:style>
    <style:style style:name="T109_12" style:family="text">
      <style:text-properties style:font-name="Open Sans" style:font-name-asian="Open Sans" style:font-name-complex="Open Sans"/>
    </style:style>
    <style:style style:name="T109_13" style:family="text">
      <style:text-properties style:font-name="Open Sans" style:font-name-asian="Open Sans" style:font-name-complex="Open Sans"/>
    </style:style>
    <style:style style:name="T109_14" style:family="text">
      <style:text-properties style:font-name="Open Sans" style:font-name-asian="Open Sans" style:font-name-complex="Open Sans"/>
    </style:style>
    <style:style style:name="T109_15" style:family="text">
      <style:text-properties style:font-name="Open Sans" style:font-name-asian="Open Sans" style:font-name-complex="Open Sans"/>
    </style:style>
    <style:style style:name="P110" style:family="paragraph" style:parent-style-name="Standard">
      <style:paragraph-properties fo:break-before="auto" fo:text-indent="1.27cm" fo:line-height="115%" fo:margin-left="1.27cm" style:writing-mode="lr-tb"/>
    </style:style>
    <style:style style:name="T110_1" style:family="text">
      <style:text-properties fo:background-color="#00ff00" style:font-name="Open Sans" style:font-name-asian="Open Sans" style:font-name-complex="Open Sans"/>
    </style:style>
    <style:style style:name="T110_2" style:family="text">
      <style:text-properties fo:background-color="#00ff00" style:font-name="Open Sans" style:font-name-asian="Open Sans" style:font-name-complex="Open Sans"/>
    </style:style>
    <style:style style:name="T110_3" style:family="text">
      <style:text-properties style:font-name="Open Sans" style:font-name-asian="Open Sans" style:font-name-complex="Open Sans"/>
    </style:style>
    <style:style style:name="T110_4" style:family="text">
      <style:text-properties style:font-name="Open Sans" style:font-name-asian="Open Sans" style:font-name-complex="Open Sans"/>
    </style:style>
    <style:style style:name="T110_5" style:family="text">
      <style:text-properties style:font-name="Open Sans" style:font-name-asian="Open Sans" style:font-name-complex="Open Sans"/>
    </style:style>
    <style:style style:name="T110_6" style:family="text">
      <style:text-properties style:font-name="Open Sans" style:font-name-asian="Open Sans" style:font-name-complex="Open Sans"/>
    </style:style>
    <style:style style:name="T110_7" style:family="text">
      <style:text-properties style:font-name="Open Sans" style:font-name-asian="Open Sans" style:font-name-complex="Open Sans"/>
    </style:style>
    <style:style style:name="T110_8" style:family="text">
      <style:text-properties style:font-name="Open Sans" style:font-name-asian="Open Sans" style:font-name-complex="Open Sans"/>
    </style:style>
    <style:style style:name="T110_9" style:family="text">
      <style:text-properties style:font-name="Open Sans" style:font-name-asian="Open Sans" style:font-name-complex="Open Sans"/>
    </style:style>
    <style:style style:name="T110_10" style:family="text">
      <style:text-properties style:font-name="Open Sans" style:font-name-asian="Open Sans" style:font-name-complex="Open Sans"/>
    </style:style>
    <style:style style:name="T110_11" style:family="text">
      <style:text-properties style:font-name="Open Sans" style:font-name-asian="Open Sans" style:font-name-complex="Open Sans"/>
    </style:style>
    <style:style style:name="T110_12" style:family="text">
      <style:text-properties style:font-name="Open Sans" style:font-name-asian="Open Sans" style:font-name-complex="Open Sans"/>
    </style:style>
    <style:style style:name="T110_13" style:family="text">
      <style:text-properties style:font-name="Open Sans" style:font-name-asian="Open Sans" style:font-name-complex="Open Sans"/>
    </style:style>
    <style:style style:name="T110_14" style:family="text">
      <style:text-properties style:font-name="Open Sans" style:font-name-asian="Open Sans" style:font-name-complex="Open Sans"/>
    </style:style>
    <style:style style:name="T110_15" style:family="text">
      <style:text-properties style:font-name="Open Sans" style:font-name-asian="Open Sans" style:font-name-complex="Open Sans"/>
    </style:style>
    <style:style style:name="T110_16" style:family="text">
      <style:text-properties style:font-name="Open Sans" style:font-name-asian="Open Sans" style:font-name-complex="Open Sans"/>
    </style:style>
    <style:style style:name="T110_17" style:family="text">
      <style:text-properties style:font-name="Open Sans" style:font-name-asian="Open Sans" style:font-name-complex="Open Sans"/>
    </style:style>
    <style:style style:name="T110_18" style:family="text">
      <style:text-properties style:font-name="Open Sans" style:font-name-asian="Open Sans" style:font-name-complex="Open Sans"/>
    </style:style>
    <style:style style:name="T110_19" style:family="text">
      <style:text-properties style:font-name="Open Sans" style:font-name-asian="Open Sans" style:font-name-complex="Open Sans"/>
    </style:style>
    <style:style style:name="T110_20" style:family="text">
      <style:text-properties style:font-name="Open Sans" style:font-name-asian="Open Sans" style:font-name-complex="Open Sans"/>
    </style:style>
    <style:style style:name="P111" style:family="paragraph" style:parent-style-name="Standard">
      <style:paragraph-properties fo:break-before="auto" fo:text-indent="1.27cm" fo:line-height="115%" fo:margin-left="1.27cm" style:writing-mode="lr-tb"/>
    </style:style>
    <style:style style:name="T111_1" style:family="text">
      <style:text-properties style:font-name="Open Sans" style:font-name-asian="Open Sans" style:font-name-complex="Open Sans"/>
    </style:style>
    <style:style style:name="T111_2" style:family="text">
      <style:text-properties style:font-name="Open Sans" style:font-name-asian="Open Sans" style:font-name-complex="Open Sans"/>
    </style:style>
    <style:style style:name="T111_3" style:family="text">
      <style:text-properties style:font-name="Open Sans" style:font-name-asian="Open Sans" style:font-name-complex="Open Sans"/>
    </style:style>
    <style:style style:name="T111_4" style:family="text">
      <style:text-properties style:font-name="Open Sans" style:font-name-asian="Open Sans" style:font-name-complex="Open Sans"/>
    </style:style>
    <style:style style:name="T111_5" style:family="text">
      <style:text-properties style:font-name="Open Sans" style:font-name-asian="Open Sans" style:font-name-complex="Open Sans"/>
    </style:style>
    <style:style style:name="T111_6" style:family="text">
      <style:text-properties style:font-name="Open Sans" style:font-name-asian="Open Sans" style:font-name-complex="Open Sans"/>
    </style:style>
    <style:style style:name="T111_7" style:family="text">
      <style:text-properties style:font-name="Open Sans" style:font-name-asian="Open Sans" style:font-name-complex="Open Sans"/>
    </style:style>
    <style:style style:name="T111_8" style:family="text">
      <style:text-properties style:font-name="Open Sans" style:font-name-asian="Open Sans" style:font-name-complex="Open Sans"/>
    </style:style>
    <style:style style:name="T111_9" style:family="text">
      <style:text-properties style:font-name="Open Sans" style:font-name-asian="Open Sans" style:font-name-complex="Open Sans"/>
    </style:style>
    <style:style style:name="T111_10" style:family="text">
      <style:text-properties style:font-name="Open Sans" style:font-name-asian="Open Sans" style:font-name-complex="Open Sans"/>
    </style:style>
    <style:style style:name="T111_11" style:family="text">
      <style:text-properties style:font-name="Open Sans" style:font-name-asian="Open Sans" style:font-name-complex="Open Sans"/>
    </style:style>
    <style:style style:name="T111_12" style:family="text">
      <style:text-properties style:font-name="Open Sans" style:font-name-asian="Open Sans" style:font-name-complex="Open Sans"/>
    </style:style>
    <style:style style:name="T111_13" style:family="text">
      <style:text-properties style:font-name="Open Sans" style:font-name-asian="Open Sans" style:font-name-complex="Open Sans"/>
    </style:style>
    <style:style style:name="T111_14" style:family="text">
      <style:text-properties style:font-name="Open Sans" style:font-name-asian="Open Sans" style:font-name-complex="Open Sans"/>
    </style:style>
    <style:style style:name="T111_15" style:family="text">
      <style:text-properties style:font-name="Open Sans" style:font-name-asian="Open Sans" style:font-name-complex="Open Sans"/>
    </style:style>
    <style:style style:name="P112" style:family="paragraph" style:parent-style-name="Standard">
      <style:paragraph-properties fo:break-before="auto" fo:text-indent="0cm" fo:line-height="115%" fo:margin-left="3.81cm" style:writing-mode="lr-tb"/>
    </style:style>
    <style:style style:name="T112_1" style:family="text">
      <style:text-properties style:font-name="Open Sans" style:font-name-asian="Open Sans" style:font-name-complex="Open Sans"/>
    </style:style>
    <style:style style:name="T112_2" style:family="text">
      <style:text-properties style:font-name="Open Sans" style:font-name-asian="Open Sans" style:font-name-complex="Open Sans"/>
    </style:style>
    <style:style style:name="T112_3" style:family="text">
      <style:text-properties style:font-name="Open Sans" style:font-name-asian="Open Sans" style:font-name-complex="Open Sans"/>
    </style:style>
    <style:style style:name="T112_4" style:family="text">
      <style:text-properties style:font-name="Open Sans" style:font-name-asian="Open Sans" style:font-name-complex="Open Sans"/>
    </style:style>
    <style:style style:name="T112_5" style:family="text">
      <style:text-properties style:font-name="Open Sans" style:font-name-asian="Open Sans" style:font-name-complex="Open Sans"/>
    </style:style>
    <style:style style:name="T112_6" style:family="text">
      <style:text-properties style:font-name="Open Sans" style:font-name-asian="Open Sans" style:font-name-complex="Open Sans"/>
    </style:style>
    <style:style style:name="T112_7" style:family="text">
      <style:text-properties style:font-name="Open Sans" style:font-name-asian="Open Sans" style:font-name-complex="Open Sans"/>
    </style:style>
    <style:style style:name="T112_8" style:family="text">
      <style:text-properties style:font-name="Open Sans" style:font-name-asian="Open Sans" style:font-name-complex="Open Sans"/>
    </style:style>
    <style:style style:name="T112_9" style:family="text">
      <style:text-properties style:font-name="Open Sans" style:font-name-asian="Open Sans" style:font-name-complex="Open Sans"/>
    </style:style>
    <style:style style:name="T112_10" style:family="text">
      <style:text-properties style:font-name="Open Sans" style:font-name-asian="Open Sans" style:font-name-complex="Open Sans"/>
    </style:style>
    <style:style style:name="T112_11" style:family="text">
      <style:text-properties style:font-name="Open Sans" style:font-name-asian="Open Sans" style:font-name-complex="Open Sans"/>
    </style:style>
    <style:style style:name="T112_12" style:family="text">
      <style:text-properties style:font-name="Open Sans" style:font-name-asian="Open Sans" style:font-name-complex="Open Sans"/>
    </style:style>
    <style:style style:name="T112_13" style:family="text">
      <style:text-properties style:font-name="Open Sans" style:font-name-asian="Open Sans" style:font-name-complex="Open Sans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style:font-name="Open Sans" style:font-name-asian="Open Sans" style:font-name-complex="Open Sans"/>
    </style:style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T114_1" style:family="text">
      <style:text-properties style:font-name="Open Sans" style:font-name-asian="Open Sans" style:font-name-complex="Open Sans"/>
    </style:style>
    <style:style style:name="T114_2" style:family="text">
      <style:text-properties style:font-name="Open Sans" style:font-name-asian="Open Sans" style:font-name-complex="Open Sans"/>
    </style:style>
    <style:style style:name="T114_3" style:family="text">
      <style:text-properties style:font-name="Open Sans" style:font-name-asian="Open Sans" style:font-name-complex="Open Sans"/>
    </style:style>
    <style:style style:name="T114_4" style:family="text">
      <style:text-properties style:font-name="Open Sans" style:font-name-asian="Open Sans" style:font-name-complex="Open Sans"/>
    </style:style>
    <style:style style:name="T114_5" style:family="text">
      <style:text-properties style:font-name="Open Sans" style:font-name-asian="Open Sans" style:font-name-complex="Open Sans"/>
    </style:style>
    <style:style style:name="T114_6" style:family="text">
      <style:text-properties style:font-name="Open Sans" style:font-name-asian="Open Sans" style:font-name-complex="Open Sans"/>
    </style:style>
    <style:style style:name="T114_7" style:family="text">
      <style:text-properties style:font-name="Open Sans" style:font-name-asian="Open Sans" style:font-name-complex="Open Sans"/>
    </style:style>
    <style:style style:name="T114_8" style:family="text">
      <style:text-properties style:font-name="Open Sans" style:font-name-asian="Open Sans" style:font-name-complex="Open Sans"/>
    </style:style>
    <style:style style:name="T114_9" style:family="text">
      <style:text-properties style:font-name="Open Sans" style:font-name-asian="Open Sans" style:font-name-complex="Open Sans"/>
    </style:style>
    <style:style style:name="T114_10" style:family="text">
      <style:text-properties style:font-name="Open Sans" style:font-name-asian="Open Sans" style:font-name-complex="Open Sans"/>
    </style:style>
    <style:style style:name="T114_11" style:family="text">
      <style:text-properties style:font-name="Open Sans" style:font-name-asian="Open Sans" style:font-name-complex="Open Sans"/>
    </style:style>
    <style:style style:name="T114_12" style:family="text">
      <style:text-properties style:font-name="Open Sans" style:font-name-asian="Open Sans" style:font-name-complex="Open Sans"/>
    </style:style>
    <style:style style:name="T114_13" style:family="text">
      <style:text-properties style:font-name="Open Sans" style:font-name-asian="Open Sans" style:font-name-complex="Open Sans"/>
    </style:style>
    <style:style style:name="T114_14" style:family="text">
      <style:text-properties style:font-name="Open Sans" style:font-name-asian="Open Sans" style:font-name-complex="Open Sans"/>
    </style:style>
    <style:style style:name="T114_15" style:family="text">
      <style:text-properties style:font-name="Open Sans" style:font-name-asian="Open Sans" style:font-name-complex="Open Sans"/>
    </style:style>
    <style:style style:name="T114_16" style:family="text">
      <style:text-properties style:font-name="Open Sans" style:font-name-asian="Open Sans" style:font-name-complex="Open Sans"/>
    </style:style>
    <style:style style:name="T114_17" style:family="text">
      <style:text-properties style:font-name="Open Sans" style:font-name-asian="Open Sans" style:font-name-complex="Open Sans"/>
    </style:style>
    <style:style style:name="T114_18" style:family="text">
      <style:text-properties style:font-name="Open Sans" style:font-name-asian="Open Sans" style:font-name-complex="Open Sans"/>
    </style:style>
    <style:style style:name="T114_19" style:family="text">
      <style:text-properties style:font-name="Open Sans" style:font-name-asian="Open Sans" style:font-name-complex="Open Sans"/>
    </style:style>
    <style:style style:name="T114_20" style:family="text">
      <style:text-properties style:font-name="Open Sans" style:font-name-asian="Open Sans" style:font-name-complex="Open Sans"/>
    </style:style>
    <style:style style:name="T114_21" style:family="text">
      <style:text-properties style:font-name="Open Sans" style:font-name-asian="Open Sans" style:font-name-complex="Open Sans"/>
    </style:style>
    <style:style style:name="T114_22" style:family="text">
      <style:text-properties style:font-name="Open Sans" style:font-name-asian="Open Sans" style:font-name-complex="Open Sans"/>
    </style:style>
    <style:style style:name="P115" style:family="paragraph" style:parent-style-name="Standard">
      <style:paragraph-properties fo:break-before="auto" fo:text-indent="1.27cm" fo:line-height="115%" fo:margin-left="1.27cm" style:writing-mode="lr-tb"/>
    </style:style>
    <style:style style:name="T115_1" style:family="text">
      <style:text-properties style:text-line-through-style="solid" style:font-name="Open Sans" style:font-name-asian="Open Sans" style:font-name-complex="Open Sans"/>
    </style:style>
    <style:style style:name="T115_2" style:family="text">
      <style:text-properties style:text-line-through-style="solid" style:font-name="Open Sans" style:font-name-asian="Open Sans" style:font-name-complex="Open Sans"/>
    </style:style>
    <style:style style:name="T115_3" style:family="text">
      <style:text-properties style:text-line-through-style="solid" style:font-name="Open Sans" style:font-name-asian="Open Sans" style:font-name-complex="Open Sans"/>
    </style:style>
    <style:style style:name="T115_4" style:family="text">
      <style:text-properties style:text-line-through-style="solid" style:font-name="Open Sans" style:font-name-asian="Open Sans" style:font-name-complex="Open Sans"/>
    </style:style>
    <style:style style:name="T115_5" style:family="text">
      <style:text-properties style:text-line-through-style="solid" style:font-name="Open Sans" style:font-name-asian="Open Sans" style:font-name-complex="Open Sans"/>
    </style:style>
    <style:style style:name="T115_6" style:family="text">
      <style:text-properties style:text-line-through-style="solid" style:font-name="Open Sans" style:font-name-asian="Open Sans" style:font-name-complex="Open Sans"/>
    </style:style>
    <style:style style:name="T115_7" style:family="text">
      <style:text-properties style:text-line-through-style="solid" style:font-name="Open Sans" style:font-name-asian="Open Sans" style:font-name-complex="Open Sans"/>
    </style:style>
    <style:style style:name="T115_8" style:family="text">
      <style:text-properties style:text-line-through-style="solid" style:font-name="Open Sans" style:font-name-asian="Open Sans" style:font-name-complex="Open Sans"/>
    </style:style>
    <style:style style:name="T115_9" style:family="text">
      <style:text-properties style:text-line-through-style="solid" style:font-name="Open Sans" style:font-name-asian="Open Sans" style:font-name-complex="Open Sans"/>
    </style:style>
    <style:style style:name="T115_10" style:family="text">
      <style:text-properties style:text-line-through-style="solid" style:font-name="Open Sans" style:font-name-asian="Open Sans" style:font-name-complex="Open Sans"/>
    </style:style>
    <style:style style:name="T115_11" style:family="text">
      <style:text-properties style:text-line-through-style="solid" style:font-name="Open Sans" style:font-name-asian="Open Sans" style:font-name-complex="Open Sans"/>
    </style:style>
    <style:style style:name="T115_12" style:family="text">
      <style:text-properties style:text-line-through-style="solid" style:font-name="Open Sans" style:font-name-asian="Open Sans" style:font-name-complex="Open Sans"/>
    </style:style>
    <style:style style:name="T115_13" style:family="text">
      <style:text-properties style:text-line-through-style="solid" style:font-name="Open Sans" style:font-name-asian="Open Sans" style:font-name-complex="Open Sans"/>
    </style:style>
    <style:style style:name="T115_14" style:family="text">
      <style:text-properties style:text-line-through-style="solid" style:font-name="Open Sans" style:font-name-asian="Open Sans" style:font-name-complex="Open Sans"/>
    </style:style>
    <style:style style:name="T115_15" style:family="text">
      <style:text-properties style:font-name="Open Sans" style:font-name-asian="Open Sans" style:font-name-complex="Open Sans"/>
    </style:style>
    <style:style style:name="T115_16" style:family="text">
      <style:text-properties style:font-name="Open Sans" style:font-name-asian="Open Sans" style:font-name-complex="Open Sans"/>
    </style:style>
    <style:style style:name="T115_17" style:family="text">
      <style:text-properties style:font-name="Open Sans" style:font-name-asian="Open Sans" style:font-name-complex="Open Sans"/>
    </style:style>
    <style:style style:name="T115_18" style:family="text">
      <style:text-properties style:font-name="Open Sans" style:font-name-asian="Open Sans" style:font-name-complex="Open Sans"/>
    </style:style>
    <style:style style:name="T115_19" style:family="text">
      <style:text-properties style:font-name="Open Sans" style:font-name-asian="Open Sans" style:font-name-complex="Open Sans"/>
    </style:style>
    <style:style style:name="T115_20" style:family="text">
      <style:text-properties style:font-name="Open Sans" style:font-name-asian="Open Sans" style:font-name-complex="Open Sans"/>
    </style:style>
    <style:style style:name="T115_21" style:family="text">
      <style:text-properties style:font-name="Open Sans" style:font-name-asian="Open Sans" style:font-name-complex="Open Sans"/>
    </style:style>
    <style:style style:name="T115_22" style:family="text">
      <style:text-properties style:font-name="Open Sans" style:font-name-asian="Open Sans" style:font-name-complex="Open Sans"/>
    </style:style>
    <style:style style:name="T115_23" style:family="text">
      <style:text-properties style:font-name="Open Sans" style:font-name-asian="Open Sans" style:font-name-complex="Open Sans"/>
    </style:style>
    <style:style style:name="T115_24" style:family="text">
      <style:text-properties style:font-name="Open Sans" style:font-name-asian="Open Sans" style:font-name-complex="Open Sans"/>
    </style:style>
    <style:style style:name="T115_25" style:family="text">
      <style:text-properties style:font-name="Open Sans" style:font-name-asian="Open Sans" style:font-name-complex="Open Sans"/>
    </style:style>
    <style:style style:name="T115_26" style:family="text">
      <style:text-properties style:font-name="Open Sans" style:font-name-asian="Open Sans" style:font-name-complex="Open Sans"/>
    </style:style>
    <style:style style:name="T115_27" style:family="text">
      <style:text-properties style:font-name="Open Sans" style:font-name-asian="Open Sans" style:font-name-complex="Open Sans"/>
    </style:style>
    <style:style style:name="T115_28" style:family="text">
      <style:text-properties style:font-name="Open Sans" style:font-name-asian="Open Sans" style:font-name-complex="Open Sans"/>
    </style:style>
    <style:style style:name="T115_29" style:family="text">
      <style:text-properties style:font-name="Open Sans" style:font-name-asian="Open Sans" style:font-name-complex="Open Sans"/>
    </style:style>
    <style:style style:name="P116" style:family="paragraph" style:parent-style-name="Standard">
      <style:paragraph-properties fo:break-before="auto" fo:text-indent="1.27cm" fo:line-height="115%" fo:margin-left="1.27cm" style:writing-mode="lr-tb"/>
    </style:style>
    <style:style style:name="T116_1" style:family="text">
      <style:text-properties style:font-name="Open Sans" style:font-name-asian="Open Sans" style:font-name-complex="Open Sans"/>
    </style:style>
    <style:style style:name="T116_2" style:family="text">
      <style:text-properties style:font-name="Open Sans" style:font-name-asian="Open Sans" style:font-name-complex="Open Sans"/>
    </style:style>
    <style:style style:name="T116_3" style:family="text">
      <style:text-properties style:font-name="Open Sans" style:font-name-asian="Open Sans" style:font-name-complex="Open Sans"/>
    </style:style>
    <style:style style:name="T116_4" style:family="text">
      <style:text-properties style:font-name="Open Sans" style:font-name-asian="Open Sans" style:font-name-complex="Open Sans"/>
    </style:style>
    <style:style style:name="T116_5" style:family="text">
      <style:text-properties style:font-name="Open Sans" style:font-name-asian="Open Sans" style:font-name-complex="Open Sans"/>
    </style:style>
    <style:style style:name="T116_6" style:family="text">
      <style:text-properties style:font-name="Open Sans" style:font-name-asian="Open Sans" style:font-name-complex="Open Sans"/>
    </style:style>
    <style:style style:name="T116_7" style:family="text">
      <style:text-properties style:font-name="Open Sans" style:font-name-asian="Open Sans" style:font-name-complex="Open Sans"/>
    </style:style>
    <style:style style:name="T116_8" style:family="text">
      <style:text-properties style:font-name="Open Sans" style:font-name-asian="Open Sans" style:font-name-complex="Open Sans"/>
    </style:style>
    <style:style style:name="T116_9" style:family="text">
      <style:text-properties style:font-name="Open Sans" style:font-name-asian="Open Sans" style:font-name-complex="Open Sans"/>
    </style:style>
    <style:style style:name="T116_10" style:family="text">
      <style:text-properties style:font-name="Open Sans" style:font-name-asian="Open Sans" style:font-name-complex="Open Sans"/>
    </style:style>
    <style:style style:name="T116_11" style:family="text">
      <style:text-properties style:font-name="Open Sans" style:font-name-asian="Open Sans" style:font-name-complex="Open Sans"/>
    </style:style>
    <style:style style:name="T116_12" style:family="text">
      <style:text-properties style:font-name="Open Sans" style:font-name-asian="Open Sans" style:font-name-complex="Open Sans"/>
    </style:style>
    <style:style style:name="T116_13" style:family="text">
      <style:text-properties style:font-name="Open Sans" style:font-name-asian="Open Sans" style:font-name-complex="Open Sans"/>
    </style:style>
    <style:style style:name="T116_14" style:family="text">
      <style:text-properties style:font-name="Open Sans" style:font-name-asian="Open Sans" style:font-name-complex="Open Sans"/>
    </style:style>
    <style:style style:name="T116_15" style:family="text">
      <style:text-properties style:font-name="Open Sans" style:font-name-asian="Open Sans" style:font-name-complex="Open Sans"/>
    </style:style>
    <style:style style:name="T116_16" style:family="text">
      <style:text-properties style:font-name="Open Sans" style:font-name-asian="Open Sans" style:font-name-complex="Open Sans"/>
    </style:style>
    <style:style style:name="T116_17" style:family="text">
      <style:text-properties style:font-name="Open Sans" style:font-name-asian="Open Sans" style:font-name-complex="Open Sans"/>
    </style:style>
    <style:style style:name="T116_18" style:family="text">
      <style:text-properties style:font-name="Open Sans" style:font-name-asian="Open Sans" style:font-name-complex="Open Sans"/>
    </style:style>
    <style:style style:name="T116_19" style:family="text">
      <style:text-properties style:font-name="Open Sans" style:font-name-asian="Open Sans" style:font-name-complex="Open Sans"/>
    </style:style>
    <style:style style:name="T116_20" style:family="text">
      <style:text-properties style:font-name="Open Sans" style:font-name-asian="Open Sans" style:font-name-complex="Open Sans"/>
    </style:style>
    <style:style style:name="T116_21" style:family="text">
      <style:text-properties style:font-name="Open Sans" style:font-name-asian="Open Sans" style:font-name-complex="Open Sans"/>
    </style:style>
    <style:style style:name="T116_22" style:family="text">
      <style:text-properties style:font-name="Open Sans" style:font-name-asian="Open Sans" style:font-name-complex="Open Sans"/>
    </style:style>
    <style:style style:name="T116_23" style:family="text">
      <style:text-properties style:font-name="Open Sans" style:font-name-asian="Open Sans" style:font-name-complex="Open Sans"/>
    </style:style>
    <style:style style:name="T116_24" style:family="text">
      <style:text-properties style:font-name="Open Sans" style:font-name-asian="Open Sans" style:font-name-complex="Open Sans"/>
    </style:style>
    <style:style style:name="T116_25" style:family="text">
      <style:text-properties style:font-name="Open Sans" style:font-name-asian="Open Sans" style:font-name-complex="Open Sans"/>
    </style:style>
    <style:style style:name="T116_26" style:family="text">
      <style:text-properties style:font-name="Open Sans" style:font-name-asian="Open Sans" style:font-name-complex="Open Sans"/>
    </style:style>
    <style:style style:name="P117" style:family="paragraph" style:parent-style-name="Standard">
      <style:paragraph-properties fo:break-before="auto" fo:text-indent="1.27cm" fo:line-height="115%" fo:margin-left="1.27cm" style:writing-mode="lr-tb"/>
    </style:style>
    <style:style style:name="T117_1" style:family="text">
      <style:text-properties style:font-name="Open Sans" style:font-name-asian="Open Sans" style:font-name-complex="Open Sans"/>
    </style:style>
    <style:style style:name="T117_2" style:family="text">
      <style:text-properties style:font-name="Open Sans" style:font-name-asian="Open Sans" style:font-name-complex="Open Sans"/>
    </style:style>
    <style:style style:name="T117_3" style:family="text">
      <style:text-properties style:font-name="Open Sans" style:font-name-asian="Open Sans" style:font-name-complex="Open Sans"/>
    </style:style>
    <style:style style:name="T117_4" style:family="text">
      <style:text-properties style:font-name="Open Sans" style:font-name-asian="Open Sans" style:font-name-complex="Open Sans"/>
    </style:style>
    <style:style style:name="T117_5" style:family="text">
      <style:text-properties style:font-name="Open Sans" style:font-name-asian="Open Sans" style:font-name-complex="Open Sans"/>
    </style:style>
    <style:style style:name="T117_6" style:family="text">
      <style:text-properties style:font-name="Open Sans" style:font-name-asian="Open Sans" style:font-name-complex="Open Sans"/>
    </style:style>
    <style:style style:name="T117_7" style:family="text">
      <style:text-properties style:font-name="Open Sans" style:font-name-asian="Open Sans" style:font-name-complex="Open Sans"/>
    </style:style>
    <style:style style:name="T117_8" style:family="text">
      <style:text-properties style:font-name="Open Sans" style:font-name-asian="Open Sans" style:font-name-complex="Open Sans"/>
    </style:style>
    <style:style style:name="T117_9" style:family="text">
      <style:text-properties style:font-name="Open Sans" style:font-name-asian="Open Sans" style:font-name-complex="Open Sans"/>
    </style:style>
    <style:style style:name="T117_10" style:family="text">
      <style:text-properties style:font-name="Open Sans" style:font-name-asian="Open Sans" style:font-name-complex="Open Sans"/>
    </style:style>
    <style:style style:name="T117_11" style:family="text">
      <style:text-properties style:font-name="Open Sans" style:font-name-asian="Open Sans" style:font-name-complex="Open Sans"/>
    </style:style>
    <style:style style:name="T117_12" style:family="text">
      <style:text-properties style:font-name="Open Sans" style:font-name-asian="Open Sans" style:font-name-complex="Open Sans"/>
    </style:style>
    <style:style style:name="T117_13" style:family="text">
      <style:text-properties style:font-name="Open Sans" style:font-name-asian="Open Sans" style:font-name-complex="Open Sans"/>
    </style:style>
    <style:style style:name="P118" style:family="paragraph" style:parent-style-name="Standard">
      <style:paragraph-properties fo:break-before="auto" fo:text-indent="0cm" fo:line-height="115%" fo:margin-left="0cm" style:writing-mode="lr-tb"/>
      <style:text-properties style:font-name="Open Sans" style:font-name-asian="Open Sans" style:font-name-complex="Open Sans"/>
    </style:style>
    <style:style style:name="P119" style:family="paragraph" style:parent-style-name="Standard">
      <style:paragraph-properties fo:break-before="auto" fo:text-indent="0cm" fo:line-height="115%" fo:margin-left="0cm" style:writing-mode="lr-tb"/>
    </style:style>
    <style:style style:name="T119_1" style:family="text">
      <style:text-properties style:font-name="Open Sans" style:font-name-asian="Open Sans" style:font-name-complex="Open Sans"/>
    </style:style>
    <style:style style:name="T119_2" style:family="text">
      <style:text-properties style:font-name="Open Sans" style:font-name-asian="Open Sans" style:font-name-complex="Open Sans"/>
    </style:style>
    <style:style style:name="T119_3" style:family="text">
      <style:text-properties style:font-name="Open Sans" style:font-name-asian="Open Sans" style:font-name-complex="Open Sans"/>
    </style:style>
    <style:style style:name="T119_4" style:family="text">
      <style:text-properties style:font-name="Open Sans" style:font-name-asian="Open Sans" style:font-name-complex="Open Sans"/>
    </style:style>
    <style:style style:name="T119_5" style:family="text">
      <style:text-properties style:font-name="Open Sans" style:font-name-asian="Open Sans" style:font-name-complex="Open Sans"/>
    </style:style>
    <style:style style:name="P120" style:family="paragraph" style:parent-style-name="Standard">
      <style:paragraph-properties fo:break-before="auto" fo:text-indent="0cm" fo:line-height="115%" fo:margin-left="0cm" style:writing-mode="lr-tb"/>
    </style:style>
    <style:style style:name="T120_1" style:family="text">
      <style:text-properties style:font-name="Open Sans" style:font-name-asian="Open Sans" style:font-name-complex="Open Sans"/>
    </style:style>
    <style:style style:name="T120_2" style:family="text">
      <style:text-properties style:font-name="Open Sans" style:font-name-asian="Open Sans" style:font-name-complex="Open Sans"/>
    </style:style>
    <style:style style:name="T120_3" style:family="text">
      <style:text-properties style:font-name="Open Sans" style:font-name-asian="Open Sans" style:font-name-complex="Open Sans"/>
    </style:style>
    <style:style style:name="T120_4" style:family="text">
      <style:text-properties style:font-name="Open Sans" style:font-name-asian="Open Sans" style:font-name-complex="Open Sans"/>
    </style:style>
    <style:style style:name="T120_5" style:family="text">
      <style:text-properties style:font-name="Open Sans" style:font-name-asian="Open Sans" style:font-name-complex="Open Sans"/>
    </style:style>
    <style:style style:name="T120_6" style:family="text">
      <style:text-properties style:font-name="Open Sans" style:font-name-asian="Open Sans" style:font-name-complex="Open Sans"/>
    </style:style>
    <style:style style:name="T120_7" style:family="text">
      <style:text-properties style:font-name="Open Sans" style:font-name-asian="Open Sans" style:font-name-complex="Open Sans"/>
    </style:style>
    <style:style style:name="T120_8" style:family="text">
      <style:text-properties style:font-name="Open Sans" style:font-name-asian="Open Sans" style:font-name-complex="Open Sans"/>
    </style:style>
    <style:style style:name="P121" style:family="paragraph" style:parent-style-name="Standard">
      <style:paragraph-properties fo:break-before="auto" fo:text-indent="0cm" fo:line-height="115%" fo:margin-left="0cm" style:writing-mode="lr-tb"/>
    </style:style>
    <style:style style:name="T121_1" style:family="text">
      <style:text-properties style:font-name="Open Sans" style:font-name-asian="Open Sans" style:font-name-complex="Open Sans"/>
    </style:style>
    <style:style style:name="T121_2" style:family="text">
      <style:text-properties style:font-name="Open Sans" style:font-name-asian="Open Sans" style:font-name-complex="Open Sans"/>
    </style:style>
    <style:style style:name="T121_3" style:family="text">
      <style:text-properties style:font-name="Open Sans" style:font-name-asian="Open Sans" style:font-name-complex="Open Sans"/>
    </style:style>
    <style:style style:name="T121_4" style:family="text">
      <style:text-properties style:font-name="Open Sans" style:font-name-asian="Open Sans" style:font-name-complex="Open Sans"/>
    </style:style>
    <style:style style:name="T121_5" style:family="text">
      <style:text-properties style:font-name="Open Sans" style:font-name-asian="Open Sans" style:font-name-complex="Open Sans"/>
    </style:style>
    <style:style style:name="T121_6" style:family="text">
      <style:text-properties style:font-name="Open Sans" style:font-name-asian="Open Sans" style:font-name-complex="Open Sans"/>
    </style:style>
    <style:style style:name="T121_7" style:family="text">
      <style:text-properties style:font-name="Open Sans" style:font-name-asian="Open Sans" style:font-name-complex="Open Sans"/>
    </style:style>
    <style:style style:name="T121_8" style:family="text">
      <style:text-properties style:font-name="Open Sans" style:font-name-asian="Open Sans" style:font-name-complex="Open Sans"/>
    </style:style>
    <style:style style:name="T121_9" style:family="text">
      <style:text-properties style:font-name="Open Sans" style:font-name-asian="Open Sans" style:font-name-complex="Open Sans"/>
    </style:style>
    <style:style style:name="T121_10" style:family="text">
      <style:text-properties fo:background-color="#d5a6bd" style:font-name="Open Sans" style:font-name-asian="Open Sans" style:font-name-complex="Open Sans"/>
    </style:style>
    <style:style style:name="T121_11" style:family="text">
      <style:text-properties fo:background-color="#d5a6bd" style:font-name="Open Sans" style:font-name-asian="Open Sans" style:font-name-complex="Open Sans"/>
    </style:style>
    <style:style style:name="T121_12" style:family="text">
      <style:text-properties fo:background-color="#d5a6bd" style:font-name="Open Sans" style:font-name-asian="Open Sans" style:font-name-complex="Open Sans"/>
    </style:style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T122_1" style:family="text">
      <style:text-properties style:font-name="Open Sans" style:font-name-asian="Open Sans" style:font-name-complex="Open Sans"/>
    </style:style>
    <style:style style:name="T122_2" style:family="text">
      <style:text-properties style:font-name="Open Sans" style:font-name-asian="Open Sans" style:font-name-complex="Open Sans"/>
    </style:style>
    <style:style style:name="T122_3" style:family="text">
      <style:text-properties style:font-name="Open Sans" style:font-name-asian="Open Sans" style:font-name-complex="Open Sans"/>
    </style:style>
    <style:style style:name="T122_4" style:family="text">
      <style:text-properties style:font-name="Open Sans" style:font-name-asian="Open Sans" style:font-name-complex="Open Sans"/>
    </style:style>
    <style:style style:name="T122_5" style:family="text">
      <style:text-properties style:font-name="Open Sans" style:font-name-asian="Open Sans" style:font-name-complex="Open Sans"/>
    </style:style>
    <style:style style:name="T122_6" style:family="text">
      <style:text-properties style:font-name="Open Sans" style:font-name-asian="Open Sans" style:font-name-complex="Open Sans"/>
    </style:style>
    <style:style style:name="T122_7" style:family="text">
      <style:text-properties style:font-name="Open Sans" style:font-name-asian="Open Sans" style:font-name-complex="Open Sans"/>
    </style:style>
    <style:style style:name="T122_8" style:family="text">
      <style:text-properties style:font-name="Open Sans" style:font-name-asian="Open Sans" style:font-name-complex="Open Sans"/>
    </style:style>
    <style:style style:name="T122_9" style:family="text">
      <style:text-properties style:font-name="Open Sans" style:font-name-asian="Open Sans" style:font-name-complex="Open Sans"/>
    </style:style>
    <style:style style:name="T122_10" style:family="text">
      <style:text-properties style:font-name="Open Sans" style:font-name-asian="Open Sans" style:font-name-complex="Open Sans"/>
    </style:style>
    <style:style style:name="T122_11" style:family="text">
      <style:text-properties style:font-name="Open Sans" style:font-name-asian="Open Sans" style:font-name-complex="Open Sans"/>
    </style:style>
    <style:style style:name="T122_12" style:family="text">
      <style:text-properties style:font-name="Open Sans" style:font-name-asian="Open Sans" style:font-name-complex="Open Sans"/>
    </style:style>
    <style:style style:name="T122_13" style:family="text">
      <style:text-properties style:font-name="Open Sans" style:font-name-asian="Open Sans" style:font-name-complex="Open Sans"/>
    </style:style>
    <style:style style:name="T122_14" style:family="text">
      <style:text-properties style:font-name="Open Sans" style:font-name-asian="Open Sans" style:font-name-complex="Open Sans"/>
    </style:style>
    <style:style style:name="T122_15" style:family="text">
      <style:text-properties style:font-name="Open Sans" style:font-name-asian="Open Sans" style:font-name-complex="Open Sans"/>
    </style:style>
    <style:style style:name="T122_16" style:family="text">
      <style:text-properties style:font-name="Open Sans" style:font-name-asian="Open Sans" style:font-name-complex="Open Sans"/>
    </style:style>
    <style:style style:name="T122_17" style:family="text">
      <style:text-properties style:font-name="Open Sans" style:font-name-asian="Open Sans" style:font-name-complex="Open Sans"/>
    </style:style>
    <style:style style:name="T122_18" style:family="text">
      <style:text-properties style:font-name="Open Sans" style:font-name-asian="Open Sans" style:font-name-complex="Open Sans"/>
    </style:style>
    <style:style style:name="T122_19" style:family="text">
      <style:text-properties style:font-name="Open Sans" style:font-name-asian="Open Sans" style:font-name-complex="Open Sans"/>
    </style:style>
    <style:style style:name="T122_20" style:family="text">
      <style:text-properties style:font-name="Open Sans" style:font-name-asian="Open Sans" style:font-name-complex="Open Sans"/>
    </style:style>
    <style:style style:name="T122_21" style:family="text">
      <style:text-properties style:font-name="Open Sans" style:font-name-asian="Open Sans" style:font-name-complex="Open Sans"/>
    </style:style>
    <style:style style:name="T122_22" style:family="text">
      <style:text-properties style:font-name="Open Sans" style:font-name-asian="Open Sans" style:font-name-complex="Open Sans"/>
    </style:style>
    <style:style style:name="P123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  <style:text-properties fo:background-color="#00ff00" style:font-name="Open Sans" style:font-name-asian="Open Sans" style:font-name-complex="Open Sans"/>
    </style:style>
    <style:style style:name="P125" style:family="paragraph" style:parent-style-name="Standard">
      <style:paragraph-properties fo:break-before="auto" fo:line-height="115%" style:writing-mode="lr-tb"/>
      <style:text-properties fo:background-color="#00ff00" style:font-name="Open Sans" style:font-name-asian="Open Sans" style:font-name-complex="Open Sans"/>
    </style:style>
    <style:style style:name="P126" style:family="paragraph" style:parent-style-name="Standard">
      <style:paragraph-properties fo:break-before="auto" fo:line-height="115%" style:writing-mode="lr-tb"/>
      <style:text-properties fo:background-color="#00ff00" style:font-name="Open Sans" style:font-name-asian="Open Sans" style:font-name-complex="Open Sans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00ff00" style:font-name="Open Sans" style:font-name-asian="Open Sans" style:font-name-complex="Open Sans"/>
    </style:style>
    <style:style style:name="T127_2" style:family="text">
      <style:text-properties fo:background-color="#00ff00" style:font-name="Open Sans" style:font-name-asian="Open Sans" style:font-name-complex="Open Sans"/>
    </style:style>
    <style:style style:name="T127_3" style:family="text">
      <style:text-properties style:font-name="Open Sans" style:font-name-asian="Open Sans" style:font-name-complex="Open Sans"/>
    </style:style>
    <style:style style:name="T127_4" style:family="text">
      <style:text-properties style:font-name="Open Sans" style:font-name-asian="Open Sans" style:font-name-complex="Open Sans"/>
    </style:style>
    <style:style style:name="T127_5" style:family="text">
      <style:text-properties style:font-name="Open Sans" style:font-name-asian="Open Sans" style:font-name-complex="Open Sans"/>
    </style:style>
    <style:style style:name="T127_6" style:family="text">
      <style:text-properties style:font-name="Open Sans" style:font-name-asian="Open Sans" style:font-name-complex="Open Sans"/>
    </style:style>
    <style:style style:name="T127_7" style:family="text">
      <style:text-properties style:font-name="Open Sans" style:font-name-asian="Open Sans" style:font-name-complex="Open Sans"/>
    </style:style>
    <style:style style:name="T127_8" style:family="text">
      <style:text-properties style:font-name="Open Sans" style:font-name-asian="Open Sans" style:font-name-complex="Open Sans"/>
    </style:style>
    <style:style style:name="T127_9" style:family="text">
      <style:text-properties style:font-name="Open Sans" style:font-name-asian="Open Sans" style:font-name-complex="Open Sans"/>
    </style:style>
    <style:style style:name="T127_10" style:family="text">
      <style:text-properties style:font-name="Open Sans" style:font-name-asian="Open Sans" style:font-name-complex="Open Sans"/>
    </style:style>
    <style:style style:name="T127_11" style:family="text">
      <style:text-properties style:font-name="Open Sans" style:font-name-asian="Open Sans" style:font-name-complex="Open Sans"/>
    </style:style>
    <style:style style:name="T127_12" style:family="text">
      <style:text-properties style:font-name="Open Sans" style:font-name-asian="Open Sans" style:font-name-complex="Open Sans"/>
    </style:style>
    <style:style style:name="T127_13" style:family="text">
      <style:text-properties style:font-name="Open Sans" style:font-name-asian="Open Sans" style:font-name-complex="Open Sans"/>
    </style:style>
    <style:style style:name="T127_14" style:family="text">
      <style:text-properties style:font-name="Open Sans" style:font-name-asian="Open Sans" style:font-name-complex="Open Sans"/>
    </style:style>
    <style:style style:name="T127_15" style:family="text">
      <style:text-properties style:font-name="Open Sans" style:font-name-asian="Open Sans" style:font-name-complex="Open Sans"/>
    </style:style>
    <style:style style:name="T127_16" style:family="text">
      <style:text-properties style:font-name="Open Sans" style:font-name-asian="Open Sans" style:font-name-complex="Open Sans"/>
    </style:style>
    <style:style style:name="T127_17" style:family="text">
      <style:text-properties style:font-name="Open Sans" style:font-name-asian="Open Sans" style:font-name-complex="Open Sans"/>
    </style:style>
    <style:style style:name="T127_18" style:family="text">
      <style:text-properties style:font-name="Open Sans" style:font-name-asian="Open Sans" style:font-name-complex="Open Sans"/>
    </style:style>
    <style:style style:name="T127_19" style:family="text">
      <style:text-properties style:font-name="Open Sans" style:font-name-asian="Open Sans" style:font-name-complex="Open Sans"/>
    </style:style>
    <style:style style:name="T127_20" style:family="text">
      <style:text-properties style:font-name="Open Sans" style:font-name-asian="Open Sans" style:font-name-complex="Open Sans"/>
    </style:style>
    <style:style style:name="T127_21" style:family="text">
      <style:text-properties style:font-name="Open Sans" style:font-name-asian="Open Sans" style:font-name-complex="Open Sans"/>
    </style:style>
    <style:style style:name="T127_22" style:family="text">
      <style:text-properties style:font-name="Open Sans" style:font-name-asian="Open Sans" style:font-name-complex="Open Sans"/>
    </style:style>
    <style:style style:name="T127_23" style:family="text">
      <style:text-properties style:font-name="Open Sans" style:font-name-asian="Open Sans" style:font-name-complex="Open Sans"/>
    </style:style>
    <style:style style:name="T127_24" style:family="text">
      <style:text-properties style:font-name="Open Sans" style:font-name-asian="Open Sans" style:font-name-complex="Open Sans"/>
    </style:style>
    <style:style style:name="P128" style:family="paragraph" style:parent-style-name="Standard">
      <style:paragraph-properties fo:break-before="auto" fo:text-indent="0cm" fo:line-height="115%" fo:margin-left="0cm" style:writing-mode="lr-tb"/>
      <style:text-properties style:font-name="Open Sans" style:font-name-asian="Open Sans" style:font-name-complex="Open Sans"/>
    </style:style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T129_1" style:family="text">
      <style:text-properties style:font-name="Open Sans" style:font-name-asian="Open Sans" style:font-name-complex="Open Sans"/>
    </style:style>
    <style:style style:name="T129_2" style:family="text">
      <style:text-properties style:font-name="Open Sans" style:font-name-asian="Open Sans" style:font-name-complex="Open Sans"/>
    </style:style>
    <style:style style:name="T129_3" style:family="text">
      <style:text-properties style:font-name="Open Sans" style:font-name-asian="Open Sans" style:font-name-complex="Open Sans"/>
    </style:style>
    <style:style style:name="T129_4" style:family="text">
      <style:text-properties style:font-name="Open Sans" style:font-name-asian="Open Sans" style:font-name-complex="Open Sans"/>
    </style:style>
    <style:style style:name="T129_5" style:family="text">
      <style:text-properties style:font-name="Open Sans" style:font-name-asian="Open Sans" style:font-name-complex="Open Sans"/>
    </style:style>
    <style:style style:name="T129_6" style:family="text">
      <style:text-properties style:font-name="Open Sans" style:font-name-asian="Open Sans" style:font-name-complex="Open Sans"/>
    </style:style>
    <style:style style:name="T129_7" style:family="text">
      <style:text-properties style:font-name="Open Sans" style:font-name-asian="Open Sans" style:font-name-complex="Open Sans"/>
    </style:style>
    <style:style style:name="T129_8" style:family="text">
      <style:text-properties style:font-name="Open Sans" style:font-name-asian="Open Sans" style:font-name-complex="Open Sans"/>
    </style:style>
    <style:style style:name="T129_9" style:family="text">
      <style:text-properties style:font-name="Open Sans" style:font-name-asian="Open Sans" style:font-name-complex="Open Sans"/>
    </style:style>
    <style:style style:name="T129_10" style:family="text">
      <style:text-properties style:font-name="Open Sans" style:font-name-asian="Open Sans" style:font-name-complex="Open Sans"/>
    </style:style>
    <style:style style:name="T129_11" style:family="text">
      <style:text-properties style:font-name="Open Sans" style:font-name-asian="Open Sans" style:font-name-complex="Open Sans"/>
    </style:style>
    <style:style style:name="T129_12" style:family="text">
      <style:text-properties style:font-name="Open Sans" style:font-name-asian="Open Sans" style:font-name-complex="Open Sans"/>
    </style:style>
    <style:style style:name="T129_13" style:family="text">
      <style:text-properties style:font-name="Open Sans" style:font-name-asian="Open Sans" style:font-name-complex="Open Sans"/>
    </style:style>
    <style:style style:name="T129_14" style:family="text">
      <style:text-properties style:font-name="Open Sans" style:font-name-asian="Open Sans" style:font-name-complex="Open Sans"/>
    </style:style>
    <style:style style:name="T129_15" style:family="text">
      <style:text-properties style:font-name="Open Sans" style:font-name-asian="Open Sans" style:font-name-complex="Open Sans"/>
    </style:style>
    <style:style style:name="T129_16" style:family="text">
      <style:text-properties style:font-name="Open Sans" style:font-name-asian="Open Sans" style:font-name-complex="Open Sans"/>
    </style:style>
    <style:style style:name="P130" style:family="paragraph" style:parent-style-name="Standard">
      <style:paragraph-properties fo:break-before="auto" fo:text-indent="1.27cm" fo:line-height="115%" fo:margin-left="1.27cm" style:writing-mode="lr-tb"/>
    </style:style>
    <style:style style:name="T130_1" style:family="text">
      <style:text-properties style:text-line-through-style="solid" style:font-name="Open Sans" style:font-name-asian="Open Sans" style:font-name-complex="Open Sans"/>
    </style:style>
    <style:style style:name="T130_2" style:family="text">
      <style:text-properties style:text-line-through-style="solid" style:font-name="Open Sans" style:font-name-asian="Open Sans" style:font-name-complex="Open Sans"/>
    </style:style>
    <style:style style:name="T130_3" style:family="text">
      <style:text-properties style:font-name="Open Sans" style:font-name-asian="Open Sans" style:font-name-complex="Open Sans"/>
    </style:style>
    <style:style style:name="T130_4" style:family="text">
      <style:text-properties style:font-name="Open Sans" style:font-name-asian="Open Sans" style:font-name-complex="Open Sans"/>
    </style:style>
    <style:style style:name="T130_5" style:family="text">
      <style:text-properties style:font-name="Open Sans" style:font-name-asian="Open Sans" style:font-name-complex="Open Sans"/>
    </style:style>
    <style:style style:name="T130_6" style:family="text">
      <style:text-properties style:font-name="Open Sans" style:font-name-asian="Open Sans" style:font-name-complex="Open Sans"/>
    </style:style>
    <style:style style:name="T130_7" style:family="text">
      <style:text-properties style:font-name="Open Sans" style:font-name-asian="Open Sans" style:font-name-complex="Open Sans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style:font-name="Open Sans" style:font-name-asian="Open Sans" style:font-name-complex="Open Sans"/>
    </style:style>
    <style:style style:name="T131_2" style:family="text">
      <style:text-properties fo:background-color="#00ff00" style:font-name="Open Sans" style:font-name-asian="Open Sans" style:font-name-complex="Open Sans"/>
    </style:style>
    <style:style style:name="T131_3" style:family="text">
      <style:text-properties fo:background-color="#00ff00" style:font-name="Open Sans" style:font-name-asian="Open Sans" style:font-name-complex="Open Sans"/>
    </style:style>
    <style:style style:name="T131_4" style:family="text">
      <style:text-properties style:font-name="Open Sans" style:font-name-asian="Open Sans" style:font-name-complex="Open Sans"/>
    </style:style>
    <style:style style:name="T131_5" style:family="text">
      <style:text-properties style:font-name="Open Sans" style:font-name-asian="Open Sans" style:font-name-complex="Open Sans"/>
    </style:style>
    <style:style style:name="T131_6" style:family="text">
      <style:text-properties style:font-name="Open Sans" style:font-name-asian="Open Sans" style:font-name-complex="Open Sans"/>
    </style:style>
    <style:style style:name="T131_7" style:family="text">
      <style:text-properties style:font-name="Open Sans" style:font-name-asian="Open Sans" style:font-name-complex="Open Sans"/>
    </style:style>
    <style:style style:name="T131_8" style:family="text">
      <style:text-properties style:font-name="Open Sans" style:font-name-asian="Open Sans" style:font-name-complex="Open Sans"/>
    </style:style>
    <style:style style:name="T131_9" style:family="text">
      <style:text-properties style:font-name="Open Sans" style:font-name-asian="Open Sans" style:font-name-complex="Open Sans"/>
    </style:style>
    <style:style style:name="T131_10" style:family="text">
      <style:text-properties style:font-name="Open Sans" style:font-name-asian="Open Sans" style:font-name-complex="Open Sans"/>
    </style:style>
    <style:style style:name="T131_11" style:family="text">
      <style:text-properties style:font-name="Open Sans" style:font-name-asian="Open Sans" style:font-name-complex="Open Sans"/>
    </style:style>
    <style:style style:name="T131_12" style:family="text">
      <style:text-properties style:font-name="Open Sans" style:font-name-asian="Open Sans" style:font-name-complex="Open Sans"/>
    </style:style>
    <style:style style:name="P132" style:family="paragraph" style:parent-style-name="Standard">
      <style:paragraph-properties fo:break-before="auto" fo:text-indent="1.27cm" fo:line-height="115%" fo:margin-left="2.54cm" style:writing-mode="lr-tb"/>
    </style:style>
    <style:style style:name="T132_1" style:family="text">
      <style:text-properties style:font-name="Open Sans" style:font-name-asian="Open Sans" style:font-name-complex="Open Sans"/>
    </style:style>
    <style:style style:name="T132_2" style:family="text">
      <style:text-properties style:font-name="Open Sans" style:font-name-asian="Open Sans" style:font-name-complex="Open Sans"/>
    </style:style>
    <style:style style:name="T132_3" style:family="text">
      <style:text-properties style:font-name="Open Sans" style:font-name-asian="Open Sans" style:font-name-complex="Open Sans"/>
    </style:style>
    <style:style style:name="T132_4" style:family="text">
      <style:text-properties style:font-name="Open Sans" style:font-name-asian="Open Sans" style:font-name-complex="Open Sans"/>
    </style:style>
    <style:style style:name="T132_5" style:family="text">
      <style:text-properties style:font-name="Open Sans" style:font-name-asian="Open Sans" style:font-name-complex="Open Sans"/>
    </style:style>
    <style:style style:name="T132_6" style:family="text">
      <style:text-properties style:font-name="Open Sans" style:font-name-asian="Open Sans" style:font-name-complex="Open Sans"/>
    </style:style>
    <style:style style:name="T132_7" style:family="text">
      <style:text-properties style:font-name="Open Sans" style:font-name-asian="Open Sans" style:font-name-complex="Open Sans"/>
    </style:style>
    <style:style style:name="T132_8" style:family="text">
      <style:text-properties style:font-name="Open Sans" style:font-name-asian="Open Sans" style:font-name-complex="Open Sans"/>
    </style:style>
    <style:style style:name="T132_9" style:family="text">
      <style:text-properties style:font-name="Open Sans" style:font-name-asian="Open Sans" style:font-name-complex="Open Sans"/>
    </style:style>
    <style:style style:name="T132_10" style:family="text">
      <style:text-properties style:font-name="Open Sans" style:font-name-asian="Open Sans" style:font-name-complex="Open Sans"/>
    </style:style>
    <style:style style:name="T132_11" style:family="text">
      <style:text-properties style:font-name="Open Sans" style:font-name-asian="Open Sans" style:font-name-complex="Open Sans"/>
    </style:style>
    <style:style style:name="T132_12" style:family="text">
      <style:text-properties style:font-name="Open Sans" style:font-name-asian="Open Sans" style:font-name-complex="Open Sans"/>
    </style:style>
    <style:style style:name="T132_13" style:family="text">
      <style:text-properties style:font-name="Open Sans" style:font-name-asian="Open Sans" style:font-name-complex="Open Sans"/>
    </style:style>
    <style:style style:name="T132_14" style:family="text">
      <style:text-properties style:font-name="Open Sans" style:font-name-asian="Open Sans" style:font-name-complex="Open Sans"/>
    </style:style>
    <style:style style:name="T132_15" style:family="text">
      <style:text-properties style:font-name="Open Sans" style:font-name-asian="Open Sans" style:font-name-complex="Open Sans"/>
    </style:style>
    <style:style style:name="T132_16" style:family="text">
      <style:text-properties style:font-name="Open Sans" style:font-name-asian="Open Sans" style:font-name-complex="Open Sans"/>
    </style:style>
    <style:style style:name="T132_17" style:family="text">
      <style:text-properties style:font-name="Open Sans" style:font-name-asian="Open Sans" style:font-name-complex="Open Sans"/>
    </style:style>
    <style:style style:name="P133" style:family="paragraph" style:parent-style-name="Standard">
      <style:paragraph-properties fo:break-before="auto" fo:text-indent="1.27cm" fo:line-height="115%" fo:margin-left="1.27cm" style:writing-mode="lr-tb"/>
    </style:style>
    <style:style style:name="T133_1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2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3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4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5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6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7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8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9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10" style:family="text">
      <style:text-properties style:text-line-through-style="solid" fo:font-style="italic" style:font-style-asian="italic" style:font-style-complex="italic" style:font-name="Open Sans" style:font-name-asian="Open Sans" style:font-name-complex="Open Sans"/>
    </style:style>
    <style:style style:name="T133_11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2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3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4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5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6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7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8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19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20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21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22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23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24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3_25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P134" style:family="paragraph" style:parent-style-name="Standard">
      <style:paragraph-properties fo:break-before="auto" fo:text-indent="0cm" fo:line-height="115%" fo:margin-left="2.54cm" style:writing-mode="lr-tb"/>
    </style:style>
    <style:style style:name="T134_1" style:family="text">
      <style:text-properties style:font-name="Open Sans" style:font-name-asian="Open Sans" style:font-name-complex="Open Sans"/>
    </style:style>
    <style:style style:name="T134_2" style:family="text">
      <style:text-properties style:font-name="Open Sans" style:font-name-asian="Open Sans" style:font-name-complex="Open Sans"/>
    </style:style>
    <style:style style:name="T134_3" style:family="text">
      <style:text-properties style:font-name="Open Sans" style:font-name-asian="Open Sans" style:font-name-complex="Open Sans"/>
    </style:style>
    <style:style style:name="T134_4" style:family="text">
      <style:text-properties style:font-name="Open Sans" style:font-name-asian="Open Sans" style:font-name-complex="Open Sans"/>
    </style:style>
    <style:style style:name="T134_5" style:family="text">
      <style:text-properties style:font-name="Open Sans" style:font-name-asian="Open Sans" style:font-name-complex="Open Sans"/>
    </style:style>
    <style:style style:name="T134_6" style:family="text">
      <style:text-properties style:font-name="Open Sans" style:font-name-asian="Open Sans" style:font-name-complex="Open Sans"/>
    </style:style>
    <style:style style:name="T134_7" style:family="text">
      <style:text-properties style:font-name="Open Sans" style:font-name-asian="Open Sans" style:font-name-complex="Open Sans"/>
    </style:style>
    <style:style style:name="T134_8" style:family="text">
      <style:text-properties style:font-name="Open Sans" style:font-name-asian="Open Sans" style:font-name-complex="Open Sans"/>
    </style:style>
    <style:style style:name="T134_9" style:family="text">
      <style:text-properties style:font-name="Open Sans" style:font-name-asian="Open Sans" style:font-name-complex="Open Sans"/>
    </style:style>
    <style:style style:name="T134_10" style:family="text">
      <style:text-properties style:font-name="Open Sans" style:font-name-asian="Open Sans" style:font-name-complex="Open Sans"/>
    </style:style>
    <style:style style:name="T134_11" style:family="text">
      <style:text-properties style:font-name="Open Sans" style:font-name-asian="Open Sans" style:font-name-complex="Open Sans"/>
    </style:style>
    <style:style style:name="T134_12" style:family="text">
      <style:text-properties style:font-name="Open Sans" style:font-name-asian="Open Sans" style:font-name-complex="Open Sans"/>
    </style:style>
    <style:style style:name="T134_13" style:family="text">
      <style:text-properties style:font-name="Open Sans" style:font-name-asian="Open Sans" style:font-name-complex="Open Sans"/>
    </style:style>
    <style:style style:name="T134_14" style:family="text">
      <style:text-properties style:font-name="Open Sans" style:font-name-asian="Open Sans" style:font-name-complex="Open Sans"/>
    </style:style>
    <style:style style:name="T134_15" style:family="text">
      <style:text-properties style:font-name="Open Sans" style:font-name-asian="Open Sans" style:font-name-complex="Open Sans"/>
    </style:style>
    <style:style style:name="T134_16" style:family="text">
      <style:text-properties style:font-name="Open Sans" style:font-name-asian="Open Sans" style:font-name-complex="Open Sans"/>
    </style:style>
    <style:style style:name="T134_17" style:family="text">
      <style:text-properties style:font-name="Open Sans" style:font-name-asian="Open Sans" style:font-name-complex="Open Sans"/>
    </style:style>
    <style:style style:name="T134_18" style:family="text">
      <style:text-properties style:font-name="Open Sans" style:font-name-asian="Open Sans" style:font-name-complex="Open Sans"/>
    </style:style>
    <style:style style:name="P135" style:family="paragraph" style:parent-style-name="Standard">
      <style:paragraph-properties fo:break-before="auto" fo:text-indent="0cm" fo:line-height="115%" fo:margin-left="2.54cm" style:writing-mode="lr-tb"/>
    </style:style>
    <style:style style:name="T135_1" style:family="text">
      <style:text-properties style:font-name="Open Sans" style:font-name-asian="Open Sans" style:font-name-complex="Open Sans"/>
    </style:style>
    <style:style style:name="T135_2" style:family="text">
      <style:text-properties style:font-name="Open Sans" style:font-name-asian="Open Sans" style:font-name-complex="Open Sans"/>
    </style:style>
    <style:style style:name="T135_3" style:family="text">
      <style:text-properties style:font-name="Open Sans" style:font-name-asian="Open Sans" style:font-name-complex="Open Sans"/>
    </style:style>
    <style:style style:name="T135_4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135_5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P136" style:family="paragraph" style:parent-style-name="Standard">
      <style:paragraph-properties fo:break-before="auto" fo:text-indent="0cm" fo:line-height="115%" fo:margin-left="2.54cm" style:writing-mode="lr-tb"/>
    </style:style>
    <style:style style:name="T136_1" style:family="text">
      <style:text-properties style:font-name="Open Sans" style:font-name-asian="Open Sans" style:font-name-complex="Open Sans"/>
    </style:style>
    <style:style style:name="T136_2" style:family="text">
      <style:text-properties style:font-name="Open Sans" style:font-name-asian="Open Sans" style:font-name-complex="Open Sans"/>
    </style:style>
    <style:style style:name="T136_3" style:family="text">
      <style:text-properties style:font-name="Open Sans" style:font-name-asian="Open Sans" style:font-name-complex="Open Sans"/>
    </style:style>
    <style:style style:name="T136_4" style:family="text">
      <style:text-properties style:font-name="Open Sans" style:font-name-asian="Open Sans" style:font-name-complex="Open Sans"/>
    </style:style>
    <style:style style:name="T136_5" style:family="text">
      <style:text-properties style:font-name="Open Sans" style:font-name-asian="Open Sans" style:font-name-complex="Open Sans"/>
    </style:style>
    <style:style style:name="T136_6" style:family="text">
      <style:text-properties style:font-name="Open Sans" style:font-name-asian="Open Sans" style:font-name-complex="Open Sans"/>
    </style:style>
    <style:style style:name="T136_7" style:family="text">
      <style:text-properties style:font-name="Open Sans" style:font-name-asian="Open Sans" style:font-name-complex="Open Sans"/>
    </style:style>
    <style:style style:name="T136_8" style:family="text">
      <style:text-properties style:font-name="Open Sans" style:font-name-asian="Open Sans" style:font-name-complex="Open Sans"/>
    </style:style>
    <style:style style:name="T136_9" style:family="text">
      <style:text-properties style:font-name="Open Sans" style:font-name-asian="Open Sans" style:font-name-complex="Open Sans"/>
    </style:style>
    <style:style style:name="T136_10" style:family="text">
      <style:text-properties style:font-name="Open Sans" style:font-name-asian="Open Sans" style:font-name-complex="Open Sans"/>
    </style:style>
    <style:style style:name="T136_11" style:family="text">
      <style:text-properties style:font-name="Open Sans" style:font-name-asian="Open Sans" style:font-name-complex="Open Sans"/>
    </style:style>
    <style:style style:name="T136_12" style:family="text">
      <style:text-properties style:font-name="Open Sans" style:font-name-asian="Open Sans" style:font-name-complex="Open Sans"/>
    </style:style>
    <style:style style:name="T136_13" style:family="text">
      <style:text-properties style:font-name="Open Sans" style:font-name-asian="Open Sans" style:font-name-complex="Open Sans"/>
    </style:style>
    <style:style style:name="T136_14" style:family="text">
      <style:text-properties style:font-name="Open Sans" style:font-name-asian="Open Sans" style:font-name-complex="Open Sans"/>
    </style:style>
    <style:style style:name="T136_15" style:family="text">
      <style:text-properties style:font-name="Open Sans" style:font-name-asian="Open Sans" style:font-name-complex="Open Sans"/>
    </style:style>
    <style:style style:name="T136_16" style:family="text">
      <style:text-properties style:font-name="Open Sans" style:font-name-asian="Open Sans" style:font-name-complex="Open Sans"/>
    </style:style>
    <style:style style:name="T136_17" style:family="text">
      <style:text-properties style:font-name="Open Sans" style:font-name-asian="Open Sans" style:font-name-complex="Open Sans"/>
    </style:style>
    <style:style style:name="T136_18" style:family="text">
      <style:text-properties style:font-name="Open Sans" style:font-name-asian="Open Sans" style:font-name-complex="Open Sans"/>
    </style:style>
    <style:style style:name="T136_19" style:family="text">
      <style:text-properties style:font-name="Open Sans" style:font-name-asian="Open Sans" style:font-name-complex="Open Sans"/>
    </style:style>
    <style:style style:name="T136_20" style:family="text">
      <style:text-properties style:font-name="Open Sans" style:font-name-asian="Open Sans" style:font-name-complex="Open Sans"/>
    </style:style>
    <style:style style:name="T136_21" style:family="text">
      <style:text-properties style:font-name="Open Sans" style:font-name-asian="Open Sans" style:font-name-complex="Open Sans"/>
    </style:style>
    <style:style style:name="T136_22" style:family="text">
      <style:text-properties style:font-name="Open Sans" style:font-name-asian="Open Sans" style:font-name-complex="Open Sans"/>
    </style:style>
    <style:style style:name="T136_23" style:family="text">
      <style:text-properties style:font-name="Open Sans" style:font-name-asian="Open Sans" style:font-name-complex="Open Sans"/>
    </style:style>
    <style:style style:name="P137" style:family="paragraph" style:parent-style-name="Standard">
      <style:paragraph-properties fo:break-before="auto" fo:text-indent="0cm" fo:line-height="115%" fo:margin-left="2.54cm" style:writing-mode="lr-tb"/>
    </style:style>
    <style:style style:name="T137_1" style:family="text">
      <style:text-properties style:font-name="Open Sans" style:font-name-asian="Open Sans" style:font-name-complex="Open Sans"/>
    </style:style>
    <style:style style:name="T137_2" style:family="text">
      <style:text-properties style:font-name="Open Sans" style:font-name-asian="Open Sans" style:font-name-complex="Open Sans"/>
    </style:style>
    <style:style style:name="T137_3" style:family="text">
      <style:text-properties style:font-name="Open Sans" style:font-name-asian="Open Sans" style:font-name-complex="Open Sans"/>
    </style:style>
    <style:style style:name="T137_4" style:family="text">
      <style:text-properties style:font-name="Open Sans" style:font-name-asian="Open Sans" style:font-name-complex="Open Sans"/>
    </style:style>
    <style:style style:name="T137_5" style:family="text">
      <style:text-properties style:font-name="Open Sans" style:font-name-asian="Open Sans" style:font-name-complex="Open Sans"/>
    </style:style>
    <style:style style:name="T137_6" style:family="text">
      <style:text-properties style:font-name="Open Sans" style:font-name-asian="Open Sans" style:font-name-complex="Open Sans"/>
    </style:style>
    <style:style style:name="T137_7" style:family="text">
      <style:text-properties style:font-name="Open Sans" style:font-name-asian="Open Sans" style:font-name-complex="Open Sans"/>
    </style:style>
    <style:style style:name="T137_8" style:family="text">
      <style:text-properties style:font-name="Open Sans" style:font-name-asian="Open Sans" style:font-name-complex="Open Sans"/>
    </style:style>
    <style:style style:name="T137_9" style:family="text">
      <style:text-properties style:font-name="Open Sans" style:font-name-asian="Open Sans" style:font-name-complex="Open Sans"/>
    </style:style>
    <style:style style:name="T137_10" style:family="text">
      <style:text-properties style:font-name="Open Sans" style:font-name-asian="Open Sans" style:font-name-complex="Open Sans"/>
    </style:style>
    <style:style style:name="T137_11" style:family="text">
      <style:text-properties style:font-name="Open Sans" style:font-name-asian="Open Sans" style:font-name-complex="Open Sans"/>
    </style:style>
    <style:style style:name="T137_12" style:family="text">
      <style:text-properties style:font-name="Open Sans" style:font-name-asian="Open Sans" style:font-name-complex="Open Sans"/>
    </style:style>
    <style:style style:name="T137_13" style:family="text">
      <style:text-properties style:font-name="Open Sans" style:font-name-asian="Open Sans" style:font-name-complex="Open Sans"/>
    </style:style>
    <style:style style:name="T137_14" style:family="text">
      <style:text-properties style:font-name="Open Sans" style:font-name-asian="Open Sans" style:font-name-complex="Open Sans"/>
    </style:style>
    <style:style style:name="T137_15" style:family="text">
      <style:text-properties style:font-name="Open Sans" style:font-name-asian="Open Sans" style:font-name-complex="Open Sans"/>
    </style:style>
    <style:style style:name="T137_16" style:family="text">
      <style:text-properties style:font-name="Open Sans" style:font-name-asian="Open Sans" style:font-name-complex="Open Sans"/>
    </style:style>
    <style:style style:name="T137_17" style:family="text">
      <style:text-properties style:font-name="Open Sans" style:font-name-asian="Open Sans" style:font-name-complex="Open Sans"/>
    </style:style>
    <style:style style:name="T137_18" style:family="text">
      <style:text-properties style:font-name="Open Sans" style:font-name-asian="Open Sans" style:font-name-complex="Open Sans"/>
    </style:style>
    <style:style style:name="T137_19" style:family="text">
      <style:text-properties style:font-name="Open Sans" style:font-name-asian="Open Sans" style:font-name-complex="Open Sans"/>
    </style:style>
    <style:style style:name="T137_20" style:family="text">
      <style:text-properties style:font-name="Open Sans" style:font-name-asian="Open Sans" style:font-name-complex="Open Sans"/>
    </style:style>
    <style:style style:name="T137_21" style:family="text">
      <style:text-properties style:font-name="Open Sans" style:font-name-asian="Open Sans" style:font-name-complex="Open Sans"/>
    </style:style>
    <style:style style:name="T137_22" style:family="text">
      <style:text-properties style:font-name="Open Sans" style:font-name-asian="Open Sans" style:font-name-complex="Open Sans"/>
    </style:style>
    <style:style style:name="T137_23" style:family="text">
      <style:text-properties style:font-name="Open Sans" style:font-name-asian="Open Sans" style:font-name-complex="Open Sans"/>
    </style:style>
    <style:style style:name="T137_24" style:family="text">
      <style:text-properties style:font-name="Open Sans" style:font-name-asian="Open Sans" style:font-name-complex="Open Sans"/>
    </style:style>
    <style:style style:name="T137_25" style:family="text">
      <style:text-properties style:font-name="Open Sans" style:font-name-asian="Open Sans" style:font-name-complex="Open Sans"/>
    </style:style>
    <style:style style:name="P138" style:family="paragraph" style:parent-style-name="Standard">
      <style:paragraph-properties fo:break-before="auto" fo:text-indent="0cm" fo:line-height="115%" fo:margin-left="2.54cm" style:writing-mode="lr-tb"/>
    </style:style>
    <style:style style:name="T138_1" style:family="text"/>
    <style:style style:name="T138_2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3" style:family="text"/>
    <style:style style:name="T138_4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5" style:family="text"/>
    <style:style style:name="T138_6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7" style:family="text"/>
    <style:style style:name="T138_8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9" style:family="text"/>
    <style:style style:name="T138_10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11" style:family="text"/>
    <style:style style:name="T138_12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13" style:family="text"/>
    <style:style style:name="T138_14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15" style:family="text"/>
    <style:style style:name="T138_16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17" style:family="text"/>
    <style:style style:name="T138_18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19" style:family="text"/>
    <style:style style:name="T138_20" style:family="text">
      <style:text-properties fo:background-color="#d5a6bd" fo:color="#1155cc" style:font-name="Open Sans" fo:font-size="10pt" style:font-name-asian="Open Sans" style:font-size-asian="10pt" style:font-name-complex="Open Sans" style:font-size-complex="10pt" style:text-underline-style="solid" style:text-underline-color="font-color"/>
    </style:style>
    <style:style style:name="T138_21" style:family="text">
      <style:text-properties fo:background-color="#d5a6bd" style:font-name="Open Sans" fo:font-size="10pt" style:font-name-asian="Open Sans" style:font-size-asian="10pt" style:font-name-complex="Open Sans" style:font-size-complex="10pt"/>
    </style:style>
    <style:style style:name="T138_22" style:family="text">
      <style:text-properties fo:background-color="#d5a6bd" style:font-name="Open Sans" fo:font-size="10pt" style:font-name-asian="Open Sans" style:font-size-asian="10pt" style:font-name-complex="Open Sans" style:font-size-complex="10pt"/>
    </style:style>
    <style:style style:name="T138_23" style:family="text">
      <style:text-properties fo:background-color="#d5a6bd" style:font-name="Open Sans" fo:font-size="10pt" style:font-name-asian="Open Sans" style:font-size-asian="10pt" style:font-name-complex="Open Sans" style:font-size-complex="10pt"/>
    </style:style>
    <style:style style:name="P139" style:family="paragraph" style:parent-style-name="Standard">
      <style:paragraph-properties fo:break-before="auto" fo:text-indent="0cm" fo:line-height="115%" fo:margin-left="2.54cm" style:writing-mode="lr-tb"/>
    </style:style>
    <style:style style:name="T139_1" style:family="text">
      <style:text-properties style:font-name="Open Sans" style:font-name-asian="Open Sans" style:font-name-complex="Open Sans"/>
    </style:style>
    <style:style style:name="T139_2" style:family="text">
      <style:text-properties style:font-name="Open Sans" style:font-name-asian="Open Sans" style:font-name-complex="Open Sans"/>
    </style:style>
    <style:style style:name="T139_3" style:family="text">
      <style:text-properties style:font-name="Open Sans" style:font-name-asian="Open Sans" style:font-name-complex="Open Sans"/>
    </style:style>
    <style:style style:name="T139_4" style:family="text">
      <style:text-properties style:font-name="Open Sans" style:font-name-asian="Open Sans" style:font-name-complex="Open Sans"/>
    </style:style>
    <style:style style:name="T139_5" style:family="text">
      <style:text-properties style:font-name="Open Sans" style:font-name-asian="Open Sans" style:font-name-complex="Open Sans"/>
    </style:style>
    <style:style style:name="T139_6" style:family="text">
      <style:text-properties style:font-name="Open Sans" style:font-name-asian="Open Sans" style:font-name-complex="Open Sans"/>
    </style:style>
    <style:style style:name="T139_7" style:family="text">
      <style:text-properties style:font-name="Open Sans" style:font-name-asian="Open Sans" style:font-name-complex="Open Sans"/>
    </style:style>
    <style:style style:name="T139_8" style:family="text">
      <style:text-properties style:font-name="Open Sans" style:font-name-asian="Open Sans" style:font-name-complex="Open Sans"/>
    </style:style>
    <style:style style:name="T139_9" style:family="text">
      <style:text-properties style:font-name="Open Sans" style:font-name-asian="Open Sans" style:font-name-complex="Open Sans"/>
    </style:style>
    <style:style style:name="T139_10" style:family="text">
      <style:text-properties style:font-name="Open Sans" style:font-name-asian="Open Sans" style:font-name-complex="Open Sans"/>
    </style:style>
    <style:style style:name="T139_11" style:family="text">
      <style:text-properties style:font-name="Open Sans" style:font-name-asian="Open Sans" style:font-name-complex="Open Sans"/>
    </style:style>
    <style:style style:name="T139_12" style:family="text">
      <style:text-properties style:font-name="Open Sans" style:font-name-asian="Open Sans" style:font-name-complex="Open Sans"/>
    </style:style>
    <style:style style:name="T139_13" style:family="text">
      <style:text-properties style:font-name="Open Sans" style:font-name-asian="Open Sans" style:font-name-complex="Open Sans"/>
    </style:style>
    <style:style style:name="T139_14" style:family="text">
      <style:text-properties style:font-name="Open Sans" style:font-name-asian="Open Sans" style:font-name-complex="Open Sans"/>
    </style:style>
    <style:style style:name="T139_15" style:family="text">
      <style:text-properties style:font-name="Open Sans" style:font-name-asian="Open Sans" style:font-name-complex="Open Sans"/>
    </style:style>
    <style:style style:name="T139_16" style:family="text">
      <style:text-properties style:font-name="Open Sans" style:font-name-asian="Open Sans" style:font-name-complex="Open Sans"/>
    </style:style>
    <style:style style:name="T139_17" style:family="text">
      <style:text-properties style:font-name="Open Sans" style:font-name-asian="Open Sans" style:font-name-complex="Open Sans"/>
    </style:style>
    <style:style style:name="T139_18" style:family="text">
      <style:text-properties style:font-name="Open Sans" style:font-name-asian="Open Sans" style:font-name-complex="Open Sans"/>
    </style:style>
    <style:style style:name="T139_19" style:family="text">
      <style:text-properties style:font-name="Open Sans" style:font-name-asian="Open Sans" style:font-name-complex="Open Sans"/>
    </style:style>
    <style:style style:name="T139_20" style:family="text">
      <style:text-properties style:font-name="Open Sans" style:font-name-asian="Open Sans" style:font-name-complex="Open Sans"/>
    </style:style>
    <style:style style:name="T139_21" style:family="text">
      <style:text-properties style:font-name="Open Sans" style:font-name-asian="Open Sans" style:font-name-complex="Open Sans"/>
    </style:style>
    <style:style style:name="T139_22" style:family="text">
      <style:text-properties style:font-name="Open Sans" style:font-name-asian="Open Sans" style:font-name-complex="Open Sans"/>
    </style:style>
    <style:style style:name="T139_23" style:family="text">
      <style:text-properties style:font-name="Open Sans" style:font-name-asian="Open Sans" style:font-name-complex="Open Sans"/>
    </style:style>
    <style:style style:name="P140" style:family="paragraph" style:parent-style-name="Standard">
      <style:paragraph-properties fo:break-before="auto" fo:text-indent="0cm" fo:line-height="115%" fo:margin-left="2.54cm" style:writing-mode="lr-tb"/>
    </style:style>
    <style:style style:name="T140_1" style:family="text">
      <style:text-properties style:font-name="Open Sans" style:font-name-asian="Open Sans" style:font-name-complex="Open Sans"/>
    </style:style>
    <style:style style:name="T140_2" style:family="text">
      <style:text-properties style:font-name="Open Sans" style:font-name-asian="Open Sans" style:font-name-complex="Open Sans"/>
    </style:style>
    <style:style style:name="T140_3" style:family="text">
      <style:text-properties style:font-name="Open Sans" style:font-name-asian="Open Sans" style:font-name-complex="Open Sans"/>
    </style:style>
    <style:style style:name="T140_4" style:family="text">
      <style:text-properties style:font-name="Open Sans" style:font-name-asian="Open Sans" style:font-name-complex="Open Sans"/>
    </style:style>
    <style:style style:name="T140_5" style:family="text">
      <style:text-properties style:font-name="Open Sans" style:font-name-asian="Open Sans" style:font-name-complex="Open Sans"/>
    </style:style>
    <style:style style:name="T140_6" style:family="text">
      <style:text-properties style:font-name="Open Sans" style:font-name-asian="Open Sans" style:font-name-complex="Open Sans"/>
    </style:style>
    <style:style style:name="T140_7" style:family="text">
      <style:text-properties style:font-name="Open Sans" style:font-name-asian="Open Sans" style:font-name-complex="Open Sans"/>
    </style:style>
    <style:style style:name="T140_8" style:family="text">
      <style:text-properties style:font-name="Open Sans" style:font-name-asian="Open Sans" style:font-name-complex="Open Sans"/>
    </style:style>
    <style:style style:name="T140_9" style:family="text">
      <style:text-properties style:font-name="Open Sans" style:font-name-asian="Open Sans" style:font-name-complex="Open Sans"/>
    </style:style>
    <style:style style:name="T140_10" style:family="text">
      <style:text-properties style:font-name="Open Sans" style:font-name-asian="Open Sans" style:font-name-complex="Open Sans"/>
    </style:style>
    <style:style style:name="T140_11" style:family="text">
      <style:text-properties style:font-name="Open Sans" style:font-name-asian="Open Sans" style:font-name-complex="Open Sans"/>
    </style:style>
    <style:style style:name="T140_12" style:family="text">
      <style:text-properties style:font-name="Open Sans" style:font-name-asian="Open Sans" style:font-name-complex="Open Sans"/>
    </style:style>
    <style:style style:name="T140_13" style:family="text">
      <style:text-properties style:font-name="Open Sans" style:font-name-asian="Open Sans" style:font-name-complex="Open Sans"/>
    </style:style>
    <style:style style:name="T140_14" style:family="text">
      <style:text-properties style:font-name="Open Sans" style:font-name-asian="Open Sans" style:font-name-complex="Open Sans"/>
    </style:style>
    <style:style style:name="T140_15" style:family="text">
      <style:text-properties style:font-name="Open Sans" style:font-name-asian="Open Sans" style:font-name-complex="Open Sans"/>
    </style:style>
    <style:style style:name="P141" style:family="paragraph" style:parent-style-name="Standard">
      <style:paragraph-properties fo:break-before="auto" fo:text-indent="0cm" fo:line-height="115%" fo:margin-left="2.54cm" style:writing-mode="lr-tb"/>
    </style:style>
    <style:style style:name="T141_1" style:family="text">
      <style:text-properties fo:background-color="#00ff00" style:font-name="Open Sans" style:font-name-asian="Open Sans" style:font-name-complex="Open Sans"/>
    </style:style>
    <style:style style:name="T141_2" style:family="text">
      <style:text-properties fo:background-color="#00ff00" style:font-name="Open Sans" style:font-name-asian="Open Sans" style:font-name-complex="Open Sans"/>
    </style:style>
    <style:style style:name="T141_3" style:family="text">
      <style:text-properties style:font-name="Open Sans" style:font-name-asian="Open Sans" style:font-name-complex="Open Sans"/>
    </style:style>
    <style:style style:name="T141_4" style:family="text">
      <style:text-properties style:font-name="Open Sans" style:font-name-asian="Open Sans" style:font-name-complex="Open Sans"/>
    </style:style>
    <style:style style:name="T141_5" style:family="text">
      <style:text-properties style:font-name="Open Sans" style:font-name-asian="Open Sans" style:font-name-complex="Open Sans"/>
    </style:style>
    <style:style style:name="T141_6" style:family="text">
      <style:text-properties style:font-name="Open Sans" style:font-name-asian="Open Sans" style:font-name-complex="Open Sans"/>
    </style:style>
    <style:style style:name="T141_7" style:family="text">
      <style:text-properties style:font-name="Open Sans" style:font-name-asian="Open Sans" style:font-name-complex="Open Sans"/>
    </style:style>
    <style:style style:name="T141_8" style:family="text">
      <style:text-properties style:font-name="Open Sans" style:font-name-asian="Open Sans" style:font-name-complex="Open Sans"/>
    </style:style>
    <style:style style:name="T141_9" style:family="text">
      <style:text-properties style:font-name="Open Sans" style:font-name-asian="Open Sans" style:font-name-complex="Open Sans"/>
    </style:style>
    <style:style style:name="T141_10" style:family="text">
      <style:text-properties style:font-name="Open Sans" style:font-name-asian="Open Sans" style:font-name-complex="Open Sans"/>
    </style:style>
    <style:style style:name="T141_11" style:family="text">
      <style:text-properties style:font-name="Open Sans" style:font-name-asian="Open Sans" style:font-name-complex="Open Sans"/>
    </style:style>
    <style:style style:name="T141_12" style:family="text">
      <style:text-properties style:font-name="Open Sans" style:font-name-asian="Open Sans" style:font-name-complex="Open Sans"/>
    </style:style>
    <style:style style:name="T141_13" style:family="text">
      <style:text-properties style:font-name="Open Sans" style:font-name-asian="Open Sans" style:font-name-complex="Open Sans"/>
    </style:style>
    <style:style style:name="T141_14" style:family="text">
      <style:text-properties style:font-name="Open Sans" style:font-name-asian="Open Sans" style:font-name-complex="Open Sans"/>
    </style:style>
    <style:style style:name="T141_15" style:family="text">
      <style:text-properties style:font-name="Open Sans" style:font-name-asian="Open Sans" style:font-name-complex="Open Sans"/>
    </style:style>
    <style:style style:name="T141_16" style:family="text">
      <style:text-properties style:font-name="Open Sans" style:font-name-asian="Open Sans" style:font-name-complex="Open Sans"/>
    </style:style>
    <style:style style:name="T141_17" style:family="text">
      <style:text-properties style:font-name="Open Sans" style:font-name-asian="Open Sans" style:font-name-complex="Open Sans"/>
    </style:style>
    <style:style style:name="T141_18" style:family="text">
      <style:text-properties style:font-name="Open Sans" style:font-name-asian="Open Sans" style:font-name-complex="Open Sans"/>
    </style:style>
    <style:style style:name="T141_19" style:family="text">
      <style:text-properties style:font-name="Open Sans" style:font-name-asian="Open Sans" style:font-name-complex="Open Sans"/>
    </style:style>
    <style:style style:name="T141_20" style:family="text">
      <style:text-properties style:font-name="Open Sans" style:font-name-asian="Open Sans" style:font-name-complex="Open Sans"/>
    </style:style>
    <style:style style:name="T141_21" style:family="text">
      <style:text-properties style:font-name="Open Sans" style:font-name-asian="Open Sans" style:font-name-complex="Open Sans"/>
    </style:style>
    <style:style style:name="T141_22" style:family="text">
      <style:text-properties style:font-name="Open Sans" style:font-name-asian="Open Sans" style:font-name-complex="Open Sans"/>
    </style:style>
    <style:style style:name="T141_23" style:family="text">
      <style:text-properties style:font-name="Open Sans" style:font-name-asian="Open Sans" style:font-name-complex="Open Sans"/>
    </style:style>
    <style:style style:name="T141_24" style:family="text">
      <style:text-properties style:font-name="Open Sans" style:font-name-asian="Open Sans" style:font-name-complex="Open Sans"/>
    </style:style>
    <style:style style:name="T141_25" style:family="text">
      <style:text-properties style:font-name="Open Sans" style:font-name-asian="Open Sans" style:font-name-complex="Open Sans"/>
    </style:style>
    <style:style style:name="T141_26" style:family="text">
      <style:text-properties style:font-name="Open Sans" style:font-name-asian="Open Sans" style:font-name-complex="Open Sans"/>
    </style:style>
    <style:style style:name="T141_27" style:family="text">
      <style:text-properties style:font-name="Open Sans" style:font-name-asian="Open Sans" style:font-name-complex="Open Sans"/>
    </style:style>
    <style:style style:name="T141_28" style:family="text">
      <style:text-properties style:font-name="Open Sans" style:font-name-asian="Open Sans" style:font-name-complex="Open Sans"/>
    </style:style>
    <style:style style:name="T141_29" style:family="text">
      <style:text-properties style:font-name="Open Sans" style:font-name-asian="Open Sans" style:font-name-complex="Open Sans"/>
    </style:style>
    <style:style style:name="T141_30" style:family="text">
      <style:text-properties style:font-name="Open Sans" style:font-name-asian="Open Sans" style:font-name-complex="Open Sans"/>
    </style:style>
    <style:style style:name="P142" style:family="paragraph" style:parent-style-name="Standard">
      <style:paragraph-properties fo:break-before="auto" fo:text-indent="0cm" fo:line-height="115%" fo:margin-left="2.54cm" style:writing-mode="lr-tb"/>
    </style:style>
    <style:style style:name="T142_1" style:family="text">
      <style:text-properties fo:background-color="#00ff00" style:font-name="Open Sans" style:font-name-asian="Open Sans" style:font-name-complex="Open Sans"/>
    </style:style>
    <style:style style:name="T142_2" style:family="text">
      <style:text-properties fo:background-color="#00ff00" style:font-name="Open Sans" style:font-name-asian="Open Sans" style:font-name-complex="Open Sans"/>
    </style:style>
    <style:style style:name="T142_3" style:family="text">
      <style:text-properties style:font-name="Open Sans" style:font-name-asian="Open Sans" style:font-name-complex="Open Sans"/>
    </style:style>
    <style:style style:name="T142_4" style:family="text">
      <style:text-properties style:font-name="Open Sans" style:font-name-asian="Open Sans" style:font-name-complex="Open Sans"/>
    </style:style>
    <style:style style:name="T142_5" style:family="text">
      <style:text-properties style:font-name="Open Sans" style:font-name-asian="Open Sans" style:font-name-complex="Open Sans"/>
    </style:style>
    <style:style style:name="T142_6" style:family="text">
      <style:text-properties style:font-name="Open Sans" style:font-name-asian="Open Sans" style:font-name-complex="Open Sans"/>
    </style:style>
    <style:style style:name="T142_7" style:family="text">
      <style:text-properties style:font-name="Open Sans" style:font-name-asian="Open Sans" style:font-name-complex="Open Sans"/>
    </style:style>
    <style:style style:name="T142_8" style:family="text">
      <style:text-properties style:font-name="Open Sans" style:font-name-asian="Open Sans" style:font-name-complex="Open Sans"/>
    </style:style>
    <style:style style:name="T142_9" style:family="text">
      <style:text-properties style:font-name="Open Sans" style:font-name-asian="Open Sans" style:font-name-complex="Open Sans"/>
    </style:style>
    <style:style style:name="T142_10" style:family="text">
      <style:text-properties style:font-name="Open Sans" style:font-name-asian="Open Sans" style:font-name-complex="Open Sans"/>
    </style:style>
    <style:style style:name="T142_11" style:family="text">
      <style:text-properties style:font-name="Open Sans" style:font-name-asian="Open Sans" style:font-name-complex="Open Sans"/>
    </style:style>
    <style:style style:name="T142_12" style:family="text">
      <style:text-properties style:font-name="Open Sans" style:font-name-asian="Open Sans" style:font-name-complex="Open Sans"/>
    </style:style>
    <style:style style:name="T142_13" style:family="text">
      <style:text-properties style:font-name="Open Sans" style:font-name-asian="Open Sans" style:font-name-complex="Open Sans"/>
    </style:style>
    <style:style style:name="T142_14" style:family="text">
      <style:text-properties style:font-name="Open Sans" style:font-name-asian="Open Sans" style:font-name-complex="Open Sans"/>
    </style:style>
    <style:style style:name="T142_15" style:family="text">
      <style:text-properties style:font-name="Open Sans" style:font-name-asian="Open Sans" style:font-name-complex="Open Sans"/>
    </style:style>
    <style:style style:name="T142_16" style:family="text">
      <style:text-properties style:font-name="Open Sans" style:font-name-asian="Open Sans" style:font-name-complex="Open Sans"/>
    </style:style>
    <style:style style:name="T142_17" style:family="text">
      <style:text-properties style:font-name="Open Sans" style:font-name-asian="Open Sans" style:font-name-complex="Open Sans"/>
    </style:style>
    <style:style style:name="T142_18" style:family="text">
      <style:text-properties style:font-name="Open Sans" style:font-name-asian="Open Sans" style:font-name-complex="Open Sans"/>
    </style:style>
    <style:style style:name="T142_19" style:family="text">
      <style:text-properties style:font-name="Open Sans" style:font-name-asian="Open Sans" style:font-name-complex="Open Sans"/>
    </style:style>
    <style:style style:name="T142_20" style:family="text">
      <style:text-properties style:font-name="Open Sans" style:font-name-asian="Open Sans" style:font-name-complex="Open Sans"/>
    </style:style>
    <style:style style:name="T142_21" style:family="text">
      <style:text-properties style:font-name="Open Sans" style:font-name-asian="Open Sans" style:font-name-complex="Open Sans"/>
    </style:style>
    <style:style style:name="P143" style:family="paragraph" style:parent-style-name="Standard">
      <style:paragraph-properties fo:break-before="auto" fo:text-indent="0cm" fo:line-height="115%" fo:margin-left="2.54cm" style:writing-mode="lr-tb"/>
    </style:style>
    <style:style style:name="T143_1" style:family="text">
      <style:text-properties style:font-name="Open Sans" style:font-name-asian="Open Sans" style:font-name-complex="Open Sans"/>
    </style:style>
    <style:style style:name="T143_2" style:family="text">
      <style:text-properties style:font-name="Open Sans" style:font-name-asian="Open Sans" style:font-name-complex="Open Sans"/>
    </style:style>
    <style:style style:name="T143_3" style:family="text">
      <style:text-properties style:font-name="Open Sans" style:font-name-asian="Open Sans" style:font-name-complex="Open Sans"/>
    </style:style>
    <style:style style:name="T143_4" style:family="text">
      <style:text-properties style:font-name="Open Sans" style:font-name-asian="Open Sans" style:font-name-complex="Open Sans"/>
    </style:style>
    <style:style style:name="T143_5" style:family="text">
      <style:text-properties style:font-name="Open Sans" style:font-name-asian="Open Sans" style:font-name-complex="Open Sans"/>
    </style:style>
    <style:style style:name="T143_6" style:family="text">
      <style:text-properties style:font-name="Open Sans" style:font-name-asian="Open Sans" style:font-name-complex="Open Sans"/>
    </style:style>
    <style:style style:name="T143_7" style:family="text">
      <style:text-properties style:font-name="Open Sans" style:font-name-asian="Open Sans" style:font-name-complex="Open Sans"/>
    </style:style>
    <style:style style:name="T143_8" style:family="text">
      <style:text-properties style:font-name="Open Sans" style:font-name-asian="Open Sans" style:font-name-complex="Open Sans"/>
    </style:style>
    <style:style style:name="T143_9" style:family="text">
      <style:text-properties style:font-name="Open Sans" style:font-name-asian="Open Sans" style:font-name-complex="Open Sans"/>
    </style:style>
    <style:style style:name="T143_10" style:family="text">
      <style:text-properties style:font-name="Open Sans" style:font-name-asian="Open Sans" style:font-name-complex="Open Sans"/>
    </style:style>
    <style:style style:name="T143_11" style:family="text">
      <style:text-properties style:font-name="Open Sans" style:font-name-asian="Open Sans" style:font-name-complex="Open Sans"/>
    </style:style>
    <style:style style:name="T143_12" style:family="text">
      <style:text-properties style:font-name="Open Sans" style:font-name-asian="Open Sans" style:font-name-complex="Open Sans"/>
    </style:style>
    <style:style style:name="T143_13" style:family="text">
      <style:text-properties style:font-name="Open Sans" style:font-name-asian="Open Sans" style:font-name-complex="Open Sans"/>
    </style:style>
    <style:style style:name="T143_14" style:family="text">
      <style:text-properties style:font-name="Open Sans" style:font-name-asian="Open Sans" style:font-name-complex="Open Sans"/>
    </style:style>
    <style:style style:name="T143_15" style:family="text">
      <style:text-properties style:font-name="Open Sans" style:font-name-asian="Open Sans" style:font-name-complex="Open Sans"/>
    </style:style>
    <style:style style:name="T143_16" style:family="text">
      <style:text-properties style:font-name="Open Sans" style:font-name-asian="Open Sans" style:font-name-complex="Open Sans"/>
    </style:style>
    <style:style style:name="T143_17" style:family="text">
      <style:text-properties style:font-name="Open Sans" style:font-name-asian="Open Sans" style:font-name-complex="Open Sans"/>
    </style:style>
    <style:style style:name="T143_18" style:family="text">
      <style:text-properties style:font-name="Open Sans" style:font-name-asian="Open Sans" style:font-name-complex="Open Sans"/>
    </style:style>
    <style:style style:name="P144" style:family="paragraph" style:parent-style-name="Standard">
      <style:paragraph-properties fo:break-before="auto" fo:text-indent="0cm" fo:line-height="115%" fo:margin-left="2.54cm" style:writing-mode="lr-tb"/>
    </style:style>
    <style:style style:name="T144_1" style:family="text">
      <style:text-properties fo:background-color="#00ff00" style:font-name="Open Sans" style:font-name-asian="Open Sans" style:font-name-complex="Open Sans"/>
    </style:style>
    <style:style style:name="T144_2" style:family="text">
      <style:text-properties fo:background-color="#00ff00" style:font-name="Open Sans" style:font-name-asian="Open Sans" style:font-name-complex="Open Sans"/>
    </style:style>
    <style:style style:name="T144_3" style:family="text">
      <style:text-properties style:font-name="Open Sans" style:font-name-asian="Open Sans" style:font-name-complex="Open Sans"/>
    </style:style>
    <style:style style:name="T144_4" style:family="text">
      <style:text-properties style:font-name="Open Sans" style:font-name-asian="Open Sans" style:font-name-complex="Open Sans"/>
    </style:style>
    <style:style style:name="T144_5" style:family="text">
      <style:text-properties style:font-name="Open Sans" style:font-name-asian="Open Sans" style:font-name-complex="Open Sans"/>
    </style:style>
    <style:style style:name="T144_6" style:family="text">
      <style:text-properties style:font-name="Open Sans" style:font-name-asian="Open Sans" style:font-name-complex="Open Sans"/>
    </style:style>
    <style:style style:name="T144_7" style:family="text">
      <style:text-properties style:font-name="Open Sans" style:font-name-asian="Open Sans" style:font-name-complex="Open Sans"/>
    </style:style>
    <style:style style:name="T144_8" style:family="text">
      <style:text-properties style:font-name="Open Sans" style:font-name-asian="Open Sans" style:font-name-complex="Open Sans"/>
    </style:style>
    <style:style style:name="T144_9" style:family="text">
      <style:text-properties style:font-name="Open Sans" style:font-name-asian="Open Sans" style:font-name-complex="Open Sans"/>
    </style:style>
    <style:style style:name="T144_10" style:family="text">
      <style:text-properties style:font-name="Open Sans" style:font-name-asian="Open Sans" style:font-name-complex="Open Sans"/>
    </style:style>
    <style:style style:name="T144_11" style:family="text">
      <style:text-properties style:font-name="Open Sans" style:font-name-asian="Open Sans" style:font-name-complex="Open Sans"/>
    </style:style>
    <style:style style:name="T144_12" style:family="text">
      <style:text-properties style:font-name="Open Sans" style:font-name-asian="Open Sans" style:font-name-complex="Open Sans"/>
    </style:style>
    <style:style style:name="T144_13" style:family="text">
      <style:text-properties style:font-name="Open Sans" style:font-name-asian="Open Sans" style:font-name-complex="Open Sans"/>
    </style:style>
    <style:style style:name="T144_14" style:family="text">
      <style:text-properties style:font-name="Open Sans" style:font-name-asian="Open Sans" style:font-name-complex="Open Sans"/>
    </style:style>
    <style:style style:name="T144_15" style:family="text">
      <style:text-properties style:font-name="Open Sans" style:font-name-asian="Open Sans" style:font-name-complex="Open Sans"/>
    </style:style>
    <style:style style:name="T144_16" style:family="text">
      <style:text-properties style:font-name="Open Sans" style:font-name-asian="Open Sans" style:font-name-complex="Open Sans"/>
    </style:style>
    <style:style style:name="T144_17" style:family="text">
      <style:text-properties style:font-name="Open Sans" style:font-name-asian="Open Sans" style:font-name-complex="Open Sans"/>
    </style:style>
    <style:style style:name="T144_18" style:family="text">
      <style:text-properties style:font-name="Open Sans" style:font-name-asian="Open Sans" style:font-name-complex="Open Sans"/>
    </style:style>
    <style:style style:name="T144_19" style:family="text">
      <style:text-properties style:font-name="Open Sans" style:font-name-asian="Open Sans" style:font-name-complex="Open Sans"/>
    </style:style>
    <style:style style:name="T144_20" style:family="text">
      <style:text-properties style:font-name="Open Sans" style:font-name-asian="Open Sans" style:font-name-complex="Open Sans"/>
    </style:style>
    <style:style style:name="T144_21" style:family="text">
      <style:text-properties style:font-name="Open Sans" style:font-name-asian="Open Sans" style:font-name-complex="Open Sans"/>
    </style:style>
    <style:style style:name="T144_22" style:family="text">
      <style:text-properties style:font-name="Open Sans" style:font-name-asian="Open Sans" style:font-name-complex="Open Sans"/>
    </style:style>
    <style:style style:name="P14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Open Sans" style:font-name-asian="Open Sans" style:font-name-complex="Open Sans"/>
    </style:style>
    <style:style style:name="T146_2" style:family="text">
      <style:text-properties style:font-name="Open Sans" style:font-name-asian="Open Sans" style:font-name-complex="Open Sans"/>
    </style:style>
    <style:style style:name="T146_3" style:family="text">
      <style:text-properties style:font-name="Open Sans" style:font-name-asian="Open Sans" style:font-name-complex="Open Sans"/>
    </style:style>
    <style:style style:name="T146_4" style:family="text">
      <style:text-properties style:font-name="Open Sans" style:font-name-asian="Open Sans" style:font-name-complex="Open Sans"/>
    </style:style>
    <style:style style:name="T146_5" style:family="text">
      <style:text-properties style:font-name="Open Sans" style:font-name-asian="Open Sans" style:font-name-complex="Open Sans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style:font-name="Open Sans" style:font-name-asian="Open Sans" style:font-name-complex="Open Sans"/>
    </style:style>
    <style:style style:name="T147_2" style:family="text">
      <style:text-properties fo:background-color="#00ffff" style:text-line-through-style="solid" style:font-name="Open Sans" style:font-name-asian="Open Sans" style:font-name-complex="Open Sans"/>
    </style:style>
    <style:style style:name="T147_3" style:family="text">
      <style:text-properties fo:background-color="#00ffff" style:text-line-through-style="solid" style:font-name="Open Sans" style:font-name-asian="Open Sans" style:font-name-complex="Open Sans"/>
    </style:style>
    <style:style style:name="T147_4" style:family="text">
      <style:text-properties fo:background-color="#00ffff" style:font-name="Open Sans" style:font-name-asian="Open Sans" style:font-name-complex="Open Sans"/>
    </style:style>
    <style:style style:name="T147_5" style:family="text">
      <style:text-properties style:font-name="Open Sans" style:font-name-asian="Open Sans" style:font-name-complex="Open Sans"/>
    </style:style>
    <style:style style:name="T147_6" style:family="text">
      <style:text-properties style:font-name="Open Sans" style:font-name-asian="Open Sans" style:font-name-complex="Open Sans"/>
    </style:style>
    <style:style style:name="T147_7" style:family="text">
      <style:text-properties style:font-name="Open Sans" style:font-name-asian="Open Sans" style:font-name-complex="Open Sans"/>
    </style:style>
    <style:style style:name="T147_8" style:family="text">
      <style:text-properties style:font-name="Open Sans" style:font-name-asian="Open Sans" style:font-name-complex="Open Sans"/>
    </style:style>
    <style:style style:name="T147_9" style:family="text">
      <style:text-properties style:font-name="Open Sans" style:font-name-asian="Open Sans" style:font-name-complex="Open Sans"/>
    </style:style>
    <style:style style:name="T147_10" style:family="text">
      <style:text-properties style:font-name="Open Sans" style:font-name-asian="Open Sans" style:font-name-complex="Open Sans"/>
    </style:style>
    <style:style style:name="T147_11" style:family="text">
      <style:text-properties style:font-name="Open Sans" style:font-name-asian="Open Sans" style:font-name-complex="Open Sans"/>
    </style:style>
    <style:style style:name="P14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Open Sans" style:font-name-asian="Open Sans" style:font-name-complex="Open Sans"/>
    </style:style>
    <style:style style:name="T149_2" style:family="text">
      <style:text-properties style:font-name="Open Sans" style:font-name-asian="Open Sans" style:font-name-complex="Open Sans"/>
    </style:style>
    <style:style style:name="T149_3" style:family="text">
      <style:text-properties style:font-name="Open Sans" style:font-name-asian="Open Sans" style:font-name-complex="Open Sans"/>
    </style:style>
    <style:style style:name="T149_4" style:family="text">
      <style:text-properties style:font-name="Open Sans" style:font-name-asian="Open Sans" style:font-name-complex="Open Sans"/>
    </style:style>
    <style:style style:name="T149_5" style:family="text">
      <style:text-properties style:font-name="Open Sans" style:font-name-asian="Open Sans" style:font-name-complex="Open Sans"/>
    </style:style>
    <style:style style:name="T149_6" style:family="text">
      <style:text-properties style:font-name="Open Sans" style:font-name-asian="Open Sans" style:font-name-complex="Open Sans"/>
    </style:style>
    <style:style style:name="T149_7" style:family="text">
      <style:text-properties style:font-name="Open Sans" style:font-name-asian="Open Sans" style:font-name-complex="Open Sans"/>
    </style:style>
    <style:style style:name="T149_8" style:family="text">
      <style:text-properties style:font-name="Open Sans" style:font-name-asian="Open Sans" style:font-name-complex="Open Sans"/>
    </style:style>
    <style:style style:name="T149_9" style:family="text">
      <style:text-properties style:font-name="Open Sans" style:font-name-asian="Open Sans" style:font-name-complex="Open Sans"/>
    </style:style>
    <style:style style:name="T149_10" style:family="text">
      <style:text-properties style:font-name="Open Sans" style:font-name-asian="Open Sans" style:font-name-complex="Open Sans"/>
    </style:style>
    <style:style style:name="T149_11" style:family="text">
      <style:text-properties style:font-name="Open Sans" style:font-name-asian="Open Sans" style:font-name-complex="Open Sans"/>
    </style:style>
    <style:style style:name="T149_12" style:family="text">
      <style:text-properties style:font-name="Open Sans" style:font-name-asian="Open Sans" style:font-name-complex="Open Sans"/>
    </style:style>
    <style:style style:name="T149_13" style:family="text">
      <style:text-properties style:font-name="Open Sans" style:font-name-asian="Open Sans" style:font-name-complex="Open Sans"/>
    </style:style>
    <style:style style:name="T149_14" style:family="text">
      <style:text-properties style:font-name="Open Sans" style:font-name-asian="Open Sans" style:font-name-complex="Open Sans"/>
    </style:style>
    <style:style style:name="T149_15" style:family="text">
      <style:text-properties style:font-name="Open Sans" style:font-name-asian="Open Sans" style:font-name-complex="Open Sans"/>
    </style:style>
    <style:style style:name="T149_16" style:family="text">
      <style:text-properties style:font-name="Open Sans" style:font-name-asian="Open Sans" style:font-name-complex="Open Sans"/>
    </style:style>
    <style:style style:name="T149_17" style:family="text">
      <style:text-properties style:font-name="Open Sans" style:font-name-asian="Open Sans" style:font-name-complex="Open Sans"/>
    </style:style>
    <style:style style:name="T149_18" style:family="text">
      <style:text-properties style:font-name="Open Sans" style:font-name-asian="Open Sans" style:font-name-complex="Open Sans"/>
    </style:style>
    <style:style style:name="T149_19" style:family="text">
      <style:text-properties style:font-name="Open Sans" style:font-name-asian="Open Sans" style:font-name-complex="Open Sans"/>
    </style:style>
    <style:style style:name="T149_20" style:family="text">
      <style:text-properties style:font-name="Open Sans" style:font-name-asian="Open Sans" style:font-name-complex="Open Sans"/>
    </style:style>
    <style:style style:name="T149_21" style:family="text">
      <style:text-properties style:font-name="Open Sans" style:font-name-asian="Open Sans" style:font-name-complex="Open Sans"/>
    </style:style>
    <style:style style:name="T149_22" style:family="text">
      <style:text-properties style:font-name="Open Sans" style:font-name-asian="Open Sans" style:font-name-complex="Open Sans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153" style:family="paragraph" style:parent-style-name="Standard">
      <style:paragraph-properties fo:break-before="page" fo:line-height="115%" style:writing-mode="lr-tb"/>
    </style:style>
    <style:style style:name="T153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53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53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53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53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53_6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153_7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15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background-color="#00ff00" style:font-name="Open Sans" style:font-name-asian="Open Sans" style:font-name-complex="Open Sans"/>
    </style:style>
    <style:style style:name="T155_2" style:family="text">
      <style:text-properties fo:background-color="#00ff00" style:font-name="Open Sans" style:font-name-asian="Open Sans" style:font-name-complex="Open Sans"/>
    </style:style>
    <style:style style:name="T155_3" style:family="text">
      <style:text-properties style:font-name="Open Sans" style:font-name-asian="Open Sans" style:font-name-complex="Open Sans"/>
    </style:style>
    <style:style style:name="T155_4" style:family="text">
      <style:text-properties style:font-name="Open Sans" style:font-name-asian="Open Sans" style:font-name-complex="Open Sans"/>
    </style:style>
    <style:style style:name="T155_5" style:family="text">
      <style:text-properties style:font-name="Open Sans" style:font-name-asian="Open Sans" style:font-name-complex="Open Sans"/>
    </style:style>
    <style:style style:name="T155_6" style:family="text">
      <style:text-properties style:font-name="Open Sans" style:font-name-asian="Open Sans" style:font-name-complex="Open Sans"/>
    </style:style>
    <style:style style:name="T155_7" style:family="text">
      <style:text-properties style:font-name="Open Sans" style:font-name-asian="Open Sans" style:font-name-complex="Open Sans"/>
    </style:style>
    <style:style style:name="T155_8" style:family="text">
      <style:text-properties style:font-name="Open Sans" style:font-name-asian="Open Sans" style:font-name-complex="Open Sans"/>
    </style:style>
    <style:style style:name="T155_9" style:family="text">
      <style:text-properties style:font-name="Open Sans" style:font-name-asian="Open Sans" style:font-name-complex="Open Sans"/>
    </style:style>
    <style:style style:name="T155_10" style:family="text">
      <style:text-properties style:font-name="Open Sans" style:font-name-asian="Open Sans" style:font-name-complex="Open Sans"/>
    </style:style>
    <style:style style:name="T155_11" style:family="text">
      <style:text-properties style:font-name="Open Sans" style:font-name-asian="Open Sans" style:font-name-complex="Open Sans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Open Sans" style:font-name-asian="Open Sans" style:font-name-complex="Open Sans"/>
    </style:style>
    <style:style style:name="T156_2" style:family="text">
      <style:text-properties style:font-name="Open Sans" style:font-name-asian="Open Sans" style:font-name-complex="Open Sans"/>
    </style:style>
    <style:style style:name="T156_3" style:family="text">
      <style:text-properties style:font-name="Open Sans" style:font-name-asian="Open Sans" style:font-name-complex="Open Sans"/>
    </style:style>
    <style:style style:name="T156_4" style:family="text">
      <style:text-properties style:font-name="Open Sans" style:font-name-asian="Open Sans" style:font-name-complex="Open Sans"/>
    </style:style>
    <style:style style:name="T156_5" style:family="text">
      <style:text-properties style:font-name="Open Sans" style:font-name-asian="Open Sans" style:font-name-complex="Open Sans"/>
    </style:style>
    <style:style style:name="T156_6" style:family="text">
      <style:text-properties style:font-name="Open Sans" style:font-name-asian="Open Sans" style:font-name-complex="Open Sans"/>
    </style:style>
    <style:style style:name="T156_7" style:family="text">
      <style:text-properties style:font-name="Open Sans" style:font-name-asian="Open Sans" style:font-name-complex="Open Sans"/>
    </style:style>
    <style:style style:name="T156_8" style:family="text">
      <style:text-properties style:font-name="Open Sans" style:font-name-asian="Open Sans" style:font-name-complex="Open Sans"/>
    </style:style>
    <style:style style:name="T156_9" style:family="text">
      <style:text-properties style:font-name="Open Sans" style:font-name-asian="Open Sans" style:font-name-complex="Open Sans"/>
    </style:style>
    <style:style style:name="T156_10" style:family="text">
      <style:text-properties style:font-name="Open Sans" style:font-name-asian="Open Sans" style:font-name-complex="Open Sans"/>
    </style:style>
    <style:style style:name="T156_11" style:family="text">
      <style:text-properties style:font-name="Open Sans" style:font-name-asian="Open Sans" style:font-name-complex="Open Sans"/>
    </style:style>
    <style:style style:name="T156_12" style:family="text">
      <style:text-properties style:font-name="Open Sans" style:font-name-asian="Open Sans" style:font-name-complex="Open Sans"/>
    </style:style>
    <style:style style:name="T156_13" style:family="text">
      <style:text-properties style:font-name="Open Sans" style:font-name-asian="Open Sans" style:font-name-complex="Open Sans"/>
    </style:style>
    <style:style style:name="T156_14" style:family="text">
      <style:text-properties style:font-name="Open Sans" style:font-name-asian="Open Sans" style:font-name-complex="Open Sans"/>
    </style:style>
    <style:style style:name="T156_15" style:family="text">
      <style:text-properties style:font-name="Open Sans" style:font-name-asian="Open Sans" style:font-name-complex="Open Sans"/>
    </style:style>
    <style:style style:name="P157" style:family="paragraph" style:parent-style-name="Standard">
      <style:paragraph-properties fo:break-before="auto" fo:text-indent="1.27cm" fo:line-height="115%" fo:margin-left="1.27cm" style:writing-mode="lr-tb"/>
    </style:style>
    <style:style style:name="T157_1" style:family="text">
      <style:text-properties style:font-name="Open Sans" style:font-name-asian="Open Sans" style:font-name-complex="Open Sans"/>
    </style:style>
    <style:style style:name="T157_2" style:family="text">
      <style:text-properties style:font-name="Open Sans" style:font-name-asian="Open Sans" style:font-name-complex="Open Sans"/>
    </style:style>
    <style:style style:name="T157_3" style:family="text">
      <style:text-properties style:font-name="Open Sans" style:font-name-asian="Open Sans" style:font-name-complex="Open Sans"/>
    </style:style>
    <style:style style:name="T157_4" style:family="text">
      <style:text-properties style:font-name="Open Sans" style:font-name-asian="Open Sans" style:font-name-complex="Open Sans"/>
    </style:style>
    <style:style style:name="T157_5" style:family="text">
      <style:text-properties style:font-name="Open Sans" style:font-name-asian="Open Sans" style:font-name-complex="Open Sans"/>
    </style:style>
    <style:style style:name="T157_6" style:family="text">
      <style:text-properties style:font-name="Open Sans" style:font-name-asian="Open Sans" style:font-name-complex="Open Sans"/>
    </style:style>
    <style:style style:name="T157_7" style:family="text">
      <style:text-properties style:font-name="Open Sans" style:font-name-asian="Open Sans" style:font-name-complex="Open Sans"/>
    </style:style>
    <style:style style:name="T157_8" style:family="text">
      <style:text-properties style:font-name="Open Sans" style:font-name-asian="Open Sans" style:font-name-complex="Open Sans"/>
    </style:style>
    <style:style style:name="T157_9" style:family="text">
      <style:text-properties style:font-name="Open Sans" style:font-name-asian="Open Sans" style:font-name-complex="Open Sans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Open Sans" style:font-name-asian="Open Sans" style:font-name-complex="Open Sans"/>
    </style:style>
    <style:style style:name="T158_2" style:family="text">
      <style:text-properties style:font-name="Open Sans" style:font-name-asian="Open Sans" style:font-name-complex="Open Sans"/>
    </style:style>
    <style:style style:name="T158_3" style:family="text">
      <style:text-properties style:font-name="Open Sans" style:font-name-asian="Open Sans" style:font-name-complex="Open Sans"/>
    </style:style>
    <style:style style:name="T158_4" style:family="text">
      <style:text-properties style:font-name="Open Sans" style:font-name-asian="Open Sans" style:font-name-complex="Open Sans"/>
    </style:style>
    <style:style style:name="T158_5" style:family="text">
      <style:text-properties style:font-name="Open Sans" style:font-name-asian="Open Sans" style:font-name-complex="Open Sans"/>
    </style:style>
    <style:style style:name="T158_6" style:family="text">
      <style:text-properties style:font-name="Open Sans" style:font-name-asian="Open Sans" style:font-name-complex="Open Sans"/>
    </style:style>
    <style:style style:name="T158_7" style:family="text">
      <style:text-properties style:font-name="Open Sans" style:font-name-asian="Open Sans" style:font-name-complex="Open Sans"/>
    </style:style>
    <style:style style:name="T158_8" style:family="text">
      <style:text-properties style:font-name="Open Sans" style:font-name-asian="Open Sans" style:font-name-complex="Open Sans"/>
    </style:style>
    <style:style style:name="T158_9" style:family="text">
      <style:text-properties style:font-name="Open Sans" style:font-name-asian="Open Sans" style:font-name-complex="Open Sans"/>
    </style:style>
    <style:style style:name="T158_10" style:family="text">
      <style:text-properties style:font-name="Open Sans" style:font-name-asian="Open Sans" style:font-name-complex="Open Sans"/>
    </style:style>
    <style:style style:name="T158_11" style:family="text">
      <style:text-properties style:font-name="Open Sans" style:font-name-asian="Open Sans" style:font-name-complex="Open Sans"/>
    </style:style>
    <style:style style:name="T158_12" style:family="text">
      <style:text-properties style:font-name="Open Sans" style:font-name-asian="Open Sans" style:font-name-complex="Open Sans"/>
    </style:style>
    <style:style style:name="T158_13" style:family="text">
      <style:text-properties style:font-name="Open Sans" style:font-name-asian="Open Sans" style:font-name-complex="Open Sans"/>
    </style:style>
    <style:style style:name="T158_14" style:family="text">
      <style:text-properties style:font-name="Open Sans" style:font-name-asian="Open Sans" style:font-name-complex="Open Sans"/>
    </style:style>
    <style:style style:name="T158_15" style:family="text">
      <style:text-properties style:font-name="Open Sans" style:font-name-asian="Open Sans" style:font-name-complex="Open Sans"/>
    </style:style>
    <style:style style:name="T158_16" style:family="text">
      <style:text-properties style:text-line-through-style="solid" style:font-name="Open Sans" style:font-name-asian="Open Sans" style:font-name-complex="Open Sans" fo:font-weight="bold" style:font-weight-asian="bold" style:font-weight-complex="bold"/>
    </style:style>
    <style:style style:name="T158_17" style:family="text">
      <style:text-properties style:text-line-through-style="solid" style:font-name="Open Sans" style:font-name-asian="Open Sans" style:font-name-complex="Open Sans" fo:font-weight="bold" style:font-weight-asian="bold" style:font-weight-complex="bold"/>
    </style:style>
    <style:style style:name="T158_18" style:family="text">
      <style:text-properties style:text-line-through-style="solid" style:font-name="Open Sans" style:font-name-asian="Open Sans" style:font-name-complex="Open Sans" fo:font-weight="bold" style:font-weight-asian="bold" style:font-weight-complex="bold"/>
    </style:style>
    <style:style style:name="T158_19" style:family="text">
      <style:text-properties style:text-line-through-style="solid" style:font-name="Open Sans" style:font-name-asian="Open Sans" style:font-name-complex="Open Sans" fo:font-weight="bold" style:font-weight-asian="bold" style:font-weight-complex="bold"/>
    </style:style>
    <style:style style:name="T158_20" style:family="text">
      <style:text-properties fo:background-color="#00ff00" style:font-name="Open Sans" style:font-name-asian="Open Sans" style:font-name-complex="Open Sans"/>
    </style:style>
    <style:style style:name="T158_21" style:family="text">
      <style:text-properties fo:background-color="#00ff00" style:font-name="Open Sans" style:font-name-asian="Open Sans" style:font-name-complex="Open Sans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style:font-name="Open Sans" style:font-name-asian="Open Sans" style:font-name-complex="Open Sans"/>
    </style:style>
    <style:style style:name="T159_2" style:family="text">
      <style:text-properties style:font-name="Open Sans" style:font-name-asian="Open Sans" style:font-name-complex="Open Sans"/>
    </style:style>
    <style:style style:name="T159_3" style:family="text">
      <style:text-properties style:font-name="Open Sans" style:font-name-asian="Open Sans" style:font-name-complex="Open Sans"/>
    </style:style>
    <style:style style:name="T159_4" style:family="text">
      <style:text-properties style:font-name="Open Sans" style:font-name-asian="Open Sans" style:font-name-complex="Open Sans"/>
    </style:style>
    <style:style style:name="T159_5" style:family="text">
      <style:text-properties style:font-name="Open Sans" style:font-name-asian="Open Sans" style:font-name-complex="Open Sans"/>
    </style:style>
    <style:style style:name="T159_6" style:family="text">
      <style:text-properties style:font-name="Open Sans" style:font-name-asian="Open Sans" style:font-name-complex="Open Sans"/>
    </style:style>
    <style:style style:name="T159_7" style:family="text">
      <style:text-properties style:font-name="Open Sans" style:font-name-asian="Open Sans" style:font-name-complex="Open Sans"/>
    </style:style>
    <style:style style:name="T159_8" style:family="text">
      <style:text-properties style:font-name="Open Sans" style:font-name-asian="Open Sans" style:font-name-complex="Open Sans"/>
    </style:style>
    <style:style style:name="T159_9" style:family="text">
      <style:text-properties style:font-name="Open Sans" style:font-name-asian="Open Sans" style:font-name-complex="Open Sans"/>
    </style:style>
    <style:style style:name="T159_10" style:family="text">
      <style:text-properties style:font-name="Open Sans" style:font-name-asian="Open Sans" style:font-name-complex="Open Sans"/>
    </style:style>
    <style:style style:name="T159_11" style:family="text">
      <style:text-properties style:font-name="Open Sans" style:font-name-asian="Open Sans" style:font-name-complex="Open Sans"/>
    </style:style>
    <style:style style:name="T159_12" style:family="text">
      <style:text-properties style:font-name="Open Sans" style:font-name-asian="Open Sans" style:font-name-complex="Open Sans"/>
    </style:style>
    <style:style style:name="T159_13" style:family="text">
      <style:text-properties style:font-name="Open Sans" style:font-name-asian="Open Sans" style:font-name-complex="Open Sans"/>
    </style:style>
    <style:style style:name="T159_14" style:family="text">
      <style:text-properties style:font-name="Open Sans" style:font-name-asian="Open Sans" style:font-name-complex="Open Sans"/>
    </style:style>
    <style:style style:name="T159_15" style:family="text">
      <style:text-properties style:font-name="Open Sans" style:font-name-asian="Open Sans" style:font-name-complex="Open Sans"/>
    </style:style>
    <style:style style:name="T159_16" style:family="text">
      <style:text-properties style:font-name="Open Sans" style:font-name-asian="Open Sans" style:font-name-complex="Open Sans"/>
    </style:style>
    <style:style style:name="T159_17" style:family="text">
      <style:text-properties style:font-name="Open Sans" style:font-name-asian="Open Sans" style:font-name-complex="Open Sans"/>
    </style:style>
    <style:style style:name="T159_18" style:family="text">
      <style:text-properties style:font-name="Open Sans" style:font-name-asian="Open Sans" style:font-name-complex="Open Sans"/>
    </style:style>
    <style:style style:name="T159_19" style:family="text">
      <style:text-properties style:font-name="Open Sans" style:font-name-asian="Open Sans" style:font-name-complex="Open Sans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style:font-name="Open Sans" style:font-name-asian="Open Sans" style:font-name-complex="Open Sans"/>
    </style:style>
    <style:style style:name="T160_2" style:family="text">
      <style:text-properties style:font-name="Open Sans" style:font-name-asian="Open Sans" style:font-name-complex="Open Sans"/>
    </style:style>
    <style:style style:name="T160_3" style:family="text">
      <style:text-properties style:font-name="Open Sans" style:font-name-asian="Open Sans" style:font-name-complex="Open Sans"/>
    </style:style>
    <style:style style:name="T160_4" style:family="text">
      <style:text-properties style:font-name="Open Sans" style:font-name-asian="Open Sans" style:font-name-complex="Open Sans"/>
    </style:style>
    <style:style style:name="T160_5" style:family="text">
      <style:text-properties style:font-name="Open Sans" style:font-name-asian="Open Sans" style:font-name-complex="Open Sans"/>
    </style:style>
    <style:style style:name="T160_6" style:family="text">
      <style:text-properties style:font-name="Open Sans" style:font-name-asian="Open Sans" style:font-name-complex="Open Sans"/>
    </style:style>
    <style:style style:name="T160_7" style:family="text">
      <style:text-properties style:font-name="Open Sans" style:font-name-asian="Open Sans" style:font-name-complex="Open Sans"/>
    </style:style>
    <style:style style:name="T160_8" style:family="text">
      <style:text-properties style:font-name="Open Sans" style:font-name-asian="Open Sans" style:font-name-complex="Open Sans"/>
    </style:style>
    <style:style style:name="T160_9" style:family="text">
      <style:text-properties style:font-name="Open Sans" style:font-name-asian="Open Sans" style:font-name-complex="Open Sans"/>
    </style:style>
    <style:style style:name="T160_10" style:family="text">
      <style:text-properties style:font-name="Open Sans" style:font-name-asian="Open Sans" style:font-name-complex="Open Sans"/>
    </style:style>
    <style:style style:name="T160_11" style:family="text">
      <style:text-properties style:font-name="Open Sans" style:font-name-asian="Open Sans" style:font-name-complex="Open Sans"/>
    </style:style>
    <style:style style:name="T160_12" style:family="text">
      <style:text-properties style:font-name="Open Sans" style:font-name-asian="Open Sans" style:font-name-complex="Open Sans"/>
    </style:style>
    <style:style style:name="T160_13" style:family="text">
      <style:text-properties style:font-name="Open Sans" style:font-name-asian="Open Sans" style:font-name-complex="Open Sans"/>
    </style:style>
    <style:style style:name="T160_14" style:family="text">
      <style:text-properties style:font-name="Open Sans" style:font-name-asian="Open Sans" style:font-name-complex="Open Sans"/>
    </style:style>
    <style:style style:name="T160_15" style:family="text">
      <style:text-properties style:font-name="Open Sans" style:font-name-asian="Open Sans" style:font-name-complex="Open Sans"/>
    </style:style>
    <style:style style:name="T160_16" style:family="text">
      <style:text-properties style:font-name="Open Sans" style:font-name-asian="Open Sans" style:font-name-complex="Open Sans"/>
    </style:style>
    <style:style style:name="T160_17" style:family="text">
      <style:text-properties style:font-name="Open Sans" style:font-name-asian="Open Sans" style:font-name-complex="Open Sans"/>
    </style:style>
    <style:style style:name="T160_18" style:family="text">
      <style:text-properties style:font-name="Open Sans" style:font-name-asian="Open Sans" style:font-name-complex="Open Sans"/>
    </style:style>
    <style:style style:name="T160_19" style:family="text">
      <style:text-properties style:font-name="Open Sans" style:font-name-asian="Open Sans" style:font-name-complex="Open Sans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style:font-name="Open Sans" style:font-name-asian="Open Sans" style:font-name-complex="Open Sans"/>
    </style:style>
    <style:style style:name="T161_2" style:family="text">
      <style:text-properties fo:background-color="#00ff00" style:font-name="Open Sans" style:font-name-asian="Open Sans" style:font-name-complex="Open Sans"/>
    </style:style>
    <style:style style:name="T161_3" style:family="text">
      <style:text-properties fo:background-color="#00ff00" style:font-name="Open Sans" style:font-name-asian="Open Sans" style:font-name-complex="Open Sans"/>
    </style:style>
    <style:style style:name="T161_4" style:family="text">
      <style:text-properties style:font-name="Open Sans" style:font-name-asian="Open Sans" style:font-name-complex="Open Sans"/>
    </style:style>
    <style:style style:name="T161_5" style:family="text">
      <style:text-properties style:font-name="Open Sans" style:font-name-asian="Open Sans" style:font-name-complex="Open Sans"/>
    </style:style>
    <style:style style:name="T161_6" style:family="text">
      <style:text-properties style:font-name="Open Sans" style:font-name-asian="Open Sans" style:font-name-complex="Open Sans"/>
    </style:style>
    <style:style style:name="T161_7" style:family="text">
      <style:text-properties style:font-name="Open Sans" style:font-name-asian="Open Sans" style:font-name-complex="Open Sans"/>
    </style:style>
    <style:style style:name="T161_8" style:family="text">
      <style:text-properties style:font-name="Open Sans" style:font-name-asian="Open Sans" style:font-name-complex="Open Sans"/>
    </style:style>
    <style:style style:name="T161_9" style:family="text">
      <style:text-properties style:font-name="Open Sans" style:font-name-asian="Open Sans" style:font-name-complex="Open Sans"/>
    </style:style>
    <style:style style:name="T161_10" style:family="text">
      <style:text-properties style:font-name="Open Sans" style:font-name-asian="Open Sans" style:font-name-complex="Open Sans"/>
    </style:style>
    <style:style style:name="T161_11" style:family="text">
      <style:text-properties style:font-name="Open Sans" style:font-name-asian="Open Sans" style:font-name-complex="Open Sans"/>
    </style:style>
    <style:style style:name="T161_12" style:family="text">
      <style:text-properties style:font-name="Open Sans" style:font-name-asian="Open Sans" style:font-name-complex="Open Sans"/>
    </style:style>
    <style:style style:name="T161_13" style:family="text">
      <style:text-properties style:font-name="Open Sans" style:font-name-asian="Open Sans" style:font-name-complex="Open Sans"/>
    </style:style>
    <style:style style:name="T161_14" style:family="text">
      <style:text-properties style:font-name="Open Sans" style:font-name-asian="Open Sans" style:font-name-complex="Open Sans"/>
    </style:style>
    <style:style style:name="T161_15" style:family="text">
      <style:text-properties style:font-name="Open Sans" style:font-name-asian="Open Sans" style:font-name-complex="Open Sans"/>
    </style:style>
    <style:style style:name="T161_16" style:family="text">
      <style:text-properties style:font-name="Open Sans" style:font-name-asian="Open Sans" style:font-name-complex="Open Sans"/>
    </style:style>
    <style:style style:name="T161_17" style:family="text">
      <style:text-properties style:font-name="Open Sans" style:font-name-asian="Open Sans" style:font-name-complex="Open Sans"/>
    </style:style>
    <style:style style:name="T161_18" style:family="text">
      <style:text-properties style:font-name="Open Sans" style:font-name-asian="Open Sans" style:font-name-complex="Open Sans"/>
    </style:style>
    <style:style style:name="T161_19" style:family="text">
      <style:text-properties style:font-name="Open Sans" style:font-name-asian="Open Sans" style:font-name-complex="Open Sans"/>
    </style:style>
    <style:style style:name="T161_20" style:family="text">
      <style:text-properties style:font-name="Open Sans" style:font-name-asian="Open Sans" style:font-name-complex="Open Sans"/>
    </style:style>
    <style:style style:name="P16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background-color="#00ff00" style:font-name="Open Sans" style:font-name-asian="Open Sans" style:font-name-complex="Open Sans"/>
    </style:style>
    <style:style style:name="T163_2" style:family="text">
      <style:text-properties fo:background-color="#00ff00" style:font-name="Open Sans" style:font-name-asian="Open Sans" style:font-name-complex="Open Sans"/>
    </style:style>
    <style:style style:name="T163_3" style:family="text">
      <style:text-properties style:font-name="Open Sans" style:font-name-asian="Open Sans" style:font-name-complex="Open Sans"/>
    </style:style>
    <style:style style:name="T163_4" style:family="text">
      <style:text-properties style:font-name="Open Sans" style:font-name-asian="Open Sans" style:font-name-complex="Open Sans"/>
    </style:style>
    <style:style style:name="T163_5" style:family="text">
      <style:text-properties style:font-name="Open Sans" style:font-name-asian="Open Sans" style:font-name-complex="Open Sans"/>
    </style:style>
    <style:style style:name="T163_6" style:family="text">
      <style:text-properties style:font-name="Open Sans" style:font-name-asian="Open Sans" style:font-name-complex="Open Sans"/>
    </style:style>
    <style:style style:name="T163_7" style:family="text">
      <style:text-properties style:font-name="Open Sans" style:font-name-asian="Open Sans" style:font-name-complex="Open Sans"/>
    </style:style>
    <style:style style:name="T163_8" style:family="text">
      <style:text-properties style:font-name="Open Sans" style:font-name-asian="Open Sans" style:font-name-complex="Open Sans"/>
    </style:style>
    <style:style style:name="T163_9" style:family="text">
      <style:text-properties style:font-name="Open Sans" style:font-name-asian="Open Sans" style:font-name-complex="Open Sans"/>
    </style:style>
    <style:style style:name="T163_10" style:family="text">
      <style:text-properties style:font-name="Open Sans" style:font-name-asian="Open Sans" style:font-name-complex="Open Sans"/>
    </style:style>
    <style:style style:name="T163_11" style:family="text">
      <style:text-properties style:font-name="Open Sans" style:font-name-asian="Open Sans" style:font-name-complex="Open Sans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style:font-name="Open Sans" style:font-name-asian="Open Sans" style:font-name-complex="Open Sans"/>
    </style:style>
    <style:style style:name="T164_2" style:family="text">
      <style:text-properties style:font-name="Open Sans" style:font-name-asian="Open Sans" style:font-name-complex="Open Sans"/>
    </style:style>
    <style:style style:name="T164_3" style:family="text">
      <style:text-properties style:font-name="Open Sans" style:font-name-asian="Open Sans" style:font-name-complex="Open Sans"/>
    </style:style>
    <style:style style:name="T164_4" style:family="text">
      <style:text-properties style:font-name="Open Sans" style:font-name-asian="Open Sans" style:font-name-complex="Open Sans"/>
    </style:style>
    <style:style style:name="T164_5" style:family="text">
      <style:text-properties style:font-name="Open Sans" style:font-name-asian="Open Sans" style:font-name-complex="Open Sans"/>
    </style:style>
    <style:style style:name="T164_6" style:family="text">
      <style:text-properties style:font-name="Open Sans" style:font-name-asian="Open Sans" style:font-name-complex="Open Sans"/>
    </style:style>
    <style:style style:name="T164_7" style:family="text">
      <style:text-properties style:font-name="Open Sans" style:font-name-asian="Open Sans" style:font-name-complex="Open Sans"/>
    </style:style>
    <style:style style:name="T164_8" style:family="text">
      <style:text-properties style:font-name="Open Sans" style:font-name-asian="Open Sans" style:font-name-complex="Open Sans"/>
    </style:style>
    <style:style style:name="T164_9" style:family="text">
      <style:text-properties style:font-name="Open Sans" style:font-name-asian="Open Sans" style:font-name-complex="Open Sans"/>
    </style:style>
    <style:style style:name="T164_10" style:family="text">
      <style:text-properties style:font-name="Open Sans" style:font-name-asian="Open Sans" style:font-name-complex="Open Sans"/>
    </style:style>
    <style:style style:name="T164_11" style:family="text">
      <style:text-properties style:font-name="Open Sans" style:font-name-asian="Open Sans" style:font-name-complex="Open Sans"/>
    </style:style>
    <style:style style:name="T164_12" style:family="text">
      <style:text-properties style:font-name="Open Sans" style:font-name-asian="Open Sans" style:font-name-complex="Open Sans"/>
    </style:style>
    <style:style style:name="T164_13" style:family="text">
      <style:text-properties style:font-name="Open Sans" style:font-name-asian="Open Sans" style:font-name-complex="Open Sans"/>
    </style:style>
    <style:style style:name="T164_14" style:family="text">
      <style:text-properties style:font-name="Open Sans" style:font-name-asian="Open Sans" style:font-name-complex="Open Sans"/>
    </style:style>
    <style:style style:name="T164_15" style:family="text">
      <style:text-properties style:font-name="Open Sans" style:font-name-asian="Open Sans" style:font-name-complex="Open Sans"/>
    </style:style>
    <style:style style:name="T164_16" style:family="text">
      <style:text-properties style:font-name="Open Sans" style:font-name-asian="Open Sans" style:font-name-complex="Open Sans"/>
    </style:style>
    <style:style style:name="T164_17" style:family="text">
      <style:text-properties style:font-name="Open Sans" style:font-name-asian="Open Sans" style:font-name-complex="Open Sans"/>
    </style:style>
    <style:style style:name="T164_18" style:family="text">
      <style:text-properties style:font-name="Open Sans" style:font-name-asian="Open Sans" style:font-name-complex="Open Sans"/>
    </style:style>
    <style:style style:name="T164_19" style:family="text">
      <style:text-properties style:font-name="Open Sans" style:font-name-asian="Open Sans" style:font-name-complex="Open Sans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style:font-name="Open Sans" style:font-name-asian="Open Sans" style:font-name-complex="Open Sans"/>
    </style:style>
    <style:style style:name="T165_2" style:family="text">
      <style:text-properties style:font-name="Open Sans" style:font-name-asian="Open Sans" style:font-name-complex="Open Sans"/>
    </style:style>
    <style:style style:name="T165_3" style:family="text">
      <style:text-properties style:font-name="Open Sans" style:font-name-asian="Open Sans" style:font-name-complex="Open Sans"/>
    </style:style>
    <style:style style:name="T165_4" style:family="text">
      <style:text-properties style:font-name="Open Sans" style:font-name-asian="Open Sans" style:font-name-complex="Open Sans"/>
    </style:style>
    <style:style style:name="T165_5" style:family="text">
      <style:text-properties style:font-name="Open Sans" style:font-name-asian="Open Sans" style:font-name-complex="Open Sans"/>
    </style:style>
    <style:style style:name="T165_6" style:family="text">
      <style:text-properties style:font-name="Open Sans" style:font-name-asian="Open Sans" style:font-name-complex="Open Sans"/>
    </style:style>
    <style:style style:name="T165_7" style:family="text">
      <style:text-properties style:font-name="Open Sans" style:font-name-asian="Open Sans" style:font-name-complex="Open Sans"/>
    </style:style>
    <style:style style:name="T165_8" style:family="text">
      <style:text-properties style:font-name="Open Sans" style:font-name-asian="Open Sans" style:font-name-complex="Open Sans"/>
    </style:style>
    <style:style style:name="T165_9" style:family="text">
      <style:text-properties style:font-name="Open Sans" style:font-name-asian="Open Sans" style:font-name-complex="Open Sans"/>
    </style:style>
    <style:style style:name="T165_10" style:family="text">
      <style:text-properties style:font-name="Open Sans" style:font-name-asian="Open Sans" style:font-name-complex="Open Sans"/>
    </style:style>
    <style:style style:name="T165_11" style:family="text">
      <style:text-properties style:font-name="Open Sans" style:font-name-asian="Open Sans" style:font-name-complex="Open Sans"/>
    </style:style>
    <style:style style:name="T165_12" style:family="text">
      <style:text-properties style:font-name="Open Sans" style:font-name-asian="Open Sans" style:font-name-complex="Open Sans"/>
    </style:style>
    <style:style style:name="T165_13" style:family="text">
      <style:text-properties style:font-name="Open Sans" style:font-name-asian="Open Sans" style:font-name-complex="Open Sans"/>
    </style:style>
    <style:style style:name="T165_14" style:family="text">
      <style:text-properties style:font-name="Open Sans" style:font-name-asian="Open Sans" style:font-name-complex="Open Sans"/>
    </style:style>
    <style:style style:name="T165_15" style:family="text">
      <style:text-properties style:font-name="Open Sans" style:font-name-asian="Open Sans" style:font-name-complex="Open Sans"/>
    </style:style>
    <style:style style:name="T165_16" style:family="text">
      <style:text-properties style:font-name="Open Sans" style:font-name-asian="Open Sans" style:font-name-complex="Open Sans"/>
    </style:style>
    <style:style style:name="T165_17" style:family="text">
      <style:text-properties style:font-name="Open Sans" style:font-name-asian="Open Sans" style:font-name-complex="Open Sans"/>
    </style:style>
    <style:style style:name="T165_18" style:family="text">
      <style:text-properties style:font-name="Open Sans" style:font-name-asian="Open Sans" style:font-name-complex="Open Sans"/>
    </style:style>
    <style:style style:name="T165_19" style:family="text">
      <style:text-properties style:font-name="Open Sans" style:font-name-asian="Open Sans" style:font-name-complex="Open Sans"/>
    </style:style>
    <style:style style:name="T165_20" style:family="text">
      <style:text-properties style:font-name="Open Sans" style:font-name-asian="Open Sans" style:font-name-complex="Open Sans"/>
    </style:style>
    <style:style style:name="T165_21" style:family="text">
      <style:text-properties style:font-name="Open Sans" style:font-name-asian="Open Sans" style:font-name-complex="Open Sans"/>
    </style:style>
    <style:style style:name="T165_22" style:family="text">
      <style:text-properties style:font-name="Open Sans" style:font-name-asian="Open Sans" style:font-name-complex="Open Sans"/>
    </style:style>
    <style:style style:name="T165_23" style:family="text">
      <style:text-properties style:font-name="Open Sans" style:font-name-asian="Open Sans" style:font-name-complex="Open Sans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font-name="Open Sans" style:font-name-asian="Open Sans" style:font-name-complex="Open Sans"/>
    </style:style>
    <style:style style:name="T166_2" style:family="text">
      <style:text-properties style:font-name="Open Sans" style:font-name-asian="Open Sans" style:font-name-complex="Open Sans"/>
    </style:style>
    <style:style style:name="T166_3" style:family="text">
      <style:text-properties style:font-name="Open Sans" style:font-name-asian="Open Sans" style:font-name-complex="Open Sans"/>
    </style:style>
    <style:style style:name="T166_4" style:family="text">
      <style:text-properties style:font-name="Open Sans" style:font-name-asian="Open Sans" style:font-name-complex="Open Sans"/>
    </style:style>
    <style:style style:name="T166_5" style:family="text">
      <style:text-properties style:font-name="Open Sans" style:font-name-asian="Open Sans" style:font-name-complex="Open Sans"/>
    </style:style>
    <style:style style:name="T166_6" style:family="text">
      <style:text-properties style:font-name="Open Sans" style:font-name-asian="Open Sans" style:font-name-complex="Open Sans"/>
    </style:style>
    <style:style style:name="T166_7" style:family="text">
      <style:text-properties style:font-name="Open Sans" style:font-name-asian="Open Sans" style:font-name-complex="Open Sans"/>
    </style:style>
    <style:style style:name="T166_8" style:family="text">
      <style:text-properties style:font-name="Open Sans" style:font-name-asian="Open Sans" style:font-name-complex="Open Sans"/>
    </style:style>
    <style:style style:name="T166_9" style:family="text">
      <style:text-properties style:font-name="Open Sans" style:font-name-asian="Open Sans" style:font-name-complex="Open Sans"/>
    </style:style>
    <style:style style:name="T166_10" style:family="text">
      <style:text-properties style:font-name="Open Sans" style:font-name-asian="Open Sans" style:font-name-complex="Open Sans"/>
    </style:style>
    <style:style style:name="T166_11" style:family="text">
      <style:text-properties style:font-name="Open Sans" style:font-name-asian="Open Sans" style:font-name-complex="Open Sans"/>
    </style:style>
    <style:style style:name="T166_12" style:family="text">
      <style:text-properties style:font-name="Open Sans" style:font-name-asian="Open Sans" style:font-name-complex="Open Sans"/>
    </style:style>
    <style:style style:name="T166_13" style:family="text">
      <style:text-properties style:font-name="Open Sans" style:font-name-asian="Open Sans" style:font-name-complex="Open Sans"/>
    </style:style>
    <style:style style:name="T166_14" style:family="text">
      <style:text-properties style:font-name="Open Sans" style:font-name-asian="Open Sans" style:font-name-complex="Open Sans"/>
    </style:style>
    <style:style style:name="T166_15" style:family="text">
      <style:text-properties style:font-name="Open Sans" style:font-name-asian="Open Sans" style:font-name-complex="Open Sans"/>
    </style:style>
    <style:style style:name="T166_16" style:family="text">
      <style:text-properties style:font-name="Open Sans" style:font-name-asian="Open Sans" style:font-name-complex="Open Sans"/>
    </style:style>
    <style:style style:name="T166_17" style:family="text">
      <style:text-properties style:font-name="Open Sans" style:font-name-asian="Open Sans" style:font-name-complex="Open Sans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style:font-name="Open Sans" style:font-name-asian="Open Sans" style:font-name-complex="Open Sans"/>
    </style:style>
    <style:style style:name="T167_2" style:family="text">
      <style:text-properties style:font-name="Open Sans" style:font-name-asian="Open Sans" style:font-name-complex="Open Sans"/>
    </style:style>
    <style:style style:name="T167_3" style:family="text">
      <style:text-properties style:font-name="Open Sans" style:font-name-asian="Open Sans" style:font-name-complex="Open Sans"/>
    </style:style>
    <style:style style:name="T167_4" style:family="text">
      <style:text-properties style:font-name="Open Sans" style:font-name-asian="Open Sans" style:font-name-complex="Open Sans"/>
    </style:style>
    <style:style style:name="T167_5" style:family="text">
      <style:text-properties style:font-name="Open Sans" style:font-name-asian="Open Sans" style:font-name-complex="Open Sans"/>
    </style:style>
    <style:style style:name="T167_6" style:family="text">
      <style:text-properties style:font-name="Open Sans" style:font-name-asian="Open Sans" style:font-name-complex="Open Sans"/>
    </style:style>
    <style:style style:name="T167_7" style:family="text">
      <style:text-properties style:font-name="Open Sans" style:font-name-asian="Open Sans" style:font-name-complex="Open Sans"/>
    </style:style>
    <style:style style:name="T167_8" style:family="text">
      <style:text-properties style:font-name="Open Sans" style:font-name-asian="Open Sans" style:font-name-complex="Open Sans"/>
    </style:style>
    <style:style style:name="T167_9" style:family="text">
      <style:text-properties style:font-name="Open Sans" style:font-name-asian="Open Sans" style:font-name-complex="Open Sans"/>
    </style:style>
    <style:style style:name="T167_10" style:family="text">
      <style:text-properties style:font-name="Open Sans" style:font-name-asian="Open Sans" style:font-name-complex="Open Sans"/>
    </style:style>
    <style:style style:name="T167_11" style:family="text">
      <style:text-properties style:font-name="Open Sans" style:font-name-asian="Open Sans" style:font-name-complex="Open Sans"/>
    </style:style>
    <style:style style:name="T167_12" style:family="text">
      <style:text-properties style:font-name="Open Sans" style:font-name-asian="Open Sans" style:font-name-complex="Open Sans"/>
    </style:style>
    <style:style style:name="T167_13" style:family="text">
      <style:text-properties style:font-name="Open Sans" style:font-name-asian="Open Sans" style:font-name-complex="Open Sans"/>
    </style:style>
    <style:style style:name="T167_14" style:family="text">
      <style:text-properties style:font-name="Open Sans" style:font-name-asian="Open Sans" style:font-name-complex="Open Sans"/>
    </style:style>
    <style:style style:name="T167_15" style:family="text">
      <style:text-properties style:font-name="Open Sans" style:font-name-asian="Open Sans" style:font-name-complex="Open Sans"/>
    </style:style>
    <style:style style:name="T167_16" style:family="text">
      <style:text-properties style:font-name="Open Sans" style:font-name-asian="Open Sans" style:font-name-complex="Open Sans"/>
    </style:style>
    <style:style style:name="T167_17" style:family="text">
      <style:text-properties style:font-name="Open Sans" style:font-name-asian="Open Sans" style:font-name-complex="Open Sans"/>
    </style:style>
    <style:style style:name="T167_18" style:family="text">
      <style:text-properties style:font-name="Open Sans" style:font-name-asian="Open Sans" style:font-name-complex="Open Sans"/>
    </style:style>
    <style:style style:name="T167_19" style:family="text">
      <style:text-properties style:font-name="Open Sans" style:font-name-asian="Open Sans" style:font-name-complex="Open Sans"/>
    </style:style>
    <style:style style:name="T167_20" style:family="text">
      <style:text-properties style:font-name="Open Sans" style:font-name-asian="Open Sans" style:font-name-complex="Open Sans"/>
    </style:style>
    <style:style style:name="T167_21" style:family="text">
      <style:text-properties style:font-name="Open Sans" style:font-name-asian="Open Sans" style:font-name-complex="Open Sans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style:font-name="Open Sans" style:font-name-asian="Open Sans" style:font-name-complex="Open Sans"/>
    </style:style>
    <style:style style:name="T168_2" style:family="text">
      <style:text-properties style:font-name="Open Sans" style:font-name-asian="Open Sans" style:font-name-complex="Open Sans"/>
    </style:style>
    <style:style style:name="T168_3" style:family="text">
      <style:text-properties style:font-name="Open Sans" style:font-name-asian="Open Sans" style:font-name-complex="Open Sans"/>
    </style:style>
    <style:style style:name="T168_4" style:family="text">
      <style:text-properties style:font-name="Open Sans" style:font-name-asian="Open Sans" style:font-name-complex="Open Sans"/>
    </style:style>
    <style:style style:name="T168_5" style:family="text">
      <style:text-properties style:font-name="Open Sans" style:font-name-asian="Open Sans" style:font-name-complex="Open Sans"/>
    </style:style>
    <style:style style:name="T168_6" style:family="text">
      <style:text-properties style:font-name="Open Sans" style:font-name-asian="Open Sans" style:font-name-complex="Open Sans"/>
    </style:style>
    <style:style style:name="T168_7" style:family="text">
      <style:text-properties style:font-name="Open Sans" style:font-name-asian="Open Sans" style:font-name-complex="Open Sans"/>
    </style:style>
    <style:style style:name="T168_8" style:family="text">
      <style:text-properties style:font-name="Open Sans" style:font-name-asian="Open Sans" style:font-name-complex="Open Sans"/>
    </style:style>
    <style:style style:name="T168_9" style:family="text">
      <style:text-properties style:font-name="Open Sans" style:font-name-asian="Open Sans" style:font-name-complex="Open Sans"/>
    </style:style>
    <style:style style:name="T168_10" style:family="text">
      <style:text-properties style:font-name="Open Sans" style:font-name-asian="Open Sans" style:font-name-complex="Open Sans"/>
    </style:style>
    <style:style style:name="T168_11" style:family="text">
      <style:text-properties style:font-name="Open Sans" style:font-name-asian="Open Sans" style:font-name-complex="Open Sans"/>
    </style:style>
    <style:style style:name="T168_12" style:family="text">
      <style:text-properties style:font-name="Open Sans" style:font-name-asian="Open Sans" style:font-name-complex="Open Sans"/>
    </style:style>
    <style:style style:name="T168_13" style:family="text">
      <style:text-properties style:font-name="Open Sans" style:font-name-asian="Open Sans" style:font-name-complex="Open Sans"/>
    </style:style>
    <style:style style:name="T168_14" style:family="text">
      <style:text-properties style:font-name="Open Sans" style:font-name-asian="Open Sans" style:font-name-complex="Open Sans"/>
    </style:style>
    <style:style style:name="T168_15" style:family="text">
      <style:text-properties style:font-name="Open Sans" style:font-name-asian="Open Sans" style:font-name-complex="Open Sans"/>
    </style:style>
    <style:style style:name="T168_16" style:family="text">
      <style:text-properties style:font-name="Open Sans" style:font-name-asian="Open Sans" style:font-name-complex="Open Sans"/>
    </style:style>
    <style:style style:name="T168_17" style:family="text">
      <style:text-properties style:font-name="Open Sans" style:font-name-asian="Open Sans" style:font-name-complex="Open Sans"/>
    </style:style>
    <style:style style:name="T168_18" style:family="text">
      <style:text-properties style:font-name="Open Sans" style:font-name-asian="Open Sans" style:font-name-complex="Open Sans"/>
    </style:style>
    <style:style style:name="T168_19" style:family="text">
      <style:text-properties style:font-name="Open Sans" style:font-name-asian="Open Sans" style:font-name-complex="Open Sans"/>
    </style:style>
    <style:style style:name="T168_20" style:family="text">
      <style:text-properties style:font-name="Open Sans" style:font-name-asian="Open Sans" style:font-name-complex="Open Sans"/>
    </style:style>
    <style:style style:name="T168_21" style:family="text">
      <style:text-properties style:font-name="Open Sans" style:font-name-asian="Open Sans" style:font-name-complex="Open Sans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style:font-name="Open Sans" style:font-name-asian="Open Sans" style:font-name-complex="Open Sans"/>
    </style:style>
    <style:style style:name="T169_2" style:family="text">
      <style:text-properties style:font-name="Open Sans" style:font-name-asian="Open Sans" style:font-name-complex="Open Sans"/>
    </style:style>
    <style:style style:name="T169_3" style:family="text">
      <style:text-properties style:font-name="Open Sans" style:font-name-asian="Open Sans" style:font-name-complex="Open Sans"/>
    </style:style>
    <style:style style:name="T169_4" style:family="text">
      <style:text-properties style:font-name="Open Sans" style:font-name-asian="Open Sans" style:font-name-complex="Open Sans"/>
    </style:style>
    <style:style style:name="T169_5" style:family="text">
      <style:text-properties style:font-name="Open Sans" style:font-name-asian="Open Sans" style:font-name-complex="Open Sans"/>
    </style:style>
    <style:style style:name="T169_6" style:family="text">
      <style:text-properties style:font-name="Open Sans" style:font-name-asian="Open Sans" style:font-name-complex="Open Sans"/>
    </style:style>
    <style:style style:name="T169_7" style:family="text">
      <style:text-properties style:font-name="Open Sans" style:font-name-asian="Open Sans" style:font-name-complex="Open Sans"/>
    </style:style>
    <style:style style:name="T169_8" style:family="text">
      <style:text-properties style:font-name="Open Sans" style:font-name-asian="Open Sans" style:font-name-complex="Open Sans"/>
    </style:style>
    <style:style style:name="T169_9" style:family="text">
      <style:text-properties style:font-name="Open Sans" style:font-name-asian="Open Sans" style:font-name-complex="Open Sans"/>
    </style:style>
    <style:style style:name="T169_10" style:family="text">
      <style:text-properties style:font-name="Open Sans" style:font-name-asian="Open Sans" style:font-name-complex="Open Sans"/>
    </style:style>
    <style:style style:name="T169_11" style:family="text">
      <style:text-properties style:font-name="Open Sans" style:font-name-asian="Open Sans" style:font-name-complex="Open Sans"/>
    </style:style>
    <style:style style:name="T169_12" style:family="text">
      <style:text-properties style:font-name="Open Sans" style:font-name-asian="Open Sans" style:font-name-complex="Open Sans"/>
    </style:style>
    <style:style style:name="T169_13" style:family="text">
      <style:text-properties style:font-name="Open Sans" style:font-name-asian="Open Sans" style:font-name-complex="Open Sans"/>
    </style:style>
    <style:style style:name="T169_14" style:family="text">
      <style:text-properties style:font-name="Open Sans" style:font-name-asian="Open Sans" style:font-name-complex="Open Sans"/>
    </style:style>
    <style:style style:name="T169_15" style:family="text">
      <style:text-properties style:font-name="Open Sans" style:font-name-asian="Open Sans" style:font-name-complex="Open Sans"/>
    </style:style>
    <style:style style:name="T169_16" style:family="text">
      <style:text-properties style:font-name="Open Sans" style:font-name-asian="Open Sans" style:font-name-complex="Open Sans"/>
    </style:style>
    <style:style style:name="T169_17" style:family="text">
      <style:text-properties style:font-name="Open Sans" style:font-name-asian="Open Sans" style:font-name-complex="Open Sans"/>
    </style:style>
    <style:style style:name="T169_18" style:family="text">
      <style:text-properties style:font-name="Open Sans" style:font-name-asian="Open Sans" style:font-name-complex="Open Sans"/>
    </style:style>
    <style:style style:name="T169_19" style:family="text">
      <style:text-properties style:font-name="Open Sans" style:font-name-asian="Open Sans" style:font-name-complex="Open Sans"/>
    </style:style>
    <style:style style:name="T169_20" style:family="text">
      <style:text-properties style:font-name="Open Sans" style:font-name-asian="Open Sans" style:font-name-complex="Open Sans"/>
    </style:style>
    <style:style style:name="T169_21" style:family="text">
      <style:text-properties style:font-name="Open Sans" style:font-name-asian="Open Sans" style:font-name-complex="Open Sans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style:font-name="Open Sans" style:font-name-asian="Open Sans" style:font-name-complex="Open Sans"/>
    </style:style>
    <style:style style:name="T170_2" style:family="text">
      <style:text-properties style:font-name="Open Sans" style:font-name-asian="Open Sans" style:font-name-complex="Open Sans"/>
    </style:style>
    <style:style style:name="T170_3" style:family="text">
      <style:text-properties style:font-name="Open Sans" style:font-name-asian="Open Sans" style:font-name-complex="Open Sans"/>
    </style:style>
    <style:style style:name="T170_4" style:family="text">
      <style:text-properties style:font-name="Open Sans" style:font-name-asian="Open Sans" style:font-name-complex="Open Sans"/>
    </style:style>
    <style:style style:name="T170_5" style:family="text">
      <style:text-properties style:font-name="Open Sans" style:font-name-asian="Open Sans" style:font-name-complex="Open Sans"/>
    </style:style>
    <style:style style:name="T170_6" style:family="text">
      <style:text-properties style:font-name="Open Sans" style:font-name-asian="Open Sans" style:font-name-complex="Open Sans"/>
    </style:style>
    <style:style style:name="T170_7" style:family="text">
      <style:text-properties style:font-name="Open Sans" style:font-name-asian="Open Sans" style:font-name-complex="Open Sans"/>
    </style:style>
    <style:style style:name="T170_8" style:family="text">
      <style:text-properties style:font-name="Open Sans" style:font-name-asian="Open Sans" style:font-name-complex="Open Sans"/>
    </style:style>
    <style:style style:name="T170_9" style:family="text">
      <style:text-properties style:font-name="Open Sans" style:font-name-asian="Open Sans" style:font-name-complex="Open Sans"/>
    </style:style>
    <style:style style:name="T170_10" style:family="text">
      <style:text-properties style:font-name="Open Sans" style:font-name-asian="Open Sans" style:font-name-complex="Open Sans"/>
    </style:style>
    <style:style style:name="T170_11" style:family="text">
      <style:text-properties style:font-name="Open Sans" style:font-name-asian="Open Sans" style:font-name-complex="Open Sans"/>
    </style:style>
    <style:style style:name="T170_12" style:family="text">
      <style:text-properties style:font-name="Open Sans" style:font-name-asian="Open Sans" style:font-name-complex="Open Sans"/>
    </style:style>
    <style:style style:name="T170_13" style:family="text">
      <style:text-properties style:font-name="Open Sans" style:font-name-asian="Open Sans" style:font-name-complex="Open Sans"/>
    </style:style>
    <style:style style:name="T170_14" style:family="text">
      <style:text-properties style:font-name="Open Sans" style:font-name-asian="Open Sans" style:font-name-complex="Open Sans"/>
    </style:style>
    <style:style style:name="T170_15" style:family="text">
      <style:text-properties style:font-name="Open Sans" style:font-name-asian="Open Sans" style:font-name-complex="Open Sans"/>
    </style:style>
    <style:style style:name="T170_16" style:family="text">
      <style:text-properties style:font-name="Open Sans" style:font-name-asian="Open Sans" style:font-name-complex="Open Sans"/>
    </style:style>
    <style:style style:name="T170_17" style:family="text">
      <style:text-properties style:font-name="Open Sans" style:font-name-asian="Open Sans" style:font-name-complex="Open Sans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style:font-name="Open Sans" style:font-name-asian="Open Sans" style:font-name-complex="Open Sans"/>
    </style:style>
    <style:style style:name="T171_2" style:family="text">
      <style:text-properties style:font-name="Open Sans" style:font-name-asian="Open Sans" style:font-name-complex="Open Sans"/>
    </style:style>
    <style:style style:name="T171_3" style:family="text">
      <style:text-properties style:font-name="Open Sans" style:font-name-asian="Open Sans" style:font-name-complex="Open Sans"/>
    </style:style>
    <style:style style:name="T171_4" style:family="text">
      <style:text-properties style:font-name="Open Sans" style:font-name-asian="Open Sans" style:font-name-complex="Open Sans"/>
    </style:style>
    <style:style style:name="T171_5" style:family="text">
      <style:text-properties style:font-name="Open Sans" style:font-name-asian="Open Sans" style:font-name-complex="Open Sans"/>
    </style:style>
    <style:style style:name="T171_6" style:family="text">
      <style:text-properties style:font-name="Open Sans" style:font-name-asian="Open Sans" style:font-name-complex="Open Sans"/>
    </style:style>
    <style:style style:name="T171_7" style:family="text">
      <style:text-properties style:font-name="Open Sans" style:font-name-asian="Open Sans" style:font-name-complex="Open Sans"/>
    </style:style>
    <style:style style:name="T171_8" style:family="text">
      <style:text-properties style:font-name="Open Sans" style:font-name-asian="Open Sans" style:font-name-complex="Open Sans"/>
    </style:style>
    <style:style style:name="T171_9" style:family="text">
      <style:text-properties style:font-name="Open Sans" style:font-name-asian="Open Sans" style:font-name-complex="Open Sans"/>
    </style:style>
    <style:style style:name="T171_10" style:family="text">
      <style:text-properties style:font-name="Open Sans" style:font-name-asian="Open Sans" style:font-name-complex="Open Sans"/>
    </style:style>
    <style:style style:name="T171_11" style:family="text">
      <style:text-properties style:font-name="Open Sans" style:font-name-asian="Open Sans" style:font-name-complex="Open Sans"/>
    </style:style>
    <style:style style:name="T171_12" style:family="text">
      <style:text-properties style:font-name="Open Sans" style:font-name-asian="Open Sans" style:font-name-complex="Open Sans"/>
    </style:style>
    <style:style style:name="T171_13" style:family="text">
      <style:text-properties style:font-name="Open Sans" style:font-name-asian="Open Sans" style:font-name-complex="Open Sans"/>
    </style:style>
    <style:style style:name="T171_14" style:family="text">
      <style:text-properties style:font-name="Open Sans" style:font-name-asian="Open Sans" style:font-name-complex="Open Sans"/>
    </style:style>
    <style:style style:name="T171_15" style:family="text">
      <style:text-properties style:font-name="Open Sans" style:font-name-asian="Open Sans" style:font-name-complex="Open Sans"/>
    </style:style>
    <style:style style:name="T171_16" style:family="text">
      <style:text-properties style:font-name="Open Sans" style:font-name-asian="Open Sans" style:font-name-complex="Open Sans"/>
    </style:style>
    <style:style style:name="T171_17" style:family="text">
      <style:text-properties style:font-name="Open Sans" style:font-name-asian="Open Sans" style:font-name-complex="Open Sans"/>
    </style:style>
    <style:style style:name="T171_18" style:family="text">
      <style:text-properties style:font-name="Open Sans" style:font-name-asian="Open Sans" style:font-name-complex="Open Sans"/>
    </style:style>
    <style:style style:name="T171_19" style:family="text">
      <style:text-properties style:font-name="Open Sans" style:font-name-asian="Open Sans" style:font-name-complex="Open Sans"/>
    </style:style>
    <style:style style:name="T171_20" style:family="text">
      <style:text-properties style:font-name="Open Sans" style:font-name-asian="Open Sans" style:font-name-complex="Open Sans"/>
    </style:style>
    <style:style style:name="T171_21" style:family="text">
      <style:text-properties style:font-name="Open Sans" style:font-name-asian="Open Sans" style:font-name-complex="Open Sans"/>
    </style:style>
    <style:style style:name="T171_22" style:family="text">
      <style:text-properties style:font-name="Open Sans" style:font-name-asian="Open Sans" style:font-name-complex="Open Sans"/>
    </style:style>
    <style:style style:name="T171_23" style:family="text">
      <style:text-properties style:font-name="Open Sans" style:font-name-asian="Open Sans" style:font-name-complex="Open Sans"/>
    </style:style>
    <style:style style:name="T171_24" style:family="text">
      <style:text-properties style:font-name="Open Sans" style:font-name-asian="Open Sans" style:font-name-complex="Open Sans"/>
    </style:style>
    <style:style style:name="T171_25" style:family="text">
      <style:text-properties style:font-name="Open Sans" style:font-name-asian="Open Sans" style:font-name-complex="Open Sans"/>
    </style:style>
    <style:style style:name="T171_26" style:family="text">
      <style:text-properties style:font-name="Open Sans" style:font-name-asian="Open Sans" style:font-name-complex="Open Sans"/>
    </style:style>
    <style:style style:name="T171_27" style:family="text">
      <style:text-properties style:font-name="Open Sans" style:font-name-asian="Open Sans" style:font-name-complex="Open Sans"/>
    </style:style>
    <style:style style:name="T171_28" style:family="text">
      <style:text-properties style:font-name="Open Sans" style:font-name-asian="Open Sans" style:font-name-complex="Open Sans"/>
    </style:style>
    <style:style style:name="T171_29" style:family="text">
      <style:text-properties style:font-name="Open Sans" style:font-name-asian="Open Sans" style:font-name-complex="Open Sans"/>
    </style:style>
    <style:style style:name="T171_30" style:family="text">
      <style:text-properties style:font-name="Open Sans" style:font-name-asian="Open Sans" style:font-name-complex="Open Sans"/>
    </style:style>
    <style:style style:name="T171_31" style:family="text">
      <style:text-properties style:font-name="Open Sans" style:font-name-asian="Open Sans" style:font-name-complex="Open Sans"/>
    </style:style>
    <style:style style:name="T171_32" style:family="text">
      <style:text-properties style:font-name="Open Sans" style:font-name-asian="Open Sans" style:font-name-complex="Open Sans"/>
    </style:style>
    <style:style style:name="T171_33" style:family="text">
      <style:text-properties style:font-name="Open Sans" style:font-name-asian="Open Sans" style:font-name-complex="Open Sans"/>
    </style:style>
    <style:style style:name="T171_34" style:family="text">
      <style:text-properties style:font-name="Open Sans" style:font-name-asian="Open Sans" style:font-name-complex="Open Sans"/>
    </style:style>
    <style:style style:name="T171_35" style:family="text">
      <style:text-properties style:font-name="Open Sans" style:font-name-asian="Open Sans" style:font-name-complex="Open Sans"/>
    </style:style>
    <style:style style:name="T171_36" style:family="text">
      <style:text-properties style:font-name="Open Sans" style:font-name-asian="Open Sans" style:font-name-complex="Open Sans"/>
    </style:style>
    <style:style style:name="T171_37" style:family="text">
      <style:text-properties style:font-name="Open Sans" style:font-name-asian="Open Sans" style:font-name-complex="Open Sans"/>
    </style:style>
    <style:style style:name="T171_38" style:family="text">
      <style:text-properties style:font-name="Open Sans" style:font-name-asian="Open Sans" style:font-name-complex="Open Sans"/>
    </style:style>
    <style:style style:name="T171_39" style:family="text">
      <style:text-properties style:font-name="Open Sans" style:font-name-asian="Open Sans" style:font-name-complex="Open Sans"/>
    </style:style>
    <style:style style:name="T171_40" style:family="text">
      <style:text-properties style:font-name="Open Sans" style:font-name-asian="Open Sans" style:font-name-complex="Open Sans"/>
    </style:style>
    <style:style style:name="T171_41" style:family="text">
      <style:text-properties style:font-name="Open Sans" style:font-name-asian="Open Sans" style:font-name-complex="Open Sans"/>
    </style:style>
    <style:style style:name="T171_42" style:family="text">
      <style:text-properties style:font-name="Open Sans" style:font-name-asian="Open Sans" style:font-name-complex="Open Sans"/>
    </style:style>
    <style:style style:name="T171_43" style:family="text">
      <style:text-properties style:font-name="Open Sans" style:font-name-asian="Open Sans" style:font-name-complex="Open Sans"/>
    </style:style>
    <style:style style:name="T171_44" style:family="text">
      <style:text-properties style:font-name="Open Sans" style:font-name-asian="Open Sans" style:font-name-complex="Open Sans"/>
    </style:style>
    <style:style style:name="T171_45" style:family="text">
      <style:text-properties style:font-name="Open Sans" style:font-name-asian="Open Sans" style:font-name-complex="Open Sans"/>
    </style:style>
    <style:style style:name="T171_46" style:family="text">
      <style:text-properties style:font-name="Open Sans" style:font-name-asian="Open Sans" style:font-name-complex="Open Sans"/>
    </style:style>
    <style:style style:name="T171_47" style:family="text">
      <style:text-properties style:font-name="Open Sans" style:font-name-asian="Open Sans" style:font-name-complex="Open Sans"/>
    </style:style>
    <style:style style:name="T171_48" style:family="text">
      <style:text-properties style:font-name="Open Sans" style:font-name-asian="Open Sans" style:font-name-complex="Open Sans"/>
    </style:style>
    <style:style style:name="T171_49" style:family="text">
      <style:text-properties style:font-name="Open Sans" style:font-name-asian="Open Sans" style:font-name-complex="Open Sans"/>
    </style:style>
    <style:style style:name="T171_50" style:family="text">
      <style:text-properties style:font-name="Open Sans" style:font-name-asian="Open Sans" style:font-name-complex="Open Sans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style:font-name="Open Sans" style:font-name-asian="Open Sans" style:font-name-complex="Open Sans"/>
    </style:style>
    <style:style style:name="T172_2" style:family="text">
      <style:text-properties style:font-name="Open Sans" style:font-name-asian="Open Sans" style:font-name-complex="Open Sans"/>
    </style:style>
    <style:style style:name="T172_3" style:family="text">
      <style:text-properties style:font-name="Open Sans" style:font-name-asian="Open Sans" style:font-name-complex="Open Sans"/>
    </style:style>
    <style:style style:name="T172_4" style:family="text">
      <style:text-properties style:font-name="Open Sans" style:font-name-asian="Open Sans" style:font-name-complex="Open Sans"/>
    </style:style>
    <style:style style:name="T172_5" style:family="text">
      <style:text-properties style:font-name="Open Sans" style:font-name-asian="Open Sans" style:font-name-complex="Open Sans"/>
    </style:style>
    <style:style style:name="T172_6" style:family="text">
      <style:text-properties style:font-name="Open Sans" style:font-name-asian="Open Sans" style:font-name-complex="Open Sans"/>
    </style:style>
    <style:style style:name="T172_7" style:family="text">
      <style:text-properties style:font-name="Open Sans" style:font-name-asian="Open Sans" style:font-name-complex="Open Sans"/>
    </style:style>
    <style:style style:name="T172_8" style:family="text">
      <style:text-properties style:font-name="Open Sans" style:font-name-asian="Open Sans" style:font-name-complex="Open Sans"/>
    </style:style>
    <style:style style:name="T172_9" style:family="text">
      <style:text-properties style:font-name="Open Sans" style:font-name-asian="Open Sans" style:font-name-complex="Open Sans"/>
    </style:style>
    <style:style style:name="T172_10" style:family="text">
      <style:text-properties style:font-name="Open Sans" style:font-name-asian="Open Sans" style:font-name-complex="Open Sans"/>
    </style:style>
    <style:style style:name="T172_11" style:family="text">
      <style:text-properties style:font-name="Open Sans" style:font-name-asian="Open Sans" style:font-name-complex="Open Sans"/>
    </style:style>
    <style:style style:name="T172_12" style:family="text">
      <style:text-properties style:font-name="Open Sans" style:font-name-asian="Open Sans" style:font-name-complex="Open Sans"/>
    </style:style>
    <style:style style:name="T172_13" style:family="text">
      <style:text-properties style:font-name="Open Sans" style:font-name-asian="Open Sans" style:font-name-complex="Open Sans"/>
    </style:style>
    <style:style style:name="T172_14" style:family="text">
      <style:text-properties style:font-name="Open Sans" style:font-name-asian="Open Sans" style:font-name-complex="Open Sans"/>
    </style:style>
    <style:style style:name="T172_15" style:family="text">
      <style:text-properties style:font-name="Open Sans" style:font-name-asian="Open Sans" style:font-name-complex="Open Sans"/>
    </style:style>
    <style:style style:name="T172_16" style:family="text">
      <style:text-properties style:font-name="Open Sans" style:font-name-asian="Open Sans" style:font-name-complex="Open Sans"/>
    </style:style>
    <style:style style:name="T172_17" style:family="text">
      <style:text-properties style:font-name="Open Sans" style:font-name-asian="Open Sans" style:font-name-complex="Open Sans"/>
    </style:style>
    <style:style style:name="T172_18" style:family="text">
      <style:text-properties style:font-name="Open Sans" style:font-name-asian="Open Sans" style:font-name-complex="Open Sans"/>
    </style:style>
    <style:style style:name="T172_19" style:family="text">
      <style:text-properties style:font-name="Open Sans" style:font-name-asian="Open Sans" style:font-name-complex="Open Sans"/>
    </style:style>
    <style:style style:name="T172_20" style:family="text">
      <style:text-properties style:font-name="Open Sans" style:font-name-asian="Open Sans" style:font-name-complex="Open Sans"/>
    </style:style>
    <style:style style:name="T172_21" style:family="text">
      <style:text-properties style:font-name="Open Sans" style:font-name-asian="Open Sans" style:font-name-complex="Open Sans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style:font-name="Open Sans" style:font-name-asian="Open Sans" style:font-name-complex="Open Sans"/>
    </style:style>
    <style:style style:name="T173_2" style:family="text">
      <style:text-properties style:font-name="Open Sans" style:font-name-asian="Open Sans" style:font-name-complex="Open Sans"/>
    </style:style>
    <style:style style:name="T173_3" style:family="text">
      <style:text-properties style:font-name="Open Sans" style:font-name-asian="Open Sans" style:font-name-complex="Open Sans"/>
    </style:style>
    <style:style style:name="T173_4" style:family="text">
      <style:text-properties style:font-name="Open Sans" style:font-name-asian="Open Sans" style:font-name-complex="Open Sans"/>
    </style:style>
    <style:style style:name="T173_5" style:family="text">
      <style:text-properties style:font-name="Open Sans" style:font-name-asian="Open Sans" style:font-name-complex="Open Sans"/>
    </style:style>
    <style:style style:name="T173_6" style:family="text">
      <style:text-properties style:font-name="Open Sans" style:font-name-asian="Open Sans" style:font-name-complex="Open Sans"/>
    </style:style>
    <style:style style:name="T173_7" style:family="text">
      <style:text-properties style:font-name="Open Sans" style:font-name-asian="Open Sans" style:font-name-complex="Open Sans"/>
    </style:style>
    <style:style style:name="T173_8" style:family="text">
      <style:text-properties style:font-name="Open Sans" style:font-name-asian="Open Sans" style:font-name-complex="Open Sans"/>
    </style:style>
    <style:style style:name="T173_9" style:family="text">
      <style:text-properties style:font-name="Open Sans" style:font-name-asian="Open Sans" style:font-name-complex="Open Sans"/>
    </style:style>
    <style:style style:name="T173_10" style:family="text">
      <style:text-properties style:font-name="Open Sans" style:font-name-asian="Open Sans" style:font-name-complex="Open Sans"/>
    </style:style>
    <style:style style:name="T173_11" style:family="text">
      <style:text-properties style:font-name="Open Sans" style:font-name-asian="Open Sans" style:font-name-complex="Open Sans"/>
    </style:style>
    <style:style style:name="T173_12" style:family="text">
      <style:text-properties style:font-name="Open Sans" style:font-name-asian="Open Sans" style:font-name-complex="Open Sans"/>
    </style:style>
    <style:style style:name="T173_13" style:family="text">
      <style:text-properties style:font-name="Open Sans" style:font-name-asian="Open Sans" style:font-name-complex="Open Sans"/>
    </style:style>
    <style:style style:name="T173_14" style:family="text">
      <style:text-properties style:font-name="Open Sans" style:font-name-asian="Open Sans" style:font-name-complex="Open Sans"/>
    </style:style>
    <style:style style:name="T173_15" style:family="text">
      <style:text-properties style:font-name="Open Sans" style:font-name-asian="Open Sans" style:font-name-complex="Open Sans"/>
    </style:style>
    <style:style style:name="T173_16" style:family="text">
      <style:text-properties style:font-name="Open Sans" style:font-name-asian="Open Sans" style:font-name-complex="Open Sans"/>
    </style:style>
    <style:style style:name="T173_17" style:family="text">
      <style:text-properties style:font-name="Open Sans" style:font-name-asian="Open Sans" style:font-name-complex="Open Sans"/>
    </style:style>
    <style:style style:name="T173_18" style:family="text">
      <style:text-properties style:font-name="Open Sans" style:font-name-asian="Open Sans" style:font-name-complex="Open Sans"/>
    </style:style>
    <style:style style:name="T173_19" style:family="text">
      <style:text-properties style:font-name="Open Sans" style:font-name-asian="Open Sans" style:font-name-complex="Open Sans"/>
    </style:style>
    <style:style style:name="T173_20" style:family="text">
      <style:text-properties style:font-name="Open Sans" style:font-name-asian="Open Sans" style:font-name-complex="Open Sans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font-name="Open Sans" style:font-name-asian="Open Sans" style:font-name-complex="Open Sans"/>
    </style:style>
    <style:style style:name="T174_2" style:family="text">
      <style:text-properties style:text-line-through-style="solid" style:font-name="Open Sans" style:font-name-asian="Open Sans" style:font-name-complex="Open Sans"/>
    </style:style>
    <style:style style:name="T174_3" style:family="text">
      <style:text-properties style:text-line-through-style="solid" style:font-name="Open Sans" style:font-name-asian="Open Sans" style:font-name-complex="Open Sans"/>
    </style:style>
    <style:style style:name="T174_4" style:family="text">
      <style:text-properties style:text-line-through-style="solid" style:font-name="Open Sans" style:font-name-asian="Open Sans" style:font-name-complex="Open Sans"/>
    </style:style>
    <style:style style:name="T174_5" style:family="text">
      <style:text-properties style:text-line-through-style="solid" style:font-name="Open Sans" style:font-name-asian="Open Sans" style:font-name-complex="Open Sans"/>
    </style:style>
    <style:style style:name="T174_6" style:family="text">
      <style:text-properties style:text-line-through-style="solid" style:font-name="Open Sans" style:font-name-asian="Open Sans" style:font-name-complex="Open Sans"/>
    </style:style>
    <style:style style:name="T174_7" style:family="text">
      <style:text-properties style:text-line-through-style="solid" style:font-name="Open Sans" style:font-name-asian="Open Sans" style:font-name-complex="Open Sans"/>
    </style:style>
    <style:style style:name="T174_8" style:family="text">
      <style:text-properties style:text-line-through-style="solid" style:font-name="Open Sans" style:font-name-asian="Open Sans" style:font-name-complex="Open Sans"/>
    </style:style>
    <style:style style:name="T174_9" style:family="text">
      <style:text-properties style:text-line-through-style="solid" style:font-name="Open Sans" style:font-name-asian="Open Sans" style:font-name-complex="Open Sans"/>
    </style:style>
    <style:style style:name="T174_10" style:family="text">
      <style:text-properties style:font-name="Open Sans" style:font-name-asian="Open Sans" style:font-name-complex="Open Sans"/>
    </style:style>
    <style:style style:name="T174_11" style:family="text">
      <style:text-properties style:font-name="Open Sans" style:font-name-asian="Open Sans" style:font-name-complex="Open Sans"/>
    </style:style>
    <style:style style:name="T174_12" style:family="text">
      <style:text-properties style:font-name="Open Sans" style:font-name-asian="Open Sans" style:font-name-complex="Open Sans"/>
    </style:style>
    <style:style style:name="T174_13" style:family="text">
      <style:text-properties style:font-name="Open Sans" style:font-name-asian="Open Sans" style:font-name-complex="Open Sans"/>
    </style:style>
    <style:style style:name="T174_14" style:family="text">
      <style:text-properties style:font-name="Open Sans" style:font-name-asian="Open Sans" style:font-name-complex="Open Sans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Open Sans" style:font-name-asian="Open Sans" style:font-name-complex="Open Sans"/>
    </style:style>
    <style:style style:name="T175_2" style:family="text">
      <style:text-properties style:font-name="Open Sans" style:font-name-asian="Open Sans" style:font-name-complex="Open Sans"/>
    </style:style>
    <style:style style:name="T175_3" style:family="text">
      <style:text-properties style:font-name="Open Sans" style:font-name-asian="Open Sans" style:font-name-complex="Open Sans"/>
    </style:style>
    <style:style style:name="T175_4" style:family="text">
      <style:text-properties style:font-name="Open Sans" style:font-name-asian="Open Sans" style:font-name-complex="Open Sans"/>
    </style:style>
    <style:style style:name="T175_5" style:family="text">
      <style:text-properties style:font-name="Open Sans" style:font-name-asian="Open Sans" style:font-name-complex="Open Sans"/>
    </style:style>
    <style:style style:name="T175_6" style:family="text">
      <style:text-properties style:font-name="Open Sans" style:font-name-asian="Open Sans" style:font-name-complex="Open Sans"/>
    </style:style>
    <style:style style:name="T175_7" style:family="text">
      <style:text-properties style:font-name="Open Sans" style:font-name-asian="Open Sans" style:font-name-complex="Open Sans"/>
    </style:style>
    <style:style style:name="T175_8" style:family="text">
      <style:text-properties style:font-name="Open Sans" style:font-name-asian="Open Sans" style:font-name-complex="Open Sans"/>
    </style:style>
    <style:style style:name="T175_9" style:family="text">
      <style:text-properties style:font-name="Open Sans" style:font-name-asian="Open Sans" style:font-name-complex="Open Sans"/>
    </style:style>
    <style:style style:name="T175_10" style:family="text">
      <style:text-properties style:font-name="Open Sans" style:font-name-asian="Open Sans" style:font-name-complex="Open Sans"/>
    </style:style>
    <style:style style:name="T175_11" style:family="text">
      <style:text-properties style:font-name="Open Sans" style:font-name-asian="Open Sans" style:font-name-complex="Open Sans"/>
    </style:style>
    <style:style style:name="T175_12" style:family="text">
      <style:text-properties style:font-name="Open Sans" style:font-name-asian="Open Sans" style:font-name-complex="Open Sans"/>
    </style:style>
    <style:style style:name="T175_13" style:family="text">
      <style:text-properties style:font-name="Open Sans" style:font-name-asian="Open Sans" style:font-name-complex="Open Sans"/>
    </style:style>
    <style:style style:name="T175_14" style:family="text">
      <style:text-properties style:font-name="Open Sans" style:font-name-asian="Open Sans" style:font-name-complex="Open Sans"/>
    </style:style>
    <style:style style:name="T175_15" style:family="text">
      <style:text-properties style:font-name="Open Sans" style:font-name-asian="Open Sans" style:font-name-complex="Open Sans"/>
    </style:style>
    <style:style style:name="T175_16" style:family="text">
      <style:text-properties style:font-name="Open Sans" style:font-name-asian="Open Sans" style:font-name-complex="Open Sans"/>
    </style:style>
    <style:style style:name="T175_17" style:family="text">
      <style:text-properties style:font-name="Open Sans" style:font-name-asian="Open Sans" style:font-name-complex="Open Sans"/>
    </style:style>
    <style:style style:name="T175_18" style:family="text">
      <style:text-properties style:font-name="Open Sans" style:font-name-asian="Open Sans" style:font-name-complex="Open Sans"/>
    </style:style>
    <style:style style:name="T175_19" style:family="text">
      <style:text-properties style:font-name="Open Sans" style:font-name-asian="Open Sans" style:font-name-complex="Open Sans"/>
    </style:style>
    <style:style style:name="T175_20" style:family="text">
      <style:text-properties style:font-name="Open Sans" style:font-name-asian="Open Sans" style:font-name-complex="Open Sans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font-name="Open Sans" style:font-name-asian="Open Sans" style:font-name-complex="Open Sans"/>
    </style:style>
    <style:style style:name="T176_2" style:family="text">
      <style:text-properties style:font-name="Open Sans" style:font-name-asian="Open Sans" style:font-name-complex="Open Sans"/>
    </style:style>
    <style:style style:name="T176_3" style:family="text">
      <style:text-properties style:font-name="Open Sans" style:font-name-asian="Open Sans" style:font-name-complex="Open Sans"/>
    </style:style>
    <style:style style:name="T176_4" style:family="text">
      <style:text-properties style:font-name="Open Sans" style:font-name-asian="Open Sans" style:font-name-complex="Open Sans"/>
    </style:style>
    <style:style style:name="T176_5" style:family="text">
      <style:text-properties style:font-name="Open Sans" style:font-name-asian="Open Sans" style:font-name-complex="Open Sans"/>
    </style:style>
    <style:style style:name="T176_6" style:family="text">
      <style:text-properties style:font-name="Open Sans" style:font-name-asian="Open Sans" style:font-name-complex="Open Sans"/>
    </style:style>
    <style:style style:name="T176_7" style:family="text">
      <style:text-properties style:font-name="Open Sans" style:font-name-asian="Open Sans" style:font-name-complex="Open Sans"/>
    </style:style>
    <style:style style:name="T176_8" style:family="text">
      <style:text-properties style:font-name="Open Sans" style:font-name-asian="Open Sans" style:font-name-complex="Open Sans"/>
    </style:style>
    <style:style style:name="T176_9" style:family="text">
      <style:text-properties style:font-name="Open Sans" style:font-name-asian="Open Sans" style:font-name-complex="Open Sans"/>
    </style:style>
    <style:style style:name="T176_10" style:family="text">
      <style:text-properties fo:background-color="#ffff00" style:font-name="Open Sans" style:font-name-asian="Open Sans" style:font-name-complex="Open Sans"/>
    </style:style>
    <style:style style:name="T176_11" style:family="text">
      <style:text-properties fo:background-color="#ffff00" style:font-name="Open Sans" style:font-name-asian="Open Sans" style:font-name-complex="Open Sans"/>
    </style:style>
    <style:style style:name="T176_12" style:family="text">
      <style:text-properties fo:background-color="#ffff00" style:font-name="Open Sans" style:font-name-asian="Open Sans" style:font-name-complex="Open Sans"/>
    </style:style>
    <style:style style:name="T176_13" style:family="text">
      <style:text-properties fo:background-color="#ffff00" style:font-name="Open Sans" style:font-name-asian="Open Sans" style:font-name-complex="Open Sans"/>
    </style:style>
    <style:style style:name="T176_14" style:family="text">
      <style:text-properties fo:background-color="#ffff00" style:font-name="Open Sans" style:font-name-asian="Open Sans" style:font-name-complex="Open Sans"/>
    </style:style>
    <style:style style:name="T176_15" style:family="text">
      <style:text-properties fo:background-color="#ffff00" style:font-name="Open Sans" style:font-name-asian="Open Sans" style:font-name-complex="Open Sans"/>
    </style:style>
    <style:style style:name="T176_16" style:family="text">
      <style:text-properties fo:background-color="#ffff00" style:font-name="Open Sans" style:font-name-asian="Open Sans" style:font-name-complex="Open Sans"/>
    </style:style>
    <style:style style:name="T176_17" style:family="text">
      <style:text-properties fo:background-color="#ffff00" style:font-name="Open Sans" style:font-name-asian="Open Sans" style:font-name-complex="Open Sans"/>
    </style:style>
    <style:style style:name="T176_18" style:family="text">
      <style:text-properties fo:background-color="#ffff00" style:font-name="Open Sans" style:font-name-asian="Open Sans" style:font-name-complex="Open Sans"/>
    </style:style>
    <style:style style:name="T176_19" style:family="text">
      <style:text-properties fo:background-color="#ffff00" style:font-name="Open Sans" style:font-name-asian="Open Sans" style:font-name-complex="Open Sans"/>
    </style:style>
    <style:style style:name="T176_20" style:family="text">
      <style:text-properties fo:background-color="#ffff00" style:font-name="Open Sans" style:font-name-asian="Open Sans" style:font-name-complex="Open Sans"/>
    </style:style>
    <style:style style:name="T176_21" style:family="text">
      <style:text-properties fo:background-color="#ffff00" style:font-name="Open Sans" style:font-name-asian="Open Sans" style:font-name-complex="Open Sans"/>
    </style:style>
    <style:style style:name="T176_22" style:family="text">
      <style:text-properties fo:background-color="#ffff00" style:font-name="Open Sans" style:font-name-asian="Open Sans" style:font-name-complex="Open Sans"/>
    </style:style>
    <style:style style:name="T176_23" style:family="text">
      <style:text-properties fo:background-color="#ffff00" style:font-name="Open Sans" style:font-name-asian="Open Sans" style:font-name-complex="Open Sans"/>
    </style:style>
    <style:style style:name="T176_24" style:family="text">
      <style:text-properties fo:background-color="#ffff00" style:font-name="Open Sans" style:font-name-asian="Open Sans" style:font-name-complex="Open Sans"/>
    </style:style>
    <style:style style:name="T176_25" style:family="text">
      <style:text-properties fo:background-color="#ffff00" style:font-name="Open Sans" style:font-name-asian="Open Sans" style:font-name-complex="Open Sans"/>
    </style:style>
    <style:style style:name="T176_26" style:family="text">
      <style:text-properties fo:background-color="#ffff00" style:font-name="Open Sans" style:font-name-asian="Open Sans" style:font-name-complex="Open Sans"/>
    </style:style>
    <style:style style:name="T176_27" style:family="text">
      <style:text-properties fo:background-color="#ffff00" style:font-name="Open Sans" style:font-name-asian="Open Sans" style:font-name-complex="Open Sans"/>
    </style:style>
    <style:style style:name="T176_28" style:family="text">
      <style:text-properties fo:background-color="#ffff00" style:font-name="Open Sans" style:font-name-asian="Open Sans" style:font-name-complex="Open Sans"/>
    </style:style>
    <style:style style:name="T176_29" style:family="text">
      <style:text-properties fo:background-color="#ffff00" style:font-name="Open Sans" style:font-name-asian="Open Sans" style:font-name-complex="Open Sans"/>
    </style:style>
    <style:style style:name="T176_30" style:family="text">
      <style:text-properties fo:background-color="#ffff00" style:font-name="Open Sans" style:font-name-asian="Open Sans" style:font-name-complex="Open Sans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style:font-name="Open Sans" style:font-name-asian="Open Sans" style:font-name-complex="Open Sans"/>
    </style:style>
    <style:style style:name="T177_2" style:family="text">
      <style:text-properties style:text-line-through-style="solid" style:font-name="Open Sans" style:font-name-asian="Open Sans" style:font-name-complex="Open Sans"/>
    </style:style>
    <style:style style:name="T177_3" style:family="text">
      <style:text-properties style:text-line-through-style="solid" style:font-name="Open Sans" style:font-name-asian="Open Sans" style:font-name-complex="Open Sans"/>
    </style:style>
    <style:style style:name="T177_4" style:family="text">
      <style:text-properties style:text-line-through-style="solid" style:font-name="Open Sans" style:font-name-asian="Open Sans" style:font-name-complex="Open Sans"/>
    </style:style>
    <style:style style:name="T177_5" style:family="text">
      <style:text-properties style:text-line-through-style="solid" style:font-name="Open Sans" style:font-name-asian="Open Sans" style:font-name-complex="Open Sans"/>
    </style:style>
    <style:style style:name="T177_6" style:family="text">
      <style:text-properties style:text-line-through-style="solid" style:font-name="Open Sans" style:font-name-asian="Open Sans" style:font-name-complex="Open Sans"/>
    </style:style>
    <style:style style:name="T177_7" style:family="text">
      <style:text-properties style:text-line-through-style="solid" style:font-name="Open Sans" style:font-name-asian="Open Sans" style:font-name-complex="Open Sans"/>
    </style:style>
    <style:style style:name="T177_8" style:family="text">
      <style:text-properties style:text-line-through-style="solid" style:font-name="Open Sans" style:font-name-asian="Open Sans" style:font-name-complex="Open Sans"/>
    </style:style>
    <style:style style:name="T177_9" style:family="text">
      <style:text-properties style:text-line-through-style="solid" style:font-name="Open Sans" style:font-name-asian="Open Sans" style:font-name-complex="Open Sans"/>
    </style:style>
    <style:style style:name="T177_10" style:family="text">
      <style:text-properties style:text-line-through-style="solid" style:font-name="Open Sans" style:font-name-asian="Open Sans" style:font-name-complex="Open Sans"/>
    </style:style>
    <style:style style:name="T177_11" style:family="text">
      <style:text-properties style:text-line-through-style="solid" style:font-name="Open Sans" style:font-name-asian="Open Sans" style:font-name-complex="Open Sans"/>
    </style:style>
    <style:style style:name="T177_12" style:family="text">
      <style:text-properties style:text-line-through-style="solid" style:font-name="Open Sans" style:font-name-asian="Open Sans" style:font-name-complex="Open Sans"/>
    </style:style>
    <style:style style:name="T177_13" style:family="text">
      <style:text-properties style:text-line-through-style="solid" style:font-name="Open Sans" style:font-name-asian="Open Sans" style:font-name-complex="Open Sans"/>
    </style:style>
    <style:style style:name="T177_14" style:family="text">
      <style:text-properties style:text-line-through-style="solid" style:font-name="Open Sans" style:font-name-asian="Open Sans" style:font-name-complex="Open Sans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Open Sans" style:font-name-asian="Open Sans" style:font-name-complex="Open Sans"/>
    </style:style>
    <style:style style:name="T178_2" style:family="text">
      <style:text-properties style:text-line-through-style="solid" style:font-name="Open Sans" style:font-name-asian="Open Sans" style:font-name-complex="Open Sans"/>
    </style:style>
    <style:style style:name="T178_3" style:family="text">
      <style:text-properties style:text-line-through-style="solid" style:font-name="Open Sans" style:font-name-asian="Open Sans" style:font-name-complex="Open Sans"/>
    </style:style>
    <style:style style:name="T178_4" style:family="text">
      <style:text-properties style:text-line-through-style="solid" style:font-name="Open Sans" style:font-name-asian="Open Sans" style:font-name-complex="Open Sans"/>
    </style:style>
    <style:style style:name="T178_5" style:family="text">
      <style:text-properties style:text-line-through-style="solid" style:font-name="Open Sans" style:font-name-asian="Open Sans" style:font-name-complex="Open Sans"/>
    </style:style>
    <style:style style:name="T178_6" style:family="text">
      <style:text-properties style:text-line-through-style="solid" style:font-name="Open Sans" style:font-name-asian="Open Sans" style:font-name-complex="Open Sans"/>
    </style:style>
    <style:style style:name="T178_7" style:family="text">
      <style:text-properties style:text-line-through-style="solid" style:font-name="Open Sans" style:font-name-asian="Open Sans" style:font-name-complex="Open Sans"/>
    </style:style>
    <style:style style:name="T178_8" style:family="text">
      <style:text-properties style:text-line-through-style="solid" style:font-name="Open Sans" style:font-name-asian="Open Sans" style:font-name-complex="Open Sans"/>
    </style:style>
    <style:style style:name="T178_9" style:family="text">
      <style:text-properties style:text-line-through-style="solid" style:font-name="Open Sans" style:font-name-asian="Open Sans" style:font-name-complex="Open Sans"/>
    </style:style>
    <style:style style:name="T178_10" style:family="text">
      <style:text-properties style:text-line-through-style="solid" style:font-name="Open Sans" style:font-name-asian="Open Sans" style:font-name-complex="Open Sans"/>
    </style:style>
    <style:style style:name="T178_11" style:family="text">
      <style:text-properties style:text-line-through-style="solid" style:font-name="Open Sans" style:font-name-asian="Open Sans" style:font-name-complex="Open Sans"/>
    </style:style>
    <style:style style:name="T178_12" style:family="text">
      <style:text-properties style:text-line-through-style="solid" style:font-name="Open Sans" style:font-name-asian="Open Sans" style:font-name-complex="Open Sans"/>
    </style:style>
    <style:style style:name="T178_13" style:family="text">
      <style:text-properties style:text-line-through-style="solid" style:font-name="Open Sans" style:font-name-asian="Open Sans" style:font-name-complex="Open Sans"/>
    </style:style>
    <style:style style:name="T178_14" style:family="text">
      <style:text-properties style:text-line-through-style="solid" style:font-name="Open Sans" style:font-name-asian="Open Sans" style:font-name-complex="Open Sans"/>
    </style:style>
    <style:style style:name="T178_15" style:family="text">
      <style:text-properties style:text-line-through-style="solid" style:font-name="Open Sans" style:font-name-asian="Open Sans" style:font-name-complex="Open Sans"/>
    </style:style>
    <style:style style:name="T178_16" style:family="text">
      <style:text-properties style:text-line-through-style="solid" style:font-name="Open Sans" style:font-name-asian="Open Sans" style:font-name-complex="Open Sans"/>
    </style:style>
    <style:style style:name="T178_17" style:family="text">
      <style:text-properties style:text-line-through-style="solid" style:font-name="Open Sans" style:font-name-asian="Open Sans" style:font-name-complex="Open Sans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Open Sans" style:font-name-asian="Open Sans" style:font-name-complex="Open Sans"/>
    </style:style>
    <style:style style:name="T179_2" style:family="text">
      <style:text-properties style:text-line-through-style="solid" style:font-name="Open Sans" style:font-name-asian="Open Sans" style:font-name-complex="Open Sans"/>
    </style:style>
    <style:style style:name="T179_3" style:family="text">
      <style:text-properties style:text-line-through-style="solid" style:font-name="Open Sans" style:font-name-asian="Open Sans" style:font-name-complex="Open Sans"/>
    </style:style>
    <style:style style:name="T179_4" style:family="text">
      <style:text-properties style:text-line-through-style="solid" style:font-name="Open Sans" style:font-name-asian="Open Sans" style:font-name-complex="Open Sans"/>
    </style:style>
    <style:style style:name="T179_5" style:family="text">
      <style:text-properties style:text-line-through-style="solid" style:font-name="Open Sans" style:font-name-asian="Open Sans" style:font-name-complex="Open Sans"/>
    </style:style>
    <style:style style:name="T179_6" style:family="text">
      <style:text-properties style:text-line-through-style="solid" style:font-name="Open Sans" style:font-name-asian="Open Sans" style:font-name-complex="Open Sans"/>
    </style:style>
    <style:style style:name="T179_7" style:family="text">
      <style:text-properties style:text-line-through-style="solid" style:font-name="Open Sans" style:font-name-asian="Open Sans" style:font-name-complex="Open Sans"/>
    </style:style>
    <style:style style:name="T179_8" style:family="text">
      <style:text-properties style:text-line-through-style="solid" style:font-name="Open Sans" style:font-name-asian="Open Sans" style:font-name-complex="Open Sans"/>
    </style:style>
    <style:style style:name="T179_9" style:family="text">
      <style:text-properties style:text-line-through-style="solid" style:font-name="Open Sans" style:font-name-asian="Open Sans" style:font-name-complex="Open Sans"/>
    </style:style>
    <style:style style:name="T179_10" style:family="text">
      <style:text-properties style:text-line-through-style="solid" style:font-name="Open Sans" style:font-name-asian="Open Sans" style:font-name-complex="Open Sans"/>
    </style:style>
    <style:style style:name="T179_11" style:family="text">
      <style:text-properties style:text-line-through-style="solid" style:font-name="Open Sans" style:font-name-asian="Open Sans" style:font-name-complex="Open Sans"/>
    </style:style>
    <style:style style:name="T179_12" style:family="text">
      <style:text-properties style:text-line-through-style="solid" style:font-name="Open Sans" style:font-name-asian="Open Sans" style:font-name-complex="Open Sans"/>
    </style:style>
    <style:style style:name="T179_13" style:family="text">
      <style:text-properties style:text-line-through-style="solid" style:font-name="Open Sans" style:font-name-asian="Open Sans" style:font-name-complex="Open Sans"/>
    </style:style>
    <style:style style:name="T179_14" style:family="text">
      <style:text-properties style:text-line-through-style="solid" style:font-name="Open Sans" style:font-name-asian="Open Sans" style:font-name-complex="Open Sans"/>
    </style:style>
    <style:style style:name="T179_15" style:family="text">
      <style:text-properties style:text-line-through-style="solid" style:font-name="Open Sans" style:font-name-asian="Open Sans" style:font-name-complex="Open Sans"/>
    </style:style>
    <style:style style:name="T179_16" style:family="text">
      <style:text-properties style:text-line-through-style="solid" style:font-name="Open Sans" style:font-name-asian="Open Sans" style:font-name-complex="Open Sans"/>
    </style:style>
    <style:style style:name="T179_17" style:family="text">
      <style:text-properties style:text-line-through-style="solid" style:font-name="Open Sans" style:font-name-asian="Open Sans" style:font-name-complex="Open Sans"/>
    </style:style>
    <style:style style:name="T179_18" style:family="text">
      <style:text-properties style:text-line-through-style="solid" style:font-name="Open Sans" style:font-name-asian="Open Sans" style:font-name-complex="Open Sans"/>
    </style:style>
    <style:style style:name="T179_19" style:family="text">
      <style:text-properties style:text-line-through-style="solid" style:font-name="Open Sans" style:font-name-asian="Open Sans" style:font-name-complex="Open Sans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font-name="Open Sans" style:font-name-asian="Open Sans" style:font-name-complex="Open Sans"/>
    </style:style>
    <style:style style:name="T180_2" style:family="text">
      <style:text-properties style:text-line-through-style="solid" style:font-name="Open Sans" style:font-name-asian="Open Sans" style:font-name-complex="Open Sans"/>
    </style:style>
    <style:style style:name="T180_3" style:family="text">
      <style:text-properties style:text-line-through-style="solid" style:font-name="Open Sans" style:font-name-asian="Open Sans" style:font-name-complex="Open Sans"/>
    </style:style>
    <style:style style:name="T180_4" style:family="text">
      <style:text-properties style:text-line-through-style="solid" style:font-name="Open Sans" style:font-name-asian="Open Sans" style:font-name-complex="Open Sans"/>
    </style:style>
    <style:style style:name="T180_5" style:family="text">
      <style:text-properties style:text-line-through-style="solid" style:font-name="Open Sans" style:font-name-asian="Open Sans" style:font-name-complex="Open Sans"/>
    </style:style>
    <style:style style:name="T180_6" style:family="text">
      <style:text-properties style:text-line-through-style="solid" style:font-name="Open Sans" style:font-name-asian="Open Sans" style:font-name-complex="Open Sans"/>
    </style:style>
    <style:style style:name="T180_7" style:family="text">
      <style:text-properties style:text-line-through-style="solid" style:font-name="Open Sans" style:font-name-asian="Open Sans" style:font-name-complex="Open Sans"/>
    </style:style>
    <style:style style:name="T180_8" style:family="text">
      <style:text-properties style:text-line-through-style="solid" style:font-name="Open Sans" style:font-name-asian="Open Sans" style:font-name-complex="Open Sans"/>
    </style:style>
    <style:style style:name="T180_9" style:family="text">
      <style:text-properties style:text-line-through-style="solid" style:font-name="Open Sans" style:font-name-asian="Open Sans" style:font-name-complex="Open Sans"/>
    </style:style>
    <style:style style:name="T180_10" style:family="text">
      <style:text-properties style:text-line-through-style="solid" style:font-name="Open Sans" style:font-name-asian="Open Sans" style:font-name-complex="Open Sans"/>
    </style:style>
    <style:style style:name="T180_11" style:family="text">
      <style:text-properties style:text-line-through-style="solid" style:font-name="Open Sans" style:font-name-asian="Open Sans" style:font-name-complex="Open Sans"/>
    </style:style>
    <style:style style:name="T180_12" style:family="text">
      <style:text-properties style:text-line-through-style="solid" style:font-name="Open Sans" style:font-name-asian="Open Sans" style:font-name-complex="Open Sans"/>
    </style:style>
    <style:style style:name="T180_13" style:family="text">
      <style:text-properties style:text-line-through-style="solid" style:font-name="Open Sans" style:font-name-asian="Open Sans" style:font-name-complex="Open Sans"/>
    </style:style>
    <style:style style:name="T180_14" style:family="text">
      <style:text-properties style:font-name="Open Sans" style:font-name-asian="Open Sans" style:font-name-complex="Open Sans"/>
    </style:style>
    <style:style style:name="T180_15" style:family="text">
      <style:text-properties style:font-name="Open Sans" style:font-name-asian="Open Sans" style:font-name-complex="Open Sans"/>
    </style:style>
    <style:style style:name="T180_16" style:family="text">
      <style:text-properties style:font-name="Open Sans" style:font-name-asian="Open Sans" style:font-name-complex="Open Sans"/>
    </style:style>
    <style:style style:name="T180_17" style:family="text">
      <style:text-properties style:font-name="Open Sans" style:font-name-asian="Open Sans" style:font-name-complex="Open Sans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Open Sans" style:font-name-asian="Open Sans" style:font-name-complex="Open Sans"/>
    </style:style>
    <style:style style:name="T181_2" style:family="text">
      <style:text-properties fo:background-color="#ffff00" style:font-name="Open Sans" style:font-name-asian="Open Sans" style:font-name-complex="Open Sans"/>
    </style:style>
    <style:style style:name="T181_3" style:family="text">
      <style:text-properties fo:background-color="#ffff00" style:font-name="Open Sans" style:font-name-asian="Open Sans" style:font-name-complex="Open Sans"/>
    </style:style>
    <style:style style:name="T181_4" style:family="text">
      <style:text-properties fo:background-color="#ffff00" style:font-name="Open Sans" style:font-name-asian="Open Sans" style:font-name-complex="Open Sans"/>
    </style:style>
    <style:style style:name="T181_5" style:family="text">
      <style:text-properties fo:background-color="#ffff00" style:font-name="Open Sans" style:font-name-asian="Open Sans" style:font-name-complex="Open Sans"/>
    </style:style>
    <style:style style:name="T181_6" style:family="text">
      <style:text-properties fo:background-color="#ffff00" style:font-name="Open Sans" style:font-name-asian="Open Sans" style:font-name-complex="Open Sans"/>
    </style:style>
    <style:style style:name="T181_7" style:family="text">
      <style:text-properties fo:background-color="#ffff00" style:font-name="Open Sans" style:font-name-asian="Open Sans" style:font-name-complex="Open Sans"/>
    </style:style>
    <style:style style:name="T181_8" style:family="text">
      <style:text-properties fo:background-color="#ffff00" style:font-name="Open Sans" style:font-name-asian="Open Sans" style:font-name-complex="Open Sans"/>
    </style:style>
    <style:style style:name="T181_9" style:family="text">
      <style:text-properties fo:background-color="#ffff00" style:font-name="Open Sans" style:font-name-asian="Open Sans" style:font-name-complex="Open Sans"/>
    </style:style>
    <style:style style:name="T181_10" style:family="text">
      <style:text-properties fo:background-color="#ffff00" style:font-name="Open Sans" style:font-name-asian="Open Sans" style:font-name-complex="Open Sans"/>
    </style:style>
    <style:style style:name="T181_11" style:family="text">
      <style:text-properties fo:background-color="#ffff00" style:font-name="Open Sans" style:font-name-asian="Open Sans" style:font-name-complex="Open Sans"/>
    </style:style>
    <style:style style:name="T181_12" style:family="text">
      <style:text-properties fo:background-color="#ffff00" style:font-name="Open Sans" style:font-name-asian="Open Sans" style:font-name-complex="Open Sans"/>
    </style:style>
    <style:style style:name="T181_13" style:family="text">
      <style:text-properties fo:background-color="#ffff00" style:font-name="Open Sans" style:font-name-asian="Open Sans" style:font-name-complex="Open Sans"/>
    </style:style>
    <style:style style:name="T181_14" style:family="text">
      <style:text-properties fo:background-color="#ffff00" style:font-name="Open Sans" style:font-name-asian="Open Sans" style:font-name-complex="Open Sans"/>
    </style:style>
    <style:style style:name="T181_15" style:family="text">
      <style:text-properties fo:background-color="#ffff00" style:font-name="Open Sans" style:font-name-asian="Open Sans" style:font-name-complex="Open Sans"/>
    </style:style>
    <style:style style:name="T181_16" style:family="text">
      <style:text-properties fo:background-color="#ffff00" style:font-name="Open Sans" style:font-name-asian="Open Sans" style:font-name-complex="Open Sans"/>
    </style:style>
    <style:style style:name="T181_17" style:family="text">
      <style:text-properties fo:background-color="#ffff00" style:font-name="Open Sans" style:font-name-asian="Open Sans" style:font-name-complex="Open Sans"/>
    </style:style>
    <style:style style:name="T181_18" style:family="text">
      <style:text-properties fo:background-color="#ffff00" style:font-name="Open Sans" style:font-name-asian="Open Sans" style:font-name-complex="Open Sans"/>
    </style:style>
    <style:style style:name="T181_19" style:family="text">
      <style:text-properties fo:background-color="#ffff00" style:font-name="Open Sans" style:font-name-asian="Open Sans" style:font-name-complex="Open Sans"/>
    </style:style>
    <style:style style:name="T181_20" style:family="text">
      <style:text-properties fo:background-color="#ffff00" style:font-name="Open Sans" style:font-name-asian="Open Sans" style:font-name-complex="Open Sans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font-name="Open Sans" style:font-name-asian="Open Sans" style:font-name-complex="Open Sans"/>
    </style:style>
    <style:style style:name="T182_2" style:family="text">
      <style:text-properties style:font-name="Open Sans" style:font-name-asian="Open Sans" style:font-name-complex="Open Sans"/>
    </style:style>
    <style:style style:name="T182_3" style:family="text">
      <style:text-properties style:font-name="Open Sans" style:font-name-asian="Open Sans" style:font-name-complex="Open Sans"/>
    </style:style>
    <style:style style:name="T182_4" style:family="text">
      <style:text-properties style:font-name="Open Sans" style:font-name-asian="Open Sans" style:font-name-complex="Open Sans"/>
    </style:style>
    <style:style style:name="T182_5" style:family="text">
      <style:text-properties style:font-name="Open Sans" style:font-name-asian="Open Sans" style:font-name-complex="Open Sans"/>
    </style:style>
    <style:style style:name="T182_6" style:family="text">
      <style:text-properties style:font-name="Open Sans" style:font-name-asian="Open Sans" style:font-name-complex="Open Sans"/>
    </style:style>
    <style:style style:name="T182_7" style:family="text">
      <style:text-properties style:font-name="Open Sans" style:font-name-asian="Open Sans" style:font-name-complex="Open Sans"/>
    </style:style>
    <style:style style:name="T182_8" style:family="text">
      <style:text-properties style:font-name="Open Sans" style:font-name-asian="Open Sans" style:font-name-complex="Open Sans"/>
    </style:style>
    <style:style style:name="T182_9" style:family="text">
      <style:text-properties style:font-name="Open Sans" style:font-name-asian="Open Sans" style:font-name-complex="Open Sans"/>
    </style:style>
    <style:style style:name="T182_10" style:family="text">
      <style:text-properties style:font-name="Open Sans" style:font-name-asian="Open Sans" style:font-name-complex="Open Sans"/>
    </style:style>
    <style:style style:name="T182_11" style:family="text">
      <style:text-properties style:font-name="Open Sans" style:font-name-asian="Open Sans" style:font-name-complex="Open Sans"/>
    </style:style>
    <style:style style:name="T182_12" style:family="text">
      <style:text-properties style:font-name="Open Sans" style:font-name-asian="Open Sans" style:font-name-complex="Open Sans"/>
    </style:style>
    <style:style style:name="T182_13" style:family="text">
      <style:text-properties style:font-name="Open Sans" style:font-name-asian="Open Sans" style:font-name-complex="Open Sans"/>
    </style:style>
    <style:style style:name="T182_14" style:family="text">
      <style:text-properties style:font-name="Open Sans" style:font-name-asian="Open Sans" style:font-name-complex="Open Sans"/>
    </style:style>
    <style:style style:name="T182_15" style:family="text">
      <style:text-properties style:font-name="Open Sans" style:font-name-asian="Open Sans" style:font-name-complex="Open Sans"/>
    </style:style>
    <style:style style:name="T182_16" style:family="text">
      <style:text-properties style:font-name="Open Sans" style:font-name-asian="Open Sans" style:font-name-complex="Open Sans"/>
    </style:style>
    <style:style style:name="T182_17" style:family="text">
      <style:text-properties style:font-name="Open Sans" style:font-name-asian="Open Sans" style:font-name-complex="Open Sans"/>
    </style:style>
    <style:style style:name="T182_18" style:family="text">
      <style:text-properties style:font-name="Open Sans" style:font-name-asian="Open Sans" style:font-name-complex="Open Sans"/>
    </style:style>
    <style:style style:name="T182_19" style:family="text">
      <style:text-properties style:font-name="Open Sans" style:font-name-asian="Open Sans" style:font-name-complex="Open Sans"/>
    </style:style>
    <style:style style:name="T182_20" style:family="text">
      <style:text-properties style:font-name="Open Sans" style:font-name-asian="Open Sans" style:font-name-complex="Open Sans"/>
    </style:style>
    <style:style style:name="T182_21" style:family="text">
      <style:text-properties style:font-name="Open Sans" style:font-name-asian="Open Sans" style:font-name-complex="Open Sans"/>
    </style:style>
    <style:style style:name="T182_22" style:family="text">
      <style:text-properties style:font-name="Open Sans" style:font-name-asian="Open Sans" style:font-name-complex="Open Sans"/>
    </style:style>
    <style:style style:name="T182_23" style:family="text">
      <style:text-properties style:font-name="Open Sans" style:font-name-asian="Open Sans" style:font-name-complex="Open Sans"/>
    </style:style>
    <style:style style:name="T182_24" style:family="text">
      <style:text-properties style:font-name="Open Sans" style:font-name-asian="Open Sans" style:font-name-complex="Open Sans"/>
    </style:style>
    <style:style style:name="P183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background-color="#00ff00" style:font-name="Open Sans" style:font-name-asian="Open Sans" style:font-name-complex="Open Sans"/>
    </style:style>
    <style:style style:name="T184_2" style:family="text">
      <style:text-properties fo:background-color="#00ff00" style:font-name="Open Sans" style:font-name-asian="Open Sans" style:font-name-complex="Open Sans"/>
    </style:style>
    <style:style style:name="T184_3" style:family="text">
      <style:text-properties style:font-name="Open Sans" style:font-name-asian="Open Sans" style:font-name-complex="Open Sans"/>
    </style:style>
    <style:style style:name="T184_4" style:family="text">
      <style:text-properties style:font-name="Open Sans" style:font-name-asian="Open Sans" style:font-name-complex="Open Sans"/>
    </style:style>
    <style:style style:name="T184_5" style:family="text">
      <style:text-properties style:font-name="Open Sans" style:font-name-asian="Open Sans" style:font-name-complex="Open Sans"/>
    </style:style>
    <style:style style:name="T184_6" style:family="text">
      <style:text-properties style:font-name="Open Sans" style:font-name-asian="Open Sans" style:font-name-complex="Open Sans"/>
    </style:style>
    <style:style style:name="T184_7" style:family="text">
      <style:text-properties style:font-name="Open Sans" style:font-name-asian="Open Sans" style:font-name-complex="Open Sans"/>
    </style:style>
    <style:style style:name="T184_8" style:family="text">
      <style:text-properties style:font-name="Open Sans" style:font-name-asian="Open Sans" style:font-name-complex="Open Sans"/>
    </style:style>
    <style:style style:name="T184_9" style:family="text">
      <style:text-properties style:font-name="Open Sans" style:font-name-asian="Open Sans" style:font-name-complex="Open Sans"/>
    </style:style>
    <style:style style:name="T184_10" style:family="text">
      <style:text-properties style:font-name="Open Sans" style:font-name-asian="Open Sans" style:font-name-complex="Open Sans"/>
    </style:style>
    <style:style style:name="T184_11" style:family="text">
      <style:text-properties style:font-name="Open Sans" style:font-name-asian="Open Sans" style:font-name-complex="Open Sans"/>
    </style:style>
    <style:style style:name="T184_12" style:family="text">
      <style:text-properties style:font-name="Open Sans" style:font-name-asian="Open Sans" style:font-name-complex="Open Sans"/>
    </style:style>
    <style:style style:name="T184_13" style:family="text">
      <style:text-properties style:font-name="Open Sans" style:font-name-asian="Open Sans" style:font-name-complex="Open Sans"/>
    </style:style>
    <style:style style:name="T184_14" style:family="text">
      <style:text-properties style:font-name="Open Sans" style:font-name-asian="Open Sans" style:font-name-complex="Open Sans"/>
    </style:style>
    <style:style style:name="T184_15" style:family="text">
      <style:text-properties style:font-name="Open Sans" style:font-name-asian="Open Sans" style:font-name-complex="Open Sans"/>
    </style:style>
    <style:style style:name="T184_16" style:family="text">
      <style:text-properties style:font-name="Open Sans" style:font-name-asian="Open Sans" style:font-name-complex="Open Sans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185_2" style:family="text">
      <style:text-properties style:font-name="Open Sans" style:font-name-asian="Open Sans" style:font-name-complex="Open Sans"/>
    </style:style>
    <style:style style:name="T185_3" style:family="text">
      <style:text-properties style:font-name="Open Sans" style:font-name-asian="Open Sans" style:font-name-complex="Open Sans"/>
    </style:style>
    <style:style style:name="T185_4" style:family="text">
      <style:text-properties style:font-name="Open Sans" style:font-name-asian="Open Sans" style:font-name-complex="Open Sans"/>
    </style:style>
    <style:style style:name="T185_5" style:family="text">
      <style:text-properties style:font-name="Open Sans" style:font-name-asian="Open Sans" style:font-name-complex="Open Sans"/>
    </style:style>
    <style:style style:name="T185_6" style:family="text">
      <style:text-properties style:font-name="Open Sans" style:font-name-asian="Open Sans" style:font-name-complex="Open Sans"/>
    </style:style>
    <style:style style:name="T185_7" style:family="text">
      <style:text-properties style:font-name="Open Sans" style:font-name-asian="Open Sans" style:font-name-complex="Open Sans"/>
    </style:style>
    <style:style style:name="T185_8" style:family="text">
      <style:text-properties style:font-name="Open Sans" style:font-name-asian="Open Sans" style:font-name-complex="Open Sans"/>
    </style:style>
    <style:style style:name="T185_9" style:family="text">
      <style:text-properties style:font-name="Open Sans" style:font-name-asian="Open Sans" style:font-name-complex="Open Sans"/>
    </style:style>
    <style:style style:name="T185_10" style:family="text">
      <style:text-properties style:font-name="Open Sans" style:font-name-asian="Open Sans" style:font-name-complex="Open Sans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style:font-name="Open Sans" style:font-name-asian="Open Sans" style:font-name-complex="Open Sans"/>
    </style:style>
    <style:style style:name="T186_2" style:family="text">
      <style:text-properties style:text-line-through-style="solid" style:font-name="Open Sans" style:font-name-asian="Open Sans" style:font-name-complex="Open Sans"/>
    </style:style>
    <style:style style:name="T186_3" style:family="text">
      <style:text-properties style:text-line-through-style="solid" style:font-name="Open Sans" style:font-name-asian="Open Sans" style:font-name-complex="Open Sans"/>
    </style:style>
    <style:style style:name="T186_4" style:family="text">
      <style:text-properties style:text-line-through-style="solid" style:font-name="Open Sans" style:font-name-asian="Open Sans" style:font-name-complex="Open Sans"/>
    </style:style>
    <style:style style:name="T186_5" style:family="text">
      <style:text-properties style:text-line-through-style="solid" style:font-name="Open Sans" style:font-name-asian="Open Sans" style:font-name-complex="Open Sans"/>
    </style:style>
    <style:style style:name="T186_6" style:family="text">
      <style:text-properties style:text-line-through-style="solid" style:font-name="Open Sans" style:font-name-asian="Open Sans" style:font-name-complex="Open Sans"/>
    </style:style>
    <style:style style:name="T186_7" style:family="text">
      <style:text-properties style:text-line-through-style="solid" style:font-name="Open Sans" style:font-name-asian="Open Sans" style:font-name-complex="Open Sans"/>
    </style:style>
    <style:style style:name="T186_8" style:family="text">
      <style:text-properties style:text-line-through-style="solid" style:font-name="Open Sans" style:font-name-asian="Open Sans" style:font-name-complex="Open Sans"/>
    </style:style>
    <style:style style:name="T186_9" style:family="text">
      <style:text-properties style:text-line-through-style="solid" style:font-name="Open Sans" style:font-name-asian="Open Sans" style:font-name-complex="Open Sans"/>
    </style:style>
    <style:style style:name="T186_10" style:family="text">
      <style:text-properties style:text-line-through-style="solid" style:font-name="Open Sans" style:font-name-asian="Open Sans" style:font-name-complex="Open Sans"/>
    </style:style>
    <style:style style:name="T186_11" style:family="text">
      <style:text-properties style:text-line-through-style="solid" style:font-name="Open Sans" style:font-name-asian="Open Sans" style:font-name-complex="Open Sans"/>
    </style:style>
    <style:style style:name="T186_12" style:family="text">
      <style:text-properties style:text-line-through-style="solid" style:font-name="Open Sans" style:font-name-asian="Open Sans" style:font-name-complex="Open Sans"/>
    </style:style>
    <style:style style:name="T186_13" style:family="text">
      <style:text-properties style:text-line-through-style="solid" style:font-name="Open Sans" style:font-name-asian="Open Sans" style:font-name-complex="Open Sans"/>
    </style:style>
    <style:style style:name="T186_14" style:family="text">
      <style:text-properties style:text-line-through-style="solid" style:font-name="Open Sans" style:font-name-asian="Open Sans" style:font-name-complex="Open Sans"/>
    </style:style>
    <style:style style:name="T186_15" style:family="text">
      <style:text-properties style:text-line-through-style="solid" style:font-name="Open Sans" style:font-name-asian="Open Sans" style:font-name-complex="Open Sans"/>
    </style:style>
    <style:style style:name="T186_16" style:family="text">
      <style:text-properties style:text-line-through-style="solid" style:font-name="Open Sans" style:font-name-asian="Open Sans" style:font-name-complex="Open Sans"/>
    </style:style>
    <style:style style:name="T186_17" style:family="text">
      <style:text-properties style:text-line-through-style="solid" style:font-name="Open Sans" style:font-name-asian="Open Sans" style:font-name-complex="Open Sans"/>
    </style:style>
    <style:style style:name="T186_18" style:family="text">
      <style:text-properties style:text-line-through-style="solid" style:font-name="Open Sans" style:font-name-asian="Open Sans" style:font-name-complex="Open Sans"/>
    </style:style>
    <style:style style:name="T186_19" style:family="text">
      <style:text-properties style:text-line-through-style="solid" style:font-name="Open Sans" style:font-name-asian="Open Sans" style:font-name-complex="Open Sans"/>
    </style:style>
    <style:style style:name="T186_20" style:family="text">
      <style:text-properties style:text-line-through-style="solid" style:font-name="Open Sans" style:font-name-asian="Open Sans" style:font-name-complex="Open Sans"/>
    </style:style>
    <style:style style:name="T186_21" style:family="text">
      <style:text-properties style:text-line-through-style="solid" style:font-name="Open Sans" style:font-name-asian="Open Sans" style:font-name-complex="Open Sans"/>
    </style:style>
    <style:style style:name="T186_22" style:family="text">
      <style:text-properties style:text-line-through-style="solid" style:font-name="Open Sans" style:font-name-asian="Open Sans" style:font-name-complex="Open Sans"/>
    </style:style>
    <style:style style:name="T186_23" style:family="text">
      <style:text-properties style:text-line-through-style="solid" style:font-name="Open Sans" style:font-name-asian="Open Sans" style:font-name-complex="Open Sans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style:text-line-through-style="solid" style:font-name="Open Sans" style:font-name-asian="Open Sans" style:font-name-complex="Open Sans"/>
    </style:style>
    <style:style style:name="T187_2" style:family="text">
      <style:text-properties style:font-name="Open Sans" style:font-name-asian="Open Sans" style:font-name-complex="Open Sans"/>
    </style:style>
    <style:style style:name="T187_3" style:family="text">
      <style:text-properties style:font-name="Open Sans" style:font-name-asian="Open Sans" style:font-name-complex="Open Sans"/>
    </style:style>
    <style:style style:name="T187_4" style:family="text">
      <style:text-properties style:font-name="Open Sans" style:font-name-asian="Open Sans" style:font-name-complex="Open Sans"/>
    </style:style>
    <style:style style:name="T187_5" style:family="text">
      <style:text-properties style:font-name="Open Sans" style:font-name-asian="Open Sans" style:font-name-complex="Open Sans"/>
    </style:style>
    <style:style style:name="T187_6" style:family="text">
      <style:text-properties style:font-name="Open Sans" style:font-name-asian="Open Sans" style:font-name-complex="Open Sans"/>
    </style:style>
    <style:style style:name="T187_7" style:family="text">
      <style:text-properties style:font-name="Open Sans" style:font-name-asian="Open Sans" style:font-name-complex="Open Sans"/>
    </style:style>
    <style:style style:name="T187_8" style:family="text">
      <style:text-properties style:font-name="Open Sans" style:font-name-asian="Open Sans" style:font-name-complex="Open Sans"/>
    </style:style>
    <style:style style:name="T187_9" style:family="text">
      <style:text-properties style:font-name="Open Sans" style:font-name-asian="Open Sans" style:font-name-complex="Open Sans"/>
    </style:style>
    <style:style style:name="T187_10" style:family="text">
      <style:text-properties style:font-name="Open Sans" style:font-name-asian="Open Sans" style:font-name-complex="Open Sans"/>
    </style:style>
    <style:style style:name="T187_11" style:family="text">
      <style:text-properties style:font-name="Open Sans" style:font-name-asian="Open Sans" style:font-name-complex="Open Sans"/>
    </style:style>
    <style:style style:name="T187_12" style:family="text">
      <style:text-properties style:font-name="Open Sans" style:font-name-asian="Open Sans" style:font-name-complex="Open Sans"/>
    </style:style>
    <style:style style:name="T187_13" style:family="text">
      <style:text-properties style:font-name="Open Sans" style:font-name-asian="Open Sans" style:font-name-complex="Open Sans"/>
    </style:style>
    <style:style style:name="T187_14" style:family="text">
      <style:text-properties style:font-name="Open Sans" style:font-name-asian="Open Sans" style:font-name-complex="Open Sans"/>
    </style:style>
    <style:style style:name="T187_15" style:family="text">
      <style:text-properties style:font-name="Open Sans" style:font-name-asian="Open Sans" style:font-name-complex="Open Sans"/>
    </style:style>
    <style:style style:name="T187_16" style:family="text">
      <style:text-properties style:font-name="Open Sans" style:font-name-asian="Open Sans" style:font-name-complex="Open Sans"/>
    </style:style>
    <style:style style:name="T187_17" style:family="text">
      <style:text-properties style:font-name="Open Sans" style:font-name-asian="Open Sans" style:font-name-complex="Open Sans"/>
    </style:style>
    <style:style style:name="T187_18" style:family="text">
      <style:text-properties style:font-name="Open Sans" style:font-name-asian="Open Sans" style:font-name-complex="Open Sans"/>
    </style:style>
    <style:style style:name="T187_19" style:family="text">
      <style:text-properties style:font-name="Open Sans" style:font-name-asian="Open Sans" style:font-name-complex="Open Sans"/>
    </style:style>
    <style:style style:name="T187_20" style:family="text">
      <style:text-properties style:font-name="Open Sans" style:font-name-asian="Open Sans" style:font-name-complex="Open Sans"/>
    </style:style>
    <style:style style:name="T187_21" style:family="text">
      <style:text-properties style:font-name="Open Sans" style:font-name-asian="Open Sans" style:font-name-complex="Open Sans"/>
    </style:style>
    <style:style style:name="T187_22" style:family="text">
      <style:text-properties style:font-name="Open Sans" style:font-name-asian="Open Sans" style:font-name-complex="Open Sans"/>
    </style:style>
    <style:style style:name="T187_23" style:family="text">
      <style:text-properties style:font-name="Open Sans" style:font-name-asian="Open Sans" style:font-name-complex="Open Sans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background-color="#00ff00" style:font-name="Open Sans" style:font-name-asian="Open Sans" style:font-name-complex="Open Sans"/>
    </style:style>
    <style:style style:name="T188_2" style:family="text">
      <style:text-properties fo:background-color="#00ff00" style:font-name="Open Sans" style:font-name-asian="Open Sans" style:font-name-complex="Open Sans"/>
    </style:style>
    <style:style style:name="T188_3" style:family="text">
      <style:text-properties style:font-name="Open Sans" style:font-name-asian="Open Sans" style:font-name-complex="Open Sans"/>
    </style:style>
    <style:style style:name="T188_4" style:family="text">
      <style:text-properties style:font-name="Open Sans" style:font-name-asian="Open Sans" style:font-name-complex="Open Sans"/>
    </style:style>
    <style:style style:name="T188_5" style:family="text">
      <style:text-properties style:font-name="Open Sans" style:font-name-asian="Open Sans" style:font-name-complex="Open Sans"/>
    </style:style>
    <style:style style:name="T188_6" style:family="text">
      <style:text-properties style:font-name="Open Sans" style:font-name-asian="Open Sans" style:font-name-complex="Open Sans"/>
    </style:style>
    <style:style style:name="T188_7" style:family="text">
      <style:text-properties style:font-name="Open Sans" style:font-name-asian="Open Sans" style:font-name-complex="Open Sans"/>
    </style:style>
    <style:style style:name="T188_8" style:family="text">
      <style:text-properties style:font-name="Open Sans" style:font-name-asian="Open Sans" style:font-name-complex="Open Sans"/>
    </style:style>
    <style:style style:name="T188_9" style:family="text">
      <style:text-properties style:font-name="Open Sans" style:font-name-asian="Open Sans" style:font-name-complex="Open Sans"/>
    </style:style>
    <style:style style:name="T188_10" style:family="text">
      <style:text-properties style:font-name="Open Sans" style:font-name-asian="Open Sans" style:font-name-complex="Open Sans"/>
    </style:style>
    <style:style style:name="T188_11" style:family="text">
      <style:text-properties style:font-name="Open Sans" style:font-name-asian="Open Sans" style:font-name-complex="Open Sans"/>
    </style:style>
    <style:style style:name="T188_12" style:family="text">
      <style:text-properties style:font-name="Open Sans" style:font-name-asian="Open Sans" style:font-name-complex="Open Sans"/>
    </style:style>
    <style:style style:name="T188_13" style:family="text">
      <style:text-properties style:font-name="Open Sans" style:font-name-asian="Open Sans" style:font-name-complex="Open Sans"/>
    </style:style>
    <style:style style:name="T188_14" style:family="text">
      <style:text-properties style:font-name="Open Sans" style:font-name-asian="Open Sans" style:font-name-complex="Open Sans"/>
    </style:style>
    <style:style style:name="T188_15" style:family="text">
      <style:text-properties style:font-name="Open Sans" style:font-name-asian="Open Sans" style:font-name-complex="Open Sans"/>
    </style:style>
    <style:style style:name="T188_16" style:family="text">
      <style:text-properties style:font-name="Open Sans" style:font-name-asian="Open Sans" style:font-name-complex="Open Sans"/>
    </style:style>
    <style:style style:name="T188_17" style:family="text">
      <style:text-properties style:font-name="Open Sans" style:font-name-asian="Open Sans" style:font-name-complex="Open Sans"/>
    </style:style>
    <style:style style:name="T188_18" style:family="text">
      <style:text-properties style:font-name="Open Sans" style:font-name-asian="Open Sans" style:font-name-complex="Open Sans"/>
    </style:style>
    <style:style style:name="T188_19" style:family="text">
      <style:text-properties style:font-name="Open Sans" style:font-name-asian="Open Sans" style:font-name-complex="Open Sans"/>
    </style:style>
    <style:style style:name="T188_20" style:family="text">
      <style:text-properties style:font-name="Open Sans" style:font-name-asian="Open Sans" style:font-name-complex="Open Sans"/>
    </style:style>
    <style:style style:name="T188_21" style:family="text">
      <style:text-properties style:font-name="Open Sans" style:font-name-asian="Open Sans" style:font-name-complex="Open Sans"/>
    </style:style>
    <style:style style:name="T188_22" style:family="text">
      <style:text-properties style:font-name="Open Sans" style:font-name-asian="Open Sans" style:font-name-complex="Open Sans"/>
    </style:style>
    <style:style style:name="P189" style:family="paragraph" style:parent-style-name="Standard">
      <style:paragraph-properties fo:break-before="auto" fo:text-indent="1.27cm" fo:line-height="115%" fo:margin-left="1.27cm" style:writing-mode="lr-tb"/>
    </style:style>
    <style:style style:name="T189_1" style:family="text">
      <style:text-properties style:font-name="Open Sans" style:font-name-asian="Open Sans" style:font-name-complex="Open Sans"/>
    </style:style>
    <style:style style:name="T189_2" style:family="text">
      <style:text-properties style:font-name="Open Sans" style:font-name-asian="Open Sans" style:font-name-complex="Open Sans"/>
    </style:style>
    <style:style style:name="T189_3" style:family="text">
      <style:text-properties style:font-name="Open Sans" style:font-name-asian="Open Sans" style:font-name-complex="Open Sans"/>
    </style:style>
    <style:style style:name="T189_4" style:family="text">
      <style:text-properties style:font-name="Open Sans" style:font-name-asian="Open Sans" style:font-name-complex="Open Sans"/>
    </style:style>
    <style:style style:name="T189_5" style:family="text">
      <style:text-properties style:font-name="Open Sans" style:font-name-asian="Open Sans" style:font-name-complex="Open Sans"/>
    </style:style>
    <style:style style:name="T189_6" style:family="text">
      <style:text-properties style:font-name="Open Sans" style:font-name-asian="Open Sans" style:font-name-complex="Open Sans"/>
    </style:style>
    <style:style style:name="T189_7" style:family="text">
      <style:text-properties style:font-name="Open Sans" style:font-name-asian="Open Sans" style:font-name-complex="Open Sans"/>
    </style:style>
    <style:style style:name="T189_8" style:family="text">
      <style:text-properties style:font-name="Open Sans" style:font-name-asian="Open Sans" style:font-name-complex="Open Sans"/>
    </style:style>
    <style:style style:name="T189_9" style:family="text">
      <style:text-properties style:font-name="Open Sans" style:font-name-asian="Open Sans" style:font-name-complex="Open Sans"/>
    </style:style>
    <style:style style:name="T189_10" style:family="text">
      <style:text-properties style:font-name="Open Sans" style:font-name-asian="Open Sans" style:font-name-complex="Open Sans"/>
    </style:style>
    <style:style style:name="T189_11" style:family="text">
      <style:text-properties style:font-name="Open Sans" style:font-name-asian="Open Sans" style:font-name-complex="Open Sans"/>
    </style:style>
    <style:style style:name="T189_12" style:family="text">
      <style:text-properties style:font-name="Open Sans" style:font-name-asian="Open Sans" style:font-name-complex="Open Sans"/>
    </style:style>
    <style:style style:name="T189_13" style:family="text">
      <style:text-properties style:font-name="Open Sans" style:font-name-asian="Open Sans" style:font-name-complex="Open Sans"/>
    </style:style>
    <style:style style:name="T189_14" style:family="text">
      <style:text-properties style:font-name="Open Sans" style:font-name-asian="Open Sans" style:font-name-complex="Open Sans"/>
    </style:style>
    <style:style style:name="T189_15" style:family="text">
      <style:text-properties style:font-name="Open Sans" style:font-name-asian="Open Sans" style:font-name-complex="Open Sans"/>
    </style:style>
    <style:style style:name="T189_16" style:family="text">
      <style:text-properties style:font-name="Open Sans" style:font-name-asian="Open Sans" style:font-name-complex="Open Sans"/>
    </style:style>
    <style:style style:name="T189_17" style:family="text">
      <style:text-properties style:font-name="Open Sans" style:font-name-asian="Open Sans" style:font-name-complex="Open Sans"/>
    </style:style>
    <style:style style:name="T189_18" style:family="text">
      <style:text-properties style:font-name="Open Sans" style:font-name-asian="Open Sans" style:font-name-complex="Open Sans"/>
    </style:style>
    <style:style style:name="T189_19" style:family="text">
      <style:text-properties style:font-name="Open Sans" style:font-name-asian="Open Sans" style:font-name-complex="Open Sans"/>
    </style:style>
    <style:style style:name="T189_20" style:family="text">
      <style:text-properties style:font-name="Open Sans" style:font-name-asian="Open Sans" style:font-name-complex="Open Sans"/>
    </style:style>
    <style:style style:name="T189_21" style:family="text">
      <style:text-properties style:font-name="Open Sans" style:font-name-asian="Open Sans" style:font-name-complex="Open Sans"/>
    </style:style>
    <style:style style:name="T189_22" style:family="text">
      <style:text-properties style:font-name="Open Sans" style:font-name-asian="Open Sans" style:font-name-complex="Open Sans"/>
    </style:style>
    <style:style style:name="T189_23" style:family="text">
      <style:text-properties style:font-name="Open Sans" style:font-name-asian="Open Sans" style:font-name-complex="Open Sans"/>
    </style:style>
    <style:style style:name="T189_24" style:family="text">
      <style:text-properties style:font-name="Open Sans" style:font-name-asian="Open Sans" style:font-name-complex="Open Sans"/>
    </style:style>
    <style:style style:name="P190" style:family="paragraph" style:parent-style-name="Standard">
      <style:paragraph-properties fo:break-before="auto" fo:text-indent="1.27cm" fo:line-height="115%" fo:margin-left="1.27cm" style:writing-mode="lr-tb"/>
    </style:style>
    <style:style style:name="T190_1" style:family="text">
      <style:text-properties style:font-name="Open Sans" style:font-name-asian="Open Sans" style:font-name-complex="Open Sans"/>
    </style:style>
    <style:style style:name="T190_2" style:family="text">
      <style:text-properties style:font-name="Open Sans" style:font-name-asian="Open Sans" style:font-name-complex="Open Sans"/>
    </style:style>
    <style:style style:name="T190_3" style:family="text">
      <style:text-properties style:font-name="Open Sans" style:font-name-asian="Open Sans" style:font-name-complex="Open Sans"/>
    </style:style>
    <style:style style:name="T190_4" style:family="text">
      <style:text-properties style:font-name="Open Sans" style:font-name-asian="Open Sans" style:font-name-complex="Open Sans"/>
    </style:style>
    <style:style style:name="T190_5" style:family="text">
      <style:text-properties style:font-name="Open Sans" style:font-name-asian="Open Sans" style:font-name-complex="Open Sans"/>
    </style:style>
    <style:style style:name="T190_6" style:family="text">
      <style:text-properties style:font-name="Open Sans" style:font-name-asian="Open Sans" style:font-name-complex="Open Sans"/>
    </style:style>
    <style:style style:name="T190_7" style:family="text">
      <style:text-properties style:font-name="Open Sans" style:font-name-asian="Open Sans" style:font-name-complex="Open Sans"/>
    </style:style>
    <style:style style:name="T190_8" style:family="text">
      <style:text-properties style:font-name="Open Sans" style:font-name-asian="Open Sans" style:font-name-complex="Open Sans"/>
    </style:style>
    <style:style style:name="T190_9" style:family="text">
      <style:text-properties style:font-name="Open Sans" style:font-name-asian="Open Sans" style:font-name-complex="Open Sans"/>
    </style:style>
    <style:style style:name="T190_10" style:family="text">
      <style:text-properties style:font-name="Open Sans" style:font-name-asian="Open Sans" style:font-name-complex="Open Sans"/>
    </style:style>
    <style:style style:name="T190_11" style:family="text">
      <style:text-properties style:font-name="Open Sans" style:font-name-asian="Open Sans" style:font-name-complex="Open Sans"/>
    </style:style>
    <style:style style:name="T190_12" style:family="text">
      <style:text-properties style:font-name="Open Sans" style:font-name-asian="Open Sans" style:font-name-complex="Open Sans"/>
    </style:style>
    <style:style style:name="T190_13" style:family="text">
      <style:text-properties style:font-name="Open Sans" style:font-name-asian="Open Sans" style:font-name-complex="Open Sans"/>
    </style:style>
    <style:style style:name="T190_14" style:family="text">
      <style:text-properties style:font-name="Open Sans" style:font-name-asian="Open Sans" style:font-name-complex="Open Sans"/>
    </style:style>
    <style:style style:name="T190_15" style:family="text">
      <style:text-properties style:font-name="Open Sans" style:font-name-asian="Open Sans" style:font-name-complex="Open Sans"/>
    </style:style>
    <style:style style:name="T190_16" style:family="text">
      <style:text-properties style:font-name="Open Sans" style:font-name-asian="Open Sans" style:font-name-complex="Open Sans"/>
    </style:style>
    <style:style style:name="T190_17" style:family="text">
      <style:text-properties style:font-name="Open Sans" style:font-name-asian="Open Sans" style:font-name-complex="Open Sans"/>
    </style:style>
    <style:style style:name="T190_18" style:family="text">
      <style:text-properties style:font-name="Open Sans" style:font-name-asian="Open Sans" style:font-name-complex="Open Sans"/>
    </style:style>
    <style:style style:name="T190_19" style:family="text">
      <style:text-properties style:font-name="Open Sans" style:font-name-asian="Open Sans" style:font-name-complex="Open Sans"/>
    </style:style>
    <style:style style:name="T190_20" style:family="text">
      <style:text-properties style:font-name="Open Sans" style:font-name-asian="Open Sans" style:font-name-complex="Open Sans"/>
    </style:style>
    <style:style style:name="T190_21" style:family="text">
      <style:text-properties style:font-name="Open Sans" style:font-name-asian="Open Sans" style:font-name-complex="Open Sans"/>
    </style:style>
    <style:style style:name="T190_22" style:family="text">
      <style:text-properties style:font-name="Open Sans" style:font-name-asian="Open Sans" style:font-name-complex="Open Sans"/>
    </style:style>
    <style:style style:name="T190_23" style:family="text">
      <style:text-properties style:font-name="Open Sans" style:font-name-asian="Open Sans" style:font-name-complex="Open Sans"/>
    </style:style>
    <style:style style:name="T190_24" style:family="text">
      <style:text-properties style:font-name="Open Sans" style:font-name-asian="Open Sans" style:font-name-complex="Open Sans"/>
    </style:style>
    <style:style style:name="T190_25" style:family="text">
      <style:text-properties style:font-name="Open Sans" style:font-name-asian="Open Sans" style:font-name-complex="Open Sans"/>
    </style:style>
    <style:style style:name="T190_26" style:family="text">
      <style:text-properties style:font-name="Open Sans" style:font-name-asian="Open Sans" style:font-name-complex="Open Sans"/>
    </style:style>
    <style:style style:name="T190_27" style:family="text">
      <style:text-properties style:font-name="Open Sans" style:font-name-asian="Open Sans" style:font-name-complex="Open Sans"/>
    </style:style>
    <style:style style:name="P191" style:family="paragraph" style:parent-style-name="Standard">
      <style:paragraph-properties fo:break-before="auto" fo:text-indent="1.27cm" fo:line-height="115%" fo:margin-left="1.27cm" style:writing-mode="lr-tb"/>
    </style:style>
    <style:style style:name="T191_1" style:family="text"/>
    <style:style style:name="T191_2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3" style:family="text"/>
    <style:style style:name="T191_4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5" style:family="text"/>
    <style:style style:name="T191_6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7" style:family="text"/>
    <style:style style:name="T191_8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9" style:family="text"/>
    <style:style style:name="T191_10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11" style:family="text"/>
    <style:style style:name="T191_12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13" style:family="text"/>
    <style:style style:name="T191_14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15" style:family="text"/>
    <style:style style:name="T191_16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17" style:family="text"/>
    <style:style style:name="T191_18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19" style:family="text"/>
    <style:style style:name="T191_20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21" style:family="text"/>
    <style:style style:name="T191_22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23" style:family="text"/>
    <style:style style:name="T191_24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25" style:family="text"/>
    <style:style style:name="T191_26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27" style:family="text"/>
    <style:style style:name="T191_28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29" style:family="text"/>
    <style:style style:name="T191_30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31" style:family="text"/>
    <style:style style:name="T191_32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33" style:family="text"/>
    <style:style style:name="T191_34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35" style:family="text"/>
    <style:style style:name="T191_36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191_37" style:family="text"/>
    <style:style style:name="T191_38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P192" style:family="paragraph" style:parent-style-name="Standard">
      <style:paragraph-properties fo:break-before="auto" fo:text-indent="1.27cm" fo:line-height="115%" fo:margin-left="1.27cm" style:writing-mode="lr-tb"/>
    </style:style>
    <style:style style:name="T192_1" style:family="text">
      <style:text-properties style:font-name="Open Sans" style:font-name-asian="Open Sans" style:font-name-complex="Open Sans"/>
    </style:style>
    <style:style style:name="T192_2" style:family="text">
      <style:text-properties style:font-name="Open Sans" style:font-name-asian="Open Sans" style:font-name-complex="Open Sans"/>
    </style:style>
    <style:style style:name="T192_3" style:family="text">
      <style:text-properties style:font-name="Open Sans" style:font-name-asian="Open Sans" style:font-name-complex="Open Sans"/>
    </style:style>
    <style:style style:name="T192_4" style:family="text">
      <style:text-properties style:font-name="Open Sans" style:font-name-asian="Open Sans" style:font-name-complex="Open Sans"/>
    </style:style>
    <style:style style:name="T192_5" style:family="text">
      <style:text-properties style:font-name="Open Sans" style:font-name-asian="Open Sans" style:font-name-complex="Open Sans"/>
    </style:style>
    <style:style style:name="T192_6" style:family="text">
      <style:text-properties style:font-name="Open Sans" style:font-name-asian="Open Sans" style:font-name-complex="Open Sans"/>
    </style:style>
    <style:style style:name="T192_7" style:family="text">
      <style:text-properties style:font-name="Open Sans" style:font-name-asian="Open Sans" style:font-name-complex="Open Sans"/>
    </style:style>
    <style:style style:name="T192_8" style:family="text">
      <style:text-properties style:font-name="Open Sans" style:font-name-asian="Open Sans" style:font-name-complex="Open Sans"/>
    </style:style>
    <style:style style:name="T192_9" style:family="text">
      <style:text-properties style:font-name="Open Sans" style:font-name-asian="Open Sans" style:font-name-complex="Open Sans"/>
    </style:style>
    <style:style style:name="T192_10" style:family="text">
      <style:text-properties style:font-name="Open Sans" style:font-name-asian="Open Sans" style:font-name-complex="Open Sans"/>
    </style:style>
    <style:style style:name="T192_11" style:family="text">
      <style:text-properties style:font-name="Open Sans" style:font-name-asian="Open Sans" style:font-name-complex="Open Sans"/>
    </style:style>
    <style:style style:name="T192_12" style:family="text">
      <style:text-properties style:font-name="Open Sans" style:font-name-asian="Open Sans" style:font-name-complex="Open Sans"/>
    </style:style>
    <style:style style:name="P193" style:family="paragraph" style:parent-style-name="Standard">
      <style:paragraph-properties fo:break-before="auto" fo:text-indent="1.27cm" fo:line-height="115%" fo:margin-left="1.27cm" style:writing-mode="lr-tb"/>
    </style:style>
    <style:style style:name="T193_1" style:family="text">
      <style:text-properties style:font-name="Open Sans" style:font-name-asian="Open Sans" style:font-name-complex="Open Sans"/>
    </style:style>
    <style:style style:name="T193_2" style:family="text">
      <style:text-properties style:font-name="Open Sans" style:font-name-asian="Open Sans" style:font-name-complex="Open Sans"/>
    </style:style>
    <style:style style:name="T193_3" style:family="text">
      <style:text-properties style:font-name="Open Sans" style:font-name-asian="Open Sans" style:font-name-complex="Open Sans"/>
    </style:style>
    <style:style style:name="T193_4" style:family="text">
      <style:text-properties style:font-name="Open Sans" style:font-name-asian="Open Sans" style:font-name-complex="Open Sans"/>
    </style:style>
    <style:style style:name="T193_5" style:family="text">
      <style:text-properties style:font-name="Open Sans" style:font-name-asian="Open Sans" style:font-name-complex="Open Sans"/>
    </style:style>
    <style:style style:name="T193_6" style:family="text">
      <style:text-properties style:font-name="Open Sans" style:font-name-asian="Open Sans" style:font-name-complex="Open Sans"/>
    </style:style>
    <style:style style:name="T193_7" style:family="text">
      <style:text-properties style:font-name="Open Sans" style:font-name-asian="Open Sans" style:font-name-complex="Open Sans"/>
    </style:style>
    <style:style style:name="T193_8" style:family="text">
      <style:text-properties style:font-name="Open Sans" style:font-name-asian="Open Sans" style:font-name-complex="Open Sans"/>
    </style:style>
    <style:style style:name="T193_9" style:family="text">
      <style:text-properties style:font-name="Open Sans" style:font-name-asian="Open Sans" style:font-name-complex="Open Sans"/>
    </style:style>
    <style:style style:name="T193_10" style:family="text">
      <style:text-properties style:font-name="Open Sans" style:font-name-asian="Open Sans" style:font-name-complex="Open Sans"/>
    </style:style>
    <style:style style:name="T193_11" style:family="text">
      <style:text-properties style:font-name="Open Sans" style:font-name-asian="Open Sans" style:font-name-complex="Open Sans"/>
    </style:style>
    <style:style style:name="T193_12" style:family="text">
      <style:text-properties style:font-name="Open Sans" style:font-name-asian="Open Sans" style:font-name-complex="Open Sans"/>
    </style:style>
    <style:style style:name="T193_13" style:family="text">
      <style:text-properties style:font-name="Open Sans" style:font-name-asian="Open Sans" style:font-name-complex="Open Sans"/>
    </style:style>
    <style:style style:name="T193_14" style:family="text">
      <style:text-properties style:font-name="Open Sans" style:font-name-asian="Open Sans" style:font-name-complex="Open Sans"/>
    </style:style>
    <style:style style:name="T193_15" style:family="text">
      <style:text-properties style:font-name="Open Sans" style:font-name-asian="Open Sans" style:font-name-complex="Open Sans"/>
    </style:style>
    <style:style style:name="T193_16" style:family="text">
      <style:text-properties style:font-name="Open Sans" style:font-name-asian="Open Sans" style:font-name-complex="Open Sans"/>
    </style:style>
    <style:style style:name="T193_17" style:family="text">
      <style:text-properties style:font-name="Open Sans" style:font-name-asian="Open Sans" style:font-name-complex="Open Sans"/>
    </style:style>
    <style:style style:name="T193_18" style:family="text">
      <style:text-properties style:font-name="Open Sans" style:font-name-asian="Open Sans" style:font-name-complex="Open Sans"/>
    </style:style>
    <style:style style:name="T193_19" style:family="text">
      <style:text-properties style:font-name="Open Sans" style:font-name-asian="Open Sans" style:font-name-complex="Open Sans"/>
    </style:style>
    <style:style style:name="T193_20" style:family="text">
      <style:text-properties style:font-name="Open Sans" style:font-name-asian="Open Sans" style:font-name-complex="Open Sans"/>
    </style:style>
    <style:style style:name="T193_21" style:family="text">
      <style:text-properties style:font-name="Open Sans" style:font-name-asian="Open Sans" style:font-name-complex="Open Sans"/>
    </style:style>
    <style:style style:name="P194" style:family="paragraph" style:parent-style-name="Standard">
      <style:paragraph-properties fo:break-before="auto" fo:text-indent="1.27cm" fo:line-height="115%" fo:margin-left="1.27cm" style:writing-mode="lr-tb"/>
    </style:style>
    <style:style style:name="T194_1" style:family="text">
      <style:text-properties style:font-name="Open Sans" style:font-name-asian="Open Sans" style:font-name-complex="Open Sans"/>
    </style:style>
    <style:style style:name="T194_2" style:family="text">
      <style:text-properties style:font-name="Open Sans" style:font-name-asian="Open Sans" style:font-name-complex="Open Sans"/>
    </style:style>
    <style:style style:name="T194_3" style:family="text">
      <style:text-properties style:font-name="Open Sans" style:font-name-asian="Open Sans" style:font-name-complex="Open Sans"/>
    </style:style>
    <style:style style:name="T194_4" style:family="text">
      <style:text-properties style:font-name="Open Sans" style:font-name-asian="Open Sans" style:font-name-complex="Open Sans"/>
    </style:style>
    <style:style style:name="T194_5" style:family="text">
      <style:text-properties style:font-name="Open Sans" style:font-name-asian="Open Sans" style:font-name-complex="Open Sans"/>
    </style:style>
    <style:style style:name="T194_6" style:family="text">
      <style:text-properties style:font-name="Open Sans" style:font-name-asian="Open Sans" style:font-name-complex="Open Sans"/>
    </style:style>
    <style:style style:name="T194_7" style:family="text">
      <style:text-properties style:font-name="Open Sans" style:font-name-asian="Open Sans" style:font-name-complex="Open Sans"/>
    </style:style>
    <style:style style:name="T194_8" style:family="text">
      <style:text-properties style:font-name="Open Sans" style:font-name-asian="Open Sans" style:font-name-complex="Open Sans"/>
    </style:style>
    <style:style style:name="T194_9" style:family="text">
      <style:text-properties style:font-name="Open Sans" style:font-name-asian="Open Sans" style:font-name-complex="Open Sans"/>
    </style:style>
    <style:style style:name="T194_10" style:family="text">
      <style:text-properties style:font-name="Open Sans" style:font-name-asian="Open Sans" style:font-name-complex="Open Sans"/>
    </style:style>
    <style:style style:name="T194_11" style:family="text">
      <style:text-properties style:font-name="Open Sans" style:font-name-asian="Open Sans" style:font-name-complex="Open Sans"/>
    </style:style>
    <style:style style:name="T194_12" style:family="text">
      <style:text-properties style:font-name="Open Sans" style:font-name-asian="Open Sans" style:font-name-complex="Open Sans"/>
    </style:style>
    <style:style style:name="T194_13" style:family="text">
      <style:text-properties style:font-name="Open Sans" style:font-name-asian="Open Sans" style:font-name-complex="Open Sans"/>
    </style:style>
    <style:style style:name="T194_14" style:family="text">
      <style:text-properties style:font-name="Open Sans" style:font-name-asian="Open Sans" style:font-name-complex="Open Sans"/>
    </style:style>
    <style:style style:name="T194_15" style:family="text">
      <style:text-properties style:font-name="Open Sans" style:font-name-asian="Open Sans" style:font-name-complex="Open Sans"/>
    </style:style>
    <style:style style:name="P195" style:family="paragraph" style:parent-style-name="Standard">
      <style:paragraph-properties fo:break-before="auto" fo:text-indent="1.27cm" fo:line-height="115%" fo:margin-left="1.27cm" style:writing-mode="lr-tb"/>
    </style:style>
    <style:style style:name="T195_1" style:family="text">
      <style:text-properties style:font-name="Open Sans" style:font-name-asian="Open Sans" style:font-name-complex="Open Sans"/>
    </style:style>
    <style:style style:name="T195_2" style:family="text">
      <style:text-properties style:font-name="Open Sans" style:font-name-asian="Open Sans" style:font-name-complex="Open Sans"/>
    </style:style>
    <style:style style:name="T195_3" style:family="text">
      <style:text-properties style:font-name="Open Sans" style:font-name-asian="Open Sans" style:font-name-complex="Open Sans"/>
    </style:style>
    <style:style style:name="T195_4" style:family="text">
      <style:text-properties style:font-name="Open Sans" style:font-name-asian="Open Sans" style:font-name-complex="Open Sans"/>
    </style:style>
    <style:style style:name="T195_5" style:family="text">
      <style:text-properties style:font-name="Open Sans" style:font-name-asian="Open Sans" style:font-name-complex="Open Sans"/>
    </style:style>
    <style:style style:name="T195_6" style:family="text">
      <style:text-properties style:font-name="Open Sans" style:font-name-asian="Open Sans" style:font-name-complex="Open Sans"/>
    </style:style>
    <style:style style:name="T195_7" style:family="text">
      <style:text-properties style:font-name="Open Sans" style:font-name-asian="Open Sans" style:font-name-complex="Open Sans"/>
    </style:style>
    <style:style style:name="T195_8" style:family="text">
      <style:text-properties style:font-name="Open Sans" style:font-name-asian="Open Sans" style:font-name-complex="Open Sans"/>
    </style:style>
    <style:style style:name="T195_9" style:family="text">
      <style:text-properties style:font-name="Open Sans" style:font-name-asian="Open Sans" style:font-name-complex="Open Sans"/>
    </style:style>
    <style:style style:name="T195_10" style:family="text">
      <style:text-properties style:font-name="Open Sans" style:font-name-asian="Open Sans" style:font-name-complex="Open Sans"/>
    </style:style>
    <style:style style:name="T195_11" style:family="text">
      <style:text-properties style:font-name="Open Sans" style:font-name-asian="Open Sans" style:font-name-complex="Open Sans"/>
    </style:style>
    <style:style style:name="T195_12" style:family="text">
      <style:text-properties style:font-name="Open Sans" style:font-name-asian="Open Sans" style:font-name-complex="Open Sans"/>
    </style:style>
    <style:style style:name="T195_13" style:family="text">
      <style:text-properties style:font-name="Open Sans" style:font-name-asian="Open Sans" style:font-name-complex="Open Sans"/>
    </style:style>
    <style:style style:name="T195_14" style:family="text">
      <style:text-properties style:font-name="Open Sans" style:font-name-asian="Open Sans" style:font-name-complex="Open Sans"/>
    </style:style>
    <style:style style:name="T195_15" style:family="text">
      <style:text-properties style:font-name="Open Sans" style:font-name-asian="Open Sans" style:font-name-complex="Open Sans"/>
    </style:style>
    <style:style style:name="T195_16" style:family="text">
      <style:text-properties style:font-name="Open Sans" style:font-name-asian="Open Sans" style:font-name-complex="Open Sans"/>
    </style:style>
    <style:style style:name="T195_17" style:family="text">
      <style:text-properties style:font-name="Open Sans" style:font-name-asian="Open Sans" style:font-name-complex="Open Sans"/>
    </style:style>
    <style:style style:name="T195_18" style:family="text">
      <style:text-properties style:font-name="Open Sans" style:font-name-asian="Open Sans" style:font-name-complex="Open Sans"/>
    </style:style>
    <style:style style:name="T195_19" style:family="text">
      <style:text-properties style:font-name="Open Sans" style:font-name-asian="Open Sans" style:font-name-complex="Open Sans"/>
    </style:style>
    <style:style style:name="T195_20" style:family="text">
      <style:text-properties style:font-name="Open Sans" style:font-name-asian="Open Sans" style:font-name-complex="Open Sans"/>
    </style:style>
    <style:style style:name="T195_21" style:family="text">
      <style:text-properties style:font-name="Open Sans" style:font-name-asian="Open Sans" style:font-name-complex="Open Sans"/>
    </style:style>
    <style:style style:name="T195_22" style:family="text">
      <style:text-properties style:font-name="Open Sans" style:font-name-asian="Open Sans" style:font-name-complex="Open Sans"/>
    </style:style>
    <style:style style:name="T195_23" style:family="text">
      <style:text-properties style:font-name="Open Sans" style:font-name-asian="Open Sans" style:font-name-complex="Open Sans"/>
    </style:style>
    <style:style style:name="T195_24" style:family="text">
      <style:text-properties style:font-name="Open Sans" style:font-name-asian="Open Sans" style:font-name-complex="Open Sans"/>
    </style:style>
    <style:style style:name="P196" style:family="paragraph" style:parent-style-name="Standard">
      <style:paragraph-properties fo:break-before="auto" fo:text-indent="1.27cm" fo:line-height="115%" fo:margin-left="1.27cm" style:writing-mode="lr-tb"/>
    </style:style>
    <style:style style:name="T196_1" style:family="text">
      <style:text-properties style:font-name="Open Sans" style:font-name-asian="Open Sans" style:font-name-complex="Open Sans"/>
    </style:style>
    <style:style style:name="T196_2" style:family="text">
      <style:text-properties style:font-name="Open Sans" style:font-name-asian="Open Sans" style:font-name-complex="Open Sans"/>
    </style:style>
    <style:style style:name="T196_3" style:family="text">
      <style:text-properties style:font-name="Open Sans" style:font-name-asian="Open Sans" style:font-name-complex="Open Sans"/>
    </style:style>
    <style:style style:name="T196_4" style:family="text">
      <style:text-properties style:font-name="Open Sans" style:font-name-asian="Open Sans" style:font-name-complex="Open Sans"/>
    </style:style>
    <style:style style:name="T196_5" style:family="text">
      <style:text-properties style:font-name="Open Sans" style:font-name-asian="Open Sans" style:font-name-complex="Open Sans"/>
    </style:style>
    <style:style style:name="T196_6" style:family="text">
      <style:text-properties style:font-name="Open Sans" style:font-name-asian="Open Sans" style:font-name-complex="Open Sans"/>
    </style:style>
    <style:style style:name="T196_7" style:family="text">
      <style:text-properties style:font-name="Open Sans" style:font-name-asian="Open Sans" style:font-name-complex="Open Sans"/>
    </style:style>
    <style:style style:name="T196_8" style:family="text">
      <style:text-properties style:font-name="Open Sans" style:font-name-asian="Open Sans" style:font-name-complex="Open Sans"/>
    </style:style>
    <style:style style:name="T196_9" style:family="text">
      <style:text-properties style:font-name="Open Sans" style:font-name-asian="Open Sans" style:font-name-complex="Open Sans"/>
    </style:style>
    <style:style style:name="T196_10" style:family="text">
      <style:text-properties style:font-name="Open Sans" style:font-name-asian="Open Sans" style:font-name-complex="Open Sans"/>
    </style:style>
    <style:style style:name="T196_11" style:family="text">
      <style:text-properties style:font-name="Open Sans" style:font-name-asian="Open Sans" style:font-name-complex="Open Sans"/>
    </style:style>
    <style:style style:name="T196_12" style:family="text">
      <style:text-properties style:font-name="Open Sans" style:font-name-asian="Open Sans" style:font-name-complex="Open Sans"/>
    </style:style>
    <style:style style:name="T196_13" style:family="text">
      <style:text-properties style:font-name="Open Sans" style:font-name-asian="Open Sans" style:font-name-complex="Open Sans"/>
    </style:style>
    <style:style style:name="T196_14" style:family="text">
      <style:text-properties style:font-name="Open Sans" style:font-name-asian="Open Sans" style:font-name-complex="Open Sans"/>
    </style:style>
    <style:style style:name="T196_15" style:family="text">
      <style:text-properties style:font-name="Open Sans" style:font-name-asian="Open Sans" style:font-name-complex="Open Sans"/>
    </style:style>
    <style:style style:name="T196_16" style:family="text">
      <style:text-properties style:font-name="Open Sans" style:font-name-asian="Open Sans" style:font-name-complex="Open Sans"/>
    </style:style>
    <style:style style:name="T196_17" style:family="text">
      <style:text-properties style:font-name="Open Sans" style:font-name-asian="Open Sans" style:font-name-complex="Open Sans"/>
    </style:style>
    <style:style style:name="T196_18" style:family="text">
      <style:text-properties style:font-name="Open Sans" style:font-name-asian="Open Sans" style:font-name-complex="Open Sans"/>
    </style:style>
    <style:style style:name="T196_19" style:family="text">
      <style:text-properties style:font-name="Open Sans" style:font-name-asian="Open Sans" style:font-name-complex="Open Sans"/>
    </style:style>
    <style:style style:name="T196_20" style:family="text">
      <style:text-properties style:font-name="Open Sans" style:font-name-asian="Open Sans" style:font-name-complex="Open Sans"/>
    </style:style>
    <style:style style:name="T196_21" style:family="text">
      <style:text-properties style:font-name="Open Sans" style:font-name-asian="Open Sans" style:font-name-complex="Open Sans"/>
    </style:style>
    <style:style style:name="P197" style:family="paragraph" style:parent-style-name="Standard">
      <style:paragraph-properties fo:break-before="auto" fo:text-indent="1.27cm" fo:line-height="115%" fo:margin-left="1.27cm" style:writing-mode="lr-tb"/>
      <style:text-properties style:font-name="Open Sans" style:font-name-asian="Open Sans" style:font-name-complex="Open Sans"/>
    </style:style>
    <style:style style:name="P198" style:family="paragraph" style:parent-style-name="Standard">
      <style:paragraph-properties fo:break-before="auto" fo:text-indent="0cm" fo:line-height="115%" fo:margin-left="0cm" style:writing-mode="lr-tb"/>
    </style:style>
    <style:style style:name="T198_1" style:family="text">
      <style:text-properties fo:background-color="#00ff00" style:font-name="Open Sans" style:font-name-asian="Open Sans" style:font-name-complex="Open Sans"/>
    </style:style>
    <style:style style:name="T198_2" style:family="text">
      <style:text-properties fo:background-color="#00ff00" style:font-name="Open Sans" style:font-name-asian="Open Sans" style:font-name-complex="Open Sans"/>
    </style:style>
    <style:style style:name="T198_3" style:family="text">
      <style:text-properties style:font-name="Open Sans" style:font-name-asian="Open Sans" style:font-name-complex="Open Sans"/>
    </style:style>
    <style:style style:name="T198_4" style:family="text">
      <style:text-properties style:font-name="Open Sans" style:font-name-asian="Open Sans" style:font-name-complex="Open Sans"/>
    </style:style>
    <style:style style:name="T198_5" style:family="text">
      <style:text-properties style:font-name="Open Sans" style:font-name-asian="Open Sans" style:font-name-complex="Open Sans"/>
    </style:style>
    <style:style style:name="T198_6" style:family="text">
      <style:text-properties style:font-name="Open Sans" style:font-name-asian="Open Sans" style:font-name-complex="Open Sans"/>
    </style:style>
    <style:style style:name="T198_7" style:family="text">
      <style:text-properties style:font-name="Open Sans" style:font-name-asian="Open Sans" style:font-name-complex="Open Sans"/>
    </style:style>
    <style:style style:name="T198_8" style:family="text">
      <style:text-properties style:font-name="Open Sans" style:font-name-asian="Open Sans" style:font-name-complex="Open Sans"/>
    </style:style>
    <style:style style:name="T198_9" style:family="text">
      <style:text-properties style:font-name="Open Sans" style:font-name-asian="Open Sans" style:font-name-complex="Open Sans"/>
    </style:style>
    <style:style style:name="T198_10" style:family="text">
      <style:text-properties style:font-name="Open Sans" style:font-name-asian="Open Sans" style:font-name-complex="Open Sans"/>
    </style:style>
    <style:style style:name="T198_11" style:family="text">
      <style:text-properties style:font-name="Open Sans" style:font-name-asian="Open Sans" style:font-name-complex="Open Sans"/>
    </style:style>
    <style:style style:name="T198_12" style:family="text">
      <style:text-properties style:font-name="Open Sans" style:font-name-asian="Open Sans" style:font-name-complex="Open Sans"/>
    </style:style>
    <style:style style:name="T198_13" style:family="text">
      <style:text-properties style:font-name="Open Sans" style:font-name-asian="Open Sans" style:font-name-complex="Open Sans"/>
    </style:style>
    <style:style style:name="T198_14" style:family="text">
      <style:text-properties style:font-name="Open Sans" style:font-name-asian="Open Sans" style:font-name-complex="Open Sans"/>
    </style:style>
    <style:style style:name="T198_15" style:family="text">
      <style:text-properties style:font-name="Open Sans" style:font-name-asian="Open Sans" style:font-name-complex="Open Sans"/>
    </style:style>
    <style:style style:name="T198_16" style:family="text">
      <style:text-properties style:font-name="Open Sans" style:font-name-asian="Open Sans" style:font-name-complex="Open Sans"/>
    </style:style>
    <style:style style:name="T198_17" style:family="text">
      <style:text-properties style:font-name="Open Sans" style:font-name-asian="Open Sans" style:font-name-complex="Open Sans"/>
    </style:style>
    <style:style style:name="T198_18" style:family="text">
      <style:text-properties style:font-name="Open Sans" style:font-name-asian="Open Sans" style:font-name-complex="Open Sans"/>
    </style:style>
    <style:style style:name="T198_19" style:family="text">
      <style:text-properties style:font-name="Open Sans" style:font-name-asian="Open Sans" style:font-name-complex="Open Sans"/>
    </style:style>
    <style:style style:name="T198_20" style:family="text">
      <style:text-properties style:font-name="Open Sans" style:font-name-asian="Open Sans" style:font-name-complex="Open Sans"/>
    </style:style>
    <style:style style:name="T198_21" style:family="text">
      <style:text-properties style:font-name="Open Sans" style:font-name-asian="Open Sans" style:font-name-complex="Open Sans"/>
    </style:style>
    <style:style style:name="T198_22" style:family="text">
      <style:text-properties style:font-name="Open Sans" style:font-name-asian="Open Sans" style:font-name-complex="Open Sans"/>
    </style:style>
    <style:style style:name="T198_23" style:family="text">
      <style:text-properties style:font-name="Open Sans" style:font-name-asian="Open Sans" style:font-name-complex="Open Sans"/>
    </style:style>
    <style:style style:name="P199" style:family="paragraph" style:parent-style-name="Standard">
      <style:paragraph-properties fo:break-before="auto" fo:text-indent="1.27cm" fo:line-height="115%" fo:margin-left="1.27cm" style:writing-mode="lr-tb"/>
    </style:style>
    <style:style style:name="T199_1" style:family="text">
      <style:text-properties style:font-name="Open Sans" style:font-name-asian="Open Sans" style:font-name-complex="Open Sans"/>
    </style:style>
    <style:style style:name="T199_2" style:family="text">
      <style:text-properties style:font-name="Open Sans" style:font-name-asian="Open Sans" style:font-name-complex="Open Sans"/>
    </style:style>
    <style:style style:name="T199_3" style:family="text">
      <style:text-properties style:font-name="Open Sans" style:font-name-asian="Open Sans" style:font-name-complex="Open Sans"/>
    </style:style>
    <style:style style:name="T199_4" style:family="text">
      <style:text-properties style:font-name="Open Sans" style:font-name-asian="Open Sans" style:font-name-complex="Open Sans"/>
    </style:style>
    <style:style style:name="T199_5" style:family="text">
      <style:text-properties style:font-name="Open Sans" style:font-name-asian="Open Sans" style:font-name-complex="Open Sans"/>
    </style:style>
    <style:style style:name="T199_6" style:family="text">
      <style:text-properties style:font-name="Open Sans" style:font-name-asian="Open Sans" style:font-name-complex="Open Sans"/>
    </style:style>
    <style:style style:name="T199_7" style:family="text">
      <style:text-properties style:font-name="Open Sans" style:font-name-asian="Open Sans" style:font-name-complex="Open Sans"/>
    </style:style>
    <style:style style:name="T199_8" style:family="text">
      <style:text-properties style:font-name="Open Sans" style:font-name-asian="Open Sans" style:font-name-complex="Open Sans"/>
    </style:style>
    <style:style style:name="T199_9" style:family="text">
      <style:text-properties style:text-line-through-style="solid" style:font-name="Open Sans" style:font-name-asian="Open Sans" style:font-name-complex="Open Sans"/>
    </style:style>
    <style:style style:name="T199_10" style:family="text">
      <style:text-properties style:text-line-through-style="solid" style:font-name="Open Sans" style:font-name-asian="Open Sans" style:font-name-complex="Open Sans"/>
    </style:style>
    <style:style style:name="T199_11" style:family="text">
      <style:text-properties style:text-line-through-style="solid" style:font-name="Open Sans" style:font-name-asian="Open Sans" style:font-name-complex="Open Sans"/>
    </style:style>
    <style:style style:name="T199_12" style:family="text">
      <style:text-properties style:text-line-through-style="solid" style:font-name="Open Sans" style:font-name-asian="Open Sans" style:font-name-complex="Open Sans"/>
    </style:style>
    <style:style style:name="T199_13" style:family="text">
      <style:text-properties style:text-line-through-style="solid" style:font-name="Open Sans" style:font-name-asian="Open Sans" style:font-name-complex="Open Sans"/>
    </style:style>
    <style:style style:name="T199_14" style:family="text">
      <style:text-properties style:text-line-through-style="solid" style:font-name="Open Sans" style:font-name-asian="Open Sans" style:font-name-complex="Open Sans"/>
    </style:style>
    <style:style style:name="T199_15" style:family="text">
      <style:text-properties style:font-name="Open Sans" style:font-name-asian="Open Sans" style:font-name-complex="Open Sans"/>
    </style:style>
    <style:style style:name="T199_16" style:family="text">
      <style:text-properties style:text-line-through-style="solid" style:font-name="Open Sans" style:font-name-asian="Open Sans" style:font-name-complex="Open Sans"/>
    </style:style>
    <style:style style:name="T199_17" style:family="text">
      <style:text-properties style:text-line-through-style="solid" style:font-name="Open Sans" style:font-name-asian="Open Sans" style:font-name-complex="Open Sans"/>
    </style:style>
    <style:style style:name="T199_18" style:family="text">
      <style:text-properties style:text-line-through-style="solid" style:font-name="Open Sans" style:font-name-asian="Open Sans" style:font-name-complex="Open Sans"/>
    </style:style>
    <style:style style:name="T199_19" style:family="text">
      <style:text-properties style:text-line-through-style="solid" style:font-name="Open Sans" style:font-name-asian="Open Sans" style:font-name-complex="Open Sans"/>
    </style:style>
    <style:style style:name="T199_20" style:family="text">
      <style:text-properties style:text-line-through-style="solid" style:font-name="Open Sans" style:font-name-asian="Open Sans" style:font-name-complex="Open Sans"/>
    </style:style>
    <style:style style:name="T199_21" style:family="text">
      <style:text-properties style:text-line-through-style="solid" style:font-name="Open Sans" style:font-name-asian="Open Sans" style:font-name-complex="Open Sans"/>
    </style:style>
    <style:style style:name="T199_22" style:family="text">
      <style:text-properties style:text-line-through-style="solid" style:font-name="Open Sans" style:font-name-asian="Open Sans" style:font-name-complex="Open Sans"/>
    </style:style>
    <style:style style:name="T199_23" style:family="text">
      <style:text-properties style:text-line-through-style="solid" style:font-name="Open Sans" style:font-name-asian="Open Sans" style:font-name-complex="Open Sans"/>
    </style:style>
    <style:style style:name="T199_24" style:family="text">
      <style:text-properties style:text-line-through-style="solid" style:font-name="Open Sans" style:font-name-asian="Open Sans" style:font-name-complex="Open Sans"/>
    </style:style>
    <style:style style:name="T199_25" style:family="text">
      <style:text-properties style:text-line-through-style="solid" style:font-name="Open Sans" style:font-name-asian="Open Sans" style:font-name-complex="Open Sans"/>
    </style:style>
    <style:style style:name="T199_26" style:family="text">
      <style:text-properties style:font-name="Open Sans" style:font-name-asian="Open Sans" style:font-name-complex="Open Sans"/>
    </style:style>
    <style:style style:name="P200" style:family="paragraph" style:parent-style-name="Standard">
      <style:paragraph-properties fo:break-before="auto" fo:text-indent="1.27cm" fo:line-height="115%" fo:margin-left="1.27cm" style:writing-mode="lr-tb"/>
    </style:style>
    <style:style style:name="T200_1" style:family="text">
      <style:text-properties style:font-name="Open Sans" style:font-name-asian="Open Sans" style:font-name-complex="Open Sans"/>
    </style:style>
    <style:style style:name="T200_2" style:family="text">
      <style:text-properties style:font-name="Open Sans" style:font-name-asian="Open Sans" style:font-name-complex="Open Sans"/>
    </style:style>
    <style:style style:name="T200_3" style:family="text">
      <style:text-properties style:font-name="Open Sans" style:font-name-asian="Open Sans" style:font-name-complex="Open Sans"/>
    </style:style>
    <style:style style:name="T200_4" style:family="text">
      <style:text-properties style:font-name="Open Sans" style:font-name-asian="Open Sans" style:font-name-complex="Open Sans"/>
    </style:style>
    <style:style style:name="T200_5" style:family="text">
      <style:text-properties style:font-name="Open Sans" style:font-name-asian="Open Sans" style:font-name-complex="Open Sans"/>
    </style:style>
    <style:style style:name="T200_6" style:family="text">
      <style:text-properties style:font-name="Open Sans" style:font-name-asian="Open Sans" style:font-name-complex="Open Sans"/>
    </style:style>
    <style:style style:name="T200_7" style:family="text">
      <style:text-properties style:font-name="Open Sans" style:font-name-asian="Open Sans" style:font-name-complex="Open Sans"/>
    </style:style>
    <style:style style:name="T200_8" style:family="text">
      <style:text-properties style:font-name="Open Sans" style:font-name-asian="Open Sans" style:font-name-complex="Open Sans"/>
    </style:style>
    <style:style style:name="T200_9" style:family="text">
      <style:text-properties style:font-name="Open Sans" style:font-name-asian="Open Sans" style:font-name-complex="Open Sans"/>
    </style:style>
    <style:style style:name="T200_10" style:family="text">
      <style:text-properties style:font-name="Open Sans" style:font-name-asian="Open Sans" style:font-name-complex="Open Sans"/>
    </style:style>
    <style:style style:name="T200_11" style:family="text">
      <style:text-properties style:font-name="Open Sans" style:font-name-asian="Open Sans" style:font-name-complex="Open Sans"/>
    </style:style>
    <style:style style:name="T200_12" style:family="text">
      <style:text-properties style:font-name="Open Sans" style:font-name-asian="Open Sans" style:font-name-complex="Open Sans"/>
    </style:style>
    <style:style style:name="T200_13" style:family="text">
      <style:text-properties style:font-name="Open Sans" style:font-name-asian="Open Sans" style:font-name-complex="Open Sans"/>
    </style:style>
    <style:style style:name="T200_14" style:family="text">
      <style:text-properties style:font-name="Open Sans" style:font-name-asian="Open Sans" style:font-name-complex="Open Sans"/>
    </style:style>
    <style:style style:name="T200_15" style:family="text">
      <style:text-properties style:font-name="Open Sans" style:font-name-asian="Open Sans" style:font-name-complex="Open Sans"/>
    </style:style>
    <style:style style:name="T200_16" style:family="text">
      <style:text-properties style:font-name="Open Sans" style:font-name-asian="Open Sans" style:font-name-complex="Open Sans"/>
    </style:style>
    <style:style style:name="T200_17" style:family="text">
      <style:text-properties style:font-name="Open Sans" style:font-name-asian="Open Sans" style:font-name-complex="Open Sans"/>
    </style:style>
    <style:style style:name="T200_18" style:family="text">
      <style:text-properties style:font-name="Open Sans" style:font-name-asian="Open Sans" style:font-name-complex="Open Sans"/>
    </style:style>
    <style:style style:name="T200_19" style:family="text">
      <style:text-properties style:font-name="Open Sans" style:font-name-asian="Open Sans" style:font-name-complex="Open Sans"/>
    </style:style>
    <style:style style:name="T200_20" style:family="text">
      <style:text-properties style:font-name="Open Sans" style:font-name-asian="Open Sans" style:font-name-complex="Open Sans"/>
    </style:style>
    <style:style style:name="T200_21" style:family="text">
      <style:text-properties style:font-name="Open Sans" style:font-name-asian="Open Sans" style:font-name-complex="Open Sans"/>
    </style:style>
    <style:style style:name="T200_22" style:family="text">
      <style:text-properties style:font-name="Open Sans" style:font-name-asian="Open Sans" style:font-name-complex="Open Sans"/>
    </style:style>
    <style:style style:name="T200_23" style:family="text">
      <style:text-properties style:font-name="Open Sans" style:font-name-asian="Open Sans" style:font-name-complex="Open Sans"/>
    </style:style>
    <style:style style:name="T200_24" style:family="text">
      <style:text-properties style:font-name="Open Sans" style:font-name-asian="Open Sans" style:font-name-complex="Open Sans"/>
    </style:style>
    <style:style style:name="P201" style:family="paragraph" style:parent-style-name="Standard">
      <style:paragraph-properties fo:break-before="auto" fo:text-indent="1.27cm" fo:line-height="115%" fo:margin-left="1.27cm" style:writing-mode="lr-tb"/>
    </style:style>
    <style:style style:name="T201_1" style:family="text">
      <style:text-properties style:font-name="Open Sans" style:font-name-asian="Open Sans" style:font-name-complex="Open Sans"/>
    </style:style>
    <style:style style:name="T201_2" style:family="text">
      <style:text-properties style:font-name="Open Sans" style:font-name-asian="Open Sans" style:font-name-complex="Open Sans"/>
    </style:style>
    <style:style style:name="T201_3" style:family="text">
      <style:text-properties style:font-name="Open Sans" style:font-name-asian="Open Sans" style:font-name-complex="Open Sans"/>
    </style:style>
    <style:style style:name="T201_4" style:family="text">
      <style:text-properties style:font-name="Open Sans" style:font-name-asian="Open Sans" style:font-name-complex="Open Sans"/>
    </style:style>
    <style:style style:name="T201_5" style:family="text">
      <style:text-properties style:font-name="Open Sans" style:font-name-asian="Open Sans" style:font-name-complex="Open Sans"/>
    </style:style>
    <style:style style:name="T201_6" style:family="text">
      <style:text-properties style:font-name="Open Sans" style:font-name-asian="Open Sans" style:font-name-complex="Open Sans"/>
    </style:style>
    <style:style style:name="T201_7" style:family="text">
      <style:text-properties style:font-name="Open Sans" style:font-name-asian="Open Sans" style:font-name-complex="Open Sans"/>
    </style:style>
    <style:style style:name="T201_8" style:family="text">
      <style:text-properties style:font-name="Open Sans" style:font-name-asian="Open Sans" style:font-name-complex="Open Sans"/>
    </style:style>
    <style:style style:name="T201_9" style:family="text">
      <style:text-properties style:font-name="Open Sans" style:font-name-asian="Open Sans" style:font-name-complex="Open Sans"/>
    </style:style>
    <style:style style:name="T201_10" style:family="text">
      <style:text-properties style:font-name="Open Sans" style:font-name-asian="Open Sans" style:font-name-complex="Open Sans"/>
    </style:style>
    <style:style style:name="T201_11" style:family="text">
      <style:text-properties style:font-name="Open Sans" style:font-name-asian="Open Sans" style:font-name-complex="Open Sans"/>
    </style:style>
    <style:style style:name="T201_12" style:family="text">
      <style:text-properties style:font-name="Open Sans" style:font-name-asian="Open Sans" style:font-name-complex="Open Sans"/>
    </style:style>
    <style:style style:name="T201_13" style:family="text">
      <style:text-properties style:font-name="Open Sans" style:font-name-asian="Open Sans" style:font-name-complex="Open Sans"/>
    </style:style>
    <style:style style:name="T201_14" style:family="text">
      <style:text-properties style:font-name="Open Sans" style:font-name-asian="Open Sans" style:font-name-complex="Open Sans"/>
    </style:style>
    <style:style style:name="T201_15" style:family="text">
      <style:text-properties style:font-name="Open Sans" style:font-name-asian="Open Sans" style:font-name-complex="Open Sans"/>
    </style:style>
    <style:style style:name="T201_16" style:family="text">
      <style:text-properties style:font-name="Open Sans" style:font-name-asian="Open Sans" style:font-name-complex="Open Sans"/>
    </style:style>
    <style:style style:name="T201_17" style:family="text">
      <style:text-properties style:font-name="Open Sans" style:font-name-asian="Open Sans" style:font-name-complex="Open Sans"/>
    </style:style>
    <style:style style:name="T201_18" style:family="text">
      <style:text-properties style:font-name="Open Sans" style:font-name-asian="Open Sans" style:font-name-complex="Open Sans"/>
    </style:style>
    <style:style style:name="T201_19" style:family="text">
      <style:text-properties style:font-name="Open Sans" style:font-name-asian="Open Sans" style:font-name-complex="Open Sans"/>
    </style:style>
    <style:style style:name="T201_20" style:family="text">
      <style:text-properties style:font-name="Open Sans" style:font-name-asian="Open Sans" style:font-name-complex="Open Sans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style:font-name="Open Sans" style:font-name-asian="Open Sans" style:font-name-complex="Open Sans"/>
    </style:style>
    <style:style style:name="T202_2" style:family="text">
      <style:text-properties fo:background-color="#ffff00" style:font-name="Open Sans" style:font-name-asian="Open Sans" style:font-name-complex="Open Sans"/>
    </style:style>
    <style:style style:name="T202_3" style:family="text">
      <style:text-properties fo:background-color="#ffff00" style:font-name="Open Sans" style:font-name-asian="Open Sans" style:font-name-complex="Open Sans"/>
    </style:style>
    <style:style style:name="T202_4" style:family="text">
      <style:text-properties fo:background-color="#ffff00" style:font-name="Open Sans" style:font-name-asian="Open Sans" style:font-name-complex="Open Sans"/>
    </style:style>
    <style:style style:name="T202_5" style:family="text">
      <style:text-properties fo:background-color="#ffff00" style:font-name="Open Sans" style:font-name-asian="Open Sans" style:font-name-complex="Open Sans"/>
    </style:style>
    <style:style style:name="T202_6" style:family="text">
      <style:text-properties fo:background-color="#ffff00" style:font-name="Open Sans" style:font-name-asian="Open Sans" style:font-name-complex="Open Sans"/>
    </style:style>
    <style:style style:name="T202_7" style:family="text">
      <style:text-properties fo:background-color="#ffff00" style:font-name="Open Sans" style:font-name-asian="Open Sans" style:font-name-complex="Open Sans"/>
    </style:style>
    <style:style style:name="T202_8" style:family="text">
      <style:text-properties fo:background-color="#ffff00" style:font-name="Open Sans" style:font-name-asian="Open Sans" style:font-name-complex="Open Sans"/>
    </style:style>
    <style:style style:name="T202_9" style:family="text">
      <style:text-properties fo:background-color="#ffff00" style:font-name="Open Sans" style:font-name-asian="Open Sans" style:font-name-complex="Open Sans"/>
    </style:style>
    <style:style style:name="T202_10" style:family="text">
      <style:text-properties fo:background-color="#ffff00" style:font-name="Open Sans" style:font-name-asian="Open Sans" style:font-name-complex="Open Sans"/>
    </style:style>
    <style:style style:name="T202_11" style:family="text">
      <style:text-properties fo:background-color="#ffff00" style:font-name="Open Sans" style:font-name-asian="Open Sans" style:font-name-complex="Open Sans"/>
    </style:style>
    <style:style style:name="T202_12" style:family="text">
      <style:text-properties fo:background-color="#ffff00" style:font-name="Open Sans" style:font-name-asian="Open Sans" style:font-name-complex="Open Sans"/>
    </style:style>
    <style:style style:name="T202_13" style:family="text">
      <style:text-properties fo:background-color="#ffff00" style:font-name="Open Sans" style:font-name-asian="Open Sans" style:font-name-complex="Open Sans"/>
    </style:style>
    <style:style style:name="T202_14" style:family="text">
      <style:text-properties fo:background-color="#ffff00" style:font-name="Open Sans" style:font-name-asian="Open Sans" style:font-name-complex="Open Sans"/>
    </style:style>
    <style:style style:name="T202_15" style:family="text">
      <style:text-properties fo:background-color="#ffff00" style:font-name="Open Sans" style:font-name-asian="Open Sans" style:font-name-complex="Open Sans"/>
    </style:style>
    <style:style style:name="T202_16" style:family="text">
      <style:text-properties fo:background-color="#ffff00" style:font-name="Open Sans" style:font-name-asian="Open Sans" style:font-name-complex="Open Sans"/>
    </style:style>
    <style:style style:name="T202_17" style:family="text">
      <style:text-properties fo:background-color="#ffff00" style:font-name="Open Sans" style:font-name-asian="Open Sans" style:font-name-complex="Open Sans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background-color="#ffff00" style:font-name="Open Sans" style:font-name-asian="Open Sans" style:font-name-complex="Open Sans"/>
    </style:style>
    <style:style style:name="T203_2" style:family="text">
      <style:text-properties style:font-name="Open Sans" style:font-name-asian="Open Sans" style:font-name-complex="Open Sans"/>
    </style:style>
    <style:style style:name="T203_3" style:family="text">
      <style:text-properties style:font-name="Open Sans" style:font-name-asian="Open Sans" style:font-name-complex="Open Sans"/>
    </style:style>
    <style:style style:name="T203_4" style:family="text">
      <style:text-properties style:font-name="Open Sans" style:font-name-asian="Open Sans" style:font-name-complex="Open Sans"/>
    </style:style>
    <style:style style:name="T203_5" style:family="text">
      <style:text-properties style:font-name="Open Sans" style:font-name-asian="Open Sans" style:font-name-complex="Open Sans"/>
    </style:style>
    <style:style style:name="T203_6" style:family="text">
      <style:text-properties style:font-name="Open Sans" style:font-name-asian="Open Sans" style:font-name-complex="Open Sans"/>
    </style:style>
    <style:style style:name="T203_7" style:family="text">
      <style:text-properties style:font-name="Open Sans" style:font-name-asian="Open Sans" style:font-name-complex="Open Sans"/>
    </style:style>
    <style:style style:name="T203_8" style:family="text">
      <style:text-properties style:font-name="Open Sans" style:font-name-asian="Open Sans" style:font-name-complex="Open Sans"/>
    </style:style>
    <style:style style:name="T203_9" style:family="text">
      <style:text-properties style:font-name="Open Sans" style:font-name-asian="Open Sans" style:font-name-complex="Open Sans"/>
    </style:style>
    <style:style style:name="T203_10" style:family="text">
      <style:text-properties style:font-name="Open Sans" style:font-name-asian="Open Sans" style:font-name-complex="Open Sans"/>
    </style:style>
    <style:style style:name="T203_11" style:family="text">
      <style:text-properties style:font-name="Open Sans" style:font-name-asian="Open Sans" style:font-name-complex="Open Sans"/>
    </style:style>
    <style:style style:name="T203_12" style:family="text">
      <style:text-properties style:font-name="Open Sans" style:font-name-asian="Open Sans" style:font-name-complex="Open Sans"/>
    </style:style>
    <style:style style:name="T203_13" style:family="text">
      <style:text-properties style:font-name="Open Sans" style:font-name-asian="Open Sans" style:font-name-complex="Open Sans"/>
    </style:style>
    <style:style style:name="T203_14" style:family="text">
      <style:text-properties style:font-name="Open Sans" style:font-name-asian="Open Sans" style:font-name-complex="Open Sans"/>
    </style:style>
    <style:style style:name="T203_15" style:family="text">
      <style:text-properties style:font-name="Open Sans" style:font-name-asian="Open Sans" style:font-name-complex="Open Sans"/>
    </style:style>
    <style:style style:name="T203_16" style:family="text">
      <style:text-properties style:font-name="Open Sans" style:font-name-asian="Open Sans" style:font-name-complex="Open Sans"/>
    </style:style>
    <style:style style:name="T203_17" style:family="text">
      <style:text-properties style:font-name="Open Sans" style:font-name-asian="Open Sans" style:font-name-complex="Open Sans"/>
    </style:style>
    <style:style style:name="T203_18" style:family="text">
      <style:text-properties style:font-name="Open Sans" style:font-name-asian="Open Sans" style:font-name-complex="Open Sans"/>
    </style:style>
    <style:style style:name="T203_19" style:family="text">
      <style:text-properties style:font-name="Open Sans" style:font-name-asian="Open Sans" style:font-name-complex="Open Sans"/>
    </style:style>
    <style:style style:name="T203_20" style:family="text">
      <style:text-properties style:font-name="Open Sans" style:font-name-asian="Open Sans" style:font-name-complex="Open Sans"/>
    </style:style>
    <style:style style:name="T203_21" style:family="text">
      <style:text-properties style:font-name="Open Sans" style:font-name-asian="Open Sans" style:font-name-complex="Open Sans"/>
    </style:style>
    <style:style style:name="T203_22" style:family="text">
      <style:text-properties style:font-name="Open Sans" style:font-name-asian="Open Sans" style:font-name-complex="Open Sans"/>
    </style:style>
    <style:style style:name="T203_23" style:family="text">
      <style:text-properties style:font-name="Open Sans" style:font-name-asian="Open Sans" style:font-name-complex="Open Sans"/>
    </style:style>
    <style:style style:name="T203_24" style:family="text">
      <style:text-properties style:font-name="Open Sans" style:font-name-asian="Open Sans" style:font-name-complex="Open Sans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style:font-name="Open Sans" style:font-name-asian="Open Sans" style:font-name-complex="Open Sans"/>
    </style:style>
    <style:style style:name="T204_2" style:family="text">
      <style:text-properties style:font-name="Open Sans" style:font-name-asian="Open Sans" style:font-name-complex="Open Sans"/>
    </style:style>
    <style:style style:name="T204_3" style:family="text">
      <style:text-properties style:font-name="Open Sans" style:font-name-asian="Open Sans" style:font-name-complex="Open Sans"/>
    </style:style>
    <style:style style:name="T204_4" style:family="text">
      <style:text-properties style:font-name="Open Sans" style:font-name-asian="Open Sans" style:font-name-complex="Open Sans"/>
    </style:style>
    <style:style style:name="T204_5" style:family="text">
      <style:text-properties style:font-name="Open Sans" style:font-name-asian="Open Sans" style:font-name-complex="Open Sans"/>
    </style:style>
    <style:style style:name="T204_6" style:family="text">
      <style:text-properties style:font-name="Open Sans" style:font-name-asian="Open Sans" style:font-name-complex="Open Sans"/>
    </style:style>
    <style:style style:name="T204_7" style:family="text">
      <style:text-properties style:font-name="Open Sans" style:font-name-asian="Open Sans" style:font-name-complex="Open Sans"/>
    </style:style>
    <style:style style:name="T204_8" style:family="text">
      <style:text-properties style:font-name="Open Sans" style:font-name-asian="Open Sans" style:font-name-complex="Open Sans"/>
    </style:style>
    <style:style style:name="T204_9" style:family="text">
      <style:text-properties style:font-name="Open Sans" style:font-name-asian="Open Sans" style:font-name-complex="Open Sans"/>
    </style:style>
    <style:style style:name="T204_10" style:family="text">
      <style:text-properties style:font-name="Open Sans" style:font-name-asian="Open Sans" style:font-name-complex="Open Sans"/>
    </style:style>
    <style:style style:name="T204_11" style:family="text">
      <style:text-properties style:font-name="Open Sans" style:font-name-asian="Open Sans" style:font-name-complex="Open Sans"/>
    </style:style>
    <style:style style:name="T204_12" style:family="text">
      <style:text-properties style:font-name="Open Sans" style:font-name-asian="Open Sans" style:font-name-complex="Open Sans"/>
    </style:style>
    <style:style style:name="T204_13" style:family="text">
      <style:text-properties style:font-name="Open Sans" style:font-name-asian="Open Sans" style:font-name-complex="Open Sans"/>
    </style:style>
    <style:style style:name="T204_14" style:family="text">
      <style:text-properties style:font-name="Open Sans" style:font-name-asian="Open Sans" style:font-name-complex="Open Sans"/>
    </style:style>
    <style:style style:name="T204_15" style:family="text">
      <style:text-properties style:font-name="Open Sans" style:font-name-asian="Open Sans" style:font-name-complex="Open Sans"/>
    </style:style>
    <style:style style:name="T204_16" style:family="text">
      <style:text-properties style:font-name="Open Sans" style:font-name-asian="Open Sans" style:font-name-complex="Open Sans"/>
    </style:style>
    <style:style style:name="T204_17" style:family="text">
      <style:text-properties style:font-name="Open Sans" style:font-name-asian="Open Sans" style:font-name-complex="Open Sans"/>
    </style:style>
    <style:style style:name="T204_18" style:family="text">
      <style:text-properties style:font-name="Open Sans" style:font-name-asian="Open Sans" style:font-name-complex="Open Sans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style:font-name="Open Sans" style:font-name-asian="Open Sans" style:font-name-complex="Open Sans"/>
    </style:style>
    <style:style style:name="T205_2" style:family="text">
      <style:text-properties style:font-name="Open Sans" style:font-name-asian="Open Sans" style:font-name-complex="Open Sans"/>
    </style:style>
    <style:style style:name="T205_3" style:family="text">
      <style:text-properties style:font-name="Open Sans" style:font-name-asian="Open Sans" style:font-name-complex="Open Sans"/>
    </style:style>
    <style:style style:name="T205_4" style:family="text">
      <style:text-properties style:font-name="Open Sans" style:font-name-asian="Open Sans" style:font-name-complex="Open Sans"/>
    </style:style>
    <style:style style:name="T205_5" style:family="text">
      <style:text-properties style:font-name="Open Sans" style:font-name-asian="Open Sans" style:font-name-complex="Open Sans"/>
    </style:style>
    <style:style style:name="T205_6" style:family="text">
      <style:text-properties style:font-name="Open Sans" style:font-name-asian="Open Sans" style:font-name-complex="Open Sans"/>
    </style:style>
    <style:style style:name="T205_7" style:family="text">
      <style:text-properties style:font-name="Open Sans" style:font-name-asian="Open Sans" style:font-name-complex="Open Sans"/>
    </style:style>
    <style:style style:name="T205_8" style:family="text">
      <style:text-properties style:font-name="Open Sans" style:font-name-asian="Open Sans" style:font-name-complex="Open Sans"/>
    </style:style>
    <style:style style:name="T205_9" style:family="text">
      <style:text-properties style:font-name="Open Sans" style:font-name-asian="Open Sans" style:font-name-complex="Open Sans"/>
    </style:style>
    <style:style style:name="T205_10" style:family="text">
      <style:text-properties style:font-name="Open Sans" style:font-name-asian="Open Sans" style:font-name-complex="Open Sans"/>
    </style:style>
    <style:style style:name="T205_11" style:family="text">
      <style:text-properties style:font-name="Open Sans" style:font-name-asian="Open Sans" style:font-name-complex="Open Sans"/>
    </style:style>
    <style:style style:name="T205_12" style:family="text">
      <style:text-properties style:font-name="Open Sans" style:font-name-asian="Open Sans" style:font-name-complex="Open Sans"/>
    </style:style>
    <style:style style:name="T205_13" style:family="text">
      <style:text-properties style:font-name="Open Sans" style:font-name-asian="Open Sans" style:font-name-complex="Open Sans"/>
    </style:style>
    <style:style style:name="T205_14" style:family="text">
      <style:text-properties style:font-name="Open Sans" style:font-name-asian="Open Sans" style:font-name-complex="Open Sans"/>
    </style:style>
    <style:style style:name="T205_15" style:family="text">
      <style:text-properties style:font-name="Open Sans" style:font-name-asian="Open Sans" style:font-name-complex="Open Sans"/>
    </style:style>
    <style:style style:name="T205_16" style:family="text">
      <style:text-properties style:font-name="Open Sans" style:font-name-asian="Open Sans" style:font-name-complex="Open Sans"/>
    </style:style>
    <style:style style:name="T205_17" style:family="text">
      <style:text-properties style:font-name="Open Sans" style:font-name-asian="Open Sans" style:font-name-complex="Open Sans"/>
    </style:style>
    <style:style style:name="T205_18" style:family="text">
      <style:text-properties style:font-name="Open Sans" style:font-name-asian="Open Sans" style:font-name-complex="Open Sans"/>
    </style:style>
    <style:style style:name="T205_19" style:family="text">
      <style:text-properties style:font-name="Open Sans" style:font-name-asian="Open Sans" style:font-name-complex="Open Sans"/>
    </style:style>
    <style:style style:name="T205_20" style:family="text">
      <style:text-properties style:font-name="Open Sans" style:font-name-asian="Open Sans" style:font-name-complex="Open Sans"/>
    </style:style>
    <style:style style:name="T205_21" style:family="text">
      <style:text-properties style:font-name="Open Sans" style:font-name-asian="Open Sans" style:font-name-complex="Open Sans"/>
    </style:style>
    <style:style style:name="T205_22" style:family="text">
      <style:text-properties style:font-name="Open Sans" style:font-name-asian="Open Sans" style:font-name-complex="Open Sans"/>
    </style:style>
    <style:style style:name="T205_23" style:family="text">
      <style:text-properties style:font-name="Open Sans" style:font-name-asian="Open Sans" style:font-name-complex="Open Sans"/>
    </style:style>
    <style:style style:name="T205_24" style:family="text">
      <style:text-properties style:font-name="Open Sans" style:font-name-asian="Open Sans" style:font-name-complex="Open Sans"/>
    </style:style>
    <style:style style:name="T205_25" style:family="text">
      <style:text-properties style:font-name="Open Sans" style:font-name-asian="Open Sans" style:font-name-complex="Open Sans"/>
    </style:style>
    <style:style style:name="T205_26" style:family="text">
      <style:text-properties style:font-name="Open Sans" style:font-name-asian="Open Sans" style:font-name-complex="Open Sans"/>
    </style:style>
    <style:style style:name="T205_27" style:family="text">
      <style:text-properties style:font-name="Open Sans" style:font-name-asian="Open Sans" style:font-name-complex="Open Sans"/>
    </style:style>
    <style:style style:name="T205_28" style:family="text">
      <style:text-properties style:font-name="Open Sans" style:font-name-asian="Open Sans" style:font-name-complex="Open Sans"/>
    </style:style>
    <style:style style:name="T205_29" style:family="text">
      <style:text-properties style:font-name="Open Sans" style:font-name-asian="Open Sans" style:font-name-complex="Open Sans"/>
    </style:style>
    <style:style style:name="T205_30" style:family="text">
      <style:text-properties style:font-name="Open Sans" style:font-name-asian="Open Sans" style:font-name-complex="Open Sans"/>
    </style:style>
    <style:style style:name="T205_31" style:family="text">
      <style:text-properties style:font-name="Open Sans" style:font-name-asian="Open Sans" style:font-name-complex="Open Sans"/>
    </style:style>
    <style:style style:name="T205_32" style:family="text">
      <style:text-properties style:font-name="Open Sans" style:font-name-asian="Open Sans" style:font-name-complex="Open Sans"/>
    </style:style>
    <style:style style:name="T205_33" style:family="text">
      <style:text-properties style:font-name="Open Sans" style:font-name-asian="Open Sans" style:font-name-complex="Open Sans"/>
    </style:style>
    <style:style style:name="T205_34" style:family="text">
      <style:text-properties style:font-name="Open Sans" style:font-name-asian="Open Sans" style:font-name-complex="Open Sans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Open Sans" style:font-name-asian="Open Sans" style:font-name-complex="Open Sans"/>
    </style:style>
    <style:style style:name="T206_2" style:family="text"/>
    <style:style style:name="T206_3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4" style:family="text"/>
    <style:style style:name="T206_5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6" style:family="text"/>
    <style:style style:name="T206_7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8" style:family="text"/>
    <style:style style:name="T206_9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10" style:family="text"/>
    <style:style style:name="T206_11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12" style:family="text"/>
    <style:style style:name="T206_13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14" style:family="text"/>
    <style:style style:name="T206_15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16" style:family="text"/>
    <style:style style:name="T206_17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18" style:family="text"/>
    <style:style style:name="T206_19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20" style:family="text"/>
    <style:style style:name="T206_21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22" style:family="text"/>
    <style:style style:name="T206_23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24" style:family="text"/>
    <style:style style:name="T206_25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26" style:family="text"/>
    <style:style style:name="T206_27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28" style:family="text"/>
    <style:style style:name="T206_29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30" style:family="text"/>
    <style:style style:name="T206_31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32" style:family="text"/>
    <style:style style:name="T206_33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34" style:family="text"/>
    <style:style style:name="T206_35" style:family="text">
      <style:text-properties fo:background-color="#d5a6bd" style:font-name="Open Sans" style:font-name-asian="Open Sans" style:font-name-complex="Open Sans" style:text-underline-style="solid" style:text-underline-color="font-color"/>
    </style:style>
    <style:style style:name="T206_36" style:family="text">
      <style:text-properties fo:background-color="#d5a6bd" style:font-name="Open Sans" style:font-name-asian="Open Sans" style:font-name-complex="Open Sans"/>
    </style:style>
    <style:style style:name="T206_37" style:family="text">
      <style:text-properties style:font-name="Open Sans" style:font-name-asian="Open Sans" style:font-name-complex="Open Sans"/>
    </style:style>
    <style:style style:name="T206_38" style:family="text">
      <style:text-properties style:font-name="Open Sans" style:font-name-asian="Open Sans" style:font-name-complex="Open Sans"/>
    </style:style>
    <style:style style:name="T206_39" style:family="text">
      <style:text-properties style:font-name="Open Sans" style:font-name-asian="Open Sans" style:font-name-complex="Open Sans"/>
    </style:style>
    <style:style style:name="T206_40" style:family="text">
      <style:text-properties style:font-name="Open Sans" style:font-name-asian="Open Sans" style:font-name-complex="Open Sans"/>
    </style:style>
    <style:style style:name="T206_41" style:family="text">
      <style:text-properties style:font-name="Open Sans" style:font-name-asian="Open Sans" style:font-name-complex="Open Sans"/>
    </style:style>
    <style:style style:name="T206_42" style:family="text">
      <style:text-properties style:font-name="Open Sans" style:font-name-asian="Open Sans" style:font-name-complex="Open Sans"/>
    </style:style>
    <style:style style:name="T206_43" style:family="text">
      <style:text-properties style:font-name="Open Sans" style:font-name-asian="Open Sans" style:font-name-complex="Open Sans"/>
    </style:style>
    <style:style style:name="T206_44" style:family="text">
      <style:text-properties style:font-name="Open Sans" style:font-name-asian="Open Sans" style:font-name-complex="Open Sans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Open Sans" style:font-name-asian="Open Sans" style:font-name-complex="Open Sans"/>
    </style:style>
    <style:style style:name="T207_2" style:family="text">
      <style:text-properties style:font-name="Open Sans" style:font-name-asian="Open Sans" style:font-name-complex="Open Sans"/>
    </style:style>
    <style:style style:name="T207_3" style:family="text">
      <style:text-properties style:font-name="Open Sans" style:font-name-asian="Open Sans" style:font-name-complex="Open Sans"/>
    </style:style>
    <style:style style:name="T207_4" style:family="text">
      <style:text-properties style:font-name="Open Sans" style:font-name-asian="Open Sans" style:font-name-complex="Open Sans"/>
    </style:style>
    <style:style style:name="T207_5" style:family="text">
      <style:text-properties style:font-name="Open Sans" style:font-name-asian="Open Sans" style:font-name-complex="Open Sans"/>
    </style:style>
    <style:style style:name="T207_6" style:family="text">
      <style:text-properties style:font-name="Open Sans" style:font-name-asian="Open Sans" style:font-name-complex="Open Sans"/>
    </style:style>
    <style:style style:name="T207_7" style:family="text">
      <style:text-properties style:font-name="Open Sans" style:font-name-asian="Open Sans" style:font-name-complex="Open Sans"/>
    </style:style>
    <style:style style:name="T207_8" style:family="text">
      <style:text-properties style:font-name="Open Sans" style:font-name-asian="Open Sans" style:font-name-complex="Open Sans"/>
    </style:style>
    <style:style style:name="T207_9" style:family="text">
      <style:text-properties style:font-name="Open Sans" style:font-name-asian="Open Sans" style:font-name-complex="Open Sans"/>
    </style:style>
    <style:style style:name="T207_10" style:family="text">
      <style:text-properties style:font-name="Open Sans" style:font-name-asian="Open Sans" style:font-name-complex="Open Sans"/>
    </style:style>
    <style:style style:name="T207_11" style:family="text">
      <style:text-properties style:font-name="Open Sans" style:font-name-asian="Open Sans" style:font-name-complex="Open Sans"/>
    </style:style>
    <style:style style:name="T207_12" style:family="text">
      <style:text-properties style:font-name="Open Sans" style:font-name-asian="Open Sans" style:font-name-complex="Open Sans"/>
    </style:style>
    <style:style style:name="T207_13" style:family="text">
      <style:text-properties style:font-name="Open Sans" style:font-name-asian="Open Sans" style:font-name-complex="Open Sans"/>
    </style:style>
    <style:style style:name="T207_14" style:family="text">
      <style:text-properties style:font-name="Open Sans" style:font-name-asian="Open Sans" style:font-name-complex="Open Sans"/>
    </style:style>
    <style:style style:name="T207_15" style:family="text">
      <style:text-properties style:font-name="Open Sans" style:font-name-asian="Open Sans" style:font-name-complex="Open Sans"/>
    </style:style>
    <style:style style:name="T207_16" style:family="text">
      <style:text-properties style:font-name="Open Sans" style:font-name-asian="Open Sans" style:font-name-complex="Open Sans"/>
    </style:style>
    <style:style style:name="T207_17" style:family="text">
      <style:text-properties style:font-name="Open Sans" style:font-name-asian="Open Sans" style:font-name-complex="Open Sans"/>
    </style:style>
    <style:style style:name="T207_18" style:family="text">
      <style:text-properties style:font-name="Open Sans" style:font-name-asian="Open Sans" style:font-name-complex="Open Sans"/>
    </style:style>
    <style:style style:name="T207_19" style:family="text">
      <style:text-properties style:font-name="Open Sans" style:font-name-asian="Open Sans" style:font-name-complex="Open Sans"/>
    </style:style>
    <style:style style:name="T207_20" style:family="text">
      <style:text-properties style:font-name="Open Sans" style:font-name-asian="Open Sans" style:font-name-complex="Open Sans"/>
    </style:style>
    <style:style style:name="T207_21" style:family="text">
      <style:text-properties style:font-name="Open Sans" style:font-name-asian="Open Sans" style:font-name-complex="Open Sans"/>
    </style:style>
    <style:style style:name="T207_22" style:family="text">
      <style:text-properties style:font-name="Open Sans" style:font-name-asian="Open Sans" style:font-name-complex="Open Sans"/>
    </style:style>
    <style:style style:name="T207_23" style:family="text">
      <style:text-properties style:font-name="Open Sans" style:font-name-asian="Open Sans" style:font-name-complex="Open Sans"/>
    </style:style>
    <style:style style:name="T207_24" style:family="text">
      <style:text-properties style:font-name="Open Sans" style:font-name-asian="Open Sans" style:font-name-complex="Open Sans"/>
    </style:style>
    <style:style style:name="T207_25" style:family="text">
      <style:text-properties style:font-name="Open Sans" style:font-name-asian="Open Sans" style:font-name-complex="Open Sans"/>
    </style:style>
    <style:style style:name="T207_26" style:family="text">
      <style:text-properties style:font-name="Open Sans" style:font-name-asian="Open Sans" style:font-name-complex="Open Sans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style:font-name="Open Sans" style:font-name-asian="Open Sans" style:font-name-complex="Open Sans"/>
    </style:style>
    <style:style style:name="T208_2" style:family="text">
      <style:text-properties style:font-name="Open Sans" style:font-name-asian="Open Sans" style:font-name-complex="Open Sans"/>
    </style:style>
    <style:style style:name="T208_3" style:family="text">
      <style:text-properties style:font-name="Open Sans" style:font-name-asian="Open Sans" style:font-name-complex="Open Sans"/>
    </style:style>
    <style:style style:name="T208_4" style:family="text">
      <style:text-properties style:font-name="Open Sans" style:font-name-asian="Open Sans" style:font-name-complex="Open Sans"/>
    </style:style>
    <style:style style:name="T208_5" style:family="text">
      <style:text-properties style:font-name="Open Sans" style:font-name-asian="Open Sans" style:font-name-complex="Open Sans"/>
    </style:style>
    <style:style style:name="T208_6" style:family="text">
      <style:text-properties style:font-name="Open Sans" style:font-name-asian="Open Sans" style:font-name-complex="Open Sans"/>
    </style:style>
    <style:style style:name="T208_7" style:family="text">
      <style:text-properties style:font-name="Open Sans" style:font-name-asian="Open Sans" style:font-name-complex="Open Sans"/>
    </style:style>
    <style:style style:name="T208_8" style:family="text">
      <style:text-properties style:font-name="Open Sans" style:font-name-asian="Open Sans" style:font-name-complex="Open Sans"/>
    </style:style>
    <style:style style:name="T208_9" style:family="text">
      <style:text-properties style:font-name="Open Sans" style:font-name-asian="Open Sans" style:font-name-complex="Open Sans"/>
    </style:style>
    <style:style style:name="T208_10" style:family="text">
      <style:text-properties style:font-name="Open Sans" style:font-name-asian="Open Sans" style:font-name-complex="Open Sans"/>
    </style:style>
    <style:style style:name="T208_11" style:family="text">
      <style:text-properties style:font-name="Open Sans" style:font-name-asian="Open Sans" style:font-name-complex="Open Sans"/>
    </style:style>
    <style:style style:name="T208_12" style:family="text">
      <style:text-properties style:font-name="Open Sans" style:font-name-asian="Open Sans" style:font-name-complex="Open Sans"/>
    </style:style>
    <style:style style:name="T208_13" style:family="text">
      <style:text-properties style:font-name="Open Sans" style:font-name-asian="Open Sans" style:font-name-complex="Open Sans"/>
    </style:style>
    <style:style style:name="T208_14" style:family="text">
      <style:text-properties style:font-name="Open Sans" style:font-name-asian="Open Sans" style:font-name-complex="Open Sans"/>
    </style:style>
    <style:style style:name="T208_15" style:family="text">
      <style:text-properties style:font-name="Open Sans" style:font-name-asian="Open Sans" style:font-name-complex="Open Sans"/>
    </style:style>
    <style:style style:name="T208_16" style:family="text">
      <style:text-properties style:font-name="Open Sans" style:font-name-asian="Open Sans" style:font-name-complex="Open Sans"/>
    </style:style>
    <style:style style:name="T208_17" style:family="text">
      <style:text-properties style:font-name="Open Sans" style:font-name-asian="Open Sans" style:font-name-complex="Open Sans"/>
    </style:style>
    <style:style style:name="T208_18" style:family="text">
      <style:text-properties style:font-name="Open Sans" style:font-name-asian="Open Sans" style:font-name-complex="Open Sans"/>
    </style:style>
    <style:style style:name="T208_19" style:family="text">
      <style:text-properties style:font-name="Open Sans" style:font-name-asian="Open Sans" style:font-name-complex="Open Sans"/>
    </style:style>
    <style:style style:name="T208_20" style:family="text">
      <style:text-properties style:font-name="Open Sans" style:font-name-asian="Open Sans" style:font-name-complex="Open Sans"/>
    </style:style>
    <style:style style:name="T208_21" style:family="text">
      <style:text-properties style:font-name="Open Sans" style:font-name-asian="Open Sans" style:font-name-complex="Open Sans"/>
    </style:style>
    <style:style style:name="T208_22" style:family="text">
      <style:text-properties style:font-name="Open Sans" style:font-name-asian="Open Sans" style:font-name-complex="Open Sans"/>
    </style:style>
    <style:style style:name="T208_23" style:family="text">
      <style:text-properties style:font-name="Open Sans" style:font-name-asian="Open Sans" style:font-name-complex="Open Sans"/>
    </style:style>
    <style:style style:name="T208_24" style:family="text">
      <style:text-properties style:font-name="Open Sans" style:font-name-asian="Open Sans" style:font-name-complex="Open Sans"/>
    </style:style>
    <style:style style:name="T208_25" style:family="text">
      <style:text-properties style:font-name="Open Sans" style:font-name-asian="Open Sans" style:font-name-complex="Open Sans"/>
    </style:style>
    <style:style style:name="P209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background-color="#00ff00" style:font-name="Open Sans" style:font-name-asian="Open Sans" style:font-name-complex="Open Sans"/>
    </style:style>
    <style:style style:name="T210_2" style:family="text">
      <style:text-properties fo:background-color="#00ff00" style:font-name="Open Sans" style:font-name-asian="Open Sans" style:font-name-complex="Open Sans"/>
    </style:style>
    <style:style style:name="T210_3" style:family="text">
      <style:text-properties style:font-name="Open Sans" style:font-name-asian="Open Sans" style:font-name-complex="Open Sans"/>
    </style:style>
    <style:style style:name="T210_4" style:family="text">
      <style:text-properties style:font-name="Open Sans" style:font-name-asian="Open Sans" style:font-name-complex="Open Sans"/>
    </style:style>
    <style:style style:name="T210_5" style:family="text">
      <style:text-properties style:font-name="Open Sans" style:font-name-asian="Open Sans" style:font-name-complex="Open Sans"/>
    </style:style>
    <style:style style:name="T210_6" style:family="text">
      <style:text-properties style:font-name="Open Sans" style:font-name-asian="Open Sans" style:font-name-complex="Open Sans"/>
    </style:style>
    <style:style style:name="T210_7" style:family="text">
      <style:text-properties style:font-name="Open Sans" style:font-name-asian="Open Sans" style:font-name-complex="Open Sans"/>
    </style:style>
    <style:style style:name="T210_8" style:family="text">
      <style:text-properties style:font-name="Open Sans" style:font-name-asian="Open Sans" style:font-name-complex="Open Sans"/>
    </style:style>
    <style:style style:name="T210_9" style:family="text">
      <style:text-properties style:font-name="Open Sans" style:font-name-asian="Open Sans" style:font-name-complex="Open Sans"/>
    </style:style>
    <style:style style:name="T210_10" style:family="text">
      <style:text-properties style:font-name="Open Sans" style:font-name-asian="Open Sans" style:font-name-complex="Open Sans"/>
    </style:style>
    <style:style style:name="T210_11" style:family="text">
      <style:text-properties style:font-name="Open Sans" style:font-name-asian="Open Sans" style:font-name-complex="Open Sans"/>
    </style:style>
    <style:style style:name="T210_12" style:family="text">
      <style:text-properties style:font-name="Open Sans" style:font-name-asian="Open Sans" style:font-name-complex="Open Sans"/>
    </style:style>
    <style:style style:name="T210_13" style:family="text">
      <style:text-properties style:font-name="Open Sans" style:font-name-asian="Open Sans" style:font-name-complex="Open Sans"/>
    </style:style>
    <style:style style:name="T210_14" style:family="text">
      <style:text-properties style:font-name="Open Sans" style:font-name-asian="Open Sans" style:font-name-complex="Open Sans"/>
    </style:style>
    <style:style style:name="T210_15" style:family="text">
      <style:text-properties style:font-name="Open Sans" style:font-name-asian="Open Sans" style:font-name-complex="Open Sans"/>
    </style:style>
    <style:style style:name="T210_16" style:family="text">
      <style:text-properties style:font-name="Open Sans" style:font-name-asian="Open Sans" style:font-name-complex="Open Sans"/>
    </style:style>
    <style:style style:name="T210_17" style:family="text">
      <style:text-properties style:font-name="Open Sans" style:font-name-asian="Open Sans" style:font-name-complex="Open Sans"/>
    </style:style>
    <style:style style:name="T210_18" style:family="text">
      <style:text-properties style:font-name="Open Sans" style:font-name-asian="Open Sans" style:font-name-complex="Open Sans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style:font-name="Open Sans" style:font-name-asian="Open Sans" style:font-name-complex="Open Sans"/>
    </style:style>
    <style:style style:name="T211_2" style:family="text">
      <style:text-properties fo:background-color="#00ff00" style:font-name="Open Sans" style:font-name-asian="Open Sans" style:font-name-complex="Open Sans"/>
    </style:style>
    <style:style style:name="T211_3" style:family="text">
      <style:text-properties fo:background-color="#00ff00" style:font-name="Open Sans" style:font-name-asian="Open Sans" style:font-name-complex="Open Sans"/>
    </style:style>
    <style:style style:name="T211_4" style:family="text">
      <style:text-properties style:font-name="Open Sans" style:font-name-asian="Open Sans" style:font-name-complex="Open Sans"/>
    </style:style>
    <style:style style:name="T211_5" style:family="text">
      <style:text-properties style:font-name="Open Sans" style:font-name-asian="Open Sans" style:font-name-complex="Open Sans"/>
    </style:style>
    <style:style style:name="T211_6" style:family="text">
      <style:text-properties style:font-name="Open Sans" style:font-name-asian="Open Sans" style:font-name-complex="Open Sans"/>
    </style:style>
    <style:style style:name="T211_7" style:family="text">
      <style:text-properties style:font-name="Open Sans" style:font-name-asian="Open Sans" style:font-name-complex="Open Sans"/>
    </style:style>
    <style:style style:name="T211_8" style:family="text">
      <style:text-properties style:font-name="Open Sans" style:font-name-asian="Open Sans" style:font-name-complex="Open Sans"/>
    </style:style>
    <style:style style:name="T211_9" style:family="text">
      <style:text-properties style:font-name="Open Sans" style:font-name-asian="Open Sans" style:font-name-complex="Open Sans"/>
    </style:style>
    <style:style style:name="T211_10" style:family="text">
      <style:text-properties style:font-name="Open Sans" style:font-name-asian="Open Sans" style:font-name-complex="Open Sans"/>
    </style:style>
    <style:style style:name="T211_11" style:family="text">
      <style:text-properties style:font-name="Open Sans" style:font-name-asian="Open Sans" style:font-name-complex="Open Sans"/>
    </style:style>
    <style:style style:name="T211_12" style:family="text">
      <style:text-properties style:font-name="Open Sans" style:font-name-asian="Open Sans" style:font-name-complex="Open Sans"/>
    </style:style>
    <style:style style:name="T211_13" style:family="text">
      <style:text-properties style:font-name="Open Sans" style:font-name-asian="Open Sans" style:font-name-complex="Open Sans"/>
    </style:style>
    <style:style style:name="T211_14" style:family="text">
      <style:text-properties style:font-name="Open Sans" style:font-name-asian="Open Sans" style:font-name-complex="Open Sans"/>
    </style:style>
    <style:style style:name="T211_15" style:family="text">
      <style:text-properties style:font-name="Open Sans" style:font-name-asian="Open Sans" style:font-name-complex="Open Sans"/>
    </style:style>
    <style:style style:name="T211_16" style:family="text">
      <style:text-properties style:font-name="Open Sans" style:font-name-asian="Open Sans" style:font-name-complex="Open Sans"/>
    </style:style>
    <style:style style:name="T211_17" style:family="text">
      <style:text-properties style:font-name="Open Sans" style:font-name-asian="Open Sans" style:font-name-complex="Open Sans"/>
    </style:style>
    <style:style style:name="T211_18" style:family="text">
      <style:text-properties style:font-name="Open Sans" style:font-name-asian="Open Sans" style:font-name-complex="Open Sans"/>
    </style:style>
    <style:style style:name="T211_19" style:family="text">
      <style:text-properties style:font-name="Open Sans" style:font-name-asian="Open Sans" style:font-name-complex="Open Sans"/>
    </style:style>
    <style:style style:name="T211_20" style:family="text">
      <style:text-properties style:font-name="Open Sans" style:font-name-asian="Open Sans" style:font-name-complex="Open Sans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font-name="Open Sans" style:font-name-asian="Open Sans" style:font-name-complex="Open Sans"/>
    </style:style>
    <style:style style:name="T212_2" style:family="text">
      <style:text-properties fo:background-color="#00ff00" style:font-name="Open Sans" style:font-name-asian="Open Sans" style:font-name-complex="Open Sans"/>
    </style:style>
    <style:style style:name="T212_3" style:family="text">
      <style:text-properties fo:background-color="#00ff00" style:font-name="Open Sans" style:font-name-asian="Open Sans" style:font-name-complex="Open Sans"/>
    </style:style>
    <style:style style:name="T212_4" style:family="text">
      <style:text-properties style:font-name="Open Sans" style:font-name-asian="Open Sans" style:font-name-complex="Open Sans"/>
    </style:style>
    <style:style style:name="T212_5" style:family="text">
      <style:text-properties style:font-name="Open Sans" style:font-name-asian="Open Sans" style:font-name-complex="Open Sans"/>
    </style:style>
    <style:style style:name="T212_6" style:family="text">
      <style:text-properties style:font-name="Open Sans" style:font-name-asian="Open Sans" style:font-name-complex="Open Sans"/>
    </style:style>
    <style:style style:name="T212_7" style:family="text">
      <style:text-properties style:font-name="Open Sans" style:font-name-asian="Open Sans" style:font-name-complex="Open Sans"/>
    </style:style>
    <style:style style:name="T212_8" style:family="text">
      <style:text-properties style:font-name="Open Sans" style:font-name-asian="Open Sans" style:font-name-complex="Open Sans"/>
    </style:style>
    <style:style style:name="T212_9" style:family="text">
      <style:text-properties style:font-name="Open Sans" style:font-name-asian="Open Sans" style:font-name-complex="Open Sans"/>
    </style:style>
    <style:style style:name="T212_10" style:family="text">
      <style:text-properties style:font-name="Open Sans" style:font-name-asian="Open Sans" style:font-name-complex="Open Sans"/>
    </style:style>
    <style:style style:name="T212_11" style:family="text">
      <style:text-properties style:font-name="Open Sans" style:font-name-asian="Open Sans" style:font-name-complex="Open Sans"/>
    </style:style>
    <style:style style:name="T212_12" style:family="text">
      <style:text-properties style:font-name="Open Sans" style:font-name-asian="Open Sans" style:font-name-complex="Open Sans"/>
    </style:style>
    <style:style style:name="T212_13" style:family="text">
      <style:text-properties style:font-name="Open Sans" style:font-name-asian="Open Sans" style:font-name-complex="Open Sans"/>
    </style:style>
    <style:style style:name="T212_14" style:family="text">
      <style:text-properties style:font-name="Open Sans" style:font-name-asian="Open Sans" style:font-name-complex="Open Sans"/>
    </style:style>
    <style:style style:name="T212_15" style:family="text">
      <style:text-properties style:font-name="Open Sans" style:font-name-asian="Open Sans" style:font-name-complex="Open Sans"/>
    </style:style>
    <style:style style:name="T212_16" style:family="text">
      <style:text-properties style:font-name="Open Sans" style:font-name-asian="Open Sans" style:font-name-complex="Open Sans"/>
    </style:style>
    <style:style style:name="T212_17" style:family="text">
      <style:text-properties style:font-name="Open Sans" style:font-name-asian="Open Sans" style:font-name-complex="Open Sans"/>
    </style:style>
    <style:style style:name="T212_18" style:family="text">
      <style:text-properties style:font-name="Open Sans" style:font-name-asian="Open Sans" style:font-name-complex="Open Sans"/>
    </style:style>
    <style:style style:name="T212_19" style:family="text">
      <style:text-properties style:font-name="Open Sans" style:font-name-asian="Open Sans" style:font-name-complex="Open Sans"/>
    </style:style>
    <style:style style:name="T212_20" style:family="text">
      <style:text-properties style:font-name="Open Sans" style:font-name-asian="Open Sans" style:font-name-complex="Open Sans"/>
    </style:style>
    <style:style style:name="T212_21" style:family="text">
      <style:text-properties style:font-name="Open Sans" style:font-name-asian="Open Sans" style:font-name-complex="Open Sans"/>
    </style:style>
    <style:style style:name="T212_22" style:family="text">
      <style:text-properties style:font-name="Open Sans" style:font-name-asian="Open Sans" style:font-name-complex="Open Sans"/>
    </style:style>
    <style:style style:name="T212_23" style:family="text">
      <style:text-properties style:font-name="Open Sans" style:font-name-asian="Open Sans" style:font-name-complex="Open Sans"/>
    </style:style>
    <style:style style:name="T212_24" style:family="text">
      <style:text-properties style:font-name="Open Sans" style:font-name-asian="Open Sans" style:font-name-complex="Open Sans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style:font-name="Open Sans" style:font-name-asian="Open Sans" style:font-name-complex="Open Sans"/>
    </style:style>
    <style:style style:name="T213_2" style:family="text">
      <style:text-properties style:font-name="Open Sans" style:font-name-asian="Open Sans" style:font-name-complex="Open Sans"/>
    </style:style>
    <style:style style:name="T213_3" style:family="text">
      <style:text-properties style:font-name="Open Sans" style:font-name-asian="Open Sans" style:font-name-complex="Open Sans"/>
    </style:style>
    <style:style style:name="T213_4" style:family="text">
      <style:text-properties style:font-name="Open Sans" style:font-name-asian="Open Sans" style:font-name-complex="Open Sans"/>
    </style:style>
    <style:style style:name="T213_5" style:family="text">
      <style:text-properties style:font-name="Open Sans" style:font-name-asian="Open Sans" style:font-name-complex="Open Sans"/>
    </style:style>
    <style:style style:name="T213_6" style:family="text">
      <style:text-properties style:font-name="Open Sans" style:font-name-asian="Open Sans" style:font-name-complex="Open Sans"/>
    </style:style>
    <style:style style:name="T213_7" style:family="text">
      <style:text-properties style:font-name="Open Sans" style:font-name-asian="Open Sans" style:font-name-complex="Open Sans"/>
    </style:style>
    <style:style style:name="T213_8" style:family="text">
      <style:text-properties style:font-name="Open Sans" style:font-name-asian="Open Sans" style:font-name-complex="Open Sans"/>
    </style:style>
    <style:style style:name="T213_9" style:family="text">
      <style:text-properties style:font-name="Open Sans" style:font-name-asian="Open Sans" style:font-name-complex="Open Sans"/>
    </style:style>
    <style:style style:name="T213_10" style:family="text">
      <style:text-properties style:font-name="Open Sans" style:font-name-asian="Open Sans" style:font-name-complex="Open Sans"/>
    </style:style>
    <style:style style:name="T213_11" style:family="text">
      <style:text-properties style:font-name="Open Sans" style:font-name-asian="Open Sans" style:font-name-complex="Open Sans"/>
    </style:style>
    <style:style style:name="T213_12" style:family="text">
      <style:text-properties style:font-name="Open Sans" style:font-name-asian="Open Sans" style:font-name-complex="Open Sans"/>
    </style:style>
    <style:style style:name="T213_13" style:family="text">
      <style:text-properties style:font-name="Open Sans" style:font-name-asian="Open Sans" style:font-name-complex="Open Sans"/>
    </style:style>
    <style:style style:name="T213_14" style:family="text">
      <style:text-properties style:font-name="Open Sans" style:font-name-asian="Open Sans" style:font-name-complex="Open Sans"/>
    </style:style>
    <style:style style:name="T213_15" style:family="text">
      <style:text-properties style:font-name="Open Sans" style:font-name-asian="Open Sans" style:font-name-complex="Open Sans"/>
    </style:style>
    <style:style style:name="T213_16" style:family="text">
      <style:text-properties style:font-name="Open Sans" style:font-name-asian="Open Sans" style:font-name-complex="Open Sans"/>
    </style:style>
    <style:style style:name="T213_17" style:family="text">
      <style:text-properties style:font-name="Open Sans" style:font-name-asian="Open Sans" style:font-name-complex="Open Sans"/>
    </style:style>
    <style:style style:name="T213_18" style:family="text">
      <style:text-properties style:font-name="Open Sans" style:font-name-asian="Open Sans" style:font-name-complex="Open Sans"/>
    </style:style>
    <style:style style:name="T213_19" style:family="text">
      <style:text-properties style:font-name="Open Sans" style:font-name-asian="Open Sans" style:font-name-complex="Open Sans"/>
    </style:style>
    <style:style style:name="T213_20" style:family="text">
      <style:text-properties style:font-name="Open Sans" style:font-name-asian="Open Sans" style:font-name-complex="Open Sans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style:font-name="Open Sans" style:font-name-asian="Open Sans" style:font-name-complex="Open Sans"/>
    </style:style>
    <style:style style:name="T214_2" style:family="text">
      <style:text-properties style:font-name="Open Sans" style:font-name-asian="Open Sans" style:font-name-complex="Open Sans"/>
    </style:style>
    <style:style style:name="T214_3" style:family="text">
      <style:text-properties style:font-name="Open Sans" style:font-name-asian="Open Sans" style:font-name-complex="Open Sans"/>
    </style:style>
    <style:style style:name="T214_4" style:family="text">
      <style:text-properties style:font-name="Open Sans" style:font-name-asian="Open Sans" style:font-name-complex="Open Sans"/>
    </style:style>
    <style:style style:name="T214_5" style:family="text">
      <style:text-properties style:font-name="Open Sans" style:font-name-asian="Open Sans" style:font-name-complex="Open Sans"/>
    </style:style>
    <style:style style:name="T214_6" style:family="text">
      <style:text-properties style:font-name="Open Sans" style:font-name-asian="Open Sans" style:font-name-complex="Open Sans"/>
    </style:style>
    <style:style style:name="T214_7" style:family="text">
      <style:text-properties style:font-name="Open Sans" style:font-name-asian="Open Sans" style:font-name-complex="Open Sans"/>
    </style:style>
    <style:style style:name="T214_8" style:family="text">
      <style:text-properties style:font-name="Open Sans" style:font-name-asian="Open Sans" style:font-name-complex="Open Sans"/>
    </style:style>
    <style:style style:name="T214_9" style:family="text">
      <style:text-properties style:font-name="Open Sans" style:font-name-asian="Open Sans" style:font-name-complex="Open Sans"/>
    </style:style>
    <style:style style:name="T214_10" style:family="text">
      <style:text-properties style:font-name="Open Sans" style:font-name-asian="Open Sans" style:font-name-complex="Open Sans"/>
    </style:style>
    <style:style style:name="T214_11" style:family="text">
      <style:text-properties style:font-name="Open Sans" style:font-name-asian="Open Sans" style:font-name-complex="Open Sans"/>
    </style:style>
    <style:style style:name="T214_12" style:family="text">
      <style:text-properties style:font-name="Open Sans" style:font-name-asian="Open Sans" style:font-name-complex="Open Sans"/>
    </style:style>
    <style:style style:name="T214_13" style:family="text">
      <style:text-properties style:font-name="Open Sans" style:font-name-asian="Open Sans" style:font-name-complex="Open Sans"/>
    </style:style>
    <style:style style:name="T214_14" style:family="text">
      <style:text-properties style:font-name="Open Sans" style:font-name-asian="Open Sans" style:font-name-complex="Open Sans"/>
    </style:style>
    <style:style style:name="T214_15" style:family="text">
      <style:text-properties style:font-name="Open Sans" style:font-name-asian="Open Sans" style:font-name-complex="Open Sans"/>
    </style:style>
    <style:style style:name="T214_16" style:family="text">
      <style:text-properties style:font-name="Open Sans" style:font-name-asian="Open Sans" style:font-name-complex="Open Sans"/>
    </style:style>
    <style:style style:name="T214_17" style:family="text">
      <style:text-properties style:font-name="Open Sans" style:font-name-asian="Open Sans" style:font-name-complex="Open Sans"/>
    </style:style>
    <style:style style:name="T214_18" style:family="text">
      <style:text-properties style:font-name="Open Sans" style:font-name-asian="Open Sans" style:font-name-complex="Open Sans"/>
    </style:style>
    <style:style style:name="T214_19" style:family="text">
      <style:text-properties style:font-name="Open Sans" style:font-name-asian="Open Sans" style:font-name-complex="Open Sans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Open Sans" style:font-name-asian="Open Sans" style:font-name-complex="Open Sans"/>
    </style:style>
    <style:style style:name="T215_2" style:family="text">
      <style:text-properties fo:background-color="#00ff00" style:font-name="Open Sans" style:font-name-asian="Open Sans" style:font-name-complex="Open Sans"/>
    </style:style>
    <style:style style:name="T215_3" style:family="text">
      <style:text-properties fo:background-color="#00ff00" style:font-name="Open Sans" style:font-name-asian="Open Sans" style:font-name-complex="Open Sans"/>
    </style:style>
    <style:style style:name="T215_4" style:family="text">
      <style:text-properties style:font-name="Open Sans" style:font-name-asian="Open Sans" style:font-name-complex="Open Sans"/>
    </style:style>
    <style:style style:name="T215_5" style:family="text">
      <style:text-properties style:font-name="Open Sans" style:font-name-asian="Open Sans" style:font-name-complex="Open Sans"/>
    </style:style>
    <style:style style:name="T215_6" style:family="text">
      <style:text-properties style:font-name="Open Sans" style:font-name-asian="Open Sans" style:font-name-complex="Open Sans"/>
    </style:style>
    <style:style style:name="T215_7" style:family="text">
      <style:text-properties style:font-name="Open Sans" style:font-name-asian="Open Sans" style:font-name-complex="Open Sans"/>
    </style:style>
    <style:style style:name="T215_8" style:family="text">
      <style:text-properties style:font-name="Open Sans" style:font-name-asian="Open Sans" style:font-name-complex="Open Sans"/>
    </style:style>
    <style:style style:name="T215_9" style:family="text">
      <style:text-properties style:font-name="Open Sans" style:font-name-asian="Open Sans" style:font-name-complex="Open Sans"/>
    </style:style>
    <style:style style:name="T215_10" style:family="text">
      <style:text-properties style:font-name="Open Sans" style:font-name-asian="Open Sans" style:font-name-complex="Open Sans"/>
    </style:style>
    <style:style style:name="T215_11" style:family="text">
      <style:text-properties style:font-name="Open Sans" style:font-name-asian="Open Sans" style:font-name-complex="Open Sans"/>
    </style:style>
    <style:style style:name="T215_12" style:family="text">
      <style:text-properties style:font-name="Open Sans" style:font-name-asian="Open Sans" style:font-name-complex="Open Sans"/>
    </style:style>
    <style:style style:name="T215_13" style:family="text">
      <style:text-properties style:font-name="Open Sans" style:font-name-asian="Open Sans" style:font-name-complex="Open Sans"/>
    </style:style>
    <style:style style:name="T215_14" style:family="text">
      <style:text-properties style:font-name="Open Sans" style:font-name-asian="Open Sans" style:font-name-complex="Open Sans"/>
    </style:style>
    <style:style style:name="T215_15" style:family="text">
      <style:text-properties style:font-name="Open Sans" style:font-name-asian="Open Sans" style:font-name-complex="Open Sans"/>
    </style:style>
    <style:style style:name="T215_16" style:family="text">
      <style:text-properties style:font-name="Open Sans" style:font-name-asian="Open Sans" style:font-name-complex="Open Sans"/>
    </style:style>
    <style:style style:name="T215_17" style:family="text">
      <style:text-properties style:font-name="Open Sans" style:font-name-asian="Open Sans" style:font-name-complex="Open Sans"/>
    </style:style>
    <style:style style:name="T215_18" style:family="text">
      <style:text-properties style:font-name="Open Sans" style:font-name-asian="Open Sans" style:font-name-complex="Open Sans"/>
    </style:style>
    <style:style style:name="T215_19" style:family="text">
      <style:text-properties style:font-name="Open Sans" style:font-name-asian="Open Sans" style:font-name-complex="Open Sans"/>
    </style:style>
    <style:style style:name="T215_20" style:family="text">
      <style:text-properties style:font-name="Open Sans" style:font-name-asian="Open Sans" style:font-name-complex="Open Sans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style:font-name="Open Sans" style:font-name-asian="Open Sans" style:font-name-complex="Open Sans"/>
    </style:style>
    <style:style style:name="T216_2" style:family="text">
      <style:text-properties style:font-name="Open Sans" style:font-name-asian="Open Sans" style:font-name-complex="Open Sans"/>
    </style:style>
    <style:style style:name="T216_3" style:family="text">
      <style:text-properties style:font-name="Open Sans" style:font-name-asian="Open Sans" style:font-name-complex="Open Sans"/>
    </style:style>
    <style:style style:name="T216_4" style:family="text">
      <style:text-properties style:font-name="Open Sans" style:font-name-asian="Open Sans" style:font-name-complex="Open Sans"/>
    </style:style>
    <style:style style:name="T216_5" style:family="text">
      <style:text-properties style:font-name="Open Sans" style:font-name-asian="Open Sans" style:font-name-complex="Open Sans"/>
    </style:style>
    <style:style style:name="T216_6" style:family="text">
      <style:text-properties style:font-name="Open Sans" style:font-name-asian="Open Sans" style:font-name-complex="Open Sans"/>
    </style:style>
    <style:style style:name="T216_7" style:family="text">
      <style:text-properties style:font-name="Open Sans" style:font-name-asian="Open Sans" style:font-name-complex="Open Sans"/>
    </style:style>
    <style:style style:name="T216_8" style:family="text">
      <style:text-properties style:font-name="Open Sans" style:font-name-asian="Open Sans" style:font-name-complex="Open Sans"/>
    </style:style>
    <style:style style:name="T216_9" style:family="text">
      <style:text-properties style:font-name="Open Sans" style:font-name-asian="Open Sans" style:font-name-complex="Open Sans"/>
    </style:style>
    <style:style style:name="T216_10" style:family="text">
      <style:text-properties style:font-name="Open Sans" style:font-name-asian="Open Sans" style:font-name-complex="Open Sans"/>
    </style:style>
    <style:style style:name="T216_11" style:family="text">
      <style:text-properties style:font-name="Open Sans" style:font-name-asian="Open Sans" style:font-name-complex="Open Sans"/>
    </style:style>
    <style:style style:name="T216_12" style:family="text">
      <style:text-properties style:font-name="Open Sans" style:font-name-asian="Open Sans" style:font-name-complex="Open Sans"/>
    </style:style>
    <style:style style:name="T216_13" style:family="text">
      <style:text-properties style:font-name="Open Sans" style:font-name-asian="Open Sans" style:font-name-complex="Open Sans"/>
    </style:style>
    <style:style style:name="T216_14" style:family="text">
      <style:text-properties style:font-name="Open Sans" style:font-name-asian="Open Sans" style:font-name-complex="Open Sans"/>
    </style:style>
    <style:style style:name="T216_15" style:family="text">
      <style:text-properties style:font-name="Open Sans" style:font-name-asian="Open Sans" style:font-name-complex="Open Sans"/>
    </style:style>
    <style:style style:name="T216_16" style:family="text">
      <style:text-properties style:font-name="Open Sans" style:font-name-asian="Open Sans" style:font-name-complex="Open Sans"/>
    </style:style>
    <style:style style:name="T216_17" style:family="text">
      <style:text-properties style:font-name="Open Sans" style:font-name-asian="Open Sans" style:font-name-complex="Open Sans"/>
    </style:style>
    <style:style style:name="T216_18" style:family="text">
      <style:text-properties style:font-name="Open Sans" style:font-name-asian="Open Sans" style:font-name-complex="Open Sans"/>
    </style:style>
    <style:style style:name="T216_19" style:family="text">
      <style:text-properties style:font-name="Open Sans" style:font-name-asian="Open Sans" style:font-name-complex="Open Sans"/>
    </style:style>
    <style:style style:name="T216_20" style:family="text">
      <style:text-properties style:font-name="Open Sans" style:font-name-asian="Open Sans" style:font-name-complex="Open Sans"/>
    </style:style>
    <style:style style:name="T216_21" style:family="text">
      <style:text-properties style:font-name="Open Sans" style:font-name-asian="Open Sans" style:font-name-complex="Open Sans"/>
    </style:style>
    <style:style style:name="T216_22" style:family="text">
      <style:text-properties style:font-name="Open Sans" style:font-name-asian="Open Sans" style:font-name-complex="Open Sans"/>
    </style:style>
    <style:style style:name="T216_23" style:family="text">
      <style:text-properties style:font-name="Open Sans" style:font-name-asian="Open Sans" style:font-name-complex="Open Sans"/>
    </style:style>
    <style:style style:name="T216_24" style:family="text">
      <style:text-properties style:font-name="Open Sans" style:font-name-asian="Open Sans" style:font-name-complex="Open Sans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font-name="Open Sans" style:font-name-asian="Open Sans" style:font-name-complex="Open Sans"/>
    </style:style>
    <style:style style:name="T217_2" style:family="text">
      <style:text-properties style:font-name="Open Sans" style:font-name-asian="Open Sans" style:font-name-complex="Open Sans"/>
    </style:style>
    <style:style style:name="T217_3" style:family="text">
      <style:text-properties style:font-name="Open Sans" style:font-name-asian="Open Sans" style:font-name-complex="Open Sans"/>
    </style:style>
    <style:style style:name="T217_4" style:family="text">
      <style:text-properties style:font-name="Open Sans" style:font-name-asian="Open Sans" style:font-name-complex="Open Sans"/>
    </style:style>
    <style:style style:name="T217_5" style:family="text">
      <style:text-properties style:font-name="Open Sans" style:font-name-asian="Open Sans" style:font-name-complex="Open Sans"/>
    </style:style>
    <style:style style:name="T217_6" style:family="text">
      <style:text-properties style:font-name="Open Sans" style:font-name-asian="Open Sans" style:font-name-complex="Open Sans"/>
    </style:style>
    <style:style style:name="T217_7" style:family="text">
      <style:text-properties style:font-name="Open Sans" style:font-name-asian="Open Sans" style:font-name-complex="Open Sans"/>
    </style:style>
    <style:style style:name="T217_8" style:family="text">
      <style:text-properties style:font-name="Open Sans" style:font-name-asian="Open Sans" style:font-name-complex="Open Sans"/>
    </style:style>
    <style:style style:name="T217_9" style:family="text">
      <style:text-properties style:font-name="Open Sans" style:font-name-asian="Open Sans" style:font-name-complex="Open Sans"/>
    </style:style>
    <style:style style:name="T217_10" style:family="text">
      <style:text-properties style:font-name="Open Sans" style:font-name-asian="Open Sans" style:font-name-complex="Open Sans"/>
    </style:style>
    <style:style style:name="T217_11" style:family="text">
      <style:text-properties style:font-name="Open Sans" style:font-name-asian="Open Sans" style:font-name-complex="Open Sans"/>
    </style:style>
    <style:style style:name="T217_12" style:family="text">
      <style:text-properties style:font-name="Open Sans" style:font-name-asian="Open Sans" style:font-name-complex="Open Sans"/>
    </style:style>
    <style:style style:name="T217_13" style:family="text">
      <style:text-properties style:font-name="Open Sans" style:font-name-asian="Open Sans" style:font-name-complex="Open Sans"/>
    </style:style>
    <style:style style:name="T217_14" style:family="text">
      <style:text-properties style:font-name="Open Sans" style:font-name-asian="Open Sans" style:font-name-complex="Open Sans"/>
    </style:style>
    <style:style style:name="T217_15" style:family="text">
      <style:text-properties style:font-name="Open Sans" style:font-name-asian="Open Sans" style:font-name-complex="Open Sans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Open Sans" style:font-name-asian="Open Sans" style:font-name-complex="Open Sans"/>
    </style:style>
    <style:style style:name="T218_2" style:family="text">
      <style:text-properties fo:background-color="#00ff00" style:font-name="Open Sans" style:font-name-asian="Open Sans" style:font-name-complex="Open Sans"/>
    </style:style>
    <style:style style:name="T218_3" style:family="text">
      <style:text-properties style:text-line-through-style="solid" style:font-name="Open Sans" style:font-name-asian="Open Sans" style:font-name-complex="Open Sans"/>
    </style:style>
    <style:style style:name="T218_4" style:family="text">
      <style:text-properties style:text-line-through-style="solid" style:font-name="Open Sans" style:font-name-asian="Open Sans" style:font-name-complex="Open Sans"/>
    </style:style>
    <style:style style:name="T218_5" style:family="text">
      <style:text-properties style:text-line-through-style="solid" style:font-name="Open Sans" style:font-name-asian="Open Sans" style:font-name-complex="Open Sans"/>
    </style:style>
    <style:style style:name="T218_6" style:family="text">
      <style:text-properties style:text-line-through-style="solid" style:font-name="Open Sans" style:font-name-asian="Open Sans" style:font-name-complex="Open Sans"/>
    </style:style>
    <style:style style:name="T218_7" style:family="text">
      <style:text-properties style:text-line-through-style="solid" style:font-name="Open Sans" style:font-name-asian="Open Sans" style:font-name-complex="Open Sans"/>
    </style:style>
    <style:style style:name="T218_8" style:family="text">
      <style:text-properties style:text-line-through-style="solid" style:font-name="Open Sans" style:font-name-asian="Open Sans" style:font-name-complex="Open Sans"/>
    </style:style>
    <style:style style:name="T218_9" style:family="text">
      <style:text-properties style:text-line-through-style="solid" style:font-name="Open Sans" style:font-name-asian="Open Sans" style:font-name-complex="Open Sans"/>
    </style:style>
    <style:style style:name="T218_10" style:family="text">
      <style:text-properties style:text-line-through-style="solid" style:font-name="Open Sans" style:font-name-asian="Open Sans" style:font-name-complex="Open Sans"/>
    </style:style>
    <style:style style:name="T218_11" style:family="text">
      <style:text-properties style:text-line-through-style="solid" style:font-name="Open Sans" style:font-name-asian="Open Sans" style:font-name-complex="Open Sans"/>
    </style:style>
    <style:style style:name="T218_12" style:family="text">
      <style:text-properties style:font-name="Open Sans" style:font-name-asian="Open Sans" style:font-name-complex="Open Sans"/>
    </style:style>
    <style:style style:name="T218_13" style:family="text">
      <style:text-properties style:font-name="Open Sans" style:font-name-asian="Open Sans" style:font-name-complex="Open Sans"/>
    </style:style>
    <style:style style:name="T218_14" style:family="text">
      <style:text-properties style:font-name="Open Sans" style:font-name-asian="Open Sans" style:font-name-complex="Open Sans"/>
    </style:style>
    <style:style style:name="T218_15" style:family="text">
      <style:text-properties style:font-name="Open Sans" style:font-name-asian="Open Sans" style:font-name-complex="Open Sans"/>
    </style:style>
    <style:style style:name="T218_16" style:family="text">
      <style:text-properties style:font-name="Open Sans" style:font-name-asian="Open Sans" style:font-name-complex="Open Sans"/>
    </style:style>
    <style:style style:name="T218_17" style:family="text">
      <style:text-properties style:font-name="Open Sans" style:font-name-asian="Open Sans" style:font-name-complex="Open Sans"/>
    </style:style>
    <style:style style:name="T218_18" style:family="text">
      <style:text-properties style:font-name="Open Sans" style:font-name-asian="Open Sans" style:font-name-complex="Open Sans"/>
    </style:style>
    <style:style style:name="T218_19" style:family="text">
      <style:text-properties style:font-name="Open Sans" style:font-name-asian="Open Sans" style:font-name-complex="Open Sans"/>
    </style:style>
    <style:style style:name="T218_20" style:family="text">
      <style:text-properties style:font-name="Open Sans" style:font-name-asian="Open Sans" style:font-name-complex="Open Sans"/>
    </style:style>
    <style:style style:name="T218_21" style:family="text">
      <style:text-properties style:font-name="Open Sans" style:font-name-asian="Open Sans" style:font-name-complex="Open Sans"/>
    </style:style>
    <style:style style:name="T218_22" style:family="text">
      <style:text-properties style:font-name="Open Sans" style:font-name-asian="Open Sans" style:font-name-complex="Open Sans"/>
    </style:style>
    <style:style style:name="P219" style:family="paragraph" style:parent-style-name="Standard">
      <style:paragraph-properties fo:break-before="auto" fo:text-indent="0cm" fo:line-height="115%" fo:margin-left="5.08cm" style:writing-mode="lr-tb"/>
    </style:style>
    <style:style style:name="T219_1" style:family="text">
      <style:text-properties style:text-line-through-style="solid" style:font-name="Open Sans" style:font-name-asian="Open Sans" style:font-name-complex="Open Sans"/>
    </style:style>
    <style:style style:name="T219_2" style:family="text">
      <style:text-properties style:text-line-through-style="solid" style:font-name="Open Sans" style:font-name-asian="Open Sans" style:font-name-complex="Open Sans"/>
    </style:style>
    <style:style style:name="T219_3" style:family="text">
      <style:text-properties style:text-line-through-style="solid" style:font-name="Open Sans" style:font-name-asian="Open Sans" style:font-name-complex="Open Sans"/>
    </style:style>
    <style:style style:name="T219_4" style:family="text">
      <style:text-properties style:text-line-through-style="solid" style:font-name="Open Sans" style:font-name-asian="Open Sans" style:font-name-complex="Open Sans"/>
    </style:style>
    <style:style style:name="T219_5" style:family="text">
      <style:text-properties style:text-line-through-style="solid" style:font-name="Open Sans" style:font-name-asian="Open Sans" style:font-name-complex="Open Sans"/>
    </style:style>
    <style:style style:name="T219_6" style:family="text">
      <style:text-properties style:text-line-through-style="solid" style:font-name="Open Sans" style:font-name-asian="Open Sans" style:font-name-complex="Open Sans"/>
    </style:style>
    <style:style style:name="T219_7" style:family="text">
      <style:text-properties style:text-line-through-style="solid" style:font-name="Open Sans" style:font-name-asian="Open Sans" style:font-name-complex="Open Sans"/>
    </style:style>
    <style:style style:name="T219_8" style:family="text">
      <style:text-properties style:text-line-through-style="solid" style:font-name="Open Sans" style:font-name-asian="Open Sans" style:font-name-complex="Open Sans"/>
    </style:style>
    <style:style style:name="T219_9" style:family="text">
      <style:text-properties style:text-line-through-style="solid" style:font-name="Open Sans" style:font-name-asian="Open Sans" style:font-name-complex="Open Sans"/>
    </style:style>
    <style:style style:name="T219_10" style:family="text">
      <style:text-properties style:text-line-through-style="solid" style:font-name="Open Sans" style:font-name-asian="Open Sans" style:font-name-complex="Open Sans"/>
    </style:style>
    <style:style style:name="T219_11" style:family="text">
      <style:text-properties style:text-line-through-style="solid" style:font-name="Open Sans" style:font-name-asian="Open Sans" style:font-name-complex="Open Sans"/>
    </style:style>
    <style:style style:name="T219_12" style:family="text">
      <style:text-properties style:text-line-through-style="solid" style:font-name="Open Sans" style:font-name-asian="Open Sans" style:font-name-complex="Open Sans"/>
    </style:style>
    <style:style style:name="T219_13" style:family="text">
      <style:text-properties style:text-line-through-style="solid" style:font-name="Open Sans" style:font-name-asian="Open Sans" style:font-name-complex="Open Sans"/>
    </style:style>
    <style:style style:name="T219_14" style:family="text">
      <style:text-properties style:text-line-through-style="solid" style:font-name="Open Sans" style:font-name-asian="Open Sans" style:font-name-complex="Open Sans"/>
    </style:style>
    <style:style style:name="T219_15" style:family="text">
      <style:text-properties style:text-line-through-style="solid" style:font-name="Open Sans" style:font-name-asian="Open Sans" style:font-name-complex="Open Sans"/>
    </style:style>
    <style:style style:name="T219_16" style:family="text">
      <style:text-properties style:text-line-through-style="solid" style:font-name="Open Sans" style:font-name-asian="Open Sans" style:font-name-complex="Open Sans"/>
    </style:style>
    <style:style style:name="T219_17" style:family="text">
      <style:text-properties style:text-line-through-style="solid" style:font-name="Open Sans" style:font-name-asian="Open Sans" style:font-name-complex="Open Sans"/>
    </style:style>
    <style:style style:name="T219_18" style:family="text">
      <style:text-properties style:text-line-through-style="solid" style:font-name="Open Sans" style:font-name-asian="Open Sans" style:font-name-complex="Open Sans"/>
    </style:style>
    <style:style style:name="T219_19" style:family="text">
      <style:text-properties style:text-line-through-style="solid" style:font-name="Open Sans" style:font-name-asian="Open Sans" style:font-name-complex="Open Sans"/>
    </style:style>
    <style:style style:name="T219_20" style:family="text">
      <style:text-properties style:text-line-through-style="solid" style:font-name="Open Sans" style:font-name-asian="Open Sans" style:font-name-complex="Open Sans"/>
    </style:style>
    <style:style style:name="P220" style:family="paragraph" style:parent-style-name="Standard">
      <style:paragraph-properties fo:break-before="auto" fo:text-indent="0cm" fo:line-height="115%" fo:margin-left="5.08cm" style:writing-mode="lr-tb"/>
    </style:style>
    <style:style style:name="T220_1" style:family="text">
      <style:text-properties style:font-name="Open Sans" style:font-name-asian="Open Sans" style:font-name-complex="Open Sans"/>
    </style:style>
    <style:style style:name="T220_2" style:family="text">
      <style:text-properties style:font-name="Open Sans" style:font-name-asian="Open Sans" style:font-name-complex="Open Sans"/>
    </style:style>
    <style:style style:name="T220_3" style:family="text">
      <style:text-properties style:font-name="Open Sans" style:font-name-asian="Open Sans" style:font-name-complex="Open Sans"/>
    </style:style>
    <style:style style:name="T220_4" style:family="text">
      <style:text-properties style:font-name="Open Sans" style:font-name-asian="Open Sans" style:font-name-complex="Open Sans"/>
    </style:style>
    <style:style style:name="T220_5" style:family="text">
      <style:text-properties style:font-name="Open Sans" style:font-name-asian="Open Sans" style:font-name-complex="Open Sans"/>
    </style:style>
    <style:style style:name="T220_6" style:family="text">
      <style:text-properties style:font-name="Open Sans" style:font-name-asian="Open Sans" style:font-name-complex="Open Sans"/>
    </style:style>
    <style:style style:name="T220_7" style:family="text">
      <style:text-properties style:font-name="Open Sans" style:font-name-asian="Open Sans" style:font-name-complex="Open Sans"/>
    </style:style>
    <style:style style:name="T220_8" style:family="text">
      <style:text-properties style:font-name="Open Sans" style:font-name-asian="Open Sans" style:font-name-complex="Open Sans"/>
    </style:style>
    <style:style style:name="T220_9" style:family="text">
      <style:text-properties style:font-name="Open Sans" style:font-name-asian="Open Sans" style:font-name-complex="Open Sans"/>
    </style:style>
    <style:style style:name="T220_10" style:family="text">
      <style:text-properties style:font-name="Open Sans" style:font-name-asian="Open Sans" style:font-name-complex="Open Sans"/>
    </style:style>
    <style:style style:name="T220_11" style:family="text">
      <style:text-properties style:font-name="Open Sans" style:font-name-asian="Open Sans" style:font-name-complex="Open Sans"/>
    </style:style>
    <style:style style:name="T220_12" style:family="text">
      <style:text-properties style:font-name="Open Sans" style:font-name-asian="Open Sans" style:font-name-complex="Open Sans"/>
    </style:style>
    <style:style style:name="T220_13" style:family="text">
      <style:text-properties style:font-name="Open Sans" style:font-name-asian="Open Sans" style:font-name-complex="Open Sans"/>
    </style:style>
    <style:style style:name="T220_14" style:family="text">
      <style:text-properties style:font-name="Open Sans" style:font-name-asian="Open Sans" style:font-name-complex="Open Sans"/>
    </style:style>
    <style:style style:name="T220_15" style:family="text">
      <style:text-properties style:font-name="Open Sans" style:font-name-asian="Open Sans" style:font-name-complex="Open Sans"/>
    </style:style>
    <style:style style:name="T220_16" style:family="text">
      <style:text-properties style:font-name="Open Sans" style:font-name-asian="Open Sans" style:font-name-complex="Open Sans"/>
    </style:style>
    <style:style style:name="T220_17" style:family="text">
      <style:text-properties style:font-name="Open Sans" style:font-name-asian="Open Sans" style:font-name-complex="Open Sans"/>
    </style:style>
    <style:style style:name="T220_18" style:family="text">
      <style:text-properties style:font-name="Open Sans" style:font-name-asian="Open Sans" style:font-name-complex="Open Sans"/>
    </style:style>
    <style:style style:name="T220_19" style:family="text">
      <style:text-properties style:font-name="Open Sans" style:font-name-asian="Open Sans" style:font-name-complex="Open Sans"/>
    </style:style>
    <style:style style:name="T220_20" style:family="text">
      <style:text-properties style:font-name="Open Sans" style:font-name-asian="Open Sans" style:font-name-complex="Open Sans"/>
    </style:style>
    <style:style style:name="T220_21" style:family="text">
      <style:text-properties style:font-name="Open Sans" style:font-name-asian="Open Sans" style:font-name-complex="Open Sans"/>
    </style:style>
    <style:style style:name="P221" style:family="paragraph" style:parent-style-name="Standard">
      <style:paragraph-properties fo:break-before="auto" fo:text-indent="0cm" fo:line-height="115%" fo:margin-left="2.54cm" style:writing-mode="lr-tb"/>
    </style:style>
    <style:style style:name="T221_1" style:family="text">
      <style:text-properties fo:background-color="#00ff00" style:font-name="Open Sans" style:font-name-asian="Open Sans" style:font-name-complex="Open Sans"/>
    </style:style>
    <style:style style:name="T221_2" style:family="text">
      <style:text-properties fo:background-color="#00ff00" style:font-name="Open Sans" style:font-name-asian="Open Sans" style:font-name-complex="Open Sans"/>
    </style:style>
    <style:style style:name="T221_3" style:family="text">
      <style:text-properties style:font-name="Open Sans" style:font-name-asian="Open Sans" style:font-name-complex="Open Sans"/>
    </style:style>
    <style:style style:name="T221_4" style:family="text">
      <style:text-properties style:font-name="Open Sans" style:font-name-asian="Open Sans" style:font-name-complex="Open Sans"/>
    </style:style>
    <style:style style:name="T221_5" style:family="text">
      <style:text-properties style:font-name="Open Sans" style:font-name-asian="Open Sans" style:font-name-complex="Open Sans"/>
    </style:style>
    <style:style style:name="T221_6" style:family="text">
      <style:text-properties style:font-name="Open Sans" style:font-name-asian="Open Sans" style:font-name-complex="Open Sans"/>
    </style:style>
    <style:style style:name="T221_7" style:family="text">
      <style:text-properties style:font-name="Open Sans" style:font-name-asian="Open Sans" style:font-name-complex="Open Sans"/>
    </style:style>
    <style:style style:name="T221_8" style:family="text">
      <style:text-properties style:font-name="Open Sans" style:font-name-asian="Open Sans" style:font-name-complex="Open Sans"/>
    </style:style>
    <style:style style:name="T221_9" style:family="text">
      <style:text-properties style:font-name="Open Sans" style:font-name-asian="Open Sans" style:font-name-complex="Open Sans"/>
    </style:style>
    <style:style style:name="T221_10" style:family="text">
      <style:text-properties style:font-name="Open Sans" style:font-name-asian="Open Sans" style:font-name-complex="Open Sans"/>
    </style:style>
    <style:style style:name="T221_11" style:family="text">
      <style:text-properties style:font-name="Open Sans" style:font-name-asian="Open Sans" style:font-name-complex="Open Sans"/>
    </style:style>
    <style:style style:name="T221_12" style:family="text">
      <style:text-properties style:font-name="Open Sans" style:font-name-asian="Open Sans" style:font-name-complex="Open Sans"/>
    </style:style>
    <style:style style:name="T221_13" style:family="text">
      <style:text-properties style:font-name="Open Sans" style:font-name-asian="Open Sans" style:font-name-complex="Open Sans"/>
    </style:style>
    <style:style style:name="T221_14" style:family="text">
      <style:text-properties style:font-name="Open Sans" style:font-name-asian="Open Sans" style:font-name-complex="Open Sans"/>
    </style:style>
    <style:style style:name="T221_15" style:family="text">
      <style:text-properties style:font-name="Open Sans" style:font-name-asian="Open Sans" style:font-name-complex="Open Sans"/>
    </style:style>
    <style:style style:name="T221_16" style:family="text">
      <style:text-properties style:font-name="Open Sans" style:font-name-asian="Open Sans" style:font-name-complex="Open Sans"/>
    </style:style>
    <style:style style:name="T221_17" style:family="text">
      <style:text-properties style:font-name="Open Sans" style:font-name-asian="Open Sans" style:font-name-complex="Open Sans"/>
    </style:style>
    <style:style style:name="T221_18" style:family="text">
      <style:text-properties style:font-name="Open Sans" style:font-name-asian="Open Sans" style:font-name-complex="Open Sans"/>
    </style:style>
    <style:style style:name="T221_19" style:family="text">
      <style:text-properties style:font-name="Open Sans" style:font-name-asian="Open Sans" style:font-name-complex="Open Sans"/>
    </style:style>
    <style:style style:name="T221_20" style:family="text">
      <style:text-properties style:font-name="Open Sans" style:font-name-asian="Open Sans" style:font-name-complex="Open Sans"/>
    </style:style>
    <style:style style:name="T221_21" style:family="text">
      <style:text-properties style:font-name="Open Sans" style:font-name-asian="Open Sans" style:font-name-complex="Open Sans"/>
    </style:style>
    <style:style style:name="P222" style:family="paragraph" style:parent-style-name="Standard">
      <style:paragraph-properties fo:break-before="auto" fo:text-indent="0cm" fo:line-height="115%" fo:margin-left="0cm" style:writing-mode="lr-tb"/>
    </style:style>
    <style:style style:name="T222_1" style:family="text">
      <style:text-properties style:font-name="Open Sans" style:font-name-asian="Open Sans" style:font-name-complex="Open Sans"/>
    </style:style>
    <style:style style:name="T222_2" style:family="text">
      <style:text-properties style:font-name="Open Sans" style:font-name-asian="Open Sans" style:font-name-complex="Open Sans"/>
    </style:style>
    <style:style style:name="T222_3" style:family="text">
      <style:text-properties style:font-name="Open Sans" style:font-name-asian="Open Sans" style:font-name-complex="Open Sans"/>
    </style:style>
    <style:style style:name="T222_4" style:family="text">
      <style:text-properties style:font-name="Open Sans" style:font-name-asian="Open Sans" style:font-name-complex="Open Sans"/>
    </style:style>
    <style:style style:name="T222_5" style:family="text">
      <style:text-properties style:font-name="Open Sans" style:font-name-asian="Open Sans" style:font-name-complex="Open Sans"/>
    </style:style>
    <style:style style:name="T222_6" style:family="text">
      <style:text-properties style:font-name="Open Sans" style:font-name-asian="Open Sans" style:font-name-complex="Open Sans"/>
    </style:style>
    <style:style style:name="T222_7" style:family="text">
      <style:text-properties style:font-name="Open Sans" style:font-name-asian="Open Sans" style:font-name-complex="Open Sans"/>
    </style:style>
    <style:style style:name="T222_8" style:family="text">
      <style:text-properties style:font-name="Open Sans" style:font-name-asian="Open Sans" style:font-name-complex="Open Sans"/>
    </style:style>
    <style:style style:name="T222_9" style:family="text">
      <style:text-properties style:font-name="Open Sans" style:font-name-asian="Open Sans" style:font-name-complex="Open Sans"/>
    </style:style>
    <style:style style:name="T222_10" style:family="text">
      <style:text-properties style:font-name="Open Sans" style:font-name-asian="Open Sans" style:font-name-complex="Open Sans"/>
    </style:style>
    <style:style style:name="T222_11" style:family="text">
      <style:text-properties style:font-name="Open Sans" style:font-name-asian="Open Sans" style:font-name-complex="Open Sans"/>
    </style:style>
    <style:style style:name="T222_12" style:family="text">
      <style:text-properties style:font-name="Open Sans" style:font-name-asian="Open Sans" style:font-name-complex="Open Sans"/>
    </style:style>
    <style:style style:name="T222_13" style:family="text">
      <style:text-properties style:font-name="Open Sans" style:font-name-asian="Open Sans" style:font-name-complex="Open Sans"/>
    </style:style>
    <style:style style:name="T222_14" style:family="text">
      <style:text-properties style:font-name="Open Sans" style:font-name-asian="Open Sans" style:font-name-complex="Open Sans"/>
    </style:style>
    <style:style style:name="T222_15" style:family="text">
      <style:text-properties style:font-name="Open Sans" style:font-name-asian="Open Sans" style:font-name-complex="Open Sans"/>
    </style:style>
    <style:style style:name="T222_16" style:family="text">
      <style:text-properties style:font-name="Open Sans" style:font-name-asian="Open Sans" style:font-name-complex="Open Sans"/>
    </style:style>
    <style:style style:name="T222_17" style:family="text">
      <style:text-properties style:font-name="Open Sans" style:font-name-asian="Open Sans" style:font-name-complex="Open Sans"/>
    </style:style>
    <style:style style:name="T222_18" style:family="text">
      <style:text-properties style:font-name="Open Sans" style:font-name-asian="Open Sans" style:font-name-complex="Open Sans"/>
    </style:style>
    <style:style style:name="T222_19" style:family="text">
      <style:text-properties style:font-name="Open Sans" style:font-name-asian="Open Sans" style:font-name-complex="Open Sans"/>
    </style:style>
    <style:style style:name="T222_20" style:family="text">
      <style:text-properties style:font-name="Open Sans" style:font-name-asian="Open Sans" style:font-name-complex="Open Sans"/>
    </style:style>
    <style:style style:name="T222_21" style:family="text">
      <style:text-properties style:font-name="Open Sans" style:font-name-asian="Open Sans" style:font-name-complex="Open Sans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style:font-name="Open Sans" style:font-name-asian="Open Sans" style:font-name-complex="Open Sans"/>
    </style:style>
    <style:style style:name="T223_2" style:family="text">
      <style:text-properties fo:background-color="#ff9900" style:font-name="Open Sans" style:font-name-asian="Open Sans" style:font-name-complex="Open Sans"/>
    </style:style>
    <style:style style:name="T223_3" style:family="text">
      <style:text-properties fo:background-color="#ff9900" style:font-name="Open Sans" style:font-name-asian="Open Sans" style:font-name-complex="Open Sans"/>
    </style:style>
    <style:style style:name="T223_4" style:family="text">
      <style:text-properties fo:background-color="#ff9900" style:font-name="Open Sans" style:font-name-asian="Open Sans" style:font-name-complex="Open Sans"/>
    </style:style>
    <style:style style:name="T223_5" style:family="text">
      <style:text-properties fo:background-color="#ff9900" style:font-name="Open Sans" style:font-name-asian="Open Sans" style:font-name-complex="Open Sans"/>
    </style:style>
    <style:style style:name="T223_6" style:family="text">
      <style:text-properties fo:background-color="#ff9900" style:font-name="Open Sans" style:font-name-asian="Open Sans" style:font-name-complex="Open Sans"/>
    </style:style>
    <style:style style:name="T223_7" style:family="text">
      <style:text-properties fo:background-color="#ff9900" style:font-name="Open Sans" style:font-name-asian="Open Sans" style:font-name-complex="Open Sans"/>
    </style:style>
    <style:style style:name="T223_8" style:family="text">
      <style:text-properties fo:background-color="#ff9900" style:font-name="Open Sans" style:font-name-asian="Open Sans" style:font-name-complex="Open Sans"/>
    </style:style>
    <style:style style:name="T223_9" style:family="text">
      <style:text-properties fo:background-color="#ff9900" style:font-name="Open Sans" style:font-name-asian="Open Sans" style:font-name-complex="Open Sans"/>
    </style:style>
    <style:style style:name="T223_10" style:family="text">
      <style:text-properties fo:background-color="#ff9900" style:font-name="Open Sans" style:font-name-asian="Open Sans" style:font-name-complex="Open Sans"/>
    </style:style>
    <style:style style:name="T223_11" style:family="text">
      <style:text-properties fo:background-color="#ff9900" style:font-name="Open Sans" style:font-name-asian="Open Sans" style:font-name-complex="Open Sans"/>
    </style:style>
    <style:style style:name="T223_12" style:family="text">
      <style:text-properties fo:background-color="#ff9900" style:font-name="Open Sans" style:font-name-asian="Open Sans" style:font-name-complex="Open Sans"/>
    </style:style>
    <style:style style:name="T223_13" style:family="text">
      <style:text-properties fo:background-color="#ff9900" style:font-name="Open Sans" style:font-name-asian="Open Sans" style:font-name-complex="Open Sans"/>
    </style:style>
    <style:style style:name="T223_14" style:family="text">
      <style:text-properties fo:background-color="#ff9900" style:font-name="Open Sans" style:font-name-asian="Open Sans" style:font-name-complex="Open Sans"/>
    </style:style>
    <style:style style:name="T223_15" style:family="text">
      <style:text-properties fo:background-color="#ff9900" style:font-name="Open Sans" style:font-name-asian="Open Sans" style:font-name-complex="Open Sans"/>
    </style:style>
    <style:style style:name="T223_16" style:family="text">
      <style:text-properties fo:background-color="#ff9900" style:font-name="Open Sans" style:font-name-asian="Open Sans" style:font-name-complex="Open Sans"/>
    </style:style>
    <style:style style:name="T223_17" style:family="text">
      <style:text-properties fo:background-color="#ff9900" style:font-name="Open Sans" style:font-name-asian="Open Sans" style:font-name-complex="Open Sans"/>
    </style:style>
    <style:style style:name="T223_18" style:family="text">
      <style:text-properties fo:background-color="#ff9900" style:font-name="Open Sans" style:font-name-asian="Open Sans" style:font-name-complex="Open Sans"/>
    </style:style>
    <style:style style:name="T223_19" style:family="text">
      <style:text-properties fo:background-color="#ff9900" style:font-name="Open Sans" style:font-name-asian="Open Sans" style:font-name-complex="Open Sans"/>
    </style:style>
    <style:style style:name="T223_20" style:family="text">
      <style:text-properties fo:background-color="#ff9900" style:font-name="Open Sans" style:font-name-asian="Open Sans" style:font-name-complex="Open Sans"/>
    </style:style>
    <style:style style:name="T223_21" style:family="text">
      <style:text-properties fo:background-color="#ff9900" style:font-name="Open Sans" style:font-name-asian="Open Sans" style:font-name-complex="Open Sans"/>
    </style:style>
    <style:style style:name="T223_22" style:family="text">
      <style:text-properties fo:background-color="#ff9900" style:font-name="Open Sans" style:font-name-asian="Open Sans" style:font-name-complex="Open Sans"/>
    </style:style>
    <style:style style:name="T223_23" style:family="text">
      <style:text-properties fo:background-color="#ff9900" style:font-name="Open Sans" style:font-name-asian="Open Sans" style:font-name-complex="Open Sans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background-color="#ff9900" style:font-name="Open Sans" style:font-name-asian="Open Sans" style:font-name-complex="Open Sans"/>
    </style:style>
    <style:style style:name="T224_2" style:family="text">
      <style:text-properties style:font-name="Open Sans" style:font-name-asian="Open Sans" style:font-name-complex="Open Sans"/>
    </style:style>
    <style:style style:name="T224_3" style:family="text">
      <style:text-properties style:font-name="Open Sans" style:font-name-asian="Open Sans" style:font-name-complex="Open Sans"/>
    </style:style>
    <style:style style:name="T224_4" style:family="text">
      <style:text-properties style:font-name="Open Sans" style:font-name-asian="Open Sans" style:font-name-complex="Open Sans"/>
    </style:style>
    <style:style style:name="T224_5" style:family="text">
      <style:text-properties style:font-name="Open Sans" style:font-name-asian="Open Sans" style:font-name-complex="Open Sans"/>
    </style:style>
    <style:style style:name="T224_6" style:family="text">
      <style:text-properties style:font-name="Open Sans" style:font-name-asian="Open Sans" style:font-name-complex="Open Sans"/>
    </style:style>
    <style:style style:name="T224_7" style:family="text">
      <style:text-properties style:font-name="Open Sans" style:font-name-asian="Open Sans" style:font-name-complex="Open Sans"/>
    </style:style>
    <style:style style:name="T224_8" style:family="text">
      <style:text-properties style:font-name="Open Sans" style:font-name-asian="Open Sans" style:font-name-complex="Open Sans"/>
    </style:style>
    <style:style style:name="T224_9" style:family="text">
      <style:text-properties style:font-name="Open Sans" style:font-name-asian="Open Sans" style:font-name-complex="Open Sans"/>
    </style:style>
    <style:style style:name="T224_10" style:family="text">
      <style:text-properties style:font-name="Open Sans" style:font-name-asian="Open Sans" style:font-name-complex="Open Sans"/>
    </style:style>
    <style:style style:name="T224_11" style:family="text">
      <style:text-properties style:font-name="Open Sans" style:font-name-asian="Open Sans" style:font-name-complex="Open Sans"/>
    </style:style>
    <style:style style:name="T224_12" style:family="text">
      <style:text-properties style:font-name="Open Sans" style:font-name-asian="Open Sans" style:font-name-complex="Open Sans"/>
    </style:style>
    <style:style style:name="T224_13" style:family="text">
      <style:text-properties style:font-name="Open Sans" style:font-name-asian="Open Sans" style:font-name-complex="Open Sans"/>
    </style:style>
    <style:style style:name="T224_14" style:family="text">
      <style:text-properties style:font-name="Open Sans" style:font-name-asian="Open Sans" style:font-name-complex="Open Sans"/>
    </style:style>
    <style:style style:name="T224_15" style:family="text">
      <style:text-properties style:font-name="Open Sans" style:font-name-asian="Open Sans" style:font-name-complex="Open Sans"/>
    </style:style>
    <style:style style:name="T224_16" style:family="text">
      <style:text-properties style:font-name="Open Sans" style:font-name-asian="Open Sans" style:font-name-complex="Open Sans"/>
    </style:style>
    <style:style style:name="T224_17" style:family="text">
      <style:text-properties style:font-name="Open Sans" style:font-name-asian="Open Sans" style:font-name-complex="Open Sans"/>
    </style:style>
    <style:style style:name="T224_18" style:family="text">
      <style:text-properties style:font-name="Open Sans" style:font-name-asian="Open Sans" style:font-name-complex="Open Sans"/>
    </style:style>
    <style:style style:name="T224_19" style:family="text">
      <style:text-properties style:font-name="Open Sans" style:font-name-asian="Open Sans" style:font-name-complex="Open Sans"/>
    </style:style>
    <style:style style:name="T224_20" style:family="text">
      <style:text-properties style:font-name="Open Sans" style:font-name-asian="Open Sans" style:font-name-complex="Open Sans"/>
    </style:style>
    <style:style style:name="T224_21" style:family="text">
      <style:text-properties style:font-name="Open Sans" style:font-name-asian="Open Sans" style:font-name-complex="Open Sans"/>
    </style:style>
    <style:style style:name="T224_22" style:family="text">
      <style:text-properties style:font-name="Open Sans" style:font-name-asian="Open Sans" style:font-name-complex="Open Sans"/>
    </style:style>
    <style:style style:name="T224_23" style:family="text">
      <style:text-properties style:font-name="Open Sans" style:font-name-asian="Open Sans" style:font-name-complex="Open Sans"/>
    </style:style>
    <style:style style:name="T224_24" style:family="text">
      <style:text-properties style:font-name="Open Sans" style:font-name-asian="Open Sans" style:font-name-complex="Open Sans"/>
    </style:style>
    <style:style style:name="T224_25" style:family="text">
      <style:text-properties style:font-name="Open Sans" style:font-name-asian="Open Sans" style:font-name-complex="Open Sans"/>
    </style:style>
    <style:style style:name="T224_26" style:family="text">
      <style:text-properties style:font-name="Open Sans" style:font-name-asian="Open Sans" style:font-name-complex="Open Sans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Open Sans" style:font-name-asian="Open Sans" style:font-name-complex="Open Sans"/>
    </style:style>
    <style:style style:name="T225_2" style:family="text">
      <style:text-properties style:font-name="Open Sans" style:font-name-asian="Open Sans" style:font-name-complex="Open Sans"/>
    </style:style>
    <style:style style:name="T225_3" style:family="text">
      <style:text-properties style:font-name="Open Sans" style:font-name-asian="Open Sans" style:font-name-complex="Open Sans"/>
    </style:style>
    <style:style style:name="T225_4" style:family="text">
      <style:text-properties style:font-name="Open Sans" style:font-name-asian="Open Sans" style:font-name-complex="Open Sans"/>
    </style:style>
    <style:style style:name="T225_5" style:family="text">
      <style:text-properties style:font-name="Open Sans" style:font-name-asian="Open Sans" style:font-name-complex="Open Sans"/>
    </style:style>
    <style:style style:name="T225_6" style:family="text">
      <style:text-properties style:font-name="Open Sans" style:font-name-asian="Open Sans" style:font-name-complex="Open Sans"/>
    </style:style>
    <style:style style:name="T225_7" style:family="text">
      <style:text-properties style:font-name="Open Sans" style:font-name-asian="Open Sans" style:font-name-complex="Open Sans"/>
    </style:style>
    <style:style style:name="T225_8" style:family="text">
      <style:text-properties style:font-name="Open Sans" style:font-name-asian="Open Sans" style:font-name-complex="Open Sans"/>
    </style:style>
    <style:style style:name="T225_9" style:family="text">
      <style:text-properties style:font-name="Open Sans" style:font-name-asian="Open Sans" style:font-name-complex="Open Sans"/>
    </style:style>
    <style:style style:name="T225_10" style:family="text">
      <style:text-properties style:font-name="Open Sans" style:font-name-asian="Open Sans" style:font-name-complex="Open Sans"/>
    </style:style>
    <style:style style:name="T225_11" style:family="text">
      <style:text-properties style:font-name="Open Sans" style:font-name-asian="Open Sans" style:font-name-complex="Open Sans"/>
    </style:style>
    <style:style style:name="T225_12" style:family="text">
      <style:text-properties style:font-name="Open Sans" style:font-name-asian="Open Sans" style:font-name-complex="Open Sans"/>
    </style:style>
    <style:style style:name="T225_13" style:family="text">
      <style:text-properties style:font-name="Open Sans" style:font-name-asian="Open Sans" style:font-name-complex="Open Sans"/>
    </style:style>
    <style:style style:name="T225_14" style:family="text">
      <style:text-properties style:font-name="Open Sans" style:font-name-asian="Open Sans" style:font-name-complex="Open Sans"/>
    </style:style>
    <style:style style:name="T225_15" style:family="text">
      <style:text-properties style:font-name="Open Sans" style:font-name-asian="Open Sans" style:font-name-complex="Open Sans"/>
    </style:style>
    <style:style style:name="T225_16" style:family="text">
      <style:text-properties style:font-name="Open Sans" style:font-name-asian="Open Sans" style:font-name-complex="Open Sans"/>
    </style:style>
    <style:style style:name="T225_17" style:family="text">
      <style:text-properties style:font-name="Open Sans" style:font-name-asian="Open Sans" style:font-name-complex="Open Sans"/>
    </style:style>
    <style:style style:name="T225_18" style:family="text">
      <style:text-properties style:font-name="Open Sans" style:font-name-asian="Open Sans" style:font-name-complex="Open Sans"/>
    </style:style>
    <style:style style:name="T225_19" style:family="text">
      <style:text-properties style:font-name="Open Sans" style:font-name-asian="Open Sans" style:font-name-complex="Open Sans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style:font-name="Open Sans" style:font-name-asian="Open Sans" style:font-name-complex="Open Sans"/>
    </style:style>
    <style:style style:name="T226_2" style:family="text">
      <style:text-properties style:font-name="Open Sans" style:font-name-asian="Open Sans" style:font-name-complex="Open Sans"/>
    </style:style>
    <style:style style:name="T226_3" style:family="text">
      <style:text-properties style:font-name="Open Sans" style:font-name-asian="Open Sans" style:font-name-complex="Open Sans"/>
    </style:style>
    <style:style style:name="T226_4" style:family="text">
      <style:text-properties style:font-name="Open Sans" style:font-name-asian="Open Sans" style:font-name-complex="Open Sans"/>
    </style:style>
    <style:style style:name="T226_5" style:family="text">
      <style:text-properties style:font-name="Open Sans" style:font-name-asian="Open Sans" style:font-name-complex="Open Sans"/>
    </style:style>
    <style:style style:name="T226_6" style:family="text">
      <style:text-properties style:font-name="Open Sans" style:font-name-asian="Open Sans" style:font-name-complex="Open Sans"/>
    </style:style>
    <style:style style:name="T226_7" style:family="text">
      <style:text-properties style:font-name="Open Sans" style:font-name-asian="Open Sans" style:font-name-complex="Open Sans"/>
    </style:style>
    <style:style style:name="T226_8" style:family="text">
      <style:text-properties style:font-name="Open Sans" style:font-name-asian="Open Sans" style:font-name-complex="Open Sans"/>
    </style:style>
    <style:style style:name="T226_9" style:family="text">
      <style:text-properties style:text-line-through-style="solid" style:font-name="Open Sans" style:font-name-asian="Open Sans" style:font-name-complex="Open Sans"/>
    </style:style>
    <style:style style:name="T226_10" style:family="text">
      <style:text-properties style:text-line-through-style="solid" style:font-name="Open Sans" style:font-name-asian="Open Sans" style:font-name-complex="Open Sans"/>
    </style:style>
    <style:style style:name="T226_11" style:family="text">
      <style:text-properties style:text-line-through-style="solid" style:font-name="Open Sans" style:font-name-asian="Open Sans" style:font-name-complex="Open Sans"/>
    </style:style>
    <style:style style:name="T226_12" style:family="text">
      <style:text-properties style:text-line-through-style="solid" style:font-name="Open Sans" style:font-name-asian="Open Sans" style:font-name-complex="Open Sans"/>
    </style:style>
    <style:style style:name="T226_13" style:family="text">
      <style:text-properties style:text-line-through-style="solid" style:font-name="Open Sans" style:font-name-asian="Open Sans" style:font-name-complex="Open Sans"/>
    </style:style>
    <style:style style:name="T226_14" style:family="text">
      <style:text-properties style:text-line-through-style="solid" style:font-name="Open Sans" style:font-name-asian="Open Sans" style:font-name-complex="Open Sans"/>
    </style:style>
    <style:style style:name="T226_15" style:family="text">
      <style:text-properties style:text-line-through-style="solid" style:font-name="Open Sans" style:font-name-asian="Open Sans" style:font-name-complex="Open Sans"/>
    </style:style>
    <style:style style:name="T226_16" style:family="text">
      <style:text-properties style:text-line-through-style="solid" style:font-name="Open Sans" style:font-name-asian="Open Sans" style:font-name-complex="Open Sans"/>
    </style:style>
    <style:style style:name="T226_17" style:family="text">
      <style:text-properties style:text-line-through-style="solid" style:font-name="Open Sans" style:font-name-asian="Open Sans" style:font-name-complex="Open Sans"/>
    </style:style>
    <style:style style:name="T226_18" style:family="text">
      <style:text-properties style:text-line-through-style="solid" style:font-name="Open Sans" style:font-name-asian="Open Sans" style:font-name-complex="Open Sans"/>
    </style:style>
    <style:style style:name="T226_19" style:family="text">
      <style:text-properties style:text-line-through-style="solid" style:font-name="Open Sans" style:font-name-asian="Open Sans" style:font-name-complex="Open Sans"/>
    </style:style>
    <style:style style:name="T226_20" style:family="text">
      <style:text-properties style:text-line-through-style="solid" style:font-name="Open Sans" style:font-name-asian="Open Sans" style:font-name-complex="Open Sans"/>
    </style:style>
    <style:style style:name="T226_21" style:family="text">
      <style:text-properties style:text-line-through-style="solid" style:font-name="Open Sans" style:font-name-asian="Open Sans" style:font-name-complex="Open Sans"/>
    </style:style>
    <style:style style:name="T226_22" style:family="text">
      <style:text-properties style:text-line-through-style="solid" style:font-name="Open Sans" style:font-name-asian="Open Sans" style:font-name-complex="Open Sans"/>
    </style:style>
    <style:style style:name="T226_23" style:family="text">
      <style:text-properties style:text-line-through-style="solid" style:font-name="Open Sans" style:font-name-asian="Open Sans" style:font-name-complex="Open Sans"/>
    </style:style>
    <style:style style:name="T226_24" style:family="text">
      <style:text-properties style:text-line-through-style="solid" style:font-name="Open Sans" style:font-name-asian="Open Sans" style:font-name-complex="Open Sans"/>
    </style:style>
    <style:style style:name="T226_25" style:family="text">
      <style:text-properties style:text-line-through-style="solid" style:font-name="Open Sans" style:font-name-asian="Open Sans" style:font-name-complex="Open Sans"/>
    </style:style>
    <style:style style:name="T226_26" style:family="text">
      <style:text-properties style:text-line-through-style="solid" style:font-name="Open Sans" style:font-name-asian="Open Sans" style:font-name-complex="Open Sans"/>
    </style:style>
    <style:style style:name="T226_27" style:family="text">
      <style:text-properties style:text-line-through-style="solid" style:font-name="Open Sans" style:font-name-asian="Open Sans" style:font-name-complex="Open Sans"/>
    </style:style>
    <style:style style:name="T226_28" style:family="text">
      <style:text-properties style:text-line-through-style="solid" style:font-name="Open Sans" style:font-name-asian="Open Sans" style:font-name-complex="Open Sans"/>
    </style:style>
    <style:style style:name="T226_29" style:family="text">
      <style:text-properties style:text-line-through-style="solid" style:font-name="Open Sans" style:font-name-asian="Open Sans" style:font-name-complex="Open Sans"/>
    </style:style>
    <style:style style:name="T226_30" style:family="text">
      <style:text-properties style:text-line-through-style="solid" style:font-name="Open Sans" style:font-name-asian="Open Sans" style:font-name-complex="Open Sans"/>
    </style:style>
    <style:style style:name="T226_31" style:family="text">
      <style:text-properties style:text-line-through-style="solid" style:font-name="Open Sans" style:font-name-asian="Open Sans" style:font-name-complex="Open Sans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style:font-name="Open Sans" style:font-name-asian="Open Sans" style:font-name-complex="Open Sans"/>
    </style:style>
    <style:style style:name="T227_2" style:family="text">
      <style:text-properties fo:background-color="#00ffff" style:font-name="Open Sans" style:font-name-asian="Open Sans" style:font-name-complex="Open Sans"/>
    </style:style>
    <style:style style:name="T227_3" style:family="text">
      <style:text-properties fo:background-color="#00ffff" style:font-name="Open Sans" style:font-name-asian="Open Sans" style:font-name-complex="Open Sans"/>
    </style:style>
    <style:style style:name="T227_4" style:family="text">
      <style:text-properties style:font-name="Open Sans" style:font-name-asian="Open Sans" style:font-name-complex="Open Sans"/>
    </style:style>
    <style:style style:name="T227_5" style:family="text">
      <style:text-properties style:font-name="Open Sans" style:font-name-asian="Open Sans" style:font-name-complex="Open Sans"/>
    </style:style>
    <style:style style:name="T227_6" style:family="text">
      <style:text-properties style:font-name="Open Sans" style:font-name-asian="Open Sans" style:font-name-complex="Open Sans"/>
    </style:style>
    <style:style style:name="T227_7" style:family="text">
      <style:text-properties style:font-name="Open Sans" style:font-name-asian="Open Sans" style:font-name-complex="Open Sans"/>
    </style:style>
    <style:style style:name="T227_8" style:family="text">
      <style:text-properties style:font-name="Open Sans" style:font-name-asian="Open Sans" style:font-name-complex="Open Sans"/>
    </style:style>
    <style:style style:name="T227_9" style:family="text">
      <style:text-properties style:font-name="Open Sans" style:font-name-asian="Open Sans" style:font-name-complex="Open Sans"/>
    </style:style>
    <style:style style:name="T227_10" style:family="text">
      <style:text-properties style:font-name="Open Sans" style:font-name-asian="Open Sans" style:font-name-complex="Open Sans"/>
    </style:style>
    <style:style style:name="T227_11" style:family="text">
      <style:text-properties style:font-name="Open Sans" style:font-name-asian="Open Sans" style:font-name-complex="Open Sans"/>
    </style:style>
    <style:style style:name="T227_12" style:family="text">
      <style:text-properties style:font-name="Open Sans" style:font-name-asian="Open Sans" style:font-name-complex="Open Sans"/>
    </style:style>
    <style:style style:name="T227_13" style:family="text">
      <style:text-properties style:font-name="Open Sans" style:font-name-asian="Open Sans" style:font-name-complex="Open Sans"/>
    </style:style>
    <style:style style:name="T227_14" style:family="text">
      <style:text-properties style:font-name="Open Sans" style:font-name-asian="Open Sans" style:font-name-complex="Open Sans"/>
    </style:style>
    <style:style style:name="T227_15" style:family="text">
      <style:text-properties style:font-name="Open Sans" style:font-name-asian="Open Sans" style:font-name-complex="Open Sans"/>
    </style:style>
    <style:style style:name="T227_16" style:family="text">
      <style:text-properties style:font-name="Open Sans" style:font-name-asian="Open Sans" style:font-name-complex="Open Sans"/>
    </style:style>
    <style:style style:name="T227_17" style:family="text">
      <style:text-properties style:font-name="Open Sans" style:font-name-asian="Open Sans" style:font-name-complex="Open Sans"/>
    </style:style>
    <style:style style:name="T227_18" style:family="text">
      <style:text-properties style:font-name="Open Sans" style:font-name-asian="Open Sans" style:font-name-complex="Open Sans"/>
    </style:style>
    <style:style style:name="T227_19" style:family="text">
      <style:text-properties style:font-name="Open Sans" style:font-name-asian="Open Sans" style:font-name-complex="Open Sans"/>
    </style:style>
    <style:style style:name="T227_20" style:family="text">
      <style:text-properties style:font-name="Open Sans" style:font-name-asian="Open Sans" style:font-name-complex="Open Sans"/>
    </style:style>
    <style:style style:name="T227_21" style:family="text">
      <style:text-properties style:text-line-through-style="solid" style:font-name="Open Sans" style:font-name-asian="Open Sans" style:font-name-complex="Open Sans"/>
    </style:style>
    <style:style style:name="T227_22" style:family="text">
      <style:text-properties style:text-line-through-style="solid" style:font-name="Open Sans" style:font-name-asian="Open Sans" style:font-name-complex="Open Sans"/>
    </style:style>
    <style:style style:name="T227_23" style:family="text">
      <style:text-properties style:text-line-through-style="solid" style:font-name="Open Sans" style:font-name-asian="Open Sans" style:font-name-complex="Open Sans"/>
    </style:style>
    <style:style style:name="T227_24" style:family="text">
      <style:text-properties style:font-name="Open Sans" style:font-name-asian="Open Sans" style:font-name-complex="Open Sans"/>
    </style:style>
    <style:style style:name="T227_25" style:family="text">
      <style:text-properties style:font-name="Open Sans" style:font-name-asian="Open Sans" style:font-name-complex="Open Sans"/>
    </style:style>
    <style:style style:name="T227_26" style:family="text">
      <style:text-properties style:font-name="Open Sans" style:font-name-asian="Open Sans" style:font-name-complex="Open Sans"/>
    </style:style>
    <style:style style:name="T227_27" style:family="text">
      <style:text-properties style:font-name="Open Sans" style:font-name-asian="Open Sans" style:font-name-complex="Open Sans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style:font-name="Open Sans" style:font-name-asian="Open Sans" style:font-name-complex="Open Sans"/>
    </style:style>
    <style:style style:name="T228_2" style:family="text">
      <style:text-properties style:font-name="Open Sans" style:font-name-asian="Open Sans" style:font-name-complex="Open Sans"/>
    </style:style>
    <style:style style:name="T228_3" style:family="text">
      <style:text-properties style:font-name="Open Sans" style:font-name-asian="Open Sans" style:font-name-complex="Open Sans"/>
    </style:style>
    <style:style style:name="T228_4" style:family="text">
      <style:text-properties style:font-name="Open Sans" style:font-name-asian="Open Sans" style:font-name-complex="Open Sans"/>
    </style:style>
    <style:style style:name="T228_5" style:family="text">
      <style:text-properties style:font-name="Open Sans" style:font-name-asian="Open Sans" style:font-name-complex="Open Sans"/>
    </style:style>
    <style:style style:name="T228_6" style:family="text">
      <style:text-properties style:font-name="Open Sans" style:font-name-asian="Open Sans" style:font-name-complex="Open Sans"/>
    </style:style>
    <style:style style:name="T228_7" style:family="text">
      <style:text-properties style:font-name="Open Sans" style:font-name-asian="Open Sans" style:font-name-complex="Open Sans"/>
    </style:style>
    <style:style style:name="T228_8" style:family="text">
      <style:text-properties style:font-name="Open Sans" style:font-name-asian="Open Sans" style:font-name-complex="Open Sans"/>
    </style:style>
    <style:style style:name="T228_9" style:family="text">
      <style:text-properties style:font-name="Open Sans" style:font-name-asian="Open Sans" style:font-name-complex="Open Sans"/>
    </style:style>
    <style:style style:name="T228_10" style:family="text">
      <style:text-properties style:font-name="Open Sans" style:font-name-asian="Open Sans" style:font-name-complex="Open Sans"/>
    </style:style>
    <style:style style:name="T228_11" style:family="text">
      <style:text-properties style:font-name="Open Sans" style:font-name-asian="Open Sans" style:font-name-complex="Open Sans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style:font-name="Open Sans" style:font-name-asian="Open Sans" style:font-name-complex="Open Sans"/>
    </style:style>
    <style:style style:name="T229_2" style:family="text">
      <style:text-properties style:font-name="Open Sans" style:font-name-asian="Open Sans" style:font-name-complex="Open Sans"/>
    </style:style>
    <style:style style:name="T229_3" style:family="text">
      <style:text-properties style:font-name="Open Sans" style:font-name-asian="Open Sans" style:font-name-complex="Open Sans"/>
    </style:style>
    <style:style style:name="T229_4" style:family="text">
      <style:text-properties style:font-name="Open Sans" style:font-name-asian="Open Sans" style:font-name-complex="Open Sans"/>
    </style:style>
    <style:style style:name="T229_5" style:family="text">
      <style:text-properties style:font-name="Open Sans" style:font-name-asian="Open Sans" style:font-name-complex="Open Sans"/>
    </style:style>
    <style:style style:name="T229_6" style:family="text">
      <style:text-properties style:font-name="Open Sans" style:font-name-asian="Open Sans" style:font-name-complex="Open Sans"/>
    </style:style>
    <style:style style:name="T229_7" style:family="text">
      <style:text-properties style:font-name="Open Sans" style:font-name-asian="Open Sans" style:font-name-complex="Open Sans"/>
    </style:style>
    <style:style style:name="T229_8" style:family="text">
      <style:text-properties style:font-name="Open Sans" style:font-name-asian="Open Sans" style:font-name-complex="Open Sans"/>
    </style:style>
    <style:style style:name="T229_9" style:family="text">
      <style:text-properties style:font-name="Open Sans" style:font-name-asian="Open Sans" style:font-name-complex="Open Sans"/>
    </style:style>
    <style:style style:name="T229_10" style:family="text">
      <style:text-properties style:font-name="Open Sans" style:font-name-asian="Open Sans" style:font-name-complex="Open Sans"/>
    </style:style>
    <style:style style:name="T229_11" style:family="text">
      <style:text-properties style:font-name="Open Sans" style:font-name-asian="Open Sans" style:font-name-complex="Open Sans"/>
    </style:style>
    <style:style style:name="T229_12" style:family="text">
      <style:text-properties style:font-name="Open Sans" style:font-name-asian="Open Sans" style:font-name-complex="Open Sans"/>
    </style:style>
    <style:style style:name="T229_13" style:family="text">
      <style:text-properties style:font-name="Open Sans" style:font-name-asian="Open Sans" style:font-name-complex="Open Sans"/>
    </style:style>
    <style:style style:name="T229_14" style:family="text">
      <style:text-properties style:font-name="Open Sans" style:font-name-asian="Open Sans" style:font-name-complex="Open Sans"/>
    </style:style>
    <style:style style:name="T229_15" style:family="text">
      <style:text-properties style:font-name="Open Sans" style:font-name-asian="Open Sans" style:font-name-complex="Open Sans"/>
    </style:style>
    <style:style style:name="T229_16" style:family="text">
      <style:text-properties style:font-name="Open Sans" style:font-name-asian="Open Sans" style:font-name-complex="Open Sans"/>
    </style:style>
    <style:style style:name="T229_17" style:family="text">
      <style:text-properties style:font-name="Open Sans" style:font-name-asian="Open Sans" style:font-name-complex="Open Sans"/>
    </style:style>
    <style:style style:name="T229_18" style:family="text">
      <style:text-properties style:font-name="Open Sans" style:font-name-asian="Open Sans" style:font-name-complex="Open Sans"/>
    </style:style>
    <style:style style:name="T229_19" style:family="text">
      <style:text-properties style:font-name="Open Sans" style:font-name-asian="Open Sans" style:font-name-complex="Open Sans"/>
    </style:style>
    <style:style style:name="T229_20" style:family="text">
      <style:text-properties style:font-name="Open Sans" style:font-name-asian="Open Sans" style:font-name-complex="Open Sans"/>
    </style:style>
    <style:style style:name="T229_21" style:family="text">
      <style:text-properties style:font-name="Open Sans" style:font-name-asian="Open Sans" style:font-name-complex="Open Sans"/>
    </style:style>
    <style:style style:name="T229_22" style:family="text">
      <style:text-properties style:font-name="Open Sans" style:font-name-asian="Open Sans" style:font-name-complex="Open Sans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style:font-name="Open Sans" style:font-name-asian="Open Sans" style:font-name-complex="Open Sans"/>
    </style:style>
    <style:style style:name="T230_2" style:family="text">
      <style:text-properties style:font-name="Open Sans" style:font-name-asian="Open Sans" style:font-name-complex="Open Sans"/>
    </style:style>
    <style:style style:name="T230_3" style:family="text">
      <style:text-properties style:font-name="Open Sans" style:font-name-asian="Open Sans" style:font-name-complex="Open Sans"/>
    </style:style>
    <style:style style:name="T230_4" style:family="text">
      <style:text-properties style:font-name="Open Sans" style:font-name-asian="Open Sans" style:font-name-complex="Open Sans"/>
    </style:style>
    <style:style style:name="T230_5" style:family="text">
      <style:text-properties style:font-name="Open Sans" style:font-name-asian="Open Sans" style:font-name-complex="Open Sans"/>
    </style:style>
    <style:style style:name="T230_6" style:family="text">
      <style:text-properties style:font-name="Open Sans" style:font-name-asian="Open Sans" style:font-name-complex="Open Sans"/>
    </style:style>
    <style:style style:name="T230_7" style:family="text">
      <style:text-properties style:font-name="Open Sans" style:font-name-asian="Open Sans" style:font-name-complex="Open Sans"/>
    </style:style>
    <style:style style:name="T230_8" style:family="text">
      <style:text-properties style:font-name="Open Sans" style:font-name-asian="Open Sans" style:font-name-complex="Open Sans"/>
    </style:style>
    <style:style style:name="T230_9" style:family="text">
      <style:text-properties style:font-name="Open Sans" style:font-name-asian="Open Sans" style:font-name-complex="Open Sans"/>
    </style:style>
    <style:style style:name="T230_10" style:family="text">
      <style:text-properties style:font-name="Open Sans" style:font-name-asian="Open Sans" style:font-name-complex="Open Sans"/>
    </style:style>
    <style:style style:name="T230_11" style:family="text">
      <style:text-properties style:font-name="Open Sans" style:font-name-asian="Open Sans" style:font-name-complex="Open Sans"/>
    </style:style>
    <style:style style:name="T230_12" style:family="text">
      <style:text-properties style:font-name="Open Sans" style:font-name-asian="Open Sans" style:font-name-complex="Open Sans"/>
    </style:style>
    <style:style style:name="T230_13" style:family="text">
      <style:text-properties style:font-name="Open Sans" style:font-name-asian="Open Sans" style:font-name-complex="Open Sans"/>
    </style:style>
    <style:style style:name="T230_14" style:family="text">
      <style:text-properties style:font-name="Open Sans" style:font-name-asian="Open Sans" style:font-name-complex="Open Sans"/>
    </style:style>
    <style:style style:name="T230_15" style:family="text">
      <style:text-properties style:font-name="Open Sans" style:font-name-asian="Open Sans" style:font-name-complex="Open Sans"/>
    </style:style>
    <style:style style:name="T230_16" style:family="text">
      <style:text-properties style:font-name="Open Sans" style:font-name-asian="Open Sans" style:font-name-complex="Open Sans"/>
    </style:style>
    <style:style style:name="T230_17" style:family="text">
      <style:text-properties style:font-name="Open Sans" style:font-name-asian="Open Sans" style:font-name-complex="Open Sans"/>
    </style:style>
    <style:style style:name="T230_18" style:family="text">
      <style:text-properties style:font-name="Open Sans" style:font-name-asian="Open Sans" style:font-name-complex="Open Sans"/>
    </style:style>
    <style:style style:name="T230_19" style:family="text">
      <style:text-properties style:font-name="Open Sans" style:font-name-asian="Open Sans" style:font-name-complex="Open Sans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style:font-name="Open Sans" style:font-name-asian="Open Sans" style:font-name-complex="Open Sans"/>
    </style:style>
    <style:style style:name="T231_2" style:family="text">
      <style:text-properties style:font-name="Open Sans" style:font-name-asian="Open Sans" style:font-name-complex="Open Sans"/>
    </style:style>
    <style:style style:name="T231_3" style:family="text">
      <style:text-properties style:font-name="Open Sans" style:font-name-asian="Open Sans" style:font-name-complex="Open Sans"/>
    </style:style>
    <style:style style:name="T231_4" style:family="text">
      <style:text-properties style:font-name="Open Sans" style:font-name-asian="Open Sans" style:font-name-complex="Open Sans"/>
    </style:style>
    <style:style style:name="T231_5" style:family="text">
      <style:text-properties style:font-name="Open Sans" style:font-name-asian="Open Sans" style:font-name-complex="Open Sans"/>
    </style:style>
    <style:style style:name="T231_6" style:family="text">
      <style:text-properties style:font-name="Open Sans" style:font-name-asian="Open Sans" style:font-name-complex="Open Sans"/>
    </style:style>
    <style:style style:name="T231_7" style:family="text">
      <style:text-properties style:font-name="Open Sans" style:font-name-asian="Open Sans" style:font-name-complex="Open Sans"/>
    </style:style>
    <style:style style:name="T231_8" style:family="text">
      <style:text-properties style:font-name="Open Sans" style:font-name-asian="Open Sans" style:font-name-complex="Open Sans"/>
    </style:style>
    <style:style style:name="T231_9" style:family="text">
      <style:text-properties style:font-name="Open Sans" style:font-name-asian="Open Sans" style:font-name-complex="Open Sans"/>
    </style:style>
    <style:style style:name="T231_10" style:family="text">
      <style:text-properties style:text-line-through-style="solid" style:font-name="Open Sans" style:font-name-asian="Open Sans" style:font-name-complex="Open Sans"/>
    </style:style>
    <style:style style:name="T231_11" style:family="text">
      <style:text-properties style:text-line-through-style="solid" style:font-name="Open Sans" style:font-name-asian="Open Sans" style:font-name-complex="Open Sans"/>
    </style:style>
    <style:style style:name="T231_12" style:family="text">
      <style:text-properties style:text-line-through-style="solid" style:font-name="Open Sans" style:font-name-asian="Open Sans" style:font-name-complex="Open Sans"/>
    </style:style>
    <style:style style:name="T231_13" style:family="text">
      <style:text-properties style:text-line-through-style="solid" style:font-name="Open Sans" style:font-name-asian="Open Sans" style:font-name-complex="Open Sans"/>
    </style:style>
    <style:style style:name="T231_14" style:family="text">
      <style:text-properties style:text-line-through-style="solid" style:font-name="Open Sans" style:font-name-asian="Open Sans" style:font-name-complex="Open Sans"/>
    </style:style>
    <style:style style:name="T231_15" style:family="text">
      <style:text-properties style:text-line-through-style="solid" style:font-name="Open Sans" style:font-name-asian="Open Sans" style:font-name-complex="Open Sans"/>
    </style:style>
    <style:style style:name="T231_16" style:family="text">
      <style:text-properties style:text-line-through-style="solid" style:font-name="Open Sans" style:font-name-asian="Open Sans" style:font-name-complex="Open Sans"/>
    </style:style>
    <style:style style:name="T231_17" style:family="text">
      <style:text-properties style:text-line-through-style="solid" style:font-name="Open Sans" style:font-name-asian="Open Sans" style:font-name-complex="Open Sans"/>
    </style:style>
    <style:style style:name="T231_18" style:family="text">
      <style:text-properties style:text-line-through-style="solid" style:font-name="Open Sans" style:font-name-asian="Open Sans" style:font-name-complex="Open Sans"/>
    </style:style>
    <style:style style:name="T231_19" style:family="text">
      <style:text-properties style:font-name="Open Sans" style:font-name-asian="Open Sans" style:font-name-complex="Open Sans"/>
    </style:style>
    <style:style style:name="T231_20" style:family="text">
      <style:text-properties style:font-name="Open Sans" style:font-name-asian="Open Sans" style:font-name-complex="Open Sans"/>
    </style:style>
    <style:style style:name="T231_21" style:family="text">
      <style:text-properties style:font-name="Open Sans" style:font-name-asian="Open Sans" style:font-name-complex="Open Sans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style:font-name="Open Sans" style:font-name-asian="Open Sans" style:font-name-complex="Open Sans"/>
    </style:style>
    <style:style style:name="T232_2" style:family="text">
      <style:text-properties style:font-name="Open Sans" style:font-name-asian="Open Sans" style:font-name-complex="Open Sans"/>
    </style:style>
    <style:style style:name="T232_3" style:family="text">
      <style:text-properties style:font-name="Open Sans" style:font-name-asian="Open Sans" style:font-name-complex="Open Sans"/>
    </style:style>
    <style:style style:name="T232_4" style:family="text">
      <style:text-properties style:font-name="Open Sans" style:font-name-asian="Open Sans" style:font-name-complex="Open Sans"/>
    </style:style>
    <style:style style:name="T232_5" style:family="text">
      <style:text-properties style:font-name="Open Sans" style:font-name-asian="Open Sans" style:font-name-complex="Open Sans"/>
    </style:style>
    <style:style style:name="T232_6" style:family="text">
      <style:text-properties style:font-name="Open Sans" style:font-name-asian="Open Sans" style:font-name-complex="Open Sans"/>
    </style:style>
    <style:style style:name="T232_7" style:family="text">
      <style:text-properties style:font-name="Open Sans" style:font-name-asian="Open Sans" style:font-name-complex="Open Sans"/>
    </style:style>
    <style:style style:name="T232_8" style:family="text">
      <style:text-properties style:font-name="Open Sans" style:font-name-asian="Open Sans" style:font-name-complex="Open Sans"/>
    </style:style>
    <style:style style:name="T232_9" style:family="text">
      <style:text-properties style:font-name="Open Sans" style:font-name-asian="Open Sans" style:font-name-complex="Open Sans"/>
    </style:style>
    <style:style style:name="T232_10" style:family="text">
      <style:text-properties style:font-name="Open Sans" style:font-name-asian="Open Sans" style:font-name-complex="Open Sans"/>
    </style:style>
    <style:style style:name="T232_11" style:family="text">
      <style:text-properties style:font-name="Open Sans" style:font-name-asian="Open Sans" style:font-name-complex="Open Sans"/>
    </style:style>
    <style:style style:name="T232_12" style:family="text">
      <style:text-properties style:font-name="Open Sans" style:font-name-asian="Open Sans" style:font-name-complex="Open Sans"/>
    </style:style>
    <style:style style:name="T232_13" style:family="text">
      <style:text-properties style:font-name="Open Sans" style:font-name-asian="Open Sans" style:font-name-complex="Open Sans"/>
    </style:style>
    <style:style style:name="T232_14" style:family="text">
      <style:text-properties style:font-name="Open Sans" style:font-name-asian="Open Sans" style:font-name-complex="Open Sans"/>
    </style:style>
    <style:style style:name="T232_15" style:family="text">
      <style:text-properties style:font-name="Open Sans" style:font-name-asian="Open Sans" style:font-name-complex="Open Sans"/>
    </style:style>
    <style:style style:name="T232_16" style:family="text">
      <style:text-properties style:font-name="Open Sans" style:font-name-asian="Open Sans" style:font-name-complex="Open Sans"/>
    </style:style>
    <style:style style:name="T232_17" style:family="text">
      <style:text-properties style:font-name="Open Sans" style:font-name-asian="Open Sans" style:font-name-complex="Open Sans"/>
    </style:style>
    <style:style style:name="T232_18" style:family="text">
      <style:text-properties style:font-name="Open Sans" style:font-name-asian="Open Sans" style:font-name-complex="Open Sans"/>
    </style:style>
    <style:style style:name="T232_19" style:family="text">
      <style:text-properties style:font-name="Open Sans" style:font-name-asian="Open Sans" style:font-name-complex="Open Sans"/>
    </style:style>
    <style:style style:name="T232_20" style:family="text">
      <style:text-properties style:font-name="Open Sans" style:font-name-asian="Open Sans" style:font-name-complex="Open Sans"/>
    </style:style>
    <style:style style:name="T232_21" style:family="text">
      <style:text-properties style:font-name="Open Sans" style:font-name-asian="Open Sans" style:font-name-complex="Open Sans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style:font-name="Open Sans" style:font-name-asian="Open Sans" style:font-name-complex="Open Sans"/>
    </style:style>
    <style:style style:name="T233_2" style:family="text">
      <style:text-properties style:font-name="Open Sans" style:font-name-asian="Open Sans" style:font-name-complex="Open Sans"/>
    </style:style>
    <style:style style:name="T233_3" style:family="text">
      <style:text-properties style:font-name="Open Sans" style:font-name-asian="Open Sans" style:font-name-complex="Open Sans"/>
    </style:style>
    <style:style style:name="T233_4" style:family="text">
      <style:text-properties style:font-name="Open Sans" style:font-name-asian="Open Sans" style:font-name-complex="Open Sans"/>
    </style:style>
    <style:style style:name="T233_5" style:family="text">
      <style:text-properties style:font-name="Open Sans" style:font-name-asian="Open Sans" style:font-name-complex="Open Sans"/>
    </style:style>
    <style:style style:name="T233_6" style:family="text">
      <style:text-properties style:font-name="Open Sans" style:font-name-asian="Open Sans" style:font-name-complex="Open Sans"/>
    </style:style>
    <style:style style:name="T233_7" style:family="text">
      <style:text-properties style:font-name="Open Sans" style:font-name-asian="Open Sans" style:font-name-complex="Open Sans"/>
    </style:style>
    <style:style style:name="T233_8" style:family="text">
      <style:text-properties style:font-name="Open Sans" style:font-name-asian="Open Sans" style:font-name-complex="Open Sans"/>
    </style:style>
    <style:style style:name="T233_9" style:family="text">
      <style:text-properties style:font-name="Open Sans" style:font-name-asian="Open Sans" style:font-name-complex="Open Sans"/>
    </style:style>
    <style:style style:name="T233_10" style:family="text">
      <style:text-properties style:font-name="Open Sans" style:font-name-asian="Open Sans" style:font-name-complex="Open Sans"/>
    </style:style>
    <style:style style:name="T233_11" style:family="text">
      <style:text-properties style:font-name="Open Sans" style:font-name-asian="Open Sans" style:font-name-complex="Open Sans"/>
    </style:style>
    <style:style style:name="T233_12" style:family="text">
      <style:text-properties style:font-name="Open Sans" style:font-name-asian="Open Sans" style:font-name-complex="Open Sans"/>
    </style:style>
    <style:style style:name="T233_13" style:family="text">
      <style:text-properties style:font-name="Open Sans" style:font-name-asian="Open Sans" style:font-name-complex="Open Sans"/>
    </style:style>
    <style:style style:name="T233_14" style:family="text">
      <style:text-properties style:font-name="Open Sans" style:font-name-asian="Open Sans" style:font-name-complex="Open Sans"/>
    </style:style>
    <style:style style:name="T233_15" style:family="text">
      <style:text-properties style:font-name="Open Sans" style:font-name-asian="Open Sans" style:font-name-complex="Open Sans"/>
    </style:style>
    <style:style style:name="T233_16" style:family="text">
      <style:text-properties style:font-name="Open Sans" style:font-name-asian="Open Sans" style:font-name-complex="Open Sans"/>
    </style:style>
    <style:style style:name="T233_17" style:family="text">
      <style:text-properties style:font-name="Open Sans" style:font-name-asian="Open Sans" style:font-name-complex="Open Sans"/>
    </style:style>
    <style:style style:name="T233_18" style:family="text">
      <style:text-properties style:font-name="Open Sans" style:font-name-asian="Open Sans" style:font-name-complex="Open Sans"/>
    </style:style>
    <style:style style:name="T233_19" style:family="text">
      <style:text-properties style:font-name="Open Sans" style:font-name-asian="Open Sans" style:font-name-complex="Open Sans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style:font-name="Open Sans" style:font-name-asian="Open Sans" style:font-name-complex="Open Sans"/>
    </style:style>
    <style:style style:name="T234_2" style:family="text">
      <style:text-properties style:font-name="Open Sans" style:font-name-asian="Open Sans" style:font-name-complex="Open Sans"/>
    </style:style>
    <style:style style:name="T234_3" style:family="text">
      <style:text-properties style:font-name="Open Sans" style:font-name-asian="Open Sans" style:font-name-complex="Open Sans"/>
    </style:style>
    <style:style style:name="T234_4" style:family="text">
      <style:text-properties style:font-name="Open Sans" style:font-name-asian="Open Sans" style:font-name-complex="Open Sans"/>
    </style:style>
    <style:style style:name="T234_5" style:family="text">
      <style:text-properties style:font-name="Open Sans" style:font-name-asian="Open Sans" style:font-name-complex="Open Sans"/>
    </style:style>
    <style:style style:name="T234_6" style:family="text">
      <style:text-properties style:font-name="Open Sans" style:font-name-asian="Open Sans" style:font-name-complex="Open Sans"/>
    </style:style>
    <style:style style:name="T234_7" style:family="text">
      <style:text-properties style:font-name="Open Sans" style:font-name-asian="Open Sans" style:font-name-complex="Open Sans"/>
    </style:style>
    <style:style style:name="T234_8" style:family="text">
      <style:text-properties style:font-name="Open Sans" style:font-name-asian="Open Sans" style:font-name-complex="Open Sans"/>
    </style:style>
    <style:style style:name="T234_9" style:family="text">
      <style:text-properties style:font-name="Open Sans" style:font-name-asian="Open Sans" style:font-name-complex="Open Sans"/>
    </style:style>
    <style:style style:name="T234_10" style:family="text">
      <style:text-properties style:font-name="Open Sans" style:font-name-asian="Open Sans" style:font-name-complex="Open Sans"/>
    </style:style>
    <style:style style:name="T234_11" style:family="text">
      <style:text-properties style:font-name="Open Sans" style:font-name-asian="Open Sans" style:font-name-complex="Open Sans"/>
    </style:style>
    <style:style style:name="T234_12" style:family="text">
      <style:text-properties style:font-name="Open Sans" style:font-name-asian="Open Sans" style:font-name-complex="Open Sans"/>
    </style:style>
    <style:style style:name="T234_13" style:family="text">
      <style:text-properties style:font-name="Open Sans" style:font-name-asian="Open Sans" style:font-name-complex="Open Sans"/>
    </style:style>
    <style:style style:name="T234_14" style:family="text">
      <style:text-properties style:font-name="Open Sans" style:font-name-asian="Open Sans" style:font-name-complex="Open Sans"/>
    </style:style>
    <style:style style:name="T234_15" style:family="text">
      <style:text-properties style:font-name="Open Sans" style:font-name-asian="Open Sans" style:font-name-complex="Open Sans"/>
    </style:style>
    <style:style style:name="T234_16" style:family="text">
      <style:text-properties style:font-name="Open Sans" style:font-name-asian="Open Sans" style:font-name-complex="Open Sans"/>
    </style:style>
    <style:style style:name="T234_17" style:family="text">
      <style:text-properties style:font-name="Open Sans" style:font-name-asian="Open Sans" style:font-name-complex="Open Sans"/>
    </style:style>
    <style:style style:name="T234_18" style:family="text">
      <style:text-properties style:font-name="Open Sans" style:font-name-asian="Open Sans" style:font-name-complex="Open Sans"/>
    </style:style>
    <style:style style:name="P235" style:family="paragraph" style:parent-style-name="Standard">
      <style:paragraph-properties fo:break-before="auto" fo:text-indent="0cm" fo:line-height="115%" fo:margin-left="0cm" style:writing-mode="lr-tb"/>
      <style:text-properties style:font-name="Open Sans" style:font-name-asian="Open Sans" style:font-name-complex="Open Sans"/>
    </style:style>
    <style:style style:name="P236" style:family="paragraph" style:parent-style-name="Standard">
      <style:paragraph-properties fo:break-before="auto" fo:text-indent="0cm" fo:line-height="115%" fo:margin-left="0cm" style:writing-mode="lr-tb"/>
    </style:style>
    <style:style style:name="T236_1" style:family="text">
      <style:text-properties fo:background-color="#00ff00" style:font-name="Open Sans" style:font-name-asian="Open Sans" style:font-name-complex="Open Sans"/>
    </style:style>
    <style:style style:name="T236_2" style:family="text">
      <style:text-properties fo:background-color="#00ff00" style:font-name="Open Sans" style:font-name-asian="Open Sans" style:font-name-complex="Open Sans"/>
    </style:style>
    <style:style style:name="T236_3" style:family="text">
      <style:text-properties style:font-name="Open Sans" style:font-name-asian="Open Sans" style:font-name-complex="Open Sans"/>
    </style:style>
    <style:style style:name="T236_4" style:family="text">
      <style:text-properties style:font-name="Open Sans" style:font-name-asian="Open Sans" style:font-name-complex="Open Sans"/>
    </style:style>
    <style:style style:name="T236_5" style:family="text">
      <style:text-properties style:font-name="Open Sans" style:font-name-asian="Open Sans" style:font-name-complex="Open Sans"/>
    </style:style>
    <style:style style:name="T236_6" style:family="text">
      <style:text-properties style:font-name="Open Sans" style:font-name-asian="Open Sans" style:font-name-complex="Open Sans"/>
    </style:style>
    <style:style style:name="T236_7" style:family="text">
      <style:text-properties style:font-name="Open Sans" style:font-name-asian="Open Sans" style:font-name-complex="Open Sans"/>
    </style:style>
    <style:style style:name="T236_8" style:family="text">
      <style:text-properties fo:background-color="#ffff00" style:font-name="Open Sans" style:font-name-asian="Open Sans" style:font-name-complex="Open Sans"/>
    </style:style>
    <style:style style:name="T236_9" style:family="text">
      <style:text-properties fo:background-color="#ffff00" style:font-name="Open Sans" style:font-name-asian="Open Sans" style:font-name-complex="Open Sans"/>
    </style:style>
    <style:style style:name="T236_10" style:family="text">
      <style:text-properties fo:background-color="#ffff00" style:font-name="Open Sans" style:font-name-asian="Open Sans" style:font-name-complex="Open Sans"/>
    </style:style>
    <style:style style:name="T236_11" style:family="text">
      <style:text-properties fo:background-color="#ffff00" style:font-name="Open Sans" style:font-name-asian="Open Sans" style:font-name-complex="Open Sans"/>
    </style:style>
    <style:style style:name="T236_12" style:family="text">
      <style:text-properties fo:background-color="#ffff00" style:font-name="Open Sans" style:font-name-asian="Open Sans" style:font-name-complex="Open Sans"/>
    </style:style>
    <style:style style:name="T236_13" style:family="text">
      <style:text-properties fo:background-color="#ffff00" style:font-name="Open Sans" style:font-name-asian="Open Sans" style:font-name-complex="Open Sans"/>
    </style:style>
    <style:style style:name="T236_14" style:family="text">
      <style:text-properties fo:background-color="#ffff00" style:font-name="Open Sans" style:font-name-asian="Open Sans" style:font-name-complex="Open Sans"/>
    </style:style>
    <style:style style:name="T236_15" style:family="text">
      <style:text-properties fo:background-color="#ffff00" style:font-name="Open Sans" style:font-name-asian="Open Sans" style:font-name-complex="Open Sans"/>
    </style:style>
    <style:style style:name="T236_16" style:family="text">
      <style:text-properties fo:background-color="#ffff00" style:font-name="Open Sans" style:font-name-asian="Open Sans" style:font-name-complex="Open Sans"/>
    </style:style>
    <style:style style:name="T236_17" style:family="text">
      <style:text-properties fo:background-color="#ffff00" style:font-name="Open Sans" style:font-name-asian="Open Sans" style:font-name-complex="Open Sans"/>
    </style:style>
    <style:style style:name="P237" style:family="paragraph" style:parent-style-name="Standard">
      <style:paragraph-properties fo:break-before="auto" fo:text-indent="0cm" fo:line-height="115%" fo:margin-left="0cm" style:writing-mode="lr-tb"/>
    </style:style>
    <style:style style:name="T237_1" style:family="text">
      <style:text-properties style:font-name="Open Sans" style:font-name-asian="Open Sans" style:font-name-complex="Open Sans"/>
    </style:style>
    <style:style style:name="T237_2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37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37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238" style:family="paragraph" style:parent-style-name="Standard">
      <style:paragraph-properties fo:break-before="auto" fo:text-indent="0cm" fo:line-height="115%" fo:margin-left="0cm" style:writing-mode="lr-tb"/>
    </style:style>
    <style:style style:name="T238_1" style:family="text">
      <style:text-properties style:font-name="Open Sans" style:font-name-asian="Open Sans" style:font-name-complex="Open Sans"/>
    </style:style>
    <style:style style:name="T238_2" style:family="text">
      <style:text-properties style:font-name="Open Sans" style:font-name-asian="Open Sans" style:font-name-complex="Open Sans"/>
    </style:style>
    <style:style style:name="T238_3" style:family="text">
      <style:text-properties style:font-name="Open Sans" style:font-name-asian="Open Sans" style:font-name-complex="Open Sans"/>
    </style:style>
    <style:style style:name="P239" style:family="paragraph" style:parent-style-name="Standard">
      <style:paragraph-properties fo:break-before="auto" fo:text-indent="0cm" fo:line-height="115%" fo:margin-left="0cm" style:writing-mode="lr-tb"/>
    </style:style>
    <style:style style:name="T239_1" style:family="text">
      <style:text-properties style:font-name="Open Sans" style:font-name-asian="Open Sans" style:font-name-complex="Open Sans"/>
    </style:style>
    <style:style style:name="T239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39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39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39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39_6" style:family="text">
      <style:text-properties fo:font-style="italic" style:font-style-asian="italic" style:font-style-complex="italic"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39_7" style:family="text">
      <style:text-properties fo:font-style="italic" style:font-style-asian="italic" style:font-style-complex="italic"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39_8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240" style:family="paragraph" style:parent-style-name="Standard">
      <style:paragraph-properties fo:break-before="auto" fo:text-indent="0cm" fo:line-height="115%" fo:margin-left="0cm" style:writing-mode="lr-tb"/>
    </style:style>
    <style:style style:name="T240_1" style:family="text">
      <style:text-properties style:font-name="Open Sans" style:font-name-asian="Open Sans" style:font-name-complex="Open Sans" style:text-underline-style="solid" style:text-underline-color="font-color"/>
    </style:style>
    <style:style style:name="T240_2" style:family="text">
      <style:text-properties style:font-name="Open Sans" style:font-name-asian="Open Sans" style:font-name-complex="Open Sans"/>
    </style:style>
    <style:style style:name="T240_3" style:family="text">
      <style:text-properties style:font-name="Open Sans" style:font-name-asian="Open Sans" style:font-name-complex="Open Sans"/>
    </style:style>
    <style:style style:name="T240_4" style:family="text">
      <style:text-properties style:text-line-through-style="solid" style:font-name="Open Sans" style:font-name-asian="Open Sans" style:font-name-complex="Open Sans"/>
    </style:style>
    <style:style style:name="T240_5" style:family="text">
      <style:text-properties style:text-line-through-style="solid" style:font-name="Open Sans" style:font-name-asian="Open Sans" style:font-name-complex="Open Sans"/>
    </style:style>
    <style:style style:name="T240_6" style:family="text">
      <style:text-properties style:text-line-through-style="solid" style:font-name="Open Sans" style:font-name-asian="Open Sans" style:font-name-complex="Open Sans"/>
    </style:style>
    <style:style style:name="T240_7" style:family="text">
      <style:text-properties style:text-line-through-style="solid" style:font-name="Open Sans" style:font-name-asian="Open Sans" style:font-name-complex="Open Sans"/>
    </style:style>
    <style:style style:name="T240_8" style:family="text">
      <style:text-properties style:text-line-through-style="solid" style:font-name="Open Sans" style:font-name-asian="Open Sans" style:font-name-complex="Open Sans"/>
    </style:style>
    <style:style style:name="T240_9" style:family="text">
      <style:text-properties style:text-line-through-style="solid" style:font-name="Open Sans" style:font-name-asian="Open Sans" style:font-name-complex="Open Sans"/>
    </style:style>
    <style:style style:name="T240_10" style:family="text">
      <style:text-properties style:text-line-through-style="solid" style:font-name="Open Sans" style:font-name-asian="Open Sans" style:font-name-complex="Open Sans"/>
    </style:style>
    <style:style style:name="T240_11" style:family="text">
      <style:text-properties style:text-line-through-style="solid" style:font-name="Open Sans" style:font-name-asian="Open Sans" style:font-name-complex="Open Sans"/>
    </style:style>
    <style:style style:name="T240_12" style:family="text">
      <style:text-properties style:text-line-through-style="solid" style:font-name="Open Sans" style:font-name-asian="Open Sans" style:font-name-complex="Open Sans"/>
    </style:style>
    <style:style style:name="T240_13" style:family="text">
      <style:text-properties style:text-line-through-style="solid" style:font-name="Open Sans" style:font-name-asian="Open Sans" style:font-name-complex="Open Sans"/>
    </style:style>
    <style:style style:name="T240_14" style:family="text">
      <style:text-properties style:text-line-through-style="solid" style:font-name="Open Sans" style:font-name-asian="Open Sans" style:font-name-complex="Open Sans"/>
    </style:style>
    <style:style style:name="T240_15" style:family="text">
      <style:text-properties style:text-line-through-style="solid" style:font-name="Open Sans" style:font-name-asian="Open Sans" style:font-name-complex="Open Sans"/>
    </style:style>
    <style:style style:name="P241" style:family="paragraph" style:parent-style-name="Standard">
      <style:paragraph-properties fo:break-before="auto" fo:text-indent="0cm" fo:line-height="115%" fo:margin-left="0cm" style:writing-mode="lr-tb"/>
    </style:style>
    <style:style style:name="T241_1" style:family="text">
      <style:text-properties style:font-name="Open Sans" style:font-name-asian="Open Sans" style:font-name-complex="Open Sans"/>
    </style:style>
    <style:style style:name="T241_2" style:family="text">
      <style:text-properties style:font-name="Open Sans" style:font-name-asian="Open Sans" style:font-name-complex="Open Sans"/>
    </style:style>
    <style:style style:name="T241_3" style:family="text">
      <style:text-properties style:font-name="Open Sans" style:font-name-asian="Open Sans" style:font-name-complex="Open Sans"/>
    </style:style>
    <style:style style:name="T241_4" style:family="text">
      <style:text-properties style:text-line-through-style="solid" style:font-name="Open Sans" style:font-name-asian="Open Sans" style:font-name-complex="Open Sans"/>
    </style:style>
    <style:style style:name="T241_5" style:family="text">
      <style:text-properties style:text-line-through-style="solid" style:font-name="Open Sans" style:font-name-asian="Open Sans" style:font-name-complex="Open Sans"/>
    </style:style>
    <style:style style:name="T241_6" style:family="text">
      <style:text-properties style:text-line-through-style="solid" style:font-name="Open Sans" style:font-name-asian="Open Sans" style:font-name-complex="Open Sans"/>
    </style:style>
    <style:style style:name="T241_7" style:family="text">
      <style:text-properties style:text-line-through-style="solid" style:font-name="Open Sans" style:font-name-asian="Open Sans" style:font-name-complex="Open Sans"/>
    </style:style>
    <style:style style:name="T241_8" style:family="text">
      <style:text-properties style:text-line-through-style="solid" style:font-name="Open Sans" style:font-name-asian="Open Sans" style:font-name-complex="Open Sans"/>
    </style:style>
    <style:style style:name="T241_9" style:family="text">
      <style:text-properties style:text-line-through-style="solid" style:font-name="Open Sans" style:font-name-asian="Open Sans" style:font-name-complex="Open Sans"/>
    </style:style>
    <style:style style:name="T241_10" style:family="text">
      <style:text-properties style:text-line-through-style="solid" style:font-name="Open Sans" style:font-name-asian="Open Sans" style:font-name-complex="Open Sans"/>
    </style:style>
    <style:style style:name="T241_11" style:family="text">
      <style:text-properties style:text-line-through-style="solid" style:font-name="Open Sans" style:font-name-asian="Open Sans" style:font-name-complex="Open Sans"/>
    </style:style>
    <style:style style:name="T241_12" style:family="text">
      <style:text-properties style:text-line-through-style="solid" style:font-name="Open Sans" style:font-name-asian="Open Sans" style:font-name-complex="Open Sans"/>
    </style:style>
    <style:style style:name="T241_13" style:family="text">
      <style:text-properties style:text-line-through-style="solid" style:font-name="Open Sans" style:font-name-asian="Open Sans" style:font-name-complex="Open Sans"/>
    </style:style>
    <style:style style:name="T241_14" style:family="text">
      <style:text-properties style:text-line-through-style="solid" style:font-name="Open Sans" style:font-name-asian="Open Sans" style:font-name-complex="Open Sans"/>
    </style:style>
    <style:style style:name="T241_15" style:family="text">
      <style:text-properties style:text-line-through-style="solid" style:font-name="Open Sans" style:font-name-asian="Open Sans" style:font-name-complex="Open Sans"/>
    </style:style>
    <style:style style:name="T241_16" style:family="text">
      <style:text-properties style:text-line-through-style="solid" style:font-name="Open Sans" style:font-name-asian="Open Sans" style:font-name-complex="Open Sans"/>
    </style:style>
    <style:style style:name="T241_17" style:family="text">
      <style:text-properties style:text-line-through-style="solid" style:font-name="Open Sans" style:font-name-asian="Open Sans" style:font-name-complex="Open Sans"/>
    </style:style>
    <style:style style:name="T241_18" style:family="text">
      <style:text-properties style:text-line-through-style="solid" style:font-name="Open Sans" style:font-name-asian="Open Sans" style:font-name-complex="Open Sans"/>
    </style:style>
    <style:style style:name="T241_19" style:family="text">
      <style:text-properties style:text-line-through-style="solid" style:font-name="Open Sans" style:font-name-asian="Open Sans" style:font-name-complex="Open Sans"/>
    </style:style>
    <style:style style:name="T241_20" style:family="text">
      <style:text-properties style:font-name="Open Sans" style:font-name-asian="Open Sans" style:font-name-complex="Open Sans"/>
    </style:style>
    <style:style style:name="T241_21" style:family="text">
      <style:text-properties style:font-name="Open Sans" style:font-name-asian="Open Sans" style:font-name-complex="Open Sans"/>
    </style:style>
    <style:style style:name="T241_22" style:family="text">
      <style:text-properties style:font-name="Open Sans" style:font-name-asian="Open Sans" style:font-name-complex="Open Sans"/>
    </style:style>
    <style:style style:name="T241_23" style:family="text">
      <style:text-properties style:font-name="Open Sans" style:font-name-asian="Open Sans" style:font-name-complex="Open Sans"/>
    </style:style>
    <style:style style:name="T241_24" style:family="text">
      <style:text-properties style:font-name="Open Sans" style:font-name-asian="Open Sans" style:font-name-complex="Open Sans"/>
    </style:style>
    <style:style style:name="P242" style:family="paragraph" style:parent-style-name="Standard">
      <style:paragraph-properties fo:break-before="auto" fo:text-indent="0cm" fo:line-height="115%" fo:margin-left="0cm" style:writing-mode="lr-tb"/>
    </style:style>
    <style:style style:name="T242_1" style:family="text">
      <style:text-properties style:font-name="Open Sans" style:font-name-asian="Open Sans" style:font-name-complex="Open Sans" style:text-underline-style="solid" style:text-underline-color="font-color"/>
    </style:style>
    <style:style style:name="T242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42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42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42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42_6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42_7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42_8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42_9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42_10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42_11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42_12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242_13" style:family="text">
      <style:text-properties fo:background-color="#b4a7d6" style:font-name="Open Sans" style:font-name-asian="Open Sans" style:font-name-complex="Open Sans" fo:font-weight="bold" style:font-weight-asian="bold" style:font-weight-complex="bold"/>
    </style:style>
    <style:style style:name="T242_14" style:family="text">
      <style:text-properties fo:background-color="#b4a7d6" style:font-name="Open Sans" style:font-name-asian="Open Sans" style:font-name-complex="Open Sans" fo:font-weight="bold" style:font-weight-asian="bold" style:font-weight-complex="bold"/>
    </style:style>
    <style:style style:name="T242_15" style:family="text">
      <style:text-properties fo:background-color="#b4a7d6" style:font-name="Open Sans" style:font-name-asian="Open Sans" style:font-name-complex="Open Sans" fo:font-weight="bold" style:font-weight-asian="bold" style:font-weight-complex="bold"/>
    </style:style>
    <style:style style:name="T242_16" style:family="text">
      <style:text-properties fo:background-color="#b4a7d6" style:font-name="Open Sans" style:font-name-asian="Open Sans" style:font-name-complex="Open Sans" fo:font-weight="bold" style:font-weight-asian="bold" style:font-weight-complex="bold"/>
    </style:style>
    <style:style style:name="T242_17" style:family="text">
      <style:text-properties fo:background-color="#b4a7d6" style:font-name="Open Sans" style:font-name-asian="Open Sans" style:font-name-complex="Open Sans" fo:font-weight="bold" style:font-weight-asian="bold" style:font-weight-complex="bold"/>
    </style:style>
    <style:style style:name="T242_18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P243" style:family="paragraph" style:parent-style-name="Standard">
      <style:paragraph-properties fo:break-before="auto" fo:text-indent="1.27cm" fo:line-height="115%" fo:margin-left="0cm" style:writing-mode="lr-tb"/>
    </style:style>
    <style:style style:name="T243_1" style:family="text">
      <style:text-properties style:font-name="Open Sans" style:font-name-asian="Open Sans" style:font-name-complex="Open Sans"/>
    </style:style>
    <style:style style:name="T243_2" style:family="text">
      <style:text-properties style:font-name="Open Sans" style:font-name-asian="Open Sans" style:font-name-complex="Open Sans"/>
    </style:style>
    <style:style style:name="T243_3" style:family="text">
      <style:text-properties fo:background-color="#b4a7d6" style:font-name="Open Sans" style:font-name-asian="Open Sans" style:font-name-complex="Open Sans"/>
    </style:style>
    <style:style style:name="P244" style:family="paragraph" style:parent-style-name="Standard">
      <style:paragraph-properties fo:break-before="auto" fo:text-indent="1.27cm" fo:line-height="115%" fo:margin-left="0cm" style:writing-mode="lr-tb"/>
    </style:style>
    <style:style style:name="T244_1" style:family="text">
      <style:text-properties style:font-name="Open Sans" style:font-name-asian="Open Sans" style:font-name-complex="Open Sans"/>
    </style:style>
    <style:style style:name="T244_2" style:family="text">
      <style:text-properties style:font-name="Open Sans" style:font-name-asian="Open Sans" style:font-name-complex="Open Sans"/>
    </style:style>
    <style:style style:name="T244_3" style:family="text">
      <style:text-properties fo:background-color="#b4a7d6" style:font-name="Open Sans" style:font-name-asian="Open Sans" style:font-name-complex="Open Sans"/>
    </style:style>
    <style:style style:name="T244_4" style:family="text">
      <style:text-properties fo:background-color="#b4a7d6" style:font-name="Open Sans" style:font-name-asian="Open Sans" style:font-name-complex="Open Sans"/>
    </style:style>
    <style:style style:name="T244_5" style:family="text">
      <style:text-properties fo:background-color="#b4a7d6" style:font-name="Open Sans" style:font-name-asian="Open Sans" style:font-name-complex="Open Sans"/>
    </style:style>
    <style:style style:name="T244_6" style:family="text">
      <style:text-properties style:font-name="Open Sans" style:font-name-asian="Open Sans" style:font-name-complex="Open Sans"/>
    </style:style>
    <style:style style:name="T244_7" style:family="text">
      <style:text-properties style:font-name="Open Sans" style:font-name-asian="Open Sans" style:font-name-complex="Open Sans"/>
    </style:style>
    <style:style style:name="T244_8" style:family="text">
      <style:text-properties style:font-name="Open Sans" style:font-name-asian="Open Sans" style:font-name-complex="Open Sans"/>
    </style:style>
    <style:style style:name="T244_9" style:family="text">
      <style:text-properties style:font-name="Open Sans" style:font-name-asian="Open Sans" style:font-name-complex="Open Sans"/>
    </style:style>
    <style:style style:name="T244_10" style:family="text">
      <style:text-properties style:font-name="Open Sans" style:font-name-asian="Open Sans" style:font-name-complex="Open Sans"/>
    </style:style>
    <style:style style:name="T244_11" style:family="text">
      <style:text-properties style:font-name="Open Sans" style:font-name-asian="Open Sans" style:font-name-complex="Open Sans"/>
    </style:style>
    <style:style style:name="T244_12" style:family="text">
      <style:text-properties style:font-name="Open Sans" style:font-name-asian="Open Sans" style:font-name-complex="Open Sans"/>
    </style:style>
    <style:style style:name="T244_13" style:family="text">
      <style:text-properties style:font-name="Open Sans" style:font-name-asian="Open Sans" style:font-name-complex="Open Sans"/>
    </style:style>
    <style:style style:name="T244_14" style:family="text">
      <style:text-properties style:font-name="Open Sans" style:font-name-asian="Open Sans" style:font-name-complex="Open Sans"/>
    </style:style>
    <style:style style:name="T244_15" style:family="text">
      <style:text-properties style:font-name="Open Sans" style:font-name-asian="Open Sans" style:font-name-complex="Open Sans"/>
    </style:style>
    <style:style style:name="T244_16" style:family="text">
      <style:text-properties style:font-name="Open Sans" style:font-name-asian="Open Sans" style:font-name-complex="Open Sans"/>
    </style:style>
    <style:style style:name="T244_17" style:family="text">
      <style:text-properties style:font-name="Open Sans" style:font-name-asian="Open Sans" style:font-name-complex="Open Sans"/>
    </style:style>
    <style:style style:name="T244_18" style:family="text">
      <style:text-properties style:font-name="Open Sans" style:font-name-asian="Open Sans" style:font-name-complex="Open Sans"/>
    </style:style>
    <style:style style:name="T244_19" style:family="text">
      <style:text-properties style:font-name="Open Sans" style:font-name-asian="Open Sans" style:font-name-complex="Open Sans"/>
    </style:style>
    <style:style style:name="T244_20" style:family="text">
      <style:text-properties style:font-name="Open Sans" style:font-name-asian="Open Sans" style:font-name-complex="Open Sans"/>
    </style:style>
    <style:style style:name="T244_21" style:family="text">
      <style:text-properties style:font-name="Open Sans" style:font-name-asian="Open Sans" style:font-name-complex="Open Sans"/>
    </style:style>
    <style:style style:name="T244_22" style:family="text">
      <style:text-properties style:font-name="Open Sans" style:font-name-asian="Open Sans" style:font-name-complex="Open Sans"/>
    </style:style>
    <style:style style:name="T244_23" style:family="text">
      <style:text-properties style:font-name="Open Sans" style:font-name-asian="Open Sans" style:font-name-complex="Open Sans"/>
    </style:style>
    <style:style style:name="T244_24" style:family="text">
      <style:text-properties style:font-name="Open Sans" style:font-name-asian="Open Sans" style:font-name-complex="Open Sans"/>
    </style:style>
    <style:style style:name="T244_25" style:family="text">
      <style:text-properties style:font-name="Open Sans" style:font-name-asian="Open Sans" style:font-name-complex="Open Sans"/>
    </style:style>
    <style:style style:name="P245" style:family="paragraph" style:parent-style-name="Standard">
      <style:paragraph-properties fo:break-before="auto" fo:text-indent="1.27cm" fo:line-height="115%" fo:margin-left="0cm" style:writing-mode="lr-tb"/>
    </style:style>
    <style:style style:name="T245_1" style:family="text">
      <style:text-properties style:font-name="Open Sans" style:font-name-asian="Open Sans" style:font-name-complex="Open Sans"/>
    </style:style>
    <style:style style:name="T245_2" style:family="text">
      <style:text-properties style:font-name="Open Sans" style:font-name-asian="Open Sans" style:font-name-complex="Open Sans"/>
    </style:style>
    <style:style style:name="T245_3" style:family="text">
      <style:text-properties fo:background-color="#b4a7d6" style:font-name="Open Sans" style:font-name-asian="Open Sans" style:font-name-complex="Open Sans"/>
    </style:style>
    <style:style style:name="T245_4" style:family="text">
      <style:text-properties style:font-name="Open Sans" style:font-name-asian="Open Sans" style:font-name-complex="Open Sans"/>
    </style:style>
    <style:style style:name="T245_5" style:family="text">
      <style:text-properties style:font-name="Open Sans" style:font-name-asian="Open Sans" style:font-name-complex="Open Sans"/>
    </style:style>
    <style:style style:name="T245_6" style:family="text">
      <style:text-properties style:font-name="Open Sans" style:font-name-asian="Open Sans" style:font-name-complex="Open Sans"/>
    </style:style>
    <style:style style:name="T245_7" style:family="text">
      <style:text-properties style:font-name="Open Sans" style:font-name-asian="Open Sans" style:font-name-complex="Open Sans"/>
    </style:style>
    <style:style style:name="T245_8" style:family="text">
      <style:text-properties style:font-name="Open Sans" style:font-name-asian="Open Sans" style:font-name-complex="Open Sans"/>
    </style:style>
    <style:style style:name="T245_9" style:family="text">
      <style:text-properties style:font-name="Open Sans" style:font-name-asian="Open Sans" style:font-name-complex="Open Sans"/>
    </style:style>
    <style:style style:name="T245_10" style:family="text">
      <style:text-properties style:font-name="Open Sans" style:font-name-asian="Open Sans" style:font-name-complex="Open Sans"/>
    </style:style>
    <style:style style:name="T245_11" style:family="text">
      <style:text-properties style:font-name="Open Sans" style:font-name-asian="Open Sans" style:font-name-complex="Open Sans"/>
    </style:style>
    <style:style style:name="T245_12" style:family="text">
      <style:text-properties style:font-name="Open Sans" style:font-name-asian="Open Sans" style:font-name-complex="Open Sans"/>
    </style:style>
    <style:style style:name="T245_13" style:family="text">
      <style:text-properties style:font-name="Open Sans" style:font-name-asian="Open Sans" style:font-name-complex="Open Sans"/>
    </style:style>
    <style:style style:name="T245_14" style:family="text">
      <style:text-properties style:font-name="Open Sans" style:font-name-asian="Open Sans" style:font-name-complex="Open Sans"/>
    </style:style>
    <style:style style:name="T245_15" style:family="text">
      <style:text-properties style:font-name="Open Sans" style:font-name-asian="Open Sans" style:font-name-complex="Open Sans"/>
    </style:style>
    <style:style style:name="T245_16" style:family="text">
      <style:text-properties style:font-name="Open Sans" style:font-name-asian="Open Sans" style:font-name-complex="Open Sans"/>
    </style:style>
    <style:style style:name="T245_17" style:family="text">
      <style:text-properties style:font-name="Open Sans" style:font-name-asian="Open Sans" style:font-name-complex="Open Sans"/>
    </style:style>
    <style:style style:name="T245_18" style:family="text">
      <style:text-properties style:font-name="Open Sans" style:font-name-asian="Open Sans" style:font-name-complex="Open Sans"/>
    </style:style>
    <style:style style:name="P246" style:family="paragraph" style:parent-style-name="Standard">
      <style:paragraph-properties fo:break-before="auto" fo:text-indent="1.27cm" fo:line-height="115%" fo:margin-left="0cm" style:writing-mode="lr-tb"/>
    </style:style>
    <style:style style:name="T246_1" style:family="text">
      <style:text-properties style:font-name="Open Sans" style:font-name-asian="Open Sans" style:font-name-complex="Open Sans"/>
    </style:style>
    <style:style style:name="T246_2" style:family="text">
      <style:text-properties style:font-name="Open Sans" style:font-name-asian="Open Sans" style:font-name-complex="Open Sans"/>
    </style:style>
    <style:style style:name="T246_3" style:family="text">
      <style:text-properties style:font-name="Open Sans" style:font-name-asian="Open Sans" style:font-name-complex="Open Sans"/>
    </style:style>
    <style:style style:name="T246_4" style:family="text">
      <style:text-properties style:font-name="Open Sans" style:font-name-asian="Open Sans" style:font-name-complex="Open Sans"/>
    </style:style>
    <style:style style:name="T246_5" style:family="text">
      <style:text-properties style:font-name="Open Sans" style:font-name-asian="Open Sans" style:font-name-complex="Open Sans"/>
    </style:style>
    <style:style style:name="T246_6" style:family="text">
      <style:text-properties style:font-name="Open Sans" style:font-name-asian="Open Sans" style:font-name-complex="Open Sans"/>
    </style:style>
    <style:style style:name="T246_7" style:family="text">
      <style:text-properties style:font-name="Open Sans" style:font-name-asian="Open Sans" style:font-name-complex="Open Sans"/>
    </style:style>
    <style:style style:name="T246_8" style:family="text">
      <style:text-properties style:font-name="Open Sans" style:font-name-asian="Open Sans" style:font-name-complex="Open Sans"/>
    </style:style>
    <style:style style:name="T246_9" style:family="text">
      <style:text-properties style:font-name="Open Sans" style:font-name-asian="Open Sans" style:font-name-complex="Open Sans"/>
    </style:style>
    <style:style style:name="T246_10" style:family="text">
      <style:text-properties style:font-name="Open Sans" style:font-name-asian="Open Sans" style:font-name-complex="Open Sans"/>
    </style:style>
    <style:style style:name="T246_11" style:family="text">
      <style:text-properties style:font-name="Open Sans" style:font-name-asian="Open Sans" style:font-name-complex="Open Sans"/>
    </style:style>
    <style:style style:name="T246_12" style:family="text">
      <style:text-properties style:font-name="Open Sans" style:font-name-asian="Open Sans" style:font-name-complex="Open Sans"/>
    </style:style>
    <style:style style:name="T246_13" style:family="text">
      <style:text-properties style:font-name="Open Sans" style:font-name-asian="Open Sans" style:font-name-complex="Open Sans"/>
    </style:style>
    <style:style style:name="T246_14" style:family="text">
      <style:text-properties style:font-name="Open Sans" style:font-name-asian="Open Sans" style:font-name-complex="Open Sans"/>
    </style:style>
    <style:style style:name="T246_15" style:family="text">
      <style:text-properties style:font-name="Open Sans" style:font-name-asian="Open Sans" style:font-name-complex="Open Sans"/>
    </style:style>
    <style:style style:name="T246_16" style:family="text">
      <style:text-properties style:font-name="Open Sans" style:font-name-asian="Open Sans" style:font-name-complex="Open Sans"/>
    </style:style>
    <style:style style:name="T246_17" style:family="text">
      <style:text-properties style:font-name="Open Sans" style:font-name-asian="Open Sans" style:font-name-complex="Open Sans"/>
    </style:style>
    <style:style style:name="P247" style:family="paragraph" style:parent-style-name="Standard">
      <style:paragraph-properties fo:break-before="auto" fo:text-indent="1.27cm" fo:line-height="115%" fo:margin-left="0cm" style:writing-mode="lr-tb"/>
    </style:style>
    <style:style style:name="T247_1" style:family="text">
      <style:text-properties style:font-name="Open Sans" style:font-name-asian="Open Sans" style:font-name-complex="Open Sans"/>
    </style:style>
    <style:style style:name="T247_2" style:family="text">
      <style:text-properties style:font-name="Open Sans" style:font-name-asian="Open Sans" style:font-name-complex="Open Sans"/>
    </style:style>
    <style:style style:name="T247_3" style:family="text">
      <style:text-properties style:font-name="Open Sans" style:font-name-asian="Open Sans" style:font-name-complex="Open Sans"/>
    </style:style>
    <style:style style:name="T247_4" style:family="text">
      <style:text-properties style:font-name="Open Sans" style:font-name-asian="Open Sans" style:font-name-complex="Open Sans"/>
    </style:style>
    <style:style style:name="T247_5" style:family="text">
      <style:text-properties style:font-name="Open Sans" style:font-name-asian="Open Sans" style:font-name-complex="Open Sans"/>
    </style:style>
    <style:style style:name="T247_6" style:family="text">
      <style:text-properties style:font-name="Open Sans" style:font-name-asian="Open Sans" style:font-name-complex="Open Sans"/>
    </style:style>
    <style:style style:name="T247_7" style:family="text">
      <style:text-properties style:font-name="Open Sans" style:font-name-asian="Open Sans" style:font-name-complex="Open Sans"/>
    </style:style>
    <style:style style:name="T247_8" style:family="text">
      <style:text-properties style:font-name="Open Sans" style:font-name-asian="Open Sans" style:font-name-complex="Open Sans"/>
    </style:style>
    <style:style style:name="T247_9" style:family="text">
      <style:text-properties style:font-name="Open Sans" style:font-name-asian="Open Sans" style:font-name-complex="Open Sans"/>
    </style:style>
    <style:style style:name="T247_10" style:family="text">
      <style:text-properties style:font-name="Open Sans" style:font-name-asian="Open Sans" style:font-name-complex="Open Sans"/>
    </style:style>
    <style:style style:name="T247_11" style:family="text">
      <style:text-properties style:font-name="Open Sans" style:font-name-asian="Open Sans" style:font-name-complex="Open Sans"/>
    </style:style>
    <style:style style:name="T247_12" style:family="text">
      <style:text-properties style:font-name="Open Sans" style:font-name-asian="Open Sans" style:font-name-complex="Open Sans"/>
    </style:style>
    <style:style style:name="T247_13" style:family="text">
      <style:text-properties style:font-name="Open Sans" style:font-name-asian="Open Sans" style:font-name-complex="Open Sans"/>
    </style:style>
    <style:style style:name="T247_14" style:family="text">
      <style:text-properties style:font-name="Open Sans" style:font-name-asian="Open Sans" style:font-name-complex="Open Sans"/>
    </style:style>
    <style:style style:name="T247_15" style:family="text">
      <style:text-properties style:font-name="Open Sans" style:font-name-asian="Open Sans" style:font-name-complex="Open Sans"/>
    </style:style>
    <style:style style:name="T247_16" style:family="text">
      <style:text-properties style:font-name="Open Sans" style:font-name-asian="Open Sans" style:font-name-complex="Open Sans"/>
    </style:style>
    <style:style style:name="P248" style:family="paragraph" style:parent-style-name="Standard">
      <style:paragraph-properties fo:break-before="auto" fo:text-indent="1.27cm" fo:line-height="115%" fo:margin-left="0cm" style:writing-mode="lr-tb"/>
    </style:style>
    <style:style style:name="T248_1" style:family="text">
      <style:text-properties style:font-name="Open Sans" style:font-name-asian="Open Sans" style:font-name-complex="Open Sans"/>
    </style:style>
    <style:style style:name="T248_2" style:family="text">
      <style:text-properties style:font-name="Open Sans" style:font-name-asian="Open Sans" style:font-name-complex="Open Sans"/>
    </style:style>
    <style:style style:name="T248_3" style:family="text">
      <style:text-properties style:font-name="Open Sans" style:font-name-asian="Open Sans" style:font-name-complex="Open Sans"/>
    </style:style>
    <style:style style:name="T248_4" style:family="text">
      <style:text-properties style:font-name="Open Sans" style:font-name-asian="Open Sans" style:font-name-complex="Open Sans"/>
    </style:style>
    <style:style style:name="T248_5" style:family="text">
      <style:text-properties style:font-name="Open Sans" style:font-name-asian="Open Sans" style:font-name-complex="Open Sans"/>
    </style:style>
    <style:style style:name="T248_6" style:family="text">
      <style:text-properties style:font-name="Open Sans" style:font-name-asian="Open Sans" style:font-name-complex="Open Sans"/>
    </style:style>
    <style:style style:name="T248_7" style:family="text">
      <style:text-properties style:font-name="Open Sans" style:font-name-asian="Open Sans" style:font-name-complex="Open Sans"/>
    </style:style>
    <style:style style:name="T248_8" style:family="text">
      <style:text-properties style:font-name="Open Sans" style:font-name-asian="Open Sans" style:font-name-complex="Open Sans"/>
    </style:style>
    <style:style style:name="T248_9" style:family="text">
      <style:text-properties style:font-name="Open Sans" style:font-name-asian="Open Sans" style:font-name-complex="Open Sans"/>
    </style:style>
    <style:style style:name="T248_10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248_11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248_12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T248_13" style:family="text">
      <style:text-properties style:font-name="Open Sans" style:font-name-asian="Open Sans" style:font-name-complex="Open Sans"/>
    </style:style>
    <style:style style:name="T248_14" style:family="text">
      <style:text-properties style:font-name="Open Sans" style:font-name-asian="Open Sans" style:font-name-complex="Open Sans"/>
    </style:style>
    <style:style style:name="T248_15" style:family="text">
      <style:text-properties style:font-name="Open Sans" style:font-name-asian="Open Sans" style:font-name-complex="Open Sans"/>
    </style:style>
    <style:style style:name="T248_16" style:family="text">
      <style:text-properties style:font-name="Open Sans" style:font-name-asian="Open Sans" style:font-name-complex="Open Sans"/>
    </style:style>
    <style:style style:name="T248_17" style:family="text">
      <style:text-properties style:font-name="Open Sans" style:font-name-asian="Open Sans" style:font-name-complex="Open Sans"/>
    </style:style>
    <style:style style:name="T248_18" style:family="text">
      <style:text-properties style:font-name="Open Sans" style:font-name-asian="Open Sans" style:font-name-complex="Open Sans"/>
    </style:style>
    <style:style style:name="T248_19" style:family="text">
      <style:text-properties style:font-name="Open Sans" style:font-name-asian="Open Sans" style:font-name-complex="Open Sans"/>
    </style:style>
    <style:style style:name="P249" style:family="paragraph" style:parent-style-name="Standard">
      <style:paragraph-properties fo:break-before="auto" fo:text-indent="1.27cm" fo:line-height="115%" fo:margin-left="0cm" style:writing-mode="lr-tb"/>
    </style:style>
    <style:style style:name="T249_1" style:family="text">
      <style:text-properties style:font-name="Open Sans" style:font-name-asian="Open Sans" style:font-name-complex="Open Sans"/>
    </style:style>
    <style:style style:name="T249_2" style:family="text">
      <style:text-properties style:font-name="Open Sans" style:font-name-asian="Open Sans" style:font-name-complex="Open Sans"/>
    </style:style>
    <style:style style:name="T249_3" style:family="text">
      <style:text-properties style:font-name="Open Sans" style:font-name-asian="Open Sans" style:font-name-complex="Open Sans"/>
    </style:style>
    <style:style style:name="T249_4" style:family="text">
      <style:text-properties style:font-name="Open Sans" style:font-name-asian="Open Sans" style:font-name-complex="Open Sans"/>
    </style:style>
    <style:style style:name="T249_5" style:family="text">
      <style:text-properties style:font-name="Open Sans" style:font-name-asian="Open Sans" style:font-name-complex="Open Sans"/>
    </style:style>
    <style:style style:name="T249_6" style:family="text">
      <style:text-properties style:font-name="Open Sans" style:font-name-asian="Open Sans" style:font-name-complex="Open Sans"/>
    </style:style>
    <style:style style:name="T249_7" style:family="text">
      <style:text-properties style:font-name="Open Sans" style:font-name-asian="Open Sans" style:font-name-complex="Open Sans"/>
    </style:style>
    <style:style style:name="T249_8" style:family="text">
      <style:text-properties style:font-name="Open Sans" style:font-name-asian="Open Sans" style:font-name-complex="Open Sans"/>
    </style:style>
    <style:style style:name="T249_9" style:family="text">
      <style:text-properties style:font-name="Open Sans" style:font-name-asian="Open Sans" style:font-name-complex="Open Sans"/>
    </style:style>
    <style:style style:name="T249_10" style:family="text">
      <style:text-properties style:font-name="Open Sans" style:font-name-asian="Open Sans" style:font-name-complex="Open Sans"/>
    </style:style>
    <style:style style:name="P250" style:family="paragraph" style:parent-style-name="Standard">
      <style:paragraph-properties fo:break-before="auto" fo:text-indent="1.27cm" fo:line-height="115%" fo:margin-left="0cm" style:writing-mode="lr-tb"/>
    </style:style>
    <style:style style:name="T250_1" style:family="text">
      <style:text-properties style:font-name="Open Sans" style:font-name-asian="Open Sans" style:font-name-complex="Open Sans"/>
    </style:style>
    <style:style style:name="T250_2" style:family="text">
      <style:text-properties style:font-name="Open Sans" style:font-name-asian="Open Sans" style:font-name-complex="Open Sans"/>
    </style:style>
    <style:style style:name="T250_3" style:family="text">
      <style:text-properties fo:background-color="#b4a7d6" style:font-name="Open Sans" style:font-name-asian="Open Sans" style:font-name-complex="Open Sans"/>
    </style:style>
    <style:style style:name="T250_4" style:family="text">
      <style:text-properties style:font-name="Open Sans" style:font-name-asian="Open Sans" style:font-name-complex="Open Sans"/>
    </style:style>
    <style:style style:name="P251" style:family="paragraph" style:parent-style-name="Standard">
      <style:paragraph-properties fo:break-before="auto" fo:text-indent="1.27cm" fo:line-height="115%" fo:margin-left="2.54cm" style:writing-mode="lr-tb"/>
    </style:style>
    <style:style style:name="T251_1" style:family="text">
      <style:text-properties fo:background-color="#00ff00" style:font-name="Open Sans" style:font-name-asian="Open Sans" style:font-name-complex="Open Sans"/>
    </style:style>
    <style:style style:name="T251_2" style:family="text">
      <style:text-properties fo:background-color="#00ff00" style:font-name="Open Sans" style:font-name-asian="Open Sans" style:font-name-complex="Open Sans"/>
    </style:style>
    <style:style style:name="T251_3" style:family="text">
      <style:text-properties style:font-name="Open Sans" style:font-name-asian="Open Sans" style:font-name-complex="Open Sans"/>
    </style:style>
    <style:style style:name="T251_4" style:family="text">
      <style:text-properties style:font-name="Open Sans" style:font-name-asian="Open Sans" style:font-name-complex="Open Sans"/>
    </style:style>
    <style:style style:name="T251_5" style:family="text">
      <style:text-properties style:font-name="Open Sans" style:font-name-asian="Open Sans" style:font-name-complex="Open Sans"/>
    </style:style>
    <style:style style:name="T251_6" style:family="text">
      <style:text-properties style:font-name="Open Sans" style:font-name-asian="Open Sans" style:font-name-complex="Open Sans"/>
    </style:style>
    <style:style style:name="T251_7" style:family="text">
      <style:text-properties style:font-name="Open Sans" style:font-name-asian="Open Sans" style:font-name-complex="Open Sans"/>
    </style:style>
    <style:style style:name="T251_8" style:family="text">
      <style:text-properties style:font-name="Open Sans" style:font-name-asian="Open Sans" style:font-name-complex="Open Sans"/>
    </style:style>
    <style:style style:name="T251_9" style:family="text">
      <style:text-properties style:font-name="Open Sans" style:font-name-asian="Open Sans" style:font-name-complex="Open Sans"/>
    </style:style>
    <style:style style:name="T251_10" style:family="text">
      <style:text-properties style:font-name="Open Sans" style:font-name-asian="Open Sans" style:font-name-complex="Open Sans"/>
    </style:style>
    <style:style style:name="T251_11" style:family="text">
      <style:text-properties style:font-name="Open Sans" style:font-name-asian="Open Sans" style:font-name-complex="Open Sans"/>
    </style:style>
    <style:style style:name="T251_12" style:family="text">
      <style:text-properties style:font-name="Open Sans" style:font-name-asian="Open Sans" style:font-name-complex="Open Sans"/>
    </style:style>
    <style:style style:name="T251_13" style:family="text">
      <style:text-properties style:font-name="Open Sans" style:font-name-asian="Open Sans" style:font-name-complex="Open Sans"/>
    </style:style>
    <style:style style:name="T251_14" style:family="text">
      <style:text-properties style:font-name="Open Sans" style:font-name-asian="Open Sans" style:font-name-complex="Open Sans"/>
    </style:style>
    <style:style style:name="T251_15" style:family="text">
      <style:text-properties style:font-name="Open Sans" style:font-name-asian="Open Sans" style:font-name-complex="Open Sans"/>
    </style:style>
    <style:style style:name="T251_16" style:family="text">
      <style:text-properties style:font-name="Open Sans" style:font-name-asian="Open Sans" style:font-name-complex="Open Sans"/>
    </style:style>
    <style:style style:name="T251_17" style:family="text">
      <style:text-properties style:font-name="Open Sans" style:font-name-asian="Open Sans" style:font-name-complex="Open Sans"/>
    </style:style>
    <style:style style:name="P252" style:family="paragraph" style:parent-style-name="Standard">
      <style:paragraph-properties fo:break-before="auto" fo:text-indent="1.27cm" fo:line-height="115%" fo:margin-left="0cm" style:writing-mode="lr-tb"/>
    </style:style>
    <style:style style:name="T252_1" style:family="text">
      <style:text-properties style:font-name="Open Sans" style:font-name-asian="Open Sans" style:font-name-complex="Open Sans"/>
    </style:style>
    <style:style style:name="T252_2" style:family="text">
      <style:text-properties style:font-name="Open Sans" style:font-name-asian="Open Sans" style:font-name-complex="Open Sans"/>
    </style:style>
    <style:style style:name="T252_3" style:family="text">
      <style:text-properties fo:background-color="#b4a7d6" style:font-name="Open Sans" style:font-name-asian="Open Sans" style:font-name-complex="Open Sans"/>
    </style:style>
    <style:style style:name="P253" style:family="paragraph" style:parent-style-name="Standard">
      <style:paragraph-properties fo:break-before="auto" fo:text-indent="1.27cm" fo:line-height="115%" fo:margin-left="0cm" style:writing-mode="lr-tb"/>
    </style:style>
    <style:style style:name="T253_1" style:family="text">
      <style:text-properties style:font-name="Open Sans" style:font-name-asian="Open Sans" style:font-name-complex="Open Sans"/>
    </style:style>
    <style:style style:name="T253_2" style:family="text">
      <style:text-properties style:font-name="Open Sans" style:font-name-asian="Open Sans" style:font-name-complex="Open Sans"/>
    </style:style>
    <style:style style:name="T253_3" style:family="text">
      <style:text-properties fo:background-color="#b4a7d6" style:font-name="Open Sans" style:font-name-asian="Open Sans" style:font-name-complex="Open Sans"/>
    </style:style>
    <style:style style:name="P254" style:family="paragraph" style:parent-style-name="Standard">
      <style:paragraph-properties fo:break-before="auto" fo:text-indent="1.27cm" fo:line-height="115%" fo:margin-left="0cm" style:writing-mode="lr-tb"/>
    </style:style>
    <style:style style:name="T254_1" style:family="text">
      <style:text-properties style:font-name="Open Sans" style:font-name-asian="Open Sans" style:font-name-complex="Open Sans"/>
    </style:style>
    <style:style style:name="T254_2" style:family="text">
      <style:text-properties style:font-name="Open Sans" style:font-name-asian="Open Sans" style:font-name-complex="Open Sans"/>
    </style:style>
    <style:style style:name="T254_3" style:family="text">
      <style:text-properties fo:background-color="#b4a7d6" style:font-name="Open Sans" style:font-name-asian="Open Sans" style:font-name-complex="Open Sans"/>
    </style:style>
    <style:style style:name="T254_4" style:family="text">
      <style:text-properties fo:background-color="#b4a7d6" style:font-name="Open Sans" style:font-name-asian="Open Sans" style:font-name-complex="Open Sans"/>
    </style:style>
    <style:style style:name="T254_5" style:family="text">
      <style:text-properties fo:background-color="#b4a7d6" style:font-name="Open Sans" style:font-name-asian="Open Sans" style:font-name-complex="Open Sans"/>
    </style:style>
    <style:style style:name="T254_6" style:family="text">
      <style:text-properties fo:background-color="#b4a7d6" style:font-name="Open Sans" style:font-name-asian="Open Sans" style:font-name-complex="Open Sans"/>
    </style:style>
    <style:style style:name="T254_7" style:family="text">
      <style:text-properties fo:background-color="#b4a7d6" style:font-name="Open Sans" style:font-name-asian="Open Sans" style:font-name-complex="Open Sans"/>
    </style:style>
    <style:style style:name="T254_8" style:family="text">
      <style:text-properties fo:background-color="#b4a7d6" style:font-name="Open Sans" style:font-name-asian="Open Sans" style:font-name-complex="Open Sans"/>
    </style:style>
    <style:style style:name="T254_9" style:family="text">
      <style:text-properties fo:background-color="#b4a7d6" style:font-name="Open Sans" style:font-name-asian="Open Sans" style:font-name-complex="Open Sans"/>
    </style:style>
    <style:style style:name="T254_10" style:family="text">
      <style:text-properties fo:background-color="#b4a7d6" style:font-name="Open Sans" style:font-name-asian="Open Sans" style:font-name-complex="Open Sans"/>
    </style:style>
    <style:style style:name="T254_11" style:family="text">
      <style:text-properties fo:background-color="#b4a7d6" style:font-name="Open Sans" style:font-name-asian="Open Sans" style:font-name-complex="Open Sans"/>
    </style:style>
    <style:style style:name="T254_12" style:family="text">
      <style:text-properties fo:background-color="#b4a7d6" style:font-name="Open Sans" style:font-name-asian="Open Sans" style:font-name-complex="Open Sans"/>
    </style:style>
    <style:style style:name="T254_13" style:family="text">
      <style:text-properties fo:background-color="#b4a7d6" style:font-name="Open Sans" style:font-name-asian="Open Sans" style:font-name-complex="Open Sans"/>
    </style:style>
    <style:style style:name="T254_14" style:family="text">
      <style:text-properties fo:background-color="#b4a7d6" style:font-name="Open Sans" style:font-name-asian="Open Sans" style:font-name-complex="Open Sans"/>
    </style:style>
    <style:style style:name="T254_15" style:family="text">
      <style:text-properties fo:background-color="#b4a7d6" style:font-name="Open Sans" style:font-name-asian="Open Sans" style:font-name-complex="Open Sans"/>
    </style:style>
    <style:style style:name="T254_16" style:family="text">
      <style:text-properties fo:background-color="#b4a7d6" style:font-name="Open Sans" style:font-name-asian="Open Sans" style:font-name-complex="Open Sans"/>
    </style:style>
    <style:style style:name="T254_17" style:family="text">
      <style:text-properties fo:background-color="#b4a7d6" style:font-name="Open Sans" style:font-name-asian="Open Sans" style:font-name-complex="Open Sans"/>
    </style:style>
    <style:style style:name="T254_18" style:family="text">
      <style:text-properties fo:background-color="#b4a7d6" style:font-name="Open Sans" style:font-name-asian="Open Sans" style:font-name-complex="Open Sans"/>
    </style:style>
    <style:style style:name="P255" style:family="paragraph" style:parent-style-name="Standard">
      <style:paragraph-properties fo:break-before="auto" fo:text-indent="1.27cm" fo:line-height="115%" fo:margin-left="0cm" style:writing-mode="lr-tb"/>
    </style:style>
    <style:style style:name="T255_1" style:family="text">
      <style:text-properties style:font-name="Open Sans" style:font-name-asian="Open Sans" style:font-name-complex="Open Sans"/>
    </style:style>
    <style:style style:name="T255_2" style:family="text">
      <style:text-properties style:font-name="Open Sans" style:font-name-asian="Open Sans" style:font-name-complex="Open Sans"/>
    </style:style>
    <style:style style:name="T255_3" style:family="text">
      <style:text-properties fo:background-color="#b4a7d6" style:font-name="Open Sans" style:font-name-asian="Open Sans" style:font-name-complex="Open Sans"/>
    </style:style>
    <style:style style:name="P256" style:family="paragraph" style:parent-style-name="Standard">
      <style:paragraph-properties fo:break-before="auto" fo:text-indent="1.27cm" fo:line-height="115%" fo:margin-left="0cm" style:writing-mode="lr-tb"/>
    </style:style>
    <style:style style:name="T256_1" style:family="text">
      <style:text-properties style:font-name="Open Sans" style:font-name-asian="Open Sans" style:font-name-complex="Open Sans"/>
    </style:style>
    <style:style style:name="T256_2" style:family="text">
      <style:text-properties style:font-name="Open Sans" style:font-name-asian="Open Sans" style:font-name-complex="Open Sans"/>
    </style:style>
    <style:style style:name="T256_3" style:family="text">
      <style:text-properties fo:background-color="#b4a7d6" style:font-name="Open Sans" style:font-name-asian="Open Sans" style:font-name-complex="Open Sans"/>
    </style:style>
    <style:style style:name="P257" style:family="paragraph" style:parent-style-name="Standard">
      <style:paragraph-properties fo:break-before="auto" fo:text-indent="1.27cm" fo:line-height="115%" fo:margin-left="0cm" style:writing-mode="lr-tb"/>
    </style:style>
    <style:style style:name="T257_1" style:family="text">
      <style:text-properties style:font-name="Open Sans" style:font-name-asian="Open Sans" style:font-name-complex="Open Sans"/>
    </style:style>
    <style:style style:name="T257_2" style:family="text">
      <style:text-properties style:font-name="Open Sans" style:font-name-asian="Open Sans" style:font-name-complex="Open Sans"/>
    </style:style>
    <style:style style:name="T257_3" style:family="text">
      <style:text-properties fo:background-color="#b4a7d6" style:font-name="Open Sans" style:font-name-asian="Open Sans" style:font-name-complex="Open Sans"/>
    </style:style>
    <style:style style:name="P258" style:family="paragraph" style:parent-style-name="Standard">
      <style:paragraph-properties fo:break-before="auto" fo:text-indent="1.27cm" fo:line-height="115%" fo:margin-left="0cm" style:writing-mode="lr-tb"/>
    </style:style>
    <style:style style:name="T258_1" style:family="text">
      <style:text-properties style:font-name="Open Sans" style:font-name-asian="Open Sans" style:font-name-complex="Open Sans"/>
    </style:style>
    <style:style style:name="T258_2" style:family="text">
      <style:text-properties style:font-name="Open Sans" style:font-name-asian="Open Sans" style:font-name-complex="Open Sans"/>
    </style:style>
    <style:style style:name="T258_3" style:family="text">
      <style:text-properties fo:background-color="#b4a7d6" style:font-name="Open Sans" style:font-name-asian="Open Sans" style:font-name-complex="Open Sans"/>
    </style:style>
    <style:style style:name="P259" style:family="paragraph" style:parent-style-name="Standard">
      <style:paragraph-properties fo:break-before="auto" fo:text-indent="0cm" fo:line-height="115%" fo:margin-left="0cm" style:writing-mode="lr-tb"/>
    </style:style>
    <style:style style:name="T259_1" style:family="text">
      <style:text-properties style:font-name="Open Sans" style:font-name-asian="Open Sans" style:font-name-complex="Open Sans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background-color="#00ff00" style:font-name="Open Sans" style:font-name-asian="Open Sans" style:font-name-complex="Open Sans"/>
    </style:style>
    <style:style style:name="T260_2" style:family="text">
      <style:text-properties fo:background-color="#00ff00" style:font-name="Open Sans" style:font-name-asian="Open Sans" style:font-name-complex="Open Sans"/>
    </style:style>
    <style:style style:name="T260_3" style:family="text">
      <style:text-properties style:font-name="Open Sans" style:font-name-asian="Open Sans" style:font-name-complex="Open Sans"/>
    </style:style>
    <style:style style:name="T260_4" style:family="text">
      <style:text-properties style:font-name="Open Sans" style:font-name-asian="Open Sans" style:font-name-complex="Open Sans"/>
    </style:style>
    <style:style style:name="T260_5" style:family="text">
      <style:text-properties style:font-name="Open Sans" style:font-name-asian="Open Sans" style:font-name-complex="Open Sans"/>
    </style:style>
    <style:style style:name="T260_6" style:family="text">
      <style:text-properties style:font-name="Open Sans" style:font-name-asian="Open Sans" style:font-name-complex="Open Sans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style:font-name="Open Sans" style:font-name-asian="Open Sans" style:font-name-complex="Open Sans"/>
    </style:style>
    <style:style style:name="T261_2" style:family="text">
      <style:text-properties fo:background-color="#00ff00" style:font-name="Open Sans" style:font-name-asian="Open Sans" style:font-name-complex="Open Sans"/>
    </style:style>
    <style:style style:name="T261_3" style:family="text">
      <style:text-properties fo:background-color="#00ff00" style:font-name="Open Sans" style:font-name-asian="Open Sans" style:font-name-complex="Open Sans"/>
    </style:style>
    <style:style style:name="T261_4" style:family="text">
      <style:text-properties style:font-name="Open Sans" style:font-name-asian="Open Sans" style:font-name-complex="Open Sans"/>
    </style:style>
    <style:style style:name="T261_5" style:family="text">
      <style:text-properties style:font-name="Open Sans" style:font-name-asian="Open Sans" style:font-name-complex="Open Sans"/>
    </style:style>
    <style:style style:name="T261_6" style:family="text">
      <style:text-properties style:font-name="Open Sans" style:font-name-asian="Open Sans" style:font-name-complex="Open Sans"/>
    </style:style>
    <style:style style:name="T261_7" style:family="text">
      <style:text-properties style:font-name="Open Sans" style:font-name-asian="Open Sans" style:font-name-complex="Open Sans"/>
    </style:style>
    <style:style style:name="T261_8" style:family="text">
      <style:text-properties style:font-name="Open Sans" style:font-name-asian="Open Sans" style:font-name-complex="Open Sans"/>
    </style:style>
    <style:style style:name="T261_9" style:family="text">
      <style:text-properties style:font-name="Open Sans" style:font-name-asian="Open Sans" style:font-name-complex="Open Sans"/>
    </style:style>
    <style:style style:name="T261_10" style:family="text">
      <style:text-properties style:font-name="Open Sans" style:font-name-asian="Open Sans" style:font-name-complex="Open Sans"/>
    </style:style>
    <style:style style:name="T261_11" style:family="text">
      <style:text-properties style:font-name="Open Sans" style:font-name-asian="Open Sans" style:font-name-complex="Open Sans"/>
    </style:style>
    <style:style style:name="T261_12" style:family="text">
      <style:text-properties style:font-name="Open Sans" style:font-name-asian="Open Sans" style:font-name-complex="Open Sans"/>
    </style:style>
    <style:style style:name="T261_13" style:family="text">
      <style:text-properties style:font-name="Open Sans" style:font-name-asian="Open Sans" style:font-name-complex="Open Sans"/>
    </style:style>
    <style:style style:name="T261_14" style:family="text">
      <style:text-properties style:font-name="Open Sans" style:font-name-asian="Open Sans" style:font-name-complex="Open Sans"/>
    </style:style>
    <style:style style:name="T261_15" style:family="text">
      <style:text-properties style:font-name="Open Sans" style:font-name-asian="Open Sans" style:font-name-complex="Open Sans"/>
    </style:style>
    <style:style style:name="T261_16" style:family="text">
      <style:text-properties style:font-name="Open Sans" style:font-name-asian="Open Sans" style:font-name-complex="Open Sans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Open Sans" style:font-name-asian="Open Sans" style:font-name-complex="Open Sans"/>
    </style:style>
    <style:style style:name="T262_2" style:family="text">
      <style:text-properties fo:background-color="#00ff00" style:font-name="Open Sans" style:font-name-asian="Open Sans" style:font-name-complex="Open Sans"/>
    </style:style>
    <style:style style:name="T262_3" style:family="text">
      <style:text-properties fo:background-color="#00ff00" style:font-name="Open Sans" style:font-name-asian="Open Sans" style:font-name-complex="Open Sans"/>
    </style:style>
    <style:style style:name="T262_4" style:family="text">
      <style:text-properties style:font-name="Open Sans" style:font-name-asian="Open Sans" style:font-name-complex="Open Sans"/>
    </style:style>
    <style:style style:name="T262_5" style:family="text">
      <style:text-properties style:font-name="Open Sans" style:font-name-asian="Open Sans" style:font-name-complex="Open Sans"/>
    </style:style>
    <style:style style:name="T262_6" style:family="text">
      <style:text-properties style:font-name="Open Sans" style:font-name-asian="Open Sans" style:font-name-complex="Open Sans"/>
    </style:style>
    <style:style style:name="T262_7" style:family="text">
      <style:text-properties style:font-name="Open Sans" style:font-name-asian="Open Sans" style:font-name-complex="Open Sans"/>
    </style:style>
    <style:style style:name="T262_8" style:family="text">
      <style:text-properties style:font-name="Open Sans" style:font-name-asian="Open Sans" style:font-name-complex="Open Sans"/>
    </style:style>
    <style:style style:name="T262_9" style:family="text">
      <style:text-properties style:font-name="Open Sans" style:font-name-asian="Open Sans" style:font-name-complex="Open Sans"/>
    </style:style>
    <style:style style:name="T262_10" style:family="text">
      <style:text-properties style:font-name="Open Sans" style:font-name-asian="Open Sans" style:font-name-complex="Open Sans"/>
    </style:style>
    <style:style style:name="T262_11" style:family="text">
      <style:text-properties style:font-name="Open Sans" style:font-name-asian="Open Sans" style:font-name-complex="Open Sans"/>
    </style:style>
    <style:style style:name="T262_12" style:family="text">
      <style:text-properties style:font-name="Open Sans" style:font-name-asian="Open Sans" style:font-name-complex="Open Sans"/>
    </style:style>
    <style:style style:name="T262_13" style:family="text">
      <style:text-properties style:font-name="Open Sans" style:font-name-asian="Open Sans" style:font-name-complex="Open Sans"/>
    </style:style>
    <style:style style:name="T262_14" style:family="text">
      <style:text-properties style:font-name="Open Sans" style:font-name-asian="Open Sans" style:font-name-complex="Open Sans"/>
    </style:style>
    <style:style style:name="T262_15" style:family="text">
      <style:text-properties style:font-name="Open Sans" style:font-name-asian="Open Sans" style:font-name-complex="Open Sans"/>
    </style:style>
    <style:style style:name="T262_16" style:family="text">
      <style:text-properties style:font-name="Open Sans" style:font-name-asian="Open Sans" style:font-name-complex="Open Sans"/>
    </style:style>
    <style:style style:name="T262_17" style:family="text">
      <style:text-properties style:font-name="Open Sans" style:font-name-asian="Open Sans" style:font-name-complex="Open Sans"/>
    </style:style>
    <style:style style:name="T262_18" style:family="text">
      <style:text-properties style:font-name="Open Sans" style:font-name-asian="Open Sans" style:font-name-complex="Open Sans"/>
    </style:style>
    <style:style style:name="T262_19" style:family="text">
      <style:text-properties style:font-name="Open Sans" style:font-name-asian="Open Sans" style:font-name-complex="Open Sans"/>
    </style:style>
    <style:style style:name="T262_20" style:family="text">
      <style:text-properties style:font-name="Open Sans" style:font-name-asian="Open Sans" style:font-name-complex="Open Sans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font-name="Open Sans" style:font-name-asian="Open Sans" style:font-name-complex="Open Sans"/>
    </style:style>
    <style:style style:name="T263_2" style:family="text">
      <style:text-properties fo:background-color="#00ff00" style:font-name="Open Sans" style:font-name-asian="Open Sans" style:font-name-complex="Open Sans"/>
    </style:style>
    <style:style style:name="T263_3" style:family="text">
      <style:text-properties fo:background-color="#00ff00" style:font-name="Open Sans" style:font-name-asian="Open Sans" style:font-name-complex="Open Sans"/>
    </style:style>
    <style:style style:name="T263_4" style:family="text">
      <style:text-properties style:font-name="Open Sans" style:font-name-asian="Open Sans" style:font-name-complex="Open Sans"/>
    </style:style>
    <style:style style:name="T263_5" style:family="text">
      <style:text-properties style:font-name="Open Sans" style:font-name-asian="Open Sans" style:font-name-complex="Open Sans"/>
    </style:style>
    <style:style style:name="T263_6" style:family="text">
      <style:text-properties style:font-name="Open Sans" style:font-name-asian="Open Sans" style:font-name-complex="Open Sans"/>
    </style:style>
    <style:style style:name="T263_7" style:family="text">
      <style:text-properties style:font-name="Open Sans" style:font-name-asian="Open Sans" style:font-name-complex="Open Sans"/>
    </style:style>
    <style:style style:name="T263_8" style:family="text">
      <style:text-properties style:font-name="Open Sans" style:font-name-asian="Open Sans" style:font-name-complex="Open Sans"/>
    </style:style>
    <style:style style:name="T263_9" style:family="text">
      <style:text-properties style:font-name="Open Sans" style:font-name-asian="Open Sans" style:font-name-complex="Open Sans"/>
    </style:style>
    <style:style style:name="T263_10" style:family="text">
      <style:text-properties style:font-name="Open Sans" style:font-name-asian="Open Sans" style:font-name-complex="Open Sans"/>
    </style:style>
    <style:style style:name="T263_11" style:family="text">
      <style:text-properties style:font-name="Open Sans" style:font-name-asian="Open Sans" style:font-name-complex="Open Sans"/>
    </style:style>
    <style:style style:name="T263_12" style:family="text">
      <style:text-properties style:font-name="Open Sans" style:font-name-asian="Open Sans" style:font-name-complex="Open Sans"/>
    </style:style>
    <style:style style:name="T263_13" style:family="text">
      <style:text-properties style:font-name="Open Sans" style:font-name-asian="Open Sans" style:font-name-complex="Open Sans"/>
    </style:style>
    <style:style style:name="T263_14" style:family="text">
      <style:text-properties style:font-name="Open Sans" style:font-name-asian="Open Sans" style:font-name-complex="Open Sans"/>
    </style:style>
    <style:style style:name="T263_15" style:family="text">
      <style:text-properties style:font-name="Open Sans" style:font-name-asian="Open Sans" style:font-name-complex="Open Sans"/>
    </style:style>
    <style:style style:name="T263_16" style:family="text">
      <style:text-properties style:font-name="Open Sans" style:font-name-asian="Open Sans" style:font-name-complex="Open Sans"/>
    </style:style>
    <style:style style:name="T263_17" style:family="text">
      <style:text-properties style:font-name="Open Sans" style:font-name-asian="Open Sans" style:font-name-complex="Open Sans"/>
    </style:style>
    <style:style style:name="T263_18" style:family="text">
      <style:text-properties style:font-name="Open Sans" style:font-name-asian="Open Sans" style:font-name-complex="Open Sans"/>
    </style:style>
    <style:style style:name="T263_19" style:family="text">
      <style:text-properties style:font-name="Open Sans" style:font-name-asian="Open Sans" style:font-name-complex="Open Sans"/>
    </style:style>
    <style:style style:name="T263_20" style:family="text">
      <style:text-properties style:font-name="Open Sans" style:font-name-asian="Open Sans" style:font-name-complex="Open Sans"/>
    </style:style>
    <style:style style:name="T263_21" style:family="text">
      <style:text-properties style:font-name="Open Sans" style:font-name-asian="Open Sans" style:font-name-complex="Open Sans"/>
    </style:style>
    <style:style style:name="T263_22" style:family="text">
      <style:text-properties style:font-name="Open Sans" style:font-name-asian="Open Sans" style:font-name-complex="Open Sans"/>
    </style:style>
    <style:style style:name="T263_23" style:family="text">
      <style:text-properties style:font-name="Open Sans" style:font-name-asian="Open Sans" style:font-name-complex="Open Sans"/>
    </style:style>
    <style:style style:name="T263_24" style:family="text">
      <style:text-properties style:font-name="Open Sans" style:font-name-asian="Open Sans" style:font-name-complex="Open Sans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style:font-name="Open Sans" style:font-name-asian="Open Sans" style:font-name-complex="Open Sans"/>
    </style:style>
    <style:style style:name="T264_2" style:family="text">
      <style:text-properties fo:background-color="#ffff00" style:font-name="Open Sans" style:font-name-asian="Open Sans" style:font-name-complex="Open Sans"/>
    </style:style>
    <style:style style:name="T264_3" style:family="text">
      <style:text-properties fo:background-color="#ffff00" style:font-name="Open Sans" style:font-name-asian="Open Sans" style:font-name-complex="Open Sans"/>
    </style:style>
    <style:style style:name="T264_4" style:family="text">
      <style:text-properties fo:background-color="#ffff00" style:font-name="Open Sans" style:font-name-asian="Open Sans" style:font-name-complex="Open Sans"/>
    </style:style>
    <style:style style:name="T264_5" style:family="text">
      <style:text-properties fo:background-color="#ffff00" style:font-name="Open Sans" style:font-name-asian="Open Sans" style:font-name-complex="Open Sans"/>
    </style:style>
    <style:style style:name="T264_6" style:family="text">
      <style:text-properties fo:background-color="#ffff00" style:font-name="Open Sans" style:font-name-asian="Open Sans" style:font-name-complex="Open Sans"/>
    </style:style>
    <style:style style:name="T264_7" style:family="text">
      <style:text-properties fo:background-color="#ffff00" style:font-name="Open Sans" style:font-name-asian="Open Sans" style:font-name-complex="Open Sans"/>
    </style:style>
    <style:style style:name="T264_8" style:family="text">
      <style:text-properties fo:background-color="#ffff00" style:font-name="Open Sans" style:font-name-asian="Open Sans" style:font-name-complex="Open Sans"/>
    </style:style>
    <style:style style:name="T264_9" style:family="text">
      <style:text-properties fo:background-color="#ffff00" style:font-name="Open Sans" style:font-name-asian="Open Sans" style:font-name-complex="Open Sans"/>
    </style:style>
    <style:style style:name="T264_10" style:family="text">
      <style:text-properties fo:background-color="#ffff00" style:font-name="Open Sans" style:font-name-asian="Open Sans" style:font-name-complex="Open Sans"/>
    </style:style>
    <style:style style:name="T264_11" style:family="text">
      <style:text-properties fo:background-color="#ffff00" style:font-name="Open Sans" style:font-name-asian="Open Sans" style:font-name-complex="Open Sans"/>
    </style:style>
    <style:style style:name="T264_12" style:family="text">
      <style:text-properties fo:background-color="#ffff00" style:font-name="Open Sans" style:font-name-asian="Open Sans" style:font-name-complex="Open Sans"/>
    </style:style>
    <style:style style:name="T264_13" style:family="text">
      <style:text-properties fo:background-color="#ffff00" style:font-name="Open Sans" style:font-name-asian="Open Sans" style:font-name-complex="Open Sans"/>
    </style:style>
    <style:style style:name="T264_14" style:family="text">
      <style:text-properties fo:background-color="#ffff00" style:font-name="Open Sans" style:font-name-asian="Open Sans" style:font-name-complex="Open Sans"/>
    </style:style>
    <style:style style:name="T264_15" style:family="text">
      <style:text-properties fo:background-color="#ffff00" style:font-name="Open Sans" style:font-name-asian="Open Sans" style:font-name-complex="Open Sans"/>
    </style:style>
    <style:style style:name="T264_16" style:family="text">
      <style:text-properties fo:background-color="#ffff00" style:font-name="Open Sans" style:font-name-asian="Open Sans" style:font-name-complex="Open Sans"/>
    </style:style>
    <style:style style:name="T264_17" style:family="text">
      <style:text-properties fo:background-color="#ffff00" style:font-name="Open Sans" style:font-name-asian="Open Sans" style:font-name-complex="Open Sans"/>
    </style:style>
    <style:style style:name="T264_18" style:family="text">
      <style:text-properties fo:background-color="#ffff00" style:font-name="Open Sans" style:font-name-asian="Open Sans" style:font-name-complex="Open Sans"/>
    </style:style>
    <style:style style:name="T264_19" style:family="text">
      <style:text-properties fo:background-color="#ffff00" style:font-name="Open Sans" style:font-name-asian="Open Sans" style:font-name-complex="Open Sans"/>
    </style:style>
    <style:style style:name="T264_20" style:family="text">
      <style:text-properties fo:background-color="#ffff00" style:font-name="Open Sans" style:font-name-asian="Open Sans" style:font-name-complex="Open Sans"/>
    </style:style>
    <style:style style:name="T264_21" style:family="text">
      <style:text-properties fo:background-color="#ffff00" style:font-name="Open Sans" style:font-name-asian="Open Sans" style:font-name-complex="Open Sans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background-color="#ffff00" style:font-name="Open Sans" style:font-name-asian="Open Sans" style:font-name-complex="Open Sans"/>
    </style:style>
    <style:style style:name="T265_2" style:family="text">
      <style:text-properties fo:background-color="#00ff00" style:font-name="Open Sans" style:font-name-asian="Open Sans" style:font-name-complex="Open Sans"/>
    </style:style>
    <style:style style:name="T265_3" style:family="text">
      <style:text-properties fo:background-color="#00ff00" style:font-name="Open Sans" style:font-name-asian="Open Sans" style:font-name-complex="Open Sans"/>
    </style:style>
    <style:style style:name="T265_4" style:family="text">
      <style:text-properties style:font-name="Open Sans" style:font-name-asian="Open Sans" style:font-name-complex="Open Sans"/>
    </style:style>
    <style:style style:name="T265_5" style:family="text">
      <style:text-properties style:font-name="Open Sans" style:font-name-asian="Open Sans" style:font-name-complex="Open Sans"/>
    </style:style>
    <style:style style:name="T265_6" style:family="text">
      <style:text-properties style:font-name="Open Sans" style:font-name-asian="Open Sans" style:font-name-complex="Open Sans"/>
    </style:style>
    <style:style style:name="T265_7" style:family="text">
      <style:text-properties style:font-name="Open Sans" style:font-name-asian="Open Sans" style:font-name-complex="Open Sans"/>
    </style:style>
    <style:style style:name="T265_8" style:family="text">
      <style:text-properties style:font-name="Open Sans" style:font-name-asian="Open Sans" style:font-name-complex="Open Sans"/>
    </style:style>
    <style:style style:name="T265_9" style:family="text">
      <style:text-properties style:font-name="Open Sans" style:font-name-asian="Open Sans" style:font-name-complex="Open Sans"/>
    </style:style>
    <style:style style:name="T265_10" style:family="text">
      <style:text-properties style:font-name="Open Sans" style:font-name-asian="Open Sans" style:font-name-complex="Open Sans"/>
    </style:style>
    <style:style style:name="T265_11" style:family="text">
      <style:text-properties style:font-name="Open Sans" style:font-name-asian="Open Sans" style:font-name-complex="Open Sans"/>
    </style:style>
    <style:style style:name="T265_12" style:family="text">
      <style:text-properties style:font-name="Open Sans" style:font-name-asian="Open Sans" style:font-name-complex="Open Sans"/>
    </style:style>
    <style:style style:name="T265_13" style:family="text">
      <style:text-properties style:font-name="Open Sans" style:font-name-asian="Open Sans" style:font-name-complex="Open Sans"/>
    </style:style>
    <style:style style:name="T265_14" style:family="text">
      <style:text-properties style:font-name="Open Sans" style:font-name-asian="Open Sans" style:font-name-complex="Open Sans"/>
    </style:style>
    <style:style style:name="T265_15" style:family="text">
      <style:text-properties style:font-name="Open Sans" style:font-name-asian="Open Sans" style:font-name-complex="Open Sans"/>
    </style:style>
    <style:style style:name="T265_16" style:family="text">
      <style:text-properties style:font-name="Open Sans" style:font-name-asian="Open Sans" style:font-name-complex="Open Sans"/>
    </style:style>
    <style:style style:name="T265_17" style:family="text">
      <style:text-properties style:font-name="Open Sans" style:font-name-asian="Open Sans" style:font-name-complex="Open Sans"/>
    </style:style>
    <style:style style:name="T265_18" style:family="text">
      <style:text-properties style:font-name="Open Sans" style:font-name-asian="Open Sans" style:font-name-complex="Open Sans"/>
    </style:style>
    <style:style style:name="T265_19" style:family="text">
      <style:text-properties style:font-name="Open Sans" style:font-name-asian="Open Sans" style:font-name-complex="Open Sans"/>
    </style:style>
    <style:style style:name="T265_20" style:family="text">
      <style:text-properties style:font-name="Open Sans" style:font-name-asian="Open Sans" style:font-name-complex="Open Sans"/>
    </style:style>
    <style:style style:name="T265_21" style:family="text">
      <style:text-properties style:font-name="Open Sans" style:font-name-asian="Open Sans" style:font-name-complex="Open Sans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style:font-name="Open Sans" style:font-name-asian="Open Sans" style:font-name-complex="Open Sans"/>
    </style:style>
    <style:style style:name="T266_2" style:family="text">
      <style:text-properties style:font-name="Open Sans" style:font-name-asian="Open Sans" style:font-name-complex="Open Sans"/>
    </style:style>
    <style:style style:name="T266_3" style:family="text">
      <style:text-properties style:font-name="Open Sans" style:font-name-asian="Open Sans" style:font-name-complex="Open Sans"/>
    </style:style>
    <style:style style:name="T266_4" style:family="text">
      <style:text-properties style:font-name="Open Sans" style:font-name-asian="Open Sans" style:font-name-complex="Open Sans"/>
    </style:style>
    <style:style style:name="T266_5" style:family="text">
      <style:text-properties style:font-name="Open Sans" style:font-name-asian="Open Sans" style:font-name-complex="Open Sans"/>
    </style:style>
    <style:style style:name="T266_6" style:family="text">
      <style:text-properties style:font-name="Open Sans" style:font-name-asian="Open Sans" style:font-name-complex="Open Sans"/>
    </style:style>
    <style:style style:name="T266_7" style:family="text">
      <style:text-properties style:font-name="Open Sans" style:font-name-asian="Open Sans" style:font-name-complex="Open Sans"/>
    </style:style>
    <style:style style:name="T266_8" style:family="text">
      <style:text-properties style:font-name="Open Sans" style:font-name-asian="Open Sans" style:font-name-complex="Open Sans"/>
    </style:style>
    <style:style style:name="T266_9" style:family="text">
      <style:text-properties style:font-name="Open Sans" style:font-name-asian="Open Sans" style:font-name-complex="Open Sans"/>
    </style:style>
    <style:style style:name="T266_10" style:family="text">
      <style:text-properties style:font-name="Open Sans" style:font-name-asian="Open Sans" style:font-name-complex="Open Sans"/>
    </style:style>
    <style:style style:name="T266_11" style:family="text">
      <style:text-properties style:font-name="Open Sans" style:font-name-asian="Open Sans" style:font-name-complex="Open Sans"/>
    </style:style>
    <style:style style:name="T266_12" style:family="text">
      <style:text-properties style:font-name="Open Sans" style:font-name-asian="Open Sans" style:font-name-complex="Open Sans"/>
    </style:style>
    <style:style style:name="T266_13" style:family="text">
      <style:text-properties style:font-name="Open Sans" style:font-name-asian="Open Sans" style:font-name-complex="Open Sans"/>
    </style:style>
    <style:style style:name="T266_14" style:family="text">
      <style:text-properties style:font-name="Open Sans" style:font-name-asian="Open Sans" style:font-name-complex="Open Sans"/>
    </style:style>
    <style:style style:name="T266_15" style:family="text">
      <style:text-properties style:font-name="Open Sans" style:font-name-asian="Open Sans" style:font-name-complex="Open Sans"/>
    </style:style>
    <style:style style:name="T266_16" style:family="text">
      <style:text-properties style:font-name="Open Sans" style:font-name-asian="Open Sans" style:font-name-complex="Open Sans"/>
    </style:style>
    <style:style style:name="T266_17" style:family="text">
      <style:text-properties style:font-name="Open Sans" style:font-name-asian="Open Sans" style:font-name-complex="Open Sans"/>
    </style:style>
    <style:style style:name="T266_18" style:family="text">
      <style:text-properties style:font-name="Open Sans" style:font-name-asian="Open Sans" style:font-name-complex="Open Sans"/>
    </style:style>
    <style:style style:name="T266_19" style:family="text">
      <style:text-properties style:font-name="Open Sans" style:font-name-asian="Open Sans" style:font-name-complex="Open Sans"/>
    </style:style>
    <style:style style:name="T266_20" style:family="text">
      <style:text-properties style:font-name="Open Sans" style:font-name-asian="Open Sans" style:font-name-complex="Open Sans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style:font-name="Open Sans" style:font-name-asian="Open Sans" style:font-name-complex="Open Sans"/>
    </style:style>
    <style:style style:name="T267_2" style:family="text">
      <style:text-properties style:font-name="Open Sans" style:font-name-asian="Open Sans" style:font-name-complex="Open Sans"/>
    </style:style>
    <style:style style:name="T267_3" style:family="text">
      <style:text-properties style:font-name="Open Sans" style:font-name-asian="Open Sans" style:font-name-complex="Open Sans"/>
    </style:style>
    <style:style style:name="T267_4" style:family="text">
      <style:text-properties style:font-name="Open Sans" style:font-name-asian="Open Sans" style:font-name-complex="Open Sans"/>
    </style:style>
    <style:style style:name="T267_5" style:family="text">
      <style:text-properties style:font-name="Open Sans" style:font-name-asian="Open Sans" style:font-name-complex="Open Sans"/>
    </style:style>
    <style:style style:name="T267_6" style:family="text">
      <style:text-properties style:font-name="Open Sans" style:font-name-asian="Open Sans" style:font-name-complex="Open Sans"/>
    </style:style>
    <style:style style:name="T267_7" style:family="text">
      <style:text-properties style:font-name="Open Sans" style:font-name-asian="Open Sans" style:font-name-complex="Open Sans"/>
    </style:style>
    <style:style style:name="T267_8" style:family="text">
      <style:text-properties style:font-name="Open Sans" style:font-name-asian="Open Sans" style:font-name-complex="Open Sans"/>
    </style:style>
    <style:style style:name="T267_9" style:family="text">
      <style:text-properties style:font-name="Open Sans" style:font-name-asian="Open Sans" style:font-name-complex="Open Sans"/>
    </style:style>
    <style:style style:name="T267_10" style:family="text">
      <style:text-properties style:font-name="Open Sans" style:font-name-asian="Open Sans" style:font-name-complex="Open Sans"/>
    </style:style>
    <style:style style:name="T267_11" style:family="text">
      <style:text-properties style:font-name="Open Sans" style:font-name-asian="Open Sans" style:font-name-complex="Open Sans"/>
    </style:style>
    <style:style style:name="T267_12" style:family="text">
      <style:text-properties style:font-name="Open Sans" style:font-name-asian="Open Sans" style:font-name-complex="Open Sans"/>
    </style:style>
    <style:style style:name="T267_13" style:family="text">
      <style:text-properties style:font-name="Open Sans" style:font-name-asian="Open Sans" style:font-name-complex="Open Sans"/>
    </style:style>
    <style:style style:name="T267_14" style:family="text">
      <style:text-properties style:font-name="Open Sans" style:font-name-asian="Open Sans" style:font-name-complex="Open Sans"/>
    </style:style>
    <style:style style:name="T267_15" style:family="text">
      <style:text-properties style:font-name="Open Sans" style:font-name-asian="Open Sans" style:font-name-complex="Open Sans"/>
    </style:style>
    <style:style style:name="T267_16" style:family="text">
      <style:text-properties style:font-name="Open Sans" style:font-name-asian="Open Sans" style:font-name-complex="Open Sans"/>
    </style:style>
    <style:style style:name="T267_17" style:family="text">
      <style:text-properties style:font-name="Open Sans" style:font-name-asian="Open Sans" style:font-name-complex="Open Sans"/>
    </style:style>
    <style:style style:name="T267_18" style:family="text">
      <style:text-properties style:font-name="Open Sans" style:font-name-asian="Open Sans" style:font-name-complex="Open Sans"/>
    </style:style>
    <style:style style:name="T267_19" style:family="text">
      <style:text-properties style:font-name="Open Sans" style:font-name-asian="Open Sans" style:font-name-complex="Open Sans"/>
    </style:style>
    <style:style style:name="T267_20" style:family="text">
      <style:text-properties style:font-name="Open Sans" style:font-name-asian="Open Sans" style:font-name-complex="Open Sans"/>
    </style:style>
    <style:style style:name="T267_21" style:family="text">
      <style:text-properties style:font-name="Open Sans" style:font-name-asian="Open Sans" style:font-name-complex="Open Sans"/>
    </style:style>
    <style:style style:name="P26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background-color="#00ff00" style:font-name="Open Sans" style:font-name-asian="Open Sans" style:font-name-complex="Open Sans"/>
    </style:style>
    <style:style style:name="T269_2" style:family="text">
      <style:text-properties fo:background-color="#00ff00" style:font-name="Open Sans" style:font-name-asian="Open Sans" style:font-name-complex="Open Sans"/>
    </style:style>
    <style:style style:name="T269_3" style:family="text">
      <style:text-properties style:font-name="Open Sans" style:font-name-asian="Open Sans" style:font-name-complex="Open Sans"/>
    </style:style>
    <style:style style:name="T269_4" style:family="text">
      <style:text-properties style:font-name="Open Sans" style:font-name-asian="Open Sans" style:font-name-complex="Open Sans"/>
    </style:style>
    <style:style style:name="T269_5" style:family="text">
      <style:text-properties style:font-name="Open Sans" style:font-name-asian="Open Sans" style:font-name-complex="Open Sans"/>
    </style:style>
    <style:style style:name="T269_6" style:family="text">
      <style:text-properties style:font-name="Open Sans" style:font-name-asian="Open Sans" style:font-name-complex="Open Sans"/>
    </style:style>
    <style:style style:name="T269_7" style:family="text">
      <style:text-properties style:font-name="Open Sans" style:font-name-asian="Open Sans" style:font-name-complex="Open Sans"/>
    </style:style>
    <style:style style:name="T269_8" style:family="text">
      <style:text-properties style:font-name="Open Sans" style:font-name-asian="Open Sans" style:font-name-complex="Open Sans"/>
    </style:style>
    <style:style style:name="T269_9" style:family="text">
      <style:text-properties style:font-name="Open Sans" style:font-name-asian="Open Sans" style:font-name-complex="Open Sans"/>
    </style:style>
    <style:style style:name="T269_10" style:family="text">
      <style:text-properties style:font-name="Open Sans" style:font-name-asian="Open Sans" style:font-name-complex="Open Sans"/>
    </style:style>
    <style:style style:name="T269_11" style:family="text">
      <style:text-properties style:font-name="Open Sans" style:font-name-asian="Open Sans" style:font-name-complex="Open Sans"/>
    </style:style>
    <style:style style:name="T269_12" style:family="text">
      <style:text-properties style:font-name="Open Sans" style:font-name-asian="Open Sans" style:font-name-complex="Open Sans"/>
    </style:style>
    <style:style style:name="T269_13" style:family="text">
      <style:text-properties style:font-name="Open Sans" style:font-name-asian="Open Sans" style:font-name-complex="Open Sans"/>
    </style:style>
    <style:style style:name="T269_14" style:family="text">
      <style:text-properties style:font-name="Open Sans" style:font-name-asian="Open Sans" style:font-name-complex="Open Sans"/>
    </style:style>
    <style:style style:name="T269_15" style:family="text">
      <style:text-properties style:font-name="Open Sans" style:font-name-asian="Open Sans" style:font-name-complex="Open Sans"/>
    </style:style>
    <style:style style:name="T269_16" style:family="text">
      <style:text-properties style:font-name="Open Sans" style:font-name-asian="Open Sans" style:font-name-complex="Open Sans"/>
    </style:style>
    <style:style style:name="T269_17" style:family="text">
      <style:text-properties style:font-name="Open Sans" style:font-name-asian="Open Sans" style:font-name-complex="Open Sans"/>
    </style:style>
    <style:style style:name="T269_18" style:family="text">
      <style:text-properties style:font-name="Open Sans" style:font-name-asian="Open Sans" style:font-name-complex="Open Sans"/>
    </style:style>
    <style:style style:name="T269_19" style:family="text">
      <style:text-properties style:font-name="Open Sans" style:font-name-asian="Open Sans" style:font-name-complex="Open Sans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Open Sans" style:font-name-asian="Open Sans" style:font-name-complex="Open Sans"/>
    </style:style>
    <style:style style:name="T270_2" style:family="text">
      <style:text-properties style:font-name="Open Sans" style:font-name-asian="Open Sans" style:font-name-complex="Open Sans"/>
    </style:style>
    <style:style style:name="T270_3" style:family="text">
      <style:text-properties style:font-name="Open Sans" style:font-name-asian="Open Sans" style:font-name-complex="Open Sans"/>
    </style:style>
    <style:style style:name="T270_4" style:family="text">
      <style:text-properties style:font-name="Open Sans" style:font-name-asian="Open Sans" style:font-name-complex="Open Sans"/>
    </style:style>
    <style:style style:name="T270_5" style:family="text">
      <style:text-properties style:font-name="Open Sans" style:font-name-asian="Open Sans" style:font-name-complex="Open Sans"/>
    </style:style>
    <style:style style:name="T270_6" style:family="text">
      <style:text-properties style:font-name="Open Sans" style:font-name-asian="Open Sans" style:font-name-complex="Open Sans"/>
    </style:style>
    <style:style style:name="T270_7" style:family="text">
      <style:text-properties style:font-name="Open Sans" style:font-name-asian="Open Sans" style:font-name-complex="Open Sans"/>
    </style:style>
    <style:style style:name="T270_8" style:family="text">
      <style:text-properties style:font-name="Open Sans" style:font-name-asian="Open Sans" style:font-name-complex="Open Sans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style:font-name="Open Sans" style:font-name-asian="Open Sans" style:font-name-complex="Open Sans"/>
    </style:style>
    <style:style style:name="T271_2" style:family="text">
      <style:text-properties style:font-name="Open Sans" style:font-name-asian="Open Sans" style:font-name-complex="Open Sans"/>
    </style:style>
    <style:style style:name="T271_3" style:family="text">
      <style:text-properties style:font-name="Open Sans" style:font-name-asian="Open Sans" style:font-name-complex="Open Sans"/>
    </style:style>
    <style:style style:name="T271_4" style:family="text">
      <style:text-properties style:font-name="Open Sans" style:font-name-asian="Open Sans" style:font-name-complex="Open Sans"/>
    </style:style>
    <style:style style:name="T271_5" style:family="text">
      <style:text-properties style:font-name="Open Sans" style:font-name-asian="Open Sans" style:font-name-complex="Open Sans"/>
    </style:style>
    <style:style style:name="T271_6" style:family="text">
      <style:text-properties style:font-name="Open Sans" style:font-name-asian="Open Sans" style:font-name-complex="Open Sans"/>
    </style:style>
    <style:style style:name="T271_7" style:family="text">
      <style:text-properties style:font-name="Open Sans" style:font-name-asian="Open Sans" style:font-name-complex="Open Sans"/>
    </style:style>
    <style:style style:name="T271_8" style:family="text">
      <style:text-properties style:font-name="Open Sans" style:font-name-asian="Open Sans" style:font-name-complex="Open Sans"/>
    </style:style>
    <style:style style:name="T271_9" style:family="text">
      <style:text-properties style:font-name="Open Sans" style:font-name-asian="Open Sans" style:font-name-complex="Open Sans"/>
    </style:style>
    <style:style style:name="T271_10" style:family="text">
      <style:text-properties style:font-name="Open Sans" style:font-name-asian="Open Sans" style:font-name-complex="Open Sans"/>
    </style:style>
    <style:style style:name="T271_11" style:family="text">
      <style:text-properties style:font-name="Open Sans" style:font-name-asian="Open Sans" style:font-name-complex="Open Sans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style:font-name="Open Sans" style:font-name-asian="Open Sans" style:font-name-complex="Open Sans"/>
    </style:style>
    <style:style style:name="T272_2" style:family="text">
      <style:text-properties style:font-name="Open Sans" style:font-name-asian="Open Sans" style:font-name-complex="Open Sans"/>
    </style:style>
    <style:style style:name="T272_3" style:family="text">
      <style:text-properties style:font-name="Open Sans" style:font-name-asian="Open Sans" style:font-name-complex="Open Sans"/>
    </style:style>
    <style:style style:name="T272_4" style:family="text">
      <style:text-properties style:font-name="Open Sans" style:font-name-asian="Open Sans" style:font-name-complex="Open Sans"/>
    </style:style>
    <style:style style:name="T272_5" style:family="text">
      <style:text-properties style:font-name="Open Sans" style:font-name-asian="Open Sans" style:font-name-complex="Open Sans"/>
    </style:style>
    <style:style style:name="T272_6" style:family="text">
      <style:text-properties style:font-name="Open Sans" style:font-name-asian="Open Sans" style:font-name-complex="Open Sans"/>
    </style:style>
    <style:style style:name="T272_7" style:family="text">
      <style:text-properties style:font-name="Open Sans" style:font-name-asian="Open Sans" style:font-name-complex="Open Sans"/>
    </style:style>
    <style:style style:name="T272_8" style:family="text">
      <style:text-properties style:font-name="Open Sans" style:font-name-asian="Open Sans" style:font-name-complex="Open Sans"/>
    </style:style>
    <style:style style:name="T272_9" style:family="text">
      <style:text-properties style:font-name="Open Sans" style:font-name-asian="Open Sans" style:font-name-complex="Open Sans"/>
    </style:style>
    <style:style style:name="T272_10" style:family="text">
      <style:text-properties style:font-name="Open Sans" style:font-name-asian="Open Sans" style:font-name-complex="Open Sans"/>
    </style:style>
    <style:style style:name="P273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background-color="#00ff00" style:font-name="Open Sans" style:font-name-asian="Open Sans" style:font-name-complex="Open Sans"/>
    </style:style>
    <style:style style:name="T274_2" style:family="text">
      <style:text-properties fo:background-color="#00ff00" style:font-name="Open Sans" style:font-name-asian="Open Sans" style:font-name-complex="Open Sans"/>
    </style:style>
    <style:style style:name="T274_3" style:family="text">
      <style:text-properties style:font-name="Open Sans" style:font-name-asian="Open Sans" style:font-name-complex="Open Sans"/>
    </style:style>
    <style:style style:name="T274_4" style:family="text">
      <style:text-properties style:font-name="Open Sans" style:font-name-asian="Open Sans" style:font-name-complex="Open Sans"/>
    </style:style>
    <style:style style:name="T274_5" style:family="text">
      <style:text-properties style:font-name="Open Sans" style:font-name-asian="Open Sans" style:font-name-complex="Open Sans"/>
    </style:style>
    <style:style style:name="T274_6" style:family="text">
      <style:text-properties style:font-name="Open Sans" style:font-name-asian="Open Sans" style:font-name-complex="Open Sans"/>
    </style:style>
    <style:style style:name="T274_7" style:family="text">
      <style:text-properties style:font-name="Open Sans" style:font-name-asian="Open Sans" style:font-name-complex="Open Sans"/>
    </style:style>
    <style:style style:name="T274_8" style:family="text">
      <style:text-properties style:font-name="Open Sans" style:font-name-asian="Open Sans" style:font-name-complex="Open Sans"/>
    </style:style>
    <style:style style:name="T274_9" style:family="text">
      <style:text-properties style:font-name="Open Sans" style:font-name-asian="Open Sans" style:font-name-complex="Open Sans"/>
    </style:style>
    <style:style style:name="T274_10" style:family="text">
      <style:text-properties style:font-name="Open Sans" style:font-name-asian="Open Sans" style:font-name-complex="Open Sans"/>
    </style:style>
    <style:style style:name="T274_11" style:family="text">
      <style:text-properties style:font-name="Open Sans" style:font-name-asian="Open Sans" style:font-name-complex="Open Sans"/>
    </style:style>
    <style:style style:name="T274_12" style:family="text">
      <style:text-properties style:font-name="Open Sans" style:font-name-asian="Open Sans" style:font-name-complex="Open Sans"/>
    </style:style>
    <style:style style:name="T274_13" style:family="text">
      <style:text-properties style:font-name="Open Sans" style:font-name-asian="Open Sans" style:font-name-complex="Open Sans"/>
    </style:style>
    <style:style style:name="T274_14" style:family="text">
      <style:text-properties style:font-name="Open Sans" style:font-name-asian="Open Sans" style:font-name-complex="Open Sans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style:font-name="Open Sans" style:font-name-asian="Open Sans" style:font-name-complex="Open Sans"/>
    </style:style>
    <style:style style:name="T275_2" style:family="text">
      <style:text-properties style:font-name="Open Sans" style:font-name-asian="Open Sans" style:font-name-complex="Open Sans"/>
    </style:style>
    <style:style style:name="T275_3" style:family="text">
      <style:text-properties style:font-name="Open Sans" style:font-name-asian="Open Sans" style:font-name-complex="Open Sans"/>
    </style:style>
    <style:style style:name="T275_4" style:family="text">
      <style:text-properties style:font-name="Open Sans" style:font-name-asian="Open Sans" style:font-name-complex="Open Sans"/>
    </style:style>
    <style:style style:name="T275_5" style:family="text">
      <style:text-properties style:font-name="Open Sans" style:font-name-asian="Open Sans" style:font-name-complex="Open Sans"/>
    </style:style>
    <style:style style:name="T275_6" style:family="text">
      <style:text-properties style:font-name="Open Sans" style:font-name-asian="Open Sans" style:font-name-complex="Open Sans"/>
    </style:style>
    <style:style style:name="T275_7" style:family="text">
      <style:text-properties style:font-name="Open Sans" style:font-name-asian="Open Sans" style:font-name-complex="Open Sans"/>
    </style:style>
    <style:style style:name="T275_8" style:family="text">
      <style:text-properties style:font-name="Open Sans" style:font-name-asian="Open Sans" style:font-name-complex="Open Sans"/>
    </style:style>
    <style:style style:name="T275_9" style:family="text">
      <style:text-properties style:font-name="Open Sans" style:font-name-asian="Open Sans" style:font-name-complex="Open Sans"/>
    </style:style>
    <style:style style:name="T275_10" style:family="text">
      <style:text-properties style:font-name="Open Sans" style:font-name-asian="Open Sans" style:font-name-complex="Open Sans"/>
    </style:style>
    <style:style style:name="T275_11" style:family="text">
      <style:text-properties style:font-name="Open Sans" style:font-name-asian="Open Sans" style:font-name-complex="Open Sans"/>
    </style:style>
    <style:style style:name="T275_12" style:family="text">
      <style:text-properties style:font-name="Open Sans" style:font-name-asian="Open Sans" style:font-name-complex="Open Sans"/>
    </style:style>
    <style:style style:name="T275_13" style:family="text">
      <style:text-properties style:font-name="Open Sans" style:font-name-asian="Open Sans" style:font-name-complex="Open Sans"/>
    </style:style>
    <style:style style:name="P27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background-color="#00ff00" style:font-name="Open Sans" style:font-name-asian="Open Sans" style:font-name-complex="Open Sans"/>
    </style:style>
    <style:style style:name="T277_2" style:family="text">
      <style:text-properties fo:background-color="#00ff00" style:font-name="Open Sans" style:font-name-asian="Open Sans" style:font-name-complex="Open Sans"/>
    </style:style>
    <style:style style:name="T277_3" style:family="text">
      <style:text-properties style:font-name="Open Sans" style:font-name-asian="Open Sans" style:font-name-complex="Open Sans"/>
    </style:style>
    <style:style style:name="T277_4" style:family="text">
      <style:text-properties style:font-name="Open Sans" style:font-name-asian="Open Sans" style:font-name-complex="Open Sans"/>
    </style:style>
    <style:style style:name="T277_5" style:family="text">
      <style:text-properties style:font-name="Open Sans" style:font-name-asian="Open Sans" style:font-name-complex="Open Sans"/>
    </style:style>
    <style:style style:name="T277_6" style:family="text">
      <style:text-properties style:font-name="Open Sans" style:font-name-asian="Open Sans" style:font-name-complex="Open Sans"/>
    </style:style>
    <style:style style:name="T277_7" style:family="text">
      <style:text-properties style:font-name="Open Sans" style:font-name-asian="Open Sans" style:font-name-complex="Open Sans"/>
    </style:style>
    <style:style style:name="T277_8" style:family="text">
      <style:text-properties style:font-name="Open Sans" style:font-name-asian="Open Sans" style:font-name-complex="Open Sans"/>
    </style:style>
    <style:style style:name="T277_9" style:family="text">
      <style:text-properties style:font-name="Open Sans" style:font-name-asian="Open Sans" style:font-name-complex="Open Sans"/>
    </style:style>
    <style:style style:name="T277_10" style:family="text">
      <style:text-properties style:font-name="Open Sans" style:font-name-asian="Open Sans" style:font-name-complex="Open Sans"/>
    </style:style>
    <style:style style:name="T277_11" style:family="text">
      <style:text-properties style:font-name="Open Sans" style:font-name-asian="Open Sans" style:font-name-complex="Open Sans"/>
    </style:style>
    <style:style style:name="T277_12" style:family="text">
      <style:text-properties style:font-name="Open Sans" style:font-name-asian="Open Sans" style:font-name-complex="Open Sans"/>
    </style:style>
    <style:style style:name="T277_13" style:family="text">
      <style:text-properties style:font-name="Open Sans" style:font-name-asian="Open Sans" style:font-name-complex="Open Sans"/>
    </style:style>
    <style:style style:name="T277_14" style:family="text">
      <style:text-properties style:font-name="Open Sans" style:font-name-asian="Open Sans" style:font-name-complex="Open Sans"/>
    </style:style>
    <style:style style:name="T277_15" style:family="text">
      <style:text-properties style:font-name="Open Sans" style:font-name-asian="Open Sans" style:font-name-complex="Open Sans"/>
    </style:style>
    <style:style style:name="T277_16" style:family="text">
      <style:text-properties style:font-name="Open Sans" style:font-name-asian="Open Sans" style:font-name-complex="Open Sans"/>
    </style:style>
    <style:style style:name="T277_17" style:family="text">
      <style:text-properties style:font-name="Open Sans" style:font-name-asian="Open Sans" style:font-name-complex="Open Sans"/>
    </style:style>
    <style:style style:name="T277_18" style:family="text">
      <style:text-properties style:font-name="Open Sans" style:font-name-asian="Open Sans" style:font-name-complex="Open Sans"/>
    </style:style>
    <style:style style:name="T277_19" style:family="text">
      <style:text-properties style:font-name="Open Sans" style:font-name-asian="Open Sans" style:font-name-complex="Open Sans"/>
    </style:style>
    <style:style style:name="T277_20" style:family="text">
      <style:text-properties style:font-name="Open Sans" style:font-name-asian="Open Sans" style:font-name-complex="Open Sans"/>
    </style:style>
    <style:style style:name="T277_21" style:family="text">
      <style:text-properties style:font-name="Open Sans" style:font-name-asian="Open Sans" style:font-name-complex="Open Sans"/>
    </style:style>
    <style:style style:name="P27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Open Sans" style:font-name-asian="Open Sans" style:font-name-complex="Open Sans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style:font-name="Open Sans" style:font-name-asian="Open Sans" style:font-name-complex="Open Sans"/>
    </style:style>
    <style:style style:name="T280_2" style:family="text">
      <style:text-properties style:font-name="Open Sans" style:font-name-asian="Open Sans" style:font-name-complex="Open Sans"/>
    </style:style>
    <style:style style:name="T280_3" style:family="text">
      <style:text-properties style:font-name="Open Sans" style:font-name-asian="Open Sans" style:font-name-complex="Open Sans"/>
    </style:style>
    <style:style style:name="T280_4" style:family="text">
      <style:text-properties style:font-name="Open Sans" style:font-name-asian="Open Sans" style:font-name-complex="Open Sans"/>
    </style:style>
    <style:style style:name="T280_5" style:family="text">
      <style:text-properties style:font-name="Open Sans" style:font-name-asian="Open Sans" style:font-name-complex="Open Sans"/>
    </style:style>
    <style:style style:name="T280_6" style:family="text">
      <style:text-properties style:font-name="Open Sans" style:font-name-asian="Open Sans" style:font-name-complex="Open Sans"/>
    </style:style>
    <style:style style:name="T280_7" style:family="text">
      <style:text-properties style:font-name="Open Sans" style:font-name-asian="Open Sans" style:font-name-complex="Open Sans"/>
    </style:style>
    <style:style style:name="T280_8" style:family="text">
      <style:text-properties style:font-name="Open Sans" style:font-name-asian="Open Sans" style:font-name-complex="Open Sans"/>
    </style:style>
    <style:style style:name="T280_9" style:family="text">
      <style:text-properties style:font-name="Open Sans" style:font-name-asian="Open Sans" style:font-name-complex="Open Sans"/>
    </style:style>
    <style:style style:name="T280_10" style:family="text">
      <style:text-properties style:font-name="Open Sans" style:font-name-asian="Open Sans" style:font-name-complex="Open Sans"/>
    </style:style>
    <style:style style:name="T280_11" style:family="text">
      <style:text-properties style:font-name="Open Sans" style:font-name-asian="Open Sans" style:font-name-complex="Open Sans"/>
    </style:style>
    <style:style style:name="T280_12" style:family="text">
      <style:text-properties style:font-name="Open Sans" style:font-name-asian="Open Sans" style:font-name-complex="Open Sans"/>
    </style:style>
    <style:style style:name="T280_13" style:family="text">
      <style:text-properties style:font-name="Open Sans" style:font-name-asian="Open Sans" style:font-name-complex="Open Sans"/>
    </style:style>
    <style:style style:name="T280_14" style:family="text">
      <style:text-properties style:font-name="Open Sans" style:font-name-asian="Open Sans" style:font-name-complex="Open Sans"/>
    </style:style>
    <style:style style:name="T280_15" style:family="text">
      <style:text-properties style:font-name="Open Sans" style:font-name-asian="Open Sans" style:font-name-complex="Open Sans"/>
    </style:style>
    <style:style style:name="T280_16" style:family="text">
      <style:text-properties style:font-name="Open Sans" style:font-name-asian="Open Sans" style:font-name-complex="Open Sans"/>
    </style:style>
    <style:style style:name="T280_17" style:family="text">
      <style:text-properties style:font-name="Open Sans" style:font-name-asian="Open Sans" style:font-name-complex="Open Sans"/>
    </style:style>
    <style:style style:name="T280_18" style:family="text">
      <style:text-properties style:font-name="Open Sans" style:font-name-asian="Open Sans" style:font-name-complex="Open Sans"/>
    </style:style>
    <style:style style:name="T280_19" style:family="text">
      <style:text-properties style:font-name="Open Sans" style:font-name-asian="Open Sans" style:font-name-complex="Open Sans"/>
    </style:style>
    <style:style style:name="T280_20" style:family="text">
      <style:text-properties style:font-name="Open Sans" style:font-name-asian="Open Sans" style:font-name-complex="Open Sans"/>
    </style:style>
    <style:style style:name="T280_21" style:family="text">
      <style:text-properties style:font-name="Open Sans" style:font-name-asian="Open Sans" style:font-name-complex="Open Sans"/>
    </style:style>
    <style:style style:name="T280_22" style:family="text">
      <style:text-properties style:font-name="Open Sans" style:font-name-asian="Open Sans" style:font-name-complex="Open Sans"/>
    </style:style>
    <style:style style:name="T280_23" style:family="text">
      <style:text-properties style:font-name="Open Sans" style:font-name-asian="Open Sans" style:font-name-complex="Open Sans"/>
    </style:style>
    <style:style style:name="T280_24" style:family="text">
      <style:text-properties style:font-name="Open Sans" style:font-name-asian="Open Sans" style:font-name-complex="Open Sans"/>
    </style:style>
    <style:style style:name="T280_25" style:family="text">
      <style:text-properties style:font-name="Open Sans" style:font-name-asian="Open Sans" style:font-name-complex="Open Sans"/>
    </style:style>
    <style:style style:name="T280_26" style:family="text">
      <style:text-properties style:font-name="Open Sans" style:font-name-asian="Open Sans" style:font-name-complex="Open Sans"/>
    </style:style>
    <style:style style:name="P281" style:family="paragraph" style:parent-style-name="Standard">
      <style:paragraph-properties fo:break-before="auto" fo:text-indent="1.27cm" fo:line-height="115%" fo:margin-left="1.27cm" style:writing-mode="lr-tb"/>
    </style:style>
    <style:style style:name="T281_1" style:family="text">
      <style:text-properties style:font-name="Open Sans" style:font-name-asian="Open Sans" style:font-name-complex="Open Sans"/>
    </style:style>
    <style:style style:name="T281_2" style:family="text">
      <style:text-properties style:font-name="Open Sans" style:font-name-asian="Open Sans" style:font-name-complex="Open Sans"/>
    </style:style>
    <style:style style:name="T281_3" style:family="text">
      <style:text-properties style:font-name="Open Sans" style:font-name-asian="Open Sans" style:font-name-complex="Open Sans"/>
    </style:style>
    <style:style style:name="T281_4" style:family="text">
      <style:text-properties style:font-name="Open Sans" style:font-name-asian="Open Sans" style:font-name-complex="Open Sans"/>
    </style:style>
    <style:style style:name="T281_5" style:family="text">
      <style:text-properties style:font-name="Open Sans" style:font-name-asian="Open Sans" style:font-name-complex="Open Sans"/>
    </style:style>
    <style:style style:name="T281_6" style:family="text">
      <style:text-properties style:font-name="Open Sans" style:font-name-asian="Open Sans" style:font-name-complex="Open Sans"/>
    </style:style>
    <style:style style:name="T281_7" style:family="text">
      <style:text-properties style:font-name="Open Sans" style:font-name-asian="Open Sans" style:font-name-complex="Open Sans"/>
    </style:style>
    <style:style style:name="T281_8" style:family="text">
      <style:text-properties style:font-name="Open Sans" style:font-name-asian="Open Sans" style:font-name-complex="Open Sans"/>
    </style:style>
    <style:style style:name="T281_9" style:family="text">
      <style:text-properties style:font-name="Open Sans" style:font-name-asian="Open Sans" style:font-name-complex="Open Sans"/>
    </style:style>
    <style:style style:name="T281_10" style:family="text">
      <style:text-properties style:font-name="Open Sans" style:font-name-asian="Open Sans" style:font-name-complex="Open Sans"/>
    </style:style>
    <style:style style:name="P28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background-color="#00ff00" style:font-name="Open Sans" style:font-name-asian="Open Sans" style:font-name-complex="Open Sans"/>
    </style:style>
    <style:style style:name="T283_2" style:family="text">
      <style:text-properties fo:background-color="#00ff00" style:font-name="Open Sans" style:font-name-asian="Open Sans" style:font-name-complex="Open Sans"/>
    </style:style>
    <style:style style:name="T283_3" style:family="text">
      <style:text-properties style:font-name="Open Sans" style:font-name-asian="Open Sans" style:font-name-complex="Open Sans"/>
    </style:style>
    <style:style style:name="T283_4" style:family="text">
      <style:text-properties style:font-name="Open Sans" style:font-name-asian="Open Sans" style:font-name-complex="Open Sans"/>
    </style:style>
    <style:style style:name="T283_5" style:family="text">
      <style:text-properties style:font-name="Open Sans" style:font-name-asian="Open Sans" style:font-name-complex="Open Sans"/>
    </style:style>
    <style:style style:name="T283_6" style:family="text">
      <style:text-properties style:font-name="Open Sans" style:font-name-asian="Open Sans" style:font-name-complex="Open Sans"/>
    </style:style>
    <style:style style:name="T283_7" style:family="text">
      <style:text-properties style:font-name="Open Sans" style:font-name-asian="Open Sans" style:font-name-complex="Open Sans"/>
    </style:style>
    <style:style style:name="T283_8" style:family="text">
      <style:text-properties style:font-name="Open Sans" style:font-name-asian="Open Sans" style:font-name-complex="Open Sans"/>
    </style:style>
    <style:style style:name="T283_9" style:family="text">
      <style:text-properties style:font-name="Open Sans" style:font-name-asian="Open Sans" style:font-name-complex="Open Sans"/>
    </style:style>
    <style:style style:name="T283_10" style:family="text">
      <style:text-properties style:font-name="Open Sans" style:font-name-asian="Open Sans" style:font-name-complex="Open Sans"/>
    </style:style>
    <style:style style:name="T283_11" style:family="text">
      <style:text-properties style:font-name="Open Sans" style:font-name-asian="Open Sans" style:font-name-complex="Open Sans"/>
    </style:style>
    <style:style style:name="T283_12" style:family="text">
      <style:text-properties style:font-name="Open Sans" style:font-name-asian="Open Sans" style:font-name-complex="Open Sans"/>
    </style:style>
    <style:style style:name="T283_13" style:family="text">
      <style:text-properties style:font-name="Open Sans" style:font-name-asian="Open Sans" style:font-name-complex="Open Sans"/>
    </style:style>
    <style:style style:name="T283_14" style:family="text">
      <style:text-properties style:font-name="Open Sans" style:font-name-asian="Open Sans" style:font-name-complex="Open Sans"/>
    </style:style>
    <style:style style:name="T283_15" style:family="text">
      <style:text-properties style:font-name="Open Sans" style:font-name-asian="Open Sans" style:font-name-complex="Open Sans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>
      <style:text-properties style:font-name="Open Sans" style:font-name-asian="Open Sans" style:font-name-complex="Open Sans"/>
    </style:style>
    <style:style style:name="T284_2" style:family="text">
      <style:text-properties style:font-name="Open Sans" style:font-name-asian="Open Sans" style:font-name-complex="Open Sans"/>
    </style:style>
    <style:style style:name="T284_3" style:family="text">
      <style:text-properties style:font-name="Open Sans" style:font-name-asian="Open Sans" style:font-name-complex="Open Sans"/>
    </style:style>
    <style:style style:name="T284_4" style:family="text">
      <style:text-properties style:font-name="Open Sans" style:font-name-asian="Open Sans" style:font-name-complex="Open Sans"/>
    </style:style>
    <style:style style:name="T284_5" style:family="text">
      <style:text-properties style:font-name="Open Sans" style:font-name-asian="Open Sans" style:font-name-complex="Open Sans"/>
    </style:style>
    <style:style style:name="T284_6" style:family="text">
      <style:text-properties style:font-name="Open Sans" style:font-name-asian="Open Sans" style:font-name-complex="Open Sans"/>
    </style:style>
    <style:style style:name="T284_7" style:family="text">
      <style:text-properties style:font-name="Open Sans" style:font-name-asian="Open Sans" style:font-name-complex="Open Sans"/>
    </style:style>
    <style:style style:name="T284_8" style:family="text">
      <style:text-properties style:font-name="Open Sans" style:font-name-asian="Open Sans" style:font-name-complex="Open Sans"/>
    </style:style>
    <style:style style:name="T284_9" style:family="text">
      <style:text-properties style:font-name="Open Sans" style:font-name-asian="Open Sans" style:font-name-complex="Open Sans"/>
    </style:style>
    <style:style style:name="T284_10" style:family="text">
      <style:text-properties style:font-name="Open Sans" style:font-name-asian="Open Sans" style:font-name-complex="Open Sans"/>
    </style:style>
    <style:style style:name="T284_11" style:family="text">
      <style:text-properties style:font-name="Open Sans" style:font-name-asian="Open Sans" style:font-name-complex="Open Sans"/>
    </style:style>
    <style:style style:name="T284_12" style:family="text">
      <style:text-properties style:font-name="Open Sans" style:font-name-asian="Open Sans" style:font-name-complex="Open Sans"/>
    </style:style>
    <style:style style:name="T284_13" style:family="text">
      <style:text-properties style:font-name="Open Sans" style:font-name-asian="Open Sans" style:font-name-complex="Open Sans"/>
    </style:style>
    <style:style style:name="T284_14" style:family="text">
      <style:text-properties style:font-name="Open Sans" style:font-name-asian="Open Sans" style:font-name-complex="Open Sans"/>
    </style:style>
    <style:style style:name="T284_15" style:family="text">
      <style:text-properties style:font-name="Open Sans" style:font-name-asian="Open Sans" style:font-name-complex="Open Sans"/>
    </style:style>
    <style:style style:name="T284_16" style:family="text">
      <style:text-properties style:font-name="Open Sans" style:font-name-asian="Open Sans" style:font-name-complex="Open Sans"/>
    </style:style>
    <style:style style:name="T284_17" style:family="text">
      <style:text-properties style:font-name="Open Sans" style:font-name-asian="Open Sans" style:font-name-complex="Open Sans"/>
    </style:style>
    <style:style style:name="T284_18" style:family="text">
      <style:text-properties style:font-name="Open Sans" style:font-name-asian="Open Sans" style:font-name-complex="Open Sans"/>
    </style:style>
    <style:style style:name="T284_19" style:family="text">
      <style:text-properties style:font-name="Open Sans" style:font-name-asian="Open Sans" style:font-name-complex="Open Sans"/>
    </style:style>
    <style:style style:name="T284_20" style:family="text">
      <style:text-properties style:font-name="Open Sans" style:font-name-asian="Open Sans" style:font-name-complex="Open Sans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style:font-name="Open Sans" style:font-name-asian="Open Sans" style:font-name-complex="Open Sans"/>
    </style:style>
    <style:style style:name="T285_2" style:family="text">
      <style:text-properties style:font-name="Open Sans" style:font-name-asian="Open Sans" style:font-name-complex="Open Sans"/>
    </style:style>
    <style:style style:name="T285_3" style:family="text">
      <style:text-properties style:font-name="Open Sans" style:font-name-asian="Open Sans" style:font-name-complex="Open Sans"/>
    </style:style>
    <style:style style:name="T285_4" style:family="text">
      <style:text-properties style:font-name="Open Sans" style:font-name-asian="Open Sans" style:font-name-complex="Open Sans"/>
    </style:style>
    <style:style style:name="T285_5" style:family="text">
      <style:text-properties style:font-name="Open Sans" style:font-name-asian="Open Sans" style:font-name-complex="Open Sans"/>
    </style:style>
    <style:style style:name="T285_6" style:family="text">
      <style:text-properties style:font-name="Open Sans" style:font-name-asian="Open Sans" style:font-name-complex="Open Sans"/>
    </style:style>
    <style:style style:name="T285_7" style:family="text">
      <style:text-properties style:font-name="Open Sans" style:font-name-asian="Open Sans" style:font-name-complex="Open Sans"/>
    </style:style>
    <style:style style:name="T285_8" style:family="text">
      <style:text-properties style:font-name="Open Sans" style:font-name-asian="Open Sans" style:font-name-complex="Open Sans"/>
    </style:style>
    <style:style style:name="T285_9" style:family="text">
      <style:text-properties style:font-name="Open Sans" style:font-name-asian="Open Sans" style:font-name-complex="Open Sans"/>
    </style:style>
    <style:style style:name="T285_10" style:family="text">
      <style:text-properties style:font-name="Open Sans" style:font-name-asian="Open Sans" style:font-name-complex="Open Sans"/>
    </style:style>
    <style:style style:name="T285_11" style:family="text">
      <style:text-properties style:font-name="Open Sans" style:font-name-asian="Open Sans" style:font-name-complex="Open Sans"/>
    </style:style>
    <style:style style:name="T285_12" style:family="text">
      <style:text-properties style:font-name="Open Sans" style:font-name-asian="Open Sans" style:font-name-complex="Open Sans"/>
    </style:style>
    <style:style style:name="T285_13" style:family="text">
      <style:text-properties style:font-name="Open Sans" style:font-name-asian="Open Sans" style:font-name-complex="Open Sans"/>
    </style:style>
    <style:style style:name="T285_14" style:family="text">
      <style:text-properties style:font-name="Open Sans" style:font-name-asian="Open Sans" style:font-name-complex="Open Sans"/>
    </style:style>
    <style:style style:name="T285_15" style:family="text">
      <style:text-properties style:font-name="Open Sans" style:font-name-asian="Open Sans" style:font-name-complex="Open Sans"/>
    </style:style>
    <style:style style:name="T285_16" style:family="text">
      <style:text-properties style:font-name="Open Sans" style:font-name-asian="Open Sans" style:font-name-complex="Open Sans"/>
    </style:style>
    <style:style style:name="T285_17" style:family="text">
      <style:text-properties style:font-name="Open Sans" style:font-name-asian="Open Sans" style:font-name-complex="Open Sans"/>
    </style:style>
    <style:style style:name="T285_18" style:family="text">
      <style:text-properties style:font-name="Open Sans" style:font-name-asian="Open Sans" style:font-name-complex="Open Sans"/>
    </style:style>
    <style:style style:name="T285_19" style:family="text">
      <style:text-properties style:font-name="Open Sans" style:font-name-asian="Open Sans" style:font-name-complex="Open Sans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style:font-name="Open Sans" style:font-name-asian="Open Sans" style:font-name-complex="Open Sans"/>
    </style:style>
    <style:style style:name="T286_2" style:family="text">
      <style:text-properties style:font-name="Open Sans" style:font-name-asian="Open Sans" style:font-name-complex="Open Sans"/>
    </style:style>
    <style:style style:name="T286_3" style:family="text">
      <style:text-properties style:font-name="Open Sans" style:font-name-asian="Open Sans" style:font-name-complex="Open Sans"/>
    </style:style>
    <style:style style:name="T286_4" style:family="text">
      <style:text-properties style:font-name="Open Sans" style:font-name-asian="Open Sans" style:font-name-complex="Open Sans"/>
    </style:style>
    <style:style style:name="T286_5" style:family="text">
      <style:text-properties style:font-name="Open Sans" style:font-name-asian="Open Sans" style:font-name-complex="Open Sans"/>
    </style:style>
    <style:style style:name="T286_6" style:family="text">
      <style:text-properties style:font-name="Open Sans" style:font-name-asian="Open Sans" style:font-name-complex="Open Sans"/>
    </style:style>
    <style:style style:name="T286_7" style:family="text">
      <style:text-properties style:font-name="Open Sans" style:font-name-asian="Open Sans" style:font-name-complex="Open Sans"/>
    </style:style>
    <style:style style:name="T286_8" style:family="text">
      <style:text-properties style:font-name="Open Sans" style:font-name-asian="Open Sans" style:font-name-complex="Open Sans"/>
    </style:style>
    <style:style style:name="T286_9" style:family="text">
      <style:text-properties style:font-name="Open Sans" style:font-name-asian="Open Sans" style:font-name-complex="Open Sans"/>
    </style:style>
    <style:style style:name="T286_10" style:family="text">
      <style:text-properties style:font-name="Open Sans" style:font-name-asian="Open Sans" style:font-name-complex="Open Sans"/>
    </style:style>
    <style:style style:name="T286_11" style:family="text">
      <style:text-properties style:font-name="Open Sans" style:font-name-asian="Open Sans" style:font-name-complex="Open Sans"/>
    </style:style>
    <style:style style:name="T286_12" style:family="text">
      <style:text-properties style:font-name="Open Sans" style:font-name-asian="Open Sans" style:font-name-complex="Open Sans"/>
    </style:style>
    <style:style style:name="T286_13" style:family="text">
      <style:text-properties style:font-name="Open Sans" style:font-name-asian="Open Sans" style:font-name-complex="Open Sans"/>
    </style:style>
    <style:style style:name="T286_14" style:family="text">
      <style:text-properties style:font-name="Open Sans" style:font-name-asian="Open Sans" style:font-name-complex="Open Sans"/>
    </style:style>
    <style:style style:name="T286_15" style:family="text">
      <style:text-properties style:font-name="Open Sans" style:font-name-asian="Open Sans" style:font-name-complex="Open Sans"/>
    </style:style>
    <style:style style:name="T286_16" style:family="text">
      <style:text-properties style:font-name="Open Sans" style:font-name-asian="Open Sans" style:font-name-complex="Open Sans"/>
    </style:style>
    <style:style style:name="T286_17" style:family="text">
      <style:text-properties style:font-name="Open Sans" style:font-name-asian="Open Sans" style:font-name-complex="Open Sans"/>
    </style:style>
    <style:style style:name="T286_18" style:family="text">
      <style:text-properties style:font-name="Open Sans" style:font-name-asian="Open Sans" style:font-name-complex="Open Sans"/>
    </style:style>
    <style:style style:name="T286_19" style:family="text">
      <style:text-properties style:font-name="Open Sans" style:font-name-asian="Open Sans" style:font-name-complex="Open Sans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style:font-name="Open Sans" style:font-name-asian="Open Sans" style:font-name-complex="Open Sans"/>
    </style:style>
    <style:style style:name="T287_2" style:family="text">
      <style:text-properties style:font-name="Open Sans" style:font-name-asian="Open Sans" style:font-name-complex="Open Sans"/>
    </style:style>
    <style:style style:name="T287_3" style:family="text">
      <style:text-properties style:font-name="Open Sans" style:font-name-asian="Open Sans" style:font-name-complex="Open Sans"/>
    </style:style>
    <style:style style:name="T287_4" style:family="text">
      <style:text-properties style:font-name="Open Sans" style:font-name-asian="Open Sans" style:font-name-complex="Open Sans"/>
    </style:style>
    <style:style style:name="T287_5" style:family="text">
      <style:text-properties style:font-name="Open Sans" style:font-name-asian="Open Sans" style:font-name-complex="Open Sans"/>
    </style:style>
    <style:style style:name="T287_6" style:family="text">
      <style:text-properties style:font-name="Open Sans" style:font-name-asian="Open Sans" style:font-name-complex="Open Sans"/>
    </style:style>
    <style:style style:name="T287_7" style:family="text">
      <style:text-properties style:font-name="Open Sans" style:font-name-asian="Open Sans" style:font-name-complex="Open Sans"/>
    </style:style>
    <style:style style:name="T287_8" style:family="text">
      <style:text-properties style:font-name="Open Sans" style:font-name-asian="Open Sans" style:font-name-complex="Open Sans"/>
    </style:style>
    <style:style style:name="T287_9" style:family="text">
      <style:text-properties style:font-name="Open Sans" style:font-name-asian="Open Sans" style:font-name-complex="Open Sans"/>
    </style:style>
    <style:style style:name="T287_10" style:family="text">
      <style:text-properties style:font-name="Open Sans" style:font-name-asian="Open Sans" style:font-name-complex="Open Sans"/>
    </style:style>
    <style:style style:name="T287_11" style:family="text">
      <style:text-properties style:font-name="Open Sans" style:font-name-asian="Open Sans" style:font-name-complex="Open Sans"/>
    </style:style>
    <style:style style:name="T287_12" style:family="text">
      <style:text-properties style:font-name="Open Sans" style:font-name-asian="Open Sans" style:font-name-complex="Open Sans"/>
    </style:style>
    <style:style style:name="T287_13" style:family="text">
      <style:text-properties style:font-name="Open Sans" style:font-name-asian="Open Sans" style:font-name-complex="Open Sans"/>
    </style:style>
    <style:style style:name="T287_14" style:family="text">
      <style:text-properties style:font-name="Open Sans" style:font-name-asian="Open Sans" style:font-name-complex="Open Sans"/>
    </style:style>
    <style:style style:name="T287_15" style:family="text">
      <style:text-properties style:font-name="Open Sans" style:font-name-asian="Open Sans" style:font-name-complex="Open Sans"/>
    </style:style>
    <style:style style:name="T287_16" style:family="text">
      <style:text-properties style:font-name="Open Sans" style:font-name-asian="Open Sans" style:font-name-complex="Open Sans"/>
    </style:style>
    <style:style style:name="T287_17" style:family="text">
      <style:text-properties style:font-name="Open Sans" style:font-name-asian="Open Sans" style:font-name-complex="Open Sans"/>
    </style:style>
    <style:style style:name="T287_18" style:family="text">
      <style:text-properties style:font-name="Open Sans" style:font-name-asian="Open Sans" style:font-name-complex="Open Sans"/>
    </style:style>
    <style:style style:name="T287_19" style:family="text">
      <style:text-properties style:font-name="Open Sans" style:font-name-asian="Open Sans" style:font-name-complex="Open Sans"/>
    </style:style>
    <style:style style:name="T287_20" style:family="text">
      <style:text-properties style:font-name="Open Sans" style:font-name-asian="Open Sans" style:font-name-complex="Open Sans"/>
    </style:style>
    <style:style style:name="T287_21" style:family="text">
      <style:text-properties style:font-name="Open Sans" style:font-name-asian="Open Sans" style:font-name-complex="Open Sans"/>
    </style:style>
    <style:style style:name="T287_22" style:family="text">
      <style:text-properties style:font-name="Open Sans" style:font-name-asian="Open Sans" style:font-name-complex="Open Sans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style:font-name="Open Sans" style:font-name-asian="Open Sans" style:font-name-complex="Open Sans"/>
    </style:style>
    <style:style style:name="T288_2" style:family="text">
      <style:text-properties style:font-name="Open Sans" style:font-name-asian="Open Sans" style:font-name-complex="Open Sans"/>
    </style:style>
    <style:style style:name="T288_3" style:family="text">
      <style:text-properties style:font-name="Open Sans" style:font-name-asian="Open Sans" style:font-name-complex="Open Sans"/>
    </style:style>
    <style:style style:name="T288_4" style:family="text">
      <style:text-properties style:font-name="Open Sans" style:font-name-asian="Open Sans" style:font-name-complex="Open Sans"/>
    </style:style>
    <style:style style:name="T288_5" style:family="text">
      <style:text-properties style:font-name="Open Sans" style:font-name-asian="Open Sans" style:font-name-complex="Open Sans"/>
    </style:style>
    <style:style style:name="T288_6" style:family="text">
      <style:text-properties style:font-name="Open Sans" style:font-name-asian="Open Sans" style:font-name-complex="Open Sans"/>
    </style:style>
    <style:style style:name="T288_7" style:family="text">
      <style:text-properties style:font-name="Open Sans" style:font-name-asian="Open Sans" style:font-name-complex="Open Sans"/>
    </style:style>
    <style:style style:name="T288_8" style:family="text">
      <style:text-properties style:font-name="Open Sans" style:font-name-asian="Open Sans" style:font-name-complex="Open Sans"/>
    </style:style>
    <style:style style:name="T288_9" style:family="text">
      <style:text-properties style:font-name="Open Sans" style:font-name-asian="Open Sans" style:font-name-complex="Open Sans"/>
    </style:style>
    <style:style style:name="T288_10" style:family="text">
      <style:text-properties style:font-name="Open Sans" style:font-name-asian="Open Sans" style:font-name-complex="Open Sans"/>
    </style:style>
    <style:style style:name="T288_11" style:family="text">
      <style:text-properties style:font-name="Open Sans" style:font-name-asian="Open Sans" style:font-name-complex="Open Sans"/>
    </style:style>
    <style:style style:name="T288_12" style:family="text">
      <style:text-properties style:font-name="Open Sans" style:font-name-asian="Open Sans" style:font-name-complex="Open Sans"/>
    </style:style>
    <style:style style:name="T288_13" style:family="text">
      <style:text-properties style:font-name="Open Sans" style:font-name-asian="Open Sans" style:font-name-complex="Open Sans"/>
    </style:style>
    <style:style style:name="T288_14" style:family="text">
      <style:text-properties style:font-name="Open Sans" style:font-name-asian="Open Sans" style:font-name-complex="Open Sans"/>
    </style:style>
    <style:style style:name="T288_15" style:family="text">
      <style:text-properties style:font-name="Open Sans" style:font-name-asian="Open Sans" style:font-name-complex="Open Sans"/>
    </style:style>
    <style:style style:name="T288_16" style:family="text">
      <style:text-properties style:font-name="Open Sans" style:font-name-asian="Open Sans" style:font-name-complex="Open Sans"/>
    </style:style>
    <style:style style:name="T288_17" style:family="text">
      <style:text-properties style:font-name="Open Sans" style:font-name-asian="Open Sans" style:font-name-complex="Open Sans"/>
    </style:style>
    <style:style style:name="T288_18" style:family="text">
      <style:text-properties style:font-name="Open Sans" style:font-name-asian="Open Sans" style:font-name-complex="Open Sans"/>
    </style:style>
    <style:style style:name="T288_19" style:family="text">
      <style:text-properties style:font-name="Open Sans" style:font-name-asian="Open Sans" style:font-name-complex="Open Sans"/>
    </style:style>
    <style:style style:name="T288_20" style:family="text">
      <style:text-properties style:font-name="Open Sans" style:font-name-asian="Open Sans" style:font-name-complex="Open Sans"/>
    </style:style>
    <style:style style:name="T288_21" style:family="text">
      <style:text-properties style:font-name="Open Sans" style:font-name-asian="Open Sans" style:font-name-complex="Open Sans"/>
    </style:style>
    <style:style style:name="T288_22" style:family="text">
      <style:text-properties style:font-name="Open Sans" style:font-name-asian="Open Sans" style:font-name-complex="Open Sans"/>
    </style:style>
    <style:style style:name="T288_23" style:family="text">
      <style:text-properties style:font-name="Open Sans" style:font-name-asian="Open Sans" style:font-name-complex="Open Sans"/>
    </style:style>
    <style:style style:name="P289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style:font-name="Open Sans" style:font-name-asian="Open Sans" style:font-name-complex="Open Sans"/>
    </style:style>
    <style:style style:name="T290_2" style:family="text">
      <style:text-properties style:font-name="Open Sans" style:font-name-asian="Open Sans" style:font-name-complex="Open Sans"/>
    </style:style>
    <style:style style:name="T290_3" style:family="text"/>
    <style:style style:name="T290_4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0_5" style:family="text"/>
    <style:style style:name="T290_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0_7" style:family="text">
      <style:text-properties style:font-name="Open Sans" style:font-name-asian="Open Sans" style:font-name-complex="Open Sans"/>
    </style:style>
    <style:style style:name="T290_8" style:family="text">
      <style:text-properties style:font-name="Open Sans" style:font-name-asian="Open Sans" style:font-name-complex="Open Sans"/>
    </style:style>
    <style:style style:name="T290_9" style:family="text">
      <style:text-properties style:font-name="Open Sans" style:font-name-asian="Open Sans" style:font-name-complex="Open Sans"/>
    </style:style>
    <style:style style:name="T290_10" style:family="text">
      <style:text-properties style:font-name="Open Sans" style:font-name-asian="Open Sans" style:font-name-complex="Open Sans"/>
    </style:style>
    <style:style style:name="T290_11" style:family="text">
      <style:text-properties style:font-name="Open Sans" style:font-name-asian="Open Sans" style:font-name-complex="Open Sans"/>
    </style:style>
    <style:style style:name="T290_12" style:family="text">
      <style:text-properties style:font-name="Open Sans" style:font-name-asian="Open Sans" style:font-name-complex="Open Sans"/>
    </style:style>
    <style:style style:name="P291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92" style:family="paragraph" style:parent-style-name="Standard">
      <style:paragraph-properties fo:break-before="page" fo:text-indent="0cm" fo:line-height="115%" fo:margin-left="0cm" style:writing-mode="lr-tb"/>
    </style:style>
    <style:style style:name="T292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6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7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8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292_9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293" style:family="paragraph" style:parent-style-name="Standard">
      <style:paragraph-properties fo:break-before="auto" fo:text-indent="0cm" fo:line-height="115%" fo:margin-left="0cm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294" style:family="paragraph" style:parent-style-name="Standard">
      <style:paragraph-properties fo:break-before="auto" fo:text-indent="0cm" fo:line-height="115%" fo:margin-left="0cm" style:writing-mode="lr-tb"/>
    </style:style>
    <style:style style:name="T294_1" style:family="text">
      <style:text-properties fo:background-color="#00ff00" style:font-name="Open Sans" style:font-name-asian="Open Sans" style:font-name-complex="Open Sans"/>
    </style:style>
    <style:style style:name="T294_2" style:family="text">
      <style:text-properties fo:background-color="#00ff00" style:font-name="Open Sans" style:font-name-asian="Open Sans" style:font-name-complex="Open Sans"/>
    </style:style>
    <style:style style:name="T294_3" style:family="text">
      <style:text-properties style:font-name="Open Sans" style:font-name-asian="Open Sans" style:font-name-complex="Open Sans"/>
    </style:style>
    <style:style style:name="T294_4" style:family="text">
      <style:text-properties style:font-name="Open Sans" style:font-name-asian="Open Sans" style:font-name-complex="Open Sans"/>
    </style:style>
    <style:style style:name="T294_5" style:family="text">
      <style:text-properties style:font-name="Open Sans" style:font-name-asian="Open Sans" style:font-name-complex="Open Sans"/>
    </style:style>
    <style:style style:name="T294_6" style:family="text">
      <style:text-properties style:font-name="Open Sans" style:font-name-asian="Open Sans" style:font-name-complex="Open Sans"/>
    </style:style>
    <style:style style:name="T294_7" style:family="text">
      <style:text-properties style:font-name="Open Sans" style:font-name-asian="Open Sans" style:font-name-complex="Open Sans"/>
    </style:style>
    <style:style style:name="T294_8" style:family="text">
      <style:text-properties style:font-name="Open Sans" style:font-name-asian="Open Sans" style:font-name-complex="Open Sans"/>
    </style:style>
    <style:style style:name="P295" style:family="paragraph" style:parent-style-name="Standard">
      <style:paragraph-properties fo:break-before="auto" fo:text-indent="0cm" fo:line-height="115%" fo:margin-left="0cm" style:writing-mode="lr-tb"/>
    </style:style>
    <style:style style:name="T295_1" style:family="text">
      <style:text-properties style:font-name="Open Sans" style:font-name-asian="Open Sans" style:font-name-complex="Open Sans"/>
    </style:style>
    <style:style style:name="T295_2" style:family="text">
      <style:text-properties style:font-name="Open Sans" style:font-name-asian="Open Sans" style:font-name-complex="Open Sans"/>
    </style:style>
    <style:style style:name="T295_3" style:family="text">
      <style:text-properties style:font-name="Open Sans" style:font-name-asian="Open Sans" style:font-name-complex="Open Sans"/>
    </style:style>
    <style:style style:name="T295_4" style:family="text">
      <style:text-properties style:font-name="Open Sans" style:font-name-asian="Open Sans" style:font-name-complex="Open Sans"/>
    </style:style>
    <style:style style:name="T295_5" style:family="text">
      <style:text-properties style:font-name="Open Sans" style:font-name-asian="Open Sans" style:font-name-complex="Open Sans"/>
    </style:style>
    <style:style style:name="T295_6" style:family="text">
      <style:text-properties style:font-name="Open Sans" style:font-name-asian="Open Sans" style:font-name-complex="Open Sans"/>
    </style:style>
    <style:style style:name="T295_7" style:family="text">
      <style:text-properties style:font-name="Open Sans" style:font-name-asian="Open Sans" style:font-name-complex="Open Sans"/>
    </style:style>
    <style:style style:name="T295_8" style:family="text">
      <style:text-properties style:font-name="Open Sans" style:font-name-asian="Open Sans" style:font-name-complex="Open Sans"/>
    </style:style>
    <style:style style:name="T295_9" style:family="text">
      <style:text-properties style:font-name="Open Sans" style:font-name-asian="Open Sans" style:font-name-complex="Open Sans"/>
    </style:style>
    <style:style style:name="T295_10" style:family="text">
      <style:text-properties style:font-name="Open Sans" style:font-name-asian="Open Sans" style:font-name-complex="Open Sans"/>
    </style:style>
    <style:style style:name="T295_11" style:family="text">
      <style:text-properties style:font-name="Open Sans" style:font-name-asian="Open Sans" style:font-name-complex="Open Sans"/>
    </style:style>
    <style:style style:name="T295_12" style:family="text">
      <style:text-properties style:font-name="Open Sans" style:font-name-asian="Open Sans" style:font-name-complex="Open Sans"/>
    </style:style>
    <style:style style:name="T295_13" style:family="text">
      <style:text-properties style:font-name="Open Sans" style:font-name-asian="Open Sans" style:font-name-complex="Open Sans"/>
    </style:style>
    <style:style style:name="T295_14" style:family="text">
      <style:text-properties style:font-name="Open Sans" style:font-name-asian="Open Sans" style:font-name-complex="Open Sans"/>
    </style:style>
    <style:style style:name="T295_15" style:family="text">
      <style:text-properties style:font-name="Open Sans" style:font-name-asian="Open Sans" style:font-name-complex="Open Sans"/>
    </style:style>
    <style:style style:name="P296" style:family="paragraph" style:parent-style-name="Standard">
      <style:paragraph-properties fo:break-before="auto" fo:text-indent="0cm" fo:line-height="115%" fo:margin-left="0cm" style:writing-mode="lr-tb"/>
    </style:style>
    <style:style style:name="T296_1" style:family="text">
      <style:text-properties style:font-name="Open Sans" style:font-name-asian="Open Sans" style:font-name-complex="Open Sans"/>
    </style:style>
    <style:style style:name="T296_2" style:family="text">
      <style:text-properties style:font-name="Open Sans" style:font-name-asian="Open Sans" style:font-name-complex="Open Sans"/>
    </style:style>
    <style:style style:name="T296_3" style:family="text">
      <style:text-properties style:font-name="Open Sans" style:font-name-asian="Open Sans" style:font-name-complex="Open Sans"/>
    </style:style>
    <style:style style:name="T296_4" style:family="text">
      <style:text-properties style:font-name="Open Sans" style:font-name-asian="Open Sans" style:font-name-complex="Open Sans"/>
    </style:style>
    <style:style style:name="T296_5" style:family="text">
      <style:text-properties style:font-name="Open Sans" style:font-name-asian="Open Sans" style:font-name-complex="Open Sans"/>
    </style:style>
    <style:style style:name="T296_6" style:family="text">
      <style:text-properties style:font-name="Open Sans" style:font-name-asian="Open Sans" style:font-name-complex="Open Sans"/>
    </style:style>
    <style:style style:name="T296_7" style:family="text">
      <style:text-properties style:font-name="Open Sans" style:font-name-asian="Open Sans" style:font-name-complex="Open Sans"/>
    </style:style>
    <style:style style:name="T296_8" style:family="text">
      <style:text-properties style:font-name="Open Sans" style:font-name-asian="Open Sans" style:font-name-complex="Open Sans"/>
    </style:style>
    <style:style style:name="T296_9" style:family="text">
      <style:text-properties style:font-name="Open Sans" style:font-name-asian="Open Sans" style:font-name-complex="Open Sans"/>
    </style:style>
    <style:style style:name="T296_10" style:family="text">
      <style:text-properties style:font-name="Open Sans" style:font-name-asian="Open Sans" style:font-name-complex="Open Sans"/>
    </style:style>
    <style:style style:name="P297" style:family="paragraph" style:parent-style-name="Standard">
      <style:paragraph-properties fo:break-before="auto" fo:text-indent="0cm" fo:line-height="115%" fo:margin-left="0cm" style:writing-mode="lr-tb"/>
    </style:style>
    <style:style style:name="T297_1" style:family="text">
      <style:text-properties style:font-name="Open Sans" style:font-name-asian="Open Sans" style:font-name-complex="Open Sans"/>
    </style:style>
    <style:style style:name="T297_2" style:family="text">
      <style:text-properties style:font-name="Open Sans" style:font-name-asian="Open Sans" style:font-name-complex="Open Sans"/>
    </style:style>
    <style:style style:name="T297_3" style:family="text">
      <style:text-properties style:font-name="Open Sans" style:font-name-asian="Open Sans" style:font-name-complex="Open Sans"/>
    </style:style>
    <style:style style:name="T297_4" style:family="text">
      <style:text-properties style:font-name="Open Sans" style:font-name-asian="Open Sans" style:font-name-complex="Open Sans"/>
    </style:style>
    <style:style style:name="T297_5" style:family="text">
      <style:text-properties style:font-name="Open Sans" style:font-name-asian="Open Sans" style:font-name-complex="Open Sans"/>
    </style:style>
    <style:style style:name="T297_6" style:family="text">
      <style:text-properties style:font-name="Open Sans" style:font-name-asian="Open Sans" style:font-name-complex="Open Sans"/>
    </style:style>
    <style:style style:name="T297_7" style:family="text">
      <style:text-properties style:font-name="Open Sans" style:font-name-asian="Open Sans" style:font-name-complex="Open Sans"/>
    </style:style>
    <style:style style:name="T297_8" style:family="text">
      <style:text-properties style:font-name="Open Sans" style:font-name-asian="Open Sans" style:font-name-complex="Open Sans"/>
    </style:style>
    <style:style style:name="T297_9" style:family="text">
      <style:text-properties style:font-name="Open Sans" style:font-name-asian="Open Sans" style:font-name-complex="Open Sans"/>
    </style:style>
    <style:style style:name="T297_10" style:family="text">
      <style:text-properties style:font-name="Open Sans" style:font-name-asian="Open Sans" style:font-name-complex="Open Sans"/>
    </style:style>
    <style:style style:name="T297_11" style:family="text">
      <style:text-properties style:font-name="Open Sans" style:font-name-asian="Open Sans" style:font-name-complex="Open Sans"/>
    </style:style>
    <style:style style:name="T297_12" style:family="text">
      <style:text-properties style:font-name="Open Sans" style:font-name-asian="Open Sans" style:font-name-complex="Open Sans"/>
    </style:style>
    <style:style style:name="T297_13" style:family="text">
      <style:text-properties style:font-name="Open Sans" style:font-name-asian="Open Sans" style:font-name-complex="Open Sans"/>
    </style:style>
    <style:style style:name="T297_14" style:family="text">
      <style:text-properties style:font-name="Open Sans" style:font-name-asian="Open Sans" style:font-name-complex="Open Sans"/>
    </style:style>
    <style:style style:name="T297_15" style:family="text">
      <style:text-properties style:font-name="Open Sans" style:font-name-asian="Open Sans" style:font-name-complex="Open Sans"/>
    </style:style>
    <style:style style:name="T297_16" style:family="text">
      <style:text-properties style:font-name="Open Sans" style:font-name-asian="Open Sans" style:font-name-complex="Open Sans"/>
    </style:style>
    <style:style style:name="T297_17" style:family="text">
      <style:text-properties style:font-name="Open Sans" style:font-name-asian="Open Sans" style:font-name-complex="Open Sans"/>
    </style:style>
    <style:style style:name="P298" style:family="paragraph" style:parent-style-name="Standard">
      <style:paragraph-properties fo:break-before="auto" fo:text-indent="0cm" fo:line-height="115%" fo:margin-left="0cm" style:writing-mode="lr-tb"/>
    </style:style>
    <style:style style:name="T298_1" style:family="text">
      <style:text-properties style:font-name="Open Sans" style:font-name-asian="Open Sans" style:font-name-complex="Open Sans"/>
    </style:style>
    <style:style style:name="T298_2" style:family="text"/>
    <style:style style:name="T298_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4" style:family="text"/>
    <style:style style:name="T298_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6" style:family="text"/>
    <style:style style:name="T298_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8" style:family="text"/>
    <style:style style:name="T298_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10" style:family="text"/>
    <style:style style:name="T298_11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12" style:family="text"/>
    <style:style style:name="T298_1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14" style:family="text"/>
    <style:style style:name="T298_1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16" style:family="text"/>
    <style:style style:name="T298_1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18" style:family="text"/>
    <style:style style:name="T298_1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20" style:family="text"/>
    <style:style style:name="T298_21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22" style:family="text"/>
    <style:style style:name="T298_2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24" style:family="text"/>
    <style:style style:name="T298_2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26" style:family="text"/>
    <style:style style:name="T298_2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28" style:family="text"/>
    <style:style style:name="T298_2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30" style:family="text"/>
    <style:style style:name="T298_31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32" style:family="text"/>
    <style:style style:name="T298_3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34" style:family="text"/>
    <style:style style:name="T298_3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36" style:family="text"/>
    <style:style style:name="T298_3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298_38" style:family="text"/>
    <style:style style:name="T298_3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P299" style:family="paragraph" style:parent-style-name="Standard">
      <style:paragraph-properties fo:break-before="auto" fo:text-indent="0cm" fo:line-height="115%" fo:margin-left="0cm" style:writing-mode="lr-tb"/>
      <style:text-properties style:font-name="Open Sans" style:font-name-asian="Open Sans" style:font-name-complex="Open Sans"/>
    </style:style>
    <style:style style:name="P300" style:family="paragraph" style:parent-style-name="Standard">
      <style:paragraph-properties fo:break-before="auto" fo:text-indent="0cm" fo:line-height="115%" fo:margin-left="0cm" style:writing-mode="lr-tb"/>
    </style:style>
    <style:style style:name="T300_1" style:family="text">
      <style:text-properties fo:background-color="#00ff00" style:font-name="Open Sans" style:font-name-asian="Open Sans" style:font-name-complex="Open Sans"/>
    </style:style>
    <style:style style:name="T300_2" style:family="text">
      <style:text-properties fo:background-color="#00ff00" style:font-name="Open Sans" style:font-name-asian="Open Sans" style:font-name-complex="Open Sans"/>
    </style:style>
    <style:style style:name="T300_3" style:family="text">
      <style:text-properties style:font-name="Open Sans" style:font-name-asian="Open Sans" style:font-name-complex="Open Sans"/>
    </style:style>
    <style:style style:name="T300_4" style:family="text">
      <style:text-properties style:font-name="Open Sans" style:font-name-asian="Open Sans" style:font-name-complex="Open Sans"/>
    </style:style>
    <style:style style:name="T300_5" style:family="text">
      <style:text-properties style:font-name="Open Sans" style:font-name-asian="Open Sans" style:font-name-complex="Open Sans"/>
    </style:style>
    <style:style style:name="T300_6" style:family="text">
      <style:text-properties style:font-name="Open Sans" style:font-name-asian="Open Sans" style:font-name-complex="Open Sans"/>
    </style:style>
    <style:style style:name="T300_7" style:family="text">
      <style:text-properties style:font-name="Open Sans" style:font-name-asian="Open Sans" style:font-name-complex="Open Sans"/>
    </style:style>
    <style:style style:name="T300_8" style:family="text">
      <style:text-properties style:font-name="Open Sans" style:font-name-asian="Open Sans" style:font-name-complex="Open Sans"/>
    </style:style>
    <style:style style:name="T300_9" style:family="text">
      <style:text-properties style:font-name="Open Sans" style:font-name-asian="Open Sans" style:font-name-complex="Open Sans"/>
    </style:style>
    <style:style style:name="T300_10" style:family="text">
      <style:text-properties style:font-name="Open Sans" style:font-name-asian="Open Sans" style:font-name-complex="Open Sans"/>
    </style:style>
    <style:style style:name="T300_11" style:family="text">
      <style:text-properties style:font-name="Open Sans" style:font-name-asian="Open Sans" style:font-name-complex="Open Sans"/>
    </style:style>
    <style:style style:name="T300_12" style:family="text">
      <style:text-properties style:font-name="Open Sans" style:font-name-asian="Open Sans" style:font-name-complex="Open Sans"/>
    </style:style>
    <style:style style:name="T300_13" style:family="text">
      <style:text-properties style:font-name="Open Sans" style:font-name-asian="Open Sans" style:font-name-complex="Open Sans"/>
    </style:style>
    <style:style style:name="T300_14" style:family="text">
      <style:text-properties style:font-name="Open Sans" style:font-name-asian="Open Sans" style:font-name-complex="Open Sans"/>
    </style:style>
    <style:style style:name="T300_15" style:family="text">
      <style:text-properties style:font-name="Open Sans" style:font-name-asian="Open Sans" style:font-name-complex="Open Sans"/>
    </style:style>
    <style:style style:name="T300_16" style:family="text">
      <style:text-properties style:font-name="Open Sans" style:font-name-asian="Open Sans" style:font-name-complex="Open Sans"/>
    </style:style>
    <style:style style:name="T300_17" style:family="text">
      <style:text-properties style:font-name="Open Sans" style:font-name-asian="Open Sans" style:font-name-complex="Open Sans"/>
    </style:style>
    <style:style style:name="T300_18" style:family="text">
      <style:text-properties style:font-name="Open Sans" style:font-name-asian="Open Sans" style:font-name-complex="Open Sans"/>
    </style:style>
    <style:style style:name="T300_19" style:family="text">
      <style:text-properties style:font-name="Open Sans" style:font-name-asian="Open Sans" style:font-name-complex="Open Sans"/>
    </style:style>
    <style:style style:name="T300_20" style:family="text">
      <style:text-properties style:font-name="Open Sans" style:font-name-asian="Open Sans" style:font-name-complex="Open Sans"/>
    </style:style>
    <style:style style:name="T300_21" style:family="text">
      <style:text-properties style:font-name="Open Sans" style:font-name-asian="Open Sans" style:font-name-complex="Open Sans"/>
    </style:style>
    <style:style style:name="T300_22" style:family="text">
      <style:text-properties style:font-name="Open Sans" style:font-name-asian="Open Sans" style:font-name-complex="Open Sans"/>
    </style:style>
    <style:style style:name="T300_23" style:family="text">
      <style:text-properties style:font-name="Open Sans" style:font-name-asian="Open Sans" style:font-name-complex="Open Sans"/>
    </style:style>
    <style:style style:name="T300_24" style:family="text">
      <style:text-properties style:font-name="Open Sans" style:font-name-asian="Open Sans" style:font-name-complex="Open Sans"/>
    </style:style>
    <style:style style:name="T300_25" style:family="text">
      <style:text-properties style:font-name="Open Sans" style:font-name-asian="Open Sans" style:font-name-complex="Open Sans"/>
    </style:style>
    <style:style style:name="P301" style:family="paragraph" style:parent-style-name="Standard">
      <style:paragraph-properties fo:break-before="auto" fo:text-indent="0cm" fo:line-height="115%" fo:margin-left="0cm" style:writing-mode="lr-tb"/>
    </style:style>
    <style:style style:name="T301_1" style:family="text">
      <style:text-properties style:font-name="Open Sans" style:font-name-asian="Open Sans" style:font-name-complex="Open Sans"/>
    </style:style>
    <style:style style:name="T301_2" style:family="text">
      <style:text-properties style:font-name="Open Sans" style:font-name-asian="Open Sans" style:font-name-complex="Open Sans"/>
    </style:style>
    <style:style style:name="T301_3" style:family="text">
      <style:text-properties style:font-name="Open Sans" style:font-name-asian="Open Sans" style:font-name-complex="Open Sans"/>
    </style:style>
    <style:style style:name="T301_4" style:family="text">
      <style:text-properties style:font-name="Open Sans" style:font-name-asian="Open Sans" style:font-name-complex="Open Sans"/>
    </style:style>
    <style:style style:name="T301_5" style:family="text">
      <style:text-properties style:font-name="Open Sans" style:font-name-asian="Open Sans" style:font-name-complex="Open Sans"/>
    </style:style>
    <style:style style:name="T301_6" style:family="text">
      <style:text-properties style:font-name="Open Sans" style:font-name-asian="Open Sans" style:font-name-complex="Open Sans"/>
    </style:style>
    <style:style style:name="T301_7" style:family="text">
      <style:text-properties style:font-name="Open Sans" style:font-name-asian="Open Sans" style:font-name-complex="Open Sans"/>
    </style:style>
    <style:style style:name="T301_8" style:family="text">
      <style:text-properties style:font-name="Open Sans" style:font-name-asian="Open Sans" style:font-name-complex="Open Sans"/>
    </style:style>
    <style:style style:name="T301_9" style:family="text">
      <style:text-properties style:font-name="Open Sans" style:font-name-asian="Open Sans" style:font-name-complex="Open Sans"/>
    </style:style>
    <style:style style:name="T301_10" style:family="text">
      <style:text-properties style:font-name="Open Sans" style:font-name-asian="Open Sans" style:font-name-complex="Open Sans"/>
    </style:style>
    <style:style style:name="T301_11" style:family="text">
      <style:text-properties style:font-name="Open Sans" style:font-name-asian="Open Sans" style:font-name-complex="Open Sans"/>
    </style:style>
    <style:style style:name="T301_12" style:family="text">
      <style:text-properties style:font-name="Open Sans" style:font-name-asian="Open Sans" style:font-name-complex="Open Sans"/>
    </style:style>
    <style:style style:name="T301_13" style:family="text">
      <style:text-properties style:font-name="Open Sans" style:font-name-asian="Open Sans" style:font-name-complex="Open Sans"/>
    </style:style>
    <style:style style:name="T301_14" style:family="text">
      <style:text-properties style:font-name="Open Sans" style:font-name-asian="Open Sans" style:font-name-complex="Open Sans"/>
    </style:style>
    <style:style style:name="T301_15" style:family="text">
      <style:text-properties style:font-name="Open Sans" style:font-name-asian="Open Sans" style:font-name-complex="Open Sans"/>
    </style:style>
    <style:style style:name="T301_16" style:family="text">
      <style:text-properties style:font-name="Open Sans" style:font-name-asian="Open Sans" style:font-name-complex="Open Sans"/>
    </style:style>
    <style:style style:name="T301_17" style:family="text">
      <style:text-properties style:font-name="Open Sans" style:font-name-asian="Open Sans" style:font-name-complex="Open Sans"/>
    </style:style>
    <style:style style:name="T301_18" style:family="text">
      <style:text-properties style:font-name="Open Sans" style:font-name-asian="Open Sans" style:font-name-complex="Open Sans"/>
    </style:style>
    <style:style style:name="P302" style:family="paragraph" style:parent-style-name="Standard">
      <style:paragraph-properties fo:break-before="auto" fo:text-indent="0cm" fo:line-height="115%" fo:margin-left="0cm" style:writing-mode="lr-tb"/>
    </style:style>
    <style:style style:name="T302_1" style:family="text">
      <style:text-properties style:font-name="Open Sans" style:font-name-asian="Open Sans" style:font-name-complex="Open Sans"/>
    </style:style>
    <style:style style:name="T302_2" style:family="text">
      <style:text-properties style:font-name="Open Sans" style:font-name-asian="Open Sans" style:font-name-complex="Open Sans"/>
    </style:style>
    <style:style style:name="T302_3" style:family="text">
      <style:text-properties style:font-name="Open Sans" style:font-name-asian="Open Sans" style:font-name-complex="Open Sans"/>
    </style:style>
    <style:style style:name="T302_4" style:family="text">
      <style:text-properties style:font-name="Open Sans" style:font-name-asian="Open Sans" style:font-name-complex="Open Sans"/>
    </style:style>
    <style:style style:name="T302_5" style:family="text">
      <style:text-properties style:font-name="Open Sans" style:font-name-asian="Open Sans" style:font-name-complex="Open Sans"/>
    </style:style>
    <style:style style:name="P303" style:family="paragraph" style:parent-style-name="Standard">
      <style:paragraph-properties fo:break-before="auto" fo:text-indent="0cm" fo:line-height="115%" fo:margin-left="0cm" style:writing-mode="lr-tb"/>
      <style:text-properties style:font-name="Open Sans" style:font-name-asian="Open Sans" style:font-name-complex="Open Sans"/>
    </style:style>
    <style:style style:name="P304" style:family="paragraph" style:parent-style-name="Standard">
      <style:paragraph-properties fo:break-before="auto" fo:text-indent="0cm" fo:line-height="115%" fo:margin-left="0cm" style:writing-mode="lr-tb"/>
    </style:style>
    <style:style style:name="T304_1" style:family="text">
      <style:text-properties fo:background-color="#00ff00" style:font-name="Open Sans" style:font-name-asian="Open Sans" style:font-name-complex="Open Sans"/>
    </style:style>
    <style:style style:name="T304_2" style:family="text">
      <style:text-properties fo:background-color="#00ff00" style:font-name="Open Sans" style:font-name-asian="Open Sans" style:font-name-complex="Open Sans"/>
    </style:style>
    <style:style style:name="T304_3" style:family="text">
      <style:text-properties style:font-name="Open Sans" style:font-name-asian="Open Sans" style:font-name-complex="Open Sans"/>
    </style:style>
    <style:style style:name="T304_4" style:family="text">
      <style:text-properties style:font-name="Open Sans" style:font-name-asian="Open Sans" style:font-name-complex="Open Sans"/>
    </style:style>
    <style:style style:name="T304_5" style:family="text">
      <style:text-properties style:font-name="Open Sans" style:font-name-asian="Open Sans" style:font-name-complex="Open Sans"/>
    </style:style>
    <style:style style:name="T304_6" style:family="text">
      <style:text-properties style:font-name="Open Sans" style:font-name-asian="Open Sans" style:font-name-complex="Open Sans"/>
    </style:style>
    <style:style style:name="T304_7" style:family="text">
      <style:text-properties style:font-name="Open Sans" style:font-name-asian="Open Sans" style:font-name-complex="Open Sans"/>
    </style:style>
    <style:style style:name="T304_8" style:family="text">
      <style:text-properties style:font-name="Open Sans" style:font-name-asian="Open Sans" style:font-name-complex="Open Sans"/>
    </style:style>
    <style:style style:name="T304_9" style:family="text">
      <style:text-properties style:font-name="Open Sans" style:font-name-asian="Open Sans" style:font-name-complex="Open Sans"/>
    </style:style>
    <style:style style:name="T304_10" style:family="text">
      <style:text-properties style:font-name="Open Sans" style:font-name-asian="Open Sans" style:font-name-complex="Open Sans"/>
    </style:style>
    <style:style style:name="T304_11" style:family="text">
      <style:text-properties style:font-name="Open Sans" style:font-name-asian="Open Sans" style:font-name-complex="Open Sans"/>
    </style:style>
    <style:style style:name="T304_12" style:family="text">
      <style:text-properties style:font-name="Open Sans" style:font-name-asian="Open Sans" style:font-name-complex="Open Sans"/>
    </style:style>
    <style:style style:name="P305" style:family="paragraph" style:parent-style-name="Standard">
      <style:paragraph-properties fo:break-before="auto" fo:text-indent="0cm" fo:line-height="115%" fo:margin-left="0cm" style:writing-mode="lr-tb"/>
    </style:style>
    <style:style style:name="T305_1" style:family="text">
      <style:text-properties style:font-name="Open Sans" style:font-name-asian="Open Sans" style:font-name-complex="Open Sans"/>
    </style:style>
    <style:style style:name="T305_2" style:family="text">
      <style:text-properties style:font-name="Open Sans" style:font-name-asian="Open Sans" style:font-name-complex="Open Sans"/>
    </style:style>
    <style:style style:name="T305_3" style:family="text">
      <style:text-properties style:font-name="Open Sans" style:font-name-asian="Open Sans" style:font-name-complex="Open Sans"/>
    </style:style>
    <style:style style:name="T305_4" style:family="text">
      <style:text-properties style:font-name="Open Sans" style:font-name-asian="Open Sans" style:font-name-complex="Open Sans"/>
    </style:style>
    <style:style style:name="T305_5" style:family="text">
      <style:text-properties style:font-name="Open Sans" style:font-name-asian="Open Sans" style:font-name-complex="Open Sans"/>
    </style:style>
    <style:style style:name="T305_6" style:family="text">
      <style:text-properties style:font-name="Open Sans" style:font-name-asian="Open Sans" style:font-name-complex="Open Sans"/>
    </style:style>
    <style:style style:name="T305_7" style:family="text">
      <style:text-properties style:font-name="Open Sans" style:font-name-asian="Open Sans" style:font-name-complex="Open Sans"/>
    </style:style>
    <style:style style:name="P30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background-color="#00ff00" style:font-name="Open Sans" style:font-name-asian="Open Sans" style:font-name-complex="Open Sans"/>
    </style:style>
    <style:style style:name="T307_2" style:family="text">
      <style:text-properties fo:background-color="#00ff00" style:font-name="Open Sans" style:font-name-asian="Open Sans" style:font-name-complex="Open Sans"/>
    </style:style>
    <style:style style:name="T307_3" style:family="text">
      <style:text-properties style:font-name="Open Sans" style:font-name-asian="Open Sans" style:font-name-complex="Open Sans"/>
    </style:style>
    <style:style style:name="T307_4" style:family="text">
      <style:text-properties style:font-name="Open Sans" style:font-name-asian="Open Sans" style:font-name-complex="Open Sans"/>
    </style:style>
    <style:style style:name="T307_5" style:family="text">
      <style:text-properties style:font-name="Open Sans" style:font-name-asian="Open Sans" style:font-name-complex="Open Sans"/>
    </style:style>
    <style:style style:name="T307_6" style:family="text">
      <style:text-properties style:font-name="Open Sans" style:font-name-asian="Open Sans" style:font-name-complex="Open Sans"/>
    </style:style>
    <style:style style:name="T307_7" style:family="text">
      <style:text-properties style:font-name="Open Sans" style:font-name-asian="Open Sans" style:font-name-complex="Open Sans"/>
    </style:style>
    <style:style style:name="T307_8" style:family="text">
      <style:text-properties style:font-name="Open Sans" style:font-name-asian="Open Sans" style:font-name-complex="Open Sans"/>
    </style:style>
    <style:style style:name="T307_9" style:family="text">
      <style:text-properties style:font-name="Open Sans" style:font-name-asian="Open Sans" style:font-name-complex="Open Sans"/>
    </style:style>
    <style:style style:name="T307_10" style:family="text">
      <style:text-properties style:font-name="Open Sans" style:font-name-asian="Open Sans" style:font-name-complex="Open Sans"/>
    </style:style>
    <style:style style:name="T307_11" style:family="text">
      <style:text-properties style:font-name="Open Sans" style:font-name-asian="Open Sans" style:font-name-complex="Open Sans"/>
    </style:style>
    <style:style style:name="T307_12" style:family="text">
      <style:text-properties style:font-name="Open Sans" style:font-name-asian="Open Sans" style:font-name-complex="Open Sans"/>
    </style:style>
    <style:style style:name="T307_13" style:family="text">
      <style:text-properties style:font-name="Open Sans" style:font-name-asian="Open Sans" style:font-name-complex="Open Sans"/>
    </style:style>
    <style:style style:name="T307_14" style:family="text">
      <style:text-properties style:font-name="Open Sans" style:font-name-asian="Open Sans" style:font-name-complex="Open Sans"/>
    </style:style>
    <style:style style:name="T307_15" style:family="text">
      <style:text-properties style:font-name="Open Sans" style:font-name-asian="Open Sans" style:font-name-complex="Open Sans"/>
    </style:style>
    <style:style style:name="T307_16" style:family="text">
      <style:text-properties style:font-name="Open Sans" style:font-name-asian="Open Sans" style:font-name-complex="Open Sans"/>
    </style:style>
    <style:style style:name="T307_17" style:family="text">
      <style:text-properties style:font-name="Open Sans" style:font-name-asian="Open Sans" style:font-name-complex="Open Sans"/>
    </style:style>
    <style:style style:name="T307_18" style:family="text">
      <style:text-properties style:font-name="Open Sans" style:font-name-asian="Open Sans" style:font-name-complex="Open Sans"/>
    </style:style>
    <style:style style:name="T307_19" style:family="text">
      <style:text-properties style:font-name="Open Sans" style:font-name-asian="Open Sans" style:font-name-complex="Open Sans"/>
    </style:style>
    <style:style style:name="T307_20" style:family="text">
      <style:text-properties style:font-name="Open Sans" style:font-name-asian="Open Sans" style:font-name-complex="Open Sans"/>
    </style:style>
    <style:style style:name="T307_21" style:family="text">
      <style:text-properties style:font-name="Open Sans" style:font-name-asian="Open Sans" style:font-name-complex="Open Sans"/>
    </style:style>
    <style:style style:name="T307_22" style:family="text">
      <style:text-properties style:font-name="Open Sans" style:font-name-asian="Open Sans" style:font-name-complex="Open Sans"/>
    </style:style>
    <style:style style:name="T307_23" style:family="text">
      <style:text-properties style:font-name="Open Sans" style:font-name-asian="Open Sans" style:font-name-complex="Open Sans"/>
    </style:style>
    <style:style style:name="T307_24" style:family="text">
      <style:text-properties style:font-name="Open Sans" style:font-name-asian="Open Sans" style:font-name-complex="Open Sans"/>
    </style:style>
    <style:style style:name="T307_25" style:family="text">
      <style:text-properties style:font-name="Open Sans" style:font-name-asian="Open Sans" style:font-name-complex="Open Sans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style:font-name="Open Sans" style:font-name-asian="Open Sans" style:font-name-complex="Open Sans"/>
    </style:style>
    <style:style style:name="T308_2" style:family="text">
      <style:text-properties style:font-name="Open Sans" style:font-name-asian="Open Sans" style:font-name-complex="Open Sans"/>
    </style:style>
    <style:style style:name="T308_3" style:family="text">
      <style:text-properties style:font-name="Open Sans" style:font-name-asian="Open Sans" style:font-name-complex="Open Sans"/>
    </style:style>
    <style:style style:name="T308_4" style:family="text">
      <style:text-properties style:font-name="Open Sans" style:font-name-asian="Open Sans" style:font-name-complex="Open Sans"/>
    </style:style>
    <style:style style:name="T308_5" style:family="text">
      <style:text-properties style:font-name="Open Sans" style:font-name-asian="Open Sans" style:font-name-complex="Open Sans"/>
    </style:style>
    <style:style style:name="T308_6" style:family="text">
      <style:text-properties style:font-name="Open Sans" style:font-name-asian="Open Sans" style:font-name-complex="Open Sans"/>
    </style:style>
    <style:style style:name="T308_7" style:family="text">
      <style:text-properties style:font-name="Open Sans" style:font-name-asian="Open Sans" style:font-name-complex="Open Sans"/>
    </style:style>
    <style:style style:name="T308_8" style:family="text">
      <style:text-properties style:font-name="Open Sans" style:font-name-asian="Open Sans" style:font-name-complex="Open Sans"/>
    </style:style>
    <style:style style:name="T308_9" style:family="text">
      <style:text-properties style:font-name="Open Sans" style:font-name-asian="Open Sans" style:font-name-complex="Open Sans"/>
    </style:style>
    <style:style style:name="T308_10" style:family="text">
      <style:text-properties style:font-name="Open Sans" style:font-name-asian="Open Sans" style:font-name-complex="Open Sans"/>
    </style:style>
    <style:style style:name="T308_11" style:family="text">
      <style:text-properties style:font-name="Open Sans" style:font-name-asian="Open Sans" style:font-name-complex="Open Sans"/>
    </style:style>
    <style:style style:name="T308_12" style:family="text">
      <style:text-properties style:font-name="Open Sans" style:font-name-asian="Open Sans" style:font-name-complex="Open Sans"/>
    </style:style>
    <style:style style:name="T308_13" style:family="text">
      <style:text-properties style:font-name="Open Sans" style:font-name-asian="Open Sans" style:font-name-complex="Open Sans"/>
    </style:style>
    <style:style style:name="T308_14" style:family="text">
      <style:text-properties style:font-name="Open Sans" style:font-name-asian="Open Sans" style:font-name-complex="Open Sans"/>
    </style:style>
    <style:style style:name="T308_15" style:family="text">
      <style:text-properties style:font-name="Open Sans" style:font-name-asian="Open Sans" style:font-name-complex="Open Sans"/>
    </style:style>
    <style:style style:name="T308_16" style:family="text">
      <style:text-properties style:font-name="Open Sans" style:font-name-asian="Open Sans" style:font-name-complex="Open Sans"/>
    </style:style>
    <style:style style:name="T308_17" style:family="text">
      <style:text-properties style:font-name="Open Sans" style:font-name-asian="Open Sans" style:font-name-complex="Open Sans"/>
    </style:style>
    <style:style style:name="T308_18" style:family="text">
      <style:text-properties style:font-name="Open Sans" style:font-name-asian="Open Sans" style:font-name-complex="Open Sans"/>
    </style:style>
    <style:style style:name="T308_19" style:family="text">
      <style:text-properties style:font-name="Open Sans" style:font-name-asian="Open Sans" style:font-name-complex="Open Sans"/>
    </style:style>
    <style:style style:name="T308_20" style:family="text">
      <style:text-properties style:font-name="Open Sans" style:font-name-asian="Open Sans" style:font-name-complex="Open Sans"/>
    </style:style>
    <style:style style:name="T308_21" style:family="text">
      <style:text-properties style:font-name="Open Sans" style:font-name-asian="Open Sans" style:font-name-complex="Open Sans"/>
    </style:style>
    <style:style style:name="T308_22" style:family="text">
      <style:text-properties style:font-name="Open Sans" style:font-name-asian="Open Sans" style:font-name-complex="Open Sans"/>
    </style:style>
    <style:style style:name="T308_23" style:family="text">
      <style:text-properties style:font-name="Open Sans" style:font-name-asian="Open Sans" style:font-name-complex="Open Sans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style:font-name="Open Sans" style:font-name-asian="Open Sans" style:font-name-complex="Open Sans"/>
    </style:style>
    <style:style style:name="T309_2" style:family="text">
      <style:text-properties style:font-name="Open Sans" style:font-name-asian="Open Sans" style:font-name-complex="Open Sans"/>
    </style:style>
    <style:style style:name="T309_3" style:family="text">
      <style:text-properties style:font-name="Open Sans" style:font-name-asian="Open Sans" style:font-name-complex="Open Sans"/>
    </style:style>
    <style:style style:name="T309_4" style:family="text">
      <style:text-properties style:text-line-through-style="solid" style:font-name="Open Sans" style:font-name-asian="Open Sans" style:font-name-complex="Open Sans"/>
    </style:style>
    <style:style style:name="T309_5" style:family="text">
      <style:text-properties style:font-name="Open Sans" style:font-name-asian="Open Sans" style:font-name-complex="Open Sans"/>
    </style:style>
    <style:style style:name="T309_6" style:family="text">
      <style:text-properties style:text-line-through-style="solid" style:font-name="Open Sans" style:font-name-asian="Open Sans" style:font-name-complex="Open Sans"/>
    </style:style>
    <style:style style:name="T309_7" style:family="text">
      <style:text-properties style:font-name="Open Sans" style:font-name-asian="Open Sans" style:font-name-complex="Open Sans"/>
    </style:style>
    <style:style style:name="T309_8" style:family="text">
      <style:text-properties style:font-name="Open Sans" style:font-name-asian="Open Sans" style:font-name-complex="Open Sans"/>
    </style:style>
    <style:style style:name="T309_9" style:family="text">
      <style:text-properties style:font-name="Open Sans" style:font-name-asian="Open Sans" style:font-name-complex="Open Sans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style:font-name="Open Sans" style:font-name-asian="Open Sans" style:font-name-complex="Open Sans"/>
    </style:style>
    <style:style style:name="T310_2" style:family="text">
      <style:text-properties style:text-line-through-style="solid" style:font-name="Open Sans" style:font-name-asian="Open Sans" style:font-name-complex="Open Sans"/>
    </style:style>
    <style:style style:name="T310_3" style:family="text">
      <style:text-properties style:text-line-through-style="solid" style:font-name="Open Sans" style:font-name-asian="Open Sans" style:font-name-complex="Open Sans"/>
    </style:style>
    <style:style style:name="T310_4" style:family="text">
      <style:text-properties style:text-line-through-style="solid" style:font-name="Open Sans" style:font-name-asian="Open Sans" style:font-name-complex="Open Sans"/>
    </style:style>
    <style:style style:name="T310_5" style:family="text">
      <style:text-properties style:text-line-through-style="solid" style:font-name="Open Sans" style:font-name-asian="Open Sans" style:font-name-complex="Open Sans"/>
    </style:style>
    <style:style style:name="T310_6" style:family="text">
      <style:text-properties style:text-line-through-style="solid" style:font-name="Open Sans" style:font-name-asian="Open Sans" style:font-name-complex="Open Sans"/>
    </style:style>
    <style:style style:name="T310_7" style:family="text">
      <style:text-properties style:text-line-through-style="solid" style:font-name="Open Sans" style:font-name-asian="Open Sans" style:font-name-complex="Open Sans"/>
    </style:style>
    <style:style style:name="T310_8" style:family="text">
      <style:text-properties style:text-line-through-style="solid" style:font-name="Open Sans" style:font-name-asian="Open Sans" style:font-name-complex="Open Sans"/>
    </style:style>
    <style:style style:name="T310_9" style:family="text">
      <style:text-properties style:text-line-through-style="solid" style:font-name="Open Sans" style:font-name-asian="Open Sans" style:font-name-complex="Open Sans"/>
    </style:style>
    <style:style style:name="T310_10" style:family="text">
      <style:text-properties style:text-line-through-style="solid" style:font-name="Open Sans" style:font-name-asian="Open Sans" style:font-name-complex="Open Sans"/>
    </style:style>
    <style:style style:name="T310_11" style:family="text">
      <style:text-properties style:text-line-through-style="solid" style:font-name="Open Sans" style:font-name-asian="Open Sans" style:font-name-complex="Open Sans"/>
    </style:style>
    <style:style style:name="T310_12" style:family="text">
      <style:text-properties style:text-line-through-style="solid" style:font-name="Open Sans" style:font-name-asian="Open Sans" style:font-name-complex="Open Sans"/>
    </style:style>
    <style:style style:name="T310_13" style:family="text">
      <style:text-properties style:text-line-through-style="solid" style:font-name="Open Sans" style:font-name-asian="Open Sans" style:font-name-complex="Open Sans"/>
    </style:style>
    <style:style style:name="T310_14" style:family="text">
      <style:text-properties style:text-line-through-style="solid" style:font-name="Open Sans" style:font-name-asian="Open Sans" style:font-name-complex="Open Sans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style:text-line-through-style="solid" style:font-name="Open Sans" style:font-name-asian="Open Sans" style:font-name-complex="Open Sans"/>
    </style:style>
    <style:style style:name="T311_2" style:family="text">
      <style:text-properties style:text-line-through-style="solid" style:font-name="Open Sans" style:font-name-asian="Open Sans" style:font-name-complex="Open Sans"/>
    </style:style>
    <style:style style:name="T311_3" style:family="text">
      <style:text-properties style:text-line-through-style="solid" style:font-name="Open Sans" style:font-name-asian="Open Sans" style:font-name-complex="Open Sans"/>
    </style:style>
    <style:style style:name="T311_4" style:family="text">
      <style:text-properties style:text-line-through-style="solid" style:font-name="Open Sans" style:font-name-asian="Open Sans" style:font-name-complex="Open Sans"/>
    </style:style>
    <style:style style:name="T311_5" style:family="text">
      <style:text-properties style:text-line-through-style="solid" style:font-name="Open Sans" style:font-name-asian="Open Sans" style:font-name-complex="Open Sans"/>
    </style:style>
    <style:style style:name="T311_6" style:family="text">
      <style:text-properties style:text-line-through-style="solid" style:font-name="Open Sans" style:font-name-asian="Open Sans" style:font-name-complex="Open Sans"/>
    </style:style>
    <style:style style:name="T311_7" style:family="text">
      <style:text-properties style:text-line-through-style="solid" style:font-name="Open Sans" style:font-name-asian="Open Sans" style:font-name-complex="Open Sans"/>
    </style:style>
    <style:style style:name="T311_8" style:family="text">
      <style:text-properties style:text-line-through-style="solid" style:font-name="Open Sans" style:font-name-asian="Open Sans" style:font-name-complex="Open Sans"/>
    </style:style>
    <style:style style:name="T311_9" style:family="text">
      <style:text-properties style:text-line-through-style="solid" style:font-name="Open Sans" style:font-name-asian="Open Sans" style:font-name-complex="Open Sans"/>
    </style:style>
    <style:style style:name="T311_10" style:family="text">
      <style:text-properties style:text-line-through-style="solid" style:font-name="Open Sans" style:font-name-asian="Open Sans" style:font-name-complex="Open Sans"/>
    </style:style>
    <style:style style:name="T311_11" style:family="text">
      <style:text-properties style:text-line-through-style="solid" style:font-name="Open Sans" style:font-name-asian="Open Sans" style:font-name-complex="Open Sans"/>
    </style:style>
    <style:style style:name="T311_12" style:family="text">
      <style:text-properties style:text-line-through-style="solid" style:font-name="Open Sans" style:font-name-asian="Open Sans" style:font-name-complex="Open Sans"/>
    </style:style>
    <style:style style:name="T311_13" style:family="text">
      <style:text-properties style:text-line-through-style="solid" style:font-name="Open Sans" style:font-name-asian="Open Sans" style:font-name-complex="Open Sans"/>
    </style:style>
    <style:style style:name="T311_14" style:family="text">
      <style:text-properties style:text-line-through-style="solid" style:font-name="Open Sans" style:font-name-asian="Open Sans" style:font-name-complex="Open Sans"/>
    </style:style>
    <style:style style:name="T311_15" style:family="text">
      <style:text-properties style:text-line-through-style="solid" style:font-name="Open Sans" style:font-name-asian="Open Sans" style:font-name-complex="Open Sans"/>
    </style:style>
    <style:style style:name="T311_16" style:family="text">
      <style:text-properties style:text-line-through-style="solid" style:font-name="Open Sans" style:font-name-asian="Open Sans" style:font-name-complex="Open Sans"/>
    </style:style>
    <style:style style:name="T311_17" style:family="text">
      <style:text-properties style:text-line-through-style="solid" style:font-name="Open Sans" style:font-name-asian="Open Sans" style:font-name-complex="Open Sans"/>
    </style:style>
    <style:style style:name="T311_18" style:family="text">
      <style:text-properties style:text-line-through-style="solid" style:font-name="Open Sans" style:font-name-asian="Open Sans" style:font-name-complex="Open Sans"/>
    </style:style>
    <style:style style:name="T311_19" style:family="text">
      <style:text-properties style:text-line-through-style="solid" style:font-name="Open Sans" style:font-name-asian="Open Sans" style:font-name-complex="Open Sans"/>
    </style:style>
    <style:style style:name="T311_20" style:family="text">
      <style:text-properties style:text-line-through-style="solid" style:font-name="Open Sans" style:font-name-asian="Open Sans" style:font-name-complex="Open Sans"/>
    </style:style>
    <style:style style:name="T311_21" style:family="text">
      <style:text-properties style:text-line-through-style="solid" style:font-name="Open Sans" style:font-name-asian="Open Sans" style:font-name-complex="Open Sans"/>
    </style:style>
    <style:style style:name="T311_22" style:family="text">
      <style:text-properties style:text-line-through-style="solid" style:font-name="Open Sans" style:font-name-asian="Open Sans" style:font-name-complex="Open Sans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style:text-line-through-style="solid" style:font-name="Open Sans" style:font-name-asian="Open Sans" style:font-name-complex="Open Sans"/>
    </style:style>
    <style:style style:name="T312_2" style:family="text">
      <style:text-properties style:text-line-through-style="solid" style:font-name="Open Sans" style:font-name-asian="Open Sans" style:font-name-complex="Open Sans"/>
    </style:style>
    <style:style style:name="T312_3" style:family="text">
      <style:text-properties style:text-line-through-style="solid" style:font-name="Open Sans" style:font-name-asian="Open Sans" style:font-name-complex="Open Sans"/>
    </style:style>
    <style:style style:name="T312_4" style:family="text">
      <style:text-properties style:text-line-through-style="solid" style:font-name="Open Sans" style:font-name-asian="Open Sans" style:font-name-complex="Open Sans"/>
    </style:style>
    <style:style style:name="T312_5" style:family="text">
      <style:text-properties style:text-line-through-style="solid" style:font-name="Open Sans" style:font-name-asian="Open Sans" style:font-name-complex="Open Sans"/>
    </style:style>
    <style:style style:name="T312_6" style:family="text">
      <style:text-properties style:text-line-through-style="solid" style:font-name="Open Sans" style:font-name-asian="Open Sans" style:font-name-complex="Open Sans"/>
    </style:style>
    <style:style style:name="T312_7" style:family="text">
      <style:text-properties style:text-line-through-style="solid" style:font-name="Open Sans" style:font-name-asian="Open Sans" style:font-name-complex="Open Sans"/>
    </style:style>
    <style:style style:name="T312_8" style:family="text">
      <style:text-properties style:text-line-through-style="solid" style:font-name="Open Sans" style:font-name-asian="Open Sans" style:font-name-complex="Open Sans"/>
    </style:style>
    <style:style style:name="T312_9" style:family="text">
      <style:text-properties style:text-line-through-style="solid" style:font-name="Open Sans" style:font-name-asian="Open Sans" style:font-name-complex="Open Sans"/>
    </style:style>
    <style:style style:name="T312_10" style:family="text">
      <style:text-properties style:text-line-through-style="solid" style:font-name="Open Sans" style:font-name-asian="Open Sans" style:font-name-complex="Open Sans"/>
    </style:style>
    <style:style style:name="T312_11" style:family="text">
      <style:text-properties style:text-line-through-style="solid" style:font-name="Open Sans" style:font-name-asian="Open Sans" style:font-name-complex="Open Sans"/>
    </style:style>
    <style:style style:name="T312_12" style:family="text">
      <style:text-properties style:text-line-through-style="solid" style:font-name="Open Sans" style:font-name-asian="Open Sans" style:font-name-complex="Open Sans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style:font-name="Open Sans" style:font-name-asian="Open Sans" style:font-name-complex="Open Sans"/>
    </style:style>
    <style:style style:name="T313_2" style:family="text">
      <style:text-properties style:font-name="Open Sans" style:font-name-asian="Open Sans" style:font-name-complex="Open Sans"/>
    </style:style>
    <style:style style:name="T313_3" style:family="text">
      <style:text-properties style:font-name="Open Sans" style:font-name-asian="Open Sans" style:font-name-complex="Open Sans"/>
    </style:style>
    <style:style style:name="T313_4" style:family="text">
      <style:text-properties style:font-name="Open Sans" style:font-name-asian="Open Sans" style:font-name-complex="Open Sans"/>
    </style:style>
    <style:style style:name="T313_5" style:family="text">
      <style:text-properties style:font-name="Open Sans" style:font-name-asian="Open Sans" style:font-name-complex="Open Sans"/>
    </style:style>
    <style:style style:name="T313_6" style:family="text">
      <style:text-properties style:font-name="Open Sans" style:font-name-asian="Open Sans" style:font-name-complex="Open Sans"/>
    </style:style>
    <style:style style:name="T313_7" style:family="text">
      <style:text-properties style:font-name="Open Sans" style:font-name-asian="Open Sans" style:font-name-complex="Open Sans"/>
    </style:style>
    <style:style style:name="T313_8" style:family="text">
      <style:text-properties style:font-name="Open Sans" style:font-name-asian="Open Sans" style:font-name-complex="Open Sans"/>
    </style:style>
    <style:style style:name="T313_9" style:family="text">
      <style:text-properties style:font-name="Open Sans" style:font-name-asian="Open Sans" style:font-name-complex="Open Sans"/>
    </style:style>
    <style:style style:name="T313_10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1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2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3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4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5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6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7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8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13_19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P314" style:family="paragraph" style:parent-style-name="Standard">
      <style:paragraph-properties fo:break-before="auto" fo:text-indent="1.27cm" fo:line-height="115%" fo:margin-left="2.54cm" style:writing-mode="lr-tb"/>
    </style:style>
    <style:style style:name="T314_1" style:family="text">
      <style:text-properties style:font-name="Open Sans" style:font-name-asian="Open Sans" style:font-name-complex="Open Sans"/>
    </style:style>
    <style:style style:name="T314_2" style:family="text">
      <style:text-properties style:font-name="Open Sans" style:font-name-asian="Open Sans" style:font-name-complex="Open Sans"/>
    </style:style>
    <style:style style:name="T314_3" style:family="text">
      <style:text-properties style:font-name="Open Sans" style:font-name-asian="Open Sans" style:font-name-complex="Open Sans"/>
    </style:style>
    <style:style style:name="T314_4" style:family="text">
      <style:text-properties style:font-name="Open Sans" style:font-name-asian="Open Sans" style:font-name-complex="Open Sans"/>
    </style:style>
    <style:style style:name="T314_5" style:family="text">
      <style:text-properties style:font-name="Open Sans" style:font-name-asian="Open Sans" style:font-name-complex="Open Sans"/>
    </style:style>
    <style:style style:name="T314_6" style:family="text">
      <style:text-properties style:font-name="Open Sans" style:font-name-asian="Open Sans" style:font-name-complex="Open Sans"/>
    </style:style>
    <style:style style:name="T314_7" style:family="text">
      <style:text-properties style:font-name="Open Sans" style:font-name-asian="Open Sans" style:font-name-complex="Open Sans"/>
    </style:style>
    <style:style style:name="T314_8" style:family="text">
      <style:text-properties style:font-name="Open Sans" style:font-name-asian="Open Sans" style:font-name-complex="Open Sans"/>
    </style:style>
    <style:style style:name="T314_9" style:family="text">
      <style:text-properties style:font-name="Open Sans" style:font-name-asian="Open Sans" style:font-name-complex="Open Sans"/>
    </style:style>
    <style:style style:name="T314_10" style:family="text">
      <style:text-properties style:font-name="Open Sans" style:font-name-asian="Open Sans" style:font-name-complex="Open Sans"/>
    </style:style>
    <style:style style:name="T314_11" style:family="text">
      <style:text-properties style:font-name="Open Sans" style:font-name-asian="Open Sans" style:font-name-complex="Open Sans"/>
    </style:style>
    <style:style style:name="T314_12" style:family="text">
      <style:text-properties style:font-name="Open Sans" style:font-name-asian="Open Sans" style:font-name-complex="Open Sans"/>
    </style:style>
    <style:style style:name="T314_13" style:family="text">
      <style:text-properties style:font-name="Open Sans" style:font-name-asian="Open Sans" style:font-name-complex="Open Sans"/>
    </style:style>
    <style:style style:name="T314_14" style:family="text">
      <style:text-properties style:font-name="Open Sans" style:font-name-asian="Open Sans" style:font-name-complex="Open Sans"/>
    </style:style>
    <style:style style:name="P315" style:family="paragraph" style:parent-style-name="Standard">
      <style:paragraph-properties fo:break-before="auto" fo:text-indent="1.27cm" fo:line-height="115%" fo:margin-left="2.54cm" style:writing-mode="lr-tb"/>
    </style:style>
    <style:style style:name="T315_1" style:family="text">
      <style:text-properties style:font-name="Open Sans" style:font-name-asian="Open Sans" style:font-name-complex="Open Sans"/>
    </style:style>
    <style:style style:name="T315_2" style:family="text">
      <style:text-properties style:font-name="Open Sans" style:font-name-asian="Open Sans" style:font-name-complex="Open Sans"/>
    </style:style>
    <style:style style:name="T315_3" style:family="text">
      <style:text-properties style:font-name="Open Sans" style:font-name-asian="Open Sans" style:font-name-complex="Open Sans"/>
    </style:style>
    <style:style style:name="T315_4" style:family="text">
      <style:text-properties style:font-name="Open Sans" style:font-name-asian="Open Sans" style:font-name-complex="Open Sans"/>
    </style:style>
    <style:style style:name="T315_5" style:family="text">
      <style:text-properties style:font-name="Open Sans" style:font-name-asian="Open Sans" style:font-name-complex="Open Sans"/>
    </style:style>
    <style:style style:name="T315_6" style:family="text">
      <style:text-properties style:font-name="Open Sans" style:font-name-asian="Open Sans" style:font-name-complex="Open Sans"/>
    </style:style>
    <style:style style:name="T315_7" style:family="text">
      <style:text-properties style:font-name="Open Sans" style:font-name-asian="Open Sans" style:font-name-complex="Open Sans"/>
    </style:style>
    <style:style style:name="T315_8" style:family="text">
      <style:text-properties style:font-name="Open Sans" style:font-name-asian="Open Sans" style:font-name-complex="Open Sans"/>
    </style:style>
    <style:style style:name="T315_9" style:family="text">
      <style:text-properties style:font-name="Open Sans" style:font-name-asian="Open Sans" style:font-name-complex="Open Sans"/>
    </style:style>
    <style:style style:name="T315_10" style:family="text">
      <style:text-properties style:font-name="Open Sans" style:font-name-asian="Open Sans" style:font-name-complex="Open Sans"/>
    </style:style>
    <style:style style:name="T315_11" style:family="text">
      <style:text-properties style:font-name="Open Sans" style:font-name-asian="Open Sans" style:font-name-complex="Open Sans"/>
    </style:style>
    <style:style style:name="T315_12" style:family="text">
      <style:text-properties style:font-name="Open Sans" style:font-name-asian="Open Sans" style:font-name-complex="Open Sans"/>
    </style:style>
    <style:style style:name="T315_13" style:family="text">
      <style:text-properties style:font-name="Open Sans" style:font-name-asian="Open Sans" style:font-name-complex="Open Sans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style:font-name="Open Sans" style:font-name-asian="Open Sans" style:font-name-complex="Open Sans"/>
    </style:style>
    <style:style style:name="T316_2" style:family="text">
      <style:text-properties style:font-name="Open Sans" style:font-name-asian="Open Sans" style:font-name-complex="Open Sans"/>
    </style:style>
    <style:style style:name="T316_3" style:family="text">
      <style:text-properties style:font-name="Open Sans" style:font-name-asian="Open Sans" style:font-name-complex="Open Sans"/>
    </style:style>
    <style:style style:name="T316_4" style:family="text">
      <style:text-properties style:font-name="Open Sans" style:font-name-asian="Open Sans" style:font-name-complex="Open Sans"/>
    </style:style>
    <style:style style:name="T316_5" style:family="text">
      <style:text-properties style:font-name="Open Sans" style:font-name-asian="Open Sans" style:font-name-complex="Open Sans"/>
    </style:style>
    <style:style style:name="T316_6" style:family="text">
      <style:text-properties style:font-name="Open Sans" style:font-name-asian="Open Sans" style:font-name-complex="Open Sans"/>
    </style:style>
    <style:style style:name="T316_7" style:family="text">
      <style:text-properties style:font-name="Open Sans" style:font-name-asian="Open Sans" style:font-name-complex="Open Sans"/>
    </style:style>
    <style:style style:name="T316_8" style:family="text">
      <style:text-properties style:font-name="Open Sans" style:font-name-asian="Open Sans" style:font-name-complex="Open Sans"/>
    </style:style>
    <style:style style:name="T316_9" style:family="text">
      <style:text-properties style:font-name="Open Sans" style:font-name-asian="Open Sans" style:font-name-complex="Open Sans"/>
    </style:style>
    <style:style style:name="T316_10" style:family="text">
      <style:text-properties style:font-name="Open Sans" style:font-name-asian="Open Sans" style:font-name-complex="Open Sans"/>
    </style:style>
    <style:style style:name="T316_11" style:family="text">
      <style:text-properties style:font-name="Open Sans" style:font-name-asian="Open Sans" style:font-name-complex="Open Sans"/>
    </style:style>
    <style:style style:name="T316_12" style:family="text">
      <style:text-properties style:font-name="Open Sans" style:font-name-asian="Open Sans" style:font-name-complex="Open Sans"/>
    </style:style>
    <style:style style:name="T316_13" style:family="text">
      <style:text-properties style:font-name="Open Sans" style:font-name-asian="Open Sans" style:font-name-complex="Open Sans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style:font-name="Open Sans" style:font-name-asian="Open Sans" style:font-name-complex="Open Sans"/>
    </style:style>
    <style:style style:name="T317_2" style:family="text">
      <style:text-properties style:font-name="Open Sans" style:font-name-asian="Open Sans" style:font-name-complex="Open Sans"/>
    </style:style>
    <style:style style:name="T317_3" style:family="text">
      <style:text-properties style:font-name="Open Sans" style:font-name-asian="Open Sans" style:font-name-complex="Open Sans"/>
    </style:style>
    <style:style style:name="T317_4" style:family="text">
      <style:text-properties style:font-name="Open Sans" style:font-name-asian="Open Sans" style:font-name-complex="Open Sans"/>
    </style:style>
    <style:style style:name="T317_5" style:family="text">
      <style:text-properties style:font-name="Open Sans" style:font-name-asian="Open Sans" style:font-name-complex="Open Sans"/>
    </style:style>
    <style:style style:name="T317_6" style:family="text">
      <style:text-properties style:font-name="Open Sans" style:font-name-asian="Open Sans" style:font-name-complex="Open Sans"/>
    </style:style>
    <style:style style:name="T317_7" style:family="text">
      <style:text-properties style:font-name="Open Sans" style:font-name-asian="Open Sans" style:font-name-complex="Open Sans"/>
    </style:style>
    <style:style style:name="T317_8" style:family="text">
      <style:text-properties style:text-line-through-style="solid" style:font-name="Open Sans" style:font-name-asian="Open Sans" style:font-name-complex="Open Sans"/>
    </style:style>
    <style:style style:name="T317_9" style:family="text">
      <style:text-properties style:text-line-through-style="solid" style:font-name="Open Sans" style:font-name-asian="Open Sans" style:font-name-complex="Open Sans"/>
    </style:style>
    <style:style style:name="T317_10" style:family="text">
      <style:text-properties style:text-line-through-style="solid" style:font-name="Open Sans" style:font-name-asian="Open Sans" style:font-name-complex="Open Sans"/>
    </style:style>
    <style:style style:name="T317_11" style:family="text">
      <style:text-properties style:text-line-through-style="solid" style:font-name="Open Sans" style:font-name-asian="Open Sans" style:font-name-complex="Open Sans"/>
    </style:style>
    <style:style style:name="T317_12" style:family="text">
      <style:text-properties style:text-line-through-style="solid" style:font-name="Open Sans" style:font-name-asian="Open Sans" style:font-name-complex="Open Sans"/>
    </style:style>
    <style:style style:name="T317_13" style:family="text">
      <style:text-properties style:text-line-through-style="solid" style:font-name="Open Sans" style:font-name-asian="Open Sans" style:font-name-complex="Open Sans"/>
    </style:style>
    <style:style style:name="T317_14" style:family="text">
      <style:text-properties style:text-line-through-style="solid" style:font-name="Open Sans" style:font-name-asian="Open Sans" style:font-name-complex="Open Sans"/>
    </style:style>
    <style:style style:name="T317_15" style:family="text">
      <style:text-properties style:text-line-through-style="solid" style:font-name="Open Sans" style:font-name-asian="Open Sans" style:font-name-complex="Open Sans"/>
    </style:style>
    <style:style style:name="T317_16" style:family="text">
      <style:text-properties style:font-name="Open Sans" style:font-name-asian="Open Sans" style:font-name-complex="Open Sans"/>
    </style:style>
    <style:style style:name="T317_17" style:family="text">
      <style:text-properties style:font-name="Open Sans" style:font-name-asian="Open Sans" style:font-name-complex="Open Sans"/>
    </style:style>
    <style:style style:name="T317_18" style:family="text">
      <style:text-properties style:font-name="Open Sans" style:font-name-asian="Open Sans" style:font-name-complex="Open Sans"/>
    </style:style>
    <style:style style:name="T317_19" style:family="text">
      <style:text-properties style:font-name="Open Sans" style:font-name-asian="Open Sans" style:font-name-complex="Open Sans"/>
    </style:style>
    <style:style style:name="T317_20" style:family="text">
      <style:text-properties style:font-name="Open Sans" style:font-name-asian="Open Sans" style:font-name-complex="Open Sans"/>
    </style:style>
    <style:style style:name="T317_21" style:family="text">
      <style:text-properties style:font-name="Open Sans" style:font-name-asian="Open Sans" style:font-name-complex="Open Sans"/>
    </style:style>
    <style:style style:name="T317_22" style:family="text">
      <style:text-properties style:font-name="Open Sans" style:font-name-asian="Open Sans" style:font-name-complex="Open Sans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style:font-name="Open Sans" style:font-name-asian="Open Sans" style:font-name-complex="Open Sans"/>
    </style:style>
    <style:style style:name="T318_2" style:family="text">
      <style:text-properties style:font-name="Open Sans" style:font-name-asian="Open Sans" style:font-name-complex="Open Sans"/>
    </style:style>
    <style:style style:name="T318_3" style:family="text">
      <style:text-properties style:font-name="Open Sans" style:font-name-asian="Open Sans" style:font-name-complex="Open Sans"/>
    </style:style>
    <style:style style:name="T318_4" style:family="text">
      <style:text-properties style:font-name="Open Sans" style:font-name-asian="Open Sans" style:font-name-complex="Open Sans"/>
    </style:style>
    <style:style style:name="T318_5" style:family="text">
      <style:text-properties style:font-name="Open Sans" style:font-name-asian="Open Sans" style:font-name-complex="Open Sans"/>
    </style:style>
    <style:style style:name="T318_6" style:family="text">
      <style:text-properties style:font-name="Open Sans" style:font-name-asian="Open Sans" style:font-name-complex="Open Sans"/>
    </style:style>
    <style:style style:name="T318_7" style:family="text">
      <style:text-properties style:font-name="Open Sans" style:font-name-asian="Open Sans" style:font-name-complex="Open Sans"/>
    </style:style>
    <style:style style:name="T318_8" style:family="text">
      <style:text-properties style:font-name="Open Sans" style:font-name-asian="Open Sans" style:font-name-complex="Open Sans"/>
    </style:style>
    <style:style style:name="T318_9" style:family="text">
      <style:text-properties style:font-name="Open Sans" style:font-name-asian="Open Sans" style:font-name-complex="Open Sans"/>
    </style:style>
    <style:style style:name="T318_10" style:family="text">
      <style:text-properties style:font-name="Open Sans" style:font-name-asian="Open Sans" style:font-name-complex="Open Sans"/>
    </style:style>
    <style:style style:name="T318_11" style:family="text">
      <style:text-properties style:font-name="Open Sans" style:font-name-asian="Open Sans" style:font-name-complex="Open Sans"/>
    </style:style>
    <style:style style:name="T318_12" style:family="text">
      <style:text-properties style:font-name="Open Sans" style:font-name-asian="Open Sans" style:font-name-complex="Open Sans"/>
    </style:style>
    <style:style style:name="T318_13" style:family="text">
      <style:text-properties style:font-name="Open Sans" style:font-name-asian="Open Sans" style:font-name-complex="Open Sans"/>
    </style:style>
    <style:style style:name="T318_14" style:family="text">
      <style:text-properties style:font-name="Open Sans" style:font-name-asian="Open Sans" style:font-name-complex="Open Sans"/>
    </style:style>
    <style:style style:name="T318_15" style:family="text">
      <style:text-properties style:font-name="Open Sans" style:font-name-asian="Open Sans" style:font-name-complex="Open Sans"/>
    </style:style>
    <style:style style:name="T318_16" style:family="text">
      <style:text-properties style:font-name="Open Sans" style:font-name-asian="Open Sans" style:font-name-complex="Open Sans"/>
    </style:style>
    <style:style style:name="T318_17" style:family="text">
      <style:text-properties style:font-name="Open Sans" style:font-name-asian="Open Sans" style:font-name-complex="Open Sans"/>
    </style:style>
    <style:style style:name="T318_18" style:family="text">
      <style:text-properties style:font-name="Open Sans" style:font-name-asian="Open Sans" style:font-name-complex="Open Sans"/>
    </style:style>
    <style:style style:name="T318_19" style:family="text">
      <style:text-properties style:font-name="Open Sans" style:font-name-asian="Open Sans" style:font-name-complex="Open Sans"/>
    </style:style>
    <style:style style:name="T318_20" style:family="text">
      <style:text-properties style:font-name="Open Sans" style:font-name-asian="Open Sans" style:font-name-complex="Open Sans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style:font-name="Open Sans" style:font-name-asian="Open Sans" style:font-name-complex="Open Sans"/>
    </style:style>
    <style:style style:name="T319_2" style:family="text">
      <style:text-properties style:font-name="Open Sans" style:font-name-asian="Open Sans" style:font-name-complex="Open Sans"/>
    </style:style>
    <style:style style:name="T319_3" style:family="text">
      <style:text-properties style:font-name="Open Sans" style:font-name-asian="Open Sans" style:font-name-complex="Open Sans"/>
    </style:style>
    <style:style style:name="T319_4" style:family="text">
      <style:text-properties style:font-name="Open Sans" style:font-name-asian="Open Sans" style:font-name-complex="Open Sans"/>
    </style:style>
    <style:style style:name="T319_5" style:family="text">
      <style:text-properties style:font-name="Open Sans" style:font-name-asian="Open Sans" style:font-name-complex="Open Sans"/>
    </style:style>
    <style:style style:name="T319_6" style:family="text">
      <style:text-properties style:font-name="Open Sans" style:font-name-asian="Open Sans" style:font-name-complex="Open Sans"/>
    </style:style>
    <style:style style:name="T319_7" style:family="text">
      <style:text-properties style:font-name="Open Sans" style:font-name-asian="Open Sans" style:font-name-complex="Open Sans"/>
    </style:style>
    <style:style style:name="T319_8" style:family="text">
      <style:text-properties style:font-name="Open Sans" style:font-name-asian="Open Sans" style:font-name-complex="Open Sans"/>
    </style:style>
    <style:style style:name="T319_9" style:family="text">
      <style:text-properties style:font-name="Open Sans" style:font-name-asian="Open Sans" style:font-name-complex="Open Sans"/>
    </style:style>
    <style:style style:name="T319_10" style:family="text">
      <style:text-properties style:font-name="Open Sans" style:font-name-asian="Open Sans" style:font-name-complex="Open Sans"/>
    </style:style>
    <style:style style:name="T319_11" style:family="text">
      <style:text-properties style:font-name="Open Sans" style:font-name-asian="Open Sans" style:font-name-complex="Open Sans"/>
    </style:style>
    <style:style style:name="T319_12" style:family="text">
      <style:text-properties style:font-name="Open Sans" style:font-name-asian="Open Sans" style:font-name-complex="Open Sans"/>
    </style:style>
    <style:style style:name="T319_13" style:family="text">
      <style:text-properties style:font-name="Open Sans" style:font-name-asian="Open Sans" style:font-name-complex="Open Sans"/>
    </style:style>
    <style:style style:name="T319_14" style:family="text">
      <style:text-properties style:font-name="Open Sans" style:font-name-asian="Open Sans" style:font-name-complex="Open Sans"/>
    </style:style>
    <style:style style:name="T319_15" style:family="text">
      <style:text-properties style:font-name="Open Sans" style:font-name-asian="Open Sans" style:font-name-complex="Open Sans"/>
    </style:style>
    <style:style style:name="T319_16" style:family="text">
      <style:text-properties style:font-name="Open Sans" style:font-name-asian="Open Sans" style:font-name-complex="Open Sans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style:text-line-through-style="solid" style:font-name="Open Sans" style:font-name-asian="Open Sans" style:font-name-complex="Open Sans"/>
    </style:style>
    <style:style style:name="T320_2" style:family="text">
      <style:text-properties style:font-name="Open Sans" style:font-name-asian="Open Sans" style:font-name-complex="Open Sans"/>
    </style:style>
    <style:style style:name="T320_3" style:family="text">
      <style:text-properties style:font-name="Open Sans" style:font-name-asian="Open Sans" style:font-name-complex="Open Sans"/>
    </style:style>
    <style:style style:name="T320_4" style:family="text">
      <style:text-properties style:font-name="Open Sans" style:font-name-asian="Open Sans" style:font-name-complex="Open Sans"/>
    </style:style>
    <style:style style:name="T320_5" style:family="text">
      <style:text-properties style:font-name="Open Sans" style:font-name-asian="Open Sans" style:font-name-complex="Open Sans"/>
    </style:style>
    <style:style style:name="T320_6" style:family="text">
      <style:text-properties style:font-name="Open Sans" style:font-name-asian="Open Sans" style:font-name-complex="Open Sans"/>
    </style:style>
    <style:style style:name="T320_7" style:family="text">
      <style:text-properties style:font-name="Open Sans" style:font-name-asian="Open Sans" style:font-name-complex="Open Sans"/>
    </style:style>
    <style:style style:name="T320_8" style:family="text">
      <style:text-properties style:font-name="Open Sans" style:font-name-asian="Open Sans" style:font-name-complex="Open Sans"/>
    </style:style>
    <style:style style:name="T320_9" style:family="text">
      <style:text-properties style:font-name="Open Sans" style:font-name-asian="Open Sans" style:font-name-complex="Open Sans"/>
    </style:style>
    <style:style style:name="T320_10" style:family="text">
      <style:text-properties style:font-name="Open Sans" style:font-name-asian="Open Sans" style:font-name-complex="Open Sans"/>
    </style:style>
    <style:style style:name="T320_11" style:family="text">
      <style:text-properties style:font-name="Open Sans" style:font-name-asian="Open Sans" style:font-name-complex="Open Sans"/>
    </style:style>
    <style:style style:name="T320_12" style:family="text">
      <style:text-properties style:font-name="Open Sans" style:font-name-asian="Open Sans" style:font-name-complex="Open Sans"/>
    </style:style>
    <style:style style:name="T320_13" style:family="text">
      <style:text-properties style:font-name="Open Sans" style:font-name-asian="Open Sans" style:font-name-complex="Open Sans"/>
    </style:style>
    <style:style style:name="T320_14" style:family="text">
      <style:text-properties style:font-name="Open Sans" style:font-name-asian="Open Sans" style:font-name-complex="Open Sans"/>
    </style:style>
    <style:style style:name="T320_15" style:family="text">
      <style:text-properties style:font-name="Open Sans" style:font-name-asian="Open Sans" style:font-name-complex="Open Sans"/>
    </style:style>
    <style:style style:name="T320_16" style:family="text">
      <style:text-properties style:font-name="Open Sans" style:font-name-asian="Open Sans" style:font-name-complex="Open Sans"/>
    </style:style>
    <style:style style:name="T320_17" style:family="text">
      <style:text-properties style:font-name="Open Sans" style:font-name-asian="Open Sans" style:font-name-complex="Open Sans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style:font-name="Open Sans" style:font-name-asian="Open Sans" style:font-name-complex="Open Sans"/>
    </style:style>
    <style:style style:name="T321_2" style:family="text">
      <style:text-properties style:font-name="Open Sans" style:font-name-asian="Open Sans" style:font-name-complex="Open Sans"/>
    </style:style>
    <style:style style:name="T321_3" style:family="text">
      <style:text-properties style:font-name="Open Sans" style:font-name-asian="Open Sans" style:font-name-complex="Open Sans"/>
    </style:style>
    <style:style style:name="T321_4" style:family="text">
      <style:text-properties style:font-name="Open Sans" style:font-name-asian="Open Sans" style:font-name-complex="Open Sans"/>
    </style:style>
    <style:style style:name="T321_5" style:family="text">
      <style:text-properties style:font-name="Open Sans" style:font-name-asian="Open Sans" style:font-name-complex="Open Sans"/>
    </style:style>
    <style:style style:name="T321_6" style:family="text">
      <style:text-properties style:font-name="Open Sans" style:font-name-asian="Open Sans" style:font-name-complex="Open Sans"/>
    </style:style>
    <style:style style:name="T321_7" style:family="text">
      <style:text-properties style:font-name="Open Sans" style:font-name-asian="Open Sans" style:font-name-complex="Open Sans"/>
    </style:style>
    <style:style style:name="T321_8" style:family="text">
      <style:text-properties style:font-name="Open Sans" style:font-name-asian="Open Sans" style:font-name-complex="Open Sans"/>
    </style:style>
    <style:style style:name="T321_9" style:family="text">
      <style:text-properties style:font-name="Open Sans" style:font-name-asian="Open Sans" style:font-name-complex="Open Sans"/>
    </style:style>
    <style:style style:name="T321_10" style:family="text">
      <style:text-properties style:font-name="Open Sans" style:font-name-asian="Open Sans" style:font-name-complex="Open Sans"/>
    </style:style>
    <style:style style:name="T321_11" style:family="text">
      <style:text-properties style:font-name="Open Sans" style:font-name-asian="Open Sans" style:font-name-complex="Open Sans"/>
    </style:style>
    <style:style style:name="T321_12" style:family="text">
      <style:text-properties style:font-name="Open Sans" style:font-name-asian="Open Sans" style:font-name-complex="Open Sans"/>
    </style:style>
    <style:style style:name="T321_13" style:family="text">
      <style:text-properties style:font-name="Open Sans" style:font-name-asian="Open Sans" style:font-name-complex="Open Sans"/>
    </style:style>
    <style:style style:name="T321_14" style:family="text">
      <style:text-properties style:font-name="Open Sans" style:font-name-asian="Open Sans" style:font-name-complex="Open Sans"/>
    </style:style>
    <style:style style:name="T321_15" style:family="text">
      <style:text-properties style:font-name="Open Sans" style:font-name-asian="Open Sans" style:font-name-complex="Open Sans"/>
    </style:style>
    <style:style style:name="T321_16" style:family="text">
      <style:text-properties style:font-name="Open Sans" style:font-name-asian="Open Sans" style:font-name-complex="Open Sans"/>
    </style:style>
    <style:style style:name="T321_17" style:family="text">
      <style:text-properties style:font-name="Open Sans" style:font-name-asian="Open Sans" style:font-name-complex="Open Sans"/>
    </style:style>
    <style:style style:name="T321_18" style:family="text">
      <style:text-properties style:font-name="Open Sans" style:font-name-asian="Open Sans" style:font-name-complex="Open Sans"/>
    </style:style>
    <style:style style:name="T321_19" style:family="text">
      <style:text-properties style:font-name="Open Sans" style:font-name-asian="Open Sans" style:font-name-complex="Open Sans"/>
    </style:style>
    <style:style style:name="T321_20" style:family="text">
      <style:text-properties style:font-name="Open Sans" style:font-name-asian="Open Sans" style:font-name-complex="Open Sans"/>
    </style:style>
    <style:style style:name="T321_21" style:family="text">
      <style:text-properties style:font-name="Open Sans" style:font-name-asian="Open Sans" style:font-name-complex="Open Sans"/>
    </style:style>
    <style:style style:name="T321_22" style:family="text">
      <style:text-properties style:font-name="Open Sans" style:font-name-asian="Open Sans" style:font-name-complex="Open Sans"/>
    </style:style>
    <style:style style:name="T321_23" style:family="text">
      <style:text-properties style:font-name="Open Sans" style:font-name-asian="Open Sans" style:font-name-complex="Open Sans"/>
    </style:style>
    <style:style style:name="T321_24" style:family="text">
      <style:text-properties style:font-name="Open Sans" style:font-name-asian="Open Sans" style:font-name-complex="Open Sans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>
      <style:text-properties style:font-name="Open Sans" style:font-name-asian="Open Sans" style:font-name-complex="Open Sans"/>
    </style:style>
    <style:style style:name="T322_2" style:family="text">
      <style:text-properties style:font-name="Open Sans" style:font-name-asian="Open Sans" style:font-name-complex="Open Sans"/>
    </style:style>
    <style:style style:name="T322_3" style:family="text">
      <style:text-properties style:font-name="Open Sans" style:font-name-asian="Open Sans" style:font-name-complex="Open Sans"/>
    </style:style>
    <style:style style:name="T322_4" style:family="text">
      <style:text-properties style:font-name="Open Sans" style:font-name-asian="Open Sans" style:font-name-complex="Open Sans"/>
    </style:style>
    <style:style style:name="T322_5" style:family="text">
      <style:text-properties style:font-name="Open Sans" style:font-name-asian="Open Sans" style:font-name-complex="Open Sans"/>
    </style:style>
    <style:style style:name="T322_6" style:family="text">
      <style:text-properties style:font-name="Open Sans" style:font-name-asian="Open Sans" style:font-name-complex="Open Sans"/>
    </style:style>
    <style:style style:name="T322_7" style:family="text">
      <style:text-properties style:font-name="Open Sans" style:font-name-asian="Open Sans" style:font-name-complex="Open Sans"/>
    </style:style>
    <style:style style:name="T322_8" style:family="text">
      <style:text-properties style:font-name="Open Sans" style:font-name-asian="Open Sans" style:font-name-complex="Open Sans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style:font-name="Open Sans" style:font-name-asian="Open Sans" style:font-name-complex="Open Sans"/>
    </style:style>
    <style:style style:name="T323_2" style:family="text">
      <style:text-properties style:font-name="Open Sans" style:font-name-asian="Open Sans" style:font-name-complex="Open Sans"/>
    </style:style>
    <style:style style:name="T323_3" style:family="text">
      <style:text-properties style:font-name="Open Sans" style:font-name-asian="Open Sans" style:font-name-complex="Open Sans"/>
    </style:style>
    <style:style style:name="T323_4" style:family="text">
      <style:text-properties style:font-name="Open Sans" style:font-name-asian="Open Sans" style:font-name-complex="Open Sans"/>
    </style:style>
    <style:style style:name="T323_5" style:family="text">
      <style:text-properties style:font-name="Open Sans" style:font-name-asian="Open Sans" style:font-name-complex="Open Sans"/>
    </style:style>
    <style:style style:name="T323_6" style:family="text">
      <style:text-properties style:font-name="Open Sans" style:font-name-asian="Open Sans" style:font-name-complex="Open Sans"/>
    </style:style>
    <style:style style:name="T323_7" style:family="text">
      <style:text-properties style:font-name="Open Sans" style:font-name-asian="Open Sans" style:font-name-complex="Open Sans"/>
    </style:style>
    <style:style style:name="T323_8" style:family="text">
      <style:text-properties style:font-name="Open Sans" style:font-name-asian="Open Sans" style:font-name-complex="Open Sans"/>
    </style:style>
    <style:style style:name="T323_9" style:family="text">
      <style:text-properties style:font-name="Open Sans" style:font-name-asian="Open Sans" style:font-name-complex="Open Sans"/>
    </style:style>
    <style:style style:name="T323_10" style:family="text">
      <style:text-properties style:font-name="Open Sans" style:font-name-asian="Open Sans" style:font-name-complex="Open Sans"/>
    </style:style>
    <style:style style:name="T323_11" style:family="text">
      <style:text-properties style:font-name="Open Sans" style:font-name-asian="Open Sans" style:font-name-complex="Open Sans"/>
    </style:style>
    <style:style style:name="T323_12" style:family="text">
      <style:text-properties style:font-name="Open Sans" style:font-name-asian="Open Sans" style:font-name-complex="Open Sans"/>
    </style:style>
    <style:style style:name="T323_13" style:family="text">
      <style:text-properties style:font-name="Open Sans" style:font-name-asian="Open Sans" style:font-name-complex="Open Sans"/>
    </style:style>
    <style:style style:name="T323_14" style:family="text">
      <style:text-properties style:font-name="Open Sans" style:font-name-asian="Open Sans" style:font-name-complex="Open Sans"/>
    </style:style>
    <style:style style:name="T323_15" style:family="text">
      <style:text-properties style:font-name="Open Sans" style:font-name-asian="Open Sans" style:font-name-complex="Open Sans"/>
    </style:style>
    <style:style style:name="T323_16" style:family="text">
      <style:text-properties style:font-name="Open Sans" style:font-name-asian="Open Sans" style:font-name-complex="Open Sans"/>
    </style:style>
    <style:style style:name="T323_17" style:family="text">
      <style:text-properties style:font-name="Open Sans" style:font-name-asian="Open Sans" style:font-name-complex="Open Sans"/>
    </style:style>
    <style:style style:name="T323_18" style:family="text">
      <style:text-properties style:font-name="Open Sans" style:font-name-asian="Open Sans" style:font-name-complex="Open Sans"/>
    </style:style>
    <style:style style:name="T323_19" style:family="text">
      <style:text-properties style:font-name="Open Sans" style:font-name-asian="Open Sans" style:font-name-complex="Open Sans"/>
    </style:style>
    <style:style style:name="T323_20" style:family="text">
      <style:text-properties style:font-name="Open Sans" style:font-name-asian="Open Sans" style:font-name-complex="Open Sans"/>
    </style:style>
    <style:style style:name="T323_21" style:family="text">
      <style:text-properties style:font-name="Open Sans" style:font-name-asian="Open Sans" style:font-name-complex="Open Sans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style:font-name="Open Sans" style:font-name-asian="Open Sans" style:font-name-complex="Open Sans"/>
    </style:style>
    <style:style style:name="T324_2" style:family="text">
      <style:text-properties style:font-name="Open Sans" style:font-name-asian="Open Sans" style:font-name-complex="Open Sans"/>
    </style:style>
    <style:style style:name="T324_3" style:family="text">
      <style:text-properties style:font-name="Open Sans" style:font-name-asian="Open Sans" style:font-name-complex="Open Sans"/>
    </style:style>
    <style:style style:name="T324_4" style:family="text">
      <style:text-properties style:font-name="Open Sans" style:font-name-asian="Open Sans" style:font-name-complex="Open Sans"/>
    </style:style>
    <style:style style:name="T324_5" style:family="text">
      <style:text-properties style:font-name="Open Sans" style:font-name-asian="Open Sans" style:font-name-complex="Open Sans"/>
    </style:style>
    <style:style style:name="T324_6" style:family="text">
      <style:text-properties style:font-name="Open Sans" style:font-name-asian="Open Sans" style:font-name-complex="Open Sans"/>
    </style:style>
    <style:style style:name="T324_7" style:family="text">
      <style:text-properties style:font-name="Open Sans" style:font-name-asian="Open Sans" style:font-name-complex="Open Sans"/>
    </style:style>
    <style:style style:name="T324_8" style:family="text">
      <style:text-properties style:font-name="Open Sans" style:font-name-asian="Open Sans" style:font-name-complex="Open Sans"/>
    </style:style>
    <style:style style:name="T324_9" style:family="text">
      <style:text-properties style:font-name="Open Sans" style:font-name-asian="Open Sans" style:font-name-complex="Open Sans"/>
    </style:style>
    <style:style style:name="T324_10" style:family="text">
      <style:text-properties style:font-name="Open Sans" style:font-name-asian="Open Sans" style:font-name-complex="Open Sans"/>
    </style:style>
    <style:style style:name="T324_11" style:family="text">
      <style:text-properties style:font-name="Open Sans" style:font-name-asian="Open Sans" style:font-name-complex="Open Sans"/>
    </style:style>
    <style:style style:name="T324_12" style:family="text">
      <style:text-properties style:font-name="Open Sans" style:font-name-asian="Open Sans" style:font-name-complex="Open Sans"/>
    </style:style>
    <style:style style:name="T324_13" style:family="text">
      <style:text-properties style:font-name="Open Sans" style:font-name-asian="Open Sans" style:font-name-complex="Open Sans"/>
    </style:style>
    <style:style style:name="T324_14" style:family="text">
      <style:text-properties style:font-name="Open Sans" style:font-name-asian="Open Sans" style:font-name-complex="Open Sans"/>
    </style:style>
    <style:style style:name="T324_15" style:family="text">
      <style:text-properties style:font-name="Open Sans" style:font-name-asian="Open Sans" style:font-name-complex="Open Sans"/>
    </style:style>
    <style:style style:name="T324_16" style:family="text">
      <style:text-properties style:font-name="Open Sans" style:font-name-asian="Open Sans" style:font-name-complex="Open Sans"/>
    </style:style>
    <style:style style:name="T324_17" style:family="text">
      <style:text-properties style:font-name="Open Sans" style:font-name-asian="Open Sans" style:font-name-complex="Open Sans"/>
    </style:style>
    <style:style style:name="T324_18" style:family="text">
      <style:text-properties style:font-name="Open Sans" style:font-name-asian="Open Sans" style:font-name-complex="Open Sans"/>
    </style:style>
    <style:style style:name="T324_19" style:family="text">
      <style:text-properties style:font-name="Open Sans" style:font-name-asian="Open Sans" style:font-name-complex="Open Sans"/>
    </style:style>
    <style:style style:name="T324_20" style:family="text">
      <style:text-properties style:font-name="Open Sans" style:font-name-asian="Open Sans" style:font-name-complex="Open Sans"/>
    </style:style>
    <style:style style:name="T324_21" style:family="text">
      <style:text-properties style:font-name="Open Sans" style:font-name-asian="Open Sans" style:font-name-complex="Open Sans"/>
    </style:style>
    <style:style style:name="T324_22" style:family="text">
      <style:text-properties style:font-name="Open Sans" style:font-name-asian="Open Sans" style:font-name-complex="Open Sans"/>
    </style:style>
    <style:style style:name="T324_23" style:family="text">
      <style:text-properties style:font-name="Open Sans" style:font-name-asian="Open Sans" style:font-name-complex="Open Sans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style:font-name="Open Sans" style:font-name-asian="Open Sans" style:font-name-complex="Open Sans"/>
    </style:style>
    <style:style style:name="T325_2" style:family="text">
      <style:text-properties style:text-line-through-style="solid" style:font-name="Open Sans" style:font-name-asian="Open Sans" style:font-name-complex="Open Sans"/>
    </style:style>
    <style:style style:name="T325_3" style:family="text">
      <style:text-properties style:text-line-through-style="solid" style:font-name="Open Sans" style:font-name-asian="Open Sans" style:font-name-complex="Open Sans"/>
    </style:style>
    <style:style style:name="T325_4" style:family="text">
      <style:text-properties style:text-line-through-style="solid" style:font-name="Open Sans" style:font-name-asian="Open Sans" style:font-name-complex="Open Sans"/>
    </style:style>
    <style:style style:name="T325_5" style:family="text">
      <style:text-properties style:text-line-through-style="solid" style:font-name="Open Sans" style:font-name-asian="Open Sans" style:font-name-complex="Open Sans"/>
    </style:style>
    <style:style style:name="T325_6" style:family="text">
      <style:text-properties style:text-line-through-style="solid" style:font-name="Open Sans" style:font-name-asian="Open Sans" style:font-name-complex="Open Sans"/>
    </style:style>
    <style:style style:name="T325_7" style:family="text">
      <style:text-properties style:text-line-through-style="solid" style:font-name="Open Sans" style:font-name-asian="Open Sans" style:font-name-complex="Open Sans"/>
    </style:style>
    <style:style style:name="T325_8" style:family="text">
      <style:text-properties style:text-line-through-style="solid" style:font-name="Open Sans" style:font-name-asian="Open Sans" style:font-name-complex="Open Sans"/>
    </style:style>
    <style:style style:name="T325_9" style:family="text">
      <style:text-properties style:text-line-through-style="solid" style:font-name="Open Sans" style:font-name-asian="Open Sans" style:font-name-complex="Open Sans"/>
    </style:style>
    <style:style style:name="T325_10" style:family="text">
      <style:text-properties style:text-line-through-style="solid" style:font-name="Open Sans" style:font-name-asian="Open Sans" style:font-name-complex="Open Sans"/>
    </style:style>
    <style:style style:name="T325_11" style:family="text">
      <style:text-properties style:text-line-through-style="solid" style:font-name="Open Sans" style:font-name-asian="Open Sans" style:font-name-complex="Open Sans"/>
    </style:style>
    <style:style style:name="T325_12" style:family="text">
      <style:text-properties style:text-line-through-style="solid" style:font-name="Open Sans" style:font-name-asian="Open Sans" style:font-name-complex="Open Sans"/>
    </style:style>
    <style:style style:name="T325_13" style:family="text">
      <style:text-properties style:text-line-through-style="solid" style:font-name="Open Sans" style:font-name-asian="Open Sans" style:font-name-complex="Open Sans"/>
    </style:style>
    <style:style style:name="T325_14" style:family="text">
      <style:text-properties style:text-line-through-style="solid" style:font-name="Open Sans" style:font-name-asian="Open Sans" style:font-name-complex="Open Sans"/>
    </style:style>
    <style:style style:name="T325_15" style:family="text">
      <style:text-properties style:text-line-through-style="solid" style:font-name="Open Sans" style:font-name-asian="Open Sans" style:font-name-complex="Open Sans"/>
    </style:style>
    <style:style style:name="T325_16" style:family="text">
      <style:text-properties style:text-line-through-style="solid" style:font-name="Open Sans" style:font-name-asian="Open Sans" style:font-name-complex="Open Sans"/>
    </style:style>
    <style:style style:name="T325_17" style:family="text">
      <style:text-properties style:text-line-through-style="solid" style:font-name="Open Sans" style:font-name-asian="Open Sans" style:font-name-complex="Open Sans"/>
    </style:style>
    <style:style style:name="T325_18" style:family="text">
      <style:text-properties style:text-line-through-style="solid" style:font-name="Open Sans" style:font-name-asian="Open Sans" style:font-name-complex="Open Sans"/>
    </style:style>
    <style:style style:name="T325_19" style:family="text">
      <style:text-properties style:text-line-through-style="solid" style:font-name="Open Sans" style:font-name-asian="Open Sans" style:font-name-complex="Open Sans"/>
    </style:style>
    <style:style style:name="T325_20" style:family="text">
      <style:text-properties style:text-line-through-style="solid" style:font-name="Open Sans" style:font-name-asian="Open Sans" style:font-name-complex="Open Sans"/>
    </style:style>
    <style:style style:name="T325_21" style:family="text">
      <style:text-properties style:text-line-through-style="solid" style:font-name="Open Sans" style:font-name-asian="Open Sans" style:font-name-complex="Open Sans"/>
    </style:style>
    <style:style style:name="T325_22" style:family="text">
      <style:text-properties style:text-line-through-style="solid" style:font-name="Open Sans" style:font-name-asian="Open Sans" style:font-name-complex="Open Sans"/>
    </style:style>
    <style:style style:name="T325_23" style:family="text">
      <style:text-properties style:text-line-through-style="solid" style:font-name="Open Sans" style:font-name-asian="Open Sans" style:font-name-complex="Open Sans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style:text-line-through-style="solid" style:font-name="Open Sans" style:font-name-asian="Open Sans" style:font-name-complex="Open Sans"/>
    </style:style>
    <style:style style:name="T326_2" style:family="text">
      <style:text-properties style:text-line-through-style="solid" style:font-name="Open Sans" style:font-name-asian="Open Sans" style:font-name-complex="Open Sans"/>
    </style:style>
    <style:style style:name="T326_3" style:family="text">
      <style:text-properties style:text-line-through-style="solid" style:font-name="Open Sans" style:font-name-asian="Open Sans" style:font-name-complex="Open Sans"/>
    </style:style>
    <style:style style:name="T326_4" style:family="text">
      <style:text-properties style:text-line-through-style="solid" style:font-name="Open Sans" style:font-name-asian="Open Sans" style:font-name-complex="Open Sans"/>
    </style:style>
    <style:style style:name="T326_5" style:family="text">
      <style:text-properties style:text-line-through-style="solid" style:font-name="Open Sans" style:font-name-asian="Open Sans" style:font-name-complex="Open Sans"/>
    </style:style>
    <style:style style:name="T326_6" style:family="text">
      <style:text-properties style:text-line-through-style="solid" style:font-name="Open Sans" style:font-name-asian="Open Sans" style:font-name-complex="Open Sans"/>
    </style:style>
    <style:style style:name="T326_7" style:family="text">
      <style:text-properties style:text-line-through-style="solid" style:font-name="Open Sans" style:font-name-asian="Open Sans" style:font-name-complex="Open Sans"/>
    </style:style>
    <style:style style:name="T326_8" style:family="text">
      <style:text-properties style:text-line-through-style="solid" style:font-name="Open Sans" style:font-name-asian="Open Sans" style:font-name-complex="Open Sans"/>
    </style:style>
    <style:style style:name="T326_9" style:family="text">
      <style:text-properties style:text-line-through-style="solid" style:font-name="Open Sans" style:font-name-asian="Open Sans" style:font-name-complex="Open Sans"/>
    </style:style>
    <style:style style:name="T326_10" style:family="text">
      <style:text-properties style:text-line-through-style="solid" style:font-name="Open Sans" style:font-name-asian="Open Sans" style:font-name-complex="Open Sans"/>
    </style:style>
    <style:style style:name="T326_11" style:family="text">
      <style:text-properties style:text-line-through-style="solid" style:font-name="Open Sans" style:font-name-asian="Open Sans" style:font-name-complex="Open Sans"/>
    </style:style>
    <style:style style:name="T326_12" style:family="text">
      <style:text-properties style:text-line-through-style="solid" style:font-name="Open Sans" style:font-name-asian="Open Sans" style:font-name-complex="Open Sans"/>
    </style:style>
    <style:style style:name="T326_13" style:family="text">
      <style:text-properties style:text-line-through-style="solid" style:font-name="Open Sans" style:font-name-asian="Open Sans" style:font-name-complex="Open Sans"/>
    </style:style>
    <style:style style:name="T326_14" style:family="text">
      <style:text-properties style:text-line-through-style="solid" style:font-name="Open Sans" style:font-name-asian="Open Sans" style:font-name-complex="Open Sans"/>
    </style:style>
    <style:style style:name="T326_15" style:family="text">
      <style:text-properties style:text-line-through-style="solid" style:font-name="Open Sans" style:font-name-asian="Open Sans" style:font-name-complex="Open Sans"/>
    </style:style>
    <style:style style:name="T326_16" style:family="text">
      <style:text-properties style:text-line-through-style="solid" style:font-name="Open Sans" style:font-name-asian="Open Sans" style:font-name-complex="Open Sans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style:text-line-through-style="solid" style:font-name="Open Sans" style:font-name-asian="Open Sans" style:font-name-complex="Open Sans"/>
    </style:style>
    <style:style style:name="T327_2" style:family="text">
      <style:text-properties style:text-line-through-style="solid" style:font-name="Open Sans" style:font-name-asian="Open Sans" style:font-name-complex="Open Sans"/>
    </style:style>
    <style:style style:name="T327_3" style:family="text">
      <style:text-properties style:text-line-through-style="solid" style:font-name="Open Sans" style:font-name-asian="Open Sans" style:font-name-complex="Open Sans"/>
    </style:style>
    <style:style style:name="T327_4" style:family="text">
      <style:text-properties style:text-line-through-style="solid" style:font-name="Open Sans" style:font-name-asian="Open Sans" style:font-name-complex="Open Sans"/>
    </style:style>
    <style:style style:name="T327_5" style:family="text">
      <style:text-properties style:text-line-through-style="solid" style:font-name="Open Sans" style:font-name-asian="Open Sans" style:font-name-complex="Open Sans"/>
    </style:style>
    <style:style style:name="T327_6" style:family="text">
      <style:text-properties style:text-line-through-style="solid" style:font-name="Open Sans" style:font-name-asian="Open Sans" style:font-name-complex="Open Sans"/>
    </style:style>
    <style:style style:name="T327_7" style:family="text">
      <style:text-properties style:text-line-through-style="solid" style:font-name="Open Sans" style:font-name-asian="Open Sans" style:font-name-complex="Open Sans"/>
    </style:style>
    <style:style style:name="T327_8" style:family="text">
      <style:text-properties style:text-line-through-style="solid" style:font-name="Open Sans" style:font-name-asian="Open Sans" style:font-name-complex="Open Sans"/>
    </style:style>
    <style:style style:name="T327_9" style:family="text">
      <style:text-properties style:text-line-through-style="solid" style:font-name="Open Sans" style:font-name-asian="Open Sans" style:font-name-complex="Open Sans"/>
    </style:style>
    <style:style style:name="T327_10" style:family="text">
      <style:text-properties style:text-line-through-style="solid" style:font-name="Open Sans" style:font-name-asian="Open Sans" style:font-name-complex="Open Sans"/>
    </style:style>
    <style:style style:name="T327_11" style:family="text">
      <style:text-properties style:text-line-through-style="solid" style:font-name="Open Sans" style:font-name-asian="Open Sans" style:font-name-complex="Open Sans"/>
    </style:style>
    <style:style style:name="T327_12" style:family="text">
      <style:text-properties style:font-name="Open Sans" style:font-name-asian="Open Sans" style:font-name-complex="Open Sans"/>
    </style:style>
    <style:style style:name="T327_13" style:family="text">
      <style:text-properties style:font-name="Open Sans" style:font-name-asian="Open Sans" style:font-name-complex="Open Sans"/>
    </style:style>
    <style:style style:name="T327_14" style:family="text"/>
    <style:style style:name="T327_1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background-color="#00ff00" style:font-name="Open Sans" style:font-name-asian="Open Sans" style:font-name-complex="Open Sans"/>
    </style:style>
    <style:style style:name="T328_2" style:family="text">
      <style:text-properties fo:background-color="#00ff00" style:font-name="Open Sans" style:font-name-asian="Open Sans" style:font-name-complex="Open Sans"/>
    </style:style>
    <style:style style:name="T328_3" style:family="text">
      <style:text-properties style:font-name="Open Sans" style:font-name-asian="Open Sans" style:font-name-complex="Open Sans"/>
    </style:style>
    <style:style style:name="T328_4" style:family="text">
      <style:text-properties style:font-name="Open Sans" style:font-name-asian="Open Sans" style:font-name-complex="Open Sans"/>
    </style:style>
    <style:style style:name="T328_5" style:family="text">
      <style:text-properties style:font-name="Open Sans" style:font-name-asian="Open Sans" style:font-name-complex="Open Sans"/>
    </style:style>
    <style:style style:name="T328_6" style:family="text">
      <style:text-properties style:font-name="Open Sans" style:font-name-asian="Open Sans" style:font-name-complex="Open Sans"/>
    </style:style>
    <style:style style:name="T328_7" style:family="text">
      <style:text-properties style:font-name="Open Sans" style:font-name-asian="Open Sans" style:font-name-complex="Open Sans"/>
    </style:style>
    <style:style style:name="T328_8" style:family="text">
      <style:text-properties style:font-name="Open Sans" style:font-name-asian="Open Sans" style:font-name-complex="Open Sans"/>
    </style:style>
    <style:style style:name="T328_9" style:family="text">
      <style:text-properties style:font-name="Open Sans" style:font-name-asian="Open Sans" style:font-name-complex="Open Sans"/>
    </style:style>
    <style:style style:name="T328_10" style:family="text">
      <style:text-properties style:font-name="Open Sans" style:font-name-asian="Open Sans" style:font-name-complex="Open Sans"/>
    </style:style>
    <style:style style:name="T328_11" style:family="text">
      <style:text-properties style:font-name="Open Sans" style:font-name-asian="Open Sans" style:font-name-complex="Open Sans"/>
    </style:style>
    <style:style style:name="T328_12" style:family="text">
      <style:text-properties style:font-name="Open Sans" style:font-name-asian="Open Sans" style:font-name-complex="Open Sans"/>
    </style:style>
    <style:style style:name="T328_13" style:family="text">
      <style:text-properties style:font-name="Open Sans" style:font-name-asian="Open Sans" style:font-name-complex="Open Sans"/>
    </style:style>
    <style:style style:name="T328_14" style:family="text">
      <style:text-properties style:font-name="Open Sans" style:font-name-asian="Open Sans" style:font-name-complex="Open Sans"/>
    </style:style>
    <style:style style:name="T328_15" style:family="text">
      <style:text-properties style:font-name="Open Sans" style:font-name-asian="Open Sans" style:font-name-complex="Open Sans"/>
    </style:style>
    <style:style style:name="T328_16" style:family="text">
      <style:text-properties style:font-name="Open Sans" style:font-name-asian="Open Sans" style:font-name-complex="Open Sans"/>
    </style:style>
    <style:style style:name="T328_17" style:family="text">
      <style:text-properties style:font-name="Open Sans" style:font-name-asian="Open Sans" style:font-name-complex="Open Sans"/>
    </style:style>
    <style:style style:name="T328_18" style:family="text">
      <style:text-properties style:font-name="Open Sans" style:font-name-asian="Open Sans" style:font-name-complex="Open Sans"/>
    </style:style>
    <style:style style:name="T328_19" style:family="text">
      <style:text-properties style:font-name="Open Sans" style:font-name-asian="Open Sans" style:font-name-complex="Open Sans"/>
    </style:style>
    <style:style style:name="T328_20" style:family="text">
      <style:text-properties style:font-name="Open Sans" style:font-name-asian="Open Sans" style:font-name-complex="Open Sans"/>
    </style:style>
    <style:style style:name="T328_21" style:family="text">
      <style:text-properties style:font-name="Open Sans" style:font-name-asian="Open Sans" style:font-name-complex="Open Sans"/>
    </style:style>
    <style:style style:name="P329" style:family="paragraph" style:parent-style-name="Standard">
      <style:paragraph-properties fo:break-before="auto" fo:text-indent="1.27cm" fo:line-height="115%" fo:margin-left="1.27cm" style:writing-mode="lr-tb"/>
    </style:style>
    <style:style style:name="T329_1" style:family="text">
      <style:text-properties style:font-name="Open Sans" style:font-name-asian="Open Sans" style:font-name-complex="Open Sans"/>
    </style:style>
    <style:style style:name="T329_2" style:family="text">
      <style:text-properties style:font-name="Open Sans" style:font-name-asian="Open Sans" style:font-name-complex="Open Sans"/>
    </style:style>
    <style:style style:name="T329_3" style:family="text">
      <style:text-properties style:font-name="Open Sans" style:font-name-asian="Open Sans" style:font-name-complex="Open Sans"/>
    </style:style>
    <style:style style:name="T329_4" style:family="text">
      <style:text-properties style:font-name="Open Sans" style:font-name-asian="Open Sans" style:font-name-complex="Open Sans"/>
    </style:style>
    <style:style style:name="T329_5" style:family="text">
      <style:text-properties style:font-name="Open Sans" style:font-name-asian="Open Sans" style:font-name-complex="Open Sans"/>
    </style:style>
    <style:style style:name="T329_6" style:family="text">
      <style:text-properties style:font-name="Open Sans" style:font-name-asian="Open Sans" style:font-name-complex="Open Sans"/>
    </style:style>
    <style:style style:name="T329_7" style:family="text">
      <style:text-properties style:font-name="Open Sans" style:font-name-asian="Open Sans" style:font-name-complex="Open Sans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style:font-name="Open Sans" style:font-name-asian="Open Sans" style:font-name-complex="Open Sans"/>
    </style:style>
    <style:style style:name="T330_2" style:family="text">
      <style:text-properties style:font-name="Open Sans" style:font-name-asian="Open Sans" style:font-name-complex="Open Sans"/>
    </style:style>
    <style:style style:name="T330_3" style:family="text">
      <style:text-properties style:font-name="Open Sans" style:font-name-asian="Open Sans" style:font-name-complex="Open Sans"/>
    </style:style>
    <style:style style:name="T330_4" style:family="text">
      <style:text-properties style:font-name="Open Sans" style:font-name-asian="Open Sans" style:font-name-complex="Open Sans"/>
    </style:style>
    <style:style style:name="T330_5" style:family="text">
      <style:text-properties style:font-name="Open Sans" style:font-name-asian="Open Sans" style:font-name-complex="Open Sans"/>
    </style:style>
    <style:style style:name="T330_6" style:family="text">
      <style:text-properties style:font-name="Open Sans" style:font-name-asian="Open Sans" style:font-name-complex="Open Sans"/>
    </style:style>
    <style:style style:name="T330_7" style:family="text">
      <style:text-properties style:font-name="Open Sans" style:font-name-asian="Open Sans" style:font-name-complex="Open Sans"/>
    </style:style>
    <style:style style:name="T330_8" style:family="text">
      <style:text-properties style:font-name="Open Sans" style:font-name-asian="Open Sans" style:font-name-complex="Open Sans"/>
    </style:style>
    <style:style style:name="T330_9" style:family="text">
      <style:text-properties style:font-name="Open Sans" style:font-name-asian="Open Sans" style:font-name-complex="Open Sans"/>
    </style:style>
    <style:style style:name="T330_10" style:family="text">
      <style:text-properties style:font-name="Open Sans" style:font-name-asian="Open Sans" style:font-name-complex="Open Sans"/>
    </style:style>
    <style:style style:name="T330_11" style:family="text">
      <style:text-properties style:font-name="Open Sans" style:font-name-asian="Open Sans" style:font-name-complex="Open Sans"/>
    </style:style>
    <style:style style:name="T330_12" style:family="text">
      <style:text-properties style:font-name="Open Sans" style:font-name-asian="Open Sans" style:font-name-complex="Open Sans"/>
    </style:style>
    <style:style style:name="T330_13" style:family="text">
      <style:text-properties style:font-name="Open Sans" style:font-name-asian="Open Sans" style:font-name-complex="Open Sans"/>
    </style:style>
    <style:style style:name="T330_14" style:family="text">
      <style:text-properties style:font-name="Open Sans" style:font-name-asian="Open Sans" style:font-name-complex="Open Sans"/>
    </style:style>
    <style:style style:name="T330_15" style:family="text">
      <style:text-properties style:font-name="Open Sans" style:font-name-asian="Open Sans" style:font-name-complex="Open Sans"/>
    </style:style>
    <style:style style:name="T330_16" style:family="text">
      <style:text-properties style:font-name="Open Sans" style:font-name-asian="Open Sans" style:font-name-complex="Open Sans"/>
    </style:style>
    <style:style style:name="T330_17" style:family="text">
      <style:text-properties style:font-name="Open Sans" style:font-name-asian="Open Sans" style:font-name-complex="Open Sans"/>
    </style:style>
    <style:style style:name="T330_18" style:family="text">
      <style:text-properties style:font-name="Open Sans" style:font-name-asian="Open Sans" style:font-name-complex="Open Sans"/>
    </style:style>
    <style:style style:name="T330_19" style:family="text">
      <style:text-properties style:font-name="Open Sans" style:font-name-asian="Open Sans" style:font-name-complex="Open Sans"/>
    </style:style>
    <style:style style:name="T330_20" style:family="text">
      <style:text-properties style:font-name="Open Sans" style:font-name-asian="Open Sans" style:font-name-complex="Open Sans"/>
    </style:style>
    <style:style style:name="T330_21" style:family="text">
      <style:text-properties style:font-name="Open Sans" style:font-name-asian="Open Sans" style:font-name-complex="Open Sans"/>
    </style:style>
    <style:style style:name="T330_22" style:family="text">
      <style:text-properties style:font-name="Open Sans" style:font-name-asian="Open Sans" style:font-name-complex="Open Sans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style:font-name="Open Sans" style:font-name-asian="Open Sans" style:font-name-complex="Open Sans"/>
    </style:style>
    <style:style style:name="T331_2" style:family="text">
      <style:text-properties style:font-name="Open Sans" style:font-name-asian="Open Sans" style:font-name-complex="Open Sans"/>
    </style:style>
    <style:style style:name="T331_3" style:family="text">
      <style:text-properties style:font-name="Open Sans" style:font-name-asian="Open Sans" style:font-name-complex="Open Sans"/>
    </style:style>
    <style:style style:name="T331_4" style:family="text">
      <style:text-properties style:font-name="Open Sans" style:font-name-asian="Open Sans" style:font-name-complex="Open Sans"/>
    </style:style>
    <style:style style:name="T331_5" style:family="text">
      <style:text-properties style:font-name="Open Sans" style:font-name-asian="Open Sans" style:font-name-complex="Open Sans"/>
    </style:style>
    <style:style style:name="T331_6" style:family="text">
      <style:text-properties style:font-name="Open Sans" style:font-name-asian="Open Sans" style:font-name-complex="Open Sans"/>
    </style:style>
    <style:style style:name="T331_7" style:family="text">
      <style:text-properties style:font-name="Open Sans" style:font-name-asian="Open Sans" style:font-name-complex="Open Sans"/>
    </style:style>
    <style:style style:name="T331_8" style:family="text">
      <style:text-properties fo:background-color="#ffff00" style:font-name="Open Sans" style:font-name-asian="Open Sans" style:font-name-complex="Open Sans"/>
    </style:style>
    <style:style style:name="T331_9" style:family="text">
      <style:text-properties fo:background-color="#ffff00" style:font-name="Open Sans" style:font-name-asian="Open Sans" style:font-name-complex="Open Sans"/>
    </style:style>
    <style:style style:name="T331_10" style:family="text">
      <style:text-properties fo:background-color="#ffff00" style:font-name="Open Sans" style:font-name-asian="Open Sans" style:font-name-complex="Open Sans"/>
    </style:style>
    <style:style style:name="T331_11" style:family="text">
      <style:text-properties fo:background-color="#ffff00" style:font-name="Open Sans" style:font-name-asian="Open Sans" style:font-name-complex="Open Sans"/>
    </style:style>
    <style:style style:name="T331_12" style:family="text">
      <style:text-properties fo:background-color="#ffff00" style:font-name="Open Sans" style:font-name-asian="Open Sans" style:font-name-complex="Open Sans"/>
    </style:style>
    <style:style style:name="T331_13" style:family="text">
      <style:text-properties fo:background-color="#ffff00" style:font-name="Open Sans" style:font-name-asian="Open Sans" style:font-name-complex="Open Sans"/>
    </style:style>
    <style:style style:name="T331_14" style:family="text">
      <style:text-properties fo:background-color="#ffff00" style:font-name="Open Sans" style:font-name-asian="Open Sans" style:font-name-complex="Open Sans"/>
    </style:style>
    <style:style style:name="T331_15" style:family="text">
      <style:text-properties fo:background-color="#ffff00" style:font-name="Open Sans" style:font-name-asian="Open Sans" style:font-name-complex="Open Sans"/>
    </style:style>
    <style:style style:name="T331_16" style:family="text">
      <style:text-properties fo:background-color="#ffff00" style:font-name="Open Sans" style:font-name-asian="Open Sans" style:font-name-complex="Open Sans"/>
    </style:style>
    <style:style style:name="T331_17" style:family="text">
      <style:text-properties fo:background-color="#ffff00" style:font-name="Open Sans" style:font-name-asian="Open Sans" style:font-name-complex="Open Sans"/>
    </style:style>
    <style:style style:name="T331_18" style:family="text">
      <style:text-properties fo:background-color="#ffff00" style:font-name="Open Sans" style:font-name-asian="Open Sans" style:font-name-complex="Open Sans"/>
    </style:style>
    <style:style style:name="T331_19" style:family="text">
      <style:text-properties fo:background-color="#ffff00" style:font-name="Open Sans" style:font-name-asian="Open Sans" style:font-name-complex="Open Sans"/>
    </style:style>
    <style:style style:name="T331_20" style:family="text">
      <style:text-properties fo:background-color="#ffff00" style:font-name="Open Sans" style:font-name-asian="Open Sans" style:font-name-complex="Open Sans"/>
    </style:style>
    <style:style style:name="T331_21" style:family="text">
      <style:text-properties fo:background-color="#ffff00" style:font-name="Open Sans" style:font-name-asian="Open Sans" style:font-name-complex="Open Sans"/>
    </style:style>
    <style:style style:name="T331_22" style:family="text">
      <style:text-properties fo:background-color="#ffff00" style:font-name="Open Sans" style:font-name-asian="Open Sans" style:font-name-complex="Open Sans"/>
    </style:style>
    <style:style style:name="T331_23" style:family="text">
      <style:text-properties style:font-name="Open Sans" style:font-name-asian="Open Sans" style:font-name-complex="Open Sans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font-name="Open Sans" style:font-name-asian="Open Sans" style:font-name-complex="Open Sans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background-color="#00ff00" style:font-name="Open Sans" style:font-name-asian="Open Sans" style:font-name-complex="Open Sans"/>
    </style:style>
    <style:style style:name="T333_2" style:family="text">
      <style:text-properties fo:background-color="#00ff00" style:font-name="Open Sans" style:font-name-asian="Open Sans" style:font-name-complex="Open Sans"/>
    </style:style>
    <style:style style:name="T333_3" style:family="text">
      <style:text-properties style:font-name="Open Sans" style:font-name-asian="Open Sans" style:font-name-complex="Open Sans"/>
    </style:style>
    <style:style style:name="T333_4" style:family="text">
      <style:text-properties style:font-name="Open Sans" style:font-name-asian="Open Sans" style:font-name-complex="Open Sans"/>
    </style:style>
    <style:style style:name="T333_5" style:family="text">
      <style:text-properties style:font-name="Open Sans" style:font-name-asian="Open Sans" style:font-name-complex="Open Sans"/>
    </style:style>
    <style:style style:name="T333_6" style:family="text">
      <style:text-properties style:font-name="Open Sans" style:font-name-asian="Open Sans" style:font-name-complex="Open Sans"/>
    </style:style>
    <style:style style:name="T333_7" style:family="text">
      <style:text-properties style:font-name="Open Sans" style:font-name-asian="Open Sans" style:font-name-complex="Open Sans"/>
    </style:style>
    <style:style style:name="T333_8" style:family="text">
      <style:text-properties style:text-line-through-style="solid" style:font-name="Open Sans" style:font-name-asian="Open Sans" style:font-name-complex="Open Sans"/>
    </style:style>
    <style:style style:name="T333_9" style:family="text">
      <style:text-properties style:font-name="Open Sans" style:font-name-asian="Open Sans" style:font-name-complex="Open Sans"/>
    </style:style>
    <style:style style:name="T333_10" style:family="text">
      <style:text-properties style:font-name="Open Sans" style:font-name-asian="Open Sans" style:font-name-complex="Open Sans"/>
    </style:style>
    <style:style style:name="T333_11" style:family="text">
      <style:text-properties style:font-name="Open Sans" style:font-name-asian="Open Sans" style:font-name-complex="Open Sans"/>
    </style:style>
    <style:style style:name="T333_12" style:family="text">
      <style:text-properties style:font-name="Open Sans" style:font-name-asian="Open Sans" style:font-name-complex="Open Sans"/>
    </style:style>
    <style:style style:name="T333_13" style:family="text">
      <style:text-properties style:font-name="Open Sans" style:font-name-asian="Open Sans" style:font-name-complex="Open Sans"/>
    </style:style>
    <style:style style:name="T333_14" style:family="text">
      <style:text-properties style:font-name="Open Sans" style:font-name-asian="Open Sans" style:font-name-complex="Open Sans"/>
    </style:style>
    <style:style style:name="T333_15" style:family="text">
      <style:text-properties style:font-name="Open Sans" style:font-name-asian="Open Sans" style:font-name-complex="Open Sans"/>
    </style:style>
    <style:style style:name="T333_16" style:family="text">
      <style:text-properties style:font-name="Open Sans" style:font-name-asian="Open Sans" style:font-name-complex="Open Sans"/>
    </style:style>
    <style:style style:name="T333_17" style:family="text">
      <style:text-properties style:font-name="Open Sans" style:font-name-asian="Open Sans" style:font-name-complex="Open Sans"/>
    </style:style>
    <style:style style:name="T333_18" style:family="text">
      <style:text-properties style:font-name="Open Sans" style:font-name-asian="Open Sans" style:font-name-complex="Open Sans"/>
    </style:style>
    <style:style style:name="T333_19" style:family="text">
      <style:text-properties style:font-name="Open Sans" style:font-name-asian="Open Sans" style:font-name-complex="Open Sans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style:font-name="Open Sans" style:font-name-asian="Open Sans" style:font-name-complex="Open Sans"/>
    </style:style>
    <style:style style:name="T334_2" style:family="text">
      <style:text-properties style:font-name="Open Sans" style:font-name-asian="Open Sans" style:font-name-complex="Open Sans"/>
    </style:style>
    <style:style style:name="T334_3" style:family="text">
      <style:text-properties style:font-name="Open Sans" style:font-name-asian="Open Sans" style:font-name-complex="Open Sans"/>
    </style:style>
    <style:style style:name="T334_4" style:family="text">
      <style:text-properties style:font-name="Open Sans" style:font-name-asian="Open Sans" style:font-name-complex="Open Sans"/>
    </style:style>
    <style:style style:name="T334_5" style:family="text">
      <style:text-properties style:font-name="Open Sans" style:font-name-asian="Open Sans" style:font-name-complex="Open Sans"/>
    </style:style>
    <style:style style:name="T334_6" style:family="text">
      <style:text-properties style:font-name="Open Sans" style:font-name-asian="Open Sans" style:font-name-complex="Open Sans"/>
    </style:style>
    <style:style style:name="T334_7" style:family="text">
      <style:text-properties style:font-name="Open Sans" style:font-name-asian="Open Sans" style:font-name-complex="Open Sans"/>
    </style:style>
    <style:style style:name="T334_8" style:family="text">
      <style:text-properties style:font-name="Open Sans" style:font-name-asian="Open Sans" style:font-name-complex="Open Sans"/>
    </style:style>
    <style:style style:name="T334_9" style:family="text">
      <style:text-properties style:font-name="Open Sans" style:font-name-asian="Open Sans" style:font-name-complex="Open Sans"/>
    </style:style>
    <style:style style:name="T334_10" style:family="text">
      <style:text-properties style:font-name="Open Sans" style:font-name-asian="Open Sans" style:font-name-complex="Open Sans"/>
    </style:style>
    <style:style style:name="T334_11" style:family="text">
      <style:text-properties style:font-name="Open Sans" style:font-name-asian="Open Sans" style:font-name-complex="Open Sans"/>
    </style:style>
    <style:style style:name="T334_12" style:family="text">
      <style:text-properties style:font-name="Open Sans" style:font-name-asian="Open Sans" style:font-name-complex="Open Sans"/>
    </style:style>
    <style:style style:name="T334_13" style:family="text">
      <style:text-properties style:font-name="Open Sans" style:font-name-asian="Open Sans" style:font-name-complex="Open Sans"/>
    </style:style>
    <style:style style:name="T334_14" style:family="text">
      <style:text-properties style:font-name="Open Sans" style:font-name-asian="Open Sans" style:font-name-complex="Open Sans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style:font-name="Open Sans" style:font-name-asian="Open Sans" style:font-name-complex="Open Sans"/>
    </style:style>
    <style:style style:name="T335_2" style:family="text">
      <style:text-properties style:font-name="Open Sans" style:font-name-asian="Open Sans" style:font-name-complex="Open Sans"/>
    </style:style>
    <style:style style:name="T335_3" style:family="text">
      <style:text-properties style:font-name="Open Sans" style:font-name-asian="Open Sans" style:font-name-complex="Open Sans"/>
    </style:style>
    <style:style style:name="T335_4" style:family="text">
      <style:text-properties style:font-name="Open Sans" style:font-name-asian="Open Sans" style:font-name-complex="Open Sans"/>
    </style:style>
    <style:style style:name="T335_5" style:family="text">
      <style:text-properties style:font-name="Open Sans" style:font-name-asian="Open Sans" style:font-name-complex="Open Sans"/>
    </style:style>
    <style:style style:name="T335_6" style:family="text">
      <style:text-properties style:font-name="Open Sans" style:font-name-asian="Open Sans" style:font-name-complex="Open Sans"/>
    </style:style>
    <style:style style:name="T335_7" style:family="text">
      <style:text-properties style:font-name="Open Sans" style:font-name-asian="Open Sans" style:font-name-complex="Open Sans"/>
    </style:style>
    <style:style style:name="T335_8" style:family="text">
      <style:text-properties style:font-name="Open Sans" style:font-name-asian="Open Sans" style:font-name-complex="Open Sans"/>
    </style:style>
    <style:style style:name="T335_9" style:family="text">
      <style:text-properties style:font-name="Open Sans" style:font-name-asian="Open Sans" style:font-name-complex="Open Sans"/>
    </style:style>
    <style:style style:name="T335_10" style:family="text">
      <style:text-properties style:font-name="Open Sans" style:font-name-asian="Open Sans" style:font-name-complex="Open Sans"/>
    </style:style>
    <style:style style:name="T335_11" style:family="text">
      <style:text-properties style:font-name="Open Sans" style:font-name-asian="Open Sans" style:font-name-complex="Open Sans"/>
    </style:style>
    <style:style style:name="T335_12" style:family="text">
      <style:text-properties style:font-name="Open Sans" style:font-name-asian="Open Sans" style:font-name-complex="Open Sans"/>
    </style:style>
    <style:style style:name="T335_13" style:family="text">
      <style:text-properties style:font-name="Open Sans" style:font-name-asian="Open Sans" style:font-name-complex="Open Sans"/>
    </style:style>
    <style:style style:name="T335_14" style:family="text">
      <style:text-properties style:font-name="Open Sans" style:font-name-asian="Open Sans" style:font-name-complex="Open Sans"/>
    </style:style>
    <style:style style:name="T335_15" style:family="text">
      <style:text-properties style:font-name="Open Sans" style:font-name-asian="Open Sans" style:font-name-complex="Open Sans"/>
    </style:style>
    <style:style style:name="T335_16" style:family="text">
      <style:text-properties style:font-name="Open Sans" style:font-name-asian="Open Sans" style:font-name-complex="Open Sans"/>
    </style:style>
    <style:style style:name="T335_17" style:family="text">
      <style:text-properties style:font-name="Open Sans" style:font-name-asian="Open Sans" style:font-name-complex="Open Sans"/>
    </style:style>
    <style:style style:name="T335_18" style:family="text">
      <style:text-properties style:font-name="Open Sans" style:font-name-asian="Open Sans" style:font-name-complex="Open Sans"/>
    </style:style>
    <style:style style:name="T335_19" style:family="text">
      <style:text-properties style:font-name="Open Sans" style:font-name-asian="Open Sans" style:font-name-complex="Open Sans"/>
    </style:style>
    <style:style style:name="T335_20" style:family="text">
      <style:text-properties style:font-name="Open Sans" style:font-name-asian="Open Sans" style:font-name-complex="Open Sans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style:font-name="Open Sans" style:font-name-asian="Open Sans" style:font-name-complex="Open Sans"/>
    </style:style>
    <style:style style:name="T336_2" style:family="text">
      <style:text-properties style:font-name="Open Sans" style:font-name-asian="Open Sans" style:font-name-complex="Open Sans"/>
    </style:style>
    <style:style style:name="T336_3" style:family="text">
      <style:text-properties style:font-name="Open Sans" style:font-name-asian="Open Sans" style:font-name-complex="Open Sans"/>
    </style:style>
    <style:style style:name="T336_4" style:family="text">
      <style:text-properties style:font-name="Open Sans" style:font-name-asian="Open Sans" style:font-name-complex="Open Sans"/>
    </style:style>
    <style:style style:name="T336_5" style:family="text">
      <style:text-properties style:font-name="Open Sans" style:font-name-asian="Open Sans" style:font-name-complex="Open Sans"/>
    </style:style>
    <style:style style:name="T336_6" style:family="text">
      <style:text-properties style:font-name="Open Sans" style:font-name-asian="Open Sans" style:font-name-complex="Open Sans"/>
    </style:style>
    <style:style style:name="T336_7" style:family="text">
      <style:text-properties style:font-name="Open Sans" style:font-name-asian="Open Sans" style:font-name-complex="Open Sans"/>
    </style:style>
    <style:style style:name="T336_8" style:family="text">
      <style:text-properties style:font-name="Open Sans" style:font-name-asian="Open Sans" style:font-name-complex="Open Sans"/>
    </style:style>
    <style:style style:name="T336_9" style:family="text">
      <style:text-properties style:font-name="Open Sans" style:font-name-asian="Open Sans" style:font-name-complex="Open Sans"/>
    </style:style>
    <style:style style:name="T336_10" style:family="text">
      <style:text-properties style:font-name="Open Sans" style:font-name-asian="Open Sans" style:font-name-complex="Open Sans"/>
    </style:style>
    <style:style style:name="T336_11" style:family="text">
      <style:text-properties style:font-name="Open Sans" style:font-name-asian="Open Sans" style:font-name-complex="Open Sans"/>
    </style:style>
    <style:style style:name="T336_12" style:family="text">
      <style:text-properties style:font-name="Open Sans" style:font-name-asian="Open Sans" style:font-name-complex="Open Sans"/>
    </style:style>
    <style:style style:name="T336_13" style:family="text">
      <style:text-properties style:font-name="Open Sans" style:font-name-asian="Open Sans" style:font-name-complex="Open Sans"/>
    </style:style>
    <style:style style:name="T336_14" style:family="text">
      <style:text-properties style:font-name="Open Sans" style:font-name-asian="Open Sans" style:font-name-complex="Open Sans"/>
    </style:style>
    <style:style style:name="T336_15" style:family="text">
      <style:text-properties style:font-name="Open Sans" style:font-name-asian="Open Sans" style:font-name-complex="Open Sans"/>
    </style:style>
    <style:style style:name="T336_16" style:family="text">
      <style:text-properties style:font-name="Open Sans" style:font-name-asian="Open Sans" style:font-name-complex="Open Sans"/>
    </style:style>
    <style:style style:name="T336_17" style:family="text">
      <style:text-properties style:font-name="Open Sans" style:font-name-asian="Open Sans" style:font-name-complex="Open Sans"/>
    </style:style>
    <style:style style:name="T336_18" style:family="text">
      <style:text-properties style:font-name="Open Sans" style:font-name-asian="Open Sans" style:font-name-complex="Open Sans"/>
    </style:style>
    <style:style style:name="T336_19" style:family="text">
      <style:text-properties style:font-name="Open Sans" style:font-name-asian="Open Sans" style:font-name-complex="Open Sans"/>
    </style:style>
    <style:style style:name="T336_20" style:family="text">
      <style:text-properties style:font-name="Open Sans" style:font-name-asian="Open Sans" style:font-name-complex="Open Sans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style:font-name="Open Sans" style:font-name-asian="Open Sans" style:font-name-complex="Open Sans"/>
    </style:style>
    <style:style style:name="T337_2" style:family="text">
      <style:text-properties style:font-name="Open Sans" style:font-name-asian="Open Sans" style:font-name-complex="Open Sans"/>
    </style:style>
    <style:style style:name="T337_3" style:family="text">
      <style:text-properties style:font-name="Open Sans" style:font-name-asian="Open Sans" style:font-name-complex="Open Sans"/>
    </style:style>
    <style:style style:name="T337_4" style:family="text">
      <style:text-properties style:font-name="Open Sans" style:font-name-asian="Open Sans" style:font-name-complex="Open Sans"/>
    </style:style>
    <style:style style:name="T337_5" style:family="text">
      <style:text-properties style:font-name="Open Sans" style:font-name-asian="Open Sans" style:font-name-complex="Open Sans"/>
    </style:style>
    <style:style style:name="T337_6" style:family="text">
      <style:text-properties style:font-name="Open Sans" style:font-name-asian="Open Sans" style:font-name-complex="Open Sans"/>
    </style:style>
    <style:style style:name="T337_7" style:family="text">
      <style:text-properties style:font-name="Open Sans" style:font-name-asian="Open Sans" style:font-name-complex="Open Sans"/>
    </style:style>
    <style:style style:name="T337_8" style:family="text">
      <style:text-properties style:font-name="Open Sans" style:font-name-asian="Open Sans" style:font-name-complex="Open Sans"/>
    </style:style>
    <style:style style:name="T337_9" style:family="text">
      <style:text-properties style:font-name="Open Sans" style:font-name-asian="Open Sans" style:font-name-complex="Open Sans"/>
    </style:style>
    <style:style style:name="T337_10" style:family="text">
      <style:text-properties style:font-name="Open Sans" style:font-name-asian="Open Sans" style:font-name-complex="Open Sans"/>
    </style:style>
    <style:style style:name="T337_11" style:family="text">
      <style:text-properties style:font-name="Open Sans" style:font-name-asian="Open Sans" style:font-name-complex="Open Sans"/>
    </style:style>
    <style:style style:name="T337_12" style:family="text">
      <style:text-properties style:font-name="Open Sans" style:font-name-asian="Open Sans" style:font-name-complex="Open Sans"/>
    </style:style>
    <style:style style:name="T337_13" style:family="text">
      <style:text-properties style:font-name="Open Sans" style:font-name-asian="Open Sans" style:font-name-complex="Open Sans"/>
    </style:style>
    <style:style style:name="T337_14" style:family="text">
      <style:text-properties style:font-name="Open Sans" style:font-name-asian="Open Sans" style:font-name-complex="Open Sans"/>
    </style:style>
    <style:style style:name="T337_15" style:family="text">
      <style:text-properties style:font-name="Open Sans" style:font-name-asian="Open Sans" style:font-name-complex="Open Sans"/>
    </style:style>
    <style:style style:name="T337_16" style:family="text">
      <style:text-properties style:font-name="Open Sans" style:font-name-asian="Open Sans" style:font-name-complex="Open Sans"/>
    </style:style>
    <style:style style:name="T337_17" style:family="text">
      <style:text-properties style:font-name="Open Sans" style:font-name-asian="Open Sans" style:font-name-complex="Open Sans"/>
    </style:style>
    <style:style style:name="T337_18" style:family="text">
      <style:text-properties style:font-name="Open Sans" style:font-name-asian="Open Sans" style:font-name-complex="Open Sans"/>
    </style:style>
    <style:style style:name="T337_19" style:family="text">
      <style:text-properties style:font-name="Open Sans" style:font-name-asian="Open Sans" style:font-name-complex="Open Sans"/>
    </style:style>
    <style:style style:name="T337_20" style:family="text">
      <style:text-properties style:font-name="Open Sans" style:font-name-asian="Open Sans" style:font-name-complex="Open Sans"/>
    </style:style>
    <style:style style:name="T337_21" style:family="text">
      <style:text-properties style:font-name="Open Sans" style:font-name-asian="Open Sans" style:font-name-complex="Open Sans"/>
    </style:style>
    <style:style style:name="P338" style:family="paragraph" style:parent-style-name="Standard">
      <style:paragraph-properties fo:break-before="auto" fo:text-indent="1.27cm" fo:line-height="115%" fo:margin-left="1.27cm" style:writing-mode="lr-tb"/>
    </style:style>
    <style:style style:name="T338_1" style:family="text">
      <style:text-properties style:text-line-through-style="solid" style:font-name="Open Sans" style:font-name-asian="Open Sans" style:font-name-complex="Open Sans"/>
    </style:style>
    <style:style style:name="T338_2" style:family="text">
      <style:text-properties style:text-line-through-style="solid" style:font-name="Open Sans" style:font-name-asian="Open Sans" style:font-name-complex="Open Sans"/>
    </style:style>
    <style:style style:name="T338_3" style:family="text">
      <style:text-properties style:text-line-through-style="solid" style:font-name="Open Sans" style:font-name-asian="Open Sans" style:font-name-complex="Open Sans"/>
    </style:style>
    <style:style style:name="T338_4" style:family="text">
      <style:text-properties style:text-line-through-style="solid" style:font-name="Open Sans" style:font-name-asian="Open Sans" style:font-name-complex="Open Sans"/>
    </style:style>
    <style:style style:name="T338_5" style:family="text">
      <style:text-properties style:text-line-through-style="solid" style:font-name="Open Sans" style:font-name-asian="Open Sans" style:font-name-complex="Open Sans"/>
    </style:style>
    <style:style style:name="T338_6" style:family="text">
      <style:text-properties style:text-line-through-style="solid" style:font-name="Open Sans" style:font-name-asian="Open Sans" style:font-name-complex="Open Sans"/>
    </style:style>
    <style:style style:name="T338_7" style:family="text">
      <style:text-properties style:text-line-through-style="solid" style:font-name="Open Sans" style:font-name-asian="Open Sans" style:font-name-complex="Open Sans"/>
    </style:style>
    <style:style style:name="T338_8" style:family="text">
      <style:text-properties style:text-line-through-style="solid" style:font-name="Open Sans" style:font-name-asian="Open Sans" style:font-name-complex="Open Sans"/>
    </style:style>
    <style:style style:name="T338_9" style:family="text">
      <style:text-properties style:text-line-through-style="solid" style:font-name="Open Sans" style:font-name-asian="Open Sans" style:font-name-complex="Open Sans"/>
    </style:style>
    <style:style style:name="T338_10" style:family="text">
      <style:text-properties style:text-line-through-style="solid" style:font-name="Open Sans" style:font-name-asian="Open Sans" style:font-name-complex="Open Sans"/>
    </style:style>
    <style:style style:name="T338_11" style:family="text">
      <style:text-properties style:text-line-through-style="solid" style:font-name="Open Sans" style:font-name-asian="Open Sans" style:font-name-complex="Open Sans"/>
    </style:style>
    <style:style style:name="T338_12" style:family="text">
      <style:text-properties style:text-line-through-style="solid" style:font-name="Open Sans" style:font-name-asian="Open Sans" style:font-name-complex="Open Sans"/>
    </style:style>
    <style:style style:name="P339" style:family="paragraph" style:parent-style-name="Standard">
      <style:paragraph-properties fo:break-before="auto" fo:text-indent="1.27cm" fo:line-height="115%" fo:margin-left="1.27cm" style:writing-mode="lr-tb"/>
      <style:text-properties style:font-name="Open Sans" style:font-name-asian="Open Sans" style:font-name-complex="Open Sans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fo:background-color="#00ff00" style:font-name="Open Sans" style:font-name-asian="Open Sans" style:font-name-complex="Open Sans"/>
    </style:style>
    <style:style style:name="T340_2" style:family="text">
      <style:text-properties fo:background-color="#00ff00" style:font-name="Open Sans" style:font-name-asian="Open Sans" style:font-name-complex="Open Sans"/>
    </style:style>
    <style:style style:name="T340_3" style:family="text">
      <style:text-properties style:font-name="Open Sans" style:font-name-asian="Open Sans" style:font-name-complex="Open Sans"/>
    </style:style>
    <style:style style:name="T340_4" style:family="text">
      <style:text-properties style:font-name="Open Sans" style:font-name-asian="Open Sans" style:font-name-complex="Open Sans"/>
    </style:style>
    <style:style style:name="T340_5" style:family="text">
      <style:text-properties style:font-name="Open Sans" style:font-name-asian="Open Sans" style:font-name-complex="Open Sans"/>
    </style:style>
    <style:style style:name="T340_6" style:family="text">
      <style:text-properties style:font-name="Open Sans" style:font-name-asian="Open Sans" style:font-name-complex="Open Sans"/>
    </style:style>
    <style:style style:name="T340_7" style:family="text">
      <style:text-properties style:font-name="Open Sans" style:font-name-asian="Open Sans" style:font-name-complex="Open Sans"/>
    </style:style>
    <style:style style:name="T340_8" style:family="text">
      <style:text-properties style:text-line-through-style="solid" style:font-name="Open Sans" style:font-name-asian="Open Sans" style:font-name-complex="Open Sans"/>
    </style:style>
    <style:style style:name="T340_9" style:family="text">
      <style:text-properties style:text-line-through-style="solid" style:font-name="Open Sans" style:font-name-asian="Open Sans" style:font-name-complex="Open Sans"/>
    </style:style>
    <style:style style:name="T340_10" style:family="text">
      <style:text-properties style:text-line-through-style="solid" style:font-name="Open Sans" style:font-name-asian="Open Sans" style:font-name-complex="Open Sans"/>
    </style:style>
    <style:style style:name="T340_11" style:family="text">
      <style:text-properties style:text-line-through-style="solid" style:font-name="Open Sans" style:font-name-asian="Open Sans" style:font-name-complex="Open Sans"/>
    </style:style>
    <style:style style:name="T340_12" style:family="text">
      <style:text-properties style:text-line-through-style="solid" style:font-name="Open Sans" style:font-name-asian="Open Sans" style:font-name-complex="Open Sans"/>
    </style:style>
    <style:style style:name="T340_13" style:family="text">
      <style:text-properties style:text-line-through-style="solid" style:font-name="Open Sans" style:font-name-asian="Open Sans" style:font-name-complex="Open Sans"/>
    </style:style>
    <style:style style:name="T340_14" style:family="text">
      <style:text-properties style:text-line-through-style="solid" style:font-name="Open Sans" style:font-name-asian="Open Sans" style:font-name-complex="Open Sans"/>
    </style:style>
    <style:style style:name="T340_15" style:family="text">
      <style:text-properties style:text-line-through-style="solid" style:font-name="Open Sans" style:font-name-asian="Open Sans" style:font-name-complex="Open Sans"/>
    </style:style>
    <style:style style:name="T340_16" style:family="text">
      <style:text-properties style:text-line-through-style="solid" style:font-name="Open Sans" style:font-name-asian="Open Sans" style:font-name-complex="Open Sans"/>
    </style:style>
    <style:style style:name="T340_17" style:family="text">
      <style:text-properties style:text-line-through-style="solid" style:font-name="Open Sans" style:font-name-asian="Open Sans" style:font-name-complex="Open Sans"/>
    </style:style>
    <style:style style:name="T340_18" style:family="text">
      <style:text-properties style:text-line-through-style="solid" style:font-name="Open Sans" style:font-name-asian="Open Sans" style:font-name-complex="Open Sans"/>
    </style:style>
    <style:style style:name="T340_19" style:family="text">
      <style:text-properties style:text-line-through-style="solid" style:font-name="Open Sans" style:font-name-asian="Open Sans" style:font-name-complex="Open Sans"/>
    </style:style>
    <style:style style:name="T340_20" style:family="text">
      <style:text-properties style:text-line-through-style="solid" style:font-name="Open Sans" style:font-name-asian="Open Sans" style:font-name-complex="Open Sans"/>
    </style:style>
    <style:style style:name="T340_21" style:family="text">
      <style:text-properties style:text-line-through-style="solid" style:font-name="Open Sans" style:font-name-asian="Open Sans" style:font-name-complex="Open Sans"/>
    </style:style>
    <style:style style:name="T340_22" style:family="text">
      <style:text-properties style:text-line-through-style="solid" style:font-name="Open Sans" style:font-name-asian="Open Sans" style:font-name-complex="Open Sans"/>
    </style:style>
    <style:style style:name="T340_23" style:family="text">
      <style:text-properties style:text-line-through-style="solid" style:font-name="Open Sans" style:font-name-asian="Open Sans" style:font-name-complex="Open Sans"/>
    </style:style>
    <style:style style:name="P341" style:family="paragraph" style:parent-style-name="Standard">
      <style:paragraph-properties fo:break-before="auto" fo:text-indent="1.27cm" fo:line-height="115%" fo:margin-left="1.27cm" style:writing-mode="lr-tb"/>
    </style:style>
    <style:style style:name="T341_1" style:family="text">
      <style:text-properties style:text-line-through-style="solid" style:font-name="Open Sans" style:font-name-asian="Open Sans" style:font-name-complex="Open Sans"/>
    </style:style>
    <style:style style:name="T341_2" style:family="text">
      <style:text-properties style:text-line-through-style="solid" style:font-name="Open Sans" style:font-name-asian="Open Sans" style:font-name-complex="Open Sans"/>
    </style:style>
    <style:style style:name="T341_3" style:family="text">
      <style:text-properties style:text-line-through-style="solid" style:font-name="Open Sans" style:font-name-asian="Open Sans" style:font-name-complex="Open Sans"/>
    </style:style>
    <style:style style:name="T341_4" style:family="text">
      <style:text-properties style:text-line-through-style="solid" style:font-name="Open Sans" style:font-name-asian="Open Sans" style:font-name-complex="Open Sans"/>
    </style:style>
    <style:style style:name="T341_5" style:family="text">
      <style:text-properties style:text-line-through-style="solid" style:font-name="Open Sans" style:font-name-asian="Open Sans" style:font-name-complex="Open Sans"/>
    </style:style>
    <style:style style:name="T341_6" style:family="text">
      <style:text-properties style:text-line-through-style="solid" style:font-name="Open Sans" style:font-name-asian="Open Sans" style:font-name-complex="Open Sans"/>
    </style:style>
    <style:style style:name="T341_7" style:family="text">
      <style:text-properties style:text-line-through-style="solid" style:font-name="Open Sans" style:font-name-asian="Open Sans" style:font-name-complex="Open Sans"/>
    </style:style>
    <style:style style:name="T341_8" style:family="text">
      <style:text-properties style:text-line-through-style="solid" style:font-name="Open Sans" style:font-name-asian="Open Sans" style:font-name-complex="Open Sans"/>
    </style:style>
    <style:style style:name="T341_9" style:family="text">
      <style:text-properties style:text-line-through-style="solid" style:font-name="Open Sans" style:font-name-asian="Open Sans" style:font-name-complex="Open Sans"/>
    </style:style>
    <style:style style:name="T341_10" style:family="text">
      <style:text-properties style:text-line-through-style="solid" style:font-name="Open Sans" style:font-name-asian="Open Sans" style:font-name-complex="Open Sans"/>
    </style:style>
    <style:style style:name="P342" style:family="paragraph" style:parent-style-name="Standard">
      <style:paragraph-properties fo:break-before="auto" fo:text-indent="1.27cm" fo:line-height="115%" fo:margin-left="1.27cm" style:writing-mode="lr-tb"/>
    </style:style>
    <style:style style:name="T342_1" style:family="text">
      <style:text-properties style:font-name="Open Sans" style:font-name-asian="Open Sans" style:font-name-complex="Open Sans"/>
    </style:style>
    <style:style style:name="T342_2" style:family="text">
      <style:text-properties style:font-name="Open Sans" style:font-name-asian="Open Sans" style:font-name-complex="Open Sans"/>
    </style:style>
    <style:style style:name="T342_3" style:family="text">
      <style:text-properties style:font-name="Open Sans" style:font-name-asian="Open Sans" style:font-name-complex="Open Sans"/>
    </style:style>
    <style:style style:name="T342_4" style:family="text">
      <style:text-properties style:font-name="Open Sans" style:font-name-asian="Open Sans" style:font-name-complex="Open Sans"/>
    </style:style>
    <style:style style:name="T342_5" style:family="text">
      <style:text-properties style:font-name="Open Sans" style:font-name-asian="Open Sans" style:font-name-complex="Open Sans"/>
    </style:style>
    <style:style style:name="T342_6" style:family="text">
      <style:text-properties style:font-name="Open Sans" style:font-name-asian="Open Sans" style:font-name-complex="Open Sans"/>
    </style:style>
    <style:style style:name="T342_7" style:family="text">
      <style:text-properties style:font-name="Open Sans" style:font-name-asian="Open Sans" style:font-name-complex="Open Sans"/>
    </style:style>
    <style:style style:name="T342_8" style:family="text">
      <style:text-properties style:font-name="Open Sans" style:font-name-asian="Open Sans" style:font-name-complex="Open Sans"/>
    </style:style>
    <style:style style:name="T342_9" style:family="text">
      <style:text-properties style:font-name="Open Sans" style:font-name-asian="Open Sans" style:font-name-complex="Open Sans"/>
    </style:style>
    <style:style style:name="T342_10" style:family="text">
      <style:text-properties style:font-name="Open Sans" style:font-name-asian="Open Sans" style:font-name-complex="Open Sans"/>
    </style:style>
    <style:style style:name="T342_11" style:family="text">
      <style:text-properties style:font-name="Open Sans" style:font-name-asian="Open Sans" style:font-name-complex="Open Sans"/>
    </style:style>
    <style:style style:name="T342_12" style:family="text">
      <style:text-properties style:font-name="Open Sans" style:font-name-asian="Open Sans" style:font-name-complex="Open Sans"/>
    </style:style>
    <style:style style:name="T342_13" style:family="text">
      <style:text-properties style:font-name="Open Sans" style:font-name-asian="Open Sans" style:font-name-complex="Open Sans"/>
    </style:style>
    <style:style style:name="T342_14" style:family="text">
      <style:text-properties style:font-name="Open Sans" style:font-name-asian="Open Sans" style:font-name-complex="Open Sans"/>
    </style:style>
    <style:style style:name="T342_15" style:family="text">
      <style:text-properties style:font-name="Open Sans" style:font-name-asian="Open Sans" style:font-name-complex="Open Sans"/>
    </style:style>
    <style:style style:name="P343" style:family="paragraph" style:parent-style-name="Standard">
      <style:paragraph-properties fo:break-before="auto" fo:text-indent="1.27cm" fo:line-height="115%" fo:margin-left="1.27cm" style:writing-mode="lr-tb"/>
    </style:style>
    <style:style style:name="T343_1" style:family="text">
      <style:text-properties style:font-name="Open Sans" style:font-name-asian="Open Sans" style:font-name-complex="Open Sans"/>
    </style:style>
    <style:style style:name="T343_2" style:family="text">
      <style:text-properties style:font-name="Open Sans" style:font-name-asian="Open Sans" style:font-name-complex="Open Sans"/>
    </style:style>
    <style:style style:name="T343_3" style:family="text">
      <style:text-properties style:font-name="Open Sans" style:font-name-asian="Open Sans" style:font-name-complex="Open Sans"/>
    </style:style>
    <style:style style:name="T343_4" style:family="text">
      <style:text-properties style:font-name="Open Sans" style:font-name-asian="Open Sans" style:font-name-complex="Open Sans"/>
    </style:style>
    <style:style style:name="T343_5" style:family="text">
      <style:text-properties style:font-name="Open Sans" style:font-name-asian="Open Sans" style:font-name-complex="Open Sans"/>
    </style:style>
    <style:style style:name="T343_6" style:family="text">
      <style:text-properties style:font-name="Open Sans" style:font-name-asian="Open Sans" style:font-name-complex="Open Sans"/>
    </style:style>
    <style:style style:name="T343_7" style:family="text">
      <style:text-properties style:font-name="Open Sans" style:font-name-asian="Open Sans" style:font-name-complex="Open Sans"/>
    </style:style>
    <style:style style:name="T343_8" style:family="text">
      <style:text-properties style:font-name="Open Sans" style:font-name-asian="Open Sans" style:font-name-complex="Open Sans"/>
    </style:style>
    <style:style style:name="T343_9" style:family="text">
      <style:text-properties style:font-name="Open Sans" style:font-name-asian="Open Sans" style:font-name-complex="Open Sans"/>
    </style:style>
    <style:style style:name="T343_10" style:family="text">
      <style:text-properties style:font-name="Open Sans" style:font-name-asian="Open Sans" style:font-name-complex="Open Sans"/>
    </style:style>
    <style:style style:name="T343_11" style:family="text">
      <style:text-properties style:font-name="Open Sans" style:font-name-asian="Open Sans" style:font-name-complex="Open Sans"/>
    </style:style>
    <style:style style:name="T343_12" style:family="text">
      <style:text-properties style:font-name="Open Sans" style:font-name-asian="Open Sans" style:font-name-complex="Open Sans"/>
    </style:style>
    <style:style style:name="P344" style:family="paragraph" style:parent-style-name="Standard">
      <style:paragraph-properties fo:break-before="auto" fo:text-indent="1.27cm" fo:line-height="115%" fo:margin-left="1.27cm" style:writing-mode="lr-tb"/>
    </style:style>
    <style:style style:name="T344_1" style:family="text">
      <style:text-properties style:font-name="Open Sans" style:font-name-asian="Open Sans" style:font-name-complex="Open Sans"/>
    </style:style>
    <style:style style:name="T344_2" style:family="text">
      <style:text-properties style:font-name="Open Sans" style:font-name-asian="Open Sans" style:font-name-complex="Open Sans"/>
    </style:style>
    <style:style style:name="T344_3" style:family="text">
      <style:text-properties style:font-name="Open Sans" style:font-name-asian="Open Sans" style:font-name-complex="Open Sans"/>
    </style:style>
    <style:style style:name="T344_4" style:family="text">
      <style:text-properties style:font-name="Open Sans" style:font-name-asian="Open Sans" style:font-name-complex="Open Sans"/>
    </style:style>
    <style:style style:name="T344_5" style:family="text">
      <style:text-properties style:font-name="Open Sans" style:font-name-asian="Open Sans" style:font-name-complex="Open Sans"/>
    </style:style>
    <style:style style:name="T344_6" style:family="text">
      <style:text-properties style:font-name="Open Sans" style:font-name-asian="Open Sans" style:font-name-complex="Open Sans"/>
    </style:style>
    <style:style style:name="T344_7" style:family="text">
      <style:text-properties style:font-name="Open Sans" style:font-name-asian="Open Sans" style:font-name-complex="Open Sans"/>
    </style:style>
    <style:style style:name="T344_8" style:family="text">
      <style:text-properties style:font-name="Open Sans" style:font-name-asian="Open Sans" style:font-name-complex="Open Sans"/>
    </style:style>
    <style:style style:name="T344_9" style:family="text">
      <style:text-properties style:font-name="Open Sans" style:font-name-asian="Open Sans" style:font-name-complex="Open Sans"/>
    </style:style>
    <style:style style:name="T344_10" style:family="text">
      <style:text-properties style:font-name="Open Sans" style:font-name-asian="Open Sans" style:font-name-complex="Open Sans"/>
    </style:style>
    <style:style style:name="T344_11" style:family="text">
      <style:text-properties style:font-name="Open Sans" style:font-name-asian="Open Sans" style:font-name-complex="Open Sans"/>
    </style:style>
    <style:style style:name="T344_12" style:family="text">
      <style:text-properties style:font-name="Open Sans" style:font-name-asian="Open Sans" style:font-name-complex="Open Sans"/>
    </style:style>
    <style:style style:name="T344_13" style:family="text">
      <style:text-properties style:font-name="Open Sans" style:font-name-asian="Open Sans" style:font-name-complex="Open Sans"/>
    </style:style>
    <style:style style:name="T344_14" style:family="text">
      <style:text-properties style:font-name="Open Sans" style:font-name-asian="Open Sans" style:font-name-complex="Open Sans"/>
    </style:style>
    <style:style style:name="T344_15" style:family="text">
      <style:text-properties style:font-name="Open Sans" style:font-name-asian="Open Sans" style:font-name-complex="Open Sans"/>
    </style:style>
    <style:style style:name="T344_16" style:family="text">
      <style:text-properties style:font-name="Open Sans" style:font-name-asian="Open Sans" style:font-name-complex="Open Sans"/>
    </style:style>
    <style:style style:name="T344_17" style:family="text">
      <style:text-properties style:font-name="Open Sans" style:font-name-asian="Open Sans" style:font-name-complex="Open Sans"/>
    </style:style>
    <style:style style:name="T344_18" style:family="text">
      <style:text-properties style:font-name="Open Sans" style:font-name-asian="Open Sans" style:font-name-complex="Open Sans"/>
    </style:style>
    <style:style style:name="T344_19" style:family="text">
      <style:text-properties style:font-name="Open Sans" style:font-name-asian="Open Sans" style:font-name-complex="Open Sans"/>
    </style:style>
    <style:style style:name="T344_20" style:family="text">
      <style:text-properties style:font-name="Open Sans" style:font-name-asian="Open Sans" style:font-name-complex="Open Sans"/>
    </style:style>
    <style:style style:name="T344_21" style:family="text">
      <style:text-properties style:font-name="Open Sans" style:font-name-asian="Open Sans" style:font-name-complex="Open Sans"/>
    </style:style>
    <style:style style:name="T344_22" style:family="text">
      <style:text-properties style:font-name="Open Sans" style:font-name-asian="Open Sans" style:font-name-complex="Open Sans"/>
    </style:style>
    <style:style style:name="T344_23" style:family="text">
      <style:text-properties style:font-name="Open Sans" style:font-name-asian="Open Sans" style:font-name-complex="Open Sans"/>
    </style:style>
    <style:style style:name="T344_24" style:family="text">
      <style:text-properties style:font-name="Open Sans" style:font-name-asian="Open Sans" style:font-name-complex="Open Sans"/>
    </style:style>
    <style:style style:name="P345" style:family="paragraph" style:parent-style-name="Standard">
      <style:paragraph-properties fo:break-before="auto" fo:text-indent="1.27cm" fo:line-height="115%" fo:margin-left="1.27cm" style:writing-mode="lr-tb"/>
    </style:style>
    <style:style style:name="T345_1" style:family="text">
      <style:text-properties style:font-name="Open Sans" style:font-name-asian="Open Sans" style:font-name-complex="Open Sans"/>
    </style:style>
    <style:style style:name="T345_2" style:family="text">
      <style:text-properties style:font-name="Open Sans" style:font-name-asian="Open Sans" style:font-name-complex="Open Sans"/>
    </style:style>
    <style:style style:name="T345_3" style:family="text">
      <style:text-properties style:font-name="Open Sans" style:font-name-asian="Open Sans" style:font-name-complex="Open Sans"/>
    </style:style>
    <style:style style:name="T345_4" style:family="text">
      <style:text-properties style:font-name="Open Sans" style:font-name-asian="Open Sans" style:font-name-complex="Open Sans"/>
    </style:style>
    <style:style style:name="T345_5" style:family="text">
      <style:text-properties style:font-name="Open Sans" style:font-name-asian="Open Sans" style:font-name-complex="Open Sans"/>
    </style:style>
    <style:style style:name="T345_6" style:family="text">
      <style:text-properties style:font-name="Open Sans" style:font-name-asian="Open Sans" style:font-name-complex="Open Sans"/>
    </style:style>
    <style:style style:name="T345_7" style:family="text">
      <style:text-properties style:font-name="Open Sans" style:font-name-asian="Open Sans" style:font-name-complex="Open Sans"/>
    </style:style>
    <style:style style:name="T345_8" style:family="text">
      <style:text-properties style:font-name="Open Sans" style:font-name-asian="Open Sans" style:font-name-complex="Open Sans"/>
    </style:style>
    <style:style style:name="T345_9" style:family="text">
      <style:text-properties style:font-name="Open Sans" style:font-name-asian="Open Sans" style:font-name-complex="Open Sans"/>
    </style:style>
    <style:style style:name="T345_10" style:family="text">
      <style:text-properties style:font-name="Open Sans" style:font-name-asian="Open Sans" style:font-name-complex="Open Sans"/>
    </style:style>
    <style:style style:name="T345_11" style:family="text">
      <style:text-properties style:font-name="Open Sans" style:font-name-asian="Open Sans" style:font-name-complex="Open Sans"/>
    </style:style>
    <style:style style:name="T345_12" style:family="text">
      <style:text-properties style:font-name="Open Sans" style:font-name-asian="Open Sans" style:font-name-complex="Open Sans"/>
    </style:style>
    <style:style style:name="T345_13" style:family="text">
      <style:text-properties style:font-name="Open Sans" style:font-name-asian="Open Sans" style:font-name-complex="Open Sans"/>
    </style:style>
    <style:style style:name="T345_14" style:family="text">
      <style:text-properties style:font-name="Open Sans" style:font-name-asian="Open Sans" style:font-name-complex="Open Sans"/>
    </style:style>
    <style:style style:name="T345_15" style:family="text">
      <style:text-properties style:font-name="Open Sans" style:font-name-asian="Open Sans" style:font-name-complex="Open Sans"/>
    </style:style>
    <style:style style:name="T345_16" style:family="text">
      <style:text-properties style:font-name="Open Sans" style:font-name-asian="Open Sans" style:font-name-complex="Open Sans"/>
    </style:style>
    <style:style style:name="T345_17" style:family="text">
      <style:text-properties style:font-name="Open Sans" style:font-name-asian="Open Sans" style:font-name-complex="Open Sans"/>
    </style:style>
    <style:style style:name="T345_18" style:family="text">
      <style:text-properties style:font-name="Open Sans" style:font-name-asian="Open Sans" style:font-name-complex="Open Sans"/>
    </style:style>
    <style:style style:name="T345_19" style:family="text">
      <style:text-properties style:font-name="Open Sans" style:font-name-asian="Open Sans" style:font-name-complex="Open Sans"/>
    </style:style>
    <style:style style:name="T345_20" style:family="text">
      <style:text-properties style:font-name="Open Sans" style:font-name-asian="Open Sans" style:font-name-complex="Open Sans"/>
    </style:style>
    <style:style style:name="P346" style:family="paragraph" style:parent-style-name="Standard">
      <style:paragraph-properties fo:break-before="auto" fo:text-indent="1.27cm" fo:line-height="115%" fo:margin-left="1.27cm" style:writing-mode="lr-tb"/>
    </style:style>
    <style:style style:name="T346_1" style:family="text">
      <style:text-properties style:font-name="Open Sans" style:font-name-asian="Open Sans" style:font-name-complex="Open Sans"/>
    </style:style>
    <style:style style:name="T346_2" style:family="text">
      <style:text-properties style:font-name="Open Sans" style:font-name-asian="Open Sans" style:font-name-complex="Open Sans"/>
    </style:style>
    <style:style style:name="T346_3" style:family="text">
      <style:text-properties style:font-name="Open Sans" style:font-name-asian="Open Sans" style:font-name-complex="Open Sans"/>
    </style:style>
    <style:style style:name="T346_4" style:family="text">
      <style:text-properties style:font-name="Open Sans" style:font-name-asian="Open Sans" style:font-name-complex="Open Sans"/>
    </style:style>
    <style:style style:name="T346_5" style:family="text">
      <style:text-properties style:font-name="Open Sans" style:font-name-asian="Open Sans" style:font-name-complex="Open Sans"/>
    </style:style>
    <style:style style:name="T346_6" style:family="text">
      <style:text-properties style:font-name="Open Sans" style:font-name-asian="Open Sans" style:font-name-complex="Open Sans"/>
    </style:style>
    <style:style style:name="T346_7" style:family="text">
      <style:text-properties style:font-name="Open Sans" style:font-name-asian="Open Sans" style:font-name-complex="Open Sans"/>
    </style:style>
    <style:style style:name="T346_8" style:family="text">
      <style:text-properties style:font-name="Open Sans" style:font-name-asian="Open Sans" style:font-name-complex="Open Sans"/>
    </style:style>
    <style:style style:name="T346_9" style:family="text">
      <style:text-properties style:font-name="Open Sans" style:font-name-asian="Open Sans" style:font-name-complex="Open Sans"/>
    </style:style>
    <style:style style:name="T346_10" style:family="text">
      <style:text-properties style:font-name="Open Sans" style:font-name-asian="Open Sans" style:font-name-complex="Open Sans"/>
    </style:style>
    <style:style style:name="T346_11" style:family="text">
      <style:text-properties style:font-name="Open Sans" style:font-name-asian="Open Sans" style:font-name-complex="Open Sans"/>
    </style:style>
    <style:style style:name="T346_12" style:family="text">
      <style:text-properties style:font-name="Open Sans" style:font-name-asian="Open Sans" style:font-name-complex="Open Sans"/>
    </style:style>
    <style:style style:name="T346_13" style:family="text">
      <style:text-properties style:font-name="Open Sans" style:font-name-asian="Open Sans" style:font-name-complex="Open Sans"/>
    </style:style>
    <style:style style:name="T346_14" style:family="text">
      <style:text-properties style:font-name="Open Sans" style:font-name-asian="Open Sans" style:font-name-complex="Open Sans"/>
    </style:style>
    <style:style style:name="T346_15" style:family="text">
      <style:text-properties style:font-name="Open Sans" style:font-name-asian="Open Sans" style:font-name-complex="Open Sans"/>
    </style:style>
    <style:style style:name="T346_16" style:family="text">
      <style:text-properties style:font-name="Open Sans" style:font-name-asian="Open Sans" style:font-name-complex="Open Sans"/>
    </style:style>
    <style:style style:name="T346_17" style:family="text">
      <style:text-properties style:font-name="Open Sans" style:font-name-asian="Open Sans" style:font-name-complex="Open Sans"/>
    </style:style>
    <style:style style:name="T346_18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19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0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1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2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3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4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5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6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7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8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6_29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P347" style:family="paragraph" style:parent-style-name="Standard">
      <style:paragraph-properties fo:break-before="auto" fo:text-indent="1.27cm" fo:line-height="115%" fo:margin-left="1.27cm" style:writing-mode="lr-tb"/>
    </style:style>
    <style:style style:name="T347_1" style:family="text">
      <style:text-properties fo:background-color="#00ff00" style:font-name="Open Sans" style:font-name-asian="Open Sans" style:font-name-complex="Open Sans"/>
    </style:style>
    <style:style style:name="T347_2" style:family="text">
      <style:text-properties fo:background-color="#00ff00" style:font-name="Open Sans" style:font-name-asian="Open Sans" style:font-name-complex="Open Sans"/>
    </style:style>
    <style:style style:name="T347_3" style:family="text">
      <style:text-properties fo:background-color="#ff9900" style:text-line-through-style="solid" style:font-name="Open Sans" style:font-name-asian="Open Sans" style:font-name-complex="Open Sans"/>
    </style:style>
    <style:style style:name="T347_4" style:family="text">
      <style:text-properties fo:background-color="#ff9900" style:text-line-through-style="solid" style:font-name="Open Sans" style:font-name-asian="Open Sans" style:font-name-complex="Open Sans"/>
    </style:style>
    <style:style style:name="T347_5" style:family="text">
      <style:text-properties fo:background-color="#ff9900" style:text-line-through-style="solid" style:font-name="Open Sans" style:font-name-asian="Open Sans" style:font-name-complex="Open Sans"/>
    </style:style>
    <style:style style:name="T347_6" style:family="text">
      <style:text-properties fo:background-color="#ff9900" style:text-line-through-style="solid" style:font-name="Open Sans" style:font-name-asian="Open Sans" style:font-name-complex="Open Sans"/>
    </style:style>
    <style:style style:name="T347_7" style:family="text">
      <style:text-properties fo:background-color="#ff9900" style:text-line-through-style="solid" style:font-name="Open Sans" style:font-name-asian="Open Sans" style:font-name-complex="Open Sans"/>
    </style:style>
    <style:style style:name="T347_8" style:family="text">
      <style:text-properties style:font-name="Open Sans" style:font-name-asian="Open Sans" style:font-name-complex="Open Sans"/>
    </style:style>
    <style:style style:name="T347_9" style:family="text">
      <style:text-properties style:font-name="Open Sans" style:font-name-asian="Open Sans" style:font-name-complex="Open Sans"/>
    </style:style>
    <style:style style:name="T347_10" style:family="text">
      <style:text-properties style:font-name="Open Sans" style:font-name-asian="Open Sans" style:font-name-complex="Open Sans"/>
    </style:style>
    <style:style style:name="T347_11" style:family="text">
      <style:text-properties style:font-name="Open Sans" style:font-name-asian="Open Sans" style:font-name-complex="Open Sans"/>
    </style:style>
    <style:style style:name="T347_12" style:family="text">
      <style:text-properties style:font-name="Open Sans" style:font-name-asian="Open Sans" style:font-name-complex="Open Sans"/>
    </style:style>
    <style:style style:name="T347_13" style:family="text">
      <style:text-properties style:font-name="Open Sans" style:font-name-asian="Open Sans" style:font-name-complex="Open Sans"/>
    </style:style>
    <style:style style:name="T347_14" style:family="text">
      <style:text-properties style:font-name="Open Sans" style:font-name-asian="Open Sans" style:font-name-complex="Open Sans"/>
    </style:style>
    <style:style style:name="T347_15" style:family="text">
      <style:text-properties style:font-name="Open Sans" style:font-name-asian="Open Sans" style:font-name-complex="Open Sans"/>
    </style:style>
    <style:style style:name="T347_16" style:family="text">
      <style:text-properties style:font-name="Open Sans" style:font-name-asian="Open Sans" style:font-name-complex="Open Sans"/>
    </style:style>
    <style:style style:name="T347_17" style:family="text">
      <style:text-properties style:font-name="Open Sans" style:font-name-asian="Open Sans" style:font-name-complex="Open Sans"/>
    </style:style>
    <style:style style:name="T347_18" style:family="text">
      <style:text-properties style:font-name="Open Sans" style:font-name-asian="Open Sans" style:font-name-complex="Open Sans"/>
    </style:style>
    <style:style style:name="T347_19" style:family="text">
      <style:text-properties style:font-name="Open Sans" style:font-name-asian="Open Sans" style:font-name-complex="Open Sans"/>
    </style:style>
    <style:style style:name="T347_20" style:family="text">
      <style:text-properties style:font-name="Open Sans" style:font-name-asian="Open Sans" style:font-name-complex="Open Sans"/>
    </style:style>
    <style:style style:name="T347_21" style:family="text">
      <style:text-properties style:font-name="Open Sans" style:font-name-asian="Open Sans" style:font-name-complex="Open Sans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48_2" style:family="text">
      <style:text-properties style:font-name="Open Sans" style:font-name-asian="Open Sans" style:font-name-complex="Open Sans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style:font-name="Open Sans" style:font-name-asian="Open Sans" style:font-name-complex="Open Sans"/>
    </style:style>
    <style:style style:name="T349_2" style:family="text">
      <style:text-properties fo:background-color="#00ff00" style:text-line-through-style="solid" style:font-name="Open Sans" style:font-name-asian="Open Sans" style:font-name-complex="Open Sans"/>
    </style:style>
    <style:style style:name="T349_3" style:family="text">
      <style:text-properties fo:background-color="#00ff00" style:text-line-through-style="solid" style:font-name="Open Sans" style:font-name-asian="Open Sans" style:font-name-complex="Open Sans"/>
    </style:style>
    <style:style style:name="T349_4" style:family="text">
      <style:text-properties style:text-line-through-style="solid" style:font-name="Open Sans" style:font-name-asian="Open Sans" style:font-name-complex="Open Sans"/>
    </style:style>
    <style:style style:name="T349_5" style:family="text">
      <style:text-properties style:text-line-through-style="solid" style:font-name="Open Sans" style:font-name-asian="Open Sans" style:font-name-complex="Open Sans"/>
    </style:style>
    <style:style style:name="T349_6" style:family="text">
      <style:text-properties style:text-line-through-style="solid" style:font-name="Open Sans" style:font-name-asian="Open Sans" style:font-name-complex="Open Sans"/>
    </style:style>
    <style:style style:name="T349_7" style:family="text">
      <style:text-properties style:text-line-through-style="solid" style:font-name="Open Sans" style:font-name-asian="Open Sans" style:font-name-complex="Open Sans"/>
    </style:style>
    <style:style style:name="T349_8" style:family="text">
      <style:text-properties style:text-line-through-style="solid" style:font-name="Open Sans" style:font-name-asian="Open Sans" style:font-name-complex="Open Sans"/>
    </style:style>
    <style:style style:name="T349_9" style:family="text">
      <style:text-properties style:text-line-through-style="solid" style:font-name="Open Sans" style:font-name-asian="Open Sans" style:font-name-complex="Open Sans"/>
    </style:style>
    <style:style style:name="T349_10" style:family="text">
      <style:text-properties style:text-line-through-style="solid" style:font-name="Open Sans" style:font-name-asian="Open Sans" style:font-name-complex="Open Sans"/>
    </style:style>
    <style:style style:name="T349_11" style:family="text">
      <style:text-properties style:text-line-through-style="solid" style:font-name="Open Sans" style:font-name-asian="Open Sans" style:font-name-complex="Open Sans"/>
    </style:style>
    <style:style style:name="T349_12" style:family="text">
      <style:text-properties style:text-line-through-style="solid" style:font-name="Open Sans" style:font-name-asian="Open Sans" style:font-name-complex="Open Sans"/>
    </style:style>
    <style:style style:name="T349_13" style:family="text">
      <style:text-properties style:text-line-through-style="solid" style:font-name="Open Sans" style:font-name-asian="Open Sans" style:font-name-complex="Open Sans"/>
    </style:style>
    <style:style style:name="T349_14" style:family="text">
      <style:text-properties style:text-line-through-style="solid" style:font-name="Open Sans" style:font-name-asian="Open Sans" style:font-name-complex="Open Sans"/>
    </style:style>
    <style:style style:name="T349_15" style:family="text">
      <style:text-properties style:text-line-through-style="solid" style:font-name="Open Sans" style:font-name-asian="Open Sans" style:font-name-complex="Open Sans"/>
    </style:style>
    <style:style style:name="T349_16" style:family="text">
      <style:text-properties style:text-line-through-style="solid" style:font-name="Open Sans" style:font-name-asian="Open Sans" style:font-name-complex="Open Sans"/>
    </style:style>
    <style:style style:name="T349_17" style:family="text">
      <style:text-properties style:text-line-through-style="solid" style:font-name="Open Sans" style:font-name-asian="Open Sans" style:font-name-complex="Open Sans"/>
    </style:style>
    <style:style style:name="T349_18" style:family="text">
      <style:text-properties style:text-line-through-style="solid" style:font-name="Open Sans" style:font-name-asian="Open Sans" style:font-name-complex="Open Sans"/>
    </style:style>
    <style:style style:name="T349_19" style:family="text">
      <style:text-properties style:text-line-through-style="solid" style:font-name="Open Sans" style:font-name-asian="Open Sans" style:font-name-complex="Open Sans"/>
    </style:style>
    <style:style style:name="T349_20" style:family="text">
      <style:text-properties style:text-line-through-style="solid" style:font-name="Open Sans" style:font-name-asian="Open Sans" style:font-name-complex="Open Sans"/>
    </style:style>
    <style:style style:name="T349_21" style:family="text">
      <style:text-properties style:text-line-through-style="solid" style:font-name="Open Sans" style:font-name-asian="Open Sans" style:font-name-complex="Open Sans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style:text-line-through-style="solid" style:font-name="Open Sans" style:font-name-asian="Open Sans" style:font-name-complex="Open Sans"/>
    </style:style>
    <style:style style:name="T350_2" style:family="text">
      <style:text-properties style:font-name="Open Sans" style:font-name-asian="Open Sans" style:font-name-complex="Open Sans"/>
    </style:style>
    <style:style style:name="T350_3" style:family="text">
      <style:text-properties style:font-name="Open Sans" style:font-name-asian="Open Sans" style:font-name-complex="Open Sans"/>
    </style:style>
    <style:style style:name="T350_4" style:family="text">
      <style:text-properties style:font-name="Open Sans" style:font-name-asian="Open Sans" style:font-name-complex="Open Sans"/>
    </style:style>
    <style:style style:name="T350_5" style:family="text">
      <style:text-properties style:font-name="Open Sans" style:font-name-asian="Open Sans" style:font-name-complex="Open Sans"/>
    </style:style>
    <style:style style:name="T350_6" style:family="text">
      <style:text-properties style:font-name="Open Sans" style:font-name-asian="Open Sans" style:font-name-complex="Open Sans"/>
    </style:style>
    <style:style style:name="T350_7" style:family="text">
      <style:text-properties style:font-name="Open Sans" style:font-name-asian="Open Sans" style:font-name-complex="Open Sans"/>
    </style:style>
    <style:style style:name="T350_8" style:family="text">
      <style:text-properties style:font-name="Open Sans" style:font-name-asian="Open Sans" style:font-name-complex="Open Sans"/>
    </style:style>
    <style:style style:name="T350_9" style:family="text">
      <style:text-properties style:font-name="Open Sans" style:font-name-asian="Open Sans" style:font-name-complex="Open Sans"/>
    </style:style>
    <style:style style:name="T350_10" style:family="text">
      <style:text-properties style:font-name="Open Sans" style:font-name-asian="Open Sans" style:font-name-complex="Open Sans"/>
    </style:style>
    <style:style style:name="T350_11" style:family="text">
      <style:text-properties style:font-name="Open Sans" style:font-name-asian="Open Sans" style:font-name-complex="Open Sans"/>
    </style:style>
    <style:style style:name="T350_12" style:family="text">
      <style:text-properties style:font-name="Open Sans" style:font-name-asian="Open Sans" style:font-name-complex="Open Sans"/>
    </style:style>
    <style:style style:name="T350_13" style:family="text">
      <style:text-properties style:font-name="Open Sans" style:font-name-asian="Open Sans" style:font-name-complex="Open Sans"/>
    </style:style>
    <style:style style:name="T350_14" style:family="text">
      <style:text-properties style:font-name="Open Sans" style:font-name-asian="Open Sans" style:font-name-complex="Open Sans"/>
    </style:style>
    <style:style style:name="T350_15" style:family="text">
      <style:text-properties style:font-name="Open Sans" style:font-name-asian="Open Sans" style:font-name-complex="Open Sans"/>
    </style:style>
    <style:style style:name="T350_16" style:family="text">
      <style:text-properties style:font-name="Open Sans" style:font-name-asian="Open Sans" style:font-name-complex="Open Sans"/>
    </style:style>
    <style:style style:name="T350_17" style:family="text">
      <style:text-properties style:font-name="Open Sans" style:font-name-asian="Open Sans" style:font-name-complex="Open Sans"/>
    </style:style>
    <style:style style:name="T350_18" style:family="text">
      <style:text-properties style:font-name="Open Sans" style:font-name-asian="Open Sans" style:font-name-complex="Open Sans"/>
    </style:style>
    <style:style style:name="T350_19" style:family="text">
      <style:text-properties style:font-name="Open Sans" style:font-name-asian="Open Sans" style:font-name-complex="Open Sans"/>
    </style:style>
    <style:style style:name="T350_20" style:family="text">
      <style:text-properties style:font-name="Open Sans" style:font-name-asian="Open Sans" style:font-name-complex="Open Sans"/>
    </style:style>
    <style:style style:name="T350_21" style:family="text">
      <style:text-properties style:font-name="Open Sans" style:font-name-asian="Open Sans" style:font-name-complex="Open Sans"/>
    </style:style>
    <style:style style:name="T350_22" style:family="text">
      <style:text-properties style:font-name="Open Sans" style:font-name-asian="Open Sans" style:font-name-complex="Open Sans"/>
    </style:style>
    <style:style style:name="T350_23" style:family="text">
      <style:text-properties style:font-name="Open Sans" style:font-name-asian="Open Sans" style:font-name-complex="Open Sans"/>
    </style:style>
    <style:style style:name="T350_24" style:family="text">
      <style:text-properties style:font-name="Open Sans" style:font-name-asian="Open Sans" style:font-name-complex="Open Sans"/>
    </style:style>
    <style:style style:name="T350_25" style:family="text">
      <style:text-properties style:font-name="Open Sans" style:font-name-asian="Open Sans" style:font-name-complex="Open Sans"/>
    </style:style>
    <style:style style:name="T350_26" style:family="text">
      <style:text-properties style:font-name="Open Sans" style:font-name-asian="Open Sans" style:font-name-complex="Open Sans"/>
    </style:style>
    <style:style style:name="P351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>
      <style:text-properties fo:background-color="#00ff00" style:font-name="Open Sans" style:font-name-asian="Open Sans" style:font-name-complex="Open Sans"/>
    </style:style>
    <style:style style:name="T352_2" style:family="text">
      <style:text-properties fo:background-color="#00ff00" style:font-name="Open Sans" style:font-name-asian="Open Sans" style:font-name-complex="Open Sans"/>
    </style:style>
    <style:style style:name="T352_3" style:family="text">
      <style:text-properties style:font-name="Open Sans" style:font-name-asian="Open Sans" style:font-name-complex="Open Sans"/>
    </style:style>
    <style:style style:name="T352_4" style:family="text">
      <style:text-properties style:font-name="Open Sans" style:font-name-asian="Open Sans" style:font-name-complex="Open Sans"/>
    </style:style>
    <style:style style:name="T352_5" style:family="text">
      <style:text-properties style:font-name="Open Sans" style:font-name-asian="Open Sans" style:font-name-complex="Open Sans"/>
    </style:style>
    <style:style style:name="T352_6" style:family="text">
      <style:text-properties style:font-name="Open Sans" style:font-name-asian="Open Sans" style:font-name-complex="Open Sans"/>
    </style:style>
    <style:style style:name="T352_7" style:family="text">
      <style:text-properties style:font-name="Open Sans" style:font-name-asian="Open Sans" style:font-name-complex="Open Sans"/>
    </style:style>
    <style:style style:name="T352_8" style:family="text">
      <style:text-properties style:font-name="Open Sans" style:font-name-asian="Open Sans" style:font-name-complex="Open Sans"/>
    </style:style>
    <style:style style:name="T352_9" style:family="text">
      <style:text-properties style:font-name="Open Sans" style:font-name-asian="Open Sans" style:font-name-complex="Open Sans"/>
    </style:style>
    <style:style style:name="T352_10" style:family="text">
      <style:text-properties style:font-name="Open Sans" style:font-name-asian="Open Sans" style:font-name-complex="Open Sans"/>
    </style:style>
    <style:style style:name="T352_11" style:family="text">
      <style:text-properties style:font-name="Open Sans" style:font-name-asian="Open Sans" style:font-name-complex="Open Sans"/>
    </style:style>
    <style:style style:name="T352_12" style:family="text">
      <style:text-properties style:font-name="Open Sans" style:font-name-asian="Open Sans" style:font-name-complex="Open Sans"/>
    </style:style>
    <style:style style:name="T352_13" style:family="text">
      <style:text-properties style:font-name="Open Sans" style:font-name-asian="Open Sans" style:font-name-complex="Open Sans"/>
    </style:style>
    <style:style style:name="T352_14" style:family="text">
      <style:text-properties style:font-name="Open Sans" style:font-name-asian="Open Sans" style:font-name-complex="Open Sans"/>
    </style:style>
    <style:style style:name="T352_15" style:family="text">
      <style:text-properties style:font-name="Open Sans" style:font-name-asian="Open Sans" style:font-name-complex="Open Sans"/>
    </style:style>
    <style:style style:name="T352_16" style:family="text">
      <style:text-properties style:font-name="Open Sans" style:font-name-asian="Open Sans" style:font-name-complex="Open Sans"/>
    </style:style>
    <style:style style:name="T352_17" style:family="text">
      <style:text-properties style:font-name="Open Sans" style:font-name-asian="Open Sans" style:font-name-complex="Open Sans"/>
    </style:style>
    <style:style style:name="T352_18" style:family="text">
      <style:text-properties style:font-name="Open Sans" style:font-name-asian="Open Sans" style:font-name-complex="Open Sans"/>
    </style:style>
    <style:style style:name="T352_19" style:family="text">
      <style:text-properties style:font-name="Open Sans" style:font-name-asian="Open Sans" style:font-name-complex="Open Sans"/>
    </style:style>
    <style:style style:name="T352_20" style:family="text">
      <style:text-properties style:font-name="Open Sans" style:font-name-asian="Open Sans" style:font-name-complex="Open Sans"/>
    </style:style>
    <style:style style:name="T352_21" style:family="text">
      <style:text-properties style:font-name="Open Sans" style:font-name-asian="Open Sans" style:font-name-complex="Open Sans"/>
    </style:style>
    <style:style style:name="T352_22" style:family="text">
      <style:text-properties style:font-name="Open Sans" style:font-name-asian="Open Sans" style:font-name-complex="Open Sans"/>
    </style:style>
    <style:style style:name="T352_23" style:family="text">
      <style:text-properties style:font-name="Open Sans" style:font-name-asian="Open Sans" style:font-name-complex="Open Sans"/>
    </style:style>
    <style:style style:name="T352_24" style:family="text">
      <style:text-properties style:font-name="Open Sans" style:font-name-asian="Open Sans" style:font-name-complex="Open Sans"/>
    </style:style>
    <style:style style:name="T352_25" style:family="text">
      <style:text-properties style:font-name="Open Sans" style:font-name-asian="Open Sans" style:font-name-complex="Open Sans"/>
    </style:style>
    <style:style style:name="T352_26" style:family="text">
      <style:text-properties style:font-name="Open Sans" style:font-name-asian="Open Sans" style:font-name-complex="Open Sans"/>
    </style:style>
    <style:style style:name="T352_27" style:family="text">
      <style:text-properties style:font-name="Open Sans" style:font-name-asian="Open Sans" style:font-name-complex="Open Sans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T353_2" style:family="text">
      <style:text-properties style:font-name="Open Sans" style:font-name-asian="Open Sans" style:font-name-complex="Open Sans"/>
    </style:style>
    <style:style style:name="T353_3" style:family="text">
      <style:text-properties style:font-name="Open Sans" style:font-name-asian="Open Sans" style:font-name-complex="Open Sans"/>
    </style:style>
    <style:style style:name="T353_4" style:family="text">
      <style:text-properties style:font-name="Open Sans" style:font-name-asian="Open Sans" style:font-name-complex="Open Sans"/>
    </style:style>
    <style:style style:name="T353_5" style:family="text">
      <style:text-properties style:font-name="Open Sans" style:font-name-asian="Open Sans" style:font-name-complex="Open Sans"/>
    </style:style>
    <style:style style:name="T353_6" style:family="text">
      <style:text-properties style:font-name="Open Sans" style:font-name-asian="Open Sans" style:font-name-complex="Open Sans"/>
    </style:style>
    <style:style style:name="T353_7" style:family="text">
      <style:text-properties style:font-name="Open Sans" style:font-name-asian="Open Sans" style:font-name-complex="Open Sans"/>
    </style:style>
    <style:style style:name="T353_8" style:family="text">
      <style:text-properties style:font-name="Open Sans" style:font-name-asian="Open Sans" style:font-name-complex="Open Sans"/>
    </style:style>
    <style:style style:name="T353_9" style:family="text">
      <style:text-properties style:font-name="Open Sans" style:font-name-asian="Open Sans" style:font-name-complex="Open Sans"/>
    </style:style>
    <style:style style:name="T353_10" style:family="text">
      <style:text-properties style:font-name="Open Sans" style:font-name-asian="Open Sans" style:font-name-complex="Open Sans"/>
    </style:style>
    <style:style style:name="T353_11" style:family="text">
      <style:text-properties style:font-name="Open Sans" style:font-name-asian="Open Sans" style:font-name-complex="Open Sans"/>
    </style:style>
    <style:style style:name="T353_12" style:family="text">
      <style:text-properties style:font-name="Open Sans" style:font-name-asian="Open Sans" style:font-name-complex="Open Sans"/>
    </style:style>
    <style:style style:name="T353_13" style:family="text">
      <style:text-properties style:font-name="Open Sans" style:font-name-asian="Open Sans" style:font-name-complex="Open Sans"/>
    </style:style>
    <style:style style:name="T353_14" style:family="text">
      <style:text-properties style:font-name="Open Sans" style:font-name-asian="Open Sans" style:font-name-complex="Open Sans"/>
    </style:style>
    <style:style style:name="T353_15" style:family="text">
      <style:text-properties style:font-name="Open Sans" style:font-name-asian="Open Sans" style:font-name-complex="Open Sans"/>
    </style:style>
    <style:style style:name="T353_16" style:family="text">
      <style:text-properties style:font-name="Open Sans" style:font-name-asian="Open Sans" style:font-name-complex="Open Sans"/>
    </style:style>
    <style:style style:name="T353_17" style:family="text">
      <style:text-properties style:font-name="Open Sans" style:font-name-asian="Open Sans" style:font-name-complex="Open Sans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style:font-name="Open Sans" style:font-name-asian="Open Sans" style:font-name-complex="Open Sans"/>
    </style:style>
    <style:style style:name="P35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/>
    </style:style>
    <style:style style:name="P356" style:family="paragraph" style:parent-style-name="Standard">
      <style:paragraph-properties fo:break-before="page" fo:line-height="115%" style:writing-mode="lr-tb"/>
    </style:style>
    <style:style style:name="T356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56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56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56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356_5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35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>
      <style:text-properties fo:background-color="#00ff00" style:font-name="Open Sans" style:font-name-asian="Open Sans" style:font-name-complex="Open Sans"/>
    </style:style>
    <style:style style:name="T358_2" style:family="text">
      <style:text-properties fo:background-color="#00ff00" style:font-name="Open Sans" style:font-name-asian="Open Sans" style:font-name-complex="Open Sans"/>
    </style:style>
    <style:style style:name="T358_3" style:family="text">
      <style:text-properties style:font-name="Open Sans" style:font-name-asian="Open Sans" style:font-name-complex="Open Sans"/>
    </style:style>
    <style:style style:name="T358_4" style:family="text">
      <style:text-properties style:font-name="Open Sans" style:font-name-asian="Open Sans" style:font-name-complex="Open Sans"/>
    </style:style>
    <style:style style:name="T358_5" style:family="text">
      <style:text-properties style:font-name="Open Sans" style:font-name-asian="Open Sans" style:font-name-complex="Open Sans"/>
    </style:style>
    <style:style style:name="T358_6" style:family="text">
      <style:text-properties style:font-name="Open Sans" style:font-name-asian="Open Sans" style:font-name-complex="Open Sans"/>
    </style:style>
    <style:style style:name="T358_7" style:family="text">
      <style:text-properties style:font-name="Open Sans" style:font-name-asian="Open Sans" style:font-name-complex="Open Sans"/>
    </style:style>
    <style:style style:name="T358_8" style:family="text">
      <style:text-properties style:font-name="Open Sans" style:font-name-asian="Open Sans" style:font-name-complex="Open Sans"/>
    </style:style>
    <style:style style:name="T358_9" style:family="text">
      <style:text-properties style:font-name="Open Sans" style:font-name-asian="Open Sans" style:font-name-complex="Open Sans"/>
    </style:style>
    <style:style style:name="T358_10" style:family="text">
      <style:text-properties style:font-name="Open Sans" style:font-name-asian="Open Sans" style:font-name-complex="Open Sans"/>
    </style:style>
    <style:style style:name="T358_11" style:family="text">
      <style:text-properties style:font-name="Open Sans" style:font-name-asian="Open Sans" style:font-name-complex="Open Sans"/>
    </style:style>
    <style:style style:name="T358_12" style:family="text">
      <style:text-properties style:font-name="Open Sans" style:font-name-asian="Open Sans" style:font-name-complex="Open Sans"/>
    </style:style>
    <style:style style:name="T358_13" style:family="text">
      <style:text-properties style:font-name="Open Sans" style:font-name-asian="Open Sans" style:font-name-complex="Open Sans"/>
    </style:style>
    <style:style style:name="T358_14" style:family="text">
      <style:text-properties style:font-name="Open Sans" style:font-name-asian="Open Sans" style:font-name-complex="Open Sans"/>
    </style:style>
    <style:style style:name="T358_15" style:family="text">
      <style:text-properties style:font-name="Open Sans" style:font-name-asian="Open Sans" style:font-name-complex="Open Sans"/>
    </style:style>
    <style:style style:name="T358_16" style:family="text">
      <style:text-properties style:font-name="Open Sans" style:font-name-asian="Open Sans" style:font-name-complex="Open Sans"/>
    </style:style>
    <style:style style:name="T358_17" style:family="text">
      <style:text-properties style:font-name="Open Sans" style:font-name-asian="Open Sans" style:font-name-complex="Open Sans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>
      <style:text-properties style:font-name="Open Sans" style:font-name-asian="Open Sans" style:font-name-complex="Open Sans"/>
    </style:style>
    <style:style style:name="T359_2" style:family="text">
      <style:text-properties style:font-name="Open Sans" style:font-name-asian="Open Sans" style:font-name-complex="Open Sans"/>
    </style:style>
    <style:style style:name="T359_3" style:family="text">
      <style:text-properties style:font-name="Open Sans" style:font-name-asian="Open Sans" style:font-name-complex="Open Sans"/>
    </style:style>
    <style:style style:name="T359_4" style:family="text">
      <style:text-properties style:font-name="Open Sans" style:font-name-asian="Open Sans" style:font-name-complex="Open Sans"/>
    </style:style>
    <style:style style:name="T359_5" style:family="text">
      <style:text-properties style:font-name="Open Sans" style:font-name-asian="Open Sans" style:font-name-complex="Open Sans"/>
    </style:style>
    <style:style style:name="T359_6" style:family="text">
      <style:text-properties style:font-name="Open Sans" style:font-name-asian="Open Sans" style:font-name-complex="Open Sans"/>
    </style:style>
    <style:style style:name="T359_7" style:family="text">
      <style:text-properties style:font-name="Open Sans" style:font-name-asian="Open Sans" style:font-name-complex="Open Sans"/>
    </style:style>
    <style:style style:name="T359_8" style:family="text">
      <style:text-properties style:font-name="Open Sans" style:font-name-asian="Open Sans" style:font-name-complex="Open Sans"/>
    </style:style>
    <style:style style:name="T359_9" style:family="text">
      <style:text-properties style:font-name="Open Sans" style:font-name-asian="Open Sans" style:font-name-complex="Open Sans"/>
    </style:style>
    <style:style style:name="T359_10" style:family="text">
      <style:text-properties style:font-name="Open Sans" style:font-name-asian="Open Sans" style:font-name-complex="Open Sans"/>
    </style:style>
    <style:style style:name="T359_11" style:family="text">
      <style:text-properties style:font-name="Open Sans" style:font-name-asian="Open Sans" style:font-name-complex="Open Sans"/>
    </style:style>
    <style:style style:name="T359_12" style:family="text">
      <style:text-properties style:font-name="Open Sans" style:font-name-asian="Open Sans" style:font-name-complex="Open Sans"/>
    </style:style>
    <style:style style:name="T359_13" style:family="text">
      <style:text-properties style:font-name="Open Sans" style:font-name-asian="Open Sans" style:font-name-complex="Open Sans"/>
    </style:style>
    <style:style style:name="T359_14" style:family="text">
      <style:text-properties style:font-name="Open Sans" style:font-name-asian="Open Sans" style:font-name-complex="Open Sans"/>
    </style:style>
    <style:style style:name="T359_15" style:family="text">
      <style:text-properties style:font-name="Open Sans" style:font-name-asian="Open Sans" style:font-name-complex="Open Sans"/>
    </style:style>
    <style:style style:name="T359_16" style:family="text">
      <style:text-properties style:font-name="Open Sans" style:font-name-asian="Open Sans" style:font-name-complex="Open Sans"/>
    </style:style>
    <style:style style:name="T359_17" style:family="text">
      <style:text-properties style:font-name="Open Sans" style:font-name-asian="Open Sans" style:font-name-complex="Open Sans"/>
    </style:style>
    <style:style style:name="T359_18" style:family="text">
      <style:text-properties style:font-name="Open Sans" style:font-name-asian="Open Sans" style:font-name-complex="Open Sans"/>
    </style:style>
    <style:style style:name="T359_19" style:family="text">
      <style:text-properties style:font-name="Open Sans" style:font-name-asian="Open Sans" style:font-name-complex="Open Sans"/>
    </style:style>
    <style:style style:name="T359_20" style:family="text">
      <style:text-properties style:font-name="Open Sans" style:font-name-asian="Open Sans" style:font-name-complex="Open Sans"/>
    </style:style>
    <style:style style:name="T359_21" style:family="text">
      <style:text-properties style:font-name="Open Sans" style:font-name-asian="Open Sans" style:font-name-complex="Open Sans"/>
    </style:style>
    <style:style style:name="T359_22" style:family="text">
      <style:text-properties style:font-name="Open Sans" style:font-name-asian="Open Sans" style:font-name-complex="Open Sans"/>
    </style:style>
    <style:style style:name="T359_23" style:family="text">
      <style:text-properties style:font-name="Open Sans" style:font-name-asian="Open Sans" style:font-name-complex="Open Sans"/>
    </style:style>
    <style:style style:name="T359_24" style:family="text">
      <style:text-properties style:font-name="Open Sans" style:font-name-asian="Open Sans" style:font-name-complex="Open Sans"/>
    </style:style>
    <style:style style:name="T359_25" style:family="text">
      <style:text-properties style:font-name="Open Sans" style:font-name-asian="Open Sans" style:font-name-complex="Open Sans"/>
    </style:style>
    <style:style style:name="T359_26" style:family="text">
      <style:text-properties style:font-name="Open Sans" style:font-name-asian="Open Sans" style:font-name-complex="Open Sans"/>
    </style:style>
    <style:style style:name="T359_27" style:family="text">
      <style:text-properties style:font-name="Open Sans" style:font-name-asian="Open Sans" style:font-name-complex="Open Sans"/>
    </style:style>
    <style:style style:name="T359_28" style:family="text">
      <style:text-properties style:font-name="Open Sans" style:font-name-asian="Open Sans" style:font-name-complex="Open Sans"/>
    </style:style>
    <style:style style:name="T359_29" style:family="text">
      <style:text-properties style:font-name="Open Sans" style:font-name-asian="Open Sans" style:font-name-complex="Open Sans"/>
    </style:style>
    <style:style style:name="T359_30" style:family="text">
      <style:text-properties style:font-name="Open Sans" style:font-name-asian="Open Sans" style:font-name-complex="Open Sans"/>
    </style:style>
    <style:style style:name="T359_31" style:family="text">
      <style:text-properties style:font-name="Open Sans" style:font-name-asian="Open Sans" style:font-name-complex="Open Sans"/>
    </style:style>
    <style:style style:name="P36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>
      <style:text-properties fo:background-color="#00ff00" style:font-name="Open Sans" style:font-name-asian="Open Sans" style:font-name-complex="Open Sans"/>
    </style:style>
    <style:style style:name="T361_2" style:family="text">
      <style:text-properties fo:background-color="#00ff00" style:font-name="Open Sans" style:font-name-asian="Open Sans" style:font-name-complex="Open Sans"/>
    </style:style>
    <style:style style:name="T361_3" style:family="text">
      <style:text-properties style:font-name="Open Sans" style:font-name-asian="Open Sans" style:font-name-complex="Open Sans"/>
    </style:style>
    <style:style style:name="T361_4" style:family="text">
      <style:text-properties style:font-name="Open Sans" style:font-name-asian="Open Sans" style:font-name-complex="Open Sans"/>
    </style:style>
    <style:style style:name="T361_5" style:family="text">
      <style:text-properties style:font-name="Open Sans" style:font-name-asian="Open Sans" style:font-name-complex="Open Sans"/>
    </style:style>
    <style:style style:name="T361_6" style:family="text">
      <style:text-properties style:font-name="Open Sans" style:font-name-asian="Open Sans" style:font-name-complex="Open Sans"/>
    </style:style>
    <style:style style:name="T361_7" style:family="text">
      <style:text-properties style:font-name="Open Sans" style:font-name-asian="Open Sans" style:font-name-complex="Open Sans"/>
    </style:style>
    <style:style style:name="T361_8" style:family="text">
      <style:text-properties style:font-name="Open Sans" style:font-name-asian="Open Sans" style:font-name-complex="Open Sans"/>
    </style:style>
    <style:style style:name="T361_9" style:family="text">
      <style:text-properties style:font-name="Open Sans" style:font-name-asian="Open Sans" style:font-name-complex="Open Sans"/>
    </style:style>
    <style:style style:name="T361_10" style:family="text">
      <style:text-properties style:font-name="Open Sans" style:font-name-asian="Open Sans" style:font-name-complex="Open Sans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style:font-name="Open Sans" style:font-name-asian="Open Sans" style:font-name-complex="Open Sans"/>
    </style:style>
    <style:style style:name="T362_2" style:family="text">
      <style:text-properties style:font-name="Open Sans" style:font-name-asian="Open Sans" style:font-name-complex="Open Sans"/>
    </style:style>
    <style:style style:name="T362_3" style:family="text">
      <style:text-properties style:font-name="Open Sans" style:font-name-asian="Open Sans" style:font-name-complex="Open Sans"/>
    </style:style>
    <style:style style:name="T362_4" style:family="text">
      <style:text-properties style:font-name="Open Sans" style:font-name-asian="Open Sans" style:font-name-complex="Open Sans"/>
    </style:style>
    <style:style style:name="T362_5" style:family="text">
      <style:text-properties style:font-name="Open Sans" style:font-name-asian="Open Sans" style:font-name-complex="Open Sans"/>
    </style:style>
    <style:style style:name="T362_6" style:family="text">
      <style:text-properties style:font-name="Open Sans" style:font-name-asian="Open Sans" style:font-name-complex="Open Sans"/>
    </style:style>
    <style:style style:name="T362_7" style:family="text">
      <style:text-properties style:font-name="Open Sans" style:font-name-asian="Open Sans" style:font-name-complex="Open Sans"/>
    </style:style>
    <style:style style:name="T362_8" style:family="text">
      <style:text-properties style:font-name="Open Sans" style:font-name-asian="Open Sans" style:font-name-complex="Open Sans"/>
    </style:style>
    <style:style style:name="T362_9" style:family="text">
      <style:text-properties style:font-name="Open Sans" style:font-name-asian="Open Sans" style:font-name-complex="Open Sans"/>
    </style:style>
    <style:style style:name="T362_10" style:family="text">
      <style:text-properties style:font-name="Open Sans" style:font-name-asian="Open Sans" style:font-name-complex="Open Sans"/>
    </style:style>
    <style:style style:name="T362_11" style:family="text">
      <style:text-properties style:font-name="Open Sans" style:font-name-asian="Open Sans" style:font-name-complex="Open Sans"/>
    </style:style>
    <style:style style:name="T362_12" style:family="text">
      <style:text-properties style:font-name="Open Sans" style:font-name-asian="Open Sans" style:font-name-complex="Open Sans"/>
    </style:style>
    <style:style style:name="T362_13" style:family="text">
      <style:text-properties style:font-name="Open Sans" style:font-name-asian="Open Sans" style:font-name-complex="Open Sans"/>
    </style:style>
    <style:style style:name="T362_14" style:family="text">
      <style:text-properties style:font-name="Open Sans" style:font-name-asian="Open Sans" style:font-name-complex="Open Sans"/>
    </style:style>
    <style:style style:name="T362_15" style:family="text">
      <style:text-properties style:font-name="Open Sans" style:font-name-asian="Open Sans" style:font-name-complex="Open Sans"/>
    </style:style>
    <style:style style:name="T362_16" style:family="text">
      <style:text-properties style:font-name="Open Sans" style:font-name-asian="Open Sans" style:font-name-complex="Open Sans"/>
    </style:style>
    <style:style style:name="T362_17" style:family="text">
      <style:text-properties style:font-name="Open Sans" style:font-name-asian="Open Sans" style:font-name-complex="Open Sans"/>
    </style:style>
    <style:style style:name="T362_18" style:family="text">
      <style:text-properties style:font-name="Open Sans" style:font-name-asian="Open Sans" style:font-name-complex="Open Sans"/>
    </style:style>
    <style:style style:name="T362_19" style:family="text">
      <style:text-properties style:font-name="Open Sans" style:font-name-asian="Open Sans" style:font-name-complex="Open Sans"/>
    </style:style>
    <style:style style:name="T362_20" style:family="text">
      <style:text-properties style:font-name="Open Sans" style:font-name-asian="Open Sans" style:font-name-complex="Open Sans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style:font-name="Open Sans" style:font-name-asian="Open Sans" style:font-name-complex="Open Sans"/>
    </style:style>
    <style:style style:name="T363_2" style:family="text">
      <style:text-properties style:font-name="Open Sans" style:font-name-asian="Open Sans" style:font-name-complex="Open Sans"/>
    </style:style>
    <style:style style:name="T363_3" style:family="text">
      <style:text-properties style:font-name="Open Sans" style:font-name-asian="Open Sans" style:font-name-complex="Open Sans"/>
    </style:style>
    <style:style style:name="T363_4" style:family="text">
      <style:text-properties style:font-name="Open Sans" style:font-name-asian="Open Sans" style:font-name-complex="Open Sans"/>
    </style:style>
    <style:style style:name="T363_5" style:family="text">
      <style:text-properties style:font-name="Open Sans" style:font-name-asian="Open Sans" style:font-name-complex="Open Sans"/>
    </style:style>
    <style:style style:name="T363_6" style:family="text">
      <style:text-properties style:font-name="Open Sans" style:font-name-asian="Open Sans" style:font-name-complex="Open Sans"/>
    </style:style>
    <style:style style:name="T363_7" style:family="text">
      <style:text-properties style:font-name="Open Sans" style:font-name-asian="Open Sans" style:font-name-complex="Open Sans"/>
    </style:style>
    <style:style style:name="T363_8" style:family="text">
      <style:text-properties style:font-name="Open Sans" style:font-name-asian="Open Sans" style:font-name-complex="Open Sans"/>
    </style:style>
    <style:style style:name="T363_9" style:family="text">
      <style:text-properties style:font-name="Open Sans" style:font-name-asian="Open Sans" style:font-name-complex="Open Sans"/>
    </style:style>
    <style:style style:name="T363_10" style:family="text">
      <style:text-properties style:font-name="Open Sans" style:font-name-asian="Open Sans" style:font-name-complex="Open Sans"/>
    </style:style>
    <style:style style:name="T363_11" style:family="text">
      <style:text-properties style:font-name="Open Sans" style:font-name-asian="Open Sans" style:font-name-complex="Open Sans"/>
    </style:style>
    <style:style style:name="T363_12" style:family="text">
      <style:text-properties style:font-name="Open Sans" style:font-name-asian="Open Sans" style:font-name-complex="Open Sans"/>
    </style:style>
    <style:style style:name="T363_13" style:family="text">
      <style:text-properties style:font-name="Open Sans" style:font-name-asian="Open Sans" style:font-name-complex="Open Sans"/>
    </style:style>
    <style:style style:name="T363_14" style:family="text">
      <style:text-properties style:font-name="Open Sans" style:font-name-asian="Open Sans" style:font-name-complex="Open Sans"/>
    </style:style>
    <style:style style:name="T363_15" style:family="text">
      <style:text-properties style:font-name="Open Sans" style:font-name-asian="Open Sans" style:font-name-complex="Open Sans"/>
    </style:style>
    <style:style style:name="T363_16" style:family="text">
      <style:text-properties style:font-name="Open Sans" style:font-name-asian="Open Sans" style:font-name-complex="Open Sans"/>
    </style:style>
    <style:style style:name="P36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fo:background-color="#00ff00" style:font-name="Open Sans" style:font-name-asian="Open Sans" style:font-name-complex="Open Sans"/>
    </style:style>
    <style:style style:name="T365_2" style:family="text">
      <style:text-properties fo:background-color="#00ff00" style:font-name="Open Sans" style:font-name-asian="Open Sans" style:font-name-complex="Open Sans"/>
    </style:style>
    <style:style style:name="T365_3" style:family="text">
      <style:text-properties style:font-name="Open Sans" style:font-name-asian="Open Sans" style:font-name-complex="Open Sans"/>
    </style:style>
    <style:style style:name="T365_4" style:family="text">
      <style:text-properties style:font-name="Open Sans" style:font-name-asian="Open Sans" style:font-name-complex="Open Sans"/>
    </style:style>
    <style:style style:name="T365_5" style:family="text">
      <style:text-properties style:font-name="Open Sans" style:font-name-asian="Open Sans" style:font-name-complex="Open Sans"/>
    </style:style>
    <style:style style:name="T365_6" style:family="text">
      <style:text-properties style:font-name="Open Sans" style:font-name-asian="Open Sans" style:font-name-complex="Open Sans"/>
    </style:style>
    <style:style style:name="T365_7" style:family="text">
      <style:text-properties style:font-name="Open Sans" style:font-name-asian="Open Sans" style:font-name-complex="Open Sans"/>
    </style:style>
    <style:style style:name="T365_8" style:family="text">
      <style:text-properties style:font-name="Open Sans" style:font-name-asian="Open Sans" style:font-name-complex="Open Sans"/>
    </style:style>
    <style:style style:name="T365_9" style:family="text">
      <style:text-properties style:font-name="Open Sans" style:font-name-asian="Open Sans" style:font-name-complex="Open Sans"/>
    </style:style>
    <style:style style:name="T365_10" style:family="text">
      <style:text-properties style:font-name="Open Sans" style:font-name-asian="Open Sans" style:font-name-complex="Open Sans"/>
    </style:style>
    <style:style style:name="T365_11" style:family="text">
      <style:text-properties style:font-name="Open Sans" style:font-name-asian="Open Sans" style:font-name-complex="Open Sans"/>
    </style:style>
    <style:style style:name="T365_12" style:family="text">
      <style:text-properties style:font-name="Open Sans" style:font-name-asian="Open Sans" style:font-name-complex="Open Sans"/>
    </style:style>
    <style:style style:name="T365_13" style:family="text">
      <style:text-properties style:font-name="Open Sans" style:font-name-asian="Open Sans" style:font-name-complex="Open Sans"/>
    </style:style>
    <style:style style:name="T365_14" style:family="text">
      <style:text-properties style:font-name="Open Sans" style:font-name-asian="Open Sans" style:font-name-complex="Open Sans"/>
    </style:style>
    <style:style style:name="T365_15" style:family="text">
      <style:text-properties style:font-name="Open Sans" style:font-name-asian="Open Sans" style:font-name-complex="Open Sans"/>
    </style:style>
    <style:style style:name="T365_16" style:family="text">
      <style:text-properties fo:background-color="#ffff00" style:font-name="Open Sans" style:font-name-asian="Open Sans" style:font-name-complex="Open Sans"/>
    </style:style>
    <style:style style:name="T365_17" style:family="text">
      <style:text-properties fo:background-color="#ffff00" style:font-name="Open Sans" style:font-name-asian="Open Sans" style:font-name-complex="Open Sans"/>
    </style:style>
    <style:style style:name="T365_18" style:family="text">
      <style:text-properties fo:background-color="#ffff00" style:font-name="Open Sans" style:font-name-asian="Open Sans" style:font-name-complex="Open Sans"/>
    </style:style>
    <style:style style:name="T365_19" style:family="text">
      <style:text-properties fo:background-color="#ffff00" style:font-name="Open Sans" style:font-name-asian="Open Sans" style:font-name-complex="Open Sans"/>
    </style:style>
    <style:style style:name="T365_20" style:family="text">
      <style:text-properties fo:background-color="#ffff00" style:font-name="Open Sans" style:font-name-asian="Open Sans" style:font-name-complex="Open Sans"/>
    </style:style>
    <style:style style:name="T365_21" style:family="text">
      <style:text-properties fo:background-color="#ffff00" style:font-name="Open Sans" style:font-name-asian="Open Sans" style:font-name-complex="Open Sans"/>
    </style:style>
    <style:style style:name="T365_22" style:family="text">
      <style:text-properties fo:background-color="#ffff00" style:font-name="Open Sans" style:font-name-asian="Open Sans" style:font-name-complex="Open Sans"/>
    </style:style>
    <style:style style:name="T365_23" style:family="text">
      <style:text-properties fo:background-color="#ffff00" style:font-name="Open Sans" style:font-name-asian="Open Sans" style:font-name-complex="Open Sans"/>
    </style:style>
    <style:style style:name="T365_24" style:family="text">
      <style:text-properties fo:background-color="#ffff00" style:font-name="Open Sans" style:font-name-asian="Open Sans" style:font-name-complex="Open Sans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style:font-name="Open Sans" style:font-name-asian="Open Sans" style:font-name-complex="Open Sans"/>
    </style:style>
    <style:style style:name="T366_2" style:family="text">
      <style:text-properties style:font-name="Open Sans" style:font-name-asian="Open Sans" style:font-name-complex="Open Sans"/>
    </style:style>
    <style:style style:name="T366_3" style:family="text">
      <style:text-properties style:font-name="Open Sans" style:font-name-asian="Open Sans" style:font-name-complex="Open Sans"/>
    </style:style>
    <style:style style:name="T366_4" style:family="text">
      <style:text-properties style:font-name="Open Sans" style:font-name-asian="Open Sans" style:font-name-complex="Open Sans"/>
    </style:style>
    <style:style style:name="T366_5" style:family="text">
      <style:text-properties style:font-name="Open Sans" style:font-name-asian="Open Sans" style:font-name-complex="Open Sans"/>
    </style:style>
    <style:style style:name="T366_6" style:family="text">
      <style:text-properties style:font-name="Open Sans" style:font-name-asian="Open Sans" style:font-name-complex="Open Sans"/>
    </style:style>
    <style:style style:name="T366_7" style:family="text">
      <style:text-properties style:font-name="Open Sans" style:font-name-asian="Open Sans" style:font-name-complex="Open Sans"/>
    </style:style>
    <style:style style:name="T366_8" style:family="text">
      <style:text-properties style:font-name="Open Sans" style:font-name-asian="Open Sans" style:font-name-complex="Open Sans"/>
    </style:style>
    <style:style style:name="T366_9" style:family="text">
      <style:text-properties style:font-name="Open Sans" style:font-name-asian="Open Sans" style:font-name-complex="Open Sans"/>
    </style:style>
    <style:style style:name="T366_10" style:family="text">
      <style:text-properties style:font-name="Open Sans" style:font-name-asian="Open Sans" style:font-name-complex="Open Sans"/>
    </style:style>
    <style:style style:name="T366_11" style:family="text">
      <style:text-properties style:font-name="Open Sans" style:font-name-asian="Open Sans" style:font-name-complex="Open Sans"/>
    </style:style>
    <style:style style:name="T366_12" style:family="text">
      <style:text-properties style:font-name="Open Sans" style:font-name-asian="Open Sans" style:font-name-complex="Open Sans"/>
    </style:style>
    <style:style style:name="T366_13" style:family="text">
      <style:text-properties style:font-name="Open Sans" style:font-name-asian="Open Sans" style:font-name-complex="Open Sans"/>
    </style:style>
    <style:style style:name="T366_14" style:family="text">
      <style:text-properties style:font-name="Open Sans" style:font-name-asian="Open Sans" style:font-name-complex="Open Sans"/>
    </style:style>
    <style:style style:name="T366_15" style:family="text">
      <style:text-properties style:font-name="Open Sans" style:font-name-asian="Open Sans" style:font-name-complex="Open Sans"/>
    </style:style>
    <style:style style:name="T366_16" style:family="text">
      <style:text-properties style:font-name="Open Sans" style:font-name-asian="Open Sans" style:font-name-complex="Open Sans"/>
    </style:style>
    <style:style style:name="T366_17" style:family="text">
      <style:text-properties style:font-name="Open Sans" style:font-name-asian="Open Sans" style:font-name-complex="Open Sans"/>
    </style:style>
    <style:style style:name="T366_18" style:family="text">
      <style:text-properties style:font-name="Open Sans" style:font-name-asian="Open Sans" style:font-name-complex="Open Sans"/>
    </style:style>
    <style:style style:name="T366_19" style:family="text">
      <style:text-properties style:font-name="Open Sans" style:font-name-asian="Open Sans" style:font-name-complex="Open Sans"/>
    </style:style>
    <style:style style:name="T366_20" style:family="text">
      <style:text-properties style:font-name="Open Sans" style:font-name-asian="Open Sans" style:font-name-complex="Open Sans"/>
    </style:style>
    <style:style style:name="T366_21" style:family="text">
      <style:text-properties style:font-name="Open Sans" style:font-name-asian="Open Sans" style:font-name-complex="Open Sans"/>
    </style:style>
    <style:style style:name="T366_22" style:family="text">
      <style:text-properties style:font-name="Open Sans" style:font-name-asian="Open Sans" style:font-name-complex="Open Sans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>
      <style:text-properties style:font-name="Open Sans" style:font-name-asian="Open Sans" style:font-name-complex="Open Sans"/>
    </style:style>
    <style:style style:name="T367_2" style:family="text">
      <style:text-properties style:font-name="Open Sans" style:font-name-asian="Open Sans" style:font-name-complex="Open Sans"/>
    </style:style>
    <style:style style:name="T367_3" style:family="text">
      <style:text-properties style:font-name="Open Sans" style:font-name-asian="Open Sans" style:font-name-complex="Open Sans"/>
    </style:style>
    <style:style style:name="T367_4" style:family="text">
      <style:text-properties style:font-name="Open Sans" style:font-name-asian="Open Sans" style:font-name-complex="Open Sans"/>
    </style:style>
    <style:style style:name="T367_5" style:family="text">
      <style:text-properties style:font-name="Open Sans" style:font-name-asian="Open Sans" style:font-name-complex="Open Sans"/>
    </style:style>
    <style:style style:name="T367_6" style:family="text">
      <style:text-properties style:font-name="Open Sans" style:font-name-asian="Open Sans" style:font-name-complex="Open Sans"/>
    </style:style>
    <style:style style:name="T367_7" style:family="text">
      <style:text-properties style:font-name="Open Sans" style:font-name-asian="Open Sans" style:font-name-complex="Open Sans"/>
    </style:style>
    <style:style style:name="T367_8" style:family="text">
      <style:text-properties style:font-name="Open Sans" style:font-name-asian="Open Sans" style:font-name-complex="Open Sans"/>
    </style:style>
    <style:style style:name="T367_9" style:family="text">
      <style:text-properties style:font-name="Open Sans" style:font-name-asian="Open Sans" style:font-name-complex="Open Sans"/>
    </style:style>
    <style:style style:name="T367_10" style:family="text">
      <style:text-properties style:font-name="Open Sans" style:font-name-asian="Open Sans" style:font-name-complex="Open Sans"/>
    </style:style>
    <style:style style:name="T367_11" style:family="text">
      <style:text-properties style:font-name="Open Sans" style:font-name-asian="Open Sans" style:font-name-complex="Open Sans"/>
    </style:style>
    <style:style style:name="T367_12" style:family="text">
      <style:text-properties style:font-name="Open Sans" style:font-name-asian="Open Sans" style:font-name-complex="Open Sans"/>
    </style:style>
    <style:style style:name="T367_13" style:family="text">
      <style:text-properties style:font-name="Open Sans" style:font-name-asian="Open Sans" style:font-name-complex="Open Sans"/>
    </style:style>
    <style:style style:name="T367_14" style:family="text">
      <style:text-properties style:font-name="Open Sans" style:font-name-asian="Open Sans" style:font-name-complex="Open Sans"/>
    </style:style>
    <style:style style:name="T367_15" style:family="text">
      <style:text-properties style:font-name="Open Sans" style:font-name-asian="Open Sans" style:font-name-complex="Open Sans"/>
    </style:style>
    <style:style style:name="T367_16" style:family="text">
      <style:text-properties style:font-name="Open Sans" style:font-name-asian="Open Sans" style:font-name-complex="Open Sans"/>
    </style:style>
    <style:style style:name="T367_17" style:family="text">
      <style:text-properties style:font-name="Open Sans" style:font-name-asian="Open Sans" style:font-name-complex="Open Sans"/>
    </style:style>
    <style:style style:name="T367_18" style:family="text">
      <style:text-properties style:font-name="Open Sans" style:font-name-asian="Open Sans" style:font-name-complex="Open Sans"/>
    </style:style>
    <style:style style:name="T367_19" style:family="text">
      <style:text-properties style:font-name="Open Sans" style:font-name-asian="Open Sans" style:font-name-complex="Open Sans"/>
    </style:style>
    <style:style style:name="T367_20" style:family="text">
      <style:text-properties style:font-name="Open Sans" style:font-name-asian="Open Sans" style:font-name-complex="Open Sans"/>
    </style:style>
    <style:style style:name="T367_21" style:family="text">
      <style:text-properties style:font-name="Open Sans" style:font-name-asian="Open Sans" style:font-name-complex="Open Sans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>
      <style:text-properties style:font-name="Open Sans" style:font-name-asian="Open Sans" style:font-name-complex="Open Sans"/>
    </style:style>
    <style:style style:name="T368_2" style:family="text">
      <style:text-properties style:font-name="Open Sans" style:font-name-asian="Open Sans" style:font-name-complex="Open Sans"/>
    </style:style>
    <style:style style:name="T368_3" style:family="text">
      <style:text-properties style:font-name="Open Sans" style:font-name-asian="Open Sans" style:font-name-complex="Open Sans"/>
    </style:style>
    <style:style style:name="T368_4" style:family="text">
      <style:text-properties style:font-name="Open Sans" style:font-name-asian="Open Sans" style:font-name-complex="Open Sans"/>
    </style:style>
    <style:style style:name="T368_5" style:family="text">
      <style:text-properties style:font-name="Open Sans" style:font-name-asian="Open Sans" style:font-name-complex="Open Sans"/>
    </style:style>
    <style:style style:name="T368_6" style:family="text">
      <style:text-properties style:font-name="Open Sans" style:font-name-asian="Open Sans" style:font-name-complex="Open Sans"/>
    </style:style>
    <style:style style:name="P369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>
      <style:text-properties fo:background-color="#00ff00" style:font-name="Open Sans" style:font-name-asian="Open Sans" style:font-name-complex="Open Sans"/>
    </style:style>
    <style:style style:name="T370_2" style:family="text">
      <style:text-properties fo:background-color="#00ff00" style:font-name="Open Sans" style:font-name-asian="Open Sans" style:font-name-complex="Open Sans"/>
    </style:style>
    <style:style style:name="T370_3" style:family="text">
      <style:text-properties style:font-name="Open Sans" style:font-name-asian="Open Sans" style:font-name-complex="Open Sans"/>
    </style:style>
    <style:style style:name="T370_4" style:family="text">
      <style:text-properties style:font-name="Open Sans" style:font-name-asian="Open Sans" style:font-name-complex="Open Sans"/>
    </style:style>
    <style:style style:name="T370_5" style:family="text">
      <style:text-properties style:font-name="Open Sans" style:font-name-asian="Open Sans" style:font-name-complex="Open Sans"/>
    </style:style>
    <style:style style:name="T370_6" style:family="text">
      <style:text-properties style:font-name="Open Sans" style:font-name-asian="Open Sans" style:font-name-complex="Open Sans"/>
    </style:style>
    <style:style style:name="T370_7" style:family="text">
      <style:text-properties style:font-name="Open Sans" style:font-name-asian="Open Sans" style:font-name-complex="Open Sans"/>
    </style:style>
    <style:style style:name="T370_8" style:family="text">
      <style:text-properties style:font-name="Open Sans" style:font-name-asian="Open Sans" style:font-name-complex="Open Sans"/>
    </style:style>
    <style:style style:name="T370_9" style:family="text">
      <style:text-properties style:font-name="Open Sans" style:font-name-asian="Open Sans" style:font-name-complex="Open Sans"/>
    </style:style>
    <style:style style:name="T370_10" style:family="text">
      <style:text-properties style:font-name="Open Sans" style:font-name-asian="Open Sans" style:font-name-complex="Open Sans"/>
    </style:style>
    <style:style style:name="T370_11" style:family="text">
      <style:text-properties style:font-name="Open Sans" style:font-name-asian="Open Sans" style:font-name-complex="Open Sans"/>
    </style:style>
    <style:style style:name="T370_12" style:family="text">
      <style:text-properties style:font-name="Open Sans" style:font-name-asian="Open Sans" style:font-name-complex="Open Sans"/>
    </style:style>
    <style:style style:name="T370_13" style:family="text">
      <style:text-properties style:font-name="Open Sans" style:font-name-asian="Open Sans" style:font-name-complex="Open Sans"/>
    </style:style>
    <style:style style:name="T370_14" style:family="text">
      <style:text-properties style:font-name="Open Sans" style:font-name-asian="Open Sans" style:font-name-complex="Open Sans"/>
    </style:style>
    <style:style style:name="T370_15" style:family="text">
      <style:text-properties style:font-name="Open Sans" style:font-name-asian="Open Sans" style:font-name-complex="Open Sans"/>
    </style:style>
    <style:style style:name="T370_16" style:family="text">
      <style:text-properties fo:background-color="#00ffff" style:text-line-through-style="solid" style:font-name="Open Sans" style:font-name-asian="Open Sans" style:font-name-complex="Open Sans"/>
    </style:style>
    <style:style style:name="T370_17" style:family="text">
      <style:text-properties fo:background-color="#00ffff" style:text-line-through-style="solid" style:font-name="Open Sans" style:font-name-asian="Open Sans" style:font-name-complex="Open Sans"/>
    </style:style>
    <style:style style:name="T370_18" style:family="text">
      <style:text-properties fo:background-color="#00ffff" style:text-line-through-style="solid" style:font-name="Open Sans" style:font-name-asian="Open Sans" style:font-name-complex="Open Sans"/>
    </style:style>
    <style:style style:name="T370_19" style:family="text">
      <style:text-properties fo:background-color="#00ffff" style:text-line-through-style="solid" style:font-name="Open Sans" style:font-name-asian="Open Sans" style:font-name-complex="Open Sans"/>
    </style:style>
    <style:style style:name="T370_20" style:family="text">
      <style:text-properties fo:background-color="#00ffff" style:text-line-through-style="solid" style:font-name="Open Sans" style:font-name-asian="Open Sans" style:font-name-complex="Open Sans"/>
    </style:style>
    <style:style style:name="T370_21" style:family="text">
      <style:text-properties fo:background-color="#00ffff" style:text-line-through-style="solid" style:font-name="Open Sans" style:font-name-asian="Open Sans" style:font-name-complex="Open Sans"/>
    </style:style>
    <style:style style:name="T370_22" style:family="text">
      <style:text-properties fo:background-color="#00ffff" style:text-line-through-style="solid" style:font-name="Open Sans" style:font-name-asian="Open Sans" style:font-name-complex="Open Sans"/>
    </style:style>
    <style:style style:name="T370_23" style:family="text">
      <style:text-properties fo:background-color="#00ffff" style:font-name="Open Sans" style:font-name-asian="Open Sans" style:font-name-complex="Open Sans"/>
    </style:style>
    <style:style style:name="T370_24" style:family="text">
      <style:text-properties fo:background-color="#00ffff" style:font-name="Open Sans" style:font-name-asian="Open Sans" style:font-name-complex="Open Sans"/>
    </style:style>
    <style:style style:name="T370_25" style:family="text">
      <style:text-properties fo:background-color="#00ffff" style:font-name="Open Sans" style:font-name-asian="Open Sans" style:font-name-complex="Open Sans"/>
    </style:style>
    <style:style style:name="T370_26" style:family="text">
      <style:text-properties fo:background-color="#00ffff" style:font-name="Open Sans" style:font-name-asian="Open Sans" style:font-name-complex="Open Sans"/>
    </style:style>
    <style:style style:name="T370_27" style:family="text">
      <style:text-properties fo:background-color="#00ffff" style:font-name="Open Sans" style:font-name-asian="Open Sans" style:font-name-complex="Open Sans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style:font-name="Open Sans" style:font-name-asian="Open Sans" style:font-name-complex="Open Sans"/>
    </style:style>
    <style:style style:name="T371_2" style:family="text">
      <style:text-properties style:font-name="Open Sans" style:font-name-asian="Open Sans" style:font-name-complex="Open Sans"/>
    </style:style>
    <style:style style:name="T371_3" style:family="text">
      <style:text-properties style:font-name="Open Sans" style:font-name-asian="Open Sans" style:font-name-complex="Open Sans"/>
    </style:style>
    <style:style style:name="T371_4" style:family="text">
      <style:text-properties style:font-name="Open Sans" style:font-name-asian="Open Sans" style:font-name-complex="Open Sans"/>
    </style:style>
    <style:style style:name="T371_5" style:family="text">
      <style:text-properties style:font-name="Open Sans" style:font-name-asian="Open Sans" style:font-name-complex="Open Sans"/>
    </style:style>
    <style:style style:name="T371_6" style:family="text">
      <style:text-properties style:font-name="Open Sans" style:font-name-asian="Open Sans" style:font-name-complex="Open Sans"/>
    </style:style>
    <style:style style:name="T371_7" style:family="text">
      <style:text-properties style:font-name="Open Sans" style:font-name-asian="Open Sans" style:font-name-complex="Open Sans"/>
    </style:style>
    <style:style style:name="T371_8" style:family="text">
      <style:text-properties style:font-name="Open Sans" style:font-name-asian="Open Sans" style:font-name-complex="Open Sans"/>
    </style:style>
    <style:style style:name="T371_9" style:family="text">
      <style:text-properties style:font-name="Open Sans" style:font-name-asian="Open Sans" style:font-name-complex="Open Sans"/>
    </style:style>
    <style:style style:name="T371_10" style:family="text">
      <style:text-properties style:font-name="Open Sans" style:font-name-asian="Open Sans" style:font-name-complex="Open Sans"/>
    </style:style>
    <style:style style:name="T371_11" style:family="text">
      <style:text-properties style:font-name="Open Sans" style:font-name-asian="Open Sans" style:font-name-complex="Open Sans"/>
    </style:style>
    <style:style style:name="P372" style:family="paragraph" style:parent-style-name="Standard">
      <style:paragraph-properties fo:break-before="auto" fo:text-indent="1.27cm" fo:line-height="115%" fo:margin-left="2.54cm" style:writing-mode="lr-tb"/>
    </style:style>
    <style:style style:name="T372_1" style:family="text">
      <style:text-properties style:text-line-through-style="solid" style:font-name="Open Sans" style:font-name-asian="Open Sans" style:font-name-complex="Open Sans"/>
    </style:style>
    <style:style style:name="T372_2" style:family="text">
      <style:text-properties style:text-line-through-style="solid" style:font-name="Open Sans" style:font-name-asian="Open Sans" style:font-name-complex="Open Sans"/>
    </style:style>
    <style:style style:name="T372_3" style:family="text">
      <style:text-properties style:text-line-through-style="solid" style:font-name="Open Sans" style:font-name-asian="Open Sans" style:font-name-complex="Open Sans"/>
    </style:style>
    <style:style style:name="T372_4" style:family="text">
      <style:text-properties style:text-line-through-style="solid" style:font-name="Open Sans" style:font-name-asian="Open Sans" style:font-name-complex="Open Sans"/>
    </style:style>
    <style:style style:name="T372_5" style:family="text">
      <style:text-properties style:text-line-through-style="solid" style:font-name="Open Sans" style:font-name-asian="Open Sans" style:font-name-complex="Open Sans"/>
    </style:style>
    <style:style style:name="T372_6" style:family="text">
      <style:text-properties style:text-line-through-style="solid" style:font-name="Open Sans" style:font-name-asian="Open Sans" style:font-name-complex="Open Sans"/>
    </style:style>
    <style:style style:name="T372_7" style:family="text">
      <style:text-properties style:text-line-through-style="solid" style:font-name="Open Sans" style:font-name-asian="Open Sans" style:font-name-complex="Open Sans"/>
    </style:style>
    <style:style style:name="T372_8" style:family="text">
      <style:text-properties style:text-line-through-style="solid" style:font-name="Open Sans" style:font-name-asian="Open Sans" style:font-name-complex="Open Sans"/>
    </style:style>
    <style:style style:name="T372_9" style:family="text">
      <style:text-properties style:text-line-through-style="solid" style:font-name="Open Sans" style:font-name-asian="Open Sans" style:font-name-complex="Open Sans"/>
    </style:style>
    <style:style style:name="T372_10" style:family="text">
      <style:text-properties style:text-line-through-style="solid" style:font-name="Open Sans" style:font-name-asian="Open Sans" style:font-name-complex="Open Sans"/>
    </style:style>
    <style:style style:name="T372_11" style:family="text">
      <style:text-properties style:text-line-through-style="solid" style:font-name="Open Sans" style:font-name-asian="Open Sans" style:font-name-complex="Open Sans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>
      <style:text-properties style:text-line-through-style="solid" style:font-name="Open Sans" style:font-name-asian="Open Sans" style:font-name-complex="Open Sans"/>
    </style:style>
    <style:style style:name="T373_2" style:family="text">
      <style:text-properties style:text-line-through-style="solid" style:font-name="Open Sans" style:font-name-asian="Open Sans" style:font-name-complex="Open Sans"/>
    </style:style>
    <style:style style:name="T373_3" style:family="text">
      <style:text-properties style:text-line-through-style="solid" style:font-name="Open Sans" style:font-name-asian="Open Sans" style:font-name-complex="Open Sans"/>
    </style:style>
    <style:style style:name="T373_4" style:family="text">
      <style:text-properties style:text-line-through-style="solid" style:font-name="Open Sans" style:font-name-asian="Open Sans" style:font-name-complex="Open Sans"/>
    </style:style>
    <style:style style:name="T373_5" style:family="text">
      <style:text-properties style:text-line-through-style="solid" style:font-name="Open Sans" style:font-name-asian="Open Sans" style:font-name-complex="Open Sans"/>
    </style:style>
    <style:style style:name="T373_6" style:family="text">
      <style:text-properties style:text-line-through-style="solid" style:font-name="Open Sans" style:font-name-asian="Open Sans" style:font-name-complex="Open Sans"/>
    </style:style>
    <style:style style:name="T373_7" style:family="text">
      <style:text-properties style:text-line-through-style="solid" style:font-name="Open Sans" style:font-name-asian="Open Sans" style:font-name-complex="Open Sans"/>
    </style:style>
    <style:style style:name="T373_8" style:family="text">
      <style:text-properties style:text-line-through-style="solid" style:font-name="Open Sans" style:font-name-asian="Open Sans" style:font-name-complex="Open Sans"/>
    </style:style>
    <style:style style:name="T373_9" style:family="text">
      <style:text-properties style:text-line-through-style="solid" style:font-name="Open Sans" style:font-name-asian="Open Sans" style:font-name-complex="Open Sans"/>
    </style:style>
    <style:style style:name="T373_10" style:family="text">
      <style:text-properties style:text-line-through-style="solid" style:font-name="Open Sans" style:font-name-asian="Open Sans" style:font-name-complex="Open Sans"/>
    </style:style>
    <style:style style:name="T373_11" style:family="text">
      <style:text-properties style:text-line-through-style="solid" style:font-name="Open Sans" style:font-name-asian="Open Sans" style:font-name-complex="Open Sans"/>
    </style:style>
    <style:style style:name="T373_12" style:family="text">
      <style:text-properties style:text-line-through-style="solid" style:font-name="Open Sans" style:font-name-asian="Open Sans" style:font-name-complex="Open Sans"/>
    </style:style>
    <style:style style:name="T373_13" style:family="text">
      <style:text-properties style:text-line-through-style="solid" style:font-name="Open Sans" style:font-name-asian="Open Sans" style:font-name-complex="Open Sans"/>
    </style:style>
    <style:style style:name="T373_14" style:family="text">
      <style:text-properties style:text-line-through-style="solid" style:font-name="Open Sans" style:font-name-asian="Open Sans" style:font-name-complex="Open Sans"/>
    </style:style>
    <style:style style:name="T373_15" style:family="text">
      <style:text-properties style:text-line-through-style="solid" style:font-name="Open Sans" style:font-name-asian="Open Sans" style:font-name-complex="Open Sans"/>
    </style:style>
    <style:style style:name="T373_16" style:family="text">
      <style:text-properties style:text-line-through-style="solid" style:font-name="Open Sans" style:font-name-asian="Open Sans" style:font-name-complex="Open Sans"/>
    </style:style>
    <style:style style:name="T373_17" style:family="text">
      <style:text-properties style:text-line-through-style="solid" style:font-name="Open Sans" style:font-name-asian="Open Sans" style:font-name-complex="Open Sans"/>
    </style:style>
    <style:style style:name="T373_18" style:family="text">
      <style:text-properties style:text-line-through-style="solid" style:font-name="Open Sans" style:font-name-asian="Open Sans" style:font-name-complex="Open Sans"/>
    </style:style>
    <style:style style:name="T373_19" style:family="text">
      <style:text-properties style:text-line-through-style="solid" style:font-name="Open Sans" style:font-name-asian="Open Sans" style:font-name-complex="Open Sans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style:text-line-through-style="solid" style:font-name="Open Sans" style:font-name-asian="Open Sans" style:font-name-complex="Open Sans"/>
    </style:style>
    <style:style style:name="T374_2" style:family="text">
      <style:text-properties style:text-line-through-style="solid" style:font-name="Open Sans" style:font-name-asian="Open Sans" style:font-name-complex="Open Sans"/>
    </style:style>
    <style:style style:name="T374_3" style:family="text">
      <style:text-properties style:text-line-through-style="solid" style:font-name="Open Sans" style:font-name-asian="Open Sans" style:font-name-complex="Open Sans"/>
    </style:style>
    <style:style style:name="T374_4" style:family="text">
      <style:text-properties style:text-line-through-style="solid" style:font-name="Open Sans" style:font-name-asian="Open Sans" style:font-name-complex="Open Sans"/>
    </style:style>
    <style:style style:name="T374_5" style:family="text">
      <style:text-properties style:text-line-through-style="solid" style:font-name="Open Sans" style:font-name-asian="Open Sans" style:font-name-complex="Open Sans"/>
    </style:style>
    <style:style style:name="T374_6" style:family="text">
      <style:text-properties style:text-line-through-style="solid" style:font-name="Open Sans" style:font-name-asian="Open Sans" style:font-name-complex="Open Sans"/>
    </style:style>
    <style:style style:name="T374_7" style:family="text">
      <style:text-properties style:text-line-through-style="solid" style:font-name="Open Sans" style:font-name-asian="Open Sans" style:font-name-complex="Open Sans"/>
    </style:style>
    <style:style style:name="T374_8" style:family="text">
      <style:text-properties style:text-line-through-style="solid" style:font-name="Open Sans" style:font-name-asian="Open Sans" style:font-name-complex="Open Sans"/>
    </style:style>
    <style:style style:name="T374_9" style:family="text">
      <style:text-properties style:text-line-through-style="solid" style:font-name="Open Sans" style:font-name-asian="Open Sans" style:font-name-complex="Open Sans"/>
    </style:style>
    <style:style style:name="T374_10" style:family="text">
      <style:text-properties style:text-line-through-style="solid" style:font-name="Open Sans" style:font-name-asian="Open Sans" style:font-name-complex="Open Sans"/>
    </style:style>
    <style:style style:name="T374_11" style:family="text">
      <style:text-properties style:text-line-through-style="solid" style:font-name="Open Sans" style:font-name-asian="Open Sans" style:font-name-complex="Open Sans"/>
    </style:style>
    <style:style style:name="T374_12" style:family="text">
      <style:text-properties style:text-line-through-style="solid" style:font-name="Open Sans" style:font-name-asian="Open Sans" style:font-name-complex="Open Sans"/>
    </style:style>
    <style:style style:name="T374_13" style:family="text">
      <style:text-properties style:text-line-through-style="solid" style:font-name="Open Sans" style:font-name-asian="Open Sans" style:font-name-complex="Open Sans"/>
    </style:style>
    <style:style style:name="T374_14" style:family="text">
      <style:text-properties style:text-line-through-style="solid" style:font-name="Open Sans" style:font-name-asian="Open Sans" style:font-name-complex="Open Sans"/>
    </style:style>
    <style:style style:name="T374_15" style:family="text">
      <style:text-properties style:text-line-through-style="solid" style:font-name="Open Sans" style:font-name-asian="Open Sans" style:font-name-complex="Open Sans"/>
    </style:style>
    <style:style style:name="T374_16" style:family="text">
      <style:text-properties style:text-line-through-style="solid" style:font-name="Open Sans" style:font-name-asian="Open Sans" style:font-name-complex="Open Sans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>
      <style:text-properties style:text-line-through-style="solid" style:font-name="Open Sans" style:font-name-asian="Open Sans" style:font-name-complex="Open Sans"/>
    </style:style>
    <style:style style:name="T375_2" style:family="text">
      <style:text-properties style:text-line-through-style="solid" style:font-name="Open Sans" style:font-name-asian="Open Sans" style:font-name-complex="Open Sans"/>
    </style:style>
    <style:style style:name="T375_3" style:family="text">
      <style:text-properties style:text-line-through-style="solid" style:font-name="Open Sans" style:font-name-asian="Open Sans" style:font-name-complex="Open Sans"/>
    </style:style>
    <style:style style:name="T375_4" style:family="text">
      <style:text-properties style:text-line-through-style="solid" style:font-name="Open Sans" style:font-name-asian="Open Sans" style:font-name-complex="Open Sans"/>
    </style:style>
    <style:style style:name="T375_5" style:family="text">
      <style:text-properties style:text-line-through-style="solid" style:font-name="Open Sans" style:font-name-asian="Open Sans" style:font-name-complex="Open Sans"/>
    </style:style>
    <style:style style:name="T375_6" style:family="text">
      <style:text-properties style:text-line-through-style="solid" style:font-name="Open Sans" style:font-name-asian="Open Sans" style:font-name-complex="Open Sans"/>
    </style:style>
    <style:style style:name="T375_7" style:family="text">
      <style:text-properties style:text-line-through-style="solid" style:font-name="Open Sans" style:font-name-asian="Open Sans" style:font-name-complex="Open Sans"/>
    </style:style>
    <style:style style:name="T375_8" style:family="text">
      <style:text-properties style:text-line-through-style="solid" style:font-name="Open Sans" style:font-name-asian="Open Sans" style:font-name-complex="Open Sans"/>
    </style:style>
    <style:style style:name="T375_9" style:family="text">
      <style:text-properties style:text-line-through-style="solid" style:font-name="Open Sans" style:font-name-asian="Open Sans" style:font-name-complex="Open Sans"/>
    </style:style>
    <style:style style:name="T375_10" style:family="text">
      <style:text-properties style:text-line-through-style="solid" style:font-name="Open Sans" style:font-name-asian="Open Sans" style:font-name-complex="Open Sans"/>
    </style:style>
    <style:style style:name="T375_11" style:family="text">
      <style:text-properties style:text-line-through-style="solid" style:font-name="Open Sans" style:font-name-asian="Open Sans" style:font-name-complex="Open Sans"/>
    </style:style>
    <style:style style:name="T375_12" style:family="text">
      <style:text-properties style:text-line-through-style="solid" style:font-name="Open Sans" style:font-name-asian="Open Sans" style:font-name-complex="Open Sans"/>
    </style:style>
    <style:style style:name="T375_13" style:family="text">
      <style:text-properties style:text-line-through-style="solid" style:font-name="Open Sans" style:font-name-asian="Open Sans" style:font-name-complex="Open Sans"/>
    </style:style>
    <style:style style:name="T375_14" style:family="text">
      <style:text-properties style:text-line-through-style="solid" style:font-name="Open Sans" style:font-name-asian="Open Sans" style:font-name-complex="Open Sans"/>
    </style:style>
    <style:style style:name="T375_15" style:family="text">
      <style:text-properties style:text-line-through-style="solid" style:font-name="Open Sans" style:font-name-asian="Open Sans" style:font-name-complex="Open Sans"/>
    </style:style>
    <style:style style:name="T375_16" style:family="text">
      <style:text-properties style:text-line-through-style="solid" style:font-name="Open Sans" style:font-name-asian="Open Sans" style:font-name-complex="Open Sans"/>
    </style:style>
    <style:style style:name="T375_17" style:family="text">
      <style:text-properties style:text-line-through-style="solid" style:font-name="Open Sans" style:font-name-asian="Open Sans" style:font-name-complex="Open Sans"/>
    </style:style>
    <style:style style:name="T375_18" style:family="text">
      <style:text-properties style:text-line-through-style="solid" style:font-name="Open Sans" style:font-name-asian="Open Sans" style:font-name-complex="Open Sans"/>
    </style:style>
    <style:style style:name="T375_19" style:family="text">
      <style:text-properties style:text-line-through-style="solid" style:font-name="Open Sans" style:font-name-asian="Open Sans" style:font-name-complex="Open Sans"/>
    </style:style>
    <style:style style:name="T375_20" style:family="text">
      <style:text-properties style:text-line-through-style="solid" style:font-name="Open Sans" style:font-name-asian="Open Sans" style:font-name-complex="Open Sans"/>
    </style:style>
    <style:style style:name="T375_21" style:family="text">
      <style:text-properties style:text-line-through-style="solid" style:font-name="Open Sans" style:font-name-asian="Open Sans" style:font-name-complex="Open Sans"/>
    </style:style>
    <style:style style:name="T375_22" style:family="text">
      <style:text-properties style:text-line-through-style="solid" style:font-name="Open Sans" style:font-name-asian="Open Sans" style:font-name-complex="Open Sans"/>
    </style:style>
    <style:style style:name="T375_23" style:family="text">
      <style:text-properties style:text-line-through-style="solid" style:font-name="Open Sans" style:font-name-asian="Open Sans" style:font-name-complex="Open Sans"/>
    </style:style>
    <style:style style:name="T375_24" style:family="text">
      <style:text-properties style:text-line-through-style="solid" style:font-name="Open Sans" style:font-name-asian="Open Sans" style:font-name-complex="Open Sans"/>
    </style:style>
    <style:style style:name="T375_25" style:family="text">
      <style:text-properties style:text-line-through-style="solid" style:font-name="Open Sans" style:font-name-asian="Open Sans" style:font-name-complex="Open Sans"/>
    </style:style>
    <style:style style:name="T375_26" style:family="text">
      <style:text-properties style:text-line-through-style="solid" style:font-name="Open Sans" style:font-name-asian="Open Sans" style:font-name-complex="Open Sans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>
      <style:text-properties style:text-line-through-style="solid" style:font-name="Open Sans" style:font-name-asian="Open Sans" style:font-name-complex="Open Sans"/>
    </style:style>
    <style:style style:name="T376_2" style:family="text">
      <style:text-properties style:text-line-through-style="solid" style:font-name="Open Sans" style:font-name-asian="Open Sans" style:font-name-complex="Open Sans"/>
    </style:style>
    <style:style style:name="T376_3" style:family="text">
      <style:text-properties style:text-line-through-style="solid" style:font-name="Open Sans" style:font-name-asian="Open Sans" style:font-name-complex="Open Sans"/>
    </style:style>
    <style:style style:name="T376_4" style:family="text">
      <style:text-properties style:text-line-through-style="solid" style:font-name="Open Sans" style:font-name-asian="Open Sans" style:font-name-complex="Open Sans"/>
    </style:style>
    <style:style style:name="T376_5" style:family="text">
      <style:text-properties style:text-line-through-style="solid" style:font-name="Open Sans" style:font-name-asian="Open Sans" style:font-name-complex="Open Sans"/>
    </style:style>
    <style:style style:name="T376_6" style:family="text">
      <style:text-properties style:text-line-through-style="solid" style:font-name="Open Sans" style:font-name-asian="Open Sans" style:font-name-complex="Open Sans"/>
    </style:style>
    <style:style style:name="T376_7" style:family="text">
      <style:text-properties style:text-line-through-style="solid" style:font-name="Open Sans" style:font-name-asian="Open Sans" style:font-name-complex="Open Sans"/>
    </style:style>
    <style:style style:name="T376_8" style:family="text">
      <style:text-properties style:text-line-through-style="solid" style:font-name="Open Sans" style:font-name-asian="Open Sans" style:font-name-complex="Open Sans"/>
    </style:style>
    <style:style style:name="T376_9" style:family="text">
      <style:text-properties style:text-line-through-style="solid" style:font-name="Open Sans" style:font-name-asian="Open Sans" style:font-name-complex="Open Sans"/>
    </style:style>
    <style:style style:name="T376_10" style:family="text">
      <style:text-properties style:text-line-through-style="solid" style:font-name="Open Sans" style:font-name-asian="Open Sans" style:font-name-complex="Open Sans"/>
    </style:style>
    <style:style style:name="T376_11" style:family="text">
      <style:text-properties style:text-line-through-style="solid" style:font-name="Open Sans" style:font-name-asian="Open Sans" style:font-name-complex="Open Sans"/>
    </style:style>
    <style:style style:name="T376_12" style:family="text">
      <style:text-properties style:text-line-through-style="solid" style:font-name="Open Sans" style:font-name-asian="Open Sans" style:font-name-complex="Open Sans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>
      <style:text-properties style:text-line-through-style="solid" style:font-name="Open Sans" style:font-name-asian="Open Sans" style:font-name-complex="Open Sans"/>
    </style:style>
    <style:style style:name="T377_2" style:family="text">
      <style:text-properties style:text-line-through-style="solid" style:font-name="Open Sans" style:font-name-asian="Open Sans" style:font-name-complex="Open Sans"/>
    </style:style>
    <style:style style:name="T377_3" style:family="text">
      <style:text-properties style:text-line-through-style="solid" style:font-name="Open Sans" style:font-name-asian="Open Sans" style:font-name-complex="Open Sans"/>
    </style:style>
    <style:style style:name="T377_4" style:family="text">
      <style:text-properties style:text-line-through-style="solid" style:font-name="Open Sans" style:font-name-asian="Open Sans" style:font-name-complex="Open Sans"/>
    </style:style>
    <style:style style:name="T377_5" style:family="text">
      <style:text-properties style:text-line-through-style="solid" style:font-name="Open Sans" style:font-name-asian="Open Sans" style:font-name-complex="Open Sans"/>
    </style:style>
    <style:style style:name="T377_6" style:family="text">
      <style:text-properties style:text-line-through-style="solid" style:font-name="Open Sans" style:font-name-asian="Open Sans" style:font-name-complex="Open Sans"/>
    </style:style>
    <style:style style:name="T377_7" style:family="text">
      <style:text-properties style:text-line-through-style="solid" style:font-name="Open Sans" style:font-name-asian="Open Sans" style:font-name-complex="Open Sans"/>
    </style:style>
    <style:style style:name="T377_8" style:family="text">
      <style:text-properties style:text-line-through-style="solid" style:font-name="Open Sans" style:font-name-asian="Open Sans" style:font-name-complex="Open Sans"/>
    </style:style>
    <style:style style:name="T377_9" style:family="text">
      <style:text-properties style:text-line-through-style="solid" style:font-name="Open Sans" style:font-name-asian="Open Sans" style:font-name-complex="Open Sans"/>
    </style:style>
    <style:style style:name="T377_10" style:family="text">
      <style:text-properties style:text-line-through-style="solid" style:font-name="Open Sans" style:font-name-asian="Open Sans" style:font-name-complex="Open Sans"/>
    </style:style>
    <style:style style:name="T377_11" style:family="text">
      <style:text-properties style:text-line-through-style="solid" style:font-name="Open Sans" style:font-name-asian="Open Sans" style:font-name-complex="Open Sans"/>
    </style:style>
    <style:style style:name="T377_12" style:family="text">
      <style:text-properties style:text-line-through-style="solid" style:font-name="Open Sans" style:font-name-asian="Open Sans" style:font-name-complex="Open Sans"/>
    </style:style>
    <style:style style:name="T377_13" style:family="text">
      <style:text-properties style:text-line-through-style="solid" style:font-name="Open Sans" style:font-name-asian="Open Sans" style:font-name-complex="Open Sans"/>
    </style:style>
    <style:style style:name="P378" style:family="paragraph" style:parent-style-name="Standard">
      <style:paragraph-properties fo:break-before="auto" fo:text-indent="1.27cm" fo:line-height="115%" fo:margin-left="1.27cm" style:writing-mode="lr-tb"/>
    </style:style>
    <style:style style:name="T378_1" style:family="text">
      <style:text-properties style:font-name="Open Sans" style:font-name-asian="Open Sans" style:font-name-complex="Open Sans"/>
    </style:style>
    <style:style style:name="T378_2" style:family="text">
      <style:text-properties style:font-name="Open Sans" style:font-name-asian="Open Sans" style:font-name-complex="Open Sans"/>
    </style:style>
    <style:style style:name="T378_3" style:family="text">
      <style:text-properties style:font-name="Open Sans" style:font-name-asian="Open Sans" style:font-name-complex="Open Sans"/>
    </style:style>
    <style:style style:name="T378_4" style:family="text">
      <style:text-properties style:font-name="Open Sans" style:font-name-asian="Open Sans" style:font-name-complex="Open Sans"/>
    </style:style>
    <style:style style:name="T378_5" style:family="text">
      <style:text-properties style:font-name="Open Sans" style:font-name-asian="Open Sans" style:font-name-complex="Open Sans"/>
    </style:style>
    <style:style style:name="T378_6" style:family="text">
      <style:text-properties style:font-name="Open Sans" style:font-name-asian="Open Sans" style:font-name-complex="Open Sans"/>
    </style:style>
    <style:style style:name="T378_7" style:family="text">
      <style:text-properties style:font-name="Open Sans" style:font-name-asian="Open Sans" style:font-name-complex="Open Sans"/>
    </style:style>
    <style:style style:name="T378_8" style:family="text">
      <style:text-properties style:font-name="Open Sans" style:font-name-asian="Open Sans" style:font-name-complex="Open Sans"/>
    </style:style>
    <style:style style:name="T378_9" style:family="text">
      <style:text-properties style:font-name="Open Sans" style:font-name-asian="Open Sans" style:font-name-complex="Open Sans"/>
    </style:style>
    <style:style style:name="T378_10" style:family="text">
      <style:text-properties style:font-name="Open Sans" style:font-name-asian="Open Sans" style:font-name-complex="Open Sans"/>
    </style:style>
    <style:style style:name="T378_11" style:family="text">
      <style:text-properties style:font-name="Open Sans" style:font-name-asian="Open Sans" style:font-name-complex="Open Sans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style:font-name="Open Sans" style:font-name-asian="Open Sans" style:font-name-complex="Open Sans"/>
    </style:style>
    <style:style style:name="T379_2" style:family="text">
      <style:text-properties style:font-name="Open Sans" style:font-name-asian="Open Sans" style:font-name-complex="Open Sans"/>
    </style:style>
    <style:style style:name="T379_3" style:family="text">
      <style:text-properties style:font-name="Open Sans" style:font-name-asian="Open Sans" style:font-name-complex="Open Sans"/>
    </style:style>
    <style:style style:name="T379_4" style:family="text">
      <style:text-properties style:font-name="Open Sans" style:font-name-asian="Open Sans" style:font-name-complex="Open Sans"/>
    </style:style>
    <style:style style:name="T379_5" style:family="text">
      <style:text-properties style:font-name="Open Sans" style:font-name-asian="Open Sans" style:font-name-complex="Open Sans"/>
    </style:style>
    <style:style style:name="T379_6" style:family="text">
      <style:text-properties style:font-name="Open Sans" style:font-name-asian="Open Sans" style:font-name-complex="Open Sans"/>
    </style:style>
    <style:style style:name="T379_7" style:family="text">
      <style:text-properties style:font-name="Open Sans" style:font-name-asian="Open Sans" style:font-name-complex="Open Sans"/>
    </style:style>
    <style:style style:name="T379_8" style:family="text">
      <style:text-properties style:font-name="Open Sans" style:font-name-asian="Open Sans" style:font-name-complex="Open Sans"/>
    </style:style>
    <style:style style:name="T379_9" style:family="text">
      <style:text-properties style:font-name="Open Sans" style:font-name-asian="Open Sans" style:font-name-complex="Open Sans"/>
    </style:style>
    <style:style style:name="T379_10" style:family="text">
      <style:text-properties style:font-name="Open Sans" style:font-name-asian="Open Sans" style:font-name-complex="Open Sans"/>
    </style:style>
    <style:style style:name="T379_11" style:family="text">
      <style:text-properties style:font-name="Open Sans" style:font-name-asian="Open Sans" style:font-name-complex="Open Sans"/>
    </style:style>
    <style:style style:name="T379_12" style:family="text">
      <style:text-properties style:font-name="Open Sans" style:font-name-asian="Open Sans" style:font-name-complex="Open Sans"/>
    </style:style>
    <style:style style:name="T379_13" style:family="text">
      <style:text-properties style:font-name="Open Sans" style:font-name-asian="Open Sans" style:font-name-complex="Open Sans"/>
    </style:style>
    <style:style style:name="T379_14" style:family="text">
      <style:text-properties fo:background-color="#00ff00" style:font-name="Open Sans" style:font-name-asian="Open Sans" style:font-name-complex="Open Sans"/>
    </style:style>
    <style:style style:name="T379_15" style:family="text">
      <style:text-properties fo:background-color="#00ff00" style:font-name="Open Sans" style:font-name-asian="Open Sans" style:font-name-complex="Open Sans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>
      <style:text-properties style:font-name="Open Sans" style:font-name-asian="Open Sans" style:font-name-complex="Open Sans"/>
    </style:style>
    <style:style style:name="T380_2" style:family="text">
      <style:text-properties style:font-name="Open Sans" style:font-name-asian="Open Sans" style:font-name-complex="Open Sans"/>
    </style:style>
    <style:style style:name="T380_3" style:family="text">
      <style:text-properties style:font-name="Open Sans" style:font-name-asian="Open Sans" style:font-name-complex="Open Sans"/>
    </style:style>
    <style:style style:name="T380_4" style:family="text">
      <style:text-properties style:font-name="Open Sans" style:font-name-asian="Open Sans" style:font-name-complex="Open Sans"/>
    </style:style>
    <style:style style:name="T380_5" style:family="text">
      <style:text-properties style:font-name="Open Sans" style:font-name-asian="Open Sans" style:font-name-complex="Open Sans"/>
    </style:style>
    <style:style style:name="T380_6" style:family="text">
      <style:text-properties style:font-name="Open Sans" style:font-name-asian="Open Sans" style:font-name-complex="Open Sans"/>
    </style:style>
    <style:style style:name="T380_7" style:family="text">
      <style:text-properties style:font-name="Open Sans" style:font-name-asian="Open Sans" style:font-name-complex="Open Sans"/>
    </style:style>
    <style:style style:name="T380_8" style:family="text">
      <style:text-properties style:font-name="Open Sans" style:font-name-asian="Open Sans" style:font-name-complex="Open Sans"/>
    </style:style>
    <style:style style:name="T380_9" style:family="text">
      <style:text-properties style:font-name="Open Sans" style:font-name-asian="Open Sans" style:font-name-complex="Open Sans"/>
    </style:style>
    <style:style style:name="T380_10" style:family="text">
      <style:text-properties style:font-name="Open Sans" style:font-name-asian="Open Sans" style:font-name-complex="Open Sans"/>
    </style:style>
    <style:style style:name="T380_11" style:family="text">
      <style:text-properties style:font-name="Open Sans" style:font-name-asian="Open Sans" style:font-name-complex="Open Sans"/>
    </style:style>
    <style:style style:name="T380_12" style:family="text">
      <style:text-properties style:font-name="Open Sans" style:font-name-asian="Open Sans" style:font-name-complex="Open Sans"/>
    </style:style>
    <style:style style:name="T380_13" style:family="text">
      <style:text-properties style:font-name="Open Sans" style:font-name-asian="Open Sans" style:font-name-complex="Open Sans"/>
    </style:style>
    <style:style style:name="T380_14" style:family="text">
      <style:text-properties style:font-name="Open Sans" style:font-name-asian="Open Sans" style:font-name-complex="Open Sans"/>
    </style:style>
    <style:style style:name="T380_15" style:family="text">
      <style:text-properties style:font-name="Open Sans" style:font-name-asian="Open Sans" style:font-name-complex="Open Sans"/>
    </style:style>
    <style:style style:name="T380_16" style:family="text">
      <style:text-properties style:font-name="Open Sans" style:font-name-asian="Open Sans" style:font-name-complex="Open Sans"/>
    </style:style>
    <style:style style:name="T380_17" style:family="text">
      <style:text-properties style:font-name="Open Sans" style:font-name-asian="Open Sans" style:font-name-complex="Open Sans"/>
    </style:style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>
      <style:text-properties style:text-line-through-style="solid" style:font-name="Open Sans" style:font-name-asian="Open Sans" style:font-name-complex="Open Sans"/>
    </style:style>
    <style:style style:name="T381_2" style:family="text">
      <style:text-properties style:font-name="Open Sans" style:font-name-asian="Open Sans" style:font-name-complex="Open Sans"/>
    </style:style>
    <style:style style:name="T381_3" style:family="text">
      <style:text-properties style:font-name="Open Sans" style:font-name-asian="Open Sans" style:font-name-complex="Open Sans"/>
    </style:style>
    <style:style style:name="T381_4" style:family="text">
      <style:text-properties style:font-name="Open Sans" style:font-name-asian="Open Sans" style:font-name-complex="Open Sans"/>
    </style:style>
    <style:style style:name="T381_5" style:family="text">
      <style:text-properties style:font-name="Open Sans" style:font-name-asian="Open Sans" style:font-name-complex="Open Sans"/>
    </style:style>
    <style:style style:name="T381_6" style:family="text">
      <style:text-properties style:font-name="Open Sans" style:font-name-asian="Open Sans" style:font-name-complex="Open Sans"/>
    </style:style>
    <style:style style:name="T381_7" style:family="text">
      <style:text-properties style:font-name="Open Sans" style:font-name-asian="Open Sans" style:font-name-complex="Open Sans"/>
    </style:style>
    <style:style style:name="T381_8" style:family="text">
      <style:text-properties style:font-name="Open Sans" style:font-name-asian="Open Sans" style:font-name-complex="Open Sans"/>
    </style:style>
    <style:style style:name="T381_9" style:family="text">
      <style:text-properties style:font-name="Open Sans" style:font-name-asian="Open Sans" style:font-name-complex="Open Sans"/>
    </style:style>
    <style:style style:name="T381_10" style:family="text">
      <style:text-properties style:font-name="Open Sans" style:font-name-asian="Open Sans" style:font-name-complex="Open Sans"/>
    </style:style>
    <style:style style:name="T381_11" style:family="text">
      <style:text-properties style:font-name="Open Sans" style:font-name-asian="Open Sans" style:font-name-complex="Open Sans"/>
    </style:style>
    <style:style style:name="T381_12" style:family="text">
      <style:text-properties style:font-name="Open Sans" style:font-name-asian="Open Sans" style:font-name-complex="Open Sans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style:font-name="Open Sans" style:font-name-asian="Open Sans" style:font-name-complex="Open Sans"/>
    </style:style>
    <style:style style:name="T382_2" style:family="text">
      <style:text-properties style:font-name="Open Sans" style:font-name-asian="Open Sans" style:font-name-complex="Open Sans"/>
    </style:style>
    <style:style style:name="T382_3" style:family="text">
      <style:text-properties style:font-name="Open Sans" style:font-name-asian="Open Sans" style:font-name-complex="Open Sans"/>
    </style:style>
    <style:style style:name="T382_4" style:family="text">
      <style:text-properties style:font-name="Open Sans" style:font-name-asian="Open Sans" style:font-name-complex="Open Sans"/>
    </style:style>
    <style:style style:name="T382_5" style:family="text">
      <style:text-properties style:font-name="Open Sans" style:font-name-asian="Open Sans" style:font-name-complex="Open Sans"/>
    </style:style>
    <style:style style:name="T382_6" style:family="text">
      <style:text-properties style:font-name="Open Sans" style:font-name-asian="Open Sans" style:font-name-complex="Open Sans"/>
    </style:style>
    <style:style style:name="T382_7" style:family="text">
      <style:text-properties style:font-name="Open Sans" style:font-name-asian="Open Sans" style:font-name-complex="Open Sans"/>
    </style:style>
    <style:style style:name="T382_8" style:family="text">
      <style:text-properties style:font-name="Open Sans" style:font-name-asian="Open Sans" style:font-name-complex="Open Sans"/>
    </style:style>
    <style:style style:name="T382_9" style:family="text">
      <style:text-properties style:font-name="Open Sans" style:font-name-asian="Open Sans" style:font-name-complex="Open Sans"/>
    </style:style>
    <style:style style:name="T382_10" style:family="text">
      <style:text-properties style:font-name="Open Sans" style:font-name-asian="Open Sans" style:font-name-complex="Open Sans"/>
    </style:style>
    <style:style style:name="T382_11" style:family="text">
      <style:text-properties style:font-name="Open Sans" style:font-name-asian="Open Sans" style:font-name-complex="Open Sans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>
      <style:text-properties style:font-name="Open Sans" style:font-name-asian="Open Sans" style:font-name-complex="Open Sans"/>
    </style:style>
    <style:style style:name="T383_2" style:family="text">
      <style:text-properties style:font-name="Open Sans" style:font-name-asian="Open Sans" style:font-name-complex="Open Sans"/>
    </style:style>
    <style:style style:name="T383_3" style:family="text">
      <style:text-properties style:font-name="Open Sans" style:font-name-asian="Open Sans" style:font-name-complex="Open Sans"/>
    </style:style>
    <style:style style:name="T383_4" style:family="text">
      <style:text-properties style:font-name="Open Sans" style:font-name-asian="Open Sans" style:font-name-complex="Open Sans"/>
    </style:style>
    <style:style style:name="T383_5" style:family="text">
      <style:text-properties style:font-name="Open Sans" style:font-name-asian="Open Sans" style:font-name-complex="Open Sans"/>
    </style:style>
    <style:style style:name="T383_6" style:family="text">
      <style:text-properties style:font-name="Open Sans" style:font-name-asian="Open Sans" style:font-name-complex="Open Sans"/>
    </style:style>
    <style:style style:name="T383_7" style:family="text">
      <style:text-properties style:font-name="Open Sans" style:font-name-asian="Open Sans" style:font-name-complex="Open Sans"/>
    </style:style>
    <style:style style:name="T383_8" style:family="text">
      <style:text-properties style:font-name="Open Sans" style:font-name-asian="Open Sans" style:font-name-complex="Open Sans"/>
    </style:style>
    <style:style style:name="T383_9" style:family="text">
      <style:text-properties style:font-name="Open Sans" style:font-name-asian="Open Sans" style:font-name-complex="Open Sans"/>
    </style:style>
    <style:style style:name="T383_10" style:family="text">
      <style:text-properties style:font-name="Open Sans" style:font-name-asian="Open Sans" style:font-name-complex="Open Sans"/>
    </style:style>
    <style:style style:name="T383_11" style:family="text">
      <style:text-properties style:font-name="Open Sans" style:font-name-asian="Open Sans" style:font-name-complex="Open Sans"/>
    </style:style>
    <style:style style:name="T383_12" style:family="text">
      <style:text-properties style:font-name="Open Sans" style:font-name-asian="Open Sans" style:font-name-complex="Open Sans"/>
    </style:style>
    <style:style style:name="T383_13" style:family="text">
      <style:text-properties style:font-name="Open Sans" style:font-name-asian="Open Sans" style:font-name-complex="Open Sans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style:font-name="Open Sans" style:font-name-asian="Open Sans" style:font-name-complex="Open Sans"/>
    </style:style>
    <style:style style:name="T384_2" style:family="text">
      <style:text-properties style:font-name="Open Sans" style:font-name-asian="Open Sans" style:font-name-complex="Open Sans"/>
    </style:style>
    <style:style style:name="T384_3" style:family="text">
      <style:text-properties style:font-name="Open Sans" style:font-name-asian="Open Sans" style:font-name-complex="Open Sans"/>
    </style:style>
    <style:style style:name="T384_4" style:family="text">
      <style:text-properties style:font-name="Open Sans" style:font-name-asian="Open Sans" style:font-name-complex="Open Sans"/>
    </style:style>
    <style:style style:name="T384_5" style:family="text">
      <style:text-properties style:font-name="Open Sans" style:font-name-asian="Open Sans" style:font-name-complex="Open Sans"/>
    </style:style>
    <style:style style:name="T384_6" style:family="text">
      <style:text-properties style:font-name="Open Sans" style:font-name-asian="Open Sans" style:font-name-complex="Open Sans"/>
    </style:style>
    <style:style style:name="T384_7" style:family="text">
      <style:text-properties style:font-name="Open Sans" style:font-name-asian="Open Sans" style:font-name-complex="Open Sans"/>
    </style:style>
    <style:style style:name="T384_8" style:family="text">
      <style:text-properties style:font-name="Open Sans" style:font-name-asian="Open Sans" style:font-name-complex="Open Sans"/>
    </style:style>
    <style:style style:name="T384_9" style:family="text">
      <style:text-properties style:font-name="Open Sans" style:font-name-asian="Open Sans" style:font-name-complex="Open Sans"/>
    </style:style>
    <style:style style:name="T384_10" style:family="text">
      <style:text-properties style:font-name="Open Sans" style:font-name-asian="Open Sans" style:font-name-complex="Open Sans"/>
    </style:style>
    <style:style style:name="T384_11" style:family="text">
      <style:text-properties style:font-name="Open Sans" style:font-name-asian="Open Sans" style:font-name-complex="Open Sans"/>
    </style:style>
    <style:style style:name="T384_12" style:family="text">
      <style:text-properties style:font-name="Open Sans" style:font-name-asian="Open Sans" style:font-name-complex="Open Sans"/>
    </style:style>
    <style:style style:name="T384_13" style:family="text">
      <style:text-properties style:font-name="Open Sans" style:font-name-asian="Open Sans" style:font-name-complex="Open Sans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>
      <style:text-properties style:font-name="Open Sans" style:font-name-asian="Open Sans" style:font-name-complex="Open Sans"/>
    </style:style>
    <style:style style:name="T385_2" style:family="text">
      <style:text-properties style:font-name="Open Sans" style:font-name-asian="Open Sans" style:font-name-complex="Open Sans"/>
    </style:style>
    <style:style style:name="T385_3" style:family="text">
      <style:text-properties style:font-name="Open Sans" style:font-name-asian="Open Sans" style:font-name-complex="Open Sans"/>
    </style:style>
    <style:style style:name="T385_4" style:family="text">
      <style:text-properties style:font-name="Open Sans" style:font-name-asian="Open Sans" style:font-name-complex="Open Sans"/>
    </style:style>
    <style:style style:name="T385_5" style:family="text">
      <style:text-properties style:font-name="Open Sans" style:font-name-asian="Open Sans" style:font-name-complex="Open Sans"/>
    </style:style>
    <style:style style:name="T385_6" style:family="text">
      <style:text-properties style:font-name="Open Sans" style:font-name-asian="Open Sans" style:font-name-complex="Open Sans"/>
    </style:style>
    <style:style style:name="T385_7" style:family="text">
      <style:text-properties style:font-name="Open Sans" style:font-name-asian="Open Sans" style:font-name-complex="Open Sans"/>
    </style:style>
    <style:style style:name="T385_8" style:family="text">
      <style:text-properties style:font-name="Open Sans" style:font-name-asian="Open Sans" style:font-name-complex="Open Sans"/>
    </style:style>
    <style:style style:name="T385_9" style:family="text">
      <style:text-properties style:font-name="Open Sans" style:font-name-asian="Open Sans" style:font-name-complex="Open Sans"/>
    </style:style>
    <style:style style:name="T385_10" style:family="text">
      <style:text-properties style:font-name="Open Sans" style:font-name-asian="Open Sans" style:font-name-complex="Open Sans"/>
    </style:style>
    <style:style style:name="T385_11" style:family="text">
      <style:text-properties style:font-name="Open Sans" style:font-name-asian="Open Sans" style:font-name-complex="Open Sans"/>
    </style:style>
    <style:style style:name="T385_12" style:family="text">
      <style:text-properties fo:background-color="#00ffff" style:font-name="Open Sans" style:font-name-asian="Open Sans" style:font-name-complex="Open Sans"/>
    </style:style>
    <style:style style:name="T385_13" style:family="text">
      <style:text-properties fo:background-color="#00ffff" style:font-name="Open Sans" style:font-name-asian="Open Sans" style:font-name-complex="Open Sans"/>
    </style:style>
    <style:style style:name="T385_14" style:family="text">
      <style:text-properties fo:background-color="#00ffff" style:font-name="Open Sans" style:font-name-asian="Open Sans" style:font-name-complex="Open Sans"/>
    </style:style>
    <style:style style:name="T385_15" style:family="text">
      <style:text-properties fo:background-color="#00ffff" style:font-name="Open Sans" style:font-name-asian="Open Sans" style:font-name-complex="Open Sans"/>
    </style:style>
    <style:style style:name="T385_16" style:family="text">
      <style:text-properties fo:background-color="#00ffff" style:font-name="Open Sans" style:font-name-asian="Open Sans" style:font-name-complex="Open Sans"/>
    </style:style>
    <style:style style:name="T385_17" style:family="text">
      <style:text-properties fo:background-color="#00ffff" style:font-name="Open Sans" style:font-name-asian="Open Sans" style:font-name-complex="Open Sans"/>
    </style:style>
    <style:style style:name="T385_18" style:family="text">
      <style:text-properties style:font-name="Open Sans" style:font-name-asian="Open Sans" style:font-name-complex="Open Sans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>
      <style:text-properties style:text-line-through-style="solid" style:font-name="Open Sans" style:font-name-asian="Open Sans" style:font-name-complex="Open Sans"/>
    </style:style>
    <style:style style:name="T386_2" style:family="text">
      <style:text-properties style:text-line-through-style="solid" style:font-name="Open Sans" style:font-name-asian="Open Sans" style:font-name-complex="Open Sans"/>
    </style:style>
    <style:style style:name="T386_3" style:family="text">
      <style:text-properties style:text-line-through-style="solid" style:font-name="Open Sans" style:font-name-asian="Open Sans" style:font-name-complex="Open Sans"/>
    </style:style>
    <style:style style:name="T386_4" style:family="text">
      <style:text-properties style:text-line-through-style="solid" style:font-name="Open Sans" style:font-name-asian="Open Sans" style:font-name-complex="Open Sans"/>
    </style:style>
    <style:style style:name="T386_5" style:family="text">
      <style:text-properties style:text-line-through-style="solid" style:font-name="Open Sans" style:font-name-asian="Open Sans" style:font-name-complex="Open Sans"/>
    </style:style>
    <style:style style:name="T386_6" style:family="text">
      <style:text-properties style:text-line-through-style="solid" style:font-name="Open Sans" style:font-name-asian="Open Sans" style:font-name-complex="Open Sans"/>
    </style:style>
    <style:style style:name="T386_7" style:family="text">
      <style:text-properties style:text-line-through-style="solid" style:font-name="Open Sans" style:font-name-asian="Open Sans" style:font-name-complex="Open Sans"/>
    </style:style>
    <style:style style:name="T386_8" style:family="text">
      <style:text-properties style:text-line-through-style="solid" style:font-name="Open Sans" style:font-name-asian="Open Sans" style:font-name-complex="Open Sans"/>
    </style:style>
    <style:style style:name="T386_9" style:family="text">
      <style:text-properties style:text-line-through-style="solid" style:font-name="Open Sans" style:font-name-asian="Open Sans" style:font-name-complex="Open Sans"/>
    </style:style>
    <style:style style:name="T386_10" style:family="text">
      <style:text-properties style:text-line-through-style="solid" style:font-name="Open Sans" style:font-name-asian="Open Sans" style:font-name-complex="Open Sans"/>
    </style:style>
    <style:style style:name="T386_11" style:family="text">
      <style:text-properties style:text-line-through-style="solid" style:font-name="Open Sans" style:font-name-asian="Open Sans" style:font-name-complex="Open Sans"/>
    </style:style>
    <style:style style:name="T386_12" style:family="text">
      <style:text-properties style:text-line-through-style="solid" style:font-name="Open Sans" style:font-name-asian="Open Sans" style:font-name-complex="Open Sans"/>
    </style:style>
    <style:style style:name="T386_13" style:family="text">
      <style:text-properties style:text-line-through-style="solid" style:font-name="Open Sans" style:font-name-asian="Open Sans" style:font-name-complex="Open Sans"/>
    </style:style>
    <style:style style:name="T386_14" style:family="text">
      <style:text-properties style:text-line-through-style="solid" style:font-name="Open Sans" style:font-name-asian="Open Sans" style:font-name-complex="Open Sans"/>
    </style:style>
    <style:style style:name="T386_15" style:family="text">
      <style:text-properties style:text-line-through-style="solid" style:font-name="Open Sans" style:font-name-asian="Open Sans" style:font-name-complex="Open Sans"/>
    </style:style>
    <style:style style:name="T386_16" style:family="text">
      <style:text-properties style:text-line-through-style="solid" style:font-name="Open Sans" style:font-name-asian="Open Sans" style:font-name-complex="Open Sans"/>
    </style:style>
    <style:style style:name="T386_17" style:family="text">
      <style:text-properties style:text-line-through-style="solid" style:font-name="Open Sans" style:font-name-asian="Open Sans" style:font-name-complex="Open Sans"/>
    </style:style>
    <style:style style:name="T386_18" style:family="text">
      <style:text-properties style:text-line-through-style="solid" style:font-name="Open Sans" style:font-name-asian="Open Sans" style:font-name-complex="Open Sans"/>
    </style:style>
    <style:style style:name="T386_19" style:family="text">
      <style:text-properties style:text-line-through-style="solid" style:font-name="Open Sans" style:font-name-asian="Open Sans" style:font-name-complex="Open Sans"/>
    </style:style>
    <style:style style:name="T386_20" style:family="text">
      <style:text-properties style:text-line-through-style="solid" style:font-name="Open Sans" style:font-name-asian="Open Sans" style:font-name-complex="Open Sans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style:text-line-through-style="solid" style:font-name="Open Sans" style:font-name-asian="Open Sans" style:font-name-complex="Open Sans"/>
    </style:style>
    <style:style style:name="T387_2" style:family="text">
      <style:text-properties style:text-line-through-style="solid" style:font-name="Open Sans" style:font-name-asian="Open Sans" style:font-name-complex="Open Sans"/>
    </style:style>
    <style:style style:name="T387_3" style:family="text">
      <style:text-properties style:text-line-through-style="solid" style:font-name="Open Sans" style:font-name-asian="Open Sans" style:font-name-complex="Open Sans"/>
    </style:style>
    <style:style style:name="T387_4" style:family="text">
      <style:text-properties style:text-line-through-style="solid" style:font-name="Open Sans" style:font-name-asian="Open Sans" style:font-name-complex="Open Sans"/>
    </style:style>
    <style:style style:name="T387_5" style:family="text">
      <style:text-properties style:text-line-through-style="solid" style:font-name="Open Sans" style:font-name-asian="Open Sans" style:font-name-complex="Open Sans"/>
    </style:style>
    <style:style style:name="T387_6" style:family="text">
      <style:text-properties style:text-line-through-style="solid" style:font-name="Open Sans" style:font-name-asian="Open Sans" style:font-name-complex="Open Sans"/>
    </style:style>
    <style:style style:name="T387_7" style:family="text">
      <style:text-properties style:text-line-through-style="solid" style:font-name="Open Sans" style:font-name-asian="Open Sans" style:font-name-complex="Open Sans"/>
    </style:style>
    <style:style style:name="T387_8" style:family="text">
      <style:text-properties style:text-line-through-style="solid" style:font-name="Open Sans" style:font-name-asian="Open Sans" style:font-name-complex="Open Sans"/>
    </style:style>
    <style:style style:name="T387_9" style:family="text">
      <style:text-properties style:text-line-through-style="solid" style:font-name="Open Sans" style:font-name-asian="Open Sans" style:font-name-complex="Open Sans"/>
    </style:style>
    <style:style style:name="T387_10" style:family="text">
      <style:text-properties style:text-line-through-style="solid" style:font-name="Open Sans" style:font-name-asian="Open Sans" style:font-name-complex="Open Sans"/>
    </style:style>
    <style:style style:name="T387_11" style:family="text">
      <style:text-properties style:text-line-through-style="solid" style:font-name="Open Sans" style:font-name-asian="Open Sans" style:font-name-complex="Open Sans"/>
    </style:style>
    <style:style style:name="T387_12" style:family="text">
      <style:text-properties style:text-line-through-style="solid" style:font-name="Open Sans" style:font-name-asian="Open Sans" style:font-name-complex="Open Sans"/>
    </style:style>
    <style:style style:name="T387_13" style:family="text">
      <style:text-properties style:text-line-through-style="solid" style:font-name="Open Sans" style:font-name-asian="Open Sans" style:font-name-complex="Open Sans"/>
    </style:style>
    <style:style style:name="T387_14" style:family="text">
      <style:text-properties style:text-line-through-style="solid" style:font-name="Open Sans" style:font-name-asian="Open Sans" style:font-name-complex="Open Sans"/>
    </style:style>
    <style:style style:name="T387_15" style:family="text">
      <style:text-properties style:text-line-through-style="solid" style:font-name="Open Sans" style:font-name-asian="Open Sans" style:font-name-complex="Open Sans"/>
    </style:style>
    <style:style style:name="T387_16" style:family="text">
      <style:text-properties style:text-line-through-style="solid" style:font-name="Open Sans" style:font-name-asian="Open Sans" style:font-name-complex="Open Sans"/>
    </style:style>
    <style:style style:name="T387_17" style:family="text">
      <style:text-properties style:text-line-through-style="solid" style:font-name="Open Sans" style:font-name-asian="Open Sans" style:font-name-complex="Open Sans"/>
    </style:style>
    <style:style style:name="T387_18" style:family="text">
      <style:text-properties style:text-line-through-style="solid" style:font-name="Open Sans" style:font-name-asian="Open Sans" style:font-name-complex="Open Sans"/>
    </style:style>
    <style:style style:name="T387_19" style:family="text">
      <style:text-properties style:text-line-through-style="solid" style:font-name="Open Sans" style:font-name-asian="Open Sans" style:font-name-complex="Open Sans"/>
    </style:style>
    <style:style style:name="T387_20" style:family="text">
      <style:text-properties style:text-line-through-style="solid" style:font-name="Open Sans" style:font-name-asian="Open Sans" style:font-name-complex="Open Sans"/>
    </style:style>
    <style:style style:name="T387_21" style:family="text">
      <style:text-properties style:text-line-through-style="solid" style:font-name="Open Sans" style:font-name-asian="Open Sans" style:font-name-complex="Open Sans"/>
    </style:style>
    <style:style style:name="T387_22" style:family="text">
      <style:text-properties style:text-line-through-style="solid" style:font-name="Open Sans" style:font-name-asian="Open Sans" style:font-name-complex="Open Sans"/>
    </style:style>
    <style:style style:name="T387_23" style:family="text">
      <style:text-properties style:text-line-through-style="solid" style:font-name="Open Sans" style:font-name-asian="Open Sans" style:font-name-complex="Open Sans"/>
    </style:style>
    <style:style style:name="T387_24" style:family="text">
      <style:text-properties style:text-line-through-style="solid" style:font-name="Open Sans" style:font-name-asian="Open Sans" style:font-name-complex="Open Sans"/>
    </style:style>
    <style:style style:name="T387_25" style:family="text">
      <style:text-properties style:text-line-through-style="solid" style:font-name="Open Sans" style:font-name-asian="Open Sans" style:font-name-complex="Open Sans"/>
    </style:style>
    <style:style style:name="T387_26" style:family="text">
      <style:text-properties style:text-line-through-style="solid" style:font-name="Open Sans" style:font-name-asian="Open Sans" style:font-name-complex="Open Sans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text-line-through-style="solid" style:font-name="Open Sans" style:font-name-asian="Open Sans" style:font-name-complex="Open Sans"/>
    </style:style>
    <style:style style:name="T388_2" style:family="text">
      <style:text-properties fo:background-color="#d5a6bd" style:font-name="Open Sans" style:font-name-asian="Open Sans" style:font-name-complex="Open Sans"/>
    </style:style>
    <style:style style:name="T388_3" style:family="text">
      <style:text-properties fo:background-color="#d5a6bd" style:font-name="Open Sans" style:font-name-asian="Open Sans" style:font-name-complex="Open Sans"/>
    </style:style>
    <style:style style:name="T388_4" style:family="text">
      <style:text-properties fo:background-color="#d5a6bd" style:font-name="Open Sans" style:font-name-asian="Open Sans" style:font-name-complex="Open Sans"/>
    </style:style>
    <style:style style:name="T388_5" style:family="text">
      <style:text-properties fo:background-color="#d5a6bd" style:font-name="Open Sans" style:font-name-asian="Open Sans" style:font-name-complex="Open Sans"/>
    </style:style>
    <style:style style:name="T388_6" style:family="text">
      <style:text-properties fo:background-color="#d5a6bd" style:font-name="Open Sans" style:font-name-asian="Open Sans" style:font-name-complex="Open Sans"/>
    </style:style>
    <style:style style:name="T388_7" style:family="text">
      <style:text-properties fo:background-color="#d5a6bd" style:font-name="Open Sans" style:font-name-asian="Open Sans" style:font-name-complex="Open Sans"/>
    </style:style>
    <style:style style:name="T388_8" style:family="text">
      <style:text-properties fo:background-color="#d5a6bd" style:font-name="Open Sans" style:font-name-asian="Open Sans" style:font-name-complex="Open Sans"/>
    </style:style>
    <style:style style:name="T388_9" style:family="text">
      <style:text-properties fo:background-color="#d5a6bd" style:font-name="Open Sans" style:font-name-asian="Open Sans" style:font-name-complex="Open Sans"/>
    </style:style>
    <style:style style:name="T388_10" style:family="text">
      <style:text-properties style:font-name="Open Sans" style:font-name-asian="Open Sans" style:font-name-complex="Open Sans"/>
    </style:style>
    <style:style style:name="T388_11" style:family="text"/>
    <style:style style:name="T388_1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388_13" style:family="text">
      <style:text-properties style:font-name="Open Sans" style:font-name-asian="Open Sans" style:font-name-complex="Open Sans"/>
    </style:style>
    <style:style style:name="T388_14" style:family="text">
      <style:text-properties style:font-name="Open Sans" style:font-name-asian="Open Sans" style:font-name-complex="Open Sans"/>
    </style:style>
    <style:style style:name="T388_15" style:family="text">
      <style:text-properties style:font-name="Open Sans" style:font-name-asian="Open Sans" style:font-name-complex="Open Sans"/>
    </style:style>
    <style:style style:name="T388_16" style:family="text"/>
    <style:style style:name="T388_1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388_18" style:family="text">
      <style:text-properties style:font-name="Open Sans" style:font-name-asian="Open Sans" style:font-name-complex="Open Sans"/>
    </style:style>
    <style:style style:name="T388_19" style:family="text">
      <style:text-properties style:font-name="Open Sans" style:font-name-asian="Open Sans" style:font-name-complex="Open Sans"/>
    </style:style>
    <style:style style:name="T388_20" style:family="text">
      <style:text-properties style:font-name="Open Sans" style:font-name-asian="Open Sans" style:font-name-complex="Open Sans"/>
    </style:style>
    <style:style style:name="T388_21" style:family="text"/>
    <style:style style:name="T388_22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388_23" style:family="text">
      <style:text-properties style:font-name="Open Sans" style:font-name-asian="Open Sans" style:font-name-complex="Open Sans"/>
    </style:style>
    <style:style style:name="T388_24" style:family="text">
      <style:text-properties style:font-name="Open Sans" style:font-name-asian="Open Sans" style:font-name-complex="Open Sans"/>
    </style:style>
    <style:style style:name="T388_25" style:family="text">
      <style:text-properties style:font-name="Open Sans" style:font-name-asian="Open Sans" style:font-name-complex="Open Sans"/>
    </style:style>
    <style:style style:name="T388_26" style:family="text">
      <style:text-properties style:font-name="Open Sans" style:font-name-asian="Open Sans" style:font-name-complex="Open Sans"/>
    </style:style>
    <style:style style:name="P389" style:family="paragraph" style:parent-style-name="Standard">
      <style:paragraph-properties fo:break-before="auto" fo:text-indent="1.27cm" fo:line-height="115%" fo:margin-left="1.27cm" style:writing-mode="lr-tb"/>
    </style:style>
    <style:style style:name="T389_1" style:family="text">
      <style:text-properties style:text-line-through-style="solid" style:font-name="Open Sans" style:font-name-asian="Open Sans" style:font-name-complex="Open Sans"/>
    </style:style>
    <style:style style:name="T389_2" style:family="text">
      <style:text-properties style:text-line-through-style="solid" style:font-name="Open Sans" style:font-name-asian="Open Sans" style:font-name-complex="Open Sans"/>
    </style:style>
    <style:style style:name="T389_3" style:family="text">
      <style:text-properties style:text-line-through-style="solid" style:font-name="Open Sans" style:font-name-asian="Open Sans" style:font-name-complex="Open Sans"/>
    </style:style>
    <style:style style:name="T389_4" style:family="text">
      <style:text-properties style:text-line-through-style="solid" style:font-name="Open Sans" style:font-name-asian="Open Sans" style:font-name-complex="Open Sans"/>
    </style:style>
    <style:style style:name="T389_5" style:family="text">
      <style:text-properties style:text-line-through-style="solid" style:font-name="Open Sans" style:font-name-asian="Open Sans" style:font-name-complex="Open Sans"/>
    </style:style>
    <style:style style:name="P390" style:family="paragraph" style:parent-style-name="Standard">
      <style:paragraph-properties fo:break-before="auto" fo:text-indent="1.27cm" fo:line-height="115%" fo:margin-left="1.27cm" style:writing-mode="lr-tb"/>
    </style:style>
    <style:style style:name="T390_1" style:family="text">
      <style:text-properties style:font-name="Open Sans" style:font-name-asian="Open Sans" style:font-name-complex="Open Sans"/>
    </style:style>
    <style:style style:name="T390_2" style:family="text">
      <style:text-properties style:font-name="Open Sans" style:font-name-asian="Open Sans" style:font-name-complex="Open Sans"/>
    </style:style>
    <style:style style:name="T390_3" style:family="text">
      <style:text-properties style:font-name="Open Sans" style:font-name-asian="Open Sans" style:font-name-complex="Open Sans"/>
    </style:style>
    <style:style style:name="T390_4" style:family="text">
      <style:text-properties style:font-name="Open Sans" style:font-name-asian="Open Sans" style:font-name-complex="Open Sans"/>
    </style:style>
    <style:style style:name="T390_5" style:family="text">
      <style:text-properties style:font-name="Open Sans" style:font-name-asian="Open Sans" style:font-name-complex="Open Sans"/>
    </style:style>
    <style:style style:name="T390_6" style:family="text">
      <style:text-properties style:font-name="Open Sans" style:font-name-asian="Open Sans" style:font-name-complex="Open Sans"/>
    </style:style>
    <style:style style:name="T390_7" style:family="text">
      <style:text-properties style:font-name="Open Sans" style:font-name-asian="Open Sans" style:font-name-complex="Open Sans"/>
    </style:style>
    <style:style style:name="T390_8" style:family="text">
      <style:text-properties style:font-name="Open Sans" style:font-name-asian="Open Sans" style:font-name-complex="Open Sans"/>
    </style:style>
    <style:style style:name="T390_9" style:family="text">
      <style:text-properties style:font-name="Open Sans" style:font-name-asian="Open Sans" style:font-name-complex="Open Sans"/>
    </style:style>
    <style:style style:name="T390_10" style:family="text">
      <style:text-properties style:font-name="Open Sans" style:font-name-asian="Open Sans" style:font-name-complex="Open Sans"/>
    </style:style>
    <style:style style:name="T390_11" style:family="text">
      <style:text-properties style:font-name="Open Sans" style:font-name-asian="Open Sans" style:font-name-complex="Open Sans"/>
    </style:style>
    <style:style style:name="T390_12" style:family="text">
      <style:text-properties style:font-name="Open Sans" style:font-name-asian="Open Sans" style:font-name-complex="Open Sans"/>
    </style:style>
    <style:style style:name="T390_13" style:family="text">
      <style:text-properties style:font-name="Open Sans" style:font-name-asian="Open Sans" style:font-name-complex="Open Sans"/>
    </style:style>
    <style:style style:name="T390_14" style:family="text">
      <style:text-properties style:font-name="Open Sans" style:font-name-asian="Open Sans" style:font-name-complex="Open Sans"/>
    </style:style>
    <style:style style:name="T390_15" style:family="text">
      <style:text-properties style:font-name="Open Sans" style:font-name-asian="Open Sans" style:font-name-complex="Open Sans"/>
    </style:style>
    <style:style style:name="T390_16" style:family="text">
      <style:text-properties style:font-name="Open Sans" style:font-name-asian="Open Sans" style:font-name-complex="Open Sans"/>
    </style:style>
    <style:style style:name="T390_17" style:family="text">
      <style:text-properties style:font-name="Open Sans" style:font-name-asian="Open Sans" style:font-name-complex="Open Sans"/>
    </style:style>
    <style:style style:name="T390_18" style:family="text">
      <style:text-properties style:font-name="Open Sans" style:font-name-asian="Open Sans" style:font-name-complex="Open Sans"/>
    </style:style>
    <style:style style:name="T390_19" style:family="text">
      <style:text-properties style:font-name="Open Sans" style:font-name-asian="Open Sans" style:font-name-complex="Open Sans"/>
    </style:style>
    <style:style style:name="T390_20" style:family="text">
      <style:text-properties style:font-name="Open Sans" style:font-name-asian="Open Sans" style:font-name-complex="Open Sans"/>
    </style:style>
    <style:style style:name="T390_21" style:family="text">
      <style:text-properties style:font-name="Open Sans" style:font-name-asian="Open Sans" style:font-name-complex="Open Sans"/>
    </style:style>
    <style:style style:name="P391" style:family="paragraph" style:parent-style-name="Standard">
      <style:paragraph-properties fo:break-before="auto" fo:text-indent="1.27cm" fo:line-height="115%" fo:margin-left="1.27cm" style:writing-mode="lr-tb"/>
    </style:style>
    <style:style style:name="T391_1" style:family="text">
      <style:text-properties style:font-name="Open Sans" style:font-name-asian="Open Sans" style:font-name-complex="Open Sans"/>
    </style:style>
    <style:style style:name="T391_2" style:family="text">
      <style:text-properties style:font-name="Open Sans" style:font-name-asian="Open Sans" style:font-name-complex="Open Sans"/>
    </style:style>
    <style:style style:name="T391_3" style:family="text">
      <style:text-properties style:font-name="Open Sans" style:font-name-asian="Open Sans" style:font-name-complex="Open Sans"/>
    </style:style>
    <style:style style:name="T391_4" style:family="text">
      <style:text-properties style:font-name="Open Sans" style:font-name-asian="Open Sans" style:font-name-complex="Open Sans"/>
    </style:style>
    <style:style style:name="T391_5" style:family="text">
      <style:text-properties style:font-name="Open Sans" style:font-name-asian="Open Sans" style:font-name-complex="Open Sans"/>
    </style:style>
    <style:style style:name="T391_6" style:family="text">
      <style:text-properties style:font-name="Open Sans" style:font-name-asian="Open Sans" style:font-name-complex="Open Sans"/>
    </style:style>
    <style:style style:name="T391_7" style:family="text">
      <style:text-properties style:font-name="Open Sans" style:font-name-asian="Open Sans" style:font-name-complex="Open Sans"/>
    </style:style>
    <style:style style:name="T391_8" style:family="text">
      <style:text-properties style:font-name="Open Sans" style:font-name-asian="Open Sans" style:font-name-complex="Open Sans"/>
    </style:style>
    <style:style style:name="T391_9" style:family="text">
      <style:text-properties style:font-name="Open Sans" style:font-name-asian="Open Sans" style:font-name-complex="Open Sans"/>
    </style:style>
    <style:style style:name="T391_10" style:family="text">
      <style:text-properties style:font-name="Open Sans" style:font-name-asian="Open Sans" style:font-name-complex="Open Sans"/>
    </style:style>
    <style:style style:name="T391_11" style:family="text">
      <style:text-properties style:font-name="Open Sans" style:font-name-asian="Open Sans" style:font-name-complex="Open Sans"/>
    </style:style>
    <style:style style:name="T391_12" style:family="text">
      <style:text-properties style:font-name="Open Sans" style:font-name-asian="Open Sans" style:font-name-complex="Open Sans"/>
    </style:style>
    <style:style style:name="T391_13" style:family="text">
      <style:text-properties style:font-name="Open Sans" style:font-name-asian="Open Sans" style:font-name-complex="Open Sans"/>
    </style:style>
    <style:style style:name="T391_14" style:family="text">
      <style:text-properties style:font-name="Open Sans" style:font-name-asian="Open Sans" style:font-name-complex="Open Sans"/>
    </style:style>
    <style:style style:name="T391_15" style:family="text">
      <style:text-properties style:font-name="Open Sans" style:font-name-asian="Open Sans" style:font-name-complex="Open Sans"/>
    </style:style>
    <style:style style:name="T391_16" style:family="text">
      <style:text-properties style:font-name="Open Sans" style:font-name-asian="Open Sans" style:font-name-complex="Open Sans"/>
    </style:style>
    <style:style style:name="T391_17" style:family="text">
      <style:text-properties style:font-name="Open Sans" style:font-name-asian="Open Sans" style:font-name-complex="Open Sans"/>
    </style:style>
    <style:style style:name="T391_18" style:family="text">
      <style:text-properties style:font-name="Open Sans" style:font-name-asian="Open Sans" style:font-name-complex="Open Sans"/>
    </style:style>
    <style:style style:name="T391_19" style:family="text">
      <style:text-properties style:font-name="Open Sans" style:font-name-asian="Open Sans" style:font-name-complex="Open Sans"/>
    </style:style>
    <style:style style:name="T391_20" style:family="text">
      <style:text-properties style:font-name="Open Sans" style:font-name-asian="Open Sans" style:font-name-complex="Open Sans"/>
    </style:style>
    <style:style style:name="T391_21" style:family="text">
      <style:text-properties style:font-name="Open Sans" style:font-name-asian="Open Sans" style:font-name-complex="Open Sans"/>
    </style:style>
    <style:style style:name="T391_22" style:family="text">
      <style:text-properties style:font-name="Open Sans" style:font-name-asian="Open Sans" style:font-name-complex="Open Sans"/>
    </style:style>
    <style:style style:name="T391_23" style:family="text">
      <style:text-properties style:font-name="Open Sans" style:font-name-asian="Open Sans" style:font-name-complex="Open Sans"/>
    </style:style>
    <style:style style:name="P392" style:family="paragraph" style:parent-style-name="Standard">
      <style:paragraph-properties fo:break-before="auto" fo:text-indent="0cm" fo:line-height="115%" fo:margin-left="0cm" style:writing-mode="lr-tb"/>
    </style:style>
    <style:style style:name="T392_1" style:family="text">
      <style:text-properties fo:background-color="#00ff00" style:font-name="Open Sans" style:font-name-asian="Open Sans" style:font-name-complex="Open Sans"/>
    </style:style>
    <style:style style:name="T392_2" style:family="text">
      <style:text-properties fo:background-color="#00ff00" style:font-name="Open Sans" style:font-name-asian="Open Sans" style:font-name-complex="Open Sans"/>
    </style:style>
    <style:style style:name="T392_3" style:family="text">
      <style:text-properties style:font-name="Open Sans" style:font-name-asian="Open Sans" style:font-name-complex="Open Sans"/>
    </style:style>
    <style:style style:name="T392_4" style:family="text">
      <style:text-properties style:font-name="Open Sans" style:font-name-asian="Open Sans" style:font-name-complex="Open Sans"/>
    </style:style>
    <style:style style:name="T392_5" style:family="text">
      <style:text-properties style:font-name="Open Sans" style:font-name-asian="Open Sans" style:font-name-complex="Open Sans"/>
    </style:style>
    <style:style style:name="T392_6" style:family="text">
      <style:text-properties style:font-name="Open Sans" style:font-name-asian="Open Sans" style:font-name-complex="Open Sans"/>
    </style:style>
    <style:style style:name="T392_7" style:family="text">
      <style:text-properties style:font-name="Open Sans" style:font-name-asian="Open Sans" style:font-name-complex="Open Sans"/>
    </style:style>
    <style:style style:name="T392_8" style:family="text">
      <style:text-properties fo:background-color="#00ff00" style:font-name="Open Sans" style:font-name-asian="Open Sans" style:font-name-complex="Open Sans"/>
    </style:style>
    <style:style style:name="T392_9" style:family="text">
      <style:text-properties fo:background-color="#00ff00" style:font-name="Open Sans" style:font-name-asian="Open Sans" style:font-name-complex="Open Sans"/>
    </style:style>
    <style:style style:name="T392_10" style:family="text">
      <style:text-properties fo:background-color="#00ff00" style:font-name="Open Sans" style:font-name-asian="Open Sans" style:font-name-complex="Open Sans"/>
    </style:style>
    <style:style style:name="P393" style:family="paragraph" style:parent-style-name="Standard">
      <style:paragraph-properties fo:break-before="auto" fo:text-indent="0cm" fo:line-height="115%" fo:margin-left="0cm" style:writing-mode="lr-tb"/>
    </style:style>
    <style:style style:name="T393_1" style:family="text">
      <style:text-properties fo:background-color="#00ff00" style:font-name="Open Sans" style:font-name-asian="Open Sans" style:font-name-complex="Open Sans"/>
    </style:style>
    <style:style style:name="T393_2" style:family="text">
      <style:text-properties fo:background-color="#00ff00" style:font-name="Open Sans" style:font-name-asian="Open Sans" style:font-name-complex="Open Sans"/>
    </style:style>
    <style:style style:name="T393_3" style:family="text">
      <style:text-properties fo:background-color="#00ff00" style:font-name="Open Sans" style:font-name-asian="Open Sans" style:font-name-complex="Open Sans"/>
    </style:style>
    <style:style style:name="T393_4" style:family="text">
      <style:text-properties fo:background-color="#00ff00" style:font-name="Open Sans" style:font-name-asian="Open Sans" style:font-name-complex="Open Sans"/>
    </style:style>
    <style:style style:name="T393_5" style:family="text">
      <style:text-properties fo:background-color="#00ff00" style:font-name="Open Sans" style:font-name-asian="Open Sans" style:font-name-complex="Open Sans"/>
    </style:style>
    <style:style style:name="T393_6" style:family="text">
      <style:text-properties fo:background-color="#00ff00" style:font-name="Open Sans" style:font-name-asian="Open Sans" style:font-name-complex="Open Sans"/>
    </style:style>
    <style:style style:name="P394" style:family="paragraph" style:parent-style-name="Standard">
      <style:paragraph-properties fo:break-before="auto" fo:text-indent="0cm" fo:line-height="115%" fo:margin-left="0cm" style:writing-mode="lr-tb"/>
    </style:style>
    <style:style style:name="T394_1" style:family="text">
      <style:text-properties style:font-name="Open Sans" style:font-name-asian="Open Sans" style:font-name-complex="Open Sans"/>
    </style:style>
    <style:style style:name="T394_2" style:family="text"/>
    <style:style style:name="T394_3" style:family="text">
      <style:text-properties fo:background-color="#d5a6bd" fo:color="#1155cc" style:font-name="Open Sans" style:font-name-asian="Open Sans" style:font-name-complex="Open Sans" style:text-underline-style="solid" style:text-underline-color="font-color"/>
    </style:style>
    <style:style style:name="T394_4" style:family="text">
      <style:text-properties style:font-name="Open Sans" style:font-name-asian="Open Sans" style:font-name-complex="Open Sans"/>
    </style:style>
    <style:style style:name="T394_5" style:family="text">
      <style:text-properties style:font-name="Open Sans" style:font-name-asian="Open Sans" style:font-name-complex="Open Sans"/>
    </style:style>
    <style:style style:name="T394_6" style:family="text">
      <style:text-properties style:font-name="Open Sans" style:font-name-asian="Open Sans" style:font-name-complex="Open Sans"/>
    </style:style>
    <style:style style:name="T394_7" style:family="text">
      <style:text-properties style:font-name="Open Sans" style:font-name-asian="Open Sans" style:font-name-complex="Open Sans"/>
    </style:style>
    <style:style style:name="T394_8" style:family="text">
      <style:text-properties style:font-name="Open Sans" style:font-name-asian="Open Sans" style:font-name-complex="Open Sans"/>
    </style:style>
    <style:style style:name="T394_9" style:family="text">
      <style:text-properties style:font-name="Open Sans" style:font-name-asian="Open Sans" style:font-name-complex="Open Sans"/>
    </style:style>
    <style:style style:name="T394_10" style:family="text">
      <style:text-properties style:font-name="Open Sans" style:font-name-asian="Open Sans" style:font-name-complex="Open Sans"/>
    </style:style>
    <style:style style:name="T394_11" style:family="text">
      <style:text-properties style:font-name="Open Sans" style:font-name-asian="Open Sans" style:font-name-complex="Open Sans"/>
    </style:style>
    <style:style style:name="T394_12" style:family="text">
      <style:text-properties style:font-name="Open Sans" style:font-name-asian="Open Sans" style:font-name-complex="Open Sans"/>
    </style:style>
    <style:style style:name="T394_13" style:family="text">
      <style:text-properties style:font-name="Open Sans" style:font-name-asian="Open Sans" style:font-name-complex="Open Sans"/>
    </style:style>
    <style:style style:name="T394_14" style:family="text">
      <style:text-properties style:font-name="Open Sans" style:font-name-asian="Open Sans" style:font-name-complex="Open Sans"/>
    </style:style>
    <style:style style:name="T394_15" style:family="text">
      <style:text-properties style:font-name="Open Sans" style:font-name-asian="Open Sans" style:font-name-complex="Open Sans"/>
    </style:style>
    <style:style style:name="T394_16" style:family="text">
      <style:text-properties style:font-name="Open Sans" style:font-name-asian="Open Sans" style:font-name-complex="Open Sans"/>
    </style:style>
    <style:style style:name="P395" style:family="paragraph" style:parent-style-name="Standard">
      <style:paragraph-properties fo:break-before="auto" fo:text-indent="0cm" fo:line-height="115%" fo:margin-left="0cm" style:writing-mode="lr-tb"/>
    </style:style>
    <style:style style:name="T395_1" style:family="text">
      <style:text-properties style:font-name="Open Sans" style:font-name-asian="Open Sans" style:font-name-complex="Open Sans"/>
    </style:style>
    <style:style style:name="T395_2" style:family="text">
      <style:text-properties fo:background-color="#00ff00" style:font-name="Open Sans" style:font-name-asian="Open Sans" style:font-name-complex="Open Sans"/>
    </style:style>
    <style:style style:name="T395_3" style:family="text">
      <style:text-properties style:font-name="Open Sans" style:font-name-asian="Open Sans" style:font-name-complex="Open Sans"/>
    </style:style>
    <style:style style:name="T395_4" style:family="text">
      <style:text-properties style:font-name="Open Sans" style:font-name-asian="Open Sans" style:font-name-complex="Open Sans"/>
    </style:style>
    <style:style style:name="T395_5" style:family="text">
      <style:text-properties style:font-name="Open Sans" style:font-name-asian="Open Sans" style:font-name-complex="Open Sans"/>
    </style:style>
    <style:style style:name="T395_6" style:family="text">
      <style:text-properties style:font-name="Open Sans" style:font-name-asian="Open Sans" style:font-name-complex="Open Sans"/>
    </style:style>
    <style:style style:name="T395_7" style:family="text">
      <style:text-properties style:font-name="Open Sans" style:font-name-asian="Open Sans" style:font-name-complex="Open Sans"/>
    </style:style>
    <style:style style:name="T395_8" style:family="text">
      <style:text-properties style:font-name="Open Sans" style:font-name-asian="Open Sans" style:font-name-complex="Open Sans"/>
    </style:style>
    <style:style style:name="P396" style:family="paragraph" style:parent-style-name="Standard">
      <style:paragraph-properties fo:break-before="auto" fo:text-indent="0cm" fo:line-height="115%" fo:margin-left="0cm" style:writing-mode="lr-tb"/>
    </style:style>
    <style:style style:name="T396_1" style:family="text">
      <style:text-properties fo:background-color="#00ff00" style:font-name="Open Sans" style:font-name-asian="Open Sans" style:font-name-complex="Open Sans"/>
    </style:style>
    <style:style style:name="T396_2" style:family="text">
      <style:text-properties fo:background-color="#00ff00" style:font-name="Open Sans" style:font-name-asian="Open Sans" style:font-name-complex="Open Sans"/>
    </style:style>
    <style:style style:name="T396_3" style:family="text">
      <style:text-properties style:font-name="Open Sans" style:font-name-asian="Open Sans" style:font-name-complex="Open Sans"/>
    </style:style>
    <style:style style:name="T396_4" style:family="text">
      <style:text-properties style:font-name="Open Sans" style:font-name-asian="Open Sans" style:font-name-complex="Open Sans"/>
    </style:style>
    <style:style style:name="T396_5" style:family="text">
      <style:text-properties style:font-name="Open Sans" style:font-name-asian="Open Sans" style:font-name-complex="Open Sans"/>
    </style:style>
    <style:style style:name="T396_6" style:family="text">
      <style:text-properties style:font-name="Open Sans" style:font-name-asian="Open Sans" style:font-name-complex="Open Sans"/>
    </style:style>
    <style:style style:name="T396_7" style:family="text">
      <style:text-properties style:font-name="Open Sans" style:font-name-asian="Open Sans" style:font-name-complex="Open Sans"/>
    </style:style>
    <style:style style:name="T396_8" style:family="text">
      <style:text-properties style:font-name="Open Sans" style:font-name-asian="Open Sans" style:font-name-complex="Open Sans"/>
    </style:style>
    <style:style style:name="T396_9" style:family="text">
      <style:text-properties style:font-name="Open Sans" style:font-name-asian="Open Sans" style:font-name-complex="Open Sans"/>
    </style:style>
    <style:style style:name="T396_10" style:family="text">
      <style:text-properties style:font-name="Open Sans" style:font-name-asian="Open Sans" style:font-name-complex="Open Sans"/>
    </style:style>
    <style:style style:name="T396_11" style:family="text">
      <style:text-properties style:font-name="Open Sans" style:font-name-asian="Open Sans" style:font-name-complex="Open Sans"/>
    </style:style>
    <style:style style:name="T396_12" style:family="text">
      <style:text-properties style:font-name="Open Sans" style:font-name-asian="Open Sans" style:font-name-complex="Open Sans"/>
    </style:style>
    <style:style style:name="T396_13" style:family="text">
      <style:text-properties style:font-name="Open Sans" style:font-name-asian="Open Sans" style:font-name-complex="Open Sans"/>
    </style:style>
    <style:style style:name="T396_14" style:family="text">
      <style:text-properties style:font-name="Open Sans" style:font-name-asian="Open Sans" style:font-name-complex="Open Sans"/>
    </style:style>
    <style:style style:name="T396_15" style:family="text">
      <style:text-properties style:font-name="Open Sans" style:font-name-asian="Open Sans" style:font-name-complex="Open Sans"/>
    </style:style>
    <style:style style:name="P397" style:family="paragraph" style:parent-style-name="Standard">
      <style:paragraph-properties fo:break-before="auto" fo:text-indent="0cm" fo:line-height="115%" fo:margin-left="0cm" style:writing-mode="lr-tb"/>
    </style:style>
    <style:style style:name="T397_1" style:family="text">
      <style:text-properties style:font-name="Open Sans" style:font-name-asian="Open Sans" style:font-name-complex="Open Sans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fo:background-color="#00ff00" style:font-name="Open Sans" style:font-name-asian="Open Sans" style:font-name-complex="Open Sans"/>
    </style:style>
    <style:style style:name="T398_2" style:family="text">
      <style:text-properties fo:background-color="#00ff00" style:font-name="Open Sans" style:font-name-asian="Open Sans" style:font-name-complex="Open Sans"/>
    </style:style>
    <style:style style:name="T398_3" style:family="text">
      <style:text-properties style:font-name="Open Sans" style:font-name-asian="Open Sans" style:font-name-complex="Open Sans"/>
    </style:style>
    <style:style style:name="T398_4" style:family="text">
      <style:text-properties style:font-name="Open Sans" style:font-name-asian="Open Sans" style:font-name-complex="Open Sans"/>
    </style:style>
    <style:style style:name="T398_5" style:family="text">
      <style:text-properties style:font-name="Open Sans" style:font-name-asian="Open Sans" style:font-name-complex="Open Sans"/>
    </style:style>
    <style:style style:name="T398_6" style:family="text">
      <style:text-properties style:font-name="Open Sans" style:font-name-asian="Open Sans" style:font-name-complex="Open Sans"/>
    </style:style>
    <style:style style:name="T398_7" style:family="text">
      <style:text-properties style:font-name="Open Sans" style:font-name-asian="Open Sans" style:font-name-complex="Open Sans"/>
    </style:style>
    <style:style style:name="T398_8" style:family="text">
      <style:text-properties style:font-name="Open Sans" style:font-name-asian="Open Sans" style:font-name-complex="Open Sans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>
      <style:text-properties style:font-name="Open Sans" style:font-name-asian="Open Sans" style:font-name-complex="Open Sans"/>
    </style:style>
    <style:style style:name="T399_2" style:family="text">
      <style:text-properties style:font-name="Open Sans" style:font-name-asian="Open Sans" style:font-name-complex="Open Sans"/>
    </style:style>
    <style:style style:name="T399_3" style:family="text">
      <style:text-properties style:font-name="Open Sans" style:font-name-asian="Open Sans" style:font-name-complex="Open Sans"/>
    </style:style>
    <style:style style:name="T399_4" style:family="text">
      <style:text-properties style:font-name="Open Sans" style:font-name-asian="Open Sans" style:font-name-complex="Open Sans"/>
    </style:style>
    <style:style style:name="T399_5" style:family="text">
      <style:text-properties style:font-name="Open Sans" style:font-name-asian="Open Sans" style:font-name-complex="Open Sans"/>
    </style:style>
    <style:style style:name="T399_6" style:family="text">
      <style:text-properties style:font-name="Open Sans" style:font-name-asian="Open Sans" style:font-name-complex="Open Sans"/>
    </style:style>
    <style:style style:name="T399_7" style:family="text">
      <style:text-properties style:font-name="Open Sans" style:font-name-asian="Open Sans" style:font-name-complex="Open Sans"/>
    </style:style>
    <style:style style:name="T399_8" style:family="text">
      <style:text-properties style:font-name="Open Sans" style:font-name-asian="Open Sans" style:font-name-complex="Open Sans"/>
    </style:style>
    <style:style style:name="T399_9" style:family="text">
      <style:text-properties style:font-name="Open Sans" style:font-name-asian="Open Sans" style:font-name-complex="Open Sans"/>
    </style:style>
    <style:style style:name="T399_10" style:family="text">
      <style:text-properties style:font-name="Open Sans" style:font-name-asian="Open Sans" style:font-name-complex="Open Sans"/>
    </style:style>
    <style:style style:name="T399_11" style:family="text">
      <style:text-properties style:font-name="Open Sans" style:font-name-asian="Open Sans" style:font-name-complex="Open Sans"/>
    </style:style>
    <style:style style:name="P40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fo:background-color="#00ff00" style:font-name="Open Sans" style:font-name-asian="Open Sans" style:font-name-complex="Open Sans"/>
    </style:style>
    <style:style style:name="T401_2" style:family="text">
      <style:text-properties fo:background-color="#00ff00" style:font-name="Open Sans" style:font-name-asian="Open Sans" style:font-name-complex="Open Sans"/>
    </style:style>
    <style:style style:name="T401_3" style:family="text">
      <style:text-properties style:font-name="Open Sans" style:font-name-asian="Open Sans" style:font-name-complex="Open Sans"/>
    </style:style>
    <style:style style:name="T401_4" style:family="text">
      <style:text-properties style:font-name="Open Sans" style:font-name-asian="Open Sans" style:font-name-complex="Open Sans"/>
    </style:style>
    <style:style style:name="T401_5" style:family="text">
      <style:text-properties style:font-name="Open Sans" style:font-name-asian="Open Sans" style:font-name-complex="Open Sans"/>
    </style:style>
    <style:style style:name="T401_6" style:family="text">
      <style:text-properties style:font-name="Open Sans" style:font-name-asian="Open Sans" style:font-name-complex="Open Sans"/>
    </style:style>
    <style:style style:name="T401_7" style:family="text">
      <style:text-properties style:font-name="Open Sans" style:font-name-asian="Open Sans" style:font-name-complex="Open Sans"/>
    </style:style>
    <style:style style:name="T401_8" style:family="text">
      <style:text-properties style:font-name="Open Sans" style:font-name-asian="Open Sans" style:font-name-complex="Open Sans"/>
    </style:style>
    <style:style style:name="T401_9" style:family="text">
      <style:text-properties style:font-name="Open Sans" style:font-name-asian="Open Sans" style:font-name-complex="Open Sans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style:font-name="Open Sans" style:font-name-asian="Open Sans" style:font-name-complex="Open Sans"/>
    </style:style>
    <style:style style:name="T402_2" style:family="text">
      <style:text-properties style:font-name="Open Sans" style:font-name-asian="Open Sans" style:font-name-complex="Open Sans"/>
    </style:style>
    <style:style style:name="T402_3" style:family="text">
      <style:text-properties style:font-name="Open Sans" style:font-name-asian="Open Sans" style:font-name-complex="Open Sans"/>
    </style:style>
    <style:style style:name="T402_4" style:family="text">
      <style:text-properties style:font-name="Open Sans" style:font-name-asian="Open Sans" style:font-name-complex="Open Sans"/>
    </style:style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>
      <style:text-properties style:font-name="Open Sans" style:font-name-asian="Open Sans" style:font-name-complex="Open Sans"/>
    </style:style>
    <style:style style:name="T403_2" style:family="text">
      <style:text-properties style:font-name="Open Sans" style:font-name-asian="Open Sans" style:font-name-complex="Open Sans"/>
    </style:style>
    <style:style style:name="T403_3" style:family="text">
      <style:text-properties style:font-name="Open Sans" style:font-name-asian="Open Sans" style:font-name-complex="Open Sans"/>
    </style:style>
    <style:style style:name="T403_4" style:family="text">
      <style:text-properties style:font-name="Open Sans" style:font-name-asian="Open Sans" style:font-name-complex="Open Sans"/>
    </style:style>
    <style:style style:name="T403_5" style:family="text">
      <style:text-properties style:font-name="Open Sans" style:font-name-asian="Open Sans" style:font-name-complex="Open Sans"/>
    </style:style>
    <style:style style:name="T403_6" style:family="text">
      <style:text-properties style:font-name="Open Sans" style:font-name-asian="Open Sans" style:font-name-complex="Open Sans"/>
    </style:style>
    <style:style style:name="T403_7" style:family="text">
      <style:text-properties style:font-name="Open Sans" style:font-name-asian="Open Sans" style:font-name-complex="Open Sans"/>
    </style:style>
    <style:style style:name="T403_8" style:family="text">
      <style:text-properties style:font-name="Open Sans" style:font-name-asian="Open Sans" style:font-name-complex="Open Sans"/>
    </style:style>
    <style:style style:name="T403_9" style:family="text">
      <style:text-properties style:font-name="Open Sans" style:font-name-asian="Open Sans" style:font-name-complex="Open Sans"/>
    </style:style>
    <style:style style:name="T403_10" style:family="text">
      <style:text-properties style:font-name="Open Sans" style:font-name-asian="Open Sans" style:font-name-complex="Open Sans"/>
    </style:style>
    <style:style style:name="T403_11" style:family="text">
      <style:text-properties style:font-name="Open Sans" style:font-name-asian="Open Sans" style:font-name-complex="Open Sans"/>
    </style:style>
    <style:style style:name="T403_12" style:family="text">
      <style:text-properties style:font-name="Open Sans" style:font-name-asian="Open Sans" style:font-name-complex="Open Sans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>
      <style:text-properties style:font-name="Open Sans" style:font-name-asian="Open Sans" style:font-name-complex="Open Sans"/>
    </style:style>
    <style:style style:name="T404_2" style:family="text">
      <style:text-properties style:font-name="Open Sans" style:font-name-asian="Open Sans" style:font-name-complex="Open Sans"/>
    </style:style>
    <style:style style:name="T404_3" style:family="text">
      <style:text-properties style:font-name="Open Sans" style:font-name-asian="Open Sans" style:font-name-complex="Open Sans"/>
    </style:style>
    <style:style style:name="T404_4" style:family="text">
      <style:text-properties style:font-name="Open Sans" style:font-name-asian="Open Sans" style:font-name-complex="Open Sans"/>
    </style:style>
    <style:style style:name="T404_5" style:family="text">
      <style:text-properties style:font-name="Open Sans" style:font-name-asian="Open Sans" style:font-name-complex="Open Sans"/>
    </style:style>
    <style:style style:name="T404_6" style:family="text">
      <style:text-properties style:font-name="Open Sans" style:font-name-asian="Open Sans" style:font-name-complex="Open Sans"/>
    </style:style>
    <style:style style:name="T404_7" style:family="text">
      <style:text-properties style:font-name="Open Sans" style:font-name-asian="Open Sans" style:font-name-complex="Open Sans"/>
    </style:style>
    <style:style style:name="T404_8" style:family="text">
      <style:text-properties style:font-name="Open Sans" style:font-name-asian="Open Sans" style:font-name-complex="Open Sans"/>
    </style:style>
    <style:style style:name="T404_9" style:family="text">
      <style:text-properties style:font-name="Open Sans" style:font-name-asian="Open Sans" style:font-name-complex="Open Sans"/>
    </style:style>
    <style:style style:name="T404_10" style:family="text">
      <style:text-properties style:font-name="Open Sans" style:font-name-asian="Open Sans" style:font-name-complex="Open Sans"/>
    </style:style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>
      <style:text-properties style:font-name="Open Sans" style:font-name-asian="Open Sans" style:font-name-complex="Open Sans"/>
    </style:style>
    <style:style style:name="T405_2" style:family="text">
      <style:text-properties style:font-name="Open Sans" style:font-name-asian="Open Sans" style:font-name-complex="Open Sans"/>
    </style:style>
    <style:style style:name="T405_3" style:family="text">
      <style:text-properties style:font-name="Open Sans" style:font-name-asian="Open Sans" style:font-name-complex="Open Sans"/>
    </style:style>
    <style:style style:name="T405_4" style:family="text">
      <style:text-properties style:font-name="Open Sans" style:font-name-asian="Open Sans" style:font-name-complex="Open Sans"/>
    </style:style>
    <style:style style:name="T405_5" style:family="text">
      <style:text-properties style:font-name="Open Sans" style:font-name-asian="Open Sans" style:font-name-complex="Open Sans"/>
    </style:style>
    <style:style style:name="T405_6" style:family="text">
      <style:text-properties style:font-name="Open Sans" style:font-name-asian="Open Sans" style:font-name-complex="Open Sans"/>
    </style:style>
    <style:style style:name="T405_7" style:family="text">
      <style:text-properties style:font-name="Open Sans" style:font-name-asian="Open Sans" style:font-name-complex="Open Sans"/>
    </style:style>
    <style:style style:name="T405_8" style:family="text">
      <style:text-properties style:font-name="Open Sans" style:font-name-asian="Open Sans" style:font-name-complex="Open Sans"/>
    </style:style>
    <style:style style:name="T405_9" style:family="text">
      <style:text-properties style:font-name="Open Sans" style:font-name-asian="Open Sans" style:font-name-complex="Open Sans"/>
    </style:style>
    <style:style style:name="T405_10" style:family="text">
      <style:text-properties style:font-name="Open Sans" style:font-name-asian="Open Sans" style:font-name-complex="Open Sans"/>
    </style:style>
    <style:style style:name="T405_11" style:family="text">
      <style:text-properties style:font-name="Open Sans" style:font-name-asian="Open Sans" style:font-name-complex="Open Sans"/>
    </style:style>
    <style:style style:name="T405_12" style:family="text">
      <style:text-properties style:font-name="Open Sans" style:font-name-asian="Open Sans" style:font-name-complex="Open Sans"/>
    </style:style>
    <style:style style:name="T405_13" style:family="text">
      <style:text-properties style:font-name="Open Sans" style:font-name-asian="Open Sans" style:font-name-complex="Open Sans"/>
    </style:style>
    <style:style style:name="T405_14" style:family="text">
      <style:text-properties style:font-name="Open Sans" style:font-name-asian="Open Sans" style:font-name-complex="Open Sans"/>
    </style:style>
    <style:style style:name="T405_15" style:family="text">
      <style:text-properties style:font-name="Open Sans" style:font-name-asian="Open Sans" style:font-name-complex="Open Sans"/>
    </style:style>
    <style:style style:name="T405_16" style:family="text">
      <style:text-properties style:font-name="Open Sans" style:font-name-asian="Open Sans" style:font-name-complex="Open Sans"/>
    </style:style>
    <style:style style:name="T405_17" style:family="text">
      <style:text-properties style:font-name="Open Sans" style:font-name-asian="Open Sans" style:font-name-complex="Open Sans"/>
    </style:style>
    <style:style style:name="T405_18" style:family="text">
      <style:text-properties style:font-name="Open Sans" style:font-name-asian="Open Sans" style:font-name-complex="Open Sans"/>
    </style:style>
    <style:style style:name="P40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>
      <style:text-properties fo:background-color="#00ff00" style:font-name="Open Sans" style:font-name-asian="Open Sans" style:font-name-complex="Open Sans"/>
    </style:style>
    <style:style style:name="T407_2" style:family="text">
      <style:text-properties fo:background-color="#00ff00" style:font-name="Open Sans" style:font-name-asian="Open Sans" style:font-name-complex="Open Sans"/>
    </style:style>
    <style:style style:name="T407_3" style:family="text">
      <style:text-properties style:font-name="Open Sans" style:font-name-asian="Open Sans" style:font-name-complex="Open Sans"/>
    </style:style>
    <style:style style:name="T407_4" style:family="text">
      <style:text-properties style:font-name="Open Sans" style:font-name-asian="Open Sans" style:font-name-complex="Open Sans"/>
    </style:style>
    <style:style style:name="T407_5" style:family="text">
      <style:text-properties style:font-name="Open Sans" style:font-name-asian="Open Sans" style:font-name-complex="Open Sans"/>
    </style:style>
    <style:style style:name="T407_6" style:family="text">
      <style:text-properties style:font-name="Open Sans" style:font-name-asian="Open Sans" style:font-name-complex="Open Sans"/>
    </style:style>
    <style:style style:name="T407_7" style:family="text">
      <style:text-properties style:font-name="Open Sans" style:font-name-asian="Open Sans" style:font-name-complex="Open Sans"/>
    </style:style>
    <style:style style:name="T407_8" style:family="text">
      <style:text-properties style:font-name="Open Sans" style:font-name-asian="Open Sans" style:font-name-complex="Open Sans"/>
    </style:style>
    <style:style style:name="T407_9" style:family="text">
      <style:text-properties style:font-name="Open Sans" style:font-name-asian="Open Sans" style:font-name-complex="Open Sans"/>
    </style:style>
    <style:style style:name="T407_10" style:family="text">
      <style:text-properties style:font-name="Open Sans" style:font-name-asian="Open Sans" style:font-name-complex="Open Sans"/>
    </style:style>
    <style:style style:name="T407_11" style:family="text">
      <style:text-properties style:font-name="Open Sans" style:font-name-asian="Open Sans" style:font-name-complex="Open Sans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style:font-name="Open Sans" style:font-name-asian="Open Sans" style:font-name-complex="Open Sans"/>
    </style:style>
    <style:style style:name="T408_2" style:family="text">
      <style:text-properties style:font-name="Open Sans" style:font-name-asian="Open Sans" style:font-name-complex="Open Sans"/>
    </style:style>
    <style:style style:name="T408_3" style:family="text">
      <style:text-properties style:font-name="Open Sans" style:font-name-asian="Open Sans" style:font-name-complex="Open Sans"/>
    </style:style>
    <style:style style:name="T408_4" style:family="text">
      <style:text-properties style:font-name="Open Sans" style:font-name-asian="Open Sans" style:font-name-complex="Open Sans"/>
    </style:style>
    <style:style style:name="T408_5" style:family="text">
      <style:text-properties style:font-name="Open Sans" style:font-name-asian="Open Sans" style:font-name-complex="Open Sans"/>
    </style:style>
    <style:style style:name="T408_6" style:family="text">
      <style:text-properties style:font-name="Open Sans" style:font-name-asian="Open Sans" style:font-name-complex="Open Sans"/>
    </style:style>
    <style:style style:name="T408_7" style:family="text">
      <style:text-properties style:font-name="Open Sans" style:font-name-asian="Open Sans" style:font-name-complex="Open Sans"/>
    </style:style>
    <style:style style:name="T408_8" style:family="text">
      <style:text-properties style:font-name="Open Sans" style:font-name-asian="Open Sans" style:font-name-complex="Open Sans"/>
    </style:style>
    <style:style style:name="T408_9" style:family="text">
      <style:text-properties style:font-name="Open Sans" style:font-name-asian="Open Sans" style:font-name-complex="Open Sans"/>
    </style:style>
    <style:style style:name="T408_10" style:family="text">
      <style:text-properties style:font-name="Open Sans" style:font-name-asian="Open Sans" style:font-name-complex="Open Sans"/>
    </style:style>
    <style:style style:name="T408_11" style:family="text">
      <style:text-properties style:font-name="Open Sans" style:font-name-asian="Open Sans" style:font-name-complex="Open Sans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>
      <style:text-properties style:font-name="Open Sans" style:font-name-asian="Open Sans" style:font-name-complex="Open Sans"/>
    </style:style>
    <style:style style:name="T409_2" style:family="text">
      <style:text-properties style:font-name="Open Sans" style:font-name-asian="Open Sans" style:font-name-complex="Open Sans"/>
    </style:style>
    <style:style style:name="T409_3" style:family="text">
      <style:text-properties style:font-name="Open Sans" style:font-name-asian="Open Sans" style:font-name-complex="Open Sans"/>
    </style:style>
    <style:style style:name="T409_4" style:family="text">
      <style:text-properties style:font-name="Open Sans" style:font-name-asian="Open Sans" style:font-name-complex="Open Sans"/>
    </style:style>
    <style:style style:name="P410" style:family="paragraph" style:parent-style-name="Standard">
      <style:paragraph-properties fo:break-before="auto" fo:text-indent="1.27cm" fo:line-height="115%" fo:margin-left="1.27cm" style:writing-mode="lr-tb"/>
    </style:style>
    <style:style style:name="T410_1" style:family="text">
      <style:text-properties style:font-name="Open Sans" style:font-name-asian="Open Sans" style:font-name-complex="Open Sans"/>
    </style:style>
    <style:style style:name="T410_2" style:family="text">
      <style:text-properties style:font-name="Open Sans" style:font-name-asian="Open Sans" style:font-name-complex="Open Sans"/>
    </style:style>
    <style:style style:name="T410_3" style:family="text">
      <style:text-properties style:font-name="Open Sans" style:font-name-asian="Open Sans" style:font-name-complex="Open Sans"/>
    </style:style>
    <style:style style:name="T410_4" style:family="text">
      <style:text-properties style:font-name="Open Sans" style:font-name-asian="Open Sans" style:font-name-complex="Open Sans"/>
    </style:style>
    <style:style style:name="T410_5" style:family="text">
      <style:text-properties style:font-name="Open Sans" style:font-name-asian="Open Sans" style:font-name-complex="Open Sans"/>
    </style:style>
    <style:style style:name="T410_6" style:family="text">
      <style:text-properties style:font-name="Open Sans" style:font-name-asian="Open Sans" style:font-name-complex="Open Sans"/>
    </style:style>
    <style:style style:name="T410_7" style:family="text">
      <style:text-properties style:font-name="Open Sans" style:font-name-asian="Open Sans" style:font-name-complex="Open Sans"/>
    </style:style>
    <style:style style:name="T410_8" style:family="text">
      <style:text-properties style:font-name="Open Sans" style:font-name-asian="Open Sans" style:font-name-complex="Open Sans"/>
    </style:style>
    <style:style style:name="T410_9" style:family="text">
      <style:text-properties style:font-name="Open Sans" style:font-name-asian="Open Sans" style:font-name-complex="Open Sans"/>
    </style:style>
    <style:style style:name="T410_10" style:family="text">
      <style:text-properties style:font-name="Open Sans" style:font-name-asian="Open Sans" style:font-name-complex="Open Sans"/>
    </style:style>
    <style:style style:name="T410_11" style:family="text">
      <style:text-properties style:font-name="Open Sans" style:font-name-asian="Open Sans" style:font-name-complex="Open Sans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>
      <style:text-properties style:font-name="Open Sans" style:font-name-asian="Open Sans" style:font-name-complex="Open Sans"/>
    </style:style>
    <style:style style:name="T411_2" style:family="text">
      <style:text-properties style:font-name="Open Sans" style:font-name-asian="Open Sans" style:font-name-complex="Open Sans"/>
    </style:style>
    <style:style style:name="T411_3" style:family="text">
      <style:text-properties style:font-name="Open Sans" style:font-name-asian="Open Sans" style:font-name-complex="Open Sans"/>
    </style:style>
    <style:style style:name="T411_4" style:family="text">
      <style:text-properties style:font-name="Open Sans" style:font-name-asian="Open Sans" style:font-name-complex="Open Sans"/>
    </style:style>
    <style:style style:name="T411_5" style:family="text">
      <style:text-properties style:font-name="Open Sans" style:font-name-asian="Open Sans" style:font-name-complex="Open Sans"/>
    </style:style>
    <style:style style:name="T411_6" style:family="text">
      <style:text-properties style:font-name="Open Sans" style:font-name-asian="Open Sans" style:font-name-complex="Open Sans"/>
    </style:style>
    <style:style style:name="T411_7" style:family="text">
      <style:text-properties style:font-name="Open Sans" style:font-name-asian="Open Sans" style:font-name-complex="Open Sans"/>
    </style:style>
    <style:style style:name="T411_8" style:family="text">
      <style:text-properties style:font-name="Open Sans" style:font-name-asian="Open Sans" style:font-name-complex="Open Sans"/>
    </style:style>
    <style:style style:name="T411_9" style:family="text">
      <style:text-properties style:font-name="Open Sans" style:font-name-asian="Open Sans" style:font-name-complex="Open Sans"/>
    </style:style>
    <style:style style:name="T411_10" style:family="text">
      <style:text-properties style:font-name="Open Sans" style:font-name-asian="Open Sans" style:font-name-complex="Open Sans"/>
    </style:style>
    <style:style style:name="T411_11" style:family="text">
      <style:text-properties style:font-name="Open Sans" style:font-name-asian="Open Sans" style:font-name-complex="Open Sans"/>
    </style:style>
    <style:style style:name="T411_12" style:family="text">
      <style:text-properties style:font-name="Open Sans" style:font-name-asian="Open Sans" style:font-name-complex="Open Sans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>
      <style:text-properties style:font-name="Open Sans" style:font-name-asian="Open Sans" style:font-name-complex="Open Sans"/>
    </style:style>
    <style:style style:name="T412_2" style:family="text">
      <style:text-properties style:font-name="Open Sans" style:font-name-asian="Open Sans" style:font-name-complex="Open Sans"/>
    </style:style>
    <style:style style:name="T412_3" style:family="text">
      <style:text-properties style:font-name="Open Sans" style:font-name-asian="Open Sans" style:font-name-complex="Open Sans"/>
    </style:style>
    <style:style style:name="T412_4" style:family="text">
      <style:text-properties style:font-name="Open Sans" style:font-name-asian="Open Sans" style:font-name-complex="Open Sans"/>
    </style:style>
    <style:style style:name="T412_5" style:family="text">
      <style:text-properties style:font-name="Open Sans" style:font-name-asian="Open Sans" style:font-name-complex="Open Sans"/>
    </style:style>
    <style:style style:name="T412_6" style:family="text">
      <style:text-properties style:font-name="Open Sans" style:font-name-asian="Open Sans" style:font-name-complex="Open Sans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>
      <style:text-properties style:font-name="Open Sans" style:font-name-asian="Open Sans" style:font-name-complex="Open Sans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>
      <style:text-properties fo:background-color="#00ff00" style:font-name="Open Sans" style:font-name-asian="Open Sans" style:font-name-complex="Open Sans"/>
    </style:style>
    <style:style style:name="T414_2" style:family="text">
      <style:text-properties fo:background-color="#00ff00" style:font-name="Open Sans" style:font-name-asian="Open Sans" style:font-name-complex="Open Sans"/>
    </style:style>
    <style:style style:name="T414_3" style:family="text">
      <style:text-properties style:font-name="Open Sans" style:font-name-asian="Open Sans" style:font-name-complex="Open Sans"/>
    </style:style>
    <style:style style:name="T414_4" style:family="text">
      <style:text-properties style:text-line-through-style="solid" style:font-name="Open Sans" style:font-name-asian="Open Sans" style:font-name-complex="Open Sans"/>
    </style:style>
    <style:style style:name="T414_5" style:family="text">
      <style:text-properties style:text-line-through-style="solid" style:font-name="Open Sans" style:font-name-asian="Open Sans" style:font-name-complex="Open Sans"/>
    </style:style>
    <style:style style:name="T414_6" style:family="text">
      <style:text-properties style:text-line-through-style="solid" style:font-name="Open Sans" style:font-name-asian="Open Sans" style:font-name-complex="Open Sans"/>
    </style:style>
    <style:style style:name="T414_7" style:family="text">
      <style:text-properties style:text-line-through-style="solid" style:font-name="Open Sans" style:font-name-asian="Open Sans" style:font-name-complex="Open Sans"/>
    </style:style>
    <style:style style:name="T414_8" style:family="text">
      <style:text-properties style:text-line-through-style="solid" style:font-name="Open Sans" style:font-name-asian="Open Sans" style:font-name-complex="Open Sans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>
      <style:text-properties style:font-name="Open Sans" style:font-name-asian="Open Sans" style:font-name-complex="Open Sans"/>
    </style:style>
    <style:style style:name="T415_2" style:family="text">
      <style:text-properties style:font-name="Open Sans" style:font-name-asian="Open Sans" style:font-name-complex="Open Sans"/>
    </style:style>
    <style:style style:name="T415_3" style:family="text">
      <style:text-properties style:font-name="Open Sans" style:font-name-asian="Open Sans" style:font-name-complex="Open Sans"/>
    </style:style>
    <style:style style:name="T415_4" style:family="text">
      <style:text-properties style:font-name="Open Sans" style:font-name-asian="Open Sans" style:font-name-complex="Open Sans"/>
    </style:style>
    <style:style style:name="T415_5" style:family="text">
      <style:text-properties style:font-name="Open Sans" style:font-name-asian="Open Sans" style:font-name-complex="Open Sans"/>
    </style:style>
    <style:style style:name="T415_6" style:family="text">
      <style:text-properties style:font-name="Open Sans" style:font-name-asian="Open Sans" style:font-name-complex="Open Sans"/>
    </style:style>
    <style:style style:name="T415_7" style:family="text">
      <style:text-properties style:font-name="Open Sans" style:font-name-asian="Open Sans" style:font-name-complex="Open Sans"/>
    </style:style>
    <style:style style:name="T415_8" style:family="text">
      <style:text-properties style:font-name="Open Sans" style:font-name-asian="Open Sans" style:font-name-complex="Open Sans"/>
    </style:style>
    <style:style style:name="T415_9" style:family="text">
      <style:text-properties style:font-name="Open Sans" style:font-name-asian="Open Sans" style:font-name-complex="Open Sans"/>
    </style:style>
    <style:style style:name="T415_10" style:family="text">
      <style:text-properties style:font-name="Open Sans" style:font-name-asian="Open Sans" style:font-name-complex="Open Sans"/>
    </style:style>
    <style:style style:name="T415_11" style:family="text">
      <style:text-properties style:font-name="Open Sans" style:font-name-asian="Open Sans" style:font-name-complex="Open Sans"/>
    </style:style>
    <style:style style:name="T415_12" style:family="text">
      <style:text-properties style:font-name="Open Sans" style:font-name-asian="Open Sans" style:font-name-complex="Open Sans"/>
    </style:style>
    <style:style style:name="T415_13" style:family="text">
      <style:text-properties style:font-name="Open Sans" style:font-name-asian="Open Sans" style:font-name-complex="Open Sans"/>
    </style:style>
    <style:style style:name="T415_14" style:family="text">
      <style:text-properties style:font-name="Open Sans" style:font-name-asian="Open Sans" style:font-name-complex="Open Sans"/>
    </style:style>
    <style:style style:name="T415_15" style:family="text">
      <style:text-properties style:font-name="Open Sans" style:font-name-asian="Open Sans" style:font-name-complex="Open Sans"/>
    </style:style>
    <style:style style:name="T415_16" style:family="text">
      <style:text-properties style:font-name="Open Sans" style:font-name-asian="Open Sans" style:font-name-complex="Open Sans"/>
    </style:style>
    <style:style style:name="T415_17" style:family="text">
      <style:text-properties style:font-name="Open Sans" style:font-name-asian="Open Sans" style:font-name-complex="Open Sans"/>
    </style:style>
    <style:style style:name="T415_18" style:family="text">
      <style:text-properties style:font-name="Open Sans" style:font-name-asian="Open Sans" style:font-name-complex="Open Sans"/>
    </style:style>
    <style:style style:name="T415_19" style:family="text">
      <style:text-properties style:font-name="Open Sans" style:font-name-asian="Open Sans" style:font-name-complex="Open Sans"/>
    </style:style>
    <style:style style:name="T415_20" style:family="text">
      <style:text-properties style:font-name="Open Sans" style:font-name-asian="Open Sans" style:font-name-complex="Open Sans"/>
    </style:style>
    <style:style style:name="T415_21" style:family="text">
      <style:text-properties style:font-name="Open Sans" style:font-name-asian="Open Sans" style:font-name-complex="Open Sans"/>
    </style:style>
    <style:style style:name="T415_22" style:family="text">
      <style:text-properties style:font-name="Open Sans" style:font-name-asian="Open Sans" style:font-name-complex="Open Sans"/>
    </style:style>
    <style:style style:name="T415_23" style:family="text">
      <style:text-properties style:font-name="Open Sans" style:font-name-asian="Open Sans" style:font-name-complex="Open Sans"/>
    </style:style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>
      <style:text-properties style:font-name="Open Sans" style:font-name-asian="Open Sans" style:font-name-complex="Open Sans"/>
    </style:style>
    <style:style style:name="T416_2" style:family="text">
      <style:text-properties style:font-name="Open Sans" style:font-name-asian="Open Sans" style:font-name-complex="Open Sans"/>
    </style:style>
    <style:style style:name="T416_3" style:family="text">
      <style:text-properties style:font-name="Open Sans" style:font-name-asian="Open Sans" style:font-name-complex="Open Sans"/>
    </style:style>
    <style:style style:name="T416_4" style:family="text">
      <style:text-properties style:font-name="Open Sans" style:font-name-asian="Open Sans" style:font-name-complex="Open Sans"/>
    </style:style>
    <style:style style:name="T416_5" style:family="text">
      <style:text-properties style:font-name="Open Sans" style:font-name-asian="Open Sans" style:font-name-complex="Open Sans"/>
    </style:style>
    <style:style style:name="T416_6" style:family="text">
      <style:text-properties style:font-name="Open Sans" style:font-name-asian="Open Sans" style:font-name-complex="Open Sans"/>
    </style:style>
    <style:style style:name="T416_7" style:family="text">
      <style:text-properties style:font-name="Open Sans" style:font-name-asian="Open Sans" style:font-name-complex="Open Sans"/>
    </style:style>
    <style:style style:name="T416_8" style:family="text">
      <style:text-properties style:font-name="Open Sans" style:font-name-asian="Open Sans" style:font-name-complex="Open Sans"/>
    </style:style>
    <style:style style:name="T416_9" style:family="text">
      <style:text-properties style:font-name="Open Sans" style:font-name-asian="Open Sans" style:font-name-complex="Open Sans"/>
    </style:style>
    <style:style style:name="T416_10" style:family="text">
      <style:text-properties style:font-name="Open Sans" style:font-name-asian="Open Sans" style:font-name-complex="Open Sans"/>
    </style:style>
    <style:style style:name="T416_11" style:family="text">
      <style:text-properties style:font-name="Open Sans" style:font-name-asian="Open Sans" style:font-name-complex="Open Sans"/>
    </style:style>
    <style:style style:name="T416_12" style:family="text"/>
    <style:style style:name="T416_1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16_14" style:family="text">
      <style:text-properties style:font-name="Open Sans" style:font-name-asian="Open Sans" style:font-name-complex="Open Sans"/>
    </style:style>
    <style:style style:name="T416_15" style:family="text">
      <style:text-properties style:font-name="Open Sans" style:font-name-asian="Open Sans" style:font-name-complex="Open Sans"/>
    </style:style>
    <style:style style:name="T416_16" style:family="text">
      <style:text-properties style:font-name="Open Sans" style:font-name-asian="Open Sans" style:font-name-complex="Open Sans"/>
    </style:style>
    <style:style style:name="T416_17" style:family="text">
      <style:text-properties style:font-name="Open Sans" style:font-name-asian="Open Sans" style:font-name-complex="Open Sans"/>
    </style:style>
    <style:style style:name="T416_18" style:family="text">
      <style:text-properties style:font-name="Open Sans" style:font-name-asian="Open Sans" style:font-name-complex="Open Sans"/>
    </style:style>
    <style:style style:name="T416_19" style:family="text">
      <style:text-properties style:font-name="Open Sans" style:font-name-asian="Open Sans" style:font-name-complex="Open Sans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>
      <style:text-properties style:font-name="Open Sans" style:font-name-asian="Open Sans" style:font-name-complex="Open Sans"/>
    </style:style>
    <style:style style:name="T417_2" style:family="text">
      <style:text-properties style:font-name="Open Sans" style:font-name-asian="Open Sans" style:font-name-complex="Open Sans"/>
    </style:style>
    <style:style style:name="T417_3" style:family="text">
      <style:text-properties style:font-name="Open Sans" style:font-name-asian="Open Sans" style:font-name-complex="Open Sans"/>
    </style:style>
    <style:style style:name="T417_4" style:family="text">
      <style:text-properties style:font-name="Open Sans" style:font-name-asian="Open Sans" style:font-name-complex="Open Sans"/>
    </style:style>
    <style:style style:name="T417_5" style:family="text">
      <style:text-properties style:font-name="Open Sans" style:font-name-asian="Open Sans" style:font-name-complex="Open Sans"/>
    </style:style>
    <style:style style:name="T417_6" style:family="text">
      <style:text-properties style:font-name="Open Sans" style:font-name-asian="Open Sans" style:font-name-complex="Open Sans"/>
    </style:style>
    <style:style style:name="T417_7" style:family="text">
      <style:text-properties style:font-name="Open Sans" style:font-name-asian="Open Sans" style:font-name-complex="Open Sans"/>
    </style:style>
    <style:style style:name="T417_8" style:family="text">
      <style:text-properties style:font-name="Open Sans" style:font-name-asian="Open Sans" style:font-name-complex="Open Sans"/>
    </style:style>
    <style:style style:name="T417_9" style:family="text">
      <style:text-properties style:font-name="Open Sans" style:font-name-asian="Open Sans" style:font-name-complex="Open Sans"/>
    </style:style>
    <style:style style:name="T417_10" style:family="text">
      <style:text-properties style:font-name="Open Sans" style:font-name-asian="Open Sans" style:font-name-complex="Open Sans"/>
    </style:style>
    <style:style style:name="T417_11" style:family="text">
      <style:text-properties style:font-name="Open Sans" style:font-name-asian="Open Sans" style:font-name-complex="Open Sans"/>
    </style:style>
    <style:style style:name="T417_12" style:family="text">
      <style:text-properties style:font-name="Open Sans" style:font-name-asian="Open Sans" style:font-name-complex="Open Sans"/>
    </style:style>
    <style:style style:name="T417_13" style:family="text">
      <style:text-properties style:font-name="Open Sans" style:font-name-asian="Open Sans" style:font-name-complex="Open Sans"/>
    </style:style>
    <style:style style:name="T417_14" style:family="text">
      <style:text-properties style:font-name="Open Sans" style:font-name-asian="Open Sans" style:font-name-complex="Open Sans"/>
    </style:style>
    <style:style style:name="T417_15" style:family="text">
      <style:text-properties style:font-name="Open Sans" style:font-name-asian="Open Sans" style:font-name-complex="Open Sans"/>
    </style:style>
    <style:style style:name="T417_16" style:family="text">
      <style:text-properties style:font-name="Open Sans" style:font-name-asian="Open Sans" style:font-name-complex="Open Sans"/>
    </style:style>
    <style:style style:name="T417_17" style:family="text">
      <style:text-properties style:font-name="Open Sans" style:font-name-asian="Open Sans" style:font-name-complex="Open Sans"/>
    </style:style>
    <style:style style:name="T417_18" style:family="text">
      <style:text-properties style:font-name="Open Sans" style:font-name-asian="Open Sans" style:font-name-complex="Open Sans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style:font-name="Open Sans" style:font-name-asian="Open Sans" style:font-name-complex="Open Sans"/>
    </style:style>
    <style:style style:name="T418_2" style:family="text">
      <style:text-properties style:font-name="Open Sans" style:font-name-asian="Open Sans" style:font-name-complex="Open Sans"/>
    </style:style>
    <style:style style:name="T418_3" style:family="text">
      <style:text-properties style:font-name="Open Sans" style:font-name-asian="Open Sans" style:font-name-complex="Open Sans"/>
    </style:style>
    <style:style style:name="T418_4" style:family="text">
      <style:text-properties style:font-name="Open Sans" style:font-name-asian="Open Sans" style:font-name-complex="Open Sans"/>
    </style:style>
    <style:style style:name="T418_5" style:family="text">
      <style:text-properties style:font-name="Open Sans" style:font-name-asian="Open Sans" style:font-name-complex="Open Sans"/>
    </style:style>
    <style:style style:name="T418_6" style:family="text">
      <style:text-properties style:font-name="Open Sans" style:font-name-asian="Open Sans" style:font-name-complex="Open Sans"/>
    </style:style>
    <style:style style:name="T418_7" style:family="text">
      <style:text-properties style:font-name="Open Sans" style:font-name-asian="Open Sans" style:font-name-complex="Open Sans"/>
    </style:style>
    <style:style style:name="T418_8" style:family="text">
      <style:text-properties style:font-name="Open Sans" style:font-name-asian="Open Sans" style:font-name-complex="Open Sans"/>
    </style:style>
    <style:style style:name="T418_9" style:family="text">
      <style:text-properties style:font-name="Open Sans" style:font-name-asian="Open Sans" style:font-name-complex="Open Sans"/>
    </style:style>
    <style:style style:name="T418_10" style:family="text">
      <style:text-properties style:font-name="Open Sans" style:font-name-asian="Open Sans" style:font-name-complex="Open Sans"/>
    </style:style>
    <style:style style:name="T418_11" style:family="text">
      <style:text-properties style:font-name="Open Sans" style:font-name-asian="Open Sans" style:font-name-complex="Open Sans"/>
    </style:style>
    <style:style style:name="T418_12" style:family="text">
      <style:text-properties style:font-name="Open Sans" style:font-name-asian="Open Sans" style:font-name-complex="Open Sans"/>
    </style:style>
    <style:style style:name="T418_13" style:family="text">
      <style:text-properties style:font-name="Open Sans" style:font-name-asian="Open Sans" style:font-name-complex="Open Sans"/>
    </style:style>
    <style:style style:name="T418_14" style:family="text">
      <style:text-properties style:font-name="Open Sans" style:font-name-asian="Open Sans" style:font-name-complex="Open Sans"/>
    </style:style>
    <style:style style:name="T418_15" style:family="text">
      <style:text-properties style:font-name="Open Sans" style:font-name-asian="Open Sans" style:font-name-complex="Open Sans"/>
    </style:style>
    <style:style style:name="T418_16" style:family="text">
      <style:text-properties style:font-name="Open Sans" style:font-name-asian="Open Sans" style:font-name-complex="Open Sans"/>
    </style:style>
    <style:style style:name="T418_17" style:family="text">
      <style:text-properties style:font-name="Open Sans" style:font-name-asian="Open Sans" style:font-name-complex="Open Sans"/>
    </style:style>
    <style:style style:name="T418_18" style:family="text">
      <style:text-properties style:font-name="Open Sans" style:font-name-asian="Open Sans" style:font-name-complex="Open Sans"/>
    </style:style>
    <style:style style:name="T418_19" style:family="text">
      <style:text-properties style:font-name="Open Sans" style:font-name-asian="Open Sans" style:font-name-complex="Open Sans"/>
    </style:style>
    <style:style style:name="T418_20" style:family="text">
      <style:text-properties style:font-name="Open Sans" style:font-name-asian="Open Sans" style:font-name-complex="Open Sans"/>
    </style:style>
    <style:style style:name="T418_21" style:family="text">
      <style:text-properties style:font-name="Open Sans" style:font-name-asian="Open Sans" style:font-name-complex="Open Sans"/>
    </style:style>
    <style:style style:name="T418_22" style:family="text">
      <style:text-properties style:font-name="Open Sans" style:font-name-asian="Open Sans" style:font-name-complex="Open Sans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style:font-name="Open Sans" style:font-name-asian="Open Sans" style:font-name-complex="Open Sans"/>
    </style:style>
    <style:style style:name="T419_2" style:family="text">
      <style:text-properties style:font-name="Open Sans" style:font-name-asian="Open Sans" style:font-name-complex="Open Sans"/>
    </style:style>
    <style:style style:name="T419_3" style:family="text">
      <style:text-properties style:font-name="Open Sans" style:font-name-asian="Open Sans" style:font-name-complex="Open Sans"/>
    </style:style>
    <style:style style:name="T419_4" style:family="text">
      <style:text-properties style:font-name="Open Sans" style:font-name-asian="Open Sans" style:font-name-complex="Open Sans"/>
    </style:style>
    <style:style style:name="T419_5" style:family="text">
      <style:text-properties style:font-name="Open Sans" style:font-name-asian="Open Sans" style:font-name-complex="Open Sans"/>
    </style:style>
    <style:style style:name="T419_6" style:family="text">
      <style:text-properties style:font-name="Open Sans" style:font-name-asian="Open Sans" style:font-name-complex="Open Sans"/>
    </style:style>
    <style:style style:name="T419_7" style:family="text">
      <style:text-properties style:font-name="Open Sans" style:font-name-asian="Open Sans" style:font-name-complex="Open Sans"/>
    </style:style>
    <style:style style:name="T419_8" style:family="text">
      <style:text-properties style:font-name="Open Sans" style:font-name-asian="Open Sans" style:font-name-complex="Open Sans"/>
    </style:style>
    <style:style style:name="T419_9" style:family="text">
      <style:text-properties style:font-name="Open Sans" style:font-name-asian="Open Sans" style:font-name-complex="Open Sans"/>
    </style:style>
    <style:style style:name="T419_10" style:family="text">
      <style:text-properties style:font-name="Open Sans" style:font-name-asian="Open Sans" style:font-name-complex="Open Sans"/>
    </style:style>
    <style:style style:name="T419_11" style:family="text">
      <style:text-properties style:font-name="Open Sans" style:font-name-asian="Open Sans" style:font-name-complex="Open Sans"/>
    </style:style>
    <style:style style:name="T419_12" style:family="text">
      <style:text-properties style:font-name="Open Sans" style:font-name-asian="Open Sans" style:font-name-complex="Open Sans"/>
    </style:style>
    <style:style style:name="T419_13" style:family="text">
      <style:text-properties style:font-name="Open Sans" style:font-name-asian="Open Sans" style:font-name-complex="Open Sans"/>
    </style:style>
    <style:style style:name="T419_14" style:family="text">
      <style:text-properties style:font-name="Open Sans" style:font-name-asian="Open Sans" style:font-name-complex="Open Sans"/>
    </style:style>
    <style:style style:name="T419_15" style:family="text">
      <style:text-properties style:font-name="Open Sans" style:font-name-asian="Open Sans" style:font-name-complex="Open Sans"/>
    </style:style>
    <style:style style:name="T419_16" style:family="text">
      <style:text-properties style:font-name="Open Sans" style:font-name-asian="Open Sans" style:font-name-complex="Open Sans"/>
    </style:style>
    <style:style style:name="T419_17" style:family="text">
      <style:text-properties style:font-name="Open Sans" style:font-name-asian="Open Sans" style:font-name-complex="Open Sans"/>
    </style:style>
    <style:style style:name="T419_18" style:family="text">
      <style:text-properties fo:background-color="#bf9000" style:font-name="Open Sans" style:font-name-asian="Open Sans" style:font-name-complex="Open Sans"/>
    </style:style>
    <style:style style:name="T419_19" style:family="text">
      <style:text-properties fo:background-color="#bf9000" style:font-name="Open Sans" style:font-name-asian="Open Sans" style:font-name-complex="Open Sans"/>
    </style:style>
    <style:style style:name="T419_20" style:family="text">
      <style:text-properties fo:background-color="#bf9000" style:font-name="Open Sans" style:font-name-asian="Open Sans" style:font-name-complex="Open Sans"/>
    </style:style>
    <style:style style:name="T419_21" style:family="text">
      <style:text-properties fo:background-color="#bf9000" style:font-name="Open Sans" style:font-name-asian="Open Sans" style:font-name-complex="Open Sans"/>
    </style:style>
    <style:style style:name="T419_22" style:family="text">
      <style:text-properties fo:background-color="#bf9000" style:font-name="Open Sans" style:font-name-asian="Open Sans" style:font-name-complex="Open Sans"/>
    </style:style>
    <style:style style:name="T419_23" style:family="text">
      <style:text-properties fo:background-color="#bf9000" style:font-name="Open Sans" style:font-name-asian="Open Sans" style:font-name-complex="Open Sans"/>
    </style:style>
    <style:style style:name="T419_24" style:family="text">
      <style:text-properties fo:background-color="#bf9000" style:font-name="Open Sans" style:font-name-asian="Open Sans" style:font-name-complex="Open Sans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>
      <style:text-properties fo:background-color="#bf9000" style:font-name="Open Sans" style:font-name-asian="Open Sans" style:font-name-complex="Open Sans"/>
    </style:style>
    <style:style style:name="T420_2" style:family="text">
      <style:text-properties style:font-name="Open Sans" style:font-name-asian="Open Sans" style:font-name-complex="Open Sans"/>
    </style:style>
    <style:style style:name="T420_3" style:family="text">
      <style:text-properties style:font-name="Open Sans" style:font-name-asian="Open Sans" style:font-name-complex="Open Sans"/>
    </style:style>
    <style:style style:name="T420_4" style:family="text">
      <style:text-properties style:font-name="Open Sans" style:font-name-asian="Open Sans" style:font-name-complex="Open Sans"/>
    </style:style>
    <style:style style:name="T420_5" style:family="text">
      <style:text-properties style:font-name="Open Sans" style:font-name-asian="Open Sans" style:font-name-complex="Open Sans"/>
    </style:style>
    <style:style style:name="T420_6" style:family="text">
      <style:text-properties style:font-name="Open Sans" style:font-name-asian="Open Sans" style:font-name-complex="Open Sans"/>
    </style:style>
    <style:style style:name="T420_7" style:family="text">
      <style:text-properties style:font-name="Open Sans" style:font-name-asian="Open Sans" style:font-name-complex="Open Sans"/>
    </style:style>
    <style:style style:name="T420_8" style:family="text">
      <style:text-properties style:font-name="Open Sans" style:font-name-asian="Open Sans" style:font-name-complex="Open Sans"/>
    </style:style>
    <style:style style:name="T420_9" style:family="text">
      <style:text-properties style:font-name="Open Sans" style:font-name-asian="Open Sans" style:font-name-complex="Open Sans"/>
    </style:style>
    <style:style style:name="T420_10" style:family="text">
      <style:text-properties style:font-name="Open Sans" style:font-name-asian="Open Sans" style:font-name-complex="Open Sans"/>
    </style:style>
    <style:style style:name="T420_11" style:family="text">
      <style:text-properties style:font-name="Open Sans" style:font-name-asian="Open Sans" style:font-name-complex="Open Sans"/>
    </style:style>
    <style:style style:name="T420_12" style:family="text">
      <style:text-properties style:font-name="Open Sans" style:font-name-asian="Open Sans" style:font-name-complex="Open Sans"/>
    </style:style>
    <style:style style:name="T420_13" style:family="text">
      <style:text-properties style:font-name="Open Sans" style:font-name-asian="Open Sans" style:font-name-complex="Open Sans"/>
    </style:style>
    <style:style style:name="T420_14" style:family="text">
      <style:text-properties style:font-name="Open Sans" style:font-name-asian="Open Sans" style:font-name-complex="Open Sans"/>
    </style:style>
    <style:style style:name="T420_15" style:family="text">
      <style:text-properties style:font-name="Open Sans" style:font-name-asian="Open Sans" style:font-name-complex="Open Sans"/>
    </style:style>
    <style:style style:name="T420_16" style:family="text">
      <style:text-properties style:font-name="Open Sans" style:font-name-asian="Open Sans" style:font-name-complex="Open Sans"/>
    </style:style>
    <style:style style:name="T420_17" style:family="text">
      <style:text-properties style:font-name="Open Sans" style:font-name-asian="Open Sans" style:font-name-complex="Open Sans"/>
    </style:style>
    <style:style style:name="T420_18" style:family="text">
      <style:text-properties style:font-name="Open Sans" style:font-name-asian="Open Sans" style:font-name-complex="Open Sans"/>
    </style:style>
    <style:style style:name="T420_19" style:family="text">
      <style:text-properties style:font-name="Open Sans" style:font-name-asian="Open Sans" style:font-name-complex="Open Sans"/>
    </style:style>
    <style:style style:name="T420_20" style:family="text">
      <style:text-properties style:font-name="Open Sans" style:font-name-asian="Open Sans" style:font-name-complex="Open Sans"/>
    </style:style>
    <style:style style:name="T420_21" style:family="text">
      <style:text-properties style:font-name="Open Sans" style:font-name-asian="Open Sans" style:font-name-complex="Open Sans"/>
    </style:style>
    <style:style style:name="T420_22" style:family="text">
      <style:text-properties style:font-name="Open Sans" style:font-name-asian="Open Sans" style:font-name-complex="Open Sans"/>
    </style:style>
    <style:style style:name="T420_23" style:family="text">
      <style:text-properties style:font-name="Open Sans" style:font-name-asian="Open Sans" style:font-name-complex="Open Sans"/>
    </style:style>
    <style:style style:name="T420_24" style:family="text">
      <style:text-properties style:font-name="Open Sans" style:font-name-asian="Open Sans" style:font-name-complex="Open Sans"/>
    </style:style>
    <style:style style:name="T420_25" style:family="text">
      <style:text-properties style:font-name="Open Sans" style:font-name-asian="Open Sans" style:font-name-complex="Open Sans"/>
    </style:style>
    <style:style style:name="T420_26" style:family="text">
      <style:text-properties style:font-name="Open Sans" style:font-name-asian="Open Sans" style:font-name-complex="Open Sans"/>
    </style:style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>
      <style:text-properties style:font-name="Open Sans" style:font-name-asian="Open Sans" style:font-name-complex="Open Sans"/>
    </style:style>
    <style:style style:name="T421_2" style:family="text">
      <style:text-properties style:font-name="Open Sans" style:font-name-asian="Open Sans" style:font-name-complex="Open Sans"/>
    </style:style>
    <style:style style:name="T421_3" style:family="text">
      <style:text-properties style:font-name="Open Sans" style:font-name-asian="Open Sans" style:font-name-complex="Open Sans"/>
    </style:style>
    <style:style style:name="T421_4" style:family="text">
      <style:text-properties style:font-name="Open Sans" style:font-name-asian="Open Sans" style:font-name-complex="Open Sans"/>
    </style:style>
    <style:style style:name="T421_5" style:family="text">
      <style:text-properties style:font-name="Open Sans" style:font-name-asian="Open Sans" style:font-name-complex="Open Sans"/>
    </style:style>
    <style:style style:name="T421_6" style:family="text">
      <style:text-properties style:font-name="Open Sans" style:font-name-asian="Open Sans" style:font-name-complex="Open Sans"/>
    </style:style>
    <style:style style:name="T421_7" style:family="text">
      <style:text-properties style:font-name="Open Sans" style:font-name-asian="Open Sans" style:font-name-complex="Open Sans"/>
    </style:style>
    <style:style style:name="T421_8" style:family="text">
      <style:text-properties style:font-name="Open Sans" style:font-name-asian="Open Sans" style:font-name-complex="Open Sans"/>
    </style:style>
    <style:style style:name="T421_9" style:family="text">
      <style:text-properties style:font-name="Open Sans" style:font-name-asian="Open Sans" style:font-name-complex="Open Sans"/>
    </style:style>
    <style:style style:name="T421_10" style:family="text">
      <style:text-properties style:font-name="Open Sans" style:font-name-asian="Open Sans" style:font-name-complex="Open Sans"/>
    </style:style>
    <style:style style:name="T421_11" style:family="text">
      <style:text-properties style:font-name="Open Sans" style:font-name-asian="Open Sans" style:font-name-complex="Open Sans"/>
    </style:style>
    <style:style style:name="T421_12" style:family="text">
      <style:text-properties style:font-name="Open Sans" style:font-name-asian="Open Sans" style:font-name-complex="Open Sans"/>
    </style:style>
    <style:style style:name="T421_13" style:family="text">
      <style:text-properties style:font-name="Open Sans" style:font-name-asian="Open Sans" style:font-name-complex="Open Sans"/>
    </style:style>
    <style:style style:name="T421_14" style:family="text">
      <style:text-properties style:font-name="Open Sans" style:font-name-asian="Open Sans" style:font-name-complex="Open Sans"/>
    </style:style>
    <style:style style:name="T421_15" style:family="text">
      <style:text-properties style:font-name="Open Sans" style:font-name-asian="Open Sans" style:font-name-complex="Open Sans"/>
    </style:style>
    <style:style style:name="T421_16" style:family="text">
      <style:text-properties style:font-name="Open Sans" style:font-name-asian="Open Sans" style:font-name-complex="Open Sans"/>
    </style:style>
    <style:style style:name="T421_17" style:family="text">
      <style:text-properties style:font-name="Open Sans" style:font-name-asian="Open Sans" style:font-name-complex="Open Sans"/>
    </style:style>
    <style:style style:name="T421_18" style:family="text">
      <style:text-properties style:font-name="Open Sans" style:font-name-asian="Open Sans" style:font-name-complex="Open Sans"/>
    </style:style>
    <style:style style:name="T421_19" style:family="text">
      <style:text-properties style:font-name="Open Sans" style:font-name-asian="Open Sans" style:font-name-complex="Open Sans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style:font-name="Open Sans" style:font-name-asian="Open Sans" style:font-name-complex="Open Sans"/>
    </style:style>
    <style:style style:name="T422_2" style:family="text">
      <style:text-properties style:font-name="Open Sans" style:font-name-asian="Open Sans" style:font-name-complex="Open Sans"/>
    </style:style>
    <style:style style:name="T422_3" style:family="text">
      <style:text-properties style:font-name="Open Sans" style:font-name-asian="Open Sans" style:font-name-complex="Open Sans"/>
    </style:style>
    <style:style style:name="T422_4" style:family="text">
      <style:text-properties style:font-name="Open Sans" style:font-name-asian="Open Sans" style:font-name-complex="Open Sans"/>
    </style:style>
    <style:style style:name="T422_5" style:family="text">
      <style:text-properties style:font-name="Open Sans" style:font-name-asian="Open Sans" style:font-name-complex="Open Sans"/>
    </style:style>
    <style:style style:name="T422_6" style:family="text">
      <style:text-properties style:font-name="Open Sans" style:font-name-asian="Open Sans" style:font-name-complex="Open Sans"/>
    </style:style>
    <style:style style:name="T422_7" style:family="text">
      <style:text-properties style:font-name="Open Sans" style:font-name-asian="Open Sans" style:font-name-complex="Open Sans"/>
    </style:style>
    <style:style style:name="T422_8" style:family="text">
      <style:text-properties style:font-name="Open Sans" style:font-name-asian="Open Sans" style:font-name-complex="Open Sans"/>
    </style:style>
    <style:style style:name="T422_9" style:family="text">
      <style:text-properties style:font-name="Open Sans" style:font-name-asian="Open Sans" style:font-name-complex="Open Sans"/>
    </style:style>
    <style:style style:name="T422_10" style:family="text">
      <style:text-properties style:font-name="Open Sans" style:font-name-asian="Open Sans" style:font-name-complex="Open Sans"/>
    </style:style>
    <style:style style:name="T422_11" style:family="text">
      <style:text-properties style:font-name="Open Sans" style:font-name-asian="Open Sans" style:font-name-complex="Open Sans"/>
    </style:style>
    <style:style style:name="T422_12" style:family="text">
      <style:text-properties style:font-name="Open Sans" style:font-name-asian="Open Sans" style:font-name-complex="Open Sans"/>
    </style:style>
    <style:style style:name="T422_13" style:family="text">
      <style:text-properties style:font-name="Open Sans" style:font-name-asian="Open Sans" style:font-name-complex="Open Sans"/>
    </style:style>
    <style:style style:name="T422_14" style:family="text">
      <style:text-properties style:font-name="Open Sans" style:font-name-asian="Open Sans" style:font-name-complex="Open Sans"/>
    </style:style>
    <style:style style:name="T422_15" style:family="text">
      <style:text-properties style:font-name="Open Sans" style:font-name-asian="Open Sans" style:font-name-complex="Open Sans"/>
    </style:style>
    <style:style style:name="T422_16" style:family="text">
      <style:text-properties style:font-name="Open Sans" style:font-name-asian="Open Sans" style:font-name-complex="Open Sans"/>
    </style:style>
    <style:style style:name="T422_17" style:family="text">
      <style:text-properties style:font-name="Open Sans" style:font-name-asian="Open Sans" style:font-name-complex="Open Sans"/>
    </style:style>
    <style:style style:name="T422_18" style:family="text">
      <style:text-properties fo:background-color="#00ffff" style:font-name="Open Sans" style:font-name-asian="Open Sans" style:font-name-complex="Open Sans"/>
    </style:style>
    <style:style style:name="T422_19" style:family="text">
      <style:text-properties fo:background-color="#00ffff" style:font-name="Open Sans" style:font-name-asian="Open Sans" style:font-name-complex="Open Sans"/>
    </style:style>
    <style:style style:name="T422_20" style:family="text">
      <style:text-properties fo:background-color="#00ffff" style:font-name="Open Sans" style:font-name-asian="Open Sans" style:font-name-complex="Open Sans"/>
    </style:style>
    <style:style style:name="T422_21" style:family="text">
      <style:text-properties style:font-name="Open Sans" style:font-name-asian="Open Sans" style:font-name-complex="Open Sans"/>
    </style:style>
    <style:style style:name="T422_22" style:family="text">
      <style:text-properties style:text-line-through-style="solid" style:font-name="Open Sans" style:font-name-asian="Open Sans" style:font-name-complex="Open Sans"/>
    </style:style>
    <style:style style:name="T422_23" style:family="text">
      <style:text-properties style:text-line-through-style="solid" style:font-name="Open Sans" style:font-name-asian="Open Sans" style:font-name-complex="Open Sans"/>
    </style:style>
    <style:style style:name="T422_24" style:family="text">
      <style:text-properties style:text-line-through-style="solid" style:font-name="Open Sans" style:font-name-asian="Open Sans" style:font-name-complex="Open Sans"/>
    </style:style>
    <style:style style:name="T422_25" style:family="text">
      <style:text-properties style:font-name="Open Sans" style:font-name-asian="Open Sans" style:font-name-complex="Open Sans"/>
    </style:style>
    <style:style style:name="T422_26" style:family="text">
      <style:text-properties style:font-name="Open Sans" style:font-name-asian="Open Sans" style:font-name-complex="Open Sans"/>
    </style:style>
    <style:style style:name="T422_27" style:family="text">
      <style:text-properties style:font-name="Open Sans" style:font-name-asian="Open Sans" style:font-name-complex="Open Sans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>
      <style:text-properties style:font-name="Open Sans" style:font-name-asian="Open Sans" style:font-name-complex="Open Sans"/>
    </style:style>
    <style:style style:name="T423_2" style:family="text">
      <style:text-properties style:font-name="Open Sans" style:font-name-asian="Open Sans" style:font-name-complex="Open Sans"/>
    </style:style>
    <style:style style:name="T423_3" style:family="text">
      <style:text-properties style:font-name="Open Sans" style:font-name-asian="Open Sans" style:font-name-complex="Open Sans"/>
    </style:style>
    <style:style style:name="T423_4" style:family="text">
      <style:text-properties style:font-name="Open Sans" style:font-name-asian="Open Sans" style:font-name-complex="Open Sans"/>
    </style:style>
    <style:style style:name="T423_5" style:family="text">
      <style:text-properties style:font-name="Open Sans" style:font-name-asian="Open Sans" style:font-name-complex="Open Sans"/>
    </style:style>
    <style:style style:name="T423_6" style:family="text">
      <style:text-properties style:font-name="Open Sans" style:font-name-asian="Open Sans" style:font-name-complex="Open Sans"/>
    </style:style>
    <style:style style:name="T423_7" style:family="text">
      <style:text-properties style:font-name="Open Sans" style:font-name-asian="Open Sans" style:font-name-complex="Open Sans"/>
    </style:style>
    <style:style style:name="T423_8" style:family="text">
      <style:text-properties style:font-name="Open Sans" style:font-name-asian="Open Sans" style:font-name-complex="Open Sans"/>
    </style:style>
    <style:style style:name="T423_9" style:family="text">
      <style:text-properties style:font-name="Open Sans" style:font-name-asian="Open Sans" style:font-name-complex="Open Sans"/>
    </style:style>
    <style:style style:name="T423_10" style:family="text">
      <style:text-properties style:font-name="Open Sans" style:font-name-asian="Open Sans" style:font-name-complex="Open Sans"/>
    </style:style>
    <style:style style:name="T423_11" style:family="text">
      <style:text-properties style:font-name="Open Sans" style:font-name-asian="Open Sans" style:font-name-complex="Open Sans"/>
    </style:style>
    <style:style style:name="T423_12" style:family="text">
      <style:text-properties style:font-name="Open Sans" style:font-name-asian="Open Sans" style:font-name-complex="Open Sans"/>
    </style:style>
    <style:style style:name="T423_13" style:family="text">
      <style:text-properties style:font-name="Open Sans" style:font-name-asian="Open Sans" style:font-name-complex="Open Sans"/>
    </style:style>
    <style:style style:name="T423_14" style:family="text">
      <style:text-properties style:font-name="Open Sans" style:font-name-asian="Open Sans" style:font-name-complex="Open Sans"/>
    </style:style>
    <style:style style:name="T423_15" style:family="text">
      <style:text-properties style:font-name="Open Sans" style:font-name-asian="Open Sans" style:font-name-complex="Open Sans"/>
    </style:style>
    <style:style style:name="T423_16" style:family="text">
      <style:text-properties style:font-name="Open Sans" style:font-name-asian="Open Sans" style:font-name-complex="Open Sans"/>
    </style:style>
    <style:style style:name="T423_17" style:family="text">
      <style:text-properties style:font-name="Open Sans" style:font-name-asian="Open Sans" style:font-name-complex="Open Sans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style:font-name="Open Sans" style:font-name-asian="Open Sans" style:font-name-complex="Open Sans"/>
    </style:style>
    <style:style style:name="P42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>
      <style:text-properties fo:background-color="#00ff00" style:font-name="Open Sans" style:font-name-asian="Open Sans" style:font-name-complex="Open Sans"/>
    </style:style>
    <style:style style:name="T426_2" style:family="text">
      <style:text-properties fo:background-color="#00ff00" style:font-name="Open Sans" style:font-name-asian="Open Sans" style:font-name-complex="Open Sans"/>
    </style:style>
    <style:style style:name="T426_3" style:family="text">
      <style:text-properties style:font-name="Open Sans" style:font-name-asian="Open Sans" style:font-name-complex="Open Sans"/>
    </style:style>
    <style:style style:name="T426_4" style:family="text">
      <style:text-properties style:font-name="Open Sans" style:font-name-asian="Open Sans" style:font-name-complex="Open Sans"/>
    </style:style>
    <style:style style:name="T426_5" style:family="text">
      <style:text-properties style:font-name="Open Sans" style:font-name-asian="Open Sans" style:font-name-complex="Open Sans"/>
    </style:style>
    <style:style style:name="T426_6" style:family="text">
      <style:text-properties style:font-name="Open Sans" style:font-name-asian="Open Sans" style:font-name-complex="Open Sans"/>
    </style:style>
    <style:style style:name="T426_7" style:family="text">
      <style:text-properties style:font-name="Open Sans" style:font-name-asian="Open Sans" style:font-name-complex="Open Sans"/>
    </style:style>
    <style:style style:name="T426_8" style:family="text">
      <style:text-properties style:font-name="Open Sans" style:font-name-asian="Open Sans" style:font-name-complex="Open Sans"/>
    </style:style>
    <style:style style:name="T426_9" style:family="text">
      <style:text-properties style:font-name="Open Sans" style:font-name-asian="Open Sans" style:font-name-complex="Open Sans"/>
    </style:style>
    <style:style style:name="T426_10" style:family="text">
      <style:text-properties style:font-name="Open Sans" style:font-name-asian="Open Sans" style:font-name-complex="Open Sans"/>
    </style:style>
    <style:style style:name="T426_11" style:family="text">
      <style:text-properties style:font-name="Open Sans" style:font-name-asian="Open Sans" style:font-name-complex="Open Sans"/>
    </style:style>
    <style:style style:name="T426_12" style:family="text">
      <style:text-properties style:font-name="Open Sans" style:font-name-asian="Open Sans" style:font-name-complex="Open Sans"/>
    </style:style>
    <style:style style:name="T426_13" style:family="text">
      <style:text-properties style:font-name="Open Sans" style:font-name-asian="Open Sans" style:font-name-complex="Open Sans"/>
    </style:style>
    <style:style style:name="P42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42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429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429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429_4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43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fo:background-color="#00ff00" style:font-name="Open Sans" style:font-name-asian="Open Sans" style:font-name-complex="Open Sans"/>
    </style:style>
    <style:style style:name="T431_2" style:family="text">
      <style:text-properties fo:background-color="#00ff00" style:font-name="Open Sans" style:font-name-asian="Open Sans" style:font-name-complex="Open Sans"/>
    </style:style>
    <style:style style:name="T431_3" style:family="text">
      <style:text-properties style:font-name="Open Sans" style:font-name-asian="Open Sans" style:font-name-complex="Open Sans"/>
    </style:style>
    <style:style style:name="T431_4" style:family="text">
      <style:text-properties style:font-name="Open Sans" style:font-name-asian="Open Sans" style:font-name-complex="Open Sans"/>
    </style:style>
    <style:style style:name="T431_5" style:family="text">
      <style:text-properties style:font-name="Open Sans" style:font-name-asian="Open Sans" style:font-name-complex="Open Sans"/>
    </style:style>
    <style:style style:name="T431_6" style:family="text">
      <style:text-properties style:font-name="Open Sans" style:font-name-asian="Open Sans" style:font-name-complex="Open Sans"/>
    </style:style>
    <style:style style:name="T431_7" style:family="text">
      <style:text-properties style:font-name="Open Sans" style:font-name-asian="Open Sans" style:font-name-complex="Open Sans"/>
    </style:style>
    <style:style style:name="T431_8" style:family="text">
      <style:text-properties style:font-name="Open Sans" style:font-name-asian="Open Sans" style:font-name-complex="Open Sans"/>
    </style:style>
    <style:style style:name="T431_9" style:family="text">
      <style:text-properties style:font-name="Open Sans" style:font-name-asian="Open Sans" style:font-name-complex="Open Sans"/>
    </style:style>
    <style:style style:name="T431_10" style:family="text">
      <style:text-properties style:font-name="Open Sans" style:font-name-asian="Open Sans" style:font-name-complex="Open Sans"/>
    </style:style>
    <style:style style:name="T431_11" style:family="text">
      <style:text-properties style:font-name="Open Sans" style:font-name-asian="Open Sans" style:font-name-complex="Open Sans"/>
    </style:style>
    <style:style style:name="T431_12" style:family="text">
      <style:text-properties style:font-name="Open Sans" style:font-name-asian="Open Sans" style:font-name-complex="Open Sans"/>
    </style:style>
    <style:style style:name="T431_13" style:family="text">
      <style:text-properties style:font-name="Open Sans" style:font-name-asian="Open Sans" style:font-name-complex="Open Sans"/>
    </style:style>
    <style:style style:name="T431_14" style:family="text">
      <style:text-properties style:font-name="Open Sans" style:font-name-asian="Open Sans" style:font-name-complex="Open Sans"/>
    </style:style>
    <style:style style:name="T431_15" style:family="text">
      <style:text-properties style:font-name="Open Sans" style:font-name-asian="Open Sans" style:font-name-complex="Open Sans"/>
    </style:style>
    <style:style style:name="T431_16" style:family="text">
      <style:text-properties style:font-name="Open Sans" style:font-name-asian="Open Sans" style:font-name-complex="Open Sans"/>
    </style:style>
    <style:style style:name="T431_17" style:family="text">
      <style:text-properties style:font-name="Open Sans" style:font-name-asian="Open Sans" style:font-name-complex="Open Sans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style:font-name="Open Sans" style:font-name-asian="Open Sans" style:font-name-complex="Open Sans"/>
    </style:style>
    <style:style style:name="T432_2" style:family="text">
      <style:text-properties fo:background-color="#00ff00" style:font-name="Open Sans" style:font-name-asian="Open Sans" style:font-name-complex="Open Sans"/>
    </style:style>
    <style:style style:name="T432_3" style:family="text">
      <style:text-properties fo:background-color="#00ff00" style:font-name="Open Sans" style:font-name-asian="Open Sans" style:font-name-complex="Open Sans"/>
    </style:style>
    <style:style style:name="T432_4" style:family="text">
      <style:text-properties style:font-name="Open Sans" style:font-name-asian="Open Sans" style:font-name-complex="Open Sans"/>
    </style:style>
    <style:style style:name="T432_5" style:family="text">
      <style:text-properties style:font-name="Open Sans" style:font-name-asian="Open Sans" style:font-name-complex="Open Sans"/>
    </style:style>
    <style:style style:name="T432_6" style:family="text">
      <style:text-properties style:font-name="Open Sans" style:font-name-asian="Open Sans" style:font-name-complex="Open Sans"/>
    </style:style>
    <style:style style:name="T432_7" style:family="text">
      <style:text-properties style:font-name="Open Sans" style:font-name-asian="Open Sans" style:font-name-complex="Open Sans"/>
    </style:style>
    <style:style style:name="T432_8" style:family="text">
      <style:text-properties style:font-name="Open Sans" style:font-name-asian="Open Sans" style:font-name-complex="Open Sans"/>
    </style:style>
    <style:style style:name="T432_9" style:family="text">
      <style:text-properties style:font-name="Open Sans" style:font-name-asian="Open Sans" style:font-name-complex="Open Sans"/>
    </style:style>
    <style:style style:name="T432_10" style:family="text">
      <style:text-properties style:font-name="Open Sans" style:font-name-asian="Open Sans" style:font-name-complex="Open Sans"/>
    </style:style>
    <style:style style:name="T432_11" style:family="text">
      <style:text-properties style:font-name="Open Sans" style:font-name-asian="Open Sans" style:font-name-complex="Open Sans"/>
    </style:style>
    <style:style style:name="T432_12" style:family="text">
      <style:text-properties style:font-name="Open Sans" style:font-name-asian="Open Sans" style:font-name-complex="Open Sans"/>
    </style:style>
    <style:style style:name="T432_13" style:family="text">
      <style:text-properties style:font-name="Open Sans" style:font-name-asian="Open Sans" style:font-name-complex="Open Sans"/>
    </style:style>
    <style:style style:name="T432_14" style:family="text">
      <style:text-properties style:font-name="Open Sans" style:font-name-asian="Open Sans" style:font-name-complex="Open Sans"/>
    </style:style>
    <style:style style:name="T432_15" style:family="text">
      <style:text-properties style:font-name="Open Sans" style:font-name-asian="Open Sans" style:font-name-complex="Open Sans"/>
    </style:style>
    <style:style style:name="T432_16" style:family="text">
      <style:text-properties style:font-name="Open Sans" style:font-name-asian="Open Sans" style:font-name-complex="Open Sans"/>
    </style:style>
    <style:style style:name="T432_17" style:family="text">
      <style:text-properties style:font-name="Open Sans" style:font-name-asian="Open Sans" style:font-name-complex="Open Sans"/>
    </style:style>
    <style:style style:name="T432_18" style:family="text">
      <style:text-properties style:font-name="Open Sans" style:font-name-asian="Open Sans" style:font-name-complex="Open Sans"/>
    </style:style>
    <style:style style:name="T432_19" style:family="text">
      <style:text-properties style:font-name="Open Sans" style:font-name-asian="Open Sans" style:font-name-complex="Open Sans"/>
    </style:style>
    <style:style style:name="T432_20" style:family="text">
      <style:text-properties style:font-name="Open Sans" style:font-name-asian="Open Sans" style:font-name-complex="Open Sans"/>
    </style:style>
    <style:style style:name="T432_21" style:family="text">
      <style:text-properties style:font-name="Open Sans" style:font-name-asian="Open Sans" style:font-name-complex="Open Sans"/>
    </style:style>
    <style:style style:name="T432_22" style:family="text">
      <style:text-properties style:font-name="Open Sans" style:font-name-asian="Open Sans" style:font-name-complex="Open Sans"/>
    </style:style>
    <style:style style:name="T432_23" style:family="text">
      <style:text-properties style:font-name="Open Sans" style:font-name-asian="Open Sans" style:font-name-complex="Open Sans"/>
    </style:style>
    <style:style style:name="T432_24" style:family="text">
      <style:text-properties style:font-name="Open Sans" style:font-name-asian="Open Sans" style:font-name-complex="Open Sans"/>
    </style:style>
    <style:style style:name="T432_25" style:family="text">
      <style:text-properties style:font-name="Open Sans" style:font-name-asian="Open Sans" style:font-name-complex="Open Sans"/>
    </style:style>
    <style:style style:name="T432_26" style:family="text">
      <style:text-properties style:font-name="Open Sans" style:font-name-asian="Open Sans" style:font-name-complex="Open Sans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style:font-name="Open Sans" style:font-name-asian="Open Sans" style:font-name-complex="Open Sans"/>
    </style:style>
    <style:style style:name="T433_2" style:family="text">
      <style:text-properties fo:background-color="#00ff00" style:font-name="Open Sans" style:font-name-asian="Open Sans" style:font-name-complex="Open Sans"/>
    </style:style>
    <style:style style:name="T433_3" style:family="text">
      <style:text-properties fo:background-color="#00ff00" style:font-name="Open Sans" style:font-name-asian="Open Sans" style:font-name-complex="Open Sans"/>
    </style:style>
    <style:style style:name="T433_4" style:family="text">
      <style:text-properties style:font-name="Open Sans" style:font-name-asian="Open Sans" style:font-name-complex="Open Sans"/>
    </style:style>
    <style:style style:name="T433_5" style:family="text">
      <style:text-properties style:font-name="Open Sans" style:font-name-asian="Open Sans" style:font-name-complex="Open Sans"/>
    </style:style>
    <style:style style:name="T433_6" style:family="text">
      <style:text-properties style:font-name="Open Sans" style:font-name-asian="Open Sans" style:font-name-complex="Open Sans"/>
    </style:style>
    <style:style style:name="T433_7" style:family="text">
      <style:text-properties style:font-name="Open Sans" style:font-name-asian="Open Sans" style:font-name-complex="Open Sans"/>
    </style:style>
    <style:style style:name="T433_8" style:family="text">
      <style:text-properties style:font-name="Open Sans" style:font-name-asian="Open Sans" style:font-name-complex="Open Sans"/>
    </style:style>
    <style:style style:name="T433_9" style:family="text">
      <style:text-properties style:font-name="Open Sans" style:font-name-asian="Open Sans" style:font-name-complex="Open Sans"/>
    </style:style>
    <style:style style:name="T433_10" style:family="text">
      <style:text-properties style:font-name="Open Sans" style:font-name-asian="Open Sans" style:font-name-complex="Open Sans"/>
    </style:style>
    <style:style style:name="T433_11" style:family="text">
      <style:text-properties style:font-name="Open Sans" style:font-name-asian="Open Sans" style:font-name-complex="Open Sans"/>
    </style:style>
    <style:style style:name="T433_12" style:family="text">
      <style:text-properties style:font-name="Open Sans" style:font-name-asian="Open Sans" style:font-name-complex="Open Sans"/>
    </style:style>
    <style:style style:name="T433_13" style:family="text">
      <style:text-properties style:font-name="Open Sans" style:font-name-asian="Open Sans" style:font-name-complex="Open Sans"/>
    </style:style>
    <style:style style:name="T433_14" style:family="text">
      <style:text-properties style:font-name="Open Sans" style:font-name-asian="Open Sans" style:font-name-complex="Open Sans"/>
    </style:style>
    <style:style style:name="T433_15" style:family="text">
      <style:text-properties style:font-name="Open Sans" style:font-name-asian="Open Sans" style:font-name-complex="Open Sans"/>
    </style:style>
    <style:style style:name="T433_16" style:family="text">
      <style:text-properties style:font-name="Open Sans" style:font-name-asian="Open Sans" style:font-name-complex="Open Sans"/>
    </style:style>
    <style:style style:name="T433_17" style:family="text">
      <style:text-properties style:font-name="Open Sans" style:font-name-asian="Open Sans" style:font-name-complex="Open Sans"/>
    </style:style>
    <style:style style:name="T433_18" style:family="text">
      <style:text-properties style:font-name="Open Sans" style:font-name-asian="Open Sans" style:font-name-complex="Open Sans"/>
    </style:style>
    <style:style style:name="T433_19" style:family="text">
      <style:text-properties style:font-name="Open Sans" style:font-name-asian="Open Sans" style:font-name-complex="Open Sans"/>
    </style:style>
    <style:style style:name="T433_20" style:family="text">
      <style:text-properties style:font-name="Open Sans" style:font-name-asian="Open Sans" style:font-name-complex="Open Sans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style:font-name="Open Sans" style:font-name-asian="Open Sans" style:font-name-complex="Open Sans"/>
    </style:style>
    <style:style style:name="T434_2" style:family="text">
      <style:text-properties fo:background-color="#00ff00" style:font-name="Open Sans" style:font-name-asian="Open Sans" style:font-name-complex="Open Sans"/>
    </style:style>
    <style:style style:name="T434_3" style:family="text">
      <style:text-properties fo:background-color="#00ff00" style:font-name="Open Sans" style:font-name-asian="Open Sans" style:font-name-complex="Open Sans"/>
    </style:style>
    <style:style style:name="T434_4" style:family="text">
      <style:text-properties style:font-name="Open Sans" style:font-name-asian="Open Sans" style:font-name-complex="Open Sans"/>
    </style:style>
    <style:style style:name="T434_5" style:family="text">
      <style:text-properties style:font-name="Open Sans" style:font-name-asian="Open Sans" style:font-name-complex="Open Sans"/>
    </style:style>
    <style:style style:name="T434_6" style:family="text">
      <style:text-properties style:font-name="Open Sans" style:font-name-asian="Open Sans" style:font-name-complex="Open Sans"/>
    </style:style>
    <style:style style:name="T434_7" style:family="text">
      <style:text-properties style:font-name="Open Sans" style:font-name-asian="Open Sans" style:font-name-complex="Open Sans"/>
    </style:style>
    <style:style style:name="T434_8" style:family="text">
      <style:text-properties style:font-name="Open Sans" style:font-name-asian="Open Sans" style:font-name-complex="Open Sans"/>
    </style:style>
    <style:style style:name="T434_9" style:family="text">
      <style:text-properties style:font-name="Open Sans" style:font-name-asian="Open Sans" style:font-name-complex="Open Sans"/>
    </style:style>
    <style:style style:name="T434_10" style:family="text">
      <style:text-properties style:font-name="Open Sans" style:font-name-asian="Open Sans" style:font-name-complex="Open Sans"/>
    </style:style>
    <style:style style:name="T434_11" style:family="text">
      <style:text-properties style:font-name="Open Sans" style:font-name-asian="Open Sans" style:font-name-complex="Open Sans"/>
    </style:style>
    <style:style style:name="T434_12" style:family="text">
      <style:text-properties style:font-name="Open Sans" style:font-name-asian="Open Sans" style:font-name-complex="Open Sans"/>
    </style:style>
    <style:style style:name="T434_13" style:family="text">
      <style:text-properties style:font-name="Open Sans" style:font-name-asian="Open Sans" style:font-name-complex="Open Sans"/>
    </style:style>
    <style:style style:name="T434_14" style:family="text">
      <style:text-properties style:font-name="Open Sans" style:font-name-asian="Open Sans" style:font-name-complex="Open Sans"/>
    </style:style>
    <style:style style:name="T434_15" style:family="text">
      <style:text-properties fo:background-color="#ffff00" style:font-name="Open Sans" style:font-name-asian="Open Sans" style:font-name-complex="Open Sans"/>
    </style:style>
    <style:style style:name="T434_16" style:family="text">
      <style:text-properties fo:background-color="#ffff00" style:font-name="Open Sans" style:font-name-asian="Open Sans" style:font-name-complex="Open Sans"/>
    </style:style>
    <style:style style:name="T434_17" style:family="text">
      <style:text-properties fo:background-color="#ffff00" style:font-name="Open Sans" style:font-name-asian="Open Sans" style:font-name-complex="Open Sans"/>
    </style:style>
    <style:style style:name="P43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fo:background-color="#00ff00" style:font-name="Open Sans" style:font-name-asian="Open Sans" style:font-name-complex="Open Sans"/>
    </style:style>
    <style:style style:name="T436_2" style:family="text">
      <style:text-properties fo:background-color="#00ff00" style:font-name="Open Sans" style:font-name-asian="Open Sans" style:font-name-complex="Open Sans"/>
    </style:style>
    <style:style style:name="T436_3" style:family="text">
      <style:text-properties style:font-name="Open Sans" style:font-name-asian="Open Sans" style:font-name-complex="Open Sans"/>
    </style:style>
    <style:style style:name="T436_4" style:family="text">
      <style:text-properties style:font-name="Open Sans" style:font-name-asian="Open Sans" style:font-name-complex="Open Sans"/>
    </style:style>
    <style:style style:name="T436_5" style:family="text">
      <style:text-properties style:font-name="Open Sans" style:font-name-asian="Open Sans" style:font-name-complex="Open Sans"/>
    </style:style>
    <style:style style:name="T436_6" style:family="text">
      <style:text-properties style:font-name="Open Sans" style:font-name-asian="Open Sans" style:font-name-complex="Open Sans"/>
    </style:style>
    <style:style style:name="T436_7" style:family="text">
      <style:text-properties style:font-name="Open Sans" style:font-name-asian="Open Sans" style:font-name-complex="Open Sans"/>
    </style:style>
    <style:style style:name="T436_8" style:family="text">
      <style:text-properties style:font-name="Open Sans" style:font-name-asian="Open Sans" style:font-name-complex="Open Sans"/>
    </style:style>
    <style:style style:name="T436_9" style:family="text">
      <style:text-properties style:font-name="Open Sans" style:font-name-asian="Open Sans" style:font-name-complex="Open Sans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style:font-name="Open Sans" style:font-name-asian="Open Sans" style:font-name-complex="Open Sans"/>
    </style:style>
    <style:style style:name="T437_2" style:family="text">
      <style:text-properties style:font-name="Open Sans" style:font-name-asian="Open Sans" style:font-name-complex="Open Sans"/>
    </style:style>
    <style:style style:name="T437_3" style:family="text">
      <style:text-properties style:font-name="Open Sans" style:font-name-asian="Open Sans" style:font-name-complex="Open Sans"/>
    </style:style>
    <style:style style:name="T437_4" style:family="text">
      <style:text-properties style:font-name="Open Sans" style:font-name-asian="Open Sans" style:font-name-complex="Open Sans"/>
    </style:style>
    <style:style style:name="T437_5" style:family="text">
      <style:text-properties style:font-name="Open Sans" style:font-name-asian="Open Sans" style:font-name-complex="Open Sans"/>
    </style:style>
    <style:style style:name="T437_6" style:family="text">
      <style:text-properties style:font-name="Open Sans" style:font-name-asian="Open Sans" style:font-name-complex="Open Sans"/>
    </style:style>
    <style:style style:name="T437_7" style:family="text">
      <style:text-properties style:font-name="Open Sans" style:font-name-asian="Open Sans" style:font-name-complex="Open Sans"/>
    </style:style>
    <style:style style:name="T437_8" style:family="text">
      <style:text-properties style:font-name="Open Sans" style:font-name-asian="Open Sans" style:font-name-complex="Open Sans"/>
    </style:style>
    <style:style style:name="T437_9" style:family="text">
      <style:text-properties style:font-name="Open Sans" style:font-name-asian="Open Sans" style:font-name-complex="Open Sans"/>
    </style:style>
    <style:style style:name="T437_10" style:family="text">
      <style:text-properties style:font-name="Open Sans" style:font-name-asian="Open Sans" style:font-name-complex="Open Sans"/>
    </style:style>
    <style:style style:name="T437_11" style:family="text">
      <style:text-properties style:font-name="Open Sans" style:font-name-asian="Open Sans" style:font-name-complex="Open Sans"/>
    </style:style>
    <style:style style:name="T437_12" style:family="text">
      <style:text-properties style:font-name="Open Sans" style:font-name-asian="Open Sans" style:font-name-complex="Open Sans"/>
    </style:style>
    <style:style style:name="T437_13" style:family="text">
      <style:text-properties style:font-name="Open Sans" style:font-name-asian="Open Sans" style:font-name-complex="Open Sans"/>
    </style:style>
    <style:style style:name="T437_14" style:family="text">
      <style:text-properties style:font-name="Open Sans" style:font-name-asian="Open Sans" style:font-name-complex="Open Sans"/>
    </style:style>
    <style:style style:name="T437_15" style:family="text">
      <style:text-properties style:font-name="Open Sans" style:font-name-asian="Open Sans" style:font-name-complex="Open Sans"/>
    </style:style>
    <style:style style:name="T437_16" style:family="text">
      <style:text-properties style:font-name="Open Sans" style:font-name-asian="Open Sans" style:font-name-complex="Open Sans"/>
    </style:style>
    <style:style style:name="T437_17" style:family="text">
      <style:text-properties style:font-name="Open Sans" style:font-name-asian="Open Sans" style:font-name-complex="Open Sans"/>
    </style:style>
    <style:style style:name="T437_18" style:family="text">
      <style:text-properties style:font-name="Open Sans" style:font-name-asian="Open Sans" style:font-name-complex="Open Sans"/>
    </style:style>
    <style:style style:name="T437_19" style:family="text">
      <style:text-properties style:font-name="Open Sans" style:font-name-asian="Open Sans" style:font-name-complex="Open Sans"/>
    </style:style>
    <style:style style:name="T437_20" style:family="text">
      <style:text-properties style:font-name="Open Sans" style:font-name-asian="Open Sans" style:font-name-complex="Open Sans"/>
    </style:style>
    <style:style style:name="T437_21" style:family="text">
      <style:text-properties style:font-name="Open Sans" style:font-name-asian="Open Sans" style:font-name-complex="Open Sans"/>
    </style:style>
    <style:style style:name="T437_22" style:family="text">
      <style:text-properties style:font-name="Open Sans" style:font-name-asian="Open Sans" style:font-name-complex="Open Sans"/>
    </style:style>
    <style:style style:name="T437_23" style:family="text">
      <style:text-properties style:font-name="Open Sans" style:font-name-asian="Open Sans" style:font-name-complex="Open Sans"/>
    </style:style>
    <style:style style:name="T437_24" style:family="text">
      <style:text-properties style:font-name="Open Sans" style:font-name-asian="Open Sans" style:font-name-complex="Open Sans"/>
    </style:style>
    <style:style style:name="T437_25" style:family="text">
      <style:text-properties style:font-name="Open Sans" style:font-name-asian="Open Sans" style:font-name-complex="Open Sans"/>
    </style:style>
    <style:style style:name="T437_26" style:family="text">
      <style:text-properties style:font-name="Open Sans" style:font-name-asian="Open Sans" style:font-name-complex="Open Sans"/>
    </style:style>
    <style:style style:name="T437_27" style:family="text">
      <style:text-properties style:font-name="Open Sans" style:font-name-asian="Open Sans" style:font-name-complex="Open Sans"/>
    </style:style>
    <style:style style:name="T437_28" style:family="text">
      <style:text-properties style:font-name="Open Sans" style:font-name-asian="Open Sans" style:font-name-complex="Open Sans"/>
    </style:style>
    <style:style style:name="P438" style:family="paragraph" style:parent-style-name="Standard">
      <style:paragraph-properties fo:break-before="auto" fo:line-height="115%" style:writing-mode="lr-tb"/>
      <style:text-properties fo:background-color="#fff2cc" style:font-name="Open Sans" style:font-name-asian="Open Sans" style:font-name-complex="Open Sans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fo:background-color="#00ff00" style:font-name="Open Sans" style:font-name-asian="Open Sans" style:font-name-complex="Open Sans"/>
    </style:style>
    <style:style style:name="T439_2" style:family="text">
      <style:text-properties fo:background-color="#00ff00" style:font-name="Open Sans" style:font-name-asian="Open Sans" style:font-name-complex="Open Sans"/>
    </style:style>
    <style:style style:name="T439_3" style:family="text">
      <style:text-properties style:font-name="Open Sans" style:font-name-asian="Open Sans" style:font-name-complex="Open Sans"/>
    </style:style>
    <style:style style:name="T439_4" style:family="text">
      <style:text-properties style:font-name="Open Sans" style:font-name-asian="Open Sans" style:font-name-complex="Open Sans"/>
    </style:style>
    <style:style style:name="T439_5" style:family="text">
      <style:text-properties style:font-name="Open Sans" style:font-name-asian="Open Sans" style:font-name-complex="Open Sans"/>
    </style:style>
    <style:style style:name="T439_6" style:family="text">
      <style:text-properties style:font-name="Open Sans" style:font-name-asian="Open Sans" style:font-name-complex="Open Sans"/>
    </style:style>
    <style:style style:name="T439_7" style:family="text">
      <style:text-properties style:font-name="Open Sans" style:font-name-asian="Open Sans" style:font-name-complex="Open Sans"/>
    </style:style>
    <style:style style:name="T439_8" style:family="text">
      <style:text-properties style:font-name="Open Sans" style:font-name-asian="Open Sans" style:font-name-complex="Open Sans"/>
    </style:style>
    <style:style style:name="T439_9" style:family="text">
      <style:text-properties style:font-name="Open Sans" style:font-name-asian="Open Sans" style:font-name-complex="Open Sans"/>
    </style:style>
    <style:style style:name="T439_10" style:family="text">
      <style:text-properties style:font-name="Open Sans" style:font-name-asian="Open Sans" style:font-name-complex="Open Sans"/>
    </style:style>
    <style:style style:name="T439_11" style:family="text">
      <style:text-properties style:font-name="Open Sans" style:font-name-asian="Open Sans" style:font-name-complex="Open Sans"/>
    </style:style>
    <style:style style:name="T439_12" style:family="text">
      <style:text-properties style:font-name="Open Sans" style:font-name-asian="Open Sans" style:font-name-complex="Open Sans"/>
    </style:style>
    <style:style style:name="T439_13" style:family="text">
      <style:text-properties style:font-name="Open Sans" style:font-name-asian="Open Sans" style:font-name-complex="Open Sans"/>
    </style:style>
    <style:style style:name="T439_14" style:family="text">
      <style:text-properties style:font-name="Open Sans" style:font-name-asian="Open Sans" style:font-name-complex="Open Sans"/>
    </style:style>
    <style:style style:name="T439_15" style:family="text">
      <style:text-properties style:font-name="Open Sans" style:font-name-asian="Open Sans" style:font-name-complex="Open Sans"/>
    </style:style>
    <style:style style:name="T439_16" style:family="text">
      <style:text-properties style:font-name="Open Sans" style:font-name-asian="Open Sans" style:font-name-complex="Open Sans"/>
    </style:style>
    <style:style style:name="T439_17" style:family="text">
      <style:text-properties style:font-name="Open Sans" style:font-name-asian="Open Sans" style:font-name-complex="Open Sans"/>
    </style:style>
    <style:style style:name="P440" style:family="paragraph" style:parent-style-name="Standard">
      <style:paragraph-properties fo:break-before="auto" fo:line-height="115%" style:writing-mode="lr-tb"/>
      <style:text-properties fo:background-color="#fff2cc" style:font-name="Open Sans" style:font-name-asian="Open Sans" style:font-name-complex="Open Sans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fo:background-color="#6fa8dc" style:font-name="Open Sans" style:font-name-asian="Open Sans" style:font-name-complex="Open Sans"/>
    </style:style>
    <style:style style:name="T441_2" style:family="text">
      <style:text-properties fo:background-color="#6fa8dc" style:font-name="Open Sans" style:font-name-asian="Open Sans" style:font-name-complex="Open Sans"/>
    </style:style>
    <style:style style:name="T441_3" style:family="text">
      <style:text-properties style:font-name="Open Sans" style:font-name-asian="Open Sans" style:font-name-complex="Open Sans"/>
    </style:style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fo:font-weight="bold" style:font-weight-asian="bold" style:font-weight-complex="bold"/>
    </style:style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>
      <style:text-properties fo:background-color="#e69138"/>
    </style:style>
    <style:style style:name="T444_3" style:family="text">
      <style:text-properties fo:background-color="#e69138"/>
    </style:style>
    <style:style style:name="T444_4" style:family="text">
      <style:text-properties fo:background-color="#e69138"/>
    </style:style>
    <style:style style:name="T444_5" style:family="text">
      <style:text-properties fo:background-color="#e69138"/>
    </style:style>
    <style:style style:name="T444_6" style:family="text">
      <style:text-properties fo:background-color="#e69138"/>
    </style:style>
    <style:style style:name="T444_7" style:family="text">
      <style:text-properties fo:background-color="#e69138"/>
    </style:style>
    <style:style style:name="T444_8" style:family="text">
      <style:text-properties fo:background-color="#e69138"/>
    </style:style>
    <style:style style:name="T444_9" style:family="text">
      <style:text-properties fo:background-color="#e69138"/>
    </style:style>
    <style:style style:name="T444_10" style:family="text">
      <style:text-properties fo:background-color="#e69138"/>
    </style:style>
    <style:style style:name="T444_11" style:family="text">
      <style:text-properties fo:background-color="#e69138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T445_21" style:family="text"/>
    <style:style style:name="T445_22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style:font-name="Open Sans" style:font-name-asian="Open Sans" style:font-name-complex="Open Sans"/>
    </style:style>
    <style:style style:name="T446_2" style:family="text">
      <style:text-properties style:font-name="Open Sans" style:font-name-asian="Open Sans" style:font-name-complex="Open Sans"/>
    </style:style>
    <style:style style:name="T446_3" style:family="text">
      <style:text-properties style:font-name="Open Sans" style:font-name-asian="Open Sans" style:font-name-complex="Open Sans"/>
    </style:style>
    <style:style style:name="T446_4" style:family="text">
      <style:text-properties style:font-name="Open Sans" style:font-name-asian="Open Sans" style:font-name-complex="Open Sans"/>
    </style:style>
    <style:style style:name="T446_5" style:family="text">
      <style:text-properties style:font-name="Open Sans" style:font-name-asian="Open Sans" style:font-name-complex="Open Sans"/>
    </style:style>
    <style:style style:name="T446_6" style:family="text">
      <style:text-properties style:font-name="Open Sans" style:font-name-asian="Open Sans" style:font-name-complex="Open Sans"/>
    </style:style>
    <style:style style:name="T446_7" style:family="text">
      <style:text-properties style:font-name="Open Sans" style:font-name-asian="Open Sans" style:font-name-complex="Open Sans"/>
    </style:style>
    <style:style style:name="T446_8" style:family="text">
      <style:text-properties style:font-name="Open Sans" style:font-name-asian="Open Sans" style:font-name-complex="Open Sans"/>
    </style:style>
    <style:style style:name="T446_9" style:family="text">
      <style:text-properties style:font-name="Open Sans" style:font-name-asian="Open Sans" style:font-name-complex="Open Sans"/>
    </style:style>
    <style:style style:name="T446_10" style:family="text">
      <style:text-properties style:font-name="Open Sans" style:font-name-asian="Open Sans" style:font-name-complex="Open Sans"/>
    </style:style>
    <style:style style:name="T446_11" style:family="text">
      <style:text-properties style:font-name="Open Sans" style:font-name-asian="Open Sans" style:font-name-complex="Open Sans"/>
    </style:style>
    <style:style style:name="T446_12" style:family="text">
      <style:text-properties style:font-name="Open Sans" style:font-name-asian="Open Sans" style:font-name-complex="Open Sans"/>
    </style:style>
    <style:style style:name="T446_13" style:family="text">
      <style:text-properties style:font-name="Open Sans" style:font-name-asian="Open Sans" style:font-name-complex="Open Sans"/>
    </style:style>
    <style:style style:name="T446_14" style:family="text">
      <style:text-properties style:font-name="Open Sans" style:font-name-asian="Open Sans" style:font-name-complex="Open Sans"/>
    </style:style>
    <style:style style:name="T446_15" style:family="text">
      <style:text-properties style:font-name="Open Sans" style:font-name-asian="Open Sans" style:font-name-complex="Open Sans"/>
    </style:style>
    <style:style style:name="T446_16" style:family="text">
      <style:text-properties style:font-name="Open Sans" style:font-name-asian="Open Sans" style:font-name-complex="Open Sans"/>
    </style:style>
    <style:style style:name="T446_17" style:family="text">
      <style:text-properties style:font-name="Open Sans" style:font-name-asian="Open Sans" style:font-name-complex="Open Sans"/>
    </style:style>
    <style:style style:name="T446_18" style:family="text">
      <style:text-properties style:font-name="Open Sans" style:font-name-asian="Open Sans" style:font-name-complex="Open Sans"/>
    </style:style>
    <style:style style:name="T446_19" style:family="text">
      <style:text-properties style:font-name="Open Sans" style:font-name-asian="Open Sans" style:font-name-complex="Open Sans"/>
    </style:style>
    <style:style style:name="T446_20" style:family="text">
      <style:text-properties style:font-name="Open Sans" style:font-name-asian="Open Sans" style:font-name-complex="Open Sans"/>
    </style:style>
    <style:style style:name="P447" style:family="paragraph" style:parent-style-name="Standard">
      <style:paragraph-properties fo:break-before="auto" fo:text-indent="1.27cm" fo:line-height="115%" style:writing-mode="lr-tb"/>
    </style:style>
    <style:style style:name="T447_1" style:family="text">
      <style:text-properties style:font-name="Open Sans" style:font-name-asian="Open Sans" style:font-name-complex="Open Sans"/>
    </style:style>
    <style:style style:name="T447_2" style:family="text">
      <style:text-properties style:font-name="Open Sans" style:font-name-asian="Open Sans" style:font-name-complex="Open Sans"/>
    </style:style>
    <style:style style:name="T447_3" style:family="text">
      <style:text-properties style:font-name="Open Sans" style:font-name-asian="Open Sans" style:font-name-complex="Open Sans"/>
    </style:style>
    <style:style style:name="T447_4" style:family="text">
      <style:text-properties style:font-name="Open Sans" style:font-name-asian="Open Sans" style:font-name-complex="Open Sans"/>
    </style:style>
    <style:style style:name="T447_5" style:family="text">
      <style:text-properties style:font-name="Open Sans" style:font-name-asian="Open Sans" style:font-name-complex="Open Sans"/>
    </style:style>
    <style:style style:name="T447_6" style:family="text">
      <style:text-properties style:font-name="Open Sans" style:font-name-asian="Open Sans" style:font-name-complex="Open Sans"/>
    </style:style>
    <style:style style:name="T447_7" style:family="text">
      <style:text-properties fo:background-color="#00ff00" style:font-name="Open Sans" style:font-name-asian="Open Sans" style:font-name-complex="Open Sans"/>
    </style:style>
    <style:style style:name="T447_8" style:family="text">
      <style:text-properties style:font-name="Open Sans" style:font-name-asian="Open Sans" style:font-name-complex="Open Sans"/>
    </style:style>
    <style:style style:name="T447_9" style:family="text">
      <style:text-properties style:font-name="Open Sans" style:font-name-asian="Open Sans" style:font-name-complex="Open Sans"/>
    </style:style>
    <style:style style:name="T447_10" style:family="text">
      <style:text-properties style:font-name="Open Sans" style:font-name-asian="Open Sans" style:font-name-complex="Open Sans"/>
    </style:style>
    <style:style style:name="T447_11" style:family="text">
      <style:text-properties style:font-name="Open Sans" style:font-name-asian="Open Sans" style:font-name-complex="Open Sans"/>
    </style:style>
    <style:style style:name="T447_12" style:family="text">
      <style:text-properties style:font-name="Open Sans" style:font-name-asian="Open Sans" style:font-name-complex="Open Sans"/>
    </style:style>
    <style:style style:name="T447_13" style:family="text">
      <style:text-properties style:font-name="Open Sans" style:font-name-asian="Open Sans" style:font-name-complex="Open Sans"/>
    </style:style>
    <style:style style:name="T447_14" style:family="text">
      <style:text-properties style:font-name="Open Sans" style:font-name-asian="Open Sans" style:font-name-complex="Open Sans"/>
    </style:style>
    <style:style style:name="T447_15" style:family="text">
      <style:text-properties style:font-name="Open Sans" style:font-name-asian="Open Sans" style:font-name-complex="Open Sans"/>
    </style:style>
    <style:style style:name="T447_16" style:family="text">
      <style:text-properties style:font-name="Open Sans" style:font-name-asian="Open Sans" style:font-name-complex="Open Sans"/>
    </style:style>
    <style:style style:name="T447_17" style:family="text">
      <style:text-properties style:font-name="Open Sans" style:font-name-asian="Open Sans" style:font-name-complex="Open Sans"/>
    </style:style>
    <style:style style:name="T447_18" style:family="text">
      <style:text-properties style:font-name="Open Sans" style:font-name-asian="Open Sans" style:font-name-complex="Open Sans"/>
    </style:style>
    <style:style style:name="P44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fo:background-color="#00ff00" style:text-line-through-style="solid" style:font-name="Open Sans" style:font-name-asian="Open Sans" style:font-name-complex="Open Sans"/>
    </style:style>
    <style:style style:name="T449_2" style:family="text">
      <style:text-properties fo:background-color="#00ff00" style:text-line-through-style="solid" style:font-name="Open Sans" style:font-name-asian="Open Sans" style:font-name-complex="Open Sans"/>
    </style:style>
    <style:style style:name="T449_3" style:family="text">
      <style:text-properties style:font-name="Open Sans" style:font-name-asian="Open Sans" style:font-name-complex="Open Sans"/>
    </style:style>
    <style:style style:name="T449_4" style:family="text">
      <style:text-properties style:font-name="Open Sans" style:font-name-asian="Open Sans" style:font-name-complex="Open Sans"/>
    </style:style>
    <style:style style:name="T449_5" style:family="text">
      <style:text-properties style:font-name="Open Sans" style:font-name-asian="Open Sans" style:font-name-complex="Open Sans"/>
    </style:style>
    <style:style style:name="T449_6" style:family="text">
      <style:text-properties style:font-name="Open Sans" style:font-name-asian="Open Sans" style:font-name-complex="Open Sans"/>
    </style:style>
    <style:style style:name="T449_7" style:family="text">
      <style:text-properties style:font-name="Open Sans" style:font-name-asian="Open Sans" style:font-name-complex="Open Sans"/>
    </style:style>
    <style:style style:name="T449_8" style:family="text">
      <style:text-properties style:font-name="Open Sans" style:font-name-asian="Open Sans" style:font-name-complex="Open Sans"/>
    </style:style>
    <style:style style:name="T449_9" style:family="text">
      <style:text-properties style:font-name="Open Sans" style:font-name-asian="Open Sans" style:font-name-complex="Open Sans"/>
    </style:style>
    <style:style style:name="T449_10" style:family="text">
      <style:text-properties style:font-name="Open Sans" style:font-name-asian="Open Sans" style:font-name-complex="Open Sans"/>
    </style:style>
    <style:style style:name="T449_11" style:family="text">
      <style:text-properties style:font-name="Open Sans" style:font-name-asian="Open Sans" style:font-name-complex="Open Sans"/>
    </style:style>
    <style:style style:name="T449_12" style:family="text">
      <style:text-properties style:font-name="Open Sans" style:font-name-asian="Open Sans" style:font-name-complex="Open Sans"/>
    </style:style>
    <style:style style:name="T449_13" style:family="text">
      <style:text-properties style:font-name="Open Sans" style:font-name-asian="Open Sans" style:font-name-complex="Open Sans"/>
    </style:style>
    <style:style style:name="T449_14" style:family="text">
      <style:text-properties style:font-name="Open Sans" style:font-name-asian="Open Sans" style:font-name-complex="Open Sans"/>
    </style:style>
    <style:style style:name="T449_15" style:family="text">
      <style:text-properties style:font-name="Open Sans" style:font-name-asian="Open Sans" style:font-name-complex="Open Sans"/>
    </style:style>
    <style:style style:name="T449_16" style:family="text">
      <style:text-properties style:font-name="Open Sans" style:font-name-asian="Open Sans" style:font-name-complex="Open Sans"/>
    </style:style>
    <style:style style:name="T449_17" style:family="text">
      <style:text-properties style:font-name="Open Sans" style:font-name-asian="Open Sans" style:font-name-complex="Open Sans"/>
    </style:style>
    <style:style style:name="T449_18" style:family="text">
      <style:text-properties style:font-name="Open Sans" style:font-name-asian="Open Sans" style:font-name-complex="Open Sans"/>
    </style:style>
    <style:style style:name="T449_19" style:family="text">
      <style:text-properties style:font-name="Open Sans" style:font-name-asian="Open Sans" style:font-name-complex="Open Sans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>
      <style:text-properties style:font-name="Open Sans" style:font-name-asian="Open Sans" style:font-name-complex="Open Sans"/>
    </style:style>
    <style:style style:name="T450_2" style:family="text">
      <style:text-properties style:font-name="Open Sans" style:font-name-asian="Open Sans" style:font-name-complex="Open Sans"/>
    </style:style>
    <style:style style:name="T450_3" style:family="text">
      <style:text-properties style:font-name="Open Sans" style:font-name-asian="Open Sans" style:font-name-complex="Open Sans"/>
    </style:style>
    <style:style style:name="T450_4" style:family="text">
      <style:text-properties style:font-name="Open Sans" style:font-name-asian="Open Sans" style:font-name-complex="Open Sans"/>
    </style:style>
    <style:style style:name="T450_5" style:family="text">
      <style:text-properties style:font-name="Open Sans" style:font-name-asian="Open Sans" style:font-name-complex="Open Sans"/>
    </style:style>
    <style:style style:name="T450_6" style:family="text">
      <style:text-properties style:font-name="Open Sans" style:font-name-asian="Open Sans" style:font-name-complex="Open Sans"/>
    </style:style>
    <style:style style:name="T450_7" style:family="text">
      <style:text-properties style:font-name="Open Sans" style:font-name-asian="Open Sans" style:font-name-complex="Open Sans"/>
    </style:style>
    <style:style style:name="T450_8" style:family="text">
      <style:text-properties style:font-name="Open Sans" style:font-name-asian="Open Sans" style:font-name-complex="Open Sans"/>
    </style:style>
    <style:style style:name="T450_9" style:family="text">
      <style:text-properties style:font-name="Open Sans" style:font-name-asian="Open Sans" style:font-name-complex="Open Sans"/>
    </style:style>
    <style:style style:name="T450_10" style:family="text">
      <style:text-properties style:font-name="Open Sans" style:font-name-asian="Open Sans" style:font-name-complex="Open Sans"/>
    </style:style>
    <style:style style:name="T450_11" style:family="text">
      <style:text-properties style:font-name="Open Sans" style:font-name-asian="Open Sans" style:font-name-complex="Open Sans"/>
    </style:style>
    <style:style style:name="T450_12" style:family="text">
      <style:text-properties style:font-name="Open Sans" style:font-name-asian="Open Sans" style:font-name-complex="Open Sans"/>
    </style:style>
    <style:style style:name="T450_13" style:family="text">
      <style:text-properties style:font-name="Open Sans" style:font-name-asian="Open Sans" style:font-name-complex="Open Sans"/>
    </style:style>
    <style:style style:name="T450_14" style:family="text">
      <style:text-properties style:font-name="Open Sans" style:font-name-asian="Open Sans" style:font-name-complex="Open Sans"/>
    </style:style>
    <style:style style:name="T450_15" style:family="text">
      <style:text-properties style:font-name="Open Sans" style:font-name-asian="Open Sans" style:font-name-complex="Open Sans"/>
    </style:style>
    <style:style style:name="T450_16" style:family="text">
      <style:text-properties style:font-name="Open Sans" style:font-name-asian="Open Sans" style:font-name-complex="Open Sans"/>
    </style:style>
    <style:style style:name="T450_17" style:family="text">
      <style:text-properties style:font-name="Open Sans" style:font-name-asian="Open Sans" style:font-name-complex="Open Sans"/>
    </style:style>
    <style:style style:name="T450_18" style:family="text">
      <style:text-properties style:font-name="Open Sans" style:font-name-asian="Open Sans" style:font-name-complex="Open Sans"/>
    </style:style>
    <style:style style:name="T450_19" style:family="text">
      <style:text-properties style:font-name="Open Sans" style:font-name-asian="Open Sans" style:font-name-complex="Open Sans"/>
    </style:style>
    <style:style style:name="T450_20" style:family="text">
      <style:text-properties style:font-name="Open Sans" style:font-name-asian="Open Sans" style:font-name-complex="Open Sans"/>
    </style:style>
    <style:style style:name="T450_21" style:family="text">
      <style:text-properties style:font-name="Open Sans" style:font-name-asian="Open Sans" style:font-name-complex="Open Sans"/>
    </style:style>
    <style:style style:name="T450_22" style:family="text">
      <style:text-properties fo:font-style="italic" style:font-style-asian="italic" style:font-style-complex="italic" style:font-name="Open Sans" style:font-name-asian="Open Sans" style:font-name-complex="Open Sans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style:font-name="Open Sans" style:font-name-asian="Open Sans" style:font-name-complex="Open Sans"/>
    </style:style>
    <style:style style:name="T451_2" style:family="text">
      <style:text-properties style:font-name="Open Sans" style:font-name-asian="Open Sans" style:font-name-complex="Open Sans"/>
    </style:style>
    <style:style style:name="T451_3" style:family="text">
      <style:text-properties style:font-name="Open Sans" style:font-name-asian="Open Sans" style:font-name-complex="Open Sans"/>
    </style:style>
    <style:style style:name="T451_4" style:family="text">
      <style:text-properties style:font-name="Open Sans" style:font-name-asian="Open Sans" style:font-name-complex="Open Sans"/>
    </style:style>
    <style:style style:name="T451_5" style:family="text">
      <style:text-properties style:font-name="Open Sans" style:font-name-asian="Open Sans" style:font-name-complex="Open Sans"/>
    </style:style>
    <style:style style:name="T451_6" style:family="text">
      <style:text-properties style:font-name="Open Sans" style:font-name-asian="Open Sans" style:font-name-complex="Open Sans"/>
    </style:style>
    <style:style style:name="T451_7" style:family="text">
      <style:text-properties style:font-name="Open Sans" style:font-name-asian="Open Sans" style:font-name-complex="Open Sans"/>
    </style:style>
    <style:style style:name="T451_8" style:family="text">
      <style:text-properties style:font-name="Open Sans" style:font-name-asian="Open Sans" style:font-name-complex="Open Sans"/>
    </style:style>
    <style:style style:name="T451_9" style:family="text">
      <style:text-properties style:font-name="Open Sans" style:font-name-asian="Open Sans" style:font-name-complex="Open Sans"/>
    </style:style>
    <style:style style:name="T451_10" style:family="text">
      <style:text-properties style:font-name="Open Sans" style:font-name-asian="Open Sans" style:font-name-complex="Open Sans"/>
    </style:style>
    <style:style style:name="T451_11" style:family="text">
      <style:text-properties style:font-name="Open Sans" style:font-name-asian="Open Sans" style:font-name-complex="Open Sans"/>
    </style:style>
    <style:style style:name="T451_12" style:family="text">
      <style:text-properties style:font-name="Open Sans" style:font-name-asian="Open Sans" style:font-name-complex="Open Sans"/>
    </style:style>
    <style:style style:name="T451_13" style:family="text">
      <style:text-properties style:font-name="Open Sans" style:font-name-asian="Open Sans" style:font-name-complex="Open Sans"/>
    </style:style>
    <style:style style:name="T451_14" style:family="text">
      <style:text-properties style:font-name="Open Sans" style:font-name-asian="Open Sans" style:font-name-complex="Open Sans"/>
    </style:style>
    <style:style style:name="T451_15" style:family="text">
      <style:text-properties style:font-name="Open Sans" style:font-name-asian="Open Sans" style:font-name-complex="Open Sans"/>
    </style:style>
    <style:style style:name="T451_16" style:family="text">
      <style:text-properties style:font-name="Open Sans" style:font-name-asian="Open Sans" style:font-name-complex="Open Sans"/>
    </style:style>
    <style:style style:name="T451_17" style:family="text">
      <style:text-properties style:font-name="Open Sans" style:font-name-asian="Open Sans" style:font-name-complex="Open Sans"/>
    </style:style>
    <style:style style:name="T451_18" style:family="text">
      <style:text-properties style:font-name="Open Sans" style:font-name-asian="Open Sans" style:font-name-complex="Open Sans"/>
    </style:style>
    <style:style style:name="T451_19" style:family="text">
      <style:text-properties style:font-name="Open Sans" style:font-name-asian="Open Sans" style:font-name-complex="Open Sans"/>
    </style:style>
    <style:style style:name="T451_20" style:family="text">
      <style:text-properties style:font-name="Open Sans" style:font-name-asian="Open Sans" style:font-name-complex="Open Sans"/>
    </style:style>
    <style:style style:name="T451_21" style:family="text">
      <style:text-properties style:font-name="Open Sans" style:font-name-asian="Open Sans" style:font-name-complex="Open Sans"/>
    </style:style>
    <style:style style:name="P45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>
      <style:text-properties fo:background-color="#00ff00" style:text-line-through-style="solid" style:font-name="Open Sans" style:font-name-asian="Open Sans" style:font-name-complex="Open Sans"/>
    </style:style>
    <style:style style:name="T453_2" style:family="text">
      <style:text-properties fo:background-color="#00ff00" style:text-line-through-style="solid" style:font-name="Open Sans" style:font-name-asian="Open Sans" style:font-name-complex="Open Sans"/>
    </style:style>
    <style:style style:name="T453_3" style:family="text">
      <style:text-properties style:font-name="Open Sans" style:font-name-asian="Open Sans" style:font-name-complex="Open Sans"/>
    </style:style>
    <style:style style:name="T453_4" style:family="text">
      <style:text-properties style:font-name="Open Sans" style:font-name-asian="Open Sans" style:font-name-complex="Open Sans"/>
    </style:style>
    <style:style style:name="T453_5" style:family="text">
      <style:text-properties style:font-name="Open Sans" style:font-name-asian="Open Sans" style:font-name-complex="Open Sans"/>
    </style:style>
    <style:style style:name="T453_6" style:family="text">
      <style:text-properties style:font-name="Open Sans" style:font-name-asian="Open Sans" style:font-name-complex="Open Sans"/>
    </style:style>
    <style:style style:name="T453_7" style:family="text">
      <style:text-properties style:font-name="Open Sans" style:font-name-asian="Open Sans" style:font-name-complex="Open Sans"/>
    </style:style>
    <style:style style:name="T453_8" style:family="text">
      <style:text-properties style:font-name="Open Sans" style:font-name-asian="Open Sans" style:font-name-complex="Open Sans"/>
    </style:style>
    <style:style style:name="T453_9" style:family="text">
      <style:text-properties style:font-name="Open Sans" style:font-name-asian="Open Sans" style:font-name-complex="Open Sans"/>
    </style:style>
    <style:style style:name="T453_10" style:family="text">
      <style:text-properties style:font-name="Open Sans" style:font-name-asian="Open Sans" style:font-name-complex="Open Sans"/>
    </style:style>
    <style:style style:name="T453_11" style:family="text">
      <style:text-properties style:font-name="Open Sans" style:font-name-asian="Open Sans" style:font-name-complex="Open Sans"/>
    </style:style>
    <style:style style:name="T453_12" style:family="text">
      <style:text-properties style:font-name="Open Sans" style:font-name-asian="Open Sans" style:font-name-complex="Open Sans"/>
    </style:style>
    <style:style style:name="T453_13" style:family="text">
      <style:text-properties style:font-name="Open Sans" style:font-name-asian="Open Sans" style:font-name-complex="Open Sans"/>
    </style:style>
    <style:style style:name="T453_14" style:family="text">
      <style:text-properties style:font-name="Open Sans" style:font-name-asian="Open Sans" style:font-name-complex="Open Sans"/>
    </style:style>
    <style:style style:name="T453_15" style:family="text">
      <style:text-properties style:font-name="Open Sans" style:font-name-asian="Open Sans" style:font-name-complex="Open Sans"/>
    </style:style>
    <style:style style:name="T453_16" style:family="text">
      <style:text-properties style:font-name="Open Sans" style:font-name-asian="Open Sans" style:font-name-complex="Open Sans"/>
    </style:style>
    <style:style style:name="T453_17" style:family="text">
      <style:text-properties style:font-name="Open Sans" style:font-name-asian="Open Sans" style:font-name-complex="Open Sans"/>
    </style:style>
    <style:style style:name="T453_18" style:family="text">
      <style:text-properties style:font-name="Open Sans" style:font-name-asian="Open Sans" style:font-name-complex="Open Sans"/>
    </style:style>
    <style:style style:name="T453_19" style:family="text">
      <style:text-properties style:font-name="Open Sans" style:font-name-asian="Open Sans" style:font-name-complex="Open Sans"/>
    </style:style>
    <style:style style:name="T453_20" style:family="text">
      <style:text-properties style:font-name="Open Sans" style:font-name-asian="Open Sans" style:font-name-complex="Open Sans"/>
    </style:style>
    <style:style style:name="T453_21" style:family="text">
      <style:text-properties style:font-name="Open Sans" style:font-name-asian="Open Sans" style:font-name-complex="Open Sans"/>
    </style:style>
    <style:style style:name="T453_22" style:family="text">
      <style:text-properties style:font-name="Open Sans" style:font-name-asian="Open Sans" style:font-name-complex="Open Sans"/>
    </style:style>
    <style:style style:name="T453_23" style:family="text">
      <style:text-properties style:font-name="Open Sans" style:font-name-asian="Open Sans" style:font-name-complex="Open Sans"/>
    </style:style>
    <style:style style:name="T453_24" style:family="text">
      <style:text-properties style:font-name="Open Sans" style:font-name-asian="Open Sans" style:font-name-complex="Open Sans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style:font-name="Open Sans" style:font-name-asian="Open Sans" style:font-name-complex="Open Sans"/>
    </style:style>
    <style:style style:name="T454_2" style:family="text">
      <style:text-properties style:font-name="Open Sans" style:font-name-asian="Open Sans" style:font-name-complex="Open Sans"/>
    </style:style>
    <style:style style:name="T454_3" style:family="text">
      <style:text-properties style:font-name="Open Sans" style:font-name-asian="Open Sans" style:font-name-complex="Open Sans"/>
    </style:style>
    <style:style style:name="P45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fo:background-color="#00ff00" style:text-line-through-style="solid" style:font-name="Open Sans" style:font-name-asian="Open Sans" style:font-name-complex="Open Sans"/>
    </style:style>
    <style:style style:name="T456_2" style:family="text">
      <style:text-properties fo:background-color="#00ff00" style:text-line-through-style="solid" style:font-name="Open Sans" style:font-name-asian="Open Sans" style:font-name-complex="Open Sans"/>
    </style:style>
    <style:style style:name="T456_3" style:family="text">
      <style:text-properties style:font-name="Open Sans" style:font-name-asian="Open Sans" style:font-name-complex="Open Sans"/>
    </style:style>
    <style:style style:name="T456_4" style:family="text">
      <style:text-properties style:font-name="Open Sans" style:font-name-asian="Open Sans" style:font-name-complex="Open Sans"/>
    </style:style>
    <style:style style:name="T456_5" style:family="text">
      <style:text-properties style:font-name="Open Sans" style:font-name-asian="Open Sans" style:font-name-complex="Open Sans"/>
    </style:style>
    <style:style style:name="T456_6" style:family="text">
      <style:text-properties style:font-name="Open Sans" style:font-name-asian="Open Sans" style:font-name-complex="Open Sans"/>
    </style:style>
    <style:style style:name="T456_7" style:family="text">
      <style:text-properties style:font-name="Open Sans" style:font-name-asian="Open Sans" style:font-name-complex="Open Sans"/>
    </style:style>
    <style:style style:name="T456_8" style:family="text">
      <style:text-properties style:font-name="Open Sans" style:font-name-asian="Open Sans" style:font-name-complex="Open Sans"/>
    </style:style>
    <style:style style:name="T456_9" style:family="text">
      <style:text-properties style:font-name="Open Sans" style:font-name-asian="Open Sans" style:font-name-complex="Open Sans"/>
    </style:style>
    <style:style style:name="T456_10" style:family="text">
      <style:text-properties style:font-name="Open Sans" style:font-name-asian="Open Sans" style:font-name-complex="Open Sans"/>
    </style:style>
    <style:style style:name="T456_11" style:family="text">
      <style:text-properties style:font-name="Open Sans" style:font-name-asian="Open Sans" style:font-name-complex="Open Sans"/>
    </style:style>
    <style:style style:name="T456_12" style:family="text">
      <style:text-properties style:font-name="Open Sans" style:font-name-asian="Open Sans" style:font-name-complex="Open Sans"/>
    </style:style>
    <style:style style:name="T456_13" style:family="text">
      <style:text-properties style:font-name="Open Sans" style:font-name-asian="Open Sans" style:font-name-complex="Open Sans"/>
    </style:style>
    <style:style style:name="T456_14" style:family="text">
      <style:text-properties style:font-name="Open Sans" style:font-name-asian="Open Sans" style:font-name-complex="Open Sans"/>
    </style:style>
    <style:style style:name="T456_15" style:family="text">
      <style:text-properties style:font-name="Open Sans" style:font-name-asian="Open Sans" style:font-name-complex="Open Sans"/>
    </style:style>
    <style:style style:name="T456_16" style:family="text">
      <style:text-properties style:font-name="Open Sans" style:font-name-asian="Open Sans" style:font-name-complex="Open Sans"/>
    </style:style>
    <style:style style:name="T456_17" style:family="text">
      <style:text-properties style:font-name="Open Sans" style:font-name-asian="Open Sans" style:font-name-complex="Open Sans"/>
    </style:style>
    <style:style style:name="T456_18" style:family="text">
      <style:text-properties style:font-name="Open Sans" style:font-name-asian="Open Sans" style:font-name-complex="Open Sans"/>
    </style:style>
    <style:style style:name="T456_19" style:family="text">
      <style:text-properties style:font-name="Open Sans" style:font-name-asian="Open Sans" style:font-name-complex="Open Sans"/>
    </style:style>
    <style:style style:name="T456_20" style:family="text">
      <style:text-properties style:font-name="Open Sans" style:font-name-asian="Open Sans" style:font-name-complex="Open Sans"/>
    </style:style>
    <style:style style:name="T456_21" style:family="text">
      <style:text-properties style:font-name="Open Sans" style:font-name-asian="Open Sans" style:font-name-complex="Open Sans"/>
    </style:style>
    <style:style style:name="T456_22" style:family="text">
      <style:text-properties style:font-name="Open Sans" style:font-name-asian="Open Sans" style:font-name-complex="Open Sans"/>
    </style:style>
    <style:style style:name="T456_23" style:family="text">
      <style:text-properties style:font-name="Open Sans" style:font-name-asian="Open Sans" style:font-name-complex="Open Sans"/>
    </style:style>
    <style:style style:name="T456_24" style:family="text">
      <style:text-properties style:font-name="Open Sans" style:font-name-asian="Open Sans" style:font-name-complex="Open Sans"/>
    </style:style>
    <style:style style:name="T456_25" style:family="text">
      <style:text-properties style:font-name="Open Sans" style:font-name-asian="Open Sans" style:font-name-complex="Open Sans"/>
    </style:style>
    <style:style style:name="T456_26" style:family="text">
      <style:text-properties style:font-name="Open Sans" style:font-name-asian="Open Sans" style:font-name-complex="Open Sans"/>
    </style:style>
    <style:style style:name="T456_27" style:family="text">
      <style:text-properties style:font-name="Open Sans" style:font-name-asian="Open Sans" style:font-name-complex="Open Sans"/>
    </style:style>
    <style:style style:name="T456_28" style:family="text">
      <style:text-properties style:font-name="Open Sans" style:font-name-asian="Open Sans" style:font-name-complex="Open Sans"/>
    </style:style>
    <style:style style:name="T456_29" style:family="text">
      <style:text-properties style:font-name="Open Sans" style:font-name-asian="Open Sans" style:font-name-complex="Open Sans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style:font-name="Open Sans" style:font-name-asian="Open Sans" style:font-name-complex="Open Sans"/>
    </style:style>
    <style:style style:name="T457_2" style:family="text">
      <style:text-properties style:font-name="Open Sans" style:font-name-asian="Open Sans" style:font-name-complex="Open Sans"/>
    </style:style>
    <style:style style:name="T457_3" style:family="text">
      <style:text-properties style:font-name="Open Sans" style:font-name-asian="Open Sans" style:font-name-complex="Open Sans"/>
    </style:style>
    <style:style style:name="T457_4" style:family="text">
      <style:text-properties style:font-name="Open Sans" style:font-name-asian="Open Sans" style:font-name-complex="Open Sans"/>
    </style:style>
    <style:style style:name="T457_5" style:family="text">
      <style:text-properties style:font-name="Open Sans" style:font-name-asian="Open Sans" style:font-name-complex="Open Sans"/>
    </style:style>
    <style:style style:name="T457_6" style:family="text">
      <style:text-properties style:font-name="Open Sans" style:font-name-asian="Open Sans" style:font-name-complex="Open Sans"/>
    </style:style>
    <style:style style:name="T457_7" style:family="text">
      <style:text-properties style:font-name="Open Sans" style:font-name-asian="Open Sans" style:font-name-complex="Open Sans"/>
    </style:style>
    <style:style style:name="T457_8" style:family="text">
      <style:text-properties style:font-name="Open Sans" style:font-name-asian="Open Sans" style:font-name-complex="Open Sans"/>
    </style:style>
    <style:style style:name="T457_9" style:family="text">
      <style:text-properties style:font-name="Open Sans" style:font-name-asian="Open Sans" style:font-name-complex="Open Sans"/>
    </style:style>
    <style:style style:name="T457_10" style:family="text">
      <style:text-properties style:font-name="Open Sans" style:font-name-asian="Open Sans" style:font-name-complex="Open Sans"/>
    </style:style>
    <style:style style:name="T457_11" style:family="text">
      <style:text-properties style:font-name="Open Sans" style:font-name-asian="Open Sans" style:font-name-complex="Open Sans"/>
    </style:style>
    <style:style style:name="T457_12" style:family="text">
      <style:text-properties style:font-name="Open Sans" style:font-name-asian="Open Sans" style:font-name-complex="Open Sans"/>
    </style:style>
    <style:style style:name="T457_13" style:family="text">
      <style:text-properties style:font-name="Open Sans" style:font-name-asian="Open Sans" style:font-name-complex="Open Sans"/>
    </style:style>
    <style:style style:name="T457_14" style:family="text">
      <style:text-properties style:font-name="Open Sans" style:font-name-asian="Open Sans" style:font-name-complex="Open Sans"/>
    </style:style>
    <style:style style:name="T457_15" style:family="text">
      <style:text-properties style:font-name="Open Sans" style:font-name-asian="Open Sans" style:font-name-complex="Open Sans"/>
    </style:style>
    <style:style style:name="T457_16" style:family="text">
      <style:text-properties style:font-name="Open Sans" style:font-name-asian="Open Sans" style:font-name-complex="Open Sans"/>
    </style:style>
    <style:style style:name="T457_17" style:family="text">
      <style:text-properties style:font-name="Open Sans" style:font-name-asian="Open Sans" style:font-name-complex="Open Sans"/>
    </style:style>
    <style:style style:name="T457_18" style:family="text">
      <style:text-properties style:font-name="Open Sans" style:font-name-asian="Open Sans" style:font-name-complex="Open Sans"/>
    </style:style>
    <style:style style:name="T457_19" style:family="text">
      <style:text-properties style:font-name="Open Sans" style:font-name-asian="Open Sans" style:font-name-complex="Open Sans"/>
    </style:style>
    <style:style style:name="T457_20" style:family="text">
      <style:text-properties style:font-name="Open Sans" style:font-name-asian="Open Sans" style:font-name-complex="Open Sans"/>
    </style:style>
    <style:style style:name="T457_21" style:family="text">
      <style:text-properties style:font-name="Open Sans" style:font-name-asian="Open Sans" style:font-name-complex="Open Sans"/>
    </style:style>
    <style:style style:name="T457_22" style:family="text">
      <style:text-properties style:font-name="Open Sans" style:font-name-asian="Open Sans" style:font-name-complex="Open Sans"/>
    </style:style>
    <style:style style:name="T457_23" style:family="text">
      <style:text-properties style:font-name="Open Sans" style:font-name-asian="Open Sans" style:font-name-complex="Open Sans"/>
    </style:style>
    <style:style style:name="T457_24" style:family="text">
      <style:text-properties style:font-name="Open Sans" style:font-name-asian="Open Sans" style:font-name-complex="Open Sans"/>
    </style:style>
    <style:style style:name="T457_25" style:family="text">
      <style:text-properties style:font-name="Open Sans" style:font-name-asian="Open Sans" style:font-name-complex="Open Sans"/>
    </style:style>
    <style:style style:name="T457_26" style:family="text">
      <style:text-properties style:font-name="Open Sans" style:font-name-asian="Open Sans" style:font-name-complex="Open Sans"/>
    </style:style>
    <style:style style:name="T457_27" style:family="text">
      <style:text-properties style:font-name="Open Sans" style:font-name-asian="Open Sans" style:font-name-complex="Open Sans"/>
    </style:style>
    <style:style style:name="P45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>
      <style:text-properties fo:background-color="#ffff00" style:font-name="Open Sans" style:font-name-asian="Open Sans" style:font-name-complex="Open Sans"/>
    </style:style>
    <style:style style:name="T459_2" style:family="text">
      <style:text-properties fo:background-color="#ffff00" style:font-name="Open Sans" style:font-name-asian="Open Sans" style:font-name-complex="Open Sans"/>
    </style:style>
    <style:style style:name="T459_3" style:family="text">
      <style:text-properties style:font-name="Open Sans" style:font-name-asian="Open Sans" style:font-name-complex="Open Sans"/>
    </style:style>
    <style:style style:name="T459_4" style:family="text">
      <style:text-properties style:font-name="Open Sans" style:font-name-asian="Open Sans" style:font-name-complex="Open Sans"/>
    </style:style>
    <style:style style:name="T459_5" style:family="text">
      <style:text-properties style:font-name="Open Sans" style:font-name-asian="Open Sans" style:font-name-complex="Open Sans"/>
    </style:style>
    <style:style style:name="T459_6" style:family="text">
      <style:text-properties style:font-name="Open Sans" style:font-name-asian="Open Sans" style:font-name-complex="Open Sans"/>
    </style:style>
    <style:style style:name="T459_7" style:family="text">
      <style:text-properties style:font-name="Open Sans" style:font-name-asian="Open Sans" style:font-name-complex="Open Sans"/>
    </style:style>
    <style:style style:name="T459_8" style:family="text">
      <style:text-properties style:font-name="Open Sans" style:font-name-asian="Open Sans" style:font-name-complex="Open Sans"/>
    </style:style>
    <style:style style:name="T459_9" style:family="text">
      <style:text-properties style:font-name="Open Sans" style:font-name-asian="Open Sans" style:font-name-complex="Open Sans"/>
    </style:style>
    <style:style style:name="T459_10" style:family="text">
      <style:text-properties style:font-name="Open Sans" style:font-name-asian="Open Sans" style:font-name-complex="Open Sans"/>
    </style:style>
    <style:style style:name="T459_11" style:family="text">
      <style:text-properties style:font-name="Open Sans" style:font-name-asian="Open Sans" style:font-name-complex="Open Sans"/>
    </style:style>
    <style:style style:name="T459_12" style:family="text">
      <style:text-properties style:font-name="Open Sans" style:font-name-asian="Open Sans" style:font-name-complex="Open Sans"/>
    </style:style>
    <style:style style:name="T459_13" style:family="text">
      <style:text-properties style:font-name="Open Sans" style:font-name-asian="Open Sans" style:font-name-complex="Open Sans"/>
    </style:style>
    <style:style style:name="T459_14" style:family="text">
      <style:text-properties style:font-name="Open Sans" style:font-name-asian="Open Sans" style:font-name-complex="Open Sans"/>
    </style:style>
    <style:style style:name="T459_15" style:family="text">
      <style:text-properties style:font-name="Open Sans" style:font-name-asian="Open Sans" style:font-name-complex="Open Sans"/>
    </style:style>
    <style:style style:name="T459_16" style:family="text">
      <style:text-properties style:font-name="Open Sans" style:font-name-asian="Open Sans" style:font-name-complex="Open Sans"/>
    </style:style>
    <style:style style:name="T459_17" style:family="text">
      <style:text-properties style:font-name="Open Sans" style:font-name-asian="Open Sans" style:font-name-complex="Open Sans"/>
    </style:style>
    <style:style style:name="T459_18" style:family="text">
      <style:text-properties style:font-name="Open Sans" style:font-name-asian="Open Sans" style:font-name-complex="Open Sans"/>
    </style:style>
    <style:style style:name="T459_19" style:family="text">
      <style:text-properties style:font-name="Open Sans" style:font-name-asian="Open Sans" style:font-name-complex="Open Sans"/>
    </style:style>
    <style:style style:name="T459_20" style:family="text">
      <style:text-properties style:font-name="Open Sans" style:font-name-asian="Open Sans" style:font-name-complex="Open Sans"/>
    </style:style>
    <style:style style:name="T459_21" style:family="text">
      <style:text-properties style:font-name="Open Sans" style:font-name-asian="Open Sans" style:font-name-complex="Open Sans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style:font-name="Open Sans" style:font-name-asian="Open Sans" style:font-name-complex="Open Sans"/>
    </style:style>
    <style:style style:name="T460_2" style:family="text">
      <style:text-properties style:font-name="Open Sans" style:font-name-asian="Open Sans" style:font-name-complex="Open Sans"/>
    </style:style>
    <style:style style:name="T460_3" style:family="text">
      <style:text-properties style:font-name="Open Sans" style:font-name-asian="Open Sans" style:font-name-complex="Open Sans"/>
    </style:style>
    <style:style style:name="T460_4" style:family="text">
      <style:text-properties style:font-name="Open Sans" style:font-name-asian="Open Sans" style:font-name-complex="Open Sans"/>
    </style:style>
    <style:style style:name="T460_5" style:family="text">
      <style:text-properties style:font-name="Open Sans" style:font-name-asian="Open Sans" style:font-name-complex="Open Sans"/>
    </style:style>
    <style:style style:name="T460_6" style:family="text">
      <style:text-properties style:font-name="Open Sans" style:font-name-asian="Open Sans" style:font-name-complex="Open Sans"/>
    </style:style>
    <style:style style:name="T460_7" style:family="text">
      <style:text-properties style:font-name="Open Sans" style:font-name-asian="Open Sans" style:font-name-complex="Open Sans"/>
    </style:style>
    <style:style style:name="T460_8" style:family="text">
      <style:text-properties style:font-name="Open Sans" style:font-name-asian="Open Sans" style:font-name-complex="Open Sans"/>
    </style:style>
    <style:style style:name="T460_9" style:family="text">
      <style:text-properties style:font-name="Open Sans" style:font-name-asian="Open Sans" style:font-name-complex="Open Sans"/>
    </style:style>
    <style:style style:name="T460_10" style:family="text">
      <style:text-properties style:font-name="Open Sans" style:font-name-asian="Open Sans" style:font-name-complex="Open Sans"/>
    </style:style>
    <style:style style:name="T460_11" style:family="text">
      <style:text-properties style:font-name="Open Sans" style:font-name-asian="Open Sans" style:font-name-complex="Open Sans"/>
    </style:style>
    <style:style style:name="T460_12" style:family="text">
      <style:text-properties style:font-name="Open Sans" style:font-name-asian="Open Sans" style:font-name-complex="Open Sans"/>
    </style:style>
    <style:style style:name="T460_13" style:family="text">
      <style:text-properties style:font-name="Open Sans" style:font-name-asian="Open Sans" style:font-name-complex="Open Sans"/>
    </style:style>
    <style:style style:name="T460_14" style:family="text">
      <style:text-properties style:font-name="Open Sans" style:font-name-asian="Open Sans" style:font-name-complex="Open Sans"/>
    </style:style>
    <style:style style:name="T460_15" style:family="text">
      <style:text-properties style:font-name="Open Sans" style:font-name-asian="Open Sans" style:font-name-complex="Open Sans"/>
    </style:style>
    <style:style style:name="T460_16" style:family="text">
      <style:text-properties style:font-name="Open Sans" style:font-name-asian="Open Sans" style:font-name-complex="Open Sans"/>
    </style:style>
    <style:style style:name="T460_17" style:family="text">
      <style:text-properties style:font-name="Open Sans" style:font-name-asian="Open Sans" style:font-name-complex="Open Sans"/>
    </style:style>
    <style:style style:name="T460_18" style:family="text">
      <style:text-properties style:font-name="Open Sans" style:font-name-asian="Open Sans" style:font-name-complex="Open Sans"/>
    </style:style>
    <style:style style:name="T460_19" style:family="text">
      <style:text-properties style:font-name="Open Sans" style:font-name-asian="Open Sans" style:font-name-complex="Open Sans"/>
    </style:style>
    <style:style style:name="T460_20" style:family="text">
      <style:text-properties style:font-name="Open Sans" style:font-name-asian="Open Sans" style:font-name-complex="Open Sans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>
      <style:text-properties style:font-name="Open Sans" style:font-name-asian="Open Sans" style:font-name-complex="Open Sans"/>
    </style:style>
    <style:style style:name="T461_2" style:family="text">
      <style:text-properties style:font-name="Open Sans" style:font-name-asian="Open Sans" style:font-name-complex="Open Sans"/>
    </style:style>
    <style:style style:name="T461_3" style:family="text">
      <style:text-properties style:font-name="Open Sans" style:font-name-asian="Open Sans" style:font-name-complex="Open Sans"/>
    </style:style>
    <style:style style:name="T461_4" style:family="text">
      <style:text-properties style:font-name="Open Sans" style:font-name-asian="Open Sans" style:font-name-complex="Open Sans"/>
    </style:style>
    <style:style style:name="T461_5" style:family="text">
      <style:text-properties style:font-name="Open Sans" style:font-name-asian="Open Sans" style:font-name-complex="Open Sans"/>
    </style:style>
    <style:style style:name="T461_6" style:family="text">
      <style:text-properties style:font-name="Open Sans" style:font-name-asian="Open Sans" style:font-name-complex="Open Sans"/>
    </style:style>
    <style:style style:name="T461_7" style:family="text">
      <style:text-properties style:font-name="Open Sans" style:font-name-asian="Open Sans" style:font-name-complex="Open Sans"/>
    </style:style>
    <style:style style:name="T461_8" style:family="text">
      <style:text-properties style:font-name="Open Sans" style:font-name-asian="Open Sans" style:font-name-complex="Open Sans"/>
    </style:style>
    <style:style style:name="T461_9" style:family="text">
      <style:text-properties style:font-name="Open Sans" style:font-name-asian="Open Sans" style:font-name-complex="Open Sans"/>
    </style:style>
    <style:style style:name="T461_10" style:family="text">
      <style:text-properties style:font-name="Open Sans" style:font-name-asian="Open Sans" style:font-name-complex="Open Sans"/>
    </style:style>
    <style:style style:name="T461_11" style:family="text">
      <style:text-properties style:font-name="Open Sans" style:font-name-asian="Open Sans" style:font-name-complex="Open Sans"/>
    </style:style>
    <style:style style:name="T461_12" style:family="text">
      <style:text-properties style:font-name="Open Sans" style:font-name-asian="Open Sans" style:font-name-complex="Open Sans"/>
    </style:style>
    <style:style style:name="T461_13" style:family="text">
      <style:text-properties style:font-name="Open Sans" style:font-name-asian="Open Sans" style:font-name-complex="Open Sans"/>
    </style:style>
    <style:style style:name="P462" style:family="paragraph" style:parent-style-name="Standard">
      <style:paragraph-properties fo:break-before="auto" fo:line-height="115%" style:writing-mode="lr-tb"/>
      <style:text-properties fo:background-color="#fce5cd" style:font-name="Open Sans" style:font-name-asian="Open Sans" style:font-name-complex="Open Sans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>
      <style:text-properties fo:background-color="#00ff00" style:text-line-through-style="solid" style:font-name="Open Sans" style:font-name-asian="Open Sans" style:font-name-complex="Open Sans"/>
    </style:style>
    <style:style style:name="T463_2" style:family="text">
      <style:text-properties fo:background-color="#00ff00" style:text-line-through-style="solid" style:font-name="Open Sans" style:font-name-asian="Open Sans" style:font-name-complex="Open Sans"/>
    </style:style>
    <style:style style:name="T463_3" style:family="text">
      <style:text-properties style:font-name="Open Sans" style:font-name-asian="Open Sans" style:font-name-complex="Open Sans"/>
    </style:style>
    <style:style style:name="T463_4" style:family="text">
      <style:text-properties style:font-name="Open Sans" style:font-name-asian="Open Sans" style:font-name-complex="Open Sans"/>
    </style:style>
    <style:style style:name="T463_5" style:family="text">
      <style:text-properties style:font-name="Open Sans" style:font-name-asian="Open Sans" style:font-name-complex="Open Sans"/>
    </style:style>
    <style:style style:name="T463_6" style:family="text">
      <style:text-properties style:font-name="Open Sans" style:font-name-asian="Open Sans" style:font-name-complex="Open Sans"/>
    </style:style>
    <style:style style:name="T463_7" style:family="text">
      <style:text-properties style:font-name="Open Sans" style:font-name-asian="Open Sans" style:font-name-complex="Open Sans"/>
    </style:style>
    <style:style style:name="T463_8" style:family="text">
      <style:text-properties style:font-name="Open Sans" style:font-name-asian="Open Sans" style:font-name-complex="Open Sans"/>
    </style:style>
    <style:style style:name="T463_9" style:family="text">
      <style:text-properties style:font-name="Open Sans" style:font-name-asian="Open Sans" style:font-name-complex="Open Sans"/>
    </style:style>
    <style:style style:name="T463_10" style:family="text">
      <style:text-properties style:font-name="Open Sans" style:font-name-asian="Open Sans" style:font-name-complex="Open Sans"/>
    </style:style>
    <style:style style:name="T463_11" style:family="text">
      <style:text-properties style:font-name="Open Sans" style:font-name-asian="Open Sans" style:font-name-complex="Open Sans"/>
    </style:style>
    <style:style style:name="T463_12" style:family="text">
      <style:text-properties style:font-name="Open Sans" style:font-name-asian="Open Sans" style:font-name-complex="Open Sans"/>
    </style:style>
    <style:style style:name="T463_13" style:family="text">
      <style:text-properties style:font-name="Open Sans" style:font-name-asian="Open Sans" style:font-name-complex="Open Sans"/>
    </style:style>
    <style:style style:name="T463_14" style:family="text">
      <style:text-properties style:font-name="Open Sans" style:font-name-asian="Open Sans" style:font-name-complex="Open Sans"/>
    </style:style>
    <style:style style:name="T463_15" style:family="text">
      <style:text-properties style:font-name="Open Sans" style:font-name-asian="Open Sans" style:font-name-complex="Open Sans"/>
    </style:style>
    <style:style style:name="P46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>
      <style:text-properties fo:background-color="#00ff00" style:font-name="Open Sans" style:font-name-asian="Open Sans" style:font-name-complex="Open Sans"/>
    </style:style>
    <style:style style:name="T465_2" style:family="text">
      <style:text-properties fo:background-color="#00ff00" style:font-name="Open Sans" style:font-name-asian="Open Sans" style:font-name-complex="Open Sans"/>
    </style:style>
    <style:style style:name="T465_3" style:family="text">
      <style:text-properties style:font-name="Open Sans" style:font-name-asian="Open Sans" style:font-name-complex="Open Sans"/>
    </style:style>
    <style:style style:name="T465_4" style:family="text">
      <style:text-properties style:font-name="Open Sans" style:font-name-asian="Open Sans" style:font-name-complex="Open Sans"/>
    </style:style>
    <style:style style:name="T465_5" style:family="text">
      <style:text-properties style:font-name="Open Sans" style:font-name-asian="Open Sans" style:font-name-complex="Open Sans"/>
    </style:style>
    <style:style style:name="T465_6" style:family="text">
      <style:text-properties style:font-name="Open Sans" style:font-name-asian="Open Sans" style:font-name-complex="Open Sans"/>
    </style:style>
    <style:style style:name="T465_7" style:family="text">
      <style:text-properties style:font-name="Open Sans" style:font-name-asian="Open Sans" style:font-name-complex="Open Sans"/>
    </style:style>
    <style:style style:name="T465_8" style:family="text">
      <style:text-properties style:font-name="Open Sans" style:font-name-asian="Open Sans" style:font-name-complex="Open Sans"/>
    </style:style>
    <style:style style:name="T465_9" style:family="text">
      <style:text-properties style:font-name="Open Sans" style:font-name-asian="Open Sans" style:font-name-complex="Open Sans"/>
    </style:style>
    <style:style style:name="T465_10" style:family="text">
      <style:text-properties style:font-name="Open Sans" style:font-name-asian="Open Sans" style:font-name-complex="Open Sans"/>
    </style:style>
    <style:style style:name="T465_11" style:family="text">
      <style:text-properties style:font-name="Open Sans" style:font-name-asian="Open Sans" style:font-name-complex="Open Sans"/>
    </style:style>
    <style:style style:name="T465_12" style:family="text">
      <style:text-properties style:font-name="Open Sans" style:font-name-asian="Open Sans" style:font-name-complex="Open Sans"/>
    </style:style>
    <style:style style:name="T465_13" style:family="text">
      <style:text-properties style:font-name="Open Sans" style:font-name-asian="Open Sans" style:font-name-complex="Open Sans"/>
    </style:style>
    <style:style style:name="T465_14" style:family="text">
      <style:text-properties style:font-name="Open Sans" style:font-name-asian="Open Sans" style:font-name-complex="Open Sans"/>
    </style:style>
    <style:style style:name="T465_15" style:family="text">
      <style:text-properties style:font-name="Open Sans" style:font-name-asian="Open Sans" style:font-name-complex="Open Sans"/>
    </style:style>
    <style:style style:name="T465_16" style:family="text">
      <style:text-properties style:font-name="Open Sans" style:font-name-asian="Open Sans" style:font-name-complex="Open Sans"/>
    </style:style>
    <style:style style:name="T465_17" style:family="text">
      <style:text-properties style:font-name="Open Sans" style:font-name-asian="Open Sans" style:font-name-complex="Open Sans"/>
    </style:style>
    <style:style style:name="T465_18" style:family="text">
      <style:text-properties style:font-name="Open Sans" style:font-name-asian="Open Sans" style:font-name-complex="Open Sans"/>
    </style:style>
    <style:style style:name="T465_19" style:family="text">
      <style:text-properties style:font-name="Open Sans" style:font-name-asian="Open Sans" style:font-name-complex="Open Sans"/>
    </style:style>
    <style:style style:name="T465_20" style:family="text">
      <style:text-properties style:font-name="Open Sans" style:font-name-asian="Open Sans" style:font-name-complex="Open Sans"/>
    </style:style>
    <style:style style:name="T465_21" style:family="text">
      <style:text-properties style:font-name="Open Sans" style:font-name-asian="Open Sans" style:font-name-complex="Open Sans"/>
    </style:style>
    <style:style style:name="T465_22" style:family="text">
      <style:text-properties style:font-name="Open Sans" style:font-name-asian="Open Sans" style:font-name-complex="Open Sans"/>
    </style:style>
    <style:style style:name="T465_23" style:family="text">
      <style:text-properties style:font-name="Open Sans" style:font-name-asian="Open Sans" style:font-name-complex="Open Sans"/>
    </style:style>
    <style:style style:name="T465_24" style:family="text">
      <style:text-properties style:font-name="Open Sans" style:font-name-asian="Open Sans" style:font-name-complex="Open Sans"/>
    </style:style>
    <style:style style:name="T465_25" style:family="text">
      <style:text-properties style:font-name="Open Sans" style:font-name-asian="Open Sans" style:font-name-complex="Open Sans"/>
    </style:style>
    <style:style style:name="T465_26" style:family="text">
      <style:text-properties style:font-name="Open Sans" style:font-name-asian="Open Sans" style:font-name-complex="Open Sans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style:font-name="Open Sans" style:font-name-asian="Open Sans" style:font-name-complex="Open Sans"/>
    </style:style>
    <style:style style:name="T466_2" style:family="text">
      <style:text-properties style:font-name="Open Sans" style:font-name-asian="Open Sans" style:font-name-complex="Open Sans"/>
    </style:style>
    <style:style style:name="P46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6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style:font-name="Open Sans" style:font-name-asian="Open Sans" style:font-name-complex="Open Sans"/>
    </style:style>
    <style:style style:name="T469_2" style:family="text">
      <style:text-properties style:font-name="Open Sans" style:font-name-asian="Open Sans" style:font-name-complex="Open Sans"/>
    </style:style>
    <style:style style:name="T469_3" style:family="text">
      <style:text-properties style:font-name="Open Sans" style:font-name-asian="Open Sans" style:font-name-complex="Open Sans"/>
    </style:style>
    <style:style style:name="T469_4" style:family="text">
      <style:text-properties style:font-name="Open Sans" style:font-name-asian="Open Sans" style:font-name-complex="Open Sans"/>
    </style:style>
    <style:style style:name="T469_5" style:family="text"/>
    <style:style style:name="T469_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69_7" style:family="text">
      <style:text-properties style:font-name="Open Sans" style:font-name-asian="Open Sans" style:font-name-complex="Open Sans"/>
    </style:style>
    <style:style style:name="T469_8" style:family="text"/>
    <style:style style:name="T469_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69_10" style:family="text">
      <style:text-properties style:font-name="Open Sans" style:font-name-asian="Open Sans" style:font-name-complex="Open Sans"/>
    </style:style>
    <style:style style:name="T469_11" style:family="text">
      <style:text-properties style:font-name="Open Sans" style:font-name-asian="Open Sans" style:font-name-complex="Open Sans"/>
    </style:style>
    <style:style style:name="T469_12" style:family="text">
      <style:text-properties style:font-name="Open Sans" style:font-name-asian="Open Sans" style:font-name-complex="Open Sans"/>
    </style:style>
    <style:style style:name="T469_13" style:family="text">
      <style:text-properties style:font-name="Open Sans" style:font-name-asian="Open Sans" style:font-name-complex="Open Sans"/>
    </style:style>
    <style:style style:name="T469_14" style:family="text">
      <style:text-properties style:font-name="Open Sans" style:font-name-asian="Open Sans" style:font-name-complex="Open Sans"/>
    </style:style>
    <style:style style:name="T469_15" style:family="text">
      <style:text-properties style:font-name="Open Sans" style:font-name-asian="Open Sans" style:font-name-complex="Open Sans"/>
    </style:style>
    <style:style style:name="T469_16" style:family="text">
      <style:text-properties style:font-name="Open Sans" style:font-name-asian="Open Sans" style:font-name-complex="Open Sans"/>
    </style:style>
    <style:style style:name="T469_17" style:family="text">
      <style:text-properties style:font-name="Open Sans" style:font-name-asian="Open Sans" style:font-name-complex="Open Sans"/>
    </style:style>
    <style:style style:name="T469_18" style:family="text">
      <style:text-properties style:font-name="Open Sans" style:font-name-asian="Open Sans" style:font-name-complex="Open Sans"/>
    </style:style>
    <style:style style:name="T469_19" style:family="text">
      <style:text-properties style:font-name="Open Sans" style:font-name-asian="Open Sans" style:font-name-complex="Open Sans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>
      <style:text-properties style:font-name="Open Sans" style:font-name-asian="Open Sans" style:font-name-complex="Open Sans"/>
    </style:style>
    <style:style style:name="T470_2" style:family="text">
      <style:text-properties style:font-name="Open Sans" style:font-name-asian="Open Sans" style:font-name-complex="Open Sans"/>
    </style:style>
    <style:style style:name="T470_3" style:family="text">
      <style:text-properties style:font-name="Open Sans" style:font-name-asian="Open Sans" style:font-name-complex="Open Sans"/>
    </style:style>
    <style:style style:name="T470_4" style:family="text">
      <style:text-properties style:font-name="Open Sans" style:font-name-asian="Open Sans" style:font-name-complex="Open Sans"/>
    </style:style>
    <style:style style:name="T470_5" style:family="text">
      <style:text-properties style:font-name="Open Sans" style:font-name-asian="Open Sans" style:font-name-complex="Open Sans"/>
    </style:style>
    <style:style style:name="T470_6" style:family="text">
      <style:text-properties style:font-name="Open Sans" style:font-name-asian="Open Sans" style:font-name-complex="Open Sans"/>
    </style:style>
    <style:style style:name="T470_7" style:family="text">
      <style:text-properties style:font-name="Open Sans" style:font-name-asian="Open Sans" style:font-name-complex="Open Sans"/>
    </style:style>
    <style:style style:name="T470_8" style:family="text">
      <style:text-properties style:font-name="Open Sans" style:font-name-asian="Open Sans" style:font-name-complex="Open Sans"/>
    </style:style>
    <style:style style:name="T470_9" style:family="text">
      <style:text-properties style:font-name="Open Sans" style:font-name-asian="Open Sans" style:font-name-complex="Open Sans"/>
    </style:style>
    <style:style style:name="T470_10" style:family="text">
      <style:text-properties style:font-name="Open Sans" style:font-name-asian="Open Sans" style:font-name-complex="Open Sans"/>
    </style:style>
    <style:style style:name="T470_11" style:family="text">
      <style:text-properties style:font-name="Open Sans" style:font-name-asian="Open Sans" style:font-name-complex="Open Sans"/>
    </style:style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>
      <style:text-properties style:font-name="Open Sans" style:font-name-asian="Open Sans" style:font-name-complex="Open Sans"/>
    </style:style>
    <style:style style:name="T471_2" style:family="text">
      <style:text-properties style:font-name="Open Sans" style:font-name-asian="Open Sans" style:font-name-complex="Open Sans"/>
    </style:style>
    <style:style style:name="T471_3" style:family="text">
      <style:text-properties style:font-name="Open Sans" style:font-name-asian="Open Sans" style:font-name-complex="Open Sans"/>
    </style:style>
    <style:style style:name="T471_4" style:family="text">
      <style:text-properties style:font-name="Open Sans" style:font-name-asian="Open Sans" style:font-name-complex="Open Sans"/>
    </style:style>
    <style:style style:name="T471_5" style:family="text">
      <style:text-properties style:font-name="Open Sans" style:font-name-asian="Open Sans" style:font-name-complex="Open Sans"/>
    </style:style>
    <style:style style:name="T471_6" style:family="text">
      <style:text-properties style:font-name="Open Sans" style:font-name-asian="Open Sans" style:font-name-complex="Open Sans"/>
    </style:style>
    <style:style style:name="T471_7" style:family="text">
      <style:text-properties style:font-name="Open Sans" style:font-name-asian="Open Sans" style:font-name-complex="Open Sans"/>
    </style:style>
    <style:style style:name="T471_8" style:family="text">
      <style:text-properties style:font-name="Open Sans" style:font-name-asian="Open Sans" style:font-name-complex="Open Sans"/>
    </style:style>
    <style:style style:name="T471_9" style:family="text">
      <style:text-properties style:font-name="Open Sans" style:font-name-asian="Open Sans" style:font-name-complex="Open Sans"/>
    </style:style>
    <style:style style:name="T471_10" style:family="text">
      <style:text-properties style:font-name="Open Sans" style:font-name-asian="Open Sans" style:font-name-complex="Open Sans"/>
    </style:style>
    <style:style style:name="T471_11" style:family="text">
      <style:text-properties style:font-name="Open Sans" style:font-name-asian="Open Sans" style:font-name-complex="Open Sans"/>
    </style:style>
    <style:style style:name="T471_12" style:family="text"/>
    <style:style style:name="T471_1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71_14" style:family="text"/>
    <style:style style:name="T471_1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71_16" style:family="text"/>
    <style:style style:name="T471_1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71_18" style:family="text"/>
    <style:style style:name="T471_1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71_20" style:family="text"/>
    <style:style style:name="T471_21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71_22" style:family="text"/>
    <style:style style:name="T471_2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P47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>
      <style:text-properties style:font-name="Open Sans" style:font-name-asian="Open Sans" style:font-name-complex="Open Sans"/>
    </style:style>
    <style:style style:name="T473_2" style:family="text">
      <style:text-properties style:font-name="Open Sans" style:font-name-asian="Open Sans" style:font-name-complex="Open Sans"/>
    </style:style>
    <style:style style:name="T473_3" style:family="text">
      <style:text-properties style:text-line-through-style="solid" style:font-name="Open Sans" style:font-name-asian="Open Sans" style:font-name-complex="Open Sans"/>
    </style:style>
    <style:style style:name="T473_4" style:family="text">
      <style:text-properties style:text-line-through-style="solid" style:font-name="Open Sans" style:font-name-asian="Open Sans" style:font-name-complex="Open Sans"/>
    </style:style>
    <style:style style:name="T473_5" style:family="text">
      <style:text-properties style:text-line-through-style="solid" style:font-name="Open Sans" style:font-name-asian="Open Sans" style:font-name-complex="Open Sans"/>
    </style:style>
    <style:style style:name="T473_6" style:family="text">
      <style:text-properties style:text-line-through-style="solid" style:font-name="Open Sans" style:font-name-asian="Open Sans" style:font-name-complex="Open Sans"/>
    </style:style>
    <style:style style:name="T473_7" style:family="text">
      <style:text-properties style:font-name="Open Sans" style:font-name-asian="Open Sans" style:font-name-complex="Open Sans"/>
    </style:style>
    <style:style style:name="T473_8" style:family="text">
      <style:text-properties style:font-name="Open Sans" style:font-name-asian="Open Sans" style:font-name-complex="Open Sans"/>
    </style:style>
    <style:style style:name="T473_9" style:family="text">
      <style:text-properties fo:background-color="#ff9900" style:font-name="Open Sans" style:font-name-asian="Open Sans" style:font-name-complex="Open Sans"/>
    </style:style>
    <style:style style:name="T473_10" style:family="text">
      <style:text-properties fo:background-color="#ff9900" style:font-name="Open Sans" style:font-name-asian="Open Sans" style:font-name-complex="Open Sans"/>
    </style:style>
    <style:style style:name="T473_11" style:family="text">
      <style:text-properties fo:background-color="#ff9900" style:font-name="Open Sans" style:font-name-asian="Open Sans" style:font-name-complex="Open Sans"/>
    </style:style>
    <style:style style:name="T473_12" style:family="text">
      <style:text-properties fo:background-color="#ff9900" style:font-name="Open Sans" style:font-name-asian="Open Sans" style:font-name-complex="Open Sans"/>
    </style:style>
    <style:style style:name="T473_13" style:family="text">
      <style:text-properties fo:background-color="#ff9900" style:font-name="Open Sans" style:font-name-asian="Open Sans" style:font-name-complex="Open Sans"/>
    </style:style>
    <style:style style:name="T473_14" style:family="text">
      <style:text-properties fo:background-color="#ff9900" style:font-name="Open Sans" style:font-name-asian="Open Sans" style:font-name-complex="Open Sans"/>
    </style:style>
    <style:style style:name="T473_15" style:family="text">
      <style:text-properties fo:background-color="#ff9900" style:font-name="Open Sans" style:font-name-asian="Open Sans" style:font-name-complex="Open Sans"/>
    </style:style>
    <style:style style:name="T473_16" style:family="text">
      <style:text-properties fo:background-color="#ff9900" style:font-name="Open Sans" style:font-name-asian="Open Sans" style:font-name-complex="Open Sans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style:font-name="Open Sans" style:font-name-asian="Open Sans" style:font-name-complex="Open Sans"/>
    </style:style>
    <style:style style:name="T474_2" style:family="text">
      <style:text-properties style:font-name="Open Sans" style:font-name-asian="Open Sans" style:font-name-complex="Open Sans"/>
    </style:style>
    <style:style style:name="T474_3" style:family="text">
      <style:text-properties style:font-name="Open Sans" style:font-name-asian="Open Sans" style:font-name-complex="Open Sans"/>
    </style:style>
    <style:style style:name="T474_4" style:family="text">
      <style:text-properties style:font-name="Open Sans" style:font-name-asian="Open Sans" style:font-name-complex="Open Sans"/>
    </style:style>
    <style:style style:name="T474_5" style:family="text">
      <style:text-properties style:font-name="Open Sans" style:font-name-asian="Open Sans" style:font-name-complex="Open Sans"/>
    </style:style>
    <style:style style:name="T474_6" style:family="text">
      <style:text-properties style:font-name="Open Sans" style:font-name-asian="Open Sans" style:font-name-complex="Open Sans"/>
    </style:style>
    <style:style style:name="T474_7" style:family="text">
      <style:text-properties style:font-name="Open Sans" style:font-name-asian="Open Sans" style:font-name-complex="Open Sans"/>
    </style:style>
    <style:style style:name="T474_8" style:family="text">
      <style:text-properties style:font-name="Open Sans" style:font-name-asian="Open Sans" style:font-name-complex="Open Sans"/>
    </style:style>
    <style:style style:name="T474_9" style:family="text">
      <style:text-properties style:font-name="Open Sans" style:font-name-asian="Open Sans" style:font-name-complex="Open Sans"/>
    </style:style>
    <style:style style:name="T474_10" style:family="text">
      <style:text-properties style:font-name="Open Sans" style:font-name-asian="Open Sans" style:font-name-complex="Open Sans"/>
    </style:style>
    <style:style style:name="T474_11" style:family="text">
      <style:text-properties style:font-name="Open Sans" style:font-name-asian="Open Sans" style:font-name-complex="Open Sans"/>
    </style:style>
    <style:style style:name="T474_12" style:family="text">
      <style:text-properties style:font-name="Open Sans" style:font-name-asian="Open Sans" style:font-name-complex="Open Sans"/>
    </style:style>
    <style:style style:name="T474_13" style:family="text">
      <style:text-properties style:font-name="Open Sans" style:font-name-asian="Open Sans" style:font-name-complex="Open Sans"/>
    </style:style>
    <style:style style:name="T474_14" style:family="text">
      <style:text-properties style:font-name="Open Sans" style:font-name-asian="Open Sans" style:font-name-complex="Open Sans"/>
    </style:style>
    <style:style style:name="T474_15" style:family="text">
      <style:text-properties style:font-name="Open Sans" style:font-name-asian="Open Sans" style:font-name-complex="Open Sans"/>
    </style:style>
    <style:style style:name="T474_16" style:family="text">
      <style:text-properties style:font-name="Open Sans" style:font-name-asian="Open Sans" style:font-name-complex="Open Sans"/>
    </style:style>
    <style:style style:name="T474_17" style:family="text">
      <style:text-properties style:font-name="Open Sans" style:font-name-asian="Open Sans" style:font-name-complex="Open Sans"/>
    </style:style>
    <style:style style:name="T474_18" style:family="text">
      <style:text-properties style:font-name="Open Sans" style:font-name-asian="Open Sans" style:font-name-complex="Open Sans"/>
    </style:style>
    <style:style style:name="T474_19" style:family="text">
      <style:text-properties style:font-name="Open Sans" style:font-name-asian="Open Sans" style:font-name-complex="Open Sans"/>
    </style:style>
    <style:style style:name="T474_20" style:family="text">
      <style:text-properties style:font-name="Open Sans" style:font-name-asian="Open Sans" style:font-name-complex="Open Sans"/>
    </style:style>
    <style:style style:name="T474_21" style:family="text">
      <style:text-properties style:font-name="Open Sans" style:font-name-asian="Open Sans" style:font-name-complex="Open Sans"/>
    </style:style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>
      <style:text-properties style:font-name="Open Sans" style:font-name-asian="Open Sans" style:font-name-complex="Open Sans"/>
    </style:style>
    <style:style style:name="T475_2" style:family="text">
      <style:text-properties style:font-name="Open Sans" style:font-name-asian="Open Sans" style:font-name-complex="Open Sans"/>
    </style:style>
    <style:style style:name="T475_3" style:family="text">
      <style:text-properties style:font-name="Open Sans" style:font-name-asian="Open Sans" style:font-name-complex="Open Sans"/>
    </style:style>
    <style:style style:name="T475_4" style:family="text">
      <style:text-properties style:font-name="Open Sans" style:font-name-asian="Open Sans" style:font-name-complex="Open Sans"/>
    </style:style>
    <style:style style:name="T475_5" style:family="text">
      <style:text-properties style:font-name="Open Sans" style:font-name-asian="Open Sans" style:font-name-complex="Open Sans"/>
    </style:style>
    <style:style style:name="T475_6" style:family="text">
      <style:text-properties style:font-name="Open Sans" style:font-name-asian="Open Sans" style:font-name-complex="Open Sans"/>
    </style:style>
    <style:style style:name="T475_7" style:family="text">
      <style:text-properties style:font-name="Open Sans" style:font-name-asian="Open Sans" style:font-name-complex="Open Sans"/>
    </style:style>
    <style:style style:name="T475_8" style:family="text">
      <style:text-properties style:font-name="Open Sans" style:font-name-asian="Open Sans" style:font-name-complex="Open Sans"/>
    </style:style>
    <style:style style:name="T475_9" style:family="text">
      <style:text-properties style:font-name="Open Sans" style:font-name-asian="Open Sans" style:font-name-complex="Open Sans"/>
    </style:style>
    <style:style style:name="T475_10" style:family="text">
      <style:text-properties style:font-name="Open Sans" style:font-name-asian="Open Sans" style:font-name-complex="Open Sans"/>
    </style:style>
    <style:style style:name="T475_11" style:family="text">
      <style:text-properties style:font-name="Open Sans" style:font-name-asian="Open Sans" style:font-name-complex="Open Sans"/>
    </style:style>
    <style:style style:name="T475_12" style:family="text">
      <style:text-properties style:font-name="Open Sans" style:font-name-asian="Open Sans" style:font-name-complex="Open Sans"/>
    </style:style>
    <style:style style:name="T475_13" style:family="text">
      <style:text-properties style:font-name="Open Sans" style:font-name-asian="Open Sans" style:font-name-complex="Open Sans"/>
    </style:style>
    <style:style style:name="T475_14" style:family="text">
      <style:text-properties style:font-name="Open Sans" style:font-name-asian="Open Sans" style:font-name-complex="Open Sans"/>
    </style:style>
    <style:style style:name="T475_15" style:family="text">
      <style:text-properties style:font-name="Open Sans" style:font-name-asian="Open Sans" style:font-name-complex="Open Sans"/>
    </style:style>
    <style:style style:name="T475_16" style:family="text">
      <style:text-properties style:font-name="Open Sans" style:font-name-asian="Open Sans" style:font-name-complex="Open Sans"/>
    </style:style>
    <style:style style:name="T475_17" style:family="text">
      <style:text-properties style:font-name="Open Sans" style:font-name-asian="Open Sans" style:font-name-complex="Open Sans"/>
    </style:style>
    <style:style style:name="T475_18" style:family="text">
      <style:text-properties style:font-name="Open Sans" style:font-name-asian="Open Sans" style:font-name-complex="Open Sans"/>
    </style:style>
    <style:style style:name="T475_19" style:family="text">
      <style:text-properties style:font-name="Open Sans" style:font-name-asian="Open Sans" style:font-name-complex="Open Sans"/>
    </style:style>
    <style:style style:name="T475_20" style:family="text">
      <style:text-properties style:font-name="Open Sans" style:font-name-asian="Open Sans" style:font-name-complex="Open Sans"/>
    </style:style>
    <style:style style:name="T475_21" style:family="text">
      <style:text-properties style:font-name="Open Sans" style:font-name-asian="Open Sans" style:font-name-complex="Open Sans"/>
    </style:style>
    <style:style style:name="T475_22" style:family="text">
      <style:text-properties style:font-name="Open Sans" style:font-name-asian="Open Sans" style:font-name-complex="Open Sans"/>
    </style:style>
    <style:style style:name="T475_23" style:family="text">
      <style:text-properties style:font-name="Open Sans" style:font-name-asian="Open Sans" style:font-name-complex="Open Sans"/>
    </style:style>
    <style:style style:name="T475_24" style:family="text">
      <style:text-properties style:font-name="Open Sans" style:font-name-asian="Open Sans" style:font-name-complex="Open Sans"/>
    </style:style>
    <style:style style:name="T475_25" style:family="text">
      <style:text-properties style:font-name="Open Sans" style:font-name-asian="Open Sans" style:font-name-complex="Open Sans"/>
    </style:style>
    <style:style style:name="T475_26" style:family="text">
      <style:text-properties style:font-name="Open Sans" style:font-name-asian="Open Sans" style:font-name-complex="Open Sans"/>
    </style:style>
    <style:style style:name="T475_27" style:family="text">
      <style:text-properties style:font-name="Open Sans" style:font-name-asian="Open Sans" style:font-name-complex="Open Sans"/>
    </style:style>
    <style:style style:name="T475_28" style:family="text">
      <style:text-properties style:font-name="Open Sans" style:font-name-asian="Open Sans" style:font-name-complex="Open Sans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>
      <style:text-properties style:font-name="Open Sans" style:font-name-asian="Open Sans" style:font-name-complex="Open Sans"/>
    </style:style>
    <style:style style:name="T476_2" style:family="text">
      <style:text-properties style:font-name="Open Sans" style:font-name-asian="Open Sans" style:font-name-complex="Open Sans"/>
    </style:style>
    <style:style style:name="T476_3" style:family="text">
      <style:text-properties style:font-name="Open Sans" style:font-name-asian="Open Sans" style:font-name-complex="Open Sans"/>
    </style:style>
    <style:style style:name="T476_4" style:family="text">
      <style:text-properties style:font-name="Open Sans" style:font-name-asian="Open Sans" style:font-name-complex="Open Sans"/>
    </style:style>
    <style:style style:name="T476_5" style:family="text">
      <style:text-properties style:font-name="Open Sans" style:font-name-asian="Open Sans" style:font-name-complex="Open Sans"/>
    </style:style>
    <style:style style:name="T476_6" style:family="text">
      <style:text-properties style:font-name="Open Sans" style:font-name-asian="Open Sans" style:font-name-complex="Open Sans"/>
    </style:style>
    <style:style style:name="T476_7" style:family="text">
      <style:text-properties style:font-name="Open Sans" style:font-name-asian="Open Sans" style:font-name-complex="Open Sans"/>
    </style:style>
    <style:style style:name="T476_8" style:family="text">
      <style:text-properties style:font-name="Open Sans" style:font-name-asian="Open Sans" style:font-name-complex="Open Sans"/>
    </style:style>
    <style:style style:name="T476_9" style:family="text">
      <style:text-properties style:font-name="Open Sans" style:font-name-asian="Open Sans" style:font-name-complex="Open Sans"/>
    </style:style>
    <style:style style:name="T476_10" style:family="text">
      <style:text-properties style:font-name="Open Sans" style:font-name-asian="Open Sans" style:font-name-complex="Open Sans"/>
    </style:style>
    <style:style style:name="T476_11" style:family="text">
      <style:text-properties style:font-name="Open Sans" style:font-name-asian="Open Sans" style:font-name-complex="Open Sans"/>
    </style:style>
    <style:style style:name="T476_12" style:family="text">
      <style:text-properties style:font-name="Open Sans" style:font-name-asian="Open Sans" style:font-name-complex="Open Sans"/>
    </style:style>
    <style:style style:name="T476_13" style:family="text">
      <style:text-properties style:font-name="Open Sans" style:font-name-asian="Open Sans" style:font-name-complex="Open Sans"/>
    </style:style>
    <style:style style:name="T476_14" style:family="text">
      <style:text-properties style:font-name="Open Sans" style:font-name-asian="Open Sans" style:font-name-complex="Open Sans"/>
    </style:style>
    <style:style style:name="T476_15" style:family="text">
      <style:text-properties style:font-name="Open Sans" style:font-name-asian="Open Sans" style:font-name-complex="Open Sans"/>
    </style:style>
    <style:style style:name="T476_16" style:family="text">
      <style:text-properties style:font-name="Open Sans" style:font-name-asian="Open Sans" style:font-name-complex="Open Sans"/>
    </style:style>
    <style:style style:name="T476_17" style:family="text">
      <style:text-properties style:font-name="Open Sans" style:font-name-asian="Open Sans" style:font-name-complex="Open Sans"/>
    </style:style>
    <style:style style:name="T476_18" style:family="text">
      <style:text-properties style:font-name="Open Sans" style:font-name-asian="Open Sans" style:font-name-complex="Open Sans"/>
    </style:style>
    <style:style style:name="T476_19" style:family="text">
      <style:text-properties style:font-name="Open Sans" style:font-name-asian="Open Sans" style:font-name-complex="Open Sans"/>
    </style:style>
    <style:style style:name="T476_20" style:family="text">
      <style:text-properties style:font-name="Open Sans" style:font-name-asian="Open Sans" style:font-name-complex="Open Sans"/>
    </style:style>
    <style:style style:name="T476_21" style:family="text">
      <style:text-properties style:font-name="Open Sans" style:font-name-asian="Open Sans" style:font-name-complex="Open Sans"/>
    </style:style>
    <style:style style:name="T476_22" style:family="text">
      <style:text-properties style:font-name="Open Sans" style:font-name-asian="Open Sans" style:font-name-complex="Open Sans"/>
    </style:style>
    <style:style style:name="T476_23" style:family="text">
      <style:text-properties style:font-name="Open Sans" style:font-name-asian="Open Sans" style:font-name-complex="Open Sans"/>
    </style:style>
    <style:style style:name="T476_24" style:family="text">
      <style:text-properties style:font-name="Open Sans" style:font-name-asian="Open Sans" style:font-name-complex="Open Sans"/>
    </style:style>
    <style:style style:name="T476_25" style:family="text">
      <style:text-properties style:font-name="Open Sans" style:font-name-asian="Open Sans" style:font-name-complex="Open Sans"/>
    </style:style>
    <style:style style:name="T476_26" style:family="text">
      <style:text-properties style:font-name="Open Sans" style:font-name-asian="Open Sans" style:font-name-complex="Open Sans"/>
    </style:style>
    <style:style style:name="T476_27" style:family="text">
      <style:text-properties style:font-name="Open Sans" style:font-name-asian="Open Sans" style:font-name-complex="Open Sans"/>
    </style:style>
    <style:style style:name="T476_28" style:family="text">
      <style:text-properties style:font-name="Open Sans" style:font-name-asian="Open Sans" style:font-name-complex="Open Sans"/>
    </style:style>
    <style:style style:name="T476_29" style:family="text">
      <style:text-properties style:font-name="Open Sans" style:font-name-asian="Open Sans" style:font-name-complex="Open Sans"/>
    </style:style>
    <style:style style:name="T476_30" style:family="text">
      <style:text-properties style:font-name="Open Sans" style:font-name-asian="Open Sans" style:font-name-complex="Open Sans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style:font-name="Open Sans" style:font-name-asian="Open Sans" style:font-name-complex="Open Sans"/>
    </style:style>
    <style:style style:name="T477_2" style:family="text">
      <style:text-properties style:font-name="Open Sans" style:font-name-asian="Open Sans" style:font-name-complex="Open Sans"/>
    </style:style>
    <style:style style:name="T477_3" style:family="text">
      <style:text-properties style:font-name="Open Sans" style:font-name-asian="Open Sans" style:font-name-complex="Open Sans"/>
    </style:style>
    <style:style style:name="T477_4" style:family="text">
      <style:text-properties style:font-name="Open Sans" style:font-name-asian="Open Sans" style:font-name-complex="Open Sans"/>
    </style:style>
    <style:style style:name="T477_5" style:family="text">
      <style:text-properties style:font-name="Open Sans" style:font-name-asian="Open Sans" style:font-name-complex="Open Sans"/>
    </style:style>
    <style:style style:name="T477_6" style:family="text">
      <style:text-properties style:font-name="Open Sans" style:font-name-asian="Open Sans" style:font-name-complex="Open Sans"/>
    </style:style>
    <style:style style:name="T477_7" style:family="text">
      <style:text-properties style:font-name="Open Sans" style:font-name-asian="Open Sans" style:font-name-complex="Open Sans"/>
    </style:style>
    <style:style style:name="T477_8" style:family="text">
      <style:text-properties style:font-name="Open Sans" style:font-name-asian="Open Sans" style:font-name-complex="Open Sans"/>
    </style:style>
    <style:style style:name="T477_9" style:family="text">
      <style:text-properties style:font-name="Open Sans" style:font-name-asian="Open Sans" style:font-name-complex="Open Sans"/>
    </style:style>
    <style:style style:name="T477_10" style:family="text">
      <style:text-properties style:font-name="Open Sans" style:font-name-asian="Open Sans" style:font-name-complex="Open Sans"/>
    </style:style>
    <style:style style:name="T477_11" style:family="text">
      <style:text-properties style:font-name="Open Sans" style:font-name-asian="Open Sans" style:font-name-complex="Open Sans"/>
    </style:style>
    <style:style style:name="T477_12" style:family="text">
      <style:text-properties style:font-name="Open Sans" style:font-name-asian="Open Sans" style:font-name-complex="Open Sans"/>
    </style:style>
    <style:style style:name="T477_13" style:family="text">
      <style:text-properties style:font-name="Open Sans" style:font-name-asian="Open Sans" style:font-name-complex="Open Sans"/>
    </style:style>
    <style:style style:name="T477_14" style:family="text">
      <style:text-properties style:font-name="Open Sans" style:font-name-asian="Open Sans" style:font-name-complex="Open Sans"/>
    </style:style>
    <style:style style:name="T477_15" style:family="text">
      <style:text-properties style:font-name="Open Sans" style:font-name-asian="Open Sans" style:font-name-complex="Open Sans"/>
    </style:style>
    <style:style style:name="T477_16" style:family="text">
      <style:text-properties style:font-name="Open Sans" style:font-name-asian="Open Sans" style:font-name-complex="Open Sans"/>
    </style:style>
    <style:style style:name="T477_17" style:family="text">
      <style:text-properties style:font-name="Open Sans" style:font-name-asian="Open Sans" style:font-name-complex="Open Sans"/>
    </style:style>
    <style:style style:name="T477_18" style:family="text">
      <style:text-properties style:font-name="Open Sans" style:font-name-asian="Open Sans" style:font-name-complex="Open Sans"/>
    </style:style>
    <style:style style:name="T477_19" style:family="text">
      <style:text-properties style:font-name="Open Sans" style:font-name-asian="Open Sans" style:font-name-complex="Open Sans"/>
    </style:style>
    <style:style style:name="T477_20" style:family="text">
      <style:text-properties style:font-name="Open Sans" style:font-name-asian="Open Sans" style:font-name-complex="Open Sans"/>
    </style:style>
    <style:style style:name="T477_21" style:family="text">
      <style:text-properties style:font-name="Open Sans" style:font-name-asian="Open Sans" style:font-name-complex="Open Sans"/>
    </style:style>
    <style:style style:name="T477_22" style:family="text">
      <style:text-properties style:font-name="Open Sans" style:font-name-asian="Open Sans" style:font-name-complex="Open Sans"/>
    </style:style>
    <style:style style:name="T477_23" style:family="text">
      <style:text-properties style:font-name="Open Sans" style:font-name-asian="Open Sans" style:font-name-complex="Open Sans"/>
    </style:style>
    <style:style style:name="P47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>
      <style:text-properties style:font-name="Open Sans" style:font-name-asian="Open Sans" style:font-name-complex="Open Sans"/>
    </style:style>
    <style:style style:name="T479_2" style:family="text">
      <style:text-properties style:font-name="Open Sans" style:font-name-asian="Open Sans" style:font-name-complex="Open Sans"/>
    </style:style>
    <style:style style:name="T479_3" style:family="text">
      <style:text-properties style:font-name="Open Sans" style:font-name-asian="Open Sans" style:font-name-complex="Open Sans"/>
    </style:style>
    <style:style style:name="T479_4" style:family="text">
      <style:text-properties style:font-name="Open Sans" style:font-name-asian="Open Sans" style:font-name-complex="Open Sans"/>
    </style:style>
    <style:style style:name="T479_5" style:family="text">
      <style:text-properties style:font-name="Open Sans" style:font-name-asian="Open Sans" style:font-name-complex="Open Sans"/>
    </style:style>
    <style:style style:name="T479_6" style:family="text">
      <style:text-properties style:font-name="Open Sans" style:font-name-asian="Open Sans" style:font-name-complex="Open Sans"/>
    </style:style>
    <style:style style:name="T479_7" style:family="text">
      <style:text-properties style:font-name="Open Sans" style:font-name-asian="Open Sans" style:font-name-complex="Open Sans"/>
    </style:style>
    <style:style style:name="T479_8" style:family="text">
      <style:text-properties style:font-name="Open Sans" style:font-name-asian="Open Sans" style:font-name-complex="Open Sans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style:font-name="Open Sans" style:font-name-asian="Open Sans" style:font-name-complex="Open Sans"/>
    </style:style>
    <style:style style:name="T480_2" style:family="text">
      <style:text-properties style:font-name="Open Sans" style:font-name-asian="Open Sans" style:font-name-complex="Open Sans"/>
    </style:style>
    <style:style style:name="T480_3" style:family="text">
      <style:text-properties style:font-name="Open Sans" style:font-name-asian="Open Sans" style:font-name-complex="Open Sans"/>
    </style:style>
    <style:style style:name="T480_4" style:family="text">
      <style:text-properties style:font-name="Open Sans" style:font-name-asian="Open Sans" style:font-name-complex="Open Sans"/>
    </style:style>
    <style:style style:name="T480_5" style:family="text">
      <style:text-properties style:font-name="Open Sans" style:font-name-asian="Open Sans" style:font-name-complex="Open Sans"/>
    </style:style>
    <style:style style:name="T480_6" style:family="text">
      <style:text-properties style:font-name="Open Sans" style:font-name-asian="Open Sans" style:font-name-complex="Open Sans"/>
    </style:style>
    <style:style style:name="T480_7" style:family="text">
      <style:text-properties style:font-name="Open Sans" style:font-name-asian="Open Sans" style:font-name-complex="Open Sans"/>
    </style:style>
    <style:style style:name="T480_8" style:family="text">
      <style:text-properties style:font-name="Open Sans" style:font-name-asian="Open Sans" style:font-name-complex="Open Sans"/>
    </style:style>
    <style:style style:name="T480_9" style:family="text">
      <style:text-properties style:font-name="Open Sans" style:font-name-asian="Open Sans" style:font-name-complex="Open Sans"/>
    </style:style>
    <style:style style:name="T480_10" style:family="text">
      <style:text-properties style:font-name="Open Sans" style:font-name-asian="Open Sans" style:font-name-complex="Open Sans"/>
    </style:style>
    <style:style style:name="T480_11" style:family="text">
      <style:text-properties style:font-name="Open Sans" style:font-name-asian="Open Sans" style:font-name-complex="Open Sans"/>
    </style:style>
    <style:style style:name="T480_12" style:family="text">
      <style:text-properties style:font-name="Open Sans" style:font-name-asian="Open Sans" style:font-name-complex="Open Sans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style:font-name="Open Sans" style:font-name-asian="Open Sans" style:font-name-complex="Open Sans"/>
    </style:style>
    <style:style style:name="T481_2" style:family="text">
      <style:text-properties style:font-name="Open Sans" style:font-name-asian="Open Sans" style:font-name-complex="Open Sans"/>
    </style:style>
    <style:style style:name="T481_3" style:family="text">
      <style:text-properties style:font-name="Open Sans" style:font-name-asian="Open Sans" style:font-name-complex="Open Sans"/>
    </style:style>
    <style:style style:name="T481_4" style:family="text">
      <style:text-properties style:font-name="Open Sans" style:font-name-asian="Open Sans" style:font-name-complex="Open Sans"/>
    </style:style>
    <style:style style:name="T481_5" style:family="text">
      <style:text-properties style:font-name="Open Sans" style:font-name-asian="Open Sans" style:font-name-complex="Open Sans"/>
    </style:style>
    <style:style style:name="T481_6" style:family="text">
      <style:text-properties style:font-name="Open Sans" style:font-name-asian="Open Sans" style:font-name-complex="Open Sans"/>
    </style:style>
    <style:style style:name="T481_7" style:family="text">
      <style:text-properties style:font-name="Open Sans" style:font-name-asian="Open Sans" style:font-name-complex="Open Sans"/>
    </style:style>
    <style:style style:name="T481_8" style:family="text">
      <style:text-properties style:font-name="Open Sans" style:font-name-asian="Open Sans" style:font-name-complex="Open Sans"/>
    </style:style>
    <style:style style:name="T481_9" style:family="text">
      <style:text-properties style:font-name="Open Sans" style:font-name-asian="Open Sans" style:font-name-complex="Open Sans"/>
    </style:style>
    <style:style style:name="T481_10" style:family="text">
      <style:text-properties style:font-name="Open Sans" style:font-name-asian="Open Sans" style:font-name-complex="Open Sans"/>
    </style:style>
    <style:style style:name="T481_11" style:family="text">
      <style:text-properties style:font-name="Open Sans" style:font-name-asian="Open Sans" style:font-name-complex="Open Sans"/>
    </style:style>
    <style:style style:name="T481_12" style:family="text">
      <style:text-properties style:font-name="Open Sans" style:font-name-asian="Open Sans" style:font-name-complex="Open Sans"/>
    </style:style>
    <style:style style:name="T481_13" style:family="text">
      <style:text-properties style:font-name="Open Sans" style:font-name-asian="Open Sans" style:font-name-complex="Open Sans"/>
    </style:style>
    <style:style style:name="T481_14" style:family="text">
      <style:text-properties style:font-name="Open Sans" style:font-name-asian="Open Sans" style:font-name-complex="Open Sans"/>
    </style:style>
    <style:style style:name="T481_15" style:family="text">
      <style:text-properties style:font-name="Open Sans" style:font-name-asian="Open Sans" style:font-name-complex="Open Sans"/>
    </style:style>
    <style:style style:name="T481_16" style:family="text">
      <style:text-properties style:font-name="Open Sans" style:font-name-asian="Open Sans" style:font-name-complex="Open Sans"/>
    </style:style>
    <style:style style:name="T481_17" style:family="text">
      <style:text-properties style:font-name="Open Sans" style:font-name-asian="Open Sans" style:font-name-complex="Open Sans"/>
    </style:style>
    <style:style style:name="T481_18" style:family="text">
      <style:text-properties style:font-name="Open Sans" style:font-name-asian="Open Sans" style:font-name-complex="Open Sans"/>
    </style:style>
    <style:style style:name="T481_19" style:family="text">
      <style:text-properties style:font-name="Open Sans" style:font-name-asian="Open Sans" style:font-name-complex="Open Sans"/>
    </style:style>
    <style:style style:name="T481_20" style:family="text">
      <style:text-properties style:font-name="Open Sans" style:font-name-asian="Open Sans" style:font-name-complex="Open Sans"/>
    </style:style>
    <style:style style:name="T481_21" style:family="text">
      <style:text-properties style:font-name="Open Sans" style:font-name-asian="Open Sans" style:font-name-complex="Open Sans"/>
    </style:style>
    <style:style style:name="T481_22" style:family="text">
      <style:text-properties style:font-name="Open Sans" style:font-name-asian="Open Sans" style:font-name-complex="Open Sans"/>
    </style:style>
    <style:style style:name="T481_23" style:family="text">
      <style:text-properties style:font-name="Open Sans" style:font-name-asian="Open Sans" style:font-name-complex="Open Sans"/>
    </style:style>
    <style:style style:name="T481_24" style:family="text">
      <style:text-properties style:font-name="Open Sans" style:font-name-asian="Open Sans" style:font-name-complex="Open Sans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style:font-name="Open Sans" style:font-name-asian="Open Sans" style:font-name-complex="Open Sans"/>
    </style:style>
    <style:style style:name="T482_2" style:family="text">
      <style:text-properties fo:background-color="#00ff00" style:font-name="Open Sans" style:font-name-asian="Open Sans" style:font-name-complex="Open Sans"/>
    </style:style>
    <style:style style:name="T482_3" style:family="text">
      <style:text-properties fo:background-color="#00ff00" style:font-name="Open Sans" style:font-name-asian="Open Sans" style:font-name-complex="Open Sans"/>
    </style:style>
    <style:style style:name="T482_4" style:family="text"/>
    <style:style style:name="T482_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6" style:family="text"/>
    <style:style style:name="T482_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8" style:family="text"/>
    <style:style style:name="T482_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10" style:family="text"/>
    <style:style style:name="T482_11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12" style:family="text"/>
    <style:style style:name="T482_1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14" style:family="text"/>
    <style:style style:name="T482_1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16" style:family="text"/>
    <style:style style:name="T482_1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18" style:family="text"/>
    <style:style style:name="T482_1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20" style:family="text"/>
    <style:style style:name="T482_21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22" style:family="text"/>
    <style:style style:name="T482_2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24" style:family="text"/>
    <style:style style:name="T482_2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26" style:family="text"/>
    <style:style style:name="T482_2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482_28" style:family="text">
      <style:text-properties style:font-name="Open Sans" style:font-name-asian="Open Sans" style:font-name-complex="Open Sans"/>
    </style:style>
    <style:style style:name="T482_29" style:family="text">
      <style:text-properties style:font-name="Open Sans" style:font-name-asian="Open Sans" style:font-name-complex="Open Sans"/>
    </style:style>
    <style:style style:name="T482_30" style:family="text">
      <style:text-properties style:font-name="Open Sans" style:font-name-asian="Open Sans" style:font-name-complex="Open Sans"/>
    </style:style>
    <style:style style:name="T482_31" style:family="text">
      <style:text-properties style:font-name="Open Sans" style:font-name-asian="Open Sans" style:font-name-complex="Open Sans"/>
    </style:style>
    <style:style style:name="T482_32" style:family="text">
      <style:text-properties style:font-name="Open Sans" style:font-name-asian="Open Sans" style:font-name-complex="Open Sans"/>
    </style:style>
    <style:style style:name="T482_33" style:family="text">
      <style:text-properties style:font-name="Open Sans" style:font-name-asian="Open Sans" style:font-name-complex="Open Sans"/>
    </style:style>
    <style:style style:name="T482_34" style:family="text">
      <style:text-properties style:font-name="Open Sans" style:font-name-asian="Open Sans" style:font-name-complex="Open Sans"/>
    </style:style>
    <style:style style:name="P483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style:font-name="Open Sans" style:font-name-asian="Open Sans" style:font-name-complex="Open Sans"/>
    </style:style>
    <style:style style:name="T484_2" style:family="text">
      <style:text-properties style:font-name="Open Sans" style:font-name-asian="Open Sans" style:font-name-complex="Open Sans"/>
    </style:style>
    <style:style style:name="T484_3" style:family="text">
      <style:text-properties style:font-name="Open Sans" style:font-name-asian="Open Sans" style:font-name-complex="Open Sans"/>
    </style:style>
    <style:style style:name="T484_4" style:family="text">
      <style:text-properties style:font-name="Open Sans" style:font-name-asian="Open Sans" style:font-name-complex="Open Sans"/>
    </style:style>
    <style:style style:name="T484_5" style:family="text">
      <style:text-properties style:font-name="Open Sans" style:font-name-asian="Open Sans" style:font-name-complex="Open Sans"/>
    </style:style>
    <style:style style:name="T484_6" style:family="text">
      <style:text-properties style:font-name="Open Sans" style:font-name-asian="Open Sans" style:font-name-complex="Open Sans"/>
    </style:style>
    <style:style style:name="T484_7" style:family="text">
      <style:text-properties style:font-name="Open Sans" style:font-name-asian="Open Sans" style:font-name-complex="Open Sans"/>
    </style:style>
    <style:style style:name="T484_8" style:family="text">
      <style:text-properties style:font-name="Open Sans" style:font-name-asian="Open Sans" style:font-name-complex="Open Sans"/>
    </style:style>
    <style:style style:name="T484_9" style:family="text">
      <style:text-properties style:font-name="Open Sans" style:font-name-asian="Open Sans" style:font-name-complex="Open Sans"/>
    </style:style>
    <style:style style:name="T484_10" style:family="text">
      <style:text-properties style:font-name="Open Sans" style:font-name-asian="Open Sans" style:font-name-complex="Open Sans"/>
    </style:style>
    <style:style style:name="T484_11" style:family="text">
      <style:text-properties style:font-name="Open Sans" style:font-name-asian="Open Sans" style:font-name-complex="Open Sans"/>
    </style:style>
    <style:style style:name="T484_12" style:family="text">
      <style:text-properties style:font-name="Open Sans" style:font-name-asian="Open Sans" style:font-name-complex="Open Sans"/>
    </style:style>
    <style:style style:name="T484_13" style:family="text">
      <style:text-properties style:font-name="Open Sans" style:font-name-asian="Open Sans" style:font-name-complex="Open Sans"/>
    </style:style>
    <style:style style:name="T484_14" style:family="text">
      <style:text-properties style:font-name="Open Sans" style:font-name-asian="Open Sans" style:font-name-complex="Open Sans"/>
    </style:style>
    <style:style style:name="T484_15" style:family="text">
      <style:text-properties style:font-name="Open Sans" style:font-name-asian="Open Sans" style:font-name-complex="Open Sans"/>
    </style:style>
    <style:style style:name="T484_16" style:family="text">
      <style:text-properties style:font-name="Open Sans" style:font-name-asian="Open Sans" style:font-name-complex="Open Sans"/>
    </style:style>
    <style:style style:name="T484_17" style:family="text">
      <style:text-properties style:font-name="Open Sans" style:font-name-asian="Open Sans" style:font-name-complex="Open Sans"/>
    </style:style>
    <style:style style:name="T484_18" style:family="text">
      <style:text-properties style:font-name="Open Sans" style:font-name-asian="Open Sans" style:font-name-complex="Open Sans"/>
    </style:style>
    <style:style style:name="T484_19" style:family="text">
      <style:text-properties style:font-name="Open Sans" style:font-name-asian="Open Sans" style:font-name-complex="Open Sans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>
      <style:text-properties style:font-name="Open Sans" style:font-name-asian="Open Sans" style:font-name-complex="Open Sans"/>
    </style:style>
    <style:style style:name="T485_2" style:family="text">
      <style:text-properties style:font-name="Open Sans" style:font-name-asian="Open Sans" style:font-name-complex="Open Sans"/>
    </style:style>
    <style:style style:name="T485_3" style:family="text">
      <style:text-properties style:font-name="Open Sans" style:font-name-asian="Open Sans" style:font-name-complex="Open Sans"/>
    </style:style>
    <style:style style:name="T485_4" style:family="text">
      <style:text-properties style:font-name="Open Sans" style:font-name-asian="Open Sans" style:font-name-complex="Open Sans"/>
    </style:style>
    <style:style style:name="T485_5" style:family="text">
      <style:text-properties style:font-name="Open Sans" style:font-name-asian="Open Sans" style:font-name-complex="Open Sans"/>
    </style:style>
    <style:style style:name="T485_6" style:family="text">
      <style:text-properties style:font-name="Open Sans" style:font-name-asian="Open Sans" style:font-name-complex="Open Sans"/>
    </style:style>
    <style:style style:name="T485_7" style:family="text">
      <style:text-properties style:font-name="Open Sans" style:font-name-asian="Open Sans" style:font-name-complex="Open Sans"/>
    </style:style>
    <style:style style:name="T485_8" style:family="text">
      <style:text-properties style:font-name="Open Sans" style:font-name-asian="Open Sans" style:font-name-complex="Open Sans"/>
    </style:style>
    <style:style style:name="T485_9" style:family="text">
      <style:text-properties style:font-name="Open Sans" style:font-name-asian="Open Sans" style:font-name-complex="Open Sans"/>
    </style:style>
    <style:style style:name="T485_10" style:family="text">
      <style:text-properties style:font-name="Open Sans" style:font-name-asian="Open Sans" style:font-name-complex="Open Sans"/>
    </style:style>
    <style:style style:name="T485_11" style:family="text">
      <style:text-properties style:font-name="Open Sans" style:font-name-asian="Open Sans" style:font-name-complex="Open Sans"/>
    </style:style>
    <style:style style:name="T485_12" style:family="text">
      <style:text-properties style:font-name="Open Sans" style:font-name-asian="Open Sans" style:font-name-complex="Open Sans"/>
    </style:style>
    <style:style style:name="T485_13" style:family="text">
      <style:text-properties style:font-name="Open Sans" style:font-name-asian="Open Sans" style:font-name-complex="Open Sans"/>
    </style:style>
    <style:style style:name="T485_14" style:family="text">
      <style:text-properties style:font-name="Open Sans" style:font-name-asian="Open Sans" style:font-name-complex="Open Sans"/>
    </style:style>
    <style:style style:name="T485_15" style:family="text">
      <style:text-properties style:font-name="Open Sans" style:font-name-asian="Open Sans" style:font-name-complex="Open Sans"/>
    </style:style>
    <style:style style:name="T485_16" style:family="text">
      <style:text-properties style:font-name="Open Sans" style:font-name-asian="Open Sans" style:font-name-complex="Open Sans"/>
    </style:style>
    <style:style style:name="T485_17" style:family="text">
      <style:text-properties style:font-name="Open Sans" style:font-name-asian="Open Sans" style:font-name-complex="Open Sans"/>
    </style:style>
    <style:style style:name="T485_18" style:family="text">
      <style:text-properties style:font-name="Open Sans" style:font-name-asian="Open Sans" style:font-name-complex="Open Sans"/>
    </style:style>
    <style:style style:name="T485_19" style:family="text">
      <style:text-properties style:font-name="Open Sans" style:font-name-asian="Open Sans" style:font-name-complex="Open Sans"/>
    </style:style>
    <style:style style:name="T485_20" style:family="text">
      <style:text-properties style:font-name="Open Sans" style:font-name-asian="Open Sans" style:font-name-complex="Open Sans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>
      <style:text-properties style:font-name="Open Sans" style:font-name-asian="Open Sans" style:font-name-complex="Open Sans"/>
    </style:style>
    <style:style style:name="T486_2" style:family="text">
      <style:text-properties style:font-name="Open Sans" style:font-name-asian="Open Sans" style:font-name-complex="Open Sans"/>
    </style:style>
    <style:style style:name="T486_3" style:family="text">
      <style:text-properties style:font-name="Open Sans" style:font-name-asian="Open Sans" style:font-name-complex="Open Sans"/>
    </style:style>
    <style:style style:name="T486_4" style:family="text">
      <style:text-properties style:font-name="Open Sans" style:font-name-asian="Open Sans" style:font-name-complex="Open Sans"/>
    </style:style>
    <style:style style:name="T486_5" style:family="text">
      <style:text-properties style:font-name="Open Sans" style:font-name-asian="Open Sans" style:font-name-complex="Open Sans"/>
    </style:style>
    <style:style style:name="T486_6" style:family="text">
      <style:text-properties style:font-name="Open Sans" style:font-name-asian="Open Sans" style:font-name-complex="Open Sans"/>
    </style:style>
    <style:style style:name="T486_7" style:family="text">
      <style:text-properties style:font-name="Open Sans" style:font-name-asian="Open Sans" style:font-name-complex="Open Sans"/>
    </style:style>
    <style:style style:name="P487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>
      <style:text-properties style:font-name="Open Sans" style:font-name-asian="Open Sans" style:font-name-complex="Open Sans"/>
    </style:style>
    <style:style style:name="T488_2" style:family="text">
      <style:text-properties style:font-name="Open Sans" style:font-name-asian="Open Sans" style:font-name-complex="Open Sans"/>
    </style:style>
    <style:style style:name="T488_3" style:family="text">
      <style:text-properties style:font-name="Open Sans" style:font-name-asian="Open Sans" style:font-name-complex="Open Sans"/>
    </style:style>
    <style:style style:name="T488_4" style:family="text">
      <style:text-properties style:font-name="Open Sans" style:font-name-asian="Open Sans" style:font-name-complex="Open Sans"/>
    </style:style>
    <style:style style:name="T488_5" style:family="text">
      <style:text-properties style:font-name="Open Sans" style:font-name-asian="Open Sans" style:font-name-complex="Open Sans"/>
    </style:style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>
      <style:text-properties style:font-name="Open Sans" style:font-name-asian="Open Sans" style:font-name-complex="Open Sans"/>
    </style:style>
    <style:style style:name="T489_2" style:family="text">
      <style:text-properties style:text-line-through-style="solid" style:font-name="Open Sans" style:font-name-asian="Open Sans" style:font-name-complex="Open Sans"/>
    </style:style>
    <style:style style:name="T489_3" style:family="text">
      <style:text-properties style:text-line-through-style="solid" style:font-name="Open Sans" style:font-name-asian="Open Sans" style:font-name-complex="Open Sans"/>
    </style:style>
    <style:style style:name="T489_4" style:family="text">
      <style:text-properties style:font-name="Open Sans" style:font-name-asian="Open Sans" style:font-name-complex="Open Sans"/>
    </style:style>
    <style:style style:name="T489_5" style:family="text">
      <style:text-properties style:font-name="Open Sans" style:font-name-asian="Open Sans" style:font-name-complex="Open Sans"/>
    </style:style>
    <style:style style:name="T489_6" style:family="text">
      <style:text-properties style:font-name="Open Sans" style:font-name-asian="Open Sans" style:font-name-complex="Open Sans"/>
    </style:style>
    <style:style style:name="T489_7" style:family="text">
      <style:text-properties style:font-name="Open Sans" style:font-name-asian="Open Sans" style:font-name-complex="Open Sans"/>
    </style:style>
    <style:style style:name="T489_8" style:family="text">
      <style:text-properties fo:background-color="#b4a7d6" style:font-name="Open Sans" style:font-name-asian="Open Sans" style:font-name-complex="Open Sans"/>
    </style:style>
    <style:style style:name="T489_9" style:family="text">
      <style:text-properties fo:background-color="#b4a7d6" style:font-name="Open Sans" style:font-name-asian="Open Sans" style:font-name-complex="Open Sans"/>
    </style:style>
    <style:style style:name="T489_10" style:family="text">
      <style:text-properties fo:background-color="#b4a7d6" style:font-name="Open Sans" style:font-name-asian="Open Sans" style:font-name-complex="Open Sans"/>
    </style:style>
    <style:style style:name="T489_11" style:family="text">
      <style:text-properties fo:background-color="#b4a7d6" style:font-name="Open Sans" style:font-name-asian="Open Sans" style:font-name-complex="Open Sans"/>
    </style:style>
    <style:style style:name="T489_12" style:family="text">
      <style:text-properties style:font-name="Open Sans" style:font-name-asian="Open Sans" style:font-name-complex="Open Sans"/>
    </style:style>
    <style:style style:name="T489_13" style:family="text">
      <style:text-properties fo:background-color="#b4a7d6" style:font-name="Open Sans" style:font-name-asian="Open Sans" style:font-name-complex="Open Sans"/>
    </style:style>
    <style:style style:name="T489_14" style:family="text">
      <style:text-properties fo:background-color="#b4a7d6" style:font-name="Open Sans" style:font-name-asian="Open Sans" style:font-name-complex="Open Sans"/>
    </style:style>
    <style:style style:name="T489_15" style:family="text">
      <style:text-properties fo:background-color="#b4a7d6" style:font-name="Open Sans" style:font-name-asian="Open Sans" style:font-name-complex="Open Sans"/>
    </style:style>
    <style:style style:name="T489_16" style:family="text">
      <style:text-properties fo:background-color="#b4a7d6" style:font-name="Open Sans" style:font-name-asian="Open Sans" style:font-name-complex="Open Sans"/>
    </style:style>
    <style:style style:name="T489_17" style:family="text">
      <style:text-properties style:font-name="Open Sans" style:font-name-asian="Open Sans" style:font-name-complex="Open Sans"/>
    </style:style>
    <style:style style:name="T489_18" style:family="text">
      <style:text-properties style:font-name="Open Sans" style:font-name-asian="Open Sans" style:font-name-complex="Open Sans"/>
    </style:style>
    <style:style style:name="T489_19" style:family="text">
      <style:text-properties style:font-name="Open Sans" style:font-name-asian="Open Sans" style:font-name-complex="Open Sans"/>
    </style:style>
    <style:style style:name="T489_20" style:family="text">
      <style:text-properties style:font-name="Open Sans" style:font-name-asian="Open Sans" style:font-name-complex="Open Sans"/>
    </style:style>
    <style:style style:name="T489_21" style:family="text">
      <style:text-properties style:font-name="Open Sans" style:font-name-asian="Open Sans" style:font-name-complex="Open Sans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>
      <style:text-properties style:font-name="Open Sans" style:font-name-asian="Open Sans" style:font-name-complex="Open Sans"/>
    </style:style>
    <style:style style:name="T490_2" style:family="text">
      <style:text-properties fo:background-color="#b4a7d6" style:font-name="Open Sans" style:font-name-asian="Open Sans" style:font-name-complex="Open Sans"/>
    </style:style>
    <style:style style:name="T490_3" style:family="text">
      <style:text-properties fo:background-color="#b4a7d6" style:font-name="Open Sans" style:font-name-asian="Open Sans" style:font-name-complex="Open Sans"/>
    </style:style>
    <style:style style:name="T490_4" style:family="text">
      <style:text-properties fo:background-color="#b4a7d6" style:font-name="Open Sans" style:font-name-asian="Open Sans" style:font-name-complex="Open Sans"/>
    </style:style>
    <style:style style:name="T490_5" style:family="text">
      <style:text-properties style:font-name="Open Sans" style:font-name-asian="Open Sans" style:font-name-complex="Open Sans"/>
    </style:style>
    <style:style style:name="T490_6" style:family="text">
      <style:text-properties style:font-name="Open Sans" style:font-name-asian="Open Sans" style:font-name-complex="Open Sans"/>
    </style:style>
    <style:style style:name="T490_7" style:family="text">
      <style:text-properties style:font-name="Open Sans" style:font-name-asian="Open Sans" style:font-name-complex="Open Sans"/>
    </style:style>
    <style:style style:name="T490_8" style:family="text">
      <style:text-properties style:font-name="Open Sans" style:font-name-asian="Open Sans" style:font-name-complex="Open Sans"/>
    </style:style>
    <style:style style:name="T490_9" style:family="text">
      <style:text-properties style:font-name="Open Sans" style:font-name-asian="Open Sans" style:font-name-complex="Open Sans"/>
    </style:style>
    <style:style style:name="T490_10" style:family="text">
      <style:text-properties style:font-name="Open Sans" style:font-name-asian="Open Sans" style:font-name-complex="Open Sans"/>
    </style:style>
    <style:style style:name="T490_11" style:family="text">
      <style:text-properties style:font-name="Open Sans" style:font-name-asian="Open Sans" style:font-name-complex="Open Sans"/>
    </style:style>
    <style:style style:name="T490_12" style:family="text">
      <style:text-properties style:font-name="Open Sans" style:font-name-asian="Open Sans" style:font-name-complex="Open Sans"/>
    </style:style>
    <style:style style:name="T490_13" style:family="text">
      <style:text-properties style:font-name="Open Sans" style:font-name-asian="Open Sans" style:font-name-complex="Open Sans"/>
    </style:style>
    <style:style style:name="T490_14" style:family="text">
      <style:text-properties style:font-name="Open Sans" style:font-name-asian="Open Sans" style:font-name-complex="Open Sans"/>
    </style:style>
    <style:style style:name="T490_15" style:family="text">
      <style:text-properties style:font-name="Open Sans" style:font-name-asian="Open Sans" style:font-name-complex="Open Sans"/>
    </style:style>
    <style:style style:name="T490_16" style:family="text">
      <style:text-properties style:font-name="Open Sans" style:font-name-asian="Open Sans" style:font-name-complex="Open Sans"/>
    </style:style>
    <style:style style:name="T490_17" style:family="text">
      <style:text-properties style:font-name="Open Sans" style:font-name-asian="Open Sans" style:font-name-complex="Open Sans"/>
    </style:style>
    <style:style style:name="T490_18" style:family="text">
      <style:text-properties style:font-name="Open Sans" style:font-name-asian="Open Sans" style:font-name-complex="Open Sans"/>
    </style:style>
    <style:style style:name="T490_19" style:family="text">
      <style:text-properties style:font-name="Open Sans" style:font-name-asian="Open Sans" style:font-name-complex="Open Sans"/>
    </style:style>
    <style:style style:name="T490_20" style:family="text">
      <style:text-properties style:font-name="Open Sans" style:font-name-asian="Open Sans" style:font-name-complex="Open Sans"/>
    </style:style>
    <style:style style:name="T490_21" style:family="text">
      <style:text-properties style:font-name="Open Sans" style:font-name-asian="Open Sans" style:font-name-complex="Open Sans"/>
    </style:style>
    <style:style style:name="T490_22" style:family="text">
      <style:text-properties fo:background-color="#8e7cc3" style:font-name="Open Sans" style:font-name-asian="Open Sans" style:font-name-complex="Open Sans"/>
    </style:style>
    <style:style style:name="T490_23" style:family="text">
      <style:text-properties fo:background-color="#8e7cc3" style:font-name="Open Sans" style:font-name-asian="Open Sans" style:font-name-complex="Open Sans"/>
    </style:style>
    <style:style style:name="T490_24" style:family="text">
      <style:text-properties fo:background-color="#8e7cc3" style:font-name="Open Sans" style:font-name-asian="Open Sans" style:font-name-complex="Open Sans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>
      <style:text-properties style:font-name="Open Sans" style:font-name-asian="Open Sans" style:font-name-complex="Open Sans"/>
    </style:style>
    <style:style style:name="T491_2" style:family="text">
      <style:text-properties fo:background-color="#b4a7d6" style:font-name="Open Sans" style:font-name-asian="Open Sans" style:font-name-complex="Open Sans"/>
    </style:style>
    <style:style style:name="P492" style:family="paragraph" style:parent-style-name="Standard">
      <style:paragraph-properties fo:break-before="auto" fo:text-indent="1.27cm" fo:line-height="115%" fo:margin-left="1.27cm" style:writing-mode="lr-tb"/>
    </style:style>
    <style:style style:name="T492_1" style:family="text">
      <style:text-properties fo:background-color="#b4a7d6" style:font-name="Open Sans" style:font-name-asian="Open Sans" style:font-name-complex="Open Sans"/>
    </style:style>
    <style:style style:name="T492_2" style:family="text">
      <style:text-properties style:font-name="Open Sans" style:font-name-asian="Open Sans" style:font-name-complex="Open Sans"/>
    </style:style>
    <style:style style:name="T492_3" style:family="text">
      <style:text-properties fo:background-color="#b4a7d6" style:font-name="Open Sans" style:font-name-asian="Open Sans" style:font-name-complex="Open Sans"/>
    </style:style>
    <style:style style:name="T492_4" style:family="text">
      <style:text-properties fo:background-color="#b4a7d6" style:font-name="Open Sans" style:font-name-asian="Open Sans" style:font-name-complex="Open Sans"/>
    </style:style>
    <style:style style:name="T492_5" style:family="text">
      <style:text-properties fo:background-color="#b4a7d6" style:font-name="Open Sans" style:font-name-asian="Open Sans" style:font-name-complex="Open Sans"/>
    </style:style>
    <style:style style:name="T492_6" style:family="text">
      <style:text-properties style:font-name="Open Sans" style:font-name-asian="Open Sans" style:font-name-complex="Open Sans"/>
    </style:style>
    <style:style style:name="T492_7" style:family="text">
      <style:text-properties fo:background-color="#b4a7d6" style:font-name="Open Sans" style:font-name-asian="Open Sans" style:font-name-complex="Open Sans"/>
    </style:style>
    <style:style style:name="T492_8" style:family="text">
      <style:text-properties fo:background-color="#b4a7d6" style:font-name="Open Sans" style:font-name-asian="Open Sans" style:font-name-complex="Open Sans"/>
    </style:style>
    <style:style style:name="T492_9" style:family="text">
      <style:text-properties fo:background-color="#b4a7d6" style:font-name="Open Sans" style:font-name-asian="Open Sans" style:font-name-complex="Open Sans"/>
    </style:style>
    <style:style style:name="T492_10" style:family="text">
      <style:text-properties style:font-name="Open Sans" style:font-name-asian="Open Sans" style:font-name-complex="Open Sans"/>
    </style:style>
    <style:style style:name="T492_11" style:family="text">
      <style:text-properties style:font-name="Open Sans" style:font-name-asian="Open Sans" style:font-name-complex="Open Sans"/>
    </style:style>
    <style:style style:name="T492_12" style:family="text">
      <style:text-properties style:font-name="Open Sans" style:font-name-asian="Open Sans" style:font-name-complex="Open Sans"/>
    </style:style>
    <style:style style:name="T492_13" style:family="text">
      <style:text-properties style:font-name="Open Sans" style:font-name-asian="Open Sans" style:font-name-complex="Open Sans"/>
    </style:style>
    <style:style style:name="T492_14" style:family="text">
      <style:text-properties style:font-name="Open Sans" style:font-name-asian="Open Sans" style:font-name-complex="Open Sans"/>
    </style:style>
    <style:style style:name="T492_15" style:family="text">
      <style:text-properties style:font-name="Open Sans" style:font-name-asian="Open Sans" style:font-name-complex="Open Sans"/>
    </style:style>
    <style:style style:name="T492_16" style:family="text">
      <style:text-properties style:font-name="Open Sans" style:font-name-asian="Open Sans" style:font-name-complex="Open Sans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>
      <style:text-properties style:font-name="Open Sans" style:font-name-asian="Open Sans" style:font-name-complex="Open Sans"/>
    </style:style>
    <style:style style:name="T493_2" style:family="text">
      <style:text-properties fo:background-color="#b4a7d6" style:font-name="Open Sans" style:font-name-asian="Open Sans" style:font-name-complex="Open Sans"/>
    </style:style>
    <style:style style:name="T493_3" style:family="text">
      <style:text-properties fo:background-color="#b4a7d6" style:font-name="Open Sans" style:font-name-asian="Open Sans" style:font-name-complex="Open Sans"/>
    </style:style>
    <style:style style:name="T493_4" style:family="text">
      <style:text-properties fo:background-color="#b4a7d6" style:font-name="Open Sans" style:font-name-asian="Open Sans" style:font-name-complex="Open Sans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style:font-name="Open Sans" style:font-name-asian="Open Sans" style:font-name-complex="Open Sans"/>
    </style:style>
    <style:style style:name="T494_2" style:family="text">
      <style:text-properties fo:background-color="#d9ead3" style:font-name="Open Sans" style:font-name-asian="Open Sans" style:font-name-complex="Open Sans"/>
    </style:style>
    <style:style style:name="T494_3" style:family="text">
      <style:text-properties style:font-name="Open Sans" style:font-name-asian="Open Sans" style:font-name-complex="Open Sans"/>
    </style:style>
    <style:style style:name="T494_4" style:family="text">
      <style:text-properties style:font-name="Open Sans" style:font-name-asian="Open Sans" style:font-name-complex="Open Sans"/>
    </style:style>
    <style:style style:name="T494_5" style:family="text">
      <style:text-properties style:font-name="Open Sans" style:font-name-asian="Open Sans" style:font-name-complex="Open Sans"/>
    </style:style>
    <style:style style:name="T494_6" style:family="text">
      <style:text-properties style:font-name="Open Sans" style:font-name-asian="Open Sans" style:font-name-complex="Open Sans"/>
    </style:style>
    <style:style style:name="T494_7" style:family="text">
      <style:text-properties style:font-name="Open Sans" style:font-name-asian="Open Sans" style:font-name-complex="Open Sans"/>
    </style:style>
    <style:style style:name="T494_8" style:family="text">
      <style:text-properties style:font-name="Open Sans" style:font-name-asian="Open Sans" style:font-name-complex="Open Sans"/>
    </style:style>
    <style:style style:name="T494_9" style:family="text">
      <style:text-properties style:font-name="Open Sans" style:font-name-asian="Open Sans" style:font-name-complex="Open Sans"/>
    </style:style>
    <style:style style:name="T494_10" style:family="text">
      <style:text-properties style:font-name="Open Sans" style:font-name-asian="Open Sans" style:font-name-complex="Open Sans"/>
    </style:style>
    <style:style style:name="T494_11" style:family="text">
      <style:text-properties style:font-name="Open Sans" style:font-name-asian="Open Sans" style:font-name-complex="Open Sans"/>
    </style:style>
    <style:style style:name="T494_12" style:family="text">
      <style:text-properties style:font-name="Open Sans" style:font-name-asian="Open Sans" style:font-name-complex="Open Sans"/>
    </style:style>
    <style:style style:name="T494_13" style:family="text">
      <style:text-properties style:font-name="Open Sans" style:font-name-asian="Open Sans" style:font-name-complex="Open Sans"/>
    </style:style>
    <style:style style:name="T494_14" style:family="text">
      <style:text-properties style:font-name="Open Sans" style:font-name-asian="Open Sans" style:font-name-complex="Open Sans"/>
    </style:style>
    <style:style style:name="T494_15" style:family="text">
      <style:text-properties style:font-name="Open Sans" style:font-name-asian="Open Sans" style:font-name-complex="Open Sans"/>
    </style:style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>
      <style:text-properties style:font-name="Open Sans" style:font-name-asian="Open Sans" style:font-name-complex="Open Sans"/>
    </style:style>
    <style:style style:name="T495_2" style:family="text">
      <style:text-properties fo:background-color="#b4a7d6" style:font-name="Open Sans" style:font-name-asian="Open Sans" style:font-name-complex="Open Sans"/>
    </style:style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>
      <style:text-properties style:font-name="Open Sans" style:font-name-asian="Open Sans" style:font-name-complex="Open Sans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>
      <style:text-properties fo:background-color="#00ff00" style:font-name="Open Sans" style:font-name-asian="Open Sans" style:font-name-complex="Open Sans"/>
    </style:style>
    <style:style style:name="T497_2" style:family="text">
      <style:text-properties fo:background-color="#00ff00" style:font-name="Open Sans" style:font-name-asian="Open Sans" style:font-name-complex="Open Sans"/>
    </style:style>
    <style:style style:name="T497_3" style:family="text">
      <style:text-properties style:font-name="Open Sans" style:font-name-asian="Open Sans" style:font-name-complex="Open Sans"/>
    </style:style>
    <style:style style:name="T497_4" style:family="text">
      <style:text-properties style:font-name="Open Sans" style:font-name-asian="Open Sans" style:font-name-complex="Open Sans"/>
    </style:style>
    <style:style style:name="T497_5" style:family="text">
      <style:text-properties style:font-name="Open Sans" style:font-name-asian="Open Sans" style:font-name-complex="Open Sans"/>
    </style:style>
    <style:style style:name="T497_6" style:family="text">
      <style:text-properties style:font-name="Open Sans" style:font-name-asian="Open Sans" style:font-name-complex="Open Sans"/>
    </style:style>
    <style:style style:name="T497_7" style:family="text">
      <style:text-properties style:font-name="Open Sans" style:font-name-asian="Open Sans" style:font-name-complex="Open Sans"/>
    </style:style>
    <style:style style:name="T497_8" style:family="text">
      <style:text-properties style:font-name="Open Sans" style:font-name-asian="Open Sans" style:font-name-complex="Open Sans"/>
    </style:style>
    <style:style style:name="T497_9" style:family="text">
      <style:text-properties style:font-name="Open Sans" style:font-name-asian="Open Sans" style:font-name-complex="Open Sans"/>
    </style:style>
    <style:style style:name="T497_10" style:family="text">
      <style:text-properties style:font-name="Open Sans" style:font-name-asian="Open Sans" style:font-name-complex="Open Sans"/>
    </style:style>
    <style:style style:name="T497_11" style:family="text">
      <style:text-properties style:font-name="Open Sans" style:font-name-asian="Open Sans" style:font-name-complex="Open Sans"/>
    </style:style>
    <style:style style:name="T497_12" style:family="text">
      <style:text-properties style:font-name="Open Sans" style:font-name-asian="Open Sans" style:font-name-complex="Open Sans"/>
    </style:style>
    <style:style style:name="T497_13" style:family="text">
      <style:text-properties style:font-name="Open Sans" style:font-name-asian="Open Sans" style:font-name-complex="Open Sans"/>
    </style:style>
    <style:style style:name="T497_14" style:family="text">
      <style:text-properties style:font-name="Open Sans" style:font-name-asian="Open Sans" style:font-name-complex="Open Sans"/>
    </style:style>
    <style:style style:name="P498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>
      <style:text-properties style:font-name="Open Sans" style:font-name-asian="Open Sans" style:font-name-complex="Open Sans"/>
    </style:style>
    <style:style style:name="T499_2" style:family="text">
      <style:text-properties style:font-name="Open Sans" style:font-name-asian="Open Sans" style:font-name-complex="Open Sans"/>
    </style:style>
    <style:style style:name="T499_3" style:family="text">
      <style:text-properties style:font-name="Open Sans" style:font-name-asian="Open Sans" style:font-name-complex="Open Sans"/>
    </style:style>
    <style:style style:name="T499_4" style:family="text">
      <style:text-properties style:font-name="Open Sans" style:font-name-asian="Open Sans" style:font-name-complex="Open Sans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>
      <style:text-properties style:font-name="Open Sans" style:font-name-asian="Open Sans" style:font-name-complex="Open Sans"/>
    </style:style>
    <style:style style:name="T500_2" style:family="text">
      <style:text-properties style:font-name="Open Sans" style:font-name-asian="Open Sans" style:font-name-complex="Open Sans"/>
    </style:style>
    <style:style style:name="T500_3" style:family="text">
      <style:text-properties style:font-name="Open Sans" style:font-name-asian="Open Sans" style:font-name-complex="Open Sans"/>
    </style:style>
    <style:style style:name="T500_4" style:family="text">
      <style:text-properties style:font-name="Open Sans" style:font-name-asian="Open Sans" style:font-name-complex="Open Sans"/>
    </style:style>
    <style:style style:name="T500_5" style:family="text">
      <style:text-properties style:font-name="Open Sans" style:font-name-asian="Open Sans" style:font-name-complex="Open Sans"/>
    </style:style>
    <style:style style:name="T500_6" style:family="text">
      <style:text-properties style:font-name="Open Sans" style:font-name-asian="Open Sans" style:font-name-complex="Open Sans"/>
    </style:style>
    <style:style style:name="T500_7" style:family="text">
      <style:text-properties style:font-name="Open Sans" style:font-name-asian="Open Sans" style:font-name-complex="Open Sans"/>
    </style:style>
    <style:style style:name="T500_8" style:family="text">
      <style:text-properties style:font-name="Open Sans" style:font-name-asian="Open Sans" style:font-name-complex="Open Sans"/>
    </style:style>
    <style:style style:name="T500_9" style:family="text">
      <style:text-properties style:font-name="Open Sans" style:font-name-asian="Open Sans" style:font-name-complex="Open Sans"/>
    </style:style>
    <style:style style:name="T500_10" style:family="text">
      <style:text-properties style:font-name="Open Sans" style:font-name-asian="Open Sans" style:font-name-complex="Open Sans"/>
    </style:style>
    <style:style style:name="T500_11" style:family="text">
      <style:text-properties style:font-name="Open Sans" style:font-name-asian="Open Sans" style:font-name-complex="Open Sans"/>
    </style:style>
    <style:style style:name="T500_12" style:family="text">
      <style:text-properties style:font-name="Open Sans" style:font-name-asian="Open Sans" style:font-name-complex="Open Sans"/>
    </style:style>
    <style:style style:name="T500_13" style:family="text">
      <style:text-properties style:font-name="Open Sans" style:font-name-asian="Open Sans" style:font-name-complex="Open Sans"/>
    </style:style>
    <style:style style:name="T500_14" style:family="text">
      <style:text-properties style:font-name="Open Sans" style:font-name-asian="Open Sans" style:font-name-complex="Open Sans"/>
    </style:style>
    <style:style style:name="T500_15" style:family="text">
      <style:text-properties style:font-name="Open Sans" style:font-name-asian="Open Sans" style:font-name-complex="Open Sans"/>
    </style:style>
    <style:style style:name="T500_16" style:family="text">
      <style:text-properties style:font-name="Open Sans" style:font-name-asian="Open Sans" style:font-name-complex="Open Sans"/>
    </style:style>
    <style:style style:name="T500_17" style:family="text">
      <style:text-properties style:font-name="Open Sans" style:font-name-asian="Open Sans" style:font-name-complex="Open Sans"/>
    </style:style>
    <style:style style:name="T500_18" style:family="text">
      <style:text-properties style:font-name="Open Sans" style:font-name-asian="Open Sans" style:font-name-complex="Open Sans"/>
    </style:style>
    <style:style style:name="T500_19" style:family="text">
      <style:text-properties style:font-name="Open Sans" style:font-name-asian="Open Sans" style:font-name-complex="Open Sans"/>
    </style:style>
    <style:style style:name="T500_20" style:family="text">
      <style:text-properties style:font-name="Open Sans" style:font-name-asian="Open Sans" style:font-name-complex="Open Sans"/>
    </style:style>
    <style:style style:name="T500_21" style:family="text">
      <style:text-properties style:font-name="Open Sans" style:font-name-asian="Open Sans" style:font-name-complex="Open Sans"/>
    </style:style>
    <style:style style:name="T500_22" style:family="text">
      <style:text-properties style:font-name="Open Sans" style:font-name-asian="Open Sans" style:font-name-complex="Open Sans"/>
    </style:style>
    <style:style style:name="T500_23" style:family="text">
      <style:text-properties style:font-name="Open Sans" style:font-name-asian="Open Sans" style:font-name-complex="Open Sans"/>
    </style:style>
    <style:style style:name="T500_24" style:family="text">
      <style:text-properties style:font-name="Open Sans" style:font-name-asian="Open Sans" style:font-name-complex="Open Sans"/>
    </style:style>
    <style:style style:name="T500_25" style:family="text">
      <style:text-properties style:font-name="Open Sans" style:font-name-asian="Open Sans" style:font-name-complex="Open Sans"/>
    </style:style>
    <style:style style:name="T500_26" style:family="text">
      <style:text-properties style:font-name="Open Sans" style:font-name-asian="Open Sans" style:font-name-complex="Open Sans"/>
    </style:style>
    <style:style style:name="T500_27" style:family="text">
      <style:text-properties style:font-name="Open Sans" style:font-name-asian="Open Sans" style:font-name-complex="Open Sans"/>
    </style:style>
    <style:style style:name="T500_28" style:family="text">
      <style:text-properties style:font-name="Open Sans" style:font-name-asian="Open Sans" style:font-name-complex="Open Sans"/>
    </style:style>
    <style:style style:name="T500_29" style:family="text">
      <style:text-properties style:font-name="Open Sans" style:font-name-asian="Open Sans" style:font-name-complex="Open Sans"/>
    </style:style>
    <style:style style:name="T500_30" style:family="text">
      <style:text-properties style:font-name="Open Sans" style:font-name-asian="Open Sans" style:font-name-complex="Open Sans"/>
    </style:style>
    <style:style style:name="T500_31" style:family="text">
      <style:text-properties style:font-name="Open Sans" style:font-name-asian="Open Sans" style:font-name-complex="Open Sans"/>
    </style:style>
    <style:style style:name="T500_32" style:family="text">
      <style:text-properties style:font-name="Open Sans" style:font-name-asian="Open Sans" style:font-name-complex="Open Sans"/>
    </style:style>
    <style:style style:name="T500_33" style:family="text">
      <style:text-properties style:font-name="Open Sans" style:font-name-asian="Open Sans" style:font-name-complex="Open Sans"/>
    </style:style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>
      <style:text-properties style:font-name="Open Sans" style:font-name-asian="Open Sans" style:font-name-complex="Open Sans"/>
    </style:style>
    <style:style style:name="T501_2" style:family="text">
      <style:text-properties style:font-name="Open Sans" style:font-name-asian="Open Sans" style:font-name-complex="Open Sans"/>
    </style:style>
    <style:style style:name="T501_3" style:family="text">
      <style:text-properties style:font-name="Open Sans" style:font-name-asian="Open Sans" style:font-name-complex="Open Sans"/>
    </style:style>
    <style:style style:name="T501_4" style:family="text">
      <style:text-properties style:font-name="Open Sans" style:font-name-asian="Open Sans" style:font-name-complex="Open Sans"/>
    </style:style>
    <style:style style:name="T501_5" style:family="text">
      <style:text-properties style:font-name="Open Sans" style:font-name-asian="Open Sans" style:font-name-complex="Open Sans"/>
    </style:style>
    <style:style style:name="T501_6" style:family="text">
      <style:text-properties style:font-name="Open Sans" style:font-name-asian="Open Sans" style:font-name-complex="Open Sans"/>
    </style:style>
    <style:style style:name="T501_7" style:family="text">
      <style:text-properties style:font-name="Open Sans" style:font-name-asian="Open Sans" style:font-name-complex="Open Sans"/>
    </style:style>
    <style:style style:name="T501_8" style:family="text">
      <style:text-properties style:font-name="Open Sans" style:font-name-asian="Open Sans" style:font-name-complex="Open Sans"/>
    </style:style>
    <style:style style:name="T501_9" style:family="text">
      <style:text-properties style:font-name="Open Sans" style:font-name-asian="Open Sans" style:font-name-complex="Open Sans"/>
    </style:style>
    <style:style style:name="T501_10" style:family="text">
      <style:text-properties style:font-name="Open Sans" style:font-name-asian="Open Sans" style:font-name-complex="Open Sans"/>
    </style:style>
    <style:style style:name="T501_11" style:family="text">
      <style:text-properties style:font-name="Open Sans" style:font-name-asian="Open Sans" style:font-name-complex="Open Sans"/>
    </style:style>
    <style:style style:name="T501_12" style:family="text">
      <style:text-properties style:font-name="Open Sans" style:font-name-asian="Open Sans" style:font-name-complex="Open Sans"/>
    </style:style>
    <style:style style:name="T501_13" style:family="text">
      <style:text-properties style:font-name="Open Sans" style:font-name-asian="Open Sans" style:font-name-complex="Open Sans"/>
    </style:style>
    <style:style style:name="T501_14" style:family="text">
      <style:text-properties style:font-name="Open Sans" style:font-name-asian="Open Sans" style:font-name-complex="Open Sans"/>
    </style:style>
    <style:style style:name="T501_15" style:family="text">
      <style:text-properties style:font-name="Open Sans" style:font-name-asian="Open Sans" style:font-name-complex="Open Sans"/>
    </style:style>
    <style:style style:name="T501_16" style:family="text">
      <style:text-properties style:font-name="Open Sans" style:font-name-asian="Open Sans" style:font-name-complex="Open Sans"/>
    </style:style>
    <style:style style:name="T501_17" style:family="text">
      <style:text-properties style:font-name="Open Sans" style:font-name-asian="Open Sans" style:font-name-complex="Open Sans"/>
    </style:style>
    <style:style style:name="T501_18" style:family="text">
      <style:text-properties style:font-name="Open Sans" style:font-name-asian="Open Sans" style:font-name-complex="Open Sans"/>
    </style:style>
    <style:style style:name="T501_19" style:family="text">
      <style:text-properties style:font-name="Open Sans" style:font-name-asian="Open Sans" style:font-name-complex="Open Sans"/>
    </style:style>
    <style:style style:name="T501_20" style:family="text">
      <style:text-properties style:font-name="Open Sans" style:font-name-asian="Open Sans" style:font-name-complex="Open Sans"/>
    </style:style>
    <style:style style:name="T501_21" style:family="text">
      <style:text-properties style:font-name="Open Sans" style:font-name-asian="Open Sans" style:font-name-complex="Open Sans"/>
    </style:style>
    <style:style style:name="T501_22" style:family="text">
      <style:text-properties style:font-name="Open Sans" style:font-name-asian="Open Sans" style:font-name-complex="Open Sans"/>
    </style:style>
    <style:style style:name="T501_23" style:family="text">
      <style:text-properties style:font-name="Open Sans" style:font-name-asian="Open Sans" style:font-name-complex="Open Sans"/>
    </style:style>
    <style:style style:name="T501_24" style:family="text">
      <style:text-properties style:font-name="Open Sans" style:font-name-asian="Open Sans" style:font-name-complex="Open Sans"/>
    </style:style>
    <style:style style:name="T501_25" style:family="text">
      <style:text-properties style:font-name="Open Sans" style:font-name-asian="Open Sans" style:font-name-complex="Open Sans"/>
    </style:style>
    <style:style style:name="T501_26" style:family="text">
      <style:text-properties style:font-name="Open Sans" style:font-name-asian="Open Sans" style:font-name-complex="Open Sans"/>
    </style:style>
    <style:style style:name="T501_27" style:family="text">
      <style:text-properties style:font-name="Open Sans" style:font-name-asian="Open Sans" style:font-name-complex="Open Sans"/>
    </style:style>
    <style:style style:name="T501_28" style:family="text">
      <style:text-properties style:font-name="Open Sans" style:font-name-asian="Open Sans" style:font-name-complex="Open Sans"/>
    </style:style>
    <style:style style:name="T501_29" style:family="text">
      <style:text-properties style:font-name="Open Sans" style:font-name-asian="Open Sans" style:font-name-complex="Open Sans"/>
    </style:style>
    <style:style style:name="T501_30" style:family="text">
      <style:text-properties style:font-name="Open Sans" style:font-name-asian="Open Sans" style:font-name-complex="Open Sans"/>
    </style:style>
    <style:style style:name="T501_31" style:family="text">
      <style:text-properties style:font-name="Open Sans" style:font-name-asian="Open Sans" style:font-name-complex="Open Sans"/>
    </style:style>
    <style:style style:name="T501_32" style:family="text">
      <style:text-properties style:font-name="Open Sans" style:font-name-asian="Open Sans" style:font-name-complex="Open Sans"/>
    </style:style>
    <style:style style:name="P502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>
      <style:text-properties fo:background-color="#d9ead3" style:font-name="Open Sans" style:font-name-asian="Open Sans" style:font-name-complex="Open Sans"/>
    </style:style>
    <style:style style:name="T503_2" style:family="text">
      <style:text-properties style:font-name="Open Sans" style:font-name-asian="Open Sans" style:font-name-complex="Open Sans"/>
    </style:style>
    <style:style style:name="T503_3" style:family="text">
      <style:text-properties style:font-name="Open Sans" style:font-name-asian="Open Sans" style:font-name-complex="Open Sans"/>
    </style:style>
    <style:style style:name="T503_4" style:family="text">
      <style:text-properties style:font-name="Open Sans" style:font-name-asian="Open Sans" style:font-name-complex="Open Sans"/>
    </style:style>
    <style:style style:name="T503_5" style:family="text">
      <style:text-properties style:font-name="Open Sans" style:font-name-asian="Open Sans" style:font-name-complex="Open Sans"/>
    </style:style>
    <style:style style:name="T503_6" style:family="text">
      <style:text-properties style:font-name="Open Sans" style:font-name-asian="Open Sans" style:font-name-complex="Open Sans"/>
    </style:style>
    <style:style style:name="T503_7" style:family="text">
      <style:text-properties style:font-name="Open Sans" style:font-name-asian="Open Sans" style:font-name-complex="Open Sans"/>
    </style:style>
    <style:style style:name="T503_8" style:family="text">
      <style:text-properties style:font-name="Open Sans" style:font-name-asian="Open Sans" style:font-name-complex="Open Sans"/>
    </style:style>
    <style:style style:name="T503_9" style:family="text">
      <style:text-properties style:font-name="Open Sans" style:font-name-asian="Open Sans" style:font-name-complex="Open Sans"/>
    </style:style>
    <style:style style:name="T503_10" style:family="text">
      <style:text-properties style:font-name="Open Sans" style:font-name-asian="Open Sans" style:font-name-complex="Open Sans"/>
    </style:style>
    <style:style style:name="T503_11" style:family="text">
      <style:text-properties style:font-name="Open Sans" style:font-name-asian="Open Sans" style:font-name-complex="Open Sans"/>
    </style:style>
    <style:style style:name="T503_12" style:family="text">
      <style:text-properties style:font-name="Open Sans" style:font-name-asian="Open Sans" style:font-name-complex="Open Sans"/>
    </style:style>
    <style:style style:name="T503_13" style:family="text">
      <style:text-properties style:font-name="Open Sans" style:font-name-asian="Open Sans" style:font-name-complex="Open Sans"/>
    </style:style>
    <style:style style:name="T503_14" style:family="text">
      <style:text-properties style:font-name="Open Sans" style:font-name-asian="Open Sans" style:font-name-complex="Open Sans"/>
    </style:style>
    <style:style style:name="T503_15" style:family="text">
      <style:text-properties style:font-name="Open Sans" style:font-name-asian="Open Sans" style:font-name-complex="Open Sans"/>
    </style:style>
    <style:style style:name="T503_16" style:family="text">
      <style:text-properties style:font-name="Open Sans" style:font-name-asian="Open Sans" style:font-name-complex="Open Sans"/>
    </style:style>
    <style:style style:name="T503_17" style:family="text">
      <style:text-properties style:font-name="Open Sans" style:font-name-asian="Open Sans" style:font-name-complex="Open Sans"/>
    </style:style>
    <style:style style:name="T503_18" style:family="text">
      <style:text-properties style:font-name="Open Sans" style:font-name-asian="Open Sans" style:font-name-complex="Open Sans"/>
    </style:style>
    <style:style style:name="P504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05_2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T505_3" style:family="text">
      <style:text-properties style:font-name="Open Sans" style:font-name-asian="Open Sans" style:font-name-complex="Open Sans" fo:font-weight="bold" style:font-weight-asian="bold" style:font-weight-complex="bold" style:text-underline-style="solid" style:text-underline-color="font-color"/>
    </style:style>
    <style:style style:name="P50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>
      <style:text-properties style:font-name="Open Sans" style:font-name-asian="Open Sans" style:font-name-complex="Open Sans"/>
    </style:style>
    <style:style style:name="T507_2" style:family="text">
      <style:text-properties style:font-name="Open Sans" style:font-name-asian="Open Sans" style:font-name-complex="Open Sans"/>
    </style:style>
    <style:style style:name="T507_3" style:family="text">
      <style:text-properties style:font-name="Open Sans" style:font-name-asian="Open Sans" style:font-name-complex="Open Sans"/>
    </style:style>
    <style:style style:name="T507_4" style:family="text">
      <style:text-properties style:font-name="Open Sans" style:font-name-asian="Open Sans" style:font-name-complex="Open Sans"/>
    </style:style>
    <style:style style:name="T507_5" style:family="text"/>
    <style:style style:name="T507_6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07_7" style:family="text">
      <style:text-properties style:font-name="Open Sans" style:font-name-asian="Open Sans" style:font-name-complex="Open Sans"/>
    </style:style>
    <style:style style:name="T507_8" style:family="text"/>
    <style:style style:name="T507_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07_10" style:family="text">
      <style:text-properties style:font-name="Open Sans" style:font-name-asian="Open Sans" style:font-name-complex="Open Sans"/>
    </style:style>
    <style:style style:name="T507_11" style:family="text">
      <style:text-properties style:font-name="Open Sans" style:font-name-asian="Open Sans" style:font-name-complex="Open Sans"/>
    </style:style>
    <style:style style:name="T507_12" style:family="text">
      <style:text-properties style:font-name="Open Sans" style:font-name-asian="Open Sans" style:font-name-complex="Open Sans"/>
    </style:style>
    <style:style style:name="T507_13" style:family="text">
      <style:text-properties style:font-name="Open Sans" style:font-name-asian="Open Sans" style:font-name-complex="Open Sans"/>
    </style:style>
    <style:style style:name="T507_14" style:family="text">
      <style:text-properties style:font-name="Open Sans" style:font-name-asian="Open Sans" style:font-name-complex="Open Sans"/>
    </style:style>
    <style:style style:name="T507_15" style:family="text">
      <style:text-properties style:font-name="Open Sans" style:font-name-asian="Open Sans" style:font-name-complex="Open Sans"/>
    </style:style>
    <style:style style:name="T507_16" style:family="text">
      <style:text-properties style:font-name="Open Sans" style:font-name-asian="Open Sans" style:font-name-complex="Open Sans"/>
    </style:style>
    <style:style style:name="T507_17" style:family="text">
      <style:text-properties style:font-name="Open Sans" style:font-name-asian="Open Sans" style:font-name-complex="Open Sans"/>
    </style:style>
    <style:style style:name="T507_18" style:family="text">
      <style:text-properties style:font-name="Open Sans" style:font-name-asian="Open Sans" style:font-name-complex="Open Sans"/>
    </style:style>
    <style:style style:name="T507_19" style:family="text">
      <style:text-properties style:font-name="Open Sans" style:font-name-asian="Open Sans" style:font-name-complex="Open Sans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>
      <style:text-properties style:font-name="Open Sans" style:font-name-asian="Open Sans" style:font-name-complex="Open Sans"/>
    </style:style>
    <style:style style:name="T508_2" style:family="text">
      <style:text-properties style:font-name="Open Sans" style:font-name-asian="Open Sans" style:font-name-complex="Open Sans"/>
    </style:style>
    <style:style style:name="T508_3" style:family="text">
      <style:text-properties style:font-name="Open Sans" style:font-name-asian="Open Sans" style:font-name-complex="Open Sans"/>
    </style:style>
    <style:style style:name="T508_4" style:family="text">
      <style:text-properties style:font-name="Open Sans" style:font-name-asian="Open Sans" style:font-name-complex="Open Sans"/>
    </style:style>
    <style:style style:name="T508_5" style:family="text">
      <style:text-properties style:font-name="Open Sans" style:font-name-asian="Open Sans" style:font-name-complex="Open Sans"/>
    </style:style>
    <style:style style:name="T508_6" style:family="text">
      <style:text-properties style:font-name="Open Sans" style:font-name-asian="Open Sans" style:font-name-complex="Open Sans"/>
    </style:style>
    <style:style style:name="T508_7" style:family="text">
      <style:text-properties style:font-name="Open Sans" style:font-name-asian="Open Sans" style:font-name-complex="Open Sans"/>
    </style:style>
    <style:style style:name="T508_8" style:family="text">
      <style:text-properties style:font-name="Open Sans" style:font-name-asian="Open Sans" style:font-name-complex="Open Sans"/>
    </style:style>
    <style:style style:name="T508_9" style:family="text">
      <style:text-properties style:font-name="Open Sans" style:font-name-asian="Open Sans" style:font-name-complex="Open Sans"/>
    </style:style>
    <style:style style:name="T508_10" style:family="text">
      <style:text-properties style:font-name="Open Sans" style:font-name-asian="Open Sans" style:font-name-complex="Open Sans"/>
    </style:style>
    <style:style style:name="T508_11" style:family="text">
      <style:text-properties style:font-name="Open Sans" style:font-name-asian="Open Sans" style:font-name-complex="Open Sans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>
      <style:text-properties style:font-name="Open Sans" style:font-name-asian="Open Sans" style:font-name-complex="Open Sans"/>
    </style:style>
    <style:style style:name="T509_2" style:family="text">
      <style:text-properties style:font-name="Open Sans" style:font-name-asian="Open Sans" style:font-name-complex="Open Sans"/>
    </style:style>
    <style:style style:name="T509_3" style:family="text">
      <style:text-properties style:font-name="Open Sans" style:font-name-asian="Open Sans" style:font-name-complex="Open Sans"/>
    </style:style>
    <style:style style:name="T509_4" style:family="text">
      <style:text-properties style:font-name="Open Sans" style:font-name-asian="Open Sans" style:font-name-complex="Open Sans"/>
    </style:style>
    <style:style style:name="T509_5" style:family="text">
      <style:text-properties style:font-name="Open Sans" style:font-name-asian="Open Sans" style:font-name-complex="Open Sans"/>
    </style:style>
    <style:style style:name="T509_6" style:family="text">
      <style:text-properties style:font-name="Open Sans" style:font-name-asian="Open Sans" style:font-name-complex="Open Sans"/>
    </style:style>
    <style:style style:name="T509_7" style:family="text">
      <style:text-properties style:font-name="Open Sans" style:font-name-asian="Open Sans" style:font-name-complex="Open Sans"/>
    </style:style>
    <style:style style:name="T509_8" style:family="text">
      <style:text-properties style:font-name="Open Sans" style:font-name-asian="Open Sans" style:font-name-complex="Open Sans"/>
    </style:style>
    <style:style style:name="T509_9" style:family="text">
      <style:text-properties style:font-name="Open Sans" style:font-name-asian="Open Sans" style:font-name-complex="Open Sans"/>
    </style:style>
    <style:style style:name="T509_10" style:family="text">
      <style:text-properties style:font-name="Open Sans" style:font-name-asian="Open Sans" style:font-name-complex="Open Sans"/>
    </style:style>
    <style:style style:name="T509_11" style:family="text">
      <style:text-properties style:font-name="Open Sans" style:font-name-asian="Open Sans" style:font-name-complex="Open Sans"/>
    </style:style>
    <style:style style:name="T509_12" style:family="text"/>
    <style:style style:name="T509_1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09_14" style:family="text"/>
    <style:style style:name="T509_15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09_16" style:family="text"/>
    <style:style style:name="T509_17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09_18" style:family="text"/>
    <style:style style:name="T509_19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09_20" style:family="text"/>
    <style:style style:name="T509_21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T509_22" style:family="text"/>
    <style:style style:name="T509_23" style:family="text">
      <style:text-properties fo:color="#1155cc" style:font-name="Open Sans" style:font-name-asian="Open Sans" style:font-name-complex="Open Sans" style:text-underline-style="solid" style:text-underline-color="font-color"/>
    </style:style>
    <style:style style:name="P51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>
      <style:text-properties style:font-name="Open Sans" style:font-name-asian="Open Sans" style:font-name-complex="Open Sans"/>
    </style:style>
    <style:style style:name="T511_2" style:family="text">
      <style:text-properties style:font-name="Open Sans" style:font-name-asian="Open Sans" style:font-name-complex="Open Sans"/>
    </style:style>
    <style:style style:name="T511_3" style:family="text">
      <style:text-properties style:text-line-through-style="solid" style:font-name="Open Sans" style:font-name-asian="Open Sans" style:font-name-complex="Open Sans"/>
    </style:style>
    <style:style style:name="T511_4" style:family="text">
      <style:text-properties style:text-line-through-style="solid" style:font-name="Open Sans" style:font-name-asian="Open Sans" style:font-name-complex="Open Sans"/>
    </style:style>
    <style:style style:name="T511_5" style:family="text">
      <style:text-properties style:text-line-through-style="solid" style:font-name="Open Sans" style:font-name-asian="Open Sans" style:font-name-complex="Open Sans"/>
    </style:style>
    <style:style style:name="T511_6" style:family="text">
      <style:text-properties style:text-line-through-style="solid" style:font-name="Open Sans" style:font-name-asian="Open Sans" style:font-name-complex="Open Sans"/>
    </style:style>
    <style:style style:name="T511_7" style:family="text">
      <style:text-properties style:font-name="Open Sans" style:font-name-asian="Open Sans" style:font-name-complex="Open Sans"/>
    </style:style>
    <style:style style:name="T511_8" style:family="text">
      <style:text-properties style:font-name="Open Sans" style:font-name-asian="Open Sans" style:font-name-complex="Open Sans"/>
    </style:style>
    <style:style style:name="T511_9" style:family="text">
      <style:text-properties fo:background-color="#ff9900" style:font-name="Open Sans" style:font-name-asian="Open Sans" style:font-name-complex="Open Sans"/>
    </style:style>
    <style:style style:name="T511_10" style:family="text">
      <style:text-properties fo:background-color="#ff9900" style:font-name="Open Sans" style:font-name-asian="Open Sans" style:font-name-complex="Open Sans"/>
    </style:style>
    <style:style style:name="T511_11" style:family="text">
      <style:text-properties fo:background-color="#ff9900" style:font-name="Open Sans" style:font-name-asian="Open Sans" style:font-name-complex="Open Sans"/>
    </style:style>
    <style:style style:name="T511_12" style:family="text">
      <style:text-properties fo:background-color="#ff9900" style:font-name="Open Sans" style:font-name-asian="Open Sans" style:font-name-complex="Open Sans"/>
    </style:style>
    <style:style style:name="T511_13" style:family="text">
      <style:text-properties fo:background-color="#ff9900" style:font-name="Open Sans" style:font-name-asian="Open Sans" style:font-name-complex="Open Sans"/>
    </style:style>
    <style:style style:name="T511_14" style:family="text">
      <style:text-properties fo:background-color="#ff9900" style:font-name="Open Sans" style:font-name-asian="Open Sans" style:font-name-complex="Open Sans"/>
    </style:style>
    <style:style style:name="T511_15" style:family="text">
      <style:text-properties fo:background-color="#ff9900" style:font-name="Open Sans" style:font-name-asian="Open Sans" style:font-name-complex="Open Sans"/>
    </style:style>
    <style:style style:name="T511_16" style:family="text">
      <style:text-properties fo:background-color="#ff9900" style:font-name="Open Sans" style:font-name-asian="Open Sans" style:font-name-complex="Open Sans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>
      <style:text-properties style:font-name="Open Sans" style:font-name-asian="Open Sans" style:font-name-complex="Open Sans"/>
    </style:style>
    <style:style style:name="T512_2" style:family="text">
      <style:text-properties style:font-name="Open Sans" style:font-name-asian="Open Sans" style:font-name-complex="Open Sans"/>
    </style:style>
    <style:style style:name="T512_3" style:family="text">
      <style:text-properties style:font-name="Open Sans" style:font-name-asian="Open Sans" style:font-name-complex="Open Sans"/>
    </style:style>
    <style:style style:name="T512_4" style:family="text">
      <style:text-properties style:font-name="Open Sans" style:font-name-asian="Open Sans" style:font-name-complex="Open Sans"/>
    </style:style>
    <style:style style:name="T512_5" style:family="text">
      <style:text-properties style:font-name="Open Sans" style:font-name-asian="Open Sans" style:font-name-complex="Open Sans"/>
    </style:style>
    <style:style style:name="T512_6" style:family="text">
      <style:text-properties style:font-name="Open Sans" style:font-name-asian="Open Sans" style:font-name-complex="Open Sans"/>
    </style:style>
    <style:style style:name="T512_7" style:family="text">
      <style:text-properties style:font-name="Open Sans" style:font-name-asian="Open Sans" style:font-name-complex="Open Sans"/>
    </style:style>
    <style:style style:name="T512_8" style:family="text">
      <style:text-properties style:font-name="Open Sans" style:font-name-asian="Open Sans" style:font-name-complex="Open Sans"/>
    </style:style>
    <style:style style:name="T512_9" style:family="text">
      <style:text-properties style:font-name="Open Sans" style:font-name-asian="Open Sans" style:font-name-complex="Open Sans"/>
    </style:style>
    <style:style style:name="T512_10" style:family="text">
      <style:text-properties style:font-name="Open Sans" style:font-name-asian="Open Sans" style:font-name-complex="Open Sans"/>
    </style:style>
    <style:style style:name="T512_11" style:family="text">
      <style:text-properties style:font-name="Open Sans" style:font-name-asian="Open Sans" style:font-name-complex="Open Sans"/>
    </style:style>
    <style:style style:name="T512_12" style:family="text">
      <style:text-properties style:font-name="Open Sans" style:font-name-asian="Open Sans" style:font-name-complex="Open Sans"/>
    </style:style>
    <style:style style:name="T512_13" style:family="text">
      <style:text-properties style:font-name="Open Sans" style:font-name-asian="Open Sans" style:font-name-complex="Open Sans"/>
    </style:style>
    <style:style style:name="T512_14" style:family="text">
      <style:text-properties style:font-name="Open Sans" style:font-name-asian="Open Sans" style:font-name-complex="Open Sans"/>
    </style:style>
    <style:style style:name="T512_15" style:family="text">
      <style:text-properties style:font-name="Open Sans" style:font-name-asian="Open Sans" style:font-name-complex="Open Sans"/>
    </style:style>
    <style:style style:name="T512_16" style:family="text">
      <style:text-properties style:font-name="Open Sans" style:font-name-asian="Open Sans" style:font-name-complex="Open Sans"/>
    </style:style>
    <style:style style:name="T512_17" style:family="text">
      <style:text-properties style:font-name="Open Sans" style:font-name-asian="Open Sans" style:font-name-complex="Open Sans"/>
    </style:style>
    <style:style style:name="T512_18" style:family="text">
      <style:text-properties style:font-name="Open Sans" style:font-name-asian="Open Sans" style:font-name-complex="Open Sans"/>
    </style:style>
    <style:style style:name="T512_19" style:family="text">
      <style:text-properties style:font-name="Open Sans" style:font-name-asian="Open Sans" style:font-name-complex="Open Sans"/>
    </style:style>
    <style:style style:name="T512_20" style:family="text">
      <style:text-properties style:font-name="Open Sans" style:font-name-asian="Open Sans" style:font-name-complex="Open Sans"/>
    </style:style>
    <style:style style:name="T512_21" style:family="text">
      <style:text-properties style:font-name="Open Sans" style:font-name-asian="Open Sans" style:font-name-complex="Open Sans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>
      <style:text-properties style:font-name="Open Sans" style:font-name-asian="Open Sans" style:font-name-complex="Open Sans"/>
    </style:style>
    <style:style style:name="T513_2" style:family="text">
      <style:text-properties style:font-name="Open Sans" style:font-name-asian="Open Sans" style:font-name-complex="Open Sans"/>
    </style:style>
    <style:style style:name="T513_3" style:family="text">
      <style:text-properties style:font-name="Open Sans" style:font-name-asian="Open Sans" style:font-name-complex="Open Sans"/>
    </style:style>
    <style:style style:name="T513_4" style:family="text">
      <style:text-properties style:font-name="Open Sans" style:font-name-asian="Open Sans" style:font-name-complex="Open Sans"/>
    </style:style>
    <style:style style:name="T513_5" style:family="text">
      <style:text-properties style:font-name="Open Sans" style:font-name-asian="Open Sans" style:font-name-complex="Open Sans"/>
    </style:style>
    <style:style style:name="T513_6" style:family="text">
      <style:text-properties style:font-name="Open Sans" style:font-name-asian="Open Sans" style:font-name-complex="Open Sans"/>
    </style:style>
    <style:style style:name="T513_7" style:family="text">
      <style:text-properties style:font-name="Open Sans" style:font-name-asian="Open Sans" style:font-name-complex="Open Sans"/>
    </style:style>
    <style:style style:name="T513_8" style:family="text">
      <style:text-properties style:font-name="Open Sans" style:font-name-asian="Open Sans" style:font-name-complex="Open Sans"/>
    </style:style>
    <style:style style:name="T513_9" style:family="text">
      <style:text-properties style:font-name="Open Sans" style:font-name-asian="Open Sans" style:font-name-complex="Open Sans"/>
    </style:style>
    <style:style style:name="T513_10" style:family="text">
      <style:text-properties style:font-name="Open Sans" style:font-name-asian="Open Sans" style:font-name-complex="Open Sans"/>
    </style:style>
    <style:style style:name="T513_11" style:family="text">
      <style:text-properties style:font-name="Open Sans" style:font-name-asian="Open Sans" style:font-name-complex="Open Sans"/>
    </style:style>
    <style:style style:name="T513_12" style:family="text">
      <style:text-properties style:font-name="Open Sans" style:font-name-asian="Open Sans" style:font-name-complex="Open Sans"/>
    </style:style>
    <style:style style:name="T513_13" style:family="text">
      <style:text-properties style:font-name="Open Sans" style:font-name-asian="Open Sans" style:font-name-complex="Open Sans"/>
    </style:style>
    <style:style style:name="T513_14" style:family="text">
      <style:text-properties style:font-name="Open Sans" style:font-name-asian="Open Sans" style:font-name-complex="Open Sans"/>
    </style:style>
    <style:style style:name="T513_15" style:family="text">
      <style:text-properties style:font-name="Open Sans" style:font-name-asian="Open Sans" style:font-name-complex="Open Sans"/>
    </style:style>
    <style:style style:name="T513_16" style:family="text">
      <style:text-properties style:font-name="Open Sans" style:font-name-asian="Open Sans" style:font-name-complex="Open Sans"/>
    </style:style>
    <style:style style:name="T513_17" style:family="text">
      <style:text-properties style:font-name="Open Sans" style:font-name-asian="Open Sans" style:font-name-complex="Open Sans"/>
    </style:style>
    <style:style style:name="T513_18" style:family="text">
      <style:text-properties style:font-name="Open Sans" style:font-name-asian="Open Sans" style:font-name-complex="Open Sans"/>
    </style:style>
    <style:style style:name="T513_19" style:family="text">
      <style:text-properties style:font-name="Open Sans" style:font-name-asian="Open Sans" style:font-name-complex="Open Sans"/>
    </style:style>
    <style:style style:name="T513_20" style:family="text">
      <style:text-properties style:font-name="Open Sans" style:font-name-asian="Open Sans" style:font-name-complex="Open Sans"/>
    </style:style>
    <style:style style:name="T513_21" style:family="text">
      <style:text-properties style:font-name="Open Sans" style:font-name-asian="Open Sans" style:font-name-complex="Open Sans"/>
    </style:style>
    <style:style style:name="T513_22" style:family="text">
      <style:text-properties style:font-name="Open Sans" style:font-name-asian="Open Sans" style:font-name-complex="Open Sans"/>
    </style:style>
    <style:style style:name="T513_23" style:family="text">
      <style:text-properties style:font-name="Open Sans" style:font-name-asian="Open Sans" style:font-name-complex="Open Sans"/>
    </style:style>
    <style:style style:name="T513_24" style:family="text">
      <style:text-properties style:font-name="Open Sans" style:font-name-asian="Open Sans" style:font-name-complex="Open Sans"/>
    </style:style>
    <style:style style:name="T513_25" style:family="text">
      <style:text-properties style:font-name="Open Sans" style:font-name-asian="Open Sans" style:font-name-complex="Open Sans"/>
    </style:style>
    <style:style style:name="T513_26" style:family="text">
      <style:text-properties style:font-name="Open Sans" style:font-name-asian="Open Sans" style:font-name-complex="Open Sans"/>
    </style:style>
    <style:style style:name="T513_27" style:family="text">
      <style:text-properties style:font-name="Open Sans" style:font-name-asian="Open Sans" style:font-name-complex="Open Sans"/>
    </style:style>
    <style:style style:name="T513_28" style:family="text">
      <style:text-properties style:font-name="Open Sans" style:font-name-asian="Open Sans" style:font-name-complex="Open Sans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>
      <style:text-properties style:font-name="Open Sans" style:font-name-asian="Open Sans" style:font-name-complex="Open Sans"/>
    </style:style>
    <style:style style:name="T514_2" style:family="text">
      <style:text-properties style:font-name="Open Sans" style:font-name-asian="Open Sans" style:font-name-complex="Open Sans"/>
    </style:style>
    <style:style style:name="T514_3" style:family="text">
      <style:text-properties style:font-name="Open Sans" style:font-name-asian="Open Sans" style:font-name-complex="Open Sans"/>
    </style:style>
    <style:style style:name="T514_4" style:family="text">
      <style:text-properties style:font-name="Open Sans" style:font-name-asian="Open Sans" style:font-name-complex="Open Sans"/>
    </style:style>
    <style:style style:name="T514_5" style:family="text">
      <style:text-properties style:font-name="Open Sans" style:font-name-asian="Open Sans" style:font-name-complex="Open Sans"/>
    </style:style>
    <style:style style:name="T514_6" style:family="text">
      <style:text-properties style:font-name="Open Sans" style:font-name-asian="Open Sans" style:font-name-complex="Open Sans"/>
    </style:style>
    <style:style style:name="T514_7" style:family="text">
      <style:text-properties style:font-name="Open Sans" style:font-name-asian="Open Sans" style:font-name-complex="Open Sans"/>
    </style:style>
    <style:style style:name="T514_8" style:family="text">
      <style:text-properties style:font-name="Open Sans" style:font-name-asian="Open Sans" style:font-name-complex="Open Sans"/>
    </style:style>
    <style:style style:name="T514_9" style:family="text">
      <style:text-properties style:font-name="Open Sans" style:font-name-asian="Open Sans" style:font-name-complex="Open Sans"/>
    </style:style>
    <style:style style:name="T514_10" style:family="text">
      <style:text-properties style:font-name="Open Sans" style:font-name-asian="Open Sans" style:font-name-complex="Open Sans"/>
    </style:style>
    <style:style style:name="T514_11" style:family="text">
      <style:text-properties style:font-name="Open Sans" style:font-name-asian="Open Sans" style:font-name-complex="Open Sans"/>
    </style:style>
    <style:style style:name="T514_12" style:family="text">
      <style:text-properties style:font-name="Open Sans" style:font-name-asian="Open Sans" style:font-name-complex="Open Sans"/>
    </style:style>
    <style:style style:name="T514_13" style:family="text">
      <style:text-properties style:font-name="Open Sans" style:font-name-asian="Open Sans" style:font-name-complex="Open Sans"/>
    </style:style>
    <style:style style:name="T514_14" style:family="text">
      <style:text-properties style:font-name="Open Sans" style:font-name-asian="Open Sans" style:font-name-complex="Open Sans"/>
    </style:style>
    <style:style style:name="T514_15" style:family="text">
      <style:text-properties style:font-name="Open Sans" style:font-name-asian="Open Sans" style:font-name-complex="Open Sans"/>
    </style:style>
    <style:style style:name="T514_16" style:family="text">
      <style:text-properties style:font-name="Open Sans" style:font-name-asian="Open Sans" style:font-name-complex="Open Sans"/>
    </style:style>
    <style:style style:name="T514_17" style:family="text">
      <style:text-properties style:font-name="Open Sans" style:font-name-asian="Open Sans" style:font-name-complex="Open Sans"/>
    </style:style>
    <style:style style:name="T514_18" style:family="text">
      <style:text-properties style:font-name="Open Sans" style:font-name-asian="Open Sans" style:font-name-complex="Open Sans"/>
    </style:style>
    <style:style style:name="T514_19" style:family="text">
      <style:text-properties style:font-name="Open Sans" style:font-name-asian="Open Sans" style:font-name-complex="Open Sans"/>
    </style:style>
    <style:style style:name="T514_20" style:family="text">
      <style:text-properties style:font-name="Open Sans" style:font-name-asian="Open Sans" style:font-name-complex="Open Sans"/>
    </style:style>
    <style:style style:name="T514_21" style:family="text">
      <style:text-properties style:font-name="Open Sans" style:font-name-asian="Open Sans" style:font-name-complex="Open Sans"/>
    </style:style>
    <style:style style:name="T514_22" style:family="text">
      <style:text-properties style:font-name="Open Sans" style:font-name-asian="Open Sans" style:font-name-complex="Open Sans"/>
    </style:style>
    <style:style style:name="T514_23" style:family="text">
      <style:text-properties style:font-name="Open Sans" style:font-name-asian="Open Sans" style:font-name-complex="Open Sans"/>
    </style:style>
    <style:style style:name="T514_24" style:family="text">
      <style:text-properties style:font-name="Open Sans" style:font-name-asian="Open Sans" style:font-name-complex="Open Sans"/>
    </style:style>
    <style:style style:name="T514_25" style:family="text">
      <style:text-properties style:font-name="Open Sans" style:font-name-asian="Open Sans" style:font-name-complex="Open Sans"/>
    </style:style>
    <style:style style:name="T514_26" style:family="text">
      <style:text-properties style:font-name="Open Sans" style:font-name-asian="Open Sans" style:font-name-complex="Open Sans"/>
    </style:style>
    <style:style style:name="T514_27" style:family="text">
      <style:text-properties style:font-name="Open Sans" style:font-name-asian="Open Sans" style:font-name-complex="Open Sans"/>
    </style:style>
    <style:style style:name="T514_28" style:family="text">
      <style:text-properties style:font-name="Open Sans" style:font-name-asian="Open Sans" style:font-name-complex="Open Sans"/>
    </style:style>
    <style:style style:name="T514_29" style:family="text">
      <style:text-properties style:font-name="Open Sans" style:font-name-asian="Open Sans" style:font-name-complex="Open Sans"/>
    </style:style>
    <style:style style:name="T514_30" style:family="text">
      <style:text-properties style:font-name="Open Sans" style:font-name-asian="Open Sans" style:font-name-complex="Open Sans"/>
    </style:style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>
      <style:text-properties style:font-name="Open Sans" style:font-name-asian="Open Sans" style:font-name-complex="Open Sans"/>
    </style:style>
    <style:style style:name="T515_2" style:family="text">
      <style:text-properties style:font-name="Open Sans" style:font-name-asian="Open Sans" style:font-name-complex="Open Sans"/>
    </style:style>
    <style:style style:name="T515_3" style:family="text">
      <style:text-properties style:font-name="Open Sans" style:font-name-asian="Open Sans" style:font-name-complex="Open Sans"/>
    </style:style>
    <style:style style:name="T515_4" style:family="text">
      <style:text-properties style:font-name="Open Sans" style:font-name-asian="Open Sans" style:font-name-complex="Open Sans"/>
    </style:style>
    <style:style style:name="T515_5" style:family="text">
      <style:text-properties style:font-name="Open Sans" style:font-name-asian="Open Sans" style:font-name-complex="Open Sans"/>
    </style:style>
    <style:style style:name="T515_6" style:family="text">
      <style:text-properties style:font-name="Open Sans" style:font-name-asian="Open Sans" style:font-name-complex="Open Sans"/>
    </style:style>
    <style:style style:name="T515_7" style:family="text">
      <style:text-properties style:font-name="Open Sans" style:font-name-asian="Open Sans" style:font-name-complex="Open Sans"/>
    </style:style>
    <style:style style:name="T515_8" style:family="text">
      <style:text-properties style:font-name="Open Sans" style:font-name-asian="Open Sans" style:font-name-complex="Open Sans"/>
    </style:style>
    <style:style style:name="T515_9" style:family="text">
      <style:text-properties style:font-name="Open Sans" style:font-name-asian="Open Sans" style:font-name-complex="Open Sans"/>
    </style:style>
    <style:style style:name="T515_10" style:family="text">
      <style:text-properties style:font-name="Open Sans" style:font-name-asian="Open Sans" style:font-name-complex="Open Sans"/>
    </style:style>
    <style:style style:name="T515_11" style:family="text">
      <style:text-properties style:font-name="Open Sans" style:font-name-asian="Open Sans" style:font-name-complex="Open Sans"/>
    </style:style>
    <style:style style:name="T515_12" style:family="text">
      <style:text-properties style:font-name="Open Sans" style:font-name-asian="Open Sans" style:font-name-complex="Open Sans"/>
    </style:style>
    <style:style style:name="T515_13" style:family="text">
      <style:text-properties style:font-name="Open Sans" style:font-name-asian="Open Sans" style:font-name-complex="Open Sans"/>
    </style:style>
    <style:style style:name="T515_14" style:family="text">
      <style:text-properties style:font-name="Open Sans" style:font-name-asian="Open Sans" style:font-name-complex="Open Sans"/>
    </style:style>
    <style:style style:name="T515_15" style:family="text">
      <style:text-properties style:font-name="Open Sans" style:font-name-asian="Open Sans" style:font-name-complex="Open Sans"/>
    </style:style>
    <style:style style:name="T515_16" style:family="text">
      <style:text-properties style:font-name="Open Sans" style:font-name-asian="Open Sans" style:font-name-complex="Open Sans"/>
    </style:style>
    <style:style style:name="T515_17" style:family="text">
      <style:text-properties style:font-name="Open Sans" style:font-name-asian="Open Sans" style:font-name-complex="Open Sans"/>
    </style:style>
    <style:style style:name="T515_18" style:family="text">
      <style:text-properties style:font-name="Open Sans" style:font-name-asian="Open Sans" style:font-name-complex="Open Sans"/>
    </style:style>
    <style:style style:name="T515_19" style:family="text">
      <style:text-properties style:font-name="Open Sans" style:font-name-asian="Open Sans" style:font-name-complex="Open Sans"/>
    </style:style>
    <style:style style:name="T515_20" style:family="text">
      <style:text-properties style:font-name="Open Sans" style:font-name-asian="Open Sans" style:font-name-complex="Open Sans"/>
    </style:style>
    <style:style style:name="T515_21" style:family="text">
      <style:text-properties style:font-name="Open Sans" style:font-name-asian="Open Sans" style:font-name-complex="Open Sans"/>
    </style:style>
    <style:style style:name="T515_22" style:family="text">
      <style:text-properties style:font-name="Open Sans" style:font-name-asian="Open Sans" style:font-name-complex="Open Sans"/>
    </style:style>
    <style:style style:name="T515_23" style:family="text">
      <style:text-properties style:font-name="Open Sans" style:font-name-asian="Open Sans" style:font-name-complex="Open Sans"/>
    </style:style>
    <style:style style:name="P516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>
      <style:text-properties style:font-name="Open Sans" style:font-name-asian="Open Sans" style:font-name-complex="Open Sans"/>
    </style:style>
    <style:style style:name="T517_2" style:family="text">
      <style:text-properties style:font-name="Open Sans" style:font-name-asian="Open Sans" style:font-name-complex="Open Sans"/>
    </style:style>
    <style:style style:name="T517_3" style:family="text">
      <style:text-properties style:font-name="Open Sans" style:font-name-asian="Open Sans" style:font-name-complex="Open Sans"/>
    </style:style>
    <style:style style:name="T517_4" style:family="text">
      <style:text-properties style:font-name="Open Sans" style:font-name-asian="Open Sans" style:font-name-complex="Open Sans"/>
    </style:style>
    <style:style style:name="T517_5" style:family="text">
      <style:text-properties style:font-name="Open Sans" style:font-name-asian="Open Sans" style:font-name-complex="Open Sans"/>
    </style:style>
    <style:style style:name="T517_6" style:family="text">
      <style:text-properties style:font-name="Open Sans" style:font-name-asian="Open Sans" style:font-name-complex="Open Sans"/>
    </style:style>
    <style:style style:name="T517_7" style:family="text">
      <style:text-properties style:font-name="Open Sans" style:font-name-asian="Open Sans" style:font-name-complex="Open Sans"/>
    </style:style>
    <style:style style:name="T517_8" style:family="text">
      <style:text-properties style:font-name="Open Sans" style:font-name-asian="Open Sans" style:font-name-complex="Open Sans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>
      <style:text-properties style:font-name="Open Sans" style:font-name-asian="Open Sans" style:font-name-complex="Open Sans"/>
    </style:style>
    <style:style style:name="T518_2" style:family="text">
      <style:text-properties style:font-name="Open Sans" style:font-name-asian="Open Sans" style:font-name-complex="Open Sans"/>
    </style:style>
    <style:style style:name="T518_3" style:family="text">
      <style:text-properties style:font-name="Open Sans" style:font-name-asian="Open Sans" style:font-name-complex="Open Sans"/>
    </style:style>
    <style:style style:name="T518_4" style:family="text">
      <style:text-properties style:font-name="Open Sans" style:font-name-asian="Open Sans" style:font-name-complex="Open Sans"/>
    </style:style>
    <style:style style:name="T518_5" style:family="text">
      <style:text-properties style:font-name="Open Sans" style:font-name-asian="Open Sans" style:font-name-complex="Open Sans"/>
    </style:style>
    <style:style style:name="T518_6" style:family="text">
      <style:text-properties style:font-name="Open Sans" style:font-name-asian="Open Sans" style:font-name-complex="Open Sans"/>
    </style:style>
    <style:style style:name="T518_7" style:family="text">
      <style:text-properties style:font-name="Open Sans" style:font-name-asian="Open Sans" style:font-name-complex="Open Sans"/>
    </style:style>
    <style:style style:name="T518_8" style:family="text">
      <style:text-properties style:font-name="Open Sans" style:font-name-asian="Open Sans" style:font-name-complex="Open Sans"/>
    </style:style>
    <style:style style:name="T518_9" style:family="text">
      <style:text-properties style:font-name="Open Sans" style:font-name-asian="Open Sans" style:font-name-complex="Open Sans"/>
    </style:style>
    <style:style style:name="T518_10" style:family="text">
      <style:text-properties style:font-name="Open Sans" style:font-name-asian="Open Sans" style:font-name-complex="Open Sans"/>
    </style:style>
    <style:style style:name="T518_11" style:family="text">
      <style:text-properties style:font-name="Open Sans" style:font-name-asian="Open Sans" style:font-name-complex="Open Sans"/>
    </style:style>
    <style:style style:name="T518_12" style:family="text">
      <style:text-properties style:font-name="Open Sans" style:font-name-asian="Open Sans" style:font-name-complex="Open Sans"/>
    </style:style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>
      <style:text-properties style:font-name="Open Sans" style:font-name-asian="Open Sans" style:font-name-complex="Open Sans"/>
    </style:style>
    <style:style style:name="T519_2" style:family="text">
      <style:text-properties style:font-name="Open Sans" style:font-name-asian="Open Sans" style:font-name-complex="Open Sans"/>
    </style:style>
    <style:style style:name="T519_3" style:family="text">
      <style:text-properties style:font-name="Open Sans" style:font-name-asian="Open Sans" style:font-name-complex="Open Sans"/>
    </style:style>
    <style:style style:name="T519_4" style:family="text">
      <style:text-properties style:font-name="Open Sans" style:font-name-asian="Open Sans" style:font-name-complex="Open Sans"/>
    </style:style>
    <style:style style:name="T519_5" style:family="text">
      <style:text-properties style:font-name="Open Sans" style:font-name-asian="Open Sans" style:font-name-complex="Open Sans"/>
    </style:style>
    <style:style style:name="T519_6" style:family="text">
      <style:text-properties style:font-name="Open Sans" style:font-name-asian="Open Sans" style:font-name-complex="Open Sans"/>
    </style:style>
    <style:style style:name="T519_7" style:family="text">
      <style:text-properties style:font-name="Open Sans" style:font-name-asian="Open Sans" style:font-name-complex="Open Sans"/>
    </style:style>
    <style:style style:name="T519_8" style:family="text">
      <style:text-properties style:font-name="Open Sans" style:font-name-asian="Open Sans" style:font-name-complex="Open Sans"/>
    </style:style>
    <style:style style:name="T519_9" style:family="text">
      <style:text-properties style:font-name="Open Sans" style:font-name-asian="Open Sans" style:font-name-complex="Open Sans"/>
    </style:style>
    <style:style style:name="T519_10" style:family="text">
      <style:text-properties style:font-name="Open Sans" style:font-name-asian="Open Sans" style:font-name-complex="Open Sans"/>
    </style:style>
    <style:style style:name="T519_11" style:family="text">
      <style:text-properties style:font-name="Open Sans" style:font-name-asian="Open Sans" style:font-name-complex="Open Sans"/>
    </style:style>
    <style:style style:name="T519_12" style:family="text">
      <style:text-properties style:font-name="Open Sans" style:font-name-asian="Open Sans" style:font-name-complex="Open Sans"/>
    </style:style>
    <style:style style:name="T519_13" style:family="text">
      <style:text-properties style:font-name="Open Sans" style:font-name-asian="Open Sans" style:font-name-complex="Open Sans"/>
    </style:style>
    <style:style style:name="T519_14" style:family="text">
      <style:text-properties style:font-name="Open Sans" style:font-name-asian="Open Sans" style:font-name-complex="Open Sans"/>
    </style:style>
    <style:style style:name="T519_15" style:family="text">
      <style:text-properties style:font-name="Open Sans" style:font-name-asian="Open Sans" style:font-name-complex="Open Sans"/>
    </style:style>
    <style:style style:name="T519_16" style:family="text">
      <style:text-properties style:font-name="Open Sans" style:font-name-asian="Open Sans" style:font-name-complex="Open Sans"/>
    </style:style>
    <style:style style:name="T519_17" style:family="text">
      <style:text-properties style:font-name="Open Sans" style:font-name-asian="Open Sans" style:font-name-complex="Open Sans"/>
    </style:style>
    <style:style style:name="T519_18" style:family="text">
      <style:text-properties style:font-name="Open Sans" style:font-name-asian="Open Sans" style:font-name-complex="Open Sans"/>
    </style:style>
    <style:style style:name="T519_19" style:family="text">
      <style:text-properties style:font-name="Open Sans" style:font-name-asian="Open Sans" style:font-name-complex="Open Sans"/>
    </style:style>
    <style:style style:name="T519_20" style:family="text">
      <style:text-properties style:font-name="Open Sans" style:font-name-asian="Open Sans" style:font-name-complex="Open Sans"/>
    </style:style>
    <style:style style:name="T519_21" style:family="text">
      <style:text-properties style:font-name="Open Sans" style:font-name-asian="Open Sans" style:font-name-complex="Open Sans"/>
    </style:style>
    <style:style style:name="T519_22" style:family="text">
      <style:text-properties style:font-name="Open Sans" style:font-name-asian="Open Sans" style:font-name-complex="Open Sans"/>
    </style:style>
    <style:style style:name="T519_23" style:family="text">
      <style:text-properties style:font-name="Open Sans" style:font-name-asian="Open Sans" style:font-name-complex="Open Sans"/>
    </style:style>
    <style:style style:name="T519_24" style:family="text">
      <style:text-properties style:font-name="Open Sans" style:font-name-asian="Open Sans" style:font-name-complex="Open Sans"/>
    </style:style>
    <style:style style:name="P520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style:font-name="Open Sans" style:font-name-asian="Open Sans" style:font-name-complex="Open Sans"/>
    </style:style>
    <style:style style:name="T521_2" style:family="text">
      <style:text-properties style:font-name="Open Sans" style:font-name-asian="Open Sans" style:font-name-complex="Open Sans"/>
    </style:style>
    <style:style style:name="T521_3" style:family="text">
      <style:text-properties style:font-name="Open Sans" style:font-name-asian="Open Sans" style:font-name-complex="Open Sans"/>
    </style:style>
    <style:style style:name="T521_4" style:family="text">
      <style:text-properties style:font-name="Open Sans" style:font-name-asian="Open Sans" style:font-name-complex="Open Sans"/>
    </style:style>
    <style:style style:name="T521_5" style:family="text">
      <style:text-properties style:font-name="Open Sans" style:font-name-asian="Open Sans" style:font-name-complex="Open Sans"/>
    </style:style>
    <style:style style:name="T521_6" style:family="text">
      <style:text-properties style:font-name="Open Sans" style:font-name-asian="Open Sans" style:font-name-complex="Open Sans"/>
    </style:style>
    <style:style style:name="T521_7" style:family="text">
      <style:text-properties style:font-name="Open Sans" style:font-name-asian="Open Sans" style:font-name-complex="Open Sans"/>
    </style:style>
    <style:style style:name="T521_8" style:family="text">
      <style:text-properties style:font-name="Open Sans" style:font-name-asian="Open Sans" style:font-name-complex="Open Sans"/>
    </style:style>
    <style:style style:name="T521_9" style:family="text">
      <style:text-properties style:font-name="Open Sans" style:font-name-asian="Open Sans" style:font-name-complex="Open Sans"/>
    </style:style>
    <style:style style:name="T521_10" style:family="text">
      <style:text-properties style:font-name="Open Sans" style:font-name-asian="Open Sans" style:font-name-complex="Open Sans"/>
    </style:style>
    <style:style style:name="T521_11" style:family="text">
      <style:text-properties style:font-name="Open Sans" style:font-name-asian="Open Sans" style:font-name-complex="Open Sans"/>
    </style:style>
    <style:style style:name="T521_12" style:family="text">
      <style:text-properties style:font-name="Open Sans" style:font-name-asian="Open Sans" style:font-name-complex="Open Sans"/>
    </style:style>
    <style:style style:name="T521_13" style:family="text">
      <style:text-properties style:font-name="Open Sans" style:font-name-asian="Open Sans" style:font-name-complex="Open Sans"/>
    </style:style>
    <style:style style:name="T521_14" style:family="text">
      <style:text-properties style:font-name="Open Sans" style:font-name-asian="Open Sans" style:font-name-complex="Open Sans"/>
    </style:style>
    <style:style style:name="T521_15" style:family="text">
      <style:text-properties style:font-name="Open Sans" style:font-name-asian="Open Sans" style:font-name-complex="Open Sans"/>
    </style:style>
    <style:style style:name="T521_16" style:family="text">
      <style:text-properties style:font-name="Open Sans" style:font-name-asian="Open Sans" style:font-name-complex="Open Sans"/>
    </style:style>
    <style:style style:name="T521_17" style:family="text">
      <style:text-properties style:font-name="Open Sans" style:font-name-asian="Open Sans" style:font-name-complex="Open Sans"/>
    </style:style>
    <style:style style:name="T521_18" style:family="text">
      <style:text-properties style:font-name="Open Sans" style:font-name-asian="Open Sans" style:font-name-complex="Open Sans"/>
    </style:style>
    <style:style style:name="T521_19" style:family="text">
      <style:text-properties style:font-name="Open Sans" style:font-name-asian="Open Sans" style:font-name-complex="Open Sans"/>
    </style:style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>
      <style:text-properties style:font-name="Open Sans" style:font-name-asian="Open Sans" style:font-name-complex="Open Sans"/>
    </style:style>
    <style:style style:name="T522_2" style:family="text">
      <style:text-properties style:font-name="Open Sans" style:font-name-asian="Open Sans" style:font-name-complex="Open Sans"/>
    </style:style>
    <style:style style:name="T522_3" style:family="text">
      <style:text-properties style:font-name="Open Sans" style:font-name-asian="Open Sans" style:font-name-complex="Open Sans"/>
    </style:style>
    <style:style style:name="T522_4" style:family="text">
      <style:text-properties style:font-name="Open Sans" style:font-name-asian="Open Sans" style:font-name-complex="Open Sans"/>
    </style:style>
    <style:style style:name="T522_5" style:family="text">
      <style:text-properties style:font-name="Open Sans" style:font-name-asian="Open Sans" style:font-name-complex="Open Sans"/>
    </style:style>
    <style:style style:name="T522_6" style:family="text">
      <style:text-properties style:font-name="Open Sans" style:font-name-asian="Open Sans" style:font-name-complex="Open Sans"/>
    </style:style>
    <style:style style:name="T522_7" style:family="text">
      <style:text-properties style:font-name="Open Sans" style:font-name-asian="Open Sans" style:font-name-complex="Open Sans"/>
    </style:style>
    <style:style style:name="T522_8" style:family="text">
      <style:text-properties style:font-name="Open Sans" style:font-name-asian="Open Sans" style:font-name-complex="Open Sans"/>
    </style:style>
    <style:style style:name="T522_9" style:family="text">
      <style:text-properties style:font-name="Open Sans" style:font-name-asian="Open Sans" style:font-name-complex="Open Sans"/>
    </style:style>
    <style:style style:name="T522_10" style:family="text">
      <style:text-properties style:font-name="Open Sans" style:font-name-asian="Open Sans" style:font-name-complex="Open Sans"/>
    </style:style>
    <style:style style:name="T522_11" style:family="text">
      <style:text-properties style:font-name="Open Sans" style:font-name-asian="Open Sans" style:font-name-complex="Open Sans"/>
    </style:style>
    <style:style style:name="T522_12" style:family="text">
      <style:text-properties style:font-name="Open Sans" style:font-name-asian="Open Sans" style:font-name-complex="Open Sans"/>
    </style:style>
    <style:style style:name="T522_13" style:family="text">
      <style:text-properties style:font-name="Open Sans" style:font-name-asian="Open Sans" style:font-name-complex="Open Sans"/>
    </style:style>
    <style:style style:name="T522_14" style:family="text">
      <style:text-properties style:font-name="Open Sans" style:font-name-asian="Open Sans" style:font-name-complex="Open Sans"/>
    </style:style>
    <style:style style:name="T522_15" style:family="text">
      <style:text-properties style:font-name="Open Sans" style:font-name-asian="Open Sans" style:font-name-complex="Open Sans"/>
    </style:style>
    <style:style style:name="T522_16" style:family="text">
      <style:text-properties style:font-name="Open Sans" style:font-name-asian="Open Sans" style:font-name-complex="Open Sans"/>
    </style:style>
    <style:style style:name="T522_17" style:family="text">
      <style:text-properties style:font-name="Open Sans" style:font-name-asian="Open Sans" style:font-name-complex="Open Sans"/>
    </style:style>
    <style:style style:name="T522_18" style:family="text">
      <style:text-properties style:font-name="Open Sans" style:font-name-asian="Open Sans" style:font-name-complex="Open Sans"/>
    </style:style>
    <style:style style:name="T522_19" style:family="text">
      <style:text-properties style:font-name="Open Sans" style:font-name-asian="Open Sans" style:font-name-complex="Open Sans"/>
    </style:style>
    <style:style style:name="T522_20" style:family="text">
      <style:text-properties style:font-name="Open Sans" style:font-name-asian="Open Sans" style:font-name-complex="Open Sans"/>
    </style:style>
    <style:style style:name="T522_21" style:family="text">
      <style:text-properties style:font-name="Open Sans" style:font-name-asian="Open Sans" style:font-name-complex="Open Sans"/>
    </style:style>
    <style:style style:name="T522_22" style:family="text">
      <style:text-properties style:font-name="Open Sans" style:font-name-asian="Open Sans" style:font-name-complex="Open Sans"/>
    </style:style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>
      <style:text-properties style:font-name="Open Sans" style:font-name-asian="Open Sans" style:font-name-complex="Open Sans"/>
    </style:style>
    <style:style style:name="T523_2" style:family="text">
      <style:text-properties style:font-name="Open Sans" style:font-name-asian="Open Sans" style:font-name-complex="Open Sans"/>
    </style:style>
    <style:style style:name="T523_3" style:family="text">
      <style:text-properties style:font-name="Open Sans" style:font-name-asian="Open Sans" style:font-name-complex="Open Sans"/>
    </style:style>
    <style:style style:name="T523_4" style:family="text">
      <style:text-properties style:font-name="Open Sans" style:font-name-asian="Open Sans" style:font-name-complex="Open Sans"/>
    </style:style>
    <style:style style:name="T523_5" style:family="text">
      <style:text-properties style:font-name="Open Sans" style:font-name-asian="Open Sans" style:font-name-complex="Open Sans"/>
    </style:style>
    <style:style style:name="T523_6" style:family="text">
      <style:text-properties style:font-name="Open Sans" style:font-name-asian="Open Sans" style:font-name-complex="Open Sans"/>
    </style:style>
    <style:style style:name="T523_7" style:family="text">
      <style:text-properties style:font-name="Open Sans" style:font-name-asian="Open Sans" style:font-name-complex="Open Sans"/>
    </style:style>
    <style:style style:name="T523_8" style:family="text">
      <style:text-properties style:font-name="Open Sans" style:font-name-asian="Open Sans" style:font-name-complex="Open Sans"/>
    </style:style>
    <style:style style:name="T523_9" style:family="text">
      <style:text-properties style:font-name="Open Sans" style:font-name-asian="Open Sans" style:font-name-complex="Open Sans"/>
    </style:style>
    <style:style style:name="T523_10" style:family="text">
      <style:text-properties style:font-name="Open Sans" style:font-name-asian="Open Sans" style:font-name-complex="Open Sans"/>
    </style:style>
    <style:style style:name="T523_11" style:family="text">
      <style:text-properties style:font-name="Open Sans" style:font-name-asian="Open Sans" style:font-name-complex="Open Sans"/>
    </style:style>
    <style:style style:name="T523_12" style:family="text">
      <style:text-properties style:font-name="Open Sans" style:font-name-asian="Open Sans" style:font-name-complex="Open Sans"/>
    </style:style>
    <style:style style:name="T523_13" style:family="text">
      <style:text-properties style:font-name="Open Sans" style:font-name-asian="Open Sans" style:font-name-complex="Open Sans"/>
    </style:style>
    <style:style style:name="T523_14" style:family="text">
      <style:text-properties style:font-name="Open Sans" style:font-name-asian="Open Sans" style:font-name-complex="Open Sans"/>
    </style:style>
    <style:style style:name="T523_15" style:family="text">
      <style:text-properties style:font-name="Open Sans" style:font-name-asian="Open Sans" style:font-name-complex="Open Sans"/>
    </style:style>
    <style:style style:name="T523_16" style:family="text">
      <style:text-properties style:font-name="Open Sans" style:font-name-asian="Open Sans" style:font-name-complex="Open Sans"/>
    </style:style>
    <style:style style:name="T523_17" style:family="text">
      <style:text-properties style:font-name="Open Sans" style:font-name-asian="Open Sans" style:font-name-complex="Open Sans"/>
    </style:style>
    <style:style style:name="T523_18" style:family="text">
      <style:text-properties style:font-name="Open Sans" style:font-name-asian="Open Sans" style:font-name-complex="Open Sans"/>
    </style:style>
    <style:style style:name="T523_19" style:family="text">
      <style:text-properties style:font-name="Open Sans" style:font-name-asian="Open Sans" style:font-name-complex="Open Sans"/>
    </style:style>
    <style:style style:name="T523_20" style:family="text">
      <style:text-properties style:font-name="Open Sans" style:font-name-asian="Open Sans" style:font-name-complex="Open Sans"/>
    </style:style>
    <style:style style:name="T523_21" style:family="text">
      <style:text-properties style:font-name="Open Sans" style:font-name-asian="Open Sans" style:font-name-complex="Open Sans"/>
    </style:style>
    <style:style style:name="T523_22" style:family="text">
      <style:text-properties style:font-name="Open Sans" style:font-name-asian="Open Sans" style:font-name-complex="Open Sans"/>
    </style:style>
    <style:style style:name="T523_23" style:family="text">
      <style:text-properties style:font-name="Open Sans" style:font-name-asian="Open Sans" style:font-name-complex="Open Sans"/>
    </style:style>
    <style:style style:name="T523_24" style:family="text">
      <style:text-properties style:font-name="Open Sans" style:font-name-asian="Open Sans" style:font-name-complex="Open Sans"/>
    </style:style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>
      <style:text-properties style:font-name="Open Sans" style:font-name-asian="Open Sans" style:font-name-complex="Open Sans"/>
    </style:style>
    <style:style style:name="T524_2" style:family="text">
      <style:text-properties style:font-name="Open Sans" style:font-name-asian="Open Sans" style:font-name-complex="Open Sans"/>
    </style:style>
    <style:style style:name="T524_3" style:family="text">
      <style:text-properties style:font-name="Open Sans" style:font-name-asian="Open Sans" style:font-name-complex="Open Sans"/>
    </style:style>
    <style:style style:name="T524_4" style:family="text">
      <style:text-properties style:font-name="Open Sans" style:font-name-asian="Open Sans" style:font-name-complex="Open Sans"/>
    </style:style>
    <style:style style:name="T524_5" style:family="text">
      <style:text-properties style:font-name="Open Sans" style:font-name-asian="Open Sans" style:font-name-complex="Open Sans"/>
    </style:style>
    <style:style style:name="T524_6" style:family="text">
      <style:text-properties style:font-name="Open Sans" style:font-name-asian="Open Sans" style:font-name-complex="Open Sans"/>
    </style:style>
    <style:style style:name="T524_7" style:family="text">
      <style:text-properties style:font-name="Open Sans" style:font-name-asian="Open Sans" style:font-name-complex="Open Sans"/>
    </style:style>
    <style:style style:name="P525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>
      <style:text-properties style:font-name="Open Sans" style:font-name-asian="Open Sans" style:font-name-complex="Open Sans"/>
    </style:style>
    <style:style style:name="T526_2" style:family="text">
      <style:text-properties style:font-name="Open Sans" style:font-name-asian="Open Sans" style:font-name-complex="Open Sans"/>
    </style:style>
    <style:style style:name="T526_3" style:family="text">
      <style:text-properties style:font-name="Open Sans" style:font-name-asian="Open Sans" style:font-name-complex="Open Sans"/>
    </style:style>
    <style:style style:name="T526_4" style:family="text">
      <style:text-properties style:font-name="Open Sans" style:font-name-asian="Open Sans" style:font-name-complex="Open Sans"/>
    </style:style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>
      <style:text-properties style:font-name="Open Sans" style:font-name-asian="Open Sans" style:font-name-complex="Open Sans"/>
    </style:style>
    <style:style style:name="T527_2" style:family="text">
      <style:text-properties style:font-name="Open Sans" style:font-name-asian="Open Sans" style:font-name-complex="Open Sans"/>
    </style:style>
    <style:style style:name="T527_3" style:family="text">
      <style:text-properties style:font-name="Open Sans" style:font-name-asian="Open Sans" style:font-name-complex="Open Sans"/>
    </style:style>
    <style:style style:name="T527_4" style:family="text">
      <style:text-properties style:font-name="Open Sans" style:font-name-asian="Open Sans" style:font-name-complex="Open Sans"/>
    </style:style>
    <style:style style:name="T527_5" style:family="text">
      <style:text-properties style:font-name="Open Sans" style:font-name-asian="Open Sans" style:font-name-complex="Open Sans"/>
    </style:style>
    <style:style style:name="T527_6" style:family="text">
      <style:text-properties style:font-name="Open Sans" style:font-name-asian="Open Sans" style:font-name-complex="Open Sans"/>
    </style:style>
    <style:style style:name="T527_7" style:family="text">
      <style:text-properties style:font-name="Open Sans" style:font-name-asian="Open Sans" style:font-name-complex="Open Sans"/>
    </style:style>
    <style:style style:name="T527_8" style:family="text">
      <style:text-properties style:font-name="Open Sans" style:font-name-asian="Open Sans" style:font-name-complex="Open Sans"/>
    </style:style>
    <style:style style:name="T527_9" style:family="text">
      <style:text-properties style:font-name="Open Sans" style:font-name-asian="Open Sans" style:font-name-complex="Open Sans"/>
    </style:style>
    <style:style style:name="T527_10" style:family="text">
      <style:text-properties style:font-name="Open Sans" style:font-name-asian="Open Sans" style:font-name-complex="Open Sans"/>
    </style:style>
    <style:style style:name="T527_11" style:family="text">
      <style:text-properties style:font-name="Open Sans" style:font-name-asian="Open Sans" style:font-name-complex="Open Sans"/>
    </style:style>
    <style:style style:name="T527_12" style:family="text">
      <style:text-properties style:font-name="Open Sans" style:font-name-asian="Open Sans" style:font-name-complex="Open Sans"/>
    </style:style>
    <style:style style:name="T527_13" style:family="text">
      <style:text-properties style:font-name="Open Sans" style:font-name-asian="Open Sans" style:font-name-complex="Open Sans"/>
    </style:style>
    <style:style style:name="T527_14" style:family="text">
      <style:text-properties style:font-name="Open Sans" style:font-name-asian="Open Sans" style:font-name-complex="Open Sans"/>
    </style:style>
    <style:style style:name="T527_15" style:family="text">
      <style:text-properties style:font-name="Open Sans" style:font-name-asian="Open Sans" style:font-name-complex="Open Sans"/>
    </style:style>
    <style:style style:name="T527_16" style:family="text">
      <style:text-properties style:font-name="Open Sans" style:font-name-asian="Open Sans" style:font-name-complex="Open Sans"/>
    </style:style>
    <style:style style:name="T527_17" style:family="text">
      <style:text-properties style:font-name="Open Sans" style:font-name-asian="Open Sans" style:font-name-complex="Open Sans"/>
    </style:style>
    <style:style style:name="T527_18" style:family="text">
      <style:text-properties style:font-name="Open Sans" style:font-name-asian="Open Sans" style:font-name-complex="Open Sans"/>
    </style:style>
    <style:style style:name="T527_19" style:family="text">
      <style:text-properties style:font-name="Open Sans" style:font-name-asian="Open Sans" style:font-name-complex="Open Sans"/>
    </style:style>
    <style:style style:name="T527_20" style:family="text">
      <style:text-properties style:font-name="Open Sans" style:font-name-asian="Open Sans" style:font-name-complex="Open Sans"/>
    </style:style>
    <style:style style:name="T527_21" style:family="text">
      <style:text-properties style:font-name="Open Sans" style:font-name-asian="Open Sans" style:font-name-complex="Open Sans"/>
    </style:style>
    <style:style style:name="T527_22" style:family="text">
      <style:text-properties style:font-name="Open Sans" style:font-name-asian="Open Sans" style:font-name-complex="Open Sans"/>
    </style:style>
    <style:style style:name="T527_23" style:family="text">
      <style:text-properties style:font-name="Open Sans" style:font-name-asian="Open Sans" style:font-name-complex="Open Sans"/>
    </style:style>
    <style:style style:name="T527_24" style:family="text">
      <style:text-properties style:font-name="Open Sans" style:font-name-asian="Open Sans" style:font-name-complex="Open Sans"/>
    </style:style>
    <style:style style:name="T527_25" style:family="text">
      <style:text-properties style:font-name="Open Sans" style:font-name-asian="Open Sans" style:font-name-complex="Open Sans"/>
    </style:style>
    <style:style style:name="T527_26" style:family="text">
      <style:text-properties style:font-name="Open Sans" style:font-name-asian="Open Sans" style:font-name-complex="Open Sans"/>
    </style:style>
    <style:style style:name="T527_27" style:family="text">
      <style:text-properties style:font-name="Open Sans" style:font-name-asian="Open Sans" style:font-name-complex="Open Sans"/>
    </style:style>
    <style:style style:name="T527_28" style:family="text">
      <style:text-properties style:font-name="Open Sans" style:font-name-asian="Open Sans" style:font-name-complex="Open Sans"/>
    </style:style>
    <style:style style:name="T527_29" style:family="text">
      <style:text-properties style:font-name="Open Sans" style:font-name-asian="Open Sans" style:font-name-complex="Open Sans"/>
    </style:style>
    <style:style style:name="T527_30" style:family="text">
      <style:text-properties style:font-name="Open Sans" style:font-name-asian="Open Sans" style:font-name-complex="Open Sans"/>
    </style:style>
    <style:style style:name="T527_31" style:family="text">
      <style:text-properties style:font-name="Open Sans" style:font-name-asian="Open Sans" style:font-name-complex="Open Sans"/>
    </style:style>
    <style:style style:name="T527_32" style:family="text">
      <style:text-properties style:font-name="Open Sans" style:font-name-asian="Open Sans" style:font-name-complex="Open Sans"/>
    </style:style>
    <style:style style:name="T527_33" style:family="text">
      <style:text-properties style:font-name="Open Sans" style:font-name-asian="Open Sans" style:font-name-complex="Open Sans"/>
    </style:style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style:font-name="Open Sans" style:font-name-asian="Open Sans" style:font-name-complex="Open Sans"/>
    </style:style>
    <style:style style:name="T528_2" style:family="text">
      <style:text-properties style:font-name="Open Sans" style:font-name-asian="Open Sans" style:font-name-complex="Open Sans"/>
    </style:style>
    <style:style style:name="T528_3" style:family="text">
      <style:text-properties style:font-name="Open Sans" style:font-name-asian="Open Sans" style:font-name-complex="Open Sans"/>
    </style:style>
    <style:style style:name="T528_4" style:family="text">
      <style:text-properties style:font-name="Open Sans" style:font-name-asian="Open Sans" style:font-name-complex="Open Sans"/>
    </style:style>
    <style:style style:name="T528_5" style:family="text">
      <style:text-properties style:font-name="Open Sans" style:font-name-asian="Open Sans" style:font-name-complex="Open Sans"/>
    </style:style>
    <style:style style:name="T528_6" style:family="text">
      <style:text-properties style:font-name="Open Sans" style:font-name-asian="Open Sans" style:font-name-complex="Open Sans"/>
    </style:style>
    <style:style style:name="T528_7" style:family="text">
      <style:text-properties style:font-name="Open Sans" style:font-name-asian="Open Sans" style:font-name-complex="Open Sans"/>
    </style:style>
    <style:style style:name="T528_8" style:family="text">
      <style:text-properties style:font-name="Open Sans" style:font-name-asian="Open Sans" style:font-name-complex="Open Sans"/>
    </style:style>
    <style:style style:name="T528_9" style:family="text">
      <style:text-properties style:font-name="Open Sans" style:font-name-asian="Open Sans" style:font-name-complex="Open Sans"/>
    </style:style>
    <style:style style:name="T528_10" style:family="text">
      <style:text-properties style:font-name="Open Sans" style:font-name-asian="Open Sans" style:font-name-complex="Open Sans"/>
    </style:style>
    <style:style style:name="T528_11" style:family="text">
      <style:text-properties style:font-name="Open Sans" style:font-name-asian="Open Sans" style:font-name-complex="Open Sans"/>
    </style:style>
    <style:style style:name="T528_12" style:family="text">
      <style:text-properties style:font-name="Open Sans" style:font-name-asian="Open Sans" style:font-name-complex="Open Sans"/>
    </style:style>
    <style:style style:name="T528_13" style:family="text">
      <style:text-properties style:font-name="Open Sans" style:font-name-asian="Open Sans" style:font-name-complex="Open Sans"/>
    </style:style>
    <style:style style:name="T528_14" style:family="text">
      <style:text-properties style:font-name="Open Sans" style:font-name-asian="Open Sans" style:font-name-complex="Open Sans"/>
    </style:style>
    <style:style style:name="T528_15" style:family="text">
      <style:text-properties style:font-name="Open Sans" style:font-name-asian="Open Sans" style:font-name-complex="Open Sans"/>
    </style:style>
    <style:style style:name="T528_16" style:family="text">
      <style:text-properties style:font-name="Open Sans" style:font-name-asian="Open Sans" style:font-name-complex="Open Sans"/>
    </style:style>
    <style:style style:name="T528_17" style:family="text">
      <style:text-properties style:font-name="Open Sans" style:font-name-asian="Open Sans" style:font-name-complex="Open Sans"/>
    </style:style>
    <style:style style:name="T528_18" style:family="text">
      <style:text-properties style:font-name="Open Sans" style:font-name-asian="Open Sans" style:font-name-complex="Open Sans"/>
    </style:style>
    <style:style style:name="T528_19" style:family="text">
      <style:text-properties style:font-name="Open Sans" style:font-name-asian="Open Sans" style:font-name-complex="Open Sans"/>
    </style:style>
    <style:style style:name="T528_20" style:family="text">
      <style:text-properties style:font-name="Open Sans" style:font-name-asian="Open Sans" style:font-name-complex="Open Sans"/>
    </style:style>
    <style:style style:name="T528_21" style:family="text">
      <style:text-properties style:font-name="Open Sans" style:font-name-asian="Open Sans" style:font-name-complex="Open Sans"/>
    </style:style>
    <style:style style:name="T528_22" style:family="text">
      <style:text-properties style:font-name="Open Sans" style:font-name-asian="Open Sans" style:font-name-complex="Open Sans"/>
    </style:style>
    <style:style style:name="T528_23" style:family="text">
      <style:text-properties style:font-name="Open Sans" style:font-name-asian="Open Sans" style:font-name-complex="Open Sans"/>
    </style:style>
    <style:style style:name="T528_24" style:family="text">
      <style:text-properties style:font-name="Open Sans" style:font-name-asian="Open Sans" style:font-name-complex="Open Sans"/>
    </style:style>
    <style:style style:name="T528_25" style:family="text">
      <style:text-properties style:font-name="Open Sans" style:font-name-asian="Open Sans" style:font-name-complex="Open Sans"/>
    </style:style>
    <style:style style:name="T528_26" style:family="text">
      <style:text-properties style:font-name="Open Sans" style:font-name-asian="Open Sans" style:font-name-complex="Open Sans"/>
    </style:style>
    <style:style style:name="T528_27" style:family="text">
      <style:text-properties style:font-name="Open Sans" style:font-name-asian="Open Sans" style:font-name-complex="Open Sans"/>
    </style:style>
    <style:style style:name="T528_28" style:family="text">
      <style:text-properties style:font-name="Open Sans" style:font-name-asian="Open Sans" style:font-name-complex="Open Sans"/>
    </style:style>
    <style:style style:name="T528_29" style:family="text">
      <style:text-properties style:font-name="Open Sans" style:font-name-asian="Open Sans" style:font-name-complex="Open Sans"/>
    </style:style>
    <style:style style:name="T528_30" style:family="text">
      <style:text-properties style:font-name="Open Sans" style:font-name-asian="Open Sans" style:font-name-complex="Open Sans"/>
    </style:style>
    <style:style style:name="T528_31" style:family="text">
      <style:text-properties style:font-name="Open Sans" style:font-name-asian="Open Sans" style:font-name-complex="Open Sans"/>
    </style:style>
    <style:style style:name="T528_32" style:family="text">
      <style:text-properties style:font-name="Open Sans" style:font-name-asian="Open Sans" style:font-name-complex="Open Sans"/>
    </style:style>
    <style:style style:name="P529" style:family="paragraph" style:parent-style-name="Standard">
      <style:paragraph-properties fo:break-before="auto" fo:line-height="115%" style:writing-mode="lr-tb"/>
      <style:text-properties style:font-name="Open Sans" style:font-name-asian="Open Sans" style:font-name-complex="Open Sans"/>
    </style:style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>
      <style:text-properties style:font-name="Open Sans" style:font-name-asian="Open Sans" style:font-name-complex="Open Sans"/>
    </style:style>
    <style:style style:name="T530_2" style:family="text">
      <style:text-properties style:font-name="Open Sans" style:font-name-asian="Open Sans" style:font-name-complex="Open Sans"/>
    </style:style>
    <style:style style:name="T530_3" style:family="text">
      <style:text-properties style:font-name="Open Sans" style:font-name-asian="Open Sans" style:font-name-complex="Open Sans"/>
    </style:style>
    <style:style style:name="T530_4" style:family="text">
      <style:text-properties style:font-name="Open Sans" style:font-name-asian="Open Sans" style:font-name-complex="Open Sans"/>
    </style:style>
    <style:style style:name="T530_5" style:family="text">
      <style:text-properties style:font-name="Open Sans" style:font-name-asian="Open Sans" style:font-name-complex="Open Sans"/>
    </style:style>
    <style:style style:name="T530_6" style:family="text">
      <style:text-properties style:font-name="Open Sans" style:font-name-asian="Open Sans" style:font-name-complex="Open Sans"/>
    </style:style>
    <style:style style:name="T530_7" style:family="text">
      <style:text-properties style:font-name="Open Sans" style:font-name-asian="Open Sans" style:font-name-complex="Open Sans"/>
    </style:style>
    <style:style style:name="T530_8" style:family="text">
      <style:text-properties fo:font-weight="bold" style:font-weight-asian="bold" style:font-weight-complex="bold"/>
    </style:style>
  </office:automatic-styles>
  <office:body>
    <office:text>
      <text:h text:style-name="P1" text:outline-level="10"><text:bookmark-start text:name="h.tlvwgyuw7384"/><text:bookmark-end text:name="h.tlvwgyuw7384"/><text:span text:style-name="T1_1">CDEbian</text:span><text:span text:style-name="T1_2"><text:s/></text:span><text:span text:style-name="T1_3">Changelog</text:span><text:span text:style-name="T1_4">:</text:span></text:h>
      <text:p text:style-name="P2"/>
      <text:p text:style-name="P3"><text:span text:style-name="T3_1">What</text:span><text:span text:style-name="T3_2"><text:s/></text:span><text:span text:style-name="T3_3">follows</text:span><text:span text:style-name="T3_4"><text:s/></text:span><text:span text:style-name="T3_5">is</text:span><text:span text:style-name="T3_6"><text:s/></text:span><text:span text:style-name="T3_7">a</text:span><text:span text:style-name="T3_8"><text:s/></text:span><text:span text:style-name="T3_9">systematic</text:span><text:span text:style-name="T3_10"><text:s/>(</text:span><text:span text:style-name="T3_11">but</text:span><text:span text:style-name="T3_12"><text:s/></text:span><text:span text:style-name="T3_13">not</text:span><text:span text:style-name="T3_14"><text:s/></text:span><text:span text:style-name="T3_15">quite</text:span><text:span text:style-name="T3_16"><text:s/></text:span><text:span text:style-name="T3_17">chronological</text:span><text:span text:style-name="T3_18">)<text:s/></text:span><text:span text:style-name="T3_19">list</text:span><text:span text:style-name="T3_20"><text:s/></text:span><text:span text:style-name="T3_21">of</text:span><text:span text:style-name="T3_22"><text:s/></text:span><text:span text:style-name="T3_23">things</text:span><text:span text:style-name="T3_24"><text:s/></text:span><text:span text:style-name="T3_25">in</text:span><text:span text:style-name="T3_26"><text:s/></text:span><text:span text:style-name="T3_27">progress</text:span><text:span text:style-name="T3_28"><text:s/></text:span><text:span text:style-name="T3_29">with</text:span><text:span text:style-name="T3_30"><text:s/></text:span><text:span text:style-name="T3_31">CDEbian</text:span><text:span text:style-name="T3_32"><text:s/></text:span><text:span text:style-name="T3_33">and</text:span><text:span text:style-name="T3_34"><text:s/></text:span><text:span text:style-name="T3_35">general</text:span><text:span text:style-name="T3_36"><text:s/></text:span><text:span text:style-name="T3_37">discoveries</text:span><text:span text:style-name="T3_38"><text:s/></text:span><text:span text:style-name="T3_39">about</text:span><text:span text:style-name="T3_40"><text:s/></text:span><text:span text:style-name="T3_41">Debian</text:span><text:span text:style-name="T3_42"><text:s/></text:span><text:span text:style-name="T3_43">as</text:span><text:span text:style-name="T3_44"><text:s/></text:span><text:span text:style-name="T3_45">I</text:span><text:span text:style-name="T3_46"><text:s/></text:span><text:span text:style-name="T3_47">progress</text:span><text:span text:style-name="T3_48"><text:s/>(</text:span><text:span text:style-name="T3_49">kludge</text:span><text:span text:style-name="T3_50">)<text:s/></text:span><text:span text:style-name="T3_51">through</text:span><text:span text:style-name="T3_52"><text:s/></text:span><text:span text:style-name="T3_53">building</text:span><text:span text:style-name="T3_54"><text:s/></text:span><text:span text:style-name="T3_55">CDEbian</text:span><text:span text:style-name="T3_56">.<text:s/></text:span><text:span text:style-name="T3_57">This</text:span><text:span text:style-name="T3_58"><text:s/></text:span><text:span text:style-name="T3_59">project</text:span><text:span text:style-name="T3_60"><text:s/></text:span><text:span text:style-name="T3_61">is</text:span><text:span text:style-name="T3_62"><text:s/></text:span><text:span text:style-name="T3_63">a</text:span><text:span text:style-name="T3_64"><text:s/></text:span><text:span text:style-name="T3_65">labor</text:span><text:span text:style-name="T3_66"><text:s/></text:span><text:span text:style-name="T3_67">of</text:span><text:span text:style-name="T3_68"><text:s/></text:span><text:span text:style-name="T3_69">love</text:span><text:span text:style-name="T3_70">,<text:s/></text:span><text:span text:style-name="T3_71">love</text:span><text:span text:style-name="T3_72"><text:s/></text:span><text:span text:style-name="T3_73">for</text:span><text:span text:style-name="T3_74"><text:s/></text:span><text:span text:style-name="T3_75">CDE</text:span><text:span text:style-name="T3_76">!<text:s/></text:span><text:span text:style-name="T3_77">Its</text:span><text:span text:style-name="T3_78"><text:s/></text:span><text:span text:style-name="T3_79">completely</text:span><text:span text:style-name="T3_80"><text:s/></text:span><text:span text:style-name="T3_81">informal</text:span><text:span text:style-name="T3_82"><text:s/></text:span><text:span text:style-name="T3_83">and</text:span><text:span text:style-name="T3_84"><text:s/></text:span><text:span text:style-name="T3_85">at</text:span><text:span text:style-name="T3_86"><text:s/></text:span><text:span text:style-name="T3_87">times</text:span><text:span text:style-name="T3_88"><text:s/></text:span><text:span text:style-name="T3_89">tongue</text:span><text:span text:style-name="T3_90">-</text:span><text:span text:style-name="T3_91">in</text:span><text:span text:style-name="T3_92">-</text:span><text:span text:style-name="T3_93">cheek</text:span><text:span text:style-name="T3_94">.<text:s/></text:span><text:span text:style-name="T3_95">Enjoy</text:span><text:span text:style-name="T3_96">.</text:span></text:p>
      <text:p text:style-name="P4"/>
      <text:p text:style-name="P5"><text:span text:style-name="T5_1">This</text:span><text:span text:style-name="T5_2"><text:s/></text:span><text:span text:style-name="T5_3">document</text:span><text:span text:style-name="T5_4"><text:s/></text:span><text:span text:style-name="T5_5">is</text:span><text:span text:style-name="T5_6"><text:s/></text:span><text:span text:style-name="T5_7">maintained</text:span><text:span text:style-name="T5_8"><text:s/></text:span><text:span text:style-name="T5_9">completely</text:span><text:span text:style-name="T5_10"><text:s/></text:span><text:span text:style-name="T5_11">in</text:span><text:span text:style-name="T5_12"><text:s/></text:span><text:span text:style-name="T5_13">Google</text:span><text:span text:style-name="T5_14"><text:s/></text:span><text:span text:style-name="T5_15">Documents</text:span><text:span text:style-name="T5_16"><text:s/></text:span><text:span text:style-name="T5_17">and</text:span><text:span text:style-name="T5_18"><text:s/></text:span><text:span text:style-name="T5_19">lives</text:span><text:span text:style-name="T5_20"><text:s/></text:span><text:span text:style-name="T5_21">online</text:span><text:span text:style-name="T5_22"><text:s/></text:span><text:span text:style-name="T5_23">at</text:span><text:span text:style-name="T5_24">:<text:s/></text:span><text:span text:style-name="T5_25"><text:a xlink:type="simple" xlink:href="https://docs.google.com/document/d/1i63OcbhUJjoNQ_t8g8QANNuDGEw59rcBK8GVNfSLLbw/edit?pli=1"><text:span text:style-name="T5_26">https</text:span></text:a></text:span><text:span text:style-name="T5_27"><text:a xlink:type="simple" xlink:href="https://docs.google.com/document/d/1i63OcbhUJjoNQ_t8g8QANNuDGEw59rcBK8GVNfSLLbw/edit?pli=1"><text:span text:style-name="T5_28">://</text:span></text:a></text:span><text:span text:style-name="T5_29"><text:a xlink:type="simple" xlink:href="https://docs.google.com/document/d/1i63OcbhUJjoNQ_t8g8QANNuDGEw59rcBK8GVNfSLLbw/edit?pli=1"><text:span text:style-name="T5_30">docs</text:span></text:a></text:span><text:span text:style-name="T5_31"><text:a xlink:type="simple" xlink:href="https://docs.google.com/document/d/1i63OcbhUJjoNQ_t8g8QANNuDGEw59rcBK8GVNfSLLbw/edit?pli=1"><text:span text:style-name="T5_32">.</text:span></text:a></text:span><text:span text:style-name="T5_33"><text:a xlink:type="simple" xlink:href="https://docs.google.com/document/d/1i63OcbhUJjoNQ_t8g8QANNuDGEw59rcBK8GVNfSLLbw/edit?pli=1"><text:span text:style-name="T5_34">google</text:span></text:a></text:span><text:span text:style-name="T5_35"><text:a xlink:type="simple" xlink:href="https://docs.google.com/document/d/1i63OcbhUJjoNQ_t8g8QANNuDGEw59rcBK8GVNfSLLbw/edit?pli=1"><text:span text:style-name="T5_36">.</text:span></text:a></text:span><text:span text:style-name="T5_37"><text:a xlink:type="simple" xlink:href="https://docs.google.com/document/d/1i63OcbhUJjoNQ_t8g8QANNuDGEw59rcBK8GVNfSLLbw/edit?pli=1"><text:span text:style-name="T5_38">com</text:span></text:a></text:span><text:span text:style-name="T5_39"><text:a xlink:type="simple" xlink:href="https://docs.google.com/document/d/1i63OcbhUJjoNQ_t8g8QANNuDGEw59rcBK8GVNfSLLbw/edit?pli=1"><text:span text:style-name="T5_40">/</text:span></text:a></text:span><text:span text:style-name="T5_41"><text:a xlink:type="simple" xlink:href="https://docs.google.com/document/d/1i63OcbhUJjoNQ_t8g8QANNuDGEw59rcBK8GVNfSLLbw/edit?pli=1"><text:span text:style-name="T5_42">document</text:span></text:a></text:span><text:span text:style-name="T5_43"><text:a xlink:type="simple" xlink:href="https://docs.google.com/document/d/1i63OcbhUJjoNQ_t8g8QANNuDGEw59rcBK8GVNfSLLbw/edit?pli=1"><text:span text:style-name="T5_44">/</text:span></text:a></text:span><text:span text:style-name="T5_45"><text:a xlink:type="simple" xlink:href="https://docs.google.com/document/d/1i63OcbhUJjoNQ_t8g8QANNuDGEw59rcBK8GVNfSLLbw/edit?pli=1"><text:span text:style-name="T5_46">d</text:span></text:a></text:span><text:span text:style-name="T5_47"><text:a xlink:type="simple" xlink:href="https://docs.google.com/document/d/1i63OcbhUJjoNQ_t8g8QANNuDGEw59rcBK8GVNfSLLbw/edit?pli=1"><text:span text:style-name="T5_48">/1</text:span></text:a></text:span><text:span text:style-name="T5_49"><text:a xlink:type="simple" xlink:href="https://docs.google.com/document/d/1i63OcbhUJjoNQ_t8g8QANNuDGEw59rcBK8GVNfSLLbw/edit?pli=1"><text:span text:style-name="T5_50">i</text:span></text:a></text:span><text:span text:style-name="T5_51"><text:a xlink:type="simple" xlink:href="https://docs.google.com/document/d/1i63OcbhUJjoNQ_t8g8QANNuDGEw59rcBK8GVNfSLLbw/edit?pli=1"><text:span text:style-name="T5_52">63</text:span></text:a></text:span><text:span text:style-name="T5_53"><text:a xlink:type="simple" xlink:href="https://docs.google.com/document/d/1i63OcbhUJjoNQ_t8g8QANNuDGEw59rcBK8GVNfSLLbw/edit?pli=1"><text:span text:style-name="T5_54">OcbhUJjoNQ</text:span></text:a></text:span><text:span text:style-name="T5_55"><text:a xlink:type="simple" xlink:href="https://docs.google.com/document/d/1i63OcbhUJjoNQ_t8g8QANNuDGEw59rcBK8GVNfSLLbw/edit?pli=1"><text:span text:style-name="T5_56">_</text:span></text:a></text:span><text:span text:style-name="T5_57"><text:a xlink:type="simple" xlink:href="https://docs.google.com/document/d/1i63OcbhUJjoNQ_t8g8QANNuDGEw59rcBK8GVNfSLLbw/edit?pli=1"><text:span text:style-name="T5_58">t</text:span></text:a></text:span><text:span text:style-name="T5_59"><text:a xlink:type="simple" xlink:href="https://docs.google.com/document/d/1i63OcbhUJjoNQ_t8g8QANNuDGEw59rcBK8GVNfSLLbw/edit?pli=1"><text:span text:style-name="T5_60">8</text:span></text:a></text:span><text:span text:style-name="T5_61"><text:a xlink:type="simple" xlink:href="https://docs.google.com/document/d/1i63OcbhUJjoNQ_t8g8QANNuDGEw59rcBK8GVNfSLLbw/edit?pli=1"><text:span text:style-name="T5_62">g</text:span></text:a></text:span><text:span text:style-name="T5_63"><text:a xlink:type="simple" xlink:href="https://docs.google.com/document/d/1i63OcbhUJjoNQ_t8g8QANNuDGEw59rcBK8GVNfSLLbw/edit?pli=1"><text:span text:style-name="T5_64">8</text:span></text:a></text:span><text:span text:style-name="T5_65"><text:a xlink:type="simple" xlink:href="https://docs.google.com/document/d/1i63OcbhUJjoNQ_t8g8QANNuDGEw59rcBK8GVNfSLLbw/edit?pli=1"><text:span text:style-name="T5_66">QANNuDGEw</text:span></text:a></text:span><text:span text:style-name="T5_67"><text:a xlink:type="simple" xlink:href="https://docs.google.com/document/d/1i63OcbhUJjoNQ_t8g8QANNuDGEw59rcBK8GVNfSLLbw/edit?pli=1"><text:span text:style-name="T5_68">59</text:span></text:a></text:span><text:span text:style-name="T5_69"><text:a xlink:type="simple" xlink:href="https://docs.google.com/document/d/1i63OcbhUJjoNQ_t8g8QANNuDGEw59rcBK8GVNfSLLbw/edit?pli=1"><text:span text:style-name="T5_70">rcBK</text:span></text:a></text:span><text:span text:style-name="T5_71"><text:a xlink:type="simple" xlink:href="https://docs.google.com/document/d/1i63OcbhUJjoNQ_t8g8QANNuDGEw59rcBK8GVNfSLLbw/edit?pli=1"><text:span text:style-name="T5_72">8</text:span></text:a></text:span><text:span text:style-name="T5_73"><text:a xlink:type="simple" xlink:href="https://docs.google.com/document/d/1i63OcbhUJjoNQ_t8g8QANNuDGEw59rcBK8GVNfSLLbw/edit?pli=1"><text:span text:style-name="T5_74">GVNfSLLbw</text:span></text:a></text:span><text:span text:style-name="T5_75"><text:a xlink:type="simple" xlink:href="https://docs.google.com/document/d/1i63OcbhUJjoNQ_t8g8QANNuDGEw59rcBK8GVNfSLLbw/edit?pli=1"><text:span text:style-name="T5_76">/</text:span></text:a></text:span><text:span text:style-name="T5_77"><text:a xlink:type="simple" xlink:href="https://docs.google.com/document/d/1i63OcbhUJjoNQ_t8g8QANNuDGEw59rcBK8GVNfSLLbw/edit?pli=1"><text:span text:style-name="T5_78">edit</text:span></text:a></text:span><text:span text:style-name="T5_79"><text:a xlink:type="simple" xlink:href="https://docs.google.com/document/d/1i63OcbhUJjoNQ_t8g8QANNuDGEw59rcBK8GVNfSLLbw/edit?pli=1"><text:span text:style-name="T5_80">?</text:span></text:a></text:span><text:span text:style-name="T5_81"><text:a xlink:type="simple" xlink:href="https://docs.google.com/document/d/1i63OcbhUJjoNQ_t8g8QANNuDGEw59rcBK8GVNfSLLbw/edit?pli=1"><text:span text:style-name="T5_82">pli</text:span></text:a></text:span><text:span text:style-name="T5_83"><text:a xlink:type="simple" xlink:href="https://docs.google.com/document/d/1i63OcbhUJjoNQ_t8g8QANNuDGEw59rcBK8GVNfSLLbw/edit?pli=1"><text:span text:style-name="T5_84">=1</text:span></text:a></text:span><text:span text:style-name="T5_85"><text:s/></text:span><text:span text:style-name="T5_86">Please</text:span><text:span text:style-name="T5_87"><text:s/></text:span><text:span text:style-name="T5_88">refer</text:span><text:span text:style-name="T5_89"><text:s/></text:span><text:span text:style-name="T5_90">to</text:span><text:span text:style-name="T5_91"><text:s/></text:span><text:span text:style-name="T5_92">this</text:span><text:span text:style-name="T5_93"><text:s/></text:span><text:span text:style-name="T5_94">URL</text:span><text:span text:style-name="T5_95"><text:s/></text:span><text:span text:style-name="T5_96">for</text:span><text:span text:style-name="T5_97"><text:s/></text:span><text:span text:style-name="T5_98">the</text:span><text:span text:style-name="T5_99"><text:s/></text:span><text:span text:style-name="T5_100">most</text:span><text:span text:style-name="T5_101"><text:s/></text:span><text:span text:style-name="T5_102">recent</text:span><text:span text:style-name="T5_103"><text:s/></text:span><text:span text:style-name="T5_104">version</text:span><text:span text:style-name="T5_105"><text:s/></text:span><text:span text:style-name="T5_106">of</text:span><text:span text:style-name="T5_107"><text:s/></text:span><text:span text:style-name="T5_108">this</text:span><text:span text:style-name="T5_109"><text:s/></text:span><text:span text:style-name="T5_110">document</text:span><text:span text:style-name="T5_111">.</text:span></text:p>
      <text:p text:style-name="P6"/>
      <text:p text:style-name="P7"><text:span text:style-name="T7_1">G</text:span><text:span text:style-name="T7_2">eneralized</text:span><text:span text:style-name="T7_3"><text:s/></text:span><text:span text:style-name="T7_4">layout</text:span><text:span text:style-name="T7_5"><text:s/></text:span><text:span text:style-name="T7_6">features</text:span><text:span text:style-name="T7_7">:</text:span></text:p>
      <text:p text:style-name="P8"/>
      <text:p text:style-name="P9"><text:span text:style-name="T9_1">Highlighting</text:span><text:span text:style-name="T9_2"><text:s/></text:span><text:span text:style-name="T9_3">in</text:span><text:span text:style-name="T9_4"><text:s/></text:span><text:span text:style-name="T9_5">GREEN</text:span><text:span text:style-name="T9_6"><text:s/></text:span><text:span text:style-name="T9_7">means</text:span><text:span text:style-name="T9_8">:<text:s/></text:span><text:span text:style-name="T9_9">Done</text:span><text:span text:style-name="T9_10"><text:s/></text:span><text:span text:style-name="T9_11">or</text:span><text:span text:style-name="T9_12"><text:s/></text:span><text:span text:style-name="T9_13">Success</text:span><text:span text:style-name="T9_14">!<text:s/></text:span><text:span text:style-name="T9_15">Something</text:span><text:span text:style-name="T9_16"><text:s/></text:span><text:span text:style-name="T9_17">completed</text:span></text:p>
      <text:p text:style-name="P10"><text:span text:style-name="T10_1">Highlighting</text:span><text:span text:style-name="T10_2"><text:s/></text:span><text:span text:style-name="T10_3">in</text:span><text:span text:style-name="T10_4"><text:s/></text:span><text:span text:style-name="T10_5">BLUE</text:span><text:span text:style-name="T10_6"><text:s/></text:span><text:span text:style-name="T10_7">means</text:span><text:span text:style-name="T10_8">:<text:s/></text:span><text:span text:style-name="T10_9">Fix</text:span><text:span text:style-name="T10_10"><text:s/></text:span><text:span text:style-name="T10_11">or</text:span><text:span text:style-name="T10_12"><text:s/></text:span><text:span text:style-name="T10_13">Works</text:span><text:span text:style-name="T10_14">!<text:s/></text:span><text:span text:style-name="T10_15">A</text:span><text:span text:style-name="T10_16"><text:s/></text:span><text:span text:style-name="T10_17">method</text:span><text:span text:style-name="T10_18"><text:s/></text:span><text:span text:style-name="T10_19">of</text:span><text:span text:style-name="T10_20"><text:s/></text:span><text:span text:style-name="T10_21">fixing</text:span><text:span text:style-name="T10_22"><text:s/></text:span><text:span text:style-name="T10_23">something</text:span><text:span text:style-name="T10_24"><text:s/></text:span><text:span text:style-name="T10_25">in</text:span><text:span text:style-name="T10_26"><text:s/></text:span><text:span text:style-name="T10_27">the</text:span><text:span text:style-name="T10_28"><text:s/></text:span><text:span text:style-name="T10_29">changelog</text:span></text:p>
      <text:p text:style-name="P11"><text:span text:style-name="T11_1">Highlighting</text:span><text:span text:style-name="T11_2"><text:s/></text:span><text:span text:style-name="T11_3">in</text:span><text:span text:style-name="T11_4"><text:s/></text:span><text:span text:style-name="T11_5">ORANGE</text:span><text:span text:style-name="T11_6"><text:s/></text:span><text:span text:style-name="T11_7">through</text:span><text:span text:style-name="T11_8"><text:s/></text:span><text:span text:style-name="T11_9">RED</text:span><text:span text:style-name="T11_10"><text:s/></text:span><text:span text:style-name="T11_11">means</text:span><text:span text:style-name="T11_12">:<text:s/></text:span><text:span text:style-name="T11_13">Bug</text:span><text:span text:style-name="T11_14">/</text:span><text:span text:style-name="T11_15">Broken</text:span><text:span text:style-name="T11_16">/</text:span><text:span text:style-name="T11_17">Fix</text:span><text:span text:style-name="T11_18"><text:s/></text:span><text:span text:style-name="T11_19">Needed</text:span><text:span text:style-name="T11_20">,<text:s/></text:span><text:span text:style-name="T11_21">in</text:span><text:span text:style-name="T11_22"><text:s/></text:span><text:span text:style-name="T11_23">level</text:span><text:span text:style-name="T11_24"><text:s/></text:span><text:span text:style-name="T11_25">of</text:span><text:span text:style-name="T11_26"><text:s/></text:span><text:span text:style-name="T11_27">severity</text:span><text:span text:style-name="T11_28"><text:s/></text:span><text:span text:style-name="T11_29">red</text:span><text:span text:style-name="T11_30">=</text:span><text:span text:style-name="T11_31">worse</text:span></text:p>
      <text:p text:style-name="P12"><text:span text:style-name="T12_1">Highlighting</text:span><text:span text:style-name="T12_2"><text:s/></text:span><text:span text:style-name="T12_3">in</text:span><text:span text:style-name="T12_4"><text:s/></text:span><text:span text:style-name="T12_5">YELLOW</text:span><text:span text:style-name="T12_6"><text:s/></text:span><text:span text:style-name="T12_7">or</text:span><text:span text:style-name="T12_8"><text:s/></text:span><text:span text:style-name="T12_9">ITALICS</text:span><text:span text:style-name="T12_10"><text:s/></text:span><text:span text:style-name="T12_11">means</text:span><text:span text:style-name="T12_12">:<text:s/></text:span><text:span text:style-name="T12_13">Info</text:span><text:span text:style-name="T12_14"><text:s/></text:span><text:span text:style-name="T12_15">to</text:span><text:span text:style-name="T12_16"><text:s/></text:span><text:span text:style-name="T12_17">recall</text:span><text:span text:style-name="T12_18"><text:s/></text:span><text:span text:style-name="T12_19">later</text:span><text:span text:style-name="T12_20">;<text:s/></text:span><text:span text:style-name="T12_21">interesting</text:span><text:span text:style-name="T12_22"><text:s/></text:span><text:span text:style-name="T12_23">tidbits</text:span><text:span text:style-name="T12_24">;<text:s/></text:span><text:span text:style-name="T12_25">redirects</text:span></text:p>
      <text:p text:style-name="P13"><text:span text:style-name="T13_1">Highlighting</text:span><text:span text:style-name="T13_2"><text:s/></text:span><text:span text:style-name="T13_3">in</text:span><text:span text:style-name="T13_4"><text:s/></text:span><text:span text:style-name="T13_5">SALMON</text:span><text:span text:style-name="T13_6"><text:s/></text:span><text:span text:style-name="T13_7">means</text:span><text:span text:style-name="T13_8">:<text:s/></text:span><text:span text:style-name="T13_9">Callouts</text:span><text:span text:style-name="T13_10"><text:s/></text:span><text:span text:style-name="T13_11">or</text:span><text:span text:style-name="T13_12"><text:s/></text:span><text:span text:style-name="T13_13">thanks</text:span><text:span text:style-name="T13_14"><text:s/></text:span><text:span text:style-name="T13_15">for</text:span><text:span text:style-name="T13_16"><text:s/></text:span><text:span text:style-name="T13_17">external</text:span><text:span text:style-name="T13_18"><text:s/></text:span><text:span text:style-name="T13_19">solutions</text:span><text:span text:style-name="T13_20"><text:s/></text:span><text:span text:style-name="T13_21">used</text:span><text:span text:style-name="T13_22"><text:s/></text:span><text:span text:style-name="T13_23">in</text:span><text:span text:style-name="T13_24"><text:s/></text:span><text:span text:style-name="T13_25">CDEbian</text:span></text:p>
      <text:p text:style-name="P14"><text:span text:style-name="T14_1">Highlighting</text:span><text:span text:style-name="T14_2"><text:s/></text:span><text:span text:style-name="T14_3">in</text:span><text:span text:style-name="T14_4"><text:s/></text:span><text:span text:style-name="T14_5">any</text:span><text:span text:style-name="T14_6"><text:s/></text:span><text:span text:style-name="T14_7">other</text:span><text:span text:style-name="T14_8"><text:s/></text:span><text:span text:style-name="T14_9">color</text:span><text:span text:style-name="T14_10">(</text:span><text:span text:style-name="T14_11">s</text:span><text:span text:style-name="T14_12">)<text:s/></text:span><text:span text:style-name="T14_13">should</text:span><text:span text:style-name="T14_14"><text:s/></text:span><text:span text:style-name="T14_15">have</text:span><text:span text:style-name="T14_16"><text:s/></text:span><text:span text:style-name="T14_17">inline</text:span><text:span text:style-name="T14_18"><text:s/></text:span><text:span text:style-name="T14_19">explanation</text:span><text:span text:style-name="T14_20">.</text:span></text:p>
      <text:p text:style-name="P15"/>
      <text:p text:style-name="P16"><text:span text:style-name="T16_1">STRIKETHROUGH</text:span><text:span text:style-name="T16_2"><text:s/></text:span><text:span text:style-name="T16_3">means</text:span><text:span text:style-name="T16_4"><text:s/></text:span><text:span text:style-name="T16_5">something</text:span><text:span text:style-name="T16_6"><text:s/></text:span><text:span text:style-name="T16_7">that</text:span><text:span text:style-name="T16_8"><text:s/></text:span><text:span text:style-name="T16_9">didn</text:span><text:span text:style-name="T16_10">’</text:span><text:span text:style-name="T16_11">t</text:span><text:span text:style-name="T16_12"><text:s/></text:span><text:span text:style-name="T16_13">make</text:span><text:span text:style-name="T16_14"><text:s/></text:span><text:span text:style-name="T16_15">it</text:span><text:span text:style-name="T16_16">,<text:s/></text:span><text:span text:style-name="T16_17">or</text:span><text:span text:style-name="T16_18"><text:s/></text:span><text:span text:style-name="T16_19">an</text:span><text:span text:style-name="T16_20"><text:s/></text:span><text:span text:style-name="T16_21">idea</text:span><text:span text:style-name="T16_22"><text:s/></text:span><text:span text:style-name="T16_23">that</text:span><text:span text:style-name="T16_24"><text:s/></text:span><text:span text:style-name="T16_25">doesn</text:span><text:span text:style-name="T16_26">’</text:span><text:span text:style-name="T16_27">t</text:span><text:span text:style-name="T16_28"><text:s/></text:span><text:span text:style-name="T16_29">work</text:span><text:span text:style-name="T16_30">.<text:s/></text:span><text:span text:style-name="T16_31">I</text:span><text:span text:style-name="T16_32">’</text:span><text:span text:style-name="T16_33">ve</text:span><text:span text:style-name="T16_34"><text:s/></text:span><text:span text:style-name="T16_35">left</text:span><text:span text:style-name="T16_36"><text:s/></text:span><text:span text:style-name="T16_37">them</text:span><text:span text:style-name="T16_38"><text:s/></text:span><text:span text:style-name="T16_39">in</text:span><text:span text:style-name="T16_40"><text:s/></text:span><text:span text:style-name="T16_41">so</text:span><text:span text:style-name="T16_42"><text:s/></text:span><text:span text:style-name="T16_43">that</text:span><text:span text:style-name="T16_44"><text:s/></text:span><text:span text:style-name="T16_45">I</text:span><text:span text:style-name="T16_46"><text:s/></text:span><text:span text:style-name="T16_47">can</text:span><text:span text:style-name="T16_48"><text:s/></text:span><text:span text:style-name="T16_49">see</text:span><text:span text:style-name="T16_50"><text:s/></text:span><text:span text:style-name="T16_51">my</text:span><text:span text:style-name="T16_52"><text:s/></text:span><text:span text:style-name="T16_53">thought</text:span><text:span text:style-name="T16_54"><text:s/></text:span><text:span text:style-name="T16_55">process</text:span><text:span text:style-name="T16_56">.</text:span></text:p>
      <text:p text:style-name="P17"/>
      <text:p text:style-name="P18"><text:span text:style-name="T18_1">Release</text:span><text:span text:style-name="T18_2"><text:s/>#<text:s/>(</text:span><text:span text:style-name="T18_3">date</text:span><text:span text:style-name="T18_4">/</text:span><text:span text:style-name="T18_5">type</text:span><text:span text:style-name="T18_6">):</text:span></text:p>
      <text:p text:style-name="P19"><text:span text:style-name="T19_1">STATUS</text:span><text:span text:style-name="T19_2">:<text:s/>-<text:s/></text:span><text:span text:style-name="T19_3">Item</text:span><text:span text:style-name="T19_4"><text:s/></text:span><text:span text:style-name="T19_5">Description</text:span></text:p>
      <text:p text:style-name="P20"><text:span text:style-name="T20_1">SUBSTATUS</text:span><text:span text:style-name="T20_2">:<text:tab/></text:span><text:span text:style-name="T20_3">Action</text:span><text:span text:style-name="T20_4"><text:s/></text:span><text:span text:style-name="T20_5">item</text:span><text:span text:style-name="T20_6"><text:s/>#1</text:span></text:p>
      <text:p text:style-name="P21"><text:span text:style-name="T21_1"><text:tab/><text:tab/><text:tab/></text:span><text:span text:style-name="T21_2">Action</text:span><text:span text:style-name="T21_3"><text:s/></text:span><text:span text:style-name="T21_4">item</text:span><text:span text:style-name="T21_5"><text:s/></text:span><text:span text:style-name="T21_6">detail</text:span><text:span text:style-name="T21_7">/</text:span><text:span text:style-name="T21_8">solution</text:span></text:p>
      <text:p text:style-name="P22"><text:span text:style-name="T22_1">Action</text:span><text:span text:style-name="T22_2"><text:s/></text:span><text:span text:style-name="T22_3">item</text:span><text:span text:style-name="T22_4"><text:s/>#2</text:span></text:p>
      <text:p text:style-name="P23"><text:span text:style-name="T23_1">Action</text:span><text:span text:style-name="T23_2"><text:s/></text:span><text:span text:style-name="T23_3">item</text:span><text:span text:style-name="T23_4"><text:s/></text:span><text:span text:style-name="T23_5">detail</text:span><text:span text:style-name="T23_6">/</text:span><text:span text:style-name="T23_7">solution</text:span></text:p>
      <text:p text:style-name="P24"/>
      <text:p text:style-name="P25"><text:span text:style-name="T25_1">INPROG</text:span><text:span text:style-name="T25_2"><text:s/></text:span><text:span text:style-name="T25_3">means</text:span><text:span text:style-name="T25_4"><text:s/></text:span><text:span text:style-name="T25_5">an</text:span><text:span text:style-name="T25_6"><text:s/></text:span><text:span text:style-name="T25_7">item</text:span><text:span text:style-name="T25_8"><text:s/></text:span><text:span text:style-name="T25_9">is</text:span><text:span text:style-name="T25_10"><text:s/></text:span><text:span text:style-name="T25_11">in</text:span><text:span text:style-name="T25_12">-</text:span><text:span text:style-name="T25_13">progress</text:span><text:span text:style-name="T25_14">;<text:s/></text:span><text:span text:style-name="T25_15">DONE</text:span><text:span text:style-name="T25_16"><text:s/></text:span><text:span text:style-name="T25_17">means</text:span><text:span text:style-name="T25_18"><text:s/></text:span><text:span text:style-name="T25_19">an</text:span><text:span text:style-name="T25_20"><text:s/></text:span><text:span text:style-name="T25_21">item</text:span><text:span text:style-name="T25_22"><text:s/></text:span><text:span text:style-name="T25_23">complete</text:span><text:span text:style-name="T25_24">.<text:s/></text:span><text:span text:style-name="T25_25">The</text:span><text:span text:style-name="T25_26"><text:s/></text:span><text:span text:style-name="T25_27">word</text:span><text:span text:style-name="T25_28"><text:s/></text:span><text:span text:style-name="T25_29">REGRESS</text:span><text:span text:style-name="T25_30"><text:s/></text:span><text:span text:style-name="T25_31">is</text:span><text:span text:style-name="T25_32"><text:s/></text:span><text:span text:style-name="T25_33">used</text:span><text:span text:style-name="T25_34"><text:s/></text:span><text:span text:style-name="T25_35">incorrectly</text:span><text:span text:style-name="T25_36"><text:s/></text:span><text:span text:style-name="T25_37">to</text:span><text:span text:style-name="T25_38"><text:s/></text:span><text:span text:style-name="T25_39">indicate</text:span><text:span text:style-name="T25_40"><text:s/></text:span><text:span text:style-name="T25_41">something</text:span><text:span text:style-name="T25_42"><text:s/></text:span><text:span text:style-name="T25_43">I</text:span><text:span text:style-name="T25_44">’</text:span><text:span text:style-name="T25_45">m</text:span><text:span text:style-name="T25_46"><text:s/></text:span><text:span text:style-name="T25_47">sending</text:span><text:span text:style-name="T25_48"><text:s/></text:span><text:span text:style-name="T25_49">forward</text:span><text:span text:style-name="T25_50"><text:s/></text:span><text:span text:style-name="T25_51">to</text:span><text:span text:style-name="T25_52"><text:s/></text:span><text:span text:style-name="T25_53">a</text:span><text:span text:style-name="T25_54"><text:s/></text:span><text:span text:style-name="T25_55">future</text:span><text:span text:style-name="T25_56"><text:s/></text:span><text:span text:style-name="T25_57">build</text:span><text:span text:style-name="T25_58">.<text:s/></text:span><text:span text:style-name="T25_59">Headings</text:span><text:span text:style-name="T25_60"><text:s/></text:span><text:span text:style-name="T25_61">in</text:span><text:span text:style-name="T25_62"><text:s/></text:span><text:span text:style-name="T25_63">CAPITAL</text:span><text:span text:style-name="T25_64"><text:s/></text:span><text:span text:style-name="T25_65">letters</text:span><text:span text:style-name="T25_66"><text:s/>(</text:span><text:span text:style-name="T25_67">TO</text:span><text:span text:style-name="T25_68"><text:s/></text:span><text:span text:style-name="T25_69">DO</text:span><text:span text:style-name="T25_70">,<text:s/></text:span><text:span text:style-name="T25_71">FIX</text:span><text:span text:style-name="T25_72">,<text:s/></text:span><text:span text:style-name="T25_73">WORKS</text:span><text:span text:style-name="T25_74">,<text:s/></text:span><text:span text:style-name="T25_75">etc</text:span><text:span text:style-name="T25_76">.)<text:s/></text:span><text:span text:style-name="T25_77">are</text:span><text:span text:style-name="T25_78"><text:s/></text:span><text:span text:style-name="T25_79">for</text:span><text:span text:style-name="T25_80"><text:s/></text:span><text:span text:style-name="T25_81">emphasis</text:span><text:span text:style-name="T25_82"><text:s/></text:span><text:span text:style-name="T25_83">and</text:span><text:span text:style-name="T25_84"><text:s/></text:span><text:span text:style-name="T25_85">searchability</text:span><text:span text:style-name="T25_86">.<text:s/></text:span><text:span text:style-name="T25_87">As</text:span><text:span text:style-name="T25_88"><text:s/></text:span><text:span text:style-name="T25_89">of</text:span><text:span text:style-name="T25_90"><text:s/></text:span><text:span text:style-name="T25_91">release</text:span><text:span text:style-name="T25_92"><text:s/>0.7,<text:s/></text:span><text:span text:style-name="T25_93">the</text:span><text:span text:style-name="T25_94"><text:s/></text:span><text:span text:style-name="T25_95">term</text:span><text:span text:style-name="T25_96"><text:s/></text:span><text:span text:style-name="T25_97">BUG</text:span><text:span text:style-name="T25_98"><text:s/></text:span><text:span text:style-name="T25_99">is</text:span><text:span text:style-name="T25_100"><text:s/></text:span><text:span text:style-name="T25_101">being</text:span><text:span text:style-name="T25_102"><text:s/></text:span><text:span text:style-name="T25_103">added</text:span><text:span text:style-name="T25_104"><text:s/></text:span><text:span text:style-name="T25_105">to</text:span><text:span text:style-name="T25_106"><text:s/></text:span><text:span text:style-name="T25_107">specify</text:span><text:span text:style-name="T25_108"><text:s/></text:span><text:span text:style-name="T25_109">items</text:span><text:span text:style-name="T25_110"><text:s/></text:span><text:span text:style-name="T25_111">which</text:span><text:span text:style-name="T25_112"><text:s/></text:span><text:span text:style-name="T25_113">need</text:span><text:span text:style-name="T25_114"><text:s/></text:span><text:span text:style-name="T25_115">attention</text:span><text:span text:style-name="T25_116"><text:s/></text:span><text:span text:style-name="T25_117">in</text:span><text:span text:style-name="T25_118"><text:s/></text:span><text:span text:style-name="T25_119">the</text:span><text:span text:style-name="T25_120"><text:s/></text:span><text:span text:style-name="T25_121">FUTURE</text:span><text:span text:style-name="T25_122"><text:s/></text:span><text:span text:style-name="T25_123">build</text:span><text:span text:style-name="T25_124">.<text:s/></text:span></text:p>
      <text:p text:style-name="P26"/>
      <text:p text:style-name="P27"><text:span text:style-name="T27_1">Bug</text:span><text:span text:style-name="T27_2"><text:s/></text:span><text:span text:style-name="T27_3">reports</text:span><text:span text:style-name="T27_4">,<text:s/></text:span><text:span text:style-name="T27_5">app</text:span><text:span text:style-name="T27_6"><text:s/></text:span><text:span text:style-name="T27_7">requests</text:span><text:span text:style-name="T27_8">,<text:s/></text:span><text:span text:style-name="T27_9">and</text:span><text:span text:style-name="T27_10"><text:s/></text:span><text:span text:style-name="T27_11">general</text:span><text:span text:style-name="T27_12"><text:s/></text:span><text:span text:style-name="T27_13">banter</text:span><text:span text:style-name="T27_14">:<text:s/></text:span><text:span text:style-name="T27_15">irc</text:span><text:span text:style-name="T27_16">.</text:span><text:span text:style-name="T27_17">freenode</text:span><text:span text:style-name="T27_18">.</text:span><text:span text:style-name="T27_19">net</text:span><text:span text:style-name="T27_20">/</text:span><text:span text:style-name="T27_21">fridaynightunix</text:span></text:p>
      <text:p text:style-name="P28"/>
      <text:p text:style-name="P29"><text:span text:style-name="T29_1">0.1<text:s/></text:span><text:span text:style-name="T29_2">internal</text:span><text:span text:style-name="T29_3"><text:s/></text:span><text:span text:style-name="T29_4">build</text:span><text:span text:style-name="T29_5"><text:s/>(</text:span><text:span text:style-name="T29_6">no</text:span><text:span text:style-name="T29_7"><text:s/></text:span><text:span text:style-name="T29_8">public</text:span><text:span text:style-name="T29_9"><text:s/></text:span><text:span text:style-name="T29_10">release</text:span><text:span text:style-name="T29_11">):</text:span></text:p>
      <text:p text:style-name="P30"/>
      <text:p text:style-name="P31"><text:span text:style-name="T31_1">Built</text:span><text:span text:style-name="T31_2"><text:s/></text:span><text:span text:style-name="T31_3">full</text:span><text:span text:style-name="T31_4"><text:s/></text:span><text:span text:style-name="T31_5">CDE</text:span><text:span text:style-name="T31_6"><text:s/></text:span><text:span text:style-name="T31_7">on</text:span><text:span text:style-name="T31_8"><text:s/></text:span><text:span text:style-name="T31_9">i</text:span><text:span text:style-name="T31_10">386<text:s/></text:span><text:span text:style-name="T31_11">Debian</text:span><text:span text:style-name="T31_12">,<text:s/></text:span><text:span text:style-name="T31_13">no</text:span><text:span text:style-name="T31_14"><text:s/></text:span><text:span text:style-name="T31_15">customizations</text:span><text:span text:style-name="T31_16">,<text:s/></text:span><text:span text:style-name="T31_17">make</text:span><text:span text:style-name="T31_18"><text:s/></text:span><text:span text:style-name="T31_19">World</text:span><text:span text:style-name="T31_20"><text:s/>(</text:span><text:span text:style-name="T31_21">with</text:span><text:span text:style-name="T31_22"><text:s/></text:span><text:span text:style-name="T31_23">everything</text:span><text:span text:style-name="T31_24">)</text:span></text:p>
      <text:p text:style-name="P32"><text:span text:style-name="T32_1">VM</text:span><text:span text:style-name="T32_2"><text:s/></text:span><text:span text:style-name="T32_3">Image</text:span><text:span text:style-name="T32_4"><text:s/></text:span><text:span text:style-name="T32_5">built</text:span><text:span text:style-name="T32_6"><text:s/></text:span><text:span text:style-name="T32_7">on</text:span><text:span text:style-name="T32_8"><text:s/></text:span><text:span text:style-name="T32_9">VMWare</text:span><text:span text:style-name="T32_10"><text:s/></text:span><text:span text:style-name="T32_11">Fusion</text:span><text:span text:style-name="T32_12"><text:s/>4.1.2<text:s/></text:span><text:span text:style-name="T32_13">OSX</text:span><text:span text:style-name="T32_14"><text:s/>10.8.1<text:s/></text:span><text:span text:style-name="T32_15">tested</text:span><text:span text:style-name="T32_16"><text:s/></text:span><text:span text:style-name="T32_17">with</text:span><text:span text:style-name="T32_18"><text:s/></text:span><text:span text:style-name="T32_19">VMWare</text:span><text:span text:style-name="T32_20"><text:s/></text:span><text:span text:style-name="T32_21">Player</text:span><text:span text:style-name="T32_22"><text:s/>5.0.0.83188<text:s/></text:span><text:span text:style-name="T32_23">on</text:span><text:span text:style-name="T32_24"><text:s/></text:span><text:span text:style-name="T32_25">WinXP</text:span><text:span text:style-name="T32_26">/</text:span><text:span text:style-name="T32_27">Debian</text:span><text:span text:style-name="T32_28"><text:s/></text:span><text:span text:style-name="T32_29">test</text:span><text:span text:style-name="T32_30"><text:s/></text:span><text:span text:style-name="T32_31">systems</text:span><text:span text:style-name="T32_32">.</text:span></text:p>
      <text:p text:style-name="P33"/>
      <text:p text:style-name="P34"><text:span text:style-name="T34_1">0.2<text:s/>(1</text:span><text:span text:style-name="T34_2">st</text:span><text:span text:style-name="T34_3"><text:s/></text:span><text:span text:style-name="T34_4">public</text:span><text:span text:style-name="T34_5"><text:s/></text:span><text:span text:style-name="T34_6">release</text:span><text:span text:style-name="T34_7">,<text:s/></text:span><text:span text:style-name="T34_8">VMWare</text:span><text:span text:style-name="T34_9"><text:s/></text:span><text:span text:style-name="T34_10">Image</text:span><text:span text:style-name="T34_11"><text:s/></text:span><text:span text:style-name="T34_12">only</text:span><text:span text:style-name="T34_13">):<text:s/>9/16/2012</text:span></text:p>
      <text:p text:style-name="P35"/>
      <text:p text:style-name="P36"><text:span text:style-name="T36_1">Base</text:span><text:span text:style-name="T36_2"><text:s/></text:span><text:span text:style-name="T36_3">system</text:span><text:span text:style-name="T36_4"><text:s/>+<text:s/></text:span><text:span text:style-name="T36_5">OpenSSH</text:span><text:span text:style-name="T36_6">,<text:s/></text:span><text:span text:style-name="T36_7">Xorg</text:span><text:span text:style-name="T36_8">,<text:s/></text:span><text:span text:style-name="T36_9">Ksh</text:span><text:span text:style-name="T36_10">,<text:s/></text:span><text:span text:style-name="T36_11">rpcbind</text:span><text:span text:style-name="T36_12"><text:s/>(</text:span><text:span text:style-name="T36_13">set</text:span><text:span text:style-name="T36_14"><text:s/></text:span><text:span text:style-name="T36_15">with</text:span><text:span text:style-name="T36_16"><text:s/>-</text:span><text:span text:style-name="T36_17">i</text:span><text:span text:style-name="T36_18">)</text:span></text:p>
      <text:p text:style-name="P37"/>
      <text:p text:style-name="P38"><text:span text:style-name="T38_1">Added</text:span><text:span text:style-name="T38_2"><text:s/></text:span><text:span text:style-name="T38_3">Google</text:span><text:span text:style-name="T38_4"><text:s/></text:span><text:span text:style-name="T38_5">Linux</text:span><text:span text:style-name="T38_6"><text:s/></text:span><text:span text:style-name="T38_7">Repository</text:span><text:span text:style-name="T38_8"><text:s/></text:span><text:span text:style-name="T38_9">for</text:span><text:span text:style-name="T38_10"><text:s/></text:span><text:span text:style-name="T38_11">Debian</text:span><text:span text:style-name="T38_12">/</text:span><text:span text:style-name="T38_13">Google</text:span><text:span text:style-name="T38_14"><text:s/></text:span><text:span text:style-name="T38_15">SSL</text:span><text:span text:style-name="T38_16"><text:s/></text:span><text:span text:style-name="T38_17">Key</text:span><text:span text:style-name="T38_18">/</text:span><text:span text:style-name="T38_19">install</text:span><text:span text:style-name="T38_20"><text:s/></text:span><text:span text:style-name="T38_21">Google</text:span><text:span text:style-name="T38_22"><text:s/></text:span><text:span text:style-name="T38_23">Chrome</text:span></text:p>
      <text:p text:style-name="P39"><text:span text:style-name="T39_1"><text:tab/><text:tab/></text:span><text:span text:style-name="T39_2">Icon</text:span><text:span text:style-name="T39_3"><text:s/></text:span><text:span text:style-name="T39_4">for</text:span><text:span text:style-name="T39_5"><text:s/></text:span><text:span text:style-name="T39_6">Chrome</text:span><text:span text:style-name="T39_7"><text:s/></text:span><text:span text:style-name="T39_8">installed</text:span><text:span text:style-name="T39_9"><text:s/></text:span><text:span text:style-name="T39_10">in</text:span><text:span text:style-name="T39_11"><text:s/>~./</text:span><text:span text:style-name="T39_12">dt</text:span><text:span text:style-name="T39_13">/</text:span><text:span text:style-name="T39_14">appmanager</text:span><text:span text:style-name="T39_15"><text:s/>(</text:span><text:span text:style-name="T39_16">shows</text:span><text:span text:style-name="T39_17"><text:s/></text:span><text:span text:style-name="T39_18">up</text:span><text:span text:style-name="T39_19"><text:s/></text:span><text:span text:style-name="T39_20">in</text:span><text:span text:style-name="T39_21"><text:s/></text:span><text:span text:style-name="T39_22">AppManager</text:span><text:span text:style-name="T39_23">)</text:span></text:p>
      <text:p text:style-name="P40"/>
      <text:p text:style-name="P41"><text:span text:style-name="T41_1">Used</text:span><text:span text:style-name="T41_2"><text:s/>‘</text:span><text:span text:style-name="T41_3">Crimson</text:span><text:span text:style-name="T41_4">’<text:s/></text:span><text:span text:style-name="T41_5">theme</text:span><text:span text:style-name="T41_6"><text:s/></text:span><text:span text:style-name="T41_7">with</text:span><text:span text:style-name="T41_8"><text:s/></text:span><text:span text:style-name="T41_9">colors</text:span><text:span text:style-name="T41_10"><text:s/></text:span><text:span text:style-name="T41_11">set</text:span><text:span text:style-name="T41_12"><text:s/></text:span><text:span text:style-name="T41_13">down</text:span><text:span text:style-name="T41_14"><text:s/>1<text:s/></text:span><text:span text:style-name="T41_15">level</text:span><text:span text:style-name="T41_16">,<text:s/></text:span><text:span text:style-name="T41_17">ala</text:span><text:span text:style-name="T41_18"><text:s/></text:span><text:span text:style-name="T41_19">Solaris</text:span><text:span text:style-name="T41_20"><text:s/>(</text:span><text:span text:style-name="T41_21">may</text:span><text:span text:style-name="T41_22"><text:s/></text:span><text:span text:style-name="T41_23">not</text:span><text:span text:style-name="T41_24"><text:s/></text:span><text:span text:style-name="T41_25">stay</text:span><text:span text:style-name="T41_26"><text:s/></text:span><text:span text:style-name="T41_27">the</text:span><text:span text:style-name="T41_28"><text:s/></text:span><text:span text:style-name="T41_29">theme</text:span><text:span text:style-name="T41_30"><text:s/></text:span><text:span text:style-name="T41_31">as</text:span><text:span text:style-name="T41_32"><text:s/></text:span><text:span text:style-name="T41_33">it</text:span><text:span text:style-name="T41_34"><text:s/></text:span><text:span text:style-name="T41_35">downscales</text:span><text:span text:style-name="T41_36"><text:s/></text:span><text:span text:style-name="T41_37">the</text:span><text:span text:style-name="T41_38"><text:s/></text:span><text:span text:style-name="T41_39">doc</text:span><text:span text:style-name="T41_40"><text:s/></text:span><text:span text:style-name="T41_41">images</text:span><text:span text:style-name="T41_42">/</text:span><text:span text:style-name="T41_43">pictures</text:span><text:span text:style-name="T41_44">).</text:span></text:p>
      <text:p text:style-name="P42"/>
      <text:p text:style-name="P43"><text:span text:style-name="T43_1">Open</text:span><text:span text:style-name="T43_2">-</text:span><text:span text:style-name="T43_3">VM</text:span><text:span text:style-name="T43_4"><text:s/></text:span><text:span text:style-name="T43_5">tools</text:span><text:span text:style-name="T43_6"><text:s/></text:span><text:span text:style-name="T43_7">from</text:span><text:span text:style-name="T43_8"><text:s/></text:span><text:span text:style-name="T43_9">uchicago</text:span><text:span text:style-name="T43_10">.</text:span><text:span text:style-name="T43_11">edu</text:span><text:span text:style-name="T43_12"><text:s/></text:span><text:span text:style-name="T43_13">installed</text:span><text:span text:style-name="T43_14"><text:s/></text:span><text:span text:style-name="T43_15">in</text:span><text:span text:style-name="T43_16"><text:s/></text:span><text:span text:style-name="T43_17">VMimage</text:span><text:span text:style-name="T43_18"><text:s/>(</text:span><text:span text:style-name="T43_19">remove</text:span><text:span text:style-name="T43_20"><text:s/></text:span><text:span text:style-name="T43_21">from</text:span><text:span text:style-name="T43_22"><text:s/></text:span><text:span text:style-name="T43_23">boot</text:span><text:span text:style-name="T43_24"><text:s/></text:span><text:span text:style-name="T43_25">disk</text:span><text:span text:style-name="T43_26"><text:s/></text:span><text:span text:style-name="T43_27">version</text:span><text:span text:style-name="T43_28">?)<text:s/></text:span><text:span text:style-name="T43_29">Did</text:span><text:span text:style-name="T43_30"><text:s/></text:span><text:span text:style-name="T43_31">this</text:span><text:span text:style-name="T43_32"><text:s/></text:span><text:span text:style-name="T43_33">rather</text:span><text:span text:style-name="T43_34"><text:s/></text:span><text:span text:style-name="T43_35">than</text:span><text:span text:style-name="T43_36"><text:s/></text:span><text:span text:style-name="T43_37">VMWare</text:span><text:span text:style-name="T43_38">’</text:span><text:span text:style-name="T43_39">s</text:span><text:span text:style-name="T43_40"><text:s/></text:span><text:span text:style-name="T43_41">tools</text:span><text:span text:style-name="T43_42"><text:s/></text:span><text:span text:style-name="T43_43">as</text:span><text:span text:style-name="T43_44"><text:s/></text:span><text:span text:style-name="T43_45">they</text:span><text:span text:style-name="T43_46"><text:s/></text:span><text:span text:style-name="T43_47">are</text:span><text:span text:style-name="T43_48"><text:s/></text:span><text:span text:style-name="T43_49">free</text:span><text:span text:style-name="T43_50"><text:s/></text:span><text:span text:style-name="T43_51">and</text:span><text:span text:style-name="T43_52"><text:s/></text:span><text:span text:style-name="T43_53">compatible</text:span><text:span text:style-name="T43_54">.</text:span></text:p>
      <text:p text:style-name="P44"/>
      <text:p text:style-name="P45"><text:span text:style-name="T45_1">Changes</text:span><text:span text:style-name="T45_2"><text:s/></text:span><text:span text:style-name="T45_3">to</text:span><text:span text:style-name="T45_4"><text:s/>/</text:span><text:span text:style-name="T45_5">etc</text:span><text:span text:style-name="T45_6">/</text:span><text:span text:style-name="T45_7">inittab</text:span><text:span text:style-name="T45_8"><text:s/></text:span><text:span text:style-name="T45_9">for</text:span><text:span text:style-name="T45_10"><text:s/></text:span><text:span text:style-name="T45_11">auto</text:span><text:span text:style-name="T45_12"><text:s/></text:span><text:span text:style-name="T45_13">login</text:span><text:span text:style-name="T45_14"><text:s/></text:span><text:span text:style-name="T45_15">of</text:span><text:span text:style-name="T45_16"><text:s/>‘</text:span><text:span text:style-name="T45_17">cdeuser</text:span><text:span text:style-name="T45_18">’<text:s/>(</text:span><text:span text:style-name="T45_19">Live</text:span><text:span text:style-name="T45_20"><text:s/></text:span><text:span text:style-name="T45_21">CD</text:span><text:span text:style-name="T45_22"><text:s/></text:span><text:span text:style-name="T45_23">thing</text:span><text:span text:style-name="T45_24">)</text:span></text:p>
      <text:p text:style-name="P46"><text:span text:style-name="T46_1"><text:line-break/></text:span><text:span text:style-name="T46_2">Custom</text:span><text:span text:style-name="T46_3"><text:s/></text:span><text:span text:style-name="T46_4">wallpaper</text:span><text:span text:style-name="T46_5"><text:s/></text:span><text:span text:style-name="T46_6">in</text:span><text:span text:style-name="T46_7"><text:s/>~/.</text:span><text:span text:style-name="T46_8">dt</text:span><text:span text:style-name="T46_9">/1280-</text:span><text:span text:style-name="T46_10">wallpaper</text:span><text:span text:style-name="T46_11">.</text:span><text:span text:style-name="T46_12">jpg</text:span></text:p>
      <text:p text:style-name="P47"/>
      <text:p text:style-name="P48"><text:span text:style-name="T48_1">Uses</text:span><text:span text:style-name="T48_2"><text:s/></text:span><text:span text:style-name="T48_3">system</text:span><text:span text:style-name="T48_4"><text:s/></text:span><text:span text:style-name="T48_5">wide</text:span><text:span text:style-name="T48_6"><text:s/>/</text:span><text:span text:style-name="T48_7">etc</text:span><text:span text:style-name="T48_8">/</text:span><text:span text:style-name="T48_9">X</text:span><text:span text:style-name="T48_10">11/</text:span><text:span text:style-name="T48_11">xinit</text:span><text:span text:style-name="T48_12">/</text:span><text:span text:style-name="T48_13">xinitrc</text:span><text:span text:style-name="T48_14"><text:s/></text:span><text:span text:style-name="T48_15">file</text:span><text:span text:style-name="T48_16"><text:s/></text:span></text:p>
      <text:p text:style-name="P49"/>
      <text:p text:style-name="P50"><text:span text:style-name="T50_1">Changed</text:span><text:span text:style-name="T50_2"><text:s/></text:span><text:span text:style-name="T50_3">Dtterm</text:span><text:span text:style-name="T50_4"><text:s/></text:span><text:span text:style-name="T50_5">colors</text:span><text:span text:style-name="T50_6"><text:s/></text:span><text:span text:style-name="T50_7">in</text:span><text:span text:style-name="T50_8"><text:s/>.</text:span><text:span text:style-name="T50_9">Xdefaults</text:span><text:span text:style-name="T50_10"><text:s/></text:span><text:span text:style-name="T50_11">for</text:span><text:span text:style-name="T50_12"><text:s/></text:span><text:span text:style-name="T50_13">better</text:span><text:span text:style-name="T50_14"><text:s/></text:span><text:span text:style-name="T50_15">looking</text:span><text:span text:style-name="T50_16"><text:s/></text:span><text:span text:style-name="T50_17">nano</text:span></text:p>
      <text:p text:style-name="P51"/>
      <text:p text:style-name="P52"><text:span text:style-name="T52_1">Included</text:span><text:span text:style-name="T52_2"><text:s/></text:span><text:span text:style-name="T52_3">simpbuildCDE</text:span><text:span text:style-name="T52_4"><text:s/></text:span><text:span text:style-name="T52_5">modified</text:span><text:span text:style-name="T52_6"><text:s/></text:span><text:span text:style-name="T52_7">to</text:span><text:span text:style-name="T52_8"><text:s/></text:span><text:span text:style-name="T52_9">not</text:span><text:span text:style-name="T52_10"><text:s/></text:span><text:span text:style-name="T52_11">install</text:span><text:span text:style-name="T52_12">,<text:s/></text:span><text:span text:style-name="T52_13">in</text:span><text:span text:style-name="T52_14"><text:s/>/</text:span><text:span text:style-name="T52_15">home</text:span><text:span text:style-name="T52_16">/</text:span><text:span text:style-name="T52_17">cdeuser</text:span></text:p>
      <text:p text:style-name="P53"/>
      <text:p text:style-name="P54"><text:span text:style-name="T54_1">/</text:span><text:span text:style-name="T54_2">etc</text:span><text:span text:style-name="T54_3">/</text:span><text:span text:style-name="T54_4">apt</text:span><text:span text:style-name="T54_5">/</text:span><text:span text:style-name="T54_6">sources</text:span><text:span text:style-name="T54_7">.</text:span><text:span text:style-name="T54_8">list</text:span><text:span text:style-name="T54_9"><text:s/></text:span><text:span text:style-name="T54_10">additions</text:span><text:span text:style-name="T54_11">:<text:s/></text:span><text:span text:style-name="T54_12">Google</text:span><text:span text:style-name="T54_13"><text:s/></text:span><text:span text:style-name="T54_14">chrome</text:span><text:span text:style-name="T54_15">-</text:span><text:span text:style-name="T54_16">stable</text:span><text:span text:style-name="T54_17">,<text:s/></text:span><text:span text:style-name="T54_18">uchicago</text:span><text:span text:style-name="T54_19">.</text:span><text:span text:style-name="T54_20">edu</text:span><text:span text:style-name="T54_21"><text:s/>(</text:span><text:span text:style-name="T54_22">Open</text:span><text:span text:style-name="T54_23">-</text:span><text:span text:style-name="T54_24">VM</text:span><text:span text:style-name="T54_25">-</text:span><text:span text:style-name="T54_26">tools</text:span><text:span text:style-name="T54_27">)</text:span></text:p>
      <text:p text:style-name="P55"/>
      <text:p text:style-name="P56"/>
      <text:p text:style-name="P57"/>
      <text:p text:style-name="P58"/>
      <text:p text:style-name="P59"><text:span text:style-name="T59_1">0.3<text:s/></text:span><text:span text:style-name="T59_2">release</text:span><text:span text:style-name="T59_3"><text:s/>(09.20.2012,<text:s/></text:span><text:span text:style-name="T59_4">first</text:span><text:span text:style-name="T59_5"><text:s/></text:span><text:span text:style-name="T59_6">build</text:span><text:span text:style-name="T59_7"><text:s/></text:span><text:span text:style-name="T59_8">available</text:span><text:span text:style-name="T59_9"><text:s/></text:span><text:span text:style-name="T59_10">as</text:span><text:span text:style-name="T59_11"><text:s/>.</text:span><text:span text:style-name="T59_12">iso</text:span><text:span text:style-name="T59_13"><text:s/></text:span><text:span text:style-name="T59_14">directly</text:span><text:span text:style-name="T59_15">):</text:span></text:p>
      <text:p text:style-name="P60"/>
      <text:p text:style-name="P61"><text:span text:style-name="T61_1">REGRESS</text:span><text:span text:style-name="T61_2"><text:s/></text:span><text:span text:style-name="T61_3">to</text:span><text:span text:style-name="T61_4"><text:s/></text:span><text:span text:style-name="T61_5">v</text:span><text:span text:style-name="T61_6">4<text:s/>-<text:s/></text:span><text:span text:style-name="T61_7">change</text:span><text:span text:style-name="T61_8"><text:s/>/</text:span><text:span text:style-name="T61_9">etc</text:span><text:span text:style-name="T61_10">/</text:span><text:span text:style-name="T61_11">skel</text:span><text:span text:style-name="T61_12"><text:s/></text:span><text:span text:style-name="T61_13">files</text:span><text:span text:style-name="T61_14"><text:s/></text:span><text:span text:style-name="T61_15">for</text:span><text:span text:style-name="T61_16"><text:s/></text:span><text:span text:style-name="T61_17">new</text:span><text:span text:style-name="T61_18"><text:s/></text:span><text:span text:style-name="T61_19">user</text:span><text:span text:style-name="T61_20"><text:s/></text:span><text:span text:style-name="T61_21">creation</text:span></text:p>
      <text:p text:style-name="P62"/>
      <text:p text:style-name="P63"><text:span text:style-name="T63_1">Custom</text:span><text:span text:style-name="T63_2"><text:s/></text:span><text:span text:style-name="T63_3">Chrome</text:span><text:span text:style-name="T63_4"><text:s/></text:span><text:span text:style-name="T63_5">bookmarks</text:span><text:span text:style-name="T63_6"><text:s/></text:span><text:span text:style-name="T63_7">bar</text:span></text:p>
      <text:p text:style-name="P64"><text:span text:style-name="T64_1"><text:tab/><text:tab/></text:span><text:span text:style-name="T64_2">CDE</text:span><text:span text:style-name="T64_3"><text:s/></text:span><text:span text:style-name="T64_4">Wiki</text:span><text:span text:style-name="T64_5">/</text:span><text:span text:style-name="T64_6">Sourceforge</text:span><text:span text:style-name="T64_7"><text:s/></text:span><text:span text:style-name="T64_8">Page</text:span></text:p>
      <text:p text:style-name="P65"><text:span text:style-name="T65_1"><text:tab/><text:tab/></text:span><text:span text:style-name="T65_2">CDEbian</text:span><text:span text:style-name="T65_3"><text:s/></text:span><text:span text:style-name="T65_4">HomePage</text:span><text:span text:style-name="T65_5"><text:s/>@</text:span><text:span text:style-name="T65_6">andarazoroflove</text:span><text:span text:style-name="T65_7">.</text:span><text:span text:style-name="T65_8">org</text:span></text:p>
      <text:p text:style-name="P66"/>
      <text:p text:style-name="P67"><text:span text:style-name="T67_1">Additional</text:span><text:span text:style-name="T67_2"><text:s/></text:span><text:span text:style-name="T67_3">programs</text:span><text:span text:style-name="T67_4">/</text:span><text:span text:style-name="T67_5">icons</text:span><text:span text:style-name="T67_6"><text:s/></text:span><text:span text:style-name="T67_7">wishlist</text:span><text:span text:style-name="T67_8"><text:s/>(</text:span><text:span text:style-name="T67_9">gold</text:span><text:span text:style-name="T67_10">=</text:span><text:span text:style-name="T67_11">gold</text:span><text:span text:style-name="T67_12"><text:s/></text:span><text:span text:style-name="T67_13">status</text:span><text:span text:style-name="T67_14"><text:s/></text:span><text:span text:style-name="T67_15">for</text:span><text:span text:style-name="T67_16"><text:s/></text:span><text:span text:style-name="T67_17">inclusion</text:span><text:span text:style-name="T67_18">):</text:span></text:p>
      <text:p text:style-name="P68"><text:span text:style-name="T68_1"><text:tab/></text:span><text:span text:style-name="T68_2">add</text:span><text:span text:style-name="T68_3"><text:s/></text:span><text:span text:style-name="T68_4">dtcreate</text:span><text:span text:style-name="T68_5"><text:s/></text:span><text:span text:style-name="T68_6">items</text:span><text:span text:style-name="T68_7"><text:s/></text:span><text:span text:style-name="T68_8">to</text:span><text:span text:style-name="T68_9"><text:s/>.</text:span><text:span text:style-name="T68_10">dt</text:span><text:span text:style-name="T68_11">/</text:span><text:span text:style-name="T68_12">appmanager</text:span><text:span text:style-name="T68_13">,<text:s/></text:span><text:span text:style-name="T68_14">link</text:span><text:span text:style-name="T68_15"><text:s/></text:span><text:span text:style-name="T68_16">them</text:span><text:span text:style-name="T68_17"><text:s/></text:span><text:span text:style-name="T68_18">into</text:span><text:span text:style-name="T68_19"><text:s/></text:span><text:span text:style-name="T68_20">sub</text:span><text:span text:style-name="T68_21">-</text:span><text:span text:style-name="T68_22">panel</text:span><text:span text:style-name="T68_23"><text:s/></text:span><text:span text:style-name="T68_24">drawers</text:span><text:span text:style-name="T68_25">.</text:span></text:p>
      <text:p text:style-name="P69"><text:span text:style-name="T69_1"><text:tab/></text:span><text:span text:style-name="T69_2">to</text:span><text:span text:style-name="T69_3"><text:s/></text:span><text:span text:style-name="T69_4">change</text:span><text:span text:style-name="T69_5"><text:s/></text:span><text:span text:style-name="T69_6">the</text:span><text:span text:style-name="T69_7"><text:s/></text:span><text:span text:style-name="T69_8">main</text:span><text:span text:style-name="T69_9"><text:s/></text:span><text:span text:style-name="T69_10">panel</text:span><text:span text:style-name="T69_11"><text:s/>(</text:span><text:span text:style-name="T69_12">globally</text:span><text:span text:style-name="T69_13">)<text:s/></text:span><text:span text:style-name="T69_14">edit</text:span><text:span text:style-name="T69_15"><text:s/>/</text:span><text:span text:style-name="T69_16">usr</text:span><text:span text:style-name="T69_17">/</text:span><text:span text:style-name="T69_18">dt</text:span><text:span text:style-name="T69_19">/</text:span><text:span text:style-name="T69_20">appconfig</text:span><text:span text:style-name="T69_21">/</text:span><text:span text:style-name="T69_22">types</text:span><text:span text:style-name="T69_23">/</text:span><text:span text:style-name="T69_24">C</text:span><text:span text:style-name="T69_25">/</text:span><text:span text:style-name="T69_26">dtwm</text:span><text:span text:style-name="T69_27">.</text:span><text:span text:style-name="T69_28">fp</text:span><text:span text:style-name="T69_29"><text:s/></text:span></text:p>
      <text:p text:style-name="P70"><text:span text:style-name="T70_1"><text:tab/><text:tab/><text:tab/></text:span><text:span text:style-name="T70_2">Edit</text:span><text:span text:style-name="T70_3"><text:s/></text:span><text:span text:style-name="T70_4">Control</text:span><text:span text:style-name="T70_5"><text:s/></text:span><text:span text:style-name="T70_6">in</text:span><text:span text:style-name="T70_7"><text:s/>.</text:span><text:span text:style-name="T70_8">fp</text:span><text:span text:style-name="T70_9">,<text:s/></text:span><text:span text:style-name="T70_10">Add</text:span><text:span text:style-name="T70_11"><text:s/></text:span><text:span text:style-name="T70_12">Sub</text:span><text:span text:style-name="T70_13">-</text:span><text:span text:style-name="T70_14">Panel</text:span><text:span text:style-name="T70_15">,<text:s/></text:span><text:span text:style-name="T70_16">Delete</text:span><text:span text:style-name="T70_17"><text:s/></text:span><text:span text:style-name="T70_18">Control</text:span><text:span text:style-name="T70_19">,<text:s/></text:span><text:span text:style-name="T70_20">startx</text:span><text:span text:style-name="T70_21"><text:s/>(</text:span><text:span text:style-name="T70_22">crashes</text:span><text:span text:style-name="T70_23">)</text:span></text:p>
      <text:p text:style-name="P71"><text:span text:style-name="T71_1"><text:tab/><text:tab/><text:tab/></text:span><text:span text:style-name="T71_2">Icon</text:span><text:span text:style-name="T71_3"><text:s/></text:span><text:span text:style-name="T71_4">for</text:span><text:span text:style-name="T71_5"><text:s/></text:span><text:span text:style-name="T71_6">Control</text:span><text:span text:style-name="T71_7"><text:s/></text:span><text:span text:style-name="T71_8">image</text:span><text:span text:style-name="T71_9"><text:s/></text:span><text:span text:style-name="T71_10">is</text:span><text:span text:style-name="T71_11"><text:s/>48</text:span><text:span text:style-name="T71_12">x</text:span><text:span text:style-name="T71_13">48</text:span></text:p>
      <text:p text:style-name="P72"><text:span text:style-name="T72_1"><text:tab/><text:tab/></text:span><text:span text:style-name="T72_2">GIMP</text:span><text:span text:style-name="T72_3"><text:s/>-<text:s/></text:span><text:span text:style-name="T72_4">installed</text:span></text:p>
      <text:p text:style-name="P73"><text:span text:style-name="T73_1"><text:tab/><text:tab/></text:span><text:span text:style-name="T73_2">Claws</text:span><text:span text:style-name="T73_3"><text:s/></text:span><text:span text:style-name="T73_4">Mail</text:span><text:span text:style-name="T73_5"><text:s/></text:span><text:span text:style-name="T73_6">client</text:span><text:span text:style-name="T73_7"><text:s/>-</text:span><text:span text:style-name="T73_8">installed</text:span><text:span text:style-name="T73_9"><text:s/></text:span><text:span text:style-name="T73_10">(</text:span><text:span text:style-name="T73_11">Link</text:span><text:span text:style-name="T73_12"><text:s/></text:span><text:span text:style-name="T73_13">in</text:span><text:span text:style-name="T73_14"><text:s/></text:span><text:span text:style-name="T73_15">to</text:span><text:span text:style-name="T73_16"><text:s/>.</text:span><text:span text:style-name="T73_17">dtpanel</text:span><text:span text:style-name="T73_18">?)</text:span></text:p>
      <text:p text:style-name="P74"><text:span text:style-name="T74_1"><text:tab/><text:tab/></text:span><text:span text:style-name="T74_2">Synaptic</text:span><text:span text:style-name="T74_3"><text:s/>-<text:s/></text:span><text:span text:style-name="T74_4">NO</text:span><text:span text:style-name="T74_5">,<text:s/></text:span><text:span text:style-name="T74_6">use</text:span><text:span text:style-name="T74_7"><text:s/></text:span><text:span text:style-name="T74_8">apt</text:span><text:span text:style-name="T74_9">-</text:span><text:span text:style-name="T74_10">get</text:span><text:span text:style-name="T74_11"><text:s/></text:span><text:span text:style-name="T74_12">or</text:span><text:span text:style-name="T74_13"><text:s/></text:span><text:span text:style-name="T74_14">if</text:span><text:span text:style-name="T74_15"><text:s/></text:span><text:span text:style-name="T74_16">you</text:span><text:span text:style-name="T74_17"><text:s/></text:span><text:span text:style-name="T74_18">must</text:span><text:span text:style-name="T74_19"><text:s/></text:span><text:span text:style-name="T74_20">aptitude</text:span><text:span text:style-name="T74_21">.</text:span></text:p>
      <text:p text:style-name="P75"><text:span text:style-name="T75_1"><text:tab/><text:tab/></text:span><text:span text:style-name="T75_2">Gparted</text:span><text:span text:style-name="T75_3"><text:s/>-<text:s/></text:span><text:span text:style-name="T75_4">installed</text:span></text:p>
      <text:p text:style-name="P76"><text:span text:style-name="T76_1"><text:tab/><text:tab/></text:span><text:span text:style-name="T76_2">bitchx</text:span><text:span text:style-name="T76_3"><text:s/></text:span><text:span text:style-name="T76_4">(/</text:span><text:span text:style-name="T76_5">usr</text:span><text:span text:style-name="T76_6">/</text:span><text:span text:style-name="T76_7">bin</text:span><text:span text:style-name="T76_8">)<text:s/></text:span><text:span text:style-name="T76_9">and</text:span><text:span text:style-name="T76_10"><text:s/></text:span><text:span text:style-name="T76_11">LostIRC</text:span><text:span text:style-name="T76_12"><text:s/></text:span><text:span text:style-name="T76_13">(</text:span><text:span text:style-name="T76_14">Personal</text:span><text:span text:style-name="T76_15"><text:s/></text:span><text:span text:style-name="T76_16">Applications</text:span><text:span text:style-name="T76_17">)<text:s/></text:span><text:span text:style-name="T76_18">FIX</text:span><text:span text:style-name="T76_19">:<text:s/></text:span><text:span text:style-name="T76_20">freenode</text:span></text:p>
      <text:p text:style-name="P77"><text:span text:style-name="T77_1"><text:tab/><text:tab/></text:span><text:span text:style-name="T77_2">Filezilla</text:span><text:span text:style-name="T77_3"><text:s/>-<text:s/></text:span><text:span text:style-name="T77_4">installed</text:span></text:p>
      <text:p text:style-name="P78"><text:span text:style-name="T78_1"><text:tab/><text:tab/></text:span><text:span text:style-name="T78_2">Transmission</text:span><text:span text:style-name="T78_3"><text:s/>-<text:s/></text:span><text:span text:style-name="T78_4">installed</text:span></text:p>
      <text:p text:style-name="P79"><text:span text:style-name="T79_1"><text:tab/><text:tab/></text:span><text:span text:style-name="T79_2">Abiword</text:span></text:p>
      <text:p text:style-name="P80"><text:span text:style-name="T80_1"><text:tab/><text:tab/></text:span><text:span text:style-name="T80_2">Network</text:span><text:span text:style-name="T80_3"><text:s/></text:span><text:span text:style-name="T80_4">Tools</text:span><text:span text:style-name="T80_5"><text:s/></text:span><text:span text:style-name="T80_6">Applet</text:span></text:p>
      <text:p text:style-name="P81"><text:span text:style-name="T81_1"><text:tab/><text:tab/></text:span><text:span text:style-name="T81_2">PSi</text:span></text:p>
      <text:p text:style-name="P82"><text:span text:style-name="T82_1"><text:tab/><text:tab/></text:span><text:span text:style-name="T82_2">Wireshark</text:span><text:span text:style-name="T82_3"><text:s/></text:span></text:p>
      <text:p text:style-name="P83"><text:span text:style-name="T83_1"><text:tab/><text:tab/></text:span><text:span text:style-name="T83_2">Archiver</text:span><text:span text:style-name="T83_3"><text:s/>-<text:s/></text:span><text:span text:style-name="T83_4">Xarchiver</text:span></text:p>
      <text:p text:style-name="P84"/>
      <text:p text:style-name="P85"><text:span text:style-name="T85_1">REGRESS</text:span><text:span text:style-name="T85_2">-<text:s/></text:span><text:span text:style-name="T85_3">Dtlogin</text:span><text:span text:style-name="T85_4"><text:s/></text:span><text:span text:style-name="T85_5">work</text:span><text:span text:style-name="T85_6"><text:s/>(</text:span><text:span text:style-name="T85_7">Possibly</text:span><text:span text:style-name="T85_8"><text:s/></text:span><text:span text:style-name="T85_9">use</text:span><text:span text:style-name="T85_10"><text:s/></text:span><text:span text:style-name="T85_11">xdm</text:span><text:span text:style-name="T85_12"><text:s/></text:span><text:span text:style-name="T85_13">instead</text:span><text:span text:style-name="T85_14">)<text:s/></text:span><text:span text:style-name="T85_15">may</text:span><text:span text:style-name="T85_16"><text:s/></text:span><text:span text:style-name="T85_17">not</text:span><text:span text:style-name="T85_18"><text:s/></text:span><text:span text:style-name="T85_19">make</text:span><text:span text:style-name="T85_20"><text:s/>0.3!</text:span></text:p>
      <text:p text:style-name="P86"><text:span text:style-name="T86_1"><text:tab/><text:tab/></text:span><text:span text:style-name="T86_2">sticking</text:span><text:span text:style-name="T86_3"><text:s/></text:span><text:span text:style-name="T86_4">with</text:span><text:span text:style-name="T86_5"><text:s/></text:span><text:span text:style-name="T86_6">auto</text:span><text:span text:style-name="T86_7">-</text:span><text:span text:style-name="T86_8">login</text:span><text:span text:style-name="T86_9"><text:s/></text:span><text:span text:style-name="T86_10">for</text:span><text:span text:style-name="T86_11"><text:s/>0.3<text:s/></text:span><text:span text:style-name="T86_12">and</text:span><text:span text:style-name="T86_13"><text:s/></text:span><text:span text:style-name="T86_14">short</text:span><text:span text:style-name="T86_15">-</text:span><text:span text:style-name="T86_16">term</text:span><text:span text:style-name="T86_17"><text:s/></text:span><text:span text:style-name="T86_18">foreseeable</text:span><text:span text:style-name="T86_19"><text:s/></text:span><text:span text:style-name="T86_20">future</text:span></text:p>
      <text:p text:style-name="P87"/>
      <text:p text:style-name="P88"><text:span text:style-name="T88_1">remove</text:span><text:span text:style-name="T88_2"><text:s/></text:span><text:span text:style-name="T88_3">nfs</text:span><text:span text:style-name="T88_4"><text:s/></text:span><text:span text:style-name="T88_5">error</text:span><text:span text:style-name="T88_6"><text:s/></text:span><text:span text:style-name="T88_7">from</text:span><text:span text:style-name="T88_8"><text:s/></text:span><text:span text:style-name="T88_9">boot</text:span></text:p>
      <text:p text:style-name="P89"/>
      <text:p text:style-name="P90"><text:span text:style-name="T90_1">Additional</text:span><text:span text:style-name="T90_2"><text:s/></text:span><text:span text:style-name="T90_3">modifications</text:span><text:span text:style-name="T90_4"><text:s/></text:span><text:span text:style-name="T90_5">to</text:span><text:span text:style-name="T90_6"><text:s/></text:span><text:span text:style-name="T90_7">included</text:span><text:span text:style-name="T90_8"><text:s/></text:span><text:span text:style-name="T90_9">simpbuildCDE</text:span><text:span text:style-name="T90_10">,<text:s/></text:span><text:span text:style-name="T90_11">system</text:span><text:span text:style-name="T90_12"><text:s/></text:span><text:span text:style-name="T90_13">is</text:span><text:span text:style-name="T90_14"><text:s/></text:span><text:span text:style-name="T90_15">now</text:span><text:span text:style-name="T90_16"><text:s/></text:span><text:span text:style-name="T90_17">loaded</text:span><text:span text:style-name="T90_18"><text:s/></text:span><text:span text:style-name="T90_19">with</text:span><text:span text:style-name="T90_20"><text:s/></text:span><text:span text:style-name="T90_21">pre</text:span><text:span text:style-name="T90_22">-</text:span><text:span text:style-name="T90_23">requisite</text:span><text:span text:style-name="T90_24"><text:s/></text:span><text:span text:style-name="T90_25">package</text:span><text:span text:style-name="T90_26"><text:s/></text:span><text:span text:style-name="T90_27">dependencies</text:span><text:span text:style-name="T90_28"><text:s/></text:span><text:span text:style-name="T90_29">to</text:span><text:span text:style-name="T90_30"><text:s/></text:span><text:span text:style-name="T90_31">build</text:span><text:span text:style-name="T90_32"><text:s/></text:span><text:span text:style-name="T90_33">future</text:span><text:span text:style-name="T90_34"><text:s/></text:span><text:span text:style-name="T90_35">versions</text:span><text:span text:style-name="T90_36"><text:s/></text:span><text:span text:style-name="T90_37">of</text:span><text:span text:style-name="T90_38"><text:s/></text:span><text:span text:style-name="T90_39">CDE</text:span><text:span text:style-name="T90_40"><text:s/></text:span><text:span text:style-name="T90_41">via</text:span><text:span text:style-name="T90_42"><text:s/></text:span><text:span text:style-name="T90_43">git</text:span><text:span text:style-name="T90_44"><text:s/></text:span><text:span text:style-name="T90_45">clone</text:span><text:span text:style-name="T90_46">/</text:span><text:span text:style-name="T90_47">make</text:span><text:span text:style-name="T90_48"><text:s/></text:span><text:span text:style-name="T90_49">World</text:span><text:span text:style-name="T90_50">.<text:s/></text:span><text:span text:style-name="T90_51">Included</text:span><text:span text:style-name="T90_52"><text:s/></text:span><text:span text:style-name="T90_53">simpbuildCDE</text:span><text:span text:style-name="T90_54"><text:s/></text:span><text:span text:style-name="T90_55">script</text:span><text:span text:style-name="T90_56"><text:s/></text:span><text:span text:style-name="T90_57">now</text:span><text:span text:style-name="T90_58"><text:s/></text:span><text:span text:style-name="T90_59">only</text:span><text:span text:style-name="T90_60"><text:s/></text:span><text:span text:style-name="T90_61">gits</text:span><text:span text:style-name="T90_62">,<text:s/></text:span><text:span text:style-name="T90_63">and</text:span><text:span text:style-name="T90_64"><text:s/></text:span><text:span text:style-name="T90_65">builds</text:span><text:span text:style-name="T90_66">.<text:s/></text:span><text:span text:style-name="T90_67">FIX</text:span><text:span text:style-name="T90_68">:</text:span><text:span text:style-name="T90_69">script</text:span><text:span text:style-name="T90_70"><text:s/></text:span><text:span text:style-name="T90_71">errors</text:span><text:span text:style-name="T90_72">/</text:span><text:span text:style-name="T90_73">apt</text:span><text:span text:style-name="T90_74">-</text:span><text:span text:style-name="T90_75">get</text:span><text:span text:style-name="T90_76"><text:s/></text:span><text:span text:style-name="T90_77">update</text:span><text:span text:style-name="T90_78"><text:s/></text:span><text:span text:style-name="T90_79">errors</text:span></text:p>
      <text:p text:style-name="P91"/>
      <text:p text:style-name="P92"><text:span text:style-name="T92_1">REGRESS</text:span><text:span text:style-name="T92_2"><text:s/></text:span><text:span text:style-name="T92_3">to</text:span><text:span text:style-name="T92_4"><text:s/></text:span><text:span text:style-name="T92_5">v</text:span><text:span text:style-name="T92_6">4</text:span><text:span text:style-name="T92_7"><text:s/>-<text:s/></text:span><text:span text:style-name="T92_8">(</text:span><text:span text:style-name="T92_9">offers</text:span><text:span text:style-name="T92_10"><text:s/></text:span><text:span text:style-name="T92_11">to</text:span><text:span text:style-name="T92_12"><text:s/></text:span><text:span text:style-name="T92_13">install</text:span><text:span text:style-name="T92_14">/</text:span><text:span text:style-name="T92_15">update</text:span><text:span text:style-name="T92_16">)</text:span></text:p>
      <text:p text:style-name="P93"><text:span text:style-name="T93_1">/</text:span><text:span text:style-name="T93_2">etc</text:span><text:span text:style-name="T93_3">/</text:span><text:span text:style-name="T93_4">apt</text:span><text:span text:style-name="T93_5">/</text:span><text:span text:style-name="T93_6">sources</text:span><text:span text:style-name="T93_7">.</text:span><text:span text:style-name="T93_8">list</text:span><text:span text:style-name="T93_9"><text:s/></text:span><text:span text:style-name="T93_10">additions</text:span><text:span text:style-name="T93_11"><text:s/>“</text:span><text:span text:style-name="T93_12">non</text:span><text:span text:style-name="T93_13">-</text:span><text:span text:style-name="T93_14">free</text:span><text:span text:style-name="T93_15">”<text:s/></text:span><text:span text:style-name="T93_16">debian</text:span><text:span text:style-name="T93_17"><text:s/></text:span><text:span text:style-name="T93_18">archives</text:span><text:span text:style-name="T93_19"><text:s/>(</text:span><text:span text:style-name="T93_20">for</text:span><text:span text:style-name="T93_21"><text:s/></text:span><text:span text:style-name="T93_22">OpenMotif</text:span><text:span text:style-name="T93_23">).</text:span></text:p>
      <text:p text:style-name="P94"/>
      <text:p text:style-name="P95"><text:span text:style-name="T95_1"><text:s/></text:span><text:span text:style-name="T95_2">M</text:span><text:span text:style-name="T95_3">ore</text:span><text:span text:style-name="T95_4"><text:s/></text:span><text:span text:style-name="T95_5">internal</text:span><text:span text:style-name="T95_6"><text:s/></text:span><text:span text:style-name="T95_7">documentation</text:span><text:span text:style-name="T95_8">,<text:s/></text:span><text:span text:style-name="T95_9">include</text:span><text:span text:style-name="T95_10"><text:s/></text:span><text:span text:style-name="T95_11">documentation</text:span><text:span text:style-name="T95_12"><text:s/></text:span><text:span text:style-name="T95_13">of</text:span><text:span text:style-name="T95_14"><text:s/></text:span><text:span text:style-name="T95_15">simpbuildCDE</text:span><text:span text:style-name="T95_16"><text:s/>(</text:span><text:span text:style-name="T95_17">in</text:span><text:span text:style-name="T95_18"><text:s/></text:span><text:span text:style-name="T95_19">line</text:span><text:span text:style-name="T95_20"><text:s/></text:span><text:span text:style-name="T95_21">comments</text:span><text:span text:style-name="T95_22">)</text:span></text:p>
      <text:p text:style-name="P96"/>
      <text:p text:style-name="P97"><text:span text:style-name="T97_1">First</text:span><text:span text:style-name="T97_2"><text:s/></text:span><text:span text:style-name="T97_3">build</text:span><text:span text:style-name="T97_4"><text:s/></text:span><text:span text:style-name="T97_5">testing</text:span><text:span text:style-name="T97_6"><text:s/></text:span><text:span text:style-name="T97_7">of</text:span><text:span text:style-name="T97_8"><text:s/></text:span><text:span text:style-name="T97_9">live</text:span><text:span text:style-name="T97_10"><text:s/></text:span><text:span text:style-name="T97_11">cd</text:span><text:span text:style-name="T97_12"><text:s/></text:span><text:span text:style-name="T97_13">version</text:span><text:span text:style-name="T97_14">:</text:span></text:p>
      <text:p text:style-name="P98"><text:span text:style-name="T98_1"><text:tab/></text:span><text:span text:style-name="T98_2">refractasnapshot</text:span><text:span text:style-name="T98_3">-</text:span><text:span text:style-name="T98_4">gui</text:span><text:span text:style-name="T98_5"><text:s/></text:span><text:span text:style-name="T98_6">works</text:span><text:span text:style-name="T98_7">,<text:s/></text:span><text:span text:style-name="T98_8">installed</text:span><text:span text:style-name="T98_9"><text:s/>-</text:span><text:span text:style-name="T98_10">base</text:span><text:span text:style-name="T98_11"><text:s/></text:span><text:span text:style-name="T98_12">and</text:span><text:span text:style-name="T98_13"><text:s/>-</text:span><text:span text:style-name="T98_14">gui</text:span><text:span text:style-name="T98_15"><text:s/></text:span><text:span text:style-name="T98_16">packages</text:span><text:span text:style-name="T98_17"><text:s/>9.0.2</text:span></text:p>
      <text:p text:style-name="P99"><text:span text:style-name="T99_1"><text:tab/></text:span><text:span text:style-name="T99_2">dependencies</text:span><text:span text:style-name="T99_3"><text:s/></text:span><text:span text:style-name="T99_4">needed</text:span><text:span text:style-name="T99_5"><text:s/></text:span><text:span text:style-name="T99_6">for</text:span><text:span text:style-name="T99_7"><text:s/></text:span><text:span text:style-name="T99_8">refracta</text:span><text:span text:style-name="T99_9">:</text:span></text:p>
      <text:p text:style-name="P100"><text:span text:style-name="T100_1">squashfs</text:span><text:span text:style-name="T100_2">-</text:span><text:span text:style-name="T100_3">tools</text:span><text:span text:style-name="T100_4"><text:s/></text:span><text:span text:style-name="T100_5">live</text:span><text:span text:style-name="T100_6">-</text:span><text:span text:style-name="T100_7">boot</text:span><text:span text:style-name="T100_8"><text:s/></text:span><text:span text:style-name="T100_9">live</text:span><text:span text:style-name="T100_10">-</text:span><text:span text:style-name="T100_11">config</text:span><text:span text:style-name="T100_12"><text:s/></text:span><text:span text:style-name="T100_13">genisoimage</text:span><text:span text:style-name="T100_14"><text:s/></text:span><text:span text:style-name="T100_15">zenity</text:span></text:p>
      <text:p text:style-name="P101"><text:span text:style-name="T101_1">Edit</text:span><text:span text:style-name="T101_2"><text:s/></text:span><text:span text:style-name="T101_3">refractrasnapshot</text:span><text:span text:style-name="T101_4">.</text:span><text:span text:style-name="T101_5">conf</text:span><text:span text:style-name="T101_6"><text:s/></text:span><text:span text:style-name="T101_7">file</text:span><text:span text:style-name="T101_8"><text:s/></text:span><text:span text:style-name="T101_9">to</text:span><text:span text:style-name="T101_10"><text:s/></text:span><text:span text:style-name="T101_11">update</text:span><text:span text:style-name="T101_12"><text:s/></text:span><text:span text:style-name="T101_13">name</text:span><text:span text:style-name="T101_14">/</text:span><text:span text:style-name="T101_15">boot</text:span><text:span text:style-name="T101_16"><text:s/></text:span><text:span text:style-name="T101_17">screen</text:span><text:span text:style-name="T101_18"><text:s/></text:span><text:span text:style-name="T101_19">graphics</text:span></text:p>
      <text:p text:style-name="P102"><text:span text:style-name="T102_1">Edit</text:span><text:span text:style-name="T102_2"><text:s/>/</text:span><text:span text:style-name="T102_3">usr</text:span><text:span text:style-name="T102_4">/</text:span><text:span text:style-name="T102_5">lib</text:span><text:span text:style-name="T102_6">/</text:span><text:span text:style-name="T102_7">refractasnapshot</text:span><text:span text:style-name="T102_8">/</text:span><text:span text:style-name="T102_9">iso</text:span><text:span text:style-name="T102_10">/</text:span><text:span text:style-name="T102_11">isolinux</text:span><text:span text:style-name="T102_12">/</text:span><text:span text:style-name="T102_13">live</text:span><text:span text:style-name="T102_14">.</text:span><text:span text:style-name="T102_15">cfg</text:span><text:span text:style-name="T102_16"><text:s/></text:span><text:span text:style-name="T102_17">to</text:span><text:span text:style-name="T102_18"><text:s/></text:span><text:span text:style-name="T102_19">change</text:span><text:span text:style-name="T102_20"><text:s/></text:span><text:span text:style-name="T102_21">names</text:span><text:span text:style-name="T102_22"><text:s/></text:span><text:span text:style-name="T102_23">of</text:span><text:span text:style-name="T102_24"><text:s/></text:span><text:span text:style-name="T102_25">boot</text:span><text:span text:style-name="T102_26">-</text:span><text:span text:style-name="T102_27">items</text:span><text:span text:style-name="T102_28"><text:s/></text:span><text:span text:style-name="T102_29">and</text:span><text:span text:style-name="T102_30"><text:s/></text:span><text:span text:style-name="T102_31">remove</text:span><text:span text:style-name="T102_32"><text:s/></text:span><text:span text:style-name="T102_33">load</text:span><text:span text:style-name="T102_34"><text:s/></text:span><text:span text:style-name="T102_35">to</text:span><text:span text:style-name="T102_36"><text:s/></text:span><text:span text:style-name="T102_37">ram</text:span><text:span text:style-name="T102_38"><text:s/></text:span><text:span text:style-name="T102_39">option</text:span><text:span text:style-name="T102_40"><text:s/>(</text:span><text:span text:style-name="T102_41">experimental</text:span><text:span text:style-name="T102_42">).<text:s/></text:span><text:span text:style-name="T102_43">FIX</text:span><text:span text:style-name="T102_44">:<text:s/></text:span><text:span text:style-name="T102_45">Name</text:span><text:span text:style-name="T102_46"><text:s/></text:span><text:span text:style-name="T102_47">too</text:span><text:span text:style-name="T102_48"><text:s/></text:span><text:span text:style-name="T102_49">long</text:span></text:p>
      <text:p text:style-name="P103"/>
      <text:p text:style-name="P104"><text:span text:style-name="T104_1">TESTING</text:span><text:span text:style-name="T104_2"><text:s/></text:span><text:span text:style-name="T104_3">ON</text:span><text:span text:style-name="T104_4"><text:s/></text:span><text:span text:style-name="T104_5">LIVE</text:span><text:span text:style-name="T104_6"><text:s/></text:span><text:span text:style-name="T104_7">SYSTEM</text:span><text:span text:style-name="T104_8"><text:s/>-<text:s/></text:span><text:span text:style-name="T104_9">Parallels</text:span><text:span text:style-name="T104_10"><text:s/></text:span><text:span text:style-name="T104_11">worked</text:span><text:span text:style-name="T104_12">,<text:s/></text:span><text:span text:style-name="T104_13">simulated</text:span><text:span text:style-name="T104_14"><text:s/></text:span><text:span text:style-name="T104_15">vastly</text:span><text:span text:style-name="T104_16"><text:s/></text:span><text:span text:style-name="T104_17">different</text:span><text:span text:style-name="T104_18"><text:s/></text:span><text:span text:style-name="T104_19">hardware</text:span><text:span text:style-name="T104_20">,<text:s/></text:span><text:span text:style-name="T104_21">CD</text:span><text:span text:style-name="T104_22"><text:s/></text:span><text:span text:style-name="T104_23">testing</text:span><text:span text:style-name="T104_24"><text:s/></text:span><text:span text:style-name="T104_25">tomorrow</text:span><text:span text:style-name="T104_26">.<text:s/></text:span><text:span text:style-name="T104_27">ISSUE</text:span><text:span text:style-name="T104_28">:<text:s/></text:span><text:span text:style-name="T104_29">Live</text:span><text:span text:style-name="T104_30"><text:s/></text:span><text:span text:style-name="T104_31">DVD</text:span><text:span text:style-name="T104_32"><text:s/></text:span><text:span text:style-name="T104_33">boot</text:span><text:span text:style-name="T104_34"><text:s/></text:span><text:span text:style-name="T104_35">had</text:span><text:span text:style-name="T104_36"><text:s/></text:span><text:span text:style-name="T104_37">issues</text:span><text:span text:style-name="T104_38"><text:s/></text:span><text:span text:style-name="T104_39">with</text:span><text:span text:style-name="T104_40"><text:s/></text:span><text:span text:style-name="T104_41">resolution</text:span><text:span text:style-name="T104_42"><text:s/></text:span><text:span text:style-name="T104_43">on</text:span><text:span text:style-name="T104_44"><text:s/></text:span><text:span text:style-name="T104_45">test</text:span><text:span text:style-name="T104_46"><text:s/></text:span><text:span text:style-name="T104_47">image</text:span><text:span text:style-name="T104_48">...</text:span></text:p>
      <text:p text:style-name="P105"/>
      <text:p text:style-name="P106"><text:span text:style-name="T106_1">0.4<text:s/></text:span><text:span text:style-name="T106_2">release</text:span><text:span text:style-name="T106_3"><text:s/>(09.22.2012)<text:s/></text:span><text:span text:style-name="T106_4">ISO</text:span><text:span text:style-name="T106_5"><text:s/></text:span><text:span text:style-name="T106_6">only</text:span><text:span text:style-name="T106_7">:</text:span></text:p>
      <text:p text:style-name="P107"/>
      <text:p text:style-name="P108"><text:span text:style-name="T108_1">INPROG</text:span><text:span text:style-name="T108_2"><text:s/>-<text:s/></text:span><text:span text:style-name="T108_3">begin</text:span><text:span text:style-name="T108_4"><text:s/></text:span><text:span text:style-name="T108_5">work</text:span><text:span text:style-name="T108_6"><text:s/></text:span><text:span text:style-name="T108_7">to</text:span><text:span text:style-name="T108_8"><text:s/>“</text:span><text:span text:style-name="T108_9">de</text:span><text:span text:style-name="T108_10">-</text:span><text:span text:style-name="T108_11">user</text:span><text:span text:style-name="T108_12">”<text:s/></text:span><text:span text:style-name="T108_13">customize</text:span><text:span text:style-name="T108_14"><text:s/></text:span><text:span text:style-name="T108_15">the</text:span><text:span text:style-name="T108_16"><text:s/></text:span><text:span text:style-name="T108_17">system</text:span><text:span text:style-name="T108_18">.</text:span></text:p>
      <text:p text:style-name="P109"><text:span text:style-name="T109_1">change</text:span><text:span text:style-name="T109_2"><text:s/>/</text:span><text:span text:style-name="T109_3">etc</text:span><text:span text:style-name="T109_4">/</text:span><text:span text:style-name="T109_5">skel</text:span><text:span text:style-name="T109_6"><text:s/></text:span><text:span text:style-name="T109_7">files</text:span><text:span text:style-name="T109_8"><text:s/></text:span><text:span text:style-name="T109_9">for</text:span><text:span text:style-name="T109_10"><text:s/></text:span><text:span text:style-name="T109_11">new</text:span><text:span text:style-name="T109_12"><text:s/></text:span><text:span text:style-name="T109_13">user</text:span><text:span text:style-name="T109_14"><text:s/></text:span><text:span text:style-name="T109_15">creation</text:span></text:p>
      <text:p text:style-name="P110"><text:span text:style-name="T110_1">DONE</text:span><text:span text:style-name="T110_2">:</text:span><text:span text:style-name="T110_3"><text:s/></text:span><text:span text:style-name="T110_4">set</text:span><text:span text:style-name="T110_5"><text:s/></text:span><text:span text:style-name="T110_6">xli</text:span><text:span text:style-name="T110_7"><text:s/>--</text:span><text:span text:style-name="T110_8">onroot</text:span><text:span text:style-name="T110_9"><text:s/></text:span><text:span text:style-name="T110_10">to</text:span><text:span text:style-name="T110_11"><text:s/>/</text:span><text:span text:style-name="T110_12">usr</text:span><text:span text:style-name="T110_13">/</text:span><text:span text:style-name="T110_14">dt</text:span><text:span text:style-name="T110_15">/</text:span><text:span text:style-name="T110_16">backdrops</text:span><text:span text:style-name="T110_17">/1280-</text:span><text:span text:style-name="T110_18">wallpaper</text:span><text:span text:style-name="T110_19">.</text:span><text:span text:style-name="T110_20">jpg</text:span></text:p>
      <text:p text:style-name="P111"><text:span text:style-name="T111_1">INPROG</text:span><text:span text:style-name="T111_2"><text:s/>-<text:s/></text:span><text:span text:style-name="T111_3">Copy</text:span><text:span text:style-name="T111_4"><text:s/></text:span><text:span text:style-name="T111_5">all</text:span><text:span text:style-name="T111_6"><text:s/></text:span><text:span text:style-name="T111_7">icons</text:span><text:span text:style-name="T111_8"><text:s/></text:span><text:span text:style-name="T111_9">to</text:span><text:span text:style-name="T111_10"><text:s/>/</text:span><text:span text:style-name="T111_11">usr</text:span><text:span text:style-name="T111_12">/</text:span><text:span text:style-name="T111_13">dt</text:span><text:span text:style-name="T111_14">/</text:span><text:span text:style-name="T111_15">appconfig</text:span></text:p>
      <text:p text:style-name="P112"><text:span text:style-name="T112_1"><text:s/>(</text:span><text:span text:style-name="T112_2">eventually</text:span><text:span text:style-name="T112_3"><text:s/></text:span><text:span text:style-name="T112_4">rebuild</text:span><text:span text:style-name="T112_5"><text:s/></text:span><text:span text:style-name="T112_6">actions</text:span><text:span text:style-name="T112_7"><text:s/></text:span><text:span text:style-name="T112_8">with</text:span><text:span text:style-name="T112_9"><text:s/></text:span><text:span text:style-name="T112_10">non</text:span><text:span text:style-name="T112_11"><text:s/>~<text:s/></text:span><text:span text:style-name="T112_12">icons</text:span><text:span text:style-name="T112_13">)</text:span></text:p>
      <text:p text:style-name="P113"><text:span text:style-name="T113_1"><text:tab/><text:tab/></text:span></text:p>
      <text:p text:style-name="P114"><text:span text:style-name="T114_1">REGRESS</text:span><text:span text:style-name="T114_2"><text:s/></text:span><text:span text:style-name="T114_3">to</text:span><text:span text:style-name="T114_4"><text:s/></text:span><text:span text:style-name="T114_5">v</text:span><text:span text:style-name="T114_6">5<text:s/>-<text:s/></text:span><text:span text:style-name="T114_7">simpbuldCDE</text:span><text:span text:style-name="T114_8"><text:s/></text:span><text:span text:style-name="T114_9">offer</text:span><text:span text:style-name="T114_10"><text:s/></text:span><text:span text:style-name="T114_11">to</text:span><text:span text:style-name="T114_12"><text:s/></text:span><text:span text:style-name="T114_13">package</text:span><text:span text:style-name="T114_14"><text:s/></text:span><text:span text:style-name="T114_15">cde</text:span><text:span text:style-name="T114_16"><text:s/></text:span><text:span text:style-name="T114_17">into</text:span><text:span text:style-name="T114_18"><text:s/></text:span><text:span text:style-name="T114_19">a</text:span><text:span text:style-name="T114_20"><text:s/></text:span><text:span text:style-name="T114_21">tarball</text:span><text:span text:style-name="T114_22">,<text:s/></text:span></text:p>
      <text:p text:style-name="P115"><text:span text:style-name="T115_1">direct</text:span><text:span text:style-name="T115_2"><text:s/></text:span><text:span text:style-name="T115_3">output</text:span><text:span text:style-name="T115_4"><text:s/></text:span><text:span text:style-name="T115_5">to</text:span><text:span text:style-name="T115_6"><text:s/>/</text:span><text:span text:style-name="T115_7">dev</text:span><text:span text:style-name="T115_8">/</text:span><text:span text:style-name="T115_9">null</text:span><text:span text:style-name="T115_10"><text:s/></text:span><text:span text:style-name="T115_11">for</text:span><text:span text:style-name="T115_12"><text:s/></text:span><text:span text:style-name="T115_13">installation</text:span><text:span text:style-name="T115_14"><text:s/></text:span><text:span text:style-name="T115_15">--<text:s/></text:span><text:span text:style-name="T115_16">doesn</text:span><text:span text:style-name="T115_17">’</text:span><text:span text:style-name="T115_18">t</text:span><text:span text:style-name="T115_19"><text:s/></text:span><text:span text:style-name="T115_20">work</text:span><text:span text:style-name="T115_21">,<text:s/></text:span><text:span text:style-name="T115_22">need</text:span><text:span text:style-name="T115_23"><text:s/></text:span><text:span text:style-name="T115_24">to</text:span><text:span text:style-name="T115_25"><text:s/></text:span><text:span text:style-name="T115_26">find</text:span><text:span text:style-name="T115_27"><text:s/></text:span><text:span text:style-name="T115_28">alt</text:span><text:span text:style-name="T115_29">.</text:span></text:p>
      <text:p text:style-name="P116"><text:span text:style-name="T116_1">changes</text:span><text:span text:style-name="T116_2"><text:s/></text:span><text:span text:style-name="T116_3">to</text:span><text:span text:style-name="T116_4"><text:s/></text:span><text:span text:style-name="T116_5">non</text:span><text:span text:style-name="T116_6">-</text:span><text:span text:style-name="T116_7">free</text:span><text:span text:style-name="T116_8"><text:s/></text:span><text:span text:style-name="T116_9">repo</text:span><text:span text:style-name="T116_10"><text:s/></text:span><text:span text:style-name="T116_11">check</text:span><text:span text:style-name="T116_12"><text:s/></text:span><text:span text:style-name="T116_13">and</text:span><text:span text:style-name="T116_14"><text:s/></text:span><text:span text:style-name="T116_15">add</text:span><text:span text:style-name="T116_16">,<text:s/></text:span><text:span text:style-name="T116_17">CDEbian</text:span><text:span text:style-name="T116_18"><text:s/></text:span><text:span text:style-name="T116_19">doesn</text:span><text:span text:style-name="T116_20">’</text:span><text:span text:style-name="T116_21">t</text:span><text:span text:style-name="T116_22"><text:s/></text:span><text:span text:style-name="T116_23">need</text:span><text:span text:style-name="T116_24"><text:s/></text:span><text:span text:style-name="T116_25">this</text:span><text:span text:style-name="T116_26">.</text:span></text:p>
      <text:p text:style-name="P117"><text:span text:style-name="T117_1">moved</text:span><text:span text:style-name="T117_2"><text:s/></text:span><text:span text:style-name="T117_3">version</text:span><text:span text:style-name="T117_4"><text:s/></text:span><text:span text:style-name="T117_5">number</text:span><text:span text:style-name="T117_6"><text:s/></text:span><text:span text:style-name="T117_7">of</text:span><text:span text:style-name="T117_8"><text:s/></text:span><text:span text:style-name="T117_9">simbuildCDE</text:span><text:span text:style-name="T117_10"><text:s/></text:span><text:span text:style-name="T117_11">to</text:span><text:span text:style-name="T117_12"><text:s/>0.8</text:span><text:span text:style-name="T117_13">c</text:span></text:p>
      <text:p text:style-name="P118"/>
      <text:p text:style-name="P119"><text:span text:style-name="T119_1">refractainstaller</text:span><text:span text:style-name="T119_2"><text:s/></text:span><text:span text:style-name="T119_3">testing</text:span><text:span text:style-name="T119_4">/</text:span><text:span text:style-name="T119_5">integration</text:span></text:p>
      <text:p text:style-name="P120"><text:span text:style-name="T120_1"><text:tab/><text:tab/></text:span><text:span text:style-name="T120_2">installed</text:span><text:span text:style-name="T120_3"><text:s/>9.0.4-</text:span><text:span text:style-name="T120_4">base</text:span><text:span text:style-name="T120_5"><text:s/></text:span><text:span text:style-name="T120_6">and</text:span><text:span text:style-name="T120_7"><text:s/></text:span><text:span text:style-name="T120_8">gui</text:span></text:p>
      <text:p text:style-name="P121"><text:span text:style-name="T121_1"><text:tab/><text:tab/></text:span><text:span text:style-name="T121_2">initial</text:span><text:span text:style-name="T121_3"><text:s/></text:span><text:span text:style-name="T121_4">testing</text:span><text:span text:style-name="T121_5"><text:s/>-<text:s/></text:span><text:span text:style-name="T121_6">IT</text:span><text:span text:style-name="T121_7"><text:s/></text:span><text:span text:style-name="T121_8">WORKS</text:span><text:span text:style-name="T121_9">.<text:s/></text:span><text:span text:style-name="T121_10">#</text:span><text:span text:style-name="T121_11">thankyouRefractateam</text:span><text:span text:style-name="T121_12">!!</text:span></text:p>
      <text:p text:style-name="P122"><text:span text:style-name="T122_1"><text:tab/><text:tab/></text:span><text:span text:style-name="T122_2">Created</text:span><text:span text:style-name="T122_3"><text:s/></text:span><text:span text:style-name="T122_4">Install</text:span><text:span text:style-name="T122_5"><text:s/></text:span><text:span text:style-name="T122_6">from</text:span><text:span text:style-name="T122_7"><text:s/></text:span><text:span text:style-name="T122_8">LiveCD</text:span><text:span text:style-name="T122_9"><text:s/></text:span><text:span text:style-name="T122_10">dtaction</text:span><text:span text:style-name="T122_11"><text:s/></text:span><text:span text:style-name="T122_12">in</text:span><text:span text:style-name="T122_13"><text:s/>~/.</text:span><text:span text:style-name="T122_14">dt</text:span><text:span text:style-name="T122_15">,<text:s/></text:span><text:span text:style-name="T122_16">linked</text:span><text:span text:style-name="T122_17"><text:s/></text:span><text:span text:style-name="T122_18">on</text:span><text:span text:style-name="T122_19"><text:s/></text:span><text:span text:style-name="T122_20">to</text:span><text:span text:style-name="T122_21"><text:s/></text:span><text:span text:style-name="T122_22">workspace</text:span></text:p>
      <text:p text:style-name="P123"/>
      <text:p text:style-name="P124"/>
      <text:p text:style-name="P125"/>
      <text:p text:style-name="P126"/>
      <text:p text:style-name="P127"><text:span text:style-name="T127_1">DONE</text:span><text:span text:style-name="T127_2">:</text:span><text:span text:style-name="T127_3"><text:s/></text:span><text:span text:style-name="T127_4">resample</text:span><text:span text:style-name="T127_5"><text:s/></text:span><text:span text:style-name="T127_6">Debian</text:span><text:span text:style-name="T127_7"><text:s/></text:span><text:span text:style-name="T127_8">Space</text:span><text:span text:style-name="T127_9"><text:s/></text:span><text:span text:style-name="T127_10">Fun</text:span><text:span text:style-name="T127_11"><text:s/></text:span><text:span text:style-name="T127_12">theme</text:span><text:span text:style-name="T127_13"><text:s/></text:span><text:span text:style-name="T127_14">with</text:span><text:span text:style-name="T127_15"><text:s/></text:span><text:span text:style-name="T127_16">logo</text:span><text:span text:style-name="T127_17"><text:s/></text:span><text:span text:style-name="T127_18">for</text:span><text:span text:style-name="T127_19"><text:s/></text:span><text:span text:style-name="T127_20">resolution</text:span><text:span text:style-name="T127_21"><text:s/></text:span><text:span text:style-name="T127_22">change</text:span><text:span text:style-name="T127_23"><text:s/></text:span><text:span text:style-name="T127_24">prog</text:span></text:p>
      <text:p text:style-name="P128"/>
      <text:p text:style-name="P129"><text:span text:style-name="T129_1">Resolution</text:span><text:span text:style-name="T129_2"><text:s/></text:span><text:span text:style-name="T129_3">Change</text:span><text:span text:style-name="T129_4"><text:s/></text:span><text:span text:style-name="T129_5">Support</text:span><text:span text:style-name="T129_6"><text:s/></text:span><text:span text:style-name="T129_7">via</text:span><text:span text:style-name="T129_8"><text:s/></text:span><text:span text:style-name="T129_9">program</text:span><text:span text:style-name="T129_10">:<text:s/></text:span><text:span text:style-name="T129_11">scripts</text:span><text:span text:style-name="T129_12"><text:s/></text:span><text:span text:style-name="T129_13">at</text:span><text:span text:style-name="T129_14"><text:s/></text:span><text:span text:style-name="T129_15">first</text:span><text:span text:style-name="T129_16"><text:s/></text:span></text:p>
      <text:p text:style-name="P130"><text:span text:style-name="T130_1">dtbuilder</text:span><text:span text:style-name="T130_2"><text:s/></text:span><text:span text:style-name="T130_3">later</text:span><text:span text:style-name="T130_4">.<text:s/></text:span><text:span text:style-name="T130_5">currently</text:span><text:span text:style-name="T130_6"><text:s/></text:span><text:span text:style-name="T130_7">broken</text:span></text:p>
      <text:p text:style-name="P131"><text:span text:style-name="T131_1"><text:tab/><text:tab/></text:span><text:span text:style-name="T131_2">DONE</text:span><text:span text:style-name="T131_3">:</text:span><text:span text:style-name="T131_4">-<text:s/></text:span><text:span text:style-name="T131_5">set</text:span><text:span text:style-name="T131_6"><text:s/></text:span><text:span text:style-name="T131_7">default</text:span><text:span text:style-name="T131_8"><text:s/></text:span><text:span text:style-name="T131_9">to</text:span><text:span text:style-name="T131_10"><text:s/>1024</text:span><text:span text:style-name="T131_11">x</text:span><text:span text:style-name="T131_12">768<text:s/></text:span></text:p>
      <text:p text:style-name="P132"><text:span text:style-name="T132_1">(</text:span><text:span text:style-name="T132_2">smallest</text:span><text:span text:style-name="T132_3"><text:s/></text:span><text:span text:style-name="T132_4">I</text:span><text:span text:style-name="T132_5"><text:s/></text:span><text:span text:style-name="T132_6">want</text:span><text:span text:style-name="T132_7"><text:s/></text:span><text:span text:style-name="T132_8">to</text:span><text:span text:style-name="T132_9"><text:s/></text:span><text:span text:style-name="T132_10">go</text:span><text:span text:style-name="T132_11"><text:s/></text:span><text:span text:style-name="T132_12">for</text:span><text:span text:style-name="T132_13"><text:s/></text:span><text:span text:style-name="T132_14">default</text:span><text:span text:style-name="T132_15"><text:s/></text:span><text:span text:style-name="T132_16">aftertesting</text:span><text:span text:style-name="T132_17">)</text:span></text:p>
      <text:p text:style-name="P133"><text:span text:style-name="T133_1">will</text:span><text:span text:style-name="T133_2"><text:s/></text:span><text:span text:style-name="T133_3">revisit</text:span><text:span text:style-name="T133_4"><text:s/></text:span><text:span text:style-name="T133_5">when</text:span><text:span text:style-name="T133_6"><text:s/></text:span><text:span text:style-name="T133_7">live</text:span><text:span text:style-name="T133_8">-</text:span><text:span text:style-name="T133_9">testing</text:span><text:span text:style-name="T133_10"><text:s/></text:span><text:span text:style-name="T133_11">(</text:span><text:span text:style-name="T133_12">satisfied</text:span><text:span text:style-name="T133_13"><text:s/></text:span><text:span text:style-name="T133_14">for</text:span><text:span text:style-name="T133_15"><text:s/></text:span><text:span text:style-name="T133_16">now</text:span><text:span text:style-name="T133_17"><text:s/></text:span><text:span text:style-name="T133_18">with</text:span><text:span text:style-name="T133_19"><text:s/></text:span><text:span text:style-name="T133_20">scripts</text:span><text:span text:style-name="T133_21"><text:s/></text:span><text:span text:style-name="T133_22">in</text:span><text:span text:style-name="T133_23"><text:s/></text:span><text:span text:style-name="T133_24">tray</text:span><text:span text:style-name="T133_25">)</text:span></text:p>
      <text:p text:style-name="P134"><text:span text:style-name="T134_1">selectable</text:span><text:span text:style-name="T134_2"><text:s/></text:span><text:span text:style-name="T134_3">resolutions</text:span><text:span text:style-name="T134_4">:<text:s/>(/</text:span><text:span text:style-name="T134_5">etc</text:span><text:span text:style-name="T134_6">/</text:span><text:span text:style-name="T134_7">X</text:span><text:span text:style-name="T134_8">11/</text:span><text:span text:style-name="T134_9">xinit</text:span><text:span text:style-name="T134_10">/</text:span><text:span text:style-name="T134_11">xinitrc</text:span><text:span text:style-name="T134_12">)<text:s/>800</text:span><text:span text:style-name="T134_13">x</text:span><text:span text:style-name="T134_14">600,1024</text:span><text:span text:style-name="T134_15">x</text:span><text:span text:style-name="T134_16">768/1280</text:span><text:span text:style-name="T134_17">x</text:span><text:span text:style-name="T134_18">1024;</text:span></text:p>
      <text:p text:style-name="P135"><text:span text:style-name="T135_1">1920</text:span><text:span text:style-name="T135_2">x</text:span><text:span text:style-name="T135_3">1080<text:s/></text:span><text:span text:style-name="T135_4">CDEbianHD</text:span><text:span text:style-name="T135_5"><text:s/>;-)</text:span></text:p>
      <text:p text:style-name="P136"><text:span text:style-name="T136_1">**</text:span><text:span text:style-name="T136_2">Method</text:span><text:span text:style-name="T136_3"><text:s/></text:span><text:span text:style-name="T136_4">to</text:span><text:span text:style-name="T136_5"><text:s/></text:span><text:span text:style-name="T136_6">restart</text:span><text:span text:style-name="T136_7"><text:s/></text:span><text:span text:style-name="T136_8">the</text:span><text:span text:style-name="T136_9"><text:s/></text:span><text:span text:style-name="T136_10">Workspace</text:span><text:span text:style-name="T136_11"><text:s/></text:span><text:span text:style-name="T136_12">Manager</text:span><text:span text:style-name="T136_13"><text:s/></text:span><text:span text:style-name="T136_14">from</text:span><text:span text:style-name="T136_15"><text:s/></text:span><text:span text:style-name="T136_16">the</text:span><text:span text:style-name="T136_17"><text:s/></text:span><text:span text:style-name="T136_18">command</text:span><text:span text:style-name="T136_19"><text:s/></text:span><text:span text:style-name="T136_20">line</text:span><text:span text:style-name="T136_21"><text:s/></text:span><text:span text:style-name="T136_22">found</text:span><text:span text:style-name="T136_23">:</text:span></text:p>
      <text:p text:style-name="P137"><text:span text:style-name="T137_1">“</text:span><text:span text:style-name="T137_2">dtwmcmd</text:span><text:span text:style-name="T137_3">”<text:s/></text:span><text:span text:style-name="T137_4">allows</text:span><text:span text:style-name="T137_5"><text:s/></text:span><text:span text:style-name="T137_6">for</text:span><text:span text:style-name="T137_7"><text:s/></text:span><text:span text:style-name="T137_8">passing</text:span><text:span text:style-name="T137_9"><text:s/></text:span><text:span text:style-name="T137_10">of</text:span><text:span text:style-name="T137_11"><text:s/></text:span><text:span text:style-name="T137_12">f</text:span><text:span text:style-name="T137_13">.</text:span><text:span text:style-name="T137_14">xxx</text:span><text:span text:style-name="T137_15"><text:s/></text:span><text:span text:style-name="T137_16">commands</text:span><text:span text:style-name="T137_17"><text:s/></text:span><text:span text:style-name="T137_18">to</text:span><text:span text:style-name="T137_19"><text:s/></text:span><text:span text:style-name="T137_20">dtwm</text:span><text:span text:style-name="T137_21"><text:s/></text:span><text:span text:style-name="T137_22">via</text:span><text:span text:style-name="T137_23"><text:s/></text:span><text:span text:style-name="T137_24">script</text:span><text:span text:style-name="T137_25">:</text:span></text:p>
      <text:p text:style-name="P138"><text:span text:style-name="T138_1"><text:a xlink:type="simple" xlink:href="http://www.smart.net/~rlhamil/"><text:span text:style-name="T138_2">http</text:span></text:a></text:span><text:span text:style-name="T138_3"><text:a xlink:type="simple" xlink:href="http://www.smart.net/~rlhamil/"><text:span text:style-name="T138_4">://</text:span></text:a></text:span><text:span text:style-name="T138_5"><text:a xlink:type="simple" xlink:href="http://www.smart.net/~rlhamil/"><text:span text:style-name="T138_6">www</text:span></text:a></text:span><text:span text:style-name="T138_7"><text:a xlink:type="simple" xlink:href="http://www.smart.net/~rlhamil/"><text:span text:style-name="T138_8">.</text:span></text:a></text:span><text:span text:style-name="T138_9"><text:a xlink:type="simple" xlink:href="http://www.smart.net/~rlhamil/"><text:span text:style-name="T138_10">smart</text:span></text:a></text:span><text:span text:style-name="T138_11"><text:a xlink:type="simple" xlink:href="http://www.smart.net/~rlhamil/"><text:span text:style-name="T138_12">.</text:span></text:a></text:span><text:span text:style-name="T138_13"><text:a xlink:type="simple" xlink:href="http://www.smart.net/~rlhamil/"><text:span text:style-name="T138_14">net</text:span></text:a></text:span><text:span text:style-name="T138_15"><text:a xlink:type="simple" xlink:href="http://www.smart.net/~rlhamil/"><text:span text:style-name="T138_16">/~</text:span></text:a></text:span><text:span text:style-name="T138_17"><text:a xlink:type="simple" xlink:href="http://www.smart.net/~rlhamil/"><text:span text:style-name="T138_18">rlhamil</text:span></text:a></text:span><text:span text:style-name="T138_19"><text:a xlink:type="simple" xlink:href="http://www.smart.net/~rlhamil/"><text:span text:style-name="T138_20">/</text:span></text:a></text:span><text:span text:style-name="T138_21"><text:s/>#</text:span><text:span text:style-name="T138_22">thankyouRichHamilton</text:span><text:span text:style-name="T138_23">!!</text:span></text:p>
      <text:p text:style-name="P139"><text:span text:style-name="T139_1">Compiled</text:span><text:span text:style-name="T139_2"><text:s/></text:span><text:span text:style-name="T139_3">using</text:span><text:span text:style-name="T139_4"><text:s/>$<text:s/></text:span><text:span text:style-name="T139_5">gcc</text:span><text:span text:style-name="T139_6"><text:s/>-</text:span><text:span text:style-name="T139_7">I</text:span><text:span text:style-name="T139_8">/</text:span><text:span text:style-name="T139_9">usr</text:span><text:span text:style-name="T139_10">/</text:span><text:span text:style-name="T139_11">dt</text:span><text:span text:style-name="T139_12">/</text:span><text:span text:style-name="T139_13">include</text:span><text:span text:style-name="T139_14"><text:s/>-</text:span><text:span text:style-name="T139_15">lX</text:span><text:span text:style-name="T139_16">11<text:s/></text:span><text:span text:style-name="T139_17">dtwmcmd</text:span><text:span text:style-name="T139_18">.</text:span><text:span text:style-name="T139_19">c</text:span><text:span text:style-name="T139_20"><text:s/>-</text:span><text:span text:style-name="T139_21">o</text:span><text:span text:style-name="T139_22"><text:s/></text:span><text:span text:style-name="T139_23">dtwmcmd</text:span></text:p>
      <text:p text:style-name="P140"><text:span text:style-name="T140_1">Placed</text:span><text:span text:style-name="T140_2"><text:s/></text:span><text:span text:style-name="T140_3">in</text:span><text:span text:style-name="T140_4"><text:s/>/</text:span><text:span text:style-name="T140_5">usr</text:span><text:span text:style-name="T140_6">/</text:span><text:span text:style-name="T140_7">local</text:span><text:span text:style-name="T140_8">/</text:span><text:span text:style-name="T140_9">bin</text:span><text:span text:style-name="T140_10"><text:s/></text:span><text:span text:style-name="T140_11">and</text:span><text:span text:style-name="T140_12"><text:s/></text:span><text:span text:style-name="T140_13">chmod</text:span><text:span text:style-name="T140_14"><text:s/>+</text:span><text:span text:style-name="T140_15">x</text:span></text:p>
      <text:p text:style-name="P141"><text:span text:style-name="T141_1">DONE</text:span><text:span text:style-name="T141_2">:</text:span><text:span text:style-name="T141_3"><text:s/></text:span><text:span text:style-name="T141_4">create</text:span><text:span text:style-name="T141_5">/</text:span><text:span text:style-name="T141_6">copy</text:span><text:span text:style-name="T141_7"><text:s/>800-</text:span><text:span text:style-name="T141_8">wallpaper</text:span><text:span text:style-name="T141_9">.</text:span><text:span text:style-name="T141_10">jpg</text:span><text:span text:style-name="T141_11">,<text:s/>1024-</text:span><text:span text:style-name="T141_12">wallpaper</text:span><text:span text:style-name="T141_13">.</text:span><text:span text:style-name="T141_14">jpg</text:span><text:span text:style-name="T141_15">,<text:s/></text:span><text:span text:style-name="T141_16">HD</text:span><text:span text:style-name="T141_17">-</text:span><text:span text:style-name="T141_18">wallpaper</text:span><text:span text:style-name="T141_19">.</text:span><text:span text:style-name="T141_20">jpg</text:span><text:span text:style-name="T141_21"><text:tab/></text:span><text:span text:style-name="T141_22">installed</text:span><text:span text:style-name="T141_23"><text:s/></text:span><text:span text:style-name="T141_24">in</text:span><text:span text:style-name="T141_25"><text:s/>/</text:span><text:span text:style-name="T141_26">usr</text:span><text:span text:style-name="T141_27">/</text:span><text:span text:style-name="T141_28">dt</text:span><text:span text:style-name="T141_29">/</text:span><text:span text:style-name="T141_30">backdrops</text:span></text:p>
      <text:p text:style-name="P142"><text:span text:style-name="T142_1">DONE</text:span><text:span text:style-name="T142_2">:</text:span><text:span text:style-name="T142_3"><text:s/></text:span><text:span text:style-name="T142_4">create</text:span><text:span text:style-name="T142_5"><text:s/></text:span><text:span text:style-name="T142_6">scripts</text:span><text:span text:style-name="T142_7"><text:s/></text:span><text:span text:style-name="T142_8">to</text:span><text:span text:style-name="T142_9"><text:s/></text:span><text:span text:style-name="T142_10">change</text:span><text:span text:style-name="T142_11"><text:s/></text:span><text:span text:style-name="T142_12">resolution</text:span><text:span text:style-name="T142_13"><text:s/></text:span><text:span text:style-name="T142_14">with</text:span><text:span text:style-name="T142_15"><text:s/></text:span><text:span text:style-name="T142_16">single</text:span><text:span text:style-name="T142_17"><text:s/></text:span><text:span text:style-name="T142_18">command</text:span><text:span text:style-name="T142_19">:<text:s/>800</text:span><text:span text:style-name="T142_20">x</text:span><text:span text:style-name="T142_21">600,</text:span></text:p>
      <text:p text:style-name="P143"><text:span text:style-name="T143_1"><text:tab/>1024</text:span><text:span text:style-name="T143_2">x</text:span><text:span text:style-name="T143_3">768,<text:s/>1280</text:span><text:span text:style-name="T143_4">x</text:span><text:span text:style-name="T143_5">1024,<text:s/></text:span><text:span text:style-name="T143_6">and</text:span><text:span text:style-name="T143_7"><text:s/></text:span><text:span text:style-name="T143_8">HD</text:span><text:span text:style-name="T143_9">.<text:s/></text:span><text:span text:style-name="T143_10">Placed</text:span><text:span text:style-name="T143_11"><text:s/></text:span><text:span text:style-name="T143_12">in</text:span><text:span text:style-name="T143_13"><text:s/>/</text:span><text:span text:style-name="T143_14">usr</text:span><text:span text:style-name="T143_15">/</text:span><text:span text:style-name="T143_16">local</text:span><text:span text:style-name="T143_17">/</text:span><text:span text:style-name="T143_18">bin</text:span></text:p>
      <text:p text:style-name="P144"><text:span text:style-name="T144_1">DONE</text:span><text:span text:style-name="T144_2">:</text:span><text:span text:style-name="T144_3"><text:s/></text:span><text:span text:style-name="T144_4">link</text:span><text:span text:style-name="T144_5"><text:s/></text:span><text:span text:style-name="T144_6">scripts</text:span><text:span text:style-name="T144_7"><text:s/></text:span><text:span text:style-name="T144_8">to</text:span><text:span text:style-name="T144_9"><text:s/></text:span><text:span text:style-name="T144_10">dtactions</text:span><text:span text:style-name="T144_11">,<text:s/></text:span><text:span text:style-name="T144_12">link</text:span><text:span text:style-name="T144_13"><text:s/></text:span><text:span text:style-name="T144_14">dtactions</text:span><text:span text:style-name="T144_15"><text:s/></text:span><text:span text:style-name="T144_16">into</text:span><text:span text:style-name="T144_17"><text:s/></text:span><text:span text:style-name="T144_18">style</text:span><text:span text:style-name="T144_19">-</text:span><text:span text:style-name="T144_20">manager</text:span><text:span text:style-name="T144_21"><text:s/></text:span><text:span text:style-name="T144_22">subpanel</text:span></text:p>
      <text:p text:style-name="P145"/>
      <text:p text:style-name="P146"><text:span text:style-name="T146_1">Revisit</text:span><text:span text:style-name="T146_2"><text:s/></text:span><text:span text:style-name="T146_3">App</text:span><text:span text:style-name="T146_4"><text:s/></text:span><text:span text:style-name="T146_5">List</text:span></text:p>
      <text:p text:style-name="P147"><text:span text:style-name="T147_1"><text:tab/><text:tab/></text:span><text:span text:style-name="T147_2">FIX</text:span><text:span text:style-name="T147_3">:</text:span><text:span text:style-name="T147_4"><text:s/></text:span><text:span text:style-name="T147_5">Configure</text:span><text:span text:style-name="T147_6"><text:s/></text:span><text:span text:style-name="T147_7">LostIRC</text:span><text:span text:style-name="T147_8"><text:s/></text:span><text:span text:style-name="T147_9">for</text:span><text:span text:style-name="T147_10"><text:s/></text:span><text:span text:style-name="T147_11">freenode</text:span></text:p>
      <text:p text:style-name="P148"/>
      <text:p text:style-name="P149"><text:span text:style-name="T149_1">Added</text:span><text:span text:style-name="T149_2"><text:s/></text:span><text:span text:style-name="T149_3">welcome</text:span><text:span text:style-name="T149_4"><text:s/></text:span><text:span text:style-name="T149_5">text</text:span><text:span text:style-name="T149_6"><text:s/></text:span><text:span text:style-name="T149_7">file</text:span><text:span text:style-name="T149_8"><text:s/></text:span><text:span text:style-name="T149_9">on</text:span><text:span text:style-name="T149_10"><text:s/></text:span><text:span text:style-name="T149_11">the</text:span><text:span text:style-name="T149_12"><text:s/></text:span><text:span text:style-name="T149_13">workspace</text:span><text:span text:style-name="T149_14">,<text:s/></text:span><text:span text:style-name="T149_15">renamed</text:span><text:span text:style-name="T149_16"><text:s/>“</text:span><text:span text:style-name="T149_17">Welcome</text:span><text:span text:style-name="T149_18"><text:s/></text:span><text:span text:style-name="T149_19">to</text:span><text:span text:style-name="T149_20"><text:s/></text:span><text:span text:style-name="T149_21">CDEbian</text:span><text:span text:style-name="T149_22">”</text:span></text:p>
      <text:p text:style-name="P150"/>
      <text:p text:style-name="P151"/>
      <text:p text:style-name="P152"/>
      <text:p text:style-name="P153"><text:span text:style-name="T153_1">0.5<text:s/></text:span><text:span text:style-name="T153_2">release</text:span><text:span text:style-name="T153_3"><text:s/>(.</text:span><text:span text:style-name="T153_4">iso</text:span><text:span text:style-name="T153_5"><text:s/></text:span><text:span text:style-name="T153_6">release</text:span><text:span text:style-name="T153_7"><text:s/>10/6/2012):</text:span></text:p>
      <text:p text:style-name="P154"/>
      <text:p text:style-name="P155"><text:span text:style-name="T155_1">DONE</text:span><text:span text:style-name="T155_2">:<text:s/></text:span><text:span text:style-name="T155_3"><text:s/>-<text:s/></text:span><text:span text:style-name="T155_4">Update</text:span><text:span text:style-name="T155_5"><text:s/></text:span><text:span text:style-name="T155_6">CDE</text:span><text:span text:style-name="T155_7"><text:s/></text:span><text:span text:style-name="T155_8">to</text:span><text:span text:style-name="T155_9"><text:s/>2.2.0</text:span><text:span text:style-name="T155_10">b</text:span><text:span text:style-name="T155_11"><text:s/></text:span></text:p>
      <text:p text:style-name="P156"><text:span text:style-name="T156_1"><text:tab/><text:tab/></text:span><text:span text:style-name="T156_2">git</text:span><text:span text:style-name="T156_3"><text:s/></text:span><text:span text:style-name="T156_4">master</text:span><text:span text:style-name="T156_5"><text:s/></text:span><text:span text:style-name="T156_6">clone</text:span><text:span text:style-name="T156_7"><text:s/></text:span><text:span text:style-name="T156_8">and</text:span><text:span text:style-name="T156_9"><text:s/></text:span><text:span text:style-name="T156_10">build</text:span><text:span text:style-name="T156_11"><text:s/></text:span><text:span text:style-name="T156_12">on</text:span><text:span text:style-name="T156_13"><text:s/></text:span><text:span text:style-name="T156_14">spOrk</text:span><text:span text:style-name="T156_15"><text:s/></text:span></text:p>
      <text:p text:style-name="P157"><text:span text:style-name="T157_1">(333</text:span><text:span text:style-name="T157_2">MHz</text:span><text:span text:style-name="T157_3"><text:s/></text:span><text:span text:style-name="T157_4">i</text:span><text:span text:style-name="T157_5">386<text:s/></text:span><text:span text:style-name="T157_6">Debian</text:span><text:span text:style-name="T157_7"><text:s/></text:span><text:span text:style-name="T157_8">Squeeze</text:span><text:span text:style-name="T157_9">)<text:s/>(9/27/2012)</text:span></text:p>
      <text:p text:style-name="P158"><text:span text:style-name="T158_1"><text:tab/><text:tab/><text:tab/></text:span><text:span text:style-name="T158_2">Built</text:span><text:span text:style-name="T158_3"><text:s/></text:span><text:span text:style-name="T158_4">completely</text:span><text:span text:style-name="T158_5">.<text:s/></text:span><text:span text:style-name="T158_6">Solved</text:span><text:span text:style-name="T158_7"><text:s/></text:span><text:span text:style-name="T158_8">real</text:span><text:span text:style-name="T158_9">-</text:span><text:span text:style-name="T158_10">pc</text:span><text:span text:style-name="T158_11"><text:s/></text:span><text:span text:style-name="T158_12">dtlogin</text:span><text:span text:style-name="T158_13"><text:s/></text:span><text:span text:style-name="T158_14">hang</text:span><text:span text:style-name="T158_15"><text:s/></text:span><text:span text:style-name="T158_16">TEST</text:span><text:span text:style-name="T158_17"><text:s/></text:span><text:span text:style-name="T158_18">ON</text:span><text:span text:style-name="T158_19"><text:s/>0.5!<text:s/></text:span><text:span text:style-name="T158_20">working</text:span><text:span text:style-name="T158_21">!</text:span></text:p>
      <text:p text:style-name="P159"><text:span text:style-name="T159_1"><text:tab/><text:tab/><text:tab/></text:span><text:span text:style-name="T159_2">tar</text:span><text:span text:style-name="T159_3">.</text:span><text:span text:style-name="T159_4">bz</text:span><text:span text:style-name="T159_5">2<text:s/></text:span><text:span text:style-name="T159_6">creation</text:span><text:span text:style-name="T159_7"><text:s/></text:span><text:span text:style-name="T159_8">crashed</text:span><text:span text:style-name="T159_9"><text:s/></text:span><text:span text:style-name="T159_10">spOrk</text:span><text:span text:style-name="T159_11"><text:s/></text:span><text:span text:style-name="T159_12">with</text:span><text:span text:style-name="T159_13"><text:s/></text:span><text:span text:style-name="T159_14">a</text:span><text:span text:style-name="T159_15"><text:s/></text:span><text:span text:style-name="T159_16">thermal</text:span><text:span text:style-name="T159_17"><text:s/></text:span><text:span text:style-name="T159_18">shutdown</text:span><text:span text:style-name="T159_19">.<text:s/></text:span></text:p>
      <text:p text:style-name="P160"><text:span text:style-name="T160_1"><text:tab/><text:tab/><text:tab/></text:span><text:span text:style-name="T160_2">compiling</text:span><text:span text:style-name="T160_3"><text:s/></text:span><text:span text:style-name="T160_4">did</text:span><text:span text:style-name="T160_5"><text:s/></text:span><text:span text:style-name="T160_6">not</text:span><text:span text:style-name="T160_7">.<text:s/></text:span><text:span text:style-name="T160_8">interesting</text:span><text:span text:style-name="T160_9">.<text:s/></text:span><text:span text:style-name="T160_10">tar</text:span><text:span text:style-name="T160_11"><text:s/></text:span><text:span text:style-name="T160_12">then</text:span><text:span text:style-name="T160_13"><text:s/></text:span><text:span text:style-name="T160_14">gzip</text:span><text:span text:style-name="T160_15"><text:s/></text:span><text:span text:style-name="T160_16">worked</text:span><text:span text:style-name="T160_17"><text:s/></text:span><text:span text:style-name="T160_18">fine</text:span><text:span text:style-name="T160_19">.</text:span></text:p>
      <text:p text:style-name="P161"><text:span text:style-name="T161_1"><text:tab/><text:tab/></text:span><text:span text:style-name="T161_2">DONE</text:span><text:span text:style-name="T161_3">:<text:s/></text:span><text:span text:style-name="T161_4">Uploaded</text:span><text:span text:style-name="T161_5"><text:s/></text:span><text:span text:style-name="T161_6">full</text:span><text:span text:style-name="T161_7"><text:s/></text:span><text:span text:style-name="T161_8">build</text:span><text:span text:style-name="T161_9"><text:s/>.</text:span><text:span text:style-name="T161_10">tar</text:span><text:span text:style-name="T161_11">.</text:span><text:span text:style-name="T161_12">gz</text:span><text:span text:style-name="T161_13"><text:s/></text:span><text:span text:style-name="T161_14">to</text:span><text:span text:style-name="T161_15"><text:s/></text:span><text:span text:style-name="T161_16">andarazoroflove</text:span><text:span text:style-name="T161_17">.</text:span><text:span text:style-name="T161_18">org</text:span><text:span text:style-name="T161_19">/</text:span><text:span text:style-name="T161_20">code</text:span></text:p>
      <text:p text:style-name="P162"/>
      <text:p text:style-name="P163"><text:span text:style-name="T163_1">DONE</text:span><text:span text:style-name="T163_2">:<text:s/></text:span><text:span text:style-name="T163_3"><text:s text:c="2"/>-<text:s/></text:span><text:span text:style-name="T163_4">dtlogin</text:span><text:span text:style-name="T163_5"><text:s/></text:span><text:span text:style-name="T163_6">for</text:span><text:span text:style-name="T163_7"><text:s/></text:span><text:span text:style-name="T163_8">login</text:span><text:span text:style-name="T163_9"><text:s/></text:span><text:span text:style-name="T163_10">manager</text:span><text:span text:style-name="T163_11">.<text:s/></text:span></text:p>
      <text:p text:style-name="P164"><text:span text:style-name="T164_1"><text:tab/><text:tab/></text:span><text:span text:style-name="T164_2">Initial</text:span><text:span text:style-name="T164_3"><text:s/></text:span><text:span text:style-name="T164_4">tests</text:span><text:span text:style-name="T164_5">:<text:s/>2.2.0</text:span><text:span text:style-name="T164_6">b</text:span><text:span text:style-name="T164_7"><text:s/></text:span><text:span text:style-name="T164_8">code</text:span><text:span text:style-name="T164_9"><text:s/></text:span><text:span text:style-name="T164_10">builds</text:span><text:span text:style-name="T164_11"><text:s/></text:span><text:span text:style-name="T164_12">working</text:span><text:span text:style-name="T164_13"><text:s/></text:span><text:span text:style-name="T164_14">dtlogin</text:span><text:span text:style-name="T164_15"><text:s/></text:span><text:span text:style-name="T164_16">on</text:span><text:span text:style-name="T164_17"><text:s/></text:span><text:span text:style-name="T164_18">spOrk</text:span><text:span text:style-name="T164_19">.</text:span></text:p>
      <text:p text:style-name="P165"><text:span text:style-name="T165_1"><text:tab/><text:tab/></text:span><text:span text:style-name="T165_2">Replaced</text:span><text:span text:style-name="T165_3"><text:s/>/</text:span><text:span text:style-name="T165_4">usr</text:span><text:span text:style-name="T165_5">/</text:span><text:span text:style-name="T165_6">dt</text:span><text:span text:style-name="T165_7">/</text:span><text:span text:style-name="T165_8">appconfig</text:span><text:span text:style-name="T165_9">/</text:span><text:span text:style-name="T165_10">icons</text:span><text:span text:style-name="T165_11">/</text:span><text:span text:style-name="T165_12">C</text:span><text:span text:style-name="T165_13">/</text:span><text:span text:style-name="T165_14">Dtlogo</text:span><text:span text:style-name="T165_15">.</text:span><text:span text:style-name="T165_16">pm</text:span><text:span text:style-name="T165_17"><text:s/></text:span><text:span text:style-name="T165_18">with</text:span><text:span text:style-name="T165_19"><text:s/></text:span><text:span text:style-name="T165_20">custom</text:span><text:span text:style-name="T165_21"><text:s/></text:span><text:span text:style-name="T165_22">CDEbian</text:span><text:span text:style-name="T165_23"><text:s/></text:span></text:p>
      <text:p text:style-name="P166"><text:span text:style-name="T166_1"><text:tab/><text:tab/><text:tab/></text:span><text:span text:style-name="T166_2">kept</text:span><text:span text:style-name="T166_3"><text:s/></text:span><text:span text:style-name="T166_4">name</text:span><text:span text:style-name="T166_5">,<text:s/></text:span><text:span text:style-name="T166_6">resized</text:span><text:span text:style-name="T166_7"><text:s/></text:span><text:span text:style-name="T166_8">to</text:span><text:span text:style-name="T166_9"><text:s/>239<text:s/></text:span><text:span text:style-name="T166_10">pixel</text:span><text:span text:style-name="T166_11"><text:s/></text:span><text:span text:style-name="T166_12">width</text:span><text:span text:style-name="T166_13"><text:s/>(148<text:s/></text:span><text:span text:style-name="T166_14">pixel</text:span><text:span text:style-name="T166_15"><text:s/></text:span><text:span text:style-name="T166_16">height</text:span><text:span text:style-name="T166_17">)</text:span></text:p>
      <text:p text:style-name="P167"><text:span text:style-name="T167_1"><text:tab/><text:tab/><text:tab/></text:span><text:span text:style-name="T167_2">contraty</text:span><text:span text:style-name="T167_3"><text:s/></text:span><text:span text:style-name="T167_4">to</text:span><text:span text:style-name="T167_5"><text:s/></text:span><text:span text:style-name="T167_6">CDE</text:span><text:span text:style-name="T167_7"><text:s/></text:span><text:span text:style-name="T167_8">Wiki</text:span><text:span text:style-name="T167_9"><text:s/></text:span><text:span text:style-name="T167_10">requirements</text:span><text:span text:style-name="T167_11"><text:s/></text:span><text:span text:style-name="T167_12">of</text:span><text:span text:style-name="T167_13"><text:s/>239</text:span><text:span text:style-name="T167_14">x</text:span><text:span text:style-name="T167_15">239,<text:s/></text:span><text:span text:style-name="T167_16">found</text:span><text:span text:style-name="T167_17"><text:s/></text:span><text:span text:style-name="T167_18">that</text:span><text:span text:style-name="T167_19"><text:s/></text:span><text:span text:style-name="T167_20">original</text:span><text:span text:style-name="T167_21"><text:s/></text:span></text:p>
      <text:p text:style-name="P168"><text:span text:style-name="T168_1"><text:tab/><text:tab/><text:tab/></text:span><text:span text:style-name="T168_2">is</text:span><text:span text:style-name="T168_3"><text:s/>237</text:span><text:span text:style-name="T168_4">x</text:span><text:span text:style-name="T168_5">237.<text:s/></text:span><text:span text:style-name="T168_6">Replacement</text:span><text:span text:style-name="T168_7"><text:s/></text:span><text:span text:style-name="T168_8">Dtlogo</text:span><text:span text:style-name="T168_9">.</text:span><text:span text:style-name="T168_10">pm</text:span><text:span text:style-name="T168_11"><text:s/></text:span><text:span text:style-name="T168_12">with</text:span><text:span text:style-name="T168_13"><text:s/></text:span><text:span text:style-name="T168_14">CDEbian</text:span><text:span text:style-name="T168_15"><text:s/></text:span><text:span text:style-name="T168_16">logo</text:span><text:span text:style-name="T168_17"><text:s/></text:span><text:span text:style-name="T168_18">is</text:span><text:span text:style-name="T168_19"><text:s/>239</text:span><text:span text:style-name="T168_20">x</text:span><text:span text:style-name="T168_21">148<text:s/></text:span></text:p>
      <text:p text:style-name="P169"><text:span text:style-name="T169_1"><text:tab/><text:tab/><text:tab/></text:span><text:span text:style-name="T169_2">dtlogin</text:span><text:span text:style-name="T169_3"><text:s/></text:span><text:span text:style-name="T169_4">does</text:span><text:span text:style-name="T169_5"><text:s/></text:span><text:span text:style-name="T169_6">not</text:span><text:span text:style-name="T169_7"><text:s/></text:span><text:span text:style-name="T169_8">mind</text:span><text:span text:style-name="T169_9">,<text:s/></text:span><text:span text:style-name="T169_10">it</text:span><text:span text:style-name="T169_11"><text:s/></text:span><text:span text:style-name="T169_12">simply</text:span><text:span text:style-name="T169_13"><text:s/></text:span><text:span text:style-name="T169_14">fits</text:span><text:span text:style-name="T169_15"><text:s/></text:span><text:span text:style-name="T169_16">it</text:span><text:span text:style-name="T169_17"><text:s/></text:span><text:span text:style-name="T169_18">in</text:span><text:span text:style-name="T169_19"><text:s/></text:span><text:span text:style-name="T169_20">nicely</text:span><text:span text:style-name="T169_21">.</text:span></text:p>
      <text:p text:style-name="P170"><text:span text:style-name="T170_1"><text:tab/><text:tab/></text:span><text:span text:style-name="T170_2">Undid</text:span><text:span text:style-name="T170_3"><text:s/></text:span><text:span text:style-name="T170_4">changes</text:span><text:span text:style-name="T170_5"><text:s/></text:span><text:span text:style-name="T170_6">to</text:span><text:span text:style-name="T170_7"><text:s/>/</text:span><text:span text:style-name="T170_8">etc</text:span><text:span text:style-name="T170_9">/</text:span><text:span text:style-name="T170_10">X</text:span><text:span text:style-name="T170_11">11/</text:span><text:span text:style-name="T170_12">xinit</text:span><text:span text:style-name="T170_13">/</text:span><text:span text:style-name="T170_14">xinitrc</text:span><text:span text:style-name="T170_15"><text:s/></text:span><text:span text:style-name="T170_16">via</text:span><text:span text:style-name="T170_17"><text:s/>#</text:span></text:p>
      <text:p text:style-name="P171"><text:span text:style-name="T171_1"><text:tab/><text:tab/></text:span><text:span text:style-name="T171_2">Undid</text:span><text:span text:style-name="T171_3"><text:s/></text:span><text:span text:style-name="T171_4">changes</text:span><text:span text:style-name="T171_5"><text:s/></text:span><text:span text:style-name="T171_6">to</text:span><text:span text:style-name="T171_7"><text:s/>~/.</text:span><text:span text:style-name="T171_8">zshrc</text:span><text:span text:style-name="T171_9"><text:s/></text:span><text:span text:style-name="T171_10">which</text:span><text:span text:style-name="T171_11"><text:s/></text:span><text:span text:style-name="T171_12">checked</text:span><text:span text:style-name="T171_13"><text:s/></text:span><text:span text:style-name="T171_14">for</text:span><text:span text:style-name="T171_15"><text:s/></text:span><text:span text:style-name="T171_16">and</text:span><text:span text:style-name="T171_17"><text:s/></text:span><text:span text:style-name="T171_18">started</text:span><text:span text:style-name="T171_19"><text:s/></text:span><text:span text:style-name="T171_20">X</text:span><text:span text:style-name="T171_21"><text:s/></text:span><text:span text:style-name="T171_22">on</text:span><text:span text:style-name="T171_23"><text:s/></text:span><text:span text:style-name="T171_24">display</text:span><text:span text:style-name="T171_25"><text:s/>:0<text:s/><text:tab/><text:tab/><text:tab/><text:tab/></text:span><text:span text:style-name="T171_26">Re</text:span><text:span text:style-name="T171_27">-</text:span><text:span text:style-name="T171_28">added</text:span><text:span text:style-name="T171_29"><text:s/>/</text:span><text:span text:style-name="T171_30">etc</text:span><text:span text:style-name="T171_31">/</text:span><text:span text:style-name="T171_32">init</text:span><text:span text:style-name="T171_33">.</text:span><text:span text:style-name="T171_34">d</text:span><text:span text:style-name="T171_35">/</text:span><text:span text:style-name="T171_36">dtlogin</text:span><text:span text:style-name="T171_37"><text:s/></text:span><text:span text:style-name="T171_38">via</text:span><text:span text:style-name="T171_39"><text:s/></text:span><text:span text:style-name="T171_40">sudo</text:span><text:span text:style-name="T171_41"><text:s/></text:span><text:span text:style-name="T171_42">update</text:span><text:span text:style-name="T171_43">-</text:span><text:span text:style-name="T171_44">rc</text:span><text:span text:style-name="T171_45">.</text:span><text:span text:style-name="T171_46">d</text:span><text:span text:style-name="T171_47"><text:s/></text:span><text:span text:style-name="T171_48">dtlogin</text:span><text:span text:style-name="T171_49"><text:s/></text:span><text:span text:style-name="T171_50">default</text:span></text:p>
      <text:p text:style-name="P172"><text:span text:style-name="T172_1"><text:tab/><text:tab/><text:tab/></text:span><text:span text:style-name="T172_2">dtlogin</text:span><text:span text:style-name="T172_3"><text:s/></text:span><text:span text:style-name="T172_4">hangs</text:span><text:span text:style-name="T172_5"><text:s/></text:span><text:span text:style-name="T172_6">on</text:span><text:span text:style-name="T172_7"><text:s/></text:span><text:span text:style-name="T172_8">welcome</text:span><text:span text:style-name="T172_9"><text:s/></text:span><text:span text:style-name="T172_10">screen</text:span><text:span text:style-name="T172_11"><text:s/></text:span><text:span text:style-name="T172_12">again</text:span><text:span text:style-name="T172_13"><text:s/></text:span><text:span text:style-name="T172_14">for</text:span><text:span text:style-name="T172_15"><text:s/></text:span><text:span text:style-name="T172_16">cdeuser</text:span><text:span text:style-name="T172_17">,<text:s/></text:span><text:span text:style-name="T172_18">root</text:span><text:span text:style-name="T172_19"><text:s/></text:span><text:span text:style-name="T172_20">works</text:span><text:span text:style-name="T172_21"><text:s/></text:span></text:p>
      <text:p text:style-name="P173"><text:span text:style-name="T173_1"><text:tab/><text:tab/><text:tab/></text:span><text:span text:style-name="T173_2">need</text:span><text:span text:style-name="T173_3"><text:s/></text:span><text:span text:style-name="T173_4">to</text:span><text:span text:style-name="T173_5"><text:s/></text:span><text:span text:style-name="T173_6">investigate</text:span><text:span text:style-name="T173_7">,<text:s/></text:span><text:span text:style-name="T173_8">may</text:span><text:span text:style-name="T173_9"><text:s/></text:span><text:span text:style-name="T173_10">change</text:span><text:span text:style-name="T173_11"><text:s/></text:span><text:span text:style-name="T173_12">the</text:span><text:span text:style-name="T173_13"><text:s/></text:span><text:span text:style-name="T173_14">whole</text:span><text:span text:style-name="T173_15"><text:s/></text:span><text:span text:style-name="T173_16">scheme</text:span><text:span text:style-name="T173_17"><text:s/></text:span><text:span text:style-name="T173_18">on</text:span><text:span text:style-name="T173_19"><text:s/></text:span><text:span text:style-name="T173_20">installing</text:span></text:p>
      <text:p text:style-name="P174"><text:span text:style-name="T174_1"><text:tab/><text:tab/><text:tab/></text:span><text:span text:style-name="T174_2">may</text:span><text:span text:style-name="T174_3"><text:s/></text:span><text:span text:style-name="T174_4">be</text:span><text:span text:style-name="T174_5"><text:s/></text:span><text:span text:style-name="T174_6">permission</text:span><text:span text:style-name="T174_7"><text:s/></text:span><text:span text:style-name="T174_8">problems</text:span><text:span text:style-name="T174_9"><text:s/>(</text:span><text:span text:style-name="T174_10">/</text:span><text:span text:style-name="T174_11">var</text:span><text:span text:style-name="T174_12">/</text:span><text:span text:style-name="T174_13">dt</text:span><text:span text:style-name="T174_14">?)</text:span></text:p>
      <text:p text:style-name="P175"><text:span text:style-name="T175_1"><text:tab/><text:tab/><text:tab/></text:span><text:span text:style-name="T175_2">issue</text:span><text:span text:style-name="T175_3"><text:s/></text:span><text:span text:style-name="T175_4">is</text:span><text:span text:style-name="T175_5"><text:s/></text:span><text:span text:style-name="T175_6">previous</text:span><text:span text:style-name="T175_7"><text:s/></text:span><text:span text:style-name="T175_8">changes</text:span><text:span text:style-name="T175_9"><text:s/></text:span><text:span text:style-name="T175_10">to</text:span><text:span text:style-name="T175_11"><text:s text:c="2"/></text:span><text:span text:style-name="T175_12">cdeuser</text:span><text:span text:style-name="T175_13">’</text:span><text:span text:style-name="T175_14">s</text:span><text:span text:style-name="T175_15"><text:s/>~/.</text:span><text:span text:style-name="T175_16">dtprofile</text:span><text:span text:style-name="T175_17">,<text:s/></text:span><text:span text:style-name="T175_18">new</text:span><text:span text:style-name="T175_19"><text:s/></text:span><text:span text:style-name="T175_20">user</text:span></text:p>
      <text:p text:style-name="P176"><text:span text:style-name="T176_1"><text:tab/><text:tab/><text:tab/></text:span><text:span text:style-name="T176_2">and</text:span><text:span text:style-name="T176_3"><text:s/></text:span><text:span text:style-name="T176_4">issue</text:span><text:span text:style-name="T176_5"><text:s/></text:span><text:span text:style-name="T176_6">is</text:span><text:span text:style-name="T176_7"><text:s/></text:span><text:span text:style-name="T176_8">solved</text:span><text:span text:style-name="T176_9">.<text:s/></text:span><text:span text:style-name="T176_10">this</text:span><text:span text:style-name="T176_11"><text:s/></text:span><text:span text:style-name="T176_12">is</text:span><text:span text:style-name="T176_13"><text:s/></text:span><text:span text:style-name="T176_14">going</text:span><text:span text:style-name="T176_15"><text:s/></text:span><text:span text:style-name="T176_16">to</text:span><text:span text:style-name="T176_17"><text:s/></text:span><text:span text:style-name="T176_18">be</text:span><text:span text:style-name="T176_19"><text:s/></text:span><text:span text:style-name="T176_20">a</text:span><text:span text:style-name="T176_21"><text:s/></text:span><text:span text:style-name="T176_22">big</text:span><text:span text:style-name="T176_23"><text:s/></text:span><text:span text:style-name="T176_24">change</text:span><text:span text:style-name="T176_25"><text:s/></text:span><text:span text:style-name="T176_26">see</text:span><text:span text:style-name="T176_27"><text:s/>/</text:span><text:span text:style-name="T176_28">etc</text:span><text:span text:style-name="T176_29">/</text:span><text:span text:style-name="T176_30">skel</text:span></text:p>
      <text:p text:style-name="P177"><text:span text:style-name="T177_1"><text:tab/><text:tab/><text:tab/><text:tab/></text:span><text:span text:style-name="T177_2">copied</text:span><text:span text:style-name="T177_3"><text:s/>/</text:span><text:span text:style-name="T177_4">home</text:span><text:span text:style-name="T177_5">/</text:span><text:span text:style-name="T177_6">cdeuser</text:span><text:span text:style-name="T177_7">/.</text:span><text:span text:style-name="T177_8">dt</text:span><text:span text:style-name="T177_9"><text:s/></text:span><text:span text:style-name="T177_10">to</text:span><text:span text:style-name="T177_11"><text:s/>/</text:span><text:span text:style-name="T177_12">root</text:span><text:span text:style-name="T177_13">/.</text:span><text:span text:style-name="T177_14">dt</text:span></text:p>
      <text:p text:style-name="P178"><text:span text:style-name="T178_1"><text:tab/><text:tab/><text:tab/><text:tab/><text:tab/></text:span><text:span text:style-name="T178_2">actions</text:span><text:span text:style-name="T178_3">/</text:span><text:span text:style-name="T178_4">icons</text:span><text:span text:style-name="T178_5"><text:s/></text:span><text:span text:style-name="T178_6">work</text:span><text:span text:style-name="T178_7"><text:s/>-<text:s/></text:span><text:span text:style-name="T178_8">icons</text:span><text:span text:style-name="T178_9"><text:s/></text:span><text:span text:style-name="T178_10">off</text:span><text:span text:style-name="T178_11"><text:s/></text:span><text:span text:style-name="T178_12">because</text:span><text:span text:style-name="T178_13"><text:s/></text:span><text:span text:style-name="T178_14">of</text:span><text:span text:style-name="T178_15"><text:s/>800</text:span><text:span text:style-name="T178_16">x</text:span><text:span text:style-name="T178_17">600<text:s/></text:span></text:p>
      <text:p text:style-name="P179"><text:span text:style-name="T179_1"><text:tab/><text:tab/><text:tab/><text:tab/><text:tab/></text:span><text:span text:style-name="T179_2">screen</text:span><text:span text:style-name="T179_3"><text:s/></text:span><text:span text:style-name="T179_4">res</text:span><text:span text:style-name="T179_5"><text:s/></text:span><text:span text:style-name="T179_6">change</text:span><text:span text:style-name="T179_7"><text:s/></text:span><text:span text:style-name="T179_8">scripts</text:span><text:span text:style-name="T179_9"><text:s/></text:span><text:span text:style-name="T179_10">work</text:span><text:span text:style-name="T179_11"><text:s/></text:span><text:span text:style-name="T179_12">but</text:span><text:span text:style-name="T179_13"><text:s/></text:span><text:span text:style-name="T179_14">don</text:span><text:span text:style-name="T179_15">’</text:span><text:span text:style-name="T179_16">t</text:span><text:span text:style-name="T179_17"><text:s/></text:span><text:span text:style-name="T179_18">restart</text:span><text:span text:style-name="T179_19"><text:s/></text:span></text:p>
      <text:p text:style-name="P180"><text:span text:style-name="T180_1"><text:tab/><text:tab/><text:tab/><text:tab/><text:tab/></text:span><text:span text:style-name="T180_2">Google</text:span><text:span text:style-name="T180_3"><text:s/></text:span><text:span text:style-name="T180_4">Chrome</text:span><text:span text:style-name="T180_5"><text:s/></text:span><text:span text:style-name="T180_6">wont</text:span><text:span text:style-name="T180_7">’<text:s/></text:span><text:span text:style-name="T180_8">run</text:span><text:span text:style-name="T180_9"><text:s/></text:span><text:span text:style-name="T180_10">as</text:span><text:span text:style-name="T180_11"><text:s/></text:span><text:span text:style-name="T180_12">root</text:span><text:span text:style-name="T180_13">...</text:span><text:span text:style-name="T180_14"><text:s/></text:span><text:span text:style-name="T180_15">SCRATCH</text:span><text:span text:style-name="T180_16"><text:s/></text:span><text:span text:style-name="T180_17">THIS</text:span></text:p>
      <text:p text:style-name="P181"><text:span text:style-name="T181_1"><text:tab/><text:tab/><text:tab/></text:span><text:span text:style-name="T181_2">Building</text:span><text:span text:style-name="T181_3"><text:s/>/</text:span><text:span text:style-name="T181_4">etc</text:span><text:span text:style-name="T181_5">/</text:span><text:span text:style-name="T181_6">skel</text:span><text:span text:style-name="T181_7">/.</text:span><text:span text:style-name="T181_8">dt</text:span><text:span text:style-name="T181_9"><text:s/></text:span><text:span text:style-name="T181_10">as</text:span><text:span text:style-name="T181_11"><text:s/></text:span><text:span text:style-name="T181_12">solution</text:span><text:span text:style-name="T181_13">,<text:s/></text:span><text:span text:style-name="T181_14">see</text:span><text:span text:style-name="T181_15"><text:s/>/</text:span><text:span text:style-name="T181_16">etc</text:span><text:span text:style-name="T181_17">/</text:span><text:span text:style-name="T181_18">skel</text:span><text:span text:style-name="T181_19"><text:s/></text:span><text:span text:style-name="T181_20">section</text:span></text:p>
      <text:p text:style-name="P182"><text:span text:style-name="T182_1"><text:tab/><text:tab/></text:span><text:span text:style-name="T182_2">U</text:span><text:span text:style-name="T182_3">ndid</text:span><text:span text:style-name="T182_4"><text:s/></text:span><text:span text:style-name="T182_5">changes</text:span><text:span text:style-name="T182_6"><text:s/></text:span><text:span text:style-name="T182_7">to</text:span><text:span text:style-name="T182_8"><text:s/>/</text:span><text:span text:style-name="T182_9">etc</text:span><text:span text:style-name="T182_10">/</text:span><text:span text:style-name="T182_11">inittab</text:span><text:span text:style-name="T182_12"><text:s/></text:span><text:span text:style-name="T182_13">to</text:span><text:span text:style-name="T182_14"><text:s/></text:span><text:span text:style-name="T182_15">disable</text:span><text:span text:style-name="T182_16"><text:s/></text:span><text:span text:style-name="T182_17">auto</text:span><text:span text:style-name="T182_18"><text:s/></text:span><text:span text:style-name="T182_19">login</text:span><text:span text:style-name="T182_20"><text:s/></text:span><text:span text:style-name="T182_21">of</text:span><text:span text:style-name="T182_22"><text:s/>‘</text:span><text:span text:style-name="T182_23">cdeuser</text:span><text:span text:style-name="T182_24">’</text:span></text:p>
      <text:p text:style-name="P183"/>
      <text:p text:style-name="P184"><text:span text:style-name="T184_1">DONE</text:span><text:span text:style-name="T184_2">:</text:span><text:span text:style-name="T184_3"><text:s text:c="2"/>-<text:s/></text:span><text:span text:style-name="T184_4">QEMU</text:span><text:span text:style-name="T184_5">/</text:span><text:span text:style-name="T184_6">Virtualbox</text:span><text:span text:style-name="T184_7"><text:s/></text:span><text:span text:style-name="T184_8">Testing</text:span><text:span text:style-name="T184_9"><text:s/></text:span><text:span text:style-name="T184_10">on</text:span><text:span text:style-name="T184_11"><text:s/></text:span><text:span text:style-name="T184_12">Debian</text:span><text:span text:style-name="T184_13">/</text:span><text:span text:style-name="T184_14">OSX</text:span><text:span text:style-name="T184_15">/</text:span><text:span text:style-name="T184_16">Windows</text:span></text:p>
      <text:p text:style-name="P185"><text:span text:style-name="T185_1"><text:tab/><text:tab/></text:span><text:span text:style-name="T185_2">Initial</text:span><text:span text:style-name="T185_3"><text:s/></text:span><text:span text:style-name="T185_4">tests</text:span><text:span text:style-name="T185_5"><text:s/></text:span><text:span text:style-name="T185_6">on</text:span><text:span text:style-name="T185_7"><text:s/></text:span><text:span text:style-name="T185_8">Debian</text:span><text:span text:style-name="T185_9"><text:s/></text:span><text:span text:style-name="T185_10">successful</text:span></text:p>
      <text:p text:style-name="P186"><text:span text:style-name="T186_1"><text:tab/><text:tab/></text:span><text:span text:style-name="T186_2">Initial</text:span><text:span text:style-name="T186_3"><text:s/></text:span><text:span text:style-name="T186_4">tests</text:span><text:span text:style-name="T186_5"><text:s/></text:span><text:span text:style-name="T186_6">on</text:span><text:span text:style-name="T186_7"><text:s/></text:span><text:span text:style-name="T186_8">OSX</text:span><text:span text:style-name="T186_9"><text:s/></text:span><text:span text:style-name="T186_10">successful</text:span><text:span text:style-name="T186_11">,<text:s/></text:span><text:span text:style-name="T186_12">but</text:span><text:span text:style-name="T186_13"><text:s/></text:span><text:span text:style-name="T186_14">resolution</text:span><text:span text:style-name="T186_15"><text:s/></text:span><text:span text:style-name="T186_16">was</text:span><text:span text:style-name="T186_17"><text:s/>800</text:span><text:span text:style-name="T186_18">x</text:span><text:span text:style-name="T186_19">600<text:s/></text:span><text:span text:style-name="T186_20">at</text:span><text:span text:style-name="T186_21"><text:s/></text:span><text:span text:style-name="T186_22">boot</text:span><text:span text:style-name="T186_23">?</text:span></text:p>
      <text:p text:style-name="P187"><text:span text:style-name="T187_1"><text:tab/><text:tab/><text:tab/></text:span><text:span text:style-name="T187_2">sorted</text:span><text:span text:style-name="T187_3"><text:s/></text:span><text:span text:style-name="T187_4">by</text:span><text:span text:style-name="T187_5"><text:s/></text:span><text:span text:style-name="T187_6">exclusion</text:span><text:span text:style-name="T187_7"><text:s/></text:span><text:span text:style-name="T187_8">of</text:span><text:span text:style-name="T187_9"><text:s/></text:span><text:span text:style-name="T187_10">scripting</text:span><text:span text:style-name="T187_11"><text:s/></text:span><text:span text:style-name="T187_12">to</text:span><text:span text:style-name="T187_13"><text:s/></text:span><text:span text:style-name="T187_14">set</text:span><text:span text:style-name="T187_15"><text:s/></text:span><text:span text:style-name="T187_16">high</text:span><text:span text:style-name="T187_17"><text:s/></text:span><text:span text:style-name="T187_18">res</text:span><text:span text:style-name="T187_19"><text:s/></text:span><text:span text:style-name="T187_20">at</text:span><text:span text:style-name="T187_21"><text:s/></text:span><text:span text:style-name="T187_22">boot</text:span><text:span text:style-name="T187_23">.<text:s/></text:span></text:p>
      <text:p text:style-name="P188"><text:span text:style-name="T188_1">DONE</text:span><text:span text:style-name="T188_2">:</text:span><text:span text:style-name="T188_3"><text:s/>-<text:s/></text:span><text:span text:style-name="T188_4">replace</text:span><text:span text:style-name="T188_5">/</text:span><text:span text:style-name="T188_6">rewrite</text:span><text:span text:style-name="T188_7">/</text:span><text:span text:style-name="T188_8">reconsider</text:span><text:span text:style-name="T188_9"><text:s/></text:span><text:span text:style-name="T188_10">resolution</text:span><text:span text:style-name="T188_11"><text:s/></text:span><text:span text:style-name="T188_12">changing</text:span><text:span text:style-name="T188_13"><text:s/></text:span><text:span text:style-name="T188_14">scripts</text:span><text:span text:style-name="T188_15"><text:s/></text:span><text:span text:style-name="T188_16">in</text:span><text:span text:style-name="T188_17"><text:s/>/</text:span><text:span text:style-name="T188_18">usr</text:span><text:span text:style-name="T188_19">/</text:span><text:span text:style-name="T188_20">local</text:span><text:span text:style-name="T188_21">/</text:span><text:span text:style-name="T188_22">bin</text:span></text:p>
      <text:p text:style-name="P189"><text:span text:style-name="T189_1">1280-</text:span><text:span text:style-name="T189_2">wallpaper</text:span><text:span text:style-name="T189_3"><text:s/></text:span><text:span text:style-name="T189_4">is</text:span><text:span text:style-name="T189_5"><text:s/></text:span><text:span text:style-name="T189_6">now</text:span><text:span text:style-name="T189_7"><text:s/>/</text:span><text:span text:style-name="T189_8">etc</text:span><text:span text:style-name="T189_9">/</text:span><text:span text:style-name="T189_10">cdebian</text:span><text:span text:style-name="T189_11">.</text:span><text:span text:style-name="T189_12">jpg</text:span><text:span text:style-name="T189_13"><text:s/></text:span><text:span text:style-name="T189_14">and</text:span><text:span text:style-name="T189_15"><text:s/></text:span><text:span text:style-name="T189_16">xli</text:span><text:span text:style-name="T189_17"><text:s/>-</text:span><text:span text:style-name="T189_18">onroot</text:span><text:span text:style-name="T189_19"><text:s/>-</text:span><text:span text:style-name="T189_20">fit</text:span><text:span text:style-name="T189_21"><text:s/></text:span><text:span text:style-name="T189_22">should</text:span><text:span text:style-name="T189_23"><text:s/></text:span><text:span text:style-name="T189_24">scale</text:span></text:p>
      <text:p text:style-name="P190"><text:span text:style-name="T190_1"><text:tab/></text:span><text:span text:style-name="T190_2">it</text:span><text:span text:style-name="T190_3"><text:s/></text:span><text:span text:style-name="T190_4">does</text:span><text:span text:style-name="T190_5">,<text:s/></text:span><text:span text:style-name="T190_6">but</text:span><text:span text:style-name="T190_7"><text:s/></text:span><text:span text:style-name="T190_8">is</text:span><text:span text:style-name="T190_9"><text:s/></text:span><text:span text:style-name="T190_10">there</text:span><text:span text:style-name="T190_11"><text:s/></text:span><text:span text:style-name="T190_12">a</text:span><text:span text:style-name="T190_13"><text:s/></text:span><text:span text:style-name="T190_14">cleaner</text:span><text:span text:style-name="T190_15"><text:s/></text:span><text:span text:style-name="T190_16">way</text:span><text:span text:style-name="T190_17"><text:s/></text:span><text:span text:style-name="T190_18">to</text:span><text:span text:style-name="T190_19"><text:s/></text:span><text:span text:style-name="T190_20">do</text:span><text:span text:style-name="T190_21"><text:s/></text:span><text:span text:style-name="T190_22">this</text:span><text:span text:style-name="T190_23">?<text:s/></text:span><text:span text:style-name="T190_24">investigating</text:span><text:span text:style-name="T190_25"><text:s/></text:span><text:span text:style-name="T190_26">this</text:span><text:span text:style-name="T190_27">:</text:span></text:p>
      <text:p text:style-name="P191"><text:span text:style-name="T191_1"><text:a xlink:type="simple" xlink:href="http://hea-www.harvard.edu/~fine/Tech/cde-backdrop.html"><text:span text:style-name="T191_2">http</text:span></text:a></text:span><text:span text:style-name="T191_3"><text:a xlink:type="simple" xlink:href="http://hea-www.harvard.edu/~fine/Tech/cde-backdrop.html"><text:span text:style-name="T191_4">://</text:span></text:a></text:span><text:span text:style-name="T191_5"><text:a xlink:type="simple" xlink:href="http://hea-www.harvard.edu/~fine/Tech/cde-backdrop.html"><text:span text:style-name="T191_6">hea</text:span></text:a></text:span><text:span text:style-name="T191_7"><text:a xlink:type="simple" xlink:href="http://hea-www.harvard.edu/~fine/Tech/cde-backdrop.html"><text:span text:style-name="T191_8">-</text:span></text:a></text:span><text:span text:style-name="T191_9"><text:a xlink:type="simple" xlink:href="http://hea-www.harvard.edu/~fine/Tech/cde-backdrop.html"><text:span text:style-name="T191_10">www</text:span></text:a></text:span><text:span text:style-name="T191_11"><text:a xlink:type="simple" xlink:href="http://hea-www.harvard.edu/~fine/Tech/cde-backdrop.html"><text:span text:style-name="T191_12">.</text:span></text:a></text:span><text:span text:style-name="T191_13"><text:a xlink:type="simple" xlink:href="http://hea-www.harvard.edu/~fine/Tech/cde-backdrop.html"><text:span text:style-name="T191_14">harvard</text:span></text:a></text:span><text:span text:style-name="T191_15"><text:a xlink:type="simple" xlink:href="http://hea-www.harvard.edu/~fine/Tech/cde-backdrop.html"><text:span text:style-name="T191_16">.</text:span></text:a></text:span><text:span text:style-name="T191_17"><text:a xlink:type="simple" xlink:href="http://hea-www.harvard.edu/~fine/Tech/cde-backdrop.html"><text:span text:style-name="T191_18">edu</text:span></text:a></text:span><text:span text:style-name="T191_19"><text:a xlink:type="simple" xlink:href="http://hea-www.harvard.edu/~fine/Tech/cde-backdrop.html"><text:span text:style-name="T191_20">/~</text:span></text:a></text:span><text:span text:style-name="T191_21"><text:a xlink:type="simple" xlink:href="http://hea-www.harvard.edu/~fine/Tech/cde-backdrop.html"><text:span text:style-name="T191_22">fine</text:span></text:a></text:span><text:span text:style-name="T191_23"><text:a xlink:type="simple" xlink:href="http://hea-www.harvard.edu/~fine/Tech/cde-backdrop.html"><text:span text:style-name="T191_24">/</text:span></text:a></text:span><text:span text:style-name="T191_25"><text:a xlink:type="simple" xlink:href="http://hea-www.harvard.edu/~fine/Tech/cde-backdrop.html"><text:span text:style-name="T191_26">Tech</text:span></text:a></text:span><text:span text:style-name="T191_27"><text:a xlink:type="simple" xlink:href="http://hea-www.harvard.edu/~fine/Tech/cde-backdrop.html"><text:span text:style-name="T191_28">/</text:span></text:a></text:span><text:span text:style-name="T191_29"><text:a xlink:type="simple" xlink:href="http://hea-www.harvard.edu/~fine/Tech/cde-backdrop.html"><text:span text:style-name="T191_30">cde</text:span></text:a></text:span><text:span text:style-name="T191_31"><text:a xlink:type="simple" xlink:href="http://hea-www.harvard.edu/~fine/Tech/cde-backdrop.html"><text:span text:style-name="T191_32">-</text:span></text:a></text:span><text:span text:style-name="T191_33"><text:a xlink:type="simple" xlink:href="http://hea-www.harvard.edu/~fine/Tech/cde-backdrop.html"><text:span text:style-name="T191_34">backdrop</text:span></text:a></text:span><text:span text:style-name="T191_35"><text:a xlink:type="simple" xlink:href="http://hea-www.harvard.edu/~fine/Tech/cde-backdrop.html"><text:span text:style-name="T191_36">.</text:span></text:a></text:span><text:span text:style-name="T191_37"><text:a xlink:type="simple" xlink:href="http://hea-www.harvard.edu/~fine/Tech/cde-backdrop.html"><text:span text:style-name="T191_38">html</text:span></text:a></text:span></text:p>
      <text:p text:style-name="P192"><text:span text:style-name="T192_1"><text:tab/></text:span><text:span text:style-name="T192_2">apt</text:span><text:span text:style-name="T192_3">-</text:span><text:span text:style-name="T192_4">get</text:span><text:span text:style-name="T192_5"><text:s/></text:span><text:span text:style-name="T192_6">install</text:span><text:span text:style-name="T192_7"><text:s/></text:span><text:span text:style-name="T192_8">xloadimage</text:span><text:span text:style-name="T192_9"><text:s/></text:span><text:span text:style-name="T192_10">libjpeg</text:span><text:span text:style-name="T192_11">-</text:span><text:span text:style-name="T192_12">progs</text:span></text:p>
      <text:p text:style-name="P193"><text:span text:style-name="T193_1">ISSUE</text:span><text:span text:style-name="T193_2">:<text:s/></text:span><text:span text:style-name="T193_3">cde</text:span><text:span text:style-name="T193_4">-</text:span><text:span text:style-name="T193_5">backdrop</text:span><text:span text:style-name="T193_6"><text:s/></text:span><text:span text:style-name="T193_7">does</text:span><text:span text:style-name="T193_8"><text:s/></text:span><text:span text:style-name="T193_9">change</text:span><text:span text:style-name="T193_10"><text:s/></text:span><text:span text:style-name="T193_11">backdrop</text:span><text:span text:style-name="T193_12">,<text:s/></text:span><text:span text:style-name="T193_13">but</text:span><text:span text:style-name="T193_14"><text:s/></text:span><text:span text:style-name="T193_15">no</text:span><text:span text:style-name="T193_16"><text:s/></text:span><text:span text:style-name="T193_17">scaling</text:span><text:span text:style-name="T193_18">.<text:s/></text:span><text:span text:style-name="T193_19">Also</text:span><text:span text:style-name="T193_20">,<text:s/></text:span><text:span text:style-name="T193_21">when</text:span></text:p>
      <text:p text:style-name="P194"><text:span text:style-name="T194_1"><text:tab/></text:span><text:span text:style-name="T194_2">window</text:span><text:span text:style-name="T194_3"><text:s/></text:span><text:span text:style-name="T194_4">manager</text:span><text:span text:style-name="T194_5"><text:s/></text:span><text:span text:style-name="T194_6">is</text:span><text:span text:style-name="T194_7"><text:s/></text:span><text:span text:style-name="T194_8">restarted</text:span><text:span text:style-name="T194_9">,<text:s/></text:span><text:span text:style-name="T194_10">the</text:span><text:span text:style-name="T194_11"><text:s/></text:span><text:span text:style-name="T194_12">changes</text:span><text:span text:style-name="T194_13"><text:s/></text:span><text:span text:style-name="T194_14">disappear</text:span><text:span text:style-name="T194_15">.</text:span></text:p>
      <text:p text:style-name="P195"><text:span text:style-name="T195_1"><text:tab/></text:span><text:span text:style-name="T195_2">Will</text:span><text:span text:style-name="T195_3"><text:s/></text:span><text:span text:style-name="T195_4">re</text:span><text:span text:style-name="T195_5">-</text:span><text:span text:style-name="T195_6">investigate</text:span><text:span text:style-name="T195_7"><text:s/></text:span><text:span text:style-name="T195_8">in</text:span><text:span text:style-name="T195_9"><text:s/></text:span><text:span text:style-name="T195_10">later</text:span><text:span text:style-name="T195_11"><text:s/></text:span><text:span text:style-name="T195_12">version</text:span><text:span text:style-name="T195_13">,<text:s/></text:span><text:span text:style-name="T195_14">for</text:span><text:span text:style-name="T195_15"><text:s/></text:span><text:span text:style-name="T195_16">now</text:span><text:span text:style-name="T195_17"><text:s/></text:span><text:span text:style-name="T195_18">rewriting</text:span><text:span text:style-name="T195_19"><text:s/></text:span><text:span text:style-name="T195_20">scripts</text:span><text:span text:style-name="T195_21"><text:s/></text:span><text:span text:style-name="T195_22">w</text:span><text:span text:style-name="T195_23">/</text:span><text:span text:style-name="T195_24">xli</text:span></text:p>
      <text:p text:style-name="P196"><text:span text:style-name="T196_1">Built</text:span><text:span text:style-name="T196_2"><text:s/></text:span><text:span text:style-name="T196_3">dtactions</text:span><text:span text:style-name="T196_4">/</text:span><text:span text:style-name="T196_5">icons</text:span><text:span text:style-name="T196_6">/</text:span><text:span text:style-name="T196_7">add</text:span><text:span text:style-name="T196_8"><text:s/></text:span><text:span text:style-name="T196_9">to</text:span><text:span text:style-name="T196_10"><text:s/></text:span><text:span text:style-name="T196_11">panel</text:span><text:span text:style-name="T196_12"><text:s/></text:span><text:span text:style-name="T196_13">in</text:span><text:span text:style-name="T196_14"><text:s/></text:span><text:span text:style-name="T196_15">Style</text:span><text:span text:style-name="T196_16"><text:s/></text:span><text:span text:style-name="T196_17">Manager</text:span><text:span text:style-name="T196_18"><text:s/></text:span><text:span text:style-name="T196_19">sub</text:span><text:span text:style-name="T196_20">-</text:span><text:span text:style-name="T196_21">panel</text:span></text:p>
      <text:p text:style-name="P197"/>
      <text:p text:style-name="P198"><text:span text:style-name="T198_1">DONE</text:span><text:span text:style-name="T198_2">:</text:span><text:span text:style-name="T198_3"><text:s/>-<text:s/></text:span><text:span text:style-name="T198_4">Fix</text:span><text:span text:style-name="T198_5"><text:s/></text:span><text:span text:style-name="T198_6">icon</text:span><text:span text:style-name="T198_7"><text:s/></text:span><text:span text:style-name="T198_8">packages</text:span><text:span text:style-name="T198_9"><text:s/></text:span><text:span text:style-name="T198_10">with</text:span><text:span text:style-name="T198_11"><text:s/>16</text:span><text:span text:style-name="T198_12">x</text:span><text:span text:style-name="T198_13">16,<text:s/>32</text:span><text:span text:style-name="T198_14">x</text:span><text:span text:style-name="T198_15">32,<text:s/></text:span><text:span text:style-name="T198_16">and</text:span><text:span text:style-name="T198_17"><text:s/>48</text:span><text:span text:style-name="T198_18">x</text:span><text:span text:style-name="T198_19">48<text:s/></text:span><text:span text:style-name="T198_20">px</text:span><text:span text:style-name="T198_21"><text:s/></text:span><text:span text:style-name="T198_22">icons</text:span><text:span text:style-name="T198_23">.</text:span></text:p>
      <text:p text:style-name="P199"><text:span text:style-name="T199_1">Copy</text:span><text:span text:style-name="T199_2"><text:s/></text:span><text:span text:style-name="T199_3">all</text:span><text:span text:style-name="T199_4"><text:s/></text:span><text:span text:style-name="T199_5">icons</text:span><text:span text:style-name="T199_6"><text:s/></text:span><text:span text:style-name="T199_7">to</text:span><text:span text:style-name="T199_8"><text:s/></text:span><text:span text:style-name="T199_9">/</text:span><text:span text:style-name="T199_10">usr</text:span><text:span text:style-name="T199_11">/</text:span><text:span text:style-name="T199_12">dt</text:span><text:span text:style-name="T199_13">/</text:span><text:span text:style-name="T199_14">appconfig</text:span><text:span text:style-name="T199_15"><text:s text:c="2"/></text:span><text:span text:style-name="T199_16">/</text:span><text:span text:style-name="T199_17">etc</text:span><text:span text:style-name="T199_18">/</text:span><text:span text:style-name="T199_19">dt</text:span><text:span text:style-name="T199_20">/</text:span><text:span text:style-name="T199_21">appconfig</text:span><text:span text:style-name="T199_22">/</text:span><text:span text:style-name="T199_23">icons</text:span><text:span text:style-name="T199_24">/</text:span><text:span text:style-name="T199_25">C</text:span><text:span text:style-name="T199_26"><text:s/></text:span></text:p>
      <text:p text:style-name="P200"><text:span text:style-name="T200_1"><text:tab/></text:span><text:span text:style-name="T200_2">icons</text:span><text:span text:style-name="T200_3"><text:s/></text:span><text:span text:style-name="T200_4">will</text:span><text:span text:style-name="T200_5"><text:s/></text:span><text:span text:style-name="T200_6">have</text:span><text:span text:style-name="T200_7"><text:s/></text:span><text:span text:style-name="T200_8">to</text:span><text:span text:style-name="T200_9"><text:s/></text:span><text:span text:style-name="T200_10">go</text:span><text:span text:style-name="T200_11"><text:s/></text:span><text:span text:style-name="T200_12">in</text:span><text:span text:style-name="T200_13"><text:s/>~/.</text:span><text:span text:style-name="T200_14">dt</text:span><text:span text:style-name="T200_15">/</text:span><text:span text:style-name="T200_16">icons</text:span><text:span text:style-name="T200_17"><text:s/></text:span><text:span text:style-name="T200_18">so</text:span><text:span text:style-name="T200_19"><text:s/>/</text:span><text:span text:style-name="T200_20">etc</text:span><text:span text:style-name="T200_21">/</text:span><text:span text:style-name="T200_22">skel</text:span><text:span text:style-name="T200_23">/.</text:span><text:span text:style-name="T200_24">dt</text:span></text:p>
      <text:p text:style-name="P201"><text:span text:style-name="T201_1"><text:tab/></text:span><text:span text:style-name="T201_2">dtactions</text:span><text:span text:style-name="T201_3"><text:s/></text:span><text:span text:style-name="T201_4">will</text:span><text:span text:style-name="T201_5"><text:s/></text:span><text:span text:style-name="T201_6">go</text:span><text:span text:style-name="T201_7"><text:s/></text:span><text:span text:style-name="T201_8">in</text:span><text:span text:style-name="T201_9"><text:s/>~/.</text:span><text:span text:style-name="T201_10">dt</text:span><text:span text:style-name="T201_11">/</text:span><text:span text:style-name="T201_12">appmanager</text:span><text:span text:style-name="T201_13"><text:s/></text:span><text:span text:style-name="T201_14">to</text:span><text:span text:style-name="T201_15"><text:s/></text:span><text:span text:style-name="T201_16">link</text:span><text:span text:style-name="T201_17"><text:s/></text:span><text:span text:style-name="T201_18">into</text:span><text:span text:style-name="T201_19"><text:s/></text:span><text:span text:style-name="T201_20">subpanel</text:span></text:p>
      <text:p text:style-name="P202"><text:span text:style-name="T202_1"><text:tab/><text:tab/></text:span><text:span text:style-name="T202_2">Going</text:span><text:span text:style-name="T202_3"><text:s/></text:span><text:span text:style-name="T202_4">to</text:span><text:span text:style-name="T202_5"><text:s/></text:span><text:span text:style-name="T202_6">have</text:span><text:span text:style-name="T202_7"><text:s/></text:span><text:span text:style-name="T202_8">to</text:span><text:span text:style-name="T202_9"><text:s/></text:span><text:span text:style-name="T202_10">start</text:span><text:span text:style-name="T202_11"><text:s/></text:span><text:span text:style-name="T202_12">over</text:span><text:span text:style-name="T202_13"><text:s/></text:span><text:span text:style-name="T202_14">with</text:span><text:span text:style-name="T202_15"><text:s/></text:span><text:span text:style-name="T202_16">this</text:span><text:span text:style-name="T202_17">!</text:span></text:p>
      <text:p text:style-name="P203"><text:span text:style-name="T203_1"><text:tab/><text:tab/></text:span><text:span text:style-name="T203_2">Created</text:span><text:span text:style-name="T203_3"><text:s/>~/.</text:span><text:span text:style-name="T203_4">dt</text:span><text:span text:style-name="T203_5">/</text:span><text:span text:style-name="T203_6">appmanager</text:span><text:span text:style-name="T203_7">/</text:span><text:span text:style-name="T203_8">Chrome</text:span><text:span text:style-name="T203_9"><text:s/></text:span><text:span text:style-name="T203_10">as</text:span><text:span text:style-name="T203_11"><text:s/></text:span><text:span text:style-name="T203_12">test</text:span><text:span text:style-name="T203_13"><text:s/></text:span><text:span text:style-name="T203_14">action</text:span><text:span text:style-name="T203_15"><text:s/>-<text:s/></text:span><text:span text:style-name="T203_16">works</text:span><text:span text:style-name="T203_17"><text:s/></text:span><text:span text:style-name="T203_18">in</text:span><text:span text:style-name="T203_19"><text:s/></text:span><text:span text:style-name="T203_20">skel</text:span><text:span text:style-name="T203_21">,<text:s/></text:span><text:span text:style-name="T203_22">uses</text:span><text:span text:style-name="T203_23"><text:s/></text:span><text:span text:style-name="T203_24">all</text:span></text:p>
      <text:p text:style-name="P204"><text:span text:style-name="T204_1"><text:tab/><text:tab/></text:span><text:span text:style-name="T204_2">icons</text:span><text:span text:style-name="T204_3"><text:s/>@48,<text:s/>32,<text:s/>16<text:s/></text:span><text:span text:style-name="T204_4">and</text:span><text:span text:style-name="T204_5"><text:s/></text:span><text:span text:style-name="T204_6">stays</text:span><text:span text:style-name="T204_7"><text:s/></text:span><text:span text:style-name="T204_8">after</text:span><text:span text:style-name="T204_9"><text:s/></text:span><text:span text:style-name="T204_10">resizing</text:span><text:span text:style-name="T204_11">/</text:span><text:span text:style-name="T204_12">restarting</text:span><text:span text:style-name="T204_13"><text:s/></text:span><text:span text:style-name="T204_14">of</text:span><text:span text:style-name="T204_15"><text:s/></text:span><text:span text:style-name="T204_16">window</text:span><text:span text:style-name="T204_17"><text:s/></text:span><text:span text:style-name="T204_18">manager</text:span></text:p>
      <text:p text:style-name="P205"><text:span text:style-name="T205_1"><text:tab/><text:tab/></text:span><text:span text:style-name="T205_2">Icons</text:span><text:span text:style-name="T205_3"><text:s/></text:span><text:span text:style-name="T205_4">do</text:span><text:span text:style-name="T205_5"><text:s/></text:span><text:span text:style-name="T205_6">NOT</text:span><text:span text:style-name="T205_7"><text:s/></text:span><text:span text:style-name="T205_8">need</text:span><text:span text:style-name="T205_9"><text:s/></text:span><text:span text:style-name="T205_10">to</text:span><text:span text:style-name="T205_11"><text:s/></text:span><text:span text:style-name="T205_12">be</text:span><text:span text:style-name="T205_13"><text:s/></text:span><text:span text:style-name="T205_14">in</text:span><text:span text:style-name="T205_15"><text:s/>.</text:span><text:span text:style-name="T205_16">pm</text:span><text:span text:style-name="T205_17"><text:s/></text:span><text:span text:style-name="T205_18">format</text:span><text:span text:style-name="T205_19"><text:s/>(</text:span><text:span text:style-name="T205_20">don</text:span><text:span text:style-name="T205_21">’</text:span><text:span text:style-name="T205_22">t</text:span><text:span text:style-name="T205_23"><text:s/></text:span><text:span text:style-name="T205_24">have</text:span><text:span text:style-name="T205_25"><text:s/></text:span><text:span text:style-name="T205_26">to</text:span><text:span text:style-name="T205_27"><text:s/></text:span><text:span text:style-name="T205_28">be</text:span><text:span text:style-name="T205_29"><text:s/></text:span><text:span text:style-name="T205_30">moved</text:span><text:span text:style-name="T205_31"><text:s/></text:span><text:span text:style-name="T205_32">as</text:span><text:span text:style-name="T205_33"><text:s/></text:span><text:span text:style-name="T205_34">per</text:span></text:p>
      <text:p text:style-name="P206"><text:span text:style-name="T206_1"><text:tab/><text:tab/></text:span><text:span text:style-name="T206_2"><text:a xlink:type="simple" xlink:href="https://www.youtube.com/watch?v=O8zpHtXL2Jg)"><text:span text:style-name="T206_3">https</text:span></text:a></text:span><text:span text:style-name="T206_4"><text:a xlink:type="simple" xlink:href="https://www.youtube.com/watch?v=O8zpHtXL2Jg)"><text:span text:style-name="T206_5">://</text:span></text:a></text:span><text:span text:style-name="T206_6"><text:a xlink:type="simple" xlink:href="https://www.youtube.com/watch?v=O8zpHtXL2Jg)"><text:span text:style-name="T206_7">www</text:span></text:a></text:span><text:span text:style-name="T206_8"><text:a xlink:type="simple" xlink:href="https://www.youtube.com/watch?v=O8zpHtXL2Jg)"><text:span text:style-name="T206_9">.</text:span></text:a></text:span><text:span text:style-name="T206_10"><text:a xlink:type="simple" xlink:href="https://www.youtube.com/watch?v=O8zpHtXL2Jg)"><text:span text:style-name="T206_11">youtube</text:span></text:a></text:span><text:span text:style-name="T206_12"><text:a xlink:type="simple" xlink:href="https://www.youtube.com/watch?v=O8zpHtXL2Jg)"><text:span text:style-name="T206_13">.</text:span></text:a></text:span><text:span text:style-name="T206_14"><text:a xlink:type="simple" xlink:href="https://www.youtube.com/watch?v=O8zpHtXL2Jg)"><text:span text:style-name="T206_15">com</text:span></text:a></text:span><text:span text:style-name="T206_16"><text:a xlink:type="simple" xlink:href="https://www.youtube.com/watch?v=O8zpHtXL2Jg)"><text:span text:style-name="T206_17">/</text:span></text:a></text:span><text:span text:style-name="T206_18"><text:a xlink:type="simple" xlink:href="https://www.youtube.com/watch?v=O8zpHtXL2Jg)"><text:span text:style-name="T206_19">watch</text:span></text:a></text:span><text:span text:style-name="T206_20"><text:a xlink:type="simple" xlink:href="https://www.youtube.com/watch?v=O8zpHtXL2Jg)"><text:span text:style-name="T206_21">?</text:span></text:a></text:span><text:span text:style-name="T206_22"><text:a xlink:type="simple" xlink:href="https://www.youtube.com/watch?v=O8zpHtXL2Jg)"><text:span text:style-name="T206_23">v</text:span></text:a></text:span><text:span text:style-name="T206_24"><text:a xlink:type="simple" xlink:href="https://www.youtube.com/watch?v=O8zpHtXL2Jg)"><text:span text:style-name="T206_25">=</text:span></text:a></text:span><text:span text:style-name="T206_26"><text:a xlink:type="simple" xlink:href="https://www.youtube.com/watch?v=O8zpHtXL2Jg)"><text:span text:style-name="T206_27">O</text:span></text:a></text:span><text:span text:style-name="T206_28"><text:a xlink:type="simple" xlink:href="https://www.youtube.com/watch?v=O8zpHtXL2Jg)"><text:span text:style-name="T206_29">8</text:span></text:a></text:span><text:span text:style-name="T206_30"><text:a xlink:type="simple" xlink:href="https://www.youtube.com/watch?v=O8zpHtXL2Jg)"><text:span text:style-name="T206_31">zpHtXL</text:span></text:a></text:span><text:span text:style-name="T206_32"><text:a xlink:type="simple" xlink:href="https://www.youtube.com/watch?v=O8zpHtXL2Jg)"><text:span text:style-name="T206_33">2</text:span></text:a></text:span><text:span text:style-name="T206_34"><text:a xlink:type="simple" xlink:href="https://www.youtube.com/watch?v=O8zpHtXL2Jg)"><text:span text:style-name="T206_35">Jg</text:span></text:a></text:span><text:span text:style-name="T206_36"><text:s/></text:span><text:span text:style-name="T206_37">)<text:s text:c="2"/></text:span><text:span text:style-name="T206_38">They</text:span><text:span text:style-name="T206_39"><text:s/></text:span><text:span text:style-name="T206_40">can</text:span><text:span text:style-name="T206_41"><text:s/></text:span><text:span text:style-name="T206_42">be</text:span><text:span text:style-name="T206_43"><text:s/></text:span><text:span text:style-name="T206_44">saved</text:span></text:p>
      <text:p text:style-name="P207"><text:span text:style-name="T207_1"><text:tab/><text:tab/></text:span><text:span text:style-name="T207_2">as</text:span><text:span text:style-name="T207_3"><text:s/>.</text:span><text:span text:style-name="T207_4">xpm</text:span><text:span text:style-name="T207_5">,<text:s/></text:span><text:span text:style-name="T207_6">opened</text:span><text:span text:style-name="T207_7"><text:s/></text:span><text:span text:style-name="T207_8">by</text:span><text:span text:style-name="T207_9"><text:s/></text:span><text:span text:style-name="T207_10">the</text:span><text:span text:style-name="T207_11"><text:s/></text:span><text:span text:style-name="T207_12">icon</text:span><text:span text:style-name="T207_13"><text:s/></text:span><text:span text:style-name="T207_14">editor</text:span><text:span text:style-name="T207_15"><text:s/></text:span><text:span text:style-name="T207_16">directly</text:span><text:span text:style-name="T207_17">,<text:s/></text:span><text:span text:style-name="T207_18">and</text:span><text:span text:style-name="T207_19"><text:s/></text:span><text:span text:style-name="T207_20">saved</text:span><text:span text:style-name="T207_21"><text:s/></text:span><text:span text:style-name="T207_22">as</text:span><text:span text:style-name="T207_23"><text:s/></text:span><text:span text:style-name="T207_24">the</text:span><text:span text:style-name="T207_25"><text:s/></text:span><text:span text:style-name="T207_26">correct</text:span></text:p>
      <text:p text:style-name="P208"><text:span text:style-name="T208_1"><text:tab/><text:tab/>.</text:span><text:span text:style-name="T208_2">pm</text:span><text:span text:style-name="T208_3"><text:s/></text:span><text:span text:style-name="T208_4">and</text:span><text:span text:style-name="T208_5"><text:s/></text:span><text:span text:style-name="T208_6">linked</text:span><text:span text:style-name="T208_7"><text:s/></text:span><text:span text:style-name="T208_8">to</text:span><text:span text:style-name="T208_9"><text:s/></text:span><text:span text:style-name="T208_10">the</text:span><text:span text:style-name="T208_11"><text:s/></text:span><text:span text:style-name="T208_12">icon</text:span><text:span text:style-name="T208_13"><text:s/></text:span><text:span text:style-name="T208_14">package</text:span><text:span text:style-name="T208_15"><text:s/></text:span><text:span text:style-name="T208_16">when</text:span><text:span text:style-name="T208_17"><text:s/></text:span><text:span text:style-name="T208_18">the</text:span><text:span text:style-name="T208_19"><text:s/></text:span><text:span text:style-name="T208_20">action</text:span><text:span text:style-name="T208_21"><text:s/></text:span><text:span text:style-name="T208_22">is</text:span><text:span text:style-name="T208_23"><text:s/></text:span><text:span text:style-name="T208_24">saved</text:span><text:span text:style-name="T208_25">.</text:span></text:p>
      <text:p text:style-name="P209"/>
      <text:p text:style-name="P210"><text:span text:style-name="T210_1">DONE</text:span><text:span text:style-name="T210_2">:</text:span><text:span text:style-name="T210_3"><text:s/>-<text:s/></text:span><text:span text:style-name="T210_4">change</text:span><text:span text:style-name="T210_5"><text:s/>/</text:span><text:span text:style-name="T210_6">etc</text:span><text:span text:style-name="T210_7">/</text:span><text:span text:style-name="T210_8">skel</text:span><text:span text:style-name="T210_9"><text:s/></text:span><text:span text:style-name="T210_10">files</text:span><text:span text:style-name="T210_11"><text:s/></text:span><text:span text:style-name="T210_12">for</text:span><text:span text:style-name="T210_13"><text:s/></text:span><text:span text:style-name="T210_14">new</text:span><text:span text:style-name="T210_15"><text:s/></text:span><text:span text:style-name="T210_16">user</text:span><text:span text:style-name="T210_17"><text:s/></text:span><text:span text:style-name="T210_18">creation</text:span></text:p>
      <text:p text:style-name="P211"><text:span text:style-name="T211_1"><text:tab/><text:tab/></text:span><text:span text:style-name="T211_2">DONE</text:span><text:span text:style-name="T211_3">:<text:s/></text:span><text:span text:style-name="T211_4">.</text:span><text:span text:style-name="T211_5">zshrc</text:span><text:span text:style-name="T211_6"><text:s text:c="2"/>(</text:span><text:span text:style-name="T211_7">from</text:span><text:span text:style-name="T211_8"><text:s/></text:span><text:span text:style-name="T211_9">cdeuser</text:span><text:span text:style-name="T211_10">,<text:s/></text:span><text:span text:style-name="T211_11">edited</text:span><text:span text:style-name="T211_12"><text:s/></text:span><text:span text:style-name="T211_13">to</text:span><text:span text:style-name="T211_14"><text:s/></text:span><text:span text:style-name="T211_15">remove</text:span><text:span text:style-name="T211_16"><text:s/></text:span><text:span text:style-name="T211_17">startx</text:span><text:span text:style-name="T211_18"><text:s/></text:span><text:span text:style-name="T211_19">command</text:span><text:span text:style-name="T211_20">)</text:span></text:p>
      <text:p text:style-name="P212"><text:span text:style-name="T212_1"><text:tab/><text:tab/></text:span><text:span text:style-name="T212_2">DONE</text:span><text:span text:style-name="T212_3">:<text:s/></text:span><text:span text:style-name="T212_4">.</text:span><text:span text:style-name="T212_5">dt</text:span><text:span text:style-name="T212_6">/<text:tab/>(</text:span><text:span text:style-name="T212_7">from</text:span><text:span text:style-name="T212_8"><text:s/></text:span><text:span text:style-name="T212_9">new</text:span><text:span text:style-name="T212_10"><text:s/>‘</text:span><text:span text:style-name="T212_11">blank</text:span><text:span text:style-name="T212_12">’<text:s/></text:span><text:span text:style-name="T212_13">user</text:span><text:span text:style-name="T212_14">,<text:s/></text:span><text:span text:style-name="T212_15">edited</text:span><text:span text:style-name="T212_16"><text:s/></text:span><text:span text:style-name="T212_17">only</text:span><text:span text:style-name="T212_18"><text:s/></text:span><text:span text:style-name="T212_19">for</text:span><text:span text:style-name="T212_20"><text:s/></text:span><text:span text:style-name="T212_21">NoBackdrop</text:span><text:span text:style-name="T212_22">+</text:span><text:span text:style-name="T212_23">colors</text:span><text:span text:style-name="T212_24">)</text:span></text:p>
      <text:p text:style-name="P213"><text:span text:style-name="T213_1"><text:tab/><text:tab/><text:tab/></text:span><text:span text:style-name="T213_2">LOGIN</text:span><text:span text:style-name="T213_3">/</text:span><text:span text:style-name="T213_4">TEST</text:span><text:span text:style-name="T213_5"><text:s/></text:span><text:span text:style-name="T213_6">with</text:span><text:span text:style-name="T213_7"><text:s/>‘</text:span><text:span text:style-name="T213_8">newuser</text:span><text:span text:style-name="T213_9">’<text:s/>-<text:s/></text:span><text:span text:style-name="T213_10">no</text:span><text:span text:style-name="T213_11"><text:s/></text:span><text:span text:style-name="T213_12">such</text:span><text:span text:style-name="T213_13"><text:s/></text:span><text:span text:style-name="T213_14">luck</text:span><text:span text:style-name="T213_15">...</text:span><text:span text:style-name="T213_16">no</text:span><text:span text:style-name="T213_17"><text:s/></text:span><text:span text:style-name="T213_18">files</text:span><text:span text:style-name="T213_19"><text:s/></text:span><text:span text:style-name="T213_20">copied</text:span></text:p>
      <text:p text:style-name="P214"><text:span text:style-name="T214_1"><text:tab/><text:tab/><text:tab/></text:span><text:span text:style-name="T214_2">user</text:span><text:span text:style-name="T214_3"><text:s/></text:span><text:span text:style-name="T214_4">created</text:span><text:span text:style-name="T214_5"><text:s/>‘</text:span><text:span text:style-name="T214_6">oldschool</text:span><text:span text:style-name="T214_7">’<text:s/></text:span><text:span text:style-name="T214_8">way</text:span><text:span text:style-name="T214_9"><text:s/></text:span><text:span text:style-name="T214_10">via</text:span><text:span text:style-name="T214_11"><text:s/></text:span><text:span text:style-name="T214_12">useradd</text:span><text:span text:style-name="T214_13">,<text:s/></text:span><text:span text:style-name="T214_14">now</text:span><text:span text:style-name="T214_15"><text:s/></text:span><text:span text:style-name="T214_16">trying</text:span><text:span text:style-name="T214_17"><text:s/></text:span><text:span text:style-name="T214_18">adduser</text:span><text:span text:style-name="T214_19">:</text:span></text:p>
      <text:p text:style-name="P215"><text:span text:style-name="T215_1"><text:tab/><text:tab/><text:tab/></text:span><text:span text:style-name="T215_2">SUCCESS</text:span><text:span text:style-name="T215_3">!</text:span><text:span text:style-name="T215_4"><text:s/></text:span><text:span text:style-name="T215_5">Learned</text:span><text:span text:style-name="T215_6"><text:s/></text:span><text:span text:style-name="T215_7">a</text:span><text:span text:style-name="T215_8"><text:s/></text:span><text:span text:style-name="T215_9">new</text:span><text:span text:style-name="T215_10"><text:s/></text:span><text:span text:style-name="T215_11">debian</text:span><text:span text:style-name="T215_12"><text:s/></text:span><text:span text:style-name="T215_13">tool</text:span><text:span text:style-name="T215_14"><text:s/></text:span><text:span text:style-name="T215_15">today</text:span><text:span text:style-name="T215_16">,<text:s/></text:span><text:span text:style-name="T215_17">though</text:span><text:span text:style-name="T215_18"><text:s/></text:span><text:span text:style-name="T215_19">useradd</text:span><text:span text:style-name="T215_20"><text:s/></text:span></text:p>
      <text:p text:style-name="P216"><text:span text:style-name="T216_1"><text:tab/><text:tab/><text:tab/></text:span><text:span text:style-name="T216_2">has</text:span><text:span text:style-name="T216_3"><text:s/></text:span><text:span text:style-name="T216_4">served</text:span><text:span text:style-name="T216_5"><text:s/></text:span><text:span text:style-name="T216_6">me</text:span><text:span text:style-name="T216_7"><text:s/></text:span><text:span text:style-name="T216_8">well</text:span><text:span text:style-name="T216_9"><text:s/></text:span><text:span text:style-name="T216_10">for</text:span><text:span text:style-name="T216_11"><text:s/></text:span><text:span text:style-name="T216_12">many</text:span><text:span text:style-name="T216_13"><text:s/></text:span><text:span text:style-name="T216_14">many</text:span><text:span text:style-name="T216_15"><text:s/></text:span><text:span text:style-name="T216_16">years</text:span><text:span text:style-name="T216_17">.<text:s/></text:span><text:span text:style-name="T216_18">Also</text:span><text:span text:style-name="T216_19"><text:s/></text:span><text:span text:style-name="T216_20">found</text:span><text:span text:style-name="T216_21"><text:s/></text:span><text:span text:style-name="T216_22">out</text:span><text:span text:style-name="T216_23"><text:s/></text:span><text:span text:style-name="T216_24">about</text:span></text:p>
      <text:p text:style-name="P217"><text:span text:style-name="T217_1"><text:tab/><text:tab/><text:tab/></text:span><text:span text:style-name="T217_2">deluser</text:span><text:span text:style-name="T217_3"><text:s/></text:span><text:span text:style-name="T217_4">which</text:span><text:span text:style-name="T217_5"><text:s/></text:span><text:span text:style-name="T217_6">is</text:span><text:span text:style-name="T217_7"><text:s/></text:span><text:span text:style-name="T217_8">cheekily</text:span><text:span text:style-name="T217_9"><text:s/></text:span><text:span text:style-name="T217_10">linux</text:span><text:span text:style-name="T217_11">-</text:span><text:span text:style-name="T217_12">ishly</text:span><text:span text:style-name="T217_13"><text:s/></text:span><text:span text:style-name="T217_14">named</text:span><text:span text:style-name="T217_15">.<text:s/></text:span></text:p>
      <text:p text:style-name="P218"><text:span text:style-name="T218_1"><text:tab/><text:tab/></text:span><text:span text:style-name="T218_2"><text:tab/><text:tab/></text:span><text:span text:style-name="T218_3">wait</text:span><text:span text:style-name="T218_4"><text:s/></text:span><text:span text:style-name="T218_5">a</text:span><text:span text:style-name="T218_6"><text:s/></text:span><text:span text:style-name="T218_7">tick</text:span><text:span text:style-name="T218_8">,<text:s/></text:span><text:span text:style-name="T218_9">still</text:span><text:span text:style-name="T218_10"><text:s/></text:span><text:span text:style-name="T218_11">need</text:span><text:span text:style-name="T218_12"><text:s/></text:span><text:span text:style-name="T218_13">useradd</text:span><text:span text:style-name="T218_14"><text:s/>-</text:span><text:span text:style-name="T218_15">D</text:span><text:span text:style-name="T218_16"><text:s/>-</text:span><text:span text:style-name="T218_17">s</text:span><text:span text:style-name="T218_18"><text:s/>/</text:span><text:span text:style-name="T218_19">bin</text:span><text:span text:style-name="T218_20">/</text:span><text:span text:style-name="T218_21">zsh</text:span><text:span text:style-name="T218_22"><text:s/></text:span></text:p>
      <text:p text:style-name="P219"><text:span text:style-name="T219_1">to</text:span><text:span text:style-name="T219_2"><text:s/></text:span><text:span text:style-name="T219_3">change</text:span><text:span text:style-name="T219_4"><text:s/></text:span><text:span text:style-name="T219_5">default</text:span><text:span text:style-name="T219_6"><text:s/></text:span><text:span text:style-name="T219_7">login</text:span><text:span text:style-name="T219_8"><text:s/></text:span><text:span text:style-name="T219_9">shell</text:span><text:span text:style-name="T219_10"><text:s/></text:span><text:span text:style-name="T219_11">for</text:span><text:span text:style-name="T219_12"><text:s/></text:span><text:span text:style-name="T219_13">new</text:span><text:span text:style-name="T219_14"><text:s/></text:span><text:span text:style-name="T219_15">user</text:span><text:span text:style-name="T219_16"><text:s/></text:span><text:span text:style-name="T219_17">creation</text:span><text:span text:style-name="T219_18"><text:s/>*</text:span><text:span text:style-name="T219_19">wink</text:span><text:span text:style-name="T219_20">*</text:span></text:p>
      <text:p text:style-name="P220"><text:span text:style-name="T220_1">no</text:span><text:span text:style-name="T220_2">,<text:s/></text:span><text:span text:style-name="T220_3">wait</text:span><text:span text:style-name="T220_4"><text:s/></text:span><text:span text:style-name="T220_5">another</text:span><text:span text:style-name="T220_6"><text:s/></text:span><text:span text:style-name="T220_7">tick</text:span><text:span text:style-name="T220_8">,<text:s/></text:span><text:span text:style-name="T220_9">this</text:span><text:span text:style-name="T220_10"><text:s/></text:span><text:span text:style-name="T220_11">needs</text:span><text:span text:style-name="T220_12"><text:s/></text:span><text:span text:style-name="T220_13">changed</text:span><text:span text:style-name="T220_14"><text:s/></text:span><text:span text:style-name="T220_15">in</text:span><text:span text:style-name="T220_16"><text:s/>/</text:span><text:span text:style-name="T220_17">etc</text:span><text:span text:style-name="T220_18">/</text:span><text:span text:style-name="T220_19">adduser</text:span><text:span text:style-name="T220_20">.</text:span><text:span text:style-name="T220_21">conf</text:span></text:p>
      <text:p text:style-name="P221"><text:span text:style-name="T221_1">DONE</text:span><text:span text:style-name="T221_2">:<text:s/></text:span><text:span text:style-name="T221_3">Changes</text:span><text:span text:style-name="T221_4"><text:s/></text:span><text:span text:style-name="T221_5">to</text:span><text:span text:style-name="T221_6"><text:s/></text:span><text:span text:style-name="T221_7">useradd</text:span><text:span text:style-name="T221_8"><text:s/></text:span><text:span text:style-name="T221_9">and</text:span><text:span text:style-name="T221_10"><text:s/>/</text:span><text:span text:style-name="T221_11">etc</text:span><text:span text:style-name="T221_12">/</text:span><text:span text:style-name="T221_13">adduser</text:span><text:span text:style-name="T221_14"><text:s/></text:span><text:span text:style-name="T221_15">to</text:span><text:span text:style-name="T221_16"><text:s/></text:span><text:span text:style-name="T221_17">change</text:span><text:span text:style-name="T221_18"><text:s/></text:span><text:span text:style-name="T221_19">login</text:span><text:span text:style-name="T221_20"><text:s/></text:span><text:span text:style-name="T221_21">shell</text:span></text:p>
      <text:p text:style-name="P222"><text:span text:style-name="T222_1"><text:tab/><text:tab/><text:tab/><text:tab/></text:span><text:span text:style-name="T222_2">systemwide</text:span><text:span text:style-name="T222_3"><text:s/></text:span><text:span text:style-name="T222_4">for</text:span><text:span text:style-name="T222_5"><text:s/></text:span><text:span text:style-name="T222_6">all</text:span><text:span text:style-name="T222_7"><text:s/></text:span><text:span text:style-name="T222_8">users</text:span><text:span text:style-name="T222_9"><text:s/></text:span><text:span text:style-name="T222_10">to</text:span><text:span text:style-name="T222_11"><text:s/></text:span><text:span text:style-name="T222_12">the</text:span><text:span text:style-name="T222_13"><text:s/></text:span><text:span text:style-name="T222_14">Z</text:span><text:span text:style-name="T222_15"><text:s/></text:span><text:span text:style-name="T222_16">Shell</text:span><text:span text:style-name="T222_17"><text:s/>(</text:span><text:span text:style-name="T222_18">think</text:span><text:span text:style-name="T222_19"><text:s/></text:span><text:span text:style-name="T222_20">different</text:span><text:span text:style-name="T222_21">).</text:span></text:p>
      <text:p text:style-name="P223"><text:span text:style-name="T223_1"><text:tab/><text:tab/><text:tab/></text:span><text:span text:style-name="T223_2">Putting</text:span><text:span text:style-name="T223_3"><text:s/></text:span><text:span text:style-name="T223_4">actions</text:span><text:span text:style-name="T223_5"><text:s/></text:span><text:span text:style-name="T223_6">in</text:span><text:span text:style-name="T223_7"><text:s/>/</text:span><text:span text:style-name="T223_8">etc</text:span><text:span text:style-name="T223_9">/</text:span><text:span text:style-name="T223_10">dt</text:span><text:span text:style-name="T223_11">/</text:span><text:span text:style-name="T223_12">appconfig</text:span><text:span text:style-name="T223_13">/</text:span><text:span text:style-name="T223_14">appmanager</text:span><text:span text:style-name="T223_15">/</text:span><text:span text:style-name="T223_16">C</text:span><text:span text:style-name="T223_17"><text:s/></text:span><text:span text:style-name="T223_18">does</text:span><text:span text:style-name="T223_19"><text:s/></text:span><text:span text:style-name="T223_20">not</text:span><text:span text:style-name="T223_21"><text:s/></text:span><text:span text:style-name="T223_22">work</text:span><text:span text:style-name="T223_23">.</text:span></text:p>
      <text:p text:style-name="P224"><text:span text:style-name="T224_1"><text:tab/><text:tab/><text:tab/></text:span><text:span text:style-name="T224_2">actions</text:span><text:span text:style-name="T224_3"><text:s/></text:span><text:span text:style-name="T224_4">in</text:span><text:span text:style-name="T224_5"><text:s/>~/.</text:span><text:span text:style-name="T224_6">dt</text:span><text:span text:style-name="T224_7">/</text:span><text:span text:style-name="T224_8">appconfig</text:span><text:span text:style-name="T224_9"><text:s/></text:span><text:span text:style-name="T224_10">do</text:span><text:span text:style-name="T224_11"><text:s/></text:span><text:span text:style-name="T224_12">work</text:span><text:span text:style-name="T224_13">,<text:s/></text:span><text:span text:style-name="T224_14">will</text:span><text:span text:style-name="T224_15"><text:s/></text:span><text:span text:style-name="T224_16">make</text:span><text:span text:style-name="T224_17"><text:s/></text:span><text:span text:style-name="T224_18">part</text:span><text:span text:style-name="T224_19"><text:s/></text:span><text:span text:style-name="T224_20">of</text:span><text:span text:style-name="T224_21"><text:s/>/</text:span><text:span text:style-name="T224_22">etc</text:span><text:span text:style-name="T224_23">/</text:span><text:span text:style-name="T224_24">skel</text:span><text:span text:style-name="T224_25">/.</text:span><text:span text:style-name="T224_26">dt</text:span></text:p>
      <text:p text:style-name="P225"><text:span text:style-name="T225_1"><text:tab/><text:tab/></text:span><text:span text:style-name="T225_2">Removed</text:span><text:span text:style-name="T225_3"><text:s/></text:span><text:span text:style-name="T225_4">wallpaper</text:span><text:span text:style-name="T225_5"><text:s/></text:span><text:span text:style-name="T225_6">from</text:span><text:span text:style-name="T225_7"><text:s/>/</text:span><text:span text:style-name="T225_8">usr</text:span><text:span text:style-name="T225_9">/</text:span><text:span text:style-name="T225_10">dt</text:span><text:span text:style-name="T225_11">/</text:span><text:span text:style-name="T225_12">backdrops</text:span><text:span text:style-name="T225_13"><text:s/></text:span><text:span text:style-name="T225_14">moving</text:span><text:span text:style-name="T225_15"><text:s/>1280-</text:span><text:span text:style-name="T225_16">wallpaper</text:span><text:span text:style-name="T225_17">.</text:span><text:span text:style-name="T225_18">jpg</text:span><text:span text:style-name="T225_19"><text:s/></text:span></text:p>
      <text:p text:style-name="P226"><text:span text:style-name="T226_1"><text:tab/><text:tab/></text:span><text:span text:style-name="T226_2">/</text:span><text:span text:style-name="T226_3">etc</text:span><text:span text:style-name="T226_4">/</text:span><text:span text:style-name="T226_5">cdebian</text:span><text:span text:style-name="T226_6">.</text:span><text:span text:style-name="T226_7">jpg</text:span><text:span text:style-name="T226_8"><text:s/></text:span><text:span text:style-name="T226_9">and</text:span><text:span text:style-name="T226_10"><text:s/></text:span><text:span text:style-name="T226_11">will</text:span><text:span text:style-name="T226_12"><text:s/></text:span><text:span text:style-name="T226_13">use</text:span><text:span text:style-name="T226_14"><text:s/></text:span><text:span text:style-name="T226_15">xli</text:span><text:span text:style-name="T226_16"><text:s/>-</text:span><text:span text:style-name="T226_17">fit</text:span><text:span text:style-name="T226_18"><text:s/></text:span><text:span text:style-name="T226_19">to</text:span><text:span text:style-name="T226_20"><text:s/></text:span><text:span text:style-name="T226_21">scale</text:span><text:span text:style-name="T226_22"><text:s/></text:span><text:span text:style-name="T226_23">it</text:span><text:span text:style-name="T226_24"><text:s/></text:span><text:span text:style-name="T226_25">in</text:span><text:span text:style-name="T226_26"><text:s/>~/.</text:span><text:span text:style-name="T226_27">dt</text:span><text:span text:style-name="T226_28">/</text:span><text:span text:style-name="T226_29">sessions</text:span><text:span text:style-name="T226_30">/</text:span><text:span text:style-name="T226_31">sessionetc</text:span></text:p>
      <text:p text:style-name="P227"><text:span text:style-name="T227_1"><text:tab/><text:tab/><text:tab/></text:span><text:span text:style-name="T227_2">WORKS</text:span><text:span text:style-name="T227_3">:</text:span><text:span text:style-name="T227_4"><text:s/></text:span><text:span text:style-name="T227_5">add</text:span><text:span text:style-name="T227_6"><text:s/></text:span><text:span text:style-name="T227_7">cdebian</text:span><text:span text:style-name="T227_8">.</text:span><text:span text:style-name="T227_9">pm</text:span><text:span text:style-name="T227_10"><text:s/></text:span><text:span text:style-name="T227_11">to</text:span><text:span text:style-name="T227_12"><text:s/>/</text:span><text:span text:style-name="T227_13">usr</text:span><text:span text:style-name="T227_14">/</text:span><text:span text:style-name="T227_15">dt</text:span><text:span text:style-name="T227_16">/</text:span><text:span text:style-name="T227_17">backdrops</text:span><text:span text:style-name="T227_18"><text:s/></text:span><text:span text:style-name="T227_19">and</text:span><text:span text:style-name="T227_20"><text:s/></text:span><text:span text:style-name="T227_21">see</text:span><text:span text:style-name="T227_22"><text:s/></text:span><text:span text:style-name="T227_23">if</text:span><text:span text:style-name="T227_24"><text:s/></text:span><text:span text:style-name="T227_25">it</text:span><text:span text:style-name="T227_26"><text:s/></text:span><text:span text:style-name="T227_27">can</text:span></text:p>
      <text:p text:style-name="P228"><text:span text:style-name="T228_1"><text:tab/><text:tab/><text:tab/><text:tab/></text:span><text:span text:style-name="T228_2">be</text:span><text:span text:style-name="T228_3"><text:s/></text:span><text:span text:style-name="T228_4">applied</text:span><text:span text:style-name="T228_5"><text:s/></text:span><text:span text:style-name="T228_6">directly</text:span><text:span text:style-name="T228_7"><text:s/></text:span><text:span text:style-name="T228_8">with</text:span><text:span text:style-name="T228_9"><text:s/></text:span><text:span text:style-name="T228_10">stylemanager</text:span><text:span text:style-name="T228_11">.</text:span></text:p>
      <text:p text:style-name="P229"><text:span text:style-name="T229_1"><text:tab/><text:tab/><text:tab/><text:tab/>800</text:span><text:span text:style-name="T229_2">x</text:span><text:span text:style-name="T229_3">600<text:s/></text:span><text:span text:style-name="T229_4">default</text:span><text:span text:style-name="T229_5"><text:s/></text:span><text:span text:style-name="T229_6">cdebian</text:span><text:span text:style-name="T229_7">.</text:span><text:span text:style-name="T229_8">pm</text:span><text:span text:style-name="T229_9"><text:s/></text:span><text:span text:style-name="T229_10">tiles</text:span><text:span text:style-name="T229_11"><text:s/></text:span><text:span text:style-name="T229_12">if</text:span><text:span text:style-name="T229_13"><text:s/></text:span><text:span text:style-name="T229_14">xrandr</text:span><text:span text:style-name="T229_15"><text:s/></text:span><text:span text:style-name="T229_16">is</text:span><text:span text:style-name="T229_17"><text:s/></text:span><text:span text:style-name="T229_18">used</text:span><text:span text:style-name="T229_19"><text:s/></text:span><text:span text:style-name="T229_20">to</text:span><text:span text:style-name="T229_21"><text:s/></text:span><text:span text:style-name="T229_22">make</text:span></text:p>
      <text:p text:style-name="P230"><text:span text:style-name="T230_1"><text:tab/><text:tab/><text:tab/><text:tab/></text:span><text:span text:style-name="T230_2">X</text:span><text:span text:style-name="T230_3"><text:s/></text:span><text:span text:style-name="T230_4">session</text:span><text:span text:style-name="T230_5"><text:s/></text:span><text:span text:style-name="T230_6">larger</text:span><text:span text:style-name="T230_7">.<text:s/></text:span><text:span text:style-name="T230_8">Reconsider</text:span><text:span text:style-name="T230_9"><text:s/>.</text:span><text:span text:style-name="T230_10">pm</text:span><text:span text:style-name="T230_11"><text:s/></text:span><text:span text:style-name="T230_12">inclusion</text:span><text:span text:style-name="T230_13"><text:s/></text:span><text:span text:style-name="T230_14">or</text:span><text:span text:style-name="T230_15"><text:s/></text:span><text:span text:style-name="T230_16">add</text:span><text:span text:style-name="T230_17"><text:s/></text:span><text:span text:style-name="T230_18">others</text:span><text:span text:style-name="T230_19">.</text:span></text:p>
      <text:p text:style-name="P231"><text:span text:style-name="T231_1"><text:tab/><text:tab/><text:tab/><text:tab/></text:span><text:span text:style-name="T231_2">to</text:span><text:span text:style-name="T231_3"><text:s/>/</text:span><text:span text:style-name="T231_4">usr</text:span><text:span text:style-name="T231_5">/</text:span><text:span text:style-name="T231_6">dt</text:span><text:span text:style-name="T231_7">/</text:span><text:span text:style-name="T231_8">backdrops</text:span><text:span text:style-name="T231_9"><text:s/>(</text:span><text:span text:style-name="T231_10">move</text:span><text:span text:style-name="T231_11"><text:s/></text:span><text:span text:style-name="T231_12">to</text:span><text:span text:style-name="T231_13"><text:s/>/</text:span><text:span text:style-name="T231_14">etc</text:span><text:span text:style-name="T231_15">/</text:span><text:span text:style-name="T231_16">dt</text:span><text:span text:style-name="T231_17">/</text:span><text:span text:style-name="T231_18">backdrops</text:span><text:span text:style-name="T231_19">?<text:s/>-</text:span><text:span text:style-name="T231_20">NOPE</text:span><text:span text:style-name="T231_21">)</text:span></text:p>
      <text:p text:style-name="P232"><text:span text:style-name="T232_1"><text:tab/><text:tab/><text:tab/></text:span><text:span text:style-name="T232_2">Default</text:span><text:span text:style-name="T232_3"><text:s/>(</text:span><text:span text:style-name="T232_4">new</text:span><text:span text:style-name="T232_5"><text:s/></text:span><text:span text:style-name="T232_6">user</text:span><text:span text:style-name="T232_7">)<text:s/></text:span><text:span text:style-name="T232_8">backdrop</text:span><text:span text:style-name="T232_9"><text:s/></text:span><text:span text:style-name="T232_10">is</text:span><text:span text:style-name="T232_11"><text:s/>“/</text:span><text:span text:style-name="T232_12">usr</text:span><text:span text:style-name="T232_13">/</text:span><text:span text:style-name="T232_14">dt</text:span><text:span text:style-name="T232_15">/</text:span><text:span text:style-name="T232_16">backdrops</text:span><text:span text:style-name="T232_17">/</text:span><text:span text:style-name="T232_18">SkyLight</text:span><text:span text:style-name="T232_19">.</text:span><text:span text:style-name="T232_20">pm</text:span><text:span text:style-name="T232_21">”)</text:span></text:p>
      <text:p text:style-name="P233"><text:span text:style-name="T233_1"><text:tab/><text:tab/><text:tab/></text:span><text:span text:style-name="T233_2">R</text:span><text:span text:style-name="T233_3">eplaced</text:span><text:span text:style-name="T233_4"><text:s/></text:span><text:span text:style-name="T233_5">SkyLight</text:span><text:span text:style-name="T233_6">.</text:span><text:span text:style-name="T233_7">pm</text:span><text:span text:style-name="T233_8"><text:s/></text:span><text:span text:style-name="T233_9">with</text:span><text:span text:style-name="T233_10"><text:s/></text:span><text:span text:style-name="T233_11">cdebian</text:span><text:span text:style-name="T233_12">.</text:span><text:span text:style-name="T233_13">pm</text:span><text:span text:style-name="T233_14"><text:s/>-<text:s/></text:span><text:span text:style-name="T233_15">renamed</text:span><text:span text:style-name="T233_16"><text:s/></text:span><text:span text:style-name="T233_17">to</text:span><text:span text:style-name="T233_18"><text:s/></text:span><text:span text:style-name="T233_19">Gradient</text:span></text:p>
      <text:p text:style-name="P234"><text:span text:style-name="T234_1"><text:tab/><text:tab/></text:span><text:span text:style-name="T234_2">CONSIDER</text:span><text:span text:style-name="T234_3">:<text:s/></text:span><text:span text:style-name="T234_4">replace</text:span><text:span text:style-name="T234_5"><text:s/>1024,<text:s/>1280,<text:s/></text:span><text:span text:style-name="T234_6">HD</text:span><text:span text:style-name="T234_7"><text:s/></text:span><text:span text:style-name="T234_8">in</text:span><text:span text:style-name="T234_9"><text:s/>/</text:span><text:span text:style-name="T234_10">usr</text:span><text:span text:style-name="T234_11">/</text:span><text:span text:style-name="T234_12">dt</text:span><text:span text:style-name="T234_13">/</text:span><text:span text:style-name="T234_14">backdrops</text:span><text:span text:style-name="T234_15"><text:s/></text:span><text:span text:style-name="T234_16">as</text:span><text:span text:style-name="T234_17"><text:s/>.</text:span><text:span text:style-name="T234_18">pm</text:span></text:p>
      <text:p text:style-name="P235"/>
      <text:p text:style-name="P236"><text:span text:style-name="T236_1">DONE</text:span><text:span text:style-name="T236_2">:</text:span><text:span text:style-name="T236_3"><text:s/>-<text:s/></text:span><text:span text:style-name="T236_4">Applications</text:span><text:span text:style-name="T236_5">/</text:span><text:span text:style-name="T236_6">Utilties</text:span><text:span text:style-name="T236_7"><text:s/></text:span><text:span text:style-name="T236_8">lock</text:span><text:span text:style-name="T236_9">-</text:span><text:span text:style-name="T236_10">in</text:span><text:span text:style-name="T236_11"><text:s/></text:span><text:span text:style-name="T236_12">status</text:span><text:span text:style-name="T236_13"><text:s/></text:span><text:span text:style-name="T236_14">for</text:span><text:span text:style-name="T236_15"><text:s/></text:span><text:span text:style-name="T236_16">build</text:span><text:span text:style-name="T236_17"><text:s/>0.5</text:span></text:p>
      <text:p text:style-name="P237"><text:span text:style-name="T237_1"><text:tab/></text:span><text:span text:style-name="T237_2"><text:tab/></text:span><text:span text:style-name="T237_3">removals</text:span><text:span text:style-name="T237_4">:</text:span></text:p>
      <text:p text:style-name="P238"><text:span text:style-name="T238_1"><text:tab/><text:tab/></text:span><text:span text:style-name="T238_2">exim</text:span><text:span text:style-name="T238_3">4</text:span></text:p>
      <text:p text:style-name="P239"><text:span text:style-name="T239_1"><text:tab/><text:tab/></text:span><text:span text:style-name="T239_2">addtional</text:span><text:span text:style-name="T239_3"><text:s/></text:span><text:span text:style-name="T239_4">installs</text:span><text:span text:style-name="T239_5"><text:s/>(</text:span><text:span text:style-name="T239_6">tentatives</text:span><text:span text:style-name="T239_7">)</text:span><text:span text:style-name="T239_8">:</text:span></text:p>
      <text:p text:style-name="P240"><text:span text:style-name="T240_1"><text:tab/></text:span><text:span text:style-name="T240_2">SA</text:span><text:span text:style-name="T240_3">:<text:tab/></text:span><text:span text:style-name="T240_4">debian</text:span><text:span text:style-name="T240_5"><text:s/></text:span><text:span text:style-name="T240_6">user</text:span><text:span text:style-name="T240_7"><text:s/></text:span><text:span text:style-name="T240_8">manager</text:span><text:span text:style-name="T240_9"><text:s/></text:span><text:span text:style-name="T240_10">of</text:span><text:span text:style-name="T240_11"><text:s/></text:span><text:span text:style-name="T240_12">some</text:span><text:span text:style-name="T240_13"><text:s/></text:span><text:span text:style-name="T240_14">kind</text:span><text:span text:style-name="T240_15">?</text:span></text:p>
      <text:p text:style-name="P241"><text:span text:style-name="T241_1"><text:tab/></text:span><text:span text:style-name="T241_2">SA</text:span><text:span text:style-name="T241_3">:<text:tab/></text:span><text:span text:style-name="T241_4">Synaptic</text:span><text:span text:style-name="T241_5">?<text:s/>(</text:span><text:span text:style-name="T241_6">may</text:span><text:span text:style-name="T241_7"><text:s/></text:span><text:span text:style-name="T241_8">be</text:span><text:span text:style-name="T241_9"><text:s/></text:span><text:span text:style-name="T241_10">wanted</text:span><text:span text:style-name="T241_11"><text:s/></text:span><text:span text:style-name="T241_12">by</text:span><text:span text:style-name="T241_13"><text:s/></text:span><text:span text:style-name="T241_14">new</text:span><text:span text:style-name="T241_15"><text:s/></text:span><text:span text:style-name="T241_16">debian</text:span><text:span text:style-name="T241_17"><text:s/></text:span><text:span text:style-name="T241_18">users</text:span><text:span text:style-name="T241_19">)</text:span><text:span text:style-name="T241_20"><text:s/></text:span><text:span text:style-name="T241_21">bucoup</text:span><text:span text:style-name="T241_22"><text:s/></text:span><text:span text:style-name="T241_23">dependancies</text:span><text:span text:style-name="T241_24">!</text:span></text:p>
      <text:p text:style-name="P242"><text:span text:style-name="T242_1"><text:tab/><text:tab/></text:span><text:span text:style-name="T242_2">reconfigure</text:span><text:span text:style-name="T242_3"><text:s/></text:span><text:span text:style-name="T242_4">packages</text:span><text:span text:style-name="T242_5">:</text:span><text:span text:style-name="T242_6"><text:s/>(</text:span><text:span text:style-name="T242_7">FIX</text:span><text:span text:style-name="T242_8"><text:s/></text:span><text:span text:style-name="T242_9">ICONS</text:span><text:span text:style-name="T242_10">/</text:span><text:span text:style-name="T242_11">PACKAGES</text:span><text:span text:style-name="T242_12"><text:s/></text:span><text:span text:style-name="T242_13">Purple</text:span><text:span text:style-name="T242_14"><text:s/></text:span><text:span text:style-name="T242_15">means</text:span><text:span text:style-name="T242_16"><text:s/></text:span><text:span text:style-name="T242_17">complete</text:span><text:span text:style-name="T242_18">)</text:span></text:p>
      <text:p text:style-name="P243"><text:span text:style-name="T243_1">PA</text:span><text:span text:style-name="T243_2">:<text:tab/></text:span><text:span text:style-name="T243_3">Gimp</text:span></text:p>
      <text:p text:style-name="P244"><text:span text:style-name="T244_1">Mail</text:span><text:span text:style-name="T244_2">:<text:tab/></text:span><text:span text:style-name="T244_3">Claws</text:span><text:span text:style-name="T244_4">-</text:span><text:span text:style-name="T244_5">Mail</text:span><text:span text:style-name="T244_6"><text:s/></text:span><text:span text:style-name="T244_7">(</text:span><text:span text:style-name="T244_8">replaces</text:span><text:span text:style-name="T244_9"><text:s/></text:span><text:span text:style-name="T244_10">dtmail</text:span><text:span text:style-name="T244_11"><text:s/></text:span><text:span text:style-name="T244_12">but</text:span><text:span text:style-name="T244_13"><text:s/></text:span><text:span text:style-name="T244_14">keeps</text:span><text:span text:style-name="T244_15"><text:s/></text:span><text:span text:style-name="T244_16">dtmail</text:span><text:span text:style-name="T244_17"><text:s/></text:span><text:span text:style-name="T244_18">icon</text:span><text:span text:style-name="T244_19">,<text:s/></text:span><text:span text:style-name="T244_20">uses</text:span><text:span text:style-name="T244_21"><text:s/></text:span><text:span text:style-name="T244_22">dtmailnew</text:span><text:span text:style-name="T244_23"><text:s/></text:span><text:span text:style-name="T244_24">icon</text:span><text:span text:style-name="T244_25">)</text:span></text:p>
      <text:p text:style-name="P245"><text:span text:style-name="T245_1">SA</text:span><text:span text:style-name="T245_2">:<text:tab/></text:span><text:span text:style-name="T245_3">Gparted</text:span><text:span text:style-name="T245_4"><text:s/>(</text:span><text:span text:style-name="T245_5">needs</text:span><text:span text:style-name="T245_6"><text:s/></text:span><text:span text:style-name="T245_7">to</text:span><text:span text:style-name="T245_8"><text:s/></text:span><text:span text:style-name="T245_9">be</text:span><text:span text:style-name="T245_10"><text:s/></text:span><text:span text:style-name="T245_11">sudo</text:span><text:span text:style-name="T245_12"><text:s/></text:span><text:span text:style-name="T245_13">via</text:span><text:span text:style-name="T245_14"><text:s/></text:span><text:span text:style-name="T245_15">text</text:span><text:span text:style-name="T245_16"><text:s/></text:span><text:span text:style-name="T245_17">action</text:span><text:span text:style-name="T245_18">)</text:span></text:p>
      <text:p text:style-name="P246"><text:span text:style-name="T246_1"><text:tab/><text:tab/></text:span><text:span text:style-name="T246_2">issues</text:span><text:span text:style-name="T246_3"><text:s/></text:span><text:span text:style-name="T246_4">starting</text:span><text:span text:style-name="T246_5">:<text:s/></text:span><text:span text:style-name="T246_6">Invalid</text:span><text:span text:style-name="T246_7"><text:s/></text:span><text:span text:style-name="T246_8">Magic</text:span><text:span text:style-name="T246_9"><text:s/></text:span><text:span text:style-name="T246_10">Cookie</text:span><text:span text:style-name="T246_11">?<text:s/></text:span><text:span text:style-name="T246_12">Can</text:span><text:span text:style-name="T246_13">’</text:span><text:span text:style-name="T246_14">t</text:span><text:span text:style-name="T246_15"><text:s/></text:span><text:span text:style-name="T246_16">open</text:span><text:span text:style-name="T246_17"><text:s/>0:0?</text:span></text:p>
      <text:p text:style-name="P247"><text:span text:style-name="T247_1"><text:tab/><text:tab/></text:span><text:span text:style-name="T247_2">Solved</text:span><text:span text:style-name="T247_3">:<text:s/></text:span><text:span text:style-name="T247_4">added</text:span><text:span text:style-name="T247_5"><text:s/>‘</text:span><text:span text:style-name="T247_6">xhost</text:span><text:span text:style-name="T247_7"><text:s/>+</text:span><text:span text:style-name="T247_8">localhost</text:span><text:span text:style-name="T247_9">’<text:s/></text:span><text:span text:style-name="T247_10">to</text:span><text:span text:style-name="T247_11"><text:s/>~/.</text:span><text:span text:style-name="T247_12">dt</text:span><text:span text:style-name="T247_13">/</text:span><text:span text:style-name="T247_14">sessions</text:span><text:span text:style-name="T247_15">/</text:span><text:span text:style-name="T247_16">sessionetc</text:span></text:p>
      <text:p text:style-name="P248"><text:span text:style-name="T248_1"><text:tab/><text:tab/><text:tab/>(</text:span><text:span text:style-name="T248_2">this</text:span><text:span text:style-name="T248_3"><text:s/></text:span><text:span text:style-name="T248_4">also</text:span><text:span text:style-name="T248_5"><text:s/></text:span><text:span text:style-name="T248_6">solves</text:span><text:span text:style-name="T248_7"><text:s/></text:span><text:span text:style-name="T248_8">other</text:span><text:span text:style-name="T248_9"><text:s/></text:span><text:span text:style-name="T248_10">sudo</text:span><text:span text:style-name="T248_11"><text:s/></text:span><text:span text:style-name="T248_12">command</text:span><text:span text:style-name="T248_13"><text:s/></text:span><text:span text:style-name="T248_14">issues</text:span><text:span text:style-name="T248_15"><text:s/></text:span><text:span text:style-name="T248_16">with</text:span><text:span text:style-name="T248_17"><text:s/></text:span><text:span text:style-name="T248_18">display</text:span><text:span text:style-name="T248_19"><text:s/>0:0</text:span></text:p>
      <text:p text:style-name="P249"><text:span text:style-name="T249_1"><text:tab/><text:tab/></text:span><text:span text:style-name="T249_2">chmod</text:span><text:span text:style-name="T249_3"><text:s/>+</text:span><text:span text:style-name="T249_4">x</text:span><text:span text:style-name="T249_5"><text:s/>~/.</text:span><text:span text:style-name="T249_6">dt</text:span><text:span text:style-name="T249_7">/</text:span><text:span text:style-name="T249_8">sessions</text:span><text:span text:style-name="T249_9">/</text:span><text:span text:style-name="T249_10">sessionetc</text:span></text:p>
      <text:p text:style-name="P250"><text:span text:style-name="T250_1">PA</text:span><text:span text:style-name="T250_2">:<text:tab/></text:span><text:span text:style-name="T250_3">LostIRC</text:span><text:span text:style-name="T250_4"><text:s/></text:span></text:p>
      <text:p text:style-name="P251"><text:span text:style-name="T251_1">DONE</text:span><text:span text:style-name="T251_2">:</text:span><text:span text:style-name="T251_3">(</text:span><text:span text:style-name="T251_4">needs</text:span><text:span text:style-name="T251_5"><text:s/>.</text:span><text:span text:style-name="T251_6">lostirc</text:span><text:span text:style-name="T251_7"><text:s/></text:span><text:span text:style-name="T251_8">configured</text:span><text:span text:style-name="T251_9"><text:s/></text:span><text:span text:style-name="T251_10">andincluded</text:span><text:span text:style-name="T251_11"><text:s/></text:span><text:span text:style-name="T251_12">in</text:span><text:span text:style-name="T251_13"><text:s/>/</text:span><text:span text:style-name="T251_14">etc</text:span><text:span text:style-name="T251_15">/</text:span><text:span text:style-name="T251_16">skel</text:span><text:span text:style-name="T251_17">)</text:span></text:p>
      <text:p text:style-name="P252"><text:span text:style-name="T252_1">PA</text:span><text:span text:style-name="T252_2">:<text:tab/></text:span><text:span text:style-name="T252_3">Filezilla</text:span></text:p>
      <text:p text:style-name="P253"><text:span text:style-name="T253_1">PA</text:span><text:span text:style-name="T253_2">:<text:tab/></text:span><text:span text:style-name="T253_3">Transmission</text:span></text:p>
      <text:p text:style-name="P254"><text:span text:style-name="T254_1">PA</text:span><text:span text:style-name="T254_2">:<text:tab/></text:span><text:span text:style-name="T254_3">Google</text:span><text:span text:style-name="T254_4"><text:s/></text:span><text:span text:style-name="T254_5">Chrome</text:span><text:span text:style-name="T254_6"><text:s/>(</text:span><text:span text:style-name="T254_7">becomes</text:span><text:span text:style-name="T254_8"><text:s/></text:span><text:span text:style-name="T254_9">drawer</text:span><text:span text:style-name="T254_10"><text:s/></text:span><text:span text:style-name="T254_11">icon</text:span><text:span text:style-name="T254_12"><text:s/></text:span><text:span text:style-name="T254_13">replacing</text:span><text:span text:style-name="T254_14"><text:s/></text:span><text:span text:style-name="T254_15">Text</text:span><text:span text:style-name="T254_16"><text:s/></text:span><text:span text:style-name="T254_17">Editor</text:span><text:span text:style-name="T254_18">)</text:span></text:p>
      <text:p text:style-name="P255"><text:span text:style-name="T255_1">PA</text:span><text:span text:style-name="T255_2">:<text:tab/></text:span><text:span text:style-name="T255_3">Abiword</text:span></text:p>
      <text:p text:style-name="P256"><text:span text:style-name="T256_1">PA</text:span><text:span text:style-name="T256_2">:<text:tab/></text:span><text:span text:style-name="T256_3">PSI</text:span></text:p>
      <text:p text:style-name="P257"><text:span text:style-name="T257_1">SA</text:span><text:span text:style-name="T257_2">:<text:tab/></text:span><text:span text:style-name="T257_3">XArchiver</text:span></text:p>
      <text:p text:style-name="P258"><text:span text:style-name="T258_1">SA</text:span><text:span text:style-name="T258_2">:<text:tab/></text:span><text:span text:style-name="T258_3">Wireshark</text:span></text:p>
      <text:p text:style-name="P259"><text:span text:style-name="T259_1"><text:tab/><text:tab/></text:span></text:p>
      <text:p text:style-name="P260"><text:span text:style-name="T260_1">DONE</text:span><text:span text:style-name="T260_2">:<text:s/></text:span><text:span text:style-name="T260_3"><text:s/>-<text:s/></text:span><text:span text:style-name="T260_4">Additional</text:span><text:span text:style-name="T260_5"><text:s/></text:span><text:span text:style-name="T260_6">documentation</text:span></text:p>
      <text:p text:style-name="P261"><text:span text:style-name="T261_1"><text:tab/><text:tab/></text:span><text:span text:style-name="T261_2">DONE</text:span><text:span text:style-name="T261_3">:<text:s/></text:span><text:span text:style-name="T261_4">additional</text:span><text:span text:style-name="T261_5"><text:s/></text:span><text:span text:style-name="T261_6">information</text:span><text:span text:style-name="T261_7"><text:s/></text:span><text:span text:style-name="T261_8">in</text:span><text:span text:style-name="T261_9"><text:s/></text:span><text:span text:style-name="T261_10">Changelog</text:span><text:span text:style-name="T261_11"><text:s/></text:span><text:span text:style-name="T261_12">to</text:span><text:span text:style-name="T261_13"><text:s/></text:span><text:span text:style-name="T261_14">explain</text:span><text:span text:style-name="T261_15"><text:s/></text:span><text:span text:style-name="T261_16">layout</text:span></text:p>
      <text:p text:style-name="P262"><text:span text:style-name="T262_1"><text:tab/><text:tab/></text:span><text:span text:style-name="T262_2">DONE</text:span><text:span text:style-name="T262_3">:<text:s/></text:span><text:span text:style-name="T262_4">TODO</text:span><text:span text:style-name="T262_5">:<text:s/></text:span><text:span text:style-name="T262_6">Change</text:span><text:span text:style-name="T262_7"><text:s/></text:span><text:span text:style-name="T262_8">Font</text:span><text:span text:style-name="T262_9"><text:s/></text:span><text:span text:style-name="T262_10">away</text:span><text:span text:style-name="T262_11"><text:s/></text:span><text:span text:style-name="T262_12">from</text:span><text:span text:style-name="T262_13"><text:s/></text:span><text:span text:style-name="T262_14">Arial</text:span><text:span text:style-name="T262_15">,<text:s/></text:span><text:span text:style-name="T262_16">decided</text:span><text:span text:style-name="T262_17"><text:s/></text:span><text:span text:style-name="T262_18">Open</text:span><text:span text:style-name="T262_19"><text:s/></text:span><text:span text:style-name="T262_20">Sans</text:span></text:p>
      <text:p text:style-name="P263"><text:span text:style-name="T263_1"><text:tab/><text:tab/></text:span><text:span text:style-name="T263_2">DONE</text:span><text:span text:style-name="T263_3">:<text:s/></text:span><text:span text:style-name="T263_4">Include</text:span><text:span text:style-name="T263_5"><text:s/>‘</text:span><text:span text:style-name="T263_6">as</text:span><text:span text:style-name="T263_7"><text:s/></text:span><text:span text:style-name="T263_8">of</text:span><text:span text:style-name="T263_9"><text:s/></text:span><text:span text:style-name="T263_10">build</text:span><text:span text:style-name="T263_11">’<text:s/></text:span><text:span text:style-name="T263_12">concise</text:span><text:span text:style-name="T263_13"><text:s/></text:span><text:span text:style-name="T263_14">info</text:span><text:span text:style-name="T263_15"><text:s/></text:span><text:span text:style-name="T263_16">in</text:span><text:span text:style-name="T263_17"><text:s/>‘</text:span><text:span text:style-name="T263_18">welcome</text:span><text:span text:style-name="T263_19"><text:s/></text:span><text:span text:style-name="T263_20">to</text:span><text:span text:style-name="T263_21"><text:s/></text:span><text:span text:style-name="T263_22">CDEbian</text:span><text:span text:style-name="T263_23">’<text:s/></text:span><text:span text:style-name="T263_24">file</text:span></text:p>
      <text:p text:style-name="P264"><text:span text:style-name="T264_1"><text:tab/><text:tab/><text:tab/></text:span><text:span text:style-name="T264_2">Don</text:span><text:span text:style-name="T264_3">’</text:span><text:span text:style-name="T264_4">t</text:span><text:span text:style-name="T264_5"><text:s/></text:span><text:span text:style-name="T264_6">edit</text:span><text:span text:style-name="T264_7"><text:s/></text:span><text:span text:style-name="T264_8">the</text:span><text:span text:style-name="T264_9"><text:s/>~<text:s/></text:span><text:span text:style-name="T264_10">version</text:span><text:span text:style-name="T264_11">,<text:s/></text:span><text:span text:style-name="T264_12">do</text:span><text:span text:style-name="T264_13"><text:s/></text:span><text:span text:style-name="T264_14">the</text:span><text:span text:style-name="T264_15"><text:s/>/</text:span><text:span text:style-name="T264_16">etc</text:span><text:span text:style-name="T264_17">/</text:span><text:span text:style-name="T264_18">skel</text:span><text:span text:style-name="T264_19"><text:s/></text:span><text:span text:style-name="T264_20">version</text:span><text:span text:style-name="T264_21">!!</text:span></text:p>
      <text:p text:style-name="P265"><text:span text:style-name="T265_1"><text:tab/><text:tab/></text:span><text:span text:style-name="T265_2">DONE</text:span><text:span text:style-name="T265_3">:<text:s/></text:span><text:span text:style-name="T265_4">Include</text:span><text:span text:style-name="T265_5"><text:s/></text:span><text:span text:style-name="T265_6">copy</text:span><text:span text:style-name="T265_7"><text:s/></text:span><text:span text:style-name="T265_8">of</text:span><text:span text:style-name="T265_9"><text:s/></text:span><text:span text:style-name="T265_10">this</text:span><text:span text:style-name="T265_11"><text:s/></text:span><text:span text:style-name="T265_12">document</text:span><text:span text:style-name="T265_13"><text:s/></text:span><text:span text:style-name="T265_14">at</text:span><text:span text:style-name="T265_15"><text:s/>~/</text:span><text:span text:style-name="T265_16">changelog</text:span><text:span text:style-name="T265_17"><text:s/>(</text:span><text:span text:style-name="T265_18">via</text:span><text:span text:style-name="T265_19"><text:s/></text:span><text:span text:style-name="T265_20">skel</text:span><text:span text:style-name="T265_21">)</text:span></text:p>
      <text:p text:style-name="P266"><text:span text:style-name="T266_1"><text:tab/><text:tab/></text:span><text:span text:style-name="T266_2">REGRESS</text:span><text:span text:style-name="T266_3">:<text:s/>-</text:span><text:span text:style-name="T266_4">Include</text:span><text:span text:style-name="T266_5"><text:s/></text:span><text:span text:style-name="T266_6">how</text:span><text:span text:style-name="T266_7"><text:s/></text:span><text:span text:style-name="T266_8">to</text:span><text:span text:style-name="T266_9"><text:s/></text:span><text:span text:style-name="T266_10">make</text:span><text:span text:style-name="T266_11"><text:s/></text:span><text:span text:style-name="T266_12">icons</text:span><text:span text:style-name="T266_13"><text:s/></text:span><text:span text:style-name="T266_14">and</text:span><text:span text:style-name="T266_15"><text:s/></text:span><text:span text:style-name="T266_16">dtaction</text:span><text:span text:style-name="T266_17"><text:s/></text:span><text:span text:style-name="T266_18">items</text:span><text:span text:style-name="T266_19">/</text:span><text:span text:style-name="T266_20">subpanels</text:span></text:p>
      <text:p text:style-name="P267"><text:span text:style-name="T267_1"><text:tab/><text:tab/><text:tab/></text:span><text:span text:style-name="T267_2">Do</text:span><text:span text:style-name="T267_3"><text:s/></text:span><text:span text:style-name="T267_4">this</text:span><text:span text:style-name="T267_5"><text:s/></text:span><text:span text:style-name="T267_6">as</text:span><text:span text:style-name="T267_7"><text:s/></text:span><text:span text:style-name="T267_8">a</text:span><text:span text:style-name="T267_9"><text:s/></text:span><text:span text:style-name="T267_10">small</text:span><text:span text:style-name="T267_11"><text:s/></text:span><text:span text:style-name="T267_12">video</text:span><text:span text:style-name="T267_13"><text:s/></text:span><text:span text:style-name="T267_14">linked</text:span><text:span text:style-name="T267_15"><text:s/></text:span><text:span text:style-name="T267_16">to</text:span><text:span text:style-name="T267_17"><text:s/></text:span><text:span text:style-name="T267_18">an</text:span><text:span text:style-name="T267_19"><text:s/></text:span><text:span text:style-name="T267_20">action</text:span><text:span text:style-name="T267_21">?</text:span></text:p>
      <text:p text:style-name="P268"/>
      <text:p text:style-name="P269"><text:span text:style-name="T269_1">DONE</text:span><text:span text:style-name="T269_2">:<text:s/></text:span><text:span text:style-name="T269_3"><text:s/>-<text:s/></text:span><text:span text:style-name="T269_4">Google</text:span><text:span text:style-name="T269_5"><text:s/></text:span><text:span text:style-name="T269_6">Chrome</text:span><text:span text:style-name="T269_7"><text:s/></text:span><text:span text:style-name="T269_8">Default</text:span><text:span text:style-name="T269_9"><text:s/></text:span><text:span text:style-name="T269_10">Browser</text:span><text:span text:style-name="T269_11"><text:s/>(</text:span><text:span text:style-name="T269_12">include</text:span><text:span text:style-name="T269_13"><text:s/>~/.</text:span><text:span text:style-name="T269_14">chrome</text:span><text:span text:style-name="T269_15"><text:s/></text:span><text:span text:style-name="T269_16">in</text:span><text:span text:style-name="T269_17"><text:s/>/</text:span><text:span text:style-name="T269_18">skel</text:span><text:span text:style-name="T269_19">)</text:span></text:p>
      <text:p text:style-name="P270"><text:span text:style-name="T270_1"><text:tab/><text:tab/></text:span><text:span text:style-name="T270_2">Re</text:span><text:span text:style-name="T270_3">-</text:span><text:span text:style-name="T270_4">add</text:span><text:span text:style-name="T270_5"><text:s/></text:span><text:span text:style-name="T270_6">CDEbian</text:span><text:span text:style-name="T270_7"><text:s/></text:span><text:span text:style-name="T270_8">Homepage</text:span></text:p>
      <text:p text:style-name="P271"><text:span text:style-name="T271_1"><text:tab/><text:tab/></text:span><text:span text:style-name="T271_2">Re</text:span><text:span text:style-name="T271_3">-</text:span><text:span text:style-name="T271_4">add</text:span><text:span text:style-name="T271_5"><text:s/></text:span><text:span text:style-name="T271_6">CDE</text:span><text:span text:style-name="T271_7"><text:s/></text:span><text:span text:style-name="T271_8">Wiki</text:span><text:span text:style-name="T271_9"><text:s/>(</text:span><text:span text:style-name="T271_10">SourceForge</text:span><text:span text:style-name="T271_11">)</text:span></text:p>
      <text:p text:style-name="P272"><text:span text:style-name="T272_1"><text:tab/><text:tab/></text:span><text:span text:style-name="T272_2">Add</text:span><text:span text:style-name="T272_3"><text:s/></text:span><text:span text:style-name="T272_4">CDEbian</text:span><text:span text:style-name="T272_5"><text:s/></text:span><text:span text:style-name="T272_6">Changelog</text:span><text:span text:style-name="T272_7"><text:s/>@</text:span><text:span text:style-name="T272_8">Google</text:span><text:span text:style-name="T272_9"><text:s/></text:span><text:span text:style-name="T272_10">Docs</text:span></text:p>
      <text:p text:style-name="P273"/>
      <text:p text:style-name="P274"><text:span text:style-name="T274_1">DONE</text:span><text:span text:style-name="T274_2">:<text:s/></text:span><text:span text:style-name="T274_3"><text:s/></text:span><text:span text:style-name="T274_4">Replace</text:span><text:span text:style-name="T274_5"><text:s/></text:span><text:span text:style-name="T274_6">refractainstaller</text:span><text:span text:style-name="T274_7">-</text:span><text:span text:style-name="T274_8">gui</text:span><text:span text:style-name="T274_9"><text:s/></text:span><text:span text:style-name="T274_10">icon</text:span><text:span text:style-name="T274_11"><text:s/></text:span><text:span text:style-name="T274_12">on</text:span><text:span text:style-name="T274_13"><text:s/></text:span><text:span text:style-name="T274_14">desktop</text:span></text:p>
      <text:p text:style-name="P275"><text:span text:style-name="T275_1"><text:tab/><text:tab/></text:span><text:span text:style-name="T275_2">script</text:span><text:span text:style-name="T275_3"><text:s/></text:span><text:span text:style-name="T275_4">something</text:span><text:span text:style-name="T275_5"><text:s/></text:span><text:span text:style-name="T275_6">with</text:span><text:span text:style-name="T275_7"><text:s/></text:span><text:span text:style-name="T275_8">gparted</text:span><text:span text:style-name="T275_9"><text:s/></text:span><text:span text:style-name="T275_10">and</text:span><text:span text:style-name="T275_11"><text:s/></text:span><text:span text:style-name="T275_12">installer</text:span><text:span text:style-name="T275_13">?</text:span></text:p>
      <text:p text:style-name="P276"/>
      <text:p text:style-name="P277"><text:span text:style-name="T277_1">DONE</text:span><text:span text:style-name="T277_2">:<text:s/></text:span><text:span text:style-name="T277_3"><text:s/>-<text:s/></text:span><text:span text:style-name="T277_4">Update</text:span><text:span text:style-name="T277_5"><text:s/></text:span><text:span text:style-name="T277_6">to</text:span><text:span text:style-name="T277_7"><text:s/></text:span><text:span text:style-name="T277_8">Debian</text:span><text:span text:style-name="T277_9"><text:s/>6.0.6<text:s/></text:span><text:span text:style-name="T277_10">underneath</text:span><text:span text:style-name="T277_11">,<text:s/></text:span><text:span text:style-name="T277_12">do</text:span><text:span text:style-name="T277_13"><text:s/></text:span><text:span text:style-name="T277_14">other</text:span><text:span text:style-name="T277_15"><text:s/></text:span><text:span text:style-name="T277_16">apt</text:span><text:span text:style-name="T277_17">-</text:span><text:span text:style-name="T277_18">get</text:span><text:span text:style-name="T277_19"><text:s/></text:span><text:span text:style-name="T277_20">upgrades</text:span><text:span text:style-name="T277_21">.</text:span></text:p>
      <text:p text:style-name="P278"/>
      <text:p text:style-name="P279"><text:span text:style-name="T279_1"><text:tab/><text:tab/><text:tab/></text:span></text:p>
      <text:p text:style-name="P280"><text:span text:style-name="T280_1">REGRESS</text:span><text:span text:style-name="T280_2"><text:s/></text:span><text:span text:style-name="T280_3">to</text:span><text:span text:style-name="T280_4"><text:s/></text:span><text:span text:style-name="T280_5">v</text:span><text:span text:style-name="T280_6">6:<text:s/>-<text:s/></text:span><text:span text:style-name="T280_7">rewrite</text:span><text:span text:style-name="T280_8"><text:s/></text:span><text:span text:style-name="T280_9">simpbuldCDE</text:span><text:span text:style-name="T280_10"><text:s/></text:span><text:span text:style-name="T280_11">offer</text:span><text:span text:style-name="T280_12"><text:s/></text:span><text:span text:style-name="T280_13">to</text:span><text:span text:style-name="T280_14"><text:s/></text:span><text:span text:style-name="T280_15">package</text:span><text:span text:style-name="T280_16"><text:s/></text:span><text:span text:style-name="T280_17">cde</text:span><text:span text:style-name="T280_18"><text:s/></text:span><text:span text:style-name="T280_19">in</text:span><text:span text:style-name="T280_20"><text:s/></text:span><text:span text:style-name="T280_21">to</text:span><text:span text:style-name="T280_22"><text:s/></text:span><text:span text:style-name="T280_23">a</text:span><text:span text:style-name="T280_24"><text:s/></text:span><text:span text:style-name="T280_25">tarball</text:span><text:span text:style-name="T280_26"><text:s/></text:span></text:p>
      <text:p text:style-name="P281"><text:span text:style-name="T281_1">use</text:span><text:span text:style-name="T281_2"><text:s/></text:span><text:span text:style-name="T281_3">chroot</text:span><text:span text:style-name="T281_4"><text:s/></text:span><text:span text:style-name="T281_5">to</text:span><text:span text:style-name="T281_6"><text:s/></text:span><text:span text:style-name="T281_7">avoid</text:span><text:span text:style-name="T281_8"><text:s/></text:span><text:span text:style-name="T281_9">install</text:span><text:span text:style-name="T281_10">?</text:span></text:p>
      <text:p text:style-name="P282"/>
      <text:p text:style-name="P283"><text:span text:style-name="T283_1">DONE</text:span><text:span text:style-name="T283_2">:<text:s/></text:span><text:span text:style-name="T283_3"><text:s text:c="2"/></text:span><text:span text:style-name="T283_4">Testing</text:span><text:span text:style-name="T283_5"><text:s/></text:span><text:span text:style-name="T283_6">on</text:span><text:span text:style-name="T283_7"><text:s/></text:span><text:span text:style-name="T283_8">CD</text:span><text:span text:style-name="T283_9"><text:s/></text:span><text:span text:style-name="T283_10">with</text:span><text:span text:style-name="T283_11"><text:s/></text:span><text:span text:style-name="T283_12">all</text:span><text:span text:style-name="T283_13"><text:s/></text:span><text:span text:style-name="T283_14">changes</text:span><text:span text:style-name="T283_15">...</text:span></text:p>
      <text:p text:style-name="P284"><text:span text:style-name="T284_1"><text:tab/><text:tab/></text:span><text:span text:style-name="T284_2">refractasnapshot</text:span><text:span text:style-name="T284_3"><text:s/></text:span><text:span text:style-name="T284_4">as</text:span><text:span text:style-name="T284_5"><text:s/></text:span><text:span text:style-name="T284_6">root</text:span><text:span text:style-name="T284_7">,<text:s/></text:span><text:span text:style-name="T284_8">cdeuser</text:span><text:span text:style-name="T284_9"><text:s/></text:span><text:span text:style-name="T284_10">built</text:span><text:span text:style-name="T284_11"><text:s/></text:span><text:span text:style-name="T284_12">and</text:span><text:span text:style-name="T284_13"><text:s/></text:span><text:span text:style-name="T284_14">logged</text:span><text:span text:style-name="T284_15"><text:s/></text:span><text:span text:style-name="T284_16">in</text:span><text:span text:style-name="T284_17"><text:s/></text:span><text:span text:style-name="T284_18">to</text:span><text:span text:style-name="T284_19"><text:s/></text:span><text:span text:style-name="T284_20">once</text:span></text:p>
      <text:p text:style-name="P285"><text:span text:style-name="T285_1"><text:tab/><text:tab/><text:tab/></text:span><text:span text:style-name="T285_2">Image</text:span><text:span text:style-name="T285_3"><text:s/></text:span><text:span text:style-name="T285_4">testing</text:span><text:span text:style-name="T285_5">,<text:s/></text:span><text:span text:style-name="T285_6">good</text:span><text:span text:style-name="T285_7">.<text:s/></text:span><text:span text:style-name="T285_8">Works</text:span><text:span text:style-name="T285_9"><text:s/></text:span><text:span text:style-name="T285_10">in</text:span><text:span text:style-name="T285_11"><text:s/></text:span><text:span text:style-name="T285_12">QEMU</text:span><text:span text:style-name="T285_13"><text:s/>(</text:span><text:span text:style-name="T285_14">as</text:span><text:span text:style-name="T285_15"><text:s/></text:span><text:span text:style-name="T285_16">expected</text:span><text:span text:style-name="T285_17"><text:s/></text:span><text:span text:style-name="T285_18">using</text:span><text:span text:style-name="T285_19"><text:s/></text:span></text:p>
      <text:p text:style-name="P286"><text:span text:style-name="T286_1"><text:tab/><text:tab/><text:tab/></text:span><text:span text:style-name="T286_2">lower</text:span><text:span text:style-name="T286_3"><text:s/>800</text:span><text:span text:style-name="T286_4">x</text:span><text:span text:style-name="T286_5">600<text:s/></text:span><text:span text:style-name="T286_6">screen</text:span><text:span text:style-name="T286_7"><text:s/></text:span><text:span text:style-name="T286_8">res</text:span><text:span text:style-name="T286_9">.<text:s/></text:span><text:span text:style-name="T286_10">Works</text:span><text:span text:style-name="T286_11"><text:s/></text:span><text:span text:style-name="T286_12">in</text:span><text:span text:style-name="T286_13"><text:s/></text:span><text:span text:style-name="T286_14">Parallels</text:span><text:span text:style-name="T286_15"><text:s/></text:span><text:span text:style-name="T286_16">and</text:span><text:span text:style-name="T286_17"><text:s/></text:span><text:span text:style-name="T286_18">VMWare</text:span><text:span text:style-name="T286_19">.</text:span></text:p>
      <text:p text:style-name="P287"><text:span text:style-name="T287_1"><text:tab/><text:tab/><text:tab/></text:span><text:span text:style-name="T287_2">REGRESS</text:span><text:span text:style-name="T287_3">:<text:s/></text:span><text:span text:style-name="T287_4">PC</text:span><text:span text:style-name="T287_5"><text:s/></text:span><text:span text:style-name="T287_6">issue</text:span><text:span text:style-name="T287_7">,<text:s/></text:span><text:span text:style-name="T287_8">related</text:span><text:span text:style-name="T287_9"><text:s/></text:span><text:span text:style-name="T287_10">to</text:span><text:span text:style-name="T287_11"><text:s/></text:span><text:span text:style-name="T287_12">bad</text:span><text:span text:style-name="T287_13"><text:s/></text:span><text:span text:style-name="T287_14">CD</text:span><text:span text:style-name="T287_15"><text:s/></text:span><text:span text:style-name="T287_16">media</text:span><text:span text:style-name="T287_17">/</text:span><text:span text:style-name="T287_18">old</text:span><text:span text:style-name="T287_19"><text:s/></text:span><text:span text:style-name="T287_20">CD</text:span><text:span text:style-name="T287_21"><text:s/></text:span><text:span text:style-name="T287_22">Drives</text:span></text:p>
      <text:p text:style-name="P288"><text:span text:style-name="T288_1"><text:tab/><text:tab/><text:tab/><text:tab/></text:span><text:span text:style-name="T288_2">will</text:span><text:span text:style-name="T288_3"><text:s/></text:span><text:span text:style-name="T288_4">buy</text:span><text:span text:style-name="T288_5"><text:s/></text:span><text:span text:style-name="T288_6">more</text:span><text:span text:style-name="T288_7"><text:s/></text:span><text:span text:style-name="T288_8">blanks</text:span><text:span text:style-name="T288_9"><text:s/></text:span><text:span text:style-name="T288_10">this</text:span><text:span text:style-name="T288_11"><text:s/></text:span><text:span text:style-name="T288_12">coming</text:span><text:span text:style-name="T288_13"><text:s/></text:span><text:span text:style-name="T288_14">week</text:span><text:span text:style-name="T288_15"><text:s/></text:span><text:span text:style-name="T288_16">to</text:span><text:span text:style-name="T288_17"><text:s/></text:span><text:span text:style-name="T288_18">test</text:span><text:span text:style-name="T288_19">,<text:s/></text:span><text:span text:style-name="T288_20">CD</text:span><text:span text:style-name="T288_21">-</text:span><text:span text:style-name="T288_22">RW</text:span><text:span text:style-name="T288_23">?</text:span></text:p>
      <text:p text:style-name="P289"/>
      <text:p text:style-name="P290"><text:span text:style-name="T290_1">Apply</text:span><text:span text:style-name="T290_2"><text:s/></text:span><text:span text:style-name="T290_3"><text:a xlink:type="simple" xlink:href="https://docs.google.com/document/d/1GhvESejbWYrWXKVIPZZIfKQ4XK6OlibTmnuI-6SQC-Y/edit"><text:span text:style-name="T290_4">C</text:span></text:a></text:span><text:span text:style-name="T290_5"><text:a xlink:type="simple" xlink:href="https://docs.google.com/document/d/1GhvESejbWYrWXKVIPZZIfKQ4XK6OlibTmnuI-6SQC-Y/edit"><text:span text:style-name="T290_6">4</text:span></text:a></text:span><text:span text:style-name="T290_7">,<text:s/></text:span><text:span text:style-name="T290_8">build</text:span><text:span text:style-name="T290_9"><text:s/></text:span><text:span text:style-name="T290_10">final</text:span><text:span text:style-name="T290_11"><text:s/>.</text:span><text:span text:style-name="T290_12">iso</text:span></text:p>
      <text:p text:style-name="P291"/>
      <text:p text:style-name="P292"><text:span text:style-name="T292_1">0.6<text:s/></text:span><text:span text:style-name="T292_2">release</text:span><text:span text:style-name="T292_3"><text:s/>(.</text:span><text:span text:style-name="T292_4">iso</text:span><text:span text:style-name="T292_5">/</text:span><text:span text:style-name="T292_6">updater</text:span><text:span text:style-name="T292_7"><text:s/></text:span><text:span text:style-name="T292_8">release</text:span><text:span text:style-name="T292_9"><text:s/>11/21/2012):</text:span></text:p>
      <text:p text:style-name="P293"/>
      <text:p text:style-name="P294"><text:span text:style-name="T294_1">DONE</text:span><text:span text:style-name="T294_2">:</text:span><text:span text:style-name="T294_3"><text:s/>-<text:s/></text:span><text:span text:style-name="T294_4">Build</text:span><text:span text:style-name="T294_5"><text:s/></text:span><text:span text:style-name="T294_6">CDE</text:span><text:span text:style-name="T294_7"><text:s/>2.2.0</text:span><text:span text:style-name="T294_8">c</text:span></text:p>
      <text:p text:style-name="P295"><text:span text:style-name="T295_1"><text:tab/><text:tab/></text:span><text:span text:style-name="T295_2">Fire</text:span><text:span text:style-name="T295_3"><text:s/></text:span><text:span text:style-name="T295_4">up</text:span><text:span text:style-name="T295_5"><text:s/></text:span><text:span text:style-name="T295_6">the</text:span><text:span text:style-name="T295_7"><text:s/></text:span><text:span text:style-name="T295_8">spOrk</text:span><text:span text:style-name="T295_9"><text:s/></text:span><text:span text:style-name="T295_10">and</text:span><text:span text:style-name="T295_11"><text:s/></text:span><text:span text:style-name="T295_12">build</text:span><text:span text:style-name="T295_13"><text:s/></text:span><text:span text:style-name="T295_14">it</text:span><text:span text:style-name="T295_15">!</text:span></text:p>
      <text:p text:style-name="P296"><text:span text:style-name="T296_1"><text:tab/><text:tab/></text:span><text:span text:style-name="T296_2">git</text:span><text:span text:style-name="T296_3"><text:s/></text:span><text:span text:style-name="T296_4">cloned</text:span><text:span text:style-name="T296_5"><text:s/>1</text:span><text:span text:style-name="T296_6">c</text:span><text:span text:style-name="T296_7">7</text:span><text:span text:style-name="T296_8">b</text:span><text:span text:style-name="T296_9">20<text:s/>2.2.0</text:span><text:span text:style-name="T296_10">c</text:span></text:p>
      <text:p text:style-name="P297"><text:span text:style-name="T297_1"><text:tab/><text:tab/></text:span><text:span text:style-name="T297_2">built</text:span><text:span text:style-name="T297_3"><text:s/></text:span><text:span text:style-name="T297_4">and</text:span><text:span text:style-name="T297_5"><text:s/></text:span><text:span text:style-name="T297_6">uploaded</text:span><text:span text:style-name="T297_7"><text:s/></text:span><text:span text:style-name="T297_8">to</text:span><text:span text:style-name="T297_9"><text:s/></text:span><text:span text:style-name="T297_10">code</text:span><text:span text:style-name="T297_11">.</text:span><text:span text:style-name="T297_12">andarazoroflove</text:span><text:span text:style-name="T297_13">.</text:span><text:span text:style-name="T297_14">org</text:span><text:span text:style-name="T297_15"><text:s/></text:span><text:span text:style-name="T297_16">as</text:span><text:span text:style-name="T297_17">:</text:span></text:p>
      <text:p text:style-name="P298"><text:span text:style-name="T298_1"><text:tab/><text:tab/></text:span><text:span text:style-name="T298_2"><text:a xlink:type="simple" xlink:href="http://code.andarazoroflove.org/cde2.2.0c.fullbuild.i386.tar.gz"><text:span text:style-name="T298_3">http</text:span></text:a></text:span><text:span text:style-name="T298_4"><text:a xlink:type="simple" xlink:href="http://code.andarazoroflove.org/cde2.2.0c.fullbuild.i386.tar.gz"><text:span text:style-name="T298_5">://</text:span></text:a></text:span><text:span text:style-name="T298_6"><text:a xlink:type="simple" xlink:href="http://code.andarazoroflove.org/cde2.2.0c.fullbuild.i386.tar.gz"><text:span text:style-name="T298_7">code</text:span></text:a></text:span><text:span text:style-name="T298_8"><text:a xlink:type="simple" xlink:href="http://code.andarazoroflove.org/cde2.2.0c.fullbuild.i386.tar.gz"><text:span text:style-name="T298_9">.</text:span></text:a></text:span><text:span text:style-name="T298_10"><text:a xlink:type="simple" xlink:href="http://code.andarazoroflove.org/cde2.2.0c.fullbuild.i386.tar.gz"><text:span text:style-name="T298_11">andarazoroflove</text:span></text:a></text:span><text:span text:style-name="T298_12"><text:a xlink:type="simple" xlink:href="http://code.andarazoroflove.org/cde2.2.0c.fullbuild.i386.tar.gz"><text:span text:style-name="T298_13">.</text:span></text:a></text:span><text:span text:style-name="T298_14"><text:a xlink:type="simple" xlink:href="http://code.andarazoroflove.org/cde2.2.0c.fullbuild.i386.tar.gz"><text:span text:style-name="T298_15">org</text:span></text:a></text:span><text:span text:style-name="T298_16"><text:a xlink:type="simple" xlink:href="http://code.andarazoroflove.org/cde2.2.0c.fullbuild.i386.tar.gz"><text:span text:style-name="T298_17">/</text:span></text:a></text:span><text:span text:style-name="T298_18"><text:a xlink:type="simple" xlink:href="http://code.andarazoroflove.org/cde2.2.0c.fullbuild.i386.tar.gz"><text:span text:style-name="T298_19">cde</text:span></text:a></text:span><text:span text:style-name="T298_20"><text:a xlink:type="simple" xlink:href="http://code.andarazoroflove.org/cde2.2.0c.fullbuild.i386.tar.gz"><text:span text:style-name="T298_21">2.2.0</text:span></text:a></text:span><text:span text:style-name="T298_22"><text:a xlink:type="simple" xlink:href="http://code.andarazoroflove.org/cde2.2.0c.fullbuild.i386.tar.gz"><text:span text:style-name="T298_23">c</text:span></text:a></text:span><text:span text:style-name="T298_24"><text:a xlink:type="simple" xlink:href="http://code.andarazoroflove.org/cde2.2.0c.fullbuild.i386.tar.gz"><text:span text:style-name="T298_25">.</text:span></text:a></text:span><text:span text:style-name="T298_26"><text:a xlink:type="simple" xlink:href="http://code.andarazoroflove.org/cde2.2.0c.fullbuild.i386.tar.gz"><text:span text:style-name="T298_27">fullbuild</text:span></text:a></text:span><text:span text:style-name="T298_28"><text:a xlink:type="simple" xlink:href="http://code.andarazoroflove.org/cde2.2.0c.fullbuild.i386.tar.gz"><text:span text:style-name="T298_29">.</text:span></text:a></text:span><text:span text:style-name="T298_30"><text:a xlink:type="simple" xlink:href="http://code.andarazoroflove.org/cde2.2.0c.fullbuild.i386.tar.gz"><text:span text:style-name="T298_31">i</text:span></text:a></text:span><text:span text:style-name="T298_32"><text:a xlink:type="simple" xlink:href="http://code.andarazoroflove.org/cde2.2.0c.fullbuild.i386.tar.gz"><text:span text:style-name="T298_33">386.</text:span></text:a></text:span><text:span text:style-name="T298_34"><text:a xlink:type="simple" xlink:href="http://code.andarazoroflove.org/cde2.2.0c.fullbuild.i386.tar.gz"><text:span text:style-name="T298_35">tar</text:span></text:a></text:span><text:span text:style-name="T298_36"><text:a xlink:type="simple" xlink:href="http://code.andarazoroflove.org/cde2.2.0c.fullbuild.i386.tar.gz"><text:span text:style-name="T298_37">.</text:span></text:a></text:span><text:span text:style-name="T298_38"><text:a xlink:type="simple" xlink:href="http://code.andarazoroflove.org/cde2.2.0c.fullbuild.i386.tar.gz"><text:span text:style-name="T298_39">gz</text:span></text:a></text:span></text:p>
      <text:p text:style-name="P299"/>
      <text:p text:style-name="P300"><text:span text:style-name="T300_1">DONE</text:span><text:span text:style-name="T300_2">:</text:span><text:span text:style-name="T300_3"><text:s/>-<text:s/></text:span><text:span text:style-name="T300_4">apt</text:span><text:span text:style-name="T300_5">-</text:span><text:span text:style-name="T300_6">get</text:span><text:span text:style-name="T300_7"><text:s/></text:span><text:span text:style-name="T300_8">update</text:span><text:span text:style-name="T300_9">/</text:span><text:span text:style-name="T300_10">upgrade</text:span><text:span text:style-name="T300_11"><text:s/></text:span><text:span text:style-name="T300_12">through</text:span><text:span text:style-name="T300_13"><text:s/>11/17<text:s/>+<text:s/></text:span><text:span text:style-name="T300_14">install</text:span><text:span text:style-name="T300_15"><text:s/></text:span><text:span text:style-name="T300_16">libxaw</text:span><text:span text:style-name="T300_17">7-</text:span><text:span text:style-name="T300_18">dev</text:span><text:span text:style-name="T300_19">,<text:s/></text:span><text:span text:style-name="T300_20">libxpm</text:span><text:span text:style-name="T300_21">-</text:span><text:span text:style-name="T300_22">dev</text:span><text:span text:style-name="T300_23"><text:s/>(</text:span><text:span text:style-name="T300_24">CDE</text:span><text:span text:style-name="T300_25">)</text:span></text:p>
      <text:p text:style-name="P301"><text:span text:style-name="T301_1"><text:tab/><text:tab/></text:span><text:span text:style-name="T301_2">libcrypt</text:span><text:span text:style-name="T301_3">-</text:span><text:span text:style-name="T301_4">passwdmd</text:span><text:span text:style-name="T301_5">5-</text:span><text:span text:style-name="T301_6">perl</text:span><text:span text:style-name="T301_7">,<text:s/></text:span><text:span text:style-name="T301_8">syslinux</text:span><text:span text:style-name="T301_9">,<text:s/></text:span><text:span text:style-name="T301_10">syslinux</text:span><text:span text:style-name="T301_11">-</text:span><text:span text:style-name="T301_12">common</text:span><text:span text:style-name="T301_13">,<text:s/></text:span><text:span text:style-name="T301_14">libdigest</text:span><text:span text:style-name="T301_15">-</text:span><text:span text:style-name="T301_16">sha</text:span><text:span text:style-name="T301_17">1-</text:span><text:span text:style-name="T301_18">perl</text:span></text:p>
      <text:p text:style-name="P302"><text:span text:style-name="T302_1"><text:tab/><text:tab/>(</text:span><text:span text:style-name="T302_2">refracta</text:span><text:span text:style-name="T302_3"><text:s/></text:span><text:span text:style-name="T302_4">upgrades</text:span><text:span text:style-name="T302_5">)</text:span></text:p>
      <text:p text:style-name="P303"/>
      <text:p text:style-name="P304"><text:span text:style-name="T304_1">DONE</text:span><text:span text:style-name="T304_2">:</text:span><text:span text:style-name="T304_3"><text:s/>-<text:s/></text:span><text:span text:style-name="T304_4">Update</text:span><text:span text:style-name="T304_5"><text:s/></text:span><text:span text:style-name="T304_6">Master</text:span><text:span text:style-name="T304_7"><text:s/></text:span><text:span text:style-name="T304_8">system</text:span><text:span text:style-name="T304_9"><text:s/></text:span><text:span text:style-name="T304_10">to</text:span><text:span text:style-name="T304_11"><text:s/>2.2.0</text:span><text:span text:style-name="T304_12">c</text:span></text:p>
      <text:p text:style-name="P305"><text:span text:style-name="T305_1"><text:tab/><text:tab/></text:span><text:span text:style-name="T305_2">See</text:span><text:span text:style-name="T305_3"><text:s/></text:span><text:span text:style-name="T305_4">next</text:span><text:span text:style-name="T305_5"><text:s/></text:span><text:span text:style-name="T305_6">item</text:span><text:span text:style-name="T305_7">...</text:span></text:p>
      <text:p text:style-name="P306"/>
      <text:p text:style-name="P307"><text:span text:style-name="T307_1">DONE</text:span><text:span text:style-name="T307_2">:</text:span><text:span text:style-name="T307_3"><text:s/>-<text:s/></text:span><text:span text:style-name="T307_4">System</text:span><text:span text:style-name="T307_5"><text:s/></text:span><text:span text:style-name="T307_6">for</text:span><text:span text:style-name="T307_7"><text:s/></text:span><text:span text:style-name="T307_8">updating</text:span><text:span text:style-name="T307_9"><text:s/></text:span><text:span text:style-name="T307_10">CDEbian</text:span><text:span text:style-name="T307_11"><text:s/></text:span><text:span text:style-name="T307_12">CDE</text:span><text:span text:style-name="T307_13"><text:s/></text:span><text:span text:style-name="T307_14">w</text:span><text:span text:style-name="T307_15">/</text:span><text:span text:style-name="T307_16">o</text:span><text:span text:style-name="T307_17"><text:s/></text:span><text:span text:style-name="T307_18">reinstall</text:span><text:span text:style-name="T307_19"><text:s/></text:span><text:span text:style-name="T307_20">of</text:span><text:span text:style-name="T307_21"><text:s/></text:span><text:span text:style-name="T307_22">base</text:span><text:span text:style-name="T307_23"><text:s/></text:span><text:span text:style-name="T307_24">system</text:span><text:span text:style-name="T307_25">:</text:span></text:p>
      <text:p text:style-name="P308"><text:span text:style-name="T308_1"><text:tab/><text:tab/></text:span><text:span text:style-name="T308_2">script</text:span><text:span text:style-name="T308_3"><text:s/></text:span><text:span text:style-name="T308_4">with</text:span><text:span text:style-name="T308_5"><text:s/></text:span><text:span text:style-name="T308_6">wget</text:span><text:span text:style-name="T308_7"><text:s/></text:span><text:span text:style-name="T308_8">for</text:span><text:span text:style-name="T308_9"><text:s/></text:span><text:span text:style-name="T308_10">binary</text:span><text:span text:style-name="T308_11"><text:s/></text:span><text:span text:style-name="T308_12">distribution</text:span><text:span text:style-name="T308_13"><text:s/>(</text:span><text:span text:style-name="T308_14">could</text:span><text:span text:style-name="T308_15"><text:s/></text:span><text:span text:style-name="T308_16">be</text:span><text:span text:style-name="T308_17"><text:s/></text:span><text:span text:style-name="T308_18">a</text:span><text:span text:style-name="T308_19"><text:s/></text:span><text:span text:style-name="T308_20">build</text:span><text:span text:style-name="T308_21">/</text:span><text:span text:style-name="T308_22">install</text:span><text:span text:style-name="T308_23">)?</text:span></text:p>
      <text:p text:style-name="P309"><text:span text:style-name="T309_1"><text:tab/><text:tab/><text:tab/>‘</text:span><text:span text:style-name="T309_2">upgradeCDE</text:span><text:span text:style-name="T309_3">’<text:s/></text:span><text:span text:style-name="T309_4">?</text:span><text:span text:style-name="T309_5"><text:s text:c="2"/>(</text:span><text:span text:style-name="T309_6">working</text:span><text:span text:style-name="T309_7"><text:s/></text:span><text:span text:style-name="T309_8">title</text:span><text:span text:style-name="T309_9">)</text:span></text:p>
      <text:p text:style-name="P310"><text:span text:style-name="T310_1"><text:tab/><text:tab/><text:tab/><text:tab/></text:span><text:span text:style-name="T310_2">tried</text:span><text:span text:style-name="T310_3"><text:s/></text:span><text:span text:style-name="T310_4">upgrading</text:span><text:span text:style-name="T310_5"><text:s/></text:span><text:span text:style-name="T310_6">directly</text:span><text:span text:style-name="T310_7"><text:s/></text:span><text:span text:style-name="T310_8">from</text:span><text:span text:style-name="T310_9"><text:s/></text:span><text:span text:style-name="T310_10">inside</text:span><text:span text:style-name="T310_11"><text:s/></text:span><text:span text:style-name="T310_12">desktop</text:span><text:span text:style-name="T310_13">,<text:s/></text:span><text:span text:style-name="T310_14">crashes</text:span></text:p>
      <text:p text:style-name="P311"><text:span text:style-name="T311_1"><text:tab/><text:tab/><text:tab/><text:tab/></text:span><text:span text:style-name="T311_2">when</text:span><text:span text:style-name="T311_3"><text:s/></text:span><text:span text:style-name="T311_4">replacing</text:span><text:span text:style-name="T311_5"><text:s/></text:span><text:span text:style-name="T311_6">stuff</text:span><text:span text:style-name="T311_7">.<text:s/></text:span><text:span text:style-name="T311_8">Need</text:span><text:span text:style-name="T311_9"><text:s/></text:span><text:span text:style-name="T311_10">to</text:span><text:span text:style-name="T311_11"><text:s/></text:span><text:span text:style-name="T311_12">figure</text:span><text:span text:style-name="T311_13"><text:s/></text:span><text:span text:style-name="T311_14">out</text:span><text:span text:style-name="T311_15"><text:s/></text:span><text:span text:style-name="T311_16">a</text:span><text:span text:style-name="T311_17"><text:s/></text:span><text:span text:style-name="T311_18">clean</text:span><text:span text:style-name="T311_19"><text:s/></text:span><text:span text:style-name="T311_20">way</text:span><text:span text:style-name="T311_21"><text:s/></text:span><text:span text:style-name="T311_22">to</text:span></text:p>
      <text:p text:style-name="P312"><text:span text:style-name="T312_1"><text:tab/><text:tab/><text:tab/><text:tab/></text:span><text:span text:style-name="T312_2">replace</text:span><text:span text:style-name="T312_3"><text:s/></text:span><text:span text:style-name="T312_4">files</text:span><text:span text:style-name="T312_5"><text:s/></text:span><text:span text:style-name="T312_6">with</text:span><text:span text:style-name="T312_7"><text:s/></text:span><text:span text:style-name="T312_8">out</text:span><text:span text:style-name="T312_9"><text:s/></text:span><text:span text:style-name="T312_10">desktop</text:span><text:span text:style-name="T312_11"><text:s/></text:span><text:span text:style-name="T312_12">crashing</text:span></text:p>
      <text:p text:style-name="P313"><text:span text:style-name="T313_1"><text:tab/><text:tab/><text:tab/><text:tab/><text:tab/></text:span><text:span text:style-name="T313_2">Can</text:span><text:span text:style-name="T313_3">’</text:span><text:span text:style-name="T313_4">t</text:span><text:span text:style-name="T313_5"><text:s/></text:span><text:span text:style-name="T313_6">be</text:span><text:span text:style-name="T313_7"><text:s/></text:span><text:span text:style-name="T313_8">done</text:span><text:span text:style-name="T313_9">.<text:s/></text:span><text:span text:style-name="T313_10">Do</text:span><text:span text:style-name="T313_11"><text:s/></text:span><text:span text:style-name="T313_12">it</text:span><text:span text:style-name="T313_13"><text:s/></text:span><text:span text:style-name="T313_14">from</text:span><text:span text:style-name="T313_15"><text:s/></text:span><text:span text:style-name="T313_16">failsafe</text:span><text:span text:style-name="T313_17"><text:s/></text:span><text:span text:style-name="T313_18">session</text:span><text:span text:style-name="T313_19">!</text:span></text:p>
      <text:p text:style-name="P314"><text:span text:style-name="T314_1">/</text:span><text:span text:style-name="T314_2">usr</text:span><text:span text:style-name="T314_3">/</text:span><text:span text:style-name="T314_4">local</text:span><text:span text:style-name="T314_5">/</text:span><text:span text:style-name="T314_6">bin</text:span><text:span text:style-name="T314_7"><text:s/></text:span><text:span text:style-name="T314_8">as</text:span><text:span text:style-name="T314_9"><text:s/></text:span><text:span text:style-name="T314_10">location</text:span><text:span text:style-name="T314_11"><text:s/></text:span><text:span text:style-name="T314_12">for</text:span><text:span text:style-name="T314_13"><text:s/></text:span><text:span text:style-name="T314_14">script</text:span></text:p>
      <text:p text:style-name="P315"><text:span text:style-name="T315_1">working</text:span><text:span text:style-name="T315_2"><text:s/></text:span><text:span text:style-name="T315_3">directory</text:span><text:span text:style-name="T315_4"><text:s/></text:span><text:span text:style-name="T315_5">for</text:span><text:span text:style-name="T315_6"><text:s/></text:span><text:span text:style-name="T315_7">script</text:span><text:span text:style-name="T315_8"><text:s/></text:span><text:span text:style-name="T315_9">is</text:span><text:span text:style-name="T315_10"><text:s/>/</text:span><text:span text:style-name="T315_11">tmp</text:span><text:span text:style-name="T315_12">/</text:span><text:span text:style-name="T315_13">cdeinst</text:span></text:p>
      <text:p text:style-name="P316"><text:span text:style-name="T316_1"><text:tab/><text:tab/><text:tab/></text:span><text:span text:style-name="T316_2">pull</text:span><text:span text:style-name="T316_3"><text:s/></text:span><text:span text:style-name="T316_4">from</text:span><text:span text:style-name="T316_5"><text:s/></text:span><text:span text:style-name="T316_6">http</text:span><text:span text:style-name="T316_7">://</text:span><text:span text:style-name="T316_8">code</text:span><text:span text:style-name="T316_9">.</text:span><text:span text:style-name="T316_10">andarazoroflove</text:span><text:span text:style-name="T316_11">.</text:span><text:span text:style-name="T316_12">org</text:span><text:span text:style-name="T316_13">/<text:s/></text:span></text:p>
      <text:p text:style-name="P317"><text:span text:style-name="T317_1"><text:tab/><text:tab/><text:tab/></text:span><text:span text:style-name="T317_2">call</text:span><text:span text:style-name="T317_3"><text:s/></text:span><text:span text:style-name="T317_4">master</text:span><text:span text:style-name="T317_5"><text:s/></text:span><text:span text:style-name="T317_6">build</text:span><text:span text:style-name="T317_7"><text:s/></text:span><text:span text:style-name="T317_8">CDE</text:span><text:span text:style-name="T317_9">.</text:span><text:span text:style-name="T317_10">current</text:span><text:span text:style-name="T317_11">.</text:span><text:span text:style-name="T317_12">tar</text:span><text:span text:style-name="T317_13">.</text:span><text:span text:style-name="T317_14">gz</text:span><text:span text:style-name="T317_15"><text:s/></text:span><text:span text:style-name="T317_16">CDEbian</text:span><text:span text:style-name="T317_17">.</text:span><text:span text:style-name="T317_18">latest</text:span><text:span text:style-name="T317_19">.</text:span><text:span text:style-name="T317_20">tar</text:span><text:span text:style-name="T317_21">.</text:span><text:span text:style-name="T317_22">gz</text:span></text:p>
      <text:p text:style-name="P318"><text:span text:style-name="T318_1"><text:tab/><text:tab/><text:tab/><text:tab/></text:span><text:span text:style-name="T318_2">changed</text:span><text:span text:style-name="T318_3"><text:s/></text:span><text:span text:style-name="T318_4">due</text:span><text:span text:style-name="T318_5"><text:s/></text:span><text:span text:style-name="T318_6">to</text:span><text:span text:style-name="T318_7"><text:s/></text:span><text:span text:style-name="T318_8">need</text:span><text:span text:style-name="T318_9"><text:s/></text:span><text:span text:style-name="T318_10">to</text:span><text:span text:style-name="T318_11"><text:s/></text:span><text:span text:style-name="T318_12">include</text:span><text:span text:style-name="T318_13"><text:s/></text:span><text:span text:style-name="T318_14">logo</text:span><text:span text:style-name="T318_15">/</text:span><text:span text:style-name="T318_16">backdrop</text:span><text:span text:style-name="T318_17"><text:s/></text:span><text:span text:style-name="T318_18">in</text:span><text:span text:style-name="T318_19"><text:s/></text:span><text:span text:style-name="T318_20">file</text:span></text:p>
      <text:p text:style-name="P319"><text:span text:style-name="T319_1"><text:tab/><text:tab/><text:tab/></text:span><text:span text:style-name="T319_2">need</text:span><text:span text:style-name="T319_3"><text:s/></text:span><text:span text:style-name="T319_4">check</text:span><text:span text:style-name="T319_5"><text:s/></text:span><text:span text:style-name="T319_6">bit</text:span><text:span text:style-name="T319_7"><text:s/></text:span><text:span text:style-name="T319_8">to</text:span><text:span text:style-name="T319_9"><text:s/></text:span><text:span text:style-name="T319_10">determine</text:span><text:span text:style-name="T319_11"><text:s/></text:span><text:span text:style-name="T319_12">version</text:span><text:span text:style-name="T319_13"><text:s/></text:span><text:span text:style-name="T319_14">on</text:span><text:span text:style-name="T319_15"><text:s/></text:span><text:span text:style-name="T319_16">system</text:span></text:p>
      <text:p text:style-name="P320"><text:span text:style-name="T320_1"><text:tab/><text:tab/><text:tab/><text:tab/></text:span><text:span text:style-name="T320_2">added</text:span><text:span text:style-name="T320_3"><text:s/></text:span><text:span text:style-name="T320_4">scripting</text:span><text:span text:style-name="T320_5"><text:s/></text:span><text:span text:style-name="T320_6">for</text:span><text:span text:style-name="T320_7"><text:s/></text:span><text:span text:style-name="T320_8">versioning</text:span><text:span text:style-name="T320_9"><text:s/></text:span><text:span text:style-name="T320_10">called</text:span><text:span text:style-name="T320_11"><text:s/>‘</text:span><text:span text:style-name="T320_12">checkCDE</text:span><text:span text:style-name="T320_13">’<text:s/></text:span><text:span text:style-name="T320_14">see</text:span><text:span text:style-name="T320_15"><text:s/></text:span><text:span text:style-name="T320_16">sec</text:span><text:span text:style-name="T320_17">.</text:span></text:p>
      <text:p text:style-name="P321"><text:span text:style-name="T321_1"><text:tab/><text:tab/><text:tab/></text:span><text:span text:style-name="T321_2">added</text:span><text:span text:style-name="T321_3"><text:s/></text:span><text:span text:style-name="T321_4">bit</text:span><text:span text:style-name="T321_5"><text:s/></text:span><text:span text:style-name="T321_6">to</text:span><text:span text:style-name="T321_7"><text:s/></text:span><text:span text:style-name="T321_8">archive</text:span><text:span text:style-name="T321_9"><text:s/></text:span><text:span text:style-name="T321_10">current</text:span><text:span text:style-name="T321_11"><text:s/></text:span><text:span text:style-name="T321_12">version</text:span><text:span text:style-name="T321_13"><text:s/></text:span><text:span text:style-name="T321_14">to</text:span><text:span text:style-name="T321_15"><text:s/>/</text:span><text:span text:style-name="T321_16">etc</text:span><text:span text:style-name="T321_17">/</text:span><text:span text:style-name="T321_18">dt</text:span><text:span text:style-name="T321_19">/</text:span><text:span text:style-name="T321_20">backups</text:span><text:span text:style-name="T321_21"><text:s/></text:span><text:span text:style-name="T321_22">with</text:span><text:span text:style-name="T321_23"><text:s/></text:span><text:span text:style-name="T321_24">date</text:span></text:p>
      <text:p text:style-name="P322"><text:span text:style-name="T322_1"><text:tab/><text:tab/><text:tab/></text:span><text:span text:style-name="T322_2">formulate</text:span><text:span text:style-name="T322_3"><text:s/></text:span><text:span text:style-name="T322_4">scripting</text:span><text:span text:style-name="T322_5"><text:s/></text:span><text:span text:style-name="T322_6">for</text:span><text:span text:style-name="T322_7"><text:s/></text:span><text:span text:style-name="T322_8">install</text:span></text:p>
      <text:p text:style-name="P323"><text:span text:style-name="T323_1"><text:tab/><text:tab/><text:tab/><text:tab/></text:span><text:span text:style-name="T323_2">do</text:span><text:span text:style-name="T323_3"><text:s/></text:span><text:span text:style-name="T323_4">we</text:span><text:span text:style-name="T323_5"><text:s/></text:span><text:span text:style-name="T323_6">need</text:span><text:span text:style-name="T323_7"><text:s/></text:span><text:span text:style-name="T323_8">to</text:span><text:span text:style-name="T323_9"><text:s/></text:span><text:span text:style-name="T323_10">consider</text:span><text:span text:style-name="T323_11"><text:s/></text:span><text:span text:style-name="T323_12">post</text:span><text:span text:style-name="T323_13">-</text:span><text:span text:style-name="T323_14">install</text:span><text:span text:style-name="T323_15"><text:s/></text:span><text:span text:style-name="T323_16">items</text:span><text:span text:style-name="T323_17"><text:s/></text:span><text:span text:style-name="T323_18">from</text:span><text:span text:style-name="T323_19"><text:s/></text:span><text:span text:style-name="T323_20">wiki</text:span><text:span text:style-name="T323_21">?<text:s/></text:span></text:p>
      <text:p text:style-name="P324"><text:span text:style-name="T324_1"><text:tab/><text:tab/><text:tab/><text:tab/><text:tab/></text:span><text:span text:style-name="T324_2">I</text:span><text:span text:style-name="T324_3"><text:s/></text:span><text:span text:style-name="T324_4">don</text:span><text:span text:style-name="T324_5">’</text:span><text:span text:style-name="T324_6">t</text:span><text:span text:style-name="T324_7"><text:s/></text:span><text:span text:style-name="T324_8">think</text:span><text:span text:style-name="T324_9"><text:s/></text:span><text:span text:style-name="T324_10">so</text:span><text:span text:style-name="T324_11">,<text:s/></text:span><text:span text:style-name="T324_12">but</text:span><text:span text:style-name="T324_13"><text:s/></text:span><text:span text:style-name="T324_14">I</text:span><text:span text:style-name="T324_15">’</text:span><text:span text:style-name="T324_16">m</text:span><text:span text:style-name="T324_17"><text:s/></text:span><text:span text:style-name="T324_18">including</text:span><text:span text:style-name="T324_19"><text:s/></text:span><text:span text:style-name="T324_20">it</text:span><text:span text:style-name="T324_21"><text:s/>*</text:span><text:span text:style-name="T324_22">irregardless</text:span><text:span text:style-name="T324_23">*</text:span></text:p>
      <text:p text:style-name="P325"><text:span text:style-name="T325_1"><text:tab/><text:tab/><text:tab/><text:tab/></text:span><text:span text:style-name="T325_2">not</text:span><text:span text:style-name="T325_3"><text:s/></text:span><text:span text:style-name="T325_4">as</text:span><text:span text:style-name="T325_5"><text:s/></text:span><text:span text:style-name="T325_6">easy</text:span><text:span text:style-name="T325_7"><text:s/></text:span><text:span text:style-name="T325_8">as</text:span><text:span text:style-name="T325_9"><text:s/></text:span><text:span text:style-name="T325_10">it</text:span><text:span text:style-name="T325_11"><text:s/></text:span><text:span text:style-name="T325_12">appears</text:span><text:span text:style-name="T325_13">,<text:s/></text:span><text:span text:style-name="T325_14">need</text:span><text:span text:style-name="T325_15"><text:s/></text:span><text:span text:style-name="T325_16">to</text:span><text:span text:style-name="T325_17"><text:s/></text:span><text:span text:style-name="T325_18">figure</text:span><text:span text:style-name="T325_19"><text:s/></text:span><text:span text:style-name="T325_20">out</text:span><text:span text:style-name="T325_21"><text:s/></text:span><text:span text:style-name="T325_22">clean</text:span><text:span text:style-name="T325_23"><text:s/></text:span></text:p>
      <text:p text:style-name="P326"><text:span text:style-name="T326_1"><text:tab/><text:tab/><text:tab/><text:tab/>./</text:span><text:span text:style-name="T326_2">installCDE</text:span><text:span text:style-name="T326_3"><text:s/></text:span><text:span text:style-name="T326_4">scripting</text:span><text:span text:style-name="T326_5"><text:s/></text:span><text:span text:style-name="T326_6">options</text:span><text:span text:style-name="T326_7"><text:s/></text:span><text:span text:style-name="T326_8">to</text:span><text:span text:style-name="T326_9"><text:s/></text:span><text:span text:style-name="T326_10">not</text:span><text:span text:style-name="T326_11"><text:s/></text:span><text:span text:style-name="T326_12">build</text:span><text:span text:style-name="T326_13">/</text:span><text:span text:style-name="T326_14">replace</text:span><text:span text:style-name="T326_15"><text:s/></text:span><text:span text:style-name="T326_16">running</text:span></text:p>
      <text:p text:style-name="P327"><text:span text:style-name="T327_1"><text:tab/><text:tab/><text:tab/><text:tab/></text:span><text:span text:style-name="T327_2">system</text:span><text:span text:style-name="T327_3"><text:s/></text:span><text:span text:style-name="T327_4">while</text:span><text:span text:style-name="T327_5"><text:s/></text:span><text:span text:style-name="T327_6">building</text:span><text:span text:style-name="T327_7"><text:s/></text:span><text:span text:style-name="T327_8">a</text:span><text:span text:style-name="T327_9"><text:s/></text:span><text:span text:style-name="T327_10">tarball</text:span><text:span text:style-name="T327_11">.<text:s/></text:span><text:span text:style-name="T327_12">SEE</text:span><text:span text:style-name="T327_13"><text:s/></text:span><text:span text:style-name="T327_14"><text:a xlink:type="simple" xlink:href="https://docs.google.com/document/d/17J_6BQIEsLthAJnCMfgEvEEqFktLbFtsDehionDVav8/edit"><text:span text:style-name="T327_15">BUCC</text:span></text:a></text:span></text:p>
      <text:p text:style-name="P328"><text:span text:style-name="T328_1">DONE</text:span><text:span text:style-name="T328_2">:</text:span><text:span text:style-name="T328_3"><text:s/>-<text:s/></text:span><text:span text:style-name="T328_4">versioning</text:span><text:span text:style-name="T328_5"><text:s/></text:span><text:span text:style-name="T328_6">script</text:span><text:span text:style-name="T328_7"><text:s/></text:span><text:span text:style-name="T328_8">added</text:span><text:span text:style-name="T328_9"><text:s/></text:span><text:span text:style-name="T328_10">to</text:span><text:span text:style-name="T328_11"><text:s/></text:span><text:span text:style-name="T328_12">the</text:span><text:span text:style-name="T328_13"><text:s/></text:span><text:span text:style-name="T328_14">CDEbian</text:span><text:span text:style-name="T328_15">.</text:span><text:span text:style-name="T328_16">latest</text:span><text:span text:style-name="T328_17">.</text:span><text:span text:style-name="T328_18">tar</text:span><text:span text:style-name="T328_19">.</text:span><text:span text:style-name="T328_20">gz</text:span><text:span text:style-name="T328_21"><text:s/></text:span></text:p>
      <text:p text:style-name="P329"><text:span text:style-name="T329_1">called</text:span><text:span text:style-name="T329_2"><text:s/>‘</text:span><text:span text:style-name="T329_3">checkCDE</text:span><text:span text:style-name="T329_4">’<text:s/></text:span><text:span text:style-name="T329_5">which</text:span><text:span text:style-name="T329_6"><text:s/></text:span><text:span text:style-name="T329_7">will</text:span></text:p>
      <text:p text:style-name="P330"><text:span text:style-name="T330_1"><text:tab/><text:tab/></text:span><text:span text:style-name="T330_2">display</text:span><text:span text:style-name="T330_3"><text:s/></text:span><text:span text:style-name="T330_4">build</text:span><text:span text:style-name="T330_5"><text:s/></text:span><text:span text:style-name="T330_6">information</text:span><text:span text:style-name="T330_7"><text:s/></text:span><text:span text:style-name="T330_8">before</text:span><text:span text:style-name="T330_9"><text:s/></text:span><text:span text:style-name="T330_10">installing</text:span><text:span text:style-name="T330_11"><text:s/></text:span><text:span text:style-name="T330_12">and</text:span><text:span text:style-name="T330_13"><text:s/></text:span><text:span text:style-name="T330_14">can</text:span><text:span text:style-name="T330_15"><text:s/></text:span><text:span text:style-name="T330_16">be</text:span><text:span text:style-name="T330_17"><text:s/></text:span><text:span text:style-name="T330_18">updated</text:span><text:span text:style-name="T330_19"><text:s/></text:span><text:span text:style-name="T330_20">on</text:span><text:span text:style-name="T330_21"><text:s/></text:span><text:span text:style-name="T330_22">a</text:span></text:p>
      <text:p text:style-name="P331"><text:span text:style-name="T331_1"><text:tab/><text:tab/></text:span><text:span text:style-name="T331_2">per</text:span><text:span text:style-name="T331_3">-</text:span><text:span text:style-name="T331_4">build</text:span><text:span text:style-name="T331_5"><text:s/></text:span><text:span text:style-name="T331_6">basis</text:span><text:span text:style-name="T331_7"><text:s/>(</text:span><text:span text:style-name="T331_8">add</text:span><text:span text:style-name="T331_9"><text:s/></text:span><text:span text:style-name="T331_10">to</text:span><text:span text:style-name="T331_11"><text:s/></text:span><text:span text:style-name="T331_12">BUCC</text:span><text:span text:style-name="T331_13">,<text:s/>--</text:span><text:span text:style-name="T331_14">this</text:span><text:span text:style-name="T331_15"><text:s/></text:span><text:span text:style-name="T331_16">document</text:span><text:span text:style-name="T331_17"><text:s/></text:span><text:span text:style-name="T331_18">needs</text:span><text:span text:style-name="T331_19"><text:s/></text:span><text:span text:style-name="T331_20">an</text:span><text:span text:style-name="T331_21"><text:s/></text:span><text:span text:style-name="T331_22">overhaul</text:span><text:span text:style-name="T331_23">)</text:span></text:p>
      <text:p text:style-name="P332"><text:span text:style-name="T332_1"><text:tab/><text:tab/></text:span></text:p>
      <text:p text:style-name="P333"><text:span text:style-name="T333_1">DONE</text:span><text:span text:style-name="T333_2">:</text:span><text:span text:style-name="T333_3"><text:s/>-<text:s/></text:span><text:span text:style-name="T333_4">Replace</text:span><text:span text:style-name="T333_5"><text:s/></text:span><text:span text:style-name="T333_6">dtpanel</text:span><text:span text:style-name="T333_7"><text:s/></text:span><text:span text:style-name="T333_8">mailer</text:span><text:span text:style-name="T333_9">/</text:span><text:span text:style-name="T333_10">calendar</text:span><text:span text:style-name="T333_11"><text:s/></text:span><text:span text:style-name="T333_12">subpanels</text:span><text:span text:style-name="T333_13"><text:s/></text:span><text:span text:style-name="T333_14">with</text:span><text:span text:style-name="T333_15"><text:s/></text:span><text:span text:style-name="T333_16">working</text:span><text:span text:style-name="T333_17"><text:s/></text:span><text:span text:style-name="T333_18">items</text:span><text:span text:style-name="T333_19">.</text:span></text:p>
      <text:p text:style-name="P334"><text:span text:style-name="T334_1"><text:tab/><text:tab/><text:tab/></text:span><text:span text:style-name="T334_2">Time</text:span><text:span text:style-name="T334_3"><text:s/></text:span><text:span text:style-name="T334_4">to</text:span><text:span text:style-name="T334_5"><text:s/></text:span><text:span text:style-name="T334_6">find</text:span><text:span text:style-name="T334_7"><text:s/></text:span><text:span text:style-name="T334_8">a</text:span><text:span text:style-name="T334_9"><text:s/></text:span><text:span text:style-name="T334_10">calendar</text:span><text:span text:style-name="T334_11"><text:s/></text:span><text:span text:style-name="T334_12">replacement</text:span><text:span text:style-name="T334_13">...</text:span><text:span text:style-name="T334_14">hmm</text:span></text:p>
      <text:p text:style-name="P335"><text:span text:style-name="T335_1"><text:tab/><text:tab/>11/20/2012<text:s/>-<text:s/></text:span><text:span text:style-name="T335_2">after</text:span><text:span text:style-name="T335_3"><text:s/></text:span><text:span text:style-name="T335_4">seeing</text:span><text:span text:style-name="T335_5"><text:s/></text:span><text:span text:style-name="T335_6">chatter</text:span><text:span text:style-name="T335_7"><text:s/></text:span><text:span text:style-name="T335_8">in</text:span><text:span text:style-name="T335_9"><text:s/>#</text:span><text:span text:style-name="T335_10">CDE</text:span><text:span text:style-name="T335_11"><text:s/></text:span><text:span text:style-name="T335_12">about</text:span><text:span text:style-name="T335_13"><text:s/></text:span><text:span text:style-name="T335_14">fixing</text:span><text:span text:style-name="T335_15"><text:s/></text:span><text:span text:style-name="T335_16">dtcm</text:span><text:span text:style-name="T335_17">,<text:s/></text:span><text:span text:style-name="T335_18">its</text:span><text:span text:style-name="T335_19"><text:s/></text:span><text:span text:style-name="T335_20">staying</text:span></text:p>
      <text:p text:style-name="P336"><text:span text:style-name="T336_1"><text:tab/><text:tab/><text:tab/><text:tab/></text:span><text:span text:style-name="T336_2">for</text:span><text:span text:style-name="T336_3"><text:s/></text:span><text:span text:style-name="T336_4">the</text:span><text:span text:style-name="T336_5"><text:s/></text:span><text:span text:style-name="T336_6">time</text:span><text:span text:style-name="T336_7"><text:s/></text:span><text:span text:style-name="T336_8">being</text:span><text:span text:style-name="T336_9">.<text:s/></text:span><text:span text:style-name="T336_10">Dtmail</text:span><text:span text:style-name="T336_11"><text:s/></text:span><text:span text:style-name="T336_12">has</text:span><text:span text:style-name="T336_13"><text:s/></text:span><text:span text:style-name="T336_14">been</text:span><text:span text:style-name="T336_15"><text:s/></text:span><text:span text:style-name="T336_16">replaced</text:span><text:span text:style-name="T336_17"><text:s/></text:span><text:span text:style-name="T336_18">with</text:span><text:span text:style-name="T336_19"><text:s/></text:span><text:span text:style-name="T336_20">CLAWS</text:span></text:p>
      <text:p text:style-name="P337"><text:span text:style-name="T337_1"><text:tab/><text:tab/><text:tab/><text:tab/></text:span><text:span text:style-name="T337_2">Will</text:span><text:span text:style-name="T337_3"><text:s/></text:span><text:span text:style-name="T337_4">revisit</text:span><text:span text:style-name="T337_5"><text:s/></text:span><text:span text:style-name="T337_6">in</text:span><text:span text:style-name="T337_7"><text:s/></text:span><text:span text:style-name="T337_8">the</text:span><text:span text:style-name="T337_9"><text:s/></text:span><text:span text:style-name="T337_10">future</text:span><text:span text:style-name="T337_11">,<text:s/></text:span><text:span text:style-name="T337_12">for</text:span><text:span text:style-name="T337_13"><text:s/></text:span><text:span text:style-name="T337_14">now</text:span><text:span text:style-name="T337_15">,<text:s/></text:span><text:span text:style-name="T337_16">use</text:span><text:span text:style-name="T337_17"><text:s/></text:span><text:span text:style-name="T337_18">Google</text:span><text:span text:style-name="T337_19"><text:s/></text:span><text:span text:style-name="T337_20">Calendar</text:span><text:span text:style-name="T337_21"><text:s/>;-)</text:span></text:p>
      <text:p text:style-name="P338"><text:span text:style-name="T338_1">REDUNDANT</text:span><text:span text:style-name="T338_2"><text:s/>-<text:s/></text:span><text:span text:style-name="T338_3">Replace</text:span><text:span text:style-name="T338_4"><text:s/></text:span><text:span text:style-name="T338_5">Calendar</text:span><text:span text:style-name="T338_6"><text:s/></text:span><text:span text:style-name="T338_7">app</text:span><text:span text:style-name="T338_8">.<text:s/></text:span><text:span text:style-name="T338_9">see</text:span><text:span text:style-name="T338_10"><text:s/></text:span><text:span text:style-name="T338_11">above</text:span><text:span text:style-name="T338_12">.</text:span></text:p>
      <text:p text:style-name="P339"/>
      <text:p text:style-name="P340"><text:span text:style-name="T340_1">DONE</text:span><text:span text:style-name="T340_2">:</text:span><text:span text:style-name="T340_3"><text:s/>-<text:s/></text:span><text:span text:style-name="T340_4">rewrite</text:span><text:span text:style-name="T340_5"><text:s/></text:span><text:span text:style-name="T340_6">simpbuildCDE</text:span><text:span text:style-name="T340_7"><text:s/></text:span><text:span text:style-name="T340_8">offer</text:span><text:span text:style-name="T340_9"><text:s/></text:span><text:span text:style-name="T340_10">to</text:span><text:span text:style-name="T340_11"><text:s/></text:span><text:span text:style-name="T340_12">package</text:span><text:span text:style-name="T340_13"><text:s/></text:span><text:span text:style-name="T340_14">cde</text:span><text:span text:style-name="T340_15"><text:s/></text:span><text:span text:style-name="T340_16">in</text:span><text:span text:style-name="T340_17"><text:s/></text:span><text:span text:style-name="T340_18">to</text:span><text:span text:style-name="T340_19"><text:s/></text:span><text:span text:style-name="T340_20">a</text:span><text:span text:style-name="T340_21"><text:s/></text:span><text:span text:style-name="T340_22">tarball</text:span><text:span text:style-name="T340_23"><text:s/></text:span></text:p>
      <text:p text:style-name="P341"><text:span text:style-name="T341_1">use</text:span><text:span text:style-name="T341_2"><text:s/></text:span><text:span text:style-name="T341_3">chroot</text:span><text:span text:style-name="T341_4"><text:s/></text:span><text:span text:style-name="T341_5">to</text:span><text:span text:style-name="T341_6"><text:s/></text:span><text:span text:style-name="T341_7">avoid</text:span><text:span text:style-name="T341_8"><text:s/></text:span><text:span text:style-name="T341_9">install</text:span><text:span text:style-name="T341_10">?</text:span></text:p>
      <text:p text:style-name="P342"><text:span text:style-name="T342_1">added</text:span><text:span text:style-name="T342_2"><text:s/></text:span><text:span text:style-name="T342_3">addtional</text:span><text:span text:style-name="T342_4"><text:s/></text:span><text:span text:style-name="T342_5">prerequisite</text:span><text:span text:style-name="T342_6"><text:s/></text:span><text:span text:style-name="T342_7">check</text:span><text:span text:style-name="T342_8">/</text:span><text:span text:style-name="T342_9">install</text:span><text:span text:style-name="T342_10"><text:s/></text:span><text:span text:style-name="T342_11">for</text:span><text:span text:style-name="T342_12"><text:s/></text:span><text:span text:style-name="T342_13">libxaw</text:span><text:span text:style-name="T342_14">7-</text:span><text:span text:style-name="T342_15">dev</text:span></text:p>
      <text:p text:style-name="P343"><text:span text:style-name="T343_1">cleaner</text:span><text:span text:style-name="T343_2"><text:s/></text:span><text:span text:style-name="T343_3">installer</text:span><text:span text:style-name="T343_4"><text:s/></text:span><text:span text:style-name="T343_5">section</text:span><text:span text:style-name="T343_6"><text:s/>(</text:span><text:span text:style-name="T343_7">commented</text:span><text:span text:style-name="T343_8"><text:s/></text:span><text:span text:style-name="T343_9">by</text:span><text:span text:style-name="T343_10"><text:s/></text:span><text:span text:style-name="T343_11">default</text:span><text:span text:style-name="T343_12">)</text:span></text:p>
      <text:p text:style-name="P344"><text:span text:style-name="T344_1"><text:tab/></text:span><text:span text:style-name="T344_2">will</text:span><text:span text:style-name="T344_3"><text:s/></text:span><text:span text:style-name="T344_4">backup</text:span><text:span text:style-name="T344_5"><text:s/></text:span><text:span text:style-name="T344_6">existing</text:span><text:span text:style-name="T344_7"><text:s/></text:span><text:span text:style-name="T344_8">CDE</text:span><text:span text:style-name="T344_9"><text:s/></text:span><text:span text:style-name="T344_10">in</text:span><text:span text:style-name="T344_11"><text:s/></text:span><text:span text:style-name="T344_12">to</text:span><text:span text:style-name="T344_13"><text:s/>/</text:span><text:span text:style-name="T344_14">etc</text:span><text:span text:style-name="T344_15">/</text:span><text:span text:style-name="T344_16">dt</text:span><text:span text:style-name="T344_17">/</text:span><text:span text:style-name="T344_18">cde</text:span><text:span text:style-name="T344_19">-(</text:span><text:span text:style-name="T344_20">date</text:span><text:span text:style-name="T344_21">).</text:span><text:span text:style-name="T344_22">tar</text:span><text:span text:style-name="T344_23">.</text:span><text:span text:style-name="T344_24">gz</text:span></text:p>
      <text:p text:style-name="P345"><text:span text:style-name="T345_1"><text:tab/></text:span><text:span text:style-name="T345_2">has</text:span><text:span text:style-name="T345_3"><text:s/></text:span><text:span text:style-name="T345_4">install</text:span><text:span text:style-name="T345_5"><text:s/></text:span><text:span text:style-name="T345_6">commands</text:span><text:span text:style-name="T345_7"><text:s/></text:span><text:span text:style-name="T345_8">commented</text:span><text:span text:style-name="T345_9"><text:s/></text:span><text:span text:style-name="T345_10">out</text:span><text:span text:style-name="T345_11">,<text:s/></text:span><text:span text:style-name="T345_12">script</text:span><text:span text:style-name="T345_13"><text:s/></text:span><text:span text:style-name="T345_14">can</text:span><text:span text:style-name="T345_15"><text:s/></text:span><text:span text:style-name="T345_16">be</text:span><text:span text:style-name="T345_17"><text:s/></text:span><text:span text:style-name="T345_18">edited</text:span><text:span text:style-name="T345_19"><text:s/></text:span><text:span text:style-name="T345_20">and</text:span></text:p>
      <text:p text:style-name="P346"><text:span text:style-name="T346_1"><text:tab/></text:span><text:span text:style-name="T346_2">will</text:span><text:span text:style-name="T346_3"><text:s/></text:span><text:span text:style-name="T346_4">install</text:span><text:span text:style-name="T346_5"><text:s/></text:span><text:span text:style-name="T346_6">the</text:span><text:span text:style-name="T346_7"><text:s/></text:span><text:span text:style-name="T346_8">freshly</text:span><text:span text:style-name="T346_9"><text:s/></text:span><text:span text:style-name="T346_10">built</text:span><text:span text:style-name="T346_11"><text:s/></text:span><text:span text:style-name="T346_12">CDE</text:span><text:span text:style-name="T346_13"><text:s/></text:span><text:span text:style-name="T346_14">in</text:span><text:span text:style-name="T346_15"><text:s/></text:span><text:span text:style-name="T346_16">place</text:span><text:span text:style-name="T346_17">,</text:span><text:span text:style-name="T346_18"><text:s/></text:span><text:span text:style-name="T346_19">must</text:span><text:span text:style-name="T346_20"><text:s/></text:span><text:span text:style-name="T346_21">be</text:span><text:span text:style-name="T346_22"><text:s/></text:span><text:span text:style-name="T346_23">run</text:span><text:span text:style-name="T346_24"><text:s/></text:span><text:span text:style-name="T346_25">in</text:span><text:span text:style-name="T346_26"><text:s/></text:span><text:span text:style-name="T346_27">fail</text:span><text:span text:style-name="T346_28">-</text:span><text:span text:style-name="T346_29">safe</text:span></text:p>
      <text:p text:style-name="P347"><text:span text:style-name="T347_1">DONE</text:span><text:span text:style-name="T347_2">:</text:span><text:span text:style-name="T347_3">NEED</text:span><text:span text:style-name="T347_4"><text:s/></text:span><text:span text:style-name="T347_5">TO</text:span><text:span text:style-name="T347_6"><text:s/></text:span><text:span text:style-name="T347_7">TEST</text:span><text:span text:style-name="T347_8"><text:s/></text:span><text:span text:style-name="T347_9">simpbuildCDE</text:span><text:span text:style-name="T347_10"><text:s/></text:span><text:span text:style-name="T347_11">since</text:span><text:span text:style-name="T347_12"><text:s/></text:span><text:span text:style-name="T347_13">last</text:span><text:span text:style-name="T347_14"><text:s/></text:span><text:span text:style-name="T347_15">install</text:span><text:span text:style-name="T347_16">/</text:span><text:span text:style-name="T347_17">build</text:span><text:span text:style-name="T347_18"><text:s/></text:span><text:span text:style-name="T347_19">on</text:span><text:span text:style-name="T347_20"><text:s/></text:span><text:span text:style-name="T347_21">VM</text:span></text:p>
      <text:p text:style-name="P348"><text:span text:style-name="T348_1"><text:tab/><text:tab/></text:span><text:span text:style-name="T348_2"><text:tab/></text:span></text:p>
      <text:p text:style-name="P349"><text:span text:style-name="T349_1"><text:tab/><text:tab/></text:span><text:span text:style-name="T349_2">DONE</text:span><text:span text:style-name="T349_3">:</text:span><text:span text:style-name="T349_4"><text:s/></text:span><text:span text:style-name="T349_5">moved</text:span><text:span text:style-name="T349_6"><text:s/></text:span><text:span text:style-name="T349_7">simpbuildCDE</text:span><text:span text:style-name="T349_8"><text:s/></text:span><text:span text:style-name="T349_9">from</text:span><text:span text:style-name="T349_10"><text:s/>/</text:span><text:span text:style-name="T349_11">etc</text:span><text:span text:style-name="T349_12">/</text:span><text:span text:style-name="T349_13">skel</text:span><text:span text:style-name="T349_14"><text:s/></text:span><text:span text:style-name="T349_15">to</text:span><text:span text:style-name="T349_16"><text:s/>/</text:span><text:span text:style-name="T349_17">usr</text:span><text:span text:style-name="T349_18">/</text:span><text:span text:style-name="T349_19">local</text:span><text:span text:style-name="T349_20">/</text:span><text:span text:style-name="T349_21">bin</text:span></text:p>
      <text:p text:style-name="P350"><text:span text:style-name="T350_1"><text:tab/><text:tab/><text:tab/></text:span><text:span text:style-name="T350_2">moved</text:span><text:span text:style-name="T350_3"><text:s/></text:span><text:span text:style-name="T350_4">it</text:span><text:span text:style-name="T350_5"><text:s/></text:span><text:span text:style-name="T350_6">back</text:span><text:span text:style-name="T350_7"><text:s/></text:span><text:span text:style-name="T350_8">to</text:span><text:span text:style-name="T350_9"><text:s/>~<text:s/></text:span><text:span text:style-name="T350_10">so</text:span><text:span text:style-name="T350_11"><text:s/></text:span><text:span text:style-name="T350_12">as</text:span><text:span text:style-name="T350_13"><text:s/></text:span><text:span text:style-name="T350_14">to</text:span><text:span text:style-name="T350_15"><text:s/></text:span><text:span text:style-name="T350_16">not</text:span><text:span text:style-name="T350_17"><text:s/></text:span><text:span text:style-name="T350_18">have</text:span><text:span text:style-name="T350_19"><text:s/></text:span><text:span text:style-name="T350_20">to</text:span><text:span text:style-name="T350_21"><text:s/></text:span><text:span text:style-name="T350_22">hard</text:span><text:span text:style-name="T350_23">-</text:span><text:span text:style-name="T350_24">code</text:span><text:span text:style-name="T350_25"><text:s/></text:span><text:span text:style-name="T350_26">paths</text:span></text:p>
      <text:p text:style-name="P351"/>
      <text:p text:style-name="P352"><text:span text:style-name="T352_1">DONE</text:span><text:span text:style-name="T352_2">:</text:span><text:span text:style-name="T352_3"><text:s/></text:span><text:span text:style-name="T352_4">removed</text:span><text:span text:style-name="T352_5"><text:s/></text:span><text:span text:style-name="T352_6">Refracta</text:span><text:span text:style-name="T352_7"><text:s/></text:span><text:span text:style-name="T352_8">repository</text:span><text:span text:style-name="T352_9"><text:s/></text:span><text:span text:style-name="T352_10">from</text:span><text:span text:style-name="T352_11"><text:s/>/</text:span><text:span text:style-name="T352_12">etc</text:span><text:span text:style-name="T352_13">/</text:span><text:span text:style-name="T352_14">apt</text:span><text:span text:style-name="T352_15">/</text:span><text:span text:style-name="T352_16">sources</text:span><text:span text:style-name="T352_17">.</text:span><text:span text:style-name="T352_18">list</text:span><text:span text:style-name="T352_19"><text:s/>(</text:span><text:span text:style-name="T352_20">apt</text:span><text:span text:style-name="T352_21">-</text:span><text:span text:style-name="T352_22">get</text:span><text:span text:style-name="T352_23"><text:s/></text:span><text:span text:style-name="T352_24">upgrade</text:span><text:span text:style-name="T352_25"><text:s/></text:span><text:span text:style-name="T352_26">error</text:span><text:span text:style-name="T352_27">)</text:span></text:p>
      <text:p text:style-name="P353"><text:span text:style-name="T353_1"><text:tab/><text:tab/></text:span><text:span text:style-name="T353_2">Updated</text:span><text:span text:style-name="T353_3"><text:s/></text:span><text:span text:style-name="T353_4">Refracta</text:span><text:span text:style-name="T353_5"><text:s/></text:span><text:span text:style-name="T353_6">to</text:span><text:span text:style-name="T353_7"><text:s/>9.0.5<text:s/>(</text:span><text:span text:style-name="T353_8">from</text:span><text:span text:style-name="T353_9"><text:s/>9.0.1).<text:s/></text:span><text:span text:style-name="T353_10">Packages</text:span><text:span text:style-name="T353_11"><text:s/></text:span><text:span text:style-name="T353_12">provided</text:span><text:span text:style-name="T353_13"><text:s/></text:span><text:span text:style-name="T353_14">in</text:span><text:span text:style-name="T353_15"><text:s/></text:span><text:span text:style-name="T353_16">code</text:span><text:span text:style-name="T353_17">.</text:span></text:p>
      <text:p text:style-name="P354"><text:span text:style-name="T354_1"><text:tab/><text:tab/></text:span></text:p>
      <text:p text:style-name="P355"/>
      <text:p text:style-name="P356"><text:span text:style-name="T356_1">0.7<text:s/></text:span><text:span text:style-name="T356_2">release</text:span><text:span text:style-name="T356_3"><text:s/>(.</text:span><text:span text:style-name="T356_4">iso</text:span><text:span text:style-name="T356_5">)<text:s/>1/23/2013:</text:span></text:p>
      <text:p text:style-name="P357"/>
      <text:p text:style-name="P358"><text:span text:style-name="T358_1">DONE</text:span><text:span text:style-name="T358_2">:</text:span><text:span text:style-name="T358_3"><text:s text:c="2"/>-<text:s/></text:span><text:span text:style-name="T358_4">Update</text:span><text:span text:style-name="T358_5"><text:s/></text:span><text:span text:style-name="T358_6">CDE</text:span><text:span text:style-name="T358_7"><text:s/></text:span><text:span text:style-name="T358_8">to</text:span><text:span text:style-name="T358_9"><text:s/></text:span><text:span text:style-name="T358_10">latest</text:span><text:span text:style-name="T358_11"><text:s/></text:span><text:span text:style-name="T358_12">Git</text:span><text:span text:style-name="T358_13"><text:s/></text:span><text:span text:style-name="T358_14">Master</text:span><text:span text:style-name="T358_15"><text:s/>01/19/2013<text:s/>(2.2.0</text:span><text:span text:style-name="T358_16">c</text:span><text:span text:style-name="T358_17">)</text:span></text:p>
      <text:p text:style-name="P359"><text:span text:style-name="T359_1"><text:tab/><text:tab/></text:span><text:span text:style-name="T359_2">Build</text:span><text:span text:style-name="T359_3"><text:s/></text:span><text:span text:style-name="T359_4">it</text:span><text:span text:style-name="T359_5">,<text:s/></text:span><text:span text:style-name="T359_6">tar</text:span><text:span text:style-name="T359_7"><text:s/></text:span><text:span text:style-name="T359_8">it</text:span><text:span text:style-name="T359_9">,<text:s/></text:span><text:span text:style-name="T359_10">gzip</text:span><text:span text:style-name="T359_11"><text:s/></text:span><text:span text:style-name="T359_12">it</text:span><text:span text:style-name="T359_13">,<text:s/></text:span><text:span text:style-name="T359_14">update</text:span><text:span text:style-name="T359_15"><text:s/></text:span><text:span text:style-name="T359_16">it</text:span><text:span text:style-name="T359_17">.<text:s/></text:span><text:span text:style-name="T359_18">Thanks</text:span><text:span text:style-name="T359_19"><text:s/></text:span><text:span text:style-name="T359_20">spOrk</text:span><text:span text:style-name="T359_21">,<text:s/></text:span><text:span text:style-name="T359_22">you</text:span><text:span text:style-name="T359_23"><text:s/></text:span><text:span text:style-name="T359_24">never</text:span><text:span text:style-name="T359_25"><text:s/></text:span><text:span text:style-name="T359_26">let</text:span><text:span text:style-name="T359_27"><text:s/></text:span><text:span text:style-name="T359_28">me</text:span><text:span text:style-name="T359_29"><text:s/></text:span><text:span text:style-name="T359_30">down</text:span><text:span text:style-name="T359_31">!</text:span></text:p>
      <text:p text:style-name="P360"/>
      <text:p text:style-name="P361"><text:span text:style-name="T361_1">DONE</text:span><text:span text:style-name="T361_2">:</text:span><text:span text:style-name="T361_3"><text:s/></text:span><text:span text:style-name="T361_4"><text:s/>-<text:s/></text:span><text:span text:style-name="T361_5">Update</text:span><text:span text:style-name="T361_6"><text:s/></text:span><text:span text:style-name="T361_7">system</text:span><text:span text:style-name="T361_8"><text:s/></text:span><text:span text:style-name="T361_9">through</text:span><text:span text:style-name="T361_10"><text:s/>1/20/2013</text:span></text:p>
      <text:p text:style-name="P362"><text:span text:style-name="T362_1"><text:tab/><text:tab/></text:span><text:span text:style-name="T362_2">changes</text:span><text:span text:style-name="T362_3"><text:s/></text:span><text:span text:style-name="T362_4">to</text:span><text:span text:style-name="T362_5"><text:s/>/</text:span><text:span text:style-name="T362_6">etc</text:span><text:span text:style-name="T362_7">/</text:span><text:span text:style-name="T362_8">apt</text:span><text:span text:style-name="T362_9">/</text:span><text:span text:style-name="T362_10">sources</text:span><text:span text:style-name="T362_11">.</text:span><text:span text:style-name="T362_12">list</text:span><text:span text:style-name="T362_13"><text:s/>=<text:s/></text:span><text:span text:style-name="T362_14">disabled</text:span><text:span text:style-name="T362_15"><text:s/></text:span><text:span text:style-name="T362_16">UChicago</text:span><text:span text:style-name="T362_17">.</text:span><text:span text:style-name="T362_18">edu</text:span><text:span text:style-name="T362_19"><text:s/></text:span><text:span text:style-name="T362_20">mirror</text:span></text:p>
      <text:p text:style-name="P363"><text:span text:style-name="T363_1"><text:tab/><text:tab/></text:span><text:span text:style-name="T363_2">sudo</text:span><text:span text:style-name="T363_3"><text:s/></text:span><text:span text:style-name="T363_4">apt</text:span><text:span text:style-name="T363_5">-</text:span><text:span text:style-name="T363_6">get</text:span><text:span text:style-name="T363_7"><text:s/></text:span><text:span text:style-name="T363_8">update</text:span><text:span text:style-name="T363_9"><text:s/>&amp;&amp;<text:s/></text:span><text:span text:style-name="T363_10">sudo</text:span><text:span text:style-name="T363_11"><text:s/></text:span><text:span text:style-name="T363_12">apt</text:span><text:span text:style-name="T363_13">-</text:span><text:span text:style-name="T363_14">get</text:span><text:span text:style-name="T363_15"><text:s/></text:span><text:span text:style-name="T363_16">upgrade</text:span></text:p>
      <text:p text:style-name="P364"/>
      <text:p text:style-name="P365"><text:span text:style-name="T365_1">DONE</text:span><text:span text:style-name="T365_2">:</text:span><text:span text:style-name="T365_3"><text:s text:c="2"/>-<text:s/></text:span><text:span text:style-name="T365_4">Add</text:span><text:span text:style-name="T365_5"><text:s/></text:span><text:span text:style-name="T365_6">TOR</text:span><text:span text:style-name="T365_7">/</text:span><text:span text:style-name="T365_8">VPN</text:span><text:span text:style-name="T365_9"><text:s/></text:span><text:span text:style-name="T365_10">capability</text:span><text:span text:style-name="T365_11"><text:s/></text:span><text:span text:style-name="T365_12">to</text:span><text:span text:style-name="T365_13"><text:s/></text:span><text:span text:style-name="T365_14">system</text:span><text:span text:style-name="T365_15">.<text:s/></text:span><text:span text:style-name="T365_16">See</text:span><text:span text:style-name="T365_17"><text:s/></text:span><text:span text:style-name="T365_18">also</text:span><text:span text:style-name="T365_19">:<text:s/>“</text:span><text:span text:style-name="T365_20">Network</text:span><text:span text:style-name="T365_21"><text:s/></text:span><text:span text:style-name="T365_22">Manager</text:span><text:span text:style-name="T365_23">”<text:s/></text:span><text:span text:style-name="T365_24">section</text:span></text:p>
      <text:p text:style-name="P366"><text:span text:style-name="T366_1"><text:tab/><text:tab/></text:span><text:span text:style-name="T366_2">Goal</text:span><text:span text:style-name="T366_3"><text:s/></text:span><text:span text:style-name="T366_4">is</text:span><text:span text:style-name="T366_5"><text:s/></text:span><text:span text:style-name="T366_6">to</text:span><text:span text:style-name="T366_7"><text:s/></text:span><text:span text:style-name="T366_8">allow</text:span><text:span text:style-name="T366_9"><text:s/></text:span><text:span text:style-name="T366_10">CDEbian</text:span><text:span text:style-name="T366_11"><text:s/></text:span><text:span text:style-name="T366_12">to</text:span><text:span text:style-name="T366_13"><text:s/></text:span><text:span text:style-name="T366_14">be</text:span><text:span text:style-name="T366_15"><text:s/></text:span><text:span text:style-name="T366_16">used</text:span><text:span text:style-name="T366_17"><text:s/></text:span><text:span text:style-name="T366_18">for</text:span><text:span text:style-name="T366_19"><text:s/></text:span><text:span text:style-name="T366_20">clandestine</text:span><text:span text:style-name="T366_21"><text:s/></text:span><text:span text:style-name="T366_22">communication</text:span></text:p>
      <text:p text:style-name="P367"><text:span text:style-name="T367_1"><text:tab/><text:tab/></text:span><text:span text:style-name="T367_2">Add</text:span><text:span text:style-name="T367_3"><text:s/></text:span><text:span text:style-name="T367_4">TOR</text:span><text:span text:style-name="T367_5"><text:s/></text:span><text:span text:style-name="T367_6">Browser</text:span><text:span text:style-name="T367_7"><text:s/></text:span><text:span text:style-name="T367_8">Bundle</text:span><text:span text:style-name="T367_9">:<text:s/></text:span><text:span text:style-name="T367_10">installed</text:span><text:span text:style-name="T367_11"><text:s/></text:span><text:span text:style-name="T367_12">to</text:span><text:span text:style-name="T367_13"><text:s/>/</text:span><text:span text:style-name="T367_14">etc</text:span><text:span text:style-name="T367_15">/</text:span><text:span text:style-name="T367_16">tor</text:span><text:span text:style-name="T367_17">;<text:s/></text:span><text:span text:style-name="T367_18">alias</text:span><text:span text:style-name="T367_19">:<text:s/>‘</text:span><text:span text:style-name="T367_20">torbrowser</text:span><text:span text:style-name="T367_21">’</text:span></text:p>
      <text:p text:style-name="P368"><text:span text:style-name="T368_1"><text:tab/><text:tab/></text:span><text:span text:style-name="T368_2">Created</text:span><text:span text:style-name="T368_3"><text:s/></text:span><text:span text:style-name="T368_4">Dtaction</text:span><text:span text:style-name="T368_5">/</text:span><text:span text:style-name="T368_6">icons</text:span></text:p>
      <text:p text:style-name="P369"/>
      <text:p text:style-name="P370"><text:span text:style-name="T370_1">DONE</text:span><text:span text:style-name="T370_2">:</text:span><text:span text:style-name="T370_3">-<text:s/></text:span><text:span text:style-name="T370_4">Add</text:span><text:span text:style-name="T370_5"><text:s/></text:span><text:span text:style-name="T370_6">GTK</text:span><text:span text:style-name="T370_7"><text:s/></text:span><text:span text:style-name="T370_8">version</text:span><text:span text:style-name="T370_9"><text:s/></text:span><text:span text:style-name="T370_10">of</text:span><text:span text:style-name="T370_11"><text:s/></text:span><text:span text:style-name="T370_12">Network</text:span><text:span text:style-name="T370_13"><text:s/></text:span><text:span text:style-name="T370_14">Manager</text:span><text:span text:style-name="T370_15"><text:s/></text:span><text:span text:style-name="T370_16">!!</text:span><text:span text:style-name="T370_17">LOTS</text:span><text:span text:style-name="T370_18"><text:s/></text:span><text:span text:style-name="T370_19">OF</text:span><text:span text:style-name="T370_20"><text:s/></text:span><text:span text:style-name="T370_21">PROBLEMS</text:span><text:span text:style-name="T370_22">.</text:span><text:span text:style-name="T370_23">..</text:span><text:span text:style-name="T370_24">perhaps</text:span><text:span text:style-name="T370_25"><text:s/></text:span><text:span text:style-name="T370_26">not</text:span><text:span text:style-name="T370_27">!</text:span></text:p>
      <text:p text:style-name="P371"><text:span text:style-name="T371_1"><text:tab/><text:tab/><text:tab/></text:span><text:span text:style-name="T371_2">apt</text:span><text:span text:style-name="T371_3">-</text:span><text:span text:style-name="T371_4">get</text:span><text:span text:style-name="T371_5"><text:s/></text:span><text:span text:style-name="T371_6">install</text:span><text:span text:style-name="T371_7">,<text:s/></text:span><text:span text:style-name="T371_8">run</text:span><text:span text:style-name="T371_9">,<text:s/></text:span><text:span text:style-name="T371_10">issues</text:span><text:span text:style-name="T371_11">:</text:span></text:p>
      <text:p text:style-name="P372"><text:span text:style-name="T372_1">NetworkManager</text:span><text:span text:style-name="T372_2"><text:s/>&lt;</text:span><text:span text:style-name="T372_3">warn</text:span><text:span text:style-name="T372_4">&gt;<text:s/></text:span><text:span text:style-name="T372_5">VPN</text:span><text:span text:style-name="T372_6"><text:s/></text:span><text:span text:style-name="T372_7">PLUGIN</text:span><text:span text:style-name="T372_8"><text:s/></text:span><text:span text:style-name="T372_9">NOT</text:span><text:span text:style-name="T372_10"><text:s/></text:span><text:span text:style-name="T372_11">LOADED</text:span></text:p>
      <text:p text:style-name="P373"><text:span text:style-name="T373_1"><text:tab/><text:tab/><text:tab/></text:span><text:span text:style-name="T373_2">POL</text:span><text:span text:style-name="T373_3">-</text:span><text:span text:style-name="T373_4">KIT</text:span><text:span text:style-name="T373_5"><text:s/></text:span><text:span text:style-name="T373_6">Can</text:span><text:span text:style-name="T373_7">’</text:span><text:span text:style-name="T373_8">t</text:span><text:span text:style-name="T373_9"><text:s/></text:span><text:span text:style-name="T373_10">determine</text:span><text:span text:style-name="T373_11"><text:s/></text:span><text:span text:style-name="T373_12">session</text:span><text:span text:style-name="T373_13"><text:s/></text:span><text:span text:style-name="T373_14">we</text:span><text:span text:style-name="T373_15">’</text:span><text:span text:style-name="T373_16">re</text:span><text:span text:style-name="T373_17"><text:s/></text:span><text:span text:style-name="T373_18">in</text:span><text:span text:style-name="T373_19">...</text:span></text:p>
      <text:p text:style-name="P374"><text:span text:style-name="T374_1"><text:tab/><text:tab/><text:tab/><text:tab/></text:span><text:span text:style-name="T374_2">Trying</text:span><text:span text:style-name="T374_3"><text:s/></text:span><text:span text:style-name="T374_4">something</text:span><text:span text:style-name="T374_5"><text:s/></text:span><text:span text:style-name="T374_6">irrational</text:span><text:span text:style-name="T374_7">...</text:span><text:span text:style-name="T374_8">apt</text:span><text:span text:style-name="T374_9">-</text:span><text:span text:style-name="T374_10">get</text:span><text:span text:style-name="T374_11"><text:s/></text:span><text:span text:style-name="T374_12">install</text:span><text:span text:style-name="T374_13"><text:s/></text:span><text:span text:style-name="T374_14">gnome</text:span><text:span text:style-name="T374_15">-</text:span><text:span text:style-name="T374_16">session</text:span></text:p>
      <text:p text:style-name="P375"><text:span text:style-name="T375_1"><text:tab/><text:tab/><text:tab/><text:tab/></text:span><text:span text:style-name="T375_2">no</text:span><text:span text:style-name="T375_3">,<text:s/></text:span><text:span text:style-name="T375_4">still</text:span><text:span text:style-name="T375_5"><text:s/></text:span><text:span text:style-name="T375_6">won</text:span><text:span text:style-name="T375_7">’</text:span><text:span text:style-name="T375_8">t</text:span><text:span text:style-name="T375_9"><text:s/></text:span><text:span text:style-name="T375_10">allow</text:span><text:span text:style-name="T375_11"><text:s/></text:span><text:span text:style-name="T375_12">Polkit</text:span><text:span text:style-name="T375_13">-</text:span><text:span text:style-name="T375_14">gnome</text:span><text:span text:style-name="T375_15">-</text:span><text:span text:style-name="T375_16">auth</text:span><text:span text:style-name="T375_17"><text:s/></text:span><text:span text:style-name="T375_18">to</text:span><text:span text:style-name="T375_19"><text:s/></text:span><text:span text:style-name="T375_20">run</text:span><text:span text:style-name="T375_21">,<text:s/></text:span><text:span text:style-name="T375_22">think</text:span><text:span text:style-name="T375_23"><text:s/></text:span><text:span text:style-name="T375_24">this</text:span><text:span text:style-name="T375_25"><text:s/></text:span><text:span text:style-name="T375_26">is</text:span></text:p>
      <text:p text:style-name="P376"><text:span text:style-name="T376_1"><text:tab/><text:tab/><text:tab/><text:tab/></text:span><text:span text:style-name="T376_2">preventing</text:span><text:span text:style-name="T376_3"><text:s/></text:span><text:span text:style-name="T376_4">VPN</text:span><text:span text:style-name="T376_5"><text:s/></text:span><text:span text:style-name="T376_6">connections</text:span><text:span text:style-name="T376_7">.<text:s/></text:span><text:span text:style-name="T376_8">Reverting</text:span><text:span text:style-name="T376_9"><text:s/></text:span><text:span text:style-name="T376_10">to</text:span><text:span text:style-name="T376_11"><text:s/>0.6-</text:span><text:span text:style-name="T376_12">FINAL</text:span></text:p>
      <text:p text:style-name="P377"><text:span text:style-name="T377_1"><text:tab/><text:tab/><text:tab/><text:tab/></text:span><text:span text:style-name="T377_2">and</text:span><text:span text:style-name="T377_3"><text:s/></text:span><text:span text:style-name="T377_4">giving</text:span><text:span text:style-name="T377_5"><text:s/></text:span><text:span text:style-name="T377_6">it</text:span><text:span text:style-name="T377_7"><text:s/></text:span><text:span text:style-name="T377_8">a</text:span><text:span text:style-name="T377_9"><text:s/></text:span><text:span text:style-name="T377_10">fresh</text:span><text:span text:style-name="T377_11"><text:s/></text:span><text:span text:style-name="T377_12">try</text:span><text:span text:style-name="T377_13">:</text:span></text:p>
      <text:p text:style-name="P378"><text:span text:style-name="T378_1">sudo</text:span><text:span text:style-name="T378_2"><text:s/></text:span><text:span text:style-name="T378_3">apt</text:span><text:span text:style-name="T378_4">-</text:span><text:span text:style-name="T378_5">get</text:span><text:span text:style-name="T378_6"><text:s/></text:span><text:span text:style-name="T378_7">install</text:span><text:span text:style-name="T378_8"><text:s/></text:span><text:span text:style-name="T378_9">pptp</text:span><text:span text:style-name="T378_10">-</text:span><text:span text:style-name="T378_11">linux</text:span></text:p>
      <text:p text:style-name="P379"><text:span text:style-name="T379_1"><text:tab/><text:tab/><text:tab/></text:span><text:span text:style-name="T379_2">manual</text:span><text:span text:style-name="T379_3"><text:s/></text:span><text:span text:style-name="T379_4">PPTP</text:span><text:span text:style-name="T379_5"><text:s/></text:span><text:span text:style-name="T379_6">configuration</text:span><text:span text:style-name="T379_7">,<text:s/>(</text:span><text:span text:style-name="T379_8">duh</text:span><text:span text:style-name="T379_9">,<text:s/></text:span><text:span text:style-name="T379_10">wrong</text:span><text:span text:style-name="T379_11"><text:s/></text:span><text:span text:style-name="T379_12">password</text:span><text:span text:style-name="T379_13">),<text:s/></text:span><text:span text:style-name="T379_14">works</text:span><text:span text:style-name="T379_15">!</text:span></text:p>
      <text:p text:style-name="P380"><text:span text:style-name="T380_1"><text:tab/><text:tab/></text:span><text:span text:style-name="T380_2">sudo</text:span><text:span text:style-name="T380_3"><text:s/></text:span><text:span text:style-name="T380_4">apt</text:span><text:span text:style-name="T380_5">-</text:span><text:span text:style-name="T380_6">get</text:span><text:span text:style-name="T380_7"><text:s/></text:span><text:span text:style-name="T380_8">install</text:span><text:span text:style-name="T380_9"><text:s/></text:span><text:span text:style-name="T380_10">network</text:span><text:span text:style-name="T380_11">-</text:span><text:span text:style-name="T380_12">manager</text:span><text:span text:style-name="T380_13">-</text:span><text:span text:style-name="T380_14">gnome</text:span><text:span text:style-name="T380_15"><text:s/></text:span><text:span text:style-name="T380_16">stalonetray</text:span><text:span text:style-name="T380_17"><text:s/></text:span></text:p>
      <text:p text:style-name="P381"><text:span text:style-name="T381_1"><text:tab/><text:tab/><text:tab/></text:span><text:span text:style-name="T381_2">network</text:span><text:span text:style-name="T381_3">-</text:span><text:span text:style-name="T381_4">manager</text:span><text:span text:style-name="T381_5">-(</text:span><text:span text:style-name="T381_6">pptp</text:span><text:span text:style-name="T381_7">/</text:span><text:span text:style-name="T381_8">openvpn</text:span><text:span text:style-name="T381_9">/</text:span><text:span text:style-name="T381_10">vpnc</text:span><text:span text:style-name="T381_11">)-</text:span><text:span text:style-name="T381_12">gnome</text:span></text:p>
      <text:p text:style-name="P382"><text:span text:style-name="T382_1"><text:tab/><text:tab/><text:tab/><text:tab/></text:span><text:span text:style-name="T382_2">TEST</text:span><text:span text:style-name="T382_3"><text:s/></text:span><text:span text:style-name="T382_4">with</text:span><text:span text:style-name="T382_5"><text:s/></text:span><text:span text:style-name="T382_6">root</text:span><text:span text:style-name="T382_7"><text:s/></text:span><text:span text:style-name="T382_8">user</text:span><text:span text:style-name="T382_9">:<text:s/></text:span><text:span text:style-name="T382_10">WORKS</text:span><text:span text:style-name="T382_11">!</text:span></text:p>
      <text:p text:style-name="P383"><text:span text:style-name="T383_1"><text:tab/><text:tab/><text:tab/><text:tab/></text:span><text:span text:style-name="T383_2">TEST</text:span><text:span text:style-name="T383_3"><text:s/></text:span><text:span text:style-name="T383_4">with</text:span><text:span text:style-name="T383_5"><text:s/></text:span><text:span text:style-name="T383_6">sudo</text:span><text:span text:style-name="T383_7"><text:s/></text:span><text:span text:style-name="T383_8">under</text:span><text:span text:style-name="T383_9"><text:s/></text:span><text:span text:style-name="T383_10">cdeuser</text:span><text:span text:style-name="T383_11">:<text:s/></text:span><text:span text:style-name="T383_12">WORKS</text:span><text:span text:style-name="T383_13">!</text:span></text:p>
      <text:p text:style-name="P384"><text:span text:style-name="T384_1"><text:tab/><text:tab/><text:tab/><text:tab/></text:span><text:span text:style-name="T384_2">add</text:span><text:span text:style-name="T384_3"><text:s/></text:span><text:span text:style-name="T384_4">cdeuser</text:span><text:span text:style-name="T384_5"><text:s/></text:span><text:span text:style-name="T384_6">to</text:span><text:span text:style-name="T384_7"><text:s/>“</text:span><text:span text:style-name="T384_8">netdev</text:span><text:span text:style-name="T384_9">”<text:s/></text:span><text:span text:style-name="T384_10">group</text:span><text:span text:style-name="T384_11">:<text:s/></text:span><text:span text:style-name="T384_12">WORKS</text:span><text:span text:style-name="T384_13">!</text:span></text:p>
      <text:p text:style-name="P385"><text:span text:style-name="T385_1"><text:tab/><text:tab/><text:tab/><text:tab/><text:tab/></text:span><text:span text:style-name="T385_2">sudo</text:span><text:span text:style-name="T385_3"><text:s/></text:span><text:span text:style-name="T385_4">usermod</text:span><text:span text:style-name="T385_5"><text:s/>-</text:span><text:span text:style-name="T385_6">G</text:span><text:span text:style-name="T385_7"><text:s/></text:span><text:span text:style-name="T385_8">netdev</text:span><text:span text:style-name="T385_9"><text:s/></text:span><text:span text:style-name="T385_10">cdeuser</text:span><text:span text:style-name="T385_11"><text:s/>(</text:span><text:span text:style-name="T385_12">C</text:span><text:span text:style-name="T385_13">4<text:s/></text:span><text:span text:style-name="T385_14">this</text:span><text:span text:style-name="T385_15">,<text:s/></text:span><text:span text:style-name="T385_16">done</text:span><text:span text:style-name="T385_17">!</text:span><text:span text:style-name="T385_18">)</text:span></text:p>
      <text:p text:style-name="P386"><text:span text:style-name="T386_1"><text:tab/><text:tab/></text:span><text:span text:style-name="T386_2">Edit</text:span><text:span text:style-name="T386_3"><text:s/>/</text:span><text:span text:style-name="T386_4">etc</text:span><text:span text:style-name="T386_5">/</text:span><text:span text:style-name="T386_6">X</text:span><text:span text:style-name="T386_7">11/</text:span><text:span text:style-name="T386_8">xinit</text:span><text:span text:style-name="T386_9">/</text:span><text:span text:style-name="T386_10">xinitrc</text:span><text:span text:style-name="T386_11"><text:s/></text:span><text:span text:style-name="T386_12">to</text:span><text:span text:style-name="T386_13"><text:s/></text:span><text:span text:style-name="T386_14">include</text:span><text:span text:style-name="T386_15"><text:s/></text:span><text:span text:style-name="T386_16">ck</text:span><text:span text:style-name="T386_17">-</text:span><text:span text:style-name="T386_18">launch</text:span><text:span text:style-name="T386_19">-</text:span><text:span text:style-name="T386_20">session</text:span></text:p>
      <text:p text:style-name="P387"><text:span text:style-name="T387_1"><text:tab/><text:tab/></text:span><text:span text:style-name="T387_2">to</text:span><text:span text:style-name="T387_3"><text:s/></text:span><text:span text:style-name="T387_4">allow</text:span><text:span text:style-name="T387_5"><text:s/></text:span><text:span text:style-name="T387_6">Console</text:span><text:span text:style-name="T387_7"><text:s/></text:span><text:span text:style-name="T387_8">kit</text:span><text:span text:style-name="T387_9"><text:s/></text:span><text:span text:style-name="T387_10">the</text:span><text:span text:style-name="T387_11"><text:s/></text:span><text:span text:style-name="T387_12">ability</text:span><text:span text:style-name="T387_13"><text:s/></text:span><text:span text:style-name="T387_14">to</text:span><text:span text:style-name="T387_15"><text:s/></text:span><text:span text:style-name="T387_16">lay</text:span><text:span text:style-name="T387_17"><text:s/></text:span><text:span text:style-name="T387_18">in</text:span><text:span text:style-name="T387_19"><text:s/></text:span><text:span text:style-name="T387_20">the</text:span><text:span text:style-name="T387_21"><text:s/></text:span><text:span text:style-name="T387_22">GTK</text:span><text:span text:style-name="T387_23"><text:s/></text:span><text:span text:style-name="T387_24">nm</text:span><text:span text:style-name="T387_25">-</text:span><text:span text:style-name="T387_26">applet</text:span></text:p>
      <text:p text:style-name="P388"><text:span text:style-name="T388_1"><text:tab/><text:tab/><text:tab/></text:span><text:span text:style-name="T388_2">very</text:span><text:span text:style-name="T388_3"><text:s/></text:span><text:span text:style-name="T388_4">helpful</text:span><text:span text:style-name="T388_5"><text:s/></text:span><text:span text:style-name="T388_6">info</text:span><text:span text:style-name="T388_7"><text:s/></text:span><text:span text:style-name="T388_8">found</text:span><text:span text:style-name="T388_9">:</text:span><text:span text:style-name="T388_10"><text:s/></text:span><text:span text:style-name="T388_11"><text:a xlink:type="simple" xlink:href="https://bbs.archlinux.org/viewtopic.php?id=112046"><text:span text:style-name="T388_12">here</text:span></text:a></text:span><text:span text:style-name="T388_13"><text:s/></text:span><text:span text:style-name="T388_14">and</text:span><text:span text:style-name="T388_15"><text:s/></text:span><text:span text:style-name="T388_16"><text:a xlink:type="simple" xlink:href="https://wiki.archlinux.org/index.php/NetworkManager#Other_desktops_and_window_managers"><text:span text:style-name="T388_17">here</text:span></text:a></text:span><text:span text:style-name="T388_18"><text:s/></text:span><text:span text:style-name="T388_19">also</text:span><text:span text:style-name="T388_20">:<text:s/></text:span><text:span text:style-name="T388_21"><text:a xlink:type="simple" xlink:href="http://wiki.debian.org/NetworkManager"><text:span text:style-name="T388_22">here</text:span></text:a></text:span><text:span text:style-name="T388_23"><text:s/></text:span><text:span text:style-name="T388_24">and</text:span><text:span text:style-name="T388_25"><text:s/></text:span><text:span text:style-name="T388_26">here</text:span></text:p>
      <text:p text:style-name="P389"><text:span text:style-name="T389_1">Create</text:span><text:span text:style-name="T389_2"><text:s/></text:span><text:span text:style-name="T389_3">Dtaction</text:span><text:span text:style-name="T389_4">/</text:span><text:span text:style-name="T389_5">icons</text:span></text:p>
      <text:p text:style-name="P390"><text:span text:style-name="T390_1">Created</text:span><text:span text:style-name="T390_2"><text:s/>/</text:span><text:span text:style-name="T390_3">usr</text:span><text:span text:style-name="T390_4">/</text:span><text:span text:style-name="T390_5">local</text:span><text:span text:style-name="T390_6">/</text:span><text:span text:style-name="T390_7">bin</text:span><text:span text:style-name="T390_8">/</text:span><text:span text:style-name="T390_9">nmgui</text:span><text:span text:style-name="T390_10"><text:s/></text:span><text:span text:style-name="T390_11">to</text:span><text:span text:style-name="T390_12"><text:s/></text:span><text:span text:style-name="T390_13">start</text:span><text:span text:style-name="T390_14"><text:s/></text:span><text:span text:style-name="T390_15">nm</text:span><text:span text:style-name="T390_16">-</text:span><text:span text:style-name="T390_17">applet</text:span><text:span text:style-name="T390_18"><text:s/></text:span><text:span text:style-name="T390_19">and</text:span><text:span text:style-name="T390_20"><text:s/></text:span><text:span text:style-name="T390_21">stalonetray</text:span></text:p>
      <text:p text:style-name="P391"><text:span text:style-name="T391_1">linked</text:span><text:span text:style-name="T391_2"><text:s/></text:span><text:span text:style-name="T391_3">in</text:span><text:span text:style-name="T391_4"><text:s/>~/.</text:span><text:span text:style-name="T391_5">dt</text:span><text:span text:style-name="T391_6">/</text:span><text:span text:style-name="T391_7">sessions</text:span><text:span text:style-name="T391_8">/</text:span><text:span text:style-name="T391_9">sessionetc</text:span><text:span text:style-name="T391_10"><text:s/></text:span><text:span text:style-name="T391_11">to</text:span><text:span text:style-name="T391_12"><text:s/></text:span><text:span text:style-name="T391_13">start</text:span><text:span text:style-name="T391_14"><text:s/></text:span><text:span text:style-name="T391_15">upon</text:span><text:span text:style-name="T391_16"><text:s/></text:span><text:span text:style-name="T391_17">login</text:span><text:span text:style-name="T391_18"><text:s/></text:span><text:span text:style-name="T391_19">in</text:span><text:span text:style-name="T391_20"><text:s/></text:span><text:span text:style-name="T391_21">lower</text:span><text:span text:style-name="T391_22"><text:s/></text:span><text:span text:style-name="T391_23">left</text:span></text:p>
      <text:p text:style-name="P392"><text:span text:style-name="T392_1">DONE</text:span><text:span text:style-name="T392_2">:</text:span><text:span text:style-name="T392_3"><text:s/></text:span><text:span text:style-name="T392_4"><text:s/></text:span><text:span text:style-name="T392_5">-<text:s/></text:span><text:span text:style-name="T392_6">Applications</text:span><text:span text:style-name="T392_7">:<text:line-break/><text:tab/><text:tab/><text:tab/></text:span><text:span text:style-name="T392_8">TOR</text:span><text:span text:style-name="T392_9"><text:s/></text:span><text:span text:style-name="T392_10">Bundle</text:span></text:p>
      <text:p text:style-name="P393"><text:span text:style-name="T393_1"><text:tab/><text:tab/><text:tab/></text:span><text:span text:style-name="T393_2">GNU</text:span><text:span text:style-name="T393_3"><text:s/></text:span><text:span text:style-name="T393_4">Privacy</text:span><text:span text:style-name="T393_5"><text:s/></text:span><text:span text:style-name="T393_6">Assistant</text:span></text:p>
      <text:p text:style-name="P394"><text:span text:style-name="T394_1"><text:tab/><text:tab/><text:tab/></text:span><text:span text:style-name="T394_2"><text:a xlink:type="simple" xlink:href="http://stalonetray.sourceforge.net/"><text:span text:style-name="T394_3">stalonetray</text:span></text:a></text:span><text:span text:style-name="T394_4"><text:s/>:<text:s/></text:span><text:span text:style-name="T394_5">easy</text:span><text:span text:style-name="T394_6"><text:s/></text:span><text:span text:style-name="T394_7">peasy</text:span><text:span text:style-name="T394_8"><text:s/></text:span><text:span text:style-name="T394_9">system</text:span><text:span text:style-name="T394_10"><text:s/></text:span><text:span text:style-name="T394_11">tray</text:span><text:span text:style-name="T394_12"><text:s/></text:span><text:span text:style-name="T394_13">applet</text:span><text:span text:style-name="T394_14">,<text:s/></text:span><text:span text:style-name="T394_15">beauty</text:span><text:span text:style-name="T394_16">!</text:span></text:p>
      <text:p text:style-name="P395"><text:span text:style-name="T395_1"><text:tab/><text:tab/><text:tab/></text:span><text:span text:style-name="T395_2">Brasero</text:span><text:span text:style-name="T395_3"><text:s/></text:span><text:span text:style-name="T395_4">CD</text:span><text:span text:style-name="T395_5"><text:s/></text:span><text:span text:style-name="T395_6">Burning</text:span><text:span text:style-name="T395_7"><text:s/></text:span><text:span text:style-name="T395_8">Software</text:span></text:p>
      <text:p text:style-name="P396"><text:span text:style-name="T396_1"><text:tab/><text:tab/><text:tab/></text:span><text:span text:style-name="T396_2">LostIRC</text:span><text:span text:style-name="T396_3"><text:s/></text:span><text:span text:style-name="T396_4">Changed</text:span><text:span text:style-name="T396_5"><text:s/></text:span><text:span text:style-name="T396_6">to</text:span><text:span text:style-name="T396_7"><text:s/></text:span><text:span text:style-name="T396_8">auto</text:span><text:span text:style-name="T396_9"><text:s/></text:span><text:span text:style-name="T396_10">join</text:span><text:span text:style-name="T396_11"><text:s/>#</text:span><text:span text:style-name="T396_12">fridaynightunix</text:span><text:span text:style-name="T396_13"><text:s/></text:span><text:span text:style-name="T396_14">too</text:span><text:span text:style-name="T396_15">.</text:span></text:p>
      <text:p text:style-name="P397"><text:span text:style-name="T397_1"><text:tab/><text:tab/><text:tab/></text:span></text:p>
      <text:p text:style-name="P398"><text:span text:style-name="T398_1">DONE</text:span><text:span text:style-name="T398_2">:</text:span><text:span text:style-name="T398_3"><text:s/>-<text:s/></text:span><text:span text:style-name="T398_4">Clean</text:span><text:span text:style-name="T398_5"><text:s/></text:span><text:span text:style-name="T398_6">up</text:span><text:span text:style-name="T398_7"><text:s/></text:span><text:span text:style-name="T398_8">simpbuildCDE</text:span></text:p>
      <text:p text:style-name="P399"><text:span text:style-name="T399_1"><text:tab/><text:tab/></text:span><text:span text:style-name="T399_2">fixed</text:span><text:span text:style-name="T399_3"><text:s/></text:span><text:span text:style-name="T399_4">some</text:span><text:span text:style-name="T399_5"><text:s/></text:span><text:span text:style-name="T399_6">syntax</text:span><text:span text:style-name="T399_7"><text:s/></text:span><text:span text:style-name="T399_8">issues</text:span><text:span text:style-name="T399_9">,<text:s/></text:span><text:span text:style-name="T399_10">tested</text:span><text:span text:style-name="T399_11">.</text:span></text:p>
      <text:p text:style-name="P400"/>
      <text:p text:style-name="P401"><text:span text:style-name="T401_1">DONE</text:span><text:span text:style-name="T401_2">:</text:span><text:span text:style-name="T401_3">-<text:s/>‘</text:span><text:span text:style-name="T401_4">skel</text:span><text:span text:style-name="T401_5">’<text:s/></text:span><text:span text:style-name="T401_6">user</text:span><text:span text:style-name="T401_7"><text:s/></text:span><text:span text:style-name="T401_8">changes</text:span><text:span text:style-name="T401_9">:</text:span></text:p>
      <text:p text:style-name="P402"><text:span text:style-name="T402_1"><text:tab/><text:tab/></text:span><text:span text:style-name="T402_2">added</text:span><text:span text:style-name="T402_3"><text:s/>~/.</text:span><text:span text:style-name="T402_4">stalonetrayrc</text:span></text:p>
      <text:p text:style-name="P403"><text:span text:style-name="T403_1"><text:tab/><text:tab/></text:span><text:span text:style-name="T403_2">added</text:span><text:span text:style-name="T403_3"><text:s/>‘</text:span><text:span text:style-name="T403_4">nmgui</text:span><text:span text:style-name="T403_5"><text:s/>&amp;’<text:s/></text:span><text:span text:style-name="T403_6">to</text:span><text:span text:style-name="T403_7"><text:s/>~/.</text:span><text:span text:style-name="T403_8">dt</text:span><text:span text:style-name="T403_9">/</text:span><text:span text:style-name="T403_10">sessions</text:span><text:span text:style-name="T403_11">/</text:span><text:span text:style-name="T403_12">sessionetc</text:span></text:p>
      <text:p text:style-name="P404"><text:span text:style-name="T404_1"><text:tab/><text:tab/></text:span><text:span text:style-name="T404_2">updated</text:span><text:span text:style-name="T404_3"><text:s/>‘</text:span><text:span text:style-name="T404_4">welcome</text:span><text:span text:style-name="T404_5"><text:s/></text:span><text:span text:style-name="T404_6">to</text:span><text:span text:style-name="T404_7"><text:s/></text:span><text:span text:style-name="T404_8">CDEbian</text:span><text:span text:style-name="T404_9">’<text:s/></text:span><text:span text:style-name="T404_10">file</text:span></text:p>
      <text:p text:style-name="P405"><text:span text:style-name="T405_1"><text:tab/><text:tab/></text:span><text:span text:style-name="T405_2">added</text:span><text:span text:style-name="T405_3"><text:s/>~/.</text:span><text:span text:style-name="T405_4">dt</text:span><text:span text:style-name="T405_5">/</text:span><text:span text:style-name="T405_6">appmanager</text:span><text:span text:style-name="T405_7"><text:s/></text:span><text:span text:style-name="T405_8">actions</text:span><text:span text:style-name="T405_9"><text:s/></text:span><text:span text:style-name="T405_10">for</text:span><text:span text:style-name="T405_11"><text:s/></text:span><text:span text:style-name="T405_12">TorBrowser</text:span><text:span text:style-name="T405_13">,<text:s/></text:span><text:span text:style-name="T405_14">gpa</text:span><text:span text:style-name="T405_15">,<text:s/></text:span><text:span text:style-name="T405_16">and</text:span><text:span text:style-name="T405_17"><text:s/></text:span><text:span text:style-name="T405_18">Brasero</text:span></text:p>
      <text:p text:style-name="P406"/>
      <text:p text:style-name="P407"><text:span text:style-name="T407_1">DONE</text:span><text:span text:style-name="T407_2">:</text:span><text:span text:style-name="T407_3">-</text:span><text:span text:style-name="T407_4"><text:s/>-<text:s/></text:span><text:span text:style-name="T407_5">‘</text:span><text:span text:style-name="T407_6">root</text:span><text:span text:style-name="T407_7">’<text:s/></text:span><text:span text:style-name="T407_8">user</text:span><text:span text:style-name="T407_9"><text:s/></text:span><text:span text:style-name="T407_10">changes</text:span><text:span text:style-name="T407_11">:</text:span></text:p>
      <text:p text:style-name="P408"><text:span text:style-name="T408_1"><text:tab/><text:tab/></text:span><text:span text:style-name="T408_2">Changed</text:span><text:span text:style-name="T408_3"><text:s/></text:span><text:span text:style-name="T408_4">color</text:span><text:span text:style-name="T408_5"><text:s/></text:span><text:span text:style-name="T408_6">pallet</text:span><text:span text:style-name="T408_7"><text:s/></text:span><text:span text:style-name="T408_8">to</text:span><text:span text:style-name="T408_9">:<text:s/></text:span><text:span text:style-name="T408_10">PBNJ</text:span><text:span text:style-name="T408_11"><text:s/>-1</text:span></text:p>
      <text:p text:style-name="P409"><text:span text:style-name="T409_1"><text:tab/><text:tab/></text:span><text:span text:style-name="T409_2">added</text:span><text:span text:style-name="T409_3"><text:s/>#~/.</text:span><text:span text:style-name="T409_4">stalonetrayrc</text:span></text:p>
      <text:p text:style-name="P410"><text:span text:style-name="T410_1">created</text:span><text:span text:style-name="T410_2"><text:s/>#~/.</text:span><text:span text:style-name="T410_3">dt</text:span><text:span text:style-name="T410_4">/</text:span><text:span text:style-name="T410_5">sessions</text:span><text:span text:style-name="T410_6">/</text:span><text:span text:style-name="T410_7">sessionetc</text:span><text:span text:style-name="T410_8"><text:s/></text:span><text:span text:style-name="T410_9">with</text:span><text:span text:style-name="T410_10"><text:s/></text:span><text:span text:style-name="T410_11">nmgui</text:span></text:p>
      <text:p text:style-name="P411"><text:span text:style-name="T411_1"><text:tab/><text:tab/></text:span><text:span text:style-name="T411_2">added</text:span><text:span text:style-name="T411_3"><text:s/>‘</text:span><text:span text:style-name="T411_4">nmgui</text:span><text:span text:style-name="T411_5"><text:s/>&amp;’<text:s/></text:span><text:span text:style-name="T411_6">to</text:span><text:span text:style-name="T411_7"><text:s/>#~/.</text:span><text:span text:style-name="T411_8">dt</text:span><text:span text:style-name="T411_9">/</text:span><text:span text:style-name="T411_10">sessions</text:span><text:span text:style-name="T411_11">/</text:span><text:span text:style-name="T411_12">sessionetc</text:span></text:p>
      <text:p text:style-name="P412"><text:span text:style-name="T412_1"><text:tab/><text:tab/></text:span><text:span text:style-name="T412_2">cleaned</text:span><text:span text:style-name="T412_3"><text:s/></text:span><text:span text:style-name="T412_4">up</text:span><text:span text:style-name="T412_5"><text:s/>#~<text:s/>.<text:s/></text:span><text:span text:style-name="T412_6">files</text:span></text:p>
      <text:p text:style-name="P413"><text:span text:style-name="T413_1"><text:tab/><text:tab/></text:span></text:p>
      <text:p text:style-name="P414"><text:span text:style-name="T414_1">DONE</text:span><text:span text:style-name="T414_2">:</text:span><text:span text:style-name="T414_3"><text:s/>-<text:s/></text:span><text:span text:style-name="T414_4">upgrade</text:span><text:span text:style-name="T414_5"><text:s/></text:span><text:span text:style-name="T414_6">refracta</text:span><text:span text:style-name="T414_7"><text:s/></text:span><text:span text:style-name="T414_8">system</text:span></text:p>
      <text:p text:style-name="P415"><text:span text:style-name="T415_1"><text:tab/><text:tab/></text:span><text:span text:style-name="T415_2">issues</text:span><text:span text:style-name="T415_3"><text:s/></text:span><text:span text:style-name="T415_4">with</text:span><text:span text:style-name="T415_5"><text:s/>9.0.5<text:s/>-<text:s/>9.0.2,<text:s/></text:span><text:span text:style-name="T415_6">won</text:span><text:span text:style-name="T415_7">’</text:span><text:span text:style-name="T415_8">t</text:span><text:span text:style-name="T415_9"><text:s/></text:span><text:span text:style-name="T415_10">make</text:span><text:span text:style-name="T415_11"><text:s/></text:span><text:span text:style-name="T415_12">a</text:span><text:span text:style-name="T415_13"><text:s/></text:span><text:span text:style-name="T415_14">full</text:span><text:span text:style-name="T415_15"><text:s/></text:span><text:span text:style-name="T415_16">image</text:span><text:span text:style-name="T415_17">,<text:s/></text:span><text:span text:style-name="T415_18">only</text:span><text:span text:style-name="T415_19"><text:s/>13</text:span><text:span text:style-name="T415_20">mb</text:span><text:span text:style-name="T415_21"><text:s/>.</text:span><text:span text:style-name="T415_22">iso</text:span><text:span text:style-name="T415_23"><text:s/>:(</text:span></text:p>
      <text:p text:style-name="P416"><text:span text:style-name="T416_1"><text:tab/><text:tab/></text:span><text:span text:style-name="T416_2">trying</text:span><text:span text:style-name="T416_3"><text:s/>9.0.8_1<text:s/>-<text:s/>8<text:s/></text:span><text:span text:style-name="T416_4">hours</text:span><text:span text:style-name="T416_5"><text:s/></text:span><text:span text:style-name="T416_6">old</text:span><text:span text:style-name="T416_7">,<text:s/></text:span><text:span text:style-name="T416_8">fresh</text:span><text:span text:style-name="T416_9"><text:s/></text:span><text:span text:style-name="T416_10">from</text:span><text:span text:style-name="T416_11"><text:s/></text:span><text:span text:style-name="T416_12"><text:a xlink:type="simple" xlink:href="https://github.com/fsmithred/refracta"><text:span text:style-name="T416_13">GitHub</text:span></text:a></text:span><text:span text:style-name="T416_14"><text:s/>-<text:s/></text:span><text:span text:style-name="T416_15">no</text:span><text:span text:style-name="T416_16"><text:s/></text:span><text:span text:style-name="T416_17">such</text:span><text:span text:style-name="T416_18"><text:s/></text:span><text:span text:style-name="T416_19">luck</text:span></text:p>
      <text:p text:style-name="P417"><text:span text:style-name="T417_1"><text:tab/><text:tab/></text:span><text:span text:style-name="T417_2">reverting</text:span><text:span text:style-name="T417_3"><text:s/></text:span><text:span text:style-name="T417_4">to</text:span><text:span text:style-name="T417_5"><text:s/>0.7-</text:span><text:span text:style-name="T417_6">alpha</text:span><text:span text:style-name="T417_7"><text:s/></text:span><text:span text:style-name="T417_8">snapshot</text:span><text:span text:style-name="T417_9">,<text:s/></text:span><text:span text:style-name="T417_10">undoing</text:span><text:span text:style-name="T417_11"><text:s/></text:span><text:span text:style-name="T417_12">customizations</text:span><text:span text:style-name="T417_13">,<text:s/></text:span><text:span text:style-name="T417_14">will</text:span><text:span text:style-name="T417_15"><text:s/></text:span><text:span text:style-name="T417_16">re</text:span><text:span text:style-name="T417_17">-</text:span><text:span text:style-name="T417_18">do</text:span></text:p>
      <text:p text:style-name="P418"><text:span text:style-name="T418_1"><text:tab/><text:tab/><text:tab/></text:span><text:span text:style-name="T418_2">issues</text:span><text:span text:style-name="T418_3"><text:s/></text:span><text:span text:style-name="T418_4">found</text:span><text:span text:style-name="T418_5"><text:s/></text:span><text:span text:style-name="T418_6">with</text:span><text:span text:style-name="T418_7"><text:s/></text:span><text:span text:style-name="T418_8">drive</text:span><text:span text:style-name="T418_9"><text:s/></text:span><text:span text:style-name="T418_10">space</text:span><text:span text:style-name="T418_11">...</text:span><text:span text:style-name="T418_12">will</text:span><text:span text:style-name="T418_13"><text:s/></text:span><text:span text:style-name="T418_14">need</text:span><text:span text:style-name="T418_15"><text:s/></text:span><text:span text:style-name="T418_16">to</text:span><text:span text:style-name="T418_17"><text:s/></text:span><text:span text:style-name="T418_18">mount</text:span><text:span text:style-name="T418_19"><text:s/></text:span><text:span text:style-name="T418_20">a</text:span><text:span text:style-name="T418_21"><text:s/></text:span><text:span text:style-name="T418_22">share</text:span></text:p>
      <text:p text:style-name="P419"><text:span text:style-name="T419_1"><text:tab/><text:tab/><text:tab/></text:span><text:span text:style-name="T419_2">for</text:span><text:span text:style-name="T419_3"><text:s/></text:span><text:span text:style-name="T419_4">working</text:span><text:span text:style-name="T419_5"><text:s/></text:span><text:span text:style-name="T419_6">space</text:span><text:span text:style-name="T419_7">.<text:s/></text:span><text:span text:style-name="T419_8">Doh</text:span><text:span text:style-name="T419_9"><text:s/></text:span><text:span text:style-name="T419_10">too</text:span><text:span text:style-name="T419_11"><text:s/></text:span><text:span text:style-name="T419_12">many</text:span><text:span text:style-name="T419_13"><text:s/></text:span><text:span text:style-name="T419_14">re</text:span><text:span text:style-name="T419_15">-</text:span><text:span text:style-name="T419_16">changes</text:span><text:span text:style-name="T419_17">!<text:s/></text:span><text:span text:style-name="T419_18">--</text:span><text:span text:style-name="T419_19">going</text:span><text:span text:style-name="T419_20"><text:s/></text:span><text:span text:style-name="T419_21">to</text:span><text:span text:style-name="T419_22"><text:s/></text:span><text:span text:style-name="T419_23">bed</text:span><text:span text:style-name="T419_24">.</text:span></text:p>
      <text:p text:style-name="P420"><text:span text:style-name="T420_1"><text:tab/><text:tab/></text:span><text:span text:style-name="T420_2">added</text:span><text:span text:style-name="T420_3"><text:s/></text:span><text:span text:style-name="T420_4">additional</text:span><text:span text:style-name="T420_5"><text:s/>5</text:span><text:span text:style-name="T420_6">gb</text:span><text:span text:style-name="T420_7"><text:s/></text:span><text:span text:style-name="T420_8">drive</text:span><text:span text:style-name="T420_9"><text:s/></text:span><text:span text:style-name="T420_10">at</text:span><text:span text:style-name="T420_11"><text:s/>/</text:span><text:span text:style-name="T420_12">media</text:span><text:span text:style-name="T420_13">/</text:span><text:span text:style-name="T420_14">hdd</text:span><text:span text:style-name="T420_15"><text:s/></text:span><text:span text:style-name="T420_16">in</text:span><text:span text:style-name="T420_17"><text:s/></text:span><text:span text:style-name="T420_18">ext</text:span><text:span text:style-name="T420_19">3,<text:s/></text:span><text:span text:style-name="T420_20">will</text:span><text:span text:style-name="T420_21"><text:s/></text:span><text:span text:style-name="T420_22">use</text:span><text:span text:style-name="T420_23"><text:s/></text:span><text:span text:style-name="T420_24">for</text:span><text:span text:style-name="T420_25"><text:s/></text:span><text:span text:style-name="T420_26">temp</text:span></text:p>
      <text:p text:style-name="P421"><text:span text:style-name="T421_1"><text:tab/><text:tab/></text:span><text:span text:style-name="T421_2">changed</text:span><text:span text:style-name="T421_3"><text:s/>/</text:span><text:span text:style-name="T421_4">etc</text:span><text:span text:style-name="T421_5">/</text:span><text:span text:style-name="T421_6">refractasnapshot</text:span><text:span text:style-name="T421_7">.</text:span><text:span text:style-name="T421_8">conf</text:span><text:span text:style-name="T421_9"><text:s/></text:span><text:span text:style-name="T421_10">to</text:span><text:span text:style-name="T421_11"><text:s/></text:span><text:span text:style-name="T421_12">build</text:span><text:span text:style-name="T421_13"><text:s/></text:span><text:span text:style-name="T421_14">in</text:span><text:span text:style-name="T421_15"><text:s/>/</text:span><text:span text:style-name="T421_16">media</text:span><text:span text:style-name="T421_17">/</text:span><text:span text:style-name="T421_18">hdd</text:span><text:span text:style-name="T421_19">/</text:span></text:p>
      <text:p text:style-name="P422"><text:span text:style-name="T422_1"><text:tab/><text:tab/></text:span><text:span text:style-name="T422_2">refracta</text:span><text:span text:style-name="T422_3"><text:s/></text:span><text:span text:style-name="T422_4">work</text:span><text:span text:style-name="T422_5"><text:s/></text:span><text:span text:style-name="T422_6">and</text:span><text:span text:style-name="T422_7"><text:s/></text:span><text:span text:style-name="T422_8">snapshot</text:span><text:span text:style-name="T422_9"><text:s/></text:span><text:span text:style-name="T422_10">info</text:span><text:span text:style-name="T422_11">,<text:s/></text:span><text:span text:style-name="T422_12">trying</text:span><text:span text:style-name="T422_13"><text:s/></text:span><text:span text:style-name="T422_14">it</text:span><text:span text:style-name="T422_15"><text:s/></text:span><text:span text:style-name="T422_16">now</text:span><text:span text:style-name="T422_17">...(</text:span><text:span text:style-name="T422_18">C</text:span><text:span text:style-name="T422_19">4<text:s/></text:span><text:span text:style-name="T422_20">this</text:span><text:span text:style-name="T422_21"><text:s/></text:span><text:span text:style-name="T422_22">if</text:span><text:span text:style-name="T422_23"><text:s/></text:span><text:span text:style-name="T422_24">needed</text:span><text:span text:style-name="T422_25"><text:s/></text:span><text:span text:style-name="T422_26">done</text:span><text:span text:style-name="T422_27">!)</text:span></text:p>
      <text:p text:style-name="P423"><text:span text:style-name="T423_1"><text:tab/><text:tab/><text:tab/></text:span><text:span text:style-name="T423_2">YES</text:span><text:span text:style-name="T423_3">-</text:span><text:span text:style-name="T423_4">this</text:span><text:span text:style-name="T423_5"><text:s/></text:span><text:span text:style-name="T423_6">works</text:span><text:span text:style-name="T423_7">,<text:s/></text:span><text:span text:style-name="T423_8">back</text:span><text:span text:style-name="T423_9"><text:s/></text:span><text:span text:style-name="T423_10">to</text:span><text:span text:style-name="T423_11"><text:s/></text:span><text:span text:style-name="T423_12">the</text:span><text:span text:style-name="T423_13"><text:s/></text:span><text:span text:style-name="T423_14">real</text:span><text:span text:style-name="T423_15"><text:s/></text:span><text:span text:style-name="T423_16">work</text:span><text:span text:style-name="T423_17">...</text:span></text:p>
      <text:p text:style-name="P424"><text:span text:style-name="T424_1"><text:tab/><text:tab/></text:span></text:p>
      <text:p text:style-name="P425"/>
      <text:p text:style-name="P426"><text:span text:style-name="T426_1">DONE</text:span><text:span text:style-name="T426_2">:</text:span><text:span text:style-name="T426_3"><text:s/>-<text:s/>-<text:s/></text:span><text:span text:style-name="T426_4">Apply</text:span><text:span text:style-name="T426_5"><text:s/></text:span><text:span text:style-name="T426_6">C</text:span><text:span text:style-name="T426_7">4<text:s/>-<text:s/></text:span><text:span text:style-name="T426_8">package</text:span><text:span text:style-name="T426_9"><text:s/></text:span><text:span text:style-name="T426_10">and</text:span><text:span text:style-name="T426_11"><text:s/></text:span><text:span text:style-name="T426_12">ship</text:span><text:span text:style-name="T426_13">!</text:span></text:p>
      <text:p text:style-name="P427"/>
      <text:p text:style-name="P428"/>
      <text:p text:style-name="P429"><text:span text:style-name="T429_1">0.8<text:s/></text:span><text:span text:style-name="T429_2">In</text:span><text:span text:style-name="T429_3"><text:s/></text:span><text:span text:style-name="T429_4">Progress</text:span></text:p>
      <text:p text:style-name="P430"/>
      <text:p text:style-name="P431"><text:span text:style-name="T431_1">DONE</text:span><text:span text:style-name="T431_2">:</text:span><text:span text:style-name="T431_3"><text:s/>-<text:s/></text:span><text:span text:style-name="T431_4">Update</text:span><text:span text:style-name="T431_5"><text:s/></text:span><text:span text:style-name="T431_6">CDE</text:span><text:span text:style-name="T431_7"><text:s/></text:span><text:span text:style-name="T431_8">to</text:span><text:span text:style-name="T431_9"><text:s/></text:span><text:span text:style-name="T431_10">latest</text:span><text:span text:style-name="T431_11"><text:s/></text:span><text:span text:style-name="T431_12">Git</text:span><text:span text:style-name="T431_13"><text:s/></text:span><text:span text:style-name="T431_14">Master</text:span><text:span text:style-name="T431_15"><text:s/>03/10/2013<text:s/>(2.2.0</text:span><text:span text:style-name="T431_16">c</text:span><text:span text:style-name="T431_17">)</text:span></text:p>
      <text:p text:style-name="P432"><text:span text:style-name="T432_1"><text:tab/><text:tab/></text:span><text:span text:style-name="T432_2">DONE</text:span><text:span text:style-name="T432_3">:</text:span><text:span text:style-name="T432_4">--<text:s/></text:span><text:span text:style-name="T432_5">update</text:span><text:span text:style-name="T432_6"><text:s/></text:span><text:span text:style-name="T432_7">spOrk</text:span><text:span text:style-name="T432_8"><text:s/></text:span><text:span text:style-name="T432_9">apt</text:span><text:span text:style-name="T432_10">-</text:span><text:span text:style-name="T432_11">get</text:span><text:span text:style-name="T432_12"><text:s/></text:span><text:span text:style-name="T432_13">style</text:span><text:span text:style-name="T432_14">,<text:s/></text:span><text:span text:style-name="T432_15">update</text:span><text:span text:style-name="T432_16"><text:s/></text:span><text:span text:style-name="T432_17">upgradeCDE</text:span><text:span text:style-name="T432_18"><text:s/></text:span><text:span text:style-name="T432_19">script</text:span><text:span text:style-name="T432_20"><text:s/>.</text:span><text:span text:style-name="T432_21">tar</text:span><text:span text:style-name="T432_22">.</text:span><text:span text:style-name="T432_23">gz</text:span><text:span text:style-name="T432_24">(</text:span><text:span text:style-name="T432_25">s</text:span><text:span text:style-name="T432_26">)</text:span></text:p>
      <text:p text:style-name="P433"><text:span text:style-name="T433_1"><text:tab/><text:tab/></text:span><text:span text:style-name="T433_2">DONE</text:span><text:span text:style-name="T433_3">:</text:span><text:span text:style-name="T433_4">-<text:s/>-<text:s/></text:span><text:span text:style-name="T433_5">side</text:span><text:span text:style-name="T433_6"><text:s/></text:span><text:span text:style-name="T433_7">note</text:span><text:span text:style-name="T433_8">--</text:span><text:span text:style-name="T433_9">need</text:span><text:span text:style-name="T433_10"><text:s/></text:span><text:span text:style-name="T433_11">to</text:span><text:span text:style-name="T433_12"><text:s/></text:span><text:span text:style-name="T433_13">build</text:span><text:span text:style-name="T433_14"><text:s/></text:span><text:span text:style-name="T433_15">on</text:span><text:span text:style-name="T433_16"><text:s/></text:span><text:span text:style-name="T433_17">PPC</text:span><text:span text:style-name="T433_18"><text:s/></text:span><text:span text:style-name="T433_19">also</text:span><text:span text:style-name="T433_20">!</text:span></text:p>
      <text:p text:style-name="P434"><text:span text:style-name="T434_1"><text:tab/><text:tab/></text:span><text:span text:style-name="T434_2">DONE</text:span><text:span text:style-name="T434_3">:</text:span><text:span text:style-name="T434_4"><text:s/>--</text:span><text:span text:style-name="T434_5">updated</text:span><text:span text:style-name="T434_6"><text:s/></text:span><text:span text:style-name="T434_7">core</text:span><text:span text:style-name="T434_8"><text:s/></text:span><text:span text:style-name="T434_9">Debian</text:span><text:span text:style-name="T434_10"><text:s/></text:span><text:span text:style-name="T434_11">release</text:span><text:span text:style-name="T434_12"><text:s/></text:span><text:span text:style-name="T434_13">through</text:span><text:span text:style-name="T434_14"><text:s/>3/30/2013+</text:span><text:span text:style-name="T434_15">enable</text:span><text:span text:style-name="T434_16"><text:s/></text:span><text:span text:style-name="T434_17">backports</text:span></text:p>
      <text:p text:style-name="P435"/>
      <text:p text:style-name="P436"><text:span text:style-name="T436_1">DONE</text:span><text:span text:style-name="T436_2">:</text:span><text:span text:style-name="T436_3"><text:s/>-<text:s/></text:span><text:span text:style-name="T436_4">Update</text:span><text:span text:style-name="T436_5"><text:s/></text:span><text:span text:style-name="T436_6">simpbuildCDE</text:span><text:span text:style-name="T436_7"><text:s/></text:span><text:span text:style-name="T436_8">to</text:span><text:span text:style-name="T436_9"><text:s/>0.95</text:span></text:p>
      <text:p text:style-name="P437"><text:span text:style-name="T437_1"><text:tab/><text:tab/></text:span><text:span text:style-name="T437_2">change</text:span><text:span text:style-name="T437_3"><text:s/></text:span><text:span text:style-name="T437_4">https</text:span><text:span text:style-name="T437_5">://<text:s/></text:span><text:span text:style-name="T437_6">to</text:span><text:span text:style-name="T437_7"><text:s/></text:span><text:span text:style-name="T437_8">git</text:span><text:span text:style-name="T437_9">://<text:s/></text:span><text:span text:style-name="T437_10">in</text:span><text:span text:style-name="T437_11"><text:s/></text:span><text:span text:style-name="T437_12">clone</text:span><text:span text:style-name="T437_13"><text:s/></text:span><text:span text:style-name="T437_14">code</text:span><text:span text:style-name="T437_15">,<text:s/></text:span><text:span text:style-name="T437_16">remove</text:span><text:span text:style-name="T437_17"><text:s/>.<text:s/></text:span><text:span text:style-name="T437_18">to</text:span><text:span text:style-name="T437_19"><text:s/></text:span><text:span text:style-name="T437_20">clone</text:span><text:span text:style-name="T437_21"><text:s/></text:span><text:span text:style-name="T437_22">in</text:span><text:span text:style-name="T437_23"><text:s/></text:span><text:span text:style-name="T437_24">to</text:span><text:span text:style-name="T437_25"><text:s/></text:span><text:span text:style-name="T437_26">working</text:span><text:span text:style-name="T437_27"><text:s/></text:span><text:span text:style-name="T437_28">dir</text:span></text:p>
      <text:p text:style-name="P438"/>
      <text:p text:style-name="P439"><text:span text:style-name="T439_1">DONE</text:span><text:span text:style-name="T439_2">:</text:span><text:span text:style-name="T439_3"><text:s/>-<text:s/></text:span><text:span text:style-name="T439_4">update</text:span><text:span text:style-name="T439_5"><text:s/></text:span><text:span text:style-name="T439_6">root</text:span><text:span text:style-name="T439_7"><text:s/></text:span><text:span text:style-name="T439_8">password</text:span><text:span text:style-name="T439_9">,<text:s/></text:span><text:span text:style-name="T439_10">new</text:span><text:span text:style-name="T439_11"><text:s/></text:span><text:span text:style-name="T439_12">password</text:span><text:span text:style-name="T439_13"><text:s/></text:span><text:span text:style-name="T439_14">is</text:span><text:span text:style-name="T439_15">:<text:s/></text:span><text:span text:style-name="T439_16">HarlemShake</text:span><text:span text:style-name="T439_17">!</text:span></text:p>
      <text:p text:style-name="P440"/>
      <text:p text:style-name="P441"><text:span text:style-name="T441_1">BUG</text:span><text:span text:style-name="T441_2">:<text:s/></text:span><text:span text:style-name="T441_3">-<text:s/></text:span><text:span text:style-name="T441_4">When</text:span><text:span text:style-name="T441_5"><text:s/></text:span><text:span text:style-name="T441_6">using</text:span><text:span text:style-name="T441_7"><text:s/></text:span><text:span text:style-name="T441_8">refractainstaller</text:span><text:span text:style-name="T441_9"><text:s/></text:span><text:span text:style-name="T441_10">in</text:span><text:span text:style-name="T441_11"><text:s/></text:span><text:span text:style-name="T441_12">Expert</text:span><text:span text:style-name="T441_13"><text:s/></text:span><text:span text:style-name="T441_14">mode</text:span><text:span text:style-name="T441_15">:</text:span></text:p>
      <text:p text:style-name="P442"><text:span text:style-name="T442_1"><text:tab/></text:span><text:span text:style-name="T442_2">Changing</text:span><text:span text:style-name="T442_3"><text:s/></text:span><text:span text:style-name="T442_4">hostname</text:span><text:span text:style-name="T442_5"><text:s/></text:span><text:span text:style-name="T442_6">works</text:span><text:span text:style-name="T442_7">.</text:span></text:p>
      <text:p text:style-name="P443"><text:span text:style-name="T443_1"><text:tab/></text:span><text:span text:style-name="T443_2">Changing</text:span><text:span text:style-name="T443_3"><text:s/></text:span><text:span text:style-name="T443_4">root</text:span><text:span text:style-name="T443_5">/</text:span><text:span text:style-name="T443_6">user</text:span><text:span text:style-name="T443_7"><text:s/></text:span><text:span text:style-name="T443_8">passwords</text:span><text:span text:style-name="T443_9"><text:s/></text:span><text:span text:style-name="T443_10">works</text:span><text:span text:style-name="T443_11">.</text:span></text:p>
      <text:p text:style-name="P444"><text:span text:style-name="T444_1"><text:tab/></text:span><text:span text:style-name="T444_2">Changing</text:span><text:span text:style-name="T444_3"><text:s/></text:span><text:span text:style-name="T444_4">username</text:span><text:span text:style-name="T444_5"><text:s/></text:span><text:span text:style-name="T444_6">does</text:span><text:span text:style-name="T444_7"><text:s/></text:span><text:span text:style-name="T444_8">NOT</text:span><text:span text:style-name="T444_9"><text:s/></text:span><text:span text:style-name="T444_10">work</text:span><text:span text:style-name="T444_11">!!</text:span></text:p>
      <text:p text:style-name="P445"><text:span text:style-name="T445_1"><text:tab/><text:tab/></text:span><text:span text:style-name="T445_2">refractainstaller</text:span><text:span text:style-name="T445_3"><text:s/></text:span><text:span text:style-name="T445_4">renames</text:span><text:span text:style-name="T445_5"><text:s/></text:span><text:span text:style-name="T445_6">the</text:span><text:span text:style-name="T445_7"><text:s/></text:span><text:span text:style-name="T445_8">existing</text:span><text:span text:style-name="T445_9"><text:s/></text:span><text:span text:style-name="T445_10">user</text:span><text:span text:style-name="T445_11">,<text:s/></text:span><text:span text:style-name="T445_12">rather</text:span><text:span text:style-name="T445_13"><text:s/></text:span><text:span text:style-name="T445_14">than</text:span><text:span text:style-name="T445_15"><text:s/></text:span><text:span text:style-name="T445_16">adding</text:span><text:span text:style-name="T445_17"><text:s/></text:span><text:span text:style-name="T445_18">a</text:span><text:span text:style-name="T445_19"><text:s/></text:span><text:span text:style-name="T445_20">new</text:span><text:span text:style-name="T445_21"><text:s/></text:span><text:span text:style-name="T445_22">user</text:span></text:p>
      <text:p text:style-name="P446"><text:span text:style-name="T446_1"><text:tab/><text:tab/></text:span><text:span text:style-name="T446_2">Adding</text:span><text:span text:style-name="T446_3"><text:s/></text:span><text:span text:style-name="T446_4">a</text:span><text:span text:style-name="T446_5"><text:s/></text:span><text:span text:style-name="T446_6">user</text:span><text:span text:style-name="T446_7"><text:s/></text:span><text:span text:style-name="T446_8">manually</text:span><text:span text:style-name="T446_9"><text:s/></text:span><text:span text:style-name="T446_10">after</text:span><text:span text:style-name="T446_11"><text:s/></text:span><text:span text:style-name="T446_12">the</text:span><text:span text:style-name="T446_13"><text:s/></text:span><text:span text:style-name="T446_14">fact</text:span><text:span text:style-name="T446_15"><text:s/></text:span><text:span text:style-name="T446_16">works</text:span><text:span text:style-name="T446_17"><text:s/></text:span><text:span text:style-name="T446_18">as</text:span><text:span text:style-name="T446_19"><text:s/></text:span><text:span text:style-name="T446_20">expected</text:span></text:p>
      <text:p text:style-name="P447"><text:span text:style-name="T447_1"><text:tab/><text:tab/></text:span><text:span text:style-name="T447_2">Update</text:span><text:span text:style-name="T447_3"><text:s/></text:span><text:span text:style-name="T447_4">Refracta</text:span><text:span text:style-name="T447_5">??<text:s text:c="2"/></text:span><text:span text:style-name="T447_6">-</text:span><text:span text:style-name="T447_7">Done</text:span><text:span text:style-name="T447_8">.<text:s/></text:span><text:span text:style-name="T447_9">Latest</text:span><text:span text:style-name="T447_10"><text:s/></text:span><text:span text:style-name="T447_11">versions</text:span><text:span text:style-name="T447_12"><text:s/></text:span><text:span text:style-name="T447_13">of</text:span><text:span text:style-name="T447_14"><text:s/></text:span><text:span text:style-name="T447_15">both</text:span><text:span text:style-name="T447_16"><text:s/></text:span><text:span text:style-name="T447_17">installed</text:span><text:span text:style-name="T447_18">.<text:s/></text:span></text:p>
      <text:p text:style-name="P448"/>
      <text:p text:style-name="P449"><text:span text:style-name="T449_1">BUG</text:span><text:span text:style-name="T449_2">:<text:s/></text:span><text:span text:style-name="T449_3">-<text:s/></text:span><text:span text:style-name="T449_4">When</text:span><text:span text:style-name="T449_5"><text:s/></text:span><text:span text:style-name="T449_6">changing</text:span><text:span text:style-name="T449_7"><text:s/></text:span><text:span text:style-name="T449_8">resolutions</text:span><text:span text:style-name="T449_9"><text:s/></text:span><text:span text:style-name="T449_10">via</text:span><text:span text:style-name="T449_11"><text:s/></text:span><text:span text:style-name="T449_12">scripts</text:span><text:span text:style-name="T449_13">,<text:s/></text:span><text:span text:style-name="T449_14">wallpaper</text:span><text:span text:style-name="T449_15"><text:s/></text:span><text:span text:style-name="T449_16">is</text:span><text:span text:style-name="T449_17"><text:s/></text:span><text:span text:style-name="T449_18">tiled</text:span><text:span text:style-name="T449_19">.</text:span></text:p>
      <text:p text:style-name="P450"><text:span text:style-name="T450_1"><text:tab/><text:tab/></text:span><text:span text:style-name="T450_2">find</text:span><text:span text:style-name="T450_3"><text:s/></text:span><text:span text:style-name="T450_4">a</text:span><text:span text:style-name="T450_5"><text:s/></text:span><text:span text:style-name="T450_6">method</text:span><text:span text:style-name="T450_7"><text:s/></text:span><text:span text:style-name="T450_8">with</text:span><text:span text:style-name="T450_9"><text:s/></text:span><text:span text:style-name="T450_10">scripting</text:span><text:span text:style-name="T450_11"><text:s/></text:span><text:span text:style-name="T450_12">to</text:span><text:span text:style-name="T450_13"><text:s/></text:span><text:span text:style-name="T450_14">set</text:span><text:span text:style-name="T450_15"><text:s/></text:span><text:span text:style-name="T450_16">wallpaper</text:span><text:span text:style-name="T450_17"><text:s/></text:span><text:span text:style-name="T450_18">to</text:span><text:span text:style-name="T450_19"><text:s/></text:span><text:span text:style-name="T450_20">Nobackdrop</text:span><text:span text:style-name="T450_21"><text:s/></text:span><text:span text:style-name="T450_22">or</text:span></text:p>
      <text:p text:style-name="P451"><text:span text:style-name="T451_1"><text:tab/><text:tab/></text:span><text:span text:style-name="T451_2">set</text:span><text:span text:style-name="T451_3"><text:s/></text:span><text:span text:style-name="T451_4">NoBackdrop</text:span><text:span text:style-name="T451_5"><text:s/></text:span><text:span text:style-name="T451_6">as</text:span><text:span text:style-name="T451_7"><text:s/></text:span><text:span text:style-name="T451_8">default</text:span><text:span text:style-name="T451_9"><text:s/></text:span><text:span text:style-name="T451_10">and</text:span><text:span text:style-name="T451_11"><text:s/></text:span><text:span text:style-name="T451_12">script</text:span><text:span text:style-name="T451_13"><text:s/></text:span><text:span text:style-name="T451_14">wallpaper</text:span><text:span text:style-name="T451_15"><text:s/></text:span><text:span text:style-name="T451_16">in</text:span><text:span text:style-name="T451_17"><text:s/></text:span><text:span text:style-name="T451_18">to</text:span><text:span text:style-name="T451_19"><text:s/></text:span><text:span text:style-name="T451_20">xinitrc</text:span><text:span text:style-name="T451_21">?</text:span></text:p>
      <text:p text:style-name="P452"/>
      <text:p text:style-name="P453"><text:span text:style-name="T453_1">BUG</text:span><text:span text:style-name="T453_2">:<text:s/></text:span><text:span text:style-name="T453_3">-<text:s/></text:span><text:span text:style-name="T453_4">When</text:span><text:span text:style-name="T453_5"><text:s/></text:span><text:span text:style-name="T453_6">changing</text:span><text:span text:style-name="T453_7"><text:s/></text:span><text:span text:style-name="T453_8">resolutions</text:span><text:span text:style-name="T453_9"><text:s/></text:span><text:span text:style-name="T453_10">via</text:span><text:span text:style-name="T453_11"><text:s/></text:span><text:span text:style-name="T453_12">script</text:span><text:span text:style-name="T453_13">,<text:s/></text:span><text:span text:style-name="T453_14">change</text:span><text:span text:style-name="T453_15"><text:s/></text:span><text:span text:style-name="T453_16">is</text:span><text:span text:style-name="T453_17"><text:s/></text:span><text:span text:style-name="T453_18">lost</text:span><text:span text:style-name="T453_19"><text:s/></text:span><text:span text:style-name="T453_20">on</text:span><text:span text:style-name="T453_21"><text:s/></text:span><text:span text:style-name="T453_22">log</text:span><text:span text:style-name="T453_23">-</text:span><text:span text:style-name="T453_24">out</text:span></text:p>
      <text:p text:style-name="P454"><text:span text:style-name="T454_1"><text:tab/><text:tab/></text:span><text:span text:style-name="T454_2">fixed</text:span><text:span text:style-name="T454_3">.</text:span></text:p>
      <text:p text:style-name="P455"/>
      <text:p text:style-name="P456"><text:span text:style-name="T456_1">BUG</text:span><text:span text:style-name="T456_2">:<text:s/></text:span><text:span text:style-name="T456_3">-<text:s/></text:span><text:span text:style-name="T456_4">Dtpad</text:span><text:span text:style-name="T456_5"><text:s/></text:span><text:span text:style-name="T456_6">is</text:span><text:span text:style-name="T456_7"><text:s/></text:span><text:span text:style-name="T456_8">missing</text:span><text:span text:style-name="T456_9"><text:s/></text:span><text:span text:style-name="T456_10">from</text:span><text:span text:style-name="T456_11"><text:s/>/</text:span><text:span text:style-name="T456_12">etc</text:span><text:span text:style-name="T456_13">/</text:span><text:span text:style-name="T456_14">skel</text:span><text:span text:style-name="T456_15"><text:s/></text:span><text:span text:style-name="T456_16">user</text:span><text:span text:style-name="T456_17">,<text:s/></text:span><text:span text:style-name="T456_18">and</text:span><text:span text:style-name="T456_19"><text:s/></text:span><text:span text:style-name="T456_20">thus</text:span><text:span text:style-name="T456_21"><text:s/></text:span><text:span text:style-name="T456_22">missing</text:span><text:span text:style-name="T456_23"><text:s/></text:span><text:span text:style-name="T456_24">from</text:span><text:span text:style-name="T456_25"><text:s/></text:span><text:span text:style-name="T456_26">the</text:span><text:span text:style-name="T456_27"><text:s/></text:span><text:span text:style-name="T456_28">panel</text:span><text:span text:style-name="T456_29">!</text:span></text:p>
      <text:p text:style-name="P457"><text:span text:style-name="T457_1"><text:tab/><text:tab/></text:span><text:span text:style-name="T457_2">I</text:span><text:span text:style-name="T457_3">’</text:span><text:span text:style-name="T457_4">m</text:span><text:span text:style-name="T457_5"><text:s/></text:span><text:span text:style-name="T457_6">so</text:span><text:span text:style-name="T457_7"><text:s/></text:span><text:span text:style-name="T457_8">very</text:span><text:span text:style-name="T457_9"><text:s/></text:span><text:span text:style-name="T457_10">sorry</text:span><text:span text:style-name="T457_11">.<text:s/></text:span><text:span text:style-name="T457_12">Somewhat</text:span><text:span text:style-name="T457_13"><text:s/></text:span><text:span text:style-name="T457_14">appalled</text:span><text:span text:style-name="T457_15"><text:s/></text:span><text:span text:style-name="T457_16">with</text:span><text:span text:style-name="T457_17"><text:s/></text:span><text:span text:style-name="T457_18">myself</text:span><text:span text:style-name="T457_19"><text:s/></text:span><text:span text:style-name="T457_20">for</text:span><text:span text:style-name="T457_21"><text:s/></text:span><text:span text:style-name="T457_22">leaving</text:span><text:span text:style-name="T457_23"><text:s/></text:span><text:span text:style-name="T457_24">it</text:span><text:span text:style-name="T457_25"><text:s/></text:span><text:span text:style-name="T457_26">out</text:span><text:span text:style-name="T457_27">...</text:span></text:p>
      <text:p text:style-name="P458"/>
      <text:p text:style-name="P459"><text:span text:style-name="T459_1">REGRESS</text:span><text:span text:style-name="T459_2">:<text:s/></text:span><text:span text:style-name="T459_3">-<text:s/></text:span><text:span text:style-name="T459_4">New</text:span><text:span text:style-name="T459_5"><text:s/></text:span><text:span text:style-name="T459_6">users</text:span><text:span text:style-name="T459_7"><text:s/></text:span><text:span text:style-name="T459_8">are</text:span><text:span text:style-name="T459_9"><text:s/></text:span><text:span text:style-name="T459_10">not</text:span><text:span text:style-name="T459_11"><text:s/></text:span><text:span text:style-name="T459_12">automatically</text:span><text:span text:style-name="T459_13"><text:s/></text:span><text:span text:style-name="T459_14">added</text:span><text:span text:style-name="T459_15"><text:s/></text:span><text:span text:style-name="T459_16">to</text:span><text:span text:style-name="T459_17"><text:s/>‘</text:span><text:span text:style-name="T459_18">netdev</text:span><text:span text:style-name="T459_19">’<text:s/></text:span><text:span text:style-name="T459_20">group</text:span><text:span text:style-name="T459_21">.</text:span></text:p>
      <text:p text:style-name="P460"><text:span text:style-name="T460_1"><text:tab/><text:tab/></text:span><text:span text:style-name="T460_2">can</text:span><text:span text:style-name="T460_3"><text:s/></text:span><text:span text:style-name="T460_4">the</text:span><text:span text:style-name="T460_5"><text:s/></text:span><text:span text:style-name="T460_6">adduser</text:span><text:span text:style-name="T460_7"><text:s/></text:span><text:span text:style-name="T460_8">script</text:span><text:span text:style-name="T460_9"><text:s/></text:span><text:span text:style-name="T460_10">be</text:span><text:span text:style-name="T460_11"><text:s/></text:span><text:span text:style-name="T460_12">modified</text:span><text:span text:style-name="T460_13">?<text:s/></text:span><text:span text:style-name="T460_14">if</text:span><text:span text:style-name="T460_15"><text:s/></text:span><text:span text:style-name="T460_16">not</text:span><text:span text:style-name="T460_17">,<text:s/></text:span><text:span text:style-name="T460_18">script</text:span><text:span text:style-name="T460_19"><text:s/></text:span><text:span text:style-name="T460_20">something</text:span></text:p>
      <text:p text:style-name="P461"><text:span text:style-name="T461_1"><text:tab/><text:tab/></text:span><text:span text:style-name="T461_2">added</text:span><text:span text:style-name="T461_3"><text:s/></text:span><text:span text:style-name="T461_4">issue</text:span><text:span text:style-name="T461_5"><text:s/></text:span><text:span text:style-name="T461_6">to</text:span><text:span text:style-name="T461_7"><text:s/></text:span><text:span text:style-name="T461_8">FUTURE</text:span><text:span text:style-name="T461_9"><text:s/>(</text:span><text:span text:style-name="T461_10">customizeCDE</text:span><text:span text:style-name="T461_11">)<text:s/></text:span><text:span text:style-name="T461_12">script</text:span><text:span text:style-name="T461_13">.</text:span></text:p>
      <text:p text:style-name="P462"/>
      <text:p text:style-name="P463"><text:span text:style-name="T463_1">BUG</text:span><text:span text:style-name="T463_2">:<text:s/></text:span><text:span text:style-name="T463_3">-<text:s text:c="2"/></text:span><text:span text:style-name="T463_4">transmission</text:span><text:span text:style-name="T463_5"><text:s/></text:span><text:span text:style-name="T463_6">torrent</text:span><text:span text:style-name="T463_7"><text:s/></text:span><text:span text:style-name="T463_8">client</text:span><text:span text:style-name="T463_9"><text:s/></text:span><text:span text:style-name="T463_10">dtaction</text:span><text:span text:style-name="T463_11"><text:s/></text:span><text:span text:style-name="T463_12">is</text:span><text:span text:style-name="T463_13"><text:s/></text:span><text:span text:style-name="T463_14">broken</text:span><text:span text:style-name="T463_15">!</text:span></text:p>
      <text:p text:style-name="P464"/>
      <text:p text:style-name="P465"><text:span text:style-name="T465_1">DONE</text:span><text:span text:style-name="T465_2">:</text:span><text:span text:style-name="T465_3"><text:s text:c="2"/>-<text:s/></text:span><text:span text:style-name="T465_4">Fix</text:span><text:span text:style-name="T465_5"><text:s/></text:span><text:span text:style-name="T465_6">resolution</text:span><text:span text:style-name="T465_7"><text:s/></text:span><text:span text:style-name="T465_8">change</text:span><text:span text:style-name="T465_9"><text:s/></text:span><text:span text:style-name="T465_10">scripts</text:span><text:span text:style-name="T465_11"><text:s/></text:span><text:span text:style-name="T465_12">to</text:span><text:span text:style-name="T465_13"><text:s/></text:span><text:span text:style-name="T465_14">kill</text:span><text:span text:style-name="T465_15"><text:s/></text:span><text:span text:style-name="T465_16">stalonetray</text:span><text:span text:style-name="T465_17"><text:s/></text:span><text:span text:style-name="T465_18">and</text:span><text:span text:style-name="T465_19"><text:s/></text:span><text:span text:style-name="T465_20">then</text:span><text:span text:style-name="T465_21"><text:s/></text:span><text:span text:style-name="T465_22">relaunch</text:span><text:span text:style-name="T465_23"><text:s/></text:span><text:span text:style-name="T465_24">it</text:span><text:span text:style-name="T465_25"><text:s/></text:span><text:span text:style-name="T465_26">via</text:span></text:p>
      <text:p text:style-name="P466"><text:span text:style-name="T466_1"><text:tab/><text:tab/></text:span><text:span text:style-name="T466_2">nmgui</text:span></text:p>
      <text:p text:style-name="P467"/>
      <text:p text:style-name="P468"/>
      <text:p text:style-name="P469"><text:span text:style-name="T469_1">REGRESS</text:span><text:span text:style-name="T469_2"><text:s/>-<text:s/></text:span><text:span text:style-name="T469_3">Investigate</text:span><text:span text:style-name="T469_4"><text:s/></text:span><text:span text:style-name="T469_5"><text:a xlink:type="simple" xlink:href="http://files.pcode.nl/debian/new/Mofit/"><text:span text:style-name="T469_6">GTK</text:span></text:a></text:span><text:span text:style-name="T469_7">/</text:span><text:span text:style-name="T469_8"><text:a xlink:type="simple" xlink:href="http://doc.qt.digia.com/stable/gallery-cde.html"><text:span text:style-name="T469_9">QT</text:span></text:a></text:span><text:span text:style-name="T469_10"><text:s/></text:span><text:span text:style-name="T469_11">default</text:span><text:span text:style-name="T469_12"><text:s/></text:span><text:span text:style-name="T469_13">scheme</text:span><text:span text:style-name="T469_14">,<text:s/></text:span><text:span text:style-name="T469_15">consider</text:span><text:span text:style-name="T469_16"><text:s/></text:span><text:span text:style-name="T469_17">cleanice</text:span><text:span text:style-name="T469_18">/</text:span><text:span text:style-name="T469_19">CDE</text:span></text:p>
      <text:p text:style-name="P470"><text:span text:style-name="T470_1"><text:tab/><text:tab/>-<text:s/></text:span><text:span text:style-name="T470_2">per</text:span><text:span text:style-name="T470_3"><text:s/></text:span><text:span text:style-name="T470_4">user</text:span><text:span text:style-name="T470_5"><text:s/></text:span><text:span text:style-name="T470_6">suggestion</text:span><text:span text:style-name="T470_7">,<text:s/></text:span><text:span text:style-name="T470_8">thanks</text:span><text:span text:style-name="T470_9"><text:s/></text:span><text:span text:style-name="T470_10">pmjdebrujin</text:span><text:span text:style-name="T470_11">!</text:span></text:p>
      <text:p text:style-name="P471"><text:span text:style-name="T471_1"><text:tab/><text:tab/></text:span><text:span text:style-name="T471_2">Also</text:span><text:span text:style-name="T471_3">,<text:s/></text:span><text:span text:style-name="T471_4">themes</text:span><text:span text:style-name="T471_5"><text:s/></text:span><text:span text:style-name="T471_6">for</text:span><text:span text:style-name="T471_7"><text:s/></text:span><text:span text:style-name="T471_8">network</text:span><text:span text:style-name="T471_9"><text:s/></text:span><text:span text:style-name="T471_10">manager</text:span><text:span text:style-name="T471_11">:<text:s/></text:span><text:span text:style-name="T471_12"><text:a xlink:type="simple" xlink:href="http://askubuntu.com/questions/170950/"><text:span text:style-name="T471_13">http</text:span></text:a></text:span><text:span text:style-name="T471_14"><text:a xlink:type="simple" xlink:href="http://askubuntu.com/questions/170950/"><text:span text:style-name="T471_15">://</text:span></text:a></text:span><text:span text:style-name="T471_16"><text:a xlink:type="simple" xlink:href="http://askubuntu.com/questions/170950/"><text:span text:style-name="T471_17">askubuntu</text:span></text:a></text:span><text:span text:style-name="T471_18"><text:a xlink:type="simple" xlink:href="http://askubuntu.com/questions/170950/"><text:span text:style-name="T471_19">.</text:span></text:a></text:span><text:span text:style-name="T471_20"><text:a xlink:type="simple" xlink:href="http://askubuntu.com/questions/170950/"><text:span text:style-name="T471_21">com</text:span></text:a></text:span><text:span text:style-name="T471_22"><text:a xlink:type="simple" xlink:href="http://askubuntu.com/questions/170950/"><text:span text:style-name="T471_23">.../</text:span></text:a></text:span></text:p>
      <text:p text:style-name="P472"/>
      <text:p text:style-name="P473"><text:span text:style-name="T473_1">REGRESS</text:span><text:span text:style-name="T473_2"><text:s/>-<text:s/></text:span><text:span text:style-name="T473_3">snapshot</text:span><text:span text:style-name="T473_4">2</text:span><text:span text:style-name="T473_5">usb</text:span><text:span text:style-name="T473_6">?<text:s/></text:span><text:span text:style-name="T473_7">testing</text:span><text:span text:style-name="T473_8"><text:s/></text:span><text:span text:style-name="T473_9">NEED</text:span><text:span text:style-name="T473_10"><text:s/></text:span><text:span text:style-name="T473_11">alternate</text:span><text:span text:style-name="T473_12"><text:s/></text:span><text:span text:style-name="T473_13">USB</text:span><text:span text:style-name="T473_14"><text:s/></text:span><text:span text:style-name="T473_15">installer</text:span><text:span text:style-name="T473_16">.</text:span></text:p>
      <text:p text:style-name="P474"><text:span text:style-name="T474_1"><text:tab/><text:tab/></text:span><text:span text:style-name="T474_2">issues</text:span><text:span text:style-name="T474_3"><text:s/></text:span><text:span text:style-name="T474_4">with</text:span><text:span text:style-name="T474_5"><text:s/></text:span><text:span text:style-name="T474_6">broken</text:span><text:span text:style-name="T474_7"><text:s/></text:span><text:span text:style-name="T474_8">dependencies</text:span><text:span text:style-name="T474_9"><text:s/></text:span><text:span text:style-name="T474_10">after</text:span><text:span text:style-name="T474_11"><text:s/></text:span><text:span text:style-name="T474_12">last</text:span><text:span text:style-name="T474_13"><text:s/></text:span><text:span text:style-name="T474_14">apt</text:span><text:span text:style-name="T474_15">-</text:span><text:span text:style-name="T474_16">get</text:span><text:span text:style-name="T474_17"><text:s/></text:span><text:span text:style-name="T474_18">upgrade</text:span><text:span text:style-name="T474_19"><text:s/></text:span><text:span text:style-name="T474_20">left</text:span><text:span text:style-name="T474_21"><text:s/></text:span></text:p>
      <text:p text:style-name="P475"><text:span text:style-name="T475_1"><text:tab/><text:tab/></text:span><text:span text:style-name="T475_2">apt</text:span><text:span text:style-name="T475_3"><text:s/></text:span><text:span text:style-name="T475_4">asking</text:span><text:span text:style-name="T475_5"><text:s/></text:span><text:span text:style-name="T475_6">for</text:span><text:span text:style-name="T475_7"><text:s/></text:span><text:span text:style-name="T475_8">an</text:span><text:span text:style-name="T475_9"><text:s/>-</text:span><text:span text:style-name="T475_10">f</text:span><text:span text:style-name="T475_11"><text:s/></text:span><text:span text:style-name="T475_12">install</text:span><text:span text:style-name="T475_13"><text:s/></text:span><text:span text:style-name="T475_14">for</text:span><text:span text:style-name="T475_15"><text:s/></text:span><text:span text:style-name="T475_16">snapshot</text:span><text:span text:style-name="T475_17">2</text:span><text:span text:style-name="T475_18">usb</text:span><text:span text:style-name="T475_19">.<text:s/></text:span><text:span text:style-name="T475_20">Will</text:span><text:span text:style-name="T475_21"><text:s/></text:span><text:span text:style-name="T475_22">have</text:span><text:span text:style-name="T475_23"><text:s/></text:span><text:span text:style-name="T475_24">to</text:span><text:span text:style-name="T475_25"><text:s/></text:span><text:span text:style-name="T475_26">forego</text:span><text:span text:style-name="T475_27"><text:s/></text:span><text:span text:style-name="T475_28">this</text:span></text:p>
      <text:p text:style-name="P476"><text:span text:style-name="T476_1"><text:tab/><text:tab/></text:span><text:span text:style-name="T476_2">program</text:span><text:span text:style-name="T476_3"><text:s/></text:span><text:span text:style-name="T476_4">and</text:span><text:span text:style-name="T476_5"><text:s/></text:span><text:span text:style-name="T476_6">check</text:span><text:span text:style-name="T476_7"><text:s/></text:span><text:span text:style-name="T476_8">in</text:span><text:span text:style-name="T476_9"><text:s/></text:span><text:span text:style-name="T476_10">to</text:span><text:span text:style-name="T476_11"><text:s/>.</text:span><text:span text:style-name="T476_12">iso</text:span><text:span text:style-name="T476_13"><text:s/></text:span><text:span text:style-name="T476_14">to</text:span><text:span text:style-name="T476_15"><text:s/></text:span><text:span text:style-name="T476_16">usb</text:span><text:span text:style-name="T476_17"><text:s/></text:span><text:span text:style-name="T476_18">direct</text:span><text:span text:style-name="T476_19"><text:s/></text:span><text:span text:style-name="T476_20">via</text:span><text:span text:style-name="T476_21"><text:s/></text:span><text:span text:style-name="T476_22">dd</text:span><text:span text:style-name="T476_23"><text:s/></text:span><text:span text:style-name="T476_24">if</text:span><text:span text:style-name="T476_25">=<text:s/></text:span><text:span text:style-name="T476_26">of</text:span><text:span text:style-name="T476_27">=<text:s/></text:span><text:span text:style-name="T476_28">or</text:span><text:span text:style-name="T476_29"><text:s/></text:span><text:span text:style-name="T476_30">similar</text:span></text:p>
      <text:p text:style-name="P477"><text:span text:style-name="T477_1"><text:tab/><text:tab/><text:tab/></text:span><text:span text:style-name="T477_2">maybe</text:span><text:span text:style-name="T477_3"><text:s/></text:span><text:span text:style-name="T477_4">OSX</text:span><text:span text:style-name="T477_5"><text:s/></text:span><text:span text:style-name="T477_6">disk</text:span><text:span text:style-name="T477_7"><text:s/></text:span><text:span text:style-name="T477_8">Utility</text:span><text:span text:style-name="T477_9"><text:s/></text:span><text:span text:style-name="T477_10">can</text:span><text:span text:style-name="T477_11"><text:s/>‘</text:span><text:span text:style-name="T477_12">Restore</text:span><text:span text:style-name="T477_13">’<text:s/></text:span><text:span text:style-name="T477_14">an</text:span><text:span text:style-name="T477_15"><text:s/>.</text:span><text:span text:style-name="T477_16">iso</text:span><text:span text:style-name="T477_17"><text:s/></text:span><text:span text:style-name="T477_18">to</text:span><text:span text:style-name="T477_19"><text:s/></text:span><text:span text:style-name="T477_20">USB</text:span><text:span text:style-name="T477_21"><text:s/></text:span><text:span text:style-name="T477_22">disk</text:span><text:span text:style-name="T477_23">?</text:span></text:p>
      <text:p text:style-name="P478"/>
      <text:p text:style-name="P479"><text:span text:style-name="T479_1">REGRESS</text:span><text:span text:style-name="T479_2"><text:s/>-<text:s/></text:span><text:span text:style-name="T479_3">documentation</text:span><text:span text:style-name="T479_4">,<text:s/></text:span><text:span text:style-name="T479_5">documentation</text:span><text:span text:style-name="T479_6">,<text:s/></text:span><text:span text:style-name="T479_7">documentation</text:span><text:span text:style-name="T479_8">.</text:span></text:p>
      <text:p text:style-name="P480"><text:span text:style-name="T480_1"><text:tab/><text:tab/></text:span><text:span text:style-name="T480_2">How</text:span><text:span text:style-name="T480_3"><text:s/></text:span><text:span text:style-name="T480_4">to</text:span><text:span text:style-name="T480_5"><text:s/></text:span><text:span text:style-name="T480_6">make</text:span><text:span text:style-name="T480_7"><text:s/></text:span><text:span text:style-name="T480_8">a</text:span><text:span text:style-name="T480_9"><text:s/></text:span><text:span text:style-name="T480_10">dtaction</text:span><text:span text:style-name="T480_11"><text:s/></text:span><text:span text:style-name="T480_12">file</text:span></text:p>
      <text:p text:style-name="P481"><text:span text:style-name="T481_1"><text:tab/><text:tab/></text:span><text:span text:style-name="T481_2">How</text:span><text:span text:style-name="T481_3"><text:s/></text:span><text:span text:style-name="T481_4">to</text:span><text:span text:style-name="T481_5"><text:s/></text:span><text:span text:style-name="T481_6">format</text:span><text:span text:style-name="T481_7"><text:s/></text:span><text:span text:style-name="T481_8">icons</text:span><text:span text:style-name="T481_9"><text:s/></text:span><text:span text:style-name="T481_10">with</text:span><text:span text:style-name="T481_11"><text:s/></text:span><text:span text:style-name="T481_12">GIMP</text:span><text:span text:style-name="T481_13"><text:s/></text:span><text:span text:style-name="T481_14">in</text:span><text:span text:style-name="T481_15"><text:s/></text:span><text:span text:style-name="T481_16">to</text:span><text:span text:style-name="T481_17"><text:s/>.</text:span><text:span text:style-name="T481_18">xpm</text:span><text:span text:style-name="T481_19">,<text:s/></text:span><text:span text:style-name="T481_20">create</text:span><text:span text:style-name="T481_21"><text:s/></text:span><text:span text:style-name="T481_22">dticon</text:span><text:span text:style-name="T481_23"><text:s/></text:span><text:span text:style-name="T481_24">sets</text:span></text:p>
      <text:p text:style-name="P482"><text:span text:style-name="T482_1"><text:tab/></text:span><text:span text:style-name="T482_2">DONE</text:span><text:span text:style-name="T482_3">:</text:span><text:span text:style-name="T482_4"><text:a xlink:type="simple" xlink:href="http://youtu.be/NyIsqX9wEWA"><text:span text:style-name="T482_5">How</text:span></text:a></text:span><text:span text:style-name="T482_6"><text:a xlink:type="simple" xlink:href="http://youtu.be/NyIsqX9wEWA"><text:span text:style-name="T482_7"><text:s/></text:span></text:a></text:span><text:span text:style-name="T482_8"><text:a xlink:type="simple" xlink:href="http://youtu.be/NyIsqX9wEWA"><text:span text:style-name="T482_9">to</text:span></text:a></text:span><text:span text:style-name="T482_10"><text:a xlink:type="simple" xlink:href="http://youtu.be/NyIsqX9wEWA"><text:span text:style-name="T482_11"><text:s/></text:span></text:a></text:span><text:span text:style-name="T482_12"><text:a xlink:type="simple" xlink:href="http://youtu.be/NyIsqX9wEWA"><text:span text:style-name="T482_13">install</text:span></text:a></text:span><text:span text:style-name="T482_14"><text:a xlink:type="simple" xlink:href="http://youtu.be/NyIsqX9wEWA"><text:span text:style-name="T482_15"><text:s/></text:span></text:a></text:span><text:span text:style-name="T482_16"><text:a xlink:type="simple" xlink:href="http://youtu.be/NyIsqX9wEWA"><text:span text:style-name="T482_17">using</text:span></text:a></text:span><text:span text:style-name="T482_18"><text:a xlink:type="simple" xlink:href="http://youtu.be/NyIsqX9wEWA"><text:span text:style-name="T482_19"><text:s/></text:span></text:a></text:span><text:span text:style-name="T482_20"><text:a xlink:type="simple" xlink:href="http://youtu.be/NyIsqX9wEWA"><text:span text:style-name="T482_21">Expert</text:span></text:a></text:span><text:span text:style-name="T482_22"><text:a xlink:type="simple" xlink:href="http://youtu.be/NyIsqX9wEWA"><text:span text:style-name="T482_23"><text:s/></text:span></text:a></text:span><text:span text:style-name="T482_24"><text:a xlink:type="simple" xlink:href="http://youtu.be/NyIsqX9wEWA"><text:span text:style-name="T482_25">Mode</text:span></text:a></text:span><text:span text:style-name="T482_26"><text:a xlink:type="simple" xlink:href="http://youtu.be/NyIsqX9wEWA"><text:span text:style-name="T482_27"><text:s/></text:span></text:a></text:span><text:span text:style-name="T482_28">-<text:s/></text:span><text:span text:style-name="T482_29">Video</text:span><text:span text:style-name="T482_30">,<text:s/></text:span><text:span text:style-name="T482_31">replaces</text:span><text:span text:style-name="T482_32"><text:s/>0.4<text:s/></text:span><text:span text:style-name="T482_33">video</text:span><text:span text:style-name="T482_34">.</text:span></text:p>
      <text:p text:style-name="P483"/>
      <text:p text:style-name="P484"><text:span text:style-name="T484_1">REGRESS</text:span><text:span text:style-name="T484_2"><text:s/>-<text:s/></text:span><text:span text:style-name="T484_3">Runonce</text:span><text:span text:style-name="T484_4"><text:s/></text:span><text:span text:style-name="T484_5">application</text:span><text:span text:style-name="T484_6"><text:s/></text:span><text:span text:style-name="T484_7">to</text:span><text:span text:style-name="T484_8"><text:s/></text:span><text:span text:style-name="T484_9">configure</text:span><text:span text:style-name="T484_10"><text:s/></text:span><text:span text:style-name="T484_11">system</text:span><text:span text:style-name="T484_12"><text:s/></text:span><text:span text:style-name="T484_13">with</text:span><text:span text:style-name="T484_14"><text:s/></text:span><text:span text:style-name="T484_15">custom</text:span><text:span text:style-name="T484_16"><text:s/></text:span><text:span text:style-name="T484_17">user</text:span><text:span text:style-name="T484_18">,<text:s/></text:span><text:span text:style-name="T484_19">root</text:span></text:p>
      <text:p text:style-name="P485"><text:span text:style-name="T485_1"><text:tab/><text:tab/></text:span><text:span text:style-name="T485_2">password</text:span><text:span text:style-name="T485_3"><text:s/></text:span><text:span text:style-name="T485_4">change</text:span><text:span text:style-name="T485_5">,<text:s/></text:span><text:span text:style-name="T485_6">offer</text:span><text:span text:style-name="T485_7"><text:s/></text:span><text:span text:style-name="T485_8">to</text:span><text:span text:style-name="T485_9"><text:s/></text:span><text:span text:style-name="T485_10">install</text:span><text:span text:style-name="T485_11"><text:s/></text:span><text:span text:style-name="T485_12">to</text:span><text:span text:style-name="T485_13"><text:s/></text:span><text:span text:style-name="T485_14">disk</text:span><text:span text:style-name="T485_15">,<text:s/></text:span><text:span text:style-name="T485_16">add</text:span><text:span text:style-name="T485_17"><text:s/></text:span><text:span text:style-name="T485_18">new</text:span><text:span text:style-name="T485_19"><text:s/></text:span><text:span text:style-name="T485_20">user</text:span></text:p>
      <text:p text:style-name="P486"><text:span text:style-name="T486_1"><text:tab/><text:tab/><text:tab/></text:span><text:span text:style-name="T486_2">working</text:span><text:span text:style-name="T486_3"><text:s/></text:span><text:span text:style-name="T486_4">title</text:span><text:span text:style-name="T486_5"><text:s/>“</text:span><text:span text:style-name="T486_6">customizeCDE</text:span><text:span text:style-name="T486_7">”<text:s/>??</text:span></text:p>
      <text:p text:style-name="P487"/>
      <text:p text:style-name="P488"><text:span text:style-name="T488_1">INPROG</text:span><text:span text:style-name="T488_2"><text:s/>-<text:s/></text:span><text:span text:style-name="T488_3">New</text:span><text:span text:style-name="T488_4"><text:s/></text:span><text:span text:style-name="T488_5">Applications</text:span></text:p>
      <text:p text:style-name="P489"><text:span text:style-name="T489_1"><text:tab/><text:tab/></text:span><text:span text:style-name="T489_2">bitcoind</text:span><text:span text:style-name="T489_3">?</text:span><text:span text:style-name="T489_4"><text:s/></text:span><text:span text:style-name="T489_5">included</text:span><text:span text:style-name="T489_6"><text:s/></text:span><text:span text:style-name="T489_7">with</text:span><text:span text:style-name="T489_8"><text:s/></text:span><text:span text:style-name="T489_9">Bitcoin</text:span><text:span text:style-name="T489_10">-</text:span><text:span text:style-name="T489_11">QT</text:span><text:span text:style-name="T489_12">/</text:span><text:span text:style-name="T489_13">LiteCoin</text:span><text:span text:style-name="T489_14">-</text:span><text:span text:style-name="T489_15">QT</text:span><text:span text:style-name="T489_16"><text:s/></text:span><text:span text:style-name="T489_17">(</text:span><text:span text:style-name="T489_18">manual</text:span><text:span text:style-name="T489_19"><text:s/></text:span><text:span text:style-name="T489_20">downloads</text:span><text:span text:style-name="T489_21">)</text:span></text:p>
      <text:p text:style-name="P490"><text:span text:style-name="T490_1"><text:tab/><text:tab/></text:span><text:span text:style-name="T490_2">Java</text:span><text:span text:style-name="T490_3">+</text:span><text:span text:style-name="T490_4">JRE</text:span><text:span text:style-name="T490_5"><text:s/>(</text:span><text:span text:style-name="T490_6">apt</text:span><text:span text:style-name="T490_7">-</text:span><text:span text:style-name="T490_8">get</text:span><text:span text:style-name="T490_9"><text:s/></text:span><text:span text:style-name="T490_10">install</text:span><text:span text:style-name="T490_11"><text:s/></text:span><text:span text:style-name="T490_12">sun</text:span><text:span text:style-name="T490_13">-</text:span><text:span text:style-name="T490_14">java</text:span><text:span text:style-name="T490_15">6-</text:span><text:span text:style-name="T490_16">jre</text:span><text:span text:style-name="T490_17"><text:s/></text:span><text:span text:style-name="T490_18">from</text:span><text:span text:style-name="T490_19"><text:s/></text:span><text:span text:style-name="T490_20">nonfree</text:span><text:span text:style-name="T490_21">)+</text:span><text:span text:style-name="T490_22">Bitminter</text:span><text:span text:style-name="T490_23"><text:s/></text:span><text:span text:style-name="T490_24">Client</text:span></text:p>
      <text:p text:style-name="P491"><text:span text:style-name="T491_1"><text:tab/><text:tab/></text:span><text:span text:style-name="T491_2">CPUMiner</text:span></text:p>
      <text:p text:style-name="P492"><text:span text:style-name="T492_1">CGMiner</text:span><text:span text:style-name="T492_2">+</text:span><text:span text:style-name="T492_3">opencl</text:span><text:span text:style-name="T492_4">-</text:span><text:span text:style-name="T492_5">headers</text:span><text:span text:style-name="T492_6">+</text:span><text:span text:style-name="T492_7">AMDAPP</text:span><text:span text:style-name="T492_8">+</text:span><text:span text:style-name="T492_9">ADL</text:span><text:span text:style-name="T492_10"><text:s/>(</text:span><text:span text:style-name="T492_11">installed</text:span><text:span text:style-name="T492_12"><text:s/></text:span><text:span text:style-name="T492_13">in</text:span><text:span text:style-name="T492_14"><text:s/>/</text:span><text:span text:style-name="T492_15">opt</text:span><text:span text:style-name="T492_16">/)</text:span></text:p>
      <text:p text:style-name="P493"><text:span text:style-name="T493_1"><text:tab/><text:tab/></text:span><text:span text:style-name="T493_2">automake</text:span><text:span text:style-name="T493_3">/</text:span><text:span text:style-name="T493_4">autoconf</text:span></text:p>
      <text:p text:style-name="P494"><text:span text:style-name="T494_1"><text:tab/><text:tab/></text:span><text:span text:style-name="T494_2">REGRESS</text:span><text:span text:style-name="T494_3"><text:s/>-<text:s/></text:span><text:span text:style-name="T494_4">Audacity</text:span><text:span text:style-name="T494_5">/</text:span><text:span text:style-name="T494_6">VLC</text:span><text:span text:style-name="T494_7">/</text:span><text:span text:style-name="T494_8">XBMC</text:span><text:span text:style-name="T494_9">/</text:span><text:span text:style-name="T494_10">handbrake</text:span><text:span text:style-name="T494_11"><text:s/>(</text:span><text:span text:style-name="T494_12">see</text:span><text:span text:style-name="T494_13"><text:s/></text:span><text:span text:style-name="T494_14">Audio</text:span><text:span text:style-name="T494_15">??)</text:span></text:p>
      <text:p text:style-name="P495"><text:span text:style-name="T495_1"><text:tab/><text:tab/></text:span><text:span text:style-name="T495_2">XSane</text:span></text:p>
      <text:p text:style-name="P496"><text:span text:style-name="T496_1"><text:tab/><text:tab/></text:span></text:p>
      <text:p text:style-name="P497"><text:span text:style-name="T497_1">DONE</text:span><text:span text:style-name="T497_2">:</text:span><text:span text:style-name="T497_3"><text:s/>-<text:s/></text:span><text:span text:style-name="T497_4">Add</text:span><text:span text:style-name="T497_5"><text:s/></text:span><text:span text:style-name="T497_6">OpenVPN</text:span><text:span text:style-name="T497_7">/</text:span><text:span text:style-name="T497_8">CiscoVPN</text:span><text:span text:style-name="T497_9"><text:s/></text:span><text:span text:style-name="T497_10">network</text:span><text:span text:style-name="T497_11"><text:s/></text:span><text:span text:style-name="T497_12">manager</text:span><text:span text:style-name="T497_13"><text:s/></text:span><text:span text:style-name="T497_14">addins</text:span></text:p>
      <text:p text:style-name="P498"/>
      <text:p text:style-name="P499"><text:span text:style-name="T499_1">REGRESS</text:span><text:span text:style-name="T499_2"><text:s/>-<text:s/></text:span><text:span text:style-name="T499_3">Audio</text:span><text:span text:style-name="T499_4">??</text:span></text:p>
      <text:p text:style-name="P500"><text:span text:style-name="T500_1"><text:tab/><text:tab/></text:span><text:span text:style-name="T500_2">Does</text:span><text:span text:style-name="T500_3"><text:s/></text:span><text:span text:style-name="T500_4">this</text:span><text:span text:style-name="T500_5"><text:s/></text:span><text:span text:style-name="T500_6">even</text:span><text:span text:style-name="T500_7"><text:s/></text:span><text:span text:style-name="T500_8">work</text:span><text:span text:style-name="T500_9"><text:s/></text:span><text:span text:style-name="T500_10">at</text:span><text:span text:style-name="T500_11"><text:s/></text:span><text:span text:style-name="T500_12">all</text:span><text:span text:style-name="T500_13">?<text:s/></text:span><text:span text:style-name="T500_14">How</text:span><text:span text:style-name="T500_15"><text:s/></text:span><text:span text:style-name="T500_16">can</text:span><text:span text:style-name="T500_17"><text:s/></text:span><text:span text:style-name="T500_18">we</text:span><text:span text:style-name="T500_19"><text:s/></text:span><text:span text:style-name="T500_20">make</text:span><text:span text:style-name="T500_21"><text:s/></text:span><text:span text:style-name="T500_22">it</text:span><text:span text:style-name="T500_23"><text:s/></text:span><text:span text:style-name="T500_24">work</text:span><text:span text:style-name="T500_25"><text:s/></text:span><text:span text:style-name="T500_26">at</text:span><text:span text:style-name="T500_27"><text:s/></text:span><text:span text:style-name="T500_28">least</text:span><text:span text:style-name="T500_29"><text:s/></text:span><text:span text:style-name="T500_30">in</text:span><text:span text:style-name="T500_31"><text:s/></text:span><text:span text:style-name="T500_32">VMWare</text:span><text:span text:style-name="T500_33">?</text:span></text:p>
      <text:p text:style-name="P501"><text:span text:style-name="T501_1"><text:tab/><text:tab/></text:span><text:span text:style-name="T501_2">If</text:span><text:span text:style-name="T501_3"><text:s/></text:span><text:span text:style-name="T501_4">it</text:span><text:span text:style-name="T501_5"><text:s/></text:span><text:span text:style-name="T501_6">can</text:span><text:span text:style-name="T501_7"><text:s/></text:span><text:span text:style-name="T501_8">be</text:span><text:span text:style-name="T501_9"><text:s/></text:span><text:span text:style-name="T501_10">done</text:span><text:span text:style-name="T501_11">,<text:s/></text:span><text:span text:style-name="T501_12">add</text:span><text:span text:style-name="T501_13"><text:s/></text:span><text:span text:style-name="T501_14">in</text:span><text:span text:style-name="T501_15"><text:s/></text:span><text:span text:style-name="T501_16">a</text:span><text:span text:style-name="T501_17"><text:s/></text:span><text:span text:style-name="T501_18">few</text:span><text:span text:style-name="T501_19"><text:s/></text:span><text:span text:style-name="T501_20">new</text:span><text:span text:style-name="T501_21"><text:s/></text:span><text:span text:style-name="T501_22">apps</text:span><text:span text:style-name="T501_23"><text:s/></text:span><text:span text:style-name="T501_24">and</text:span><text:span text:style-name="T501_25"><text:s/></text:span><text:span text:style-name="T501_26">audio</text:span><text:span text:style-name="T501_27"><text:s/></text:span><text:span text:style-name="T501_28">control</text:span><text:span text:style-name="T501_29"><text:s/></text:span><text:span text:style-name="T501_30">for</text:span><text:span text:style-name="T501_31"><text:s/></text:span><text:span text:style-name="T501_32">stalonetray</text:span></text:p>
      <text:p text:style-name="P502"/>
      <text:p text:style-name="P503"><text:span text:style-name="T503_1">INPROG</text:span><text:span text:style-name="T503_2"><text:s/>-<text:s/></text:span><text:span text:style-name="T503_3">CUPS</text:span><text:span text:style-name="T503_4">/</text:span><text:span text:style-name="T503_5">Printing</text:span><text:span text:style-name="T503_6"><text:s/></text:span><text:span text:style-name="T503_7">System</text:span><text:span text:style-name="T503_8"><text:s/>-<text:s/></text:span><text:span text:style-name="T503_9">installed</text:span><text:span text:style-name="T503_10"><text:s/></text:span><text:span text:style-name="T503_11">while</text:span><text:span text:style-name="T503_12"><text:s/></text:span><text:span text:style-name="T503_13">adding</text:span><text:span text:style-name="T503_14"><text:s/></text:span><text:span text:style-name="T503_15">xsane</text:span><text:span text:style-name="T503_16">,<text:s/></text:span><text:span text:style-name="T503_17">regressing</text:span><text:span text:style-name="T503_18">.</text:span></text:p>
      <text:p text:style-name="P504"/>
      <text:p text:style-name="P505"><text:span text:style-name="T505_1">0.9<text:s/></text:span><text:span text:style-name="T505_2">FUTURE</text:span><text:span text:style-name="T505_3">:</text:span></text:p>
      <text:p text:style-name="P506"/>
      <text:p text:style-name="P507"><text:span text:style-name="T507_1">FUTURE</text:span><text:span text:style-name="T507_2"><text:s/>-<text:s/></text:span><text:span text:style-name="T507_3">Investigate</text:span><text:span text:style-name="T507_4"><text:s/></text:span><text:span text:style-name="T507_5"><text:a xlink:type="simple" xlink:href="http://files.pcode.nl/debian/new/Mofit/"><text:span text:style-name="T507_6">GTK</text:span></text:a></text:span><text:span text:style-name="T507_7">/</text:span><text:span text:style-name="T507_8"><text:a xlink:type="simple" xlink:href="http://doc.qt.digia.com/stable/gallery-cde.html"><text:span text:style-name="T507_9">QT</text:span></text:a></text:span><text:span text:style-name="T507_10"><text:s/></text:span><text:span text:style-name="T507_11">default</text:span><text:span text:style-name="T507_12"><text:s/></text:span><text:span text:style-name="T507_13">scheme</text:span><text:span text:style-name="T507_14">,<text:s/></text:span><text:span text:style-name="T507_15">consider</text:span><text:span text:style-name="T507_16"><text:s/></text:span><text:span text:style-name="T507_17">cleanice</text:span><text:span text:style-name="T507_18">/</text:span><text:span text:style-name="T507_19">CDE</text:span></text:p>
      <text:p text:style-name="P508"><text:span text:style-name="T508_1"><text:tab/><text:tab/>-<text:s/></text:span><text:span text:style-name="T508_2">per</text:span><text:span text:style-name="T508_3"><text:s/></text:span><text:span text:style-name="T508_4">user</text:span><text:span text:style-name="T508_5"><text:s/></text:span><text:span text:style-name="T508_6">suggestion</text:span><text:span text:style-name="T508_7">,<text:s/></text:span><text:span text:style-name="T508_8">thanks</text:span><text:span text:style-name="T508_9"><text:s/></text:span><text:span text:style-name="T508_10">pmjdebrujin</text:span><text:span text:style-name="T508_11">!</text:span></text:p>
      <text:p text:style-name="P509"><text:span text:style-name="T509_1"><text:tab/><text:tab/></text:span><text:span text:style-name="T509_2">Also</text:span><text:span text:style-name="T509_3">,<text:s/></text:span><text:span text:style-name="T509_4">themes</text:span><text:span text:style-name="T509_5"><text:s/></text:span><text:span text:style-name="T509_6">for</text:span><text:span text:style-name="T509_7"><text:s/></text:span><text:span text:style-name="T509_8">network</text:span><text:span text:style-name="T509_9"><text:s/></text:span><text:span text:style-name="T509_10">manager</text:span><text:span text:style-name="T509_11">:<text:s/></text:span><text:span text:style-name="T509_12"><text:a xlink:type="simple" xlink:href="http://askubuntu.com/questions/170950/"><text:span text:style-name="T509_13">http</text:span></text:a></text:span><text:span text:style-name="T509_14"><text:a xlink:type="simple" xlink:href="http://askubuntu.com/questions/170950/"><text:span text:style-name="T509_15">://</text:span></text:a></text:span><text:span text:style-name="T509_16"><text:a xlink:type="simple" xlink:href="http://askubuntu.com/questions/170950/"><text:span text:style-name="T509_17">askubuntu</text:span></text:a></text:span><text:span text:style-name="T509_18"><text:a xlink:type="simple" xlink:href="http://askubuntu.com/questions/170950/"><text:span text:style-name="T509_19">.</text:span></text:a></text:span><text:span text:style-name="T509_20"><text:a xlink:type="simple" xlink:href="http://askubuntu.com/questions/170950/"><text:span text:style-name="T509_21">com</text:span></text:a></text:span><text:span text:style-name="T509_22"><text:a xlink:type="simple" xlink:href="http://askubuntu.com/questions/170950/"><text:span text:style-name="T509_23">.../</text:span></text:a></text:span></text:p>
      <text:p text:style-name="P510"/>
      <text:p text:style-name="P511"><text:span text:style-name="T511_1">FUTURE</text:span><text:span text:style-name="T511_2"><text:s/>-<text:s/></text:span><text:span text:style-name="T511_3">snapshot</text:span><text:span text:style-name="T511_4">2</text:span><text:span text:style-name="T511_5">usb</text:span><text:span text:style-name="T511_6">?<text:s/></text:span><text:span text:style-name="T511_7">testing</text:span><text:span text:style-name="T511_8"><text:s/></text:span><text:span text:style-name="T511_9">NEED</text:span><text:span text:style-name="T511_10"><text:s/></text:span><text:span text:style-name="T511_11">alternate</text:span><text:span text:style-name="T511_12"><text:s/></text:span><text:span text:style-name="T511_13">USB</text:span><text:span text:style-name="T511_14"><text:s/></text:span><text:span text:style-name="T511_15">installer</text:span><text:span text:style-name="T511_16">.</text:span></text:p>
      <text:p text:style-name="P512"><text:span text:style-name="T512_1"><text:tab/><text:tab/></text:span><text:span text:style-name="T512_2">issues</text:span><text:span text:style-name="T512_3"><text:s/></text:span><text:span text:style-name="T512_4">with</text:span><text:span text:style-name="T512_5"><text:s/></text:span><text:span text:style-name="T512_6">broken</text:span><text:span text:style-name="T512_7"><text:s/></text:span><text:span text:style-name="T512_8">dependencies</text:span><text:span text:style-name="T512_9"><text:s/></text:span><text:span text:style-name="T512_10">after</text:span><text:span text:style-name="T512_11"><text:s/></text:span><text:span text:style-name="T512_12">last</text:span><text:span text:style-name="T512_13"><text:s/></text:span><text:span text:style-name="T512_14">apt</text:span><text:span text:style-name="T512_15">-</text:span><text:span text:style-name="T512_16">get</text:span><text:span text:style-name="T512_17"><text:s/></text:span><text:span text:style-name="T512_18">upgrade</text:span><text:span text:style-name="T512_19"><text:s/></text:span><text:span text:style-name="T512_20">left</text:span><text:span text:style-name="T512_21"><text:s/></text:span></text:p>
      <text:p text:style-name="P513"><text:span text:style-name="T513_1"><text:tab/><text:tab/></text:span><text:span text:style-name="T513_2">apt</text:span><text:span text:style-name="T513_3"><text:s/></text:span><text:span text:style-name="T513_4">asking</text:span><text:span text:style-name="T513_5"><text:s/></text:span><text:span text:style-name="T513_6">for</text:span><text:span text:style-name="T513_7"><text:s/></text:span><text:span text:style-name="T513_8">an</text:span><text:span text:style-name="T513_9"><text:s/>-</text:span><text:span text:style-name="T513_10">f</text:span><text:span text:style-name="T513_11"><text:s/></text:span><text:span text:style-name="T513_12">install</text:span><text:span text:style-name="T513_13"><text:s/></text:span><text:span text:style-name="T513_14">for</text:span><text:span text:style-name="T513_15"><text:s/></text:span><text:span text:style-name="T513_16">snapshot</text:span><text:span text:style-name="T513_17">2</text:span><text:span text:style-name="T513_18">usb</text:span><text:span text:style-name="T513_19">.<text:s/></text:span><text:span text:style-name="T513_20">Will</text:span><text:span text:style-name="T513_21"><text:s/></text:span><text:span text:style-name="T513_22">have</text:span><text:span text:style-name="T513_23"><text:s/></text:span><text:span text:style-name="T513_24">to</text:span><text:span text:style-name="T513_25"><text:s/></text:span><text:span text:style-name="T513_26">forego</text:span><text:span text:style-name="T513_27"><text:s/></text:span><text:span text:style-name="T513_28">this</text:span></text:p>
      <text:p text:style-name="P514"><text:span text:style-name="T514_1"><text:tab/><text:tab/></text:span><text:span text:style-name="T514_2">program</text:span><text:span text:style-name="T514_3"><text:s/></text:span><text:span text:style-name="T514_4">and</text:span><text:span text:style-name="T514_5"><text:s/></text:span><text:span text:style-name="T514_6">check</text:span><text:span text:style-name="T514_7"><text:s/></text:span><text:span text:style-name="T514_8">in</text:span><text:span text:style-name="T514_9"><text:s/></text:span><text:span text:style-name="T514_10">to</text:span><text:span text:style-name="T514_11"><text:s/>.</text:span><text:span text:style-name="T514_12">iso</text:span><text:span text:style-name="T514_13"><text:s/></text:span><text:span text:style-name="T514_14">to</text:span><text:span text:style-name="T514_15"><text:s/></text:span><text:span text:style-name="T514_16">usb</text:span><text:span text:style-name="T514_17"><text:s/></text:span><text:span text:style-name="T514_18">direct</text:span><text:span text:style-name="T514_19"><text:s/></text:span><text:span text:style-name="T514_20">via</text:span><text:span text:style-name="T514_21"><text:s/></text:span><text:span text:style-name="T514_22">dd</text:span><text:span text:style-name="T514_23"><text:s/></text:span><text:span text:style-name="T514_24">if</text:span><text:span text:style-name="T514_25">=<text:s/></text:span><text:span text:style-name="T514_26">of</text:span><text:span text:style-name="T514_27">=<text:s/></text:span><text:span text:style-name="T514_28">or</text:span><text:span text:style-name="T514_29"><text:s/></text:span><text:span text:style-name="T514_30">similar</text:span></text:p>
      <text:p text:style-name="P515"><text:span text:style-name="T515_1"><text:tab/><text:tab/><text:tab/></text:span><text:span text:style-name="T515_2">maybe</text:span><text:span text:style-name="T515_3"><text:s/></text:span><text:span text:style-name="T515_4">OSX</text:span><text:span text:style-name="T515_5"><text:s/></text:span><text:span text:style-name="T515_6">disk</text:span><text:span text:style-name="T515_7"><text:s/></text:span><text:span text:style-name="T515_8">Utility</text:span><text:span text:style-name="T515_9"><text:s/></text:span><text:span text:style-name="T515_10">can</text:span><text:span text:style-name="T515_11"><text:s/>‘</text:span><text:span text:style-name="T515_12">Restore</text:span><text:span text:style-name="T515_13">’<text:s/></text:span><text:span text:style-name="T515_14">an</text:span><text:span text:style-name="T515_15"><text:s/>.</text:span><text:span text:style-name="T515_16">iso</text:span><text:span text:style-name="T515_17"><text:s/></text:span><text:span text:style-name="T515_18">to</text:span><text:span text:style-name="T515_19"><text:s/></text:span><text:span text:style-name="T515_20">USB</text:span><text:span text:style-name="T515_21"><text:s/></text:span><text:span text:style-name="T515_22">disk</text:span><text:span text:style-name="T515_23">?</text:span></text:p>
      <text:p text:style-name="P516"/>
      <text:p text:style-name="P517"><text:span text:style-name="T517_1">FUTURE</text:span><text:span text:style-name="T517_2"><text:s/>-<text:s/></text:span><text:span text:style-name="T517_3">documentation</text:span><text:span text:style-name="T517_4">,<text:s/></text:span><text:span text:style-name="T517_5">documentation</text:span><text:span text:style-name="T517_6">,<text:s/></text:span><text:span text:style-name="T517_7">documentation</text:span><text:span text:style-name="T517_8">.</text:span></text:p>
      <text:p text:style-name="P518"><text:span text:style-name="T518_1"><text:tab/><text:tab/></text:span><text:span text:style-name="T518_2">How</text:span><text:span text:style-name="T518_3"><text:s/></text:span><text:span text:style-name="T518_4">to</text:span><text:span text:style-name="T518_5"><text:s/></text:span><text:span text:style-name="T518_6">make</text:span><text:span text:style-name="T518_7"><text:s/></text:span><text:span text:style-name="T518_8">a</text:span><text:span text:style-name="T518_9"><text:s/></text:span><text:span text:style-name="T518_10">dtaction</text:span><text:span text:style-name="T518_11"><text:s/></text:span><text:span text:style-name="T518_12">file</text:span></text:p>
      <text:p text:style-name="P519"><text:span text:style-name="T519_1"><text:tab/><text:tab/></text:span><text:span text:style-name="T519_2">How</text:span><text:span text:style-name="T519_3"><text:s/></text:span><text:span text:style-name="T519_4">to</text:span><text:span text:style-name="T519_5"><text:s/></text:span><text:span text:style-name="T519_6">format</text:span><text:span text:style-name="T519_7"><text:s/></text:span><text:span text:style-name="T519_8">icons</text:span><text:span text:style-name="T519_9"><text:s/></text:span><text:span text:style-name="T519_10">with</text:span><text:span text:style-name="T519_11"><text:s/></text:span><text:span text:style-name="T519_12">GIMP</text:span><text:span text:style-name="T519_13"><text:s/></text:span><text:span text:style-name="T519_14">in</text:span><text:span text:style-name="T519_15"><text:s/></text:span><text:span text:style-name="T519_16">to</text:span><text:span text:style-name="T519_17"><text:s/>.</text:span><text:span text:style-name="T519_18">xpm</text:span><text:span text:style-name="T519_19">,<text:s/></text:span><text:span text:style-name="T519_20">create</text:span><text:span text:style-name="T519_21"><text:s/></text:span><text:span text:style-name="T519_22">dticon</text:span><text:span text:style-name="T519_23"><text:s/></text:span><text:span text:style-name="T519_24">sets</text:span></text:p>
      <text:p text:style-name="P520"/>
      <text:p text:style-name="P521"><text:span text:style-name="T521_1">FUTURE</text:span><text:span text:style-name="T521_2"><text:s/>-<text:s/></text:span><text:span text:style-name="T521_3">Runonce</text:span><text:span text:style-name="T521_4"><text:s/></text:span><text:span text:style-name="T521_5">application</text:span><text:span text:style-name="T521_6"><text:s/></text:span><text:span text:style-name="T521_7">to</text:span><text:span text:style-name="T521_8"><text:s/></text:span><text:span text:style-name="T521_9">configure</text:span><text:span text:style-name="T521_10"><text:s/></text:span><text:span text:style-name="T521_11">system</text:span><text:span text:style-name="T521_12"><text:s/></text:span><text:span text:style-name="T521_13">with</text:span><text:span text:style-name="T521_14"><text:s/></text:span><text:span text:style-name="T521_15">custom</text:span><text:span text:style-name="T521_16"><text:s/></text:span><text:span text:style-name="T521_17">user</text:span><text:span text:style-name="T521_18">,<text:s/></text:span><text:span text:style-name="T521_19">root</text:span></text:p>
      <text:p text:style-name="P522"><text:span text:style-name="T522_1"><text:tab/><text:tab/></text:span><text:span text:style-name="T522_2">password</text:span><text:span text:style-name="T522_3"><text:s/></text:span><text:span text:style-name="T522_4">change</text:span><text:span text:style-name="T522_5">,<text:s/></text:span><text:span text:style-name="T522_6">offer</text:span><text:span text:style-name="T522_7"><text:s/></text:span><text:span text:style-name="T522_8">to</text:span><text:span text:style-name="T522_9"><text:s/></text:span><text:span text:style-name="T522_10">install</text:span><text:span text:style-name="T522_11"><text:s/></text:span><text:span text:style-name="T522_12">to</text:span><text:span text:style-name="T522_13"><text:s/></text:span><text:span text:style-name="T522_14">disk</text:span><text:span text:style-name="T522_15">,<text:s/></text:span><text:span text:style-name="T522_16">add</text:span><text:span text:style-name="T522_17"><text:s/></text:span><text:span text:style-name="T522_18">new</text:span><text:span text:style-name="T522_19"><text:s/></text:span><text:span text:style-name="T522_20">user</text:span><text:span text:style-name="T522_21"><text:s/></text:span><text:span text:style-name="T522_22">and</text:span></text:p>
      <text:p text:style-name="P523"><text:span text:style-name="T523_1"><text:tab/><text:tab/></text:span><text:span text:style-name="T523_2">add</text:span><text:span text:style-name="T523_3"><text:s/></text:span><text:span text:style-name="T523_4">new</text:span><text:span text:style-name="T523_5"><text:s/></text:span><text:span text:style-name="T523_6">user</text:span><text:span text:style-name="T523_7"><text:s/></text:span><text:span text:style-name="T523_8">to</text:span><text:span text:style-name="T523_9"><text:s/></text:span><text:span text:style-name="T523_10">netdev</text:span><text:span text:style-name="T523_11"><text:s/></text:span><text:span text:style-name="T523_12">group</text:span><text:span text:style-name="T523_13"><text:s/></text:span><text:span text:style-name="T523_14">to</text:span><text:span text:style-name="T523_15"><text:s/></text:span><text:span text:style-name="T523_16">allow</text:span><text:span text:style-name="T523_17"><text:s/></text:span><text:span text:style-name="T523_18">them</text:span><text:span text:style-name="T523_19"><text:s/></text:span><text:span text:style-name="T523_20">to</text:span><text:span text:style-name="T523_21"><text:s/></text:span><text:span text:style-name="T523_22">control</text:span><text:span text:style-name="T523_23"><text:s/></text:span><text:span text:style-name="T523_24">nmgui</text:span></text:p>
      <text:p text:style-name="P524"><text:span text:style-name="T524_1"><text:tab/><text:tab/><text:tab/></text:span><text:span text:style-name="T524_2">working</text:span><text:span text:style-name="T524_3"><text:s/></text:span><text:span text:style-name="T524_4">title</text:span><text:span text:style-name="T524_5"><text:s/>“</text:span><text:span text:style-name="T524_6">customizeCDE</text:span><text:span text:style-name="T524_7">”<text:s/>??</text:span></text:p>
      <text:p text:style-name="P525"/>
      <text:p text:style-name="P526"><text:span text:style-name="T526_1">FUTURE</text:span><text:span text:style-name="T526_2"><text:s/>-<text:s/></text:span><text:span text:style-name="T526_3">Audio</text:span><text:span text:style-name="T526_4">??</text:span></text:p>
      <text:p text:style-name="P527"><text:span text:style-name="T527_1"><text:tab/><text:tab/></text:span><text:span text:style-name="T527_2">Does</text:span><text:span text:style-name="T527_3"><text:s/></text:span><text:span text:style-name="T527_4">this</text:span><text:span text:style-name="T527_5"><text:s/></text:span><text:span text:style-name="T527_6">even</text:span><text:span text:style-name="T527_7"><text:s/></text:span><text:span text:style-name="T527_8">work</text:span><text:span text:style-name="T527_9"><text:s/></text:span><text:span text:style-name="T527_10">at</text:span><text:span text:style-name="T527_11"><text:s/></text:span><text:span text:style-name="T527_12">all</text:span><text:span text:style-name="T527_13">?<text:s/></text:span><text:span text:style-name="T527_14">How</text:span><text:span text:style-name="T527_15"><text:s/></text:span><text:span text:style-name="T527_16">can</text:span><text:span text:style-name="T527_17"><text:s/></text:span><text:span text:style-name="T527_18">we</text:span><text:span text:style-name="T527_19"><text:s/></text:span><text:span text:style-name="T527_20">make</text:span><text:span text:style-name="T527_21"><text:s/></text:span><text:span text:style-name="T527_22">it</text:span><text:span text:style-name="T527_23"><text:s/></text:span><text:span text:style-name="T527_24">work</text:span><text:span text:style-name="T527_25"><text:s/></text:span><text:span text:style-name="T527_26">at</text:span><text:span text:style-name="T527_27"><text:s/></text:span><text:span text:style-name="T527_28">least</text:span><text:span text:style-name="T527_29"><text:s/></text:span><text:span text:style-name="T527_30">in</text:span><text:span text:style-name="T527_31"><text:s/></text:span><text:span text:style-name="T527_32">VMWare</text:span><text:span text:style-name="T527_33">?</text:span></text:p>
      <text:p text:style-name="P528"><text:span text:style-name="T528_1"><text:tab/><text:tab/></text:span><text:span text:style-name="T528_2">If</text:span><text:span text:style-name="T528_3"><text:s/></text:span><text:span text:style-name="T528_4">it</text:span><text:span text:style-name="T528_5"><text:s/></text:span><text:span text:style-name="T528_6">can</text:span><text:span text:style-name="T528_7"><text:s/></text:span><text:span text:style-name="T528_8">be</text:span><text:span text:style-name="T528_9"><text:s/></text:span><text:span text:style-name="T528_10">done</text:span><text:span text:style-name="T528_11">,<text:s/></text:span><text:span text:style-name="T528_12">add</text:span><text:span text:style-name="T528_13"><text:s/></text:span><text:span text:style-name="T528_14">in</text:span><text:span text:style-name="T528_15"><text:s/></text:span><text:span text:style-name="T528_16">a</text:span><text:span text:style-name="T528_17"><text:s/></text:span><text:span text:style-name="T528_18">few</text:span><text:span text:style-name="T528_19"><text:s/></text:span><text:span text:style-name="T528_20">new</text:span><text:span text:style-name="T528_21"><text:s/></text:span><text:span text:style-name="T528_22">apps</text:span><text:span text:style-name="T528_23"><text:s/></text:span><text:span text:style-name="T528_24">and</text:span><text:span text:style-name="T528_25"><text:s/></text:span><text:span text:style-name="T528_26">audio</text:span><text:span text:style-name="T528_27"><text:s/></text:span><text:span text:style-name="T528_28">control</text:span><text:span text:style-name="T528_29"><text:s/></text:span><text:span text:style-name="T528_30">for</text:span><text:span text:style-name="T528_31"><text:s/></text:span><text:span text:style-name="T528_32">stalonetray</text:span></text:p>
      <text:p text:style-name="P529"/>
      <text:p text:style-name="P530"><text:span text:style-name="T530_1">FUTURE</text:span><text:span text:style-name="T530_2"><text:s/>-<text:s/></text:span><text:span text:style-name="T530_3">CUPS</text:span><text:span text:style-name="T530_4">/</text:span><text:span text:style-name="T530_5">Printing</text:span><text:span text:style-name="T530_6"><text:s/></text:span><text:span text:style-name="T530_7">System</text:span><text:span text:style-name="T530_8"><text:tab/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Open Sans" svg:font-family="Ope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